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5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4.9755" calcext:value-type="float">
            <text:p>74.9755</text:p>
          </table:table-cell>
          <table:table-cell office:value-type="float" office:value="292.322" calcext:value-type="float">
            <text:p>292.322</text:p>
          </table:table-cell>
          <table:table-cell office:value-type="float" office:value="42.8092" calcext:value-type="float">
            <text:p>42.8092</text:p>
          </table:table-cell>
          <table:table-cell office:value-type="float" office:value="74.6687" calcext:value-type="float">
            <text:p>74.6687</text:p>
          </table:table-cell>
          <table:table-cell office:value-type="float" office:value="284.09" calcext:value-type="float">
            <text:p>284.09</text:p>
          </table:table-cell>
          <table:table-cell office:value-type="float" office:value="43.837" calcext:value-type="float">
            <text:p>43.837</text:p>
          </table:table-cell>
          <table:table-cell/>
          <table:table-cell table:formula="of:=([.D1]-[.A1])/0.0166667" office:value-type="float" office:value="-18.4079631840734" calcext:value-type="float">
            <text:p>-18.4079631840734</text:p>
          </table:table-cell>
          <table:table-cell table:formula="of:=ABS([.E1]-[.B1])/0.0166667" office:value-type="float" office:value="493.919012161977" calcext:value-type="float">
            <text:p>493.919012161977</text:p>
          </table:table-cell>
          <table:table-cell table:formula="of:=([.F1]-[.C1])/0.0166667" office:value-type="float" office:value="61.6678766642471" calcext:value-type="float">
            <text:p>61.6678766642471</text:p>
          </table:table-cell>
          <table:table-cell table:formula="of:=DEGREES(ATAN(ABS([.F1]-[.C1])/ABS([.E1]-[.B1])))" office:value-type="float" office:value="7.11679254164882" calcext:value-type="float">
            <text:p>7.11679254164882</text:p>
          </table:table-cell>
          <table:table-cell table:formula="of:=SQRT(POWER([.H1];2)+POWER([.I1];2)+POWER([.J1];2))" office:value-type="float" office:value="498.09413838744" calcext:value-type="float">
            <text:p>498.09413838744</text:p>
          </table:table-cell>
        </table:table-row>
        <table:table-row table:style-name="ro1">
          <table:table-cell office:value-type="float" office:value="74.68" calcext:value-type="float">
            <text:p>74.68</text:p>
          </table:table-cell>
          <table:table-cell office:value-type="float" office:value="285.173" calcext:value-type="float">
            <text:p>285.173</text:p>
          </table:table-cell>
          <table:table-cell office:value-type="float" office:value="44.932" calcext:value-type="float">
            <text:p>44.932</text:p>
          </table:table-cell>
          <table:table-cell office:value-type="float" office:value="74.6194" calcext:value-type="float">
            <text:p>74.6194</text:p>
          </table:table-cell>
          <table:table-cell office:value-type="float" office:value="274.578" calcext:value-type="float">
            <text:p>274.578</text:p>
          </table:table-cell>
          <table:table-cell office:value-type="float" office:value="46.3066" calcext:value-type="float">
            <text:p>46.3066</text:p>
          </table:table-cell>
          <table:table-cell/>
          <table:table-cell table:formula="of:=([.D2]-[.A2])/0.0166667" office:value-type="float" office:value="-3.63599272801502" calcext:value-type="float">
            <text:p>-3.63599272801502</text:p>
          </table:table-cell>
          <table:table-cell table:formula="of:=ABS([.E2]-[.B2])/0.0166667" office:value-type="float" office:value="635.698728602544" calcext:value-type="float">
            <text:p>635.698728602544</text:p>
          </table:table-cell>
          <table:table-cell table:formula="of:=([.F2]-[.C2])/0.0166667" office:value-type="float" office:value="82.47583504833" calcext:value-type="float">
            <text:p>82.47583504833</text:p>
          </table:table-cell>
          <table:table-cell table:formula="of:=DEGREES(ATAN(ABS([.F2]-[.C2])/ABS([.E2]-[.B2])))" office:value-type="float" office:value="7.39228730884285" calcext:value-type="float">
            <text:p>7.39228730884285</text:p>
          </table:table-cell>
          <table:table-cell table:formula="of:=SQRT(POWER([.H2];2)+POWER([.I2];2)+POWER([.J2];2))" office:value-type="float" office:value="641.03693915166" calcext:value-type="float">
            <text:p>641.03693915166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39" calcext:value-type="float">
            <text:p>74.8839</text:p>
          </table:table-cell>
          <table:table-cell office:value-type="float" office:value="277.329" calcext:value-type="float">
            <text:p>277.329</text:p>
          </table:table-cell>
          <table:table-cell office:value-type="float" office:value="45.3851" calcext:value-type="float">
            <text:p>45.3851</text:p>
          </table:table-cell>
          <table:table-cell/>
          <table:table-cell table:formula="of:=([.D3]-[.A3])/0.0166667" office:value-type="float" office:value="-4.03199193601611" calcext:value-type="float">
            <text:p>-4.03199193601611</text:p>
          </table:table-cell>
          <table:table-cell table:formula="of:=ABS([.E3]-[.B3])/0.0166667" office:value-type="float" office:value="642.958714082572" calcext:value-type="float">
            <text:p>642.958714082572</text:p>
          </table:table-cell>
          <table:table-cell table:formula="of:=([.F3]-[.C3])/0.0166667" office:value-type="float" office:value="84.1918316163367" calcext:value-type="float">
            <text:p>84.1918316163367</text:p>
          </table:table-cell>
          <table:table-cell table:formula="of:=DEGREES(ATAN(ABS([.F3]-[.C3])/ABS([.E3]-[.B3])))" office:value-type="float" office:value="7.46011555934409" calcext:value-type="float">
            <text:p>7.46011555934409</text:p>
          </table:table-cell>
          <table:table-cell table:formula="of:=SQRT(POWER([.H3];2)+POWER([.I3];2)+POWER([.J3];2))" office:value-type="float" office:value="648.460044632359" calcext:value-type="float">
            <text:p>648.460044632359</text:p>
          </table:table-cell>
        </table:table-row>
        <table:table-row table:style-name="ro1">
          <table:table-cell office:value-type="float" office:value="74.9078" calcext:value-type="float">
            <text:p>74.9078</text:p>
          </table:table-cell>
          <table:table-cell office:value-type="float" office:value="281.365" calcext:value-type="float">
            <text:p>281.365</text:p>
          </table:table-cell>
          <table:table-cell office:value-type="float" office:value="44.51" calcext:value-type="float">
            <text:p>44.51</text:p>
          </table:table-cell>
          <table:table-cell office:value-type="float" office:value="74.8418" calcext:value-type="float">
            <text:p>74.841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45.63" calcext:value-type="float">
            <text:p>45.63</text:p>
          </table:table-cell>
          <table:table-cell/>
          <table:table-cell table:formula="of:=([.D4]-[.A4])/0.0166667" office:value-type="float" office:value="-3.95999208001514" calcext:value-type="float">
            <text:p>-3.95999208001514</text:p>
          </table:table-cell>
          <table:table-cell table:formula="of:=ABS([.E4]-[.B4])/0.0166667" office:value-type="float" office:value="622.378755242489" calcext:value-type="float">
            <text:p>622.378755242489</text:p>
          </table:table-cell>
          <table:table-cell table:formula="of:=([.F4]-[.C4])/0.0166667" office:value-type="float" office:value="67.1998656002691" calcext:value-type="float">
            <text:p>67.1998656002691</text:p>
          </table:table-cell>
          <table:table-cell table:formula="of:=DEGREES(ATAN(ABS([.F4]-[.C4])/ABS([.E4]-[.B4])))" office:value-type="float" office:value="6.16250183644406" calcext:value-type="float">
            <text:p>6.16250183644406</text:p>
          </table:table-cell>
          <table:table-cell table:formula="of:=SQRT(POWER([.H4];2)+POWER([.I4];2)+POWER([.J4];2))" office:value-type="float" office:value="626.008640875793" calcext:value-type="float">
            <text:p>626.008640875793</text:p>
          </table:table-cell>
        </table:table-row>
        <table:table-row table:style-name="ro1">
          <table:table-cell office:value-type="float" office:value="75.7014" calcext:value-type="float">
            <text:p>75.7014</text:p>
          </table:table-cell>
          <table:table-cell office:value-type="float" office:value="285.319" calcext:value-type="float">
            <text:p>285.319</text:p>
          </table:table-cell>
          <table:table-cell office:value-type="float" office:value="44.6476" calcext:value-type="float">
            <text:p>44.6476</text:p>
          </table:table-cell>
          <table:table-cell office:value-type="float" office:value="76.1054" calcext:value-type="float">
            <text:p>76.1054</text:p>
          </table:table-cell>
          <table:table-cell office:value-type="float" office:value="273.489" calcext:value-type="float">
            <text:p>273.489</text:p>
          </table:table-cell>
          <table:table-cell office:value-type="float" office:value="46.2139" calcext:value-type="float">
            <text:p>46.2139</text:p>
          </table:table-cell>
          <table:table-cell/>
          <table:table-cell table:formula="of:=([.D5]-[.A5])/0.0166667" office:value-type="float" office:value="24.2399515200967" calcext:value-type="float">
            <text:p>24.2399515200967</text:p>
          </table:table-cell>
          <table:table-cell table:formula="of:=ABS([.E5]-[.B5])/0.0166667" office:value-type="float" office:value="709.798580402842" calcext:value-type="float">
            <text:p>709.798580402842</text:p>
          </table:table-cell>
          <table:table-cell table:formula="of:=([.F5]-[.C5])/0.0166667" office:value-type="float" office:value="93.9778120443762" calcext:value-type="float">
            <text:p>93.9778120443762</text:p>
          </table:table-cell>
          <table:table-cell table:formula="of:=DEGREES(ATAN(ABS([.F5]-[.C5])/ABS([.E5]-[.B5])))" office:value-type="float" office:value="7.54213305555716" calcext:value-type="float">
            <text:p>7.54213305555716</text:p>
          </table:table-cell>
          <table:table-cell table:formula="of:=SQRT(POWER([.H5];2)+POWER([.I5];2)+POWER([.J5];2))" office:value-type="float" office:value="716.403119164227" calcext:value-type="float">
            <text:p>716.403119164227</text:p>
          </table:table-cell>
        </table:table-row>
        <table:table-row table:style-name="ro1">
          <table:table-cell office:value-type="float" office:value="75.485" calcext:value-type="float">
            <text:p>75.485</text:p>
          </table:table-cell>
          <table:table-cell office:value-type="float" office:value="290.914" calcext:value-type="float">
            <text:p>290.914</text:p>
          </table:table-cell>
          <table:table-cell office:value-type="float" office:value="43.2789" calcext:value-type="float">
            <text:p>43.2789</text:p>
          </table:table-cell>
          <table:table-cell office:value-type="float" office:value="75.4046" calcext:value-type="float">
            <text:p>75.4046</text:p>
          </table:table-cell>
          <table:table-cell office:value-type="float" office:value="280.131" calcext:value-type="float">
            <text:p>280.131</text:p>
          </table:table-cell>
          <table:table-cell office:value-type="float" office:value="44.4468" calcext:value-type="float">
            <text:p>44.4468</text:p>
          </table:table-cell>
          <table:table-cell/>
          <table:table-cell table:formula="of:=([.D6]-[.A6])/0.0166667" office:value-type="float" office:value="-4.82399035201914" calcext:value-type="float">
            <text:p>-4.82399035201914</text:p>
          </table:table-cell>
          <table:table-cell table:formula="of:=ABS([.E6]-[.B6])/0.0166667" office:value-type="float" office:value="646.978706042589" calcext:value-type="float">
            <text:p>646.978706042589</text:p>
          </table:table-cell>
          <table:table-cell table:formula="of:=([.F6]-[.C6])/0.0166667" office:value-type="float" office:value="70.0738598522805" calcext:value-type="float">
            <text:p>70.0738598522805</text:p>
          </table:table-cell>
          <table:table-cell table:formula="of:=DEGREES(ATAN(ABS([.F6]-[.C6])/ABS([.E6]-[.B6])))" office:value-type="float" office:value="6.18157342373478" calcext:value-type="float">
            <text:p>6.18157342373478</text:p>
          </table:table-cell>
          <table:table-cell table:formula="of:=SQRT(POWER([.H6];2)+POWER([.I6];2)+POWER([.J6];2))" office:value-type="float" office:value="650.780349111784" calcext:value-type="float">
            <text:p>650.780349111784</text:p>
          </table:table-cell>
        </table:table-row>
        <table:table-row table:style-name="ro1">
          <table:table-cell office:value-type="float" office:value="75.1636" calcext:value-type="float">
            <text:p>75.1636</text:p>
          </table:table-cell>
          <table:table-cell office:value-type="float" office:value="281.176" calcext:value-type="float">
            <text:p>281.176</text:p>
          </table:table-cell>
          <table:table-cell office:value-type="float" office:value="45.5389" calcext:value-type="float">
            <text:p>45.5389</text:p>
          </table:table-cell>
          <table:table-cell office:value-type="float" office:value="75.1018" calcext:value-type="float">
            <text:p>75.1018</text:p>
          </table:table-cell>
          <table:table-cell office:value-type="float" office:value="272.002" calcext:value-type="float">
            <text:p>272.002</text:p>
          </table:table-cell>
          <table:table-cell office:value-type="float" office:value="46.9429" calcext:value-type="float">
            <text:p>46.9429</text:p>
          </table:table-cell>
          <table:table-cell/>
          <table:table-cell table:formula="of:=([.D7]-[.A7])/0.0166667" office:value-type="float" office:value="-3.70799258401514" calcext:value-type="float">
            <text:p>-3.70799258401514</text:p>
          </table:table-cell>
          <table:table-cell table:formula="of:=ABS([.E7]-[.B7])/0.0166667" office:value-type="float" office:value="550.4388991222" calcext:value-type="float">
            <text:p>550.4388991222</text:p>
          </table:table-cell>
          <table:table-cell table:formula="of:=([.F7]-[.C7])/0.0166667" office:value-type="float" office:value="84.2398315203372" calcext:value-type="float">
            <text:p>84.2398315203372</text:p>
          </table:table-cell>
          <table:table-cell table:formula="of:=DEGREES(ATAN(ABS([.F7]-[.C7])/ABS([.E7]-[.B7])))" office:value-type="float" office:value="8.70110292201869" calcext:value-type="float">
            <text:p>8.70110292201869</text:p>
          </table:table-cell>
          <table:table-cell table:formula="of:=SQRT(POWER([.H7];2)+POWER([.I7];2)+POWER([.J7];2))" office:value-type="float" office:value="556.860018398195" calcext:value-type="float">
            <text:p>556.860018398195</text:p>
          </table:table-cell>
        </table:table-row>
        <table:table-row table:style-name="ro1">
          <table:table-cell office:value-type="float" office:value="75.9691" calcext:value-type="float">
            <text:p>75.9691</text:p>
          </table:table-cell>
          <table:table-cell office:value-type="float" office:value="286.589" calcext:value-type="float">
            <text:p>286.589</text:p>
          </table:table-cell>
          <table:table-cell office:value-type="float" office:value="44.9567" calcext:value-type="float">
            <text:p>44.9567</text:p>
          </table:table-cell>
          <table:table-cell office:value-type="float" office:value="76.3921" calcext:value-type="float">
            <text:p>76.3921</text:p>
          </table:table-cell>
          <table:table-cell office:value-type="float" office:value="277.258" calcext:value-type="float">
            <text:p>277.258</text:p>
          </table:table-cell>
          <table:table-cell office:value-type="float" office:value="46.375" calcext:value-type="float">
            <text:p>46.375</text:p>
          </table:table-cell>
          <table:table-cell/>
          <table:table-cell table:formula="of:=([.D8]-[.A8])/0.0166667" office:value-type="float" office:value="25.3799492401016" calcext:value-type="float">
            <text:p>25.3799492401016</text:p>
          </table:table-cell>
          <table:table-cell table:formula="of:=ABS([.E8]-[.B8])/0.0166667" office:value-type="float" office:value="559.858880282241" calcext:value-type="float">
            <text:p>559.858880282241</text:p>
          </table:table-cell>
          <table:table-cell table:formula="of:=([.F8]-[.C8])/0.0166667" office:value-type="float" office:value="85.0978298043405" calcext:value-type="float">
            <text:p>85.0978298043405</text:p>
          </table:table-cell>
          <table:table-cell table:formula="of:=DEGREES(ATAN(ABS([.F8]-[.C8])/ABS([.E8]-[.B8])))" office:value-type="float" office:value="8.6427305595282" calcext:value-type="float">
            <text:p>8.6427305595282</text:p>
          </table:table-cell>
          <table:table-cell table:formula="of:=SQRT(POWER([.H8];2)+POWER([.I8];2)+POWER([.J8];2))" office:value-type="float" office:value="566.857784891169" calcext:value-type="float">
            <text:p>566.857784891169</text:p>
          </table:table-cell>
        </table:table-row>
        <table:table-row table:style-name="ro1">
          <table:table-cell office:value-type="float" office:value="75.4251" calcext:value-type="float">
            <text:p>75.4251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44.5498" calcext:value-type="float">
            <text:p>44.5498</text:p>
          </table:table-cell>
          <table:table-cell office:value-type="float" office:value="75.5863" calcext:value-type="float">
            <text:p>75.5863</text:p>
          </table:table-cell>
          <table:table-cell office:value-type="float" office:value="270.968" calcext:value-type="float">
            <text:p>270.968</text:p>
          </table:table-cell>
          <table:table-cell office:value-type="float" office:value="46.1171" calcext:value-type="float">
            <text:p>46.1171</text:p>
          </table:table-cell>
          <table:table-cell/>
          <table:table-cell table:formula="of:=([.D9]-[.A9])/0.0166667" office:value-type="float" office:value="9.67198065603832" calcext:value-type="float">
            <text:p>9.67198065603832</text:p>
          </table:table-cell>
          <table:table-cell table:formula="of:=ABS([.E9]-[.B9])/0.0166667" office:value-type="float" office:value="703.858592282815" calcext:value-type="float">
            <text:p>703.858592282815</text:p>
          </table:table-cell>
          <table:table-cell table:formula="of:=([.F9]-[.C9])/0.0166667" office:value-type="float" office:value="94.0378119243763" calcext:value-type="float">
            <text:p>94.0378119243763</text:p>
          </table:table-cell>
          <table:table-cell table:formula="of:=DEGREES(ATAN(ABS([.F9]-[.C9])/ABS([.E9]-[.B9])))" office:value-type="float" office:value="7.60983910025731" calcext:value-type="float">
            <text:p>7.60983910025731</text:p>
          </table:table-cell>
          <table:table-cell table:formula="of:=SQRT(POWER([.H9];2)+POWER([.I9];2)+POWER([.J9];2))" office:value-type="float" office:value="710.178551641544" calcext:value-type="float">
            <text:p>710.178551641544</text:p>
          </table:table-cell>
        </table:table-row>
        <table:table-row table:style-name="ro1">
          <table:table-cell office:value-type="float" office:value="75.4952" calcext:value-type="float">
            <text:p>75.4952</text:p>
          </table:table-cell>
          <table:table-cell office:value-type="float" office:value="292.31" calcext:value-type="float">
            <text:p>292.31</text:p>
          </table:table-cell>
          <table:table-cell office:value-type="float" office:value="43.063" calcext:value-type="float">
            <text:p>43.063</text:p>
          </table:table-cell>
          <table:table-cell office:value-type="float" office:value="75.6685" calcext:value-type="float">
            <text:p>75.6685</text:p>
          </table:table-cell>
          <table:table-cell office:value-type="float" office:value="281.44" calcext:value-type="float">
            <text:p>281.44</text:p>
          </table:table-cell>
          <table:table-cell office:value-type="float" office:value="44.4914" calcext:value-type="float">
            <text:p>44.4914</text:p>
          </table:table-cell>
          <table:table-cell/>
          <table:table-cell table:formula="of:=([.D10]-[.A10])/0.0166667" office:value-type="float" office:value="10.3979792040414" calcext:value-type="float">
            <text:p>10.3979792040414</text:p>
          </table:table-cell>
          <table:table-cell table:formula="of:=ABS([.E10]-[.B10])/0.0166667" office:value-type="float" office:value="652.198695602609" calcext:value-type="float">
            <text:p>652.198695602609</text:p>
          </table:table-cell>
          <table:table-cell table:formula="of:=([.F10]-[.C10])/0.0166667" office:value-type="float" office:value="85.7038285923426" calcext:value-type="float">
            <text:p>85.7038285923426</text:p>
          </table:table-cell>
          <table:table-cell table:formula="of:=DEGREES(ATAN(ABS([.F10]-[.C10])/ABS([.E10]-[.B10])))" office:value-type="float" office:value="7.48620385143007" calcext:value-type="float">
            <text:p>7.48620385143007</text:p>
          </table:table-cell>
          <table:table-cell table:formula="of:=SQRT(POWER([.H10];2)+POWER([.I10];2)+POWER([.J10];2))" office:value-type="float" office:value="657.887834476864" calcext:value-type="float">
            <text:p>657.887834476864</text:p>
          </table:table-cell>
        </table:table-row>
        <table:table-row table:style-name="ro1">
          <table:table-cell office:value-type="float" office:value="75.4271" calcext:value-type="float">
            <text:p>75.4271</text:p>
          </table:table-cell>
          <table:table-cell office:value-type="float" office:value="282.478" calcext:value-type="float">
            <text:p>282.478</text:p>
          </table:table-cell>
          <table:table-cell office:value-type="float" office:value="45.5882" calcext:value-type="float">
            <text:p>45.5882</text:p>
          </table:table-cell>
          <table:table-cell office:value-type="float" office:value="75.3602" calcext:value-type="float">
            <text:p>75.3602</text:p>
          </table:table-cell>
          <table:table-cell office:value-type="float" office:value="273.208" calcext:value-type="float">
            <text:p>273.208</text:p>
          </table:table-cell>
          <table:table-cell office:value-type="float" office:value="47.2475" calcext:value-type="float">
            <text:p>47.2475</text:p>
          </table:table-cell>
          <table:table-cell/>
          <table:table-cell table:formula="of:=([.D11]-[.A11])/0.0166667" office:value-type="float" office:value="-4.01399197201544" calcext:value-type="float">
            <text:p>-4.01399197201544</text:p>
          </table:table-cell>
          <table:table-cell table:formula="of:=ABS([.E11]-[.B11])/0.0166667" office:value-type="float" office:value="556.198887602224" calcext:value-type="float">
            <text:p>556.198887602224</text:p>
          </table:table-cell>
          <table:table-cell table:formula="of:=([.F11]-[.C11])/0.0166667" office:value-type="float" office:value="99.5578008843983" calcext:value-type="float">
            <text:p>99.5578008843983</text:p>
          </table:table-cell>
          <table:table-cell table:formula="of:=DEGREES(ATAN(ABS([.F11]-[.C11])/ABS([.E11]-[.B11])))" office:value-type="float" office:value="10.1482867392209" calcext:value-type="float">
            <text:p>10.1482867392209</text:p>
          </table:table-cell>
          <table:table-cell table:formula="of:=SQRT(POWER([.H11];2)+POWER([.I11];2)+POWER([.J11];2))" office:value-type="float" office:value="565.053157161731" calcext:value-type="float">
            <text:p>565.053157161731</text:p>
          </table:table-cell>
        </table:table-row>
        <table:table-row table:style-name="ro1">
          <table:table-cell office:value-type="float" office:value="75.2463" calcext:value-type="float">
            <text:p>75.2463</text:p>
          </table:table-cell>
          <table:table-cell office:value-type="float" office:value="293.578" calcext:value-type="float">
            <text:p>293.578</text:p>
          </table:table-cell>
          <table:table-cell office:value-type="float" office:value="43.3839" calcext:value-type="float">
            <text:p>43.3839</text:p>
          </table:table-cell>
          <table:table-cell office:value-type="float" office:value="75.4256" calcext:value-type="float">
            <text:p>75.4256</text:p>
          </table:table-cell>
          <table:table-cell office:value-type="float" office:value="282.644" calcext:value-type="float">
            <text:p>282.644</text:p>
          </table:table-cell>
          <table:table-cell office:value-type="float" office:value="44.8096" calcext:value-type="float">
            <text:p>44.8096</text:p>
          </table:table-cell>
          <table:table-cell/>
          <table:table-cell table:formula="of:=([.D12]-[.A12])/0.0166667" office:value-type="float" office:value="10.7579784840429" calcext:value-type="float">
            <text:p>10.7579784840429</text:p>
          </table:table-cell>
          <table:table-cell table:formula="of:=ABS([.E12]-[.B12])/0.0166667" office:value-type="float" office:value="656.038687922622" calcext:value-type="float">
            <text:p>656.038687922622</text:p>
          </table:table-cell>
          <table:table-cell table:formula="of:=([.F12]-[.C12])/0.0166667" office:value-type="float" office:value="85.5418289163425" calcext:value-type="float">
            <text:p>85.5418289163425</text:p>
          </table:table-cell>
          <table:table-cell table:formula="of:=DEGREES(ATAN(ABS([.F12]-[.C12])/ABS([.E12]-[.B12])))" office:value-type="float" office:value="7.42896612649797" calcext:value-type="float">
            <text:p>7.42896612649797</text:p>
          </table:table-cell>
          <table:table-cell table:formula="of:=SQRT(POWER([.H12];2)+POWER([.I12];2)+POWER([.J12];2))" office:value-type="float" office:value="661.67960422447" calcext:value-type="float">
            <text:p>661.67960422447</text:p>
          </table:table-cell>
        </table:table-row>
        <table:table-row table:style-name="ro1">
          <table:table-cell office:value-type="float" office:value="75.2362" calcext:value-type="float">
            <text:p>75.2362</text:p>
          </table:table-cell>
          <table:table-cell office:value-type="float" office:value="292.224" calcext:value-type="float">
            <text:p>292.224</text:p>
          </table:table-cell>
          <table:table-cell office:value-type="float" office:value="43.3354" calcext:value-type="float">
            <text:p>43.3354</text:p>
          </table:table-cell>
          <table:table-cell office:value-type="float" office:value="75.4066" calcext:value-type="float">
            <text:p>75.4066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13]-[.A13])/0.0166667" office:value-type="float" office:value="10.2239795520409" calcext:value-type="float">
            <text:p>10.2239795520409</text:p>
          </table:table-cell>
          <table:table-cell table:formula="of:=ABS([.E13]-[.B13])/0.0166667" office:value-type="float" office:value="738.178523642953" calcext:value-type="float">
            <text:p>738.178523642953</text:p>
          </table:table-cell>
          <table:table-cell table:formula="of:=([.F13]-[.C13])/0.0166667" office:value-type="float" office:value="128.621742756515" calcext:value-type="float">
            <text:p>128.621742756515</text:p>
          </table:table-cell>
          <table:table-cell table:formula="of:=DEGREES(ATAN(ABS([.F13]-[.C13])/ABS([.E13]-[.B13])))" office:value-type="float" office:value="9.88410346282292" calcext:value-type="float">
            <text:p>9.88410346282292</text:p>
          </table:table-cell>
          <table:table-cell table:formula="of:=SQRT(POWER([.H13];2)+POWER([.I13];2)+POWER([.J13];2))" office:value-type="float" office:value="749.370145679218" calcext:value-type="float">
            <text:p>749.370145679218</text:p>
          </table:table-cell>
        </table:table-row>
        <table:table-row table:style-name="ro1">
          <table:table-cell office:value-type="float" office:value="74.6793" calcext:value-type="float">
            <text:p>74.6793</text:p>
          </table:table-cell>
          <table:table-cell office:value-type="float" office:value="285.229" calcext:value-type="float">
            <text:p>285.229</text:p>
          </table:table-cell>
          <table:table-cell office:value-type="float" office:value="44.6709" calcext:value-type="float">
            <text:p>44.6709</text:p>
          </table:table-cell>
          <table:table-cell office:value-type="float" office:value="74.8603" calcext:value-type="float">
            <text:p>74.8603</text:p>
          </table:table-cell>
          <table:table-cell office:value-type="float" office:value="273.362" calcext:value-type="float">
            <text:p>273.362</text:p>
          </table:table-cell>
          <table:table-cell office:value-type="float" office:value="46.2449" calcext:value-type="float">
            <text:p>46.2449</text:p>
          </table:table-cell>
          <table:table-cell/>
          <table:table-cell table:formula="of:=([.D14]-[.A14])/0.0166667" office:value-type="float" office:value="10.8599782800433" calcext:value-type="float">
            <text:p>10.8599782800433</text:p>
          </table:table-cell>
          <table:table-cell table:formula="of:=ABS([.E14]-[.B14])/0.0166667" office:value-type="float" office:value="712.018575962846" calcext:value-type="float">
            <text:p>712.018575962846</text:p>
          </table:table-cell>
          <table:table-cell table:formula="of:=([.F14]-[.C14])/0.0166667" office:value-type="float" office:value="94.4398111203777" calcext:value-type="float">
            <text:p>94.4398111203777</text:p>
          </table:table-cell>
          <table:table-cell table:formula="of:=DEGREES(ATAN(ABS([.F14]-[.C14])/ABS([.E14]-[.B14])))" office:value-type="float" office:value="7.55542416962705" calcext:value-type="float">
            <text:p>7.55542416962705</text:p>
          </table:table-cell>
          <table:table-cell table:formula="of:=SQRT(POWER([.H14];2)+POWER([.I14];2)+POWER([.J14];2))" office:value-type="float" office:value="718.336459863242" calcext:value-type="float">
            <text:p>718.336459863242</text:p>
          </table:table-cell>
        </table:table-row>
        <table:table-row table:style-name="ro1">
          <table:table-cell office:value-type="float" office:value="75.4553" calcext:value-type="float">
            <text:p>75.4553</text:p>
          </table:table-cell>
          <table:table-cell office:value-type="float" office:value="286.717" calcext:value-type="float">
            <text:p>286.717</text:p>
          </table:table-cell>
          <table:table-cell office:value-type="float" office:value="44.1817" calcext:value-type="float">
            <text:p>44.1817</text:p>
          </table:table-cell>
          <table:table-cell office:value-type="float" office:value="75.5866" calcext:value-type="float">
            <text:p>75.5866</text:p>
          </table:table-cell>
          <table:table-cell office:value-type="float" office:value="270.914" calcext:value-type="float">
            <text:p>270.914</text:p>
          </table:table-cell>
          <table:table-cell office:value-type="float" office:value="46.3706" calcext:value-type="float">
            <text:p>46.3706</text:p>
          </table:table-cell>
          <table:table-cell/>
          <table:table-cell table:formula="of:=([.D15]-[.A15])/0.0166667" office:value-type="float" office:value="7.87798424403212" calcext:value-type="float">
            <text:p>7.87798424403212</text:p>
          </table:table-cell>
          <table:table-cell table:formula="of:=ABS([.E15]-[.B15])/0.0166667" office:value-type="float" office:value="948.178103643793" calcext:value-type="float">
            <text:p>948.178103643793</text:p>
          </table:table-cell>
          <table:table-cell table:formula="of:=([.F15]-[.C15])/0.0166667" office:value-type="float" office:value="131.333737332526" calcext:value-type="float">
            <text:p>131.333737332526</text:p>
          </table:table-cell>
          <table:table-cell table:formula="of:=DEGREES(ATAN(ABS([.F15]-[.C15])/ABS([.E15]-[.B15])))" office:value-type="float" office:value="7.88595787289888" calcext:value-type="float">
            <text:p>7.88595787289888</text:p>
          </table:table-cell>
          <table:table-cell table:formula="of:=SQRT(POWER([.H15];2)+POWER([.I15];2)+POWER([.J15];2))" office:value-type="float" office:value="957.262936411421" calcext:value-type="float">
            <text:p>957.262936411421</text:p>
          </table:table-cell>
        </table:table-row>
        <table:table-row table:style-name="ro1">
          <table:table-cell office:value-type="float" office:value="75.9797" calcext:value-type="float">
            <text:p>75.9797</text:p>
          </table:table-cell>
          <table:table-cell office:value-type="float" office:value="288.137" calcext:value-type="float">
            <text:p>288.137</text:p>
          </table:table-cell>
          <table:table-cell office:value-type="float" office:value="43.9582" calcext:value-type="float">
            <text:p>43.9582</text:p>
          </table:table-cell>
          <table:table-cell office:value-type="float" office:value="75.9111" calcext:value-type="float">
            <text:p>75.9111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44.9519" calcext:value-type="float">
            <text:p>44.9519</text:p>
          </table:table-cell>
          <table:table-cell/>
          <table:table-cell table:formula="of:=([.D16]-[.A16])/0.0166667" office:value-type="float" office:value="-4.11599176801582" calcext:value-type="float">
            <text:p>-4.11599176801582</text:p>
          </table:table-cell>
          <table:table-cell table:formula="of:=ABS([.E16]-[.B16])/0.0166667" office:value-type="float" office:value="484.079031841935" calcext:value-type="float">
            <text:p>484.079031841935</text:p>
          </table:table-cell>
          <table:table-cell table:formula="of:=([.F16]-[.C16])/0.0166667" office:value-type="float" office:value="59.6218807562387" calcext:value-type="float">
            <text:p>59.6218807562387</text:p>
          </table:table-cell>
          <table:table-cell table:formula="of:=DEGREES(ATAN(ABS([.F16]-[.C16])/ABS([.E16]-[.B16])))" office:value-type="float" office:value="7.02150626365225" calcext:value-type="float">
            <text:p>7.02150626365225</text:p>
          </table:table-cell>
          <table:table-cell table:formula="of:=SQRT(POWER([.H16];2)+POWER([.I16];2)+POWER([.J16];2))" office:value-type="float" office:value="487.754260998478" calcext:value-type="float">
            <text:p>487.754260998478</text:p>
          </table:table-cell>
        </table:table-row>
        <table:table-row table:style-name="ro1">
          <table:table-cell office:value-type="float" office:value="75.1995" calcext:value-type="float">
            <text:p>75.1995</text:p>
          </table:table-cell>
          <table:table-cell office:value-type="float" office:value="286.638" calcext:value-type="float">
            <text:p>286.638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75.1268" calcext:value-type="float">
            <text:p>75.1268</text:p>
          </table:table-cell>
          <table:table-cell office:value-type="float" office:value="275.989" calcext:value-type="float">
            <text:p>275.989</text:p>
          </table:table-cell>
          <table:table-cell office:value-type="float" office:value="45.8377" calcext:value-type="float">
            <text:p>45.8377</text:p>
          </table:table-cell>
          <table:table-cell/>
          <table:table-cell table:formula="of:=([.D17]-[.A17])/0.0166667" office:value-type="float" office:value="-4.3619912760173" calcext:value-type="float">
            <text:p>-4.3619912760173</text:p>
          </table:table-cell>
          <table:table-cell table:formula="of:=ABS([.E17]-[.B17])/0.0166667" office:value-type="float" office:value="638.938722122556" calcext:value-type="float">
            <text:p>638.938722122556</text:p>
          </table:table-cell>
          <table:table-cell table:formula="of:=([.F17]-[.C17])/0.0166667" office:value-type="float" office:value="83.279833440333" calcext:value-type="float">
            <text:p>83.279833440333</text:p>
          </table:table-cell>
          <table:table-cell table:formula="of:=DEGREES(ATAN(ABS([.F17]-[.C17])/ABS([.E17]-[.B17])))" office:value-type="float" office:value="7.42611752340419" calcext:value-type="float">
            <text:p>7.42611752340419</text:p>
          </table:table-cell>
          <table:table-cell table:formula="of:=SQRT(POWER([.H17];2)+POWER([.I17];2)+POWER([.J17];2))" office:value-type="float" office:value="644.358012484788" calcext:value-type="float">
            <text:p>644.358012484788</text:p>
          </table:table-cell>
        </table:table-row>
        <table:table-row table:style-name="ro1">
          <table:table-cell office:value-type="float" office:value="75.4962" calcext:value-type="float">
            <text:p>75.4962</text:p>
          </table:table-cell>
          <table:table-cell office:value-type="float" office:value="292.196" calcext:value-type="float">
            <text:p>292.196</text:p>
          </table:table-cell>
          <table:table-cell office:value-type="float" office:value="43.5937" calcext:value-type="float">
            <text:p>43.5937</text:p>
          </table:table-cell>
          <table:table-cell office:value-type="float" office:value="75.6692" calcext:value-type="float">
            <text:p>75.6692</text:p>
          </table:table-cell>
          <table:table-cell office:value-type="float" office:value="281.326" calcext:value-type="float">
            <text:p>281.326</text:p>
          </table:table-cell>
          <table:table-cell office:value-type="float" office:value="45.0105" calcext:value-type="float">
            <text:p>45.0105</text:p>
          </table:table-cell>
          <table:table-cell/>
          <table:table-cell table:formula="of:=([.D18]-[.A18])/0.0166667" office:value-type="float" office:value="10.3799792400416" calcext:value-type="float">
            <text:p>10.3799792400416</text:p>
          </table:table-cell>
          <table:table-cell table:formula="of:=ABS([.E18]-[.B18])/0.0166667" office:value-type="float" office:value="652.198695602609" calcext:value-type="float">
            <text:p>652.198695602609</text:p>
          </table:table-cell>
          <table:table-cell table:formula="of:=([.F18]-[.C18])/0.0166667" office:value-type="float" office:value="85.0078299843402" calcext:value-type="float">
            <text:p>85.0078299843402</text:p>
          </table:table-cell>
          <table:table-cell table:formula="of:=DEGREES(ATAN(ABS([.F18]-[.C18])/ABS([.E18]-[.B18])))" office:value-type="float" office:value="7.42608987841161" calcext:value-type="float">
            <text:p>7.42608987841161</text:p>
          </table:table-cell>
          <table:table-cell table:formula="of:=SQRT(POWER([.H18];2)+POWER([.I18];2)+POWER([.J18];2))" office:value-type="float" office:value="657.797243589098" calcext:value-type="float">
            <text:p>657.797243589098</text:p>
          </table:table-cell>
        </table:table-row>
        <table:table-row table:style-name="ro1">
          <table:table-cell office:value-type="float" office:value="75.4845" calcext:value-type="float">
            <text:p>75.4845</text:p>
          </table:table-cell>
          <table:table-cell office:value-type="float" office:value="290.968" calcext:value-type="float">
            <text:p>290.968</text:p>
          </table:table-cell>
          <table:table-cell office:value-type="float" office:value="43.0146" calcext:value-type="float">
            <text:p>43.0146</text:p>
          </table:table-cell>
          <table:table-cell office:value-type="float" office:value="75.6575" calcext:value-type="float">
            <text:p>75.6575</text:p>
          </table:table-cell>
          <table:table-cell office:value-type="float" office:value="280.154" calcext:value-type="float">
            <text:p>280.154</text:p>
          </table:table-cell>
          <table:table-cell office:value-type="float" office:value="44.4408" calcext:value-type="float">
            <text:p>44.4408</text:p>
          </table:table-cell>
          <table:table-cell/>
          <table:table-cell table:formula="of:=([.D19]-[.A19])/0.0166667" office:value-type="float" office:value="10.3799792400416" calcext:value-type="float">
            <text:p>10.3799792400416</text:p>
          </table:table-cell>
          <table:table-cell table:formula="of:=ABS([.E19]-[.B19])/0.0166667" office:value-type="float" office:value="648.838702322597" calcext:value-type="float">
            <text:p>648.838702322597</text:p>
          </table:table-cell>
          <table:table-cell table:formula="of:=([.F19]-[.C19])/0.0166667" office:value-type="float" office:value="85.5718288563424" calcext:value-type="float">
            <text:p>85.5718288563424</text:p>
          </table:table-cell>
          <table:table-cell table:formula="of:=DEGREES(ATAN(ABS([.F19]-[.C19])/ABS([.E19]-[.B19])))" office:value-type="float" office:value="7.51307119292717" calcext:value-type="float">
            <text:p>7.51307119292717</text:p>
          </table:table-cell>
          <table:table-cell table:formula="of:=SQRT(POWER([.H19];2)+POWER([.I19];2)+POWER([.J19];2))" office:value-type="float" office:value="654.539489637191" calcext:value-type="float">
            <text:p>654.539489637191</text:p>
          </table:table-cell>
        </table:table-row>
        <table:table-row table:style-name="ro1">
          <table:table-cell office:value-type="float" office:value="75.767" calcext:value-type="float">
            <text:p>75.767</text:p>
          </table:table-cell>
          <table:table-cell office:value-type="float" office:value="293.558" calcext:value-type="float">
            <text:p>293.558</text:p>
          </table:table-cell>
          <table:table-cell office:value-type="float" office:value="43.6393" calcext:value-type="float">
            <text:p>43.6393</text:p>
          </table:table-cell>
          <table:table-cell office:value-type="float" office:value="76.1885" calcext:value-type="float">
            <text:p>76.1885</text:p>
          </table:table-cell>
          <table:table-cell office:value-type="float" office:value="282.6" calcext:value-type="float">
            <text:p>282.6</text:p>
          </table:table-cell>
          <table:table-cell office:value-type="float" office:value="45.3117" calcext:value-type="float">
            <text:p>45.3117</text:p>
          </table:table-cell>
          <table:table-cell/>
          <table:table-cell table:formula="of:=([.D20]-[.A20])/0.0166667" office:value-type="float" office:value="25.2899494201017" calcext:value-type="float">
            <text:p>25.2899494201017</text:p>
          </table:table-cell>
          <table:table-cell table:formula="of:=ABS([.E20]-[.B20])/0.0166667" office:value-type="float" office:value="657.478685042628" calcext:value-type="float">
            <text:p>657.478685042628</text:p>
          </table:table-cell>
          <table:table-cell table:formula="of:=([.F20]-[.C20])/0.0166667" office:value-type="float" office:value="100.343799312402" calcext:value-type="float">
            <text:p>100.343799312402</text:p>
          </table:table-cell>
          <table:table-cell table:formula="of:=DEGREES(ATAN(ABS([.F20]-[.C20])/ABS([.E20]-[.B20])))" office:value-type="float" office:value="8.67746967070775" calcext:value-type="float">
            <text:p>8.67746967070775</text:p>
          </table:table-cell>
          <table:table-cell table:formula="of:=SQRT(POWER([.H20];2)+POWER([.I20];2)+POWER([.J20];2))" office:value-type="float" office:value="665.572446009826" calcext:value-type="float">
            <text:p>665.572446009826</text:p>
          </table:table-cell>
        </table:table-row>
        <table:table-row table:style-name="ro1">
          <table:table-cell office:value-type="float" office:value="75.957" calcext:value-type="float">
            <text:p>75.957</text:p>
          </table:table-cell>
          <table:table-cell office:value-type="float" office:value="285.341" calcext:value-type="float">
            <text:p>285.341</text:p>
          </table:table-cell>
          <table:table-cell office:value-type="float" office:value="44.6419" calcext:value-type="float">
            <text:p>44.6419</text:p>
          </table:table-cell>
          <table:table-cell office:value-type="float" office:value="76.367" calcext:value-type="float">
            <text:p>76.367</text:p>
          </table:table-cell>
          <table:table-cell office:value-type="float" office:value="274.757" calcext:value-type="float">
            <text:p>274.757</text:p>
          </table:table-cell>
          <table:table-cell office:value-type="float" office:value="46.263" calcext:value-type="float">
            <text:p>46.263</text:p>
          </table:table-cell>
          <table:table-cell/>
          <table:table-cell table:formula="of:=([.D21]-[.A21])/0.0166667" office:value-type="float" office:value="24.599950800099" calcext:value-type="float">
            <text:p>24.599950800099</text:p>
          </table:table-cell>
          <table:table-cell table:formula="of:=ABS([.E21]-[.B21])/0.0166667" office:value-type="float" office:value="635.03872992254" calcext:value-type="float">
            <text:p>635.03872992254</text:p>
          </table:table-cell>
          <table:table-cell table:formula="of:=([.F21]-[.C21])/0.0166667" office:value-type="float" office:value="97.265805468389" calcext:value-type="float">
            <text:p>97.265805468389</text:p>
          </table:table-cell>
          <table:table-cell table:formula="of:=DEGREES(ATAN(ABS([.F21]-[.C21])/ABS([.E21]-[.B21])))" office:value-type="float" office:value="8.70804216283345" calcext:value-type="float">
            <text:p>8.70804216283345</text:p>
          </table:table-cell>
          <table:table-cell table:formula="of:=SQRT(POWER([.H21];2)+POWER([.I21];2)+POWER([.J21];2))" office:value-type="float" office:value="642.91522224506" calcext:value-type="float">
            <text:p>642.91522224506</text:p>
          </table:table-cell>
        </table:table-row>
        <table:table-row table:style-name="ro1">
          <table:table-cell office:value-type="float" office:value="74.9335" calcext:value-type="float">
            <text:p>74.9335</text:p>
          </table:table-cell>
          <table:table-cell office:value-type="float" office:value="285.359" calcext:value-type="float">
            <text:p>285.359</text:p>
          </table:table-cell>
          <table:table-cell office:value-type="float" office:value="44.1429" calcext:value-type="float">
            <text:p>44.1429</text:p>
          </table:table-cell>
          <table:table-cell office:value-type="float" office:value="74.8671" calcext:value-type="float">
            <text:p>74.8671</text:p>
          </table:table-cell>
          <table:table-cell office:value-type="float" office:value="274.768" calcext:value-type="float">
            <text:p>274.768</text:p>
          </table:table-cell>
          <table:table-cell office:value-type="float" office:value="45.5342" calcext:value-type="float">
            <text:p>45.5342</text:p>
          </table:table-cell>
          <table:table-cell/>
          <table:table-cell table:formula="of:=([.D22]-[.A22])/0.0166667" office:value-type="float" office:value="-3.98399203201603" calcext:value-type="float">
            <text:p>-3.98399203201603</text:p>
          </table:table-cell>
          <table:table-cell table:formula="of:=ABS([.E22]-[.B22])/0.0166667" office:value-type="float" office:value="635.458729082542" calcext:value-type="float">
            <text:p>635.458729082542</text:p>
          </table:table-cell>
          <table:table-cell table:formula="of:=([.F22]-[.C22])/0.0166667" office:value-type="float" office:value="83.477833044334" calcext:value-type="float">
            <text:p>83.477833044334</text:p>
          </table:table-cell>
          <table:table-cell table:formula="of:=DEGREES(ATAN(ABS([.F22]-[.C22])/ABS([.E22]-[.B22])))" office:value-type="float" office:value="7.48387829201537" calcext:value-type="float">
            <text:p>7.48387829201537</text:p>
          </table:table-cell>
          <table:table-cell table:formula="of:=SQRT(POWER([.H22];2)+POWER([.I22];2)+POWER([.J22];2))" office:value-type="float" office:value="640.930742880609" calcext:value-type="float">
            <text:p>640.930742880609</text:p>
          </table:table-cell>
        </table:table-row>
        <table:table-row table:style-name="ro1">
          <table:table-cell office:value-type="float" office:value="75.4369" calcext:value-type="float">
            <text:p>75.4369</text:p>
          </table:table-cell>
          <table:table-cell office:value-type="float" office:value="283.83" calcext:value-type="float">
            <text:p>283.83</text:p>
          </table:table-cell>
          <table:table-cell office:value-type="float" office:value="45.3821" calcext:value-type="float">
            <text:p>45.3821</text:p>
          </table:table-cell>
          <table:table-cell office:value-type="float" office:value="75.3692" calcext:value-type="float">
            <text:p>75.3692</text:p>
          </table:table-cell>
          <table:table-cell office:value-type="float" office:value="274.56" calcext:value-type="float">
            <text:p>274.56</text:p>
          </table:table-cell>
          <table:table-cell office:value-type="float" office:value="46.7957" calcext:value-type="float">
            <text:p>46.7957</text:p>
          </table:table-cell>
          <table:table-cell/>
          <table:table-cell table:formula="of:=([.D23]-[.A23])/0.0166667" office:value-type="float" office:value="-4.06199187601552" calcext:value-type="float">
            <text:p>-4.06199187601552</text:p>
          </table:table-cell>
          <table:table-cell table:formula="of:=ABS([.E23]-[.B23])/0.0166667" office:value-type="float" office:value="556.198887602224" calcext:value-type="float">
            <text:p>556.198887602224</text:p>
          </table:table-cell>
          <table:table-cell table:formula="of:=([.F23]-[.C23])/0.0166667" office:value-type="float" office:value="84.815830368339" calcext:value-type="float">
            <text:p>84.815830368339</text:p>
          </table:table-cell>
          <table:table-cell table:formula="of:=DEGREES(ATAN(ABS([.F23]-[.C23])/ABS([.E23]-[.B23])))" office:value-type="float" office:value="8.67034843056215" calcext:value-type="float">
            <text:p>8.67034843056215</text:p>
          </table:table-cell>
          <table:table-cell table:formula="of:=SQRT(POWER([.H23];2)+POWER([.I23];2)+POWER([.J23];2))" office:value-type="float" office:value="562.643250585149" calcext:value-type="float">
            <text:p>562.643250585149</text:p>
          </table:table-cell>
        </table:table-row>
        <table:table-row table:style-name="ro1">
          <table:table-cell office:value-type="float" office:value="75.4468" calcext:value-type="float">
            <text:p>75.4468</text:p>
          </table:table-cell>
          <table:table-cell office:value-type="float" office:value="285.185" calcext:value-type="float">
            <text:p>285.185</text:p>
          </table:table-cell>
          <table:table-cell office:value-type="float" office:value="45.1756" calcext:value-type="float">
            <text:p>45.1756</text:p>
          </table:table-cell>
          <table:table-cell office:value-type="float" office:value="75.3883" calcext:value-type="float">
            <text:p>75.3883</text:p>
          </table:table-cell>
          <table:table-cell office:value-type="float" office:value="277.172" calcext:value-type="float">
            <text:p>277.172</text:p>
          </table:table-cell>
          <table:table-cell office:value-type="float" office:value="46.3974" calcext:value-type="float">
            <text:p>46.3974</text:p>
          </table:table-cell>
          <table:table-cell/>
          <table:table-cell table:formula="of:=([.D24]-[.A24])/0.0166667" office:value-type="float" office:value="-3.50999298001375" calcext:value-type="float">
            <text:p>-3.50999298001375</text:p>
          </table:table-cell>
          <table:table-cell table:formula="of:=ABS([.E24]-[.B24])/0.0166667" office:value-type="float" office:value="480.779038441922" calcext:value-type="float">
            <text:p>480.779038441922</text:p>
          </table:table-cell>
          <table:table-cell table:formula="of:=([.F24]-[.C24])/0.0166667" office:value-type="float" office:value="73.3078533842929" calcext:value-type="float">
            <text:p>73.3078533842929</text:p>
          </table:table-cell>
          <table:table-cell table:formula="of:=DEGREES(ATAN(ABS([.F24]-[.C24])/ABS([.E24]-[.B24])))" office:value-type="float" office:value="8.66952616807695" calcext:value-type="float">
            <text:p>8.66952616807695</text:p>
          </table:table-cell>
          <table:table-cell table:formula="of:=SQRT(POWER([.H24];2)+POWER([.I24];2)+POWER([.J24];2))" office:value-type="float" office:value="486.348481259756" calcext:value-type="float">
            <text:p>486.348481259756</text:p>
          </table:table-cell>
        </table:table-row>
        <table:table-row table:style-name="ro1">
          <table:table-cell office:value-type="float" office:value="75.2285" calcext:value-type="float">
            <text:p>75.2285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44.3435" calcext:value-type="float">
            <text:p>44.3435</text:p>
          </table:table-cell>
          <table:table-cell office:value-type="float" office:value="75.4081" calcext:value-type="float">
            <text:p>75.4081</text:p>
          </table:table-cell>
          <table:table-cell office:value-type="float" office:value="279.759" calcext:value-type="float">
            <text:p>279.759</text:p>
          </table:table-cell>
          <table:table-cell office:value-type="float" office:value="46.2522" calcext:value-type="float">
            <text:p>46.2522</text:p>
          </table:table-cell>
          <table:table-cell/>
          <table:table-cell table:formula="of:=([.D25]-[.A25])/0.0166667" office:value-type="float" office:value="10.7759784480436" calcext:value-type="float">
            <text:p>10.7759784480436</text:p>
          </table:table-cell>
          <table:table-cell table:formula="of:=ABS([.E25]-[.B25])/0.0166667" office:value-type="float" office:value="653.878692242614" calcext:value-type="float">
            <text:p>653.878692242614</text:p>
          </table:table-cell>
          <table:table-cell table:formula="of:=([.F25]-[.C25])/0.0166667" office:value-type="float" office:value="114.521770956458" calcext:value-type="float">
            <text:p>114.521770956458</text:p>
          </table:table-cell>
          <table:table-cell table:formula="of:=DEGREES(ATAN(ABS([.F25]-[.C25])/ABS([.E25]-[.B25])))" office:value-type="float" office:value="9.93415222671766" calcext:value-type="float">
            <text:p>9.93415222671766</text:p>
          </table:table-cell>
          <table:table-cell table:formula="of:=SQRT(POWER([.H25];2)+POWER([.I25];2)+POWER([.J25];2))" office:value-type="float" office:value="663.919198324184" calcext:value-type="float">
            <text:p>663.919198324184</text:p>
          </table:table-cell>
        </table:table-row>
        <table:table-row table:style-name="ro1">
          <table:table-cell office:value-type="float" office:value="74.9695" calcext:value-type="float">
            <text:p>74.9695</text:p>
          </table:table-cell>
          <table:table-cell office:value-type="float" office:value="290.694" calcext:value-type="float">
            <text:p>290.694</text:p>
          </table:table-cell>
          <table:table-cell office:value-type="float" office:value="44.0847" calcext:value-type="float">
            <text:p>44.0847</text:p>
          </table:table-cell>
          <table:table-cell office:value-type="float" office:value="74.9022" calcext:value-type="float">
            <text:p>74.9022</text:p>
          </table:table-cell>
          <table:table-cell office:value-type="float" office:value="279.82" calcext:value-type="float">
            <text:p>279.82</text:p>
          </table:table-cell>
          <table:table-cell office:value-type="float" office:value="45.7488" calcext:value-type="float">
            <text:p>45.7488</text:p>
          </table:table-cell>
          <table:table-cell/>
          <table:table-cell table:formula="of:=([.D26]-[.A26])/0.0166667" office:value-type="float" office:value="-4.03799192401633" calcext:value-type="float">
            <text:p>-4.03799192401633</text:p>
          </table:table-cell>
          <table:table-cell table:formula="of:=ABS([.E26]-[.B26])/0.0166667" office:value-type="float" office:value="652.438695122611" calcext:value-type="float">
            <text:p>652.438695122611</text:p>
          </table:table-cell>
          <table:table-cell table:formula="of:=([.F26]-[.C26])/0.0166667" office:value-type="float" office:value="99.8458003083997" calcext:value-type="float">
            <text:p>99.8458003083997</text:p>
          </table:table-cell>
          <table:table-cell table:formula="of:=DEGREES(ATAN(ABS([.F26]-[.C26])/ABS([.E26]-[.B26])))" office:value-type="float" office:value="8.70074229262268" calcext:value-type="float">
            <text:p>8.70074229262268</text:p>
          </table:table-cell>
          <table:table-cell table:formula="of:=SQRT(POWER([.H26];2)+POWER([.I26];2)+POWER([.J26];2))" office:value-type="float" office:value="660.046771154362" calcext:value-type="float">
            <text:p>660.046771154362</text:p>
          </table:table-cell>
        </table:table-row>
        <table:table-row table:style-name="ro1">
          <table:table-cell office:value-type="float" office:value="75.2186" calcext:value-type="float">
            <text:p>75.2186</text:p>
          </table:table-cell>
          <table:table-cell office:value-type="float" office:value="289.33" calcext:value-type="float">
            <text:p>289.33</text:p>
          </table:table-cell>
          <table:table-cell office:value-type="float" office:value="44.2911" calcext:value-type="float">
            <text:p>44.2911</text:p>
          </table:table-cell>
          <table:table-cell office:value-type="float" office:value="75.3974" calcext:value-type="float">
            <text:p>75.3974</text:p>
          </table:table-cell>
          <table:table-cell office:value-type="float" office:value="278.542" calcext:value-type="float">
            <text:p>278.542</text:p>
          </table:table-cell>
          <table:table-cell office:value-type="float" office:value="45.9397" calcext:value-type="float">
            <text:p>45.9397</text:p>
          </table:table-cell>
          <table:table-cell/>
          <table:table-cell table:formula="of:=([.D27]-[.A27])/0.0166667" office:value-type="float" office:value="10.7279785440435" calcext:value-type="float">
            <text:p>10.7279785440435</text:p>
          </table:table-cell>
          <table:table-cell table:formula="of:=ABS([.E27]-[.B27])/0.0166667" office:value-type="float" office:value="647.27870544259" calcext:value-type="float">
            <text:p>647.27870544259</text:p>
          </table:table-cell>
          <table:table-cell table:formula="of:=([.F27]-[.C27])/0.0166667" office:value-type="float" office:value="98.9158021683958" calcext:value-type="float">
            <text:p>98.9158021683958</text:p>
          </table:table-cell>
          <table:table-cell table:formula="of:=DEGREES(ATAN(ABS([.F27]-[.C27])/ABS([.E27]-[.B27])))" office:value-type="float" office:value="8.68860353637462" calcext:value-type="float">
            <text:p>8.68860353637462</text:p>
          </table:table-cell>
          <table:table-cell table:formula="of:=SQRT(POWER([.H27];2)+POWER([.I27];2)+POWER([.J27];2))" office:value-type="float" office:value="654.88101817177" calcext:value-type="float">
            <text:p>654.88101817177</text:p>
          </table:table-cell>
        </table:table-row>
        <table:table-row table:style-name="ro1">
          <table:table-cell office:value-type="float" office:value="75.2664" calcext:value-type="float">
            <text:p>75.2664</text:p>
          </table:table-cell>
          <table:table-cell office:value-type="float" office:value="296.284" calcext:value-type="float">
            <text:p>296.284</text:p>
          </table:table-cell>
          <table:table-cell office:value-type="float" office:value="43.4855" calcext:value-type="float">
            <text:p>43.4855</text:p>
          </table:table-cell>
          <table:table-cell office:value-type="float" office:value="75.4379" calcext:value-type="float">
            <text:p>75.4379</text:p>
          </table:table-cell>
          <table:table-cell office:value-type="float" office:value="283.719" calcext:value-type="float">
            <text:p>283.719</text:p>
          </table:table-cell>
          <table:table-cell office:value-type="float" office:value="45.902" calcext:value-type="float">
            <text:p>45.902</text:p>
          </table:table-cell>
          <table:table-cell/>
          <table:table-cell table:formula="of:=([.D28]-[.A28])/0.0166667" office:value-type="float" office:value="10.2899794200408" calcext:value-type="float">
            <text:p>10.2899794200408</text:p>
          </table:table-cell>
          <table:table-cell table:formula="of:=ABS([.E28]-[.B28])/0.0166667" office:value-type="float" office:value="753.898492203016" calcext:value-type="float">
            <text:p>753.898492203016</text:p>
          </table:table-cell>
          <table:table-cell table:formula="of:=([.F28]-[.C28])/0.0166667" office:value-type="float" office:value="144.98971002058" calcext:value-type="float">
            <text:p>144.98971002058</text:p>
          </table:table-cell>
          <table:table-cell table:formula="of:=DEGREES(ATAN(ABS([.F28]-[.C28])/ABS([.E28]-[.B28])))" office:value-type="float" office:value="10.8862035650545" calcext:value-type="float">
            <text:p>10.8862035650545</text:p>
          </table:table-cell>
          <table:table-cell table:formula="of:=SQRT(POWER([.H28];2)+POWER([.I28];2)+POWER([.J28];2))" office:value-type="float" office:value="767.783065868411" calcext:value-type="float">
            <text:p>767.783065868411</text:p>
          </table:table-cell>
        </table:table-row>
        <table:table-row table:style-name="ro1">
          <table:table-cell office:value-type="float" office:value="75.2474" calcext:value-type="float">
            <text:p>75.2474</text:p>
          </table:table-cell>
          <table:table-cell office:value-type="float" office:value="293.457" calcext:value-type="float">
            <text:p>293.457</text:p>
          </table:table-cell>
          <table:table-cell office:value-type="float" office:value="43.9165" calcext:value-type="float">
            <text:p>43.9165</text:p>
          </table:table-cell>
          <table:table-cell office:value-type="float" office:value="75.4271" calcext:value-type="float">
            <text:p>75.4271</text:p>
          </table:table-cell>
          <table:table-cell office:value-type="float" office:value="282.484" calcext:value-type="float">
            <text:p>282.484</text:p>
          </table:table-cell>
          <table:table-cell office:value-type="float" office:value="45.5874" calcext:value-type="float">
            <text:p>45.5874</text:p>
          </table:table-cell>
          <table:table-cell/>
          <table:table-cell table:formula="of:=([.D29]-[.A29])/0.0166667" office:value-type="float" office:value="10.7819784360429" calcext:value-type="float">
            <text:p>10.7819784360429</text:p>
          </table:table-cell>
          <table:table-cell table:formula="of:=ABS([.E29]-[.B29])/0.0166667" office:value-type="float" office:value="658.378683242634" calcext:value-type="float">
            <text:p>658.378683242634</text:p>
          </table:table-cell>
          <table:table-cell table:formula="of:=([.F29]-[.C29])/0.0166667" office:value-type="float" office:value="100.253799492401" calcext:value-type="float">
            <text:p>100.253799492401</text:p>
          </table:table-cell>
          <table:table-cell table:formula="of:=DEGREES(ATAN(ABS([.F29]-[.C29])/ABS([.E29]-[.B29])))" office:value-type="float" office:value="8.65813320022545" calcext:value-type="float">
            <text:p>8.65813320022545</text:p>
          </table:table-cell>
          <table:table-cell table:formula="of:=SQRT(POWER([.H29];2)+POWER([.I29];2)+POWER([.J29];2))" office:value-type="float" office:value="666.055227379804" calcext:value-type="float">
            <text:p>666.055227379804</text:p>
          </table:table-cell>
        </table:table-row>
        <table:table-row table:style-name="ro1">
          <table:table-cell office:value-type="float" office:value="74.9622" calcext:value-type="float">
            <text:p>74.9622</text:p>
          </table:table-cell>
          <table:table-cell office:value-type="float" office:value="289.192" calcext:value-type="float">
            <text:p>289.192</text:p>
          </table:table-cell>
          <table:table-cell office:value-type="float" office:value="44.8238" calcext:value-type="float">
            <text:p>44.8238</text:p>
          </table:table-cell>
          <table:table-cell office:value-type="float" office:value="74.9035" calcext:value-type="float">
            <text:p>74.9035</text:p>
          </table:table-cell>
          <table:table-cell office:value-type="float" office:value="279.707" calcext:value-type="float">
            <text:p>279.707</text:p>
          </table:table-cell>
          <table:table-cell office:value-type="float" office:value="46.2648" calcext:value-type="float">
            <text:p>46.2648</text:p>
          </table:table-cell>
          <table:table-cell/>
          <table:table-cell table:formula="of:=([.D30]-[.A30])/0.0166667" office:value-type="float" office:value="-3.52199295601419" calcext:value-type="float">
            <text:p>-3.52199295601419</text:p>
          </table:table-cell>
          <table:table-cell table:formula="of:=ABS([.E30]-[.B30])/0.0166667" office:value-type="float" office:value="569.098861802277" calcext:value-type="float">
            <text:p>569.098861802277</text:p>
          </table:table-cell>
          <table:table-cell table:formula="of:=([.F30]-[.C30])/0.0166667" office:value-type="float" office:value="86.459827080346" calcext:value-type="float">
            <text:p>86.459827080346</text:p>
          </table:table-cell>
          <table:table-cell table:formula="of:=DEGREES(ATAN(ABS([.F30]-[.C30])/ABS([.E30]-[.B30])))" office:value-type="float" office:value="8.63855146447094" calcext:value-type="float">
            <text:p>8.63855146447094</text:p>
          </table:table-cell>
          <table:table-cell table:formula="of:=SQRT(POWER([.H30];2)+POWER([.I30];2)+POWER([.J30];2))" office:value-type="float" office:value="575.6398358677" calcext:value-type="float">
            <text:p>575.6398358677</text:p>
          </table:table-cell>
        </table:table-row>
        <table:table-row table:style-name="ro1">
          <table:table-cell office:value-type="float" office:value="75.2017" calcext:value-type="float">
            <text:p>75.2017</text:p>
          </table:table-cell>
          <table:table-cell office:value-type="float" office:value="286.411" calcext:value-type="float">
            <text:p>286.411</text:p>
          </table:table-cell>
          <table:table-cell office:value-type="float" office:value="45.4969" calcext:value-type="float">
            <text:p>45.4969</text:p>
          </table:table-cell>
          <table:table-cell office:value-type="float" office:value="75.3697" calcext:value-type="float">
            <text:p>75.3697</text:p>
          </table:table-cell>
          <table:table-cell office:value-type="float" office:value="274.498" calcext:value-type="float">
            <text:p>274.498</text:p>
          </table:table-cell>
          <table:table-cell office:value-type="float" office:value="47.0516" calcext:value-type="float">
            <text:p>47.0516</text:p>
          </table:table-cell>
          <table:table-cell/>
          <table:table-cell table:formula="of:=([.D31]-[.A31])/0.0166667" office:value-type="float" office:value="10.0799798400399" calcext:value-type="float">
            <text:p>10.0799798400399</text:p>
          </table:table-cell>
          <table:table-cell table:formula="of:=ABS([.E31]-[.B31])/0.0166667" office:value-type="float" office:value="714.77857044286" calcext:value-type="float">
            <text:p>714.77857044286</text:p>
          </table:table-cell>
          <table:table-cell table:formula="of:=([.F31]-[.C31])/0.0166667" office:value-type="float" office:value="93.2818134363734" calcext:value-type="float">
            <text:p>93.2818134363734</text:p>
          </table:table-cell>
          <table:table-cell table:formula="of:=DEGREES(ATAN(ABS([.F31]-[.C31])/ABS([.E31]-[.B31])))" office:value-type="float" office:value="7.4353351125378" calcext:value-type="float">
            <text:p>7.4353351125378</text:p>
          </table:table-cell>
          <table:table-cell table:formula="of:=SQRT(POWER([.H31];2)+POWER([.I31];2)+POWER([.J31];2))" office:value-type="float" office:value="720.910193766111" calcext:value-type="float">
            <text:p>720.910193766111</text:p>
          </table:table-cell>
        </table:table-row>
        <table:table-row table:style-name="ro1">
          <table:table-cell office:value-type="float" office:value="75.4468" calcext:value-type="float">
            <text:p>75.4468</text:p>
          </table:table-cell>
          <table:table-cell office:value-type="float" office:value="285.185" calcext:value-type="float">
            <text:p>285.185</text:p>
          </table:table-cell>
          <table:table-cell office:value-type="float" office:value="45.1756" calcext:value-type="float">
            <text:p>45.1756</text:p>
          </table:table-cell>
          <table:table-cell office:value-type="float" office:value="75.3782" calcext:value-type="float">
            <text:p>75.3782</text:p>
          </table:table-cell>
          <table:table-cell office:value-type="float" office:value="275.909" calcext:value-type="float">
            <text:p>275.909</text:p>
          </table:table-cell>
          <table:table-cell office:value-type="float" office:value="46.3427" calcext:value-type="float">
            <text:p>46.3427</text:p>
          </table:table-cell>
          <table:table-cell/>
          <table:table-cell table:formula="of:=([.D32]-[.A32])/0.0166667" office:value-type="float" office:value="-4.11599176801582" calcext:value-type="float">
            <text:p>-4.11599176801582</text:p>
          </table:table-cell>
          <table:table-cell table:formula="of:=ABS([.E32]-[.B32])/0.0166667" office:value-type="float" office:value="556.558886882227" calcext:value-type="float">
            <text:p>556.558886882227</text:p>
          </table:table-cell>
          <table:table-cell table:formula="of:=([.F32]-[.C32])/0.0166667" office:value-type="float" office:value="70.02585994828" calcext:value-type="float">
            <text:p>70.02585994828</text:p>
          </table:table-cell>
          <table:table-cell table:formula="of:=DEGREES(ATAN(ABS([.F32]-[.C32])/ABS([.E32]-[.B32])))" office:value-type="float" office:value="7.17123297267883" calcext:value-type="float">
            <text:p>7.17123297267883</text:p>
          </table:table-cell>
          <table:table-cell table:formula="of:=SQRT(POWER([.H32];2)+POWER([.I32];2)+POWER([.J32];2))" office:value-type="float" office:value="560.961992489076" calcext:value-type="float">
            <text:p>560.961992489076</text:p>
          </table:table-cell>
        </table:table-row>
        <table:table-row table:style-name="ro1">
          <table:table-cell office:value-type="float" office:value="75.2285" calcext:value-type="float">
            <text:p>75.2285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44.3435" calcext:value-type="float">
            <text:p>44.3435</text:p>
          </table:table-cell>
          <table:table-cell office:value-type="float" office:value="75.1648" calcext:value-type="float">
            <text:p>75.1648</text:p>
          </table:table-cell>
          <table:table-cell office:value-type="float" office:value="281.067" calcext:value-type="float">
            <text:p>281.067</text:p>
          </table:table-cell>
          <table:table-cell office:value-type="float" office:value="46.0558" calcext:value-type="float">
            <text:p>46.0558</text:p>
          </table:table-cell>
          <table:table-cell/>
          <table:table-cell table:formula="of:=([.D33]-[.A33])/0.0166667" office:value-type="float" office:value="-3.82199235601512" calcext:value-type="float">
            <text:p>-3.82199235601512</text:p>
          </table:table-cell>
          <table:table-cell table:formula="of:=ABS([.E33]-[.B33])/0.0166667" office:value-type="float" office:value="575.3988492023" calcext:value-type="float">
            <text:p>575.3988492023</text:p>
          </table:table-cell>
          <table:table-cell table:formula="of:=([.F33]-[.C33])/0.0166667" office:value-type="float" office:value="102.737794524411" calcext:value-type="float">
            <text:p>102.737794524411</text:p>
          </table:table-cell>
          <table:table-cell table:formula="of:=DEGREES(ATAN(ABS([.F33]-[.C33])/ABS([.E33]-[.B33])))" office:value-type="float" office:value="10.1235136698765" calcext:value-type="float">
            <text:p>10.1235136698765</text:p>
          </table:table-cell>
          <table:table-cell table:formula="of:=SQRT(POWER([.H33];2)+POWER([.I33];2)+POWER([.J33];2))" office:value-type="float" office:value="584.511332407372" calcext:value-type="float">
            <text:p>584.511332407372</text:p>
          </table:table-cell>
        </table:table-row>
        <table:table-row table:style-name="ro1">
          <table:table-cell office:value-type="float" office:value="75.2116" calcext:value-type="float">
            <text:p>75.2116</text:p>
          </table:table-cell>
          <table:table-cell office:value-type="float" office:value="287.727" calcext:value-type="float">
            <text:p>287.727</text:p>
          </table:table-cell>
          <table:table-cell office:value-type="float" office:value="45.5511" calcext:value-type="float">
            <text:p>45.5511</text:p>
          </table:table-cell>
          <table:table-cell office:value-type="float" office:value="74.8972" calcext:value-type="float">
            <text:p>74.8972</text:p>
          </table:table-cell>
          <table:table-cell office:value-type="float" office:value="278.229" calcext:value-type="float">
            <text:p>278.229</text:p>
          </table:table-cell>
          <table:table-cell office:value-type="float" office:value="47.2342" calcext:value-type="float">
            <text:p>47.2342</text:p>
          </table:table-cell>
          <table:table-cell/>
          <table:table-cell table:formula="of:=([.D34]-[.A34])/0.0166667" office:value-type="float" office:value="-18.8639622720758" calcext:value-type="float">
            <text:p>-18.8639622720758</text:p>
          </table:table-cell>
          <table:table-cell table:formula="of:=ABS([.E34]-[.B34])/0.0166667" office:value-type="float" office:value="569.878860242279" calcext:value-type="float">
            <text:p>569.878860242279</text:p>
          </table:table-cell>
          <table:table-cell table:formula="of:=([.F34]-[.C34])/0.0166667" office:value-type="float" office:value="100.985798028404" calcext:value-type="float">
            <text:p>100.985798028404</text:p>
          </table:table-cell>
          <table:table-cell table:formula="of:=DEGREES(ATAN(ABS([.F34]-[.C34])/ABS([.E34]-[.B34])))" office:value-type="float" office:value="10.0488229424394" calcext:value-type="float">
            <text:p>10.0488229424394</text:p>
          </table:table-cell>
          <table:table-cell table:formula="of:=SQRT(POWER([.H34];2)+POWER([.I34];2)+POWER([.J34];2))" office:value-type="float" office:value="579.064673268086" calcext:value-type="float">
            <text:p>579.064673268086</text:p>
          </table:table-cell>
        </table:table-row>
        <table:table-row table:style-name="ro1">
          <table:table-cell office:value-type="float" office:value="75.2279" calcext:value-type="float">
            <text:p>75.2279</text:p>
          </table:table-cell>
          <table:table-cell office:value-type="float" office:value="290.716" calcext:value-type="float">
            <text:p>290.716</text:p>
          </table:table-cell>
          <table:table-cell office:value-type="float" office:value="44.079" calcext:value-type="float">
            <text:p>44.079</text:p>
          </table:table-cell>
          <table:table-cell office:value-type="float" office:value="75.1636" calcext:value-type="float">
            <text:p>75.1636</text:p>
          </table:table-cell>
          <table:table-cell office:value-type="float" office:value="281.171" calcext:value-type="float">
            <text:p>281.171</text:p>
          </table:table-cell>
          <table:table-cell office:value-type="float" office:value="45.5398" calcext:value-type="float">
            <text:p>45.5398</text:p>
          </table:table-cell>
          <table:table-cell/>
          <table:table-cell table:formula="of:=([.D35]-[.A35])/0.0166667" office:value-type="float" office:value="-3.85799228401561" calcext:value-type="float">
            <text:p>-3.85799228401561</text:p>
          </table:table-cell>
          <table:table-cell table:formula="of:=ABS([.E35]-[.B35])/0.0166667" office:value-type="float" office:value="572.698854602292" calcext:value-type="float">
            <text:p>572.698854602292</text:p>
          </table:table-cell>
          <table:table-cell table:formula="of:=([.F35]-[.C35])/0.0166667" office:value-type="float" office:value="87.6478247043505" calcext:value-type="float">
            <text:p>87.6478247043505</text:p>
          </table:table-cell>
          <table:table-cell table:formula="of:=DEGREES(ATAN(ABS([.F35]-[.C35])/ABS([.E35]-[.B35])))" office:value-type="float" office:value="8.7012302789444" calcext:value-type="float">
            <text:p>8.7012302789444</text:p>
          </table:table-cell>
          <table:table-cell table:formula="of:=SQRT(POWER([.H35];2)+POWER([.I35];2)+POWER([.J35];2))" office:value-type="float" office:value="579.379843749025" calcext:value-type="float">
            <text:p>579.379843749025</text:p>
          </table:table-cell>
        </table:table-row>
        <table:table-row table:style-name="ro1">
          <table:table-cell office:value-type="float" office:value="75.5285" calcext:value-type="float">
            <text:p>75.5285</text:p>
          </table:table-cell>
          <table:table-cell office:value-type="float" office:value="296.248" calcext:value-type="float">
            <text:p>296.248</text:p>
          </table:table-cell>
          <table:table-cell office:value-type="float" office:value="43.747" calcext:value-type="float">
            <text:p>43.747</text:p>
          </table:table-cell>
          <table:table-cell office:value-type="float" office:value="75.7137" calcext:value-type="float">
            <text:p>75.7137</text:p>
          </table:table-cell>
          <table:table-cell office:value-type="float" office:value="286.454" calcext:value-type="float">
            <text:p>286.454</text:p>
          </table:table-cell>
          <table:table-cell office:value-type="float" office:value="45.4856" calcext:value-type="float">
            <text:p>45.4856</text:p>
          </table:table-cell>
          <table:table-cell/>
          <table:table-cell table:formula="of:=([.D36]-[.A36])/0.0166667" office:value-type="float" office:value="11.111977776045" calcext:value-type="float">
            <text:p>11.111977776045</text:p>
          </table:table-cell>
          <table:table-cell table:formula="of:=ABS([.E36]-[.B36])/0.0166667" office:value-type="float" office:value="587.63882472235" calcext:value-type="float">
            <text:p>587.63882472235</text:p>
          </table:table-cell>
          <table:table-cell table:formula="of:=([.F36]-[.C36])/0.0166667" office:value-type="float" office:value="104.315791368417" calcext:value-type="float">
            <text:p>104.315791368417</text:p>
          </table:table-cell>
          <table:table-cell table:formula="of:=DEGREES(ATAN(ABS([.F36]-[.C36])/ABS([.E36]-[.B36])))" office:value-type="float" office:value="10.0661051318875" calcext:value-type="float">
            <text:p>10.0661051318875</text:p>
          </table:table-cell>
          <table:table-cell table:formula="of:=SQRT(POWER([.H36];2)+POWER([.I36];2)+POWER([.J36];2))" office:value-type="float" office:value="596.929349839643" calcext:value-type="float">
            <text:p>596.929349839643</text:p>
          </table:table-cell>
        </table:table-row>
        <table:table-row table:style-name="ro1">
          <table:table-cell office:value-type="float" office:value="75.5285" calcext:value-type="float">
            <text:p>75.5285</text:p>
          </table:table-cell>
          <table:table-cell office:value-type="float" office:value="296.248" calcext:value-type="float">
            <text:p>296.248</text:p>
          </table:table-cell>
          <table:table-cell office:value-type="float" office:value="43.747" calcext:value-type="float">
            <text:p>43.747</text:p>
          </table:table-cell>
          <table:table-cell office:value-type="float" office:value="75.7141" calcext:value-type="float">
            <text:p>75.7141</text:p>
          </table:table-cell>
          <table:table-cell office:value-type="float" office:value="286.397" calcext:value-type="float">
            <text:p>286.397</text:p>
          </table:table-cell>
          <table:table-cell office:value-type="float" office:value="45.747" calcext:value-type="float">
            <text:p>45.747</text:p>
          </table:table-cell>
          <table:table-cell/>
          <table:table-cell table:formula="of:=([.D37]-[.A37])/0.0166667" office:value-type="float" office:value="11.135977728045" calcext:value-type="float">
            <text:p>11.135977728045</text:p>
          </table:table-cell>
          <table:table-cell table:formula="of:=ABS([.E37]-[.B37])/0.0166667" office:value-type="float" office:value="591.058817882364" calcext:value-type="float">
            <text:p>591.058817882364</text:p>
          </table:table-cell>
          <table:table-cell table:formula="of:=([.F37]-[.C37])/0.0166667" office:value-type="float" office:value="119.99976000048" calcext:value-type="float">
            <text:p>119.99976000048</text:p>
          </table:table-cell>
          <table:table-cell table:formula="of:=DEGREES(ATAN(ABS([.F37]-[.C37])/ABS([.E37]-[.B37])))" office:value-type="float" office:value="11.4764927529996" calcext:value-type="float">
            <text:p>11.4764927529996</text:p>
          </table:table-cell>
          <table:table-cell table:formula="of:=SQRT(POWER([.H37];2)+POWER([.I37];2)+POWER([.J37];2))" office:value-type="float" office:value="603.220091340325" calcext:value-type="float">
            <text:p>603.220091340325</text:p>
          </table:table-cell>
        </table:table-row>
        <table:table-row table:style-name="ro1">
          <table:table-cell office:value-type="float" office:value="75.4971" calcext:value-type="float">
            <text:p>75.4971</text:p>
          </table:table-cell>
          <table:table-cell office:value-type="float" office:value="292.077" calcext:value-type="float">
            <text:p>292.077</text:p>
          </table:table-cell>
          <table:table-cell office:value-type="float" office:value="44.1246" calcext:value-type="float">
            <text:p>44.1246</text:p>
          </table:table-cell>
          <table:table-cell office:value-type="float" office:value="75.4276" calcext:value-type="float">
            <text:p>75.4276</text:p>
          </table:table-cell>
          <table:table-cell office:value-type="float" office:value="282.429" calcext:value-type="float">
            <text:p>282.429</text:p>
          </table:table-cell>
          <table:table-cell office:value-type="float" office:value="45.8466" calcext:value-type="float">
            <text:p>45.8466</text:p>
          </table:table-cell>
          <table:table-cell/>
          <table:table-cell table:formula="of:=([.D38]-[.A38])/0.0166667" office:value-type="float" office:value="-4.16999166001698" calcext:value-type="float">
            <text:p>-4.16999166001698</text:p>
          </table:table-cell>
          <table:table-cell table:formula="of:=ABS([.E38]-[.B38])/0.0166667" office:value-type="float" office:value="578.878842242317" calcext:value-type="float">
            <text:p>578.878842242317</text:p>
          </table:table-cell>
          <table:table-cell table:formula="of:=([.F38]-[.C38])/0.0166667" office:value-type="float" office:value="103.319793360413" calcext:value-type="float">
            <text:p>103.319793360413</text:p>
          </table:table-cell>
          <table:table-cell table:formula="of:=DEGREES(ATAN(ABS([.F38]-[.C38])/ABS([.E38]-[.B38])))" office:value-type="float" office:value="10.1197386366611" calcext:value-type="float">
            <text:p>10.1197386366611</text:p>
          </table:table-cell>
          <table:table-cell table:formula="of:=SQRT(POWER([.H38];2)+POWER([.I38];2)+POWER([.J38];2))" office:value-type="float" office:value="588.041735360925" calcext:value-type="float">
            <text:p>588.041735360925</text:p>
          </table:table-cell>
        </table:table-row>
        <table:table-row table:style-name="ro1">
          <table:table-cell office:value-type="float" office:value="75.7678" calcext:value-type="float">
            <text:p>75.7678</text:p>
          </table:table-cell>
          <table:table-cell office:value-type="float" office:value="293.443" calcext:value-type="float">
            <text:p>293.443</text:p>
          </table:table-cell>
          <table:table-cell office:value-type="float" office:value="44.1707" calcext:value-type="float">
            <text:p>44.1707</text:p>
          </table:table-cell>
          <table:table-cell office:value-type="float" office:value="75.9352" calcext:value-type="float">
            <text:p>75.9352</text:p>
          </table:table-cell>
          <table:table-cell office:value-type="float" office:value="282.473" calcext:value-type="float">
            <text:p>282.473</text:p>
          </table:table-cell>
          <table:table-cell office:value-type="float" office:value="45.8352" calcext:value-type="float">
            <text:p>45.8352</text:p>
          </table:table-cell>
          <table:table-cell/>
          <table:table-cell table:formula="of:=([.D39]-[.A39])/0.0166667" office:value-type="float" office:value="10.0439799120402" calcext:value-type="float">
            <text:p>10.0439799120402</text:p>
          </table:table-cell>
          <table:table-cell table:formula="of:=ABS([.E39]-[.B39])/0.0166667" office:value-type="float" office:value="658.198683602631" calcext:value-type="float">
            <text:p>658.198683602631</text:p>
          </table:table-cell>
          <table:table-cell table:formula="of:=([.F39]-[.C39])/0.0166667" office:value-type="float" office:value="99.8698002603997" calcext:value-type="float">
            <text:p>99.8698002603997</text:p>
          </table:table-cell>
          <table:table-cell table:formula="of:=DEGREES(ATAN(ABS([.F39]-[.C39])/ABS([.E39]-[.B39])))" office:value-type="float" office:value="8.62779326628472" calcext:value-type="float">
            <text:p>8.62779326628472</text:p>
          </table:table-cell>
          <table:table-cell table:formula="of:=SQRT(POWER([.H39];2)+POWER([.I39];2)+POWER([.J39];2))" office:value-type="float" office:value="665.808054646955" calcext:value-type="float">
            <text:p>665.808054646955</text:p>
          </table:table-cell>
        </table:table-row>
        <table:table-row table:style-name="ro1">
          <table:table-cell office:value-type="float" office:value="74.9367" calcext:value-type="float">
            <text:p>74.9367</text:p>
          </table:table-cell>
          <table:table-cell office:value-type="float" office:value="285.083" calcext:value-type="float">
            <text:p>285.083</text:p>
          </table:table-cell>
          <table:table-cell office:value-type="float" office:value="45.448" calcext:value-type="float">
            <text:p>45.448</text:p>
          </table:table-cell>
          <table:table-cell office:value-type="float" office:value="74.871" calcext:value-type="float">
            <text:p>74.871</text:p>
          </table:table-cell>
          <table:table-cell office:value-type="float" office:value="274.454" calcext:value-type="float">
            <text:p>274.454</text:p>
          </table:table-cell>
          <table:table-cell office:value-type="float" office:value="47.0628" calcext:value-type="float">
            <text:p>47.0628</text:p>
          </table:table-cell>
          <table:table-cell/>
          <table:table-cell table:formula="of:=([.D40]-[.A40])/0.0166667" office:value-type="float" office:value="-3.94199211601617" calcext:value-type="float">
            <text:p>-3.94199211601617</text:p>
          </table:table-cell>
          <table:table-cell table:formula="of:=ABS([.E40]-[.B40])/0.0166667" office:value-type="float" office:value="637.738724522552" calcext:value-type="float">
            <text:p>637.738724522552</text:p>
          </table:table-cell>
          <table:table-cell table:formula="of:=([.F40]-[.C40])/0.0166667" office:value-type="float" office:value="96.8878062243877" calcext:value-type="float">
            <text:p>96.8878062243877</text:p>
          </table:table-cell>
          <table:table-cell table:formula="of:=DEGREES(ATAN(ABS([.F40]-[.C40])/ABS([.E40]-[.B40])))" office:value-type="float" office:value="8.63854535398719" calcext:value-type="float">
            <text:p>8.63854535398719</text:p>
          </table:table-cell>
          <table:table-cell table:formula="of:=SQRT(POWER([.H40];2)+POWER([.I40];2)+POWER([.J40];2))" office:value-type="float" office:value="645.068575465019" calcext:value-type="float">
            <text:p>645.068575465019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86.576" calcext:value-type="float">
            <text:p>286.576</text:p>
          </table:table-cell>
          <table:table-cell office:value-type="float" office:value="44.7126" calcext:value-type="float">
            <text:p>44.7126</text:p>
          </table:table-cell>
          <table:table-cell office:value-type="float" office:value="75.1286" calcext:value-type="float">
            <text:p>75.1286</text:p>
          </table:table-cell>
          <table:table-cell office:value-type="float" office:value="275.838" calcext:value-type="float">
            <text:p>275.838</text:p>
          </table:table-cell>
          <table:table-cell office:value-type="float" office:value="46.6031" calcext:value-type="float">
            <text:p>46.6031</text:p>
          </table:table-cell>
          <table:table-cell/>
          <table:table-cell table:formula="of:=([.D41]-[.A41])/0.0166667" office:value-type="float" office:value="-4.28399143201696" calcext:value-type="float">
            <text:p>-4.28399143201696</text:p>
          </table:table-cell>
          <table:table-cell table:formula="of:=ABS([.E41]-[.B41])/0.0166667" office:value-type="float" office:value="644.278711442577" calcext:value-type="float">
            <text:p>644.278711442577</text:p>
          </table:table-cell>
          <table:table-cell table:formula="of:=([.F41]-[.C41])/0.0166667" office:value-type="float" office:value="113.429773140453" calcext:value-type="float">
            <text:p>113.429773140453</text:p>
          </table:table-cell>
          <table:table-cell table:formula="of:=DEGREES(ATAN(ABS([.F41]-[.C41])/ABS([.E41]-[.B41])))" office:value-type="float" office:value="9.9849966509839" calcext:value-type="float">
            <text:p>9.9849966509839</text:p>
          </table:table-cell>
          <table:table-cell table:formula="of:=SQRT(POWER([.H41];2)+POWER([.I41];2)+POWER([.J41];2))" office:value-type="float" office:value="654.201592810192" calcext:value-type="float">
            <text:p>654.201592810192</text:p>
          </table:table-cell>
        </table:table-row>
        <table:table-row table:style-name="ro1">
          <table:table-cell office:value-type="float" office:value="74.9628" calcext:value-type="float">
            <text:p>74.9628</text:p>
          </table:table-cell>
          <table:table-cell office:value-type="float" office:value="289.133" calcext:value-type="float">
            <text:p>289.133</text:p>
          </table:table-cell>
          <table:table-cell office:value-type="float" office:value="45.0871" calcext:value-type="float">
            <text:p>45.0871</text:p>
          </table:table-cell>
          <table:table-cell office:value-type="float" office:value="74.8966" calcext:value-type="float">
            <text:p>74.8966</text:p>
          </table:table-cell>
          <table:table-cell office:value-type="float" office:value="278.277" calcext:value-type="float">
            <text:p>278.277</text:p>
          </table:table-cell>
          <table:table-cell office:value-type="float" office:value="46.9788" calcext:value-type="float">
            <text:p>46.9788</text:p>
          </table:table-cell>
          <table:table-cell/>
          <table:table-cell table:formula="of:=([.D42]-[.A42])/0.0166667" office:value-type="float" office:value="-3.97199205601558" calcext:value-type="float">
            <text:p>-3.97199205601558</text:p>
          </table:table-cell>
          <table:table-cell table:formula="of:=ABS([.E42]-[.B42])/0.0166667" office:value-type="float" office:value="651.358697282605" calcext:value-type="float">
            <text:p>651.358697282605</text:p>
          </table:table-cell>
          <table:table-cell table:formula="of:=([.F42]-[.C42])/0.0166667" office:value-type="float" office:value="113.501772996454" calcext:value-type="float">
            <text:p>113.501772996454</text:p>
          </table:table-cell>
          <table:table-cell table:formula="of:=DEGREES(ATAN(ABS([.F42]-[.C42])/ABS([.E42]-[.B42])))" office:value-type="float" office:value="9.88476041123622" calcext:value-type="float">
            <text:p>9.88476041123622</text:p>
          </table:table-cell>
          <table:table-cell table:formula="of:=SQRT(POWER([.H42];2)+POWER([.I42];2)+POWER([.J42];2))" office:value-type="float" office:value="661.185739198846" calcext:value-type="float">
            <text:p>661.185739198846</text:p>
          </table:table-cell>
        </table:table-row>
        <table:table-row table:style-name="ro1">
          <table:table-cell office:value-type="float" office:value="75.4869" calcext:value-type="float">
            <text:p>75.4869</text:p>
          </table:table-cell>
          <table:table-cell office:value-type="float" office:value="290.678" calcext:value-type="float">
            <text:p>290.678</text:p>
          </table:table-cell>
          <table:table-cell office:value-type="float" office:value="44.3379" calcext:value-type="float">
            <text:p>44.3379</text:p>
          </table:table-cell>
          <table:table-cell office:value-type="float" office:value="75.65" calcext:value-type="float">
            <text:p>75.65</text:p>
          </table:table-cell>
          <table:table-cell office:value-type="float" office:value="278.454" calcext:value-type="float">
            <text:p>278.454</text:p>
          </table:table-cell>
          <table:table-cell office:value-type="float" office:value="46.4483" calcext:value-type="float">
            <text:p>46.4483</text:p>
          </table:table-cell>
          <table:table-cell/>
          <table:table-cell table:formula="of:=([.D43]-[.A43])/0.0166667" office:value-type="float" office:value="9.78598042803915" calcext:value-type="float">
            <text:p>9.78598042803915</text:p>
          </table:table-cell>
          <table:table-cell table:formula="of:=ABS([.E43]-[.B43])/0.0166667" office:value-type="float" office:value="733.438533122933" calcext:value-type="float">
            <text:p>733.438533122933</text:p>
          </table:table-cell>
          <table:table-cell table:formula="of:=([.F43]-[.C43])/0.0166667" office:value-type="float" office:value="126.623746752507" calcext:value-type="float">
            <text:p>126.623746752507</text:p>
          </table:table-cell>
          <table:table-cell table:formula="of:=DEGREES(ATAN(ABS([.F43]-[.C43])/ABS([.E43]-[.B43])))" office:value-type="float" office:value="9.79521448597882" calcext:value-type="float">
            <text:p>9.79521448597882</text:p>
          </table:table-cell>
          <table:table-cell table:formula="of:=SQRT(POWER([.H43];2)+POWER([.I43];2)+POWER([.J43];2))" office:value-type="float" office:value="744.353021438149" calcext:value-type="float">
            <text:p>744.353021438149</text:p>
          </table:table-cell>
        </table:table-row>
        <table:table-row table:style-name="ro1">
          <table:table-cell office:value-type="float" office:value="74.7039" calcext:value-type="float">
            <text:p>74.7039</text:p>
          </table:table-cell>
          <table:table-cell office:value-type="float" office:value="289.222" calcext:value-type="float">
            <text:p>289.222</text:p>
          </table:table-cell>
          <table:table-cell office:value-type="float" office:value="44.5671" calcext:value-type="float">
            <text:p>44.5671</text:p>
          </table:table-cell>
          <table:table-cell office:value-type="float" office:value="74.6364" calcext:value-type="float">
            <text:p>74.6364</text:p>
          </table:table-cell>
          <table:table-cell office:value-type="float" office:value="277.047" calcext:value-type="float">
            <text:p>277.047</text:p>
          </table:table-cell>
          <table:table-cell office:value-type="float" office:value="46.6713" calcext:value-type="float">
            <text:p>46.6713</text:p>
          </table:table-cell>
          <table:table-cell/>
          <table:table-cell table:formula="of:=([.D44]-[.A44])/0.0166667" office:value-type="float" office:value="-4.04999190001678" calcext:value-type="float">
            <text:p>-4.04999190001678</text:p>
          </table:table-cell>
          <table:table-cell table:formula="of:=ABS([.E44]-[.B44])/0.0166667" office:value-type="float" office:value="730.498539002919" calcext:value-type="float">
            <text:p>730.498539002919</text:p>
          </table:table-cell>
          <table:table-cell table:formula="of:=([.F44]-[.C44])/0.0166667" office:value-type="float" office:value="126.251747496505" calcext:value-type="float">
            <text:p>126.251747496505</text:p>
          </table:table-cell>
          <table:table-cell table:formula="of:=DEGREES(ATAN(ABS([.F44]-[.C44])/ABS([.E44]-[.B44])))" office:value-type="float" office:value="9.80553990448879" calcext:value-type="float">
            <text:p>9.80553990448879</text:p>
          </table:table-cell>
          <table:table-cell table:formula="of:=SQRT(POWER([.H44];2)+POWER([.I44];2)+POWER([.J44];2))" office:value-type="float" office:value="741.339343125475" calcext:value-type="float">
            <text:p>741.339343125475</text:p>
          </table:table-cell>
        </table:table-row>
        <table:table-row table:style-name="ro1">
          <table:table-cell office:value-type="float" office:value="75.4271" calcext:value-type="float">
            <text:p>75.4271</text:p>
          </table:table-cell>
          <table:table-cell office:value-type="float" office:value="282.478" calcext:value-type="float">
            <text:p>282.478</text:p>
          </table:table-cell>
          <table:table-cell office:value-type="float" office:value="45.5882" calcext:value-type="float">
            <text:p>45.5882</text:p>
          </table:table-cell>
          <table:table-cell office:value-type="float" office:value="75.5984" calcext:value-type="float">
            <text:p>75.5984</text:p>
          </table:table-cell>
          <table:table-cell office:value-type="float" office:value="271.996" calcext:value-type="float">
            <text:p>271.996</text:p>
          </table:table-cell>
          <table:table-cell office:value-type="float" office:value="47.1844" calcext:value-type="float">
            <text:p>47.1844</text:p>
          </table:table-cell>
          <table:table-cell/>
          <table:table-cell table:formula="of:=([.D45]-[.A45])/0.0166667" office:value-type="float" office:value="10.2779794440412" calcext:value-type="float">
            <text:p>10.2779794440412</text:p>
          </table:table-cell>
          <table:table-cell table:formula="of:=ABS([.E45]-[.B45])/0.0166667" office:value-type="float" office:value="628.918742162517" calcext:value-type="float">
            <text:p>628.918742162517</text:p>
          </table:table-cell>
          <table:table-cell table:formula="of:=([.F45]-[.C45])/0.0166667" office:value-type="float" office:value="95.7718084563829" calcext:value-type="float">
            <text:p>95.7718084563829</text:p>
          </table:table-cell>
          <table:table-cell table:formula="of:=DEGREES(ATAN(ABS([.F45]-[.C45])/ABS([.E45]-[.B45])))" office:value-type="float" office:value="8.65848801844454" calcext:value-type="float">
            <text:p>8.65848801844454</text:p>
          </table:table-cell>
          <table:table-cell table:formula="of:=SQRT(POWER([.H45];2)+POWER([.I45];2)+POWER([.J45];2))" office:value-type="float" office:value="636.25204156823" calcext:value-type="float">
            <text:p>636.25204156823</text:p>
          </table:table-cell>
        </table:table-row>
        <table:table-row table:style-name="ro1">
          <table:table-cell office:value-type="float" office:value="74.6663" calcext:value-type="float">
            <text:p>74.6663</text:p>
          </table:table-cell>
          <table:table-cell office:value-type="float" office:value="282.354" calcext:value-type="float">
            <text:p>282.354</text:p>
          </table:table-cell>
          <table:table-cell office:value-type="float" office:value="45.865" calcext:value-type="float">
            <text:p>45.865</text:p>
          </table:table-cell>
          <table:table-cell office:value-type="float" office:value="74.3658" calcext:value-type="float">
            <text:p>74.3658</text:p>
          </table:table-cell>
          <table:table-cell office:value-type="float" office:value="273.108" calcext:value-type="float">
            <text:p>273.108</text:p>
          </table:table-cell>
          <table:table-cell office:value-type="float" office:value="47.2719" calcext:value-type="float">
            <text:p>47.2719</text:p>
          </table:table-cell>
          <table:table-cell/>
          <table:table-cell table:formula="of:=([.D46]-[.A46])/0.0166667" office:value-type="float" office:value="-18.0299639400729" calcext:value-type="float">
            <text:p>-18.0299639400729</text:p>
          </table:table-cell>
          <table:table-cell table:formula="of:=ABS([.E46]-[.B46])/0.0166667" office:value-type="float" office:value="554.758890482218" calcext:value-type="float">
            <text:p>554.758890482218</text:p>
          </table:table-cell>
          <table:table-cell table:formula="of:=([.F46]-[.C46])/0.0166667" office:value-type="float" office:value="84.4138311723377" calcext:value-type="float">
            <text:p>84.4138311723377</text:p>
          </table:table-cell>
          <table:table-cell table:formula="of:=DEGREES(ATAN(ABS([.F46]-[.C46])/ABS([.E46]-[.B46])))" office:value-type="float" office:value="8.65193613346831" calcext:value-type="float">
            <text:p>8.65193613346831</text:p>
          </table:table-cell>
          <table:table-cell table:formula="of:=SQRT(POWER([.H46];2)+POWER([.I46];2)+POWER([.J46];2))" office:value-type="float" office:value="561.43405762559" calcext:value-type="float">
            <text:p>561.43405762559</text:p>
          </table:table-cell>
        </table:table-row>
        <table:table-row table:style-name="ro1">
          <table:table-cell office:value-type="float" office:value="75.4677" calcext:value-type="float">
            <text:p>75.4677</text:p>
          </table:table-cell>
          <table:table-cell office:value-type="float" office:value="287.801" calcext:value-type="float">
            <text:p>287.801</text:p>
          </table:table-cell>
          <table:table-cell office:value-type="float" office:value="45.2841" calcext:value-type="float">
            <text:p>45.2841</text:p>
          </table:table-cell>
          <table:table-cell office:value-type="float" office:value="75.3898" calcext:value-type="float">
            <text:p>75.3898</text:p>
          </table:table-cell>
          <table:table-cell office:value-type="float" office:value="277.014" calcext:value-type="float">
            <text:p>277.014</text:p>
          </table:table-cell>
          <table:table-cell office:value-type="float" office:value="47.1646" calcext:value-type="float">
            <text:p>47.1646</text:p>
          </table:table-cell>
          <table:table-cell/>
          <table:table-cell table:formula="of:=([.D47]-[.A47])/0.0166667" office:value-type="float" office:value="-4.67399065201867" calcext:value-type="float">
            <text:p>-4.67399065201867</text:p>
          </table:table-cell>
          <table:table-cell table:formula="of:=ABS([.E47]-[.B47])/0.0166667" office:value-type="float" office:value="647.218705562588" calcext:value-type="float">
            <text:p>647.218705562588</text:p>
          </table:table-cell>
          <table:table-cell table:formula="of:=([.F47]-[.C47])/0.0166667" office:value-type="float" office:value="112.829774340451" calcext:value-type="float">
            <text:p>112.829774340451</text:p>
          </table:table-cell>
          <table:table-cell table:formula="of:=DEGREES(ATAN(ABS([.F47]-[.C47])/ABS([.E47]-[.B47])))" office:value-type="float" office:value="9.88900561008831" calcext:value-type="float">
            <text:p>9.88900561008831</text:p>
          </table:table-cell>
          <table:table-cell table:formula="of:=SQRT(POWER([.H47];2)+POWER([.I47];2)+POWER([.J47];2))" office:value-type="float" office:value="656.996542606157" calcext:value-type="float">
            <text:p>656.996542606157</text:p>
          </table:table-cell>
        </table:table-row>
        <table:table-row table:style-name="ro1">
          <table:table-cell office:value-type="float" office:value="75.4577" calcext:value-type="float">
            <text:p>75.4577</text:p>
          </table:table-cell>
          <table:table-cell office:value-type="float" office:value="286.433" calcext:value-type="float">
            <text:p>286.433</text:p>
          </table:table-cell>
          <table:table-cell office:value-type="float" office:value="45.4912" calcext:value-type="float">
            <text:p>45.4912</text:p>
          </table:table-cell>
          <table:table-cell office:value-type="float" office:value="75.6297" calcext:value-type="float">
            <text:p>75.6297</text:p>
          </table:table-cell>
          <table:table-cell office:value-type="float" office:value="275.777" calcext:value-type="float">
            <text:p>275.777</text:p>
          </table:table-cell>
          <table:table-cell office:value-type="float" office:value="47.102" calcext:value-type="float">
            <text:p>47.102</text:p>
          </table:table-cell>
          <table:table-cell/>
          <table:table-cell table:formula="of:=([.D48]-[.A48])/0.0166667" office:value-type="float" office:value="10.3199793600411" calcext:value-type="float">
            <text:p>10.3199793600411</text:p>
          </table:table-cell>
          <table:table-cell table:formula="of:=ABS([.E48]-[.B48])/0.0166667" office:value-type="float" office:value="639.358721282558" calcext:value-type="float">
            <text:p>639.358721282558</text:p>
          </table:table-cell>
          <table:table-cell table:formula="of:=([.F48]-[.C48])/0.0166667" office:value-type="float" office:value="96.6478067043865" calcext:value-type="float">
            <text:p>96.6478067043865</text:p>
          </table:table-cell>
          <table:table-cell table:formula="of:=DEGREES(ATAN(ABS([.F48]-[.C48])/ABS([.E48]-[.B48])))" office:value-type="float" office:value="8.59596033680963" calcext:value-type="float">
            <text:p>8.59596033680963</text:p>
          </table:table-cell>
          <table:table-cell table:formula="of:=SQRT(POWER([.H48];2)+POWER([.I48];2)+POWER([.J48];2))" office:value-type="float" office:value="646.704627318243" calcext:value-type="float">
            <text:p>646.704627318243</text:p>
          </table:table-cell>
        </table:table-row>
        <table:table-row table:style-name="ro1">
          <table:table-cell office:value-type="float" office:value="75.4173" calcext:value-type="float">
            <text:p>75.4173</text:p>
          </table:table-cell>
          <table:table-cell office:value-type="float" office:value="281.139" calcext:value-type="float">
            <text:p>281.139</text:p>
          </table:table-cell>
          <table:table-cell office:value-type="float" office:value="45.7924" calcext:value-type="float">
            <text:p>45.7924</text:p>
          </table:table-cell>
          <table:table-cell office:value-type="float" office:value="75.3322" calcext:value-type="float">
            <text:p>75.3322</text:p>
          </table:table-cell>
          <table:table-cell office:value-type="float" office:value="269.372" calcext:value-type="float">
            <text:p>269.372</text:p>
          </table:table-cell>
          <table:table-cell office:value-type="float" office:value="47.8304" calcext:value-type="float">
            <text:p>47.8304</text:p>
          </table:table-cell>
          <table:table-cell/>
          <table:table-cell table:formula="of:=([.D49]-[.A49])/0.0166667" office:value-type="float" office:value="-5.10598978802025" calcext:value-type="float">
            <text:p>-5.10598978802025</text:p>
          </table:table-cell>
          <table:table-cell table:formula="of:=ABS([.E49]-[.B49])/0.0166667" office:value-type="float" office:value="706.018587962824" calcext:value-type="float">
            <text:p>706.018587962824</text:p>
          </table:table-cell>
          <table:table-cell table:formula="of:=([.F49]-[.C49])/0.0166667" office:value-type="float" office:value="122.279755440489" calcext:value-type="float">
            <text:p>122.279755440489</text:p>
          </table:table-cell>
          <table:table-cell table:formula="of:=DEGREES(ATAN(ABS([.F49]-[.C49])/ABS([.E49]-[.B49])))" office:value-type="float" office:value="9.82593729272924" calcext:value-type="float">
            <text:p>9.82593729272924</text:p>
          </table:table-cell>
          <table:table-cell table:formula="of:=SQRT(POWER([.H49];2)+POWER([.I49];2)+POWER([.J49];2))" office:value-type="float" office:value="716.547734816963" calcext:value-type="float">
            <text:p>716.547734816963</text:p>
          </table:table-cell>
        </table:table-row>
        <table:table-row table:style-name="ro1">
          <table:table-cell office:value-type="float" office:value="74.9296" calcext:value-type="float">
            <text:p>74.9296</text:p>
          </table:table-cell>
          <table:table-cell office:value-type="float" office:value="283.613" calcext:value-type="float">
            <text:p>283.613</text:p>
          </table:table-cell>
          <table:table-cell office:value-type="float" office:value="46.174" calcext:value-type="float">
            <text:p>46.174</text:p>
          </table:table-cell>
          <table:table-cell office:value-type="float" office:value="74.8736" calcext:value-type="float">
            <text:p>74.8736</text:p>
          </table:table-cell>
          <table:table-cell office:value-type="float" office:value="274.254" calcext:value-type="float">
            <text:p>274.254</text:p>
          </table:table-cell>
          <table:table-cell office:value-type="float" office:value="48.0774" calcext:value-type="float">
            <text:p>48.0774</text:p>
          </table:table-cell>
          <table:table-cell/>
          <table:table-cell table:formula="of:=([.D50]-[.A50])/0.0166667" office:value-type="float" office:value="-3.35999328001328" calcext:value-type="float">
            <text:p>-3.35999328001328</text:p>
          </table:table-cell>
          <table:table-cell table:formula="of:=ABS([.E50]-[.B50])/0.0166667" office:value-type="float" office:value="561.538876922245" calcext:value-type="float">
            <text:p>561.538876922245</text:p>
          </table:table-cell>
          <table:table-cell table:formula="of:=([.F50]-[.C50])/0.0166667" office:value-type="float" office:value="114.203771592457" calcext:value-type="float">
            <text:p>114.203771592457</text:p>
          </table:table-cell>
          <table:table-cell table:formula="of:=DEGREES(ATAN(ABS([.F50]-[.C50])/ABS([.E50]-[.B50])))" office:value-type="float" office:value="11.4958256737697" calcext:value-type="float">
            <text:p>11.4958256737697</text:p>
          </table:table-cell>
          <table:table-cell table:formula="of:=SQRT(POWER([.H50];2)+POWER([.I50];2)+POWER([.J50];2))" office:value-type="float" office:value="573.044240260628" calcext:value-type="float">
            <text:p>573.044240260628</text:p>
          </table:table-cell>
        </table:table-row>
        <table:table-row table:style-name="ro1">
          <table:table-cell office:value-type="float" office:value="75.4672" calcext:value-type="float">
            <text:p>75.4672</text:p>
          </table:table-cell>
          <table:table-cell office:value-type="float" office:value="287.858" calcext:value-type="float">
            <text:p>287.858</text:p>
          </table:table-cell>
          <table:table-cell office:value-type="float" office:value="45.0217" calcext:value-type="float">
            <text:p>45.0217</text:p>
          </table:table-cell>
          <table:table-cell office:value-type="float" office:value="75.3892" calcext:value-type="float">
            <text:p>75.3892</text:p>
          </table:table-cell>
          <table:table-cell office:value-type="float" office:value="277.062" calcext:value-type="float">
            <text:p>277.062</text:p>
          </table:table-cell>
          <table:table-cell office:value-type="float" office:value="46.9098" calcext:value-type="float">
            <text:p>46.9098</text:p>
          </table:table-cell>
          <table:table-cell/>
          <table:table-cell table:formula="of:=([.D51]-[.A51])/0.0166667" office:value-type="float" office:value="-4.6799906400189" calcext:value-type="float">
            <text:p>-4.6799906400189</text:p>
          </table:table-cell>
          <table:table-cell table:formula="of:=ABS([.E51]-[.B51])/0.0166667" office:value-type="float" office:value="647.758704482591" calcext:value-type="float">
            <text:p>647.758704482591</text:p>
          </table:table-cell>
          <table:table-cell table:formula="of:=([.F51]-[.C51])/0.0166667" office:value-type="float" office:value="113.285773428453" calcext:value-type="float">
            <text:p>113.285773428453</text:p>
          </table:table-cell>
          <table:table-cell table:formula="of:=DEGREES(ATAN(ABS([.F51]-[.C51])/ABS([.E51]-[.B51])))" office:value-type="float" office:value="9.92006607511866" calcext:value-type="float">
            <text:p>9.92006607511866</text:p>
          </table:table-cell>
          <table:table-cell table:formula="of:=SQRT(POWER([.H51];2)+POWER([.I51];2)+POWER([.J51];2))" office:value-type="float" office:value="657.606955564369" calcext:value-type="float">
            <text:p>657.606955564369</text:p>
          </table:table-cell>
        </table:table-row>
        <table:table-row table:style-name="ro1">
          <table:table-cell office:value-type="float" office:value="74.9367" calcext:value-type="float">
            <text:p>74.9367</text:p>
          </table:table-cell>
          <table:table-cell office:value-type="float" office:value="285.083" calcext:value-type="float">
            <text:p>285.083</text:p>
          </table:table-cell>
          <table:table-cell office:value-type="float" office:value="45.448" calcext:value-type="float">
            <text:p>45.448</text:p>
          </table:table-cell>
          <table:table-cell office:value-type="float" office:value="74.871" calcext:value-type="float">
            <text:p>74.871</text:p>
          </table:table-cell>
          <table:table-cell office:value-type="float" office:value="274.454" calcext:value-type="float">
            <text:p>274.454</text:p>
          </table:table-cell>
          <table:table-cell office:value-type="float" office:value="47.0628" calcext:value-type="float">
            <text:p>47.0628</text:p>
          </table:table-cell>
          <table:table-cell/>
          <table:table-cell table:formula="of:=([.D52]-[.A52])/0.0166667" office:value-type="float" office:value="-3.94199211601617" calcext:value-type="float">
            <text:p>-3.94199211601617</text:p>
          </table:table-cell>
          <table:table-cell table:formula="of:=ABS([.E52]-[.B52])/0.0166667" office:value-type="float" office:value="637.738724522552" calcext:value-type="float">
            <text:p>637.738724522552</text:p>
          </table:table-cell>
          <table:table-cell table:formula="of:=([.F52]-[.C52])/0.0166667" office:value-type="float" office:value="96.8878062243877" calcext:value-type="float">
            <text:p>96.8878062243877</text:p>
          </table:table-cell>
          <table:table-cell table:formula="of:=DEGREES(ATAN(ABS([.F52]-[.C52])/ABS([.E52]-[.B52])))" office:value-type="float" office:value="8.63854535398719" calcext:value-type="float">
            <text:p>8.63854535398719</text:p>
          </table:table-cell>
          <table:table-cell table:formula="of:=SQRT(POWER([.H52];2)+POWER([.I52];2)+POWER([.J52];2))" office:value-type="float" office:value="645.068575465019" calcext:value-type="float">
            <text:p>645.068575465019</text:p>
          </table:table-cell>
        </table:table-row>
        <table:table-row table:style-name="ro1">
          <table:table-cell office:value-type="float" office:value="75.239" calcext:value-type="float">
            <text:p>75.239</text:p>
          </table:table-cell>
          <table:table-cell office:value-type="float" office:value="291.937" calcext:value-type="float">
            <text:p>291.937</text:p>
          </table:table-cell>
          <table:table-cell office:value-type="float" office:value="44.6603" calcext:value-type="float">
            <text:p>44.6603</text:p>
          </table:table-cell>
          <table:table-cell office:value-type="float" office:value="75.409" calcext:value-type="float">
            <text:p>75.409</text:p>
          </table:table-cell>
          <table:table-cell office:value-type="float" office:value="279.652" calcext:value-type="float">
            <text:p>279.652</text:p>
          </table:table-cell>
          <table:table-cell office:value-type="float" office:value="46.7668" calcext:value-type="float">
            <text:p>46.7668</text:p>
          </table:table-cell>
          <table:table-cell/>
          <table:table-cell table:formula="of:=([.D53]-[.A53])/0.0166667" office:value-type="float" office:value="10.1999796000409" calcext:value-type="float">
            <text:p>10.1999796000409</text:p>
          </table:table-cell>
          <table:table-cell table:formula="of:=ABS([.E53]-[.B53])/0.0166667" office:value-type="float" office:value="737.09852580295" calcext:value-type="float">
            <text:p>737.09852580295</text:p>
          </table:table-cell>
          <table:table-cell table:formula="of:=([.F53]-[.C53])/0.0166667" office:value-type="float" office:value="126.389747220506" calcext:value-type="float">
            <text:p>126.389747220506</text:p>
          </table:table-cell>
          <table:table-cell table:formula="of:=DEGREES(ATAN(ABS([.F53]-[.C53])/ABS([.E53]-[.B53])))" office:value-type="float" office:value="9.72984390256753" calcext:value-type="float">
            <text:p>9.72984390256753</text:p>
          </table:table-cell>
          <table:table-cell table:formula="of:=SQRT(POWER([.H53];2)+POWER([.I53];2)+POWER([.J53];2))" office:value-type="float" office:value="747.925560819516" calcext:value-type="float">
            <text:p>747.925560819516</text:p>
          </table:table-cell>
        </table:table-row>
        <table:table-row table:style-name="ro1">
          <table:table-cell office:value-type="float" office:value="74.7054" calcext:value-type="float">
            <text:p>74.7054</text:p>
          </table:table-cell>
          <table:table-cell office:value-type="float" office:value="289.111" calcext:value-type="float">
            <text:p>289.111</text:p>
          </table:table-cell>
          <table:table-cell office:value-type="float" office:value="45.0928" calcext:value-type="float">
            <text:p>45.0928</text:p>
          </table:table-cell>
          <table:table-cell office:value-type="float" office:value="74.6445" calcext:value-type="float">
            <text:p>74.6445</text:p>
          </table:table-cell>
          <table:table-cell office:value-type="float" office:value="278.305" calcext:value-type="float">
            <text:p>278.305</text:p>
          </table:table-cell>
          <table:table-cell office:value-type="float" office:value="46.7285" calcext:value-type="float">
            <text:p>46.7285</text:p>
          </table:table-cell>
          <table:table-cell/>
          <table:table-cell table:formula="of:=([.D54]-[.A54])/0.0166667" office:value-type="float" office:value="-3.65399269201484" calcext:value-type="float">
            <text:p>-3.65399269201484</text:p>
          </table:table-cell>
          <table:table-cell table:formula="of:=ABS([.E54]-[.B54])/0.0166667" office:value-type="float" office:value="648.358703282592" calcext:value-type="float">
            <text:p>648.358703282592</text:p>
          </table:table-cell>
          <table:table-cell table:formula="of:=([.F54]-[.C54])/0.0166667" office:value-type="float" office:value="98.1418037163926" calcext:value-type="float">
            <text:p>98.1418037163926</text:p>
          </table:table-cell>
          <table:table-cell table:formula="of:=DEGREES(ATAN(ABS([.F54]-[.C54])/ABS([.E54]-[.B54])))" office:value-type="float" office:value="8.60749620360435" calcext:value-type="float">
            <text:p>8.60749620360435</text:p>
          </table:table-cell>
          <table:table-cell table:formula="of:=SQRT(POWER([.H54];2)+POWER([.I54];2)+POWER([.J54];2))" office:value-type="float" office:value="655.754659473789" calcext:value-type="float">
            <text:p>655.754659473789</text:p>
          </table:table-cell>
        </table:table-row>
        <table:table-row table:style-name="ro1">
          <table:table-cell office:value-type="float" office:value="74.9881" calcext:value-type="float">
            <text:p>74.9881</text:p>
          </table:table-cell>
          <table:table-cell office:value-type="float" office:value="293.376" calcext:value-type="float">
            <text:p>293.376</text:p>
          </table:table-cell>
          <table:table-cell office:value-type="float" office:value="44.1881" calcext:value-type="float">
            <text:p>44.1881</text:p>
          </table:table-cell>
          <table:table-cell office:value-type="float" office:value="74.92" calcext:value-type="float">
            <text:p>74.92</text:p>
          </table:table-cell>
          <table:table-cell office:value-type="float" office:value="282.377" calcext:value-type="float">
            <text:p>282.377</text:p>
          </table:table-cell>
          <table:table-cell office:value-type="float" office:value="45.8591" calcext:value-type="float">
            <text:p>45.8591</text:p>
          </table:table-cell>
          <table:table-cell/>
          <table:table-cell table:formula="of:=([.D55]-[.A55])/0.0166667" office:value-type="float" office:value="-4.08599182801641" calcext:value-type="float">
            <text:p>-4.08599182801641</text:p>
          </table:table-cell>
          <table:table-cell table:formula="of:=ABS([.E55]-[.B55])/0.0166667" office:value-type="float" office:value="659.938680122638" calcext:value-type="float">
            <text:p>659.938680122638</text:p>
          </table:table-cell>
          <table:table-cell table:formula="of:=([.F55]-[.C55])/0.0166667" office:value-type="float" office:value="100.259799480401" calcext:value-type="float">
            <text:p>100.259799480401</text:p>
          </table:table-cell>
          <table:table-cell table:formula="of:=DEGREES(ATAN(ABS([.F55]-[.C55])/ABS([.E55]-[.B55])))" office:value-type="float" office:value="8.63848489978803" calcext:value-type="float">
            <text:p>8.63848489978803</text:p>
          </table:table-cell>
          <table:table-cell table:formula="of:=SQRT(POWER([.H55];2)+POWER([.I55];2)+POWER([.J55];2))" office:value-type="float" office:value="667.523620737932" calcext:value-type="float">
            <text:p>667.523620737932</text:p>
          </table:table-cell>
        </table:table-row>
        <table:table-row table:style-name="ro1">
          <table:table-cell office:value-type="float" office:value="75.4458" calcext:value-type="float">
            <text:p>75.4458</text:p>
          </table:table-cell>
          <table:table-cell office:value-type="float" office:value="285.292" calcext:value-type="float">
            <text:p>285.292</text:p>
          </table:table-cell>
          <table:table-cell office:value-type="float" office:value="44.6541" calcext:value-type="float">
            <text:p>44.6541</text:p>
          </table:table-cell>
          <table:table-cell office:value-type="float" office:value="75.3772" calcext:value-type="float">
            <text:p>75.3772</text:p>
          </table:table-cell>
          <table:table-cell office:value-type="float" office:value="276.013" calcext:value-type="float">
            <text:p>276.013</text:p>
          </table:table-cell>
          <table:table-cell office:value-type="float" office:value="45.8317" calcext:value-type="float">
            <text:p>45.8317</text:p>
          </table:table-cell>
          <table:table-cell/>
          <table:table-cell table:formula="of:=([.D56]-[.A56])/0.0166667" office:value-type="float" office:value="-4.11599176801668" calcext:value-type="float">
            <text:p>-4.11599176801668</text:p>
          </table:table-cell>
          <table:table-cell table:formula="of:=ABS([.E56]-[.B56])/0.0166667" office:value-type="float" office:value="556.738886522227" calcext:value-type="float">
            <text:p>556.738886522227</text:p>
          </table:table-cell>
          <table:table-cell table:formula="of:=([.F56]-[.C56])/0.0166667" office:value-type="float" office:value="70.6558586882825" calcext:value-type="float">
            <text:p>70.6558586882825</text:p>
          </table:table-cell>
          <table:table-cell table:formula="of:=DEGREES(ATAN(ABS([.F56]-[.C56])/ABS([.E56]-[.B56])))" office:value-type="float" office:value="7.23275504475931" calcext:value-type="float">
            <text:p>7.23275504475931</text:p>
          </table:table-cell>
          <table:table-cell table:formula="of:=SQRT(POWER([.H56];2)+POWER([.I56];2)+POWER([.J56];2))" office:value-type="float" office:value="561.21954663146" calcext:value-type="float">
            <text:p>561.21954663146</text:p>
          </table:table-cell>
        </table:table-row>
        <table:table-row table:style-name="ro1">
          <table:table-cell office:value-type="float" office:value="75.2761" calcext:value-type="float">
            <text:p>75.2761</text:p>
          </table:table-cell>
          <table:table-cell office:value-type="float" office:value="297.71" calcext:value-type="float">
            <text:p>297.71</text:p>
          </table:table-cell>
          <table:table-cell office:value-type="float" office:value="43.2681" calcext:value-type="float">
            <text:p>43.2681</text:p>
          </table:table-cell>
          <table:table-cell office:value-type="float" office:value="75.4572" calcext:value-type="float">
            <text:p>75.4572</text:p>
          </table:table-cell>
          <table:table-cell office:value-type="float" office:value="286.484" calcext:value-type="float">
            <text:p>286.484</text:p>
          </table:table-cell>
          <table:table-cell office:value-type="float" office:value="45.2305" calcext:value-type="float">
            <text:p>45.2305</text:p>
          </table:table-cell>
          <table:table-cell/>
          <table:table-cell table:formula="of:=([.D57]-[.A57])/0.0166667" office:value-type="float" office:value="10.8659782680435" calcext:value-type="float">
            <text:p>10.8659782680435</text:p>
          </table:table-cell>
          <table:table-cell table:formula="of:=ABS([.E57]-[.B57])/0.0166667" office:value-type="float" office:value="673.558652882694" calcext:value-type="float">
            <text:p>673.558652882694</text:p>
          </table:table-cell>
          <table:table-cell table:formula="of:=([.F57]-[.C57])/0.0166667" office:value-type="float" office:value="117.743764512471" calcext:value-type="float">
            <text:p>117.743764512471</text:p>
          </table:table-cell>
          <table:table-cell table:formula="of:=DEGREES(ATAN(ABS([.F57]-[.C57])/ABS([.E57]-[.B57])))" office:value-type="float" office:value="9.91559796126612" calcext:value-type="float">
            <text:p>9.91559796126612</text:p>
          </table:table-cell>
          <table:table-cell table:formula="of:=SQRT(POWER([.H57];2)+POWER([.I57];2)+POWER([.J57];2))" office:value-type="float" office:value="683.858846867129" calcext:value-type="float">
            <text:p>683.858846867129</text:p>
          </table:table-cell>
        </table:table-row>
        <table:table-row table:style-name="ro1">
          <table:table-cell office:value-type="float" office:value="74.4393" calcext:value-type="float">
            <text:p>74.4393</text:p>
          </table:table-cell>
          <table:table-cell office:value-type="float" office:value="287.827" calcext:value-type="float">
            <text:p>287.827</text:p>
          </table:table-cell>
          <table:table-cell office:value-type="float" office:value="44.7822" calcext:value-type="float">
            <text:p>44.7822</text:p>
          </table:table-cell>
          <table:table-cell office:value-type="float" office:value="74.384" calcext:value-type="float">
            <text:p>74.384</text:p>
          </table:table-cell>
          <table:table-cell office:value-type="float" office:value="277.121" calcext:value-type="float">
            <text:p>277.121</text:p>
          </table:table-cell>
          <table:table-cell office:value-type="float" office:value="46.1664" calcext:value-type="float">
            <text:p>46.1664</text:p>
          </table:table-cell>
          <table:table-cell/>
          <table:table-cell table:formula="of:=([.D58]-[.A58])/0.0166667" office:value-type="float" office:value="-3.31799336401343" calcext:value-type="float">
            <text:p>-3.31799336401343</text:p>
          </table:table-cell>
          <table:table-cell table:formula="of:=ABS([.E58]-[.B58])/0.0166667" office:value-type="float" office:value="642.358715282571" calcext:value-type="float">
            <text:p>642.358715282571</text:p>
          </table:table-cell>
          <table:table-cell table:formula="of:=([.F58]-[.C58])/0.0166667" office:value-type="float" office:value="83.0518338963322" calcext:value-type="float">
            <text:p>83.0518338963322</text:p>
          </table:table-cell>
          <table:table-cell table:formula="of:=DEGREES(ATAN(ABS([.F58]-[.C58])/ABS([.E58]-[.B58])))" office:value-type="float" office:value="7.36701647417919" calcext:value-type="float">
            <text:p>7.36701647417919</text:p>
          </table:table-cell>
          <table:table-cell table:formula="of:=SQRT(POWER([.H58];2)+POWER([.I58];2)+POWER([.J58];2))" office:value-type="float" office:value="647.713930136586" calcext:value-type="float">
            <text:p>647.713930136586</text:p>
          </table:table-cell>
        </table:table-row>
        <table:table-row table:style-name="ro1">
          <table:table-cell office:value-type="float" office:value="75.7357" calcext:value-type="float">
            <text:p>75.7357</text:p>
          </table:table-cell>
          <table:table-cell office:value-type="float" office:value="289.145" calcext:value-type="float">
            <text:p>289.145</text:p>
          </table:table-cell>
          <table:table-cell office:value-type="float" office:value="45.3325" calcext:value-type="float">
            <text:p>45.3325</text:p>
          </table:table-cell>
          <table:table-cell office:value-type="float" office:value="75.9133" calcext:value-type="float">
            <text:p>75.9133</text:p>
          </table:table-cell>
          <table:table-cell office:value-type="float" office:value="279.692" calcext:value-type="float">
            <text:p>279.692</text:p>
          </table:table-cell>
          <table:table-cell office:value-type="float" office:value="46.7561" calcext:value-type="float">
            <text:p>46.7561</text:p>
          </table:table-cell>
          <table:table-cell/>
          <table:table-cell table:formula="of:=([.D59]-[.A59])/0.0166667" office:value-type="float" office:value="10.6559786880434" calcext:value-type="float">
            <text:p>10.6559786880434</text:p>
          </table:table-cell>
          <table:table-cell table:formula="of:=ABS([.E59]-[.B59])/0.0166667" office:value-type="float" office:value="567.178865642267" calcext:value-type="float">
            <text:p>567.178865642267</text:p>
          </table:table-cell>
          <table:table-cell table:formula="of:=([.F59]-[.C59])/0.0166667" office:value-type="float" office:value="85.4158291683417" calcext:value-type="float">
            <text:p>85.4158291683417</text:p>
          </table:table-cell>
          <table:table-cell table:formula="of:=DEGREES(ATAN(ABS([.F59]-[.C59])/ABS([.E59]-[.B59])))" office:value-type="float" office:value="8.56425444022091" calcext:value-type="float">
            <text:p>8.56425444022091</text:p>
          </table:table-cell>
          <table:table-cell table:formula="of:=SQRT(POWER([.H59];2)+POWER([.I59];2)+POWER([.J59];2))" office:value-type="float" office:value="573.673495453263" calcext:value-type="float">
            <text:p>573.673495453263</text:p>
          </table:table-cell>
        </table:table-row>
        <table:table-row table:style-name="ro1">
          <table:table-cell office:value-type="float" office:value="75.267" calcext:value-type="float">
            <text:p>75.267</text:p>
          </table:table-cell>
          <table:table-cell office:value-type="float" office:value="296.217" calcext:value-type="float">
            <text:p>296.217</text:p>
          </table:table-cell>
          <table:table-cell office:value-type="float" office:value="43.7542" calcext:value-type="float">
            <text:p>43.7542</text:p>
          </table:table-cell>
          <table:table-cell office:value-type="float" office:value="75.4492" calcext:value-type="float">
            <text:p>75.4492</text:p>
          </table:table-cell>
          <table:table-cell office:value-type="float" office:value="284.909" calcext:value-type="float">
            <text:p>284.909</text:p>
          </table:table-cell>
          <table:table-cell office:value-type="float" office:value="46.4775" calcext:value-type="float">
            <text:p>46.4775</text:p>
          </table:table-cell>
          <table:table-cell/>
          <table:table-cell table:formula="of:=([.D60]-[.A60])/0.0166667" office:value-type="float" office:value="10.9319781360443" calcext:value-type="float">
            <text:p>10.9319781360443</text:p>
          </table:table-cell>
          <table:table-cell table:formula="of:=ABS([.E60]-[.B60])/0.0166667" office:value-type="float" office:value="678.478643042714" calcext:value-type="float">
            <text:p>678.478643042714</text:p>
          </table:table-cell>
          <table:table-cell table:formula="of:=([.F60]-[.C60])/0.0166667" office:value-type="float" office:value="163.397673204654" calcext:value-type="float">
            <text:p>163.397673204654</text:p>
          </table:table-cell>
          <table:table-cell table:formula="of:=DEGREES(ATAN(ABS([.F60]-[.C60])/ABS([.E60]-[.B60])))" office:value-type="float" office:value="13.5406632785479" calcext:value-type="float">
            <text:p>13.5406632785479</text:p>
          </table:table-cell>
          <table:table-cell table:formula="of:=SQRT(POWER([.H60];2)+POWER([.I60];2)+POWER([.J60];2))" office:value-type="float" office:value="697.962446568398" calcext:value-type="float">
            <text:p>697.962446568398</text:p>
          </table:table-cell>
        </table:table-row>
        <table:table-row table:style-name="ro1">
          <table:table-cell office:value-type="float" office:value="74.6616" calcext:value-type="float">
            <text:p>74.6616</text:p>
          </table:table-cell>
          <table:table-cell office:value-type="float" office:value="280.792" calcext:value-type="float">
            <text:p>280.792</text:p>
          </table:table-cell>
          <table:table-cell office:value-type="float" office:value="47.1008" calcext:value-type="float">
            <text:p>47.1008</text:p>
          </table:table-cell>
          <table:table-cell office:value-type="float" office:value="74.3632" calcext:value-type="float">
            <text:p>74.3632</text:p>
          </table:table-cell>
          <table:table-cell office:value-type="float" office:value="271.564" calcext:value-type="float">
            <text:p>271.564</text:p>
          </table:table-cell>
          <table:table-cell office:value-type="float" office:value="48.729" calcext:value-type="float">
            <text:p>48.729</text:p>
          </table:table-cell>
          <table:table-cell/>
          <table:table-cell table:formula="of:=([.D61]-[.A61])/0.0166667" office:value-type="float" office:value="-17.9039641920717" calcext:value-type="float">
            <text:p>-17.9039641920717</text:p>
          </table:table-cell>
          <table:table-cell table:formula="of:=ABS([.E61]-[.B61])/0.0166667" office:value-type="float" office:value="553.678892642212" calcext:value-type="float">
            <text:p>553.678892642212</text:p>
          </table:table-cell>
          <table:table-cell table:formula="of:=([.F61]-[.C61])/0.0166667" office:value-type="float" office:value="97.6918046163908" calcext:value-type="float">
            <text:p>97.6918046163908</text:p>
          </table:table-cell>
          <table:table-cell table:formula="of:=DEGREES(ATAN(ABS([.F61]-[.C61])/ABS([.E61]-[.B61])))" office:value-type="float" office:value="10.0063504764655" calcext:value-type="float">
            <text:p>10.0063504764655</text:p>
          </table:table-cell>
          <table:table-cell table:formula="of:=SQRT(POWER([.H61];2)+POWER([.I61];2)+POWER([.J61];2))" office:value-type="float" office:value="562.51627245841" calcext:value-type="float">
            <text:p>562.51627245841</text:p>
          </table:table-cell>
        </table:table-row>
        <table:table-row table:style-name="ro1">
          <table:table-cell office:value-type="float" office:value="75.1947" calcext:value-type="float">
            <text:p>75.1947</text:p>
          </table:table-cell>
          <table:table-cell office:value-type="float" office:value="284.82" calcext:value-type="float">
            <text:p>284.82</text:p>
          </table:table-cell>
          <table:table-cell office:value-type="float" office:value="46.7448" calcext:value-type="float">
            <text:p>46.7448</text:p>
          </table:table-cell>
          <table:table-cell office:value-type="float" office:value="75.133" calcext:value-type="float">
            <text:p>75.133</text:p>
          </table:table-cell>
          <table:table-cell office:value-type="float" office:value="275.418" calcext:value-type="float">
            <text:p>275.418</text:p>
          </table:table-cell>
          <table:table-cell office:value-type="float" office:value="48.6399" calcext:value-type="float">
            <text:p>48.6399</text:p>
          </table:table-cell>
          <table:table-cell/>
          <table:table-cell table:formula="of:=([.D62]-[.A62])/0.0166667" office:value-type="float" office:value="-3.70199259601492" calcext:value-type="float">
            <text:p>-3.70199259601492</text:p>
          </table:table-cell>
          <table:table-cell table:formula="of:=ABS([.E62]-[.B62])/0.0166667" office:value-type="float" office:value="564.118871762256" calcext:value-type="float">
            <text:p>564.118871762256</text:p>
          </table:table-cell>
          <table:table-cell table:formula="of:=([.F62]-[.C62])/0.0166667" office:value-type="float" office:value="113.705772588455" calcext:value-type="float">
            <text:p>113.705772588455</text:p>
          </table:table-cell>
          <table:table-cell table:formula="of:=DEGREES(ATAN(ABS([.F62]-[.C62])/ABS([.E62]-[.B62])))" office:value-type="float" office:value="11.3960428515374" calcext:value-type="float">
            <text:p>11.3960428515374</text:p>
          </table:table-cell>
          <table:table-cell table:formula="of:=SQRT(POWER([.H62];2)+POWER([.I62];2)+POWER([.J62];2))" office:value-type="float" office:value="575.476158452667" calcext:value-type="float">
            <text:p>575.476158452667</text:p>
          </table:table-cell>
        </table:table-row>
        <table:table-row table:style-name="ro1">
          <table:table-cell office:value-type="float" office:value="74.6906" calcext:value-type="float">
            <text:p>74.6906</text:p>
          </table:table-cell>
          <table:table-cell office:value-type="float" office:value="286.303" calcext:value-type="float">
            <text:p>286.303</text:p>
          </table:table-cell>
          <table:table-cell office:value-type="float" office:value="45.7706" calcext:value-type="float">
            <text:p>45.7706</text:p>
          </table:table-cell>
          <table:table-cell office:value-type="float" office:value="74.3822" calcext:value-type="float">
            <text:p>74.3822</text:p>
          </table:table-cell>
          <table:table-cell office:value-type="float" office:value="275.505" calcext:value-type="float">
            <text:p>275.505</text:p>
          </table:table-cell>
          <table:table-cell office:value-type="float" office:value="47.8948" calcext:value-type="float">
            <text:p>47.8948</text:p>
          </table:table-cell>
          <table:table-cell/>
          <table:table-cell table:formula="of:=([.D63]-[.A63])/0.0166667" office:value-type="float" office:value="-18.5039629920744" calcext:value-type="float">
            <text:p>-18.5039629920744</text:p>
          </table:table-cell>
          <table:table-cell table:formula="of:=ABS([.E63]-[.B63])/0.0166667" office:value-type="float" office:value="647.878704242592" calcext:value-type="float">
            <text:p>647.878704242592</text:p>
          </table:table-cell>
          <table:table-cell table:formula="of:=([.F63]-[.C63])/0.0166667" office:value-type="float" office:value="127.45174509651" calcext:value-type="float">
            <text:p>127.45174509651</text:p>
          </table:table-cell>
          <table:table-cell table:formula="of:=DEGREES(ATAN(ABS([.F63]-[.C63])/ABS([.E63]-[.B63])))" office:value-type="float" office:value="11.1292060386395" calcext:value-type="float">
            <text:p>11.1292060386395</text:p>
          </table:table-cell>
          <table:table-cell table:formula="of:=SQRT(POWER([.H63];2)+POWER([.I63];2)+POWER([.J63];2))" office:value-type="float" office:value="660.555190264687" calcext:value-type="float">
            <text:p>660.555190264687</text:p>
          </table:table-cell>
        </table:table-row>
        <table:table-row table:style-name="ro1">
          <table:table-cell office:value-type="float" office:value="75.5185" calcext:value-type="float">
            <text:p>75.5185</text:p>
          </table:table-cell>
          <table:table-cell office:value-type="float" office:value="294.759" calcext:value-type="float">
            <text:p>294.759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75.6935" calcext:value-type="float">
            <text:p>75.6935</text:p>
          </table:table-cell>
          <table:table-cell office:value-type="float" office:value="283.569" calcext:value-type="float">
            <text:p>283.569</text:p>
          </table:table-cell>
          <table:table-cell office:value-type="float" office:value="46.6758" calcext:value-type="float">
            <text:p>46.6758</text:p>
          </table:table-cell>
          <table:table-cell/>
          <table:table-cell table:formula="of:=([.D64]-[.A64])/0.0166667" office:value-type="float" office:value="10.4999790000418" calcext:value-type="float">
            <text:p>10.4999790000418</text:p>
          </table:table-cell>
          <table:table-cell table:formula="of:=ABS([.E64]-[.B64])/0.0166667" office:value-type="float" office:value="671.398657202686" calcext:value-type="float">
            <text:p>671.398657202686</text:p>
          </table:table-cell>
          <table:table-cell table:formula="of:=([.F64]-[.C64])/0.0166667" office:value-type="float" office:value="146.705706588587" calcext:value-type="float">
            <text:p>146.705706588587</text:p>
          </table:table-cell>
          <table:table-cell table:formula="of:=DEGREES(ATAN(ABS([.F64]-[.C64])/ABS([.E64]-[.B64])))" office:value-type="float" office:value="12.3258321328834" calcext:value-type="float">
            <text:p>12.3258321328834</text:p>
          </table:table-cell>
          <table:table-cell table:formula="of:=SQRT(POWER([.H64];2)+POWER([.I64];2)+POWER([.J64];2))" office:value-type="float" office:value="687.320137052762" calcext:value-type="float">
            <text:p>687.320137052762</text:p>
          </table:table-cell>
        </table:table-row>
        <table:table-row table:style-name="ro1">
          <table:table-cell office:value-type="float" office:value="74.7289" calcext:value-type="float">
            <text:p>74.7289</text:p>
          </table:table-cell>
          <table:table-cell office:value-type="float" office:value="293.283" calcext:value-type="float">
            <text:p>293.283</text:p>
          </table:table-cell>
          <table:table-cell office:value-type="float" office:value="44.4613" calcext:value-type="float">
            <text:p>44.4613</text:p>
          </table:table-cell>
          <table:table-cell office:value-type="float" office:value="74.4158" calcext:value-type="float">
            <text:p>74.4158</text:p>
          </table:table-cell>
          <table:table-cell office:value-type="float" office:value="282.111" calcext:value-type="float">
            <text:p>282.111</text:p>
          </table:table-cell>
          <table:table-cell office:value-type="float" office:value="46.9058" calcext:value-type="float">
            <text:p>46.9058</text:p>
          </table:table-cell>
          <table:table-cell/>
          <table:table-cell table:formula="of:=([.D65]-[.A65])/0.0166667" office:value-type="float" office:value="-18.7859624280746" calcext:value-type="float">
            <text:p>-18.7859624280746</text:p>
          </table:table-cell>
          <table:table-cell table:formula="of:=ABS([.E65]-[.B65])/0.0166667" office:value-type="float" office:value="670.318659362683" calcext:value-type="float">
            <text:p>670.318659362683</text:p>
          </table:table-cell>
          <table:table-cell table:formula="of:=([.F65]-[.C65])/0.0166667" office:value-type="float" office:value="146.669706660587" calcext:value-type="float">
            <text:p>146.669706660587</text:p>
          </table:table-cell>
          <table:table-cell table:formula="of:=DEGREES(ATAN(ABS([.F65]-[.C65])/ABS([.E65]-[.B65])))" office:value-type="float" office:value="12.3421461896343" calcext:value-type="float">
            <text:p>12.3421461896343</text:p>
          </table:table-cell>
          <table:table-cell table:formula="of:=SQRT(POWER([.H65];2)+POWER([.I65];2)+POWER([.J65];2))" office:value-type="float" office:value="686.434279684542" calcext:value-type="float">
            <text:p>686.434279684542</text:p>
          </table:table-cell>
        </table:table-row>
        <table:table-row table:style-name="ro1">
          <table:table-cell office:value-type="float" office:value="75.4487" calcext:value-type="float">
            <text:p>75.4487</text:p>
          </table:table-cell>
          <table:table-cell office:value-type="float" office:value="284.954" calcext:value-type="float">
            <text:p>284.954</text:p>
          </table:table-cell>
          <table:table-cell office:value-type="float" office:value="46.2189" calcext:value-type="float">
            <text:p>46.2189</text:p>
          </table:table-cell>
          <table:table-cell office:value-type="float" office:value="75.3721" calcext:value-type="float">
            <text:p>75.3721</text:p>
          </table:table-cell>
          <table:table-cell office:value-type="float" office:value="274.247" calcext:value-type="float">
            <text:p>274.247</text:p>
          </table:table-cell>
          <table:table-cell office:value-type="float" office:value="48.3197" calcext:value-type="float">
            <text:p>48.3197</text:p>
          </table:table-cell>
          <table:table-cell/>
          <table:table-cell table:formula="of:=([.D66]-[.A66])/0.0166667" office:value-type="float" office:value="-4.59599080801833" calcext:value-type="float">
            <text:p>-4.59599080801833</text:p>
          </table:table-cell>
          <table:table-cell table:formula="of:=ABS([.E66]-[.B66])/0.0166667" office:value-type="float" office:value="642.418715162569" calcext:value-type="float">
            <text:p>642.418715162569</text:p>
          </table:table-cell>
          <table:table-cell table:formula="of:=([.F66]-[.C66])/0.0166667" office:value-type="float" office:value="126.047747904504" calcext:value-type="float">
            <text:p>126.047747904504</text:p>
          </table:table-cell>
          <table:table-cell table:formula="of:=DEGREES(ATAN(ABS([.F66]-[.C66])/ABS([.E66]-[.B66])))" office:value-type="float" office:value="11.1008765850784" calcext:value-type="float">
            <text:p>11.1008765850784</text:p>
          </table:table-cell>
          <table:table-cell table:formula="of:=SQRT(POWER([.H66];2)+POWER([.I66];2)+POWER([.J66];2))" office:value-type="float" office:value="654.683865292579" calcext:value-type="float">
            <text:p>654.683865292579</text:p>
          </table:table-cell>
        </table:table-row>
        <table:table-row table:style-name="ro1">
          <table:table-cell office:value-type="float" office:value="75.1937" calcext:value-type="float">
            <text:p>75.1937</text:p>
          </table:table-cell>
          <table:table-cell office:value-type="float" office:value="284.937" calcext:value-type="float">
            <text:p>284.937</text:p>
          </table:table-cell>
          <table:table-cell office:value-type="float" office:value="46.2238" calcext:value-type="float">
            <text:p>46.2238</text:p>
          </table:table-cell>
          <table:table-cell office:value-type="float" office:value="75.3717" calcext:value-type="float">
            <text:p>75.3717</text:p>
          </table:table-cell>
          <table:table-cell office:value-type="float" office:value="274.303" calcext:value-type="float">
            <text:p>274.303</text:p>
          </table:table-cell>
          <table:table-cell office:value-type="float" office:value="48.0655" calcext:value-type="float">
            <text:p>48.0655</text:p>
          </table:table-cell>
          <table:table-cell/>
          <table:table-cell table:formula="of:=([.D67]-[.A67])/0.0166667" office:value-type="float" office:value="10.6799786400426" calcext:value-type="float">
            <text:p>10.6799786400426</text:p>
          </table:table-cell>
          <table:table-cell table:formula="of:=ABS([.E67]-[.B67])/0.0166667" office:value-type="float" office:value="638.038723922553" calcext:value-type="float">
            <text:p>638.038723922553</text:p>
          </table:table-cell>
          <table:table-cell table:formula="of:=([.F67]-[.C67])/0.0166667" office:value-type="float" office:value="110.501778996442" calcext:value-type="float">
            <text:p>110.501778996442</text:p>
          </table:table-cell>
          <table:table-cell table:formula="of:=DEGREES(ATAN(ABS([.F67]-[.C67])/ABS([.E67]-[.B67])))" office:value-type="float" office:value="9.82557804844266" calcext:value-type="float">
            <text:p>9.82557804844266</text:p>
          </table:table-cell>
          <table:table-cell table:formula="of:=SQRT(POWER([.H67];2)+POWER([.I67];2)+POWER([.J67];2))" office:value-type="float" office:value="647.624982786991" calcext:value-type="float">
            <text:p>647.624982786991</text:p>
          </table:table-cell>
        </table:table-row>
        <table:table-row table:style-name="ro1">
          <table:table-cell office:value-type="float" office:value="74.98" calcext:value-type="float">
            <text:p>74.98</text:p>
          </table:table-cell>
          <table:table-cell office:value-type="float" office:value="291.91" calcext:value-type="float">
            <text:p>291.91</text:p>
          </table:table-cell>
          <table:table-cell office:value-type="float" office:value="44.6668" calcext:value-type="float">
            <text:p>44.6668</text:p>
          </table:table-cell>
          <table:table-cell office:value-type="float" office:value="75.1658" calcext:value-type="float">
            <text:p>75.1658</text:p>
          </table:table-cell>
          <table:table-cell office:value-type="float" office:value="280.953" calcext:value-type="float">
            <text:p>280.953</text:p>
          </table:table-cell>
          <table:table-cell office:value-type="float" office:value="46.5728" calcext:value-type="float">
            <text:p>46.5728</text:p>
          </table:table-cell>
          <table:table-cell/>
          <table:table-cell table:formula="of:=([.D68]-[.A68])/0.0166667" office:value-type="float" office:value="11.1479777040446" calcext:value-type="float">
            <text:p>11.1479777040446</text:p>
          </table:table-cell>
          <table:table-cell table:formula="of:=ABS([.E68]-[.B68])/0.0166667" office:value-type="float" office:value="657.418685162633" calcext:value-type="float">
            <text:p>657.418685162633</text:p>
          </table:table-cell>
          <table:table-cell table:formula="of:=([.F68]-[.C68])/0.0166667" office:value-type="float" office:value="114.359771280457" calcext:value-type="float">
            <text:p>114.359771280457</text:p>
          </table:table-cell>
          <table:table-cell table:formula="of:=DEGREES(ATAN(ABS([.F68]-[.C68])/ABS([.E68]-[.B68])))" office:value-type="float" office:value="9.86801372489281" calcext:value-type="float">
            <text:p>9.86801372489281</text:p>
          </table:table-cell>
          <table:table-cell table:formula="of:=SQRT(POWER([.H68];2)+POWER([.I68];2)+POWER([.J68];2))" office:value-type="float" office:value="667.384268840054" calcext:value-type="float">
            <text:p>667.384268840054</text:p>
          </table:table-cell>
        </table:table-row>
        <table:table-row table:style-name="ro1">
          <table:table-cell office:value-type="float" office:value="74.4218" calcext:value-type="float">
            <text:p>74.4218</text:p>
          </table:table-cell>
          <table:table-cell office:value-type="float" office:value="283.516" calcext:value-type="float">
            <text:p>283.516</text:p>
          </table:table-cell>
          <table:table-cell office:value-type="float" office:value="46.4444" calcext:value-type="float">
            <text:p>46.4444</text:p>
          </table:table-cell>
          <table:table-cell office:value-type="float" office:value="74.1199" calcext:value-type="float">
            <text:p>74.1199</text:p>
          </table:table-cell>
          <table:table-cell office:value-type="float" office:value="272.93" calcext:value-type="float">
            <text:p>272.93</text:p>
          </table:table-cell>
          <table:table-cell office:value-type="float" office:value="48.0373" calcext:value-type="float">
            <text:p>48.0373</text:p>
          </table:table-cell>
          <table:table-cell/>
          <table:table-cell table:formula="of:=([.D69]-[.A69])/0.0166667" office:value-type="float" office:value="-18.1139637720727" calcext:value-type="float">
            <text:p>-18.1139637720727</text:p>
          </table:table-cell>
          <table:table-cell table:formula="of:=ABS([.E69]-[.B69])/0.0166667" office:value-type="float" office:value="635.158729682541" calcext:value-type="float">
            <text:p>635.158729682541</text:p>
          </table:table-cell>
          <table:table-cell table:formula="of:=([.F69]-[.C69])/0.0166667" office:value-type="float" office:value="95.5738088523823" calcext:value-type="float">
            <text:p>95.5738088523823</text:p>
          </table:table-cell>
          <table:table-cell table:formula="of:=DEGREES(ATAN(ABS([.F69]-[.C69])/ABS([.E69]-[.B69])))" office:value-type="float" office:value="8.55723033026212" calcext:value-type="float">
            <text:p>8.55723033026212</text:p>
          </table:table-cell>
          <table:table-cell table:formula="of:=SQRT(POWER([.H69];2)+POWER([.I69];2)+POWER([.J69];2))" office:value-type="float" office:value="642.564456310826" calcext:value-type="float">
            <text:p>642.564456310826</text:p>
          </table:table-cell>
        </table:table-row>
        <table:table-row table:style-name="ro1">
          <table:table-cell office:value-type="float" office:value="74.9452" calcext:value-type="float">
            <text:p>74.9452</text:p>
          </table:table-cell>
          <table:table-cell office:value-type="float" office:value="286.445" calcext:value-type="float">
            <text:p>286.445</text:p>
          </table:table-cell>
          <table:table-cell office:value-type="float" office:value="45.2411" calcext:value-type="float">
            <text:p>45.2411</text:p>
          </table:table-cell>
          <table:table-cell office:value-type="float" office:value="74.6371" calcext:value-type="float">
            <text:p>74.6371</text:p>
          </table:table-cell>
          <table:table-cell office:value-type="float" office:value="276.994" calcext:value-type="float">
            <text:p>276.994</text:p>
          </table:table-cell>
          <table:table-cell office:value-type="float" office:value="46.9269" calcext:value-type="float">
            <text:p>46.9269</text:p>
          </table:table-cell>
          <table:table-cell/>
          <table:table-cell table:formula="of:=([.D70]-[.A70])/0.0166667" office:value-type="float" office:value="-18.4859630280737" calcext:value-type="float">
            <text:p>-18.4859630280737</text:p>
          </table:table-cell>
          <table:table-cell table:formula="of:=ABS([.E70]-[.B70])/0.0166667" office:value-type="float" office:value="567.058865882266" calcext:value-type="float">
            <text:p>567.058865882266</text:p>
          </table:table-cell>
          <table:table-cell table:formula="of:=([.F70]-[.C70])/0.0166667" office:value-type="float" office:value="101.147797704405" calcext:value-type="float">
            <text:p>101.147797704405</text:p>
          </table:table-cell>
          <table:table-cell table:formula="of:=DEGREES(ATAN(ABS([.F70]-[.C70])/ABS([.E70]-[.B70])))" office:value-type="float" office:value="10.1136345533821" calcext:value-type="float">
            <text:p>10.1136345533821</text:p>
          </table:table-cell>
          <table:table-cell table:formula="of:=SQRT(POWER([.H70];2)+POWER([.I70];2)+POWER([.J70];2))" office:value-type="float" office:value="576.305791386143" calcext:value-type="float">
            <text:p>576.305791386143</text:p>
          </table:table-cell>
        </table:table-row>
        <table:table-row table:style-name="ro1">
          <table:table-cell office:value-type="float" office:value="75.1964" calcext:value-type="float">
            <text:p>75.1964</text:p>
          </table:table-cell>
          <table:table-cell office:value-type="float" office:value="284.663" calcext:value-type="float">
            <text:p>284.663</text:p>
          </table:table-cell>
          <table:table-cell office:value-type="float" office:value="47.5222" calcext:value-type="float">
            <text:p>47.5222</text:p>
          </table:table-cell>
          <table:table-cell office:value-type="float" office:value="74.8935" calcext:value-type="float">
            <text:p>74.8935</text:p>
          </table:table-cell>
          <table:table-cell office:value-type="float" office:value="276.548" calcext:value-type="float">
            <text:p>276.548</text:p>
          </table:table-cell>
          <table:table-cell office:value-type="float" office:value="49.2149" calcext:value-type="float">
            <text:p>49.2149</text:p>
          </table:table-cell>
          <table:table-cell/>
          <table:table-cell table:formula="of:=([.D71]-[.A71])/0.0166667" office:value-type="float" office:value="-18.1739636520723" calcext:value-type="float">
            <text:p>-18.1739636520723</text:p>
          </table:table-cell>
          <table:table-cell table:formula="of:=ABS([.E71]-[.B71])/0.0166667" office:value-type="float" office:value="486.899026201948" calcext:value-type="float">
            <text:p>486.899026201948</text:p>
          </table:table-cell>
          <table:table-cell table:formula="of:=([.F71]-[.C71])/0.0166667" office:value-type="float" office:value="101.561796876406" calcext:value-type="float">
            <text:p>101.561796876406</text:p>
          </table:table-cell>
          <table:table-cell table:formula="of:=DEGREES(ATAN(ABS([.F71]-[.C71])/ABS([.E71]-[.B71])))" office:value-type="float" office:value="11.7823292854376" calcext:value-type="float">
            <text:p>11.7823292854376</text:p>
          </table:table-cell>
          <table:table-cell table:formula="of:=SQRT(POWER([.H71];2)+POWER([.I71];2)+POWER([.J71];2))" office:value-type="float" office:value="497.710511498398" calcext:value-type="float">
            <text:p>497.710511498398</text:p>
          </table:table-cell>
        </table:table-row>
        <table:table-row table:style-name="ro1">
          <table:table-cell office:value-type="float" office:value="75.2501" calcext:value-type="float">
            <text:p>75.2501</text:p>
          </table:table-cell>
          <table:table-cell office:value-type="float" office:value="293.157" calcext:value-type="float">
            <text:p>293.157</text:p>
          </table:table-cell>
          <table:table-cell office:value-type="float" office:value="45.2449" calcext:value-type="float">
            <text:p>45.2449</text:p>
          </table:table-cell>
          <table:table-cell office:value-type="float" office:value="75.1777" calcext:value-type="float">
            <text:p>75.1777</text:p>
          </table:table-cell>
          <table:table-cell office:value-type="float" office:value="282.027" calcext:value-type="float">
            <text:p>282.027</text:p>
          </table:table-cell>
          <table:table-cell office:value-type="float" office:value="47.6612" calcext:value-type="float">
            <text:p>47.6612</text:p>
          </table:table-cell>
          <table:table-cell/>
          <table:table-cell table:formula="of:=([.D72]-[.A72])/0.0166667" office:value-type="float" office:value="-4.34399131201748" calcext:value-type="float">
            <text:p>-4.34399131201748</text:p>
          </table:table-cell>
          <table:table-cell table:formula="of:=ABS([.E72]-[.B72])/0.0166667" office:value-type="float" office:value="667.798664402671" calcext:value-type="float">
            <text:p>667.798664402671</text:p>
          </table:table-cell>
          <table:table-cell table:formula="of:=([.F72]-[.C72])/0.0166667" office:value-type="float" office:value="144.97771004458" calcext:value-type="float">
            <text:p>144.97771004458</text:p>
          </table:table-cell>
          <table:table-cell table:formula="of:=DEGREES(ATAN(ABS([.F72]-[.C72])/ABS([.E72]-[.B72])))" office:value-type="float" office:value="12.2487223649953" calcext:value-type="float">
            <text:p>12.2487223649953</text:p>
          </table:table-cell>
          <table:table-cell table:formula="of:=SQRT(POWER([.H72];2)+POWER([.I72];2)+POWER([.J72];2))" office:value-type="float" office:value="683.36846784753" calcext:value-type="float">
            <text:p>683.36846784753</text:p>
          </table:table-cell>
        </table:table-row>
        <table:table-row table:style-name="ro1">
          <table:table-cell office:value-type="float" office:value="75.2401" calcext:value-type="float">
            <text:p>75.2401</text:p>
          </table:table-cell>
          <table:table-cell office:value-type="float" office:value="291.818" calcext:value-type="float">
            <text:p>291.818</text:p>
          </table:table-cell>
          <table:table-cell office:value-type="float" office:value="45.1898" calcext:value-type="float">
            <text:p>45.1898</text:p>
          </table:table-cell>
          <table:table-cell office:value-type="float" office:value="75.1681" calcext:value-type="float">
            <text:p>75.1681</text:p>
          </table:table-cell>
          <table:table-cell office:value-type="float" office:value="280.747" calcext:value-type="float">
            <text:p>280.747</text:p>
          </table:table-cell>
          <table:table-cell office:value-type="float" office:value="47.6016" calcext:value-type="float">
            <text:p>47.6016</text:p>
          </table:table-cell>
          <table:table-cell/>
          <table:table-cell table:formula="of:=([.D73]-[.A73])/0.0166667" office:value-type="float" office:value="-4.31999136001744" calcext:value-type="float">
            <text:p>-4.31999136001744</text:p>
          </table:table-cell>
          <table:table-cell table:formula="of:=ABS([.E73]-[.B73])/0.0166667" office:value-type="float" office:value="664.258671482655" calcext:value-type="float">
            <text:p>664.258671482655</text:p>
          </table:table-cell>
          <table:table-cell table:formula="of:=([.F73]-[.C73])/0.0166667" office:value-type="float" office:value="144.707710584579" calcext:value-type="float">
            <text:p>144.707710584579</text:p>
          </table:table-cell>
          <table:table-cell table:formula="of:=DEGREES(ATAN(ABS([.F73]-[.C73])/ABS([.E73]-[.B73])))" office:value-type="float" office:value="12.2897809583749" calcext:value-type="float">
            <text:p>12.2897809583749</text:p>
          </table:table-cell>
          <table:table-cell table:formula="of:=SQRT(POWER([.H73];2)+POWER([.I73];2)+POWER([.J73];2))" office:value-type="float" office:value="679.851870974761" calcext:value-type="float">
            <text:p>679.851870974761</text:p>
          </table:table-cell>
        </table:table-row>
        <table:table-row table:style-name="ro1">
          <table:table-cell office:value-type="float" office:value="75.2132" calcext:value-type="float">
            <text:p>75.2132</text:p>
          </table:table-cell>
          <table:table-cell office:value-type="float" office:value="287.555" calcext:value-type="float">
            <text:p>287.555</text:p>
          </table:table-cell>
          <table:table-cell office:value-type="float" office:value="46.3368" calcext:value-type="float">
            <text:p>46.3368</text:p>
          </table:table-cell>
          <table:table-cell office:value-type="float" office:value="75.3916" calcext:value-type="float">
            <text:p>75.3916</text:p>
          </table:table-cell>
          <table:table-cell office:value-type="float" office:value="276.799" calcext:value-type="float">
            <text:p>276.799</text:p>
          </table:table-cell>
          <table:table-cell office:value-type="float" office:value="48.1861" calcext:value-type="float">
            <text:p>48.1861</text:p>
          </table:table-cell>
          <table:table-cell/>
          <table:table-cell table:formula="of:=([.D74]-[.A74])/0.0166667" office:value-type="float" office:value="10.7039785920426" calcext:value-type="float">
            <text:p>10.7039785920426</text:p>
          </table:table-cell>
          <table:table-cell table:formula="of:=ABS([.E74]-[.B74])/0.0166667" office:value-type="float" office:value="645.358709282583" calcext:value-type="float">
            <text:p>645.358709282583</text:p>
          </table:table-cell>
          <table:table-cell table:formula="of:=([.F74]-[.C74])/0.0166667" office:value-type="float" office:value="110.957778084444" calcext:value-type="float">
            <text:p>110.957778084444</text:p>
          </table:table-cell>
          <table:table-cell table:formula="of:=DEGREES(ATAN(ABS([.F74]-[.C74])/ABS([.E74]-[.B74])))" office:value-type="float" office:value="9.75559399937695" calcext:value-type="float">
            <text:p>9.75559399937695</text:p>
          </table:table-cell>
          <table:table-cell table:formula="of:=SQRT(POWER([.H74];2)+POWER([.I74];2)+POWER([.J74];2))" office:value-type="float" office:value="654.915313091714" calcext:value-type="float">
            <text:p>654.915313091714</text:p>
          </table:table-cell>
        </table:table-row>
        <table:table-row table:style-name="ro1">
          <table:table-cell office:value-type="float" office:value="75.2485" calcext:value-type="float">
            <text:p>75.2485</text:p>
          </table:table-cell>
          <table:table-cell office:value-type="float" office:value="293.337" calcext:value-type="float">
            <text:p>293.337</text:p>
          </table:table-cell>
          <table:table-cell office:value-type="float" office:value="44.4484" calcext:value-type="float">
            <text:p>44.4484</text:p>
          </table:table-cell>
          <table:table-cell office:value-type="float" office:value="75.4285" calcext:value-type="float">
            <text:p>75.4285</text:p>
          </table:table-cell>
          <table:table-cell office:value-type="float" office:value="282.319" calcext:value-type="float">
            <text:p>282.319</text:p>
          </table:table-cell>
          <table:table-cell office:value-type="float" office:value="46.3645" calcext:value-type="float">
            <text:p>46.3645</text:p>
          </table:table-cell>
          <table:table-cell/>
          <table:table-cell table:formula="of:=([.D75]-[.A75])/0.0166667" office:value-type="float" office:value="10.7999784000428" calcext:value-type="float">
            <text:p>10.7999784000428</text:p>
          </table:table-cell>
          <table:table-cell table:formula="of:=ABS([.E75]-[.B75])/0.0166667" office:value-type="float" office:value="661.078677842643" calcext:value-type="float">
            <text:p>661.078677842643</text:p>
          </table:table-cell>
          <table:table-cell table:formula="of:=([.F75]-[.C75])/0.0166667" office:value-type="float" office:value="114.96577006846" calcext:value-type="float">
            <text:p>114.96577006846</text:p>
          </table:table-cell>
          <table:table-cell table:formula="of:=DEGREES(ATAN(ABS([.F75]-[.C75])/ABS([.E75]-[.B75])))" office:value-type="float" office:value="9.86543386424995" calcext:value-type="float">
            <text:p>9.86543386424995</text:p>
          </table:table-cell>
          <table:table-cell table:formula="of:=SQRT(POWER([.H75];2)+POWER([.I75];2)+POWER([.J75];2))" office:value-type="float" office:value="671.087763350705" calcext:value-type="float">
            <text:p>671.087763350705</text:p>
          </table:table-cell>
        </table:table-row>
        <table:table-row table:style-name="ro1">
          <table:table-cell office:value-type="float" office:value="75.5294" calcext:value-type="float">
            <text:p>75.5294</text:p>
          </table:table-cell>
          <table:table-cell office:value-type="float" office:value="296.119" calcext:value-type="float">
            <text:p>296.119</text:p>
          </table:table-cell>
          <table:table-cell office:value-type="float" office:value="44.283" calcext:value-type="float">
            <text:p>44.283</text:p>
          </table:table-cell>
          <table:table-cell office:value-type="float" office:value="75.4596" calcext:value-type="float">
            <text:p>75.4596</text:p>
          </table:table-cell>
          <table:table-cell office:value-type="float" office:value="286.211" calcext:value-type="float">
            <text:p>286.211</text:p>
          </table:table-cell>
          <table:table-cell office:value-type="float" office:value="46.5349" calcext:value-type="float">
            <text:p>46.5349</text:p>
          </table:table-cell>
          <table:table-cell/>
          <table:table-cell table:formula="of:=([.D76]-[.A76])/0.0166667" office:value-type="float" office:value="-4.1879916240168" calcext:value-type="float">
            <text:p>-4.1879916240168</text:p>
          </table:table-cell>
          <table:table-cell table:formula="of:=ABS([.E76]-[.B76])/0.0166667" office:value-type="float" office:value="594.478811042379" calcext:value-type="float">
            <text:p>594.478811042379</text:p>
          </table:table-cell>
          <table:table-cell table:formula="of:=([.F76]-[.C76])/0.0166667" office:value-type="float" office:value="135.11372977254" calcext:value-type="float">
            <text:p>135.11372977254</text:p>
          </table:table-cell>
          <table:table-cell table:formula="of:=DEGREES(ATAN(ABS([.F76]-[.C76])/ABS([.E76]-[.B76])))" office:value-type="float" office:value="12.8047159624585" calcext:value-type="float">
            <text:p>12.8047159624585</text:p>
          </table:table-cell>
          <table:table-cell table:formula="of:=SQRT(POWER([.H76];2)+POWER([.I76];2)+POWER([.J76];2))" office:value-type="float" office:value="609.654259416967" calcext:value-type="float">
            <text:p>609.654259416967</text:p>
          </table:table-cell>
        </table:table-row>
        <table:table-row table:style-name="ro1">
          <table:table-cell office:value-type="float" office:value="74.9659" calcext:value-type="float">
            <text:p>74.9659</text:p>
          </table:table-cell>
          <table:table-cell office:value-type="float" office:value="288.843" calcext:value-type="float">
            <text:p>288.843</text:p>
          </table:table-cell>
          <table:table-cell office:value-type="float" office:value="46.4007" calcext:value-type="float">
            <text:p>46.4007</text:p>
          </table:table-cell>
          <table:table-cell office:value-type="float" office:value="74.901" calcext:value-type="float">
            <text:p>74.901</text:p>
          </table:table-cell>
          <table:table-cell office:value-type="float" office:value="277.906" calcext:value-type="float">
            <text:p>277.906</text:p>
          </table:table-cell>
          <table:table-cell office:value-type="float" office:value="48.7687" calcext:value-type="float">
            <text:p>48.7687</text:p>
          </table:table-cell>
          <table:table-cell/>
          <table:table-cell table:formula="of:=([.D77]-[.A77])/0.0166667" office:value-type="float" office:value="-3.89399221201609" calcext:value-type="float">
            <text:p>-3.89399221201609</text:p>
          </table:table-cell>
          <table:table-cell table:formula="of:=ABS([.E77]-[.B77])/0.0166667" office:value-type="float" office:value="656.218687562626" calcext:value-type="float">
            <text:p>656.218687562626</text:p>
          </table:table-cell>
          <table:table-cell table:formula="of:=([.F77]-[.C77])/0.0166667" office:value-type="float" office:value="142.079715840568" calcext:value-type="float">
            <text:p>142.079715840568</text:p>
          </table:table-cell>
          <table:table-cell table:formula="of:=DEGREES(ATAN(ABS([.F77]-[.C77])/ABS([.E77]-[.B77])))" office:value-type="float" office:value="12.2166993278526" calcext:value-type="float">
            <text:p>12.2166993278526</text:p>
          </table:table-cell>
          <table:table-cell table:formula="of:=SQRT(POWER([.H77];2)+POWER([.I77];2)+POWER([.J77];2))" office:value-type="float" office:value="671.434862615205" calcext:value-type="float">
            <text:p>671.434862615205</text:p>
          </table:table-cell>
        </table:table-row>
        <table:table-row table:style-name="ro1">
          <table:table-cell office:value-type="float" office:value="74.4566" calcext:value-type="float">
            <text:p>74.4566</text:p>
          </table:table-cell>
          <table:table-cell office:value-type="float" office:value="290.351" calcext:value-type="float">
            <text:p>290.351</text:p>
          </table:table-cell>
          <table:table-cell office:value-type="float" office:value="45.4174" calcext:value-type="float">
            <text:p>45.4174</text:p>
          </table:table-cell>
          <table:table-cell office:value-type="float" office:value="74.1512" calcext:value-type="float">
            <text:p>74.1512</text:p>
          </table:table-cell>
          <table:table-cell office:value-type="float" office:value="279.361" calcext:value-type="float">
            <text:p>279.361</text:p>
          </table:table-cell>
          <table:table-cell office:value-type="float" office:value="47.5685" calcext:value-type="float">
            <text:p>47.5685</text:p>
          </table:table-cell>
          <table:table-cell/>
          <table:table-cell table:formula="of:=([.D78]-[.A78])/0.0166667" office:value-type="float" office:value="-18.3239633520728" calcext:value-type="float">
            <text:p>-18.3239633520728</text:p>
          </table:table-cell>
          <table:table-cell table:formula="of:=ABS([.E78]-[.B78])/0.0166667" office:value-type="float" office:value="659.398681202638" calcext:value-type="float">
            <text:p>659.398681202638</text:p>
          </table:table-cell>
          <table:table-cell table:formula="of:=([.F78]-[.C78])/0.0166667" office:value-type="float" office:value="129.065741868516" calcext:value-type="float">
            <text:p>129.065741868516</text:p>
          </table:table-cell>
          <table:table-cell table:formula="of:=DEGREES(ATAN(ABS([.F78]-[.C78])/ABS([.E78]-[.B78])))" office:value-type="float" office:value="11.0746342965272" calcext:value-type="float">
            <text:p>11.0746342965272</text:p>
          </table:table-cell>
          <table:table-cell table:formula="of:=SQRT(POWER([.H78];2)+POWER([.I78];2)+POWER([.J78];2))" office:value-type="float" office:value="672.160958497871" calcext:value-type="float">
            <text:p>672.160958497871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4.853" calcext:value-type="float">
            <text:p>284.853</text:p>
          </table:table-cell>
          <table:table-cell office:value-type="float" office:value="46.4905" calcext:value-type="float">
            <text:p>46.4905</text:p>
          </table:table-cell>
          <table:table-cell office:value-type="float" office:value="74.8748" calcext:value-type="float">
            <text:p>74.8748</text:p>
          </table:table-cell>
          <table:table-cell office:value-type="float" office:value="274.142" calcext:value-type="float">
            <text:p>274.142</text:p>
          </table:table-cell>
          <table:table-cell office:value-type="float" office:value="48.5856" calcext:value-type="float">
            <text:p>48.5856</text:p>
          </table:table-cell>
          <table:table-cell/>
          <table:table-cell table:formula="of:=([.D79]-[.A79])/0.0166667" office:value-type="float" office:value="-3.86999226001605" calcext:value-type="float">
            <text:p>-3.86999226001605</text:p>
          </table:table-cell>
          <table:table-cell table:formula="of:=ABS([.E79]-[.B79])/0.0166667" office:value-type="float" office:value="642.658714682571" calcext:value-type="float">
            <text:p>642.658714682571</text:p>
          </table:table-cell>
          <table:table-cell table:formula="of:=([.F79]-[.C79])/0.0166667" office:value-type="float" office:value="125.705748588503" calcext:value-type="float">
            <text:p>125.705748588503</text:p>
          </table:table-cell>
          <table:table-cell table:formula="of:=DEGREES(ATAN(ABS([.F79]-[.C79])/ABS([.E79]-[.B79])))" office:value-type="float" office:value="11.0674697375557" calcext:value-type="float">
            <text:p>11.0674697375557</text:p>
          </table:table-cell>
          <table:table-cell table:formula="of:=SQRT(POWER([.H79];2)+POWER([.I79];2)+POWER([.J79];2))" office:value-type="float" office:value="654.848941074003" calcext:value-type="float">
            <text:p>654.848941074003</text:p>
          </table:table-cell>
        </table:table-row>
        <table:table-row table:style-name="ro1">
          <table:table-cell office:value-type="float" office:value="75.1942" calcext:value-type="float">
            <text:p>75.1942</text:p>
          </table:table-cell>
          <table:table-cell office:value-type="float" office:value="284.876" calcext:value-type="float">
            <text:p>284.876</text:p>
          </table:table-cell>
          <table:table-cell office:value-type="float" office:value="46.4848" calcext:value-type="float">
            <text:p>46.4848</text:p>
          </table:table-cell>
          <table:table-cell office:value-type="float" office:value="75.3631" calcext:value-type="float">
            <text:p>75.3631</text:p>
          </table:table-cell>
          <table:table-cell office:value-type="float" office:value="272.904" calcext:value-type="float">
            <text:p>272.904</text:p>
          </table:table-cell>
          <table:table-cell office:value-type="float" office:value="48.765" calcext:value-type="float">
            <text:p>48.765</text:p>
          </table:table-cell>
          <table:table-cell/>
          <table:table-cell table:formula="of:=([.D80]-[.A80])/0.0166667" office:value-type="float" office:value="10.133979732041" calcext:value-type="float">
            <text:p>10.133979732041</text:p>
          </table:table-cell>
          <table:table-cell table:formula="of:=ABS([.E80]-[.B80])/0.0166667" office:value-type="float" office:value="718.318563362872" calcext:value-type="float">
            <text:p>718.318563362872</text:p>
          </table:table-cell>
          <table:table-cell table:formula="of:=([.F80]-[.C80])/0.0166667" office:value-type="float" office:value="136.811726376547" calcext:value-type="float">
            <text:p>136.811726376547</text:p>
          </table:table-cell>
          <table:table-cell table:formula="of:=DEGREES(ATAN(ABS([.F80]-[.C80])/ABS([.E80]-[.B80])))" office:value-type="float" office:value="10.7834621802245" calcext:value-type="float">
            <text:p>10.7834621802245</text:p>
          </table:table-cell>
          <table:table-cell table:formula="of:=SQRT(POWER([.H80];2)+POWER([.I80];2)+POWER([.J80];2))" office:value-type="float" office:value="731.301377334298" calcext:value-type="float">
            <text:p>731.301377334298</text:p>
          </table:table-cell>
        </table:table-row>
        <table:table-row table:style-name="ro1">
          <table:table-cell office:value-type="float" office:value="75.1856" calcext:value-type="float">
            <text:p>75.1856</text:p>
          </table:table-cell>
          <table:table-cell office:value-type="float" office:value="283.469" calcext:value-type="float">
            <text:p>283.469</text:p>
          </table:table-cell>
          <table:table-cell office:value-type="float" office:value="46.9463" calcext:value-type="float">
            <text:p>46.9463</text:p>
          </table:table-cell>
          <table:table-cell office:value-type="float" office:value="75.3631" calcext:value-type="float">
            <text:p>75.3631</text:p>
          </table:table-cell>
          <table:table-cell office:value-type="float" office:value="272.899" calcext:value-type="float">
            <text:p>272.899</text:p>
          </table:table-cell>
          <table:table-cell office:value-type="float" office:value="48.7657" calcext:value-type="float">
            <text:p>48.7657</text:p>
          </table:table-cell>
          <table:table-cell/>
          <table:table-cell table:formula="of:=([.D81]-[.A81])/0.0166667" office:value-type="float" office:value="10.6499787000431" calcext:value-type="float">
            <text:p>10.6499787000431</text:p>
          </table:table-cell>
          <table:table-cell table:formula="of:=ABS([.E81]-[.B81])/0.0166667" office:value-type="float" office:value="634.198731602536" calcext:value-type="float">
            <text:p>634.198731602536</text:p>
          </table:table-cell>
          <table:table-cell table:formula="of:=([.F81]-[.C81])/0.0166667" office:value-type="float" office:value="109.163781672437" calcext:value-type="float">
            <text:p>109.163781672437</text:p>
          </table:table-cell>
          <table:table-cell table:formula="of:=DEGREES(ATAN(ABS([.F81]-[.C81])/ABS([.E81]-[.B81])))" office:value-type="float" office:value="9.76654130738749" calcext:value-type="float">
            <text:p>9.76654130738749</text:p>
          </table:table-cell>
          <table:table-cell table:formula="of:=SQRT(POWER([.H81];2)+POWER([.I81];2)+POWER([.J81];2))" office:value-type="float" office:value="643.613381185945" calcext:value-type="float">
            <text:p>643.613381185945</text:p>
          </table:table-cell>
        </table:table-row>
        <table:table-row table:style-name="ro1">
          <table:table-cell office:value-type="float" office:value="75.2213" calcext:value-type="float">
            <text:p>75.2213</text:p>
          </table:table-cell>
          <table:table-cell office:value-type="float" office:value="289.033" calcext:value-type="float">
            <text:p>289.033</text:p>
          </table:table-cell>
          <table:table-cell office:value-type="float" office:value="45.6082" calcext:value-type="float">
            <text:p>45.6082</text:p>
          </table:table-cell>
          <table:table-cell office:value-type="float" office:value="75.1585" calcext:value-type="float">
            <text:p>75.1585</text:p>
          </table:table-cell>
          <table:table-cell office:value-type="float" office:value="279.462" calcext:value-type="float">
            <text:p>279.462</text:p>
          </table:table-cell>
          <table:table-cell office:value-type="float" office:value="47.544" calcext:value-type="float">
            <text:p>47.544</text:p>
          </table:table-cell>
          <table:table-cell/>
          <table:table-cell table:formula="of:=([.D82]-[.A82])/0.0166667" office:value-type="float" office:value="-3.76799246401482" calcext:value-type="float">
            <text:p>-3.76799246401482</text:p>
          </table:table-cell>
          <table:table-cell table:formula="of:=ABS([.E82]-[.B82])/0.0166667" office:value-type="float" office:value="574.258851482299" calcext:value-type="float">
            <text:p>574.258851482299</text:p>
          </table:table-cell>
          <table:table-cell table:formula="of:=([.F82]-[.C82])/0.0166667" office:value-type="float" office:value="116.147767704465" calcext:value-type="float">
            <text:p>116.147767704465</text:p>
          </table:table-cell>
          <table:table-cell table:formula="of:=DEGREES(ATAN(ABS([.F82]-[.C82])/ABS([.E82]-[.B82])))" office:value-type="float" office:value="11.4342111456405" calcext:value-type="float">
            <text:p>11.4342111456405</text:p>
          </table:table-cell>
          <table:table-cell table:formula="of:=SQRT(POWER([.H82];2)+POWER([.I82];2)+POWER([.J82];2))" office:value-type="float" office:value="585.899078524372" calcext:value-type="float">
            <text:p>585.899078524372</text:p>
          </table:table-cell>
        </table:table-row>
        <table:table-row table:style-name="ro1">
          <table:table-cell office:value-type="float" office:value="74.721" calcext:value-type="float">
            <text:p>74.721</text:p>
          </table:table-cell>
          <table:table-cell office:value-type="float" office:value="291.888" calcext:value-type="float">
            <text:p>291.888</text:p>
          </table:table-cell>
          <table:table-cell office:value-type="float" office:value="44.6724" calcext:value-type="float">
            <text:p>44.6724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280.857" calcext:value-type="float">
            <text:p>280.857</text:p>
          </table:table-cell>
          <table:table-cell office:value-type="float" office:value="46.8416" calcext:value-type="float">
            <text:p>46.8416</text:p>
          </table:table-cell>
          <table:table-cell/>
          <table:table-cell table:formula="of:=([.D83]-[.A83])/0.0166667" office:value-type="float" office:value="-3.60599278801476" calcext:value-type="float">
            <text:p>-3.60599278801476</text:p>
          </table:table-cell>
          <table:table-cell table:formula="of:=ABS([.E83]-[.B83])/0.0166667" office:value-type="float" office:value="661.858676282644" calcext:value-type="float">
            <text:p>661.858676282644</text:p>
          </table:table-cell>
          <table:table-cell table:formula="of:=([.F83]-[.C83])/0.0166667" office:value-type="float" office:value="130.15173969652" calcext:value-type="float">
            <text:p>130.15173969652</text:p>
          </table:table-cell>
          <table:table-cell table:formula="of:=DEGREES(ATAN(ABS([.F83]-[.C83])/ABS([.E83]-[.B83])))" office:value-type="float" office:value="11.1250248362204" calcext:value-type="float">
            <text:p>11.1250248362204</text:p>
          </table:table-cell>
          <table:table-cell table:formula="of:=SQRT(POWER([.H83];2)+POWER([.I83];2)+POWER([.J83];2))" office:value-type="float" office:value="674.543835418153" calcext:value-type="float">
            <text:p>674.543835418153</text:p>
          </table:table-cell>
        </table:table-row>
        <table:table-row table:style-name="ro1">
          <table:table-cell office:value-type="float" office:value="75.0061" calcext:value-type="float">
            <text:p>75.0061</text:p>
          </table:table-cell>
          <table:table-cell office:value-type="float" office:value="296.135" calcext:value-type="float">
            <text:p>296.135</text:p>
          </table:table-cell>
          <table:table-cell office:value-type="float" office:value="44.0273" calcext:value-type="float">
            <text:p>44.0273</text:p>
          </table:table-cell>
          <table:table-cell office:value-type="float" office:value="75.1937" calcext:value-type="float">
            <text:p>75.1937</text:p>
          </table:table-cell>
          <table:table-cell office:value-type="float" office:value="284.937" calcext:value-type="float">
            <text:p>284.937</text:p>
          </table:table-cell>
          <table:table-cell office:value-type="float" office:value="46.2238" calcext:value-type="float">
            <text:p>46.2238</text:p>
          </table:table-cell>
          <table:table-cell/>
          <table:table-cell table:formula="of:=([.D84]-[.A84])/0.0166667" office:value-type="float" office:value="11.2559774880452" calcext:value-type="float">
            <text:p>11.2559774880452</text:p>
          </table:table-cell>
          <table:table-cell table:formula="of:=ABS([.E84]-[.B84])/0.0166667" office:value-type="float" office:value="671.878656242686" calcext:value-type="float">
            <text:p>671.878656242686</text:p>
          </table:table-cell>
          <table:table-cell table:formula="of:=([.F84]-[.C84])/0.0166667" office:value-type="float" office:value="131.789736420527" calcext:value-type="float">
            <text:p>131.789736420527</text:p>
          </table:table-cell>
          <table:table-cell table:formula="of:=DEGREES(ATAN(ABS([.F84]-[.C84])/ABS([.E84]-[.B84])))" office:value-type="float" office:value="11.097732323968" calcext:value-type="float">
            <text:p>11.097732323968</text:p>
          </table:table-cell>
          <table:table-cell table:formula="of:=SQRT(POWER([.H84];2)+POWER([.I84];2)+POWER([.J84];2))" office:value-type="float" office:value="684.77453250649" calcext:value-type="float">
            <text:p>684.77453250649</text:p>
          </table:table-cell>
        </table:table-row>
        <table:table-row table:style-name="ro1">
          <table:table-cell office:value-type="float" office:value="75.2395" calcext:value-type="float">
            <text:p>75.2395</text:p>
          </table:table-cell>
          <table:table-cell office:value-type="float" office:value="291.866" calcext:value-type="float">
            <text:p>291.866</text:p>
          </table:table-cell>
          <table:table-cell office:value-type="float" office:value="44.9269" calcext:value-type="float">
            <text:p>44.9269</text:p>
          </table:table-cell>
          <table:table-cell office:value-type="float" office:value="75.1669" calcext:value-type="float">
            <text:p>75.1669</text:p>
          </table:table-cell>
          <table:table-cell office:value-type="float" office:value="280.839" calcext:value-type="float">
            <text:p>280.839</text:p>
          </table:table-cell>
          <table:table-cell office:value-type="float" office:value="47.0892" calcext:value-type="float">
            <text:p>47.0892</text:p>
          </table:table-cell>
          <table:table-cell/>
          <table:table-cell table:formula="of:=([.D85]-[.A85])/0.0166667" office:value-type="float" office:value="-4.35599128801793" calcext:value-type="float">
            <text:p>-4.35599128801793</text:p>
          </table:table-cell>
          <table:table-cell table:formula="of:=ABS([.E85]-[.B85])/0.0166667" office:value-type="float" office:value="661.618676762646" calcext:value-type="float">
            <text:p>661.618676762646</text:p>
          </table:table-cell>
          <table:table-cell table:formula="of:=([.F85]-[.C85])/0.0166667" office:value-type="float" office:value="129.737740524519" calcext:value-type="float">
            <text:p>129.737740524519</text:p>
          </table:table-cell>
          <table:table-cell table:formula="of:=DEGREES(ATAN(ABS([.F85]-[.C85])/ABS([.E85]-[.B85])))" office:value-type="float" office:value="11.0944392088017" calcext:value-type="float">
            <text:p>11.0944392088017</text:p>
          </table:table-cell>
          <table:table-cell table:formula="of:=SQRT(POWER([.H85];2)+POWER([.I85];2)+POWER([.J85];2))" office:value-type="float" office:value="674.232993421164" calcext:value-type="float">
            <text:p>674.232993421164</text:p>
          </table:table-cell>
        </table:table-row>
        <table:table-row table:style-name="ro1">
          <table:table-cell office:value-type="float" office:value="74.6983" calcext:value-type="float">
            <text:p>74.6983</text:p>
          </table:table-cell>
          <table:table-cell office:value-type="float" office:value="287.672" calcext:value-type="float">
            <text:p>287.672</text:p>
          </table:table-cell>
          <table:table-cell office:value-type="float" office:value="45.5642" calcext:value-type="float">
            <text:p>45.5642</text:p>
          </table:table-cell>
          <table:table-cell office:value-type="float" office:value="74.6385" calcext:value-type="float">
            <text:p>74.6385</text:p>
          </table:table-cell>
          <table:table-cell office:value-type="float" office:value="276.884" calcext:value-type="float">
            <text:p>276.884</text:p>
          </table:table-cell>
          <table:table-cell office:value-type="float" office:value="47.4386" calcext:value-type="float">
            <text:p>47.4386</text:p>
          </table:table-cell>
          <table:table-cell/>
          <table:table-cell table:formula="of:=([.D86]-[.A86])/0.0166667" office:value-type="float" office:value="-3.58799282401494" calcext:value-type="float">
            <text:p>-3.58799282401494</text:p>
          </table:table-cell>
          <table:table-cell table:formula="of:=ABS([.E86]-[.B86])/0.0166667" office:value-type="float" office:value="647.27870544259" calcext:value-type="float">
            <text:p>647.27870544259</text:p>
          </table:table-cell>
          <table:table-cell table:formula="of:=([.F86]-[.C86])/0.0166667" office:value-type="float" office:value="112.46377507245" calcext:value-type="float">
            <text:p>112.46377507245</text:p>
          </table:table-cell>
          <table:table-cell table:formula="of:=DEGREES(ATAN(ABS([.F86]-[.C86])/ABS([.E86]-[.B86])))" office:value-type="float" office:value="9.85666191080117" calcext:value-type="float">
            <text:p>9.85666191080117</text:p>
          </table:table-cell>
          <table:table-cell table:formula="of:=SQRT(POWER([.H86];2)+POWER([.I86];2)+POWER([.J86];2))" office:value-type="float" office:value="656.986070564275" calcext:value-type="float">
            <text:p>656.986070564275</text:p>
          </table:table-cell>
        </table:table-row>
        <table:table-row table:style-name="ro1">
          <table:table-cell office:value-type="float" office:value="75.2023" calcext:value-type="float">
            <text:p>75.2023</text:p>
          </table:table-cell>
          <table:table-cell office:value-type="float" office:value="286.348" calcext:value-type="float">
            <text:p>286.348</text:p>
          </table:table-cell>
          <table:table-cell office:value-type="float" office:value="45.7591" calcext:value-type="float">
            <text:p>45.7591</text:p>
          </table:table-cell>
          <table:table-cell office:value-type="float" office:value="75.3806" calcext:value-type="float">
            <text:p>75.3806</text:p>
          </table:table-cell>
          <table:table-cell office:value-type="float" office:value="275.649" calcext:value-type="float">
            <text:p>275.649</text:p>
          </table:table-cell>
          <table:table-cell office:value-type="float" office:value="47.6173" calcext:value-type="float">
            <text:p>47.6173</text:p>
          </table:table-cell>
          <table:table-cell/>
          <table:table-cell table:formula="of:=([.D87]-[.A87])/0.0166667" office:value-type="float" office:value="10.6979786040432" calcext:value-type="float">
            <text:p>10.6979786040432</text:p>
          </table:table-cell>
          <table:table-cell table:formula="of:=ABS([.E87]-[.B87])/0.0166667" office:value-type="float" office:value="641.938716122569" calcext:value-type="float">
            <text:p>641.938716122569</text:p>
          </table:table-cell>
          <table:table-cell table:formula="of:=([.F87]-[.C87])/0.0166667" office:value-type="float" office:value="111.491777016446" calcext:value-type="float">
            <text:p>111.491777016446</text:p>
          </table:table-cell>
          <table:table-cell table:formula="of:=DEGREES(ATAN(ABS([.F87]-[.C87])/ABS([.E87]-[.B87])))" office:value-type="float" office:value="9.85283396260059" calcext:value-type="float">
            <text:p>9.85283396260059</text:p>
          </table:table-cell>
          <table:table-cell table:formula="of:=SQRT(POWER([.H87];2)+POWER([.I87];2)+POWER([.J87];2))" office:value-type="float" office:value="651.636538528641" calcext:value-type="float">
            <text:p>651.636538528641</text:p>
          </table:table-cell>
        </table:table-row>
        <table:table-row table:style-name="ro1">
          <table:table-cell office:value-type="float" office:value="74.9714" calcext:value-type="float">
            <text:p>74.9714</text:p>
          </table:table-cell>
          <table:table-cell office:value-type="float" office:value="290.518" calcext:value-type="float">
            <text:p>290.518</text:p>
          </table:table-cell>
          <table:table-cell office:value-type="float" office:value="44.8775" calcext:value-type="float">
            <text:p>44.8775</text:p>
          </table:table-cell>
          <table:table-cell office:value-type="float" office:value="75.1569" calcext:value-type="float">
            <text:p>75.1569</text:p>
          </table:table-cell>
          <table:table-cell office:value-type="float" office:value="279.623" calcext:value-type="float">
            <text:p>279.623</text:p>
          </table:table-cell>
          <table:table-cell office:value-type="float" office:value="46.7734" calcext:value-type="float">
            <text:p>46.7734</text:p>
          </table:table-cell>
          <table:table-cell/>
          <table:table-cell table:formula="of:=([.D88]-[.A88])/0.0166667" office:value-type="float" office:value="11.1299777400439" calcext:value-type="float">
            <text:p>11.1299777400439</text:p>
          </table:table-cell>
          <table:table-cell table:formula="of:=ABS([.E88]-[.B88])/0.0166667" office:value-type="float" office:value="653.698692602614" calcext:value-type="float">
            <text:p>653.698692602614</text:p>
          </table:table-cell>
          <table:table-cell table:formula="of:=([.F88]-[.C88])/0.0166667" office:value-type="float" office:value="113.753772492455" calcext:value-type="float">
            <text:p>113.753772492455</text:p>
          </table:table-cell>
          <table:table-cell table:formula="of:=DEGREES(ATAN(ABS([.F88]-[.C88])/ABS([.E88]-[.B88])))" office:value-type="float" office:value="9.87151058608601" calcext:value-type="float">
            <text:p>9.87151058608601</text:p>
          </table:table-cell>
          <table:table-cell table:formula="of:=SQRT(POWER([.H88];2)+POWER([.I88];2)+POWER([.J88];2))" office:value-type="float" office:value="663.61568537153" calcext:value-type="float">
            <text:p>663.61568537153</text:p>
          </table:table-cell>
        </table:table-row>
        <table:table-row table:style-name="ro1">
          <table:table-cell office:value-type="float" office:value="75.4677" calcext:value-type="float">
            <text:p>75.4677</text:p>
          </table:table-cell>
          <table:table-cell office:value-type="float" office:value="287.801" calcext:value-type="float">
            <text:p>287.801</text:p>
          </table:table-cell>
          <table:table-cell office:value-type="float" office:value="45.2841" calcext:value-type="float">
            <text:p>45.2841</text:p>
          </table:table-cell>
          <table:table-cell office:value-type="float" office:value="75.6404" calcext:value-type="float">
            <text:p>75.6404</text:p>
          </table:table-cell>
          <table:table-cell office:value-type="float" office:value="277.032" calcext:value-type="float">
            <text:p>277.032</text:p>
          </table:table-cell>
          <table:table-cell office:value-type="float" office:value="47.1596" calcext:value-type="float">
            <text:p>47.1596</text:p>
          </table:table-cell>
          <table:table-cell/>
          <table:table-cell table:formula="of:=([.D89]-[.A89])/0.0166667" office:value-type="float" office:value="10.3619792760418" calcext:value-type="float">
            <text:p>10.3619792760418</text:p>
          </table:table-cell>
          <table:table-cell table:formula="of:=ABS([.E89]-[.B89])/0.0166667" office:value-type="float" office:value="646.138707722585" calcext:value-type="float">
            <text:p>646.138707722585</text:p>
          </table:table-cell>
          <table:table-cell table:formula="of:=([.F89]-[.C89])/0.0166667" office:value-type="float" office:value="112.52977494045" calcext:value-type="float">
            <text:p>112.52977494045</text:p>
          </table:table-cell>
          <table:table-cell table:formula="of:=DEGREES(ATAN(ABS([.F89]-[.C89])/ABS([.E89]-[.B89])))" office:value-type="float" office:value="9.8793905795091" calcext:value-type="float">
            <text:p>9.8793905795091</text:p>
          </table:table-cell>
          <table:table-cell table:formula="of:=SQRT(POWER([.H89];2)+POWER([.I89];2)+POWER([.J89];2))" office:value-type="float" office:value="655.946301521761" calcext:value-type="float">
            <text:p>655.946301521761</text:p>
          </table:table-cell>
        </table:table-row>
        <table:table-row table:style-name="ro1">
          <table:table-cell office:value-type="float" office:value="74.9813" calcext:value-type="float">
            <text:p>74.9813</text:p>
          </table:table-cell>
          <table:table-cell office:value-type="float" office:value="291.791" calcext:value-type="float">
            <text:p>291.791</text:p>
          </table:table-cell>
          <table:table-cell office:value-type="float" office:value="45.1962" calcext:value-type="float">
            <text:p>45.1962</text:p>
          </table:table-cell>
          <table:table-cell office:value-type="float" office:value="75.1675" calcext:value-type="float">
            <text:p>75.1675</text:p>
          </table:table-cell>
          <table:table-cell office:value-type="float" office:value="280.796" calcext:value-type="float">
            <text:p>280.796</text:p>
          </table:table-cell>
          <table:table-cell office:value-type="float" office:value="47.345" calcext:value-type="float">
            <text:p>47.345</text:p>
          </table:table-cell>
          <table:table-cell/>
          <table:table-cell table:formula="of:=([.D90]-[.A90])/0.0166667" office:value-type="float" office:value="11.1719776560447" calcext:value-type="float">
            <text:p>11.1719776560447</text:p>
          </table:table-cell>
          <table:table-cell table:formula="of:=ABS([.E90]-[.B90])/0.0166667" office:value-type="float" office:value="659.698680602639" calcext:value-type="float">
            <text:p>659.698680602639</text:p>
          </table:table-cell>
          <table:table-cell table:formula="of:=([.F90]-[.C90])/0.0166667" office:value-type="float" office:value="128.927742144516" calcext:value-type="float">
            <text:p>128.927742144516</text:p>
          </table:table-cell>
          <table:table-cell table:formula="of:=DEGREES(ATAN(ABS([.F90]-[.C90])/ABS([.E90]-[.B90])))" office:value-type="float" office:value="11.0581784221835" calcext:value-type="float">
            <text:p>11.0581784221835</text:p>
          </table:table-cell>
          <table:table-cell table:formula="of:=SQRT(POWER([.H90];2)+POWER([.I90];2)+POWER([.J90];2))" office:value-type="float" office:value="672.271912969814" calcext:value-type="float">
            <text:p>672.271912969814</text:p>
          </table:table-cell>
        </table:table-row>
        <table:table-row table:style-name="ro1">
          <table:table-cell office:value-type="float" office:value="75.0156" calcext:value-type="float">
            <text:p>75.0156</text:p>
          </table:table-cell>
          <table:table-cell office:value-type="float" office:value="297.503" calcext:value-type="float">
            <text:p>297.503</text:p>
          </table:table-cell>
          <table:table-cell office:value-type="float" office:value="44.0791" calcext:value-type="float">
            <text:p>44.0791</text:p>
          </table:table-cell>
          <table:table-cell office:value-type="float" office:value="74.9562" calcext:value-type="float">
            <text:p>74.9562</text:p>
          </table:table-cell>
          <table:table-cell office:value-type="float" office:value="287.585" calcext:value-type="float">
            <text:p>287.585</text:p>
          </table:table-cell>
          <table:table-cell office:value-type="float" office:value="46.0815" calcext:value-type="float">
            <text:p>46.0815</text:p>
          </table:table-cell>
          <table:table-cell/>
          <table:table-cell table:formula="of:=([.D91]-[.A91])/0.0166667" office:value-type="float" office:value="-3.5639928720149" calcext:value-type="float">
            <text:p>-3.5639928720149</text:p>
          </table:table-cell>
          <table:table-cell table:formula="of:=ABS([.E91]-[.B91])/0.0166667" office:value-type="float" office:value="595.078809842381" calcext:value-type="float">
            <text:p>595.078809842381</text:p>
          </table:table-cell>
          <table:table-cell table:formula="of:=([.F91]-[.C91])/0.0166667" office:value-type="float" office:value="120.143759712481" calcext:value-type="float">
            <text:p>120.143759712481</text:p>
          </table:table-cell>
          <table:table-cell table:formula="of:=DEGREES(ATAN(ABS([.F91]-[.C91])/ABS([.E91]-[.B91])))" office:value-type="float" office:value="11.4143237664333" calcext:value-type="float">
            <text:p>11.4143237664333</text:p>
          </table:table-cell>
          <table:table-cell table:formula="of:=SQRT(POWER([.H91];2)+POWER([.I91];2)+POWER([.J91];2))" office:value-type="float" office:value="607.096380294321" calcext:value-type="float">
            <text:p>607.096380294321</text:p>
          </table:table-cell>
        </table:table-row>
        <table:table-row table:style-name="ro1">
          <table:table-cell office:value-type="float" office:value="74.7551" calcext:value-type="float">
            <text:p>74.7551</text:p>
          </table:table-cell>
          <table:table-cell office:value-type="float" office:value="297.37" calcext:value-type="float">
            <text:p>297.37</text:p>
          </table:table-cell>
          <table:table-cell office:value-type="float" office:value="44.6189" calcext:value-type="float">
            <text:p>44.6189</text:p>
          </table:table-cell>
          <table:table-cell office:value-type="float" office:value="74.445" calcext:value-type="float">
            <text:p>74.445</text:p>
          </table:table-cell>
          <table:table-cell office:value-type="float" office:value="287.431" calcext:value-type="float">
            <text:p>287.431</text:p>
          </table:table-cell>
          <table:table-cell office:value-type="float" office:value="46.6153" calcext:value-type="float">
            <text:p>46.6153</text:p>
          </table:table-cell>
          <table:table-cell/>
          <table:table-cell table:formula="of:=([.D92]-[.A92])/0.0166667" office:value-type="float" office:value="-18.6059627880748" calcext:value-type="float">
            <text:p>-18.6059627880748</text:p>
          </table:table-cell>
          <table:table-cell table:formula="of:=ABS([.E92]-[.B92])/0.0166667" office:value-type="float" office:value="596.338807322387" calcext:value-type="float">
            <text:p>596.338807322387</text:p>
          </table:table-cell>
          <table:table-cell table:formula="of:=([.F92]-[.C92])/0.0166667" office:value-type="float" office:value="119.783760432479" calcext:value-type="float">
            <text:p>119.783760432479</text:p>
          </table:table-cell>
          <table:table-cell table:formula="of:=DEGREES(ATAN(ABS([.F92]-[.C92])/ABS([.E92]-[.B92])))" office:value-type="float" office:value="11.3575945213003" calcext:value-type="float">
            <text:p>11.3575945213003</text:p>
          </table:table-cell>
          <table:table-cell table:formula="of:=SQRT(POWER([.H92];2)+POWER([.I92];2)+POWER([.J92];2))" office:value-type="float" office:value="608.534554674838" calcext:value-type="float">
            <text:p>608.534554674838</text:p>
          </table:table-cell>
        </table:table-row>
        <table:table-row table:style-name="ro1">
          <table:table-cell office:value-type="float" office:value="74.9733" calcext:value-type="float">
            <text:p>74.9733</text:p>
          </table:table-cell>
          <table:table-cell office:value-type="float" office:value="290.347" calcext:value-type="float">
            <text:p>290.347</text:p>
          </table:table-cell>
          <table:table-cell office:value-type="float" office:value="45.6679" calcext:value-type="float">
            <text:p>45.6679</text:p>
          </table:table-cell>
          <table:table-cell office:value-type="float" office:value="75.1502" calcext:value-type="float">
            <text:p>75.1502</text:p>
          </table:table-cell>
          <table:table-cell office:value-type="float" office:value="278.089" calcext:value-type="float">
            <text:p>278.089</text:p>
          </table:table-cell>
          <table:table-cell office:value-type="float" office:value="47.9967" calcext:value-type="float">
            <text:p>47.9967</text:p>
          </table:table-cell>
          <table:table-cell/>
          <table:table-cell table:formula="of:=([.D93]-[.A93])/0.0166667" office:value-type="float" office:value="10.6139787720427" calcext:value-type="float">
            <text:p>10.6139787720427</text:p>
          </table:table-cell>
          <table:table-cell table:formula="of:=ABS([.E93]-[.B93])/0.0166667" office:value-type="float" office:value="735.478529042941" calcext:value-type="float">
            <text:p>735.478529042941</text:p>
          </table:table-cell>
          <table:table-cell table:formula="of:=([.F93]-[.C93])/0.0166667" office:value-type="float" office:value="139.727720544559" calcext:value-type="float">
            <text:p>139.727720544559</text:p>
          </table:table-cell>
          <table:table-cell table:formula="of:=DEGREES(ATAN(ABS([.F93]-[.C93])/ABS([.E93]-[.B93])))" office:value-type="float" office:value="10.7569745999619" calcext:value-type="float">
            <text:p>10.7569745999619</text:p>
          </table:table-cell>
          <table:table-cell table:formula="of:=SQRT(POWER([.H93];2)+POWER([.I93];2)+POWER([.J93];2))" office:value-type="float" office:value="748.708994948718" calcext:value-type="float">
            <text:p>748.708994948718</text:p>
          </table:table-cell>
        </table:table-row>
        <table:table-row table:style-name="ro1">
          <table:table-cell office:value-type="float" office:value="75.0252" calcext:value-type="float">
            <text:p>75.0252</text:p>
          </table:table-cell>
          <table:table-cell office:value-type="float" office:value="298.878" calcext:value-type="float">
            <text:p>298.878</text:p>
          </table:table-cell>
          <table:table-cell office:value-type="float" office:value="44.1313" calcext:value-type="float">
            <text:p>44.1313</text:p>
          </table:table-cell>
          <table:table-cell office:value-type="float" office:value="74.9575" calcext:value-type="float">
            <text:p>74.9575</text:p>
          </table:table-cell>
          <table:table-cell office:value-type="float" office:value="287.476" calcext:value-type="float">
            <text:p>287.476</text:p>
          </table:table-cell>
          <table:table-cell office:value-type="float" office:value="46.6039" calcext:value-type="float">
            <text:p>46.6039</text:p>
          </table:table-cell>
          <table:table-cell/>
          <table:table-cell table:formula="of:=([.D94]-[.A94])/0.0166667" office:value-type="float" office:value="-4.06199187601637" calcext:value-type="float">
            <text:p>-4.06199187601637</text:p>
          </table:table-cell>
          <table:table-cell table:formula="of:=ABS([.E94]-[.B94])/0.0166667" office:value-type="float" office:value="684.118631762736" calcext:value-type="float">
            <text:p>684.118631762736</text:p>
          </table:table-cell>
          <table:table-cell table:formula="of:=([.F94]-[.C94])/0.0166667" office:value-type="float" office:value="148.355703288593" calcext:value-type="float">
            <text:p>148.355703288593</text:p>
          </table:table-cell>
          <table:table-cell table:formula="of:=DEGREES(ATAN(ABS([.F94]-[.C94])/ABS([.E94]-[.B94])))" office:value-type="float" office:value="12.2355217092412" calcext:value-type="float">
            <text:p>12.2355217092412</text:p>
          </table:table-cell>
          <table:table-cell table:formula="of:=SQRT(POWER([.H94];2)+POWER([.I94];2)+POWER([.J94];2))" office:value-type="float" office:value="700.031582716931" calcext:value-type="float">
            <text:p>700.031582716931</text:p>
          </table:table-cell>
        </table:table-row>
        <table:table-row table:style-name="ro1">
          <table:table-cell office:value-type="float" office:value="74.7631" calcext:value-type="float">
            <text:p>74.7631</text:p>
          </table:table-cell>
          <table:table-cell office:value-type="float" office:value="298.795" calcext:value-type="float">
            <text:p>298.795</text:p>
          </table:table-cell>
          <table:table-cell office:value-type="float" office:value="44.4055" calcext:value-type="float">
            <text:p>44.4055</text:p>
          </table:table-cell>
          <table:table-cell office:value-type="float" office:value="74.4527" calcext:value-type="float">
            <text:p>74.4527</text:p>
          </table:table-cell>
          <table:table-cell office:value-type="float" office:value="288.741" calcext:value-type="float">
            <text:p>288.741</text:p>
          </table:table-cell>
          <table:table-cell office:value-type="float" office:value="46.6742" calcext:value-type="float">
            <text:p>46.6742</text:p>
          </table:table-cell>
          <table:table-cell/>
          <table:table-cell table:formula="of:=([.D95]-[.A95])/0.0166667" office:value-type="float" office:value="-18.6239627520746" calcext:value-type="float">
            <text:p>-18.6239627520746</text:p>
          </table:table-cell>
          <table:table-cell table:formula="of:=ABS([.E95]-[.B95])/0.0166667" office:value-type="float" office:value="603.238793522415" calcext:value-type="float">
            <text:p>603.238793522415</text:p>
          </table:table-cell>
          <table:table-cell table:formula="of:=([.F95]-[.C95])/0.0166667" office:value-type="float" office:value="136.121727756544" calcext:value-type="float">
            <text:p>136.121727756544</text:p>
          </table:table-cell>
          <table:table-cell table:formula="of:=DEGREES(ATAN(ABS([.F95]-[.C95])/ABS([.E95]-[.B95])))" office:value-type="float" office:value="12.7159070677084" calcext:value-type="float">
            <text:p>12.7159070677084</text:p>
          </table:table-cell>
          <table:table-cell table:formula="of:=SQRT(POWER([.H95];2)+POWER([.I95];2)+POWER([.J95];2))" office:value-type="float" office:value="618.686527060672" calcext:value-type="float">
            <text:p>618.686527060672</text:p>
          </table:table-cell>
        </table:table-row>
        <table:table-row table:style-name="ro1">
          <table:table-cell office:value-type="float" office:value="75.0347" calcext:value-type="float">
            <text:p>75.0347</text:p>
          </table:table-cell>
          <table:table-cell office:value-type="float" office:value="300.254" calcext:value-type="float">
            <text:p>300.254</text:p>
          </table:table-cell>
          <table:table-cell office:value-type="float" office:value="44.1847" calcext:value-type="float">
            <text:p>44.1847</text:p>
          </table:table-cell>
          <table:table-cell office:value-type="float" office:value="75.2241" calcext:value-type="float">
            <text:p>75.2241</text:p>
          </table:table-cell>
          <table:table-cell office:value-type="float" office:value="288.755" calcext:value-type="float">
            <text:p>288.755</text:p>
          </table:table-cell>
          <table:table-cell office:value-type="float" office:value="46.9185" calcext:value-type="float">
            <text:p>46.9185</text:p>
          </table:table-cell>
          <table:table-cell/>
          <table:table-cell table:formula="of:=([.D96]-[.A96])/0.0166667" office:value-type="float" office:value="11.3639772720458" calcext:value-type="float">
            <text:p>11.3639772720458</text:p>
          </table:table-cell>
          <table:table-cell table:formula="of:=ABS([.E96]-[.B96])/0.0166667" office:value-type="float" office:value="689.938620122761" calcext:value-type="float">
            <text:p>689.938620122761</text:p>
          </table:table-cell>
          <table:table-cell table:formula="of:=([.F96]-[.C96])/0.0166667" office:value-type="float" office:value="164.027671944656" calcext:value-type="float">
            <text:p>164.027671944656</text:p>
          </table:table-cell>
          <table:table-cell table:formula="of:=DEGREES(ATAN(ABS([.F96]-[.C96])/ABS([.E96]-[.B96])))" office:value-type="float" office:value="13.3733653277353" calcext:value-type="float">
            <text:p>13.3733653277353</text:p>
          </table:table-cell>
          <table:table-cell table:formula="of:=SQRT(POWER([.H96];2)+POWER([.I96];2)+POWER([.J96];2))" office:value-type="float" office:value="709.259837210541" calcext:value-type="float">
            <text:p>709.259837210541</text:p>
          </table:table-cell>
        </table:table-row>
        <table:table-row table:style-name="ro1">
          <table:table-cell office:value-type="float" office:value="75.4805" calcext:value-type="float">
            <text:p>75.4805</text:p>
          </table:table-cell>
          <table:table-cell office:value-type="float" office:value="288.834" calcext:value-type="float">
            <text:p>288.834</text:p>
          </table:table-cell>
          <table:table-cell office:value-type="float" office:value="46.651" calcext:value-type="float">
            <text:p>46.651</text:p>
          </table:table-cell>
          <table:table-cell office:value-type="float" office:value="75.8933" calcext:value-type="float">
            <text:p>75.8933</text:p>
          </table:table-cell>
          <table:table-cell office:value-type="float" office:value="276.688" calcext:value-type="float">
            <text:p>276.688</text:p>
          </table:table-cell>
          <table:table-cell office:value-type="float" office:value="48.9385" calcext:value-type="float">
            <text:p>48.9385</text:p>
          </table:table-cell>
          <table:table-cell/>
          <table:table-cell table:formula="of:=([.D97]-[.A97])/0.0166667" office:value-type="float" office:value="24.7679504640985" calcext:value-type="float">
            <text:p>24.7679504640985</text:p>
          </table:table-cell>
          <table:table-cell table:formula="of:=ABS([.E97]-[.B97])/0.0166667" office:value-type="float" office:value="728.758542482916" calcext:value-type="float">
            <text:p>728.758542482916</text:p>
          </table:table-cell>
          <table:table-cell table:formula="of:=([.F97]-[.C97])/0.0166667" office:value-type="float" office:value="137.249725500549" calcext:value-type="float">
            <text:p>137.249725500549</text:p>
          </table:table-cell>
          <table:table-cell table:formula="of:=DEGREES(ATAN(ABS([.F97]-[.C97])/ABS([.E97]-[.B97])))" office:value-type="float" office:value="10.6657883948179" calcext:value-type="float">
            <text:p>10.6657883948179</text:p>
          </table:table-cell>
          <table:table-cell table:formula="of:=SQRT(POWER([.H97];2)+POWER([.I97];2)+POWER([.J97];2))" office:value-type="float" office:value="741.983794810906" calcext:value-type="float">
            <text:p>741.983794810906</text:p>
          </table:table-cell>
        </table:table-row>
        <table:table-row table:style-name="ro1">
          <table:table-cell office:value-type="float" office:value="75.0334" calcext:value-type="float">
            <text:p>75.0334</text:p>
          </table:table-cell>
          <table:table-cell office:value-type="float" office:value="300.381" calcext:value-type="float">
            <text:p>300.381</text:p>
          </table:table-cell>
          <table:table-cell office:value-type="float" office:value="43.645" calcext:value-type="float">
            <text:p>43.645</text:p>
          </table:table-cell>
          <table:table-cell office:value-type="float" office:value="74.9733" calcext:value-type="float">
            <text:p>74.9733</text:p>
          </table:table-cell>
          <table:table-cell office:value-type="float" office:value="290.342" calcext:value-type="float">
            <text:p>290.342</text:p>
          </table:table-cell>
          <table:table-cell office:value-type="float" office:value="45.6688" calcext:value-type="float">
            <text:p>45.6688</text:p>
          </table:table-cell>
          <table:table-cell/>
          <table:table-cell table:formula="of:=([.D98]-[.A98])/0.0166667" office:value-type="float" office:value="-3.60599278801476" calcext:value-type="float">
            <text:p>-3.60599278801476</text:p>
          </table:table-cell>
          <table:table-cell table:formula="of:=ABS([.E98]-[.B98])/0.0166667" office:value-type="float" office:value="602.338795322409" calcext:value-type="float">
            <text:p>602.338795322409</text:p>
          </table:table-cell>
          <table:table-cell table:formula="of:=([.F98]-[.C98])/0.0166667" office:value-type="float" office:value="121.427757144485" calcext:value-type="float">
            <text:p>121.427757144485</text:p>
          </table:table-cell>
          <table:table-cell table:formula="of:=DEGREES(ATAN(ABS([.F98]-[.C98])/ABS([.E98]-[.B98])))" office:value-type="float" office:value="11.3977104155851" calcext:value-type="float">
            <text:p>11.3977104155851</text:p>
          </table:table-cell>
          <table:table-cell table:formula="of:=SQRT(POWER([.H98];2)+POWER([.I98];2)+POWER([.J98];2))" office:value-type="float" office:value="614.467027381924" calcext:value-type="float">
            <text:p>614.467027381924</text:p>
          </table:table-cell>
        </table:table-row>
        <table:table-row table:style-name="ro1">
          <table:table-cell office:value-type="float" office:value="75.249" calcext:value-type="float">
            <text:p>75.249</text:p>
          </table:table-cell>
          <table:table-cell office:value-type="float" office:value="293.271" calcext:value-type="float">
            <text:p>293.271</text:p>
          </table:table-cell>
          <table:table-cell office:value-type="float" office:value="44.715" calcext:value-type="float">
            <text:p>44.715</text:p>
          </table:table-cell>
          <table:table-cell office:value-type="float" office:value="75.1766" calcext:value-type="float">
            <text:p>75.1766</text:p>
          </table:table-cell>
          <table:table-cell office:value-type="float" office:value="282.132" calcext:value-type="float">
            <text:p>282.132</text:p>
          </table:table-cell>
          <table:table-cell office:value-type="float" office:value="47.1458" calcext:value-type="float">
            <text:p>47.1458</text:p>
          </table:table-cell>
          <table:table-cell/>
          <table:table-cell table:formula="of:=([.D99]-[.A99])/0.0166667" office:value-type="float" office:value="-4.34399131201748" calcext:value-type="float">
            <text:p>-4.34399131201748</text:p>
          </table:table-cell>
          <table:table-cell table:formula="of:=ABS([.E99]-[.B99])/0.0166667" office:value-type="float" office:value="668.338663322674" calcext:value-type="float">
            <text:p>668.338663322674</text:p>
          </table:table-cell>
          <table:table-cell table:formula="of:=([.F99]-[.C99])/0.0166667" office:value-type="float" office:value="145.847708304583" calcext:value-type="float">
            <text:p>145.847708304583</text:p>
          </table:table-cell>
          <table:table-cell table:formula="of:=DEGREES(ATAN(ABS([.F99]-[.C99])/ABS([.E99]-[.B99])))" office:value-type="float" office:value="12.3103368775386" calcext:value-type="float">
            <text:p>12.3103368775386</text:p>
          </table:table-cell>
          <table:table-cell table:formula="of:=SQRT(POWER([.H99];2)+POWER([.I99];2)+POWER([.J99];2))" office:value-type="float" office:value="684.081130546777" calcext:value-type="float">
            <text:p>684.081130546777</text:p>
          </table:table-cell>
        </table:table-row>
        <table:table-row table:style-name="ro1">
          <table:table-cell office:value-type="float" office:value="75.4901" calcext:value-type="float">
            <text:p>75.4901</text:p>
          </table:table-cell>
          <table:table-cell office:value-type="float" office:value="290.261" calcext:value-type="float">
            <text:p>290.261</text:p>
          </table:table-cell>
          <table:table-cell office:value-type="float" office:value="46.1852" calcext:value-type="float">
            <text:p>46.1852</text:p>
          </table:table-cell>
          <table:table-cell office:value-type="float" office:value="75.6638" calcext:value-type="float">
            <text:p>75.6638</text:p>
          </table:table-cell>
          <table:table-cell office:value-type="float" office:value="279.289" calcext:value-type="float">
            <text:p>279.289</text:p>
          </table:table-cell>
          <table:table-cell office:value-type="float" office:value="48.5586" calcext:value-type="float">
            <text:p>48.5586</text:p>
          </table:table-cell>
          <table:table-cell/>
          <table:table-cell table:formula="of:=([.D100]-[.A100])/0.0166667" office:value-type="float" office:value="10.4219791560415" calcext:value-type="float">
            <text:p>10.4219791560415</text:p>
          </table:table-cell>
          <table:table-cell table:formula="of:=ABS([.E100]-[.B100])/0.0166667" office:value-type="float" office:value="658.318683362636" calcext:value-type="float">
            <text:p>658.318683362636</text:p>
          </table:table-cell>
          <table:table-cell table:formula="of:=([.F100]-[.C100])/0.0166667" office:value-type="float" office:value="142.403715192569" calcext:value-type="float">
            <text:p>142.403715192569</text:p>
          </table:table-cell>
          <table:table-cell table:formula="of:=DEGREES(ATAN(ABS([.F100]-[.C100])/ABS([.E100]-[.B100])))" office:value-type="float" office:value="12.2058349247652" calcext:value-type="float">
            <text:p>12.2058349247652</text:p>
          </table:table-cell>
          <table:table-cell table:formula="of:=SQRT(POWER([.H100];2)+POWER([.I100];2)+POWER([.J100];2))" office:value-type="float" office:value="673.625210791943" calcext:value-type="float">
            <text:p>673.625210791943</text:p>
          </table:table-cell>
        </table:table-row>
        <table:table-row table:style-name="ro1">
          <table:table-cell office:value-type="float" office:value="75.1968" calcext:value-type="float">
            <text:p>75.1968</text:p>
          </table:table-cell>
          <table:table-cell office:value-type="float" office:value="284.59" calcext:value-type="float">
            <text:p>284.59</text:p>
          </table:table-cell>
          <table:table-cell office:value-type="float" office:value="47.784" calcext:value-type="float">
            <text:p>47.784</text:p>
          </table:table-cell>
          <table:table-cell office:value-type="float" office:value="75.3763" calcext:value-type="float">
            <text:p>75.3763</text:p>
          </table:table-cell>
          <table:table-cell office:value-type="float" office:value="273.782" calcext:value-type="float">
            <text:p>273.782</text:p>
          </table:table-cell>
          <table:table-cell office:value-type="float" office:value="50.5945" calcext:value-type="float">
            <text:p>50.5945</text:p>
          </table:table-cell>
          <table:table-cell/>
          <table:table-cell table:formula="of:=([.D101]-[.A101])/0.0166667" office:value-type="float" office:value="10.7699784600433" calcext:value-type="float">
            <text:p>10.7699784600433</text:p>
          </table:table-cell>
          <table:table-cell table:formula="of:=ABS([.E101]-[.B101])/0.0166667" office:value-type="float" office:value="648.478703042593" calcext:value-type="float">
            <text:p>648.478703042593</text:p>
          </table:table-cell>
          <table:table-cell table:formula="of:=([.F101]-[.C101])/0.0166667" office:value-type="float" office:value="168.629662740674" calcext:value-type="float">
            <text:p>168.629662740674</text:p>
          </table:table-cell>
          <table:table-cell table:formula="of:=DEGREES(ATAN(ABS([.F101]-[.C101])/ABS([.E101]-[.B101])))" office:value-type="float" office:value="14.576301715889" calcext:value-type="float">
            <text:p>14.576301715889</text:p>
          </table:table-cell>
          <table:table-cell table:formula="of:=SQRT(POWER([.H101];2)+POWER([.I101];2)+POWER([.J101];2))" office:value-type="float" office:value="670.131766066844" calcext:value-type="float">
            <text:p>670.131766066844</text:p>
          </table:table-cell>
        </table:table-row>
        <table:table-row table:style-name="ro1">
          <table:table-cell office:value-type="float" office:value="75.4406" calcext:value-type="float">
            <text:p>75.4406</text:p>
          </table:table-cell>
          <table:table-cell office:value-type="float" office:value="283.381" calcext:value-type="float">
            <text:p>283.381</text:p>
          </table:table-cell>
          <table:table-cell office:value-type="float" office:value="47.4585" calcext:value-type="float">
            <text:p>47.4585</text:p>
          </table:table-cell>
          <table:table-cell office:value-type="float" office:value="75.6129" calcext:value-type="float">
            <text:p>75.6129</text:p>
          </table:table-cell>
          <table:table-cell office:value-type="float" office:value="272.726" calcext:value-type="float">
            <text:p>272.726</text:p>
          </table:table-cell>
          <table:table-cell office:value-type="float" office:value="49.7677" calcext:value-type="float">
            <text:p>49.7677</text:p>
          </table:table-cell>
          <table:table-cell/>
          <table:table-cell table:formula="of:=([.D102]-[.A102])/0.0166667" office:value-type="float" office:value="10.3379793240409" calcext:value-type="float">
            <text:p>10.3379793240409</text:p>
          </table:table-cell>
          <table:table-cell table:formula="of:=ABS([.E102]-[.B102])/0.0166667" office:value-type="float" office:value="639.298721402556" calcext:value-type="float">
            <text:p>639.298721402556</text:p>
          </table:table-cell>
          <table:table-cell table:formula="of:=([.F102]-[.C102])/0.0166667" office:value-type="float" office:value="138.551722896554" calcext:value-type="float">
            <text:p>138.551722896554</text:p>
          </table:table-cell>
          <table:table-cell table:formula="of:=DEGREES(ATAN(ABS([.F102]-[.C102])/ABS([.E102]-[.B102])))" office:value-type="float" office:value="12.2282899874951" calcext:value-type="float">
            <text:p>12.2282899874951</text:p>
          </table:table-cell>
          <table:table-cell table:formula="of:=SQRT(POWER([.H102];2)+POWER([.I102];2)+POWER([.J102];2))" office:value-type="float" office:value="654.221911067682" calcext:value-type="float">
            <text:p>654.221911067682</text:p>
          </table:table-cell>
        </table:table-row>
        <table:table-row table:style-name="ro1">
          <table:table-cell office:value-type="float" office:value="75.9829" calcext:value-type="float">
            <text:p>75.9829</text:p>
          </table:table-cell>
          <table:table-cell office:value-type="float" office:value="287.498" calcext:value-type="float">
            <text:p>287.498</text:p>
          </table:table-cell>
          <table:table-cell office:value-type="float" office:value="46.8441" calcext:value-type="float">
            <text:p>46.8441</text:p>
          </table:table-cell>
          <table:table-cell office:value-type="float" office:value="76.1555" calcext:value-type="float">
            <text:p>76.1555</text:p>
          </table:table-cell>
          <table:table-cell office:value-type="float" office:value="277.973" calcext:value-type="float">
            <text:p>277.973</text:p>
          </table:table-cell>
          <table:table-cell office:value-type="float" office:value="48.9947" calcext:value-type="float">
            <text:p>48.9947</text:p>
          </table:table-cell>
          <table:table-cell/>
          <table:table-cell table:formula="of:=([.D103]-[.A103])/0.0166667" office:value-type="float" office:value="10.3559792880416" calcext:value-type="float">
            <text:p>10.3559792880416</text:p>
          </table:table-cell>
          <table:table-cell table:formula="of:=ABS([.E103]-[.B103])/0.0166667" office:value-type="float" office:value="571.498857002285" calcext:value-type="float">
            <text:p>571.498857002285</text:p>
          </table:table-cell>
          <table:table-cell table:formula="of:=([.F103]-[.C103])/0.0166667" office:value-type="float" office:value="129.035741928516" calcext:value-type="float">
            <text:p>129.035741928516</text:p>
          </table:table-cell>
          <table:table-cell table:formula="of:=DEGREES(ATAN(ABS([.F103]-[.C103])/ABS([.E103]-[.B103])))" office:value-type="float" office:value="12.7231740596237" calcext:value-type="float">
            <text:p>12.7231740596237</text:p>
          </table:table-cell>
          <table:table-cell table:formula="of:=SQRT(POWER([.H103];2)+POWER([.I103];2)+POWER([.J103];2))" office:value-type="float" office:value="585.97646075331" calcext:value-type="float">
            <text:p>585.97646075331</text:p>
          </table:table-cell>
        </table:table-row>
        <table:table-row table:style-name="ro1">
          <table:table-cell office:value-type="float" office:value="75.2142" calcext:value-type="float">
            <text:p>75.2142</text:p>
          </table:table-cell>
          <table:table-cell office:value-type="float" office:value="287.429" calcext:value-type="float">
            <text:p>287.429</text:p>
          </table:table-cell>
          <table:table-cell office:value-type="float" office:value="46.8613" calcext:value-type="float">
            <text:p>46.8613</text:p>
          </table:table-cell>
          <table:table-cell office:value-type="float" office:value="75.144" calcext:value-type="float">
            <text:p>75.144</text:p>
          </table:table-cell>
          <table:table-cell office:value-type="float" office:value="276.514" calcext:value-type="float">
            <text:p>276.514</text:p>
          </table:table-cell>
          <table:table-cell office:value-type="float" office:value="49.4639" calcext:value-type="float">
            <text:p>49.4639</text:p>
          </table:table-cell>
          <table:table-cell/>
          <table:table-cell table:formula="of:=([.D104]-[.A104])/0.0166667" office:value-type="float" office:value="-4.21199157601684" calcext:value-type="float">
            <text:p>-4.21199157601684</text:p>
          </table:table-cell>
          <table:table-cell table:formula="of:=ABS([.E104]-[.B104])/0.0166667" office:value-type="float" office:value="654.898690202618" calcext:value-type="float">
            <text:p>654.898690202618</text:p>
          </table:table-cell>
          <table:table-cell table:formula="of:=([.F104]-[.C104])/0.0166667" office:value-type="float" office:value="156.155687688625" calcext:value-type="float">
            <text:p>156.155687688625</text:p>
          </table:table-cell>
          <table:table-cell table:formula="of:=DEGREES(ATAN(ABS([.F104]-[.C104])/ABS([.E104]-[.B104])))" office:value-type="float" office:value="13.4113260637941" calcext:value-type="float">
            <text:p>13.4113260637941</text:p>
          </table:table-cell>
          <table:table-cell table:formula="of:=SQRT(POWER([.H104];2)+POWER([.I104];2)+POWER([.J104];2))" office:value-type="float" office:value="673.271590147429" calcext:value-type="float">
            <text:p>673.271590147429</text:p>
          </table:table-cell>
        </table:table-row>
        <table:table-row table:style-name="ro1">
          <table:table-cell office:value-type="float" office:value="75.4595" calcext:value-type="float">
            <text:p>75.4595</text:p>
          </table:table-cell>
          <table:table-cell office:value-type="float" office:value="286.2" calcext:value-type="float">
            <text:p>286.2</text:p>
          </table:table-cell>
          <table:table-cell office:value-type="float" office:value="46.5366" calcext:value-type="float">
            <text:p>46.5366</text:p>
          </table:table-cell>
          <table:table-cell office:value-type="float" office:value="75.3826" calcext:value-type="float">
            <text:p>75.3826</text:p>
          </table:table-cell>
          <table:table-cell office:value-type="float" office:value="275.447" calcext:value-type="float">
            <text:p>275.447</text:p>
          </table:table-cell>
          <table:table-cell office:value-type="float" office:value="48.6332" calcext:value-type="float">
            <text:p>48.6332</text:p>
          </table:table-cell>
          <table:table-cell/>
          <table:table-cell table:formula="of:=([.D105]-[.A105])/0.0166667" office:value-type="float" office:value="-4.613990772019" calcext:value-type="float">
            <text:p>-4.613990772019</text:p>
          </table:table-cell>
          <table:table-cell table:formula="of:=ABS([.E105]-[.B105])/0.0166667" office:value-type="float" office:value="645.17870964258" calcext:value-type="float">
            <text:p>645.17870964258</text:p>
          </table:table-cell>
          <table:table-cell table:formula="of:=([.F105]-[.C105])/0.0166667" office:value-type="float" office:value="125.795748408503" calcext:value-type="float">
            <text:p>125.795748408503</text:p>
          </table:table-cell>
          <table:table-cell table:formula="of:=DEGREES(ATAN(ABS([.F105]-[.C105])/ABS([.E105]-[.B105])))" office:value-type="float" office:value="11.0330027046649" calcext:value-type="float">
            <text:p>11.0330027046649</text:p>
          </table:table-cell>
          <table:table-cell table:formula="of:=SQRT(POWER([.H105];2)+POWER([.I105];2)+POWER([.J105];2))" office:value-type="float" office:value="657.344222310172" calcext:value-type="float">
            <text:p>657.344222310172</text:p>
          </table:table-cell>
        </table:table-row>
        <table:table-row table:style-name="ro1">
          <table:table-cell office:value-type="float" office:value="75.7048" calcext:value-type="float">
            <text:p>75.7048</text:p>
          </table:table-cell>
          <table:table-cell office:value-type="float" office:value="284.807" calcext:value-type="float">
            <text:p>284.807</text:p>
          </table:table-cell>
          <table:table-cell office:value-type="float" office:value="46.9935" calcext:value-type="float">
            <text:p>46.9935</text:p>
          </table:table-cell>
          <table:table-cell office:value-type="float" office:value="75.8823" calcext:value-type="float">
            <text:p>75.8823</text:p>
          </table:table-cell>
          <table:table-cell office:value-type="float" office:value="275.391" calcext:value-type="float">
            <text:p>275.391</text:p>
          </table:table-cell>
          <table:table-cell office:value-type="float" office:value="49.1293" calcext:value-type="float">
            <text:p>49.1293</text:p>
          </table:table-cell>
          <table:table-cell/>
          <table:table-cell table:formula="of:=([.D106]-[.A106])/0.0166667" office:value-type="float" office:value="10.6499787000423" calcext:value-type="float">
            <text:p>10.6499787000423</text:p>
          </table:table-cell>
          <table:table-cell table:formula="of:=ABS([.E106]-[.B106])/0.0166667" office:value-type="float" office:value="564.95887008226" calcext:value-type="float">
            <text:p>564.95887008226</text:p>
          </table:table-cell>
          <table:table-cell table:formula="of:=([.F106]-[.C106])/0.0166667" office:value-type="float" office:value="128.147743704513" calcext:value-type="float">
            <text:p>128.147743704513</text:p>
          </table:table-cell>
          <table:table-cell table:formula="of:=DEGREES(ATAN(ABS([.F106]-[.C106])/ABS([.E106]-[.B106])))" office:value-type="float" office:value="12.7799622255694" calcext:value-type="float">
            <text:p>12.7799622255694</text:p>
          </table:table-cell>
          <table:table-cell table:formula="of:=SQRT(POWER([.H106];2)+POWER([.I106];2)+POWER([.J106];2))" office:value-type="float" office:value="579.408138661766" calcext:value-type="float">
            <text:p>579.408138661766</text:p>
          </table:table-cell>
        </table:table-row>
        <table:table-row table:style-name="ro1">
          <table:table-cell office:value-type="float" office:value="75.4787" calcext:value-type="float">
            <text:p>75.4787</text:p>
          </table:table-cell>
          <table:table-cell office:value-type="float" office:value="289.06" calcext:value-type="float">
            <text:p>289.06</text:p>
          </table:table-cell>
          <table:table-cell office:value-type="float" office:value="45.6018" calcext:value-type="float">
            <text:p>45.6018</text:p>
          </table:table-cell>
          <table:table-cell office:value-type="float" office:value="75.4104" calcext:value-type="float">
            <text:p>75.4104</text:p>
          </table:table-cell>
          <table:table-cell office:value-type="float" office:value="279.486" calcext:value-type="float">
            <text:p>279.486</text:p>
          </table:table-cell>
          <table:table-cell office:value-type="float" office:value="47.5382" calcext:value-type="float">
            <text:p>47.5382</text:p>
          </table:table-cell>
          <table:table-cell/>
          <table:table-cell table:formula="of:=([.D107]-[.A107])/0.0166667" office:value-type="float" office:value="-4.09799180401686" calcext:value-type="float">
            <text:p>-4.09799180401686</text:p>
          </table:table-cell>
          <table:table-cell table:formula="of:=ABS([.E107]-[.B107])/0.0166667" office:value-type="float" office:value="574.438851122298" calcext:value-type="float">
            <text:p>574.438851122298</text:p>
          </table:table-cell>
          <table:table-cell table:formula="of:=([.F107]-[.C107])/0.0166667" office:value-type="float" office:value="116.183767632465" calcext:value-type="float">
            <text:p>116.183767632465</text:p>
          </table:table-cell>
          <table:table-cell table:formula="of:=DEGREES(ATAN(ABS([.F107]-[.C107])/ABS([.E107]-[.B107])))" office:value-type="float" office:value="11.4341722200968" calcext:value-type="float">
            <text:p>11.4341722200968</text:p>
          </table:table-cell>
          <table:table-cell table:formula="of:=SQRT(POWER([.H107];2)+POWER([.I107];2)+POWER([.J107];2))" office:value-type="float" office:value="586.08485313716" calcext:value-type="float">
            <text:p>586.08485313716</text:p>
          </table:table-cell>
        </table:table-row>
        <table:table-row table:style-name="ro1">
          <table:table-cell office:value-type="float" office:value="75.469" calcext:value-type="float">
            <text:p>75.469</text:p>
          </table:table-cell>
          <table:table-cell office:value-type="float" office:value="287.623" calcext:value-type="float">
            <text:p>287.623</text:p>
          </table:table-cell>
          <table:table-cell office:value-type="float" office:value="46.0711" calcext:value-type="float">
            <text:p>46.0711</text:p>
          </table:table-cell>
          <table:table-cell office:value-type="float" office:value="75.6321" calcext:value-type="float">
            <text:p>75.6321</text:p>
          </table:table-cell>
          <table:table-cell office:value-type="float" office:value="275.471" calcext:value-type="float">
            <text:p>275.471</text:p>
          </table:table-cell>
          <table:table-cell office:value-type="float" office:value="48.6275" calcext:value-type="float">
            <text:p>48.6275</text:p>
          </table:table-cell>
          <table:table-cell/>
          <table:table-cell table:formula="of:=([.D108]-[.A108])/0.0166667" office:value-type="float" office:value="9.78598042803915" calcext:value-type="float">
            <text:p>9.78598042803915</text:p>
          </table:table-cell>
          <table:table-cell table:formula="of:=ABS([.E108]-[.B108])/0.0166667" office:value-type="float" office:value="729.118541762916" calcext:value-type="float">
            <text:p>729.118541762916</text:p>
          </table:table-cell>
          <table:table-cell table:formula="of:=([.F108]-[.C108])/0.0166667" office:value-type="float" office:value="153.383693232613" calcext:value-type="float">
            <text:p>153.383693232613</text:p>
          </table:table-cell>
          <table:table-cell table:formula="of:=DEGREES(ATAN(ABS([.F108]-[.C108])/ABS([.E108]-[.B108])))" office:value-type="float" office:value="11.8800083145256" calcext:value-type="float">
            <text:p>11.8800083145256</text:p>
          </table:table-cell>
          <table:table-cell table:formula="of:=SQRT(POWER([.H108];2)+POWER([.I108];2)+POWER([.J108];2))" office:value-type="float" office:value="745.141711827418" calcext:value-type="float">
            <text:p>745.141711827418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float" office:value="294.588" calcext:value-type="float">
            <text:p>294.588</text:p>
          </table:table-cell>
          <table:table-cell office:value-type="float" office:value="45.0282" calcext:value-type="float">
            <text:p>45.0282</text:p>
          </table:table-cell>
          <table:table-cell office:value-type="float" office:value="75.6943" calcext:value-type="float">
            <text:p>75.6943</text:p>
          </table:table-cell>
          <table:table-cell office:value-type="float" office:value="283.464" calcext:value-type="float">
            <text:p>283.464</text:p>
          </table:table-cell>
          <table:table-cell office:value-type="float" office:value="47.1932" calcext:value-type="float">
            <text:p>47.1932</text:p>
          </table:table-cell>
          <table:table-cell/>
          <table:table-cell table:formula="of:=([.D109]-[.A109])/0.0166667" office:value-type="float" office:value="10.457979084042" calcext:value-type="float">
            <text:p>10.457979084042</text:p>
          </table:table-cell>
          <table:table-cell table:formula="of:=ABS([.E109]-[.B109])/0.0166667" office:value-type="float" office:value="667.438665122671" calcext:value-type="float">
            <text:p>667.438665122671</text:p>
          </table:table-cell>
          <table:table-cell table:formula="of:=([.F109]-[.C109])/0.0166667" office:value-type="float" office:value="129.89974020052" calcext:value-type="float">
            <text:p>129.89974020052</text:p>
          </table:table-cell>
          <table:table-cell table:formula="of:=DEGREES(ATAN(ABS([.F109]-[.C109])/ABS([.E109]-[.B109])))" office:value-type="float" office:value="11.0134665194492" calcext:value-type="float">
            <text:p>11.0134665194492</text:p>
          </table:table-cell>
          <table:table-cell table:formula="of:=SQRT(POWER([.H109];2)+POWER([.I109];2)+POWER([.J109];2))" office:value-type="float" office:value="680.042413038641" calcext:value-type="float">
            <text:p>680.042413038641</text:p>
          </table:table-cell>
        </table:table-row>
        <table:table-row table:style-name="ro1">
          <table:table-cell office:value-type="float" office:value="75.2148" calcext:value-type="float">
            <text:p>75.2148</text:p>
          </table:table-cell>
          <table:table-cell office:value-type="float" office:value="287.383" calcext:value-type="float">
            <text:p>287.383</text:p>
          </table:table-cell>
          <table:table-cell office:value-type="float" office:value="47.1209" calcext:value-type="float">
            <text:p>47.1209</text:p>
          </table:table-cell>
          <table:table-cell office:value-type="float" office:value="75.1441" calcext:value-type="float">
            <text:p>75.1441</text:p>
          </table:table-cell>
          <table:table-cell office:value-type="float" office:value="276.52" calcext:value-type="float">
            <text:p>276.52</text:p>
          </table:table-cell>
          <table:table-cell office:value-type="float" office:value="49.4632" calcext:value-type="float">
            <text:p>49.4632</text:p>
          </table:table-cell>
          <table:table-cell/>
          <table:table-cell table:formula="of:=([.D110]-[.A110])/0.0166667" office:value-type="float" office:value="-4.2419915160171" calcext:value-type="float">
            <text:p>-4.2419915160171</text:p>
          </table:table-cell>
          <table:table-cell table:formula="of:=ABS([.E110]-[.B110])/0.0166667" office:value-type="float" office:value="651.778696442607" calcext:value-type="float">
            <text:p>651.778696442607</text:p>
          </table:table-cell>
          <table:table-cell table:formula="of:=([.F110]-[.C110])/0.0166667" office:value-type="float" office:value="140.537718924562" calcext:value-type="float">
            <text:p>140.537718924562</text:p>
          </table:table-cell>
          <table:table-cell table:formula="of:=DEGREES(ATAN(ABS([.F110]-[.C110])/ABS([.E110]-[.B110])))" office:value-type="float" office:value="12.1679302060285" calcext:value-type="float">
            <text:p>12.1679302060285</text:p>
          </table:table-cell>
          <table:table-cell table:formula="of:=SQRT(POWER([.H110];2)+POWER([.I110];2)+POWER([.J110];2))" office:value-type="float" office:value="666.771560632999" calcext:value-type="float">
            <text:p>666.771560632999</text:p>
          </table:table-cell>
        </table:table-row>
        <table:table-row table:style-name="ro1">
          <table:table-cell office:value-type="float" office:value="74.9335" calcext:value-type="float">
            <text:p>74.9335</text:p>
          </table:table-cell>
          <table:table-cell office:value-type="float" office:value="283.291" calcext:value-type="float">
            <text:p>283.291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74.8607" calcext:value-type="float">
            <text:p>74.8607</text:p>
          </table:table-cell>
          <table:table-cell office:value-type="float" office:value="271.421" calcext:value-type="float">
            <text:p>271.421</text:p>
          </table:table-cell>
          <table:table-cell office:value-type="float" office:value="49.7218" calcext:value-type="float">
            <text:p>49.7218</text:p>
          </table:table-cell>
          <table:table-cell/>
          <table:table-cell table:formula="of:=([.D111]-[.A111])/0.0166667" office:value-type="float" office:value="-4.36799126401752" calcext:value-type="float">
            <text:p>-4.36799126401752</text:p>
          </table:table-cell>
          <table:table-cell table:formula="of:=ABS([.E111]-[.B111])/0.0166667" office:value-type="float" office:value="712.198575602849" calcext:value-type="float">
            <text:p>712.198575602849</text:p>
          </table:table-cell>
          <table:table-cell table:formula="of:=([.F111]-[.C111])/0.0166667" office:value-type="float" office:value="119.699760600479" calcext:value-type="float">
            <text:p>119.699760600479</text:p>
          </table:table-cell>
          <table:table-cell table:formula="of:=DEGREES(ATAN(ABS([.F111]-[.C111])/ABS([.E111]-[.B111])))" office:value-type="float" office:value="9.54057904594726" calcext:value-type="float">
            <text:p>9.54057904594726</text:p>
          </table:table-cell>
          <table:table-cell table:formula="of:=SQRT(POWER([.H111];2)+POWER([.I111];2)+POWER([.J111];2))" office:value-type="float" office:value="722.200749879299" calcext:value-type="float">
            <text:p>722.200749879299</text:p>
          </table:table-cell>
        </table:table-row>
        <table:table-row table:style-name="ro1">
          <table:table-cell office:value-type="float" office:value="74.9912" calcext:value-type="float">
            <text:p>74.9912</text:p>
          </table:table-cell>
          <table:table-cell office:value-type="float" office:value="293.076" calcext:value-type="float">
            <text:p>293.076</text:p>
          </table:table-cell>
          <table:table-cell office:value-type="float" office:value="45.5156" calcext:value-type="float">
            <text:p>45.5156</text:p>
          </table:table-cell>
          <table:table-cell office:value-type="float" office:value="74.9169" calcext:value-type="float">
            <text:p>74.9169</text:p>
          </table:table-cell>
          <table:table-cell office:value-type="float" office:value="280.616" calcext:value-type="float">
            <text:p>280.616</text:p>
          </table:table-cell>
          <table:table-cell office:value-type="float" office:value="48.1215" calcext:value-type="float">
            <text:p>48.1215</text:p>
          </table:table-cell>
          <table:table-cell/>
          <table:table-cell table:formula="of:=([.D112]-[.A112])/0.0166667" office:value-type="float" office:value="-4.45799108401831" calcext:value-type="float">
            <text:p>-4.45799108401831</text:p>
          </table:table-cell>
          <table:table-cell table:formula="of:=ABS([.E112]-[.B112])/0.0166667" office:value-type="float" office:value="747.598504802993" calcext:value-type="float">
            <text:p>747.598504802993</text:p>
          </table:table-cell>
          <table:table-cell table:formula="of:=([.F112]-[.C112])/0.0166667" office:value-type="float" office:value="156.353687292625" calcext:value-type="float">
            <text:p>156.353687292625</text:p>
          </table:table-cell>
          <table:table-cell table:formula="of:=DEGREES(ATAN(ABS([.F112]-[.C112])/ABS([.E112]-[.B112])))" office:value-type="float" office:value="11.8126465432731" calcext:value-type="float">
            <text:p>11.8126465432731</text:p>
          </table:table-cell>
          <table:table-cell table:formula="of:=SQRT(POWER([.H112];2)+POWER([.I112];2)+POWER([.J112];2))" office:value-type="float" office:value="763.786536669884" calcext:value-type="float">
            <text:p>763.786536669884</text:p>
          </table:table-cell>
        </table:table-row>
        <table:table-row table:style-name="ro1">
          <table:table-cell office:value-type="float" office:value="75.4985" calcext:value-type="float">
            <text:p>75.4985</text:p>
          </table:table-cell>
          <table:table-cell office:value-type="float" office:value="291.893" calcext:value-type="float">
            <text:p>291.893</text:p>
          </table:table-cell>
          <table:table-cell office:value-type="float" office:value="44.9205" calcext:value-type="float">
            <text:p>44.9205</text:p>
          </table:table-cell>
          <table:table-cell office:value-type="float" office:value="75.662" calcext:value-type="float">
            <text:p>75.662</text:p>
          </table:table-cell>
          <table:table-cell office:value-type="float" office:value="279.567" calcext:value-type="float">
            <text:p>279.567</text:p>
          </table:table-cell>
          <table:table-cell office:value-type="float" office:value="47.275" calcext:value-type="float">
            <text:p>47.275</text:p>
          </table:table-cell>
          <table:table-cell/>
          <table:table-cell table:formula="of:=([.D113]-[.A113])/0.0166667" office:value-type="float" office:value="9.80998038003919" calcext:value-type="float">
            <text:p>9.80998038003919</text:p>
          </table:table-cell>
          <table:table-cell table:formula="of:=ABS([.E113]-[.B113])/0.0166667" office:value-type="float" office:value="739.558520882956" calcext:value-type="float">
            <text:p>739.558520882956</text:p>
          </table:table-cell>
          <table:table-cell table:formula="of:=([.F113]-[.C113])/0.0166667" office:value-type="float" office:value="141.269717460565" calcext:value-type="float">
            <text:p>141.269717460565</text:p>
          </table:table-cell>
          <table:table-cell table:formula="of:=DEGREES(ATAN(ABS([.F113]-[.C113])/ABS([.E113]-[.B113])))" office:value-type="float" office:value="10.8143058309328" calcext:value-type="float">
            <text:p>10.8143058309328</text:p>
          </table:table-cell>
          <table:table-cell table:formula="of:=SQRT(POWER([.H113];2)+POWER([.I113];2)+POWER([.J113];2))" office:value-type="float" office:value="752.994139815862" calcext:value-type="float">
            <text:p>752.994139815862</text:p>
          </table:table-cell>
        </table:table-row>
        <table:table-row table:style-name="ro1">
          <table:table-cell office:value-type="float" office:value="75.5003" calcext:value-type="float">
            <text:p>75.5003</text:p>
          </table:table-cell>
          <table:table-cell office:value-type="float" office:value="291.655" calcext:value-type="float">
            <text:p>291.655</text:p>
          </table:table-cell>
          <table:table-cell office:value-type="float" office:value="45.978" calcext:value-type="float">
            <text:p>45.978</text:p>
          </table:table-cell>
          <table:table-cell office:value-type="float" office:value="75.6643" calcext:value-type="float">
            <text:p>75.6643</text:p>
          </table:table-cell>
          <table:table-cell office:value-type="float" office:value="279.251" calcext:value-type="float">
            <text:p>279.251</text:p>
          </table:table-cell>
          <table:table-cell office:value-type="float" office:value="48.8121" calcext:value-type="float">
            <text:p>48.8121</text:p>
          </table:table-cell>
          <table:table-cell/>
          <table:table-cell table:formula="of:=([.D114]-[.A114])/0.0166667" office:value-type="float" office:value="9.83998032003945" calcext:value-type="float">
            <text:p>9.83998032003945</text:p>
          </table:table-cell>
          <table:table-cell table:formula="of:=ABS([.E114]-[.B114])/0.0166667" office:value-type="float" office:value="744.238511522977" calcext:value-type="float">
            <text:p>744.238511522977</text:p>
          </table:table-cell>
          <table:table-cell table:formula="of:=([.F114]-[.C114])/0.0166667" office:value-type="float" office:value="170.04565990868" calcext:value-type="float">
            <text:p>170.04565990868</text:p>
          </table:table-cell>
          <table:table-cell table:formula="of:=DEGREES(ATAN(ABS([.F114]-[.C114])/ABS([.E114]-[.B114])))" office:value-type="float" office:value="12.8701726942522" calcext:value-type="float">
            <text:p>12.8701726942522</text:p>
          </table:table-cell>
          <table:table-cell table:formula="of:=SQRT(POWER([.H114];2)+POWER([.I114];2)+POWER([.J114];2))" office:value-type="float" office:value="763.48104999431" calcext:value-type="float">
            <text:p>763.48104999431</text:p>
          </table:table-cell>
        </table:table-row>
        <table:table-row table:style-name="ro1">
          <table:table-cell office:value-type="float" office:value="75.2318" calcext:value-type="float">
            <text:p>75.2318</text:p>
          </table:table-cell>
          <table:table-cell office:value-type="float" office:value="290.31" calcext:value-type="float">
            <text:p>290.31</text:p>
          </table:table-cell>
          <table:table-cell office:value-type="float" office:value="45.9258" calcext:value-type="float">
            <text:p>45.9258</text:p>
          </table:table-cell>
          <table:table-cell office:value-type="float" office:value="75.1597" calcext:value-type="float">
            <text:p>75.1597</text:p>
          </table:table-cell>
          <table:table-cell office:value-type="float" office:value="279.361" calcext:value-type="float">
            <text:p>279.361</text:p>
          </table:table-cell>
          <table:table-cell office:value-type="float" office:value="48.0561" calcext:value-type="float">
            <text:p>48.0561</text:p>
          </table:table-cell>
          <table:table-cell/>
          <table:table-cell table:formula="of:=([.D115]-[.A115])/0.0166667" office:value-type="float" office:value="-4.32599134801767" calcext:value-type="float">
            <text:p>-4.32599134801767</text:p>
          </table:table-cell>
          <table:table-cell table:formula="of:=ABS([.E115]-[.B115])/0.0166667" office:value-type="float" office:value="656.938686122629" calcext:value-type="float">
            <text:p>656.938686122629</text:p>
          </table:table-cell>
          <table:table-cell table:formula="of:=([.F115]-[.C115])/0.0166667" office:value-type="float" office:value="127.817744364511" calcext:value-type="float">
            <text:p>127.817744364511</text:p>
          </table:table-cell>
          <table:table-cell table:formula="of:=DEGREES(ATAN(ABS([.F115]-[.C115])/ABS([.E115]-[.B115])))" office:value-type="float" office:value="11.0102357876019" calcext:value-type="float">
            <text:p>11.0102357876019</text:p>
          </table:table-cell>
          <table:table-cell table:formula="of:=SQRT(POWER([.H115];2)+POWER([.I115];2)+POWER([.J115];2))" office:value-type="float" office:value="669.271639396217" calcext:value-type="float">
            <text:p>669.271639396217</text:p>
          </table:table-cell>
        </table:table-row>
        <table:table-row table:style-name="ro1">
          <table:table-cell office:value-type="float" office:value="75.4806" calcext:value-type="float">
            <text:p>75.4806</text:p>
          </table:table-cell>
          <table:table-cell office:value-type="float" office:value="288.839" calcext:value-type="float">
            <text:p>288.839</text:p>
          </table:table-cell>
          <table:table-cell office:value-type="float" office:value="46.6501" calcext:value-type="float">
            <text:p>46.6501</text:p>
          </table:table-cell>
          <table:table-cell office:value-type="float" office:value="75.6428" calcext:value-type="float">
            <text:p>75.6428</text:p>
          </table:table-cell>
          <table:table-cell office:value-type="float" office:value="276.718" calcext:value-type="float">
            <text:p>276.718</text:p>
          </table:table-cell>
          <table:table-cell office:value-type="float" office:value="48.6897" calcext:value-type="float">
            <text:p>48.6897</text:p>
          </table:table-cell>
          <table:table-cell/>
          <table:table-cell table:formula="of:=([.D116]-[.A116])/0.0166667" office:value-type="float" office:value="9.73198053603884" calcext:value-type="float">
            <text:p>9.73198053603884</text:p>
          </table:table-cell>
          <table:table-cell table:formula="of:=ABS([.E116]-[.B116])/0.0166667" office:value-type="float" office:value="727.258545482908" calcext:value-type="float">
            <text:p>727.258545482908</text:p>
          </table:table-cell>
          <table:table-cell table:formula="of:=([.F116]-[.C116])/0.0166667" office:value-type="float" office:value="122.37575524849" calcext:value-type="float">
            <text:p>122.37575524849</text:p>
          </table:table-cell>
          <table:table-cell table:formula="of:=DEGREES(ATAN(ABS([.F116]-[.C116])/ABS([.E116]-[.B116])))" office:value-type="float" office:value="9.55167723861523" calcext:value-type="float">
            <text:p>9.55167723861523</text:p>
          </table:table-cell>
          <table:table-cell table:formula="of:=SQRT(POWER([.H116];2)+POWER([.I116];2)+POWER([.J116];2))" office:value-type="float" office:value="737.546967247312" calcext:value-type="float">
            <text:p>737.546967247312</text:p>
          </table:table-cell>
        </table:table-row>
        <table:table-row table:style-name="ro1">
          <table:table-cell office:value-type="float" office:value="75.5412" calcext:value-type="float">
            <text:p>75.5412</text:p>
          </table:table-cell>
          <table:table-cell office:value-type="float" office:value="297.368" calcext:value-type="float">
            <text:p>297.368</text:p>
          </table:table-cell>
          <table:table-cell office:value-type="float" office:value="44.8706" calcext:value-type="float">
            <text:p>44.8706</text:p>
          </table:table-cell>
          <table:table-cell office:value-type="float" office:value="75.7163" calcext:value-type="float">
            <text:p>75.7163</text:p>
          </table:table-cell>
          <table:table-cell office:value-type="float" office:value="286.057" calcext:value-type="float">
            <text:p>286.057</text:p>
          </table:table-cell>
          <table:table-cell office:value-type="float" office:value="47.3119" calcext:value-type="float">
            <text:p>47.3119</text:p>
          </table:table-cell>
          <table:table-cell/>
          <table:table-cell table:formula="of:=([.D117]-[.A117])/0.0166667" office:value-type="float" office:value="10.5059789880421" calcext:value-type="float">
            <text:p>10.5059789880421</text:p>
          </table:table-cell>
          <table:table-cell table:formula="of:=ABS([.E117]-[.B117])/0.0166667" office:value-type="float" office:value="678.658642682713" calcext:value-type="float">
            <text:p>678.658642682713</text:p>
          </table:table-cell>
          <table:table-cell table:formula="of:=([.F117]-[.C117])/0.0166667" office:value-type="float" office:value="146.477707044586" calcext:value-type="float">
            <text:p>146.477707044586</text:p>
          </table:table-cell>
          <table:table-cell table:formula="of:=DEGREES(ATAN(ABS([.F117]-[.C117])/ABS([.E117]-[.B117])))" office:value-type="float" office:value="12.1795536303201" calcext:value-type="float">
            <text:p>12.1795536303201</text:p>
          </table:table-cell>
          <table:table-cell table:formula="of:=SQRT(POWER([.H117];2)+POWER([.I117];2)+POWER([.J117];2))" office:value-type="float" office:value="694.365643982678" calcext:value-type="float">
            <text:p>694.365643982678</text:p>
          </table:table-cell>
        </table:table-row>
        <table:table-row table:style-name="ro1">
          <table:table-cell office:value-type="float" office:value="75.7256" calcext:value-type="float">
            <text:p>75.7256</text:p>
          </table:table-cell>
          <table:table-cell office:value-type="float" office:value="287.649" calcext:value-type="float">
            <text:p>287.649</text:p>
          </table:table-cell>
          <table:table-cell office:value-type="float" office:value="46.0648" calcext:value-type="float">
            <text:p>46.0648</text:p>
          </table:table-cell>
          <table:table-cell office:value-type="float" office:value="75.8924" calcext:value-type="float">
            <text:p>75.8924</text:p>
          </table:table-cell>
          <table:table-cell office:value-type="float" office:value="276.845" calcext:value-type="float">
            <text:p>276.845</text:p>
          </table:table-cell>
          <table:table-cell office:value-type="float" office:value="48.1746" calcext:value-type="float">
            <text:p>48.1746</text:p>
          </table:table-cell>
          <table:table-cell/>
          <table:table-cell table:formula="of:=([.D118]-[.A118])/0.0166667" office:value-type="float" office:value="10.0079799840397" calcext:value-type="float">
            <text:p>10.0079799840397</text:p>
          </table:table-cell>
          <table:table-cell table:formula="of:=ABS([.E118]-[.B118])/0.0166667" office:value-type="float" office:value="648.238703522592" calcext:value-type="float">
            <text:p>648.238703522592</text:p>
          </table:table-cell>
          <table:table-cell table:formula="of:=([.F118]-[.C118])/0.0166667" office:value-type="float" office:value="126.587746824506" calcext:value-type="float">
            <text:p>126.587746824506</text:p>
          </table:table-cell>
          <table:table-cell table:formula="of:=DEGREES(ATAN(ABS([.F118]-[.C118])/ABS([.E118]-[.B118])))" office:value-type="float" office:value="11.0496371716828" calcext:value-type="float">
            <text:p>11.0496371716828</text:p>
          </table:table-cell>
          <table:table-cell table:formula="of:=SQRT(POWER([.H118];2)+POWER([.I118];2)+POWER([.J118];2))" office:value-type="float" office:value="660.55888008119" calcext:value-type="float">
            <text:p>660.55888008119</text:p>
          </table:table-cell>
        </table:table-row>
        <table:table-row table:style-name="ro1">
          <table:table-cell office:value-type="float" office:value="75.4299" calcext:value-type="float">
            <text:p>75.4299</text:p>
          </table:table-cell>
          <table:table-cell office:value-type="float" office:value="282.149" calcext:value-type="float">
            <text:p>282.149</text:p>
          </table:table-cell>
          <table:table-cell office:value-type="float" office:value="47.1409" calcext:value-type="float">
            <text:p>47.1409</text:p>
          </table:table-cell>
          <table:table-cell office:value-type="float" office:value="75.1336" calcext:value-type="float">
            <text:p>75.1336</text:p>
          </table:table-cell>
          <table:table-cell office:value-type="float" office:value="275.372" calcext:value-type="float">
            <text:p>275.372</text:p>
          </table:table-cell>
          <table:table-cell office:value-type="float" office:value="48.8928" calcext:value-type="float">
            <text:p>48.8928</text:p>
          </table:table-cell>
          <table:table-cell/>
          <table:table-cell table:formula="of:=([.D119]-[.A119])/0.0166667" office:value-type="float" office:value="-17.7779644440712" calcext:value-type="float">
            <text:p>-17.7779644440712</text:p>
          </table:table-cell>
          <table:table-cell table:formula="of:=ABS([.E119]-[.B119])/0.0166667" office:value-type="float" office:value="406.619186761626" calcext:value-type="float">
            <text:p>406.619186761626</text:p>
          </table:table-cell>
          <table:table-cell table:formula="of:=([.F119]-[.C119])/0.0166667" office:value-type="float" office:value="105.11378977242" calcext:value-type="float">
            <text:p>105.11378977242</text:p>
          </table:table-cell>
          <table:table-cell table:formula="of:=DEGREES(ATAN(ABS([.F119]-[.C119])/ABS([.E119]-[.B119])))" office:value-type="float" office:value="14.4940456634681" calcext:value-type="float">
            <text:p>14.4940456634681</text:p>
          </table:table-cell>
          <table:table-cell table:formula="of:=SQRT(POWER([.H119];2)+POWER([.I119];2)+POWER([.J119];2))" office:value-type="float" office:value="420.361901060005" calcext:value-type="float">
            <text:p>420.361901060005</text:p>
          </table:table-cell>
        </table:table-row>
        <table:table-row table:style-name="ro1">
          <table:table-cell office:value-type="float" office:value="75.2307" calcext:value-type="float">
            <text:p>75.2307</text:p>
          </table:table-cell>
          <table:table-cell office:value-type="float" office:value="290.422" calcext:value-type="float">
            <text:p>290.422</text:p>
          </table:table-cell>
          <table:table-cell office:value-type="float" office:value="45.3996" calcext:value-type="float">
            <text:p>45.3996</text:p>
          </table:table-cell>
          <table:table-cell office:value-type="float" office:value="75.4104" calcext:value-type="float">
            <text:p>75.4104</text:p>
          </table:table-cell>
          <table:table-cell office:value-type="float" office:value="279.486" calcext:value-type="float">
            <text:p>279.486</text:p>
          </table:table-cell>
          <table:table-cell office:value-type="float" office:value="47.5382" calcext:value-type="float">
            <text:p>47.5382</text:p>
          </table:table-cell>
          <table:table-cell/>
          <table:table-cell table:formula="of:=([.D120]-[.A120])/0.0166667" office:value-type="float" office:value="10.7819784360429" calcext:value-type="float">
            <text:p>10.7819784360429</text:p>
          </table:table-cell>
          <table:table-cell table:formula="of:=ABS([.E120]-[.B120])/0.0166667" office:value-type="float" office:value="656.158687682627" calcext:value-type="float">
            <text:p>656.158687682627</text:p>
          </table:table-cell>
          <table:table-cell table:formula="of:=([.F120]-[.C120])/0.0166667" office:value-type="float" office:value="128.315743368514" calcext:value-type="float">
            <text:p>128.315743368514</text:p>
          </table:table-cell>
          <table:table-cell table:formula="of:=DEGREES(ATAN(ABS([.F120]-[.C120])/ABS([.E120]-[.B120])))" office:value-type="float" office:value="11.0648931816756" calcext:value-type="float">
            <text:p>11.0648931816756</text:p>
          </table:table-cell>
          <table:table-cell table:formula="of:=SQRT(POWER([.H120];2)+POWER([.I120];2)+POWER([.J120];2))" office:value-type="float" office:value="668.674363555682" calcext:value-type="float">
            <text:p>668.674363555682</text:p>
          </table:table-cell>
        </table:table-row>
        <table:table-row table:style-name="ro1">
          <table:table-cell office:value-type="float" office:value="75.4695" calcext:value-type="float">
            <text:p>75.4695</text:p>
          </table:table-cell>
          <table:table-cell office:value-type="float" office:value="287.571" calcext:value-type="float">
            <text:p>287.571</text:p>
          </table:table-cell>
          <table:table-cell office:value-type="float" office:value="46.332" calcext:value-type="float">
            <text:p>46.332</text:p>
          </table:table-cell>
          <table:table-cell office:value-type="float" office:value="75.8708" calcext:value-type="float">
            <text:p>75.8708</text:p>
          </table:table-cell>
          <table:table-cell office:value-type="float" office:value="274.197" calcext:value-type="float">
            <text:p>274.197</text:p>
          </table:table-cell>
          <table:table-cell office:value-type="float" office:value="48.8139" calcext:value-type="float">
            <text:p>48.8139</text:p>
          </table:table-cell>
          <table:table-cell/>
          <table:table-cell table:formula="of:=([.D121]-[.A121])/0.0166667" office:value-type="float" office:value="24.0779518440967" calcext:value-type="float">
            <text:p>24.0779518440967</text:p>
          </table:table-cell>
          <table:table-cell table:formula="of:=ABS([.E121]-[.B121])/0.0166667" office:value-type="float" office:value="802.438395123211" calcext:value-type="float">
            <text:p>802.438395123211</text:p>
          </table:table-cell>
          <table:table-cell table:formula="of:=([.F121]-[.C121])/0.0166667" office:value-type="float" office:value="148.913702172595" calcext:value-type="float">
            <text:p>148.913702172595</text:p>
          </table:table-cell>
          <table:table-cell table:formula="of:=DEGREES(ATAN(ABS([.F121]-[.C121])/ABS([.E121]-[.B121])))" office:value-type="float" office:value="10.5131523287817" calcext:value-type="float">
            <text:p>10.5131523287817</text:p>
          </table:table-cell>
          <table:table-cell table:formula="of:=SQRT(POWER([.H121];2)+POWER([.I121];2)+POWER([.J121];2))" office:value-type="float" office:value="816.493978194371" calcext:value-type="float">
            <text:p>816.493978194371</text:p>
          </table:table-cell>
        </table:table-row>
        <table:table-row table:style-name="ro1">
          <table:table-cell office:value-type="float" office:value="75.9373" calcext:value-type="float">
            <text:p>75.9373</text:p>
          </table:table-cell>
          <table:table-cell office:value-type="float" office:value="282.089" calcext:value-type="float">
            <text:p>282.089</text:p>
          </table:table-cell>
          <table:table-cell office:value-type="float" office:value="47.6452" calcext:value-type="float">
            <text:p>47.6452</text:p>
          </table:table-cell>
          <table:table-cell office:value-type="float" office:value="76.097" calcext:value-type="float">
            <text:p>76.097</text:p>
          </table:table-cell>
          <table:table-cell office:value-type="float" office:value="271.542" calcext:value-type="float">
            <text:p>271.542</text:p>
          </table:table-cell>
          <table:table-cell office:value-type="float" office:value="49.6927" calcext:value-type="float">
            <text:p>49.6927</text:p>
          </table:table-cell>
          <table:table-cell/>
          <table:table-cell table:formula="of:=([.D122]-[.A122])/0.0166667" office:value-type="float" office:value="9.58198083603838" calcext:value-type="float">
            <text:p>9.58198083603838</text:p>
          </table:table-cell>
          <table:table-cell table:formula="of:=ABS([.E122]-[.B122])/0.0166667" office:value-type="float" office:value="632.818734362533" calcext:value-type="float">
            <text:p>632.818734362533</text:p>
          </table:table-cell>
          <table:table-cell table:formula="of:=([.F122]-[.C122])/0.0166667" office:value-type="float" office:value="122.849754300491" calcext:value-type="float">
            <text:p>122.849754300491</text:p>
          </table:table-cell>
          <table:table-cell table:formula="of:=DEGREES(ATAN(ABS([.F122]-[.C122])/ABS([.E122]-[.B122])))" office:value-type="float" office:value="10.9862368578233" calcext:value-type="float">
            <text:p>10.9862368578233</text:p>
          </table:table-cell>
          <table:table-cell table:formula="of:=SQRT(POWER([.H122];2)+POWER([.I122];2)+POWER([.J122];2))" office:value-type="float" office:value="644.70413915891" calcext:value-type="float">
            <text:p>644.70413915891</text:p>
          </table:table-cell>
        </table:table-row>
        <table:table-row table:style-name="ro1">
          <table:table-cell office:value-type="float" office:value="74.9986" calcext:value-type="float">
            <text:p>74.9986</text:p>
          </table:table-cell>
          <table:table-cell office:value-type="float" office:value="294.591" calcext:value-type="float">
            <text:p>294.591</text:p>
          </table:table-cell>
          <table:table-cell office:value-type="float" office:value="44.7754" calcext:value-type="float">
            <text:p>44.7754</text:p>
          </table:table-cell>
          <table:table-cell office:value-type="float" office:value="75.1771" calcext:value-type="float">
            <text:p>75.1771</text:p>
          </table:table-cell>
          <table:table-cell office:value-type="float" office:value="282.071" calcext:value-type="float">
            <text:p>282.071</text:p>
          </table:table-cell>
          <table:table-cell office:value-type="float" office:value="47.4048" calcext:value-type="float">
            <text:p>47.4048</text:p>
          </table:table-cell>
          <table:table-cell/>
          <table:table-cell table:formula="of:=([.D123]-[.A123])/0.0166667" office:value-type="float" office:value="10.7099785800428" calcext:value-type="float">
            <text:p>10.7099785800428</text:p>
          </table:table-cell>
          <table:table-cell table:formula="of:=ABS([.E123]-[.B123])/0.0166667" office:value-type="float" office:value="751.198497603004" calcext:value-type="float">
            <text:p>751.198497603004</text:p>
          </table:table-cell>
          <table:table-cell table:formula="of:=([.F123]-[.C123])/0.0166667" office:value-type="float" office:value="157.763684472631" calcext:value-type="float">
            <text:p>157.763684472631</text:p>
          </table:table-cell>
          <table:table-cell table:formula="of:=DEGREES(ATAN(ABS([.F123]-[.C123])/ABS([.E123]-[.B123])))" office:value-type="float" office:value="11.8606557276931" calcext:value-type="float">
            <text:p>11.8606557276931</text:p>
          </table:table-cell>
          <table:table-cell table:formula="of:=SQRT(POWER([.H123];2)+POWER([.I123];2)+POWER([.J123];2))" office:value-type="float" office:value="767.660905986865" calcext:value-type="float">
            <text:p>767.660905986865</text:p>
          </table:table-cell>
        </table:table-row>
        <table:table-row table:style-name="ro1">
          <table:table-cell office:value-type="float" office:value="75.1829" calcext:value-type="float">
            <text:p>75.1829</text:p>
          </table:table-cell>
          <table:table-cell office:value-type="float" office:value="283.752" calcext:value-type="float">
            <text:p>283.752</text:p>
          </table:table-cell>
          <table:table-cell office:value-type="float" office:value="45.6479" calcext:value-type="float">
            <text:p>45.6479</text:p>
          </table:table-cell>
          <table:table-cell office:value-type="float" office:value="75.111" calcext:value-type="float">
            <text:p>75.111</text:p>
          </table:table-cell>
          <table:table-cell office:value-type="float" office:value="273.235" calcext:value-type="float">
            <text:p>273.235</text:p>
          </table:table-cell>
          <table:table-cell office:value-type="float" office:value="47.0001" calcext:value-type="float">
            <text:p>47.0001</text:p>
          </table:table-cell>
          <table:table-cell/>
          <table:table-cell table:formula="of:=([.D124]-[.A124])/0.0166667" office:value-type="float" office:value="-4.31399137201722" calcext:value-type="float">
            <text:p>-4.31399137201722</text:p>
          </table:table-cell>
          <table:table-cell table:formula="of:=ABS([.E124]-[.B124])/0.0166667" office:value-type="float" office:value="631.018737962524" calcext:value-type="float">
            <text:p>631.018737962524</text:p>
          </table:table-cell>
          <table:table-cell table:formula="of:=([.F124]-[.C124])/0.0166667" office:value-type="float" office:value="81.1318377363247" calcext:value-type="float">
            <text:p>81.1318377363247</text:p>
          </table:table-cell>
          <table:table-cell table:formula="of:=DEGREES(ATAN(ABS([.F124]-[.C124])/ABS([.E124]-[.B124])))" office:value-type="float" office:value="7.32648322197782" calcext:value-type="float">
            <text:p>7.32648322197782</text:p>
          </table:table-cell>
          <table:table-cell table:formula="of:=SQRT(POWER([.H124];2)+POWER([.I124];2)+POWER([.J124];2))" office:value-type="float" office:value="636.227658370687" calcext:value-type="float">
            <text:p>636.227658370687</text:p>
          </table:table-cell>
        </table:table-row>
        <table:table-row table:style-name="ro1">
          <table:table-cell office:value-type="float" office:value="75.2175" calcext:value-type="float">
            <text:p>75.2175</text:p>
          </table:table-cell>
          <table:table-cell office:value-type="float" office:value="289.441" calcext:value-type="float">
            <text:p>289.441</text:p>
          </table:table-cell>
          <table:table-cell office:value-type="float" office:value="43.7643" calcext:value-type="float">
            <text:p>43.7643</text:p>
          </table:table-cell>
          <table:table-cell office:value-type="float" office:value="75.1452" calcext:value-type="float">
            <text:p>75.1452</text:p>
          </table:table-cell>
          <table:table-cell office:value-type="float" office:value="278.572" calcext:value-type="float">
            <text:p>278.572</text:p>
          </table:table-cell>
          <table:table-cell office:value-type="float" office:value="45.6886" calcext:value-type="float">
            <text:p>45.6886</text:p>
          </table:table-cell>
          <table:table-cell/>
          <table:table-cell table:formula="of:=([.D125]-[.A125])/0.0166667" office:value-type="float" office:value="-4.33799132401726" calcext:value-type="float">
            <text:p>-4.33799132401726</text:p>
          </table:table-cell>
          <table:table-cell table:formula="of:=ABS([.E125]-[.B125])/0.0166667" office:value-type="float" office:value="652.138695722607" calcext:value-type="float">
            <text:p>652.138695722607</text:p>
          </table:table-cell>
          <table:table-cell table:formula="of:=([.F125]-[.C125])/0.0166667" office:value-type="float" office:value="115.457769084462" calcext:value-type="float">
            <text:p>115.457769084462</text:p>
          </table:table-cell>
          <table:table-cell table:formula="of:=DEGREES(ATAN(ABS([.F125]-[.C125])/ABS([.E125]-[.B125])))" office:value-type="float" office:value="10.0398833038419" calcext:value-type="float">
            <text:p>10.0398833038419</text:p>
          </table:table-cell>
          <table:table-cell table:formula="of:=SQRT(POWER([.H125];2)+POWER([.I125];2)+POWER([.J125];2))" office:value-type="float" office:value="662.294642186898" calcext:value-type="float">
            <text:p>662.294642186898</text:p>
          </table:table-cell>
        </table:table-row>
        <table:table-row table:style-name="ro1">
          <table:table-cell office:value-type="float" office:value="75.2268" calcext:value-type="float">
            <text:p>75.2268</text:p>
          </table:table-cell>
          <table:table-cell office:value-type="float" office:value="290.828" calcext:value-type="float">
            <text:p>290.828</text:p>
          </table:table-cell>
          <table:table-cell office:value-type="float" office:value="43.5504" calcext:value-type="float">
            <text:p>43.5504</text:p>
          </table:table-cell>
          <table:table-cell office:value-type="float" office:value="75.4066" calcext:value-type="float">
            <text:p>75.4066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126]-[.A126])/0.0166667" office:value-type="float" office:value="10.7879784240432" calcext:value-type="float">
            <text:p>10.7879784240432</text:p>
          </table:table-cell>
          <table:table-cell table:formula="of:=ABS([.E126]-[.B126])/0.0166667" office:value-type="float" office:value="654.418691162617" calcext:value-type="float">
            <text:p>654.418691162617</text:p>
          </table:table-cell>
          <table:table-cell table:formula="of:=([.F126]-[.C126])/0.0166667" office:value-type="float" office:value="115.721768556463" calcext:value-type="float">
            <text:p>115.721768556463</text:p>
          </table:table-cell>
          <table:table-cell table:formula="of:=DEGREES(ATAN(ABS([.F126]-[.C126])/ABS([.E126]-[.B126])))" office:value-type="float" office:value="10.0280267954442" calcext:value-type="float">
            <text:p>10.0280267954442</text:p>
          </table:table-cell>
          <table:table-cell table:formula="of:=SQRT(POWER([.H126];2)+POWER([.I126];2)+POWER([.J126];2))" office:value-type="float" office:value="664.659109272795" calcext:value-type="float">
            <text:p>664.659109272795</text:p>
          </table:table-cell>
        </table:table-row>
        <table:table-row table:style-name="ro1">
          <table:table-cell office:value-type="float" office:value="74.9245" calcext:value-type="float">
            <text:p>74.9245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44.0912" calcext:value-type="float">
            <text:p>44.0912</text:p>
          </table:table-cell>
          <table:table-cell office:value-type="float" office:value="74.6165" calcext:value-type="float">
            <text:p>74.6165</text:p>
          </table:table-cell>
          <table:table-cell office:value-type="float" office:value="274.794" calcext:value-type="float">
            <text:p>274.794</text:p>
          </table:table-cell>
          <table:table-cell office:value-type="float" office:value="45.2852" calcext:value-type="float">
            <text:p>45.2852</text:p>
          </table:table-cell>
          <table:table-cell/>
          <table:table-cell table:formula="of:=([.D127]-[.A127])/0.0166667" office:value-type="float" office:value="-18.4799630400735" calcext:value-type="float">
            <text:p>-18.4799630400735</text:p>
          </table:table-cell>
          <table:table-cell table:formula="of:=ABS([.E127]-[.B127])/0.0166667" office:value-type="float" office:value="556.138887722225" calcext:value-type="float">
            <text:p>556.138887722225</text:p>
          </table:table-cell>
          <table:table-cell table:formula="of:=([.F127]-[.C127])/0.0166667" office:value-type="float" office:value="71.6398567202867" calcext:value-type="float">
            <text:p>71.6398567202867</text:p>
          </table:table-cell>
          <table:table-cell table:formula="of:=DEGREES(ATAN(ABS([.F127]-[.C127])/ABS([.E127]-[.B127])))" office:value-type="float" office:value="7.34021860718721" calcext:value-type="float">
            <text:p>7.34021860718721</text:p>
          </table:table-cell>
          <table:table-cell table:formula="of:=SQRT(POWER([.H127];2)+POWER([.I127];2)+POWER([.J127];2))" office:value-type="float" office:value="561.038537483638" calcext:value-type="float">
            <text:p>561.038537483638</text:p>
          </table:table-cell>
        </table:table-row>
        <table:table-row table:style-name="ro1">
          <table:table-cell office:value-type="float" office:value="74.3966" calcext:value-type="float">
            <text:p>74.3966</text:p>
          </table:table-cell>
          <table:table-cell office:value-type="float" office:value="279.819" calcext:value-type="float">
            <text:p>279.819</text:p>
          </table:table-cell>
          <table:table-cell office:value-type="float" office:value="45.5039" calcext:value-type="float">
            <text:p>45.5039</text:p>
          </table:table-cell>
          <table:table-cell office:value-type="float" office:value="74.3358" calcext:value-type="float">
            <text:p>74.3358</text:p>
          </table:table-cell>
          <table:table-cell office:value-type="float" office:value="268.238" calcext:value-type="float">
            <text:p>268.238</text:p>
          </table:table-cell>
          <table:table-cell office:value-type="float" office:value="46.7959" calcext:value-type="float">
            <text:p>46.7959</text:p>
          </table:table-cell>
          <table:table-cell/>
          <table:table-cell table:formula="of:=([.D128]-[.A128])/0.0166667" office:value-type="float" office:value="-3.64799270401462" calcext:value-type="float">
            <text:p>-3.64799270401462</text:p>
          </table:table-cell>
          <table:table-cell table:formula="of:=ABS([.E128]-[.B128])/0.0166667" office:value-type="float" office:value="694.85861028278" calcext:value-type="float">
            <text:p>694.85861028278</text:p>
          </table:table-cell>
          <table:table-cell table:formula="of:=([.F128]-[.C128])/0.0166667" office:value-type="float" office:value="77.5198449603102" calcext:value-type="float">
            <text:p>77.5198449603102</text:p>
          </table:table-cell>
          <table:table-cell table:formula="of:=DEGREES(ATAN(ABS([.F128]-[.C128])/ABS([.E128]-[.B128])))" office:value-type="float" office:value="6.36571179840215" calcext:value-type="float">
            <text:p>6.36571179840215</text:p>
          </table:table-cell>
          <table:table-cell table:formula="of:=SQRT(POWER([.H128];2)+POWER([.I128];2)+POWER([.J128];2))" office:value-type="float" office:value="699.178891627569" calcext:value-type="float">
            <text:p>699.178891627569</text:p>
          </table:table-cell>
        </table:table-row>
        <table:table-row table:style-name="ro1">
          <table:table-cell office:value-type="float" office:value="74.9277" calcext:value-type="float">
            <text:p>74.9277</text:p>
          </table:table-cell>
          <table:table-cell office:value-type="float" office:value="283.785" calcext:value-type="float">
            <text:p>283.785</text:p>
          </table:table-cell>
          <table:table-cell office:value-type="float" office:value="45.3937" calcext:value-type="float">
            <text:p>45.3937</text:p>
          </table:table-cell>
          <table:table-cell office:value-type="float" office:value="74.6136" calcext:value-type="float">
            <text:p>74.6136</text:p>
          </table:table-cell>
          <table:table-cell office:value-type="float" office:value="273.184" calcext:value-type="float">
            <text:p>273.184</text:p>
          </table:table-cell>
          <table:table-cell office:value-type="float" office:value="47.0123" calcext:value-type="float">
            <text:p>47.0123</text:p>
          </table:table-cell>
          <table:table-cell/>
          <table:table-cell table:formula="of:=([.D129]-[.A129])/0.0166667" office:value-type="float" office:value="-18.8459623080752" calcext:value-type="float">
            <text:p>-18.8459623080752</text:p>
          </table:table-cell>
          <table:table-cell table:formula="of:=ABS([.E129]-[.B129])/0.0166667" office:value-type="float" office:value="636.058727882544" calcext:value-type="float">
            <text:p>636.058727882544</text:p>
          </table:table-cell>
          <table:table-cell table:formula="of:=([.F129]-[.C129])/0.0166667" office:value-type="float" office:value="97.1158057683885" calcext:value-type="float">
            <text:p>97.1158057683885</text:p>
          </table:table-cell>
          <table:table-cell table:formula="of:=DEGREES(ATAN(ABS([.F129]-[.C129])/ABS([.E129]-[.B129])))" office:value-type="float" office:value="8.6810877009365" calcext:value-type="float">
            <text:p>8.6810877009365</text:p>
          </table:table-cell>
          <table:table-cell table:formula="of:=SQRT(POWER([.H129];2)+POWER([.I129];2)+POWER([.J129];2))" office:value-type="float" office:value="643.705954097771" calcext:value-type="float">
            <text:p>643.705954097771</text:p>
          </table:table-cell>
        </table:table-row>
        <table:table-row table:style-name="ro1">
          <table:table-cell office:value-type="float" office:value="74.9342" calcext:value-type="float">
            <text:p>74.9342</text:p>
          </table:table-cell>
          <table:table-cell office:value-type="float" office:value="285.308" calcext:value-type="float">
            <text:p>285.308</text:p>
          </table:table-cell>
          <table:table-cell office:value-type="float" office:value="44.4036" calcext:value-type="float">
            <text:p>44.4036</text:p>
          </table:table-cell>
          <table:table-cell office:value-type="float" office:value="74.8751" calcext:value-type="float">
            <text:p>74.8751</text:p>
          </table:table-cell>
          <table:table-cell office:value-type="float" office:value="276.068" calcext:value-type="float">
            <text:p>276.068</text:p>
          </table:table-cell>
          <table:table-cell office:value-type="float" office:value="45.3323" calcext:value-type="float">
            <text:p>45.3323</text:p>
          </table:table-cell>
          <table:table-cell/>
          <table:table-cell table:formula="of:=([.D130]-[.A130])/0.0166667" office:value-type="float" office:value="-3.54599290801423" calcext:value-type="float">
            <text:p>-3.54599290801423</text:p>
          </table:table-cell>
          <table:table-cell table:formula="of:=ABS([.E130]-[.B130])/0.0166667" office:value-type="float" office:value="554.398891202218" calcext:value-type="float">
            <text:p>554.398891202218</text:p>
          </table:table-cell>
          <table:table-cell table:formula="of:=([.F130]-[.C130])/0.0166667" office:value-type="float" office:value="55.7218885562233" calcext:value-type="float">
            <text:p>55.7218885562233</text:p>
          </table:table-cell>
          <table:table-cell table:formula="of:=DEGREES(ATAN(ABS([.F130]-[.C130])/ABS([.E130]-[.B130])))" office:value-type="float" office:value="5.7394470849935" calcext:value-type="float">
            <text:p>5.7394470849935</text:p>
          </table:table-cell>
          <table:table-cell table:formula="of:=SQRT(POWER([.H130];2)+POWER([.I130];2)+POWER([.J130];2))" office:value-type="float" office:value="557.203404060155" calcext:value-type="float">
            <text:p>557.203404060155</text:p>
          </table:table-cell>
        </table:table-row>
        <table:table-row table:style-name="ro1">
          <table:table-cell office:value-type="float" office:value="74.7427" calcext:value-type="float">
            <text:p>74.7427</text:p>
          </table:table-cell>
          <table:table-cell office:value-type="float" office:value="296.304" calcext:value-type="float">
            <text:p>296.304</text:p>
          </table:table-cell>
          <table:table-cell office:value-type="float" office:value="43.2287" calcext:value-type="float">
            <text:p>43.2287</text:p>
          </table:table-cell>
          <table:table-cell office:value-type="float" office:value="74.6731" calcext:value-type="float">
            <text:p>74.6731</text:p>
          </table:table-cell>
          <table:table-cell office:value-type="float" office:value="283.762" calcext:value-type="float">
            <text:p>283.762</text:p>
          </table:table-cell>
          <table:table-cell office:value-type="float" office:value="45.3996" calcext:value-type="float">
            <text:p>45.3996</text:p>
          </table:table-cell>
          <table:table-cell/>
          <table:table-cell table:formula="of:=([.D131]-[.A131])/0.0166667" office:value-type="float" office:value="-4.17599164801635" calcext:value-type="float">
            <text:p>-4.17599164801635</text:p>
          </table:table-cell>
          <table:table-cell table:formula="of:=ABS([.E131]-[.B131])/0.0166667" office:value-type="float" office:value="752.518494963009" calcext:value-type="float">
            <text:p>752.518494963009</text:p>
          </table:table-cell>
          <table:table-cell table:formula="of:=([.F131]-[.C131])/0.0166667" office:value-type="float" office:value="130.253739492521" calcext:value-type="float">
            <text:p>130.253739492521</text:p>
          </table:table-cell>
          <table:table-cell table:formula="of:=DEGREES(ATAN(ABS([.F131]-[.C131])/ABS([.E131]-[.B131])))" office:value-type="float" office:value="9.82005125104189" calcext:value-type="float">
            <text:p>9.82005125104189</text:p>
          </table:table-cell>
          <table:table-cell table:formula="of:=SQRT(POWER([.H131];2)+POWER([.I131];2)+POWER([.J131];2))" office:value-type="float" office:value="763.719556394506" calcext:value-type="float">
            <text:p>763.719556394506</text:p>
          </table:table-cell>
        </table:table-row>
        <table:table-row table:style-name="ro1">
          <table:table-cell office:value-type="float" office:value="74.9161" calcext:value-type="float">
            <text:p>74.9161</text:p>
          </table:table-cell>
          <table:table-cell office:value-type="float" office:value="282.708" calcext:value-type="float">
            <text:p>282.708</text:p>
          </table:table-cell>
          <table:table-cell office:value-type="float" office:value="44.3016" calcext:value-type="float">
            <text:p>44.3016</text:p>
          </table:table-cell>
          <table:table-cell office:value-type="float" office:value="74.6012" calcext:value-type="float">
            <text:p>74.6012</text:p>
          </table:table-cell>
          <table:table-cell office:value-type="float" office:value="272.247" calcext:value-type="float">
            <text:p>272.247</text:p>
          </table:table-cell>
          <table:table-cell office:value-type="float" office:value="45.4361" calcext:value-type="float">
            <text:p>45.4361</text:p>
          </table:table-cell>
          <table:table-cell/>
          <table:table-cell table:formula="of:=([.D132]-[.A132])/0.0166667" office:value-type="float" office:value="-18.8939622120752" calcext:value-type="float">
            <text:p>-18.8939622120752</text:p>
          </table:table-cell>
          <table:table-cell table:formula="of:=ABS([.E132]-[.B132])/0.0166667" office:value-type="float" office:value="627.658744682511" calcext:value-type="float">
            <text:p>627.658744682511</text:p>
          </table:table-cell>
          <table:table-cell table:formula="of:=([.F132]-[.C132])/0.0166667" office:value-type="float" office:value="68.0698638602725" calcext:value-type="float">
            <text:p>68.0698638602725</text:p>
          </table:table-cell>
          <table:table-cell table:formula="of:=DEGREES(ATAN(ABS([.F132]-[.C132])/ABS([.E132]-[.B132])))" office:value-type="float" office:value="6.1895616819262" calcext:value-type="float">
            <text:p>6.1895616819262</text:p>
          </table:table-cell>
          <table:table-cell table:formula="of:=SQRT(POWER([.H132];2)+POWER([.I132];2)+POWER([.J132];2))" office:value-type="float" office:value="631.621712697128" calcext:value-type="float">
            <text:p>631.621712697128</text:p>
          </table:table-cell>
        </table:table-row>
        <table:table-row table:style-name="ro1">
          <table:table-cell office:value-type="float" office:value="74.6884" calcext:value-type="float">
            <text:p>74.6884</text:p>
          </table:table-cell>
          <table:table-cell office:value-type="float" office:value="286.479" calcext:value-type="float">
            <text:p>286.479</text:p>
          </table:table-cell>
          <table:table-cell office:value-type="float" office:value="44.9853" calcext:value-type="float">
            <text:p>44.9853</text:p>
          </table:table-cell>
          <table:table-cell office:value-type="float" office:value="74.3781" calcext:value-type="float">
            <text:p>74.3781</text:p>
          </table:table-cell>
          <table:table-cell office:value-type="float" office:value="275.753" calcext:value-type="float">
            <text:p>275.753</text:p>
          </table:table-cell>
          <table:table-cell office:value-type="float" office:value="46.623" calcext:value-type="float">
            <text:p>46.623</text:p>
          </table:table-cell>
          <table:table-cell/>
          <table:table-cell table:formula="of:=([.D133]-[.A133])/0.0166667" office:value-type="float" office:value="-18.6179627640744" calcext:value-type="float">
            <text:p>-18.6179627640744</text:p>
          </table:table-cell>
          <table:table-cell table:formula="of:=ABS([.E133]-[.B133])/0.0166667" office:value-type="float" office:value="643.558712882574" calcext:value-type="float">
            <text:p>643.558712882574</text:p>
          </table:table-cell>
          <table:table-cell table:formula="of:=([.F133]-[.C133])/0.0166667" office:value-type="float" office:value="98.2618034763928" calcext:value-type="float">
            <text:p>98.2618034763928</text:p>
          </table:table-cell>
          <table:table-cell table:formula="of:=DEGREES(ATAN(ABS([.F133]-[.C133])/ABS([.E133]-[.B133])))" office:value-type="float" office:value="8.6811635818159" calcext:value-type="float">
            <text:p>8.6811635818159</text:p>
          </table:table-cell>
          <table:table-cell table:formula="of:=SQRT(POWER([.H133];2)+POWER([.I133];2)+POWER([.J133];2))" office:value-type="float" office:value="651.283216033542" calcext:value-type="float">
            <text:p>651.283216033542</text:p>
          </table:table-cell>
        </table:table-row>
        <table:table-row table:style-name="ro1">
          <table:table-cell office:value-type="float" office:value="75.4364" calcext:value-type="float">
            <text:p>75.4364</text:p>
          </table:table-cell>
          <table:table-cell office:value-type="float" office:value="283.881" calcext:value-type="float">
            <text:p>283.881</text:p>
          </table:table-cell>
          <table:table-cell office:value-type="float" office:value="45.1227" calcext:value-type="float">
            <text:p>45.1227</text:p>
          </table:table-cell>
          <table:table-cell office:value-type="float" office:value="75.3688" calcext:value-type="float">
            <text:p>75.3688</text:p>
          </table:table-cell>
          <table:table-cell office:value-type="float" office:value="274.611" calcext:value-type="float">
            <text:p>274.611</text:p>
          </table:table-cell>
          <table:table-cell office:value-type="float" office:value="46.5413" calcext:value-type="float">
            <text:p>46.5413</text:p>
          </table:table-cell>
          <table:table-cell/>
          <table:table-cell table:formula="of:=([.D134]-[.A134])/0.0166667" office:value-type="float" office:value="-4.055991888017" calcext:value-type="float">
            <text:p>-4.055991888017</text:p>
          </table:table-cell>
          <table:table-cell table:formula="of:=ABS([.E134]-[.B134])/0.0166667" office:value-type="float" office:value="556.198887602224" calcext:value-type="float">
            <text:p>556.198887602224</text:p>
          </table:table-cell>
          <table:table-cell table:formula="of:=([.F134]-[.C134])/0.0166667" office:value-type="float" office:value="85.1158297683403" calcext:value-type="float">
            <text:p>85.1158297683403</text:p>
          </table:table-cell>
          <table:table-cell table:formula="of:=DEGREES(ATAN(ABS([.F134]-[.C134])/ABS([.E134]-[.B134])))" office:value-type="float" office:value="8.70054757199498" calcext:value-type="float">
            <text:p>8.70054757199498</text:p>
          </table:table-cell>
          <table:table-cell table:formula="of:=SQRT(POWER([.H134];2)+POWER([.I134];2)+POWER([.J134];2))" office:value-type="float" office:value="562.688508961486" calcext:value-type="float">
            <text:p>562.688508961486</text:p>
          </table:table-cell>
        </table:table-row>
        <table:table-row table:style-name="ro1">
          <table:table-cell office:value-type="float" office:value="75.218" calcext:value-type="float">
            <text:p>75.218</text:p>
          </table:table-cell>
          <table:table-cell office:value-type="float" office:value="289.388" calcext:value-type="float">
            <text:p>289.388</text:p>
          </table:table-cell>
          <table:table-cell office:value-type="float" office:value="44.0274" calcext:value-type="float">
            <text:p>44.0274</text:p>
          </table:table-cell>
          <table:table-cell office:value-type="float" office:value="75.3873" calcext:value-type="float">
            <text:p>75.3873</text:p>
          </table:table-cell>
          <table:table-cell office:value-type="float" office:value="277.277" calcext:value-type="float">
            <text:p>277.277</text:p>
          </table:table-cell>
          <table:table-cell office:value-type="float" office:value="45.8851" calcext:value-type="float">
            <text:p>45.8851</text:p>
          </table:table-cell>
          <table:table-cell/>
          <table:table-cell table:formula="of:=([.D135]-[.A135])/0.0166667" office:value-type="float" office:value="10.1579796840402" calcext:value-type="float">
            <text:p>10.1579796840402</text:p>
          </table:table-cell>
          <table:table-cell table:formula="of:=ABS([.E135]-[.B135])/0.0166667" office:value-type="float" office:value="726.658546682906" calcext:value-type="float">
            <text:p>726.658546682906</text:p>
          </table:table-cell>
          <table:table-cell table:formula="of:=([.F135]-[.C135])/0.0166667" office:value-type="float" office:value="111.461777076446" calcext:value-type="float">
            <text:p>111.461777076446</text:p>
          </table:table-cell>
          <table:table-cell table:formula="of:=DEGREES(ATAN(ABS([.F135]-[.C135])/ABS([.E135]-[.B135])))" office:value-type="float" office:value="8.72060004380855" calcext:value-type="float">
            <text:p>8.72060004380855</text:p>
          </table:table-cell>
          <table:table-cell table:formula="of:=SQRT(POWER([.H135];2)+POWER([.I135];2)+POWER([.J135];2))" office:value-type="float" office:value="735.227553732594" calcext:value-type="float">
            <text:p>735.227553732594</text:p>
          </table:table-cell>
        </table:table-row>
        <table:table-row table:style-name="ro1">
          <table:table-cell office:value-type="float" office:value="74.9348" calcext:value-type="float">
            <text:p>74.9348</text:p>
          </table:table-cell>
          <table:table-cell office:value-type="float" office:value="285.252" calcext:value-type="float">
            <text:p>285.252</text:p>
          </table:table-cell>
          <table:table-cell office:value-type="float" office:value="44.6649" calcext:value-type="float">
            <text:p>44.6649</text:p>
          </table:table-cell>
          <table:table-cell office:value-type="float" office:value="75.1006" calcext:value-type="float">
            <text:p>75.1006</text:p>
          </table:table-cell>
          <table:table-cell office:value-type="float" office:value="272.097" calcext:value-type="float">
            <text:p>272.097</text:p>
          </table:table-cell>
          <table:table-cell office:value-type="float" office:value="46.4376" calcext:value-type="float">
            <text:p>46.4376</text:p>
          </table:table-cell>
          <table:table-cell/>
          <table:table-cell table:formula="of:=([.D136]-[.A136])/0.0166667" office:value-type="float" office:value="9.94798010404006" calcext:value-type="float">
            <text:p>9.94798010404006</text:p>
          </table:table-cell>
          <table:table-cell table:formula="of:=ABS([.E136]-[.B136])/0.0166667" office:value-type="float" office:value="789.298421403159" calcext:value-type="float">
            <text:p>789.298421403159</text:p>
          </table:table-cell>
          <table:table-cell table:formula="of:=([.F136]-[.C136])/0.0166667" office:value-type="float" office:value="106.361787276425" calcext:value-type="float">
            <text:p>106.361787276425</text:p>
          </table:table-cell>
          <table:table-cell table:formula="of:=DEGREES(ATAN(ABS([.F136]-[.C136])/ABS([.E136]-[.B136])))" office:value-type="float" office:value="7.67465244761451" calcext:value-type="float">
            <text:p>7.67465244761451</text:p>
          </table:table-cell>
          <table:table-cell table:formula="of:=SQRT(POWER([.H136];2)+POWER([.I136];2)+POWER([.J136];2))" office:value-type="float" office:value="796.494689329631" calcext:value-type="float">
            <text:p>796.494689329631</text:p>
          </table:table-cell>
        </table:table-row>
        <table:table-row table:style-name="ro1">
          <table:table-cell office:value-type="float" office:value="75.9342" calcext:value-type="float">
            <text:p>75.9342</text:p>
          </table:table-cell>
          <table:table-cell office:value-type="float" office:value="282.633" calcext:value-type="float">
            <text:p>282.633</text:p>
          </table:table-cell>
          <table:table-cell office:value-type="float" office:value="45.0578" calcext:value-type="float">
            <text:p>45.0578</text:p>
          </table:table-cell>
          <table:table-cell office:value-type="float" office:value="76.1056" calcext:value-type="float">
            <text:p>76.1056</text:p>
          </table:table-cell>
          <table:table-cell office:value-type="float" office:value="273.438" calcext:value-type="float">
            <text:p>273.438</text:p>
          </table:table-cell>
          <table:table-cell office:value-type="float" office:value="46.4679" calcext:value-type="float">
            <text:p>46.4679</text:p>
          </table:table-cell>
          <table:table-cell/>
          <table:table-cell table:formula="of:=([.D137]-[.A137])/0.0166667" office:value-type="float" office:value="10.2839794320406" calcext:value-type="float">
            <text:p>10.2839794320406</text:p>
          </table:table-cell>
          <table:table-cell table:formula="of:=ABS([.E137]-[.B137])/0.0166667" office:value-type="float" office:value="551.698896602206" calcext:value-type="float">
            <text:p>551.698896602206</text:p>
          </table:table-cell>
          <table:table-cell table:formula="of:=([.F137]-[.C137])/0.0166667" office:value-type="float" office:value="84.6058307883384" calcext:value-type="float">
            <text:p>84.6058307883384</text:p>
          </table:table-cell>
          <table:table-cell table:formula="of:=DEGREES(ATAN(ABS([.F137]-[.C137])/ABS([.E137]-[.B137])))" office:value-type="float" office:value="8.71867457098683" calcext:value-type="float">
            <text:p>8.71867457098683</text:p>
          </table:table-cell>
          <table:table-cell table:formula="of:=SQRT(POWER([.H137];2)+POWER([.I137];2)+POWER([.J137];2))" office:value-type="float" office:value="558.243297629659" calcext:value-type="float">
            <text:p>558.243297629659</text:p>
          </table:table-cell>
        </table:table-row>
        <table:table-row table:style-name="ro1">
          <table:table-cell office:value-type="float" office:value="75.5064" calcext:value-type="float">
            <text:p>75.5064</text:p>
          </table:table-cell>
          <table:table-cell office:value-type="float" office:value="293.593" calcext:value-type="float">
            <text:p>293.593</text:p>
          </table:table-cell>
          <table:table-cell office:value-type="float" office:value="43.3792" calcext:value-type="float">
            <text:p>43.3792</text:p>
          </table:table-cell>
          <table:table-cell office:value-type="float" office:value="75.4369" calcext:value-type="float">
            <text:p>75.4369</text:p>
          </table:table-cell>
          <table:table-cell office:value-type="float" office:value="283.83" calcext:value-type="float">
            <text:p>283.83</text:p>
          </table:table-cell>
          <table:table-cell office:value-type="float" office:value="45.3821" calcext:value-type="float">
            <text:p>45.3821</text:p>
          </table:table-cell>
          <table:table-cell/>
          <table:table-cell table:formula="of:=([.D138]-[.A138])/0.0166667" office:value-type="float" office:value="-4.16999166001698" calcext:value-type="float">
            <text:p>-4.16999166001698</text:p>
          </table:table-cell>
          <table:table-cell table:formula="of:=ABS([.E138]-[.B138])/0.0166667" office:value-type="float" office:value="585.778828442345" calcext:value-type="float">
            <text:p>585.778828442345</text:p>
          </table:table-cell>
          <table:table-cell table:formula="of:=([.F138]-[.C138])/0.0166667" office:value-type="float" office:value="120.173759652481" calcext:value-type="float">
            <text:p>120.173759652481</text:p>
          </table:table-cell>
          <table:table-cell table:formula="of:=DEGREES(ATAN(ABS([.F138]-[.C138])/ABS([.E138]-[.B138])))" office:value-type="float" office:value="11.5934894667724" calcext:value-type="float">
            <text:p>11.5934894667724</text:p>
          </table:table-cell>
          <table:table-cell table:formula="of:=SQRT(POWER([.H138];2)+POWER([.I138];2)+POWER([.J138];2))" office:value-type="float" office:value="597.993275205285" calcext:value-type="float">
            <text:p>597.993275205285</text:p>
          </table:table-cell>
        </table:table-row>
        <table:table-row table:style-name="ro1">
          <table:table-cell office:value-type="float" office:value="75.4463" calcext:value-type="float">
            <text:p>75.4463</text:p>
          </table:table-cell>
          <table:table-cell office:value-type="float" office:value="285.241" calcext:value-type="float">
            <text:p>285.241</text:p>
          </table:table-cell>
          <table:table-cell office:value-type="float" office:value="44.9145" calcext:value-type="float">
            <text:p>44.9145</text:p>
          </table:table-cell>
          <table:table-cell office:value-type="float" office:value="75.3783" calcext:value-type="float">
            <text:p>75.3783</text:p>
          </table:table-cell>
          <table:table-cell office:value-type="float" office:value="275.914" calcext:value-type="float">
            <text:p>275.914</text:p>
          </table:table-cell>
          <table:table-cell office:value-type="float" office:value="46.3418" calcext:value-type="float">
            <text:p>46.3418</text:p>
          </table:table-cell>
          <table:table-cell/>
          <table:table-cell table:formula="of:=([.D139]-[.A139])/0.0166667" office:value-type="float" office:value="-4.07999184001619" calcext:value-type="float">
            <text:p>-4.07999184001619</text:p>
          </table:table-cell>
          <table:table-cell table:formula="of:=ABS([.E139]-[.B139])/0.0166667" office:value-type="float" office:value="559.618880762238" calcext:value-type="float">
            <text:p>559.618880762238</text:p>
          </table:table-cell>
          <table:table-cell table:formula="of:=([.F139]-[.C139])/0.0166667" office:value-type="float" office:value="85.6378287243427" calcext:value-type="float">
            <text:p>85.6378287243427</text:p>
          </table:table-cell>
          <table:table-cell table:formula="of:=DEGREES(ATAN(ABS([.F139]-[.C139])/ABS([.E139]-[.B139])))" office:value-type="float" office:value="8.70041081747189" calcext:value-type="float">
            <text:p>8.70041081747189</text:p>
          </table:table-cell>
          <table:table-cell table:formula="of:=SQRT(POWER([.H139];2)+POWER([.I139];2)+POWER([.J139];2))" office:value-type="float" office:value="566.148192391016" calcext:value-type="float">
            <text:p>566.148192391016</text:p>
          </table:table-cell>
        </table:table-row>
        <table:table-row table:style-name="ro1">
          <table:table-cell office:value-type="float" office:value="75.9453" calcext:value-type="float">
            <text:p>75.9453</text:p>
          </table:table-cell>
          <table:table-cell office:value-type="float" office:value="284.042" calcext:value-type="float">
            <text:p>284.042</text:p>
          </table:table-cell>
          <table:table-cell office:value-type="float" office:value="44.5894" calcext:value-type="float">
            <text:p>44.5894</text:p>
          </table:table-cell>
          <table:table-cell office:value-type="float" office:value="75.8893" calcext:value-type="float">
            <text:p>75.8893</text:p>
          </table:table-cell>
          <table:table-cell office:value-type="float" office:value="277.382" calcext:value-type="float">
            <text:p>277.382</text:p>
          </table:table-cell>
          <table:table-cell office:value-type="float" office:value="45.6161" calcext:value-type="float">
            <text:p>45.6161</text:p>
          </table:table-cell>
          <table:table-cell/>
          <table:table-cell table:formula="of:=([.D140]-[.A140])/0.0166667" office:value-type="float" office:value="-3.35999328001328" calcext:value-type="float">
            <text:p>-3.35999328001328</text:p>
          </table:table-cell>
          <table:table-cell table:formula="of:=ABS([.E140]-[.B140])/0.0166667" office:value-type="float" office:value="399.599200801596" calcext:value-type="float">
            <text:p>399.599200801596</text:p>
          </table:table-cell>
          <table:table-cell table:formula="of:=([.F140]-[.C140])/0.0166667" office:value-type="float" office:value="61.6018767962467" calcext:value-type="float">
            <text:p>61.6018767962467</text:p>
          </table:table-cell>
          <table:table-cell table:formula="of:=DEGREES(ATAN(ABS([.F140]-[.C140])/ABS([.E140]-[.B140])))" office:value-type="float" office:value="8.7636806650584" calcext:value-type="float">
            <text:p>8.7636806650584</text:p>
          </table:table-cell>
          <table:table-cell table:formula="of:=SQRT(POWER([.H140];2)+POWER([.I140];2)+POWER([.J140];2))" office:value-type="float" office:value="404.333528242386" calcext:value-type="float">
            <text:p>404.333528242386</text:p>
          </table:table-cell>
        </table:table-row>
        <table:table-row table:style-name="ro1">
          <table:table-cell office:value-type="float" office:value="75.2279" calcext:value-type="float">
            <text:p>75.2279</text:p>
          </table:table-cell>
          <table:table-cell office:value-type="float" office:value="290.71" calcext:value-type="float">
            <text:p>290.71</text:p>
          </table:table-cell>
          <table:table-cell office:value-type="float" office:value="44.0799" calcext:value-type="float">
            <text:p>44.0799</text:p>
          </table:table-cell>
          <table:table-cell office:value-type="float" office:value="74.92" calcext:value-type="float">
            <text:p>74.92</text:p>
          </table:table-cell>
          <table:table-cell office:value-type="float" office:value="282.383" calcext:value-type="float">
            <text:p>282.383</text:p>
          </table:table-cell>
          <table:table-cell office:value-type="float" office:value="45.8583" calcext:value-type="float">
            <text:p>45.8583</text:p>
          </table:table-cell>
          <table:table-cell/>
          <table:table-cell table:formula="of:=([.D141]-[.A141])/0.0166667" office:value-type="float" office:value="-18.4739630520741" calcext:value-type="float">
            <text:p>-18.4739630520741</text:p>
          </table:table-cell>
          <table:table-cell table:formula="of:=ABS([.E141]-[.B141])/0.0166667" office:value-type="float" office:value="499.619000761998" calcext:value-type="float">
            <text:p>499.619000761998</text:p>
          </table:table-cell>
          <table:table-cell table:formula="of:=([.F141]-[.C141])/0.0166667" office:value-type="float" office:value="106.703786592427" calcext:value-type="float">
            <text:p>106.703786592427</text:p>
          </table:table-cell>
          <table:table-cell table:formula="of:=DEGREES(ATAN(ABS([.F141]-[.C141])/ABS([.E141]-[.B141])))" office:value-type="float" office:value="12.0555614257949" calcext:value-type="float">
            <text:p>12.0555614257949</text:p>
          </table:table-cell>
          <table:table-cell table:formula="of:=SQRT(POWER([.H141];2)+POWER([.I141];2)+POWER([.J141];2))" office:value-type="float" office:value="511.220237575186" calcext:value-type="float">
            <text:p>511.220237575186</text:p>
          </table:table-cell>
        </table:table-row>
        <table:table-row table:style-name="ro1">
          <table:table-cell office:value-type="float" office:value="75.4754" calcext:value-type="float">
            <text:p>75.4754</text:p>
          </table:table-cell>
          <table:table-cell office:value-type="float" office:value="289.463" calcext:value-type="float">
            <text:p>289.463</text:p>
          </table:table-cell>
          <table:table-cell office:value-type="float" office:value="43.7586" calcext:value-type="float">
            <text:p>43.7586</text:p>
          </table:table-cell>
          <table:table-cell office:value-type="float" office:value="75.8889" calcext:value-type="float">
            <text:p>75.8889</text:p>
          </table:table-cell>
          <table:table-cell office:value-type="float" office:value="277.424" calcext:value-type="float">
            <text:p>277.424</text:p>
          </table:table-cell>
          <table:table-cell office:value-type="float" office:value="45.3611" calcext:value-type="float">
            <text:p>45.3611</text:p>
          </table:table-cell>
          <table:table-cell/>
          <table:table-cell table:formula="of:=([.D142]-[.A142])/0.0166667" office:value-type="float" office:value="24.8099503801" calcext:value-type="float">
            <text:p>24.8099503801</text:p>
          </table:table-cell>
          <table:table-cell table:formula="of:=ABS([.E142]-[.B142])/0.0166667" office:value-type="float" office:value="722.338555322892" calcext:value-type="float">
            <text:p>722.338555322892</text:p>
          </table:table-cell>
          <table:table-cell table:formula="of:=([.F142]-[.C142])/0.0166667" office:value-type="float" office:value="96.1498077003846" calcext:value-type="float">
            <text:p>96.1498077003846</text:p>
          </table:table-cell>
          <table:table-cell table:formula="of:=DEGREES(ATAN(ABS([.F142]-[.C142])/ABS([.E142]-[.B142])))" office:value-type="float" office:value="7.58201765972412" calcext:value-type="float">
            <text:p>7.58201765972412</text:p>
          </table:table-cell>
          <table:table-cell table:formula="of:=SQRT(POWER([.H142];2)+POWER([.I142];2)+POWER([.J142];2))" office:value-type="float" office:value="729.13188633103" calcext:value-type="float">
            <text:p>729.13188633103</text:p>
          </table:table-cell>
        </table:table-row>
        <table:table-row table:style-name="ro1">
          <table:table-cell office:value-type="float" office:value="74.9662" calcext:value-type="float">
            <text:p>74.9662</text:p>
          </table:table-cell>
          <table:table-cell office:value-type="float" office:value="290.989" calcext:value-type="float">
            <text:p>290.989</text:p>
          </table:table-cell>
          <table:table-cell office:value-type="float" office:value="42.7599" calcext:value-type="float">
            <text:p>42.7599</text:p>
          </table:table-cell>
          <table:table-cell office:value-type="float" office:value="74.8983" calcext:value-type="float">
            <text:p>74.8983</text:p>
          </table:table-cell>
          <table:table-cell office:value-type="float" office:value="280.143" calcext:value-type="float">
            <text:p>280.143</text:p>
          </table:table-cell>
          <table:table-cell office:value-type="float" office:value="44.1993" calcext:value-type="float">
            <text:p>44.1993</text:p>
          </table:table-cell>
          <table:table-cell/>
          <table:table-cell table:formula="of:=([.D143]-[.A143])/0.0166667" office:value-type="float" office:value="-4.07399185201597" calcext:value-type="float">
            <text:p>-4.07399185201597</text:p>
          </table:table-cell>
          <table:table-cell table:formula="of:=ABS([.E143]-[.B143])/0.0166667" office:value-type="float" office:value="650.758698482603" calcext:value-type="float">
            <text:p>650.758698482603</text:p>
          </table:table-cell>
          <table:table-cell table:formula="of:=([.F143]-[.C143])/0.0166667" office:value-type="float" office:value="86.3638272723454" calcext:value-type="float">
            <text:p>86.3638272723454</text:p>
          </table:table-cell>
          <table:table-cell table:formula="of:=DEGREES(ATAN(ABS([.F143]-[.C143])/ABS([.E143]-[.B143])))" office:value-type="float" office:value="7.55969189818752" calcext:value-type="float">
            <text:p>7.55969189818752</text:p>
          </table:table-cell>
          <table:table-cell table:formula="of:=SQRT(POWER([.H143];2)+POWER([.I143];2)+POWER([.J143];2))" office:value-type="float" office:value="656.477106776397" calcext:value-type="float">
            <text:p>656.477106776397</text:p>
          </table:table-cell>
        </table:table-row>
        <table:table-row table:style-name="ro1">
          <table:table-cell office:value-type="float" office:value="74.9078" calcext:value-type="float">
            <text:p>74.9078</text:p>
          </table:table-cell>
          <table:table-cell office:value-type="float" office:value="281.37" calcext:value-type="float">
            <text:p>281.37</text:p>
          </table:table-cell>
          <table:table-cell office:value-type="float" office:value="44.5092" calcext:value-type="float">
            <text:p>44.5092</text:p>
          </table:table-cell>
          <table:table-cell office:value-type="float" office:value="74.8418" calcext:value-type="float">
            <text:p>74.8418</text:p>
          </table:table-cell>
          <table:table-cell office:value-type="float" office:value="270.987" calcext:value-type="float">
            <text:p>270.987</text:p>
          </table:table-cell>
          <table:table-cell office:value-type="float" office:value="45.6307" calcext:value-type="float">
            <text:p>45.6307</text:p>
          </table:table-cell>
          <table:table-cell/>
          <table:table-cell table:formula="of:=([.D144]-[.A144])/0.0166667" office:value-type="float" office:value="-3.95999208001514" calcext:value-type="float">
            <text:p>-3.95999208001514</text:p>
          </table:table-cell>
          <table:table-cell table:formula="of:=ABS([.E144]-[.B144])/0.0166667" office:value-type="float" office:value="622.978754042491" calcext:value-type="float">
            <text:p>622.978754042491</text:p>
          </table:table-cell>
          <table:table-cell table:formula="of:=([.F144]-[.C144])/0.0166667" office:value-type="float" office:value="67.289865420269" calcext:value-type="float">
            <text:p>67.289865420269</text:p>
          </table:table-cell>
          <table:table-cell table:formula="of:=DEGREES(ATAN(ABS([.F144]-[.C144])/ABS([.E144]-[.B144])))" office:value-type="float" office:value="6.16479426837248" calcext:value-type="float">
            <text:p>6.16479426837248</text:p>
          </table:table-cell>
          <table:table-cell table:formula="of:=SQRT(POWER([.H144];2)+POWER([.I144];2)+POWER([.J144];2))" office:value-type="float" office:value="626.614822290285" calcext:value-type="float">
            <text:p>626.614822290285</text:p>
          </table:table-cell>
        </table:table-row>
        <table:table-row table:style-name="ro1">
          <table:table-cell office:value-type="float" office:value="74.6364" calcext:value-type="float">
            <text:p>74.6364</text:p>
          </table:table-cell>
          <table:table-cell office:value-type="float" office:value="278.896" calcext:value-type="float">
            <text:p>278.896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74.5688" calcext:value-type="float">
            <text:p>74.5688</text:p>
          </table:table-cell>
          <table:table-cell office:value-type="float" office:value="267.396" calcext:value-type="float">
            <text:p>267.396</text:p>
          </table:table-cell>
          <table:table-cell office:value-type="float" office:value="44.977" calcext:value-type="float">
            <text:p>44.977</text:p>
          </table:table-cell>
          <table:table-cell/>
          <table:table-cell table:formula="of:=([.D145]-[.A145])/0.0166667" office:value-type="float" office:value="-4.05599188801615" calcext:value-type="float">
            <text:p>-4.05599188801615</text:p>
          </table:table-cell>
          <table:table-cell table:formula="of:=ABS([.E145]-[.B145])/0.0166667" office:value-type="float" office:value="689.99862000276" calcext:value-type="float">
            <text:p>689.99862000276</text:p>
          </table:table-cell>
          <table:table-cell table:formula="of:=([.F145]-[.C145])/0.0166667" office:value-type="float" office:value="64.7878704242591" calcext:value-type="float">
            <text:p>64.7878704242591</text:p>
          </table:table-cell>
          <table:table-cell table:formula="of:=DEGREES(ATAN(ABS([.F145]-[.C145])/ABS([.E145]-[.B145])))" office:value-type="float" office:value="5.36409747773295" calcext:value-type="float">
            <text:p>5.36409747773295</text:p>
          </table:table-cell>
          <table:table-cell table:formula="of:=SQRT(POWER([.H145];2)+POWER([.I145];2)+POWER([.J145];2))" office:value-type="float" office:value="693.045463754016" calcext:value-type="float">
            <text:p>693.045463754016</text:p>
          </table:table-cell>
        </table:table-row>
        <table:table-row table:style-name="ro1">
          <table:table-cell office:value-type="float" office:value="75.658" calcext:value-type="float">
            <text:p>75.658</text:p>
          </table:table-cell>
          <table:table-cell office:value-type="float" office:value="280.106" calcext:value-type="float">
            <text:p>280.106</text:p>
          </table:table-cell>
          <table:table-cell office:value-type="float" office:value="44.6985" calcext:value-type="float">
            <text:p>44.6985</text:p>
          </table:table-cell>
          <table:table-cell office:value-type="float" office:value="75.8123" calcext:value-type="float">
            <text:p>75.8123</text:p>
          </table:table-cell>
          <table:table-cell office:value-type="float" office:value="268.495" calcext:value-type="float">
            <text:p>268.495</text:p>
          </table:table-cell>
          <table:table-cell office:value-type="float" office:value="46.255" calcext:value-type="float">
            <text:p>46.255</text:p>
          </table:table-cell>
          <table:table-cell/>
          <table:table-cell table:formula="of:=([.D146]-[.A146])/0.0166667" office:value-type="float" office:value="9.25798148403656" calcext:value-type="float">
            <text:p>9.25798148403656</text:p>
          </table:table-cell>
          <table:table-cell table:formula="of:=ABS([.E146]-[.B146])/0.0166667" office:value-type="float" office:value="696.658606682786" calcext:value-type="float">
            <text:p>696.658606682786</text:p>
          </table:table-cell>
          <table:table-cell table:formula="of:=([.F146]-[.C146])/0.0166667" office:value-type="float" office:value="93.3898132203736" calcext:value-type="float">
            <text:p>93.3898132203736</text:p>
          </table:table-cell>
          <table:table-cell table:formula="of:=DEGREES(ATAN(ABS([.F146]-[.C146])/ABS([.E146]-[.B146])))" office:value-type="float" office:value="7.63520462902801" calcext:value-type="float">
            <text:p>7.63520462902801</text:p>
          </table:table-cell>
          <table:table-cell table:formula="of:=SQRT(POWER([.H146];2)+POWER([.I146];2)+POWER([.J146];2))" office:value-type="float" office:value="702.951336651191" calcext:value-type="float">
            <text:p>702.951336651191</text:p>
          </table:table-cell>
        </table:table-row>
        <table:table-row table:style-name="ro1">
          <table:table-cell office:value-type="float" office:value="75.1523" calcext:value-type="float">
            <text:p>75.1523</text:p>
          </table:table-cell>
          <table:table-cell office:value-type="float" office:value="280.054" calcext:value-type="float">
            <text:p>280.054</text:p>
          </table:table-cell>
          <table:table-cell office:value-type="float" office:value="44.7113" calcext:value-type="float">
            <text:p>44.7113</text:p>
          </table:table-cell>
          <table:table-cell office:value-type="float" office:value="75.0816" calcext:value-type="float">
            <text:p>75.0816</text:p>
          </table:table-cell>
          <table:table-cell office:value-type="float" office:value="269.685" calcext:value-type="float">
            <text:p>269.685</text:p>
          </table:table-cell>
          <table:table-cell office:value-type="float" office:value="46.0765" calcext:value-type="float">
            <text:p>46.0765</text:p>
          </table:table-cell>
          <table:table-cell/>
          <table:table-cell table:formula="of:=([.D147]-[.A147])/0.0166667" office:value-type="float" office:value="-4.2419915160171" calcext:value-type="float">
            <text:p>-4.2419915160171</text:p>
          </table:table-cell>
          <table:table-cell table:formula="of:=ABS([.E147]-[.B147])/0.0166667" office:value-type="float" office:value="622.138755722487" calcext:value-type="float">
            <text:p>622.138755722487</text:p>
          </table:table-cell>
          <table:table-cell table:formula="of:=([.F147]-[.C147])/0.0166667" office:value-type="float" office:value="81.9118361763277" calcext:value-type="float">
            <text:p>81.9118361763277</text:p>
          </table:table-cell>
          <table:table-cell table:formula="of:=DEGREES(ATAN(ABS([.F147]-[.C147])/ABS([.E147]-[.B147])))" office:value-type="float" office:value="7.50051736712783" calcext:value-type="float">
            <text:p>7.50051736712783</text:p>
          </table:table-cell>
          <table:table-cell table:formula="of:=SQRT(POWER([.H147];2)+POWER([.I147];2)+POWER([.J147];2))" office:value-type="float" office:value="627.522250418042" calcext:value-type="float">
            <text:p>627.522250418042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float" office:value="280.264" calcext:value-type="float">
            <text:p>280.264</text:p>
          </table:table-cell>
          <table:table-cell office:value-type="float" office:value="43.677" calcext:value-type="float">
            <text:p>43.677</text:p>
          </table:table-cell>
          <table:table-cell office:value-type="float" office:value="75.0694" calcext:value-type="float">
            <text:p>75.0694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44.7646" calcext:value-type="float">
            <text:p>44.7646</text:p>
          </table:table-cell>
          <table:table-cell/>
          <table:table-cell table:formula="of:=([.D148]-[.A148])/0.0166667" office:value-type="float" office:value="-4.83599032801958" calcext:value-type="float">
            <text:p>-4.83599032801958</text:p>
          </table:table-cell>
          <table:table-cell table:formula="of:=ABS([.E148]-[.B148])/0.0166667" office:value-type="float" office:value="693.718612562776" calcext:value-type="float">
            <text:p>693.718612562776</text:p>
          </table:table-cell>
          <table:table-cell table:formula="of:=([.F148]-[.C148])/0.0166667" office:value-type="float" office:value="65.2558694882611" calcext:value-type="float">
            <text:p>65.2558694882611</text:p>
          </table:table-cell>
          <table:table-cell table:formula="of:=DEGREES(ATAN(ABS([.F148]-[.C148])/ABS([.E148]-[.B148])))" office:value-type="float" office:value="5.37381599452106" calcext:value-type="float">
            <text:p>5.37381599452106</text:p>
          </table:table-cell>
          <table:table-cell table:formula="of:=SQRT(POWER([.H148];2)+POWER([.I148];2)+POWER([.J148];2))" office:value-type="float" office:value="696.797839205278" calcext:value-type="float">
            <text:p>696.797839205278</text:p>
          </table:table-cell>
        </table:table-row>
        <table:table-row table:style-name="ro1">
          <table:table-cell office:value-type="float" office:value="75.224" calcext:value-type="float">
            <text:p>75.224</text:p>
          </table:table-cell>
          <table:table-cell office:value-type="float" office:value="291.129" calcext:value-type="float">
            <text:p>291.129</text:p>
          </table:table-cell>
          <table:table-cell office:value-type="float" office:value="42.2229" calcext:value-type="float">
            <text:p>42.2229</text:p>
          </table:table-cell>
          <table:table-cell office:value-type="float" office:value="75.3828" calcext:value-type="float">
            <text:p>75.3828</text:p>
          </table:table-cell>
          <table:table-cell office:value-type="float" office:value="277.747" calcext:value-type="float">
            <text:p>277.747</text:p>
          </table:table-cell>
          <table:table-cell office:value-type="float" office:value="43.5725" calcext:value-type="float">
            <text:p>43.5725</text:p>
          </table:table-cell>
          <table:table-cell/>
          <table:table-cell table:formula="of:=([.D149]-[.A149])/0.0166667" office:value-type="float" office:value="9.52798094403808" calcext:value-type="float">
            <text:p>9.52798094403808</text:p>
          </table:table-cell>
          <table:table-cell table:formula="of:=ABS([.E149]-[.B149])/0.0166667" office:value-type="float" office:value="802.918394163212" calcext:value-type="float">
            <text:p>802.918394163212</text:p>
          </table:table-cell>
          <table:table-cell table:formula="of:=([.F149]-[.C149])/0.0166667" office:value-type="float" office:value="80.9758380483236" calcext:value-type="float">
            <text:p>80.9758380483236</text:p>
          </table:table-cell>
          <table:table-cell table:formula="of:=DEGREES(ATAN(ABS([.F149]-[.C149])/ABS([.E149]-[.B149])))" office:value-type="float" office:value="5.75891552149592" calcext:value-type="float">
            <text:p>5.75891552149592</text:p>
          </table:table-cell>
          <table:table-cell table:formula="of:=SQRT(POWER([.H149];2)+POWER([.I149];2)+POWER([.J149];2))" office:value-type="float" office:value="807.04759243438" calcext:value-type="float">
            <text:p>807.04759243438</text:p>
          </table:table-cell>
        </table:table-row>
        <table:table-row table:style-name="ro1">
          <table:table-cell office:value-type="float" office:value="74.9649" calcext:value-type="float">
            <text:p>74.9649</text:p>
          </table:table-cell>
          <table:table-cell office:value-type="float" office:value="291.108" calcext:value-type="float">
            <text:p>291.108</text:p>
          </table:table-cell>
          <table:table-cell office:value-type="float" office:value="42.2287" calcext:value-type="float">
            <text:p>42.2287</text:p>
          </table:table-cell>
          <table:table-cell office:value-type="float" office:value="74.8874" calcext:value-type="float">
            <text:p>74.8874</text:p>
          </table:table-cell>
          <table:table-cell office:value-type="float" office:value="279.022" calcext:value-type="float">
            <text:p>279.022</text:p>
          </table:table-cell>
          <table:table-cell office:value-type="float" office:value="43.375" calcext:value-type="float">
            <text:p>43.375</text:p>
          </table:table-cell>
          <table:table-cell/>
          <table:table-cell table:formula="of:=([.D150]-[.A150])/0.0166667" office:value-type="float" office:value="-4.64999070001863" calcext:value-type="float">
            <text:p>-4.64999070001863</text:p>
          </table:table-cell>
          <table:table-cell table:formula="of:=ABS([.E150]-[.B150])/0.0166667" office:value-type="float" office:value="725.158549682901" calcext:value-type="float">
            <text:p>725.158549682901</text:p>
          </table:table-cell>
          <table:table-cell table:formula="of:=([.F150]-[.C150])/0.0166667" office:value-type="float" office:value="68.7778624442749" calcext:value-type="float">
            <text:p>68.7778624442749</text:p>
          </table:table-cell>
          <table:table-cell table:formula="of:=DEGREES(ATAN(ABS([.F150]-[.C150])/ABS([.E150]-[.B150])))" office:value-type="float" office:value="5.41802660282716" calcext:value-type="float">
            <text:p>5.41802660282716</text:p>
          </table:table-cell>
          <table:table-cell table:formula="of:=SQRT(POWER([.H150];2)+POWER([.I150];2)+POWER([.J150];2))" office:value-type="float" office:value="728.427717041384" calcext:value-type="float">
            <text:p>728.427717041384</text:p>
          </table:table-cell>
        </table:table-row>
        <table:table-row table:style-name="ro1">
          <table:table-cell office:value-type="float" office:value="74.8799" calcext:value-type="float">
            <text:p>74.8799</text:p>
          </table:table-cell>
          <table:table-cell office:value-type="float" office:value="277.64" calcext:value-type="float">
            <text:p>277.64</text:p>
          </table:table-cell>
          <table:table-cell office:value-type="float" office:value="43.8434" calcext:value-type="float">
            <text:p>43.8434</text:p>
          </table:table-cell>
          <table:table-cell office:value-type="float" office:value="74.3347" calcext:value-type="float">
            <text:p>74.3347</text:p>
          </table:table-cell>
          <table:table-cell office:value-type="float" office:value="269.946" calcext:value-type="float">
            <text:p>269.946</text:p>
          </table:table-cell>
          <table:table-cell office:value-type="float" office:value="44.3283" calcext:value-type="float">
            <text:p>44.3283</text:p>
          </table:table-cell>
          <table:table-cell/>
          <table:table-cell table:formula="of:=([.D151]-[.A151])/0.0166667" office:value-type="float" office:value="-32.7119345761313" calcext:value-type="float">
            <text:p>-32.7119345761313</text:p>
          </table:table-cell>
          <table:table-cell table:formula="of:=ABS([.E151]-[.B151])/0.0166667" office:value-type="float" office:value="461.639076721844" calcext:value-type="float">
            <text:p>461.639076721844</text:p>
          </table:table-cell>
          <table:table-cell table:formula="of:=([.F151]-[.C151])/0.0166667" office:value-type="float" office:value="29.0939418121161" calcext:value-type="float">
            <text:p>29.0939418121161</text:p>
          </table:table-cell>
          <table:table-cell table:formula="of:=DEGREES(ATAN(ABS([.F151]-[.C151])/ABS([.E151]-[.B151])))" office:value-type="float" office:value="3.60619019430375" calcext:value-type="float">
            <text:p>3.60619019430375</text:p>
          </table:table-cell>
          <table:table-cell table:formula="of:=SQRT(POWER([.H151];2)+POWER([.I151];2)+POWER([.J151];2))" office:value-type="float" office:value="463.710216914051" calcext:value-type="float">
            <text:p>463.710216914051</text:p>
          </table:table-cell>
        </table:table-row>
        <table:table-row table:style-name="ro1">
          <table:table-cell office:value-type="float" office:value="75.4639" calcext:value-type="float">
            <text:p>75.4639</text:p>
          </table:table-cell>
          <table:table-cell office:value-type="float" office:value="288.262" calcext:value-type="float">
            <text:p>288.262</text:p>
          </table:table-cell>
          <table:table-cell office:value-type="float" office:value="43.18" calcext:value-type="float">
            <text:p>43.18</text:p>
          </table:table-cell>
          <table:table-cell office:value-type="float" office:value="75.3848" calcext:value-type="float">
            <text:p>75.3848</text:p>
          </table:table-cell>
          <table:table-cell office:value-type="float" office:value="277.536" calcext:value-type="float">
            <text:p>277.536</text:p>
          </table:table-cell>
          <table:table-cell office:value-type="float" office:value="44.6023" calcext:value-type="float">
            <text:p>44.6023</text:p>
          </table:table-cell>
          <table:table-cell/>
          <table:table-cell table:formula="of:=([.D152]-[.A152])/0.0166667" office:value-type="float" office:value="-4.74599050801879" calcext:value-type="float">
            <text:p>-4.74599050801879</text:p>
          </table:table-cell>
          <table:table-cell table:formula="of:=ABS([.E152]-[.B152])/0.0166667" office:value-type="float" office:value="643.558712882574" calcext:value-type="float">
            <text:p>643.558712882574</text:p>
          </table:table-cell>
          <table:table-cell table:formula="of:=([.F152]-[.C152])/0.0166667" office:value-type="float" office:value="85.3378293243413" calcext:value-type="float">
            <text:p>85.3378293243413</text:p>
          </table:table-cell>
          <table:table-cell table:formula="of:=DEGREES(ATAN(ABS([.F152]-[.C152])/ABS([.E152]-[.B152])))" office:value-type="float" office:value="7.55352650668738" calcext:value-type="float">
            <text:p>7.55352650668738</text:p>
          </table:table-cell>
          <table:table-cell table:formula="of:=SQRT(POWER([.H152];2)+POWER([.I152];2)+POWER([.J152];2))" office:value-type="float" office:value="649.209431899112" calcext:value-type="float">
            <text:p>649.209431899112</text:p>
          </table:table-cell>
        </table:table-row>
        <table:table-row table:style-name="ro1">
          <table:table-cell office:value-type="float" office:value="75.7435" calcext:value-type="float">
            <text:p>75.7435</text:p>
          </table:table-cell>
          <table:table-cell office:value-type="float" office:value="291" calcext:value-type="float">
            <text:p>291</text:p>
          </table:table-cell>
          <table:table-cell office:value-type="float" office:value="43.0072" calcext:value-type="float">
            <text:p>43.0072</text:p>
          </table:table-cell>
          <table:table-cell office:value-type="float" office:value="75.9105" calcext:value-type="float">
            <text:p>75.9105</text:p>
          </table:table-cell>
          <table:table-cell office:value-type="float" office:value="280.177" calcext:value-type="float">
            <text:p>280.177</text:p>
          </table:table-cell>
          <table:table-cell office:value-type="float" office:value="44.4349" calcext:value-type="float">
            <text:p>44.4349</text:p>
          </table:table-cell>
          <table:table-cell/>
          <table:table-cell table:formula="of:=([.D153]-[.A153])/0.0166667" office:value-type="float" office:value="10.0199799600402" calcext:value-type="float">
            <text:p>10.0199799600402</text:p>
          </table:table-cell>
          <table:table-cell table:formula="of:=ABS([.E153]-[.B153])/0.0166667" office:value-type="float" office:value="649.378701242596" calcext:value-type="float">
            <text:p>649.378701242596</text:p>
          </table:table-cell>
          <table:table-cell table:formula="of:=([.F153]-[.C153])/0.0166667" office:value-type="float" office:value="85.6618286763427" calcext:value-type="float">
            <text:p>85.6618286763427</text:p>
          </table:table-cell>
          <table:table-cell table:formula="of:=DEGREES(ATAN(ABS([.F153]-[.C153])/ABS([.E153]-[.B153])))" office:value-type="float" office:value="7.51470004758525" calcext:value-type="float">
            <text:p>7.51470004758525</text:p>
          </table:table-cell>
          <table:table-cell table:formula="of:=SQRT(POWER([.H153];2)+POWER([.I153];2)+POWER([.J153];2))" office:value-type="float" office:value="655.080946538743" calcext:value-type="float">
            <text:p>655.080946538743</text:p>
          </table:table-cell>
        </table:table-row>
        <table:table-row table:style-name="ro1">
          <table:table-cell office:value-type="float" office:value="75.4624" calcext:value-type="float">
            <text:p>75.4624</text:p>
          </table:table-cell>
          <table:table-cell office:value-type="float" office:value="288.43" calcext:value-type="float">
            <text:p>288.43</text:p>
          </table:table-cell>
          <table:table-cell office:value-type="float" office:value="42.3889" calcext:value-type="float">
            <text:p>42.3889</text:p>
          </table:table-cell>
          <table:table-cell office:value-type="float" office:value="75.6243" calcext:value-type="float">
            <text:p>75.6243</text:p>
          </table:table-cell>
          <table:table-cell office:value-type="float" office:value="276.455" calcext:value-type="float">
            <text:p>276.455</text:p>
          </table:table-cell>
          <table:table-cell office:value-type="float" office:value="43.7751" calcext:value-type="float">
            <text:p>43.7751</text:p>
          </table:table-cell>
          <table:table-cell/>
          <table:table-cell table:formula="of:=([.D154]-[.A154])/0.0166667" office:value-type="float" office:value="9.71398057203903" calcext:value-type="float">
            <text:p>9.71398057203903</text:p>
          </table:table-cell>
          <table:table-cell table:formula="of:=ABS([.E154]-[.B154])/0.0166667" office:value-type="float" office:value="718.498563002875" calcext:value-type="float">
            <text:p>718.498563002875</text:p>
          </table:table-cell>
          <table:table-cell table:formula="of:=([.F154]-[.C154])/0.0166667" office:value-type="float" office:value="83.1718336563328" calcext:value-type="float">
            <text:p>83.1718336563328</text:p>
          </table:table-cell>
          <table:table-cell table:formula="of:=DEGREES(ATAN(ABS([.F154]-[.C154])/ABS([.E154]-[.B154])))" office:value-type="float" office:value="6.60304635978574" calcext:value-type="float">
            <text:p>6.60304635978574</text:p>
          </table:table-cell>
          <table:table-cell table:formula="of:=SQRT(POWER([.H154];2)+POWER([.I154];2)+POWER([.J154];2))" office:value-type="float" office:value="723.361666367183" calcext:value-type="float">
            <text:p>723.361666367183</text:p>
          </table:table-cell>
        </table:table-row>
        <table:table-row table:style-name="ro1">
          <table:table-cell office:value-type="float" office:value="75.4439" calcext:value-type="float">
            <text:p>75.4439</text:p>
          </table:table-cell>
          <table:table-cell office:value-type="float" office:value="285.518" calcext:value-type="float">
            <text:p>285.518</text:p>
          </table:table-cell>
          <table:table-cell office:value-type="float" office:value="43.6076" calcext:value-type="float">
            <text:p>43.6076</text:p>
          </table:table-cell>
          <table:table-cell office:value-type="float" office:value="75.3657" calcext:value-type="float">
            <text:p>75.3657</text:p>
          </table:table-cell>
          <table:table-cell office:value-type="float" office:value="274.915" calcext:value-type="float">
            <text:p>274.915</text:p>
          </table:table-cell>
          <table:table-cell office:value-type="float" office:value="45.012" calcext:value-type="float">
            <text:p>45.012</text:p>
          </table:table-cell>
          <table:table-cell/>
          <table:table-cell table:formula="of:=([.D155]-[.A155])/0.0166667" office:value-type="float" office:value="-4.69199061601849" calcext:value-type="float">
            <text:p>-4.69199061601849</text:p>
          </table:table-cell>
          <table:table-cell table:formula="of:=ABS([.E155]-[.B155])/0.0166667" office:value-type="float" office:value="636.178727642542" calcext:value-type="float">
            <text:p>636.178727642542</text:p>
          </table:table-cell>
          <table:table-cell table:formula="of:=([.F155]-[.C155])/0.0166667" office:value-type="float" office:value="84.2638314723372" calcext:value-type="float">
            <text:p>84.2638314723372</text:p>
          </table:table-cell>
          <table:table-cell table:formula="of:=DEGREES(ATAN(ABS([.F155]-[.C155])/ABS([.E155]-[.B155])))" office:value-type="float" office:value="7.54508378376045" calcext:value-type="float">
            <text:p>7.54508378376045</text:p>
          </table:table-cell>
          <table:table-cell table:formula="of:=SQRT(POWER([.H155];2)+POWER([.I155];2)+POWER([.J155];2))" office:value-type="float" office:value="641.752118481289" calcext:value-type="float">
            <text:p>641.752118481289</text:p>
          </table:table-cell>
        </table:table-row>
        <table:table-row table:style-name="ro1">
          <table:table-cell office:value-type="float" office:value="74.6826" calcext:value-type="float">
            <text:p>74.6826</text:p>
          </table:table-cell>
          <table:table-cell office:value-type="float" office:value="286.935" calcext:value-type="float">
            <text:p>286.935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74.1181" calcext:value-type="float">
            <text:p>74.1181</text:p>
          </table:table-cell>
          <table:table-cell office:value-type="float" office:value="276.299" calcext:value-type="float">
            <text:p>276.299</text:p>
          </table:table-cell>
          <table:table-cell office:value-type="float" office:value="43.8136" calcext:value-type="float">
            <text:p>43.8136</text:p>
          </table:table-cell>
          <table:table-cell/>
          <table:table-cell table:formula="of:=([.D156]-[.A156])/0.0166667" office:value-type="float" office:value="-33.8699322601352" calcext:value-type="float">
            <text:p>-33.8699322601352</text:p>
          </table:table-cell>
          <table:table-cell table:formula="of:=ABS([.E156]-[.B156])/0.0166667" office:value-type="float" office:value="638.158723682554" calcext:value-type="float">
            <text:p>638.158723682554</text:p>
          </table:table-cell>
          <table:table-cell table:formula="of:=([.F156]-[.C156])/0.0166667" office:value-type="float" office:value="55.6738886522228" calcext:value-type="float">
            <text:p>55.6738886522228</text:p>
          </table:table-cell>
          <table:table-cell table:formula="of:=DEGREES(ATAN(ABS([.F156]-[.C156])/ABS([.E156]-[.B156])))" office:value-type="float" office:value="4.98594266805774" calcext:value-type="float">
            <text:p>4.98594266805774</text:p>
          </table:table-cell>
          <table:table-cell table:formula="of:=SQRT(POWER([.H156];2)+POWER([.I156];2)+POWER([.J156];2))" office:value-type="float" office:value="641.477443719662" calcext:value-type="float">
            <text:p>641.477443719662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6" calcext:value-type="float">
            <text:p>286.986</text:p>
          </table:table-cell>
          <table:table-cell office:value-type="float" office:value="42.8729" calcext:value-type="float">
            <text:p>42.8729</text:p>
          </table:table-cell>
          <table:table-cell office:value-type="float" office:value="75.3638" calcext:value-type="float">
            <text:p>75.3638</text:p>
          </table:table-cell>
          <table:table-cell office:value-type="float" office:value="275.132" calcext:value-type="float">
            <text:p>275.132</text:p>
          </table:table-cell>
          <table:table-cell office:value-type="float" office:value="43.9871" calcext:value-type="float">
            <text:p>43.9871</text:p>
          </table:table-cell>
          <table:table-cell/>
          <table:table-cell table:formula="of:=([.D157]-[.A157])/0.0166667" office:value-type="float" office:value="10.06197987604" calcext:value-type="float">
            <text:p>10.06197987604</text:p>
          </table:table-cell>
          <table:table-cell table:formula="of:=ABS([.E157]-[.B157])/0.0166667" office:value-type="float" office:value="711.238577522844" calcext:value-type="float">
            <text:p>711.238577522844</text:p>
          </table:table-cell>
          <table:table-cell table:formula="of:=([.F157]-[.C157])/0.0166667" office:value-type="float" office:value="66.8518662962672" calcext:value-type="float">
            <text:p>66.8518662962672</text:p>
          </table:table-cell>
          <table:table-cell table:formula="of:=DEGREES(ATAN(ABS([.F157]-[.C157])/ABS([.E157]-[.B157])))" office:value-type="float" office:value="5.36965973494838" calcext:value-type="float">
            <text:p>5.36965973494838</text:p>
          </table:table-cell>
          <table:table-cell table:formula="of:=SQRT(POWER([.H157];2)+POWER([.I157];2)+POWER([.J157];2))" office:value-type="float" office:value="714.444350263223" calcext:value-type="float">
            <text:p>714.444350263223</text:p>
          </table:table-cell>
        </table:table-row>
        <table:table-row table:style-name="ro1">
          <table:table-cell office:value-type="float" office:value="74.8725" calcext:value-type="float">
            <text:p>74.8725</text:p>
          </table:table-cell>
          <table:table-cell office:value-type="float" office:value="276.282" calcext:value-type="float">
            <text:p>276.282</text:p>
          </table:table-cell>
          <table:table-cell office:value-type="float" office:value="44.3064" calcext:value-type="float">
            <text:p>44.3064</text:p>
          </table:table-cell>
          <table:table-cell office:value-type="float" office:value="74.8142" calcext:value-type="float">
            <text:p>74.8142</text:p>
          </table:table-cell>
          <table:table-cell office:value-type="float" office:value="267.461" calcext:value-type="float">
            <text:p>267.461</text:p>
          </table:table-cell>
          <table:table-cell office:value-type="float" office:value="44.7205" calcext:value-type="float">
            <text:p>44.7205</text:p>
          </table:table-cell>
          <table:table-cell/>
          <table:table-cell table:formula="of:=([.D158]-[.A158])/0.0166667" office:value-type="float" office:value="-3.49799300401415" calcext:value-type="float">
            <text:p>-3.49799300401415</text:p>
          </table:table-cell>
          <table:table-cell table:formula="of:=ABS([.E158]-[.B158])/0.0166667" office:value-type="float" office:value="529.258941482115" calcext:value-type="float">
            <text:p>529.258941482115</text:p>
          </table:table-cell>
          <table:table-cell table:formula="of:=([.F158]-[.C158])/0.0166667" office:value-type="float" office:value="24.8459503080997" calcext:value-type="float">
            <text:p>24.8459503080997</text:p>
          </table:table-cell>
          <table:table-cell table:formula="of:=DEGREES(ATAN(ABS([.F158]-[.C158])/ABS([.E158]-[.B158])))" office:value-type="float" office:value="2.68776510003345" calcext:value-type="float">
            <text:p>2.68776510003345</text:p>
          </table:table-cell>
          <table:table-cell table:formula="of:=SQRT(POWER([.H158];2)+POWER([.I158];2)+POWER([.J158];2))" office:value-type="float" office:value="529.853361167538" calcext:value-type="float">
            <text:p>529.853361167538</text:p>
          </table:table-cell>
        </table:table-row>
        <table:table-row table:style-name="ro1">
          <table:table-cell office:value-type="float" office:value="74.9232" calcext:value-type="float">
            <text:p>74.9232</text:p>
          </table:table-cell>
          <table:table-cell office:value-type="float" office:value="284.175" calcext:value-type="float">
            <text:p>284.175</text:p>
          </table:table-cell>
          <table:table-cell office:value-type="float" office:value="43.569" calcext:value-type="float">
            <text:p>43.569</text:p>
          </table:table-cell>
          <table:table-cell office:value-type="float" office:value="74.8484" calcext:value-type="float">
            <text:p>74.8484</text:p>
          </table:table-cell>
          <table:table-cell office:value-type="float" office:value="272.379" calcext:value-type="float">
            <text:p>272.379</text:p>
          </table:table-cell>
          <table:table-cell office:value-type="float" office:value="44.9209" calcext:value-type="float">
            <text:p>44.9209</text:p>
          </table:table-cell>
          <table:table-cell/>
          <table:table-cell table:formula="of:=([.D159]-[.A159])/0.0166667" office:value-type="float" office:value="-4.48799102401772" calcext:value-type="float">
            <text:p>-4.48799102401772</text:p>
          </table:table-cell>
          <table:table-cell table:formula="of:=ABS([.E159]-[.B159])/0.0166667" office:value-type="float" office:value="707.758584482831" calcext:value-type="float">
            <text:p>707.758584482831</text:p>
          </table:table-cell>
          <table:table-cell table:formula="of:=([.F159]-[.C159])/0.0166667" office:value-type="float" office:value="81.1138377723245" calcext:value-type="float">
            <text:p>81.1138377723245</text:p>
          </table:table-cell>
          <table:table-cell table:formula="of:=DEGREES(ATAN(ABS([.F159]-[.C159])/ABS([.E159]-[.B159])))" office:value-type="float" office:value="6.5379520710495" calcext:value-type="float">
            <text:p>6.5379520710495</text:p>
          </table:table-cell>
          <table:table-cell table:formula="of:=SQRT(POWER([.H159];2)+POWER([.I159];2)+POWER([.J159];2))" office:value-type="float" office:value="712.405650350084" calcext:value-type="float">
            <text:p>712.405650350084</text:p>
          </table:table-cell>
        </table:table-row>
        <table:table-row table:style-name="ro1">
          <table:table-cell office:value-type="float" office:value="75.1955" calcext:value-type="float">
            <text:p>75.1955</text:p>
          </table:table-cell>
          <table:table-cell office:value-type="float" office:value="287.038" calcext:value-type="float">
            <text:p>287.038</text:p>
          </table:table-cell>
          <table:table-cell office:value-type="float" office:value="42.6105" calcext:value-type="float">
            <text:p>42.6105</text:p>
          </table:table-cell>
          <table:table-cell office:value-type="float" office:value="75.1222" calcext:value-type="float">
            <text:p>75.1222</text:p>
          </table:table-cell>
          <table:table-cell office:value-type="float" office:value="276.417" calcext:value-type="float">
            <text:p>276.417</text:p>
          </table:table-cell>
          <table:table-cell office:value-type="float" office:value="43.7858" calcext:value-type="float">
            <text:p>43.7858</text:p>
          </table:table-cell>
          <table:table-cell/>
          <table:table-cell table:formula="of:=([.D160]-[.A160])/0.0166667" office:value-type="float" office:value="-4.39799120401693" calcext:value-type="float">
            <text:p>-4.39799120401693</text:p>
          </table:table-cell>
          <table:table-cell table:formula="of:=ABS([.E160]-[.B160])/0.0166667" office:value-type="float" office:value="637.258725482551" calcext:value-type="float">
            <text:p>637.258725482551</text:p>
          </table:table-cell>
          <table:table-cell table:formula="of:=([.F160]-[.C160])/0.0166667" office:value-type="float" office:value="70.5178589642821" calcext:value-type="float">
            <text:p>70.5178589642821</text:p>
          </table:table-cell>
          <table:table-cell table:formula="of:=DEGREES(ATAN(ABS([.F160]-[.C160])/ABS([.E160]-[.B160])))" office:value-type="float" office:value="6.31455308488174" calcext:value-type="float">
            <text:p>6.31455308488174</text:p>
          </table:table-cell>
          <table:table-cell table:formula="of:=SQRT(POWER([.H160];2)+POWER([.I160];2)+POWER([.J160];2))" office:value-type="float" office:value="641.163624953243" calcext:value-type="float">
            <text:p>641.163624953243</text:p>
          </table:table-cell>
        </table:table-row>
        <table:table-row table:style-name="ro1">
          <table:table-cell office:value-type="float" office:value="74.897" calcext:value-type="float">
            <text:p>74.897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6807" calcext:value-type="float">
            <text:p>43.6807</text:p>
          </table:table-cell>
          <table:table-cell office:value-type="float" office:value="74.8299" calcext:value-type="float">
            <text:p>74.8299</text:p>
          </table:table-cell>
          <table:table-cell office:value-type="float" office:value="270.009" calcext:value-type="float">
            <text:p>270.009</text:p>
          </table:table-cell>
          <table:table-cell office:value-type="float" office:value="44.3136" calcext:value-type="float">
            <text:p>44.3136</text:p>
          </table:table-cell>
          <table:table-cell/>
          <table:table-cell table:formula="of:=([.D161]-[.A161])/0.0166667" office:value-type="float" office:value="-4.02599194801674" calcext:value-type="float">
            <text:p>-4.02599194801674</text:p>
          </table:table-cell>
          <table:table-cell table:formula="of:=ABS([.E161]-[.B161])/0.0166667" office:value-type="float" office:value="614.818770362457" calcext:value-type="float">
            <text:p>614.818770362457</text:p>
          </table:table-cell>
          <table:table-cell table:formula="of:=([.F161]-[.C161])/0.0166667" office:value-type="float" office:value="37.9739240521519" calcext:value-type="float">
            <text:p>37.9739240521519</text:p>
          </table:table-cell>
          <table:table-cell table:formula="of:=DEGREES(ATAN(ABS([.F161]-[.C161])/ABS([.E161]-[.B161])))" office:value-type="float" office:value="3.53435075576752" calcext:value-type="float">
            <text:p>3.53435075576752</text:p>
          </table:table-cell>
          <table:table-cell table:formula="of:=SQRT(POWER([.H161];2)+POWER([.I161];2)+POWER([.J161];2))" office:value-type="float" office:value="616.003529136877" calcext:value-type="float">
            <text:p>616.003529136877</text:p>
          </table:table-cell>
        </table:table-row>
        <table:table-row table:style-name="ro1">
          <table:table-cell office:value-type="float" office:value="75.1881" calcext:value-type="float">
            <text:p>75.1881</text:p>
          </table:table-cell>
          <table:table-cell office:value-type="float" office:value="285.501" calcext:value-type="float">
            <text:p>285.501</text:p>
          </table:table-cell>
          <table:table-cell office:value-type="float" office:value="43.6126" calcext:value-type="float">
            <text:p>43.6126</text:p>
          </table:table-cell>
          <table:table-cell office:value-type="float" office:value="75.1157" calcext:value-type="float">
            <text:p>75.1157</text:p>
          </table:table-cell>
          <table:table-cell office:value-type="float" office:value="274.896" calcext:value-type="float">
            <text:p>274.896</text:p>
          </table:table-cell>
          <table:table-cell office:value-type="float" office:value="45.0174" calcext:value-type="float">
            <text:p>45.0174</text:p>
          </table:table-cell>
          <table:table-cell/>
          <table:table-cell table:formula="of:=([.D162]-[.A162])/0.0166667" office:value-type="float" office:value="-4.34399131201748" calcext:value-type="float">
            <text:p>-4.34399131201748</text:p>
          </table:table-cell>
          <table:table-cell table:formula="of:=ABS([.E162]-[.B162])/0.0166667" office:value-type="float" office:value="636.298727402543" calcext:value-type="float">
            <text:p>636.298727402543</text:p>
          </table:table-cell>
          <table:table-cell table:formula="of:=([.F162]-[.C162])/0.0166667" office:value-type="float" office:value="84.2878314243373" calcext:value-type="float">
            <text:p>84.2878314243373</text:p>
          </table:table-cell>
          <table:table-cell table:formula="of:=DEGREES(ATAN(ABS([.F162]-[.C162])/ABS([.E162]-[.B162])))" office:value-type="float" office:value="7.54580107193357" calcext:value-type="float">
            <text:p>7.54580107193357</text:p>
          </table:table-cell>
          <table:table-cell table:formula="of:=SQRT(POWER([.H162];2)+POWER([.I162];2)+POWER([.J162];2))" office:value-type="float" office:value="641.871777912717" calcext:value-type="float">
            <text:p>641.871777912717</text:p>
          </table:table-cell>
        </table:table-row>
        <table:table-row table:style-name="ro1">
          <table:table-cell office:value-type="float" office:value="74.9315" calcext:value-type="float">
            <text:p>74.9315</text:p>
          </table:table-cell>
          <table:table-cell office:value-type="float" office:value="285.534" calcext:value-type="float">
            <text:p>285.534</text:p>
          </table:table-cell>
          <table:table-cell office:value-type="float" office:value="43.3565" calcext:value-type="float">
            <text:p>43.3565</text:p>
          </table:table-cell>
          <table:table-cell office:value-type="float" office:value="74.615" calcext:value-type="float">
            <text:p>74.615</text:p>
          </table:table-cell>
          <table:table-cell office:value-type="float" office:value="274.902" calcext:value-type="float">
            <text:p>274.902</text:p>
          </table:table-cell>
          <table:table-cell office:value-type="float" office:value="44.7735" calcext:value-type="float">
            <text:p>44.7735</text:p>
          </table:table-cell>
          <table:table-cell/>
          <table:table-cell table:formula="of:=([.D163]-[.A163])/0.0166667" office:value-type="float" office:value="-18.9899620200763" calcext:value-type="float">
            <text:p>-18.9899620200763</text:p>
          </table:table-cell>
          <table:table-cell table:formula="of:=ABS([.E163]-[.B163])/0.0166667" office:value-type="float" office:value="637.918724162552" calcext:value-type="float">
            <text:p>637.918724162552</text:p>
          </table:table-cell>
          <table:table-cell table:formula="of:=([.F163]-[.C163])/0.0166667" office:value-type="float" office:value="85.0198299603402" calcext:value-type="float">
            <text:p>85.0198299603402</text:p>
          </table:table-cell>
          <table:table-cell table:formula="of:=DEGREES(ATAN(ABS([.F163]-[.C163])/ABS([.E163]-[.B163])))" office:value-type="float" office:value="7.59146642750757" calcext:value-type="float">
            <text:p>7.59146642750757</text:p>
          </table:table-cell>
          <table:table-cell table:formula="of:=SQRT(POWER([.H163];2)+POWER([.I163];2)+POWER([.J163];2))" office:value-type="float" office:value="643.839489920576" calcext:value-type="float">
            <text:p>643.839489920576</text:p>
          </table:table-cell>
        </table:table-row>
        <table:table-row table:style-name="ro1">
          <table:table-cell office:value-type="float" office:value="74.8901" calcext:value-type="float">
            <text:p>74.8901</text:p>
          </table:table-cell>
          <table:table-cell office:value-type="float" office:value="278.814" calcext:value-type="float">
            <text:p>278.814</text:p>
          </table:table-cell>
          <table:table-cell office:value-type="float" office:value="44.4071" calcext:value-type="float">
            <text:p>44.4071</text:p>
          </table:table-cell>
          <table:table-cell office:value-type="float" office:value="74.3381" calcext:value-type="float">
            <text:p>74.3381</text:p>
          </table:table-cell>
          <table:table-cell office:value-type="float" office:value="269.759" calcext:value-type="float">
            <text:p>269.759</text:p>
          </table:table-cell>
          <table:table-cell office:value-type="float" office:value="45.338" calcext:value-type="float">
            <text:p>45.338</text:p>
          </table:table-cell>
          <table:table-cell/>
          <table:table-cell table:formula="of:=([.D164]-[.A164])/0.0166667" office:value-type="float" office:value="-33.1199337601329" calcext:value-type="float">
            <text:p>-33.1199337601329</text:p>
          </table:table-cell>
          <table:table-cell table:formula="of:=ABS([.E164]-[.B164])/0.0166667" office:value-type="float" office:value="543.298913402174" calcext:value-type="float">
            <text:p>543.298913402174</text:p>
          </table:table-cell>
          <table:table-cell table:formula="of:=([.F164]-[.C164])/0.0166667" office:value-type="float" office:value="55.8538882922235" calcext:value-type="float">
            <text:p>55.8538882922235</text:p>
          </table:table-cell>
          <table:table-cell table:formula="of:=DEGREES(ATAN(ABS([.F164]-[.C164])/ABS([.E164]-[.B164])))" office:value-type="float" office:value="5.86967651554985" calcext:value-type="float">
            <text:p>5.86967651554985</text:p>
          </table:table-cell>
          <table:table-cell table:formula="of:=SQRT(POWER([.H164];2)+POWER([.I164];2)+POWER([.J164];2))" office:value-type="float" office:value="547.165693509396" calcext:value-type="float">
            <text:p>547.165693509396</text:p>
          </table:table-cell>
        </table:table-row>
        <table:table-row table:style-name="ro1">
          <table:table-cell office:value-type="float" office:value="74.9564" calcext:value-type="float">
            <text:p>74.9564</text:p>
          </table:table-cell>
          <table:table-cell office:value-type="float" office:value="289.722" calcext:value-type="float">
            <text:p>289.722</text:p>
          </table:table-cell>
          <table:table-cell office:value-type="float" office:value="42.4461" calcext:value-type="float">
            <text:p>42.4461</text:p>
          </table:table-cell>
          <table:table-cell office:value-type="float" office:value="75.1406" calcext:value-type="float">
            <text:p>75.1406</text:p>
          </table:table-cell>
          <table:table-cell office:value-type="float" office:value="279.004" calcext:value-type="float">
            <text:p>279.004</text:p>
          </table:table-cell>
          <table:table-cell office:value-type="float" office:value="43.6256" calcext:value-type="float">
            <text:p>43.6256</text:p>
          </table:table-cell>
          <table:table-cell/>
          <table:table-cell table:formula="of:=([.D165]-[.A165])/0.0166667" office:value-type="float" office:value="11.0519778960445" calcext:value-type="float">
            <text:p>11.0519778960445</text:p>
          </table:table-cell>
          <table:table-cell table:formula="of:=ABS([.E165]-[.B165])/0.0166667" office:value-type="float" office:value="643.07871384257" calcext:value-type="float">
            <text:p>643.07871384257</text:p>
          </table:table-cell>
          <table:table-cell table:formula="of:=([.F165]-[.C165])/0.0166667" office:value-type="float" office:value="70.7698584602829" calcext:value-type="float">
            <text:p>70.7698584602829</text:p>
          </table:table-cell>
          <table:table-cell table:formula="of:=DEGREES(ATAN(ABS([.F165]-[.C165])/ABS([.E165]-[.B165])))" office:value-type="float" office:value="6.28004503326392" calcext:value-type="float">
            <text:p>6.28004503326392</text:p>
          </table:table-cell>
          <table:table-cell table:formula="of:=SQRT(POWER([.H165];2)+POWER([.I165];2)+POWER([.J165];2))" office:value-type="float" office:value="647.055446835368" calcext:value-type="float">
            <text:p>647.055446835368</text:p>
          </table:table-cell>
        </table:table-row>
        <table:table-row table:style-name="ro1">
          <table:table-cell office:value-type="float" office:value="75.1955" calcext:value-type="float">
            <text:p>75.1955</text:p>
          </table:table-cell>
          <table:table-cell office:value-type="float" office:value="287.033" calcext:value-type="float">
            <text:p>287.033</text:p>
          </table:table-cell>
          <table:table-cell office:value-type="float" office:value="42.6114" calcext:value-type="float">
            <text:p>42.6114</text:p>
          </table:table-cell>
          <table:table-cell office:value-type="float" office:value="75.1216" calcext:value-type="float">
            <text:p>75.1216</text:p>
          </table:table-cell>
          <table:table-cell office:value-type="float" office:value="276.459" calcext:value-type="float">
            <text:p>276.459</text:p>
          </table:table-cell>
          <table:table-cell office:value-type="float" office:value="43.5304" calcext:value-type="float">
            <text:p>43.5304</text:p>
          </table:table-cell>
          <table:table-cell/>
          <table:table-cell table:formula="of:=([.D166]-[.A166])/0.0166667" office:value-type="float" office:value="-4.43399113201742" calcext:value-type="float">
            <text:p>-4.43399113201742</text:p>
          </table:table-cell>
          <table:table-cell table:formula="of:=ABS([.E166]-[.B166])/0.0166667" office:value-type="float" office:value="634.438731122538" calcext:value-type="float">
            <text:p>634.438731122538</text:p>
          </table:table-cell>
          <table:table-cell table:formula="of:=([.F166]-[.C166])/0.0166667" office:value-type="float" office:value="55.1398897202204" calcext:value-type="float">
            <text:p>55.1398897202204</text:p>
          </table:table-cell>
          <table:table-cell table:formula="of:=DEGREES(ATAN(ABS([.F166]-[.C166])/ABS([.E166]-[.B166])))" office:value-type="float" office:value="4.96716868446753" calcext:value-type="float">
            <text:p>4.96716868446753</text:p>
          </table:table-cell>
          <table:table-cell table:formula="of:=SQRT(POWER([.H166];2)+POWER([.I166];2)+POWER([.J166];2))" office:value-type="float" office:value="636.845798654661" calcext:value-type="float">
            <text:p>636.845798654661</text:p>
          </table:table-cell>
        </table:table-row>
        <table:table-row table:style-name="ro1">
          <table:table-cell office:value-type="float" office:value="74.7137" calcext:value-type="float">
            <text:p>74.7137</text:p>
          </table:table-cell>
          <table:table-cell office:value-type="float" office:value="292.485" calcext:value-type="float">
            <text:p>292.485</text:p>
          </table:table-cell>
          <table:table-cell office:value-type="float" office:value="42.0151" calcext:value-type="float">
            <text:p>42.0151</text:p>
          </table:table-cell>
          <table:table-cell office:value-type="float" office:value="74.8867" calcext:value-type="float">
            <text:p>74.8867</text:p>
          </table:table-cell>
          <table:table-cell office:value-type="float" office:value="279.071" calcext:value-type="float">
            <text:p>279.071</text:p>
          </table:table-cell>
          <table:table-cell office:value-type="float" office:value="43.1171" calcext:value-type="float">
            <text:p>43.1171</text:p>
          </table:table-cell>
          <table:table-cell/>
          <table:table-cell table:formula="of:=([.D167]-[.A167])/0.0166667" office:value-type="float" office:value="10.3799792400416" calcext:value-type="float">
            <text:p>10.3799792400416</text:p>
          </table:table-cell>
          <table:table-cell table:formula="of:=ABS([.E167]-[.B167])/0.0166667" office:value-type="float" office:value="804.838390323219" calcext:value-type="float">
            <text:p>804.838390323219</text:p>
          </table:table-cell>
          <table:table-cell table:formula="of:=([.F167]-[.C167])/0.0166667" office:value-type="float" office:value="66.1198677602647" calcext:value-type="float">
            <text:p>66.1198677602647</text:p>
          </table:table-cell>
          <table:table-cell table:formula="of:=DEGREES(ATAN(ABS([.F167]-[.C167])/ABS([.E167]-[.B167])))" office:value-type="float" office:value="4.69647199170548" calcext:value-type="float">
            <text:p>4.69647199170548</text:p>
          </table:table-cell>
          <table:table-cell table:formula="of:=SQRT(POWER([.H167];2)+POWER([.I167];2)+POWER([.J167];2))" office:value-type="float" office:value="807.616502691549" calcext:value-type="float">
            <text:p>807.616502691549</text:p>
          </table:table-cell>
        </table:table-row>
        <table:table-row table:style-name="ro1">
          <table:table-cell office:value-type="float" office:value="74.6741" calcext:value-type="float">
            <text:p>74.6741</text:p>
          </table:table-cell>
          <table:table-cell office:value-type="float" office:value="285.619" calcext:value-type="float">
            <text:p>285.619</text:p>
          </table:table-cell>
          <table:table-cell office:value-type="float" office:value="42.8388" calcext:value-type="float">
            <text:p>42.8388</text:p>
          </table:table-cell>
          <table:table-cell office:value-type="float" office:value="74.3608" calcext:value-type="float">
            <text:p>74.3608</text:p>
          </table:table-cell>
          <table:table-cell office:value-type="float" office:value="275.119" calcext:value-type="float">
            <text:p>275.119</text:p>
          </table:table-cell>
          <table:table-cell office:value-type="float" office:value="43.5024" calcext:value-type="float">
            <text:p>43.5024</text:p>
          </table:table-cell>
          <table:table-cell/>
          <table:table-cell table:formula="of:=([.D168]-[.A168])/0.0166667" office:value-type="float" office:value="-18.7979624040751" calcext:value-type="float">
            <text:p>-18.7979624040751</text:p>
          </table:table-cell>
          <table:table-cell table:formula="of:=ABS([.E168]-[.B168])/0.0166667" office:value-type="float" office:value="629.99874000252" calcext:value-type="float">
            <text:p>629.99874000252</text:p>
          </table:table-cell>
          <table:table-cell table:formula="of:=([.F168]-[.C168])/0.0166667" office:value-type="float" office:value="39.8159203681594" calcext:value-type="float">
            <text:p>39.8159203681594</text:p>
          </table:table-cell>
          <table:table-cell table:formula="of:=DEGREES(ATAN(ABS([.F168]-[.C168])/ABS([.E168]-[.B168])))" office:value-type="float" office:value="3.61628361466048" calcext:value-type="float">
            <text:p>3.61628361466048</text:p>
          </table:table-cell>
          <table:table-cell table:formula="of:=SQRT(POWER([.H168];2)+POWER([.I168];2)+POWER([.J168];2))" office:value-type="float" office:value="631.5354964767" calcext:value-type="float">
            <text:p>631.5354964767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2" calcext:value-type="float">
            <text:p>285.472</text:p>
          </table:table-cell>
          <table:table-cell office:value-type="float" office:value="43.6194" calcext:value-type="float">
            <text:p>43.6194</text:p>
          </table:table-cell>
          <table:table-cell office:value-type="float" office:value="74.6223" calcext:value-type="float">
            <text:p>74.6223</text:p>
          </table:table-cell>
          <table:table-cell office:value-type="float" office:value="276.2" calcext:value-type="float">
            <text:p>276.2</text:p>
          </table:table-cell>
          <table:table-cell office:value-type="float" office:value="44.57" calcext:value-type="float">
            <text:p>44.57</text:p>
          </table:table-cell>
          <table:table-cell/>
          <table:table-cell table:formula="of:=([.D169]-[.A169])/0.0166667" office:value-type="float" office:value="-18.5939628120743" calcext:value-type="float">
            <text:p>-18.5939628120743</text:p>
          </table:table-cell>
          <table:table-cell table:formula="of:=ABS([.E169]-[.B169])/0.0166667" office:value-type="float" office:value="556.318887362225" calcext:value-type="float">
            <text:p>556.318887362225</text:p>
          </table:table-cell>
          <table:table-cell table:formula="of:=([.F169]-[.C169])/0.0166667" office:value-type="float" office:value="57.0358859282282" calcext:value-type="float">
            <text:p>57.0358859282282</text:p>
          </table:table-cell>
          <table:table-cell table:formula="of:=DEGREES(ATAN(ABS([.F169]-[.C169])/ABS([.E169]-[.B169])))" office:value-type="float" office:value="5.85372432825281" calcext:value-type="float">
            <text:p>5.85372432825281</text:p>
          </table:table-cell>
          <table:table-cell table:formula="of:=SQRT(POWER([.H169];2)+POWER([.I169];2)+POWER([.J169];2))" office:value-type="float" office:value="559.544039529167" calcext:value-type="float">
            <text:p>559.544039529167</text:p>
          </table:table-cell>
        </table:table-row>
        <table:table-row table:style-name="ro1">
          <table:table-cell office:value-type="float" office:value="75.4222" calcext:value-type="float">
            <text:p>75.4222</text:p>
          </table:table-cell>
          <table:table-cell office:value-type="float" office:value="283.031" calcext:value-type="float">
            <text:p>283.031</text:p>
          </table:table-cell>
          <table:table-cell office:value-type="float" office:value="42.987" calcext:value-type="float">
            <text:p>42.987</text:p>
          </table:table-cell>
          <table:table-cell office:value-type="float" office:value="75.5929" calcext:value-type="float">
            <text:p>75.5929</text:p>
          </table:table-cell>
          <table:table-cell office:value-type="float" office:value="272.652" calcext:value-type="float">
            <text:p>272.652</text:p>
          </table:table-cell>
          <table:table-cell office:value-type="float" office:value="43.8848" calcext:value-type="float">
            <text:p>43.8848</text:p>
          </table:table-cell>
          <table:table-cell/>
          <table:table-cell table:formula="of:=([.D170]-[.A170])/0.0166667" office:value-type="float" office:value="10.2419795160408" calcext:value-type="float">
            <text:p>10.2419795160408</text:p>
          </table:table-cell>
          <table:table-cell table:formula="of:=ABS([.E170]-[.B170])/0.0166667" office:value-type="float" office:value="622.738754522492" calcext:value-type="float">
            <text:p>622.738754522492</text:p>
          </table:table-cell>
          <table:table-cell table:formula="of:=([.F170]-[.C170])/0.0166667" office:value-type="float" office:value="53.8678922642153" calcext:value-type="float">
            <text:p>53.8678922642153</text:p>
          </table:table-cell>
          <table:table-cell table:formula="of:=DEGREES(ATAN(ABS([.F170]-[.C170])/ABS([.E170]-[.B170])))" office:value-type="float" office:value="4.94386964596222" calcext:value-type="float">
            <text:p>4.94386964596222</text:p>
          </table:table-cell>
          <table:table-cell table:formula="of:=SQRT(POWER([.H170];2)+POWER([.I170];2)+POWER([.J170];2))" office:value-type="float" office:value="625.148145918726" calcext:value-type="float">
            <text:p>625.148145918726</text:p>
          </table:table-cell>
        </table:table-row>
        <table:table-row table:style-name="ro1">
          <table:table-cell office:value-type="float" office:value="74.6818" calcext:value-type="float">
            <text:p>74.6818</text:p>
          </table:table-cell>
          <table:table-cell office:value-type="float" office:value="286.992" calcext:value-type="float">
            <text:p>286.992</text:p>
          </table:table-cell>
          <table:table-cell office:value-type="float" office:value="42.6225" calcext:value-type="float">
            <text:p>42.6225</text:p>
          </table:table-cell>
          <table:table-cell office:value-type="float" office:value="74.6112" calcext:value-type="float">
            <text:p>74.6112</text:p>
          </table:table-cell>
          <table:table-cell office:value-type="float" office:value="275.15" calcext:value-type="float">
            <text:p>275.15</text:p>
          </table:table-cell>
          <table:table-cell office:value-type="float" office:value="43.4952" calcext:value-type="float">
            <text:p>43.4952</text:p>
          </table:table-cell>
          <table:table-cell/>
          <table:table-cell table:formula="of:=([.D171]-[.A171])/0.0166667" office:value-type="float" office:value="-4.23599152801688" calcext:value-type="float">
            <text:p>-4.23599152801688</text:p>
          </table:table-cell>
          <table:table-cell table:formula="of:=ABS([.E171]-[.B171])/0.0166667" office:value-type="float" office:value="710.518578962845" calcext:value-type="float">
            <text:p>710.518578962845</text:p>
          </table:table-cell>
          <table:table-cell table:formula="of:=([.F171]-[.C171])/0.0166667" office:value-type="float" office:value="52.3618952762091" calcext:value-type="float">
            <text:p>52.3618952762091</text:p>
          </table:table-cell>
          <table:table-cell table:formula="of:=DEGREES(ATAN(ABS([.F171]-[.C171])/ABS([.E171]-[.B171])))" office:value-type="float" office:value="4.21481170984424" calcext:value-type="float">
            <text:p>4.21481170984424</text:p>
          </table:table-cell>
          <table:table-cell table:formula="of:=SQRT(POWER([.H171];2)+POWER([.I171];2)+POWER([.J171];2))" office:value-type="float" office:value="712.45797262191" calcext:value-type="float">
            <text:p>712.45797262191</text:p>
          </table:table-cell>
        </table:table-row>
        <table:table-row table:style-name="ro1">
          <table:table-cell office:value-type="float" office:value="74.1541" calcext:value-type="float">
            <text:p>74.1541</text:p>
          </table:table-cell>
          <table:table-cell office:value-type="float" office:value="284.321" calcext:value-type="float">
            <text:p>284.321</text:p>
          </table:table-cell>
          <table:table-cell office:value-type="float" office:value="42.5419" calcext:value-type="float">
            <text:p>42.5419</text:p>
          </table:table-cell>
          <table:table-cell office:value-type="float" office:value="73.602" calcext:value-type="float">
            <text:p>73.602</text:p>
          </table:table-cell>
          <table:table-cell office:value-type="float" office:value="273.882" calcext:value-type="float">
            <text:p>273.882</text:p>
          </table:table-cell>
          <table:table-cell office:value-type="float" office:value="42.964" calcext:value-type="float">
            <text:p>42.964</text:p>
          </table:table-cell>
          <table:table-cell/>
          <table:table-cell table:formula="of:=([.D172]-[.A172])/0.0166667" office:value-type="float" office:value="-33.1259337481323" calcext:value-type="float">
            <text:p>-33.1259337481323</text:p>
          </table:table-cell>
          <table:table-cell table:formula="of:=ABS([.E172]-[.B172])/0.0166667" office:value-type="float" office:value="626.338747322507" calcext:value-type="float">
            <text:p>626.338747322507</text:p>
          </table:table-cell>
          <table:table-cell table:formula="of:=([.F172]-[.C172])/0.0166667" office:value-type="float" office:value="25.3259493481013" calcext:value-type="float">
            <text:p>25.3259493481013</text:p>
          </table:table-cell>
          <table:table-cell table:formula="of:=DEGREES(ATAN(ABS([.F172]-[.C172])/ABS([.E172]-[.B172])))" office:value-type="float" office:value="2.3154881708429" calcext:value-type="float">
            <text:p>2.3154881708429</text:p>
          </table:table-cell>
          <table:table-cell table:formula="of:=SQRT(POWER([.H172];2)+POWER([.I172];2)+POWER([.J172];2))" office:value-type="float" office:value="627.725224596395" calcext:value-type="float">
            <text:p>627.725224596395</text:p>
          </table:table-cell>
        </table:table-row>
        <table:table-row table:style-name="ro1">
          <table:table-cell office:value-type="float" office:value="74.9128" calcext:value-type="float">
            <text:p>74.9128</text:p>
          </table:table-cell>
          <table:table-cell office:value-type="float" office:value="282.984" calcext:value-type="float">
            <text:p>282.984</text:p>
          </table:table-cell>
          <table:table-cell office:value-type="float" office:value="42.9991" calcext:value-type="float">
            <text:p>42.9991</text:p>
          </table:table-cell>
          <table:table-cell office:value-type="float" office:value="74.5966" calcext:value-type="float">
            <text:p>74.5966</text:p>
          </table:table-cell>
          <table:table-cell office:value-type="float" office:value="272.545" calcext:value-type="float">
            <text:p>272.545</text:p>
          </table:table-cell>
          <table:table-cell office:value-type="float" office:value="43.9111" calcext:value-type="float">
            <text:p>43.9111</text:p>
          </table:table-cell>
          <table:table-cell/>
          <table:table-cell table:formula="of:=([.D173]-[.A173])/0.0166667" office:value-type="float" office:value="-18.9719620560764" calcext:value-type="float">
            <text:p>-18.9719620560764</text:p>
          </table:table-cell>
          <table:table-cell table:formula="of:=ABS([.E173]-[.B173])/0.0166667" office:value-type="float" office:value="626.338747322503" calcext:value-type="float">
            <text:p>626.338747322503</text:p>
          </table:table-cell>
          <table:table-cell table:formula="of:=([.F173]-[.C173])/0.0166667" office:value-type="float" office:value="54.7198905602188" calcext:value-type="float">
            <text:p>54.7198905602188</text:p>
          </table:table-cell>
          <table:table-cell table:formula="of:=DEGREES(ATAN(ABS([.F173]-[.C173])/ABS([.E173]-[.B173])))" office:value-type="float" office:value="4.9929507267675" calcext:value-type="float">
            <text:p>4.9929507267675</text:p>
          </table:table-cell>
          <table:table-cell table:formula="of:=SQRT(POWER([.H173];2)+POWER([.I173];2)+POWER([.J173];2))" office:value-type="float" office:value="629.010674126204" calcext:value-type="float">
            <text:p>629.010674126204</text:p>
          </table:table-cell>
        </table:table-row>
        <table:table-row table:style-name="ro1">
          <table:table-cell office:value-type="float" office:value="74.9309" calcext:value-type="float">
            <text:p>74.9309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3.0951" calcext:value-type="float">
            <text:p>43.0951</text:p>
          </table:table-cell>
          <table:table-cell office:value-type="float" office:value="74.863" calcext:value-type="float">
            <text:p>74.863</text:p>
          </table:table-cell>
          <table:table-cell office:value-type="float" office:value="275.067" calcext:value-type="float">
            <text:p>275.067</text:p>
          </table:table-cell>
          <table:table-cell office:value-type="float" office:value="44.0021" calcext:value-type="float">
            <text:p>44.0021</text:p>
          </table:table-cell>
          <table:table-cell/>
          <table:table-cell table:formula="of:=([.D174]-[.A174])/0.0166667" office:value-type="float" office:value="-4.07399185201597" calcext:value-type="float">
            <text:p>-4.07399185201597</text:p>
          </table:table-cell>
          <table:table-cell table:formula="of:=ABS([.E174]-[.B174])/0.0166667" office:value-type="float" office:value="631.078737842523" calcext:value-type="float">
            <text:p>631.078737842523</text:p>
          </table:table-cell>
          <table:table-cell table:formula="of:=([.F174]-[.C174])/0.0166667" office:value-type="float" office:value="54.4198911602175" calcext:value-type="float">
            <text:p>54.4198911602175</text:p>
          </table:table-cell>
          <table:table-cell table:formula="of:=DEGREES(ATAN(ABS([.F174]-[.C174])/ABS([.E174]-[.B174])))" office:value-type="float" office:value="4.92860159066317" calcext:value-type="float">
            <text:p>4.92860159066317</text:p>
          </table:table-cell>
          <table:table-cell table:formula="of:=SQRT(POWER([.H174];2)+POWER([.I174];2)+POWER([.J174];2))" office:value-type="float" office:value="633.433891831193" calcext:value-type="float">
            <text:p>633.433891831193</text:p>
          </table:table-cell>
        </table:table-row>
        <table:table-row table:style-name="ro1">
          <table:table-cell office:value-type="float" office:value="75.1591" calcext:value-type="float">
            <text:p>75.1591</text:p>
          </table:table-cell>
          <table:table-cell office:value-type="float" office:value="281.613" calcext:value-type="float">
            <text:p>281.613</text:p>
          </table:table-cell>
          <table:table-cell office:value-type="float" office:value="43.4648" calcext:value-type="float">
            <text:p>43.4648</text:p>
          </table:table-cell>
          <table:table-cell office:value-type="float" office:value="75.0867" calcext:value-type="float">
            <text:p>75.0867</text:p>
          </table:table-cell>
          <table:table-cell office:value-type="float" office:value="271.267" calcext:value-type="float">
            <text:p>271.267</text:p>
          </table:table-cell>
          <table:table-cell office:value-type="float" office:value="44.3564" calcext:value-type="float">
            <text:p>44.3564</text:p>
          </table:table-cell>
          <table:table-cell/>
          <table:table-cell table:formula="of:=([.D175]-[.A175])/0.0166667" office:value-type="float" office:value="-4.34399131201748" calcext:value-type="float">
            <text:p>-4.34399131201748</text:p>
          </table:table-cell>
          <table:table-cell table:formula="of:=ABS([.E175]-[.B175])/0.0166667" office:value-type="float" office:value="620.758758482483" calcext:value-type="float">
            <text:p>620.758758482483</text:p>
          </table:table-cell>
          <table:table-cell table:formula="of:=([.F175]-[.C175])/0.0166667" office:value-type="float" office:value="53.4958930082142" calcext:value-type="float">
            <text:p>53.4958930082142</text:p>
          </table:table-cell>
          <table:table-cell table:formula="of:=DEGREES(ATAN(ABS([.F175]-[.C175])/ABS([.E175]-[.B175])))" office:value-type="float" office:value="4.92547976564303" calcext:value-type="float">
            <text:p>4.92547976564303</text:p>
          </table:table-cell>
          <table:table-cell table:formula="of:=SQRT(POWER([.H175];2)+POWER([.I175];2)+POWER([.J175];2))" office:value-type="float" office:value="623.074728312727" calcext:value-type="float">
            <text:p>623.074728312727</text:p>
          </table:table-cell>
        </table:table-row>
        <table:table-row table:style-name="ro1">
          <table:table-cell office:value-type="float" office:value="74.9135" calcext:value-type="float">
            <text:p>74.9135</text:p>
          </table:table-cell>
          <table:table-cell office:value-type="float" office:value="282.939" calcext:value-type="float">
            <text:p>282.939</text:p>
          </table:table-cell>
          <table:table-cell office:value-type="float" office:value="43.2582" calcext:value-type="float">
            <text:p>43.2582</text:p>
          </table:table-cell>
          <table:table-cell office:value-type="float" office:value="74.8457" calcext:value-type="float">
            <text:p>74.8457</text:p>
          </table:table-cell>
          <table:table-cell office:value-type="float" office:value="272.581" calcext:value-type="float">
            <text:p>272.581</text:p>
          </table:table-cell>
          <table:table-cell office:value-type="float" office:value="43.903" calcext:value-type="float">
            <text:p>43.903</text:p>
          </table:table-cell>
          <table:table-cell/>
          <table:table-cell table:formula="of:=([.D176]-[.A176])/0.0166667" office:value-type="float" office:value="-4.0679918640166" calcext:value-type="float">
            <text:p>-4.0679918640166</text:p>
          </table:table-cell>
          <table:table-cell table:formula="of:=ABS([.E176]-[.B176])/0.0166667" office:value-type="float" office:value="621.478757042486" calcext:value-type="float">
            <text:p>621.478757042486</text:p>
          </table:table-cell>
          <table:table-cell table:formula="of:=([.F176]-[.C176])/0.0166667" office:value-type="float" office:value="38.6879226241545" calcext:value-type="float">
            <text:p>38.6879226241545</text:p>
          </table:table-cell>
          <table:table-cell table:formula="of:=DEGREES(ATAN(ABS([.F176]-[.C176])/ABS([.E176]-[.B176])))" office:value-type="float" office:value="3.56214584136872" calcext:value-type="float">
            <text:p>3.56214584136872</text:p>
          </table:table-cell>
          <table:table-cell table:formula="of:=SQRT(POWER([.H176];2)+POWER([.I176];2)+POWER([.J176];2))" office:value-type="float" office:value="622.695069331573" calcext:value-type="float">
            <text:p>622.695069331573</text:p>
          </table:table-cell>
        </table:table-row>
        <table:table-row table:style-name="ro1">
          <table:table-cell office:value-type="float" office:value="74.9491" calcext:value-type="float">
            <text:p>74.9491</text:p>
          </table:table-cell>
          <table:table-cell office:value-type="float" office:value="288.218" calcext:value-type="float">
            <text:p>288.218</text:p>
          </table:table-cell>
          <table:table-cell office:value-type="float" office:value="43.1916" calcext:value-type="float">
            <text:p>43.1916</text:p>
          </table:table-cell>
          <table:table-cell office:value-type="float" office:value="74.8812" calcext:value-type="float">
            <text:p>74.8812</text:p>
          </table:table-cell>
          <table:table-cell office:value-type="float" office:value="277.54" calcext:value-type="float">
            <text:p>277.54</text:p>
          </table:table-cell>
          <table:table-cell office:value-type="float" office:value="44.3574" calcext:value-type="float">
            <text:p>44.3574</text:p>
          </table:table-cell>
          <table:table-cell/>
          <table:table-cell table:formula="of:=([.D177]-[.A177])/0.0166667" office:value-type="float" office:value="-4.07399185201597" calcext:value-type="float">
            <text:p>-4.07399185201597</text:p>
          </table:table-cell>
          <table:table-cell table:formula="of:=ABS([.E177]-[.B177])/0.0166667" office:value-type="float" office:value="640.678718642563" calcext:value-type="float">
            <text:p>640.678718642563</text:p>
          </table:table-cell>
          <table:table-cell table:formula="of:=([.F177]-[.C177])/0.0166667" office:value-type="float" office:value="69.9478601042796" calcext:value-type="float">
            <text:p>69.9478601042796</text:p>
          </table:table-cell>
          <table:table-cell table:formula="of:=DEGREES(ATAN(ABS([.F177]-[.C177])/ABS([.E177]-[.B177])))" office:value-type="float" office:value="6.23074604151821" calcext:value-type="float">
            <text:p>6.23074604151821</text:p>
          </table:table-cell>
          <table:table-cell table:formula="of:=SQRT(POWER([.H177];2)+POWER([.I177];2)+POWER([.J177];2))" office:value-type="float" office:value="644.498658698569" calcext:value-type="float">
            <text:p>644.498658698569</text:p>
          </table:table-cell>
        </table:table-row>
        <table:table-row table:style-name="ro1">
          <table:table-cell office:value-type="float" office:value="74.6672" calcext:value-type="float">
            <text:p>74.6672</text:p>
          </table:table-cell>
          <table:table-cell office:value-type="float" office:value="284.202" calcext:value-type="float">
            <text:p>284.202</text:p>
          </table:table-cell>
          <table:table-cell office:value-type="float" office:value="43.3145" calcext:value-type="float">
            <text:p>43.3145</text:p>
          </table:table-cell>
          <table:table-cell office:value-type="float" office:value="74.3633" calcext:value-type="float">
            <text:p>74.3633</text:p>
          </table:table-cell>
          <table:table-cell office:value-type="float" office:value="274.974" calcext:value-type="float">
            <text:p>274.974</text:p>
          </table:table-cell>
          <table:table-cell office:value-type="float" office:value="44.2692" calcext:value-type="float">
            <text:p>44.2692</text:p>
          </table:table-cell>
          <table:table-cell/>
          <table:table-cell table:formula="of:=([.D178]-[.A178])/0.0166667" office:value-type="float" office:value="-18.2339635320729" calcext:value-type="float">
            <text:p>-18.2339635320729</text:p>
          </table:table-cell>
          <table:table-cell table:formula="of:=ABS([.E178]-[.B178])/0.0166667" office:value-type="float" office:value="553.678892642215" calcext:value-type="float">
            <text:p>553.678892642215</text:p>
          </table:table-cell>
          <table:table-cell table:formula="of:=([.F178]-[.C178])/0.0166667" office:value-type="float" office:value="57.2818854362289" calcext:value-type="float">
            <text:p>57.2818854362289</text:p>
          </table:table-cell>
          <table:table-cell table:formula="of:=DEGREES(ATAN(ABS([.F178]-[.C178])/ABS([.E178]-[.B178])))" office:value-type="float" office:value="5.906628329805" calcext:value-type="float">
            <text:p>5.906628329805</text:p>
          </table:table-cell>
          <table:table-cell table:formula="of:=SQRT(POWER([.H178];2)+POWER([.I178];2)+POWER([.J178];2))" office:value-type="float" office:value="556.932678142276" calcext:value-type="float">
            <text:p>556.932678142276</text:p>
          </table:table-cell>
        </table:table-row>
        <table:table-row table:style-name="ro1">
          <table:table-cell office:value-type="float" office:value="74.8983" calcext:value-type="float">
            <text:p>74.8983</text:p>
          </table:table-cell>
          <table:table-cell office:value-type="float" office:value="280.143" calcext:value-type="float">
            <text:p>280.143</text:p>
          </table:table-cell>
          <table:table-cell office:value-type="float" office:value="44.1993" calcext:value-type="float">
            <text:p>44.1993</text:p>
          </table:table-cell>
          <table:table-cell office:value-type="float" office:value="74.8326" calcext:value-type="float">
            <text:p>74.8326</text:p>
          </table:table-cell>
          <table:table-cell office:value-type="float" office:value="269.812" calcext:value-type="float">
            <text:p>269.812</text:p>
          </table:table-cell>
          <table:table-cell office:value-type="float" office:value="45.3251" calcext:value-type="float">
            <text:p>45.3251</text:p>
          </table:table-cell>
          <table:table-cell/>
          <table:table-cell table:formula="of:=([.D179]-[.A179])/0.0166667" office:value-type="float" office:value="-3.94199211601617" calcext:value-type="float">
            <text:p>-3.94199211601617</text:p>
          </table:table-cell>
          <table:table-cell table:formula="of:=ABS([.E179]-[.B179])/0.0166667" office:value-type="float" office:value="619.858760282477" calcext:value-type="float">
            <text:p>619.858760282477</text:p>
          </table:table-cell>
          <table:table-cell table:formula="of:=([.F179]-[.C179])/0.0166667" office:value-type="float" office:value="67.5478649042701" calcext:value-type="float">
            <text:p>67.5478649042701</text:p>
          </table:table-cell>
          <table:table-cell table:formula="of:=DEGREES(ATAN(ABS([.F179]-[.C179])/ABS([.E179]-[.B179])))" office:value-type="float" office:value="6.21915239379594" calcext:value-type="float">
            <text:p>6.21915239379594</text:p>
          </table:table-cell>
          <table:table-cell table:formula="of:=SQRT(POWER([.H179];2)+POWER([.I179];2)+POWER([.J179];2))" office:value-type="float" office:value="623.540805444117" calcext:value-type="float">
            <text:p>623.540805444117</text:p>
          </table:table-cell>
        </table:table-row>
        <table:table-row table:style-name="ro1">
          <table:table-cell office:value-type="float" office:value="74.8976" calcext:value-type="float">
            <text:p>74.8976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3.9405" calcext:value-type="float">
            <text:p>43.9405</text:p>
          </table:table-cell>
          <table:table-cell office:value-type="float" office:value="74.8241" calcext:value-type="float">
            <text:p>74.8241</text:p>
          </table:table-cell>
          <table:table-cell office:value-type="float" office:value="268.593" calcext:value-type="float">
            <text:p>268.593</text:p>
          </table:table-cell>
          <table:table-cell office:value-type="float" office:value="45.2729" calcext:value-type="float">
            <text:p>45.2729</text:p>
          </table:table-cell>
          <table:table-cell/>
          <table:table-cell table:formula="of:=([.D180]-[.A180])/0.0166667" office:value-type="float" office:value="-4.40999118001738" calcext:value-type="float">
            <text:p>-4.40999118001738</text:p>
          </table:table-cell>
          <table:table-cell table:formula="of:=ABS([.E180]-[.B180])/0.0166667" office:value-type="float" office:value="696.238607522784" calcext:value-type="float">
            <text:p>696.238607522784</text:p>
          </table:table-cell>
          <table:table-cell table:formula="of:=([.F180]-[.C180])/0.0166667" office:value-type="float" office:value="79.9438401123198" calcext:value-type="float">
            <text:p>79.9438401123198</text:p>
          </table:table-cell>
          <table:table-cell table:formula="of:=DEGREES(ATAN(ABS([.F180]-[.C180])/ABS([.E180]-[.B180])))" office:value-type="float" office:value="6.55015752706585" calcext:value-type="float">
            <text:p>6.55015752706585</text:p>
          </table:table-cell>
          <table:table-cell table:formula="of:=SQRT(POWER([.H180];2)+POWER([.I180];2)+POWER([.J180];2))" office:value-type="float" office:value="700.827128612597" calcext:value-type="float">
            <text:p>700.827128612597</text:p>
          </table:table-cell>
        </table:table-row>
        <table:table-row table:style-name="ro1">
          <table:table-cell office:value-type="float" office:value="74.691" calcext:value-type="float">
            <text:p>74.691</text:p>
          </table:table-cell>
          <table:table-cell office:value-type="float" office:value="288.247" calcext:value-type="float">
            <text:p>288.247</text:p>
          </table:table-cell>
          <table:table-cell office:value-type="float" office:value="42.9347" calcext:value-type="float">
            <text:p>42.9347</text:p>
          </table:table-cell>
          <table:table-cell office:value-type="float" office:value="74.6216" calcext:value-type="float">
            <text:p>74.6216</text:p>
          </table:table-cell>
          <table:table-cell office:value-type="float" office:value="276.252" calcext:value-type="float">
            <text:p>276.252</text:p>
          </table:table-cell>
          <table:table-cell office:value-type="float" office:value="44.3135" calcext:value-type="float">
            <text:p>44.3135</text:p>
          </table:table-cell>
          <table:table-cell/>
          <table:table-cell table:formula="of:=([.D181]-[.A181])/0.0166667" office:value-type="float" office:value="-4.16399167201676" calcext:value-type="float">
            <text:p>-4.16399167201676</text:p>
          </table:table-cell>
          <table:table-cell table:formula="of:=ABS([.E181]-[.B181])/0.0166667" office:value-type="float" office:value="719.698560602879" calcext:value-type="float">
            <text:p>719.698560602879</text:p>
          </table:table-cell>
          <table:table-cell table:formula="of:=([.F181]-[.C181])/0.0166667" office:value-type="float" office:value="82.7278345443308" calcext:value-type="float">
            <text:p>82.7278345443308</text:p>
          </table:table-cell>
          <table:table-cell table:formula="of:=DEGREES(ATAN(ABS([.F181]-[.C181])/ABS([.E181]-[.B181])))" office:value-type="float" office:value="6.55724995061991" calcext:value-type="float">
            <text:p>6.55724995061991</text:p>
          </table:table-cell>
          <table:table-cell table:formula="of:=SQRT(POWER([.H181];2)+POWER([.I181];2)+POWER([.J181];2))" office:value-type="float" office:value="724.449619758955" calcext:value-type="float">
            <text:p>724.449619758955</text:p>
          </table:table-cell>
        </table:table-row>
        <table:table-row table:style-name="ro1">
          <table:table-cell office:value-type="float" office:value="74.9211" calcext:value-type="float">
            <text:p>74.9211</text:p>
          </table:table-cell>
          <table:table-cell office:value-type="float" office:value="284.337" calcext:value-type="float">
            <text:p>284.337</text:p>
          </table:table-cell>
          <table:table-cell office:value-type="float" office:value="42.7852" calcext:value-type="float">
            <text:p>42.7852</text:p>
          </table:table-cell>
          <table:table-cell office:value-type="float" office:value="74.8537" calcext:value-type="float">
            <text:p>74.8537</text:p>
          </table:table-cell>
          <table:table-cell office:value-type="float" office:value="273.877" calcext:value-type="float">
            <text:p>273.877</text:p>
          </table:table-cell>
          <table:table-cell office:value-type="float" office:value="43.6961" calcext:value-type="float">
            <text:p>43.6961</text:p>
          </table:table-cell>
          <table:table-cell/>
          <table:table-cell table:formula="of:=([.D182]-[.A182])/0.0166667" office:value-type="float" office:value="-4.0439919120157" calcext:value-type="float">
            <text:p>-4.0439919120157</text:p>
          </table:table-cell>
          <table:table-cell table:formula="of:=ABS([.E182]-[.B182])/0.0166667" office:value-type="float" office:value="627.598744802509" calcext:value-type="float">
            <text:p>627.598744802509</text:p>
          </table:table-cell>
          <table:table-cell table:formula="of:=([.F182]-[.C182])/0.0166667" office:value-type="float" office:value="54.6538906922185" calcext:value-type="float">
            <text:p>54.6538906922185</text:p>
          </table:table-cell>
          <table:table-cell table:formula="of:=DEGREES(ATAN(ABS([.F182]-[.C182])/ABS([.E182]-[.B182])))" office:value-type="float" office:value="4.97699719411694" calcext:value-type="float">
            <text:p>4.97699719411694</text:p>
          </table:table-cell>
          <table:table-cell table:formula="of:=SQRT(POWER([.H182];2)+POWER([.I182];2)+POWER([.J182];2))" office:value-type="float" office:value="629.986972973304" calcext:value-type="float">
            <text:p>629.986972973304</text:p>
          </table:table-cell>
        </table:table-row>
        <table:table-row table:style-name="ro1">
          <table:table-cell office:value-type="float" office:value="74.6973" calcext:value-type="float">
            <text:p>74.6973</text:p>
          </table:table-cell>
          <table:table-cell office:value-type="float" office:value="289.753" calcext:value-type="float">
            <text:p>289.753</text:p>
          </table:table-cell>
          <table:table-cell office:value-type="float" office:value="42.1879" calcext:value-type="float">
            <text:p>42.1879</text:p>
          </table:table-cell>
          <table:table-cell office:value-type="float" office:value="74.8785" calcext:value-type="float">
            <text:p>74.8785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43.3271" calcext:value-type="float">
            <text:p>43.3271</text:p>
          </table:table-cell>
          <table:table-cell/>
          <table:table-cell table:formula="of:=([.D183]-[.A183])/0.0166667" office:value-type="float" office:value="10.8719782560437" calcext:value-type="float">
            <text:p>10.8719782560437</text:p>
          </table:table-cell>
          <table:table-cell table:formula="of:=ABS([.E183]-[.B183])/0.0166667" office:value-type="float" office:value="720.118559762881" calcext:value-type="float">
            <text:p>720.118559762881</text:p>
          </table:table-cell>
          <table:table-cell table:formula="of:=([.F183]-[.C183])/0.0166667" office:value-type="float" office:value="68.3518632962736" calcext:value-type="float">
            <text:p>68.3518632962736</text:p>
          </table:table-cell>
          <table:table-cell table:formula="of:=DEGREES(ATAN(ABS([.F183]-[.C183])/ABS([.E183]-[.B183])))" office:value-type="float" office:value="5.4221286197617" calcext:value-type="float">
            <text:p>5.4221286197617</text:p>
          </table:table-cell>
          <table:table-cell table:formula="of:=SQRT(POWER([.H183];2)+POWER([.I183];2)+POWER([.J183];2))" office:value-type="float" office:value="723.436878547285" calcext:value-type="float">
            <text:p>723.436878547285</text:p>
          </table:table-cell>
        </table:table-row>
        <table:table-row table:style-name="ro1">
          <table:table-cell office:value-type="float" office:value="74.9478" calcext:value-type="float">
            <text:p>74.9478</text:p>
          </table:table-cell>
          <table:table-cell office:value-type="float" office:value="288.339" calcext:value-type="float">
            <text:p>288.339</text:p>
          </table:table-cell>
          <table:table-cell office:value-type="float" office:value="42.6631" calcext:value-type="float">
            <text:p>42.6631</text:p>
          </table:table-cell>
          <table:table-cell office:value-type="float" office:value="74.8785" calcext:value-type="float">
            <text:p>74.8785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43.3271" calcext:value-type="float">
            <text:p>43.3271</text:p>
          </table:table-cell>
          <table:table-cell/>
          <table:table-cell table:formula="of:=([.D184]-[.A184])/0.0166667" office:value-type="float" office:value="-4.15799168401653" calcext:value-type="float">
            <text:p>-4.15799168401653</text:p>
          </table:table-cell>
          <table:table-cell table:formula="of:=ABS([.E184]-[.B184])/0.0166667" office:value-type="float" office:value="635.278729442542" calcext:value-type="float">
            <text:p>635.278729442542</text:p>
          </table:table-cell>
          <table:table-cell table:formula="of:=([.F184]-[.C184])/0.0166667" office:value-type="float" office:value="39.8399203201595" calcext:value-type="float">
            <text:p>39.8399203201595</text:p>
          </table:table-cell>
          <table:table-cell table:formula="of:=DEGREES(ATAN(ABS([.F184]-[.C184])/ABS([.E184]-[.B184])))" office:value-type="float" office:value="3.58846246211142" calcext:value-type="float">
            <text:p>3.58846246211142</text:p>
          </table:table-cell>
          <table:table-cell table:formula="of:=SQRT(POWER([.H184];2)+POWER([.I184];2)+POWER([.J184];2))" office:value-type="float" office:value="636.540314691923" calcext:value-type="float">
            <text:p>636.540314691923</text:p>
          </table:table-cell>
        </table:table-row>
        <table:table-row table:style-name="ro1">
          <table:table-cell office:value-type="float" office:value="75.4634" calcext:value-type="float">
            <text:p>75.4634</text:p>
          </table:table-cell>
          <table:table-cell office:value-type="float" office:value="288.315" calcext:value-type="float">
            <text:p>288.315</text:p>
          </table:table-cell>
          <table:table-cell office:value-type="float" office:value="42.917" calcext:value-type="float">
            <text:p>42.917</text:p>
          </table:table-cell>
          <table:table-cell office:value-type="float" office:value="75.141" calcext:value-type="float">
            <text:p>75.141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43.8865" calcext:value-type="float">
            <text:p>43.8865</text:p>
          </table:table-cell>
          <table:table-cell/>
          <table:table-cell table:formula="of:=([.D185]-[.A185])/0.0166667" office:value-type="float" office:value="-19.3439613120775" calcext:value-type="float">
            <text:p>-19.3439613120775</text:p>
          </table:table-cell>
          <table:table-cell table:formula="of:=ABS([.E185]-[.B185])/0.0166667" office:value-type="float" office:value="562.85887428225" calcext:value-type="float">
            <text:p>562.85887428225</text:p>
          </table:table-cell>
          <table:table-cell table:formula="of:=([.F185]-[.C185])/0.0166667" office:value-type="float" office:value="58.1698836602325" calcext:value-type="float">
            <text:p>58.1698836602325</text:p>
          </table:table-cell>
          <table:table-cell table:formula="of:=DEGREES(ATAN(ABS([.F185]-[.C185])/ABS([.E185]-[.B185])))" office:value-type="float" office:value="5.9004106502212" calcext:value-type="float">
            <text:p>5.9004106502212</text:p>
          </table:table-cell>
          <table:table-cell table:formula="of:=SQRT(POWER([.H185];2)+POWER([.I185];2)+POWER([.J185];2))" office:value-type="float" office:value="566.187280466958" calcext:value-type="float">
            <text:p>566.187280466958</text:p>
          </table:table-cell>
        </table:table-row>
        <table:table-row table:style-name="ro1">
          <table:table-cell office:value-type="float" office:value="74.701" calcext:value-type="float">
            <text:p>74.701</text:p>
          </table:table-cell>
          <table:table-cell office:value-type="float" office:value="289.461" calcext:value-type="float">
            <text:p>289.461</text:p>
          </table:table-cell>
          <table:table-cell office:value-type="float" office:value="43.5109" calcext:value-type="float">
            <text:p>43.5109</text:p>
          </table:table-cell>
          <table:table-cell office:value-type="float" office:value="74.6386" calcext:value-type="float">
            <text:p>74.6386</text:p>
          </table:table-cell>
          <table:table-cell office:value-type="float" office:value="278.731" calcext:value-type="float">
            <text:p>278.731</text:p>
          </table:table-cell>
          <table:table-cell office:value-type="float" office:value="44.6719" calcext:value-type="float">
            <text:p>44.6719</text:p>
          </table:table-cell>
          <table:table-cell/>
          <table:table-cell table:formula="of:=([.D186]-[.A186])/0.0166667" office:value-type="float" office:value="-3.74399251201478" calcext:value-type="float">
            <text:p>-3.74399251201478</text:p>
          </table:table-cell>
          <table:table-cell table:formula="of:=ABS([.E186]-[.B186])/0.0166667" office:value-type="float" office:value="643.798712402576" calcext:value-type="float">
            <text:p>643.798712402576</text:p>
          </table:table-cell>
          <table:table-cell table:formula="of:=([.F186]-[.C186])/0.0166667" office:value-type="float" office:value="69.6598606802787" calcext:value-type="float">
            <text:p>69.6598606802787</text:p>
          </table:table-cell>
          <table:table-cell table:formula="of:=DEGREES(ATAN(ABS([.F186]-[.C186])/ABS([.E186]-[.B186])))" office:value-type="float" office:value="6.1754531299452" calcext:value-type="float">
            <text:p>6.1754531299452</text:p>
          </table:table-cell>
          <table:table-cell table:formula="of:=SQRT(POWER([.H186];2)+POWER([.I186];2)+POWER([.J186];2))" office:value-type="float" office:value="647.567213315453" calcext:value-type="float">
            <text:p>647.567213315453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3.4717" calcext:value-type="float">
            <text:p>43.4717</text:p>
          </table:table-cell>
          <table:table-cell office:value-type="float" office:value="75.078" calcext:value-type="float">
            <text:p>75.078</text:p>
          </table:table-cell>
          <table:table-cell office:value-type="float" office:value="269.976" calcext:value-type="float">
            <text:p>269.976</text:p>
          </table:table-cell>
          <table:table-cell office:value-type="float" office:value="44.5619" calcext:value-type="float">
            <text:p>44.5619</text:p>
          </table:table-cell>
          <table:table-cell/>
          <table:table-cell table:formula="of:=([.D187]-[.A187])/0.0166667" office:value-type="float" office:value="10.367979264042" calcext:value-type="float">
            <text:p>10.367979264042</text:p>
          </table:table-cell>
          <table:table-cell table:formula="of:=ABS([.E187]-[.B187])/0.0166667" office:value-type="float" office:value="696.418607162787" calcext:value-type="float">
            <text:p>696.418607162787</text:p>
          </table:table-cell>
          <table:table-cell table:formula="of:=([.F187]-[.C187])/0.0166667" office:value-type="float" office:value="65.4118691762618" calcext:value-type="float">
            <text:p>65.4118691762618</text:p>
          </table:table-cell>
          <table:table-cell table:formula="of:=DEGREES(ATAN(ABS([.F187]-[.C187])/ABS([.E187]-[.B187])))" office:value-type="float" office:value="5.36582557113103" calcext:value-type="float">
            <text:p>5.36582557113103</text:p>
          </table:table-cell>
          <table:table-cell table:formula="of:=SQRT(POWER([.H187];2)+POWER([.I187];2)+POWER([.J187];2))" office:value-type="float" office:value="699.560636418108" calcext:value-type="float">
            <text:p>699.560636418108</text:p>
          </table:table-cell>
        </table:table-row>
        <table:table-row table:style-name="ro1">
          <table:table-cell office:value-type="float" office:value="74.4163" calcext:value-type="float">
            <text:p>74.4163</text:p>
          </table:table-cell>
          <table:table-cell office:value-type="float" office:value="285.702" calcext:value-type="float">
            <text:p>285.702</text:p>
          </table:table-cell>
          <table:table-cell office:value-type="float" office:value="42.3206" calcext:value-type="float">
            <text:p>42.3206</text:p>
          </table:table-cell>
          <table:table-cell office:value-type="float" office:value="74.1153" calcext:value-type="float">
            <text:p>74.1153</text:p>
          </table:table-cell>
          <table:table-cell office:value-type="float" office:value="276.461" calcext:value-type="float">
            <text:p>276.461</text:p>
          </table:table-cell>
          <table:table-cell office:value-type="float" office:value="43.0415" calcext:value-type="float">
            <text:p>43.0415</text:p>
          </table:table-cell>
          <table:table-cell/>
          <table:table-cell table:formula="of:=([.D188]-[.A188])/0.0166667" office:value-type="float" office:value="-18.0599638800724" calcext:value-type="float">
            <text:p>-18.0599638800724</text:p>
          </table:table-cell>
          <table:table-cell table:formula="of:=ABS([.E188]-[.B188])/0.0166667" office:value-type="float" office:value="554.458891082217" calcext:value-type="float">
            <text:p>554.458891082217</text:p>
          </table:table-cell>
          <table:table-cell table:formula="of:=([.F188]-[.C188])/0.0166667" office:value-type="float" office:value="43.253913492173" calcext:value-type="float">
            <text:p>43.253913492173</text:p>
          </table:table-cell>
          <table:table-cell table:formula="of:=DEGREES(ATAN(ABS([.F188]-[.C188])/ABS([.E188]-[.B188])))" office:value-type="float" office:value="4.46066906045207" calcext:value-type="float">
            <text:p>4.46066906045207</text:p>
          </table:table-cell>
          <table:table-cell table:formula="of:=SQRT(POWER([.H188];2)+POWER([.I188];2)+POWER([.J188];2))" office:value-type="float" office:value="556.436631817011" calcext:value-type="float">
            <text:p>556.436631817011</text:p>
          </table:table-cell>
        </table:table-row>
        <table:table-row table:style-name="ro1">
          <table:table-cell office:value-type="float" office:value="74.9485" calcext:value-type="float">
            <text:p>74.9485</text:p>
          </table:table-cell>
          <table:table-cell office:value-type="float" office:value="288.276" calcext:value-type="float">
            <text:p>288.276</text:p>
          </table:table-cell>
          <table:table-cell office:value-type="float" office:value="42.9279" calcext:value-type="float">
            <text:p>42.9279</text:p>
          </table:table-cell>
          <table:table-cell office:value-type="float" office:value="74.6216" calcext:value-type="float">
            <text:p>74.6216</text:p>
          </table:table-cell>
          <table:table-cell office:value-type="float" office:value="276.247" calcext:value-type="float">
            <text:p>276.247</text:p>
          </table:table-cell>
          <table:table-cell office:value-type="float" office:value="44.3143" calcext:value-type="float">
            <text:p>44.3143</text:p>
          </table:table-cell>
          <table:table-cell/>
          <table:table-cell table:formula="of:=([.D189]-[.A189])/0.0166667" office:value-type="float" office:value="-19.6139607720781" calcext:value-type="float">
            <text:p>-19.6139607720781</text:p>
          </table:table-cell>
          <table:table-cell table:formula="of:=ABS([.E189]-[.B189])/0.0166667" office:value-type="float" office:value="721.738556522887" calcext:value-type="float">
            <text:p>721.738556522887</text:p>
          </table:table-cell>
          <table:table-cell table:formula="of:=([.F189]-[.C189])/0.0166667" office:value-type="float" office:value="83.1838336323328" calcext:value-type="float">
            <text:p>83.1838336323328</text:p>
          </table:table-cell>
          <table:table-cell table:formula="of:=DEGREES(ATAN(ABS([.F189]-[.C189])/ABS([.E189]-[.B189])))" office:value-type="float" office:value="6.57460444771584" calcext:value-type="float">
            <text:p>6.57460444771584</text:p>
          </table:table-cell>
          <table:table-cell table:formula="of:=SQRT(POWER([.H189];2)+POWER([.I189];2)+POWER([.J189];2))" office:value-type="float" office:value="726.781123589957" calcext:value-type="float">
            <text:p>726.781123589957</text:p>
          </table:table-cell>
        </table:table-row>
        <table:table-row table:style-name="ro1">
          <table:table-cell office:value-type="float" office:value="74.691" calcext:value-type="float">
            <text:p>74.691</text:p>
          </table:table-cell>
          <table:table-cell office:value-type="float" office:value="288.247" calcext:value-type="float">
            <text:p>288.247</text:p>
          </table:table-cell>
          <table:table-cell office:value-type="float" office:value="42.9347" calcext:value-type="float">
            <text:p>42.9347</text:p>
          </table:table-cell>
          <table:table-cell office:value-type="float" office:value="74.6224" calcext:value-type="float">
            <text:p>74.6224</text:p>
          </table:table-cell>
          <table:table-cell office:value-type="float" office:value="276.205" calcext:value-type="float">
            <text:p>276.205</text:p>
          </table:table-cell>
          <table:table-cell office:value-type="float" office:value="44.5691" calcext:value-type="float">
            <text:p>44.5691</text:p>
          </table:table-cell>
          <table:table-cell/>
          <table:table-cell table:formula="of:=([.D190]-[.A190])/0.0166667" office:value-type="float" office:value="-4.11599176801668" calcext:value-type="float">
            <text:p>-4.11599176801668</text:p>
          </table:table-cell>
          <table:table-cell table:formula="of:=ABS([.E190]-[.B190])/0.0166667" office:value-type="float" office:value="722.518554962892" calcext:value-type="float">
            <text:p>722.518554962892</text:p>
          </table:table-cell>
          <table:table-cell table:formula="of:=([.F190]-[.C190])/0.0166667" office:value-type="float" office:value="98.0638038723922" calcext:value-type="float">
            <text:p>98.0638038723922</text:p>
          </table:table-cell>
          <table:table-cell table:formula="of:=DEGREES(ATAN(ABS([.F190]-[.C190])/ABS([.E190]-[.B190])))" office:value-type="float" office:value="7.7292376738294" calcext:value-type="float">
            <text:p>7.7292376738294</text:p>
          </table:table-cell>
          <table:table-cell table:formula="of:=SQRT(POWER([.H190];2)+POWER([.I190];2)+POWER([.J190];2))" office:value-type="float" office:value="729.154656629047" calcext:value-type="float">
            <text:p>729.154656629047</text:p>
          </table:table-cell>
        </table:table-row>
        <table:table-row table:style-name="ro1">
          <table:table-cell office:value-type="float" office:value="74.6665" calcext:value-type="float">
            <text:p>74.6665</text:p>
          </table:table-cell>
          <table:table-cell office:value-type="float" office:value="284.269" calcext:value-type="float">
            <text:p>284.269</text:p>
          </table:table-cell>
          <table:table-cell office:value-type="float" office:value="43.0513" calcext:value-type="float">
            <text:p>43.0513</text:p>
          </table:table-cell>
          <table:table-cell office:value-type="float" office:value="74.604" calcext:value-type="float">
            <text:p>74.604</text:p>
          </table:table-cell>
          <table:table-cell office:value-type="float" office:value="273.856" calcext:value-type="float">
            <text:p>273.856</text:p>
          </table:table-cell>
          <table:table-cell office:value-type="float" office:value="43.7017" calcext:value-type="float">
            <text:p>43.7017</text:p>
          </table:table-cell>
          <table:table-cell/>
          <table:table-cell table:formula="of:=([.D191]-[.A191])/0.0166667" office:value-type="float" office:value="-3.749992500015" calcext:value-type="float">
            <text:p>-3.749992500015</text:p>
          </table:table-cell>
          <table:table-cell table:formula="of:=ABS([.E191]-[.B191])/0.0166667" office:value-type="float" office:value="624.7787504425" calcext:value-type="float">
            <text:p>624.7787504425</text:p>
          </table:table-cell>
          <table:table-cell table:formula="of:=([.F191]-[.C191])/0.0166667" office:value-type="float" office:value="39.0239219521564" calcext:value-type="float">
            <text:p>39.0239219521564</text:p>
          </table:table-cell>
          <table:table-cell table:formula="of:=DEGREES(ATAN(ABS([.F191]-[.C191])/ABS([.E191]-[.B191])))" office:value-type="float" office:value="3.57407348917884" calcext:value-type="float">
            <text:p>3.57407348917884</text:p>
          </table:table-cell>
          <table:table-cell table:formula="of:=SQRT(POWER([.H191];2)+POWER([.I191];2)+POWER([.J191];2))" office:value-type="float" office:value="626.007520667899" calcext:value-type="float">
            <text:p>626.007520667899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94" calcext:value-type="float">
            <text:p>281.594</text:p>
          </table:table-cell>
          <table:table-cell office:value-type="float" office:value="43.47" calcext:value-type="float">
            <text:p>43.47</text:p>
          </table:table-cell>
          <table:table-cell office:value-type="float" office:value="74.8378" calcext:value-type="float">
            <text:p>74.8378</text:p>
          </table:table-cell>
          <table:table-cell office:value-type="float" office:value="271.297" calcext:value-type="float">
            <text:p>271.297</text:p>
          </table:table-cell>
          <table:table-cell office:value-type="float" office:value="44.1081" calcext:value-type="float">
            <text:p>44.1081</text:p>
          </table:table-cell>
          <table:table-cell/>
          <table:table-cell table:formula="of:=([.D192]-[.A192])/0.0166667" office:value-type="float" office:value="-4.0439919120157" calcext:value-type="float">
            <text:p>-4.0439919120157</text:p>
          </table:table-cell>
          <table:table-cell table:formula="of:=ABS([.E192]-[.B192])/0.0166667" office:value-type="float" office:value="617.818764362469" calcext:value-type="float">
            <text:p>617.818764362469</text:p>
          </table:table-cell>
          <table:table-cell table:formula="of:=([.F192]-[.C192])/0.0166667" office:value-type="float" office:value="38.2859234281532" calcext:value-type="float">
            <text:p>38.2859234281532</text:p>
          </table:table-cell>
          <table:table-cell table:formula="of:=DEGREES(ATAN(ABS([.F192]-[.C192])/ABS([.E192]-[.B192])))" office:value-type="float" office:value="3.54605656113001" calcext:value-type="float">
            <text:p>3.54605656113001</text:p>
          </table:table-cell>
          <table:table-cell table:formula="of:=SQRT(POWER([.H192];2)+POWER([.I192];2)+POWER([.J192];2))" office:value-type="float" office:value="619.017117212198" calcext:value-type="float">
            <text:p>619.017117212198</text:p>
          </table:table-cell>
        </table:table-row>
        <table:table-row table:style-name="ro1">
          <table:table-cell office:value-type="float" office:value="74.6826" calcext:value-type="float">
            <text:p>74.6826</text:p>
          </table:table-cell>
          <table:table-cell office:value-type="float" office:value="286.935" calcext:value-type="float">
            <text:p>286.935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74.8557" calcext:value-type="float">
            <text:p>74.8557</text:p>
          </table:table-cell>
          <table:table-cell office:value-type="float" office:value="273.719" calcext:value-type="float">
            <text:p>273.719</text:p>
          </table:table-cell>
          <table:table-cell office:value-type="float" office:value="44.463" calcext:value-type="float">
            <text:p>44.463</text:p>
          </table:table-cell>
          <table:table-cell/>
          <table:table-cell table:formula="of:=([.D193]-[.A193])/0.0166667" office:value-type="float" office:value="10.3859792280419" calcext:value-type="float">
            <text:p>10.3859792280419</text:p>
          </table:table-cell>
          <table:table-cell table:formula="of:=ABS([.E193]-[.B193])/0.0166667" office:value-type="float" office:value="792.958414083172" calcext:value-type="float">
            <text:p>792.958414083172</text:p>
          </table:table-cell>
          <table:table-cell table:formula="of:=([.F193]-[.C193])/0.0166667" office:value-type="float" office:value="94.6378107243786" calcext:value-type="float">
            <text:p>94.6378107243786</text:p>
          </table:table-cell>
          <table:table-cell table:formula="of:=DEGREES(ATAN(ABS([.F193]-[.C193])/ABS([.E193]-[.B193])))" office:value-type="float" office:value="6.80593048964075" calcext:value-type="float">
            <text:p>6.80593048964075</text:p>
          </table:table-cell>
          <table:table-cell table:formula="of:=SQRT(POWER([.H193];2)+POWER([.I193];2)+POWER([.J193];2))" office:value-type="float" office:value="798.65338554878" calcext:value-type="float">
            <text:p>798.65338554878</text:p>
          </table:table-cell>
        </table:table-row>
        <table:table-row table:style-name="ro1">
          <table:table-cell office:value-type="float" office:value="74.6687" calcext:value-type="float">
            <text:p>74.6687</text:p>
          </table:table-cell>
          <table:table-cell office:value-type="float" office:value="284.096" calcext:value-type="float">
            <text:p>284.096</text:p>
          </table:table-cell>
          <table:table-cell office:value-type="float" office:value="43.8362" calcext:value-type="float">
            <text:p>43.8362</text:p>
          </table:table-cell>
          <table:table-cell office:value-type="float" office:value="74.5924" calcext:value-type="float">
            <text:p>74.5924</text:p>
          </table:table-cell>
          <table:table-cell office:value-type="float" office:value="271.056" calcext:value-type="float">
            <text:p>271.056</text:p>
          </table:table-cell>
          <table:table-cell office:value-type="float" office:value="45.1316" calcext:value-type="float">
            <text:p>45.1316</text:p>
          </table:table-cell>
          <table:table-cell/>
          <table:table-cell table:formula="of:=([.D194]-[.A194])/0.0166667" office:value-type="float" office:value="-4.57799084401851" calcext:value-type="float">
            <text:p>-4.57799084401851</text:p>
          </table:table-cell>
          <table:table-cell table:formula="of:=ABS([.E194]-[.B194])/0.0166667" office:value-type="float" office:value="782.398435203131" calcext:value-type="float">
            <text:p>782.398435203131</text:p>
          </table:table-cell>
          <table:table-cell table:formula="of:=([.F194]-[.C194])/0.0166667" office:value-type="float" office:value="77.723844552311" calcext:value-type="float">
            <text:p>77.723844552311</text:p>
          </table:table-cell>
          <table:table-cell table:formula="of:=DEGREES(ATAN(ABS([.F194]-[.C194])/ABS([.E194]-[.B194])))" office:value-type="float" office:value="5.67317773546046" calcext:value-type="float">
            <text:p>5.67317773546046</text:p>
          </table:table-cell>
          <table:table-cell table:formula="of:=SQRT(POWER([.H194];2)+POWER([.I194];2)+POWER([.J194];2))" office:value-type="float" office:value="786.26284753921" calcext:value-type="float">
            <text:p>786.26284753921</text:p>
          </table:table-cell>
        </table:table-row>
        <table:table-row table:style-name="ro1">
          <table:table-cell office:value-type="float" office:value="74.9504" calcext:value-type="float">
            <text:p>74.9504</text:p>
          </table:table-cell>
          <table:table-cell office:value-type="float" office:value="288.102" calcext:value-type="float">
            <text:p>288.102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4.8751" calcext:value-type="float">
            <text:p>74.8751</text:p>
          </table:table-cell>
          <table:table-cell office:value-type="float" office:value="276.068" calcext:value-type="float">
            <text:p>276.068</text:p>
          </table:table-cell>
          <table:table-cell office:value-type="float" office:value="45.3323" calcext:value-type="float">
            <text:p>45.3323</text:p>
          </table:table-cell>
          <table:table-cell/>
          <table:table-cell table:formula="of:=([.D195]-[.A195])/0.0166667" office:value-type="float" office:value="-4.51799096401799" calcext:value-type="float">
            <text:p>-4.51799096401799</text:p>
          </table:table-cell>
          <table:table-cell table:formula="of:=ABS([.E195]-[.B195])/0.0166667" office:value-type="float" office:value="722.038555922888" calcext:value-type="float">
            <text:p>722.038555922888</text:p>
          </table:table-cell>
          <table:table-cell table:formula="of:=([.F195]-[.C195])/0.0166667" office:value-type="float" office:value="96.8218063563874" calcext:value-type="float">
            <text:p>96.8218063563874</text:p>
          </table:table-cell>
          <table:table-cell table:formula="of:=DEGREES(ATAN(ABS([.F195]-[.C195])/ABS([.E195]-[.B195])))" office:value-type="float" office:value="7.63752069358018" calcext:value-type="float">
            <text:p>7.63752069358018</text:p>
          </table:table-cell>
          <table:table-cell table:formula="of:=SQRT(POWER([.H195];2)+POWER([.I195];2)+POWER([.J195];2))" office:value-type="float" office:value="728.515305719567" calcext:value-type="float">
            <text:p>728.515305719567</text:p>
          </table:table-cell>
        </table:table-row>
        <table:table-row table:style-name="ro1">
          <table:table-cell office:value-type="float" office:value="74.9154" calcext:value-type="float">
            <text:p>74.9154</text:p>
          </table:table-cell>
          <table:table-cell office:value-type="float" office:value="282.763" calcext:value-type="float">
            <text:p>282.763</text:p>
          </table:table-cell>
          <table:table-cell office:value-type="float" office:value="44.0414" calcext:value-type="float">
            <text:p>44.0414</text:p>
          </table:table-cell>
          <table:table-cell office:value-type="float" office:value="74.849" calcext:value-type="float">
            <text:p>74.849</text:p>
          </table:table-cell>
          <table:table-cell office:value-type="float" office:value="272.318" calcext:value-type="float">
            <text:p>272.318</text:p>
          </table:table-cell>
          <table:table-cell office:value-type="float" office:value="45.1766" calcext:value-type="float">
            <text:p>45.1766</text:p>
          </table:table-cell>
          <table:table-cell/>
          <table:table-cell table:formula="of:=([.D196]-[.A196])/0.0166667" office:value-type="float" office:value="-3.98399203201603" calcext:value-type="float">
            <text:p>-3.98399203201603</text:p>
          </table:table-cell>
          <table:table-cell table:formula="of:=ABS([.E196]-[.B196])/0.0166667" office:value-type="float" office:value="626.698746602506" calcext:value-type="float">
            <text:p>626.698746602506</text:p>
          </table:table-cell>
          <table:table-cell table:formula="of:=([.F196]-[.C196])/0.0166667" office:value-type="float" office:value="68.1118637762723" calcext:value-type="float">
            <text:p>68.1118637762723</text:p>
          </table:table-cell>
          <table:table-cell table:formula="of:=DEGREES(ATAN(ABS([.F196]-[.C196])/ABS([.E196]-[.B196])))" office:value-type="float" office:value="6.20276433025205" calcext:value-type="float">
            <text:p>6.20276433025205</text:p>
          </table:table-cell>
          <table:table-cell table:formula="of:=SQRT(POWER([.H196];2)+POWER([.I196];2)+POWER([.J196];2))" office:value-type="float" office:value="630.401790267716" calcext:value-type="float">
            <text:p>630.401790267716</text:p>
          </table:table-cell>
        </table:table-row>
        <table:table-row table:style-name="ro1">
          <table:table-cell office:value-type="float" office:value="74.6695" calcext:value-type="float">
            <text:p>74.6695</text:p>
          </table:table-cell>
          <table:table-cell office:value-type="float" office:value="284.034" calcext:value-type="float">
            <text:p>284.034</text:p>
          </table:table-cell>
          <table:table-cell office:value-type="float" office:value="44.098" calcext:value-type="float">
            <text:p>44.098</text:p>
          </table:table-cell>
          <table:table-cell office:value-type="float" office:value="74.6012" calcext:value-type="float">
            <text:p>74.6012</text:p>
          </table:table-cell>
          <table:table-cell office:value-type="float" office:value="272.242" calcext:value-type="float">
            <text:p>272.242</text:p>
          </table:table-cell>
          <table:table-cell office:value-type="float" office:value="45.4369" calcext:value-type="float">
            <text:p>45.4369</text:p>
          </table:table-cell>
          <table:table-cell/>
          <table:table-cell table:formula="of:=([.D197]-[.A197])/0.0166667" office:value-type="float" office:value="-4.09799180401601" calcext:value-type="float">
            <text:p>-4.09799180401601</text:p>
          </table:table-cell>
          <table:table-cell table:formula="of:=ABS([.E197]-[.B197])/0.0166667" office:value-type="float" office:value="707.518584962829" calcext:value-type="float">
            <text:p>707.518584962829</text:p>
          </table:table-cell>
          <table:table-cell table:formula="of:=([.F197]-[.C197])/0.0166667" office:value-type="float" office:value="80.3338393323215" calcext:value-type="float">
            <text:p>80.3338393323215</text:p>
          </table:table-cell>
          <table:table-cell table:formula="of:=DEGREES(ATAN(ABS([.F197]-[.C197])/ABS([.E197]-[.B197])))" office:value-type="float" office:value="6.47779702027689" calcext:value-type="float">
            <text:p>6.47779702027689</text:p>
          </table:table-cell>
          <table:table-cell table:formula="of:=SQRT(POWER([.H197];2)+POWER([.I197];2)+POWER([.J197];2))" office:value-type="float" office:value="712.076447684166" calcext:value-type="float">
            <text:p>712.076447684166</text:p>
          </table:table-cell>
        </table:table-row>
        <table:table-row table:style-name="ro1">
          <table:table-cell office:value-type="float" office:value="74.9413" calcext:value-type="float">
            <text:p>74.9413</text:p>
          </table:table-cell>
          <table:table-cell office:value-type="float" office:value="286.781" calcext:value-type="float">
            <text:p>286.781</text:p>
          </table:table-cell>
          <table:table-cell office:value-type="float" office:value="43.6692" calcext:value-type="float">
            <text:p>43.6692</text:p>
          </table:table-cell>
          <table:table-cell office:value-type="float" office:value="75.1245" calcext:value-type="float">
            <text:p>75.1245</text:p>
          </table:table-cell>
          <table:table-cell office:value-type="float" office:value="276.197" calcext:value-type="float">
            <text:p>276.197</text:p>
          </table:table-cell>
          <table:table-cell office:value-type="float" office:value="44.8139" calcext:value-type="float">
            <text:p>44.8139</text:p>
          </table:table-cell>
          <table:table-cell/>
          <table:table-cell table:formula="of:=([.D198]-[.A198])/0.0166667" office:value-type="float" office:value="10.9919780160439" calcext:value-type="float">
            <text:p>10.9919780160439</text:p>
          </table:table-cell>
          <table:table-cell table:formula="of:=ABS([.E198]-[.B198])/0.0166667" office:value-type="float" office:value="635.03872992254" calcext:value-type="float">
            <text:p>635.03872992254</text:p>
          </table:table-cell>
          <table:table-cell table:formula="of:=([.F198]-[.C198])/0.0166667" office:value-type="float" office:value="68.6818626362743" calcext:value-type="float">
            <text:p>68.6818626362743</text:p>
          </table:table-cell>
          <table:table-cell table:formula="of:=DEGREES(ATAN(ABS([.F198]-[.C198])/ABS([.E198]-[.B198])))" office:value-type="float" office:value="6.17276375889365" calcext:value-type="float">
            <text:p>6.17276375889365</text:p>
          </table:table-cell>
          <table:table-cell table:formula="of:=SQRT(POWER([.H198];2)+POWER([.I198];2)+POWER([.J198];2))" office:value-type="float" office:value="638.836606917235" calcext:value-type="float">
            <text:p>638.836606917235</text:p>
          </table:table-cell>
        </table:table-row>
        <table:table-row table:style-name="ro1">
          <table:table-cell office:value-type="float" office:value="74.6717" calcext:value-type="float">
            <text:p>74.6717</text:p>
          </table:table-cell>
          <table:table-cell office:value-type="float" office:value="283.873" calcext:value-type="float">
            <text:p>283.873</text:p>
          </table:table-cell>
          <table:table-cell office:value-type="float" office:value="44.8791" calcext:value-type="float">
            <text:p>44.8791</text:p>
          </table:table-cell>
          <table:table-cell office:value-type="float" office:value="74.6107" calcext:value-type="float">
            <text:p>74.6107</text:p>
          </table:table-cell>
          <table:table-cell office:value-type="float" office:value="273.387" calcext:value-type="float">
            <text:p>273.387</text:p>
          </table:table-cell>
          <table:table-cell office:value-type="float" office:value="45.9971" calcext:value-type="float">
            <text:p>45.9971</text:p>
          </table:table-cell>
          <table:table-cell/>
          <table:table-cell table:formula="of:=([.D199]-[.A199])/0.0166667" office:value-type="float" office:value="-3.65999268001506" calcext:value-type="float">
            <text:p>-3.65999268001506</text:p>
          </table:table-cell>
          <table:table-cell table:formula="of:=ABS([.E199]-[.B199])/0.0166667" office:value-type="float" office:value="629.158741682516" calcext:value-type="float">
            <text:p>629.158741682516</text:p>
          </table:table-cell>
          <table:table-cell table:formula="of:=([.F199]-[.C199])/0.0166667" office:value-type="float" office:value="67.0798658402685" calcext:value-type="float">
            <text:p>67.0798658402685</text:p>
          </table:table-cell>
          <table:table-cell table:formula="of:=DEGREES(ATAN(ABS([.F199]-[.C199])/ABS([.E199]-[.B199])))" office:value-type="float" office:value="6.08579084461046" calcext:value-type="float">
            <text:p>6.08579084461046</text:p>
          </table:table-cell>
          <table:table-cell table:formula="of:=SQRT(POWER([.H199];2)+POWER([.I199];2)+POWER([.J199];2))" office:value-type="float" office:value="632.735194361032" calcext:value-type="float">
            <text:p>632.735194361032</text:p>
          </table:table-cell>
        </table:table-row>
        <table:table-row table:style-name="ro1">
          <table:table-cell office:value-type="float" office:value="74.4222" calcext:value-type="float">
            <text:p>74.4222</text:p>
          </table:table-cell>
          <table:table-cell office:value-type="float" office:value="285.318" calcext:value-type="float">
            <text:p>285.318</text:p>
          </table:table-cell>
          <table:table-cell office:value-type="float" office:value="44.154" calcext:value-type="float">
            <text:p>44.154</text:p>
          </table:table-cell>
          <table:table-cell office:value-type="float" office:value="73.867" calcext:value-type="float">
            <text:p>73.867</text:p>
          </table:table-cell>
          <table:table-cell office:value-type="float" office:value="274.711" calcext:value-type="float">
            <text:p>274.711</text:p>
          </table:table-cell>
          <table:table-cell office:value-type="float" office:value="45.3051" calcext:value-type="float">
            <text:p>45.3051</text:p>
          </table:table-cell>
          <table:table-cell/>
          <table:table-cell table:formula="of:=([.D200]-[.A200])/0.0166667" office:value-type="float" office:value="-33.3119333761332" calcext:value-type="float">
            <text:p>-33.3119333761332</text:p>
          </table:table-cell>
          <table:table-cell table:formula="of:=ABS([.E200]-[.B200])/0.0166667" office:value-type="float" office:value="636.418727162544" calcext:value-type="float">
            <text:p>636.418727162544</text:p>
          </table:table-cell>
          <table:table-cell table:formula="of:=([.F200]-[.C200])/0.0166667" office:value-type="float" office:value="69.0658618682762" calcext:value-type="float">
            <text:p>69.0658618682762</text:p>
          </table:table-cell>
          <table:table-cell table:formula="of:=DEGREES(ATAN(ABS([.F200]-[.C200])/ABS([.E200]-[.B200])))" office:value-type="float" office:value="6.19365251149523" calcext:value-type="float">
            <text:p>6.19365251149523</text:p>
          </table:table-cell>
          <table:table-cell table:formula="of:=SQRT(POWER([.H200];2)+POWER([.I200];2)+POWER([.J200];2))" office:value-type="float" office:value="641.021508581464" calcext:value-type="float">
            <text:p>641.021508581464</text:p>
          </table:table-cell>
        </table:table-row>
        <table:table-row table:style-name="ro1">
          <table:table-cell office:value-type="float" office:value="74.9426" calcext:value-type="float">
            <text:p>74.9426</text:p>
          </table:table-cell>
          <table:table-cell office:value-type="float" office:value="286.673" calcext:value-type="float">
            <text:p>286.673</text:p>
          </table:table-cell>
          <table:table-cell office:value-type="float" office:value="44.1933" calcext:value-type="float">
            <text:p>44.1933</text:p>
          </table:table-cell>
          <table:table-cell office:value-type="float" office:value="74.6327" calcext:value-type="float">
            <text:p>74.6327</text:p>
          </table:table-cell>
          <table:table-cell office:value-type="float" office:value="277.304" calcext:value-type="float">
            <text:p>277.304</text:p>
          </table:table-cell>
          <table:table-cell office:value-type="float" office:value="45.3912" calcext:value-type="float">
            <text:p>45.3912</text:p>
          </table:table-cell>
          <table:table-cell/>
          <table:table-cell table:formula="of:=([.D201]-[.A201])/0.0166667" office:value-type="float" office:value="-18.5939628120743" calcext:value-type="float">
            <text:p>-18.5939628120743</text:p>
          </table:table-cell>
          <table:table-cell table:formula="of:=ABS([.E201]-[.B201])/0.0166667" office:value-type="float" office:value="562.13887572225" calcext:value-type="float">
            <text:p>562.13887572225</text:p>
          </table:table-cell>
          <table:table-cell table:formula="of:=([.F201]-[.C201])/0.0166667" office:value-type="float" office:value="71.8738562522873" calcext:value-type="float">
            <text:p>71.8738562522873</text:p>
          </table:table-cell>
          <table:table-cell table:formula="of:=DEGREES(ATAN(ABS([.F201]-[.C201])/ABS([.E201]-[.B201])))" office:value-type="float" office:value="7.28618167680719" calcext:value-type="float">
            <text:p>7.28618167680719</text:p>
          </table:table-cell>
          <table:table-cell table:formula="of:=SQRT(POWER([.H201];2)+POWER([.I201];2)+POWER([.J201];2))" office:value-type="float" office:value="567.020019279661" calcext:value-type="float">
            <text:p>567.020019279661</text:p>
          </table:table-cell>
        </table:table-row>
        <table:table-row table:style-name="ro1">
          <table:table-cell office:value-type="float" office:value="75.9342" calcext:value-type="float">
            <text:p>75.9342</text:p>
          </table:table-cell>
          <table:table-cell office:value-type="float" office:value="282.633" calcext:value-type="float">
            <text:p>282.633</text:p>
          </table:table-cell>
          <table:table-cell office:value-type="float" office:value="45.0578" calcext:value-type="float">
            <text:p>45.0578</text:p>
          </table:table-cell>
          <table:table-cell office:value-type="float" office:value="76.0943" calcext:value-type="float">
            <text:p>76.0943</text:p>
          </table:table-cell>
          <table:table-cell office:value-type="float" office:value="272.099" calcext:value-type="float">
            <text:p>272.099</text:p>
          </table:table-cell>
          <table:table-cell office:value-type="float" office:value="46.9189" calcext:value-type="float">
            <text:p>46.9189</text:p>
          </table:table-cell>
          <table:table-cell/>
          <table:table-cell table:formula="of:=([.D202]-[.A202])/0.0166667" office:value-type="float" office:value="9.60598078803842" calcext:value-type="float">
            <text:p>9.60598078803842</text:p>
          </table:table-cell>
          <table:table-cell table:formula="of:=ABS([.E202]-[.B202])/0.0166667" office:value-type="float" office:value="632.038735922528" calcext:value-type="float">
            <text:p>632.038735922528</text:p>
          </table:table-cell>
          <table:table-cell table:formula="of:=([.F202]-[.C202])/0.0166667" office:value-type="float" office:value="111.665776668447" calcext:value-type="float">
            <text:p>111.665776668447</text:p>
          </table:table-cell>
          <table:table-cell table:formula="of:=DEGREES(ATAN(ABS([.F202]-[.C202])/ABS([.E202]-[.B202])))" office:value-type="float" office:value="10.0193668927293" calcext:value-type="float">
            <text:p>10.0193668927293</text:p>
          </table:table-cell>
          <table:table-cell table:formula="of:=SQRT(POWER([.H202];2)+POWER([.I202];2)+POWER([.J202];2))" office:value-type="float" office:value="641.899123112358" calcext:value-type="float">
            <text:p>641.899123112358</text:p>
          </table:table-cell>
        </table:table-row>
        <table:table-row table:style-name="ro1">
          <table:table-cell office:value-type="float" office:value="75.1897" calcext:value-type="float">
            <text:p>75.1897</text:p>
          </table:table-cell>
          <table:table-cell office:value-type="float" office:value="285.326" calcext:value-type="float">
            <text:p>285.326</text:p>
          </table:table-cell>
          <table:table-cell office:value-type="float" office:value="44.3986" calcext:value-type="float">
            <text:p>44.3986</text:p>
          </table:table-cell>
          <table:table-cell office:value-type="float" office:value="75.3578" calcext:value-type="float">
            <text:p>75.3578</text:p>
          </table:table-cell>
          <table:table-cell office:value-type="float" office:value="273.463" calcext:value-type="float">
            <text:p>273.463</text:p>
          </table:table-cell>
          <table:table-cell office:value-type="float" office:value="45.9785" calcext:value-type="float">
            <text:p>45.9785</text:p>
          </table:table-cell>
          <table:table-cell/>
          <table:table-cell table:formula="of:=([.D203]-[.A203])/0.0166667" office:value-type="float" office:value="10.0859798280401" calcext:value-type="float">
            <text:p>10.0859798280401</text:p>
          </table:table-cell>
          <table:table-cell table:formula="of:=ABS([.E203]-[.B203])/0.0166667" office:value-type="float" office:value="711.778576442847" calcext:value-type="float">
            <text:p>711.778576442847</text:p>
          </table:table-cell>
          <table:table-cell table:formula="of:=([.F203]-[.C203])/0.0166667" office:value-type="float" office:value="94.7938104123789" calcext:value-type="float">
            <text:p>94.7938104123789</text:p>
          </table:table-cell>
          <table:table-cell table:formula="of:=DEGREES(ATAN(ABS([.F203]-[.C203])/ABS([.E203]-[.B203])))" office:value-type="float" office:value="7.58594324620648" calcext:value-type="float">
            <text:p>7.58594324620648</text:p>
          </table:table-cell>
          <table:table-cell table:formula="of:=SQRT(POWER([.H203];2)+POWER([.I203];2)+POWER([.J203];2))" office:value-type="float" office:value="718.133925785849" calcext:value-type="float">
            <text:p>718.133925785849</text:p>
          </table:table-cell>
        </table:table-row>
        <table:table-row table:style-name="ro1">
          <table:table-cell office:value-type="float" office:value="75.1903" calcext:value-type="float">
            <text:p>75.1903</text:p>
          </table:table-cell>
          <table:table-cell office:value-type="float" office:value="285.275" calcext:value-type="float">
            <text:p>285.275</text:p>
          </table:table-cell>
          <table:table-cell office:value-type="float" office:value="44.6591" calcext:value-type="float">
            <text:p>44.6591</text:p>
          </table:table-cell>
          <table:table-cell office:value-type="float" office:value="75.1274" calcext:value-type="float">
            <text:p>75.1274</text:p>
          </table:table-cell>
          <table:table-cell office:value-type="float" office:value="275.937" calcext:value-type="float">
            <text:p>275.937</text:p>
          </table:table-cell>
          <table:table-cell office:value-type="float" office:value="46.0933" calcext:value-type="float">
            <text:p>46.0933</text:p>
          </table:table-cell>
          <table:table-cell/>
          <table:table-cell table:formula="of:=([.D204]-[.A204])/0.0166667" office:value-type="float" office:value="-3.77399245201504" calcext:value-type="float">
            <text:p>-3.77399245201504</text:p>
          </table:table-cell>
          <table:table-cell table:formula="of:=ABS([.E204]-[.B204])/0.0166667" office:value-type="float" office:value="560.278879442239" calcext:value-type="float">
            <text:p>560.278879442239</text:p>
          </table:table-cell>
          <table:table-cell table:formula="of:=([.F204]-[.C204])/0.0166667" office:value-type="float" office:value="86.051827896344" calcext:value-type="float">
            <text:p>86.051827896344</text:p>
          </table:table-cell>
          <table:table-cell table:formula="of:=DEGREES(ATAN(ABS([.F204]-[.C204])/ABS([.E204]-[.B204])))" office:value-type="float" office:value="8.73168413048616" calcext:value-type="float">
            <text:p>8.73168413048616</text:p>
          </table:table-cell>
          <table:table-cell table:formula="of:=SQRT(POWER([.H204];2)+POWER([.I204];2)+POWER([.J204];2))" office:value-type="float" office:value="566.861167176215" calcext:value-type="float">
            <text:p>566.861167176215</text:p>
          </table:table-cell>
        </table:table-row>
        <table:table-row table:style-name="ro1">
          <table:table-cell office:value-type="float" office:value="75.4251" calcext:value-type="float">
            <text:p>75.4251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44.5498" calcext:value-type="float">
            <text:p>44.5498</text:p>
          </table:table-cell>
          <table:table-cell office:value-type="float" office:value="75.3479" calcext:value-type="float">
            <text:p>75.3479</text:p>
          </table:table-cell>
          <table:table-cell office:value-type="float" office:value="272.228" calcext:value-type="float">
            <text:p>272.228</text:p>
          </table:table-cell>
          <table:table-cell office:value-type="float" office:value="45.9239" calcext:value-type="float">
            <text:p>45.9239</text:p>
          </table:table-cell>
          <table:table-cell/>
          <table:table-cell table:formula="of:=([.D205]-[.A205])/0.0166667" office:value-type="float" office:value="-4.63199073601882" calcext:value-type="float">
            <text:p>-4.63199073601882</text:p>
          </table:table-cell>
          <table:table-cell table:formula="of:=ABS([.E205]-[.B205])/0.0166667" office:value-type="float" office:value="628.258743482513" calcext:value-type="float">
            <text:p>628.258743482513</text:p>
          </table:table-cell>
          <table:table-cell table:formula="of:=([.F205]-[.C205])/0.0166667" office:value-type="float" office:value="82.4458351083301" calcext:value-type="float">
            <text:p>82.4458351083301</text:p>
          </table:table-cell>
          <table:table-cell table:formula="of:=DEGREES(ATAN(ABS([.F205]-[.C205])/ABS([.E205]-[.B205])))" office:value-type="float" office:value="7.47615360595798" calcext:value-type="float">
            <text:p>7.47615360595798</text:p>
          </table:table-cell>
          <table:table-cell table:formula="of:=SQRT(POWER([.H205];2)+POWER([.I205];2)+POWER([.J205];2))" office:value-type="float" office:value="633.662228499628" calcext:value-type="float">
            <text:p>633.662228499628</text:p>
          </table:table-cell>
        </table:table-row>
        <table:table-row table:style-name="ro1">
          <table:table-cell office:value-type="float" office:value="75.4658" calcext:value-type="float">
            <text:p>75.4658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44.2334" calcext:value-type="float">
            <text:p>44.2334</text:p>
          </table:table-cell>
          <table:table-cell office:value-type="float" office:value="75.3974" calcext:value-type="float">
            <text:p>75.3974</text:p>
          </table:table-cell>
          <table:table-cell office:value-type="float" office:value="278.542" calcext:value-type="float">
            <text:p>278.542</text:p>
          </table:table-cell>
          <table:table-cell office:value-type="float" office:value="45.9397" calcext:value-type="float">
            <text:p>45.9397</text:p>
          </table:table-cell>
          <table:table-cell/>
          <table:table-cell table:formula="of:=([.D206]-[.A206])/0.0166667" office:value-type="float" office:value="-4.10399179201623" calcext:value-type="float">
            <text:p>-4.10399179201623</text:p>
          </table:table-cell>
          <table:table-cell table:formula="of:=ABS([.E206]-[.B206])/0.0166667" office:value-type="float" office:value="569.338861322279" calcext:value-type="float">
            <text:p>569.338861322279</text:p>
          </table:table-cell>
          <table:table-cell table:formula="of:=([.F206]-[.C206])/0.0166667" office:value-type="float" office:value="102.377795244409" calcext:value-type="float">
            <text:p>102.377795244409</text:p>
          </table:table-cell>
          <table:table-cell table:formula="of:=DEGREES(ATAN(ABS([.F206]-[.C206])/ABS([.E206]-[.B206])))" office:value-type="float" office:value="10.1939137593271" calcext:value-type="float">
            <text:p>10.1939137593271</text:p>
          </table:table-cell>
          <table:table-cell table:formula="of:=SQRT(POWER([.H206];2)+POWER([.I206];2)+POWER([.J206];2))" office:value-type="float" office:value="578.484913130399" calcext:value-type="float">
            <text:p>578.484913130399</text:p>
          </table:table-cell>
        </table:table-row>
        <table:table-row table:style-name="ro1">
          <table:table-cell office:value-type="float" office:value="75.6697" calcext:value-type="float">
            <text:p>75.6697</text:p>
          </table:table-cell>
          <table:table-cell office:value-type="float" office:value="281.276" calcext:value-type="float">
            <text:p>281.276</text:p>
          </table:table-cell>
          <table:table-cell office:value-type="float" office:value="45.2685" calcext:value-type="float">
            <text:p>45.2685</text:p>
          </table:table-cell>
          <table:table-cell office:value-type="float" office:value="75.8236" calcext:value-type="float">
            <text:p>75.8236</text:p>
          </table:table-cell>
          <table:table-cell office:value-type="float" office:value="269.662" calcext:value-type="float">
            <text:p>269.662</text:p>
          </table:table-cell>
          <table:table-cell office:value-type="float" office:value="46.5619" calcext:value-type="float">
            <text:p>46.5619</text:p>
          </table:table-cell>
          <table:table-cell/>
          <table:table-cell table:formula="of:=([.D207]-[.A207])/0.0166667" office:value-type="float" office:value="9.23398153203652" calcext:value-type="float">
            <text:p>9.23398153203652</text:p>
          </table:table-cell>
          <table:table-cell table:formula="of:=ABS([.E207]-[.B207])/0.0166667" office:value-type="float" office:value="696.838606322789" calcext:value-type="float">
            <text:p>696.838606322789</text:p>
          </table:table-cell>
          <table:table-cell table:formula="of:=([.F207]-[.C207])/0.0166667" office:value-type="float" office:value="77.6038447923103" calcext:value-type="float">
            <text:p>77.6038447923103</text:p>
          </table:table-cell>
          <table:table-cell table:formula="of:=DEGREES(ATAN(ABS([.F207]-[.C207])/ABS([.E207]-[.B207])))" office:value-type="float" office:value="6.35459428176765" calcext:value-type="float">
            <text:p>6.35459428176765</text:p>
          </table:table-cell>
          <table:table-cell table:formula="of:=SQRT(POWER([.H207];2)+POWER([.I207];2)+POWER([.J207];2))" office:value-type="float" office:value="701.207292035223" calcext:value-type="float">
            <text:p>701.207292035223</text:p>
          </table:table-cell>
        </table:table-row>
        <table:table-row table:style-name="ro1">
          <table:table-cell office:value-type="float" office:value="74.9342" calcext:value-type="float">
            <text:p>74.9342</text:p>
          </table:table-cell>
          <table:table-cell office:value-type="float" office:value="285.308" calcext:value-type="float">
            <text:p>285.308</text:p>
          </table:table-cell>
          <table:table-cell office:value-type="float" office:value="44.4036" calcext:value-type="float">
            <text:p>44.4036</text:p>
          </table:table-cell>
          <table:table-cell office:value-type="float" office:value="74.867" calcext:value-type="float">
            <text:p>74.867</text:p>
          </table:table-cell>
          <table:table-cell office:value-type="float" office:value="274.757" calcext:value-type="float">
            <text:p>274.757</text:p>
          </table:table-cell>
          <table:table-cell office:value-type="float" office:value="45.5358" calcext:value-type="float">
            <text:p>45.5358</text:p>
          </table:table-cell>
          <table:table-cell/>
          <table:table-cell table:formula="of:=([.D208]-[.A208])/0.0166667" office:value-type="float" office:value="-4.03199193601611" calcext:value-type="float">
            <text:p>-4.03199193601611</text:p>
          </table:table-cell>
          <table:table-cell table:formula="of:=ABS([.E208]-[.B208])/0.0166667" office:value-type="float" office:value="633.058733882532" calcext:value-type="float">
            <text:p>633.058733882532</text:p>
          </table:table-cell>
          <table:table-cell table:formula="of:=([.F208]-[.C208])/0.0166667" office:value-type="float" office:value="67.931864136272" calcext:value-type="float">
            <text:p>67.931864136272</text:p>
          </table:table-cell>
          <table:table-cell table:formula="of:=DEGREES(ATAN(ABS([.F208]-[.C208])/ABS([.E208]-[.B208])))" office:value-type="float" office:value="6.12482199207697" calcext:value-type="float">
            <text:p>6.12482199207697</text:p>
          </table:table-cell>
          <table:table-cell table:formula="of:=SQRT(POWER([.H208];2)+POWER([.I208];2)+POWER([.J208];2))" office:value-type="float" office:value="636.705862756858" calcext:value-type="float">
            <text:p>636.705862756858</text:p>
          </table:table-cell>
        </table:table-row>
        <table:table-row table:style-name="ro1">
          <table:table-cell office:value-type="float" office:value="75.2088" calcext:value-type="float">
            <text:p>75.2088</text:p>
          </table:table-cell>
          <table:table-cell office:value-type="float" office:value="288.009" calcext:value-type="float">
            <text:p>288.009</text:p>
          </table:table-cell>
          <table:table-cell office:value-type="float" office:value="44.2391" calcext:value-type="float">
            <text:p>44.2391</text:p>
          </table:table-cell>
          <table:table-cell office:value-type="float" office:value="75.1451" calcext:value-type="float">
            <text:p>75.1451</text:p>
          </table:table-cell>
          <table:table-cell office:value-type="float" office:value="278.566" calcext:value-type="float">
            <text:p>278.566</text:p>
          </table:table-cell>
          <table:table-cell office:value-type="float" office:value="45.6894" calcext:value-type="float">
            <text:p>45.6894</text:p>
          </table:table-cell>
          <table:table-cell/>
          <table:table-cell table:formula="of:=([.D209]-[.A209])/0.0166667" office:value-type="float" office:value="-3.82199235601512" calcext:value-type="float">
            <text:p>-3.82199235601512</text:p>
          </table:table-cell>
          <table:table-cell table:formula="of:=ABS([.E209]-[.B209])/0.0166667" office:value-type="float" office:value="566.578866842269" calcext:value-type="float">
            <text:p>566.578866842269</text:p>
          </table:table-cell>
          <table:table-cell table:formula="of:=([.F209]-[.C209])/0.0166667" office:value-type="float" office:value="87.017825964348" calcext:value-type="float">
            <text:p>87.017825964348</text:p>
          </table:table-cell>
          <table:table-cell table:formula="of:=DEGREES(ATAN(ABS([.F209]-[.C209])/ABS([.E209]-[.B209])))" office:value-type="float" office:value="8.73152593964499" calcext:value-type="float">
            <text:p>8.73152593964499</text:p>
          </table:table-cell>
          <table:table-cell table:formula="of:=SQRT(POWER([.H209];2)+POWER([.I209];2)+POWER([.J209];2))" office:value-type="float" office:value="573.234962309" calcext:value-type="float">
            <text:p>573.234962309</text:p>
          </table:table-cell>
        </table:table-row>
        <table:table-row table:style-name="ro1">
          <table:table-cell office:value-type="float" office:value="74.9583" calcext:value-type="float">
            <text:p>74.9583</text:p>
          </table:table-cell>
          <table:table-cell office:value-type="float" office:value="289.536" calcext:value-type="float">
            <text:p>289.536</text:p>
          </table:table-cell>
          <table:table-cell office:value-type="float" office:value="43.2417" calcext:value-type="float">
            <text:p>43.2417</text:p>
          </table:table-cell>
          <table:table-cell office:value-type="float" office:value="74.8819" calcext:value-type="float">
            <text:p>74.8819</text:p>
          </table:table-cell>
          <table:table-cell office:value-type="float" office:value="277.487" calcext:value-type="float">
            <text:p>277.487</text:p>
          </table:table-cell>
          <table:table-cell office:value-type="float" office:value="44.6146" calcext:value-type="float">
            <text:p>44.6146</text:p>
          </table:table-cell>
          <table:table-cell/>
          <table:table-cell table:formula="of:=([.D210]-[.A210])/0.0166667" office:value-type="float" office:value="-4.58399083201789" calcext:value-type="float">
            <text:p>-4.58399083201789</text:p>
          </table:table-cell>
          <table:table-cell table:formula="of:=ABS([.E210]-[.B210])/0.0166667" office:value-type="float" office:value="722.93855412289" calcext:value-type="float">
            <text:p>722.93855412289</text:p>
          </table:table-cell>
          <table:table-cell table:formula="of:=([.F210]-[.C210])/0.0166667" office:value-type="float" office:value="82.3738352523296" calcext:value-type="float">
            <text:p>82.3738352523296</text:p>
          </table:table-cell>
          <table:table-cell table:formula="of:=DEGREES(ATAN(ABS([.F210]-[.C210])/ABS([.E210]-[.B210])))" office:value-type="float" office:value="6.50042180803277" calcext:value-type="float">
            <text:p>6.50042180803277</text:p>
          </table:table-cell>
          <table:table-cell table:formula="of:=SQRT(POWER([.H210];2)+POWER([.I210];2)+POWER([.J210];2))" office:value-type="float" office:value="727.630823112532" calcext:value-type="float">
            <text:p>727.630823112532</text:p>
          </table:table-cell>
        </table:table-row>
        <table:table-row table:style-name="ro1">
          <table:table-cell office:value-type="float" office:value="75.207" calcext:value-type="float">
            <text:p>75.207</text:p>
          </table:table-cell>
          <table:table-cell office:value-type="float" office:value="288.177" calcext:value-type="float">
            <text:p>288.177</text:p>
          </table:table-cell>
          <table:table-cell office:value-type="float" office:value="43.4502" calcext:value-type="float">
            <text:p>43.4502</text:p>
          </table:table-cell>
          <table:table-cell office:value-type="float" office:value="74.8914" calcext:value-type="float">
            <text:p>74.8914</text:p>
          </table:table-cell>
          <table:table-cell office:value-type="float" office:value="278.702" calcext:value-type="float">
            <text:p>278.702</text:p>
          </table:table-cell>
          <table:table-cell office:value-type="float" office:value="44.9234" calcext:value-type="float">
            <text:p>44.9234</text:p>
          </table:table-cell>
          <table:table-cell/>
          <table:table-cell table:formula="of:=([.D211]-[.A211])/0.0166667" office:value-type="float" office:value="-18.9359621280751" calcext:value-type="float">
            <text:p>-18.9359621280751</text:p>
          </table:table-cell>
          <table:table-cell table:formula="of:=ABS([.E211]-[.B211])/0.0166667" office:value-type="float" office:value="568.498863002275" calcext:value-type="float">
            <text:p>568.498863002275</text:p>
          </table:table-cell>
          <table:table-cell table:formula="of:=([.F211]-[.C211])/0.0166667" office:value-type="float" office:value="88.3918232163535" calcext:value-type="float">
            <text:p>88.3918232163535</text:p>
          </table:table-cell>
          <table:table-cell table:formula="of:=DEGREES(ATAN(ABS([.F211]-[.C211])/ABS([.E211]-[.B211])))" office:value-type="float" office:value="8.83774719034786" calcext:value-type="float">
            <text:p>8.83774719034786</text:p>
          </table:table-cell>
          <table:table-cell table:formula="of:=SQRT(POWER([.H211];2)+POWER([.I211];2)+POWER([.J211];2))" office:value-type="float" office:value="575.64107072733" calcext:value-type="float">
            <text:p>575.64107072733</text:p>
          </table:table-cell>
        </table:table-row>
        <table:table-row table:style-name="ro1">
          <table:table-cell office:value-type="float" office:value="74.9491" calcext:value-type="float">
            <text:p>74.9491</text:p>
          </table:table-cell>
          <table:table-cell office:value-type="float" office:value="288.212" calcext:value-type="float">
            <text:p>288.212</text:p>
          </table:table-cell>
          <table:table-cell office:value-type="float" office:value="43.1925" calcext:value-type="float">
            <text:p>43.1925</text:p>
          </table:table-cell>
          <table:table-cell office:value-type="float" office:value="74.6379" calcext:value-type="float">
            <text:p>74.6379</text:p>
          </table:table-cell>
          <table:table-cell office:value-type="float" office:value="278.784" calcext:value-type="float">
            <text:p>278.784</text:p>
          </table:table-cell>
          <table:table-cell office:value-type="float" office:value="44.4141" calcext:value-type="float">
            <text:p>44.4141</text:p>
          </table:table-cell>
          <table:table-cell/>
          <table:table-cell table:formula="of:=([.D212]-[.A212])/0.0166667" office:value-type="float" office:value="-18.6719626560747" calcext:value-type="float">
            <text:p>-18.6719626560747</text:p>
          </table:table-cell>
          <table:table-cell table:formula="of:=ABS([.E212]-[.B212])/0.0166667" office:value-type="float" office:value="565.678868642263" calcext:value-type="float">
            <text:p>565.678868642263</text:p>
          </table:table-cell>
          <table:table-cell table:formula="of:=([.F212]-[.C212])/0.0166667" office:value-type="float" office:value="73.2958534082929" calcext:value-type="float">
            <text:p>73.2958534082929</text:p>
          </table:table-cell>
          <table:table-cell table:formula="of:=DEGREES(ATAN(ABS([.F212]-[.C212])/ABS([.E212]-[.B212])))" office:value-type="float" office:value="7.38276697658119" calcext:value-type="float">
            <text:p>7.38276697658119</text:p>
          </table:table-cell>
          <table:table-cell table:formula="of:=SQRT(POWER([.H212];2)+POWER([.I212];2)+POWER([.J212];2))" office:value-type="float" office:value="570.713156274385" calcext:value-type="float">
            <text:p>570.713156274385</text:p>
          </table:table-cell>
        </table:table-row>
        <table:table-row table:style-name="ro1">
          <table:table-cell office:value-type="float" office:value="75.9916" calcext:value-type="float">
            <text:p>75.9916</text:p>
          </table:table-cell>
          <table:table-cell office:value-type="float" office:value="289.457" calcext:value-type="float">
            <text:p>289.457</text:p>
          </table:table-cell>
          <table:table-cell office:value-type="float" office:value="44.0097" calcext:value-type="float">
            <text:p>44.0097</text:p>
          </table:table-cell>
          <table:table-cell office:value-type="float" office:value="76.1764" calcext:value-type="float">
            <text:p>76.1764</text:p>
          </table:table-cell>
          <table:table-cell office:value-type="float" office:value="281.321" calcext:value-type="float">
            <text:p>281.321</text:p>
          </table:table-cell>
          <table:table-cell office:value-type="float" office:value="45.2571" calcext:value-type="float">
            <text:p>45.2571</text:p>
          </table:table-cell>
          <table:table-cell/>
          <table:table-cell table:formula="of:=([.D213]-[.A213])/0.0166667" office:value-type="float" office:value="11.0879778240441" calcext:value-type="float">
            <text:p>11.0879778240441</text:p>
          </table:table-cell>
          <table:table-cell table:formula="of:=ABS([.E213]-[.B213])/0.0166667" office:value-type="float" office:value="488.159023681951" calcext:value-type="float">
            <text:p>488.159023681951</text:p>
          </table:table-cell>
          <table:table-cell table:formula="of:=([.F213]-[.C213])/0.0166667" office:value-type="float" office:value="74.8438503122993" calcext:value-type="float">
            <text:p>74.8438503122993</text:p>
          </table:table-cell>
          <table:table-cell table:formula="of:=DEGREES(ATAN(ABS([.F213]-[.C213])/ABS([.E213]-[.B213])))" office:value-type="float" office:value="8.71663130442625" calcext:value-type="float">
            <text:p>8.71663130442625</text:p>
          </table:table-cell>
          <table:table-cell table:formula="of:=SQRT(POWER([.H213];2)+POWER([.I213];2)+POWER([.J213];2))" office:value-type="float" office:value="493.987628978613" calcext:value-type="float">
            <text:p>493.987628978613</text:p>
          </table:table-cell>
        </table:table-row>
        <table:table-row table:style-name="ro1">
          <table:table-cell office:value-type="float" office:value="75.7442" calcext:value-type="float">
            <text:p>75.7442</text:p>
          </table:table-cell>
          <table:table-cell office:value-type="float" office:value="290.876" calcext:value-type="float">
            <text:p>290.876</text:p>
          </table:table-cell>
          <table:table-cell office:value-type="float" office:value="43.5383" calcext:value-type="float">
            <text:p>43.5383</text:p>
          </table:table-cell>
          <table:table-cell office:value-type="float" office:value="76.1642" calcext:value-type="float">
            <text:p>76.1642</text:p>
          </table:table-cell>
          <table:table-cell office:value-type="float" office:value="280.043" calcext:value-type="float">
            <text:p>280.043</text:p>
          </table:table-cell>
          <table:table-cell office:value-type="float" office:value="45.2036" calcext:value-type="float">
            <text:p>45.2036</text:p>
          </table:table-cell>
          <table:table-cell/>
          <table:table-cell table:formula="of:=([.D214]-[.A214])/0.0166667" office:value-type="float" office:value="25.1999496001001" calcext:value-type="float">
            <text:p>25.1999496001001</text:p>
          </table:table-cell>
          <table:table-cell table:formula="of:=ABS([.E214]-[.B214])/0.0166667" office:value-type="float" office:value="649.978700042598" calcext:value-type="float">
            <text:p>649.978700042598</text:p>
          </table:table-cell>
          <table:table-cell table:formula="of:=([.F214]-[.C214])/0.0166667" office:value-type="float" office:value="99.9178001643998" calcext:value-type="float">
            <text:p>99.9178001643998</text:p>
          </table:table-cell>
          <table:table-cell table:formula="of:=DEGREES(ATAN(ABS([.F214]-[.C214])/ABS([.E214]-[.B214])))" office:value-type="float" office:value="8.73936592138144" calcext:value-type="float">
            <text:p>8.73936592138144</text:p>
          </table:table-cell>
          <table:table-cell table:formula="of:=SQRT(POWER([.H214];2)+POWER([.I214];2)+POWER([.J214];2))" office:value-type="float" office:value="658.096432719861" calcext:value-type="float">
            <text:p>658.096432719861</text:p>
          </table:table-cell>
        </table:table-row>
        <table:table-row table:style-name="ro1">
          <table:table-cell office:value-type="float" office:value="75.9453" calcext:value-type="float">
            <text:p>75.9453</text:p>
          </table:table-cell>
          <table:table-cell office:value-type="float" office:value="284.042" calcext:value-type="float">
            <text:p>284.042</text:p>
          </table:table-cell>
          <table:table-cell office:value-type="float" office:value="44.5894" calcext:value-type="float">
            <text:p>44.5894</text:p>
          </table:table-cell>
          <table:table-cell office:value-type="float" office:value="76.1051" calcext:value-type="float">
            <text:p>76.1051</text:p>
          </table:table-cell>
          <table:table-cell office:value-type="float" office:value="273.535" calcext:value-type="float">
            <text:p>273.535</text:p>
          </table:table-cell>
          <table:table-cell office:value-type="float" office:value="45.9605" calcext:value-type="float">
            <text:p>45.9605</text:p>
          </table:table-cell>
          <table:table-cell/>
          <table:table-cell table:formula="of:=([.D215]-[.A215])/0.0166667" office:value-type="float" office:value="9.58798082403775" calcext:value-type="float">
            <text:p>9.58798082403775</text:p>
          </table:table-cell>
          <table:table-cell table:formula="of:=ABS([.E215]-[.B215])/0.0166667" office:value-type="float" office:value="630.418739162519" calcext:value-type="float">
            <text:p>630.418739162519</text:p>
          </table:table-cell>
          <table:table-cell table:formula="of:=([.F215]-[.C215])/0.0166667" office:value-type="float" office:value="82.2658354683294" calcext:value-type="float">
            <text:p>82.2658354683294</text:p>
          </table:table-cell>
          <table:table-cell table:formula="of:=DEGREES(ATAN(ABS([.F215]-[.C215])/ABS([.E215]-[.B215])))" office:value-type="float" office:value="7.43474163806172" calcext:value-type="float">
            <text:p>7.43474163806172</text:p>
          </table:table-cell>
          <table:table-cell table:formula="of:=SQRT(POWER([.H215];2)+POWER([.I215];2)+POWER([.J215];2))" office:value-type="float" office:value="635.835972361461" calcext:value-type="float">
            <text:p>635.835972361461</text:p>
          </table:table-cell>
        </table:table-row>
        <table:table-row table:style-name="ro1">
          <table:table-cell office:value-type="float" office:value="74.9681" calcext:value-type="float">
            <text:p>74.9681</text:p>
          </table:table-cell>
          <table:table-cell office:value-type="float" office:value="290.807" calcext:value-type="float">
            <text:p>290.807</text:p>
          </table:table-cell>
          <table:table-cell office:value-type="float" office:value="43.5562" calcext:value-type="float">
            <text:p>43.5562</text:p>
          </table:table-cell>
          <table:table-cell office:value-type="float" office:value="74.9009" calcext:value-type="float">
            <text:p>74.9009</text:p>
          </table:table-cell>
          <table:table-cell office:value-type="float" office:value="279.927" calcext:value-type="float">
            <text:p>279.927</text:p>
          </table:table-cell>
          <table:table-cell office:value-type="float" office:value="45.233" calcext:value-type="float">
            <text:p>45.233</text:p>
          </table:table-cell>
          <table:table-cell/>
          <table:table-cell table:formula="of:=([.D216]-[.A216])/0.0166667" office:value-type="float" office:value="-4.03199193601611" calcext:value-type="float">
            <text:p>-4.03199193601611</text:p>
          </table:table-cell>
          <table:table-cell table:formula="of:=ABS([.E216]-[.B216])/0.0166667" office:value-type="float" office:value="652.798694402611" calcext:value-type="float">
            <text:p>652.798694402611</text:p>
          </table:table-cell>
          <table:table-cell table:formula="of:=([.F216]-[.C216])/0.0166667" office:value-type="float" office:value="100.607798784402" calcext:value-type="float">
            <text:p>100.607798784402</text:p>
          </table:table-cell>
          <table:table-cell table:formula="of:=DEGREES(ATAN(ABS([.F216]-[.C216])/ABS([.E216]-[.B216])))" office:value-type="float" office:value="8.76135739467238" calcext:value-type="float">
            <text:p>8.76135739467238</text:p>
          </table:table-cell>
          <table:table-cell table:formula="of:=SQRT(POWER([.H216];2)+POWER([.I216];2)+POWER([.J216];2))" office:value-type="float" office:value="660.518221965881" calcext:value-type="float">
            <text:p>660.518221965881</text:p>
          </table:table-cell>
        </table:table-row>
        <table:table-row table:style-name="ro1">
          <table:table-cell office:value-type="float" office:value="75.2552" calcext:value-type="float">
            <text:p>75.2552</text:p>
          </table:table-cell>
          <table:table-cell office:value-type="float" office:value="295.049" calcext:value-type="float">
            <text:p>295.049</text:p>
          </table:table-cell>
          <table:table-cell office:value-type="float" office:value="42.8998" calcext:value-type="float">
            <text:p>42.8998</text:p>
          </table:table-cell>
          <table:table-cell office:value-type="float" office:value="75.4355" calcext:value-type="float">
            <text:p>75.4355</text:p>
          </table:table-cell>
          <table:table-cell office:value-type="float" office:value="283.998" calcext:value-type="float">
            <text:p>283.998</text:p>
          </table:table-cell>
          <table:table-cell office:value-type="float" office:value="44.6009" calcext:value-type="float">
            <text:p>44.6009</text:p>
          </table:table-cell>
          <table:table-cell/>
          <table:table-cell table:formula="of:=([.D217]-[.A217])/0.0166667" office:value-type="float" office:value="10.8179783640434" calcext:value-type="float">
            <text:p>10.8179783640434</text:p>
          </table:table-cell>
          <table:table-cell table:formula="of:=ABS([.E217]-[.B217])/0.0166667" office:value-type="float" office:value="663.058673882652" calcext:value-type="float">
            <text:p>663.058673882652</text:p>
          </table:table-cell>
          <table:table-cell table:formula="of:=([.F217]-[.C217])/0.0166667" office:value-type="float" office:value="102.065795868409" calcext:value-type="float">
            <text:p>102.065795868409</text:p>
          </table:table-cell>
          <table:table-cell table:formula="of:=DEGREES(ATAN(ABS([.F217]-[.C217])/ABS([.E217]-[.B217])))" office:value-type="float" office:value="8.75095427376093" calcext:value-type="float">
            <text:p>8.75095427376093</text:p>
          </table:table-cell>
          <table:table-cell table:formula="of:=SQRT(POWER([.H217];2)+POWER([.I217];2)+POWER([.J217];2))" office:value-type="float" office:value="670.955483138157" calcext:value-type="float">
            <text:p>670.955483138157</text:p>
          </table:table-cell>
        </table:table-row>
        <table:table-row table:style-name="ro1">
          <table:table-cell office:value-type="float" office:value="75.7552" calcext:value-type="float">
            <text:p>75.7552</text:p>
          </table:table-cell>
          <table:table-cell office:value-type="float" office:value="292.276" calcext:value-type="float">
            <text:p>292.276</text:p>
          </table:table-cell>
          <table:table-cell office:value-type="float" office:value="43.3225" calcext:value-type="float">
            <text:p>43.3225</text:p>
          </table:table-cell>
          <table:table-cell office:value-type="float" office:value="75.9111" calcext:value-type="float">
            <text:p>75.9111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44.9519" calcext:value-type="float">
            <text:p>44.9519</text:p>
          </table:table-cell>
          <table:table-cell/>
          <table:table-cell table:formula="of:=([.D218]-[.A218])/0.0166667" office:value-type="float" office:value="9.35398129203757" calcext:value-type="float">
            <text:p>9.35398129203757</text:p>
          </table:table-cell>
          <table:table-cell table:formula="of:=ABS([.E218]-[.B218])/0.0166667" office:value-type="float" office:value="732.418535162929" calcext:value-type="float">
            <text:p>732.418535162929</text:p>
          </table:table-cell>
          <table:table-cell table:formula="of:=([.F218]-[.C218])/0.0166667" office:value-type="float" office:value="97.7638044723913" calcext:value-type="float">
            <text:p>97.7638044723913</text:p>
          </table:table-cell>
          <table:table-cell table:formula="of:=DEGREES(ATAN(ABS([.F218]-[.C218])/ABS([.E218]-[.B218])))" office:value-type="float" office:value="7.60294426198401" calcext:value-type="float">
            <text:p>7.60294426198401</text:p>
          </table:table-cell>
          <table:table-cell table:formula="of:=SQRT(POWER([.H218];2)+POWER([.I218];2)+POWER([.J218];2))" office:value-type="float" office:value="738.9737269221" calcext:value-type="float">
            <text:p>738.9737269221</text:p>
          </table:table-cell>
        </table:table-row>
        <table:table-row table:style-name="ro1">
          <table:table-cell office:value-type="float" office:value="74.9596" calcext:value-type="float">
            <text:p>74.9596</text:p>
          </table:table-cell>
          <table:table-cell office:value-type="float" office:value="289.425" calcext:value-type="float">
            <text:p>289.425</text:p>
          </table:table-cell>
          <table:table-cell office:value-type="float" office:value="43.7692" calcext:value-type="float">
            <text:p>43.7692</text:p>
          </table:table-cell>
          <table:table-cell office:value-type="float" office:value="74.6401" calcext:value-type="float">
            <text:p>74.6401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45.187" calcext:value-type="float">
            <text:p>45.187</text:p>
          </table:table-cell>
          <table:table-cell/>
          <table:table-cell table:formula="of:=([.D219]-[.A219])/0.0166667" office:value-type="float" office:value="-19.1699616600761" calcext:value-type="float">
            <text:p>-19.1699616600761</text:p>
          </table:table-cell>
          <table:table-cell table:formula="of:=ABS([.E219]-[.B219])/0.0166667" office:value-type="float" office:value="648.058703882592" calcext:value-type="float">
            <text:p>648.058703882592</text:p>
          </table:table-cell>
          <table:table-cell table:formula="of:=([.F219]-[.C219])/0.0166667" office:value-type="float" office:value="85.0678298643403" calcext:value-type="float">
            <text:p>85.0678298643403</text:p>
          </table:table-cell>
          <table:table-cell table:formula="of:=DEGREES(ATAN(ABS([.F219]-[.C219])/ABS([.E219]-[.B219])))" office:value-type="float" office:value="7.47821030910842" calcext:value-type="float">
            <text:p>7.47821030910842</text:p>
          </table:table-cell>
          <table:table-cell table:formula="of:=SQRT(POWER([.H219];2)+POWER([.I219];2)+POWER([.J219];2))" office:value-type="float" office:value="653.899156434585" calcext:value-type="float">
            <text:p>653.899156434585</text:p>
          </table:table-cell>
        </table:table-row>
        <table:table-row table:style-name="ro1">
          <table:table-cell office:value-type="float" office:value="75.1995" calcext:value-type="float">
            <text:p>75.1995</text:p>
          </table:table-cell>
          <table:table-cell office:value-type="float" office:value="286.638" calcext:value-type="float">
            <text:p>286.638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75.3682" calcext:value-type="float">
            <text:p>75.3682</text:p>
          </table:table-cell>
          <table:table-cell office:value-type="float" office:value="274.657" calcext:value-type="float">
            <text:p>274.657</text:p>
          </table:table-cell>
          <table:table-cell office:value-type="float" office:value="46.2875" calcext:value-type="float">
            <text:p>46.2875</text:p>
          </table:table-cell>
          <table:table-cell/>
          <table:table-cell table:formula="of:=([.D220]-[.A220])/0.0166667" office:value-type="float" office:value="10.1219797560406" calcext:value-type="float">
            <text:p>10.1219797560406</text:p>
          </table:table-cell>
          <table:table-cell table:formula="of:=ABS([.E220]-[.B220])/0.0166667" office:value-type="float" office:value="718.858562282875" calcext:value-type="float">
            <text:p>718.858562282875</text:p>
          </table:table-cell>
          <table:table-cell table:formula="of:=([.F220]-[.C220])/0.0166667" office:value-type="float" office:value="110.267779464441" calcext:value-type="float">
            <text:p>110.267779464441</text:p>
          </table:table-cell>
          <table:table-cell table:formula="of:=DEGREES(ATAN(ABS([.F220]-[.C220])/ABS([.E220]-[.B220])))" office:value-type="float" office:value="8.72078989041364" calcext:value-type="float">
            <text:p>8.72078989041364</text:p>
          </table:table-cell>
          <table:table-cell table:formula="of:=SQRT(POWER([.H220];2)+POWER([.I220];2)+POWER([.J220];2))" office:value-type="float" office:value="727.336971581675" calcext:value-type="float">
            <text:p>727.336971581675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86.576" calcext:value-type="float">
            <text:p>286.576</text:p>
          </table:table-cell>
          <table:table-cell office:value-type="float" office:value="44.7126" calcext:value-type="float">
            <text:p>44.7126</text:p>
          </table:table-cell>
          <table:table-cell office:value-type="float" office:value="75.3782" calcext:value-type="float">
            <text:p>75.3782</text:p>
          </table:table-cell>
          <table:table-cell office:value-type="float" office:value="275.909" calcext:value-type="float">
            <text:p>275.909</text:p>
          </table:table-cell>
          <table:table-cell office:value-type="float" office:value="46.3427" calcext:value-type="float">
            <text:p>46.3427</text:p>
          </table:table-cell>
          <table:table-cell/>
          <table:table-cell table:formula="of:=([.D221]-[.A221])/0.0166667" office:value-type="float" office:value="10.691978616043" calcext:value-type="float">
            <text:p>10.691978616043</text:p>
          </table:table-cell>
          <table:table-cell table:formula="of:=ABS([.E221]-[.B221])/0.0166667" office:value-type="float" office:value="640.018719962562" calcext:value-type="float">
            <text:p>640.018719962562</text:p>
          </table:table-cell>
          <table:table-cell table:formula="of:=([.F221]-[.C221])/0.0166667" office:value-type="float" office:value="97.8058043883912" calcext:value-type="float">
            <text:p>97.8058043883912</text:p>
          </table:table-cell>
          <table:table-cell table:formula="of:=DEGREES(ATAN(ABS([.F221]-[.C221])/ABS([.E221]-[.B221])))" office:value-type="float" office:value="8.68855614789157" calcext:value-type="float">
            <text:p>8.68855614789157</text:p>
          </table:table-cell>
          <table:table-cell table:formula="of:=SQRT(POWER([.H221];2)+POWER([.I221];2)+POWER([.J221];2))" office:value-type="float" office:value="647.537068963085" calcext:value-type="float">
            <text:p>647.537068963085</text:p>
          </table:table-cell>
        </table:table-row>
        <table:table-row table:style-name="ro1">
          <table:table-cell office:value-type="float" office:value="74.4377" calcext:value-type="float">
            <text:p>74.4377</text:p>
          </table:table-cell>
          <table:table-cell office:value-type="float" office:value="287.942" calcext:value-type="float">
            <text:p>287.942</text:p>
          </table:table-cell>
          <table:table-cell office:value-type="float" office:value="44.2567" calcext:value-type="float">
            <text:p>44.2567</text:p>
          </table:table-cell>
          <table:table-cell office:value-type="float" office:value="74.1313" calcext:value-type="float">
            <text:p>74.1313</text:p>
          </table:table-cell>
          <table:table-cell office:value-type="float" office:value="277.201" calcext:value-type="float">
            <text:p>277.201</text:p>
          </table:table-cell>
          <table:table-cell office:value-type="float" office:value="45.6602" calcext:value-type="float">
            <text:p>45.6602</text:p>
          </table:table-cell>
          <table:table-cell/>
          <table:table-cell table:formula="of:=([.D222]-[.A222])/0.0166667" office:value-type="float" office:value="-18.3839632320742" calcext:value-type="float">
            <text:p>-18.3839632320742</text:p>
          </table:table-cell>
          <table:table-cell table:formula="of:=ABS([.E222]-[.B222])/0.0166667" office:value-type="float" office:value="644.458711082577" calcext:value-type="float">
            <text:p>644.458711082577</text:p>
          </table:table-cell>
          <table:table-cell table:formula="of:=([.F222]-[.C222])/0.0166667" office:value-type="float" office:value="84.2098315803369" calcext:value-type="float">
            <text:p>84.2098315803369</text:p>
          </table:table-cell>
          <table:table-cell table:formula="of:=DEGREES(ATAN(ABS([.F222]-[.C222])/ABS([.E222]-[.B222])))" office:value-type="float" office:value="7.44452025523817" calcext:value-type="float">
            <text:p>7.44452025523817</text:p>
          </table:table-cell>
          <table:table-cell table:formula="of:=SQRT(POWER([.H222];2)+POWER([.I222];2)+POWER([.J222];2))" office:value-type="float" office:value="650.197120978802" calcext:value-type="float">
            <text:p>650.197120978802</text:p>
          </table:table-cell>
        </table:table-row>
        <table:table-row table:style-name="ro1">
          <table:table-cell office:value-type="float" office:value="75.4449" calcext:value-type="float">
            <text:p>75.4449</text:p>
          </table:table-cell>
          <table:table-cell office:value-type="float" office:value="285.41" calcext:value-type="float">
            <text:p>285.41</text:p>
          </table:table-cell>
          <table:table-cell office:value-type="float" office:value="44.1304" calcext:value-type="float">
            <text:p>44.1304</text:p>
          </table:table-cell>
          <table:table-cell office:value-type="float" office:value="75.8666" calcext:value-type="float">
            <text:p>75.8666</text:p>
          </table:table-cell>
          <table:table-cell office:value-type="float" office:value="274.87" calcext:value-type="float">
            <text:p>274.87</text:p>
          </table:table-cell>
          <table:table-cell office:value-type="float" office:value="45.509" calcext:value-type="float">
            <text:p>45.509</text:p>
          </table:table-cell>
          <table:table-cell/>
          <table:table-cell table:formula="of:=([.D223]-[.A223])/0.0166667" office:value-type="float" office:value="25.3019493961013" calcext:value-type="float">
            <text:p>25.3019493961013</text:p>
          </table:table-cell>
          <table:table-cell table:formula="of:=ABS([.E223]-[.B223])/0.0166667" office:value-type="float" office:value="632.398735202531" calcext:value-type="float">
            <text:p>632.398735202531</text:p>
          </table:table-cell>
          <table:table-cell table:formula="of:=([.F223]-[.C223])/0.0166667" office:value-type="float" office:value="82.7158345683308" calcext:value-type="float">
            <text:p>82.7158345683308</text:p>
          </table:table-cell>
          <table:table-cell table:formula="of:=DEGREES(ATAN(ABS([.F223]-[.C223])/ABS([.E223]-[.B223])))" office:value-type="float" office:value="7.45181134123559" calcext:value-type="float">
            <text:p>7.45181134123559</text:p>
          </table:table-cell>
          <table:table-cell table:formula="of:=SQRT(POWER([.H223];2)+POWER([.I223];2)+POWER([.J223];2))" office:value-type="float" office:value="638.286971680716" calcext:value-type="float">
            <text:p>638.286971680716</text:p>
          </table:table-cell>
        </table:table-row>
        <table:table-row table:style-name="ro1">
          <table:table-cell office:value-type="float" office:value="75.4759" calcext:value-type="float">
            <text:p>75.4759</text:p>
          </table:table-cell>
          <table:table-cell office:value-type="float" office:value="289.41" calcext:value-type="float">
            <text:p>289.41</text:p>
          </table:table-cell>
          <table:table-cell office:value-type="float" office:value="44.0217" calcext:value-type="float">
            <text:p>44.0217</text:p>
          </table:table-cell>
          <table:table-cell office:value-type="float" office:value="75.8895" calcext:value-type="float">
            <text:p>75.8895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45.8741" calcext:value-type="float">
            <text:p>45.8741</text:p>
          </table:table-cell>
          <table:table-cell/>
          <table:table-cell table:formula="of:=([.D224]-[.A224])/0.0166667" office:value-type="float" office:value="24.8159503680994" calcext:value-type="float">
            <text:p>24.8159503680994</text:p>
          </table:table-cell>
          <table:table-cell table:formula="of:=ABS([.E224]-[.B224])/0.0166667" office:value-type="float" office:value="725.458549082902" calcext:value-type="float">
            <text:p>725.458549082902</text:p>
          </table:table-cell>
          <table:table-cell table:formula="of:=([.F224]-[.C224])/0.0166667" office:value-type="float" office:value="111.143777712444" calcext:value-type="float">
            <text:p>111.143777712444</text:p>
          </table:table-cell>
          <table:table-cell table:formula="of:=DEGREES(ATAN(ABS([.F224]-[.C224])/ABS([.E224]-[.B224])))" office:value-type="float" office:value="8.71026511050735" calcext:value-type="float">
            <text:p>8.71026511050735</text:p>
          </table:table-cell>
          <table:table-cell table:formula="of:=SQRT(POWER([.H224];2)+POWER([.I224];2)+POWER([.J224];2))" office:value-type="float" office:value="734.342479470128" calcext:value-type="float">
            <text:p>734.342479470128</text:p>
          </table:table-cell>
        </table:table-row>
        <table:table-row table:style-name="ro1">
          <table:table-cell office:value-type="float" office:value="74.9774" calcext:value-type="float">
            <text:p>74.9774</text:p>
          </table:table-cell>
          <table:table-cell office:value-type="float" office:value="292.143" calcext:value-type="float">
            <text:p>292.143</text:p>
          </table:table-cell>
          <table:table-cell office:value-type="float" office:value="43.6067" calcext:value-type="float">
            <text:p>43.6067</text:p>
          </table:table-cell>
          <table:table-cell office:value-type="float" office:value="74.9194" calcext:value-type="float">
            <text:p>74.9194</text:p>
          </table:table-cell>
          <table:table-cell office:value-type="float" office:value="282.432" calcext:value-type="float">
            <text:p>282.432</text:p>
          </table:table-cell>
          <table:table-cell office:value-type="float" office:value="45.5999" calcext:value-type="float">
            <text:p>45.5999</text:p>
          </table:table-cell>
          <table:table-cell/>
          <table:table-cell table:formula="of:=([.D225]-[.A225])/0.0166667" office:value-type="float" office:value="-3.47999304001434" calcext:value-type="float">
            <text:p>-3.47999304001434</text:p>
          </table:table-cell>
          <table:table-cell table:formula="of:=ABS([.E225]-[.B225])/0.0166667" office:value-type="float" office:value="582.658834682328" calcext:value-type="float">
            <text:p>582.658834682328</text:p>
          </table:table-cell>
          <table:table-cell table:formula="of:=([.F225]-[.C225])/0.0166667" office:value-type="float" office:value="119.591760816478" calcext:value-type="float">
            <text:p>119.591760816478</text:p>
          </table:table-cell>
          <table:table-cell table:formula="of:=DEGREES(ATAN(ABS([.F225]-[.C225])/ABS([.E225]-[.B225])))" office:value-type="float" office:value="11.5989694691655" calcext:value-type="float">
            <text:p>11.5989694691655</text:p>
          </table:table-cell>
          <table:table-cell table:formula="of:=SQRT(POWER([.H225];2)+POWER([.I225];2)+POWER([.J225];2))" office:value-type="float" office:value="594.81561617035" calcext:value-type="float">
            <text:p>594.81561617035</text:p>
          </table:table-cell>
        </table:table-row>
        <table:table-row table:style-name="ro1">
          <table:table-cell office:value-type="float" office:value="75.2175" calcext:value-type="float">
            <text:p>75.2175</text:p>
          </table:table-cell>
          <table:table-cell office:value-type="float" office:value="289.447" calcext:value-type="float">
            <text:p>289.447</text:p>
          </table:table-cell>
          <table:table-cell office:value-type="float" office:value="43.7634" calcext:value-type="float">
            <text:p>43.7634</text:p>
          </table:table-cell>
          <table:table-cell office:value-type="float" office:value="75.3863" calcext:value-type="float">
            <text:p>75.3863</text:p>
          </table:table-cell>
          <table:table-cell office:value-type="float" office:value="277.377" calcext:value-type="float">
            <text:p>277.377</text:p>
          </table:table-cell>
          <table:table-cell office:value-type="float" office:value="45.373" calcext:value-type="float">
            <text:p>45.373</text:p>
          </table:table-cell>
          <table:table-cell/>
          <table:table-cell table:formula="of:=([.D226]-[.A226])/0.0166667" office:value-type="float" office:value="10.1279797440408" calcext:value-type="float">
            <text:p>10.1279797440408</text:p>
          </table:table-cell>
          <table:table-cell table:formula="of:=ABS([.E226]-[.B226])/0.0166667" office:value-type="float" office:value="724.198551602896" calcext:value-type="float">
            <text:p>724.198551602896</text:p>
          </table:table-cell>
          <table:table-cell table:formula="of:=([.F226]-[.C226])/0.0166667" office:value-type="float" office:value="96.5758068483863" calcext:value-type="float">
            <text:p>96.5758068483863</text:p>
          </table:table-cell>
          <table:table-cell table:formula="of:=DEGREES(ATAN(ABS([.F226]-[.C226])/ABS([.E226]-[.B226])))" office:value-type="float" office:value="7.59588710936862" calcext:value-type="float">
            <text:p>7.59588710936862</text:p>
          </table:table-cell>
          <table:table-cell table:formula="of:=SQRT(POWER([.H226];2)+POWER([.I226];2)+POWER([.J226];2))" office:value-type="float" office:value="730.679823579279" calcext:value-type="float">
            <text:p>730.679823579279</text:p>
          </table:table-cell>
        </table:table-row>
        <table:table-row table:style-name="ro1">
          <table:table-cell office:value-type="float" office:value="74.671" calcext:value-type="float">
            <text:p>74.671</text:p>
          </table:table-cell>
          <table:table-cell office:value-type="float" office:value="283.928" calcext:value-type="float">
            <text:p>283.928</text:p>
          </table:table-cell>
          <table:table-cell office:value-type="float" office:value="44.6186" calcext:value-type="float">
            <text:p>44.6186</text:p>
          </table:table-cell>
          <table:table-cell office:value-type="float" office:value="74.851" calcext:value-type="float">
            <text:p>74.851</text:p>
          </table:table-cell>
          <table:table-cell office:value-type="float" office:value="272.167" calcext:value-type="float">
            <text:p>272.167</text:p>
          </table:table-cell>
          <table:table-cell office:value-type="float" office:value="45.9379" calcext:value-type="float">
            <text:p>45.9379</text:p>
          </table:table-cell>
          <table:table-cell/>
          <table:table-cell table:formula="of:=([.D227]-[.A227])/0.0166667" office:value-type="float" office:value="10.7999784000428" calcext:value-type="float">
            <text:p>10.7999784000428</text:p>
          </table:table-cell>
          <table:table-cell table:formula="of:=ABS([.E227]-[.B227])/0.0166667" office:value-type="float" office:value="705.658588682824" calcext:value-type="float">
            <text:p>705.658588682824</text:p>
          </table:table-cell>
          <table:table-cell table:formula="of:=([.F227]-[.C227])/0.0166667" office:value-type="float" office:value="79.1578416843165" calcext:value-type="float">
            <text:p>79.1578416843165</text:p>
          </table:table-cell>
          <table:table-cell table:formula="of:=DEGREES(ATAN(ABS([.F227]-[.C227])/ABS([.E227]-[.B227])))" office:value-type="float" office:value="6.40044493617957" calcext:value-type="float">
            <text:p>6.40044493617957</text:p>
          </table:table-cell>
          <table:table-cell table:formula="of:=SQRT(POWER([.H227];2)+POWER([.I227];2)+POWER([.J227];2))" office:value-type="float" office:value="710.166633414578" calcext:value-type="float">
            <text:p>710.166633414578</text:p>
          </table:table-cell>
        </table:table-row>
        <table:table-row table:style-name="ro1">
          <table:table-cell office:value-type="float" office:value="75.2362" calcext:value-type="float">
            <text:p>75.2362</text:p>
          </table:table-cell>
          <table:table-cell office:value-type="float" office:value="292.229" calcext:value-type="float">
            <text:p>292.229</text:p>
          </table:table-cell>
          <table:table-cell office:value-type="float" office:value="43.3345" calcext:value-type="float">
            <text:p>43.3345</text:p>
          </table:table-cell>
          <table:table-cell office:value-type="float" office:value="75.4061" calcext:value-type="float">
            <text:p>75.4061</text:p>
          </table:table-cell>
          <table:table-cell office:value-type="float" office:value="279.969" calcext:value-type="float">
            <text:p>279.969</text:p>
          </table:table-cell>
          <table:table-cell office:value-type="float" office:value="45.2219" calcext:value-type="float">
            <text:p>45.2219</text:p>
          </table:table-cell>
          <table:table-cell/>
          <table:table-cell table:formula="of:=([.D228]-[.A228])/0.0166667" office:value-type="float" office:value="10.1939796120407" calcext:value-type="float">
            <text:p>10.1939796120407</text:p>
          </table:table-cell>
          <table:table-cell table:formula="of:=ABS([.E228]-[.B228])/0.0166667" office:value-type="float" office:value="735.598528802942" calcext:value-type="float">
            <text:p>735.598528802942</text:p>
          </table:table-cell>
          <table:table-cell table:formula="of:=([.F228]-[.C228])/0.0166667" office:value-type="float" office:value="113.243773512453" calcext:value-type="float">
            <text:p>113.243773512453</text:p>
          </table:table-cell>
          <table:table-cell table:formula="of:=DEGREES(ATAN(ABS([.F228]-[.C228])/ABS([.E228]-[.B228])))" office:value-type="float" office:value="8.75185128687483" calcext:value-type="float">
            <text:p>8.75185128687483</text:p>
          </table:table-cell>
          <table:table-cell table:formula="of:=SQRT(POWER([.H228];2)+POWER([.I228];2)+POWER([.J228];2))" office:value-type="float" office:value="744.334108473287" calcext:value-type="float">
            <text:p>744.334108473287</text:p>
          </table:table-cell>
        </table:table-row>
        <table:table-row table:style-name="ro1">
          <table:table-cell office:value-type="float" office:value="74.6551" calcext:value-type="float">
            <text:p>74.6551</text:p>
          </table:table-cell>
          <table:table-cell office:value-type="float" office:value="281.287" calcext:value-type="float">
            <text:p>281.287</text:p>
          </table:table-cell>
          <table:table-cell office:value-type="float" office:value="44.7753" calcext:value-type="float">
            <text:p>44.7753</text:p>
          </table:table-cell>
          <table:table-cell office:value-type="float" office:value="74.5875" calcext:value-type="float">
            <text:p>74.5875</text:p>
          </table:table-cell>
          <table:table-cell office:value-type="float" office:value="269.628" calcext:value-type="float">
            <text:p>269.628</text:p>
          </table:table-cell>
          <table:table-cell office:value-type="float" office:value="46.09" calcext:value-type="float">
            <text:p>46.09</text:p>
          </table:table-cell>
          <table:table-cell/>
          <table:table-cell table:formula="of:=([.D229]-[.A229])/0.0166667" office:value-type="float" office:value="-4.05599188801615" calcext:value-type="float">
            <text:p>-4.05599188801615</text:p>
          </table:table-cell>
          <table:table-cell table:formula="of:=ABS([.E229]-[.B229])/0.0166667" office:value-type="float" office:value="699.538600922798" calcext:value-type="float">
            <text:p>699.538600922798</text:p>
          </table:table-cell>
          <table:table-cell table:formula="of:=([.F229]-[.C229])/0.0166667" office:value-type="float" office:value="78.8818422363157" calcext:value-type="float">
            <text:p>78.8818422363157</text:p>
          </table:table-cell>
          <table:table-cell table:formula="of:=DEGREES(ATAN(ABS([.F229]-[.C229])/ABS([.E229]-[.B229])))" office:value-type="float" office:value="6.43364823199566" calcext:value-type="float">
            <text:p>6.43364823199566</text:p>
          </table:table-cell>
          <table:table-cell table:formula="of:=SQRT(POWER([.H229];2)+POWER([.I229];2)+POWER([.J229];2))" office:value-type="float" office:value="703.983700298392" calcext:value-type="float">
            <text:p>703.983700298392</text:p>
          </table:table-cell>
        </table:table-row>
        <table:table-row table:style-name="ro1">
          <table:table-cell office:value-type="float" office:value="74.6717" calcext:value-type="float">
            <text:p>74.6717</text:p>
          </table:table-cell>
          <table:table-cell office:value-type="float" office:value="283.867" calcext:value-type="float">
            <text:p>283.867</text:p>
          </table:table-cell>
          <table:table-cell office:value-type="float" office:value="44.88" calcext:value-type="float">
            <text:p>44.88</text:p>
          </table:table-cell>
          <table:table-cell office:value-type="float" office:value="74.3625" calcext:value-type="float">
            <text:p>74.3625</text:p>
          </table:table-cell>
          <table:table-cell office:value-type="float" office:value="273.311" calcext:value-type="float">
            <text:p>273.311</text:p>
          </table:table-cell>
          <table:table-cell office:value-type="float" office:value="46.2574" calcext:value-type="float">
            <text:p>46.2574</text:p>
          </table:table-cell>
          <table:table-cell/>
          <table:table-cell table:formula="of:=([.D230]-[.A230])/0.0166667" office:value-type="float" office:value="-18.5519628960745" calcext:value-type="float">
            <text:p>-18.5519628960745</text:p>
          </table:table-cell>
          <table:table-cell table:formula="of:=ABS([.E230]-[.B230])/0.0166667" office:value-type="float" office:value="633.358733282536" calcext:value-type="float">
            <text:p>633.358733282536</text:p>
          </table:table-cell>
          <table:table-cell table:formula="of:=([.F230]-[.C230])/0.0166667" office:value-type="float" office:value="82.6438347123302" calcext:value-type="float">
            <text:p>82.6438347123302</text:p>
          </table:table-cell>
          <table:table-cell table:formula="of:=DEGREES(ATAN(ABS([.F230]-[.C230])/ABS([.E230]-[.B230])))" office:value-type="float" office:value="7.43423887973923" calcext:value-type="float">
            <text:p>7.43423887973923</text:p>
          </table:table-cell>
          <table:table-cell table:formula="of:=SQRT(POWER([.H230];2)+POWER([.I230];2)+POWER([.J230];2))" office:value-type="float" office:value="638.997232989717" calcext:value-type="float">
            <text:p>638.997232989717</text:p>
          </table:table-cell>
        </table:table-row>
        <table:table-row table:style-name="ro1">
          <table:table-cell office:value-type="float" office:value="75.2363" calcext:value-type="float">
            <text:p>75.2363</text:p>
          </table:table-cell>
          <table:table-cell office:value-type="float" office:value="292.235" calcext:value-type="float">
            <text:p>292.235</text:p>
          </table:table-cell>
          <table:table-cell office:value-type="float" office:value="43.3337" calcext:value-type="float">
            <text:p>43.3337</text:p>
          </table:table-cell>
          <table:table-cell office:value-type="float" office:value="75.144" calcext:value-type="float">
            <text:p>75.144</text:p>
          </table:table-cell>
          <table:table-cell office:value-type="float" office:value="278.673" calcext:value-type="float">
            <text:p>278.673</text:p>
          </table:table-cell>
          <table:table-cell office:value-type="float" office:value="45.1749" calcext:value-type="float">
            <text:p>45.1749</text:p>
          </table:table-cell>
          <table:table-cell/>
          <table:table-cell table:formula="of:=([.D231]-[.A231])/0.0166667" office:value-type="float" office:value="-5.53798892402182" calcext:value-type="float">
            <text:p>-5.53798892402182</text:p>
          </table:table-cell>
          <table:table-cell table:formula="of:=ABS([.E231]-[.B231])/0.0166667" office:value-type="float" office:value="813.718372563256" calcext:value-type="float">
            <text:p>813.718372563256</text:p>
          </table:table-cell>
          <table:table-cell table:formula="of:=([.F231]-[.C231])/0.0166667" office:value-type="float" office:value="110.471779056442" calcext:value-type="float">
            <text:p>110.471779056442</text:p>
          </table:table-cell>
          <table:table-cell table:formula="of:=DEGREES(ATAN(ABS([.F231]-[.C231])/ABS([.E231]-[.B231])))" office:value-type="float" office:value="7.73130375881866" calcext:value-type="float">
            <text:p>7.73130375881866</text:p>
          </table:table-cell>
          <table:table-cell table:formula="of:=SQRT(POWER([.H231];2)+POWER([.I231];2)+POWER([.J231];2))" office:value-type="float" office:value="821.201724995881" calcext:value-type="float">
            <text:p>821.201724995881</text:p>
          </table:table-cell>
        </table:table-row>
        <table:table-row table:style-name="ro1">
          <table:table-cell office:value-type="float" office:value="75.4543" calcext:value-type="float">
            <text:p>75.4543</text:p>
          </table:table-cell>
          <table:table-cell office:value-type="float" office:value="286.826" calcext:value-type="float">
            <text:p>286.826</text:p>
          </table:table-cell>
          <table:table-cell office:value-type="float" office:value="43.6576" calcext:value-type="float">
            <text:p>43.6576</text:p>
          </table:table-cell>
          <table:table-cell office:value-type="float" office:value="75.3853" calcext:value-type="float">
            <text:p>75.3853</text:p>
          </table:table-cell>
          <table:table-cell office:value-type="float" office:value="277.483" calcext:value-type="float">
            <text:p>277.483</text:p>
          </table:table-cell>
          <table:table-cell office:value-type="float" office:value="44.8594" calcext:value-type="float">
            <text:p>44.8594</text:p>
          </table:table-cell>
          <table:table-cell/>
          <table:table-cell table:formula="of:=([.D232]-[.A232])/0.0166667" office:value-type="float" office:value="-4.13999172001672" calcext:value-type="float">
            <text:p>-4.13999172001672</text:p>
          </table:table-cell>
          <table:table-cell table:formula="of:=ABS([.E232]-[.B232])/0.0166667" office:value-type="float" office:value="560.578878842243" calcext:value-type="float">
            <text:p>560.578878842243</text:p>
          </table:table-cell>
          <table:table-cell table:formula="of:=([.F232]-[.C232])/0.0166667" office:value-type="float" office:value="72.1078557842884" calcext:value-type="float">
            <text:p>72.1078557842884</text:p>
          </table:table-cell>
          <table:table-cell table:formula="of:=DEGREES(ATAN(ABS([.F232]-[.C232])/ABS([.E232]-[.B232])))" office:value-type="float" office:value="7.32976774220637" calcext:value-type="float">
            <text:p>7.32976774220637</text:p>
          </table:table-cell>
          <table:table-cell table:formula="of:=SQRT(POWER([.H232];2)+POWER([.I232];2)+POWER([.J232];2))" office:value-type="float" office:value="565.21266953358" calcext:value-type="float">
            <text:p>565.21266953358</text:p>
          </table:table-cell>
        </table:table-row>
        <table:table-row table:style-name="ro1">
          <table:table-cell office:value-type="float" office:value="75.1608" calcext:value-type="float">
            <text:p>75.1608</text:p>
          </table:table-cell>
          <table:table-cell office:value-type="float" office:value="281.449" calcext:value-type="float">
            <text:p>281.449</text:p>
          </table:table-cell>
          <table:table-cell office:value-type="float" office:value="44.2439" calcext:value-type="float">
            <text:p>44.2439</text:p>
          </table:table-cell>
          <table:table-cell office:value-type="float" office:value="74.8477" calcext:value-type="float">
            <text:p>74.8477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4.6675" calcext:value-type="float">
            <text:p>44.6675</text:p>
          </table:table-cell>
          <table:table-cell/>
          <table:table-cell table:formula="of:=([.D233]-[.A233])/0.0166667" office:value-type="float" office:value="-18.7859624280746" calcext:value-type="float">
            <text:p>-18.7859624280746</text:p>
          </table:table-cell>
          <table:table-cell table:formula="of:=ABS([.E233]-[.B233])/0.0166667" office:value-type="float" office:value="541.498917002168" calcext:value-type="float">
            <text:p>541.498917002168</text:p>
          </table:table-cell>
          <table:table-cell table:formula="of:=([.F233]-[.C233])/0.0166667" office:value-type="float" office:value="25.4159491681017" calcext:value-type="float">
            <text:p>25.4159491681017</text:p>
          </table:table-cell>
          <table:table-cell table:formula="of:=DEGREES(ATAN(ABS([.F233]-[.C233])/ABS([.E233]-[.B233])))" office:value-type="float" office:value="2.68727899934522" calcext:value-type="float">
            <text:p>2.68727899934522</text:p>
          </table:table-cell>
          <table:table-cell table:formula="of:=SQRT(POWER([.H233];2)+POWER([.I233];2)+POWER([.J233];2))" office:value-type="float" office:value="542.420464188977" calcext:value-type="float">
            <text:p>542.420464188977</text:p>
          </table:table-cell>
        </table:table-row>
        <table:table-row table:style-name="ro1">
          <table:table-cell office:value-type="float" office:value="74.9361" calcext:value-type="float">
            <text:p>74.9361</text:p>
          </table:table-cell>
          <table:table-cell office:value-type="float" office:value="285.134" calcext:value-type="float">
            <text:p>285.134</text:p>
          </table:table-cell>
          <table:table-cell office:value-type="float" office:value="45.188" calcext:value-type="float">
            <text:p>45.188</text:p>
          </table:table-cell>
          <table:table-cell office:value-type="float" office:value="74.871" calcext:value-type="float">
            <text:p>74.871</text:p>
          </table:table-cell>
          <table:table-cell office:value-type="float" office:value="274.465" calcext:value-type="float">
            <text:p>274.465</text:p>
          </table:table-cell>
          <table:table-cell office:value-type="float" office:value="47.0612" calcext:value-type="float">
            <text:p>47.0612</text:p>
          </table:table-cell>
          <table:table-cell/>
          <table:table-cell table:formula="of:=([.D234]-[.A234])/0.0166667" office:value-type="float" office:value="-3.90599218801569" calcext:value-type="float">
            <text:p>-3.90599218801569</text:p>
          </table:table-cell>
          <table:table-cell table:formula="of:=ABS([.E234]-[.B234])/0.0166667" office:value-type="float" office:value="640.138719722563" calcext:value-type="float">
            <text:p>640.138719722563</text:p>
          </table:table-cell>
          <table:table-cell table:formula="of:=([.F234]-[.C234])/0.0166667" office:value-type="float" office:value="112.391775216449" calcext:value-type="float">
            <text:p>112.391775216449</text:p>
          </table:table-cell>
          <table:table-cell table:formula="of:=DEGREES(ATAN(ABS([.F234]-[.C234])/ABS([.E234]-[.B234])))" office:value-type="float" office:value="9.95815808977601" calcext:value-type="float">
            <text:p>9.95815808977601</text:p>
          </table:table-cell>
          <table:table-cell table:formula="of:=SQRT(POWER([.H234];2)+POWER([.I234];2)+POWER([.J234];2))" office:value-type="float" office:value="649.942111575577" calcext:value-type="float">
            <text:p>649.942111575577</text:p>
          </table:table-cell>
        </table:table-row>
        <table:table-row table:style-name="ro1">
          <table:table-cell office:value-type="float" office:value="74.9794" calcext:value-type="float">
            <text:p>74.9794</text:p>
          </table:table-cell>
          <table:table-cell office:value-type="float" office:value="291.975" calcext:value-type="float">
            <text:p>291.975</text:p>
          </table:table-cell>
          <table:table-cell office:value-type="float" office:value="44.401" calcext:value-type="float">
            <text:p>44.401</text:p>
          </table:table-cell>
          <table:table-cell office:value-type="float" office:value="75.1648" calcext:value-type="float">
            <text:p>75.1648</text:p>
          </table:table-cell>
          <table:table-cell office:value-type="float" office:value="281.067" calcext:value-type="float">
            <text:p>281.067</text:p>
          </table:table-cell>
          <table:table-cell office:value-type="float" office:value="46.0558" calcext:value-type="float">
            <text:p>46.0558</text:p>
          </table:table-cell>
          <table:table-cell/>
          <table:table-cell table:formula="of:=([.D235]-[.A235])/0.0166667" office:value-type="float" office:value="11.1239777520446" calcext:value-type="float">
            <text:p>11.1239777520446</text:p>
          </table:table-cell>
          <table:table-cell table:formula="of:=ABS([.E235]-[.B235])/0.0166667" office:value-type="float" office:value="654.478691042619" calcext:value-type="float">
            <text:p>654.478691042619</text:p>
          </table:table-cell>
          <table:table-cell table:formula="of:=([.F235]-[.C235])/0.0166667" office:value-type="float" office:value="99.2878014243968" calcext:value-type="float">
            <text:p>99.2878014243968</text:p>
          </table:table-cell>
          <table:table-cell table:formula="of:=DEGREES(ATAN(ABS([.F235]-[.C235])/ABS([.E235]-[.B235])))" office:value-type="float" office:value="8.62629084264479" calcext:value-type="float">
            <text:p>8.62629084264479</text:p>
          </table:table-cell>
          <table:table-cell table:formula="of:=SQRT(POWER([.H235];2)+POWER([.I235];2)+POWER([.J235];2))" office:value-type="float" office:value="662.060546643265" calcext:value-type="float">
            <text:p>662.060546643265</text:p>
          </table:table-cell>
        </table:table-row>
        <table:table-row table:style-name="ro1">
          <table:table-cell office:value-type="float" office:value="74.6962" calcext:value-type="float">
            <text:p>74.6962</text:p>
          </table:table-cell>
          <table:table-cell office:value-type="float" office:value="287.849" calcext:value-type="float">
            <text:p>287.849</text:p>
          </table:table-cell>
          <table:table-cell office:value-type="float" office:value="44.7763" calcext:value-type="float">
            <text:p>44.7763</text:p>
          </table:table-cell>
          <table:table-cell office:value-type="float" office:value="74.6356" calcext:value-type="float">
            <text:p>74.6356</text:p>
          </table:table-cell>
          <table:table-cell office:value-type="float" office:value="277.094" calcext:value-type="float">
            <text:p>277.094</text:p>
          </table:table-cell>
          <table:table-cell office:value-type="float" office:value="46.4162" calcext:value-type="float">
            <text:p>46.4162</text:p>
          </table:table-cell>
          <table:table-cell/>
          <table:table-cell table:formula="of:=([.D236]-[.A236])/0.0166667" office:value-type="float" office:value="-3.63599272801502" calcext:value-type="float">
            <text:p>-3.63599272801502</text:p>
          </table:table-cell>
          <table:table-cell table:formula="of:=ABS([.E236]-[.B236])/0.0166667" office:value-type="float" office:value="645.298709402581" calcext:value-type="float">
            <text:p>645.298709402581</text:p>
          </table:table-cell>
          <table:table-cell table:formula="of:=([.F236]-[.C236])/0.0166667" office:value-type="float" office:value="98.3938032123938" calcext:value-type="float">
            <text:p>98.3938032123938</text:p>
          </table:table-cell>
          <table:table-cell table:formula="of:=DEGREES(ATAN(ABS([.F236]-[.C236])/ABS([.E236]-[.B236])))" office:value-type="float" office:value="8.66956495719488" calcext:value-type="float">
            <text:p>8.66956495719488</text:p>
          </table:table-cell>
          <table:table-cell table:formula="of:=SQRT(POWER([.H236];2)+POWER([.I236];2)+POWER([.J236];2))" office:value-type="float" office:value="652.767175423484" calcext:value-type="float">
            <text:p>652.767175423484</text:p>
          </table:table-cell>
        </table:table-row>
        <table:table-row table:style-name="ro1">
          <table:table-cell office:value-type="float" office:value="74.9092" calcext:value-type="float">
            <text:p>74.9092</text:p>
          </table:table-cell>
          <table:table-cell office:value-type="float" office:value="281.261" calcext:value-type="float">
            <text:p>281.261</text:p>
          </table:table-cell>
          <table:table-cell office:value-type="float" office:value="45.0274" calcext:value-type="float">
            <text:p>45.0274</text:p>
          </table:table-cell>
          <table:table-cell office:value-type="float" office:value="74.8352" calcext:value-type="float">
            <text:p>74.8352</text:p>
          </table:table-cell>
          <table:table-cell office:value-type="float" office:value="269.605" calcext:value-type="float">
            <text:p>269.605</text:p>
          </table:table-cell>
          <table:table-cell office:value-type="float" office:value="46.3356" calcext:value-type="float">
            <text:p>46.3356</text:p>
          </table:table-cell>
          <table:table-cell/>
          <table:table-cell table:formula="of:=([.D237]-[.A237])/0.0166667" office:value-type="float" office:value="-4.43999112001764" calcext:value-type="float">
            <text:p>-4.43999112001764</text:p>
          </table:table-cell>
          <table:table-cell table:formula="of:=ABS([.E237]-[.B237])/0.0166667" office:value-type="float" office:value="699.358601282798" calcext:value-type="float">
            <text:p>699.358601282798</text:p>
          </table:table-cell>
          <table:table-cell table:formula="of:=([.F237]-[.C237])/0.0166667" office:value-type="float" office:value="78.4918430163139" calcext:value-type="float">
            <text:p>78.4918430163139</text:p>
          </table:table-cell>
          <table:table-cell table:formula="of:=DEGREES(ATAN(ABS([.F237]-[.C237])/ABS([.E237]-[.B237])))" office:value-type="float" office:value="6.40373849533359" calcext:value-type="float">
            <text:p>6.40373849533359</text:p>
          </table:table-cell>
          <table:table-cell table:formula="of:=SQRT(POWER([.H237];2)+POWER([.I237];2)+POWER([.J237];2))" office:value-type="float" office:value="703.763551293668" calcext:value-type="float">
            <text:p>703.763551293668</text:p>
          </table:table-cell>
        </table:table-row>
        <table:table-row table:style-name="ro1">
          <table:table-cell office:value-type="float" office:value="75.207" calcext:value-type="float">
            <text:p>75.207</text:p>
          </table:table-cell>
          <table:table-cell office:value-type="float" office:value="288.177" calcext:value-type="float">
            <text:p>288.177</text:p>
          </table:table-cell>
          <table:table-cell office:value-type="float" office:value="43.4502" calcext:value-type="float">
            <text:p>43.4502</text:p>
          </table:table-cell>
          <table:table-cell office:value-type="float" office:value="75.1251" calcext:value-type="float">
            <text:p>75.1251</text:p>
          </table:table-cell>
          <table:table-cell office:value-type="float" office:value="276.145" calcext:value-type="float">
            <text:p>276.145</text:p>
          </table:table-cell>
          <table:table-cell office:value-type="float" office:value="45.0701" calcext:value-type="float">
            <text:p>45.0701</text:p>
          </table:table-cell>
          <table:table-cell/>
          <table:table-cell table:formula="of:=([.D238]-[.A238])/0.0166667" office:value-type="float" office:value="-4.91399017201907" calcext:value-type="float">
            <text:p>-4.91399017201907</text:p>
          </table:table-cell>
          <table:table-cell table:formula="of:=ABS([.E238]-[.B238])/0.0166667" office:value-type="float" office:value="721.91855616289" calcext:value-type="float">
            <text:p>721.91855616289</text:p>
          </table:table-cell>
          <table:table-cell table:formula="of:=([.F238]-[.C238])/0.0166667" office:value-type="float" office:value="97.1938056123884" calcext:value-type="float">
            <text:p>97.1938056123884</text:p>
          </table:table-cell>
          <table:table-cell table:formula="of:=DEGREES(ATAN(ABS([.F238]-[.C238])/ABS([.E238]-[.B238])))" office:value-type="float" office:value="7.66777567659123" calcext:value-type="float">
            <text:p>7.66777567659123</text:p>
          </table:table-cell>
          <table:table-cell table:formula="of:=SQRT(POWER([.H238];2)+POWER([.I238];2)+POWER([.J238];2))" office:value-type="float" office:value="728.448477849423" calcext:value-type="float">
            <text:p>728.448477849423</text:p>
          </table:table-cell>
        </table:table-row>
        <table:table-row table:style-name="ro1">
          <table:table-cell office:value-type="float" office:value="75.4458" calcext:value-type="float">
            <text:p>75.4458</text:p>
          </table:table-cell>
          <table:table-cell office:value-type="float" office:value="285.292" calcext:value-type="float">
            <text:p>285.292</text:p>
          </table:table-cell>
          <table:table-cell office:value-type="float" office:value="44.6541" calcext:value-type="float">
            <text:p>44.6541</text:p>
          </table:table-cell>
          <table:table-cell office:value-type="float" office:value="75.3688" calcext:value-type="float">
            <text:p>75.3688</text:p>
          </table:table-cell>
          <table:table-cell office:value-type="float" office:value="274.611" calcext:value-type="float">
            <text:p>274.611</text:p>
          </table:table-cell>
          <table:table-cell office:value-type="float" office:value="46.5413" calcext:value-type="float">
            <text:p>46.5413</text:p>
          </table:table-cell>
          <table:table-cell/>
          <table:table-cell table:formula="of:=([.D239]-[.A239])/0.0166667" office:value-type="float" office:value="-4.61999076001922" calcext:value-type="float">
            <text:p>-4.61999076001922</text:p>
          </table:table-cell>
          <table:table-cell table:formula="of:=ABS([.E239]-[.B239])/0.0166667" office:value-type="float" office:value="640.858718282563" calcext:value-type="float">
            <text:p>640.858718282563</text:p>
          </table:table-cell>
          <table:table-cell table:formula="of:=([.F239]-[.C239])/0.0166667" office:value-type="float" office:value="113.231773536453" calcext:value-type="float">
            <text:p>113.231773536453</text:p>
          </table:table-cell>
          <table:table-cell table:formula="of:=DEGREES(ATAN(ABS([.F239]-[.C239])/ABS([.E239]-[.B239])))" office:value-type="float" office:value="10.0200363628528" calcext:value-type="float">
            <text:p>10.0200363628528</text:p>
          </table:table-cell>
          <table:table-cell table:formula="of:=SQRT(POWER([.H239];2)+POWER([.I239];2)+POWER([.J239];2))" office:value-type="float" office:value="650.801563959093" calcext:value-type="float">
            <text:p>650.801563959093</text:p>
          </table:table-cell>
        </table:table-row>
        <table:table-row table:style-name="ro1">
          <table:table-cell office:value-type="float" office:value="75.2274" calcext:value-type="float">
            <text:p>75.2274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3.8144" calcext:value-type="float">
            <text:p>43.8144</text:p>
          </table:table-cell>
          <table:table-cell office:value-type="float" office:value="75.4066" calcext:value-type="float">
            <text:p>75.4066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240]-[.A240])/0.0166667" office:value-type="float" office:value="10.7519784960427" calcext:value-type="float">
            <text:p>10.7519784960427</text:p>
          </table:table-cell>
          <table:table-cell table:formula="of:=ABS([.E240]-[.B240])/0.0166667" office:value-type="float" office:value="651.238697522604" calcext:value-type="float">
            <text:p>651.238697522604</text:p>
          </table:table-cell>
          <table:table-cell table:formula="of:=([.F240]-[.C240])/0.0166667" office:value-type="float" office:value="99.8818002363997" calcext:value-type="float">
            <text:p>99.8818002363997</text:p>
          </table:table-cell>
          <table:table-cell table:formula="of:=DEGREES(ATAN(ABS([.F240]-[.C240])/ABS([.E240]-[.B240])))" office:value-type="float" office:value="8.71962310711331" calcext:value-type="float">
            <text:p>8.71962310711331</text:p>
          </table:table-cell>
          <table:table-cell table:formula="of:=SQRT(POWER([.H240];2)+POWER([.I240];2)+POWER([.J240];2))" office:value-type="float" office:value="658.941439136272" calcext:value-type="float">
            <text:p>658.941439136272</text:p>
          </table:table-cell>
        </table:table-row>
        <table:table-row table:style-name="ro1">
          <table:table-cell office:value-type="float" office:value="74.9517" calcext:value-type="float">
            <text:p>74.9517</text:p>
          </table:table-cell>
          <table:table-cell office:value-type="float" office:value="287.987" calcext:value-type="float">
            <text:p>287.987</text:p>
          </table:table-cell>
          <table:table-cell office:value-type="float" office:value="44.2449" calcext:value-type="float">
            <text:p>44.2449</text:p>
          </table:table-cell>
          <table:table-cell office:value-type="float" office:value="74.8845" calcext:value-type="float">
            <text:p>74.8845</text:p>
          </table:table-cell>
          <table:table-cell office:value-type="float" office:value="277.276" calcext:value-type="float">
            <text:p>277.276</text:p>
          </table:table-cell>
          <table:table-cell office:value-type="float" office:value="45.6416" calcext:value-type="float">
            <text:p>45.6416</text:p>
          </table:table-cell>
          <table:table-cell/>
          <table:table-cell table:formula="of:=([.D241]-[.A241])/0.0166667" office:value-type="float" office:value="-4.03199193601611" calcext:value-type="float">
            <text:p>-4.03199193601611</text:p>
          </table:table-cell>
          <table:table-cell table:formula="of:=ABS([.E241]-[.B241])/0.0166667" office:value-type="float" office:value="642.658714682571" calcext:value-type="float">
            <text:p>642.658714682571</text:p>
          </table:table-cell>
          <table:table-cell table:formula="of:=([.F241]-[.C241])/0.0166667" office:value-type="float" office:value="83.8018323963349" calcext:value-type="float">
            <text:p>83.8018323963349</text:p>
          </table:table-cell>
          <table:table-cell table:formula="of:=DEGREES(ATAN(ABS([.F241]-[.C241])/ABS([.E241]-[.B241])))" office:value-type="float" office:value="7.4293726629263" calcext:value-type="float">
            <text:p>7.4293726629263</text:p>
          </table:table-cell>
          <table:table-cell table:formula="of:=SQRT(POWER([.H241];2)+POWER([.I241];2)+POWER([.J241];2))" office:value-type="float" office:value="648.1120486686" calcext:value-type="float">
            <text:p>648.1120486686</text:p>
          </table:table-cell>
        </table:table-row>
        <table:table-row table:style-name="ro1">
          <table:table-cell office:value-type="float" office:value="74.6641" calcext:value-type="float">
            <text:p>74.6641</text:p>
          </table:table-cell>
          <table:table-cell office:value-type="float" office:value="282.519" calcext:value-type="float">
            <text:p>282.519</text:p>
          </table:table-cell>
          <table:table-cell office:value-type="float" office:value="45.0871" calcext:value-type="float">
            <text:p>45.0871</text:p>
          </table:table-cell>
          <table:table-cell office:value-type="float" office:value="74.5977" calcext:value-type="float">
            <text:p>74.5977</text:p>
          </table:table-cell>
          <table:table-cell office:value-type="float" office:value="270.713" calcext:value-type="float">
            <text:p>270.713</text:p>
          </table:table-cell>
          <table:table-cell office:value-type="float" office:value="46.9002" calcext:value-type="float">
            <text:p>46.9002</text:p>
          </table:table-cell>
          <table:table-cell/>
          <table:table-cell table:formula="of:=([.D242]-[.A242])/0.0166667" office:value-type="float" office:value="-3.98399203201603" calcext:value-type="float">
            <text:p>-3.98399203201603</text:p>
          </table:table-cell>
          <table:table-cell table:formula="of:=ABS([.E242]-[.B242])/0.0166667" office:value-type="float" office:value="708.358583282833" calcext:value-type="float">
            <text:p>708.358583282833</text:p>
          </table:table-cell>
          <table:table-cell table:formula="of:=([.F242]-[.C242])/0.0166667" office:value-type="float" office:value="108.785782428435" calcext:value-type="float">
            <text:p>108.785782428435</text:p>
          </table:table-cell>
          <table:table-cell table:formula="of:=DEGREES(ATAN(ABS([.F242]-[.C242])/ABS([.E242]-[.B242])))" office:value-type="float" office:value="8.73095430535492" calcext:value-type="float">
            <text:p>8.73095430535492</text:p>
          </table:table-cell>
          <table:table-cell table:formula="of:=SQRT(POWER([.H242];2)+POWER([.I242];2)+POWER([.J242];2))" office:value-type="float" office:value="716.674334102694" calcext:value-type="float">
            <text:p>716.674334102694</text:p>
          </table:table-cell>
        </table:table-row>
        <table:table-row table:style-name="ro1">
          <table:table-cell office:value-type="float" office:value="75.2082" calcext:value-type="float">
            <text:p>75.2082</text:p>
          </table:table-cell>
          <table:table-cell office:value-type="float" office:value="288.067" calcext:value-type="float">
            <text:p>288.067</text:p>
          </table:table-cell>
          <table:table-cell office:value-type="float" office:value="43.9761" calcext:value-type="float">
            <text:p>43.9761</text:p>
          </table:table-cell>
          <table:table-cell office:value-type="float" office:value="75.3773" calcext:value-type="float">
            <text:p>75.3773</text:p>
          </table:table-cell>
          <table:table-cell office:value-type="float" office:value="276.018" calcext:value-type="float">
            <text:p>276.018</text:p>
          </table:table-cell>
          <table:table-cell office:value-type="float" office:value="45.8309" calcext:value-type="float">
            <text:p>45.8309</text:p>
          </table:table-cell>
          <table:table-cell/>
          <table:table-cell table:formula="of:=([.D243]-[.A243])/0.0166667" office:value-type="float" office:value="10.1459797080406" calcext:value-type="float">
            <text:p>10.1459797080406</text:p>
          </table:table-cell>
          <table:table-cell table:formula="of:=ABS([.E243]-[.B243])/0.0166667" office:value-type="float" office:value="722.938554122894" calcext:value-type="float">
            <text:p>722.938554122894</text:p>
          </table:table-cell>
          <table:table-cell table:formula="of:=([.F243]-[.C243])/0.0166667" office:value-type="float" office:value="111.287777424445" calcext:value-type="float">
            <text:p>111.287777424445</text:p>
          </table:table-cell>
          <table:table-cell table:formula="of:=DEGREES(ATAN(ABS([.F243]-[.C243])/ABS([.E243]-[.B243])))" office:value-type="float" office:value="8.75130773631495" calcext:value-type="float">
            <text:p>8.75130773631495</text:p>
          </table:table-cell>
          <table:table-cell table:formula="of:=SQRT(POWER([.H243];2)+POWER([.I243];2)+POWER([.J243];2))" office:value-type="float" office:value="731.524478979076" calcext:value-type="float">
            <text:p>731.524478979076</text:p>
          </table:table-cell>
        </table:table-row>
        <table:table-row table:style-name="ro1">
          <table:table-cell office:value-type="float" office:value="74.9348" calcext:value-type="float">
            <text:p>74.9348</text:p>
          </table:table-cell>
          <table:table-cell office:value-type="float" office:value="285.247" calcext:value-type="float">
            <text:p>285.247</text:p>
          </table:table-cell>
          <table:table-cell office:value-type="float" office:value="44.6658" calcext:value-type="float">
            <text:p>44.6658</text:p>
          </table:table-cell>
          <table:table-cell office:value-type="float" office:value="74.6194" calcext:value-type="float">
            <text:p>74.6194</text:p>
          </table:table-cell>
          <table:table-cell office:value-type="float" office:value="274.583" calcext:value-type="float">
            <text:p>274.583</text:p>
          </table:table-cell>
          <table:table-cell office:value-type="float" office:value="46.3058" calcext:value-type="float">
            <text:p>46.3058</text:p>
          </table:table-cell>
          <table:table-cell/>
          <table:table-cell table:formula="of:=([.D244]-[.A244])/0.0166667" office:value-type="float" office:value="-18.9239621520755" calcext:value-type="float">
            <text:p>-18.9239621520755</text:p>
          </table:table-cell>
          <table:table-cell table:formula="of:=ABS([.E244]-[.B244])/0.0166667" office:value-type="float" office:value="639.838720322559" calcext:value-type="float">
            <text:p>639.838720322559</text:p>
          </table:table-cell>
          <table:table-cell table:formula="of:=([.F244]-[.C244])/0.0166667" office:value-type="float" office:value="98.3998032003936" calcext:value-type="float">
            <text:p>98.3998032003936</text:p>
          </table:table-cell>
          <table:table-cell table:formula="of:=DEGREES(ATAN(ABS([.F244]-[.C244])/ABS([.E244]-[.B244])))" office:value-type="float" office:value="8.74293232966992" calcext:value-type="float">
            <text:p>8.74293232966992</text:p>
          </table:table-cell>
          <table:table-cell table:formula="of:=SQRT(POWER([.H244];2)+POWER([.I244];2)+POWER([.J244];2))" office:value-type="float" office:value="647.637418342562" calcext:value-type="float">
            <text:p>647.637418342562</text:p>
          </table:table-cell>
        </table:table-row>
        <table:table-row table:style-name="ro1">
          <table:table-cell office:value-type="float" office:value="74.9774" calcext:value-type="float">
            <text:p>74.9774</text:p>
          </table:table-cell>
          <table:table-cell office:value-type="float" office:value="292.148" calcext:value-type="float">
            <text:p>292.148</text:p>
          </table:table-cell>
          <table:table-cell office:value-type="float" office:value="43.6059" calcext:value-type="float">
            <text:p>43.6059</text:p>
          </table:table-cell>
          <table:table-cell office:value-type="float" office:value="74.9022" calcext:value-type="float">
            <text:p>74.9022</text:p>
          </table:table-cell>
          <table:table-cell office:value-type="float" office:value="279.82" calcext:value-type="float">
            <text:p>279.82</text:p>
          </table:table-cell>
          <table:table-cell office:value-type="float" office:value="45.7488" calcext:value-type="float">
            <text:p>45.7488</text:p>
          </table:table-cell>
          <table:table-cell/>
          <table:table-cell table:formula="of:=([.D245]-[.A245])/0.0166667" office:value-type="float" office:value="-4.51199097601862" calcext:value-type="float">
            <text:p>-4.51199097601862</text:p>
          </table:table-cell>
          <table:table-cell table:formula="of:=ABS([.E245]-[.B245])/0.0166667" office:value-type="float" office:value="739.678520642961" calcext:value-type="float">
            <text:p>739.678520642961</text:p>
          </table:table-cell>
          <table:table-cell table:formula="of:=([.F245]-[.C245])/0.0166667" office:value-type="float" office:value="128.573742852515" calcext:value-type="float">
            <text:p>128.573742852515</text:p>
          </table:table-cell>
          <table:table-cell table:formula="of:=DEGREES(ATAN(ABS([.F245]-[.C245])/ABS([.E245]-[.B245])))" office:value-type="float" office:value="9.86084458154648" calcext:value-type="float">
            <text:p>9.86084458154648</text:p>
          </table:table-cell>
          <table:table-cell table:formula="of:=SQRT(POWER([.H245];2)+POWER([.I245];2)+POWER([.J245];2))" office:value-type="float" office:value="750.783510283911" calcext:value-type="float">
            <text:p>750.783510283911</text:p>
          </table:table-cell>
        </table:table-row>
        <table:table-row table:style-name="ro1">
          <table:table-cell office:value-type="float" office:value="74.9517" calcext:value-type="float">
            <text:p>74.9517</text:p>
          </table:table-cell>
          <table:table-cell office:value-type="float" office:value="287.987" calcext:value-type="float">
            <text:p>287.987</text:p>
          </table:table-cell>
          <table:table-cell office:value-type="float" office:value="44.2449" calcext:value-type="float">
            <text:p>44.2449</text:p>
          </table:table-cell>
          <table:table-cell office:value-type="float" office:value="74.8771" calcext:value-type="float">
            <text:p>74.8771</text:p>
          </table:table-cell>
          <table:table-cell office:value-type="float" office:value="275.912" calcext:value-type="float">
            <text:p>275.912</text:p>
          </table:table-cell>
          <table:table-cell office:value-type="float" office:value="46.0993" calcext:value-type="float">
            <text:p>46.0993</text:p>
          </table:table-cell>
          <table:table-cell/>
          <table:table-cell table:formula="of:=([.D246]-[.A246])/0.0166667" office:value-type="float" office:value="-4.47599104801813" calcext:value-type="float">
            <text:p>-4.47599104801813</text:p>
          </table:table-cell>
          <table:table-cell table:formula="of:=ABS([.E246]-[.B246])/0.0166667" office:value-type="float" office:value="724.498551002901" calcext:value-type="float">
            <text:p>724.498551002901</text:p>
          </table:table-cell>
          <table:table-cell table:formula="of:=([.F246]-[.C246])/0.0166667" office:value-type="float" office:value="111.263777472445" calcext:value-type="float">
            <text:p>111.263777472445</text:p>
          </table:table-cell>
          <table:table-cell table:formula="of:=DEGREES(ATAN(ABS([.F246]-[.C246])/ABS([.E246]-[.B246])))" office:value-type="float" office:value="8.73090086529443" calcext:value-type="float">
            <text:p>8.73090086529443</text:p>
          </table:table-cell>
          <table:table-cell table:formula="of:=SQRT(POWER([.H246];2)+POWER([.I246];2)+POWER([.J246];2))" office:value-type="float" office:value="733.006011625145" calcext:value-type="float">
            <text:p>733.006011625145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32" calcext:value-type="float">
            <text:p>74.8832</text:p>
          </table:table-cell>
          <table:table-cell office:value-type="float" office:value="277.382" calcext:value-type="float">
            <text:p>277.382</text:p>
          </table:table-cell>
          <table:table-cell office:value-type="float" office:value="45.1284" calcext:value-type="float">
            <text:p>45.1284</text:p>
          </table:table-cell>
          <table:table-cell/>
          <table:table-cell table:formula="of:=([.D247]-[.A247])/0.0166667" office:value-type="float" office:value="-4.07399185201597" calcext:value-type="float">
            <text:p>-4.07399185201597</text:p>
          </table:table-cell>
          <table:table-cell table:formula="of:=ABS([.E247]-[.B247])/0.0166667" office:value-type="float" office:value="639.77872044256" calcext:value-type="float">
            <text:p>639.77872044256</text:p>
          </table:table-cell>
          <table:table-cell table:formula="of:=([.F247]-[.C247])/0.0166667" office:value-type="float" office:value="68.7898624202749" calcext:value-type="float">
            <text:p>68.7898624202749</text:p>
          </table:table-cell>
          <table:table-cell table:formula="of:=DEGREES(ATAN(ABS([.F247]-[.C247])/ABS([.E247]-[.B247])))" office:value-type="float" office:value="6.13694180386486" calcext:value-type="float">
            <text:p>6.13694180386486</text:p>
          </table:table-cell>
          <table:table-cell table:formula="of:=SQRT(POWER([.H247];2)+POWER([.I247];2)+POWER([.J247];2))" office:value-type="float" office:value="643.479178926972" calcext:value-type="float">
            <text:p>643.479178926972</text:p>
          </table:table-cell>
        </table:table-row>
        <table:table-row table:style-name="ro1">
          <table:table-cell office:value-type="float" office:value="75.1727" calcext:value-type="float">
            <text:p>75.1727</text:p>
          </table:table-cell>
          <table:table-cell office:value-type="float" office:value="282.516" calcext:value-type="float">
            <text:p>282.516</text:p>
          </table:table-cell>
          <table:table-cell office:value-type="float" office:value="45.3339" calcext:value-type="float">
            <text:p>45.3339</text:p>
          </table:table-cell>
          <table:table-cell office:value-type="float" office:value="75.34" calcext:value-type="float">
            <text:p>75.34</text:p>
          </table:table-cell>
          <table:table-cell office:value-type="float" office:value="270.784" calcext:value-type="float">
            <text:p>270.784</text:p>
          </table:table-cell>
          <table:table-cell office:value-type="float" office:value="46.8824" calcext:value-type="float">
            <text:p>46.8824</text:p>
          </table:table-cell>
          <table:table-cell/>
          <table:table-cell table:formula="of:=([.D248]-[.A248])/0.0166667" office:value-type="float" office:value="10.03797992404" calcext:value-type="float">
            <text:p>10.03797992404</text:p>
          </table:table-cell>
          <table:table-cell table:formula="of:=ABS([.E248]-[.B248])/0.0166667" office:value-type="float" office:value="703.918592162817" calcext:value-type="float">
            <text:p>703.918592162817</text:p>
          </table:table-cell>
          <table:table-cell table:formula="of:=([.F248]-[.C248])/0.0166667" office:value-type="float" office:value="92.9098141803715" calcext:value-type="float">
            <text:p>92.9098141803715</text:p>
          </table:table-cell>
          <table:table-cell table:formula="of:=DEGREES(ATAN(ABS([.F248]-[.C248])/ABS([.E248]-[.B248])))" office:value-type="float" office:value="7.51897511428256" calcext:value-type="float">
            <text:p>7.51897511428256</text:p>
          </table:table-cell>
          <table:table-cell table:formula="of:=SQRT(POWER([.H248];2)+POWER([.I248];2)+POWER([.J248];2))" office:value-type="float" office:value="710.094626795943" calcext:value-type="float">
            <text:p>710.094626795943</text:p>
          </table:table-cell>
        </table:table-row>
        <table:table-row table:style-name="ro1">
          <table:table-cell office:value-type="float" office:value="74.405" calcext:value-type="float">
            <text:p>74.405</text:p>
          </table:table-cell>
          <table:table-cell office:value-type="float" office:value="281.05" calcext:value-type="float">
            <text:p>281.05</text:p>
          </table:table-cell>
          <table:table-cell office:value-type="float" office:value="45.8154" calcext:value-type="float">
            <text:p>45.8154</text:p>
          </table:table-cell>
          <table:table-cell office:value-type="float" office:value="74.3511" calcext:value-type="float">
            <text:p>74.3511</text:p>
          </table:table-cell>
          <table:table-cell office:value-type="float" office:value="270.637" calcext:value-type="float">
            <text:p>270.637</text:p>
          </table:table-cell>
          <table:table-cell office:value-type="float" office:value="47.1586" calcext:value-type="float">
            <text:p>47.1586</text:p>
          </table:table-cell>
          <table:table-cell/>
          <table:table-cell table:formula="of:=([.D249]-[.A249])/0.0166667" office:value-type="float" office:value="-3.23399353201286" calcext:value-type="float">
            <text:p>-3.23399353201286</text:p>
          </table:table-cell>
          <table:table-cell table:formula="of:=ABS([.E249]-[.B249])/0.0166667" office:value-type="float" office:value="624.7787504425" calcext:value-type="float">
            <text:p>624.7787504425</text:p>
          </table:table-cell>
          <table:table-cell table:formula="of:=([.F249]-[.C249])/0.0166667" office:value-type="float" office:value="80.5918388163225" calcext:value-type="float">
            <text:p>80.5918388163225</text:p>
          </table:table-cell>
          <table:table-cell table:formula="of:=DEGREES(ATAN(ABS([.F249]-[.C249])/ABS([.E249]-[.B249])))" office:value-type="float" office:value="7.35014462479796" calcext:value-type="float">
            <text:p>7.35014462479796</text:p>
          </table:table-cell>
          <table:table-cell table:formula="of:=SQRT(POWER([.H249];2)+POWER([.I249];2)+POWER([.J249];2))" office:value-type="float" office:value="629.963483229348" calcext:value-type="float">
            <text:p>629.963483229348</text:p>
          </table:table-cell>
        </table:table-row>
        <table:table-row table:style-name="ro1">
          <table:table-cell office:value-type="float" office:value="75.436" calcext:value-type="float">
            <text:p>75.436</text:p>
          </table:table-cell>
          <table:table-cell office:value-type="float" office:value="283.942" calcext:value-type="float">
            <text:p>283.942</text:p>
          </table:table-cell>
          <table:table-cell office:value-type="float" office:value="44.8615" calcext:value-type="float">
            <text:p>44.8615</text:p>
          </table:table-cell>
          <table:table-cell office:value-type="float" office:value="75.6073" calcext:value-type="float">
            <text:p>75.6073</text:p>
          </table:table-cell>
          <table:table-cell office:value-type="float" office:value="273.436" calcext:value-type="float">
            <text:p>273.436</text:p>
          </table:table-cell>
          <table:table-cell office:value-type="float" office:value="46.2266" calcext:value-type="float">
            <text:p>46.2266</text:p>
          </table:table-cell>
          <table:table-cell/>
          <table:table-cell table:formula="of:=([.D250]-[.A250])/0.0166667" office:value-type="float" office:value="10.2779794440404" calcext:value-type="float">
            <text:p>10.2779794440404</text:p>
          </table:table-cell>
          <table:table-cell table:formula="of:=ABS([.E250]-[.B250])/0.0166667" office:value-type="float" office:value="630.358739282523" calcext:value-type="float">
            <text:p>630.358739282523</text:p>
          </table:table-cell>
          <table:table-cell table:formula="of:=([.F250]-[.C250])/0.0166667" office:value-type="float" office:value="81.9058361883275" calcext:value-type="float">
            <text:p>81.9058361883275</text:p>
          </table:table-cell>
          <table:table-cell table:formula="of:=DEGREES(ATAN(ABS([.F250]-[.C250])/ABS([.E250]-[.B250])))" office:value-type="float" office:value="7.40326526511239" calcext:value-type="float">
            <text:p>7.40326526511239</text:p>
          </table:table-cell>
          <table:table-cell table:formula="of:=SQRT(POWER([.H250];2)+POWER([.I250];2)+POWER([.J250];2))" office:value-type="float" office:value="635.740782908422" calcext:value-type="float">
            <text:p>635.740782908422</text:p>
          </table:table-cell>
        </table:table-row>
        <table:table-row table:style-name="ro1">
          <table:table-cell office:value-type="float" office:value="74.4525" calcext:value-type="float">
            <text:p>74.4525</text:p>
          </table:table-cell>
          <table:table-cell office:value-type="float" office:value="290.65" calcext:value-type="float">
            <text:p>290.65</text:p>
          </table:table-cell>
          <table:table-cell office:value-type="float" office:value="44.0963" calcext:value-type="float">
            <text:p>44.0963</text:p>
          </table:table-cell>
          <table:table-cell office:value-type="float" office:value="74.1381" calcext:value-type="float">
            <text:p>74.1381</text:p>
          </table:table-cell>
          <table:table-cell office:value-type="float" office:value="278.468" calcext:value-type="float">
            <text:p>278.468</text:p>
          </table:table-cell>
          <table:table-cell office:value-type="float" office:value="45.7138" calcext:value-type="float">
            <text:p>45.7138</text:p>
          </table:table-cell>
          <table:table-cell/>
          <table:table-cell table:formula="of:=([.D251]-[.A251])/0.0166667" office:value-type="float" office:value="-18.8639622720758" calcext:value-type="float">
            <text:p>-18.8639622720758</text:p>
          </table:table-cell>
          <table:table-cell table:formula="of:=ABS([.E251]-[.B251])/0.0166667" office:value-type="float" office:value="730.918538162921" calcext:value-type="float">
            <text:p>730.918538162921</text:p>
          </table:table-cell>
          <table:table-cell table:formula="of:=([.F251]-[.C251])/0.0166667" office:value-type="float" office:value="97.0498059003882" calcext:value-type="float">
            <text:p>97.0498059003882</text:p>
          </table:table-cell>
          <table:table-cell table:formula="of:=DEGREES(ATAN(ABS([.F251]-[.C251])/ABS([.E251]-[.B251])))" office:value-type="float" office:value="7.5633712418843" calcext:value-type="float">
            <text:p>7.5633712418843</text:p>
          </table:table-cell>
          <table:table-cell table:formula="of:=SQRT(POWER([.H251];2)+POWER([.I251];2)+POWER([.J251];2))" office:value-type="float" office:value="737.574689999682" calcext:value-type="float">
            <text:p>737.574689999682</text:p>
          </table:table-cell>
        </table:table-row>
        <table:table-row table:style-name="ro1">
          <table:table-cell office:value-type="float" office:value="74.9682" calcext:value-type="float">
            <text:p>74.9682</text:p>
          </table:table-cell>
          <table:table-cell office:value-type="float" office:value="290.818" calcext:value-type="float">
            <text:p>290.818</text:p>
          </table:table-cell>
          <table:table-cell office:value-type="float" office:value="43.5544" calcext:value-type="float">
            <text:p>43.5544</text:p>
          </table:table-cell>
          <table:table-cell office:value-type="float" office:value="74.8914" calcext:value-type="float">
            <text:p>74.8914</text:p>
          </table:table-cell>
          <table:table-cell office:value-type="float" office:value="278.702" calcext:value-type="float">
            <text:p>278.702</text:p>
          </table:table-cell>
          <table:table-cell office:value-type="float" office:value="44.9234" calcext:value-type="float">
            <text:p>44.9234</text:p>
          </table:table-cell>
          <table:table-cell/>
          <table:table-cell table:formula="of:=([.D252]-[.A252])/0.0166667" office:value-type="float" office:value="-4.60799078401792" calcext:value-type="float">
            <text:p>-4.60799078401792</text:p>
          </table:table-cell>
          <table:table-cell table:formula="of:=ABS([.E252]-[.B252])/0.0166667" office:value-type="float" office:value="726.958546082907" calcext:value-type="float">
            <text:p>726.958546082907</text:p>
          </table:table-cell>
          <table:table-cell table:formula="of:=([.F252]-[.C252])/0.0166667" office:value-type="float" office:value="82.1398357203286" calcext:value-type="float">
            <text:p>82.1398357203286</text:p>
          </table:table-cell>
          <table:table-cell table:formula="of:=DEGREES(ATAN(ABS([.F252]-[.C252])/ABS([.E252]-[.B252])))" office:value-type="float" office:value="6.4465707167165" calcext:value-type="float">
            <text:p>6.4465707167165</text:p>
          </table:table-cell>
          <table:table-cell table:formula="of:=SQRT(POWER([.H252];2)+POWER([.I252];2)+POWER([.J252];2))" office:value-type="float" office:value="731.598875008841" calcext:value-type="float">
            <text:p>731.598875008841</text:p>
          </table:table-cell>
        </table:table-row>
        <table:table-row table:style-name="ro1">
          <table:table-cell office:value-type="float" office:value="75.2563" calcext:value-type="float">
            <text:p>75.2563</text:p>
          </table:table-cell>
          <table:table-cell office:value-type="float" office:value="294.927" calcext:value-type="float">
            <text:p>294.927</text:p>
          </table:table-cell>
          <table:table-cell office:value-type="float" office:value="43.4345" calcext:value-type="float">
            <text:p>43.4345</text:p>
          </table:table-cell>
          <table:table-cell office:value-type="float" office:value="75.4271" calcext:value-type="float">
            <text:p>75.4271</text:p>
          </table:table-cell>
          <table:table-cell office:value-type="float" office:value="282.478" calcext:value-type="float">
            <text:p>282.478</text:p>
          </table:table-cell>
          <table:table-cell office:value-type="float" office:value="45.5882" calcext:value-type="float">
            <text:p>45.5882</text:p>
          </table:table-cell>
          <table:table-cell/>
          <table:table-cell table:formula="of:=([.D253]-[.A253])/0.0166667" office:value-type="float" office:value="10.247979504041" calcext:value-type="float">
            <text:p>10.247979504041</text:p>
          </table:table-cell>
          <table:table-cell table:formula="of:=ABS([.E253]-[.B253])/0.0166667" office:value-type="float" office:value="746.938506122989" calcext:value-type="float">
            <text:p>746.938506122989</text:p>
          </table:table-cell>
          <table:table-cell table:formula="of:=([.F253]-[.C253])/0.0166667" office:value-type="float" office:value="129.221741556517" calcext:value-type="float">
            <text:p>129.221741556517</text:p>
          </table:table-cell>
          <table:table-cell table:formula="of:=DEGREES(ATAN(ABS([.F253]-[.C253])/ABS([.E253]-[.B253])))" office:value-type="float" office:value="9.81512418134633" calcext:value-type="float">
            <text:p>9.81512418134633</text:p>
          </table:table-cell>
          <table:table-cell table:formula="of:=SQRT(POWER([.H253];2)+POWER([.I253];2)+POWER([.J253];2))" office:value-type="float" office:value="758.103166794636" calcext:value-type="float">
            <text:p>758.103166794636</text:p>
          </table:table-cell>
        </table:table-row>
        <table:table-row table:style-name="ro1">
          <table:table-cell office:value-type="float" office:value="74.9348" calcext:value-type="float">
            <text:p>74.9348</text:p>
          </table:table-cell>
          <table:table-cell office:value-type="float" office:value="285.247" calcext:value-type="float">
            <text:p>285.247</text:p>
          </table:table-cell>
          <table:table-cell office:value-type="float" office:value="44.6658" calcext:value-type="float">
            <text:p>44.6658</text:p>
          </table:table-cell>
          <table:table-cell office:value-type="float" office:value="74.6194" calcext:value-type="float">
            <text:p>74.6194</text:p>
          </table:table-cell>
          <table:table-cell office:value-type="float" office:value="274.583" calcext:value-type="float">
            <text:p>274.583</text:p>
          </table:table-cell>
          <table:table-cell office:value-type="float" office:value="46.3058" calcext:value-type="float">
            <text:p>46.3058</text:p>
          </table:table-cell>
          <table:table-cell/>
          <table:table-cell table:formula="of:=([.D254]-[.A254])/0.0166667" office:value-type="float" office:value="-18.9239621520755" calcext:value-type="float">
            <text:p>-18.9239621520755</text:p>
          </table:table-cell>
          <table:table-cell table:formula="of:=ABS([.E254]-[.B254])/0.0166667" office:value-type="float" office:value="639.838720322559" calcext:value-type="float">
            <text:p>639.838720322559</text:p>
          </table:table-cell>
          <table:table-cell table:formula="of:=([.F254]-[.C254])/0.0166667" office:value-type="float" office:value="98.3998032003936" calcext:value-type="float">
            <text:p>98.3998032003936</text:p>
          </table:table-cell>
          <table:table-cell table:formula="of:=DEGREES(ATAN(ABS([.F254]-[.C254])/ABS([.E254]-[.B254])))" office:value-type="float" office:value="8.74293232966992" calcext:value-type="float">
            <text:p>8.74293232966992</text:p>
          </table:table-cell>
          <table:table-cell table:formula="of:=SQRT(POWER([.H254];2)+POWER([.I254];2)+POWER([.J254];2))" office:value-type="float" office:value="647.637418342562" calcext:value-type="float">
            <text:p>647.637418342562</text:p>
          </table:table-cell>
        </table:table-row>
        <table:table-row table:style-name="ro1">
          <table:table-cell office:value-type="float" office:value="75.218" calcext:value-type="float">
            <text:p>75.218</text:p>
          </table:table-cell>
          <table:table-cell office:value-type="float" office:value="289.388" calcext:value-type="float">
            <text:p>289.388</text:p>
          </table:table-cell>
          <table:table-cell office:value-type="float" office:value="44.0274" calcext:value-type="float">
            <text:p>44.0274</text:p>
          </table:table-cell>
          <table:table-cell office:value-type="float" office:value="75.4061" calcext:value-type="float">
            <text:p>75.4061</text:p>
          </table:table-cell>
          <table:table-cell office:value-type="float" office:value="279.969" calcext:value-type="float">
            <text:p>279.969</text:p>
          </table:table-cell>
          <table:table-cell office:value-type="float" office:value="45.2219" calcext:value-type="float">
            <text:p>45.2219</text:p>
          </table:table-cell>
          <table:table-cell/>
          <table:table-cell table:formula="of:=([.D255]-[.A255])/0.0166667" office:value-type="float" office:value="11.2859774280446" calcext:value-type="float">
            <text:p>11.2859774280446</text:p>
          </table:table-cell>
          <table:table-cell table:formula="of:=ABS([.E255]-[.B255])/0.0166667" office:value-type="float" office:value="565.13886972226" calcext:value-type="float">
            <text:p>565.13886972226</text:p>
          </table:table-cell>
          <table:table-cell table:formula="of:=([.F255]-[.C255])/0.0166667" office:value-type="float" office:value="71.6698566602866" calcext:value-type="float">
            <text:p>71.6698566602866</text:p>
          </table:table-cell>
          <table:table-cell table:formula="of:=DEGREES(ATAN(ABS([.F255]-[.C255])/ABS([.E255]-[.B255])))" office:value-type="float" office:value="7.22756203566721" calcext:value-type="float">
            <text:p>7.22756203566721</text:p>
          </table:table-cell>
          <table:table-cell table:formula="of:=SQRT(POWER([.H255];2)+POWER([.I255];2)+POWER([.J255];2))" office:value-type="float" office:value="569.777047371308" calcext:value-type="float">
            <text:p>569.777047371308</text:p>
          </table:table-cell>
        </table:table-row>
        <table:table-row table:style-name="ro1">
          <table:table-cell office:value-type="float" office:value="74.9622" calcext:value-type="float">
            <text:p>74.9622</text:p>
          </table:table-cell>
          <table:table-cell office:value-type="float" office:value="289.192" calcext:value-type="float">
            <text:p>289.192</text:p>
          </table:table-cell>
          <table:table-cell office:value-type="float" office:value="44.8238" calcext:value-type="float">
            <text:p>44.8238</text:p>
          </table:table-cell>
          <table:table-cell office:value-type="float" office:value="74.896" calcext:value-type="float">
            <text:p>74.896</text:p>
          </table:table-cell>
          <table:table-cell office:value-type="float" office:value="278.335" calcext:value-type="float">
            <text:p>278.335</text:p>
          </table:table-cell>
          <table:table-cell office:value-type="float" office:value="46.7217" calcext:value-type="float">
            <text:p>46.7217</text:p>
          </table:table-cell>
          <table:table-cell/>
          <table:table-cell table:formula="of:=([.D256]-[.A256])/0.0166667" office:value-type="float" office:value="-3.97199205601558" calcext:value-type="float">
            <text:p>-3.97199205601558</text:p>
          </table:table-cell>
          <table:table-cell table:formula="of:=ABS([.E256]-[.B256])/0.0166667" office:value-type="float" office:value="651.418697162607" calcext:value-type="float">
            <text:p>651.418697162607</text:p>
          </table:table-cell>
          <table:table-cell table:formula="of:=([.F256]-[.C256])/0.0166667" office:value-type="float" office:value="113.873772252456" calcext:value-type="float">
            <text:p>113.873772252456</text:p>
          </table:table-cell>
          <table:table-cell table:formula="of:=DEGREES(ATAN(ABS([.F256]-[.C256])/ABS([.E256]-[.B256])))" office:value-type="float" office:value="9.91562013054439" calcext:value-type="float">
            <text:p>9.91562013054439</text:p>
          </table:table-cell>
          <table:table-cell table:formula="of:=SQRT(POWER([.H256];2)+POWER([.I256];2)+POWER([.J256];2))" office:value-type="float" office:value="661.308802104528" calcext:value-type="float">
            <text:p>661.308802104528</text:p>
          </table:table-cell>
        </table:table-row>
        <table:table-row table:style-name="ro1">
          <table:table-cell office:value-type="float" office:value="74.1519" calcext:value-type="float">
            <text:p>74.1519</text:p>
          </table:table-cell>
          <table:table-cell office:value-type="float" office:value="281.02" calcext:value-type="float">
            <text:p>281.02</text:p>
          </table:table-cell>
          <table:table-cell office:value-type="float" office:value="45.8223" calcext:value-type="float">
            <text:p>45.8223</text:p>
          </table:table-cell>
          <table:table-cell office:value-type="float" office:value="73.6104" calcext:value-type="float">
            <text:p>73.6104</text:p>
          </table:table-cell>
          <table:table-cell office:value-type="float" office:value="270.507" calcext:value-type="float">
            <text:p>270.507</text:p>
          </table:table-cell>
          <table:table-cell office:value-type="float" office:value="47.4297" calcext:value-type="float">
            <text:p>47.4297</text:p>
          </table:table-cell>
          <table:table-cell/>
          <table:table-cell table:formula="of:=([.D257]-[.A257])/0.0166667" office:value-type="float" office:value="-32.4899350201299" calcext:value-type="float">
            <text:p>-32.4899350201299</text:p>
          </table:table-cell>
          <table:table-cell table:formula="of:=ABS([.E257]-[.B257])/0.0166667" office:value-type="float" office:value="630.778738442522" calcext:value-type="float">
            <text:p>630.778738442522</text:p>
          </table:table-cell>
          <table:table-cell table:formula="of:=([.F257]-[.C257])/0.0166667" office:value-type="float" office:value="96.4438071123857" calcext:value-type="float">
            <text:p>96.4438071123857</text:p>
          </table:table-cell>
          <table:table-cell table:formula="of:=DEGREES(ATAN(ABS([.F257]-[.C257])/ABS([.E257]-[.B257])))" office:value-type="float" office:value="8.69299677772905" calcext:value-type="float">
            <text:p>8.69299677772905</text:p>
          </table:table-cell>
          <table:table-cell table:formula="of:=SQRT(POWER([.H257];2)+POWER([.I257];2)+POWER([.J257];2))" office:value-type="float" office:value="638.93569369623" calcext:value-type="float">
            <text:p>638.93569369623</text:p>
          </table:table-cell>
        </table:table-row>
        <table:table-row table:style-name="ro1">
          <table:table-cell office:value-type="float" office:value="74.9361" calcext:value-type="float">
            <text:p>74.9361</text:p>
          </table:table-cell>
          <table:table-cell office:value-type="float" office:value="285.134" calcext:value-type="float">
            <text:p>285.134</text:p>
          </table:table-cell>
          <table:table-cell office:value-type="float" office:value="45.188" calcext:value-type="float">
            <text:p>45.188</text:p>
          </table:table-cell>
          <table:table-cell office:value-type="float" office:value="74.629" calcext:value-type="float">
            <text:p>74.629</text:p>
          </table:table-cell>
          <table:table-cell office:value-type="float" office:value="275.732" calcext:value-type="float">
            <text:p>275.732</text:p>
          </table:table-cell>
          <table:table-cell office:value-type="float" office:value="46.871" calcext:value-type="float">
            <text:p>46.871</text:p>
          </table:table-cell>
          <table:table-cell/>
          <table:table-cell table:formula="of:=([.D258]-[.A258])/0.0166667" office:value-type="float" office:value="-18.4259631480732" calcext:value-type="float">
            <text:p>-18.4259631480732</text:p>
          </table:table-cell>
          <table:table-cell table:formula="of:=ABS([.E258]-[.B258])/0.0166667" office:value-type="float" office:value="564.118871762256" calcext:value-type="float">
            <text:p>564.118871762256</text:p>
          </table:table-cell>
          <table:table-cell table:formula="of:=([.F258]-[.C258])/0.0166667" office:value-type="float" office:value="100.979798040404" calcext:value-type="float">
            <text:p>100.979798040404</text:p>
          </table:table-cell>
          <table:table-cell table:formula="of:=DEGREES(ATAN(ABS([.F258]-[.C258])/ABS([.E258]-[.B258])))" office:value-type="float" office:value="10.1487144074071" calcext:value-type="float">
            <text:p>10.1487144074071</text:p>
          </table:table-cell>
          <table:table-cell table:formula="of:=SQRT(POWER([.H258];2)+POWER([.I258];2)+POWER([.J258];2))" office:value-type="float" office:value="573.381668008784" calcext:value-type="float">
            <text:p>573.381668008784</text:p>
          </table:table-cell>
        </table:table-row>
        <table:table-row table:style-name="ro1">
          <table:table-cell office:value-type="float" office:value="74.7427" calcext:value-type="float">
            <text:p>74.7427</text:p>
          </table:table-cell>
          <table:table-cell office:value-type="float" office:value="296.304" calcext:value-type="float">
            <text:p>296.304</text:p>
          </table:table-cell>
          <table:table-cell office:value-type="float" office:value="43.2287" calcext:value-type="float">
            <text:p>43.2287</text:p>
          </table:table-cell>
          <table:table-cell office:value-type="float" office:value="74.9271" calcext:value-type="float">
            <text:p>74.9271</text:p>
          </table:table-cell>
          <table:table-cell office:value-type="float" office:value="283.841" calcext:value-type="float">
            <text:p>283.841</text:p>
          </table:table-cell>
          <table:table-cell office:value-type="float" office:value="45.1335" calcext:value-type="float">
            <text:p>45.1335</text:p>
          </table:table-cell>
          <table:table-cell/>
          <table:table-cell table:formula="of:=([.D259]-[.A259])/0.0166667" office:value-type="float" office:value="11.0639778720441" calcext:value-type="float">
            <text:p>11.0639778720441</text:p>
          </table:table-cell>
          <table:table-cell table:formula="of:=ABS([.E259]-[.B259])/0.0166667" office:value-type="float" office:value="747.778504442989" calcext:value-type="float">
            <text:p>747.778504442989</text:p>
          </table:table-cell>
          <table:table-cell table:formula="of:=([.F259]-[.C259])/0.0166667" office:value-type="float" office:value="114.287771424457" calcext:value-type="float">
            <text:p>114.287771424457</text:p>
          </table:table-cell>
          <table:table-cell table:formula="of:=DEGREES(ATAN(ABS([.F259]-[.C259])/ABS([.E259]-[.B259])))" office:value-type="float" office:value="8.68963650953534" calcext:value-type="float">
            <text:p>8.68963650953534</text:p>
          </table:table-cell>
          <table:table-cell table:formula="of:=SQRT(POWER([.H259];2)+POWER([.I259];2)+POWER([.J259];2))" office:value-type="float" office:value="756.542661064474" calcext:value-type="float">
            <text:p>756.542661064474</text:p>
          </table:table-cell>
        </table:table-row>
        <table:table-row table:style-name="ro1">
          <table:table-cell office:value-type="float" office:value="74.6815" calcext:value-type="float">
            <text:p>74.6815</text:p>
          </table:table-cell>
          <table:table-cell office:value-type="float" office:value="285.055" calcext:value-type="float">
            <text:p>285.055</text:p>
          </table:table-cell>
          <table:table-cell office:value-type="float" office:value="45.4547" calcext:value-type="float">
            <text:p>45.4547</text:p>
          </table:table-cell>
          <table:table-cell office:value-type="float" office:value="74.3731" calcext:value-type="float">
            <text:p>74.3731</text:p>
          </table:table-cell>
          <table:table-cell office:value-type="float" office:value="274.352" calcext:value-type="float">
            <text:p>274.352</text:p>
          </table:table-cell>
          <table:table-cell office:value-type="float" office:value="47.3291" calcext:value-type="float">
            <text:p>47.3291</text:p>
          </table:table-cell>
          <table:table-cell/>
          <table:table-cell table:formula="of:=([.D260]-[.A260])/0.0166667" office:value-type="float" office:value="-18.5039629920744" calcext:value-type="float">
            <text:p>-18.5039629920744</text:p>
          </table:table-cell>
          <table:table-cell table:formula="of:=ABS([.E260]-[.B260])/0.0166667" office:value-type="float" office:value="642.178715642571" calcext:value-type="float">
            <text:p>642.178715642571</text:p>
          </table:table-cell>
          <table:table-cell table:formula="of:=([.F260]-[.C260])/0.0166667" office:value-type="float" office:value="112.46377507245" calcext:value-type="float">
            <text:p>112.46377507245</text:p>
          </table:table-cell>
          <table:table-cell table:formula="of:=DEGREES(ATAN(ABS([.F260]-[.C260])/ABS([.E260]-[.B260])))" office:value-type="float" office:value="9.93338733908622" calcext:value-type="float">
            <text:p>9.93338733908622</text:p>
          </table:table-cell>
          <table:table-cell table:formula="of:=SQRT(POWER([.H260];2)+POWER([.I260];2)+POWER([.J260];2))" office:value-type="float" office:value="652.214688714" calcext:value-type="float">
            <text:p>652.214688714</text:p>
          </table:table-cell>
        </table:table-row>
        <table:table-row table:style-name="ro1">
          <table:table-cell office:value-type="float" office:value="74.6505" calcext:value-type="float">
            <text:p>74.6505</text:p>
          </table:table-cell>
          <table:table-cell office:value-type="float" office:value="279.731" calcext:value-type="float">
            <text:p>279.731</text:p>
          </table:table-cell>
          <table:table-cell office:value-type="float" office:value="46.0141" calcext:value-type="float">
            <text:p>46.0141</text:p>
          </table:table-cell>
          <table:table-cell office:value-type="float" office:value="74.3519" calcext:value-type="float">
            <text:p>74.3519</text:p>
          </table:table-cell>
          <table:table-cell office:value-type="float" office:value="270.587" calcext:value-type="float">
            <text:p>270.587</text:p>
          </table:table-cell>
          <table:table-cell office:value-type="float" office:value="47.4106" calcext:value-type="float">
            <text:p>47.4106</text:p>
          </table:table-cell>
          <table:table-cell/>
          <table:table-cell table:formula="of:=([.D261]-[.A261])/0.0166667" office:value-type="float" office:value="-17.9159641680713" calcext:value-type="float">
            <text:p>-17.9159641680713</text:p>
          </table:table-cell>
          <table:table-cell table:formula="of:=ABS([.E261]-[.B261])/0.0166667" office:value-type="float" office:value="548.638902722195" calcext:value-type="float">
            <text:p>548.638902722195</text:p>
          </table:table-cell>
          <table:table-cell table:formula="of:=([.F261]-[.C261])/0.0166667" office:value-type="float" office:value="83.7898324203354" calcext:value-type="float">
            <text:p>83.7898324203354</text:p>
          </table:table-cell>
          <table:table-cell table:formula="of:=DEGREES(ATAN(ABS([.F261]-[.C261])/ABS([.E261]-[.B261])))" office:value-type="float" office:value="8.68329304383848" calcext:value-type="float">
            <text:p>8.68329304383848</text:p>
          </table:table-cell>
          <table:table-cell table:formula="of:=SQRT(POWER([.H261];2)+POWER([.I261];2)+POWER([.J261];2))" office:value-type="float" office:value="555.289441074935" calcext:value-type="float">
            <text:p>555.289441074935</text:p>
          </table:table-cell>
        </table:table-row>
        <table:table-row table:style-name="ro1">
          <table:table-cell office:value-type="float" office:value="75.2104" calcext:value-type="float">
            <text:p>75.2104</text:p>
          </table:table-cell>
          <table:table-cell office:value-type="float" office:value="287.831" calcext:value-type="float">
            <text:p>287.831</text:p>
          </table:table-cell>
          <table:table-cell office:value-type="float" office:value="45.0282" calcext:value-type="float">
            <text:p>45.0282</text:p>
          </table:table-cell>
          <table:table-cell office:value-type="float" office:value="74.8884" calcext:value-type="float">
            <text:p>74.8884</text:p>
          </table:table-cell>
          <table:table-cell office:value-type="float" office:value="276.961" calcext:value-type="float">
            <text:p>276.961</text:p>
          </table:table-cell>
          <table:table-cell office:value-type="float" office:value="47.1772" calcext:value-type="float">
            <text:p>47.1772</text:p>
          </table:table-cell>
          <table:table-cell/>
          <table:table-cell table:formula="of:=([.D262]-[.A262])/0.0166667" office:value-type="float" office:value="-19.3199613600774" calcext:value-type="float">
            <text:p>-19.3199613600774</text:p>
          </table:table-cell>
          <table:table-cell table:formula="of:=ABS([.E262]-[.B262])/0.0166667" office:value-type="float" office:value="652.198695602609" calcext:value-type="float">
            <text:p>652.198695602609</text:p>
          </table:table-cell>
          <table:table-cell table:formula="of:=([.F262]-[.C262])/0.0166667" office:value-type="float" office:value="128.939742120516" calcext:value-type="float">
            <text:p>128.939742120516</text:p>
          </table:table-cell>
          <table:table-cell table:formula="of:=DEGREES(ATAN(ABS([.F262]-[.C262])/ABS([.E262]-[.B262])))" office:value-type="float" office:value="11.1831698631138" calcext:value-type="float">
            <text:p>11.1831698631138</text:p>
          </table:table-cell>
          <table:table-cell table:formula="of:=SQRT(POWER([.H262];2)+POWER([.I262];2)+POWER([.J262];2))" office:value-type="float" office:value="665.102891702333" calcext:value-type="float">
            <text:p>665.102891702333</text:p>
          </table:table-cell>
        </table:table-row>
        <table:table-row table:style-name="ro1">
          <table:table-cell office:value-type="float" office:value="75.1557" calcext:value-type="float">
            <text:p>75.1557</text:p>
          </table:table-cell>
          <table:table-cell office:value-type="float" office:value="279.731" calcext:value-type="float">
            <text:p>279.731</text:p>
          </table:table-cell>
          <table:table-cell office:value-type="float" office:value="46.2589" calcext:value-type="float">
            <text:p>46.2589</text:p>
          </table:table-cell>
          <table:table-cell office:value-type="float" office:value="75.0777" calcext:value-type="float">
            <text:p>75.0777</text:p>
          </table:table-cell>
          <table:table-cell office:value-type="float" office:value="268.031" calcext:value-type="float">
            <text:p>268.031</text:p>
          </table:table-cell>
          <table:table-cell office:value-type="float" office:value="48.2792" calcext:value-type="float">
            <text:p>48.2792</text:p>
          </table:table-cell>
          <table:table-cell/>
          <table:table-cell table:formula="of:=([.D263]-[.A263])/0.0166667" office:value-type="float" office:value="-4.6799906400189" calcext:value-type="float">
            <text:p>-4.6799906400189</text:p>
          </table:table-cell>
          <table:table-cell table:formula="of:=ABS([.E263]-[.B263])/0.0166667" office:value-type="float" office:value="701.998596002807" calcext:value-type="float">
            <text:p>701.998596002807</text:p>
          </table:table-cell>
          <table:table-cell table:formula="of:=([.F263]-[.C263])/0.0166667" office:value-type="float" office:value="121.217757564485" calcext:value-type="float">
            <text:p>121.217757564485</text:p>
          </table:table-cell>
          <table:table-cell table:formula="of:=DEGREES(ATAN(ABS([.F263]-[.C263])/ABS([.E263]-[.B263])))" office:value-type="float" office:value="9.79695229144025" calcext:value-type="float">
            <text:p>9.79695229144025</text:p>
          </table:table-cell>
          <table:table-cell table:formula="of:=SQRT(POWER([.H263];2)+POWER([.I263];2)+POWER([.J263];2))" office:value-type="float" office:value="712.402748346233" calcext:value-type="float">
            <text:p>712.402748346233</text:p>
          </table:table-cell>
        </table:table-row>
        <table:table-row table:style-name="ro1">
          <table:table-cell office:value-type="float" office:value="74.399" calcext:value-type="float">
            <text:p>74.399</text:p>
          </table:table-cell>
          <table:table-cell office:value-type="float" office:value="279.658" calcext:value-type="float">
            <text:p>279.658</text:p>
          </table:table-cell>
          <table:table-cell office:value-type="float" office:value="46.2768" calcext:value-type="float">
            <text:p>46.2768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269.263" calcext:value-type="float">
            <text:p>269.263</text:p>
          </table:table-cell>
          <table:table-cell office:value-type="float" office:value="47.856" calcext:value-type="float">
            <text:p>47.856</text:p>
          </table:table-cell>
          <table:table-cell/>
          <table:table-cell table:formula="of:=([.D264]-[.A264])/0.0166667" office:value-type="float" office:value="-3.16199367601274" calcext:value-type="float">
            <text:p>-3.16199367601274</text:p>
          </table:table-cell>
          <table:table-cell table:formula="of:=ABS([.E264]-[.B264])/0.0166667" office:value-type="float" office:value="623.698752602497" calcext:value-type="float">
            <text:p>623.698752602497</text:p>
          </table:table-cell>
          <table:table-cell table:formula="of:=([.F264]-[.C264])/0.0166667" office:value-type="float" office:value="94.751810496379" calcext:value-type="float">
            <text:p>94.751810496379</text:p>
          </table:table-cell>
          <table:table-cell table:formula="of:=DEGREES(ATAN(ABS([.F264]-[.C264])/ABS([.E264]-[.B264])))" office:value-type="float" office:value="8.63827711870566" calcext:value-type="float">
            <text:p>8.63827711870566</text:p>
          </table:table-cell>
          <table:table-cell table:formula="of:=SQRT(POWER([.H264];2)+POWER([.I264];2)+POWER([.J264];2))" office:value-type="float" office:value="630.862931066852" calcext:value-type="float">
            <text:p>630.862931066852</text:p>
          </table:table-cell>
        </table:table-row>
        <table:table-row table:style-name="ro1">
          <table:table-cell office:value-type="float" office:value="74.4134" calcext:value-type="float">
            <text:p>74.4134</text:p>
          </table:table-cell>
          <table:table-cell office:value-type="float" office:value="282.275" calcext:value-type="float">
            <text:p>282.275</text:p>
          </table:table-cell>
          <table:table-cell office:value-type="float" office:value="46.1299" calcext:value-type="float">
            <text:p>46.1299</text:p>
          </table:table-cell>
          <table:table-cell office:value-type="float" office:value="74.1083" calcext:value-type="float">
            <text:p>74.1083</text:p>
          </table:table-cell>
          <table:table-cell office:value-type="float" office:value="270.374" calcext:value-type="float">
            <text:p>270.374</text:p>
          </table:table-cell>
          <table:table-cell office:value-type="float" office:value="48.4215" calcext:value-type="float">
            <text:p>48.4215</text:p>
          </table:table-cell>
          <table:table-cell/>
          <table:table-cell table:formula="of:=([.D265]-[.A265])/0.0166667" office:value-type="float" office:value="-18.305963388073" calcext:value-type="float">
            <text:p>-18.305963388073</text:p>
          </table:table-cell>
          <table:table-cell table:formula="of:=ABS([.E265]-[.B265])/0.0166667" office:value-type="float" office:value="714.058571882854" calcext:value-type="float">
            <text:p>714.058571882854</text:p>
          </table:table-cell>
          <table:table-cell table:formula="of:=([.F265]-[.C265])/0.0166667" office:value-type="float" office:value="137.49572500855" calcext:value-type="float">
            <text:p>137.49572500855</text:p>
          </table:table-cell>
          <table:table-cell table:formula="of:=DEGREES(ATAN(ABS([.F265]-[.C265])/ABS([.E265]-[.B265])))" office:value-type="float" office:value="10.8992044478206" calcext:value-type="float">
            <text:p>10.8992044478206</text:p>
          </table:table-cell>
          <table:table-cell table:formula="of:=SQRT(POWER([.H265];2)+POWER([.I265];2)+POWER([.J265];2))" office:value-type="float" office:value="727.406232287415" calcext:value-type="float">
            <text:p>727.406232287415</text:p>
          </table:table-cell>
        </table:table-row>
        <table:table-row table:style-name="ro1">
          <table:table-cell office:value-type="float" office:value="74.9615" calcext:value-type="float">
            <text:p>74.9615</text:p>
          </table:table-cell>
          <table:table-cell office:value-type="float" office:value="289.25" calcext:value-type="float">
            <text:p>289.25</text:p>
          </table:table-cell>
          <table:table-cell office:value-type="float" office:value="44.5604" calcext:value-type="float">
            <text:p>44.5604</text:p>
          </table:table-cell>
          <table:table-cell office:value-type="float" office:value="74.8953" calcext:value-type="float">
            <text:p>74.8953</text:p>
          </table:table-cell>
          <table:table-cell office:value-type="float" office:value="278.383" calcext:value-type="float">
            <text:p>278.383</text:p>
          </table:table-cell>
          <table:table-cell office:value-type="float" office:value="46.466" calcext:value-type="float">
            <text:p>46.466</text:p>
          </table:table-cell>
          <table:table-cell/>
          <table:table-cell table:formula="of:=([.D266]-[.A266])/0.0166667" office:value-type="float" office:value="-3.97199205601558" calcext:value-type="float">
            <text:p>-3.97199205601558</text:p>
          </table:table-cell>
          <table:table-cell table:formula="of:=ABS([.E266]-[.B266])/0.0166667" office:value-type="float" office:value="652.018695962609" calcext:value-type="float">
            <text:p>652.018695962609</text:p>
          </table:table-cell>
          <table:table-cell table:formula="of:=([.F266]-[.C266])/0.0166667" office:value-type="float" office:value="114.335771328457" calcext:value-type="float">
            <text:p>114.335771328457</text:p>
          </table:table-cell>
          <table:table-cell table:formula="of:=DEGREES(ATAN(ABS([.F266]-[.C266])/ABS([.E266]-[.B266])))" office:value-type="float" office:value="9.94606797289912" calcext:value-type="float">
            <text:p>9.94606797289912</text:p>
          </table:table-cell>
          <table:table-cell table:formula="of:=SQRT(POWER([.H266];2)+POWER([.I266];2)+POWER([.J266];2))" office:value-type="float" office:value="661.979474916668" calcext:value-type="float">
            <text:p>661.979474916668</text:p>
          </table:table-cell>
        </table:table-row>
        <table:table-row table:style-name="ro1">
          <table:table-cell office:value-type="float" office:value="74.7039" calcext:value-type="float">
            <text:p>74.7039</text:p>
          </table:table-cell>
          <table:table-cell office:value-type="float" office:value="289.216" calcext:value-type="float">
            <text:p>289.216</text:p>
          </table:table-cell>
          <table:table-cell office:value-type="float" office:value="44.5679" calcext:value-type="float">
            <text:p>44.5679</text:p>
          </table:table-cell>
          <table:table-cell office:value-type="float" office:value="74.3931" calcext:value-type="float">
            <text:p>74.3931</text:p>
          </table:table-cell>
          <table:table-cell office:value-type="float" office:value="278.281" calcext:value-type="float">
            <text:p>278.281</text:p>
          </table:table-cell>
          <table:table-cell office:value-type="float" office:value="46.7345" calcext:value-type="float">
            <text:p>46.7345</text:p>
          </table:table-cell>
          <table:table-cell/>
          <table:table-cell table:formula="of:=([.D267]-[.A267])/0.0166667" office:value-type="float" office:value="-18.6479627040746" calcext:value-type="float">
            <text:p>-18.6479627040746</text:p>
          </table:table-cell>
          <table:table-cell table:formula="of:=ABS([.E267]-[.B267])/0.0166667" office:value-type="float" office:value="656.098687802625" calcext:value-type="float">
            <text:p>656.098687802625</text:p>
          </table:table-cell>
          <table:table-cell table:formula="of:=([.F267]-[.C267])/0.0166667" office:value-type="float" office:value="129.99574000852" calcext:value-type="float">
            <text:p>129.99574000852</text:p>
          </table:table-cell>
          <table:table-cell table:formula="of:=DEGREES(ATAN(ABS([.F267]-[.C267])/ABS([.E267]-[.B267])))" office:value-type="float" office:value="11.2071175772292" calcext:value-type="float">
            <text:p>11.2071175772292</text:p>
          </table:table-cell>
          <table:table-cell table:formula="of:=SQRT(POWER([.H267];2)+POWER([.I267];2)+POWER([.J267];2))" office:value-type="float" office:value="669.112940444064" calcext:value-type="float">
            <text:p>669.112940444064</text:p>
          </table:table-cell>
        </table:table-row>
        <table:table-row table:style-name="ro1">
          <table:table-cell office:value-type="float" office:value="74.4033" calcext:value-type="float">
            <text:p>74.4033</text:p>
          </table:table-cell>
          <table:table-cell office:value-type="float" office:value="281.153" calcext:value-type="float">
            <text:p>281.153</text:p>
          </table:table-cell>
          <table:table-cell office:value-type="float" office:value="45.2991" calcext:value-type="float">
            <text:p>45.2991</text:p>
          </table:table-cell>
          <table:table-cell office:value-type="float" office:value="74.1263" calcext:value-type="float">
            <text:p>74.1263</text:p>
          </table:table-cell>
          <table:table-cell office:value-type="float" office:value="275.836" calcext:value-type="float">
            <text:p>275.836</text:p>
          </table:table-cell>
          <table:table-cell office:value-type="float" office:value="46.1179" calcext:value-type="float">
            <text:p>46.1179</text:p>
          </table:table-cell>
          <table:table-cell/>
          <table:table-cell table:formula="of:=([.D268]-[.A268])/0.0166667" office:value-type="float" office:value="-16.6199667600665" calcext:value-type="float">
            <text:p>-16.6199667600665</text:p>
          </table:table-cell>
          <table:table-cell table:formula="of:=ABS([.E268]-[.B268])/0.0166667" office:value-type="float" office:value="319.019361961276" calcext:value-type="float">
            <text:p>319.019361961276</text:p>
          </table:table-cell>
          <table:table-cell table:formula="of:=([.F268]-[.C268])/0.0166667" office:value-type="float" office:value="49.1279017441963" calcext:value-type="float">
            <text:p>49.1279017441963</text:p>
          </table:table-cell>
          <table:table-cell table:formula="of:=DEGREES(ATAN(ABS([.F268]-[.C268])/ABS([.E268]-[.B268])))" office:value-type="float" office:value="8.75458351598082" calcext:value-type="float">
            <text:p>8.75458351598082</text:p>
          </table:table-cell>
          <table:table-cell table:formula="of:=SQRT(POWER([.H268];2)+POWER([.I268];2)+POWER([.J268];2))" office:value-type="float" office:value="323.207560757902" calcext:value-type="float">
            <text:p>323.207560757902</text:p>
          </table:table-cell>
        </table:table-row>
        <table:table-row table:style-name="ro1">
          <table:table-cell office:value-type="float" office:value="74.9787" calcext:value-type="float">
            <text:p>74.9787</text:p>
          </table:table-cell>
          <table:table-cell office:value-type="float" office:value="292.029" calcext:value-type="float">
            <text:p>292.029</text:p>
          </table:table-cell>
          <table:table-cell office:value-type="float" office:value="44.1367" calcext:value-type="float">
            <text:p>44.1367</text:p>
          </table:table-cell>
          <table:table-cell office:value-type="float" office:value="74.667" calcext:value-type="float">
            <text:p>74.667</text:p>
          </table:table-cell>
          <table:table-cell office:value-type="float" office:value="282.304" calcext:value-type="float">
            <text:p>282.304</text:p>
          </table:table-cell>
          <table:table-cell office:value-type="float" office:value="46.1232" calcext:value-type="float">
            <text:p>46.1232</text:p>
          </table:table-cell>
          <table:table-cell/>
          <table:table-cell table:formula="of:=([.D269]-[.A269])/0.0166667" office:value-type="float" office:value="-18.7019625960749" calcext:value-type="float">
            <text:p>-18.7019625960749</text:p>
          </table:table-cell>
          <table:table-cell table:formula="of:=ABS([.E269]-[.B269])/0.0166667" office:value-type="float" office:value="583.498833002335" calcext:value-type="float">
            <text:p>583.498833002335</text:p>
          </table:table-cell>
          <table:table-cell table:formula="of:=([.F269]-[.C269])/0.0166667" office:value-type="float" office:value="119.189761620477" calcext:value-type="float">
            <text:p>119.189761620477</text:p>
          </table:table-cell>
          <table:table-cell table:formula="of:=DEGREES(ATAN(ABS([.F269]-[.C269])/ABS([.E269]-[.B269])))" office:value-type="float" office:value="11.5448357595759" calcext:value-type="float">
            <text:p>11.5448357595759</text:p>
          </table:table-cell>
          <table:table-cell table:formula="of:=SQRT(POWER([.H269];2)+POWER([.I269];2)+POWER([.J269];2))" office:value-type="float" office:value="595.841296651364" calcext:value-type="float">
            <text:p>595.841296651364</text:p>
          </table:table-cell>
        </table:table-row>
        <table:table-row table:style-name="ro1">
          <table:table-cell office:value-type="float" office:value="74.6808" calcext:value-type="float">
            <text:p>74.6808</text:p>
          </table:table-cell>
          <table:table-cell office:value-type="float" office:value="285.117" calcext:value-type="float">
            <text:p>285.117</text:p>
          </table:table-cell>
          <table:table-cell office:value-type="float" office:value="45.193" calcext:value-type="float">
            <text:p>45.193</text:p>
          </table:table-cell>
          <table:table-cell office:value-type="float" office:value="74.6129" calcext:value-type="float">
            <text:p>74.6129</text:p>
          </table:table-cell>
          <table:table-cell office:value-type="float" office:value="273.235" calcext:value-type="float">
            <text:p>273.235</text:p>
          </table:table-cell>
          <table:table-cell office:value-type="float" office:value="46.7587" calcext:value-type="float">
            <text:p>46.7587</text:p>
          </table:table-cell>
          <table:table-cell/>
          <table:table-cell table:formula="of:=([.D270]-[.A270])/0.0166667" office:value-type="float" office:value="-4.07399185201682" calcext:value-type="float">
            <text:p>-4.07399185201682</text:p>
          </table:table-cell>
          <table:table-cell table:formula="of:=ABS([.E270]-[.B270])/0.0166667" office:value-type="float" office:value="712.918574162852" calcext:value-type="float">
            <text:p>712.918574162852</text:p>
          </table:table-cell>
          <table:table-cell table:formula="of:=([.F270]-[.C270])/0.0166667" office:value-type="float" office:value="93.9418121163758" calcext:value-type="float">
            <text:p>93.9418121163758</text:p>
          </table:table-cell>
          <table:table-cell table:formula="of:=DEGREES(ATAN(ABS([.F270]-[.C270])/ABS([.E270]-[.B270])))" office:value-type="float" office:value="7.50665958564854" calcext:value-type="float">
            <text:p>7.50665958564854</text:p>
          </table:table-cell>
          <table:table-cell table:formula="of:=SQRT(POWER([.H270];2)+POWER([.I270];2)+POWER([.J270];2))" office:value-type="float" office:value="719.092869426274" calcext:value-type="float">
            <text:p>719.092869426274</text:p>
          </table:table-cell>
        </table:table-row>
        <table:table-row table:style-name="ro1">
          <table:table-cell office:value-type="float" office:value="74.7595" calcext:value-type="float">
            <text:p>74.7595</text:p>
          </table:table-cell>
          <table:table-cell office:value-type="float" office:value="299.103" calcext:value-type="float">
            <text:p>299.103</text:p>
          </table:table-cell>
          <table:table-cell office:value-type="float" office:value="43.0604" calcext:value-type="float">
            <text:p>43.0604</text:p>
          </table:table-cell>
          <table:table-cell office:value-type="float" office:value="74.6892" calcext:value-type="float">
            <text:p>74.6892</text:p>
          </table:table-cell>
          <table:table-cell office:value-type="float" office:value="286.422" calcext:value-type="float">
            <text:p>286.422</text:p>
          </table:table-cell>
          <table:table-cell office:value-type="float" office:value="45.2469" calcext:value-type="float">
            <text:p>45.2469</text:p>
          </table:table-cell>
          <table:table-cell/>
          <table:table-cell table:formula="of:=([.D271]-[.A271])/0.0166667" office:value-type="float" office:value="-4.21799156401706" calcext:value-type="float">
            <text:p>-4.21799156401706</text:p>
          </table:table-cell>
          <table:table-cell table:formula="of:=ABS([.E271]-[.B271])/0.0166667" office:value-type="float" office:value="760.858478283043" calcext:value-type="float">
            <text:p>760.858478283043</text:p>
          </table:table-cell>
          <table:table-cell table:formula="of:=([.F271]-[.C271])/0.0166667" office:value-type="float" office:value="131.189737620524" calcext:value-type="float">
            <text:p>131.189737620524</text:p>
          </table:table-cell>
          <table:table-cell table:formula="of:=DEGREES(ATAN(ABS([.F271]-[.C271])/ABS([.E271]-[.B271])))" office:value-type="float" office:value="9.78293659353208" calcext:value-type="float">
            <text:p>9.78293659353208</text:p>
          </table:table-cell>
          <table:table-cell table:formula="of:=SQRT(POWER([.H271];2)+POWER([.I271];2)+POWER([.J271];2))" office:value-type="float" office:value="772.097249499675" calcext:value-type="float">
            <text:p>772.097249499675</text:p>
          </table:table-cell>
        </table:table-row>
        <table:table-row table:style-name="ro1">
          <table:table-cell office:value-type="float" office:value="74.7046" calcext:value-type="float">
            <text:p>74.7046</text:p>
          </table:table-cell>
          <table:table-cell office:value-type="float" office:value="289.169" calcext:value-type="float">
            <text:p>289.169</text:p>
          </table:table-cell>
          <table:table-cell office:value-type="float" office:value="44.8296" calcext:value-type="float">
            <text:p>44.8296</text:p>
          </table:table-cell>
          <table:table-cell office:value-type="float" office:value="74.1537" calcext:value-type="float">
            <text:p>74.1537</text:p>
          </table:table-cell>
          <table:table-cell office:value-type="float" office:value="280.917" calcext:value-type="float">
            <text:p>280.917</text:p>
          </table:table-cell>
          <table:table-cell office:value-type="float" office:value="46.3378" calcext:value-type="float">
            <text:p>46.3378</text:p>
          </table:table-cell>
          <table:table-cell/>
          <table:table-cell table:formula="of:=([.D272]-[.A272])/0.0166667" office:value-type="float" office:value="-33.0539338921321" calcext:value-type="float">
            <text:p>-33.0539338921321</text:p>
          </table:table-cell>
          <table:table-cell table:formula="of:=ABS([.E272]-[.B272])/0.0166667" office:value-type="float" office:value="495.119009761981" calcext:value-type="float">
            <text:p>495.119009761981</text:p>
          </table:table-cell>
          <table:table-cell table:formula="of:=([.F272]-[.C272])/0.0166667" office:value-type="float" office:value="90.4918190163621" calcext:value-type="float">
            <text:p>90.4918190163621</text:p>
          </table:table-cell>
          <table:table-cell table:formula="of:=DEGREES(ATAN(ABS([.F272]-[.C272])/ABS([.E272]-[.B272])))" office:value-type="float" office:value="10.3575064438094" calcext:value-type="float">
            <text:p>10.3575064438094</text:p>
          </table:table-cell>
          <table:table-cell table:formula="of:=SQRT(POWER([.H272];2)+POWER([.I272];2)+POWER([.J272];2))" office:value-type="float" office:value="504.404763738726" calcext:value-type="float">
            <text:p>504.404763738726</text:p>
          </table:table-cell>
        </table:table-row>
        <table:table-row table:style-name="ro1">
          <table:table-cell office:value-type="float" office:value="74.6877" calcext:value-type="float">
            <text:p>74.6877</text:p>
          </table:table-cell>
          <table:table-cell office:value-type="float" office:value="286.536" calcext:value-type="float">
            <text:p>286.536</text:p>
          </table:table-cell>
          <table:table-cell office:value-type="float" office:value="44.7234" calcext:value-type="float">
            <text:p>44.7234</text:p>
          </table:table-cell>
          <table:table-cell office:value-type="float" office:value="74.1322" calcext:value-type="float">
            <text:p>74.1322</text:p>
          </table:table-cell>
          <table:table-cell office:value-type="float" office:value="277.148" calcext:value-type="float">
            <text:p>277.148</text:p>
          </table:table-cell>
          <table:table-cell office:value-type="float" office:value="45.9164" calcext:value-type="float">
            <text:p>45.9164</text:p>
          </table:table-cell>
          <table:table-cell/>
          <table:table-cell table:formula="of:=([.D273]-[.A273])/0.0166667" office:value-type="float" office:value="-33.3299333401339" calcext:value-type="float">
            <text:p>-33.3299333401339</text:p>
          </table:table-cell>
          <table:table-cell table:formula="of:=ABS([.E273]-[.B273])/0.0166667" office:value-type="float" office:value="563.278873442252" calcext:value-type="float">
            <text:p>563.278873442252</text:p>
          </table:table-cell>
          <table:table-cell table:formula="of:=([.F273]-[.C273])/0.0166667" office:value-type="float" office:value="71.5798568402866" calcext:value-type="float">
            <text:p>71.5798568402866</text:p>
          </table:table-cell>
          <table:table-cell table:formula="of:=DEGREES(ATAN(ABS([.F273]-[.C273])/ABS([.E273]-[.B273])))" office:value-type="float" office:value="7.24216550481359" calcext:value-type="float">
            <text:p>7.24216550481359</text:p>
          </table:table-cell>
          <table:table-cell table:formula="of:=SQRT(POWER([.H273];2)+POWER([.I273];2)+POWER([.J273];2))" office:value-type="float" office:value="568.78611940527" calcext:value-type="float">
            <text:p>568.78611940527</text:p>
          </table:table-cell>
        </table:table-row>
        <table:table-row table:style-name="ro1">
          <table:table-cell office:value-type="float" office:value="74.721" calcext:value-type="float">
            <text:p>74.721</text:p>
          </table:table-cell>
          <table:table-cell office:value-type="float" office:value="291.894" calcext:value-type="float">
            <text:p>291.894</text:p>
          </table:table-cell>
          <table:table-cell office:value-type="float" office:value="44.6716" calcext:value-type="float">
            <text:p>44.6716</text:p>
          </table:table-cell>
          <table:table-cell office:value-type="float" office:value="74.6602" calcext:value-type="float">
            <text:p>74.6602</text:p>
          </table:table-cell>
          <table:table-cell office:value-type="float" office:value="280.912" calcext:value-type="float">
            <text:p>280.912</text:p>
          </table:table-cell>
          <table:table-cell office:value-type="float" office:value="46.5838" calcext:value-type="float">
            <text:p>46.5838</text:p>
          </table:table-cell>
          <table:table-cell/>
          <table:table-cell table:formula="of:=([.D274]-[.A274])/0.0166667" office:value-type="float" office:value="-3.64799270401462" calcext:value-type="float">
            <text:p>-3.64799270401462</text:p>
          </table:table-cell>
          <table:table-cell table:formula="of:=ABS([.E274]-[.B274])/0.0166667" office:value-type="float" office:value="658.918682162637" calcext:value-type="float">
            <text:p>658.918682162637</text:p>
          </table:table-cell>
          <table:table-cell table:formula="of:=([.F274]-[.C274])/0.0166667" office:value-type="float" office:value="114.731770536459" calcext:value-type="float">
            <text:p>114.731770536459</text:p>
          </table:table-cell>
          <table:table-cell table:formula="of:=DEGREES(ATAN(ABS([.F274]-[.C274])/ABS([.E274]-[.B274])))" office:value-type="float" office:value="9.87738786139867" calcext:value-type="float">
            <text:p>9.87738786139867</text:p>
          </table:table-cell>
          <table:table-cell table:formula="of:=SQRT(POWER([.H274];2)+POWER([.I274];2)+POWER([.J274];2))" office:value-type="float" office:value="668.842669634755" calcext:value-type="float">
            <text:p>668.842669634755</text:p>
          </table:table-cell>
        </table:table-row>
        <table:table-row table:style-name="ro1">
          <table:table-cell office:value-type="float" office:value="74.9781" calcext:value-type="float">
            <text:p>74.9781</text:p>
          </table:table-cell>
          <table:table-cell office:value-type="float" office:value="292.089" calcext:value-type="float">
            <text:p>292.089</text:p>
          </table:table-cell>
          <table:table-cell office:value-type="float" office:value="43.8714" calcext:value-type="float">
            <text:p>43.8714</text:p>
          </table:table-cell>
          <table:table-cell office:value-type="float" office:value="75.1636" calcext:value-type="float">
            <text:p>75.1636</text:p>
          </table:table-cell>
          <table:table-cell office:value-type="float" office:value="281.176" calcext:value-type="float">
            <text:p>281.176</text:p>
          </table:table-cell>
          <table:table-cell office:value-type="float" office:value="45.5389" calcext:value-type="float">
            <text:p>45.5389</text:p>
          </table:table-cell>
          <table:table-cell/>
          <table:table-cell table:formula="of:=([.D275]-[.A275])/0.0166667" office:value-type="float" office:value="11.1299777400448" calcext:value-type="float">
            <text:p>11.1299777400448</text:p>
          </table:table-cell>
          <table:table-cell table:formula="of:=ABS([.E275]-[.B275])/0.0166667" office:value-type="float" office:value="654.77869044262" calcext:value-type="float">
            <text:p>654.77869044262</text:p>
          </table:table-cell>
          <table:table-cell table:formula="of:=([.F275]-[.C275])/0.0166667" office:value-type="float" office:value="100.0497999004" calcext:value-type="float">
            <text:p>100.0497999004</text:p>
          </table:table-cell>
          <table:table-cell table:formula="of:=DEGREES(ATAN(ABS([.F275]-[.C275])/ABS([.E275]-[.B275])))" office:value-type="float" office:value="8.68756594088818" calcext:value-type="float">
            <text:p>8.68756594088818</text:p>
          </table:table-cell>
          <table:table-cell table:formula="of:=SQRT(POWER([.H275];2)+POWER([.I275];2)+POWER([.J275];2))" office:value-type="float" office:value="662.47186530626" calcext:value-type="float">
            <text:p>662.47186530626</text:p>
          </table:table-cell>
        </table:table-row>
        <table:table-row table:style-name="ro1">
          <table:table-cell office:value-type="float" office:value="74.4109" calcext:value-type="float">
            <text:p>74.4109</text:p>
          </table:table-cell>
          <table:table-cell office:value-type="float" office:value="282.44" calcext:value-type="float">
            <text:p>282.44</text:p>
          </table:table-cell>
          <table:table-cell office:value-type="float" office:value="45.3526" calcext:value-type="float">
            <text:p>45.3526</text:p>
          </table:table-cell>
          <table:table-cell office:value-type="float" office:value="74.3503" calcext:value-type="float">
            <text:p>74.3503</text:p>
          </table:table-cell>
          <table:table-cell office:value-type="float" office:value="270.686" calcext:value-type="float">
            <text:p>270.686</text:p>
          </table:table-cell>
          <table:table-cell office:value-type="float" office:value="46.9065" calcext:value-type="float">
            <text:p>46.9065</text:p>
          </table:table-cell>
          <table:table-cell/>
          <table:table-cell table:formula="of:=([.D276]-[.A276])/0.0166667" office:value-type="float" office:value="-3.63599272801417" calcext:value-type="float">
            <text:p>-3.63599272801417</text:p>
          </table:table-cell>
          <table:table-cell table:formula="of:=ABS([.E276]-[.B276])/0.0166667" office:value-type="float" office:value="705.238589522822" calcext:value-type="float">
            <text:p>705.238589522822</text:p>
          </table:table-cell>
          <table:table-cell table:formula="of:=([.F276]-[.C276])/0.0166667" office:value-type="float" office:value="93.2338135323729" calcext:value-type="float">
            <text:p>93.2338135323729</text:p>
          </table:table-cell>
          <table:table-cell table:formula="of:=DEGREES(ATAN(ABS([.F276]-[.C276])/ABS([.E276]-[.B276])))" office:value-type="float" office:value="7.53093450970443" calcext:value-type="float">
            <text:p>7.53093450970443</text:p>
          </table:table-cell>
          <table:table-cell table:formula="of:=SQRT(POWER([.H276];2)+POWER([.I276];2)+POWER([.J276];2))" office:value-type="float" office:value="711.384026093535" calcext:value-type="float">
            <text:p>711.384026093535</text:p>
          </table:table-cell>
        </table:table-row>
        <table:table-row table:style-name="ro1">
          <table:table-cell office:value-type="float" office:value="74.7514" calcext:value-type="float">
            <text:p>74.7514</text:p>
          </table:table-cell>
          <table:table-cell office:value-type="float" office:value="297.669" calcext:value-type="float">
            <text:p>297.669</text:p>
          </table:table-cell>
          <table:table-cell office:value-type="float" office:value="43.2792" calcext:value-type="float">
            <text:p>43.2792</text:p>
          </table:table-cell>
          <table:table-cell office:value-type="float" office:value="74.6884" calcext:value-type="float">
            <text:p>74.6884</text:p>
          </table:table-cell>
          <table:table-cell office:value-type="float" office:value="286.474" calcext:value-type="float">
            <text:p>286.474</text:p>
          </table:table-cell>
          <table:table-cell office:value-type="float" office:value="44.9861" calcext:value-type="float">
            <text:p>44.9861</text:p>
          </table:table-cell>
          <table:table-cell/>
          <table:table-cell table:formula="of:=([.D277]-[.A277])/0.0166667" office:value-type="float" office:value="-3.77999244001526" calcext:value-type="float">
            <text:p>-3.77999244001526</text:p>
          </table:table-cell>
          <table:table-cell table:formula="of:=ABS([.E277]-[.B277])/0.0166667" office:value-type="float" office:value="671.698656602686" calcext:value-type="float">
            <text:p>671.698656602686</text:p>
          </table:table-cell>
          <table:table-cell table:formula="of:=([.F277]-[.C277])/0.0166667" office:value-type="float" office:value="102.41379517241" calcext:value-type="float">
            <text:p>102.41379517241</text:p>
          </table:table-cell>
          <table:table-cell table:formula="of:=DEGREES(ATAN(ABS([.F277]-[.C277])/ABS([.E277]-[.B277])))" office:value-type="float" office:value="8.66911338590334" calcext:value-type="float">
            <text:p>8.66911338590334</text:p>
          </table:table-cell>
          <table:table-cell table:formula="of:=SQRT(POWER([.H277];2)+POWER([.I277];2)+POWER([.J277];2))" office:value-type="float" office:value="679.471823600005" calcext:value-type="float">
            <text:p>679.471823600005</text:p>
          </table:table-cell>
        </table:table-row>
        <table:table-row table:style-name="ro1">
          <table:table-cell office:value-type="float" office:value="74.4534" calcext:value-type="float">
            <text:p>74.4534</text:p>
          </table:table-cell>
          <table:table-cell office:value-type="float" office:value="290.591" calcext:value-type="float">
            <text:p>290.591</text:p>
          </table:table-cell>
          <table:table-cell office:value-type="float" office:value="44.3607" calcext:value-type="float">
            <text:p>44.3607</text:p>
          </table:table-cell>
          <table:table-cell office:value-type="float" office:value="73.8927" calcext:value-type="float">
            <text:p>73.8927</text:p>
          </table:table-cell>
          <table:table-cell office:value-type="float" office:value="279.716" calcext:value-type="float">
            <text:p>279.716</text:p>
          </table:table-cell>
          <table:table-cell office:value-type="float" office:value="45.7741" calcext:value-type="float">
            <text:p>45.7741</text:p>
          </table:table-cell>
          <table:table-cell/>
          <table:table-cell table:formula="of:=([.D278]-[.A278])/0.0166667" office:value-type="float" office:value="-33.6419327161344" calcext:value-type="float">
            <text:p>-33.6419327161344</text:p>
          </table:table-cell>
          <table:table-cell table:formula="of:=ABS([.E278]-[.B278])/0.0166667" office:value-type="float" office:value="652.49869500261" calcext:value-type="float">
            <text:p>652.49869500261</text:p>
          </table:table-cell>
          <table:table-cell table:formula="of:=([.F278]-[.C278])/0.0166667" office:value-type="float" office:value="84.803830392339" calcext:value-type="float">
            <text:p>84.803830392339</text:p>
          </table:table-cell>
          <table:table-cell table:formula="of:=DEGREES(ATAN(ABS([.F278]-[.C278])/ABS([.E278]-[.B278])))" office:value-type="float" office:value="7.40509876465845" calcext:value-type="float">
            <text:p>7.40509876465845</text:p>
          </table:table-cell>
          <table:table-cell table:formula="of:=SQRT(POWER([.H278];2)+POWER([.I278];2)+POWER([.J278];2))" office:value-type="float" office:value="658.84597309705" calcext:value-type="float">
            <text:p>658.84597309705</text:p>
          </table:table-cell>
        </table:table-row>
        <table:table-row table:style-name="ro1">
          <table:table-cell office:value-type="float" office:value="74.6829" calcext:value-type="float">
            <text:p>74.6829</text:p>
          </table:table-cell>
          <table:table-cell office:value-type="float" office:value="284.948" calcext:value-type="float">
            <text:p>284.948</text:p>
          </table:table-cell>
          <table:table-cell office:value-type="float" office:value="45.975" calcext:value-type="float">
            <text:p>45.975</text:p>
          </table:table-cell>
          <table:table-cell office:value-type="float" office:value="74.6165" calcext:value-type="float">
            <text:p>74.6165</text:p>
          </table:table-cell>
          <table:table-cell office:value-type="float" office:value="272.982" calcext:value-type="float">
            <text:p>272.982</text:p>
          </table:table-cell>
          <table:table-cell office:value-type="float" office:value="48.025" calcext:value-type="float">
            <text:p>48.025</text:p>
          </table:table-cell>
          <table:table-cell/>
          <table:table-cell table:formula="of:=([.D279]-[.A279])/0.0166667" office:value-type="float" office:value="-3.98399203201603" calcext:value-type="float">
            <text:p>-3.98399203201603</text:p>
          </table:table-cell>
          <table:table-cell table:formula="of:=ABS([.E279]-[.B279])/0.0166667" office:value-type="float" office:value="717.958564082869" calcext:value-type="float">
            <text:p>717.958564082869</text:p>
          </table:table-cell>
          <table:table-cell table:formula="of:=([.F279]-[.C279])/0.0166667" office:value-type="float" office:value="122.999754000492" calcext:value-type="float">
            <text:p>122.999754000492</text:p>
          </table:table-cell>
          <table:table-cell table:formula="of:=DEGREES(ATAN(ABS([.F279]-[.C279])/ABS([.E279]-[.B279])))" office:value-type="float" office:value="9.72146501692644" calcext:value-type="float">
            <text:p>9.72146501692644</text:p>
          </table:table-cell>
          <table:table-cell table:formula="of:=SQRT(POWER([.H279];2)+POWER([.I279];2)+POWER([.J279];2))" office:value-type="float" office:value="728.429345521326" calcext:value-type="float">
            <text:p>728.429345521326</text:p>
          </table:table-cell>
        </table:table-row>
        <table:table-row table:style-name="ro1">
          <table:table-cell office:value-type="float" office:value="74.7441" calcext:value-type="float">
            <text:p>74.7441</text:p>
          </table:table-cell>
          <table:table-cell office:value-type="float" office:value="296.181" calcext:value-type="float">
            <text:p>296.181</text:p>
          </table:table-cell>
          <table:table-cell office:value-type="float" office:value="43.7644" calcext:value-type="float">
            <text:p>43.7644</text:p>
          </table:table-cell>
          <table:table-cell office:value-type="float" office:value="74.6753" calcext:value-type="float">
            <text:p>74.6753</text:p>
          </table:table-cell>
          <table:table-cell office:value-type="float" office:value="283.595" calcext:value-type="float">
            <text:p>283.595</text:p>
          </table:table-cell>
          <table:table-cell office:value-type="float" office:value="46.179" calcext:value-type="float">
            <text:p>46.179</text:p>
          </table:table-cell>
          <table:table-cell/>
          <table:table-cell table:formula="of:=([.D280]-[.A280])/0.0166667" office:value-type="float" office:value="-4.12799174401712" calcext:value-type="float">
            <text:p>-4.12799174401712</text:p>
          </table:table-cell>
          <table:table-cell table:formula="of:=ABS([.E280]-[.B280])/0.0166667" office:value-type="float" office:value="755.158489683018" calcext:value-type="float">
            <text:p>755.158489683018</text:p>
          </table:table-cell>
          <table:table-cell table:formula="of:=([.F280]-[.C280])/0.0166667" office:value-type="float" office:value="144.87571024858" calcext:value-type="float">
            <text:p>144.87571024858</text:p>
          </table:table-cell>
          <table:table-cell table:formula="of:=DEGREES(ATAN(ABS([.F280]-[.C280])/ABS([.E280]-[.B280])))" office:value-type="float" office:value="10.8601304849409" calcext:value-type="float">
            <text:p>10.8601304849409</text:p>
          </table:table-cell>
          <table:table-cell table:formula="of:=SQRT(POWER([.H280];2)+POWER([.I280];2)+POWER([.J280];2))" office:value-type="float" office:value="768.941061640101" calcext:value-type="float">
            <text:p>768.941061640101</text:p>
          </table:table-cell>
        </table:table-row>
        <table:table-row table:style-name="ro1">
          <table:table-cell office:value-type="float" office:value="76.2257" calcext:value-type="float">
            <text:p>76.2257</text:p>
          </table:table-cell>
          <table:table-cell office:value-type="float" office:value="286.496" calcext:value-type="float">
            <text:p>286.496</text:p>
          </table:table-cell>
          <table:table-cell office:value-type="float" office:value="45.4745" calcext:value-type="float">
            <text:p>45.4745</text:p>
          </table:table-cell>
          <table:table-cell office:value-type="float" office:value="76.3801" calcext:value-type="float">
            <text:p>76.3801</text:p>
          </table:table-cell>
          <table:table-cell office:value-type="float" office:value="275.794" calcext:value-type="float">
            <text:p>275.794</text:p>
          </table:table-cell>
          <table:table-cell office:value-type="float" office:value="47.3395" calcext:value-type="float">
            <text:p>47.3395</text:p>
          </table:table-cell>
          <table:table-cell/>
          <table:table-cell table:formula="of:=([.D281]-[.A281])/0.0166667" office:value-type="float" office:value="9.26398147203678" calcext:value-type="float">
            <text:p>9.26398147203678</text:p>
          </table:table-cell>
          <table:table-cell table:formula="of:=ABS([.E281]-[.B281])/0.0166667" office:value-type="float" office:value="642.118715762568" calcext:value-type="float">
            <text:p>642.118715762568</text:p>
          </table:table-cell>
          <table:table-cell table:formula="of:=([.F281]-[.C281])/0.0166667" office:value-type="float" office:value="111.899776200448" calcext:value-type="float">
            <text:p>111.899776200448</text:p>
          </table:table-cell>
          <table:table-cell table:formula="of:=DEGREES(ATAN(ABS([.F281]-[.C281])/ABS([.E281]-[.B281])))" office:value-type="float" office:value="9.88546236378459" calcext:value-type="float">
            <text:p>9.88546236378459</text:p>
          </table:table-cell>
          <table:table-cell table:formula="of:=SQRT(POWER([.H281];2)+POWER([.I281];2)+POWER([.J281];2))" office:value-type="float" office:value="651.86181541719" calcext:value-type="float">
            <text:p>651.86181541719</text:p>
          </table:table-cell>
        </table:table-row>
        <table:table-row table:style-name="ro1">
          <table:table-cell office:value-type="float" office:value="75.7018" calcext:value-type="float">
            <text:p>75.7018</text:p>
          </table:table-cell>
          <table:table-cell office:value-type="float" office:value="285.257" calcext:value-type="float">
            <text:p>285.257</text:p>
          </table:table-cell>
          <table:table-cell office:value-type="float" office:value="44.9097" calcext:value-type="float">
            <text:p>44.9097</text:p>
          </table:table-cell>
          <table:table-cell office:value-type="float" office:value="75.857" calcext:value-type="float">
            <text:p>75.857</text:p>
          </table:table-cell>
          <table:table-cell office:value-type="float" office:value="273.358" calcext:value-type="float">
            <text:p>273.358</text:p>
          </table:table-cell>
          <table:table-cell office:value-type="float" office:value="46.7284" calcext:value-type="float">
            <text:p>46.7284</text:p>
          </table:table-cell>
          <table:table-cell/>
          <table:table-cell table:formula="of:=([.D282]-[.A282])/0.0166667" office:value-type="float" office:value="9.31198137603686" calcext:value-type="float">
            <text:p>9.31198137603686</text:p>
          </table:table-cell>
          <table:table-cell table:formula="of:=ABS([.E282]-[.B282])/0.0166667" office:value-type="float" office:value="713.938572122856" calcext:value-type="float">
            <text:p>713.938572122856</text:p>
          </table:table-cell>
          <table:table-cell table:formula="of:=([.F282]-[.C282])/0.0166667" office:value-type="float" office:value="109.121781756436" calcext:value-type="float">
            <text:p>109.121781756436</text:p>
          </table:table-cell>
          <table:table-cell table:formula="of:=DEGREES(ATAN(ABS([.F282]-[.C282])/ABS([.E282]-[.B282])))" office:value-type="float" office:value="8.69010575190495" calcext:value-type="float">
            <text:p>8.69010575190495</text:p>
          </table:table-cell>
          <table:table-cell table:formula="of:=SQRT(POWER([.H282];2)+POWER([.I282];2)+POWER([.J282];2))" office:value-type="float" office:value="722.289804036904" calcext:value-type="float">
            <text:p>722.289804036904</text:p>
          </table:table-cell>
        </table:table-row>
        <table:table-row table:style-name="ro1">
          <table:table-cell office:value-type="float" office:value="75.1817" calcext:value-type="float">
            <text:p>75.1817</text:p>
          </table:table-cell>
          <table:table-cell office:value-type="float" office:value="283.858" calcext:value-type="float">
            <text:p>283.858</text:p>
          </table:table-cell>
          <table:table-cell office:value-type="float" office:value="45.1285" calcext:value-type="float">
            <text:p>45.1285</text:p>
          </table:table-cell>
          <table:table-cell office:value-type="float" office:value="75.3494" calcext:value-type="float">
            <text:p>75.3494</text:p>
          </table:table-cell>
          <table:table-cell office:value-type="float" office:value="272.072" calcext:value-type="float">
            <text:p>272.072</text:p>
          </table:table-cell>
          <table:table-cell office:value-type="float" office:value="46.6846" calcext:value-type="float">
            <text:p>46.6846</text:p>
          </table:table-cell>
          <table:table-cell/>
          <table:table-cell table:formula="of:=([.D283]-[.A283])/0.0166667" office:value-type="float" office:value="10.06197987604" calcext:value-type="float">
            <text:p>10.06197987604</text:p>
          </table:table-cell>
          <table:table-cell table:formula="of:=ABS([.E283]-[.B283])/0.0166667" office:value-type="float" office:value="707.158585682829" calcext:value-type="float">
            <text:p>707.158585682829</text:p>
          </table:table-cell>
          <table:table-cell table:formula="of:=([.F283]-[.C283])/0.0166667" office:value-type="float" office:value="93.3658132683735" calcext:value-type="float">
            <text:p>93.3658132683735</text:p>
          </table:table-cell>
          <table:table-cell table:formula="of:=DEGREES(ATAN(ABS([.F283]-[.C283])/ABS([.E283]-[.B283])))" office:value-type="float" office:value="7.52123309372514" calcext:value-type="float">
            <text:p>7.52123309372514</text:p>
          </table:table-cell>
          <table:table-cell table:formula="of:=SQRT(POWER([.H283];2)+POWER([.I283];2)+POWER([.J283];2))" office:value-type="float" office:value="713.366444284583" calcext:value-type="float">
            <text:p>713.366444284583</text:p>
          </table:table-cell>
        </table:table-row>
        <table:table-row table:style-name="ro1">
          <table:table-cell office:value-type="float" office:value="75.229" calcext:value-type="float">
            <text:p>75.229</text:p>
          </table:table-cell>
          <table:table-cell office:value-type="float" office:value="290.593" calcext:value-type="float">
            <text:p>290.593</text:p>
          </table:table-cell>
          <table:table-cell office:value-type="float" office:value="44.6086" calcext:value-type="float">
            <text:p>44.6086</text:p>
          </table:table-cell>
          <table:table-cell office:value-type="float" office:value="75.1658" calcext:value-type="float">
            <text:p>75.1658</text:p>
          </table:table-cell>
          <table:table-cell office:value-type="float" office:value="280.953" calcext:value-type="float">
            <text:p>280.953</text:p>
          </table:table-cell>
          <table:table-cell office:value-type="float" office:value="46.5728" calcext:value-type="float">
            <text:p>46.5728</text:p>
          </table:table-cell>
          <table:table-cell/>
          <table:table-cell table:formula="of:=([.D284]-[.A284])/0.0166667" office:value-type="float" office:value="-3.79199241601486" calcext:value-type="float">
            <text:p>-3.79199241601486</text:p>
          </table:table-cell>
          <table:table-cell table:formula="of:=ABS([.E284]-[.B284])/0.0166667" office:value-type="float" office:value="578.398843202316" calcext:value-type="float">
            <text:p>578.398843202316</text:p>
          </table:table-cell>
          <table:table-cell table:formula="of:=([.F284]-[.C284])/0.0166667" office:value-type="float" office:value="117.851764296471" calcext:value-type="float">
            <text:p>117.851764296471</text:p>
          </table:table-cell>
          <table:table-cell table:formula="of:=DEGREES(ATAN(ABS([.F284]-[.C284])/ABS([.E284]-[.B284])))" office:value-type="float" office:value="11.5166633914554" calcext:value-type="float">
            <text:p>11.5166633914554</text:p>
          </table:table-cell>
          <table:table-cell table:formula="of:=SQRT(POWER([.H284];2)+POWER([.I284];2)+POWER([.J284];2))" office:value-type="float" office:value="590.295383153258" calcext:value-type="float">
            <text:p>590.295383153258</text:p>
          </table:table-cell>
        </table:table-row>
        <table:table-row table:style-name="ro1">
          <table:table-cell office:value-type="float" office:value="75.2006" calcext:value-type="float">
            <text:p>75.2006</text:p>
          </table:table-cell>
          <table:table-cell office:value-type="float" office:value="286.519" calcext:value-type="float">
            <text:p>286.519</text:p>
          </table:table-cell>
          <table:table-cell office:value-type="float" office:value="44.9745" calcext:value-type="float">
            <text:p>44.9745</text:p>
          </table:table-cell>
          <table:table-cell office:value-type="float" office:value="75.3697" calcext:value-type="float">
            <text:p>75.3697</text:p>
          </table:table-cell>
          <table:table-cell office:value-type="float" office:value="274.508" calcext:value-type="float">
            <text:p>274.508</text:p>
          </table:table-cell>
          <table:table-cell office:value-type="float" office:value="47.05" calcext:value-type="float">
            <text:p>47.05</text:p>
          </table:table-cell>
          <table:table-cell/>
          <table:table-cell table:formula="of:=([.D285]-[.A285])/0.0166667" office:value-type="float" office:value="10.1459797080406" calcext:value-type="float">
            <text:p>10.1459797080406</text:p>
          </table:table-cell>
          <table:table-cell table:formula="of:=ABS([.E285]-[.B285])/0.0166667" office:value-type="float" office:value="720.658558682884" calcext:value-type="float">
            <text:p>720.658558682884</text:p>
          </table:table-cell>
          <table:table-cell table:formula="of:=([.F285]-[.C285])/0.0166667" office:value-type="float" office:value="124.529750940498" calcext:value-type="float">
            <text:p>124.529750940498</text:p>
          </table:table-cell>
          <table:table-cell table:formula="of:=DEGREES(ATAN(ABS([.F285]-[.C285])/ABS([.E285]-[.B285])))" office:value-type="float" office:value="9.80389116110135" calcext:value-type="float">
            <text:p>9.80389116110135</text:p>
          </table:table-cell>
          <table:table-cell table:formula="of:=SQRT(POWER([.H285];2)+POWER([.I285];2)+POWER([.J285];2))" office:value-type="float" office:value="731.409159073381" calcext:value-type="float">
            <text:p>731.409159073381</text:p>
          </table:table-cell>
        </table:table-row>
        <table:table-row table:style-name="ro1">
          <table:table-cell office:value-type="float" office:value="75.2379" calcext:value-type="float">
            <text:p>75.2379</text:p>
          </table:table-cell>
          <table:table-cell office:value-type="float" office:value="292.05" calcext:value-type="float">
            <text:p>292.05</text:p>
          </table:table-cell>
          <table:table-cell office:value-type="float" office:value="44.131" calcext:value-type="float">
            <text:p>44.131</text:p>
          </table:table-cell>
          <table:table-cell office:value-type="float" office:value="75.4081" calcext:value-type="float">
            <text:p>75.4081</text:p>
          </table:table-cell>
          <table:table-cell office:value-type="float" office:value="279.759" calcext:value-type="float">
            <text:p>279.759</text:p>
          </table:table-cell>
          <table:table-cell office:value-type="float" office:value="46.2522" calcext:value-type="float">
            <text:p>46.2522</text:p>
          </table:table-cell>
          <table:table-cell/>
          <table:table-cell table:formula="of:=([.D286]-[.A286])/0.0166667" office:value-type="float" office:value="10.2119795760414" calcext:value-type="float">
            <text:p>10.2119795760414</text:p>
          </table:table-cell>
          <table:table-cell table:formula="of:=ABS([.E286]-[.B286])/0.0166667" office:value-type="float" office:value="737.45852508295" calcext:value-type="float">
            <text:p>737.45852508295</text:p>
          </table:table-cell>
          <table:table-cell table:formula="of:=([.F286]-[.C286])/0.0166667" office:value-type="float" office:value="127.271745456509" calcext:value-type="float">
            <text:p>127.271745456509</text:p>
          </table:table-cell>
          <table:table-cell table:formula="of:=DEGREES(ATAN(ABS([.F286]-[.C286])/ABS([.E286]-[.B286])))" office:value-type="float" office:value="9.79174182068759" calcext:value-type="float">
            <text:p>9.79174182068759</text:p>
          </table:table-cell>
          <table:table-cell table:formula="of:=SQRT(POWER([.H286];2)+POWER([.I286];2)+POWER([.J286];2))" office:value-type="float" office:value="748.429995347546" calcext:value-type="float">
            <text:p>748.429995347546</text:p>
          </table:table-cell>
        </table:table-row>
        <table:table-row table:style-name="ro1">
          <table:table-cell office:value-type="float" office:value="75.745" calcext:value-type="float">
            <text:p>75.745</text:p>
          </table:table-cell>
          <table:table-cell office:value-type="float" office:value="290.758" calcext:value-type="float">
            <text:p>290.758</text:p>
          </table:table-cell>
          <table:table-cell office:value-type="float" office:value="44.0678" calcext:value-type="float">
            <text:p>44.0678</text:p>
          </table:table-cell>
          <table:table-cell office:value-type="float" office:value="75.9124" calcext:value-type="float">
            <text:p>75.9124</text:p>
          </table:table-cell>
          <table:table-cell office:value-type="float" office:value="279.859" calcext:value-type="float">
            <text:p>279.859</text:p>
          </table:table-cell>
          <table:table-cell office:value-type="float" office:value="45.9831" calcext:value-type="float">
            <text:p>45.9831</text:p>
          </table:table-cell>
          <table:table-cell/>
          <table:table-cell table:formula="of:=([.D287]-[.A287])/0.0166667" office:value-type="float" office:value="10.0439799120402" calcext:value-type="float">
            <text:p>10.0439799120402</text:p>
          </table:table-cell>
          <table:table-cell table:formula="of:=ABS([.E287]-[.B287])/0.0166667" office:value-type="float" office:value="653.938692122616" calcext:value-type="float">
            <text:p>653.938692122616</text:p>
          </table:table-cell>
          <table:table-cell table:formula="of:=([.F287]-[.C287])/0.0166667" office:value-type="float" office:value="114.91777016446" calcext:value-type="float">
            <text:p>114.91777016446</text:p>
          </table:table-cell>
          <table:table-cell table:formula="of:=DEGREES(ATAN(ABS([.F287]-[.C287])/ABS([.E287]-[.B287])))" office:value-type="float" office:value="9.96691904638002" calcext:value-type="float">
            <text:p>9.96691904638002</text:p>
          </table:table-cell>
          <table:table-cell table:formula="of:=SQRT(POWER([.H287];2)+POWER([.I287];2)+POWER([.J287];2))" office:value-type="float" office:value="664.035231359815" calcext:value-type="float">
            <text:p>664.035231359815</text:p>
          </table:table-cell>
        </table:table-row>
        <table:table-row table:style-name="ro1">
          <table:table-cell office:value-type="float" office:value="75.4562" calcext:value-type="float">
            <text:p>75.4562</text:p>
          </table:table-cell>
          <table:table-cell office:value-type="float" office:value="286.598" calcext:value-type="float">
            <text:p>286.598</text:p>
          </table:table-cell>
          <table:table-cell office:value-type="float" office:value="44.7069" calcext:value-type="float">
            <text:p>44.7069</text:p>
          </table:table-cell>
          <table:table-cell office:value-type="float" office:value="75.6187" calcext:value-type="float">
            <text:p>75.6187</text:p>
          </table:table-cell>
          <table:table-cell office:value-type="float" office:value="274.584" calcext:value-type="float">
            <text:p>274.584</text:p>
          </table:table-cell>
          <table:table-cell office:value-type="float" office:value="46.7897" calcext:value-type="float">
            <text:p>46.7897</text:p>
          </table:table-cell>
          <table:table-cell/>
          <table:table-cell table:formula="of:=([.D288]-[.A288])/0.0166667" office:value-type="float" office:value="9.74998050003951" calcext:value-type="float">
            <text:p>9.74998050003951</text:p>
          </table:table-cell>
          <table:table-cell table:formula="of:=ABS([.E288]-[.B288])/0.0166667" office:value-type="float" office:value="720.838558322884" calcext:value-type="float">
            <text:p>720.838558322884</text:p>
          </table:table-cell>
          <table:table-cell table:formula="of:=([.F288]-[.C288])/0.0166667" office:value-type="float" office:value="124.9677500645" calcext:value-type="float">
            <text:p>124.9677500645</text:p>
          </table:table-cell>
          <table:table-cell table:formula="of:=DEGREES(ATAN(ABS([.F288]-[.C288])/ABS([.E288]-[.B288])))" office:value-type="float" office:value="9.8352924807388" calcext:value-type="float">
            <text:p>9.8352924807388</text:p>
          </table:table-cell>
          <table:table-cell table:formula="of:=SQRT(POWER([.H288];2)+POWER([.I288];2)+POWER([.J288];2))" office:value-type="float" office:value="731.655812415201" calcext:value-type="float">
            <text:p>731.655812415201</text:p>
          </table:table-cell>
        </table:table-row>
        <table:table-row table:style-name="ro1">
          <table:table-cell office:value-type="float" office:value="75.4884" calcext:value-type="float">
            <text:p>75.4884</text:p>
          </table:table-cell>
          <table:table-cell office:value-type="float" office:value="290.507" calcext:value-type="float">
            <text:p>290.507</text:p>
          </table:table-cell>
          <table:table-cell office:value-type="float" office:value="45.1294" calcext:value-type="float">
            <text:p>45.1294</text:p>
          </table:table-cell>
          <table:table-cell office:value-type="float" office:value="75.6203" calcext:value-type="float">
            <text:p>75.6203</text:p>
          </table:table-cell>
          <table:table-cell office:value-type="float" office:value="274.373" calcext:value-type="float">
            <text:p>274.373</text:p>
          </table:table-cell>
          <table:table-cell office:value-type="float" office:value="47.8068" calcext:value-type="float">
            <text:p>47.8068</text:p>
          </table:table-cell>
          <table:table-cell/>
          <table:table-cell table:formula="of:=([.D289]-[.A289])/0.0166667" office:value-type="float" office:value="7.91398417203176" calcext:value-type="float">
            <text:p>7.91398417203176</text:p>
          </table:table-cell>
          <table:table-cell table:formula="of:=ABS([.E289]-[.B289])/0.0166667" office:value-type="float" office:value="968.038063923873" calcext:value-type="float">
            <text:p>968.038063923873</text:p>
          </table:table-cell>
          <table:table-cell table:formula="of:=([.F289]-[.C289])/0.0166667" office:value-type="float" office:value="160.643678712643" calcext:value-type="float">
            <text:p>160.643678712643</text:p>
          </table:table-cell>
          <table:table-cell table:formula="of:=DEGREES(ATAN(ABS([.F289]-[.C289])/ABS([.E289]-[.B289])))" office:value-type="float" office:value="9.42223646733979" calcext:value-type="float">
            <text:p>9.42223646733979</text:p>
          </table:table-cell>
          <table:table-cell table:formula="of:=SQRT(POWER([.H289];2)+POWER([.I289];2)+POWER([.J289];2))" office:value-type="float" office:value="981.308675117716" calcext:value-type="float">
            <text:p>981.308675117716</text:p>
          </table:table-cell>
        </table:table-row>
        <table:table-row table:style-name="ro1">
          <table:table-cell office:value-type="float" office:value="75.4778" calcext:value-type="float">
            <text:p>75.4778</text:p>
          </table:table-cell>
          <table:table-cell office:value-type="float" office:value="289.182" calcext:value-type="float">
            <text:p>289.182</text:p>
          </table:table-cell>
          <table:table-cell office:value-type="float" office:value="45.075" calcext:value-type="float">
            <text:p>45.075</text:p>
          </table:table-cell>
          <table:table-cell office:value-type="float" office:value="75.409" calcext:value-type="float">
            <text:p>75.409</text:p>
          </table:table-cell>
          <table:table-cell office:value-type="float" office:value="279.652" calcext:value-type="float">
            <text:p>279.652</text:p>
          </table:table-cell>
          <table:table-cell office:value-type="float" office:value="46.7668" calcext:value-type="float">
            <text:p>46.7668</text:p>
          </table:table-cell>
          <table:table-cell/>
          <table:table-cell table:formula="of:=([.D290]-[.A290])/0.0166667" office:value-type="float" office:value="-4.12799174401627" calcext:value-type="float">
            <text:p>-4.12799174401627</text:p>
          </table:table-cell>
          <table:table-cell table:formula="of:=ABS([.E290]-[.B290])/0.0166667" office:value-type="float" office:value="571.798856402289" calcext:value-type="float">
            <text:p>571.798856402289</text:p>
          </table:table-cell>
          <table:table-cell table:formula="of:=([.F290]-[.C290])/0.0166667" office:value-type="float" office:value="101.507796984406" calcext:value-type="float">
            <text:p>101.507796984406</text:p>
          </table:table-cell>
          <table:table-cell table:formula="of:=DEGREES(ATAN(ABS([.F290]-[.C290])/ABS([.E290]-[.B290])))" office:value-type="float" office:value="10.0664807631543" calcext:value-type="float">
            <text:p>10.0664807631543</text:p>
          </table:table-cell>
          <table:table-cell table:formula="of:=SQRT(POWER([.H290];2)+POWER([.I290];2)+POWER([.J290];2))" office:value-type="float" office:value="580.753652892026" calcext:value-type="float">
            <text:p>580.753652892026</text:p>
          </table:table-cell>
        </table:table-row>
        <table:table-row table:style-name="ro1">
          <table:table-cell office:value-type="float" office:value="74.9781" calcext:value-type="float">
            <text:p>74.9781</text:p>
          </table:table-cell>
          <table:table-cell office:value-type="float" office:value="292.094" calcext:value-type="float">
            <text:p>292.094</text:p>
          </table:table-cell>
          <table:table-cell office:value-type="float" office:value="43.8705" calcext:value-type="float">
            <text:p>43.8705</text:p>
          </table:table-cell>
          <table:table-cell office:value-type="float" office:value="74.9009" calcext:value-type="float">
            <text:p>74.9009</text:p>
          </table:table-cell>
          <table:table-cell office:value-type="float" office:value="279.922" calcext:value-type="float">
            <text:p>279.922</text:p>
          </table:table-cell>
          <table:table-cell office:value-type="float" office:value="45.2338" calcext:value-type="float">
            <text:p>45.2338</text:p>
          </table:table-cell>
          <table:table-cell/>
          <table:table-cell table:formula="of:=([.D291]-[.A291])/0.0166667" office:value-type="float" office:value="-4.63199073601797" calcext:value-type="float">
            <text:p>-4.63199073601797</text:p>
          </table:table-cell>
          <table:table-cell table:formula="of:=ABS([.E291]-[.B291])/0.0166667" office:value-type="float" office:value="730.318539362919" calcext:value-type="float">
            <text:p>730.318539362919</text:p>
          </table:table-cell>
          <table:table-cell table:formula="of:=([.F291]-[.C291])/0.0166667" office:value-type="float" office:value="81.7978364043274" calcext:value-type="float">
            <text:p>81.7978364043274</text:p>
          </table:table-cell>
          <table:table-cell table:formula="of:=DEGREES(ATAN(ABS([.F291]-[.C291])/ABS([.E291]-[.B291])))" office:value-type="float" office:value="6.39066267367425" calcext:value-type="float">
            <text:p>6.39066267367425</text:p>
          </table:table-cell>
          <table:table-cell table:formula="of:=SQRT(POWER([.H291];2)+POWER([.I291];2)+POWER([.J291];2))" office:value-type="float" office:value="734.89966003244" calcext:value-type="float">
            <text:p>734.89966003244</text:p>
          </table:table-cell>
        </table:table-row>
        <table:table-row table:style-name="ro1">
          <table:table-cell office:value-type="float" office:value="75.4365" calcext:value-type="float">
            <text:p>75.4365</text:p>
          </table:table-cell>
          <table:table-cell office:value-type="float" office:value="283.886" calcext:value-type="float">
            <text:p>283.886</text:p>
          </table:table-cell>
          <table:table-cell office:value-type="float" office:value="45.1219" calcext:value-type="float">
            <text:p>45.1219</text:p>
          </table:table-cell>
          <table:table-cell office:value-type="float" office:value="75.5976" calcext:value-type="float">
            <text:p>75.5976</text:p>
          </table:table-cell>
          <table:table-cell office:value-type="float" office:value="272.096" calcext:value-type="float">
            <text:p>272.096</text:p>
          </table:table-cell>
          <table:table-cell office:value-type="float" office:value="46.6786" calcext:value-type="float">
            <text:p>46.6786</text:p>
          </table:table-cell>
          <table:table-cell/>
          <table:table-cell table:formula="of:=([.D292]-[.A292])/0.0166667" office:value-type="float" office:value="9.66598066803894" calcext:value-type="float">
            <text:p>9.66598066803894</text:p>
          </table:table-cell>
          <table:table-cell table:formula="of:=ABS([.E292]-[.B292])/0.0166667" office:value-type="float" office:value="707.398585202831" calcext:value-type="float">
            <text:p>707.398585202831</text:p>
          </table:table-cell>
          <table:table-cell table:formula="of:=([.F292]-[.C292])/0.0166667" office:value-type="float" office:value="93.401813196374" calcext:value-type="float">
            <text:p>93.401813196374</text:p>
          </table:table-cell>
          <table:table-cell table:formula="of:=DEGREES(ATAN(ABS([.F292]-[.C292])/ABS([.E292]-[.B292])))" office:value-type="float" office:value="7.52157643236977" calcext:value-type="float">
            <text:p>7.52157643236977</text:p>
          </table:table-cell>
          <table:table-cell table:formula="of:=SQRT(POWER([.H292];2)+POWER([.I292];2)+POWER([.J292];2))" office:value-type="float" office:value="713.603593206769" calcext:value-type="float">
            <text:p>713.603593206769</text:p>
          </table:table-cell>
        </table:table-row>
        <table:table-row table:style-name="ro1">
          <table:table-cell office:value-type="float" office:value="74.9549" calcext:value-type="float">
            <text:p>74.9549</text:p>
          </table:table-cell>
          <table:table-cell office:value-type="float" office:value="287.7" calcext:value-type="float">
            <text:p>287.7</text:p>
          </table:table-cell>
          <table:table-cell office:value-type="float" office:value="45.5577" calcext:value-type="float">
            <text:p>45.5577</text:p>
          </table:table-cell>
          <table:table-cell office:value-type="float" office:value="75.1397" calcext:value-type="float">
            <text:p>75.1397</text:p>
          </table:table-cell>
          <table:table-cell office:value-type="float" office:value="276.938" calcext:value-type="float">
            <text:p>276.938</text:p>
          </table:table-cell>
          <table:table-cell office:value-type="float" office:value="47.4259" calcext:value-type="float">
            <text:p>47.4259</text:p>
          </table:table-cell>
          <table:table-cell/>
          <table:table-cell table:formula="of:=([.D293]-[.A293])/0.0166667" office:value-type="float" office:value="11.0879778240449" calcext:value-type="float">
            <text:p>11.0879778240449</text:p>
          </table:table-cell>
          <table:table-cell table:formula="of:=ABS([.E293]-[.B293])/0.0166667" office:value-type="float" office:value="645.718708562583" calcext:value-type="float">
            <text:p>645.718708562583</text:p>
          </table:table-cell>
          <table:table-cell table:formula="of:=([.F293]-[.C293])/0.0166667" office:value-type="float" office:value="112.091775816448" calcext:value-type="float">
            <text:p>112.091775816448</text:p>
          </table:table-cell>
          <table:table-cell table:formula="of:=DEGREES(ATAN(ABS([.F293]-[.C293])/ABS([.E293]-[.B293])))" office:value-type="float" office:value="9.84796652679099" calcext:value-type="float">
            <text:p>9.84796652679099</text:p>
          </table:table-cell>
          <table:table-cell table:formula="of:=SQRT(POWER([.H293];2)+POWER([.I293];2)+POWER([.J293];2))" office:value-type="float" office:value="655.469419611351" calcext:value-type="float">
            <text:p>655.469419611351</text:p>
          </table:table-cell>
        </table:table-row>
        <table:table-row table:style-name="ro1">
          <table:table-cell office:value-type="float" office:value="75.7674" calcext:value-type="float">
            <text:p>75.7674</text:p>
          </table:table-cell>
          <table:table-cell office:value-type="float" office:value="293.498" calcext:value-type="float">
            <text:p>293.498</text:p>
          </table:table-cell>
          <table:table-cell office:value-type="float" office:value="43.9055" calcext:value-type="float">
            <text:p>43.9055</text:p>
          </table:table-cell>
          <table:table-cell office:value-type="float" office:value="76.189" calcext:value-type="float">
            <text:p>76.189</text:p>
          </table:table-cell>
          <table:table-cell office:value-type="float" office:value="282.495" calcext:value-type="float">
            <text:p>282.495</text:p>
          </table:table-cell>
          <table:table-cell office:value-type="float" office:value="45.8296" calcext:value-type="float">
            <text:p>45.8296</text:p>
          </table:table-cell>
          <table:table-cell/>
          <table:table-cell table:formula="of:=([.D294]-[.A294])/0.0166667" office:value-type="float" office:value="25.2959494081011" calcext:value-type="float">
            <text:p>25.2959494081011</text:p>
          </table:table-cell>
          <table:table-cell table:formula="of:=ABS([.E294]-[.B294])/0.0166667" office:value-type="float" office:value="660.17867964264" calcext:value-type="float">
            <text:p>660.17867964264</text:p>
          </table:table-cell>
          <table:table-cell table:formula="of:=([.F294]-[.C294])/0.0166667" office:value-type="float" office:value="115.445769108462" calcext:value-type="float">
            <text:p>115.445769108462</text:p>
          </table:table-cell>
          <table:table-cell table:formula="of:=DEGREES(ATAN(ABS([.F294]-[.C294])/ABS([.E294]-[.B294])))" office:value-type="float" office:value="9.91904546085017" calcext:value-type="float">
            <text:p>9.91904546085017</text:p>
          </table:table-cell>
          <table:table-cell table:formula="of:=SQRT(POWER([.H294];2)+POWER([.I294];2)+POWER([.J294];2))" office:value-type="float" office:value="670.673914593523" calcext:value-type="float">
            <text:p>670.673914593523</text:p>
          </table:table-cell>
        </table:table-row>
        <table:table-row table:style-name="ro1">
          <table:table-cell office:value-type="float" office:value="75.2379" calcext:value-type="float">
            <text:p>75.2379</text:p>
          </table:table-cell>
          <table:table-cell office:value-type="float" office:value="292.05" calcext:value-type="float">
            <text:p>292.05</text:p>
          </table:table-cell>
          <table:table-cell office:value-type="float" office:value="44.131" calcext:value-type="float">
            <text:p>44.131</text:p>
          </table:table-cell>
          <table:table-cell office:value-type="float" office:value="75.408" calcext:value-type="float">
            <text:p>75.408</text:p>
          </table:table-cell>
          <table:table-cell office:value-type="float" office:value="279.754" calcext:value-type="float">
            <text:p>279.754</text:p>
          </table:table-cell>
          <table:table-cell office:value-type="float" office:value="46.253" calcext:value-type="float">
            <text:p>46.253</text:p>
          </table:table-cell>
          <table:table-cell/>
          <table:table-cell table:formula="of:=([.D295]-[.A295])/0.0166667" office:value-type="float" office:value="10.2059795880411" calcext:value-type="float">
            <text:p>10.2059795880411</text:p>
          </table:table-cell>
          <table:table-cell table:formula="of:=ABS([.E295]-[.B295])/0.0166667" office:value-type="float" office:value="737.758524482951" calcext:value-type="float">
            <text:p>737.758524482951</text:p>
          </table:table-cell>
          <table:table-cell table:formula="of:=([.F295]-[.C295])/0.0166667" office:value-type="float" office:value="127.319745360509" calcext:value-type="float">
            <text:p>127.319745360509</text:p>
          </table:table-cell>
          <table:table-cell table:formula="of:=DEGREES(ATAN(ABS([.F295]-[.C295])/ABS([.E295]-[.B295])))" office:value-type="float" office:value="9.79145716657017" calcext:value-type="float">
            <text:p>9.79145716657017</text:p>
          </table:table-cell>
          <table:table-cell table:formula="of:=SQRT(POWER([.H295];2)+POWER([.I295];2)+POWER([.J295];2))" office:value-type="float" office:value="748.733677635297" calcext:value-type="float">
            <text:p>748.733677635297</text:p>
          </table:table-cell>
        </table:table-row>
        <table:table-row table:style-name="ro1">
          <table:table-cell office:value-type="float" office:value="74.9458" calcext:value-type="float">
            <text:p>74.9458</text:p>
          </table:table-cell>
          <table:table-cell office:value-type="float" office:value="286.383" calcext:value-type="float">
            <text:p>286.383</text:p>
          </table:table-cell>
          <table:table-cell office:value-type="float" office:value="45.5035" calcext:value-type="float">
            <text:p>45.5035</text:p>
          </table:table-cell>
          <table:table-cell office:value-type="float" office:value="75.1303" calcext:value-type="float">
            <text:p>75.1303</text:p>
          </table:table-cell>
          <table:table-cell office:value-type="float" office:value="275.682" calcext:value-type="float">
            <text:p>275.682</text:p>
          </table:table-cell>
          <table:table-cell office:value-type="float" office:value="47.3678" calcext:value-type="float">
            <text:p>47.3678</text:p>
          </table:table-cell>
          <table:table-cell/>
          <table:table-cell table:formula="of:=([.D296]-[.A296])/0.0166667" office:value-type="float" office:value="11.0699778600443" calcext:value-type="float">
            <text:p>11.0699778600443</text:p>
          </table:table-cell>
          <table:table-cell table:formula="of:=ABS([.E296]-[.B296])/0.0166667" office:value-type="float" office:value="642.058715882566" calcext:value-type="float">
            <text:p>642.058715882566</text:p>
          </table:table-cell>
          <table:table-cell table:formula="of:=([.F296]-[.C296])/0.0166667" office:value-type="float" office:value="111.857776284447" calcext:value-type="float">
            <text:p>111.857776284447</text:p>
          </table:table-cell>
          <table:table-cell table:formula="of:=DEGREES(ATAN(ABS([.F296]-[.C296])/ABS([.E296]-[.B296])))" office:value-type="float" office:value="9.88273040067584" calcext:value-type="float">
            <text:p>9.88273040067584</text:p>
          </table:table-cell>
          <table:table-cell table:formula="of:=SQRT(POWER([.H296];2)+POWER([.I296];2)+POWER([.J296];2))" office:value-type="float" office:value="651.823673370255" calcext:value-type="float">
            <text:p>651.823673370255</text:p>
          </table:table-cell>
        </table:table-row>
        <table:table-row table:style-name="ro1">
          <table:table-cell office:value-type="float" office:value="74.9955" calcext:value-type="float">
            <text:p>74.9955</text:p>
          </table:table-cell>
          <table:table-cell office:value-type="float" office:value="294.901" calcext:value-type="float">
            <text:p>294.901</text:p>
          </table:table-cell>
          <table:table-cell office:value-type="float" office:value="43.441" calcext:value-type="float">
            <text:p>43.441</text:p>
          </table:table-cell>
          <table:table-cell office:value-type="float" office:value="74.9187" calcext:value-type="float">
            <text:p>74.9187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45.3414" calcext:value-type="float">
            <text:p>45.3414</text:p>
          </table:table-cell>
          <table:table-cell/>
          <table:table-cell table:formula="of:=([.D297]-[.A297])/0.0166667" office:value-type="float" office:value="-4.60799078401878" calcext:value-type="float">
            <text:p>-4.60799078401878</text:p>
          </table:table-cell>
          <table:table-cell table:formula="of:=ABS([.E297]-[.B297])/0.0166667" office:value-type="float" office:value="745.13850972298" calcext:value-type="float">
            <text:p>745.13850972298</text:p>
          </table:table-cell>
          <table:table-cell table:formula="of:=([.F297]-[.C297])/0.0166667" office:value-type="float" office:value="114.023771952456" calcext:value-type="float">
            <text:p>114.023771952456</text:p>
          </table:table-cell>
          <table:table-cell table:formula="of:=DEGREES(ATAN(ABS([.F297]-[.C297])/ABS([.E297]-[.B297])))" office:value-type="float" office:value="8.70011700276174" calcext:value-type="float">
            <text:p>8.70011700276174</text:p>
          </table:table-cell>
          <table:table-cell table:formula="of:=SQRT(POWER([.H297];2)+POWER([.I297];2)+POWER([.J297];2))" office:value-type="float" office:value="753.826274960958" calcext:value-type="float">
            <text:p>753.826274960958</text:p>
          </table:table-cell>
        </table:table-row>
        <table:table-row table:style-name="ro1">
          <table:table-cell office:value-type="float" office:value="74.7181" calcext:value-type="float">
            <text:p>74.7181</text:p>
          </table:table-cell>
          <table:table-cell office:value-type="float" office:value="292.121" calcext:value-type="float">
            <text:p>292.121</text:p>
          </table:table-cell>
          <table:table-cell office:value-type="float" office:value="43.6125" calcext:value-type="float">
            <text:p>43.6125</text:p>
          </table:table-cell>
          <table:table-cell office:value-type="float" office:value="74.6416" calcext:value-type="float">
            <text:p>74.6416</text:p>
          </table:table-cell>
          <table:table-cell office:value-type="float" office:value="278.518" calcext:value-type="float">
            <text:p>278.518</text:p>
          </table:table-cell>
          <table:table-cell office:value-type="float" office:value="45.7015" calcext:value-type="float">
            <text:p>45.7015</text:p>
          </table:table-cell>
          <table:table-cell/>
          <table:table-cell table:formula="of:=([.D298]-[.A298])/0.0166667" office:value-type="float" office:value="-4.58999082001896" calcext:value-type="float">
            <text:p>-4.58999082001896</text:p>
          </table:table-cell>
          <table:table-cell table:formula="of:=ABS([.E298]-[.B298])/0.0166667" office:value-type="float" office:value="816.178367643265" calcext:value-type="float">
            <text:p>816.178367643265</text:p>
          </table:table-cell>
          <table:table-cell table:formula="of:=([.F298]-[.C298])/0.0166667" office:value-type="float" office:value="125.339749320502" calcext:value-type="float">
            <text:p>125.339749320502</text:p>
          </table:table-cell>
          <table:table-cell table:formula="of:=DEGREES(ATAN(ABS([.F298]-[.C298])/ABS([.E298]-[.B298])))" office:value-type="float" office:value="8.73065270749925" calcext:value-type="float">
            <text:p>8.73065270749925</text:p>
          </table:table-cell>
          <table:table-cell table:formula="of:=SQRT(POWER([.H298];2)+POWER([.I298];2)+POWER([.J298];2))" office:value-type="float" office:value="825.759195276855" calcext:value-type="float">
            <text:p>825.759195276855</text:p>
          </table:table-cell>
        </table:table-row>
        <table:table-row table:style-name="ro1">
          <table:table-cell office:value-type="float" office:value="75.5171" calcext:value-type="float">
            <text:p>75.5171</text:p>
          </table:table-cell>
          <table:table-cell office:value-type="float" office:value="294.936" calcext:value-type="float">
            <text:p>294.936</text:p>
          </table:table-cell>
          <table:table-cell office:value-type="float" office:value="43.4308" calcext:value-type="float">
            <text:p>43.4308</text:p>
          </table:table-cell>
          <table:table-cell office:value-type="float" office:value="75.692" calcext:value-type="float">
            <text:p>75.692</text:p>
          </table:table-cell>
          <table:table-cell office:value-type="float" office:value="283.797" calcext:value-type="float">
            <text:p>283.797</text:p>
          </table:table-cell>
          <table:table-cell office:value-type="float" office:value="45.6364" calcext:value-type="float">
            <text:p>45.6364</text:p>
          </table:table-cell>
          <table:table-cell/>
          <table:table-cell table:formula="of:=([.D299]-[.A299])/0.0166667" office:value-type="float" office:value="10.4939790120416" calcext:value-type="float">
            <text:p>10.4939790120416</text:p>
          </table:table-cell>
          <table:table-cell table:formula="of:=ABS([.E299]-[.B299])/0.0166667" office:value-type="float" office:value="668.338663322671" calcext:value-type="float">
            <text:p>668.338663322671</text:p>
          </table:table-cell>
          <table:table-cell table:formula="of:=([.F299]-[.C299])/0.0166667" office:value-type="float" office:value="132.33573532853" calcext:value-type="float">
            <text:p>132.33573532853</text:p>
          </table:table-cell>
          <table:table-cell table:formula="of:=DEGREES(ATAN(ABS([.F299]-[.C299])/ABS([.E299]-[.B299])))" office:value-type="float" office:value="11.2000920969815" calcext:value-type="float">
            <text:p>11.2000920969815</text:p>
          </table:table-cell>
          <table:table-cell table:formula="of:=SQRT(POWER([.H299];2)+POWER([.I299];2)+POWER([.J299];2))" office:value-type="float" office:value="681.395215225629" calcext:value-type="float">
            <text:p>681.395215225629</text:p>
          </table:table-cell>
        </table:table-row>
        <table:table-row table:style-name="ro1">
          <table:table-cell office:value-type="float" office:value="75.2563" calcext:value-type="float">
            <text:p>75.2563</text:p>
          </table:table-cell>
          <table:table-cell office:value-type="float" office:value="294.927" calcext:value-type="float">
            <text:p>294.927</text:p>
          </table:table-cell>
          <table:table-cell office:value-type="float" office:value="43.4345" calcext:value-type="float">
            <text:p>43.4345</text:p>
          </table:table-cell>
          <table:table-cell office:value-type="float" office:value="75.1817" calcext:value-type="float">
            <text:p>75.1817</text:p>
          </table:table-cell>
          <table:table-cell office:value-type="float" office:value="283.858" calcext:value-type="float">
            <text:p>283.858</text:p>
          </table:table-cell>
          <table:table-cell office:value-type="float" office:value="45.1285" calcext:value-type="float">
            <text:p>45.1285</text:p>
          </table:table-cell>
          <table:table-cell/>
          <table:table-cell table:formula="of:=([.D300]-[.A300])/0.0166667" office:value-type="float" office:value="-4.47599104801728" calcext:value-type="float">
            <text:p>-4.47599104801728</text:p>
          </table:table-cell>
          <table:table-cell table:formula="of:=ABS([.E300]-[.B300])/0.0166667" office:value-type="float" office:value="664.138671722658" calcext:value-type="float">
            <text:p>664.138671722658</text:p>
          </table:table-cell>
          <table:table-cell table:formula="of:=([.F300]-[.C300])/0.0166667" office:value-type="float" office:value="101.639796720407" calcext:value-type="float">
            <text:p>101.639796720407</text:p>
          </table:table-cell>
          <table:table-cell table:formula="of:=DEGREES(ATAN(ABS([.F300]-[.C300])/ABS([.E300]-[.B300])))" office:value-type="float" office:value="8.70103676403675" calcext:value-type="float">
            <text:p>8.70103676403675</text:p>
          </table:table-cell>
          <table:table-cell table:formula="of:=SQRT(POWER([.H300];2)+POWER([.I300];2)+POWER([.J300];2))" office:value-type="float" office:value="671.886045435358" calcext:value-type="float">
            <text:p>671.886045435358</text:p>
          </table:table-cell>
        </table:table-row>
        <table:table-row table:style-name="ro1">
          <table:table-cell office:value-type="float" office:value="75.2186" calcext:value-type="float">
            <text:p>75.2186</text:p>
          </table:table-cell>
          <table:table-cell office:value-type="float" office:value="289.33" calcext:value-type="float">
            <text:p>289.33</text:p>
          </table:table-cell>
          <table:table-cell office:value-type="float" office:value="44.2911" calcext:value-type="float">
            <text:p>44.2911</text:p>
          </table:table-cell>
          <table:table-cell office:value-type="float" office:value="75.1457" calcext:value-type="float">
            <text:p>75.1457</text:p>
          </table:table-cell>
          <table:table-cell office:value-type="float" office:value="278.513" calcext:value-type="float">
            <text:p>278.513</text:p>
          </table:table-cell>
          <table:table-cell office:value-type="float" office:value="45.9464" calcext:value-type="float">
            <text:p>45.9464</text:p>
          </table:table-cell>
          <table:table-cell/>
          <table:table-cell table:formula="of:=([.D301]-[.A301])/0.0166667" office:value-type="float" office:value="-4.37399125201689" calcext:value-type="float">
            <text:p>-4.37399125201689</text:p>
          </table:table-cell>
          <table:table-cell table:formula="of:=ABS([.E301]-[.B301])/0.0166667" office:value-type="float" office:value="649.018701962597" calcext:value-type="float">
            <text:p>649.018701962597</text:p>
          </table:table-cell>
          <table:table-cell table:formula="of:=([.F301]-[.C301])/0.0166667" office:value-type="float" office:value="99.3178013643971" calcext:value-type="float">
            <text:p>99.3178013643971</text:p>
          </table:table-cell>
          <table:table-cell table:formula="of:=DEGREES(ATAN(ABS([.F301]-[.C301])/ABS([.E301]-[.B301])))" office:value-type="float" office:value="8.70034367361305" calcext:value-type="float">
            <text:p>8.70034367361305</text:p>
          </table:table-cell>
          <table:table-cell table:formula="of:=SQRT(POWER([.H301];2)+POWER([.I301];2)+POWER([.J301];2))" office:value-type="float" office:value="656.588480682188" calcext:value-type="float">
            <text:p>656.588480682188</text:p>
          </table:table-cell>
        </table:table-row>
        <table:table-row table:style-name="ro1">
          <table:table-cell office:value-type="float" office:value="74.9794" calcext:value-type="float">
            <text:p>74.9794</text:p>
          </table:table-cell>
          <table:table-cell office:value-type="float" office:value="291.97" calcext:value-type="float">
            <text:p>291.97</text:p>
          </table:table-cell>
          <table:table-cell office:value-type="float" office:value="44.4018" calcext:value-type="float">
            <text:p>44.4018</text:p>
          </table:table-cell>
          <table:table-cell office:value-type="float" office:value="74.9124" calcext:value-type="float">
            <text:p>74.9124</text:p>
          </table:table-cell>
          <table:table-cell office:value-type="float" office:value="280.99" calcext:value-type="float">
            <text:p>280.99</text:p>
          </table:table-cell>
          <table:table-cell office:value-type="float" office:value="46.3199" calcext:value-type="float">
            <text:p>46.3199</text:p>
          </table:table-cell>
          <table:table-cell/>
          <table:table-cell table:formula="of:=([.D302]-[.A302])/0.0166667" office:value-type="float" office:value="-4.01999196001566" calcext:value-type="float">
            <text:p>-4.01999196001566</text:p>
          </table:table-cell>
          <table:table-cell table:formula="of:=ABS([.E302]-[.B302])/0.0166667" office:value-type="float" office:value="658.798682402636" calcext:value-type="float">
            <text:p>658.798682402636</text:p>
          </table:table-cell>
          <table:table-cell table:formula="of:=([.F302]-[.C302])/0.0166667" office:value-type="float" office:value="115.08576982846" calcext:value-type="float">
            <text:p>115.08576982846</text:p>
          </table:table-cell>
          <table:table-cell table:formula="of:=DEGREES(ATAN(ABS([.F302]-[.C302])/ABS([.E302]-[.B302])))" office:value-type="float" office:value="9.90902993854823" calcext:value-type="float">
            <text:p>9.90902993854823</text:p>
          </table:table-cell>
          <table:table-cell table:formula="of:=SQRT(POWER([.H302];2)+POWER([.I302];2)+POWER([.J302];2))" office:value-type="float" office:value="668.787409187567" calcext:value-type="float">
            <text:p>668.787409187567</text:p>
          </table:table-cell>
        </table:table-row>
        <table:table-row table:style-name="ro1">
          <table:table-cell office:value-type="float" office:value="75.4865" calcext:value-type="float">
            <text:p>75.4865</text:p>
          </table:table-cell>
          <table:table-cell office:value-type="float" office:value="290.737" calcext:value-type="float">
            <text:p>290.737</text:p>
          </table:table-cell>
          <table:table-cell office:value-type="float" office:value="44.0734" calcext:value-type="float">
            <text:p>44.0734</text:p>
          </table:table-cell>
          <table:table-cell office:value-type="float" office:value="75.6596" calcext:value-type="float">
            <text:p>75.6596</text:p>
          </table:table-cell>
          <table:table-cell office:value-type="float" office:value="279.885" calcext:value-type="float">
            <text:p>279.885</text:p>
          </table:table-cell>
          <table:table-cell office:value-type="float" office:value="45.7319" calcext:value-type="float">
            <text:p>45.7319</text:p>
          </table:table-cell>
          <table:table-cell/>
          <table:table-cell table:formula="of:=([.D303]-[.A303])/0.0166667" office:value-type="float" office:value="10.385979228041" calcext:value-type="float">
            <text:p>10.385979228041</text:p>
          </table:table-cell>
          <table:table-cell table:formula="of:=ABS([.E303]-[.B303])/0.0166667" office:value-type="float" office:value="651.118697762606" calcext:value-type="float">
            <text:p>651.118697762606</text:p>
          </table:table-cell>
          <table:table-cell table:formula="of:=([.F303]-[.C303])/0.0166667" office:value-type="float" office:value="99.5098009803982" calcext:value-type="float">
            <text:p>99.5098009803982</text:p>
          </table:table-cell>
          <table:table-cell table:formula="of:=DEGREES(ATAN(ABS([.F303]-[.C303])/ABS([.E303]-[.B303])))" office:value-type="float" office:value="8.68922084812878" calcext:value-type="float">
            <text:p>8.68922084812878</text:p>
          </table:table-cell>
          <table:table-cell table:formula="of:=SQRT(POWER([.H303];2)+POWER([.I303];2)+POWER([.J303];2))" office:value-type="float" office:value="658.760675535324" calcext:value-type="float">
            <text:p>658.760675535324</text:p>
          </table:table-cell>
        </table:table-row>
        <table:table-row table:style-name="ro1">
          <table:table-cell office:value-type="float" office:value="75.7341" calcext:value-type="float">
            <text:p>75.7341</text:p>
          </table:table-cell>
          <table:table-cell office:value-type="float" office:value="289.373" calcext:value-type="float">
            <text:p>289.373</text:p>
          </table:table-cell>
          <table:table-cell office:value-type="float" office:value="44.2799" calcext:value-type="float">
            <text:p>44.2799</text:p>
          </table:table-cell>
          <table:table-cell office:value-type="float" office:value="75.9009" calcext:value-type="float">
            <text:p>75.9009</text:p>
          </table:table-cell>
          <table:table-cell office:value-type="float" office:value="278.583" calcext:value-type="float">
            <text:p>278.583</text:p>
          </table:table-cell>
          <table:table-cell office:value-type="float" office:value="45.9288" calcext:value-type="float">
            <text:p>45.9288</text:p>
          </table:table-cell>
          <table:table-cell/>
          <table:table-cell table:formula="of:=([.D304]-[.A304])/0.0166667" office:value-type="float" office:value="10.0079799840406" calcext:value-type="float">
            <text:p>10.0079799840406</text:p>
          </table:table-cell>
          <table:table-cell table:formula="of:=ABS([.E304]-[.B304])/0.0166667" office:value-type="float" office:value="647.398705202587" calcext:value-type="float">
            <text:p>647.398705202587</text:p>
          </table:table-cell>
          <table:table-cell table:formula="of:=([.F304]-[.C304])/0.0166667" office:value-type="float" office:value="98.933802132396" calcext:value-type="float">
            <text:p>98.933802132396</text:p>
          </table:table-cell>
          <table:table-cell table:formula="of:=DEGREES(ATAN(ABS([.F304]-[.C304])/ABS([.E304]-[.B304])))" office:value-type="float" office:value="8.68857429227481" calcext:value-type="float">
            <text:p>8.68857429227481</text:p>
          </table:table-cell>
          <table:table-cell table:formula="of:=SQRT(POWER([.H304];2)+POWER([.I304];2)+POWER([.J304];2))" office:value-type="float" office:value="654.990946781495" calcext:value-type="float">
            <text:p>654.990946781495</text:p>
          </table:table-cell>
        </table:table-row>
        <table:table-row table:style-name="ro1">
          <table:table-cell office:value-type="float" office:value="75.2104" calcext:value-type="float">
            <text:p>75.2104</text:p>
          </table:table-cell>
          <table:table-cell office:value-type="float" office:value="287.831" calcext:value-type="float">
            <text:p>287.831</text:p>
          </table:table-cell>
          <table:table-cell office:value-type="float" office:value="45.0282" calcext:value-type="float">
            <text:p>45.0282</text:p>
          </table:table-cell>
          <table:table-cell office:value-type="float" office:value="75.1302" calcext:value-type="float">
            <text:p>75.1302</text:p>
          </table:table-cell>
          <table:table-cell office:value-type="float" office:value="275.677" calcext:value-type="float">
            <text:p>275.677</text:p>
          </table:table-cell>
          <table:table-cell office:value-type="float" office:value="47.3686" calcext:value-type="float">
            <text:p>47.3686</text:p>
          </table:table-cell>
          <table:table-cell/>
          <table:table-cell table:formula="of:=([.D305]-[.A305])/0.0166667" office:value-type="float" office:value="-4.81199037601954" calcext:value-type="float">
            <text:p>-4.81199037601954</text:p>
          </table:table-cell>
          <table:table-cell table:formula="of:=ABS([.E305]-[.B305])/0.0166667" office:value-type="float" office:value="729.238541522917" calcext:value-type="float">
            <text:p>729.238541522917</text:p>
          </table:table-cell>
          <table:table-cell table:formula="of:=([.F305]-[.C305])/0.0166667" office:value-type="float" office:value="140.423719152562" calcext:value-type="float">
            <text:p>140.423719152562</text:p>
          </table:table-cell>
          <table:table-cell table:formula="of:=DEGREES(ATAN(ABS([.F305]-[.C305])/ABS([.E305]-[.B305])))" office:value-type="float" office:value="10.8995841075672" calcext:value-type="float">
            <text:p>10.8995841075672</text:p>
          </table:table-cell>
          <table:table-cell table:formula="of:=SQRT(POWER([.H305];2)+POWER([.I305];2)+POWER([.J305];2))" office:value-type="float" office:value="742.651214632069" calcext:value-type="float">
            <text:p>742.651214632069</text:p>
          </table:table-cell>
        </table:table-row>
        <table:table-row table:style-name="ro1">
          <table:table-cell office:value-type="float" office:value="75.1749" calcext:value-type="float">
            <text:p>75.1749</text:p>
          </table:table-cell>
          <table:table-cell office:value-type="float" office:value="282.291" calcext:value-type="float">
            <text:p>282.291</text:p>
          </table:table-cell>
          <table:table-cell office:value-type="float" office:value="46.3711" calcext:value-type="float">
            <text:p>46.3711</text:p>
          </table:table-cell>
          <table:table-cell office:value-type="float" office:value="75.3429" calcext:value-type="float">
            <text:p>75.3429</text:p>
          </table:table-cell>
          <table:table-cell office:value-type="float" office:value="270.486" calcext:value-type="float">
            <text:p>270.486</text:p>
          </table:table-cell>
          <table:table-cell office:value-type="float" office:value="48.3932" calcext:value-type="float">
            <text:p>48.3932</text:p>
          </table:table-cell>
          <table:table-cell/>
          <table:table-cell table:formula="of:=([.D306]-[.A306])/0.0166667" office:value-type="float" office:value="10.0799798400407" calcext:value-type="float">
            <text:p>10.0799798400407</text:p>
          </table:table-cell>
          <table:table-cell table:formula="of:=ABS([.E306]-[.B306])/0.0166667" office:value-type="float" office:value="708.298583402834" calcext:value-type="float">
            <text:p>708.298583402834</text:p>
          </table:table-cell>
          <table:table-cell table:formula="of:=([.F306]-[.C306])/0.0166667" office:value-type="float" office:value="121.325757348485" calcext:value-type="float">
            <text:p>121.325757348485</text:p>
          </table:table-cell>
          <table:table-cell table:formula="of:=DEGREES(ATAN(ABS([.F306]-[.C306])/ABS([.E306]-[.B306])))" office:value-type="float" office:value="9.71996709201681" calcext:value-type="float">
            <text:p>9.71996709201681</text:p>
          </table:table-cell>
          <table:table-cell table:formula="of:=SQRT(POWER([.H306];2)+POWER([.I306];2)+POWER([.J306];2))" office:value-type="float" office:value="718.685208307657" calcext:value-type="float">
            <text:p>718.685208307657</text:p>
          </table:table-cell>
        </table:table-row>
        <table:table-row table:style-name="ro1">
          <table:table-cell office:value-type="float" office:value="74.9634" calcext:value-type="float">
            <text:p>74.9634</text:p>
          </table:table-cell>
          <table:table-cell office:value-type="float" office:value="289.07" calcext:value-type="float">
            <text:p>289.07</text:p>
          </table:table-cell>
          <table:table-cell office:value-type="float" office:value="45.351" calcext:value-type="float">
            <text:p>45.351</text:p>
          </table:table-cell>
          <table:table-cell office:value-type="float" office:value="75.1401" calcext:value-type="float">
            <text:p>75.1401</text:p>
          </table:table-cell>
          <table:table-cell office:value-type="float" office:value="276.875" calcext:value-type="float">
            <text:p>276.875</text:p>
          </table:table-cell>
          <table:table-cell office:value-type="float" office:value="47.6827" calcext:value-type="float">
            <text:p>47.6827</text:p>
          </table:table-cell>
          <table:table-cell/>
          <table:table-cell table:formula="of:=([.D307]-[.A307])/0.0166667" office:value-type="float" office:value="10.6019787960422" calcext:value-type="float">
            <text:p>10.6019787960422</text:p>
          </table:table-cell>
          <table:table-cell table:formula="of:=ABS([.E307]-[.B307])/0.0166667" office:value-type="float" office:value="731.698536602926" calcext:value-type="float">
            <text:p>731.698536602926</text:p>
          </table:table-cell>
          <table:table-cell table:formula="of:=([.F307]-[.C307])/0.0166667" office:value-type="float" office:value="139.901720196559" calcext:value-type="float">
            <text:p>139.901720196559</text:p>
          </table:table-cell>
          <table:table-cell table:formula="of:=DEGREES(ATAN(ABS([.F307]-[.C307])/ABS([.E307]-[.B307])))" office:value-type="float" office:value="10.8243843432007" calcext:value-type="float">
            <text:p>10.8243843432007</text:p>
          </table:table-cell>
          <table:table-cell table:formula="of:=SQRT(POWER([.H307];2)+POWER([.I307];2)+POWER([.J307];2))" office:value-type="float" office:value="745.028618064576" calcext:value-type="float">
            <text:p>745.028618064576</text:p>
          </table:table-cell>
        </table:table-row>
        <table:table-row table:style-name="ro1">
          <table:table-cell office:value-type="float" office:value="75.4878" calcext:value-type="float">
            <text:p>75.4878</text:p>
          </table:table-cell>
          <table:table-cell office:value-type="float" office:value="290.555" calcext:value-type="float">
            <text:p>290.555</text:p>
          </table:table-cell>
          <table:table-cell office:value-type="float" office:value="44.8672" calcext:value-type="float">
            <text:p>44.8672</text:p>
          </table:table-cell>
          <table:table-cell office:value-type="float" office:value="75.6619" calcext:value-type="float">
            <text:p>75.6619</text:p>
          </table:table-cell>
          <table:table-cell office:value-type="float" office:value="279.562" calcext:value-type="float">
            <text:p>279.562</text:p>
          </table:table-cell>
          <table:table-cell office:value-type="float" office:value="47.2758" calcext:value-type="float">
            <text:p>47.2758</text:p>
          </table:table-cell>
          <table:table-cell/>
          <table:table-cell table:formula="of:=([.D308]-[.A308])/0.0166667" office:value-type="float" office:value="10.4459791080424" calcext:value-type="float">
            <text:p>10.4459791080424</text:p>
          </table:table-cell>
          <table:table-cell table:formula="of:=ABS([.E308]-[.B308])/0.0166667" office:value-type="float" office:value="659.578680842638" calcext:value-type="float">
            <text:p>659.578680842638</text:p>
          </table:table-cell>
          <table:table-cell table:formula="of:=([.F308]-[.C308])/0.0166667" office:value-type="float" office:value="144.515710968578" calcext:value-type="float">
            <text:p>144.515710968578</text:p>
          </table:table-cell>
          <table:table-cell table:formula="of:=DEGREES(ATAN(ABS([.F308]-[.C308])/ABS([.E308]-[.B308])))" office:value-type="float" office:value="12.3583912304239" calcext:value-type="float">
            <text:p>12.3583912304239</text:p>
          </table:table-cell>
          <table:table-cell table:formula="of:=SQRT(POWER([.H308];2)+POWER([.I308];2)+POWER([.J308];2))" office:value-type="float" office:value="675.305816218396" calcext:value-type="float">
            <text:p>675.305816218396</text:p>
          </table:table-cell>
        </table:table-row>
        <table:table-row table:style-name="ro1">
          <table:table-cell office:value-type="float" office:value="75.6927" calcext:value-type="float">
            <text:p>75.6927</text:p>
          </table:table-cell>
          <table:table-cell office:value-type="float" office:value="283.68" calcext:value-type="float">
            <text:p>283.68</text:p>
          </table:table-cell>
          <table:table-cell office:value-type="float" office:value="46.1568" calcext:value-type="float">
            <text:p>46.1568</text:p>
          </table:table-cell>
          <table:table-cell office:value-type="float" office:value="75.8695" calcext:value-type="float">
            <text:p>75.8695</text:p>
          </table:table-cell>
          <table:table-cell office:value-type="float" office:value="274.402" calcext:value-type="float">
            <text:p>274.402</text:p>
          </table:table-cell>
          <table:table-cell office:value-type="float" office:value="47.8002" calcext:value-type="float">
            <text:p>47.8002</text:p>
          </table:table-cell>
          <table:table-cell/>
          <table:table-cell table:formula="of:=([.D309]-[.A309])/0.0166667" office:value-type="float" office:value="10.6079787840424" calcext:value-type="float">
            <text:p>10.6079787840424</text:p>
          </table:table-cell>
          <table:table-cell table:formula="of:=ABS([.E309]-[.B309])/0.0166667" office:value-type="float" office:value="556.678886642228" calcext:value-type="float">
            <text:p>556.678886642228</text:p>
          </table:table-cell>
          <table:table-cell table:formula="of:=([.F309]-[.C309])/0.0166667" office:value-type="float" office:value="98.6038027923944" calcext:value-type="float">
            <text:p>98.6038027923944</text:p>
          </table:table-cell>
          <table:table-cell table:formula="of:=DEGREES(ATAN(ABS([.F309]-[.C309])/ABS([.E309]-[.B309])))" office:value-type="float" office:value="10.0445434313929" calcext:value-type="float">
            <text:p>10.0445434313929</text:p>
          </table:table-cell>
          <table:table-cell table:formula="of:=SQRT(POWER([.H309];2)+POWER([.I309];2)+POWER([.J309];2))" office:value-type="float" office:value="565.443738998173" calcext:value-type="float">
            <text:p>565.443738998173</text:p>
          </table:table-cell>
        </table:table-row>
        <table:table-row table:style-name="ro1">
          <table:table-cell office:value-type="float" office:value="75.4192" calcext:value-type="float">
            <text:p>75.4192</text:p>
          </table:table-cell>
          <table:table-cell office:value-type="float" office:value="280.922" calcext:value-type="float">
            <text:p>280.922</text:p>
          </table:table-cell>
          <table:table-cell office:value-type="float" office:value="46.8249" calcext:value-type="float">
            <text:p>46.8249</text:p>
          </table:table-cell>
          <table:table-cell office:value-type="float" office:value="75.3816" calcext:value-type="float">
            <text:p>75.3816</text:p>
          </table:table-cell>
          <table:table-cell office:value-type="float" office:value="275.551" calcext:value-type="float">
            <text:p>275.551</text:p>
          </table:table-cell>
          <table:table-cell office:value-type="float" office:value="48.1252" calcext:value-type="float">
            <text:p>48.1252</text:p>
          </table:table-cell>
          <table:table-cell/>
          <table:table-cell table:formula="of:=([.D310]-[.A310])/0.0166667" office:value-type="float" office:value="-2.25599548800888" calcext:value-type="float">
            <text:p>-2.25599548800888</text:p>
          </table:table-cell>
          <table:table-cell table:formula="of:=ABS([.E310]-[.B310])/0.0166667" office:value-type="float" office:value="322.259355481291" calcext:value-type="float">
            <text:p>322.259355481291</text:p>
          </table:table-cell>
          <table:table-cell table:formula="of:=([.F310]-[.C310])/0.0166667" office:value-type="float" office:value="78.0178439643121" calcext:value-type="float">
            <text:p>78.0178439643121</text:p>
          </table:table-cell>
          <table:table-cell table:formula="of:=DEGREES(ATAN(ABS([.F310]-[.C310])/ABS([.E310]-[.B310])))" office:value-type="float" office:value="13.6092545652542" calcext:value-type="float">
            <text:p>13.6092545652542</text:p>
          </table:table-cell>
          <table:table-cell table:formula="of:=SQRT(POWER([.H310];2)+POWER([.I310];2)+POWER([.J310];2))" office:value-type="float" office:value="331.576485426363" calcext:value-type="float">
            <text:p>331.576485426363</text:p>
          </table:table-cell>
        </table:table-row>
        <table:table-row table:style-name="ro1">
          <table:table-cell office:value-type="float" office:value="75.2485" calcext:value-type="float">
            <text:p>75.2485</text:p>
          </table:table-cell>
          <table:table-cell office:value-type="float" office:value="293.337" calcext:value-type="float">
            <text:p>293.337</text:p>
          </table:table-cell>
          <table:table-cell office:value-type="float" office:value="44.4484" calcext:value-type="float">
            <text:p>44.4484</text:p>
          </table:table-cell>
          <table:table-cell office:value-type="float" office:value="75.429" calcext:value-type="float">
            <text:p>75.429</text:p>
          </table:table-cell>
          <table:table-cell office:value-type="float" office:value="282.264" calcext:value-type="float">
            <text:p>282.264</text:p>
          </table:table-cell>
          <table:table-cell office:value-type="float" office:value="46.6232" calcext:value-type="float">
            <text:p>46.6232</text:p>
          </table:table-cell>
          <table:table-cell/>
          <table:table-cell table:formula="of:=([.D311]-[.A311])/0.0166667" office:value-type="float" office:value="10.829978340043" calcext:value-type="float">
            <text:p>10.829978340043</text:p>
          </table:table-cell>
          <table:table-cell table:formula="of:=ABS([.E311]-[.B311])/0.0166667" office:value-type="float" office:value="664.378671242656" calcext:value-type="float">
            <text:p>664.378671242656</text:p>
          </table:table-cell>
          <table:table-cell table:formula="of:=([.F311]-[.C311])/0.0166667" office:value-type="float" office:value="130.487739024522" calcext:value-type="float">
            <text:p>130.487739024522</text:p>
          </table:table-cell>
          <table:table-cell table:formula="of:=DEGREES(ATAN(ABS([.F311]-[.C311])/ABS([.E311]-[.B311])))" office:value-type="float" office:value="11.1117772029903" calcext:value-type="float">
            <text:p>11.1117772029903</text:p>
          </table:table-cell>
          <table:table-cell table:formula="of:=SQRT(POWER([.H311];2)+POWER([.I311];2)+POWER([.J311];2))" office:value-type="float" office:value="677.158295576991" calcext:value-type="float">
            <text:p>677.158295576991</text:p>
          </table:table-cell>
        </table:table-row>
        <table:table-row table:style-name="ro1">
          <table:table-cell office:value-type="float" office:value="75.498" calcext:value-type="float">
            <text:p>75.498</text:p>
          </table:table-cell>
          <table:table-cell office:value-type="float" office:value="291.952" calcext:value-type="float">
            <text:p>291.952</text:p>
          </table:table-cell>
          <table:table-cell office:value-type="float" office:value="44.6557" calcext:value-type="float">
            <text:p>44.6557</text:p>
          </table:table-cell>
          <table:table-cell office:value-type="float" office:value="75.4192" calcext:value-type="float">
            <text:p>75.4192</text:p>
          </table:table-cell>
          <table:table-cell office:value-type="float" office:value="280.922" calcext:value-type="float">
            <text:p>280.922</text:p>
          </table:table-cell>
          <table:table-cell office:value-type="float" office:value="46.8249" calcext:value-type="float">
            <text:p>46.8249</text:p>
          </table:table-cell>
          <table:table-cell/>
          <table:table-cell table:formula="of:=([.D312]-[.A312])/0.0166667" office:value-type="float" office:value="-4.72799054401898" calcext:value-type="float">
            <text:p>-4.72799054401898</text:p>
          </table:table-cell>
          <table:table-cell table:formula="of:=ABS([.E312]-[.B312])/0.0166667" office:value-type="float" office:value="661.798676402646" calcext:value-type="float">
            <text:p>661.798676402646</text:p>
          </table:table-cell>
          <table:table-cell table:formula="of:=([.F312]-[.C312])/0.0166667" office:value-type="float" office:value="130.15173969652" calcext:value-type="float">
            <text:p>130.15173969652</text:p>
          </table:table-cell>
          <table:table-cell table:formula="of:=DEGREES(ATAN(ABS([.F312]-[.C312])/ABS([.E312]-[.B312])))" office:value-type="float" office:value="11.1260082877361" calcext:value-type="float">
            <text:p>11.1260082877361</text:p>
          </table:table-cell>
          <table:table-cell table:formula="of:=SQRT(POWER([.H312];2)+POWER([.I312];2)+POWER([.J312];2))" office:value-type="float" office:value="674.491895673261" calcext:value-type="float">
            <text:p>674.491895673261</text:p>
          </table:table-cell>
        </table:table-row>
        <table:table-row table:style-name="ro1">
          <table:table-cell office:value-type="float" office:value="75.4487" calcext:value-type="float">
            <text:p>75.4487</text:p>
          </table:table-cell>
          <table:table-cell office:value-type="float" office:value="284.96" calcext:value-type="float">
            <text:p>284.96</text:p>
          </table:table-cell>
          <table:table-cell office:value-type="float" office:value="46.2181" calcext:value-type="float">
            <text:p>46.2181</text:p>
          </table:table-cell>
          <table:table-cell office:value-type="float" office:value="75.3717" calcext:value-type="float">
            <text:p>75.3717</text:p>
          </table:table-cell>
          <table:table-cell office:value-type="float" office:value="274.303" calcext:value-type="float">
            <text:p>274.303</text:p>
          </table:table-cell>
          <table:table-cell office:value-type="float" office:value="48.0655" calcext:value-type="float">
            <text:p>48.0655</text:p>
          </table:table-cell>
          <table:table-cell/>
          <table:table-cell table:formula="of:=([.D313]-[.A313])/0.0166667" office:value-type="float" office:value="-4.61999076001837" calcext:value-type="float">
            <text:p>-4.61999076001837</text:p>
          </table:table-cell>
          <table:table-cell table:formula="of:=ABS([.E313]-[.B313])/0.0166667" office:value-type="float" office:value="639.418721162557" calcext:value-type="float">
            <text:p>639.418721162557</text:p>
          </table:table-cell>
          <table:table-cell table:formula="of:=([.F313]-[.C313])/0.0166667" office:value-type="float" office:value="110.843778312443" calcext:value-type="float">
            <text:p>110.843778312443</text:p>
          </table:table-cell>
          <table:table-cell table:formula="of:=DEGREES(ATAN(ABS([.F313]-[.C313])/ABS([.E313]-[.B313])))" office:value-type="float" office:value="9.83453827428491" calcext:value-type="float">
            <text:p>9.83453827428491</text:p>
          </table:table-cell>
          <table:table-cell table:formula="of:=SQRT(POWER([.H313];2)+POWER([.I313];2)+POWER([.J313];2))" office:value-type="float" office:value="648.971485104207" calcext:value-type="float">
            <text:p>648.971485104207</text:p>
          </table:table-cell>
        </table:table-row>
        <table:table-row table:style-name="ro1">
          <table:table-cell office:value-type="float" office:value="75.5181" calcext:value-type="float">
            <text:p>75.5181</text:p>
          </table:table-cell>
          <table:table-cell office:value-type="float" office:value="294.82" calcext:value-type="float">
            <text:p>294.82</text:p>
          </table:table-cell>
          <table:table-cell office:value-type="float" office:value="43.9639" calcext:value-type="float">
            <text:p>43.9639</text:p>
          </table:table-cell>
          <table:table-cell office:value-type="float" office:value="75.6927" calcext:value-type="float">
            <text:p>75.6927</text:p>
          </table:table-cell>
          <table:table-cell office:value-type="float" office:value="283.68" calcext:value-type="float">
            <text:p>283.68</text:p>
          </table:table-cell>
          <table:table-cell office:value-type="float" office:value="46.1568" calcext:value-type="float">
            <text:p>46.1568</text:p>
          </table:table-cell>
          <table:table-cell/>
          <table:table-cell table:formula="of:=([.D314]-[.A314])/0.0166667" office:value-type="float" office:value="10.4759790480418" calcext:value-type="float">
            <text:p>10.4759790480418</text:p>
          </table:table-cell>
          <table:table-cell table:formula="of:=ABS([.E314]-[.B314])/0.0166667" office:value-type="float" office:value="668.398663202673" calcext:value-type="float">
            <text:p>668.398663202673</text:p>
          </table:table-cell>
          <table:table-cell table:formula="of:=([.F314]-[.C314])/0.0166667" office:value-type="float" office:value="131.573736852526" calcext:value-type="float">
            <text:p>131.573736852526</text:p>
          </table:table-cell>
          <table:table-cell table:formula="of:=DEGREES(ATAN(ABS([.F314]-[.C314])/ABS([.E314]-[.B314])))" office:value-type="float" office:value="11.1362431528342" calcext:value-type="float">
            <text:p>11.1362431528342</text:p>
          </table:table-cell>
          <table:table-cell table:formula="of:=SQRT(POWER([.H314];2)+POWER([.I314];2)+POWER([.J314];2))" office:value-type="float" office:value="681.306221414037" calcext:value-type="float">
            <text:p>681.306221414037</text:p>
          </table:table-cell>
        </table:table-row>
        <table:table-row table:style-name="ro1">
          <table:table-cell office:value-type="float" office:value="75.2023" calcext:value-type="float">
            <text:p>75.2023</text:p>
          </table:table-cell>
          <table:table-cell office:value-type="float" office:value="286.354" calcext:value-type="float">
            <text:p>286.354</text:p>
          </table:table-cell>
          <table:table-cell office:value-type="float" office:value="45.7583" calcext:value-type="float">
            <text:p>45.7583</text:p>
          </table:table-cell>
          <table:table-cell office:value-type="float" office:value="74.8897" calcext:value-type="float">
            <text:p>74.8897</text:p>
          </table:table-cell>
          <table:table-cell office:value-type="float" office:value="276.862" calcext:value-type="float">
            <text:p>276.862</text:p>
          </table:table-cell>
          <table:table-cell office:value-type="float" office:value="47.687" calcext:value-type="float">
            <text:p>47.687</text:p>
          </table:table-cell>
          <table:table-cell/>
          <table:table-cell table:formula="of:=([.D315]-[.A315])/0.0166667" office:value-type="float" office:value="-18.7559624880744" calcext:value-type="float">
            <text:p>-18.7559624880744</text:p>
          </table:table-cell>
          <table:table-cell table:formula="of:=ABS([.E315]-[.B315])/0.0166667" office:value-type="float" office:value="569.518860962276" calcext:value-type="float">
            <text:p>569.518860962276</text:p>
          </table:table-cell>
          <table:table-cell table:formula="of:=([.F315]-[.C315])/0.0166667" office:value-type="float" office:value="115.721768556463" calcext:value-type="float">
            <text:p>115.721768556463</text:p>
          </table:table-cell>
          <table:table-cell table:formula="of:=DEGREES(ATAN(ABS([.F315]-[.C315])/ABS([.E315]-[.B315])))" office:value-type="float" office:value="11.4856869152258" calcext:value-type="float">
            <text:p>11.4856869152258</text:p>
          </table:table-cell>
          <table:table-cell table:formula="of:=SQRT(POWER([.H315];2)+POWER([.I315];2)+POWER([.J315];2))" office:value-type="float" office:value="581.459411170253" calcext:value-type="float">
            <text:p>581.459411170253</text:p>
          </table:table-cell>
        </table:table-row>
        <table:table-row table:style-name="ro1">
          <table:table-cell office:value-type="float" office:value="74.7132" calcext:value-type="float">
            <text:p>74.7132</text:p>
          </table:table-cell>
          <table:table-cell office:value-type="float" office:value="290.496" calcext:value-type="float">
            <text:p>290.496</text:p>
          </table:table-cell>
          <table:table-cell office:value-type="float" office:value="44.8832" calcext:value-type="float">
            <text:p>44.8832</text:p>
          </table:table-cell>
          <table:table-cell office:value-type="float" office:value="74.6602" calcext:value-type="float">
            <text:p>74.6602</text:p>
          </table:table-cell>
          <table:table-cell office:value-type="float" office:value="280.906" calcext:value-type="float">
            <text:p>280.906</text:p>
          </table:table-cell>
          <table:table-cell office:value-type="float" office:value="46.5846" calcext:value-type="float">
            <text:p>46.5846</text:p>
          </table:table-cell>
          <table:table-cell/>
          <table:table-cell table:formula="of:=([.D316]-[.A316])/0.0166667" office:value-type="float" office:value="-3.17999364001256" calcext:value-type="float">
            <text:p>-3.17999364001256</text:p>
          </table:table-cell>
          <table:table-cell table:formula="of:=ABS([.E316]-[.B316])/0.0166667" office:value-type="float" office:value="575.3988492023" calcext:value-type="float">
            <text:p>575.3988492023</text:p>
          </table:table-cell>
          <table:table-cell table:formula="of:=([.F316]-[.C316])/0.0166667" office:value-type="float" office:value="102.083795832408" calcext:value-type="float">
            <text:p>102.083795832408</text:p>
          </table:table-cell>
          <table:table-cell table:formula="of:=DEGREES(ATAN(ABS([.F316]-[.C316])/ABS([.E316]-[.B316])))" office:value-type="float" office:value="10.0603908423316" calcext:value-type="float">
            <text:p>10.0603908423316</text:p>
          </table:table-cell>
          <table:table-cell table:formula="of:=SQRT(POWER([.H316];2)+POWER([.I316];2)+POWER([.J316];2))" office:value-type="float" office:value="584.392889582372" calcext:value-type="float">
            <text:p>584.392889582372</text:p>
          </table:table-cell>
        </table:table-row>
        <table:table-row table:style-name="ro1">
          <table:table-cell office:value-type="float" office:value="74.9471" calcext:value-type="float">
            <text:p>74.9471</text:p>
          </table:table-cell>
          <table:table-cell office:value-type="float" office:value="286.275" calcext:value-type="float">
            <text:p>286.275</text:p>
          </table:table-cell>
          <table:table-cell office:value-type="float" office:value="46.0252" calcext:value-type="float">
            <text:p>46.0252</text:p>
          </table:table-cell>
          <table:table-cell office:value-type="float" office:value="74.8897" calcext:value-type="float">
            <text:p>74.8897</text:p>
          </table:table-cell>
          <table:table-cell office:value-type="float" office:value="276.856" calcext:value-type="float">
            <text:p>276.856</text:p>
          </table:table-cell>
          <table:table-cell office:value-type="float" office:value="47.6878" calcext:value-type="float">
            <text:p>47.6878</text:p>
          </table:table-cell>
          <table:table-cell/>
          <table:table-cell table:formula="of:=([.D317]-[.A317])/0.0166667" office:value-type="float" office:value="-3.44399311201385" calcext:value-type="float">
            <text:p>-3.44399311201385</text:p>
          </table:table-cell>
          <table:table-cell table:formula="of:=ABS([.E317]-[.B317])/0.0166667" office:value-type="float" office:value="565.13886972226" calcext:value-type="float">
            <text:p>565.13886972226</text:p>
          </table:table-cell>
          <table:table-cell table:formula="of:=([.F317]-[.C317])/0.0166667" office:value-type="float" office:value="99.7558004883993" calcext:value-type="float">
            <text:p>99.7558004883993</text:p>
          </table:table-cell>
          <table:table-cell table:formula="of:=DEGREES(ATAN(ABS([.F317]-[.C317])/ABS([.E317]-[.B317])))" office:value-type="float" office:value="10.0104783031277" calcext:value-type="float">
            <text:p>10.0104783031277</text:p>
          </table:table-cell>
          <table:table-cell table:formula="of:=SQRT(POWER([.H317];2)+POWER([.I317];2)+POWER([.J317];2))" office:value-type="float" office:value="573.885897100277" calcext:value-type="float">
            <text:p>573.885897100277</text:p>
          </table:table-cell>
        </table:table-row>
        <table:table-row table:style-name="ro1">
          <table:table-cell office:value-type="float" office:value="75.2307" calcext:value-type="float">
            <text:p>75.2307</text:p>
          </table:table-cell>
          <table:table-cell office:value-type="float" office:value="290.427" calcext:value-type="float">
            <text:p>290.427</text:p>
          </table:table-cell>
          <table:table-cell office:value-type="float" office:value="45.3988" calcext:value-type="float">
            <text:p>45.3988</text:p>
          </table:table-cell>
          <table:table-cell office:value-type="float" office:value="75.4099" calcext:value-type="float">
            <text:p>75.4099</text:p>
          </table:table-cell>
          <table:table-cell office:value-type="float" office:value="279.539" calcext:value-type="float">
            <text:p>279.539</text:p>
          </table:table-cell>
          <table:table-cell office:value-type="float" office:value="47.2815" calcext:value-type="float">
            <text:p>47.2815</text:p>
          </table:table-cell>
          <table:table-cell/>
          <table:table-cell table:formula="of:=([.D318]-[.A318])/0.0166667" office:value-type="float" office:value="10.7519784960427" calcext:value-type="float">
            <text:p>10.7519784960427</text:p>
          </table:table-cell>
          <table:table-cell table:formula="of:=ABS([.E318]-[.B318])/0.0166667" office:value-type="float" office:value="653.278693442615" calcext:value-type="float">
            <text:p>653.278693442615</text:p>
          </table:table-cell>
          <table:table-cell table:formula="of:=([.F318]-[.C318])/0.0166667" office:value-type="float" office:value="112.961774076452" calcext:value-type="float">
            <text:p>112.961774076452</text:p>
          </table:table-cell>
          <table:table-cell table:formula="of:=DEGREES(ATAN(ABS([.F318]-[.C318])/ABS([.E318]-[.B318])))" office:value-type="float" office:value="9.81030027749411" calcext:value-type="float">
            <text:p>9.81030027749411</text:p>
          </table:table-cell>
          <table:table-cell table:formula="of:=SQRT(POWER([.H318];2)+POWER([.I318];2)+POWER([.J318];2))" office:value-type="float" office:value="663.060343219355" calcext:value-type="float">
            <text:p>663.060343219355</text:p>
          </table:table-cell>
        </table:table-row>
        <table:table-row table:style-name="ro1">
          <table:table-cell office:value-type="float" office:value="75.2121" calcext:value-type="float">
            <text:p>75.2121</text:p>
          </table:table-cell>
          <table:table-cell office:value-type="float" office:value="287.664" calcext:value-type="float">
            <text:p>287.664</text:p>
          </table:table-cell>
          <table:table-cell office:value-type="float" office:value="45.814" calcext:value-type="float">
            <text:p>45.814</text:p>
          </table:table-cell>
          <table:table-cell office:value-type="float" office:value="75.3811" calcext:value-type="float">
            <text:p>75.3811</text:p>
          </table:table-cell>
          <table:table-cell office:value-type="float" office:value="275.597" calcext:value-type="float">
            <text:p>275.597</text:p>
          </table:table-cell>
          <table:table-cell office:value-type="float" office:value="47.8717" calcext:value-type="float">
            <text:p>47.8717</text:p>
          </table:table-cell>
          <table:table-cell/>
          <table:table-cell table:formula="of:=([.D319]-[.A319])/0.0166667" office:value-type="float" office:value="10.1399797200404" calcext:value-type="float">
            <text:p>10.1399797200404</text:p>
          </table:table-cell>
          <table:table-cell table:formula="of:=ABS([.E319]-[.B319])/0.0166667" office:value-type="float" office:value="724.018551962897" calcext:value-type="float">
            <text:p>724.018551962897</text:p>
          </table:table-cell>
          <table:table-cell table:formula="of:=([.F319]-[.C319])/0.0166667" office:value-type="float" office:value="123.461753076494" calcext:value-type="float">
            <text:p>123.461753076494</text:p>
          </table:table-cell>
          <table:table-cell table:formula="of:=DEGREES(ATAN(ABS([.F319]-[.C319])/ABS([.E319]-[.B319])))" office:value-type="float" office:value="9.6771620028093" calcext:value-type="float">
            <text:p>9.6771620028093</text:p>
          </table:table-cell>
          <table:table-cell table:formula="of:=SQRT(POWER([.H319];2)+POWER([.I319];2)+POWER([.J319];2))" office:value-type="float" office:value="734.539643074418" calcext:value-type="float">
            <text:p>734.539643074418</text:p>
          </table:table-cell>
        </table:table-row>
        <table:table-row table:style-name="ro1">
          <table:table-cell office:value-type="float" office:value="74.9634" calcext:value-type="float">
            <text:p>74.9634</text:p>
          </table:table-cell>
          <table:table-cell office:value-type="float" office:value="289.075" calcext:value-type="float">
            <text:p>289.075</text:p>
          </table:table-cell>
          <table:table-cell office:value-type="float" office:value="45.3501" calcext:value-type="float">
            <text:p>45.3501</text:p>
          </table:table-cell>
          <table:table-cell office:value-type="float" office:value="74.8979" calcext:value-type="float">
            <text:p>74.8979</text:p>
          </table:table-cell>
          <table:table-cell office:value-type="float" office:value="278.176" calcext:value-type="float">
            <text:p>278.176</text:p>
          </table:table-cell>
          <table:table-cell office:value-type="float" office:value="47.4902" calcext:value-type="float">
            <text:p>47.4902</text:p>
          </table:table-cell>
          <table:table-cell/>
          <table:table-cell table:formula="of:=([.D320]-[.A320])/0.0166667" office:value-type="float" office:value="-3.92999214001573" calcext:value-type="float">
            <text:p>-3.92999214001573</text:p>
          </table:table-cell>
          <table:table-cell table:formula="of:=ABS([.E320]-[.B320])/0.0166667" office:value-type="float" office:value="653.938692122616" calcext:value-type="float">
            <text:p>653.938692122616</text:p>
          </table:table-cell>
          <table:table-cell table:formula="of:=([.F320]-[.C320])/0.0166667" office:value-type="float" office:value="128.405743188514" calcext:value-type="float">
            <text:p>128.405743188514</text:p>
          </table:table-cell>
          <table:table-cell table:formula="of:=DEGREES(ATAN(ABS([.F320]-[.C320])/ABS([.E320]-[.B320])))" office:value-type="float" office:value="11.1091176849033" calcext:value-type="float">
            <text:p>11.1091176849033</text:p>
          </table:table-cell>
          <table:table-cell table:formula="of:=SQRT(POWER([.H320];2)+POWER([.I320];2)+POWER([.J320];2))" office:value-type="float" office:value="666.437763618669" calcext:value-type="float">
            <text:p>666.437763618669</text:p>
          </table:table-cell>
        </table:table-row>
        <table:table-row table:style-name="ro1">
          <table:table-cell office:value-type="float" office:value="75.2384" calcext:value-type="float">
            <text:p>75.2384</text:p>
          </table:table-cell>
          <table:table-cell office:value-type="float" office:value="291.985" calcext:value-type="float">
            <text:p>291.985</text:p>
          </table:table-cell>
          <table:table-cell office:value-type="float" office:value="44.3971" calcext:value-type="float">
            <text:p>44.3971</text:p>
          </table:table-cell>
          <table:table-cell office:value-type="float" office:value="75.1569" calcext:value-type="float">
            <text:p>75.1569</text:p>
          </table:table-cell>
          <table:table-cell office:value-type="float" office:value="279.623" calcext:value-type="float">
            <text:p>279.623</text:p>
          </table:table-cell>
          <table:table-cell office:value-type="float" office:value="46.7734" calcext:value-type="float">
            <text:p>46.7734</text:p>
          </table:table-cell>
          <table:table-cell/>
          <table:table-cell table:formula="of:=([.D321]-[.A321])/0.0166667" office:value-type="float" office:value="-4.88999022001989" calcext:value-type="float">
            <text:p>-4.88999022001989</text:p>
          </table:table-cell>
          <table:table-cell table:formula="of:=ABS([.E321]-[.B321])/0.0166667" office:value-type="float" office:value="741.718516562968" calcext:value-type="float">
            <text:p>741.718516562968</text:p>
          </table:table-cell>
          <table:table-cell table:formula="of:=([.F321]-[.C321])/0.0166667" office:value-type="float" office:value="142.57771484457" calcext:value-type="float">
            <text:p>142.57771484457</text:p>
          </table:table-cell>
          <table:table-cell table:formula="of:=DEGREES(ATAN(ABS([.F321]-[.C321])/ABS([.E321]-[.B321])))" office:value-type="float" office:value="10.8810230681719" calcext:value-type="float">
            <text:p>10.8810230681719</text:p>
          </table:table-cell>
          <table:table-cell table:formula="of:=SQRT(POWER([.H321];2)+POWER([.I321];2)+POWER([.J321];2))" office:value-type="float" office:value="755.313626639306" calcext:value-type="float">
            <text:p>755.313626639306</text:p>
          </table:table-cell>
        </table:table-row>
        <table:table-row table:style-name="ro1">
          <table:table-cell office:value-type="float" office:value="75.2318" calcext:value-type="float">
            <text:p>75.2318</text:p>
          </table:table-cell>
          <table:table-cell office:value-type="float" office:value="290.304" calcext:value-type="float">
            <text:p>290.304</text:p>
          </table:table-cell>
          <table:table-cell office:value-type="float" office:value="45.9266" calcext:value-type="float">
            <text:p>45.9266</text:p>
          </table:table-cell>
          <table:table-cell office:value-type="float" office:value="75.1692" calcext:value-type="float">
            <text:p>75.1692</text:p>
          </table:table-cell>
          <table:table-cell office:value-type="float" office:value="280.639" calcext:value-type="float">
            <text:p>280.639</text:p>
          </table:table-cell>
          <table:table-cell office:value-type="float" office:value="48.1158" calcext:value-type="float">
            <text:p>48.1158</text:p>
          </table:table-cell>
          <table:table-cell/>
          <table:table-cell table:formula="of:=([.D322]-[.A322])/0.0166667" office:value-type="float" office:value="-3.75599248801522" calcext:value-type="float">
            <text:p>-3.75599248801522</text:p>
          </table:table-cell>
          <table:table-cell table:formula="of:=ABS([.E322]-[.B322])/0.0166667" office:value-type="float" office:value="579.898840202317" calcext:value-type="float">
            <text:p>579.898840202317</text:p>
          </table:table-cell>
          <table:table-cell table:formula="of:=([.F322]-[.C322])/0.0166667" office:value-type="float" office:value="131.351737296525" calcext:value-type="float">
            <text:p>131.351737296525</text:p>
          </table:table-cell>
          <table:table-cell table:formula="of:=DEGREES(ATAN(ABS([.F322]-[.C322])/ABS([.E322]-[.B322])))" office:value-type="float" office:value="12.7625966011838" calcext:value-type="float">
            <text:p>12.7625966011838</text:p>
          </table:table-cell>
          <table:table-cell table:formula="of:=SQRT(POWER([.H322];2)+POWER([.I322];2)+POWER([.J322];2))" office:value-type="float" office:value="594.600749443169" calcext:value-type="float">
            <text:p>594.600749443169</text:p>
          </table:table-cell>
        </table:table-row>
        <table:table-row table:style-name="ro1">
          <table:table-cell office:value-type="float" office:value="74.9813" calcext:value-type="float">
            <text:p>74.9813</text:p>
          </table:table-cell>
          <table:table-cell office:value-type="float" office:value="291.797" calcext:value-type="float">
            <text:p>291.797</text:p>
          </table:table-cell>
          <table:table-cell office:value-type="float" office:value="45.1953" calcext:value-type="float">
            <text:p>45.1953</text:p>
          </table:table-cell>
          <table:table-cell office:value-type="float" office:value="75.158" calcext:value-type="float">
            <text:p>75.158</text:p>
          </table:table-cell>
          <table:table-cell office:value-type="float" office:value="279.516" calcext:value-type="float">
            <text:p>279.516</text:p>
          </table:table-cell>
          <table:table-cell office:value-type="float" office:value="47.2873" calcext:value-type="float">
            <text:p>47.2873</text:p>
          </table:table-cell>
          <table:table-cell/>
          <table:table-cell table:formula="of:=([.D323]-[.A323])/0.0166667" office:value-type="float" office:value="10.6019787960422" calcext:value-type="float">
            <text:p>10.6019787960422</text:p>
          </table:table-cell>
          <table:table-cell table:formula="of:=ABS([.E323]-[.B323])/0.0166667" office:value-type="float" office:value="736.858526282948" calcext:value-type="float">
            <text:p>736.858526282948</text:p>
          </table:table-cell>
          <table:table-cell table:formula="of:=([.F323]-[.C323])/0.0166667" office:value-type="float" office:value="125.519748960502" calcext:value-type="float">
            <text:p>125.519748960502</text:p>
          </table:table-cell>
          <table:table-cell table:formula="of:=DEGREES(ATAN(ABS([.F323]-[.C323])/ABS([.E323]-[.B323])))" office:value-type="float" office:value="9.6672245550642" calcext:value-type="float">
            <text:p>9.6672245550642</text:p>
          </table:table-cell>
          <table:table-cell table:formula="of:=SQRT(POWER([.H323];2)+POWER([.I323];2)+POWER([.J323];2))" office:value-type="float" office:value="747.548056708983" calcext:value-type="float">
            <text:p>747.548056708983</text:p>
          </table:table-cell>
        </table:table-row>
        <table:table-row table:style-name="ro1">
          <table:table-cell office:value-type="float" office:value="74.9653" calcext:value-type="float">
            <text:p>74.9653</text:p>
          </table:table-cell>
          <table:table-cell office:value-type="float" office:value="288.896" calcext:value-type="float">
            <text:p>288.896</text:p>
          </table:table-cell>
          <table:table-cell office:value-type="float" office:value="46.1391" calcext:value-type="float">
            <text:p>46.1391</text:p>
          </table:table-cell>
          <table:table-cell office:value-type="float" office:value="75.1423" calcext:value-type="float">
            <text:p>75.1423</text:p>
          </table:table-cell>
          <table:table-cell office:value-type="float" office:value="276.666" calcext:value-type="float">
            <text:p>276.666</text:p>
          </table:table-cell>
          <table:table-cell office:value-type="float" office:value="48.702" calcext:value-type="float">
            <text:p>48.702</text:p>
          </table:table-cell>
          <table:table-cell/>
          <table:table-cell table:formula="of:=([.D324]-[.A324])/0.0166667" office:value-type="float" office:value="10.6199787600429" calcext:value-type="float">
            <text:p>10.6199787600429</text:p>
          </table:table-cell>
          <table:table-cell table:formula="of:=ABS([.E324]-[.B324])/0.0166667" office:value-type="float" office:value="733.798532402936" calcext:value-type="float">
            <text:p>733.798532402936</text:p>
          </table:table-cell>
          <table:table-cell table:formula="of:=([.F324]-[.C324])/0.0166667" office:value-type="float" office:value="153.773692452615" calcext:value-type="float">
            <text:p>153.773692452615</text:p>
          </table:table-cell>
          <table:table-cell table:formula="of:=DEGREES(ATAN(ABS([.F324]-[.C324])/ABS([.E324]-[.B324])))" office:value-type="float" office:value="11.8355472814688" calcext:value-type="float">
            <text:p>11.8355472814688</text:p>
          </table:table-cell>
          <table:table-cell table:formula="of:=SQRT(POWER([.H324];2)+POWER([.I324];2)+POWER([.J324];2))" office:value-type="float" office:value="749.8129223987" calcext:value-type="float">
            <text:p>749.8129223987</text:p>
          </table:table-cell>
        </table:table-row>
        <table:table-row table:style-name="ro1">
          <table:table-cell office:value-type="float" office:value="75.1754" calcext:value-type="float">
            <text:p>75.1754</text:p>
          </table:table-cell>
          <table:table-cell office:value-type="float" office:value="282.236" calcext:value-type="float">
            <text:p>282.236</text:p>
          </table:table-cell>
          <table:table-cell office:value-type="float" office:value="46.6298" calcext:value-type="float">
            <text:p>46.6298</text:p>
          </table:table-cell>
          <table:table-cell office:value-type="float" office:value="75.1138" calcext:value-type="float">
            <text:p>75.1138</text:p>
          </table:table-cell>
          <table:table-cell office:value-type="float" office:value="272.981" calcext:value-type="float">
            <text:p>272.981</text:p>
          </table:table-cell>
          <table:table-cell office:value-type="float" office:value="48.2657" calcext:value-type="float">
            <text:p>48.2657</text:p>
          </table:table-cell>
          <table:table-cell/>
          <table:table-cell table:formula="of:=([.D325]-[.A325])/0.0166667" office:value-type="float" office:value="-3.6959926080147" calcext:value-type="float">
            <text:p>-3.6959926080147</text:p>
          </table:table-cell>
          <table:table-cell table:formula="of:=ABS([.E325]-[.B325])/0.0166667" office:value-type="float" office:value="555.298889402221" calcext:value-type="float">
            <text:p>555.298889402221</text:p>
          </table:table-cell>
          <table:table-cell table:formula="of:=([.F325]-[.C325])/0.0166667" office:value-type="float" office:value="98.1538036923926" calcext:value-type="float">
            <text:p>98.1538036923926</text:p>
          </table:table-cell>
          <table:table-cell table:formula="of:=DEGREES(ATAN(ABS([.F325]-[.C325])/ABS([.E325]-[.B325])))" office:value-type="float" office:value="10.0239774318093" calcext:value-type="float">
            <text:p>10.0239774318093</text:p>
          </table:table-cell>
          <table:table-cell table:formula="of:=SQRT(POWER([.H325];2)+POWER([.I325];2)+POWER([.J325];2))" office:value-type="float" office:value="563.919042161181" calcext:value-type="float">
            <text:p>563.919042161181</text:p>
          </table:table-cell>
        </table:table-row>
        <table:table-row table:style-name="ro1">
          <table:table-cell office:value-type="float" office:value="74.8966" calcext:value-type="float">
            <text:p>74.8966</text:p>
          </table:table-cell>
          <table:table-cell office:value-type="float" office:value="278.277" calcext:value-type="float">
            <text:p>278.277</text:p>
          </table:table-cell>
          <table:table-cell office:value-type="float" office:value="46.9788" calcext:value-type="float">
            <text:p>46.9788</text:p>
          </table:table-cell>
          <table:table-cell office:value-type="float" office:value="74.8405" calcext:value-type="float">
            <text:p>74.8405</text:p>
          </table:table-cell>
          <table:table-cell office:value-type="float" office:value="269.223" calcext:value-type="float">
            <text:p>269.223</text:p>
          </table:table-cell>
          <table:table-cell office:value-type="float" office:value="48.3443" calcext:value-type="float">
            <text:p>48.3443</text:p>
          </table:table-cell>
          <table:table-cell/>
          <table:table-cell table:formula="of:=([.D326]-[.A326])/0.0166667" office:value-type="float" office:value="-3.36599326801351" calcext:value-type="float">
            <text:p>-3.36599326801351</text:p>
          </table:table-cell>
          <table:table-cell table:formula="of:=ABS([.E326]-[.B326])/0.0166667" office:value-type="float" office:value="543.238913522171" calcext:value-type="float">
            <text:p>543.238913522171</text:p>
          </table:table-cell>
          <table:table-cell table:formula="of:=([.F326]-[.C326])/0.0166667" office:value-type="float" office:value="81.9298361403276" calcext:value-type="float">
            <text:p>81.9298361403276</text:p>
          </table:table-cell>
          <table:table-cell table:formula="of:=DEGREES(ATAN(ABS([.F326]-[.C326])/ABS([.E326]-[.B326])))" office:value-type="float" office:value="8.57655853487309" calcext:value-type="float">
            <text:p>8.57655853487309</text:p>
          </table:table-cell>
          <table:table-cell table:formula="of:=SQRT(POWER([.H326];2)+POWER([.I326];2)+POWER([.J326];2))" office:value-type="float" office:value="549.392705744634" calcext:value-type="float">
            <text:p>549.392705744634</text:p>
          </table:table-cell>
        </table:table-row>
        <table:table-row table:style-name="ro1">
          <table:table-cell office:value-type="float" office:value="75.2208" calcext:value-type="float">
            <text:p>75.2208</text:p>
          </table:table-cell>
          <table:table-cell office:value-type="float" office:value="289.097" calcext:value-type="float">
            <text:p>289.097</text:p>
          </table:table-cell>
          <table:table-cell office:value-type="float" office:value="45.3445" calcext:value-type="float">
            <text:p>45.3445</text:p>
          </table:table-cell>
          <table:table-cell office:value-type="float" office:value="75.4003" calcext:value-type="float">
            <text:p>75.4003</text:p>
          </table:table-cell>
          <table:table-cell office:value-type="float" office:value="278.223" calcext:value-type="float">
            <text:p>278.223</text:p>
          </table:table-cell>
          <table:table-cell office:value-type="float" office:value="47.4785" calcext:value-type="float">
            <text:p>47.4785</text:p>
          </table:table-cell>
          <table:table-cell/>
          <table:table-cell table:formula="of:=([.D327]-[.A327])/0.0166667" office:value-type="float" office:value="10.7699784600433" calcext:value-type="float">
            <text:p>10.7699784600433</text:p>
          </table:table-cell>
          <table:table-cell table:formula="of:=ABS([.E327]-[.B327])/0.0166667" office:value-type="float" office:value="652.438695122608" calcext:value-type="float">
            <text:p>652.438695122608</text:p>
          </table:table-cell>
          <table:table-cell table:formula="of:=([.F327]-[.C327])/0.0166667" office:value-type="float" office:value="128.039743920512" calcext:value-type="float">
            <text:p>128.039743920512</text:p>
          </table:table-cell>
          <table:table-cell table:formula="of:=DEGREES(ATAN(ABS([.F327]-[.C327])/ABS([.E327]-[.B327])))" office:value-type="float" office:value="11.1030747606496" calcext:value-type="float">
            <text:p>11.1030747606496</text:p>
          </table:table-cell>
          <table:table-cell table:formula="of:=SQRT(POWER([.H327];2)+POWER([.I327];2)+POWER([.J327];2))" office:value-type="float" office:value="664.970991361692" calcext:value-type="float">
            <text:p>664.970991361692</text:p>
          </table:table-cell>
        </table:table-row>
        <table:table-row table:style-name="ro1">
          <table:table-cell office:value-type="float" office:value="75.2301" calcext:value-type="float">
            <text:p>75.2301</text:p>
          </table:table-cell>
          <table:table-cell office:value-type="float" office:value="290.475" calcext:value-type="float">
            <text:p>290.475</text:p>
          </table:table-cell>
          <table:table-cell office:value-type="float" office:value="45.1367" calcext:value-type="float">
            <text:p>45.1367</text:p>
          </table:table-cell>
          <table:table-cell office:value-type="float" office:value="75.4099" calcext:value-type="float">
            <text:p>75.4099</text:p>
          </table:table-cell>
          <table:table-cell office:value-type="float" office:value="279.534" calcext:value-type="float">
            <text:p>279.534</text:p>
          </table:table-cell>
          <table:table-cell office:value-type="float" office:value="47.2823" calcext:value-type="float">
            <text:p>47.2823</text:p>
          </table:table-cell>
          <table:table-cell/>
          <table:table-cell table:formula="of:=([.D328]-[.A328])/0.0166667" office:value-type="float" office:value="10.7879784240432" calcext:value-type="float">
            <text:p>10.7879784240432</text:p>
          </table:table-cell>
          <table:table-cell table:formula="of:=ABS([.E328]-[.B328])/0.0166667" office:value-type="float" office:value="656.458687082628" calcext:value-type="float">
            <text:p>656.458687082628</text:p>
          </table:table-cell>
          <table:table-cell table:formula="of:=([.F328]-[.C328])/0.0166667" office:value-type="float" office:value="128.735742528515" calcext:value-type="float">
            <text:p>128.735742528515</text:p>
          </table:table-cell>
          <table:table-cell table:formula="of:=DEGREES(ATAN(ABS([.F328]-[.C328])/ABS([.E328]-[.B328])))" office:value-type="float" office:value="11.0952655411769" calcext:value-type="float">
            <text:p>11.0952655411769</text:p>
          </table:table-cell>
          <table:table-cell table:formula="of:=SQRT(POWER([.H328];2)+POWER([.I328];2)+POWER([.J328];2))" office:value-type="float" office:value="669.049534585514" calcext:value-type="float">
            <text:p>669.049534585514</text:p>
          </table:table-cell>
        </table:table-row>
        <table:table-row table:style-name="ro1">
          <table:table-cell office:value-type="float" office:value="75.1664" calcext:value-type="float">
            <text:p>75.1664</text:p>
          </table:table-cell>
          <table:table-cell office:value-type="float" office:value="280.899" calcext:value-type="float">
            <text:p>280.899</text:p>
          </table:table-cell>
          <table:table-cell office:value-type="float" office:value="46.8307" calcext:value-type="float">
            <text:p>46.8307</text:p>
          </table:table-cell>
          <table:table-cell office:value-type="float" office:value="75.0965" calcext:value-type="float">
            <text:p>75.0965</text:p>
          </table:table-cell>
          <table:table-cell office:value-type="float" office:value="270.417" calcext:value-type="float">
            <text:p>270.417</text:p>
          </table:table-cell>
          <table:table-cell office:value-type="float" office:value="48.6496" calcext:value-type="float">
            <text:p>48.6496</text:p>
          </table:table-cell>
          <table:table-cell/>
          <table:table-cell table:formula="of:=([.D329]-[.A329])/0.0166667" office:value-type="float" office:value="-4.19399161201617" calcext:value-type="float">
            <text:p>-4.19399161201617</text:p>
          </table:table-cell>
          <table:table-cell table:formula="of:=ABS([.E329]-[.B329])/0.0166667" office:value-type="float" office:value="628.918742162517" calcext:value-type="float">
            <text:p>628.918742162517</text:p>
          </table:table-cell>
          <table:table-cell table:formula="of:=([.F329]-[.C329])/0.0166667" office:value-type="float" office:value="109.133781732436" calcext:value-type="float">
            <text:p>109.133781732436</text:p>
          </table:table-cell>
          <table:table-cell table:formula="of:=DEGREES(ATAN(ABS([.F329]-[.C329])/ABS([.E329]-[.B329])))" office:value-type="float" office:value="9.8442831005213" calcext:value-type="float">
            <text:p>9.8442831005213</text:p>
          </table:table-cell>
          <table:table-cell table:formula="of:=SQRT(POWER([.H329];2)+POWER([.I329];2)+POWER([.J329];2))" office:value-type="float" office:value="638.331070937447" calcext:value-type="float">
            <text:p>638.331070937447</text:p>
          </table:table-cell>
        </table:table-row>
        <table:table-row table:style-name="ro1">
          <table:table-cell office:value-type="float" office:value="75.4397" calcext:value-type="float">
            <text:p>75.4397</text:p>
          </table:table-cell>
          <table:table-cell office:value-type="float" office:value="283.492" calcext:value-type="float">
            <text:p>283.492</text:p>
          </table:table-cell>
          <table:table-cell office:value-type="float" office:value="46.9406" calcext:value-type="float">
            <text:p>46.9406</text:p>
          </table:table-cell>
          <table:table-cell office:value-type="float" office:value="75.3731" calcext:value-type="float">
            <text:p>75.3731</text:p>
          </table:table-cell>
          <table:table-cell office:value-type="float" office:value="274.144" calcext:value-type="float">
            <text:p>274.144</text:p>
          </table:table-cell>
          <table:table-cell office:value-type="float" office:value="48.8262" calcext:value-type="float">
            <text:p>48.8262</text:p>
          </table:table-cell>
          <table:table-cell/>
          <table:table-cell table:formula="of:=([.D330]-[.A330])/0.0166667" office:value-type="float" office:value="-3.99599200801648" calcext:value-type="float">
            <text:p>-3.99599200801648</text:p>
          </table:table-cell>
          <table:table-cell table:formula="of:=ABS([.E330]-[.B330])/0.0166667" office:value-type="float" office:value="560.878878242244" calcext:value-type="float">
            <text:p>560.878878242244</text:p>
          </table:table-cell>
          <table:table-cell table:formula="of:=([.F330]-[.C330])/0.0166667" office:value-type="float" office:value="113.135773728452" calcext:value-type="float">
            <text:p>113.135773728452</text:p>
          </table:table-cell>
          <table:table-cell table:formula="of:=DEGREES(ATAN(ABS([.F330]-[.C330])/ABS([.E330]-[.B330])))" office:value-type="float" office:value="11.404196775652" calcext:value-type="float">
            <text:p>11.404196775652</text:p>
          </table:table-cell>
          <table:table-cell table:formula="of:=SQRT(POWER([.H330];2)+POWER([.I330];2)+POWER([.J330];2))" office:value-type="float" office:value="572.189468015221" calcext:value-type="float">
            <text:p>572.189468015221</text:p>
          </table:table-cell>
        </table:table-row>
        <table:table-row table:style-name="ro1">
          <table:table-cell office:value-type="float" office:value="74.6452" calcext:value-type="float">
            <text:p>74.6452</text:p>
          </table:table-cell>
          <table:table-cell office:value-type="float" office:value="278.252" calcext:value-type="float">
            <text:p>278.252</text:p>
          </table:table-cell>
          <table:table-cell office:value-type="float" office:value="46.9848" calcext:value-type="float">
            <text:p>46.9848</text:p>
          </table:table-cell>
          <table:table-cell office:value-type="float" office:value="74.3358" calcext:value-type="float">
            <text:p>74.3358</text:p>
          </table:table-cell>
          <table:table-cell office:value-type="float" office:value="266.592" calcext:value-type="float">
            <text:p>266.592</text:p>
          </table:table-cell>
          <table:table-cell office:value-type="float" office:value="48.9875" calcext:value-type="float">
            <text:p>48.9875</text:p>
          </table:table-cell>
          <table:table-cell/>
          <table:table-cell table:formula="of:=([.D331]-[.A331])/0.0166667" office:value-type="float" office:value="-18.5639628720741" calcext:value-type="float">
            <text:p>-18.5639628720741</text:p>
          </table:table-cell>
          <table:table-cell table:formula="of:=ABS([.E331]-[.B331])/0.0166667" office:value-type="float" office:value="699.5986008028" calcext:value-type="float">
            <text:p>699.5986008028</text:p>
          </table:table-cell>
          <table:table-cell table:formula="of:=([.F331]-[.C331])/0.0166667" office:value-type="float" office:value="120.16175967648" calcext:value-type="float">
            <text:p>120.16175967648</text:p>
          </table:table-cell>
          <table:table-cell table:formula="of:=DEGREES(ATAN(ABS([.F331]-[.C331])/ABS([.E331]-[.B331])))" office:value-type="float" office:value="9.7459217671148" calcext:value-type="float">
            <text:p>9.7459217671148</text:p>
          </table:table-cell>
          <table:table-cell table:formula="of:=SQRT(POWER([.H331];2)+POWER([.I331];2)+POWER([.J331];2))" office:value-type="float" office:value="710.085678950998" calcext:value-type="float">
            <text:p>710.085678950998</text:p>
          </table:table-cell>
        </table:table-row>
        <table:table-row table:style-name="ro1">
          <table:table-cell office:value-type="float" office:value="74.3971" calcext:value-type="float">
            <text:p>74.3971</text:p>
          </table:table-cell>
          <table:table-cell office:value-type="float" office:value="278.011" calcext:value-type="float">
            <text:p>278.011</text:p>
          </table:table-cell>
          <table:table-cell office:value-type="float" office:value="48.0152" calcext:value-type="float">
            <text:p>48.0152</text:p>
          </table:table-cell>
          <table:table-cell office:value-type="float" office:value="74.0963" calcext:value-type="float">
            <text:p>74.0963</text:p>
          </table:table-cell>
          <table:table-cell office:value-type="float" office:value="266.279" calcext:value-type="float">
            <text:p>266.279</text:p>
          </table:table-cell>
          <table:table-cell office:value-type="float" office:value="50.4843" calcext:value-type="float">
            <text:p>50.4843</text:p>
          </table:table-cell>
          <table:table-cell/>
          <table:table-cell table:formula="of:=([.D332]-[.A332])/0.0166667" office:value-type="float" office:value="-18.0479639040719" calcext:value-type="float">
            <text:p>-18.0479639040719</text:p>
          </table:table-cell>
          <table:table-cell table:formula="of:=ABS([.E332]-[.B332])/0.0166667" office:value-type="float" office:value="703.918592162817" calcext:value-type="float">
            <text:p>703.918592162817</text:p>
          </table:table-cell>
          <table:table-cell table:formula="of:=([.F332]-[.C332])/0.0166667" office:value-type="float" office:value="148.145703708592" calcext:value-type="float">
            <text:p>148.145703708592</text:p>
          </table:table-cell>
          <table:table-cell table:formula="of:=DEGREES(ATAN(ABS([.F332]-[.C332])/ABS([.E332]-[.B332])))" office:value-type="float" office:value="11.8849414406229" calcext:value-type="float">
            <text:p>11.8849414406229</text:p>
          </table:table-cell>
          <table:table-cell table:formula="of:=SQRT(POWER([.H332];2)+POWER([.I332];2)+POWER([.J332];2))" office:value-type="float" office:value="719.565329154261" calcext:value-type="float">
            <text:p>719.565329154261</text:p>
          </table:table-cell>
        </table:table-row>
        <table:table-row table:style-name="ro1">
          <table:table-cell office:value-type="float" office:value="74.9392" calcext:value-type="float">
            <text:p>74.9392</text:p>
          </table:table-cell>
          <table:table-cell office:value-type="float" office:value="284.848" calcext:value-type="float">
            <text:p>284.848</text:p>
          </table:table-cell>
          <table:table-cell office:value-type="float" office:value="46.4913" calcext:value-type="float">
            <text:p>46.4913</text:p>
          </table:table-cell>
          <table:table-cell office:value-type="float" office:value="74.8681" calcext:value-type="float">
            <text:p>74.8681</text:p>
          </table:table-cell>
          <table:table-cell office:value-type="float" office:value="272.754" calcext:value-type="float">
            <text:p>272.754</text:p>
          </table:table-cell>
          <table:table-cell office:value-type="float" office:value="49.2813" calcext:value-type="float">
            <text:p>49.2813</text:p>
          </table:table-cell>
          <table:table-cell/>
          <table:table-cell table:formula="of:=([.D333]-[.A333])/0.0166667" office:value-type="float" office:value="-4.26599146801714" calcext:value-type="float">
            <text:p>-4.26599146801714</text:p>
          </table:table-cell>
          <table:table-cell table:formula="of:=ABS([.E333]-[.B333])/0.0166667" office:value-type="float" office:value="725.638548722902" calcext:value-type="float">
            <text:p>725.638548722902</text:p>
          </table:table-cell>
          <table:table-cell table:formula="of:=([.F333]-[.C333])/0.0166667" office:value-type="float" office:value="167.39966520067" calcext:value-type="float">
            <text:p>167.39966520067</text:p>
          </table:table-cell>
          <table:table-cell table:formula="of:=DEGREES(ATAN(ABS([.F333]-[.C333])/ABS([.E333]-[.B333])))" office:value-type="float" office:value="12.9904647232601" calcext:value-type="float">
            <text:p>12.9904647232601</text:p>
          </table:table-cell>
          <table:table-cell table:formula="of:=SQRT(POWER([.H333];2)+POWER([.I333];2)+POWER([.J333];2))" office:value-type="float" office:value="744.709439973189" calcext:value-type="float">
            <text:p>744.709439973189</text:p>
          </table:table-cell>
        </table:table-row>
        <table:table-row table:style-name="ro1">
          <table:table-cell office:value-type="float" office:value="74.9813" calcext:value-type="float">
            <text:p>74.9813</text:p>
          </table:table-cell>
          <table:table-cell office:value-type="float" office:value="291.797" calcext:value-type="float">
            <text:p>291.797</text:p>
          </table:table-cell>
          <table:table-cell office:value-type="float" office:value="45.1953" calcext:value-type="float">
            <text:p>45.1953</text:p>
          </table:table-cell>
          <table:table-cell office:value-type="float" office:value="75.1586" calcext:value-type="float">
            <text:p>75.1586</text:p>
          </table:table-cell>
          <table:table-cell office:value-type="float" office:value="279.468" calcext:value-type="float">
            <text:p>279.468</text:p>
          </table:table-cell>
          <table:table-cell office:value-type="float" office:value="47.5432" calcext:value-type="float">
            <text:p>47.5432</text:p>
          </table:table-cell>
          <table:table-cell/>
          <table:table-cell table:formula="of:=([.D334]-[.A334])/0.0166667" office:value-type="float" office:value="10.6379787240427" calcext:value-type="float">
            <text:p>10.6379787240427</text:p>
          </table:table-cell>
          <table:table-cell table:formula="of:=ABS([.E334]-[.B334])/0.0166667" office:value-type="float" office:value="739.738520522959" calcext:value-type="float">
            <text:p>739.738520522959</text:p>
          </table:table-cell>
          <table:table-cell table:formula="of:=([.F334]-[.C334])/0.0166667" office:value-type="float" office:value="140.873718252563" calcext:value-type="float">
            <text:p>140.873718252563</text:p>
          </table:table-cell>
          <table:table-cell table:formula="of:=DEGREES(ATAN(ABS([.F334]-[.C334])/ABS([.E334]-[.B334])))" office:value-type="float" office:value="10.7821410055473" calcext:value-type="float">
            <text:p>10.7821410055473</text:p>
          </table:table-cell>
          <table:table-cell table:formula="of:=SQRT(POWER([.H334];2)+POWER([.I334];2)+POWER([.J334];2))" office:value-type="float" office:value="753.107993471808" calcext:value-type="float">
            <text:p>753.107993471808</text:p>
          </table:table-cell>
        </table:table-row>
        <table:table-row table:style-name="ro1">
          <table:table-cell office:value-type="float" office:value="74.9726" calcext:value-type="float">
            <text:p>74.9726</text:p>
          </table:table-cell>
          <table:table-cell office:value-type="float" office:value="290.4" calcext:value-type="float">
            <text:p>290.4</text:p>
          </table:table-cell>
          <table:table-cell office:value-type="float" office:value="45.4052" calcext:value-type="float">
            <text:p>45.4052</text:p>
          </table:table-cell>
          <table:table-cell office:value-type="float" office:value="75.1496" calcext:value-type="float">
            <text:p>75.1496</text:p>
          </table:table-cell>
          <table:table-cell office:value-type="float" office:value="278.147" calcext:value-type="float">
            <text:p>278.147</text:p>
          </table:table-cell>
          <table:table-cell office:value-type="float" office:value="47.7402" calcext:value-type="float">
            <text:p>47.7402</text:p>
          </table:table-cell>
          <table:table-cell/>
          <table:table-cell table:formula="of:=([.D335]-[.A335])/0.0166667" office:value-type="float" office:value="10.6199787600429" calcext:value-type="float">
            <text:p>10.6199787600429</text:p>
          </table:table-cell>
          <table:table-cell table:formula="of:=ABS([.E335]-[.B335])/0.0166667" office:value-type="float" office:value="735.17852964294" calcext:value-type="float">
            <text:p>735.17852964294</text:p>
          </table:table-cell>
          <table:table-cell table:formula="of:=([.F335]-[.C335])/0.0166667" office:value-type="float" office:value="140.09971980056" calcext:value-type="float">
            <text:p>140.09971980056</text:p>
          </table:table-cell>
          <table:table-cell table:formula="of:=DEGREES(ATAN(ABS([.F335]-[.C335])/ABS([.E335]-[.B335])))" office:value-type="float" office:value="10.7892398818116" calcext:value-type="float">
            <text:p>10.7892398818116</text:p>
          </table:table-cell>
          <table:table-cell table:formula="of:=SQRT(POWER([.H335];2)+POWER([.I335];2)+POWER([.J335];2))" office:value-type="float" office:value="748.483924934273" calcext:value-type="float">
            <text:p>748.483924934273</text:p>
          </table:table-cell>
        </table:table-row>
        <table:table-row table:style-name="ro1">
          <table:table-cell office:value-type="float" office:value="75.4989" calcext:value-type="float">
            <text:p>75.4989</text:p>
          </table:table-cell>
          <table:table-cell office:value-type="float" office:value="291.833" calcext:value-type="float">
            <text:p>291.833</text:p>
          </table:table-cell>
          <table:table-cell office:value-type="float" office:value="45.1851" calcext:value-type="float">
            <text:p>45.1851</text:p>
          </table:table-cell>
          <table:table-cell office:value-type="float" office:value="75.4206" calcext:value-type="float">
            <text:p>75.4206</text:p>
          </table:table-cell>
          <table:table-cell office:value-type="float" office:value="280.765" calcext:value-type="float">
            <text:p>280.765</text:p>
          </table:table-cell>
          <table:table-cell office:value-type="float" office:value="47.5967" calcext:value-type="float">
            <text:p>47.5967</text:p>
          </table:table-cell>
          <table:table-cell/>
          <table:table-cell table:formula="of:=([.D336]-[.A336])/0.0166667" office:value-type="float" office:value="-4.69799060401957" calcext:value-type="float">
            <text:p>-4.69799060401957</text:p>
          </table:table-cell>
          <table:table-cell table:formula="of:=ABS([.E336]-[.B336])/0.0166667" office:value-type="float" office:value="664.078671842659" calcext:value-type="float">
            <text:p>664.078671842659</text:p>
          </table:table-cell>
          <table:table-cell table:formula="of:=([.F336]-[.C336])/0.0166667" office:value-type="float" office:value="144.695710608579" calcext:value-type="float">
            <text:p>144.695710608579</text:p>
          </table:table-cell>
          <table:table-cell table:formula="of:=DEGREES(ATAN(ABS([.F336]-[.C336])/ABS([.E336]-[.B336])))" office:value-type="float" office:value="12.292022433155" calcext:value-type="float">
            <text:p>12.292022433155</text:p>
          </table:table-cell>
          <table:table-cell table:formula="of:=SQRT(POWER([.H336];2)+POWER([.I336];2)+POWER([.J336];2))" office:value-type="float" office:value="679.67595380486" calcext:value-type="float">
            <text:p>679.67595380486</text:p>
          </table:table-cell>
        </table:table-row>
        <table:table-row table:style-name="ro1">
          <table:table-cell office:value-type="float" office:value="74.9825" calcext:value-type="float">
            <text:p>74.9825</text:p>
          </table:table-cell>
          <table:table-cell office:value-type="float" office:value="291.673" calcext:value-type="float">
            <text:p>291.673</text:p>
          </table:table-cell>
          <table:table-cell office:value-type="float" office:value="45.7249" calcext:value-type="float">
            <text:p>45.7249</text:p>
          </table:table-cell>
          <table:table-cell office:value-type="float" office:value="74.9251" calcext:value-type="float">
            <text:p>74.9251</text:p>
          </table:table-cell>
          <table:table-cell office:value-type="float" office:value="281.939" calcext:value-type="float">
            <text:p>281.939</text:p>
          </table:table-cell>
          <table:table-cell office:value-type="float" office:value="47.9264" calcext:value-type="float">
            <text:p>47.9264</text:p>
          </table:table-cell>
          <table:table-cell/>
          <table:table-cell table:formula="of:=([.D337]-[.A337])/0.0166667" office:value-type="float" office:value="-3.44399311201385" calcext:value-type="float">
            <text:p>-3.44399311201385</text:p>
          </table:table-cell>
          <table:table-cell table:formula="of:=ABS([.E337]-[.B337])/0.0166667" office:value-type="float" office:value="584.038831922335" calcext:value-type="float">
            <text:p>584.038831922335</text:p>
          </table:table-cell>
          <table:table-cell table:formula="of:=([.F337]-[.C337])/0.0166667" office:value-type="float" office:value="132.089735820529" calcext:value-type="float">
            <text:p>132.089735820529</text:p>
          </table:table-cell>
          <table:table-cell table:formula="of:=DEGREES(ATAN(ABS([.F337]-[.C337])/ABS([.E337]-[.B337])))" office:value-type="float" office:value="12.7439562139641" calcext:value-type="float">
            <text:p>12.7439562139641</text:p>
          </table:table-cell>
          <table:table-cell table:formula="of:=SQRT(POWER([.H337];2)+POWER([.I337];2)+POWER([.J337];2))" office:value-type="float" office:value="598.799562951492" calcext:value-type="float">
            <text:p>598.799562951492</text:p>
          </table:table-cell>
        </table:table-row>
        <table:table-row table:style-name="ro1">
          <table:table-cell office:value-type="float" office:value="75.4586" calcext:value-type="float">
            <text:p>75.4586</text:p>
          </table:table-cell>
          <table:table-cell office:value-type="float" office:value="286.319" calcext:value-type="float">
            <text:p>286.319</text:p>
          </table:table-cell>
          <table:table-cell office:value-type="float" office:value="46.0138" calcext:value-type="float">
            <text:p>46.0138</text:p>
          </table:table-cell>
          <table:table-cell office:value-type="float" office:value="75.3811" calcext:value-type="float">
            <text:p>75.3811</text:p>
          </table:table-cell>
          <table:table-cell office:value-type="float" office:value="275.597" calcext:value-type="float">
            <text:p>275.597</text:p>
          </table:table-cell>
          <table:table-cell office:value-type="float" office:value="47.8717" calcext:value-type="float">
            <text:p>47.8717</text:p>
          </table:table-cell>
          <table:table-cell/>
          <table:table-cell table:formula="of:=([.D338]-[.A338])/0.0166667" office:value-type="float" office:value="-4.64999070001863" calcext:value-type="float">
            <text:p>-4.64999070001863</text:p>
          </table:table-cell>
          <table:table-cell table:formula="of:=ABS([.E338]-[.B338])/0.0166667" office:value-type="float" office:value="643.318713362576" calcext:value-type="float">
            <text:p>643.318713362576</text:p>
          </table:table-cell>
          <table:table-cell table:formula="of:=([.F338]-[.C338])/0.0166667" office:value-type="float" office:value="111.473777052446" calcext:value-type="float">
            <text:p>111.473777052446</text:p>
          </table:table-cell>
          <table:table-cell table:formula="of:=DEGREES(ATAN(ABS([.F338]-[.C338])/ABS([.E338]-[.B338])))" office:value-type="float" office:value="9.83055495988227" calcext:value-type="float">
            <text:p>9.83055495988227</text:p>
          </table:table-cell>
          <table:table-cell table:formula="of:=SQRT(POWER([.H338];2)+POWER([.I338];2)+POWER([.J338];2))" office:value-type="float" office:value="652.921888395793" calcext:value-type="float">
            <text:p>652.921888395793</text:p>
          </table:table-cell>
        </table:table-row>
        <table:table-row table:style-name="ro1">
          <table:table-cell office:value-type="float" office:value="75.2115" calcext:value-type="float">
            <text:p>75.2115</text:p>
          </table:table-cell>
          <table:table-cell office:value-type="float" office:value="287.716" calcext:value-type="float">
            <text:p>287.716</text:p>
          </table:table-cell>
          <table:table-cell office:value-type="float" office:value="45.5528" calcext:value-type="float">
            <text:p>45.5528</text:p>
          </table:table-cell>
          <table:table-cell office:value-type="float" office:value="75.1314" calcext:value-type="float">
            <text:p>75.1314</text:p>
          </table:table-cell>
          <table:table-cell office:value-type="float" office:value="275.579" calcext:value-type="float">
            <text:p>275.579</text:p>
          </table:table-cell>
          <table:table-cell office:value-type="float" office:value="47.8768" calcext:value-type="float">
            <text:p>47.8768</text:p>
          </table:table-cell>
          <table:table-cell/>
          <table:table-cell table:formula="of:=([.D339]-[.A339])/0.0166667" office:value-type="float" office:value="-4.80599038801932" calcext:value-type="float">
            <text:p>-4.80599038801932</text:p>
          </table:table-cell>
          <table:table-cell table:formula="of:=ABS([.E339]-[.B339])/0.0166667" office:value-type="float" office:value="728.218543562913" calcext:value-type="float">
            <text:p>728.218543562913</text:p>
          </table:table-cell>
          <table:table-cell table:formula="of:=([.F339]-[.C339])/0.0166667" office:value-type="float" office:value="139.439721120558" calcext:value-type="float">
            <text:p>139.439721120558</text:p>
          </table:table-cell>
          <table:table-cell table:formula="of:=DEGREES(ATAN(ABS([.F339]-[.C339])/ABS([.E339]-[.B339])))" office:value-type="float" office:value="10.8398210094581" calcext:value-type="float">
            <text:p>10.8398210094581</text:p>
          </table:table-cell>
          <table:table-cell table:formula="of:=SQRT(POWER([.H339];2)+POWER([.I339];2)+POWER([.J339];2))" office:value-type="float" office:value="741.463944206783" calcext:value-type="float">
            <text:p>741.463944206783</text:p>
          </table:table-cell>
        </table:table-row>
        <table:table-row table:style-name="ro1">
          <table:table-cell office:value-type="float" office:value="74.9806" calcext:value-type="float">
            <text:p>74.9806</text:p>
          </table:table-cell>
          <table:table-cell office:value-type="float" office:value="291.851" calcext:value-type="float">
            <text:p>291.851</text:p>
          </table:table-cell>
          <table:table-cell office:value-type="float" office:value="44.9316" calcext:value-type="float">
            <text:p>44.9316</text:p>
          </table:table-cell>
          <table:table-cell office:value-type="float" office:value="74.9232" calcext:value-type="float">
            <text:p>74.9232</text:p>
          </table:table-cell>
          <table:table-cell office:value-type="float" office:value="282.103" calcext:value-type="float">
            <text:p>282.103</text:p>
          </table:table-cell>
          <table:table-cell office:value-type="float" office:value="47.1524" calcext:value-type="float">
            <text:p>47.1524</text:p>
          </table:table-cell>
          <table:table-cell/>
          <table:table-cell table:formula="of:=([.D340]-[.A340])/0.0166667" office:value-type="float" office:value="-3.44399311201385" calcext:value-type="float">
            <text:p>-3.44399311201385</text:p>
          </table:table-cell>
          <table:table-cell table:formula="of:=ABS([.E340]-[.B340])/0.0166667" office:value-type="float" office:value="584.878830242339" calcext:value-type="float">
            <text:p>584.878830242339</text:p>
          </table:table-cell>
          <table:table-cell table:formula="of:=([.F340]-[.C340])/0.0166667" office:value-type="float" office:value="133.247733504533" calcext:value-type="float">
            <text:p>133.247733504533</text:p>
          </table:table-cell>
          <table:table-cell table:formula="of:=DEGREES(ATAN(ABS([.F340]-[.C340])/ABS([.E340]-[.B340])))" office:value-type="float" office:value="12.8341383079726" calcext:value-type="float">
            <text:p>12.8341383079726</text:p>
          </table:table-cell>
          <table:table-cell table:formula="of:=SQRT(POWER([.H340];2)+POWER([.I340];2)+POWER([.J340];2))" office:value-type="float" office:value="599.875041686431" calcext:value-type="float">
            <text:p>599.875041686431</text:p>
          </table:table-cell>
        </table:table-row>
        <table:table-row table:style-name="ro1">
          <table:table-cell office:value-type="float" office:value="74.6793" calcext:value-type="float">
            <text:p>74.6793</text:p>
          </table:table-cell>
          <table:table-cell office:value-type="float" office:value="285.224" calcext:value-type="float">
            <text:p>285.224</text:p>
          </table:table-cell>
          <table:table-cell office:value-type="float" office:value="44.6717" calcext:value-type="float">
            <text:p>44.6717</text:p>
          </table:table-cell>
          <table:table-cell office:value-type="float" office:value="74.3691" calcext:value-type="float">
            <text:p>74.3691</text:p>
          </table:table-cell>
          <table:table-cell office:value-type="float" office:value="274.604" calcext:value-type="float">
            <text:p>274.604</text:p>
          </table:table-cell>
          <table:table-cell office:value-type="float" office:value="46.0581" calcext:value-type="float">
            <text:p>46.0581</text:p>
          </table:table-cell>
          <table:table-cell/>
          <table:table-cell table:formula="of:=([.D341]-[.A341])/0.0166667" office:value-type="float" office:value="-18.6119627760741" calcext:value-type="float">
            <text:p>-18.6119627760741</text:p>
          </table:table-cell>
          <table:table-cell table:formula="of:=ABS([.E341]-[.B341])/0.0166667" office:value-type="float" office:value="637.198725602549" calcext:value-type="float">
            <text:p>637.198725602549</text:p>
          </table:table-cell>
          <table:table-cell table:formula="of:=([.F341]-[.C341])/0.0166667" office:value-type="float" office:value="83.1838336323328" calcext:value-type="float">
            <text:p>83.1838336323328</text:p>
          </table:table-cell>
          <table:table-cell table:formula="of:=DEGREES(ATAN(ABS([.F341]-[.C341])/ABS([.E341]-[.B341])))" office:value-type="float" office:value="7.43768142023172" calcext:value-type="float">
            <text:p>7.43768142023172</text:p>
          </table:table-cell>
          <table:table-cell table:formula="of:=SQRT(POWER([.H341];2)+POWER([.I341];2)+POWER([.J341];2))" office:value-type="float" office:value="642.874926595883" calcext:value-type="float">
            <text:p>642.874926595883</text:p>
          </table:table-cell>
        </table:table-row>
        <table:table-row table:style-name="ro1">
          <table:table-cell office:value-type="float" office:value="74.9361" calcext:value-type="float">
            <text:p>74.9361</text:p>
          </table:table-cell>
          <table:table-cell office:value-type="float" office:value="285.14" calcext:value-type="float">
            <text:p>285.14</text:p>
          </table:table-cell>
          <table:table-cell office:value-type="float" office:value="45.1871" calcext:value-type="float">
            <text:p>45.1871</text:p>
          </table:table-cell>
          <table:table-cell office:value-type="float" office:value="74.6282" calcext:value-type="float">
            <text:p>74.6282</text:p>
          </table:table-cell>
          <table:table-cell office:value-type="float" office:value="275.784" calcext:value-type="float">
            <text:p>275.784</text:p>
          </table:table-cell>
          <table:table-cell office:value-type="float" office:value="46.616" calcext:value-type="float">
            <text:p>46.616</text:p>
          </table:table-cell>
          <table:table-cell/>
          <table:table-cell table:formula="of:=([.D342]-[.A342])/0.0166667" office:value-type="float" office:value="-18.4739630520733" calcext:value-type="float">
            <text:p>-18.4739630520733</text:p>
          </table:table-cell>
          <table:table-cell table:formula="of:=ABS([.E342]-[.B342])/0.0166667" office:value-type="float" office:value="561.358877282245" calcext:value-type="float">
            <text:p>561.358877282245</text:p>
          </table:table-cell>
          <table:table-cell table:formula="of:=([.F342]-[.C342])/0.0166667" office:value-type="float" office:value="85.7338285323429" calcext:value-type="float">
            <text:p>85.7338285323429</text:p>
          </table:table-cell>
          <table:table-cell table:formula="of:=DEGREES(ATAN(ABS([.F342]-[.C342])/ABS([.E342]-[.B342])))" office:value-type="float" office:value="8.68342890961893" calcext:value-type="float">
            <text:p>8.68342890961893</text:p>
          </table:table-cell>
          <table:table-cell table:formula="of:=SQRT(POWER([.H342];2)+POWER([.I342];2)+POWER([.J342];2))" office:value-type="float" office:value="568.16843081013" calcext:value-type="float">
            <text:p>568.16843081013</text:p>
          </table:table-cell>
        </table:table-row>
        <table:table-row table:style-name="ro1">
          <table:table-cell office:value-type="float" office:value="75.2368" calcext:value-type="float">
            <text:p>75.2368</text:p>
          </table:table-cell>
          <table:table-cell office:value-type="float" office:value="292.17" calcext:value-type="float">
            <text:p>292.17</text:p>
          </table:table-cell>
          <table:table-cell office:value-type="float" office:value="43.6002" calcext:value-type="float">
            <text:p>43.6002</text:p>
          </table:table-cell>
          <table:table-cell office:value-type="float" office:value="75.1727" calcext:value-type="float">
            <text:p>75.1727</text:p>
          </table:table-cell>
          <table:table-cell office:value-type="float" office:value="282.516" calcext:value-type="float">
            <text:p>282.516</text:p>
          </table:table-cell>
          <table:table-cell office:value-type="float" office:value="45.3339" calcext:value-type="float">
            <text:p>45.3339</text:p>
          </table:table-cell>
          <table:table-cell/>
          <table:table-cell table:formula="of:=([.D343]-[.A343])/0.0166667" office:value-type="float" office:value="-3.84599230801516" calcext:value-type="float">
            <text:p>-3.84599230801516</text:p>
          </table:table-cell>
          <table:table-cell table:formula="of:=ABS([.E343]-[.B343])/0.0166667" office:value-type="float" office:value="579.238841522317" calcext:value-type="float">
            <text:p>579.238841522317</text:p>
          </table:table-cell>
          <table:table-cell table:formula="of:=([.F343]-[.C343])/0.0166667" office:value-type="float" office:value="104.021791956416" calcext:value-type="float">
            <text:p>104.021791956416</text:p>
          </table:table-cell>
          <table:table-cell table:formula="of:=DEGREES(ATAN(ABS([.F343]-[.C343])/ABS([.E343]-[.B343])))" office:value-type="float" office:value="10.1808623936359" calcext:value-type="float">
            <text:p>10.1808623936359</text:p>
          </table:table-cell>
          <table:table-cell table:formula="of:=SQRT(POWER([.H343];2)+POWER([.I343];2)+POWER([.J343];2))" office:value-type="float" office:value="588.51759564755" calcext:value-type="float">
            <text:p>588.51759564755</text:p>
          </table:table-cell>
        </table:table-row>
        <table:table-row table:style-name="ro1">
          <table:table-cell office:value-type="float" office:value="75.218" calcext:value-type="float">
            <text:p>75.218</text:p>
          </table:table-cell>
          <table:table-cell office:value-type="float" office:value="289.388" calcext:value-type="float">
            <text:p>289.388</text:p>
          </table:table-cell>
          <table:table-cell office:value-type="float" office:value="44.0274" calcext:value-type="float">
            <text:p>44.0274</text:p>
          </table:table-cell>
          <table:table-cell office:value-type="float" office:value="75.3873" calcext:value-type="float">
            <text:p>75.3873</text:p>
          </table:table-cell>
          <table:table-cell office:value-type="float" office:value="277.272" calcext:value-type="float">
            <text:p>277.272</text:p>
          </table:table-cell>
          <table:table-cell office:value-type="float" office:value="45.8859" calcext:value-type="float">
            <text:p>45.8859</text:p>
          </table:table-cell>
          <table:table-cell/>
          <table:table-cell table:formula="of:=([.D344]-[.A344])/0.0166667" office:value-type="float" office:value="10.1579796840402" calcext:value-type="float">
            <text:p>10.1579796840402</text:p>
          </table:table-cell>
          <table:table-cell table:formula="of:=ABS([.E344]-[.B344])/0.0166667" office:value-type="float" office:value="726.958546082907" calcext:value-type="float">
            <text:p>726.958546082907</text:p>
          </table:table-cell>
          <table:table-cell table:formula="of:=([.F344]-[.C344])/0.0166667" office:value-type="float" office:value="111.509776980446" calcext:value-type="float">
            <text:p>111.509776980446</text:p>
          </table:table-cell>
          <table:table-cell table:formula="of:=DEGREES(ATAN(ABS([.F344]-[.C344])/ABS([.E344]-[.B344])))" office:value-type="float" office:value="8.72075275431135" calcext:value-type="float">
            <text:p>8.72075275431135</text:p>
          </table:table-cell>
          <table:table-cell table:formula="of:=SQRT(POWER([.H344];2)+POWER([.I344];2)+POWER([.J344];2))" office:value-type="float" office:value="735.531333551783" calcext:value-type="float">
            <text:p>735.531333551783</text:p>
          </table:table-cell>
        </table:table-row>
        <table:table-row table:style-name="ro1">
          <table:table-cell office:value-type="float" office:value="74.7181" calcext:value-type="float">
            <text:p>74.7181</text:p>
          </table:table-cell>
          <table:table-cell office:value-type="float" office:value="292.132" calcext:value-type="float">
            <text:p>292.132</text:p>
          </table:table-cell>
          <table:table-cell office:value-type="float" office:value="43.6107" calcext:value-type="float">
            <text:p>43.6107</text:p>
          </table:table-cell>
          <table:table-cell office:value-type="float" office:value="74.6551" calcext:value-type="float">
            <text:p>74.6551</text:p>
          </table:table-cell>
          <table:table-cell office:value-type="float" office:value="281.287" calcext:value-type="float">
            <text:p>281.287</text:p>
          </table:table-cell>
          <table:table-cell office:value-type="float" office:value="44.7753" calcext:value-type="float">
            <text:p>44.7753</text:p>
          </table:table-cell>
          <table:table-cell/>
          <table:table-cell table:formula="of:=([.D345]-[.A345])/0.0166667" office:value-type="float" office:value="-3.77999244001526" calcext:value-type="float">
            <text:p>-3.77999244001526</text:p>
          </table:table-cell>
          <table:table-cell table:formula="of:=ABS([.E345]-[.B345])/0.0166667" office:value-type="float" office:value="650.698698602604" calcext:value-type="float">
            <text:p>650.698698602604</text:p>
          </table:table-cell>
          <table:table-cell table:formula="of:=([.F345]-[.C345])/0.0166667" office:value-type="float" office:value="69.8758602482795" calcext:value-type="float">
            <text:p>69.8758602482795</text:p>
          </table:table-cell>
          <table:table-cell table:formula="of:=DEGREES(ATAN(ABS([.F345]-[.C345])/ABS([.E345]-[.B345])))" office:value-type="float" office:value="6.1292700521524" calcext:value-type="float">
            <text:p>6.1292700521524</text:p>
          </table:table-cell>
          <table:table-cell table:formula="of:=SQRT(POWER([.H345];2)+POWER([.I345];2)+POWER([.J345];2))" office:value-type="float" office:value="654.450701391179" calcext:value-type="float">
            <text:p>654.450701391179</text:p>
          </table:table-cell>
        </table:table-row>
        <table:table-row table:style-name="ro1">
          <table:table-cell office:value-type="float" office:value="75.4543" calcext:value-type="float">
            <text:p>75.4543</text:p>
          </table:table-cell>
          <table:table-cell office:value-type="float" office:value="286.826" calcext:value-type="float">
            <text:p>286.826</text:p>
          </table:table-cell>
          <table:table-cell office:value-type="float" office:value="43.6576" calcext:value-type="float">
            <text:p>43.6576</text:p>
          </table:table-cell>
          <table:table-cell office:value-type="float" office:value="75.3853" calcext:value-type="float">
            <text:p>75.3853</text:p>
          </table:table-cell>
          <table:table-cell office:value-type="float" office:value="277.483" calcext:value-type="float">
            <text:p>277.483</text:p>
          </table:table-cell>
          <table:table-cell office:value-type="float" office:value="44.8594" calcext:value-type="float">
            <text:p>44.8594</text:p>
          </table:table-cell>
          <table:table-cell/>
          <table:table-cell table:formula="of:=([.D346]-[.A346])/0.0166667" office:value-type="float" office:value="-4.13999172001672" calcext:value-type="float">
            <text:p>-4.13999172001672</text:p>
          </table:table-cell>
          <table:table-cell table:formula="of:=ABS([.E346]-[.B346])/0.0166667" office:value-type="float" office:value="560.578878842243" calcext:value-type="float">
            <text:p>560.578878842243</text:p>
          </table:table-cell>
          <table:table-cell table:formula="of:=([.F346]-[.C346])/0.0166667" office:value-type="float" office:value="72.1078557842884" calcext:value-type="float">
            <text:p>72.1078557842884</text:p>
          </table:table-cell>
          <table:table-cell table:formula="of:=DEGREES(ATAN(ABS([.F346]-[.C346])/ABS([.E346]-[.B346])))" office:value-type="float" office:value="7.32976774220637" calcext:value-type="float">
            <text:p>7.32976774220637</text:p>
          </table:table-cell>
          <table:table-cell table:formula="of:=SQRT(POWER([.H346];2)+POWER([.I346];2)+POWER([.J346];2))" office:value-type="float" office:value="565.21266953358" calcext:value-type="float">
            <text:p>565.21266953358</text:p>
          </table:table-cell>
        </table:table-row>
        <table:table-row table:style-name="ro1">
          <table:table-cell office:value-type="float" office:value="74.3907" calcext:value-type="float">
            <text:p>74.3907</text:p>
          </table:table-cell>
          <table:table-cell office:value-type="float" office:value="278.44" calcext:value-type="float">
            <text:p>278.44</text:p>
          </table:table-cell>
          <table:table-cell office:value-type="float" office:value="45.9646" calcext:value-type="float">
            <text:p>45.9646</text:p>
          </table:table-cell>
          <table:table-cell office:value-type="float" office:value="74.0914" calcext:value-type="float">
            <text:p>74.0914</text:p>
          </table:table-cell>
          <table:table-cell office:value-type="float" office:value="268.114" calcext:value-type="float">
            <text:p>268.114</text:p>
          </table:table-cell>
          <table:table-cell office:value-type="float" office:value="47.3038" calcext:value-type="float">
            <text:p>47.3038</text:p>
          </table:table-cell>
          <table:table-cell/>
          <table:table-cell table:formula="of:=([.D347]-[.A347])/0.0166667" office:value-type="float" office:value="-17.957964084072" calcext:value-type="float">
            <text:p>-17.957964084072</text:p>
          </table:table-cell>
          <table:table-cell table:formula="of:=ABS([.E347]-[.B347])/0.0166667" office:value-type="float" office:value="619.55876088248" calcext:value-type="float">
            <text:p>619.55876088248</text:p>
          </table:table-cell>
          <table:table-cell table:formula="of:=([.F347]-[.C347])/0.0166667" office:value-type="float" office:value="80.3518392963217" calcext:value-type="float">
            <text:p>80.3518392963217</text:p>
          </table:table-cell>
          <table:table-cell table:formula="of:=DEGREES(ATAN(ABS([.F347]-[.C347])/ABS([.E347]-[.B347])))" office:value-type="float" office:value="7.38955985159405" calcext:value-type="float">
            <text:p>7.38955985159405</text:p>
          </table:table-cell>
          <table:table-cell table:formula="of:=SQRT(POWER([.H347];2)+POWER([.I347];2)+POWER([.J347];2))" office:value-type="float" office:value="625.005571766029" calcext:value-type="float">
            <text:p>625.005571766029</text:p>
          </table:table-cell>
        </table:table-row>
        <table:table-row table:style-name="ro1">
          <table:table-cell office:value-type="float" office:value="74.6363" calcext:value-type="float">
            <text:p>74.6363</text:p>
          </table:table-cell>
          <table:table-cell office:value-type="float" office:value="277.041" calcext:value-type="float">
            <text:p>277.041</text:p>
          </table:table-cell>
          <table:table-cell office:value-type="float" office:value="46.6721" calcext:value-type="float">
            <text:p>46.6721</text:p>
          </table:table-cell>
          <table:table-cell office:value-type="float" office:value="74.3334" calcext:value-type="float">
            <text:p>74.3334</text:p>
          </table:table-cell>
          <table:table-cell office:value-type="float" office:value="266.73" calcext:value-type="float">
            <text:p>266.73</text:p>
          </table:table-cell>
          <table:table-cell office:value-type="float" office:value="48.2409" calcext:value-type="float">
            <text:p>48.2409</text:p>
          </table:table-cell>
          <table:table-cell/>
          <table:table-cell table:formula="of:=([.D348]-[.A348])/0.0166667" office:value-type="float" office:value="-18.1739636520732" calcext:value-type="float">
            <text:p>-18.1739636520732</text:p>
          </table:table-cell>
          <table:table-cell table:formula="of:=ABS([.E348]-[.B348])/0.0166667" office:value-type="float" office:value="618.658762682473" calcext:value-type="float">
            <text:p>618.658762682473</text:p>
          </table:table-cell>
          <table:table-cell table:formula="of:=([.F348]-[.C348])/0.0166667" office:value-type="float" office:value="94.1278117443767" calcext:value-type="float">
            <text:p>94.1278117443767</text:p>
          </table:table-cell>
          <table:table-cell table:formula="of:=DEGREES(ATAN(ABS([.F348]-[.C348])/ABS([.E348]-[.B348])))" office:value-type="float" office:value="8.6511013905978" calcext:value-type="float">
            <text:p>8.6511013905978</text:p>
          </table:table-cell>
          <table:table-cell table:formula="of:=SQRT(POWER([.H348];2)+POWER([.I348];2)+POWER([.J348];2))" office:value-type="float" office:value="626.042332867691" calcext:value-type="float">
            <text:p>626.042332867691</text:p>
          </table:table-cell>
        </table:table-row>
        <table:table-row table:style-name="ro1">
          <table:table-cell office:value-type="float" office:value="74.6925" calcext:value-type="float">
            <text:p>74.6925</text:p>
          </table:table-cell>
          <table:table-cell office:value-type="float" office:value="288.132" calcext:value-type="float">
            <text:p>288.132</text:p>
          </table:table-cell>
          <table:table-cell office:value-type="float" office:value="43.462" calcext:value-type="float">
            <text:p>43.462</text:p>
          </table:table-cell>
          <table:table-cell office:value-type="float" office:value="74.6165" calcext:value-type="float">
            <text:p>74.6165</text:p>
          </table:table-cell>
          <table:table-cell office:value-type="float" office:value="274.789" calcext:value-type="float">
            <text:p>274.789</text:p>
          </table:table-cell>
          <table:table-cell office:value-type="float" office:value="45.286" calcext:value-type="float">
            <text:p>45.286</text:p>
          </table:table-cell>
          <table:table-cell/>
          <table:table-cell table:formula="of:=([.D349]-[.A349])/0.0166667" office:value-type="float" office:value="-4.55999088001784" calcext:value-type="float">
            <text:p>-4.55999088001784</text:p>
          </table:table-cell>
          <table:table-cell table:formula="of:=ABS([.E349]-[.B349])/0.0166667" office:value-type="float" office:value="800.578398843203" calcext:value-type="float">
            <text:p>800.578398843203</text:p>
          </table:table-cell>
          <table:table-cell table:formula="of:=([.F349]-[.C349])/0.0166667" office:value-type="float" office:value="109.439781120438" calcext:value-type="float">
            <text:p>109.439781120438</text:p>
          </table:table-cell>
          <table:table-cell table:formula="of:=DEGREES(ATAN(ABS([.F349]-[.C349])/ABS([.E349]-[.B349])))" office:value-type="float" office:value="7.7841357191274" calcext:value-type="float">
            <text:p>7.7841357191274</text:p>
          </table:table-cell>
          <table:table-cell table:formula="of:=SQRT(POWER([.H349];2)+POWER([.I349];2)+POWER([.J349];2))" office:value-type="float" office:value="808.036900087405" calcext:value-type="float">
            <text:p>808.036900087405</text:p>
          </table:table-cell>
        </table:table-row>
        <table:table-row table:style-name="ro1">
          <table:table-cell office:value-type="float" office:value="74.9015" calcext:value-type="float">
            <text:p>74.9015</text:p>
          </table:table-cell>
          <table:table-cell office:value-type="float" office:value="279.868" calcext:value-type="float">
            <text:p>279.868</text:p>
          </table:table-cell>
          <table:table-cell office:value-type="float" office:value="45.4918" calcext:value-type="float">
            <text:p>45.4918</text:p>
          </table:table-cell>
          <table:table-cell office:value-type="float" office:value="74.8365" calcext:value-type="float">
            <text:p>74.8365</text:p>
          </table:table-cell>
          <table:table-cell office:value-type="float" office:value="269.512" calcext:value-type="float">
            <text:p>269.512</text:p>
          </table:table-cell>
          <table:table-cell office:value-type="float" office:value="46.8383" calcext:value-type="float">
            <text:p>46.8383</text:p>
          </table:table-cell>
          <table:table-cell/>
          <table:table-cell table:formula="of:=([.D350]-[.A350])/0.0166667" office:value-type="float" office:value="-3.89999220001546" calcext:value-type="float">
            <text:p>-3.89999220001546</text:p>
          </table:table-cell>
          <table:table-cell table:formula="of:=ABS([.E350]-[.B350])/0.0166667" office:value-type="float" office:value="621.358757282485" calcext:value-type="float">
            <text:p>621.358757282485</text:p>
          </table:table-cell>
          <table:table-cell table:formula="of:=([.F350]-[.C350])/0.0166667" office:value-type="float" office:value="80.7898384203231" calcext:value-type="float">
            <text:p>80.7898384203231</text:p>
          </table:table-cell>
          <table:table-cell table:formula="of:=DEGREES(ATAN(ABS([.F350]-[.C350])/ABS([.E350]-[.B350])))" office:value-type="float" office:value="7.40810907252985" calcext:value-type="float">
            <text:p>7.40810907252985</text:p>
          </table:table-cell>
          <table:table-cell table:formula="of:=SQRT(POWER([.H350];2)+POWER([.I350];2)+POWER([.J350];2))" office:value-type="float" office:value="626.601079781049" calcext:value-type="float">
            <text:p>626.601079781049</text:p>
          </table:table-cell>
        </table:table-row>
        <table:table-row table:style-name="ro1">
          <table:table-cell office:value-type="float" office:value="74.9181" calcext:value-type="float">
            <text:p>74.9181</text:p>
          </table:table-cell>
          <table:table-cell office:value-type="float" office:value="282.548" calcext:value-type="float">
            <text:p>282.548</text:p>
          </table:table-cell>
          <table:table-cell office:value-type="float" office:value="45.0803" calcext:value-type="float">
            <text:p>45.0803</text:p>
          </table:table-cell>
          <table:table-cell office:value-type="float" office:value="74.8524" calcext:value-type="float">
            <text:p>74.8524</text:p>
          </table:table-cell>
          <table:table-cell office:value-type="float" office:value="272.077" calcext:value-type="float">
            <text:p>272.077</text:p>
          </table:table-cell>
          <table:table-cell office:value-type="float" office:value="46.443" calcext:value-type="float">
            <text:p>46.443</text:p>
          </table:table-cell>
          <table:table-cell/>
          <table:table-cell table:formula="of:=([.D351]-[.A351])/0.0166667" office:value-type="float" office:value="-3.94199211601532" calcext:value-type="float">
            <text:p>-3.94199211601532</text:p>
          </table:table-cell>
          <table:table-cell table:formula="of:=ABS([.E351]-[.B351])/0.0166667" office:value-type="float" office:value="628.258743482513" calcext:value-type="float">
            <text:p>628.258743482513</text:p>
          </table:table-cell>
          <table:table-cell table:formula="of:=([.F351]-[.C351])/0.0166667" office:value-type="float" office:value="81.7618364763269" calcext:value-type="float">
            <text:p>81.7618364763269</text:p>
          </table:table-cell>
          <table:table-cell table:formula="of:=DEGREES(ATAN(ABS([.F351]-[.C351])/ABS([.E351]-[.B351])))" office:value-type="float" office:value="7.41482193324433" calcext:value-type="float">
            <text:p>7.41482193324433</text:p>
          </table:table-cell>
          <table:table-cell table:formula="of:=SQRT(POWER([.H351];2)+POWER([.I351];2)+POWER([.J351];2))" office:value-type="float" office:value="633.568927558834" calcext:value-type="float">
            <text:p>633.568927558834</text:p>
          </table:table-cell>
        </table:table-row>
        <table:table-row table:style-name="ro1">
          <table:table-cell office:value-type="float" office:value="74.6863" calcext:value-type="float">
            <text:p>74.6863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.1992" calcext:value-type="float">
            <text:p>44.1992</text:p>
          </table:table-cell>
          <table:table-cell office:value-type="float" office:value="74.6551" calcext:value-type="float">
            <text:p>74.6551</text:p>
          </table:table-cell>
          <table:table-cell office:value-type="float" office:value="281.287" calcext:value-type="float">
            <text:p>281.287</text:p>
          </table:table-cell>
          <table:table-cell office:value-type="float" office:value="44.7753" calcext:value-type="float">
            <text:p>44.7753</text:p>
          </table:table-cell>
          <table:table-cell/>
          <table:table-cell table:formula="of:=([.D352]-[.A352])/0.0166667" office:value-type="float" office:value="-1.87199625600739" calcext:value-type="float">
            <text:p>-1.87199625600739</text:p>
          </table:table-cell>
          <table:table-cell table:formula="of:=ABS([.E352]-[.B352])/0.0166667" office:value-type="float" office:value="321.779356441287" calcext:value-type="float">
            <text:p>321.779356441287</text:p>
          </table:table-cell>
          <table:table-cell table:formula="of:=([.F352]-[.C352])/0.0166667" office:value-type="float" office:value="34.5659308681385" calcext:value-type="float">
            <text:p>34.5659308681385</text:p>
          </table:table-cell>
          <table:table-cell table:formula="of:=DEGREES(ATAN(ABS([.F352]-[.C352])/ABS([.E352]-[.B352])))" office:value-type="float" office:value="6.13127107736526" calcext:value-type="float">
            <text:p>6.13127107736526</text:p>
          </table:table-cell>
          <table:table-cell table:formula="of:=SQRT(POWER([.H352];2)+POWER([.I352];2)+POWER([.J352];2))" office:value-type="float" office:value="323.636002599421" calcext:value-type="float">
            <text:p>323.636002599421</text:p>
          </table:table-cell>
        </table:table-row>
        <table:table-row table:style-name="ro1">
          <table:table-cell office:value-type="float" office:value="75.2088" calcext:value-type="float">
            <text:p>75.2088</text:p>
          </table:table-cell>
          <table:table-cell office:value-type="float" office:value="288.009" calcext:value-type="float">
            <text:p>288.009</text:p>
          </table:table-cell>
          <table:table-cell office:value-type="float" office:value="44.2391" calcext:value-type="float">
            <text:p>44.2391</text:p>
          </table:table-cell>
          <table:table-cell office:value-type="float" office:value="75.1362" calcext:value-type="float">
            <text:p>75.1362</text:p>
          </table:table-cell>
          <table:table-cell office:value-type="float" office:value="277.248" calcext:value-type="float">
            <text:p>277.248</text:p>
          </table:table-cell>
          <table:table-cell office:value-type="float" office:value="45.8919" calcext:value-type="float">
            <text:p>45.8919</text:p>
          </table:table-cell>
          <table:table-cell/>
          <table:table-cell table:formula="of:=([.D353]-[.A353])/0.0166667" office:value-type="float" office:value="-4.35599128801708" calcext:value-type="float">
            <text:p>-4.35599128801708</text:p>
          </table:table-cell>
          <table:table-cell table:formula="of:=ABS([.E353]-[.B353])/0.0166667" office:value-type="float" office:value="645.658708682584" calcext:value-type="float">
            <text:p>645.658708682584</text:p>
          </table:table-cell>
          <table:table-cell table:formula="of:=([.F353]-[.C353])/0.0166667" office:value-type="float" office:value="99.1678016643966" calcext:value-type="float">
            <text:p>99.1678016643966</text:p>
          </table:table-cell>
          <table:table-cell table:formula="of:=DEGREES(ATAN(ABS([.F353]-[.C353])/ABS([.E353]-[.B353])))" office:value-type="float" office:value="8.7319182007512" calcext:value-type="float">
            <text:p>8.7319182007512</text:p>
          </table:table-cell>
          <table:table-cell table:formula="of:=SQRT(POWER([.H353];2)+POWER([.I353];2)+POWER([.J353];2))" office:value-type="float" office:value="653.244514439052" calcext:value-type="float">
            <text:p>653.244514439052</text:p>
          </table:table-cell>
        </table:table-row>
        <table:table-row table:style-name="ro1">
          <table:table-cell office:value-type="float" office:value="75.4649" calcext:value-type="float">
            <text:p>75.4649</text:p>
          </table:table-cell>
          <table:table-cell office:value-type="float" office:value="288.147" calcext:value-type="float">
            <text:p>288.147</text:p>
          </table:table-cell>
          <table:table-cell office:value-type="float" office:value="43.707" calcext:value-type="float">
            <text:p>43.707</text:p>
          </table:table-cell>
          <table:table-cell office:value-type="float" office:value="75.8775" calcext:value-type="float">
            <text:p>75.8775</text:p>
          </table:table-cell>
          <table:table-cell office:value-type="float" office:value="276.165" calcext:value-type="float">
            <text:p>276.165</text:p>
          </table:table-cell>
          <table:table-cell office:value-type="float" office:value="45.3081" calcext:value-type="float">
            <text:p>45.3081</text:p>
          </table:table-cell>
          <table:table-cell/>
          <table:table-cell table:formula="of:=([.D354]-[.A354])/0.0166667" office:value-type="float" office:value="24.7559504880989" calcext:value-type="float">
            <text:p>24.7559504880989</text:p>
          </table:table-cell>
          <table:table-cell table:formula="of:=ABS([.E354]-[.B354])/0.0166667" office:value-type="float" office:value="718.918562162874" calcext:value-type="float">
            <text:p>718.918562162874</text:p>
          </table:table-cell>
          <table:table-cell table:formula="of:=([.F354]-[.C354])/0.0166667" office:value-type="float" office:value="96.0658078683844" calcext:value-type="float">
            <text:p>96.0658078683844</text:p>
          </table:table-cell>
          <table:table-cell table:formula="of:=DEGREES(ATAN(ABS([.F354]-[.C354])/ABS([.E354]-[.B354])))" office:value-type="float" office:value="7.61108677408188" calcext:value-type="float">
            <text:p>7.61108677408188</text:p>
          </table:table-cell>
          <table:table-cell table:formula="of:=SQRT(POWER([.H354];2)+POWER([.I354];2)+POWER([.J354];2))" office:value-type="float" office:value="725.73093881156" calcext:value-type="float">
            <text:p>725.73093881156</text:p>
          </table:table-cell>
        </table:table-row>
        <table:table-row table:style-name="ro1">
          <table:table-cell office:value-type="float" office:value="75.7225" calcext:value-type="float">
            <text:p>75.7225</text:p>
          </table:table-cell>
          <table:table-cell office:value-type="float" office:value="288.105" calcext:value-type="float">
            <text:p>288.105</text:p>
          </table:table-cell>
          <table:table-cell office:value-type="float" office:value="43.9655" calcext:value-type="float">
            <text:p>43.9655</text:p>
          </table:table-cell>
          <table:table-cell office:value-type="float" office:value="76.1287" calcext:value-type="float">
            <text:p>76.1287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45.8131" calcext:value-type="float">
            <text:p>45.8131</text:p>
          </table:table-cell>
          <table:table-cell/>
          <table:table-cell table:formula="of:=([.D355]-[.A355])/0.0166667" office:value-type="float" office:value="24.3719512560974" calcext:value-type="float">
            <text:p>24.3719512560974</text:p>
          </table:table-cell>
          <table:table-cell table:formula="of:=ABS([.E355]-[.B355])/0.0166667" office:value-type="float" office:value="720.958558082885" calcext:value-type="float">
            <text:p>720.958558082885</text:p>
          </table:table-cell>
          <table:table-cell table:formula="of:=([.F355]-[.C355])/0.0166667" office:value-type="float" office:value="110.855778288443" calcext:value-type="float">
            <text:p>110.855778288443</text:p>
          </table:table-cell>
          <table:table-cell table:formula="of:=DEGREES(ATAN(ABS([.F355]-[.C355])/ABS([.E355]-[.B355])))" office:value-type="float" office:value="8.7414324992493" calcext:value-type="float">
            <text:p>8.7414324992493</text:p>
          </table:table-cell>
          <table:table-cell table:formula="of:=SQRT(POWER([.H355];2)+POWER([.I355];2)+POWER([.J355];2))" office:value-type="float" office:value="729.838501355553" calcext:value-type="float">
            <text:p>729.838501355553</text:p>
          </table:table-cell>
        </table:table-row>
        <table:table-row table:style-name="ro1">
          <table:table-cell office:value-type="float" office:value="75.2274" calcext:value-type="float">
            <text:p>75.2274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3.8144" calcext:value-type="float">
            <text:p>43.8144</text:p>
          </table:table-cell>
          <table:table-cell office:value-type="float" office:value="75.397" calcext:value-type="float">
            <text:p>75.397</text:p>
          </table:table-cell>
          <table:table-cell office:value-type="float" office:value="278.595" calcext:value-type="float">
            <text:p>278.595</text:p>
          </table:table-cell>
          <table:table-cell office:value-type="float" office:value="45.6827" calcext:value-type="float">
            <text:p>45.6827</text:p>
          </table:table-cell>
          <table:table-cell/>
          <table:table-cell table:formula="of:=([.D356]-[.A356])/0.0166667" office:value-type="float" office:value="10.1759796480409" calcext:value-type="float">
            <text:p>10.1759796480409</text:p>
          </table:table-cell>
          <table:table-cell table:formula="of:=ABS([.E356]-[.B356])/0.0166667" office:value-type="float" office:value="730.79853840292" calcext:value-type="float">
            <text:p>730.79853840292</text:p>
          </table:table-cell>
          <table:table-cell table:formula="of:=([.F356]-[.C356])/0.0166667" office:value-type="float" office:value="112.097775804448" calcext:value-type="float">
            <text:p>112.097775804448</text:p>
          </table:table-cell>
          <table:table-cell table:formula="of:=DEGREES(ATAN(ABS([.F356]-[.C356])/ABS([.E356]-[.B356])))" office:value-type="float" office:value="8.72067415736057" calcext:value-type="float">
            <text:p>8.72067415736057</text:p>
          </table:table-cell>
          <table:table-cell table:formula="of:=SQRT(POWER([.H356];2)+POWER([.I356];2)+POWER([.J356];2))" office:value-type="float" office:value="739.415962523089" calcext:value-type="float">
            <text:p>739.415962523089</text:p>
          </table:table-cell>
        </table:table-row>
        <table:table-row table:style-name="ro1">
          <table:table-cell office:value-type="float" office:value="75.9223" calcext:value-type="float">
            <text:p>75.9223</text:p>
          </table:table-cell>
          <table:table-cell office:value-type="float" office:value="281.403" calcext:value-type="float">
            <text:p>281.403</text:p>
          </table:table-cell>
          <table:table-cell office:value-type="float" office:value="44.7456" calcext:value-type="float">
            <text:p>44.7456</text:p>
          </table:table-cell>
          <table:table-cell office:value-type="float" office:value="75.8447" calcext:value-type="float">
            <text:p>75.8447</text:p>
          </table:table-cell>
          <table:table-cell office:value-type="float" office:value="272.266" calcext:value-type="float">
            <text:p>272.266</text:p>
          </table:table-cell>
          <table:table-cell office:value-type="float" office:value="45.9133" calcext:value-type="float">
            <text:p>45.9133</text:p>
          </table:table-cell>
          <table:table-cell/>
          <table:table-cell table:formula="of:=([.D357]-[.A357])/0.0166667" office:value-type="float" office:value="-4.65599068801886" calcext:value-type="float">
            <text:p>-4.65599068801886</text:p>
          </table:table-cell>
          <table:table-cell table:formula="of:=ABS([.E357]-[.B357])/0.0166667" office:value-type="float" office:value="548.218903562193" calcext:value-type="float">
            <text:p>548.218903562193</text:p>
          </table:table-cell>
          <table:table-cell table:formula="of:=([.F357]-[.C357])/0.0166667" office:value-type="float" office:value="70.06185987628" calcext:value-type="float">
            <text:p>70.06185987628</text:p>
          </table:table-cell>
          <table:table-cell table:formula="of:=DEGREES(ATAN(ABS([.F357]-[.C357])/ABS([.E357]-[.B357])))" office:value-type="float" office:value="7.28286852740789" calcext:value-type="float">
            <text:p>7.28286852740789</text:p>
          </table:table-cell>
          <table:table-cell table:formula="of:=SQRT(POWER([.H357];2)+POWER([.I357];2)+POWER([.J357];2))" office:value-type="float" office:value="552.697302943975" calcext:value-type="float">
            <text:p>552.697302943975</text:p>
          </table:table-cell>
        </table:table-row>
        <table:table-row table:style-name="ro1">
          <table:table-cell office:value-type="float" office:value="75.4159" calcext:value-type="float">
            <text:p>75.4159</text:p>
          </table:table-cell>
          <table:table-cell office:value-type="float" office:value="281.308" calcext:value-type="float">
            <text:p>281.308</text:p>
          </table:table-cell>
          <table:table-cell office:value-type="float" office:value="45.0155" calcext:value-type="float">
            <text:p>45.0155</text:p>
          </table:table-cell>
          <table:table-cell office:value-type="float" office:value="75.3385" calcext:value-type="float">
            <text:p>75.3385</text:p>
          </table:table-cell>
          <table:table-cell office:value-type="float" office:value="270.938" calcext:value-type="float">
            <text:p>270.938</text:p>
          </table:table-cell>
          <table:table-cell office:value-type="float" office:value="46.124" calcext:value-type="float">
            <text:p>46.124</text:p>
          </table:table-cell>
          <table:table-cell/>
          <table:table-cell table:formula="of:=([.D358]-[.A358])/0.0166667" office:value-type="float" office:value="-4.64399071201841" calcext:value-type="float">
            <text:p>-4.64399071201841</text:p>
          </table:table-cell>
          <table:table-cell table:formula="of:=ABS([.E358]-[.B358])/0.0166667" office:value-type="float" office:value="622.198755602489" calcext:value-type="float">
            <text:p>622.198755602489</text:p>
          </table:table-cell>
          <table:table-cell table:formula="of:=([.F358]-[.C358])/0.0166667" office:value-type="float" office:value="66.509866980266" calcext:value-type="float">
            <text:p>66.509866980266</text:p>
          </table:table-cell>
          <table:table-cell table:formula="of:=DEGREES(ATAN(ABS([.F358]-[.C358])/ABS([.E358]-[.B358])))" office:value-type="float" office:value="6.10145692100569" calcext:value-type="float">
            <text:p>6.10145692100569</text:p>
          </table:table-cell>
          <table:table-cell table:formula="of:=SQRT(POWER([.H358];2)+POWER([.I358];2)+POWER([.J358];2))" office:value-type="float" office:value="625.760673523634" calcext:value-type="float">
            <text:p>625.760673523634</text:p>
          </table:table-cell>
        </table:table-row>
        <table:table-row table:style-name="ro1">
          <table:table-cell office:value-type="float" office:value="75.2268" calcext:value-type="float">
            <text:p>75.2268</text:p>
          </table:table-cell>
          <table:table-cell office:value-type="float" office:value="290.828" calcext:value-type="float">
            <text:p>290.828</text:p>
          </table:table-cell>
          <table:table-cell office:value-type="float" office:value="43.5504" calcext:value-type="float">
            <text:p>43.5504</text:p>
          </table:table-cell>
          <table:table-cell office:value-type="float" office:value="75.1541" calcext:value-type="float">
            <text:p>75.1541</text:p>
          </table:table-cell>
          <table:table-cell office:value-type="float" office:value="279.897" calcext:value-type="float">
            <text:p>279.897</text:p>
          </table:table-cell>
          <table:table-cell office:value-type="float" office:value="45.485" calcext:value-type="float">
            <text:p>45.485</text:p>
          </table:table-cell>
          <table:table-cell/>
          <table:table-cell table:formula="of:=([.D359]-[.A359])/0.0166667" office:value-type="float" office:value="-4.3619912760173" calcext:value-type="float">
            <text:p>-4.3619912760173</text:p>
          </table:table-cell>
          <table:table-cell table:formula="of:=ABS([.E359]-[.B359])/0.0166667" office:value-type="float" office:value="655.858688282622" calcext:value-type="float">
            <text:p>655.858688282622</text:p>
          </table:table-cell>
          <table:table-cell table:formula="of:=([.F359]-[.C359])/0.0166667" office:value-type="float" office:value="116.075767848464" calcext:value-type="float">
            <text:p>116.075767848464</text:p>
          </table:table-cell>
          <table:table-cell table:formula="of:=DEGREES(ATAN(ABS([.F359]-[.C359])/ABS([.E359]-[.B359])))" office:value-type="float" office:value="10.0364436901321" calcext:value-type="float">
            <text:p>10.0364436901321</text:p>
          </table:table-cell>
          <table:table-cell table:formula="of:=SQRT(POWER([.H359];2)+POWER([.I359];2)+POWER([.J359];2))" office:value-type="float" office:value="666.065484652451" calcext:value-type="float">
            <text:p>666.065484652451</text:p>
          </table:table-cell>
        </table:table-row>
        <table:table-row table:style-name="ro1">
          <table:table-cell office:value-type="float" office:value="75.6588" calcext:value-type="float">
            <text:p>75.6588</text:p>
          </table:table-cell>
          <table:table-cell office:value-type="float" office:value="279.992" calcext:value-type="float">
            <text:p>279.992</text:p>
          </table:table-cell>
          <table:table-cell office:value-type="float" office:value="45.216" calcext:value-type="float">
            <text:p>45.216</text:p>
          </table:table-cell>
          <table:table-cell office:value-type="float" office:value="75.8232" calcext:value-type="float">
            <text:p>75.8232</text:p>
          </table:table-cell>
          <table:table-cell office:value-type="float" office:value="269.711" calcext:value-type="float">
            <text:p>269.711</text:p>
          </table:table-cell>
          <table:table-cell office:value-type="float" office:value="46.31" calcext:value-type="float">
            <text:p>46.31</text:p>
          </table:table-cell>
          <table:table-cell/>
          <table:table-cell table:formula="of:=([.D360]-[.A360])/0.0166667" office:value-type="float" office:value="9.86398027203949" calcext:value-type="float">
            <text:p>9.86398027203949</text:p>
          </table:table-cell>
          <table:table-cell table:formula="of:=ABS([.E360]-[.B360])/0.0166667" office:value-type="float" office:value="616.858766282468" calcext:value-type="float">
            <text:p>616.858766282468</text:p>
          </table:table-cell>
          <table:table-cell table:formula="of:=([.F360]-[.C360])/0.0166667" office:value-type="float" office:value="65.6398687202626" calcext:value-type="float">
            <text:p>65.6398687202626</text:p>
          </table:table-cell>
          <table:table-cell table:formula="of:=DEGREES(ATAN(ABS([.F360]-[.C360])/ABS([.E360]-[.B360])))" office:value-type="float" office:value="6.07398061467704" calcext:value-type="float">
            <text:p>6.07398061467704</text:p>
          </table:table-cell>
          <table:table-cell table:formula="of:=SQRT(POWER([.H360];2)+POWER([.I360];2)+POWER([.J360];2))" office:value-type="float" office:value="620.419719232028" calcext:value-type="float">
            <text:p>620.419719232028</text:p>
          </table:table-cell>
        </table:table-row>
        <table:table-row table:style-name="ro1">
          <table:table-cell office:value-type="float" office:value="74.7088" calcext:value-type="float">
            <text:p>74.7088</text:p>
          </table:table-cell>
          <table:table-cell office:value-type="float" office:value="290.849" calcext:value-type="float">
            <text:p>290.849</text:p>
          </table:table-cell>
          <table:table-cell office:value-type="float" office:value="43.2961" calcext:value-type="float">
            <text:p>43.2961</text:p>
          </table:table-cell>
          <table:table-cell office:value-type="float" office:value="74.6468" calcext:value-type="float">
            <text:p>74.6468</text:p>
          </table:table-cell>
          <table:table-cell office:value-type="float" office:value="280.006" calcext:value-type="float">
            <text:p>280.006</text:p>
          </table:table-cell>
          <table:table-cell office:value-type="float" office:value="44.7234" calcext:value-type="float">
            <text:p>44.7234</text:p>
          </table:table-cell>
          <table:table-cell/>
          <table:table-cell table:formula="of:=([.D361]-[.A361])/0.0166667" office:value-type="float" office:value="-3.71999256001474" calcext:value-type="float">
            <text:p>-3.71999256001474</text:p>
          </table:table-cell>
          <table:table-cell table:formula="of:=ABS([.E361]-[.B361])/0.0166667" office:value-type="float" office:value="650.578698842604" calcext:value-type="float">
            <text:p>650.578698842604</text:p>
          </table:table-cell>
          <table:table-cell table:formula="of:=([.F361]-[.C361])/0.0166667" office:value-type="float" office:value="85.6378287243423" calcext:value-type="float">
            <text:p>85.6378287243423</text:p>
          </table:table-cell>
          <table:table-cell table:formula="of:=DEGREES(ATAN(ABS([.F361]-[.C361])/ABS([.E361]-[.B361])))" office:value-type="float" office:value="7.49891946173273" calcext:value-type="float">
            <text:p>7.49891946173273</text:p>
          </table:table-cell>
          <table:table-cell table:formula="of:=SQRT(POWER([.H361];2)+POWER([.I361];2)+POWER([.J361];2))" office:value-type="float" office:value="656.201432062596" calcext:value-type="float">
            <text:p>656.201432062596</text:p>
          </table:table-cell>
        </table:table-row>
        <table:table-row table:style-name="ro1">
          <table:table-cell office:value-type="float" office:value="75.2093" calcext:value-type="float">
            <text:p>75.2093</text:p>
          </table:table-cell>
          <table:table-cell office:value-type="float" office:value="287.952" calcext:value-type="float">
            <text:p>287.952</text:p>
          </table:table-cell>
          <table:table-cell office:value-type="float" office:value="44.502" calcext:value-type="float">
            <text:p>44.502</text:p>
          </table:table-cell>
          <table:table-cell office:value-type="float" office:value="75.3883" calcext:value-type="float">
            <text:p>75.3883</text:p>
          </table:table-cell>
          <table:table-cell office:value-type="float" office:value="277.172" calcext:value-type="float">
            <text:p>277.172</text:p>
          </table:table-cell>
          <table:table-cell office:value-type="float" office:value="46.3974" calcext:value-type="float">
            <text:p>46.3974</text:p>
          </table:table-cell>
          <table:table-cell/>
          <table:table-cell table:formula="of:=([.D362]-[.A362])/0.0166667" office:value-type="float" office:value="10.7399785200431" calcext:value-type="float">
            <text:p>10.7399785200431</text:p>
          </table:table-cell>
          <table:table-cell table:formula="of:=ABS([.E362]-[.B362])/0.0166667" office:value-type="float" office:value="646.798706402586" calcext:value-type="float">
            <text:p>646.798706402586</text:p>
          </table:table-cell>
          <table:table-cell table:formula="of:=([.F362]-[.C362])/0.0166667" office:value-type="float" office:value="113.723772552455" calcext:value-type="float">
            <text:p>113.723772552455</text:p>
          </table:table-cell>
          <table:table-cell table:formula="of:=DEGREES(ATAN(ABS([.F362]-[.C362])/ABS([.E362]-[.B362])))" office:value-type="float" office:value="9.97213700462931" calcext:value-type="float">
            <text:p>9.97213700462931</text:p>
          </table:table-cell>
          <table:table-cell table:formula="of:=SQRT(POWER([.H362];2)+POWER([.I362];2)+POWER([.J362];2))" office:value-type="float" office:value="656.808198933472" calcext:value-type="float">
            <text:p>656.808198933472</text:p>
          </table:table-cell>
        </table:table-row>
        <table:table-row table:style-name="ro1">
          <table:table-cell office:value-type="float" office:value="75.4164" calcext:value-type="float">
            <text:p>75.4164</text:p>
          </table:table-cell>
          <table:table-cell office:value-type="float" office:value="281.254" calcext:value-type="float">
            <text:p>281.254</text:p>
          </table:table-cell>
          <table:table-cell office:value-type="float" office:value="45.2744" calcext:value-type="float">
            <text:p>45.2744</text:p>
          </table:table-cell>
          <table:table-cell office:value-type="float" office:value="75.3489" calcext:value-type="float">
            <text:p>75.3489</text:p>
          </table:table-cell>
          <table:table-cell office:value-type="float" office:value="272.122" calcext:value-type="float">
            <text:p>272.122</text:p>
          </table:table-cell>
          <table:table-cell office:value-type="float" office:value="46.4315" calcext:value-type="float">
            <text:p>46.4315</text:p>
          </table:table-cell>
          <table:table-cell/>
          <table:table-cell table:formula="of:=([.D363]-[.A363])/0.0166667" office:value-type="float" office:value="-4.04999190001593" calcext:value-type="float">
            <text:p>-4.04999190001593</text:p>
          </table:table-cell>
          <table:table-cell table:formula="of:=ABS([.E363]-[.B363])/0.0166667" office:value-type="float" office:value="547.918904162192" calcext:value-type="float">
            <text:p>547.918904162192</text:p>
          </table:table-cell>
          <table:table-cell table:formula="of:=([.F363]-[.C363])/0.0166667" office:value-type="float" office:value="69.4258611482777" calcext:value-type="float">
            <text:p>69.4258611482777</text:p>
          </table:table-cell>
          <table:table-cell table:formula="of:=DEGREES(ATAN(ABS([.F363]-[.C363])/ABS([.E363]-[.B363])))" office:value-type="float" office:value="7.22136735085253" calcext:value-type="float">
            <text:p>7.22136735085253</text:p>
          </table:table-cell>
          <table:table-cell table:formula="of:=SQRT(POWER([.H363];2)+POWER([.I363];2)+POWER([.J363];2))" office:value-type="float" office:value="552.314655037206" calcext:value-type="float">
            <text:p>552.314655037206</text:p>
          </table:table-cell>
        </table:table-row>
        <table:table-row table:style-name="ro1">
          <table:table-cell office:value-type="float" office:value="75.1995" calcext:value-type="float">
            <text:p>75.1995</text:p>
          </table:table-cell>
          <table:table-cell office:value-type="float" office:value="286.638" calcext:value-type="float">
            <text:p>286.638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74.8845" calcext:value-type="float">
            <text:p>74.8845</text:p>
          </table:table-cell>
          <table:table-cell office:value-type="float" office:value="277.271" calcext:value-type="float">
            <text:p>277.271</text:p>
          </table:table-cell>
          <table:table-cell office:value-type="float" office:value="45.6424" calcext:value-type="float">
            <text:p>45.6424</text:p>
          </table:table-cell>
          <table:table-cell/>
          <table:table-cell table:formula="of:=([.D364]-[.A364])/0.0166667" office:value-type="float" office:value="-18.8999622000755" calcext:value-type="float">
            <text:p>-18.8999622000755</text:p>
          </table:table-cell>
          <table:table-cell table:formula="of:=ABS([.E364]-[.B364])/0.0166667" office:value-type="float" office:value="562.018875962246" calcext:value-type="float">
            <text:p>562.018875962246</text:p>
          </table:table-cell>
          <table:table-cell table:formula="of:=([.F364]-[.C364])/0.0166667" office:value-type="float" office:value="71.5618568762864" calcext:value-type="float">
            <text:p>71.5618568762864</text:p>
          </table:table-cell>
          <table:table-cell table:formula="of:=DEGREES(ATAN(ABS([.F364]-[.C364])/ABS([.E364]-[.B364])))" office:value-type="float" office:value="7.25642310565362" calcext:value-type="float">
            <text:p>7.25642310565362</text:p>
          </table:table-cell>
          <table:table-cell table:formula="of:=SQRT(POWER([.H364];2)+POWER([.I364];2)+POWER([.J364];2))" office:value-type="float" office:value="566.871700536032" calcext:value-type="float">
            <text:p>566.871700536032</text:p>
          </table:table-cell>
        </table:table-row>
        <table:table-row table:style-name="ro1">
          <table:table-cell office:value-type="float" office:value="75.1806" calcext:value-type="float">
            <text:p>75.1806</text:p>
          </table:table-cell>
          <table:table-cell office:value-type="float" office:value="283.975" calcext:value-type="float">
            <text:p>283.975</text:p>
          </table:table-cell>
          <table:table-cell office:value-type="float" office:value="44.6068" calcext:value-type="float">
            <text:p>44.6068</text:p>
          </table:table-cell>
          <table:table-cell office:value-type="float" office:value="75.1" calcext:value-type="float">
            <text:p>75.1</text:p>
          </table:table-cell>
          <table:table-cell office:value-type="float" office:value="272.147" calcext:value-type="float">
            <text:p>272.147</text:p>
          </table:table-cell>
          <table:table-cell office:value-type="float" office:value="46.1843" calcext:value-type="float">
            <text:p>46.1843</text:p>
          </table:table-cell>
          <table:table-cell/>
          <table:table-cell table:formula="of:=([.D365]-[.A365])/0.0166667" office:value-type="float" office:value="-4.83599032801958" calcext:value-type="float">
            <text:p>-4.83599032801958</text:p>
          </table:table-cell>
          <table:table-cell table:formula="of:=ABS([.E365]-[.B365])/0.0166667" office:value-type="float" office:value="709.678580642841" calcext:value-type="float">
            <text:p>709.678580642841</text:p>
          </table:table-cell>
          <table:table-cell table:formula="of:=([.F365]-[.C365])/0.0166667" office:value-type="float" office:value="94.6498107003786" calcext:value-type="float">
            <text:p>94.6498107003786</text:p>
          </table:table-cell>
          <table:table-cell table:formula="of:=DEGREES(ATAN(ABS([.F365]-[.C365])/ABS([.E365]-[.B365])))" office:value-type="float" office:value="7.5967057945456" calcext:value-type="float">
            <text:p>7.5967057945456</text:p>
          </table:table-cell>
          <table:table-cell table:formula="of:=SQRT(POWER([.H365];2)+POWER([.I365];2)+POWER([.J365];2))" office:value-type="float" office:value="715.978813437456" calcext:value-type="float">
            <text:p>715.978813437456</text:p>
          </table:table-cell>
        </table:table-row>
        <table:table-row table:style-name="ro1">
          <table:table-cell office:value-type="float" office:value="75.7447" calcext:value-type="float">
            <text:p>75.7447</text:p>
          </table:table-cell>
          <table:table-cell office:value-type="float" office:value="290.823" calcext:value-type="float">
            <text:p>290.823</text:p>
          </table:table-cell>
          <table:table-cell office:value-type="float" office:value="43.8023" calcext:value-type="float">
            <text:p>43.8023</text:p>
          </table:table-cell>
          <table:table-cell office:value-type="float" office:value="75.9118" calcext:value-type="float">
            <text:p>75.9118</text:p>
          </table:table-cell>
          <table:table-cell office:value-type="float" office:value="279.967" calcext:value-type="float">
            <text:p>279.967</text:p>
          </table:table-cell>
          <table:table-cell office:value-type="float" office:value="45.4674" calcext:value-type="float">
            <text:p>45.4674</text:p>
          </table:table-cell>
          <table:table-cell/>
          <table:table-cell table:formula="of:=([.D366]-[.A366])/0.0166667" office:value-type="float" office:value="10.0259799480404" calcext:value-type="float">
            <text:p>10.0259799480404</text:p>
          </table:table-cell>
          <table:table-cell table:formula="of:=ABS([.E366]-[.B366])/0.0166667" office:value-type="float" office:value="651.358697282605" calcext:value-type="float">
            <text:p>651.358697282605</text:p>
          </table:table-cell>
          <table:table-cell table:formula="of:=([.F366]-[.C366])/0.0166667" office:value-type="float" office:value="99.9058001883994" calcext:value-type="float">
            <text:p>99.9058001883994</text:p>
          </table:table-cell>
          <table:table-cell table:formula="of:=DEGREES(ATAN(ABS([.F366]-[.C366])/ABS([.E366]-[.B366])))" office:value-type="float" office:value="8.7201039809591" calcext:value-type="float">
            <text:p>8.7201039809591</text:p>
          </table:table-cell>
          <table:table-cell table:formula="of:=SQRT(POWER([.H366];2)+POWER([.I366];2)+POWER([.J366];2))" office:value-type="float" office:value="659.052229880831" calcext:value-type="float">
            <text:p>659.052229880831</text:p>
          </table:table-cell>
        </table:table-row>
        <table:table-row table:style-name="ro1">
          <table:table-cell office:value-type="float" office:value="75.434" calcext:value-type="float">
            <text:p>75.434</text:p>
          </table:table-cell>
          <table:table-cell office:value-type="float" office:value="284.16" calcext:value-type="float">
            <text:p>284.16</text:p>
          </table:table-cell>
          <table:table-cell office:value-type="float" office:value="43.8191" calcext:value-type="float">
            <text:p>43.8191</text:p>
          </table:table-cell>
          <table:table-cell office:value-type="float" office:value="75.3475" calcext:value-type="float">
            <text:p>75.3475</text:p>
          </table:table-cell>
          <table:table-cell office:value-type="float" office:value="272.288" calcext:value-type="float">
            <text:p>272.288</text:p>
          </table:table-cell>
          <table:table-cell office:value-type="float" office:value="45.6687" calcext:value-type="float">
            <text:p>45.6687</text:p>
          </table:table-cell>
          <table:table-cell/>
          <table:table-cell table:formula="of:=([.D367]-[.A367])/0.0166667" office:value-type="float" office:value="-5.18998962002082" calcext:value-type="float">
            <text:p>-5.18998962002082</text:p>
          </table:table-cell>
          <table:table-cell table:formula="of:=ABS([.E367]-[.B367])/0.0166667" office:value-type="float" office:value="712.31857536285" calcext:value-type="float">
            <text:p>712.31857536285</text:p>
          </table:table-cell>
          <table:table-cell table:formula="of:=([.F367]-[.C367])/0.0166667" office:value-type="float" office:value="110.975778048444" calcext:value-type="float">
            <text:p>110.975778048444</text:p>
          </table:table-cell>
          <table:table-cell table:formula="of:=DEGREES(ATAN(ABS([.F367]-[.C367])/ABS([.E367]-[.B367])))" office:value-type="float" office:value="8.85521739498734" calcext:value-type="float">
            <text:p>8.85521739498734</text:p>
          </table:table-cell>
          <table:table-cell table:formula="of:=SQRT(POWER([.H367];2)+POWER([.I367];2)+POWER([.J367];2))" office:value-type="float" office:value="720.930171453986" calcext:value-type="float">
            <text:p>720.930171453986</text:p>
          </table:table-cell>
        </table:table-row>
        <table:table-row table:style-name="ro1">
          <table:table-cell office:value-type="float" office:value="75.1614" calcext:value-type="float">
            <text:p>75.1614</text:p>
          </table:table-cell>
          <table:table-cell office:value-type="float" office:value="281.394" calcext:value-type="float">
            <text:p>281.394</text:p>
          </table:table-cell>
          <table:table-cell office:value-type="float" office:value="44.5032" calcext:value-type="float">
            <text:p>44.5032</text:p>
          </table:table-cell>
          <table:table-cell office:value-type="float" office:value="75.0897" calcext:value-type="float">
            <text:p>75.0897</text:p>
          </table:table-cell>
          <table:table-cell office:value-type="float" office:value="271.018" calcext:value-type="float">
            <text:p>271.018</text:p>
          </table:table-cell>
          <table:table-cell office:value-type="float" office:value="45.6236" calcext:value-type="float">
            <text:p>45.6236</text:p>
          </table:table-cell>
          <table:table-cell/>
          <table:table-cell table:formula="of:=([.D368]-[.A368])/0.0166667" office:value-type="float" office:value="-4.30199139601763" calcext:value-type="float">
            <text:p>-4.30199139601763</text:p>
          </table:table-cell>
          <table:table-cell table:formula="of:=ABS([.E368]-[.B368])/0.0166667" office:value-type="float" office:value="622.558754882492" calcext:value-type="float">
            <text:p>622.558754882492</text:p>
          </table:table-cell>
          <table:table-cell table:formula="of:=([.F368]-[.C368])/0.0166667" office:value-type="float" office:value="67.2238655522691" calcext:value-type="float">
            <text:p>67.2238655522691</text:p>
          </table:table-cell>
          <table:table-cell table:formula="of:=DEGREES(ATAN(ABS([.F368]-[.C368])/ABS([.E368]-[.B368])))" office:value-type="float" office:value="6.16291711668763" calcext:value-type="float">
            <text:p>6.16291711668763</text:p>
          </table:table-cell>
          <table:table-cell table:formula="of:=SQRT(POWER([.H368];2)+POWER([.I368];2)+POWER([.J368];2))" office:value-type="float" office:value="626.192429298375" calcext:value-type="float">
            <text:p>626.192429298375</text:p>
          </table:table-cell>
        </table:table-row>
        <table:table-row table:style-name="ro1">
          <table:table-cell office:value-type="float" office:value="75.6904" calcext:value-type="float">
            <text:p>75.6904</text:p>
          </table:table-cell>
          <table:table-cell office:value-type="float" office:value="284.025" calcext:value-type="float">
            <text:p>284.025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75.6069" calcext:value-type="float">
            <text:p>75.6069</text:p>
          </table:table-cell>
          <table:table-cell office:value-type="float" office:value="273.497" calcext:value-type="float">
            <text:p>273.497</text:p>
          </table:table-cell>
          <table:table-cell office:value-type="float" office:value="45.9709" calcext:value-type="float">
            <text:p>45.9709</text:p>
          </table:table-cell>
          <table:table-cell/>
          <table:table-cell table:formula="of:=([.D369]-[.A369])/0.0166667" office:value-type="float" office:value="-5.00998998002009" calcext:value-type="float">
            <text:p>-5.00998998002009</text:p>
          </table:table-cell>
          <table:table-cell table:formula="of:=ABS([.E369]-[.B369])/0.0166667" office:value-type="float" office:value="631.678736642525" calcext:value-type="float">
            <text:p>631.678736642525</text:p>
          </table:table-cell>
          <table:table-cell table:formula="of:=([.F369]-[.C369])/0.0166667" office:value-type="float" office:value="82.5958348083306" calcext:value-type="float">
            <text:p>82.5958348083306</text:p>
          </table:table-cell>
          <table:table-cell table:formula="of:=DEGREES(ATAN(ABS([.F369]-[.C369])/ABS([.E369]-[.B369])))" office:value-type="float" office:value="7.44950819741599" calcext:value-type="float">
            <text:p>7.44950819741599</text:p>
          </table:table-cell>
          <table:table-cell table:formula="of:=SQRT(POWER([.H369];2)+POWER([.I369];2)+POWER([.J369];2))" office:value-type="float" office:value="637.075504358456" calcext:value-type="float">
            <text:p>637.075504358456</text:p>
          </table:table-cell>
        </table:table-row>
        <table:table-row table:style-name="ro1">
          <table:table-cell office:value-type="float" office:value="75.668" calcext:value-type="float">
            <text:p>75.668</text:p>
          </table:table-cell>
          <table:table-cell office:value-type="float" office:value="281.49" calcext:value-type="float">
            <text:p>281.49</text:p>
          </table:table-cell>
          <table:table-cell office:value-type="float" office:value="44.2328" calcext:value-type="float">
            <text:p>44.2328</text:p>
          </table:table-cell>
          <table:table-cell office:value-type="float" office:value="75.833" calcext:value-type="float">
            <text:p>75.833</text:p>
          </table:table-cell>
          <table:table-cell office:value-type="float" office:value="271.148" calcext:value-type="float">
            <text:p>271.148</text:p>
          </table:table-cell>
          <table:table-cell office:value-type="float" office:value="45.3511" calcext:value-type="float">
            <text:p>45.3511</text:p>
          </table:table-cell>
          <table:table-cell/>
          <table:table-cell table:formula="of:=([.D370]-[.A370])/0.0166667" office:value-type="float" office:value="9.89998020003912" calcext:value-type="float">
            <text:p>9.89998020003912</text:p>
          </table:table-cell>
          <table:table-cell table:formula="of:=ABS([.E370]-[.B370])/0.0166667" office:value-type="float" office:value="620.518758962481" calcext:value-type="float">
            <text:p>620.518758962481</text:p>
          </table:table-cell>
          <table:table-cell table:formula="of:=([.F370]-[.C370])/0.0166667" office:value-type="float" office:value="67.0978658042687" calcext:value-type="float">
            <text:p>67.0978658042687</text:p>
          </table:table-cell>
          <table:table-cell table:formula="of:=DEGREES(ATAN(ABS([.F370]-[.C370])/ABS([.E370]-[.B370])))" office:value-type="float" office:value="6.17152191745254" calcext:value-type="float">
            <text:p>6.17152191745254</text:p>
          </table:table-cell>
          <table:table-cell table:formula="of:=SQRT(POWER([.H370];2)+POWER([.I370];2)+POWER([.J370];2))" office:value-type="float" office:value="624.214437054917" calcext:value-type="float">
            <text:p>624.214437054917</text:p>
          </table:table-cell>
        </table:table-row>
        <table:table-row table:style-name="ro1">
          <table:table-cell office:value-type="float" office:value="74.9762" calcext:value-type="float">
            <text:p>74.9762</text:p>
          </table:table-cell>
          <table:table-cell office:value-type="float" office:value="292.267" calcext:value-type="float">
            <text:p>292.267</text:p>
          </table:table-cell>
          <table:table-cell office:value-type="float" office:value="43.0744" calcext:value-type="float">
            <text:p>43.0744</text:p>
          </table:table-cell>
          <table:table-cell office:value-type="float" office:value="75.1524" calcext:value-type="float">
            <text:p>75.1524</text:p>
          </table:table-cell>
          <table:table-cell office:value-type="float" office:value="280.059" calcext:value-type="float">
            <text:p>280.059</text:p>
          </table:table-cell>
          <table:table-cell office:value-type="float" office:value="44.7104" calcext:value-type="float">
            <text:p>44.7104</text:p>
          </table:table-cell>
          <table:table-cell/>
          <table:table-cell table:formula="of:=([.D371]-[.A371])/0.0166667" office:value-type="float" office:value="10.571978856042" calcext:value-type="float">
            <text:p>10.571978856042</text:p>
          </table:table-cell>
          <table:table-cell table:formula="of:=ABS([.E371]-[.B371])/0.0166667" office:value-type="float" office:value="732.478535042928" calcext:value-type="float">
            <text:p>732.478535042928</text:p>
          </table:table-cell>
          <table:table-cell table:formula="of:=([.F371]-[.C371])/0.0166667" office:value-type="float" office:value="98.1598036803928" calcext:value-type="float">
            <text:p>98.1598036803928</text:p>
          </table:table-cell>
          <table:table-cell table:formula="of:=DEGREES(ATAN(ABS([.F371]-[.C371])/ABS([.E371]-[.B371])))" office:value-type="float" office:value="7.63276021701577" calcext:value-type="float">
            <text:p>7.63276021701577</text:p>
          </table:table-cell>
          <table:table-cell table:formula="of:=SQRT(POWER([.H371];2)+POWER([.I371];2)+POWER([.J371];2))" office:value-type="float" office:value="739.102102617859" calcext:value-type="float">
            <text:p>739.102102617859</text:p>
          </table:table-cell>
        </table:table-row>
        <table:table-row table:style-name="ro1">
          <table:table-cell office:value-type="float" office:value="75.6907" calcext:value-type="float">
            <text:p>75.6907</text:p>
          </table:table-cell>
          <table:table-cell office:value-type="float" office:value="283.959" calcext:value-type="float">
            <text:p>283.959</text:p>
          </table:table-cell>
          <table:table-cell office:value-type="float" office:value="44.8566" calcext:value-type="float">
            <text:p>44.8566</text:p>
          </table:table-cell>
          <table:table-cell office:value-type="float" office:value="75.8458" calcext:value-type="float">
            <text:p>75.8458</text:p>
          </table:table-cell>
          <table:table-cell office:value-type="float" office:value="272.12" calcext:value-type="float">
            <text:p>272.12</text:p>
          </table:table-cell>
          <table:table-cell office:value-type="float" office:value="46.6726" calcext:value-type="float">
            <text:p>46.6726</text:p>
          </table:table-cell>
          <table:table-cell/>
          <table:table-cell table:formula="of:=([.D372]-[.A372])/0.0166667" office:value-type="float" office:value="9.30598138803664" calcext:value-type="float">
            <text:p>9.30598138803664</text:p>
          </table:table-cell>
          <table:table-cell table:formula="of:=ABS([.E372]-[.B372])/0.0166667" office:value-type="float" office:value="710.338579322841" calcext:value-type="float">
            <text:p>710.338579322841</text:p>
          </table:table-cell>
          <table:table-cell table:formula="of:=([.F372]-[.C372])/0.0166667" office:value-type="float" office:value="108.959782080436" calcext:value-type="float">
            <text:p>108.959782080436</text:p>
          </table:table-cell>
          <table:table-cell table:formula="of:=DEGREES(ATAN(ABS([.F372]-[.C372])/ABS([.E372]-[.B372])))" office:value-type="float" office:value="8.72070377734224" calcext:value-type="float">
            <text:p>8.72070377734224</text:p>
          </table:table-cell>
          <table:table-cell table:formula="of:=SQRT(POWER([.H372];2)+POWER([.I372];2)+POWER([.J372];2))" office:value-type="float" office:value="718.706986660769" calcext:value-type="float">
            <text:p>718.706986660769</text:p>
          </table:table-cell>
        </table:table-row>
        <table:table-row table:style-name="ro1">
          <table:table-cell office:value-type="float" office:value="75.4158" calcext:value-type="float">
            <text:p>75.4158</text:p>
          </table:table-cell>
          <table:table-cell office:value-type="float" office:value="281.303" calcext:value-type="float">
            <text:p>281.303</text:p>
          </table:table-cell>
          <table:table-cell office:value-type="float" office:value="45.0163" calcext:value-type="float">
            <text:p>45.0163</text:p>
          </table:table-cell>
          <table:table-cell office:value-type="float" office:value="75.5866" calcext:value-type="float">
            <text:p>75.5866</text:p>
          </table:table-cell>
          <table:table-cell office:value-type="float" office:value="270.914" calcext:value-type="float">
            <text:p>270.914</text:p>
          </table:table-cell>
          <table:table-cell office:value-type="float" office:value="46.3706" calcext:value-type="float">
            <text:p>46.3706</text:p>
          </table:table-cell>
          <table:table-cell/>
          <table:table-cell table:formula="of:=([.D373]-[.A373])/0.0166667" office:value-type="float" office:value="10.247979504041" calcext:value-type="float">
            <text:p>10.247979504041</text:p>
          </table:table-cell>
          <table:table-cell table:formula="of:=ABS([.E373]-[.B373])/0.0166667" office:value-type="float" office:value="623.338753322494" calcext:value-type="float">
            <text:p>623.338753322494</text:p>
          </table:table-cell>
          <table:table-cell table:formula="of:=([.F373]-[.C373])/0.0166667" office:value-type="float" office:value="81.2578374843251" calcext:value-type="float">
            <text:p>81.2578374843251</text:p>
          </table:table-cell>
          <table:table-cell table:formula="of:=DEGREES(ATAN(ABS([.F373]-[.C373])/ABS([.E373]-[.B373])))" office:value-type="float" office:value="7.42714043471713" calcext:value-type="float">
            <text:p>7.42714043471713</text:p>
          </table:table-cell>
          <table:table-cell table:formula="of:=SQRT(POWER([.H373];2)+POWER([.I373];2)+POWER([.J373];2))" office:value-type="float" office:value="628.69631669844" calcext:value-type="float">
            <text:p>628.69631669844</text:p>
          </table:table-cell>
        </table:table-row>
        <table:table-row table:style-name="ro1">
          <table:table-cell office:value-type="float" office:value="74.9341" calcext:value-type="float">
            <text:p>74.9341</text:p>
          </table:table-cell>
          <table:table-cell office:value-type="float" office:value="285.303" calcext:value-type="float">
            <text:p>285.303</text:p>
          </table:table-cell>
          <table:table-cell office:value-type="float" office:value="44.4044" calcext:value-type="float">
            <text:p>44.4044</text:p>
          </table:table-cell>
          <table:table-cell office:value-type="float" office:value="74.859" calcext:value-type="float">
            <text:p>74.859</text:p>
          </table:table-cell>
          <table:table-cell office:value-type="float" office:value="273.459" calcext:value-type="float">
            <text:p>273.459</text:p>
          </table:table-cell>
          <table:table-cell office:value-type="float" office:value="45.7374" calcext:value-type="float">
            <text:p>45.7374</text:p>
          </table:table-cell>
          <table:table-cell/>
          <table:table-cell table:formula="of:=([.D374]-[.A374])/0.0166667" office:value-type="float" office:value="-4.50599098801839" calcext:value-type="float">
            <text:p>-4.50599098801839</text:p>
          </table:table-cell>
          <table:table-cell table:formula="of:=ABS([.E374]-[.B374])/0.0166667" office:value-type="float" office:value="710.638578722842" calcext:value-type="float">
            <text:p>710.638578722842</text:p>
          </table:table-cell>
          <table:table-cell table:formula="of:=([.F374]-[.C374])/0.0166667" office:value-type="float" office:value="79.9798400403198" calcext:value-type="float">
            <text:p>79.9798400403198</text:p>
          </table:table-cell>
          <table:table-cell table:formula="of:=DEGREES(ATAN(ABS([.F374]-[.C374])/ABS([.E374]-[.B374])))" office:value-type="float" office:value="6.42141410869774" calcext:value-type="float">
            <text:p>6.42141410869774</text:p>
          </table:table-cell>
          <table:table-cell table:formula="of:=SQRT(POWER([.H374];2)+POWER([.I374];2)+POWER([.J374];2))" office:value-type="float" office:value="715.139334910953" calcext:value-type="float">
            <text:p>715.139334910953</text:p>
          </table:table-cell>
        </table:table-row>
        <table:table-row table:style-name="ro1">
          <table:table-cell office:value-type="float" office:value="74.9257" calcext:value-type="float">
            <text:p>74.9257</text:p>
          </table:table-cell>
          <table:table-cell office:value-type="float" office:value="283.946" calcext:value-type="float">
            <text:p>283.946</text:p>
          </table:table-cell>
          <table:table-cell office:value-type="float" office:value="44.6135" calcext:value-type="float">
            <text:p>44.6135</text:p>
          </table:table-cell>
          <table:table-cell office:value-type="float" office:value="74.859" calcext:value-type="float">
            <text:p>74.859</text:p>
          </table:table-cell>
          <table:table-cell office:value-type="float" office:value="273.459" calcext:value-type="float">
            <text:p>273.459</text:p>
          </table:table-cell>
          <table:table-cell office:value-type="float" office:value="45.7374" calcext:value-type="float">
            <text:p>45.7374</text:p>
          </table:table-cell>
          <table:table-cell/>
          <table:table-cell table:formula="of:=([.D375]-[.A375])/0.0166667" office:value-type="float" office:value="-4.0019919960167" calcext:value-type="float">
            <text:p>-4.0019919960167</text:p>
          </table:table-cell>
          <table:table-cell table:formula="of:=ABS([.E375]-[.B375])/0.0166667" office:value-type="float" office:value="629.218741562518" calcext:value-type="float">
            <text:p>629.218741562518</text:p>
          </table:table-cell>
          <table:table-cell table:formula="of:=([.F375]-[.C375])/0.0166667" office:value-type="float" office:value="67.4338651322697" calcext:value-type="float">
            <text:p>67.4338651322697</text:p>
          </table:table-cell>
          <table:table-cell table:formula="of:=DEGREES(ATAN(ABS([.F375]-[.C375])/ABS([.E375]-[.B375])))" office:value-type="float" office:value="6.11708542895052" calcext:value-type="float">
            <text:p>6.11708542895052</text:p>
          </table:table-cell>
          <table:table-cell table:formula="of:=SQRT(POWER([.H375];2)+POWER([.I375];2)+POWER([.J375];2))" office:value-type="float" office:value="632.8345493414" calcext:value-type="float">
            <text:p>632.8345493414</text:p>
          </table:table-cell>
        </table:table-row>
        <table:table-row table:style-name="ro1">
          <table:table-cell office:value-type="float" office:value="75.4856" calcext:value-type="float">
            <text:p>75.4856</text:p>
          </table:table-cell>
          <table:table-cell office:value-type="float" office:value="290.861" calcext:value-type="float">
            <text:p>290.861</text:p>
          </table:table-cell>
          <table:table-cell office:value-type="float" office:value="43.5431" calcext:value-type="float">
            <text:p>43.5431</text:p>
          </table:table-cell>
          <table:table-cell office:value-type="float" office:value="75.6484" calcext:value-type="float">
            <text:p>75.6484</text:p>
          </table:table-cell>
          <table:table-cell office:value-type="float" office:value="278.672" calcext:value-type="float">
            <text:p>278.672</text:p>
          </table:table-cell>
          <table:table-cell office:value-type="float" office:value="45.4195" calcext:value-type="float">
            <text:p>45.4195</text:p>
          </table:table-cell>
          <table:table-cell/>
          <table:table-cell table:formula="of:=([.D376]-[.A376])/0.0166667" office:value-type="float" office:value="9.76798046403848" calcext:value-type="float">
            <text:p>9.76798046403848</text:p>
          </table:table-cell>
          <table:table-cell table:formula="of:=ABS([.E376]-[.B376])/0.0166667" office:value-type="float" office:value="731.338537322923" calcext:value-type="float">
            <text:p>731.338537322923</text:p>
          </table:table-cell>
          <table:table-cell table:formula="of:=([.F376]-[.C376])/0.0166667" office:value-type="float" office:value="112.58377483245" calcext:value-type="float">
            <text:p>112.58377483245</text:p>
          </table:table-cell>
          <table:table-cell table:formula="of:=DEGREES(ATAN(ABS([.F376]-[.C376])/ABS([.E376]-[.B376])))" office:value-type="float" office:value="8.75153120972148" calcext:value-type="float">
            <text:p>8.75153120972148</text:p>
          </table:table-cell>
          <table:table-cell table:formula="of:=SQRT(POWER([.H376];2)+POWER([.I376];2)+POWER([.J376];2))" office:value-type="float" office:value="740.017956519639" calcext:value-type="float">
            <text:p>740.017956519639</text:p>
          </table:table-cell>
        </table:table-row>
        <table:table-row table:style-name="ro1">
          <table:table-cell office:value-type="float" office:value="74.8996" calcext:value-type="float">
            <text:p>74.8996</text:p>
          </table:table-cell>
          <table:table-cell office:value-type="float" office:value="280.03" calcext:value-type="float">
            <text:p>280.03</text:p>
          </table:table-cell>
          <table:table-cell office:value-type="float" office:value="44.7173" calcext:value-type="float">
            <text:p>44.7173</text:p>
          </table:table-cell>
          <table:table-cell office:value-type="float" office:value="74.5868" calcext:value-type="float">
            <text:p>74.5868</text:p>
          </table:table-cell>
          <table:table-cell office:value-type="float" office:value="269.687" calcext:value-type="float">
            <text:p>269.687</text:p>
          </table:table-cell>
          <table:table-cell office:value-type="float" office:value="45.8363" calcext:value-type="float">
            <text:p>45.8363</text:p>
          </table:table-cell>
          <table:table-cell/>
          <table:table-cell table:formula="of:=([.D377]-[.A377])/0.0166667" office:value-type="float" office:value="-18.7679624640757" calcext:value-type="float">
            <text:p>-18.7679624640757</text:p>
          </table:table-cell>
          <table:table-cell table:formula="of:=ABS([.E377]-[.B377])/0.0166667" office:value-type="float" office:value="620.57875884248" calcext:value-type="float">
            <text:p>620.57875884248</text:p>
          </table:table-cell>
          <table:table-cell table:formula="of:=([.F377]-[.C377])/0.0166667" office:value-type="float" office:value="67.1398657202685" calcext:value-type="float">
            <text:p>67.1398657202685</text:p>
          </table:table-cell>
          <table:table-cell table:formula="of:=DEGREES(ATAN(ABS([.F377]-[.C377])/ABS([.E377]-[.B377])))" office:value-type="float" office:value="6.17476269976121" calcext:value-type="float">
            <text:p>6.17476269976121</text:p>
          </table:table-cell>
          <table:table-cell table:formula="of:=SQRT(POWER([.H377];2)+POWER([.I377];2)+POWER([.J377];2))" office:value-type="float" office:value="624.48218061884" calcext:value-type="float">
            <text:p>624.48218061884</text:p>
          </table:table-cell>
        </table:table-row>
        <table:table-row table:style-name="ro1">
          <table:table-cell office:value-type="float" office:value="74.9855" calcext:value-type="float">
            <text:p>74.9855</text:p>
          </table:table-cell>
          <table:table-cell office:value-type="float" office:value="293.617" calcext:value-type="float">
            <text:p>293.617</text:p>
          </table:table-cell>
          <table:table-cell office:value-type="float" office:value="43.123" calcext:value-type="float">
            <text:p>43.123</text:p>
          </table:table-cell>
          <table:table-cell office:value-type="float" office:value="75.1614" calcext:value-type="float">
            <text:p>75.1614</text:p>
          </table:table-cell>
          <table:table-cell office:value-type="float" office:value="281.394" calcext:value-type="float">
            <text:p>281.394</text:p>
          </table:table-cell>
          <table:table-cell office:value-type="float" office:value="44.5032" calcext:value-type="float">
            <text:p>44.5032</text:p>
          </table:table-cell>
          <table:table-cell/>
          <table:table-cell table:formula="of:=([.D378]-[.A378])/0.0166667" office:value-type="float" office:value="10.5539788920421" calcext:value-type="float">
            <text:p>10.5539788920421</text:p>
          </table:table-cell>
          <table:table-cell table:formula="of:=ABS([.E378]-[.B378])/0.0166667" office:value-type="float" office:value="733.378533242934" calcext:value-type="float">
            <text:p>733.378533242934</text:p>
          </table:table-cell>
          <table:table-cell table:formula="of:=([.F378]-[.C378])/0.0166667" office:value-type="float" office:value="82.8118343763314" calcext:value-type="float">
            <text:p>82.8118343763314</text:p>
          </table:table-cell>
          <table:table-cell table:formula="of:=DEGREES(ATAN(ABS([.F378]-[.C378])/ABS([.E378]-[.B378])))" office:value-type="float" office:value="6.44245115159518" calcext:value-type="float">
            <text:p>6.44245115159518</text:p>
          </table:table-cell>
          <table:table-cell table:formula="of:=SQRT(POWER([.H378];2)+POWER([.I378];2)+POWER([.J378];2))" office:value-type="float" office:value="738.114665485509" calcext:value-type="float">
            <text:p>738.114665485509</text:p>
          </table:table-cell>
        </table:table-row>
        <table:table-row table:style-name="ro1">
          <table:table-cell office:value-type="float" office:value="74.9596" calcext:value-type="float">
            <text:p>74.9596</text:p>
          </table:table-cell>
          <table:table-cell office:value-type="float" office:value="289.43" calcext:value-type="float">
            <text:p>289.43</text:p>
          </table:table-cell>
          <table:table-cell office:value-type="float" office:value="43.7683" calcext:value-type="float">
            <text:p>43.7683</text:p>
          </table:table-cell>
          <table:table-cell office:value-type="float" office:value="75.1434" calcext:value-type="float">
            <text:p>75.1434</text:p>
          </table:table-cell>
          <table:table-cell office:value-type="float" office:value="278.726" calcext:value-type="float">
            <text:p>278.726</text:p>
          </table:table-cell>
          <table:table-cell office:value-type="float" office:value="44.9174" calcext:value-type="float">
            <text:p>44.9174</text:p>
          </table:table-cell>
          <table:table-cell/>
          <table:table-cell table:formula="of:=([.D379]-[.A379])/0.0166667" office:value-type="float" office:value="11.0279779440444" calcext:value-type="float">
            <text:p>11.0279779440444</text:p>
          </table:table-cell>
          <table:table-cell table:formula="of:=ABS([.E379]-[.B379])/0.0166667" office:value-type="float" office:value="642.23871552257" calcext:value-type="float">
            <text:p>642.23871552257</text:p>
          </table:table-cell>
          <table:table-cell table:formula="of:=([.F379]-[.C379])/0.0166667" office:value-type="float" office:value="68.945862108276" calcext:value-type="float">
            <text:p>68.945862108276</text:p>
          </table:table-cell>
          <table:table-cell table:formula="of:=DEGREES(ATAN(ABS([.F379]-[.C379])/ABS([.E379]-[.B379])))" office:value-type="float" office:value="6.12737249097932" calcext:value-type="float">
            <text:p>6.12737249097932</text:p>
          </table:table-cell>
          <table:table-cell table:formula="of:=SQRT(POWER([.H379];2)+POWER([.I379];2)+POWER([.J379];2))" office:value-type="float" office:value="646.022999525147" calcext:value-type="float">
            <text:p>646.022999525147</text:p>
          </table:table-cell>
        </table:table-row>
        <table:table-row table:style-name="ro1">
          <table:table-cell office:value-type="float" office:value="74.9174" calcext:value-type="float">
            <text:p>74.9174</text:p>
          </table:table-cell>
          <table:table-cell office:value-type="float" office:value="282.603" calcext:value-type="float">
            <text:p>282.603</text:p>
          </table:table-cell>
          <table:table-cell office:value-type="float" office:value="44.8206" calcext:value-type="float">
            <text:p>44.8206</text:p>
          </table:table-cell>
          <table:table-cell office:value-type="float" office:value="74.8431" calcext:value-type="float">
            <text:p>74.8431</text:p>
          </table:table-cell>
          <table:table-cell office:value-type="float" office:value="270.882" calcext:value-type="float">
            <text:p>270.882</text:p>
          </table:table-cell>
          <table:table-cell office:value-type="float" office:value="46.1373" calcext:value-type="float">
            <text:p>46.1373</text:p>
          </table:table-cell>
          <table:table-cell/>
          <table:table-cell table:formula="of:=([.D380]-[.A380])/0.0166667" office:value-type="float" office:value="-4.45799108401746" calcext:value-type="float">
            <text:p>-4.45799108401746</text:p>
          </table:table-cell>
          <table:table-cell table:formula="of:=ABS([.E380]-[.B380])/0.0166667" office:value-type="float" office:value="703.258593482813" calcext:value-type="float">
            <text:p>703.258593482813</text:p>
          </table:table-cell>
          <table:table-cell table:formula="of:=([.F380]-[.C380])/0.0166667" office:value-type="float" office:value="79.0018419963163" calcext:value-type="float">
            <text:p>79.0018419963163</text:p>
          </table:table-cell>
          <table:table-cell table:formula="of:=DEGREES(ATAN(ABS([.F380]-[.C380])/ABS([.E380]-[.B380])))" office:value-type="float" office:value="6.40955452965539" calcext:value-type="float">
            <text:p>6.40955452965539</text:p>
          </table:table-cell>
          <table:table-cell table:formula="of:=SQRT(POWER([.H380];2)+POWER([.I380];2)+POWER([.J380];2))" office:value-type="float" office:value="707.696131140153" calcext:value-type="float">
            <text:p>707.696131140153</text:p>
          </table:table-cell>
        </table:table-row>
        <table:table-row table:style-name="ro1">
          <table:table-cell office:value-type="float" office:value="74.927" calcext:value-type="float">
            <text:p>74.927</text:p>
          </table:table-cell>
          <table:table-cell office:value-type="float" office:value="283.835" calcext:value-type="float">
            <text:p>283.835</text:p>
          </table:table-cell>
          <table:table-cell office:value-type="float" office:value="45.1344" calcext:value-type="float">
            <text:p>45.1344</text:p>
          </table:table-cell>
          <table:table-cell office:value-type="float" office:value="74.8616" calcext:value-type="float">
            <text:p>74.8616</text:p>
          </table:table-cell>
          <table:table-cell office:value-type="float" office:value="273.26" calcext:value-type="float">
            <text:p>273.26</text:p>
          </table:table-cell>
          <table:table-cell office:value-type="float" office:value="46.7526" calcext:value-type="float">
            <text:p>46.7526</text:p>
          </table:table-cell>
          <table:table-cell/>
          <table:table-cell table:formula="of:=([.D381]-[.A381])/0.0166667" office:value-type="float" office:value="-3.92399215201636" calcext:value-type="float">
            <text:p>-3.92399215201636</text:p>
          </table:table-cell>
          <table:table-cell table:formula="of:=ABS([.E381]-[.B381])/0.0166667" office:value-type="float" office:value="634.498731002537" calcext:value-type="float">
            <text:p>634.498731002537</text:p>
          </table:table-cell>
          <table:table-cell table:formula="of:=([.F381]-[.C381])/0.0166667" office:value-type="float" office:value="97.0918058163885" calcext:value-type="float">
            <text:p>97.0918058163885</text:p>
          </table:table-cell>
          <table:table-cell table:formula="of:=DEGREES(ATAN(ABS([.F381]-[.C381])/ABS([.E381]-[.B381])))" office:value-type="float" office:value="8.69998732583974" calcext:value-type="float">
            <text:p>8.69998732583974</text:p>
          </table:table-cell>
          <table:table-cell table:formula="of:=SQRT(POWER([.H381];2)+POWER([.I381];2)+POWER([.J381];2))" office:value-type="float" office:value="641.896297009826" calcext:value-type="float">
            <text:p>641.896297009826</text:p>
          </table:table-cell>
        </table:table-row>
        <table:table-row table:style-name="ro1">
          <table:table-cell office:value-type="float" office:value="74.9426" calcext:value-type="float">
            <text:p>74.9426</text:p>
          </table:table-cell>
          <table:table-cell office:value-type="float" office:value="286.667" calcext:value-type="float">
            <text:p>286.667</text:p>
          </table:table-cell>
          <table:table-cell office:value-type="float" office:value="44.1942" calcext:value-type="float">
            <text:p>44.1942</text:p>
          </table:table-cell>
          <table:table-cell office:value-type="float" office:value="74.8764" calcext:value-type="float">
            <text:p>74.8764</text:p>
          </table:table-cell>
          <table:table-cell office:value-type="float" office:value="275.964" calcext:value-type="float">
            <text:p>275.964</text:p>
          </table:table-cell>
          <table:table-cell office:value-type="float" office:value="45.8438" calcext:value-type="float">
            <text:p>45.8438</text:p>
          </table:table-cell>
          <table:table-cell/>
          <table:table-cell table:formula="of:=([.D382]-[.A382])/0.0166667" office:value-type="float" office:value="-3.97199205601558" calcext:value-type="float">
            <text:p>-3.97199205601558</text:p>
          </table:table-cell>
          <table:table-cell table:formula="of:=ABS([.E382]-[.B382])/0.0166667" office:value-type="float" office:value="642.178715642567" calcext:value-type="float">
            <text:p>642.178715642567</text:p>
          </table:table-cell>
          <table:table-cell table:formula="of:=([.F382]-[.C382])/0.0166667" office:value-type="float" office:value="98.9758020483959" calcext:value-type="float">
            <text:p>98.9758020483959</text:p>
          </table:table-cell>
          <table:table-cell table:formula="of:=DEGREES(ATAN(ABS([.F382]-[.C382])/ABS([.E382]-[.B382])))" office:value-type="float" office:value="8.76176956586377" calcext:value-type="float">
            <text:p>8.76176956586377</text:p>
          </table:table-cell>
          <table:table-cell table:formula="of:=SQRT(POWER([.H382];2)+POWER([.I382];2)+POWER([.J382];2))" office:value-type="float" office:value="649.773413534559" calcext:value-type="float">
            <text:p>649.773413534559</text:p>
          </table:table-cell>
        </table:table-row>
        <table:table-row table:style-name="ro1">
          <table:table-cell office:value-type="float" office:value="75.1613" calcext:value-type="float">
            <text:p>75.1613</text:p>
          </table:table-cell>
          <table:table-cell office:value-type="float" office:value="281.389" calcext:value-type="float">
            <text:p>281.389</text:p>
          </table:table-cell>
          <table:table-cell office:value-type="float" office:value="44.504" calcext:value-type="float">
            <text:p>44.504</text:p>
          </table:table-cell>
          <table:table-cell office:value-type="float" office:value="75.081" calcext:value-type="float">
            <text:p>75.081</text:p>
          </table:table-cell>
          <table:table-cell office:value-type="float" office:value="269.729" calcext:value-type="float">
            <text:p>269.729</text:p>
          </table:table-cell>
          <table:table-cell office:value-type="float" office:value="45.8251" calcext:value-type="float">
            <text:p>45.8251</text:p>
          </table:table-cell>
          <table:table-cell/>
          <table:table-cell table:formula="of:=([.D383]-[.A383])/0.0166667" office:value-type="float" office:value="-4.81799036401891" calcext:value-type="float">
            <text:p>-4.81799036401891</text:p>
          </table:table-cell>
          <table:table-cell table:formula="of:=ABS([.E383]-[.B383])/0.0166667" office:value-type="float" office:value="699.5986008028" calcext:value-type="float">
            <text:p>699.5986008028</text:p>
          </table:table-cell>
          <table:table-cell table:formula="of:=([.F383]-[.C383])/0.0166667" office:value-type="float" office:value="79.2658414683172" calcext:value-type="float">
            <text:p>79.2658414683172</text:p>
          </table:table-cell>
          <table:table-cell table:formula="of:=DEGREES(ATAN(ABS([.F383]-[.C383])/ABS([.E383]-[.B383])))" office:value-type="float" office:value="6.4641531876546" calcext:value-type="float">
            <text:p>6.4641531876546</text:p>
          </table:table-cell>
          <table:table-cell table:formula="of:=SQRT(POWER([.H383];2)+POWER([.I383];2)+POWER([.J383];2))" office:value-type="float" office:value="704.091250407263" calcext:value-type="float">
            <text:p>704.091250407263</text:p>
          </table:table-cell>
        </table:table-row>
        <table:table-row table:style-name="ro1">
          <table:table-cell office:value-type="float" office:value="75.7121" calcext:value-type="float">
            <text:p>75.7121</text:p>
          </table:table-cell>
          <table:table-cell office:value-type="float" office:value="286.682" calcext:value-type="float">
            <text:p>286.682</text:p>
          </table:table-cell>
          <table:table-cell office:value-type="float" office:value="44.4383" calcext:value-type="float">
            <text:p>44.4383</text:p>
          </table:table-cell>
          <table:table-cell office:value-type="float" office:value="75.8672" calcext:value-type="float">
            <text:p>75.8672</text:p>
          </table:table-cell>
          <table:table-cell office:value-type="float" office:value="274.757" calcext:value-type="float">
            <text:p>274.757</text:p>
          </table:table-cell>
          <table:table-cell office:value-type="float" office:value="46.0207" calcext:value-type="float">
            <text:p>46.0207</text:p>
          </table:table-cell>
          <table:table-cell/>
          <table:table-cell table:formula="of:=([.D384]-[.A384])/0.0166667" office:value-type="float" office:value="9.30598138803664" calcext:value-type="float">
            <text:p>9.30598138803664</text:p>
          </table:table-cell>
          <table:table-cell table:formula="of:=ABS([.E384]-[.B384])/0.0166667" office:value-type="float" office:value="715.498569002863" calcext:value-type="float">
            <text:p>715.498569002863</text:p>
          </table:table-cell>
          <table:table-cell table:formula="of:=([.F384]-[.C384])/0.0166667" office:value-type="float" office:value="94.9438101123798" calcext:value-type="float">
            <text:p>94.9438101123798</text:p>
          </table:table-cell>
          <table:table-cell table:formula="of:=DEGREES(ATAN(ABS([.F384]-[.C384])/ABS([.E384]-[.B384])))" office:value-type="float" office:value="7.55876265453529" calcext:value-type="float">
            <text:p>7.55876265453529</text:p>
          </table:table-cell>
          <table:table-cell table:formula="of:=SQRT(POWER([.H384];2)+POWER([.I384];2)+POWER([.J384];2))" office:value-type="float" office:value="721.830402943375" calcext:value-type="float">
            <text:p>721.830402943375</text:p>
          </table:table-cell>
        </table:table-row>
        <table:table-row table:style-name="ro1">
          <table:table-cell office:value-type="float" office:value="75.6693" calcext:value-type="float">
            <text:p>75.6693</text:p>
          </table:table-cell>
          <table:table-cell office:value-type="float" office:value="281.331" calcext:value-type="float">
            <text:p>281.331</text:p>
          </table:table-cell>
          <table:table-cell office:value-type="float" office:value="45.0096" calcext:value-type="float">
            <text:p>45.0096</text:p>
          </table:table-cell>
          <table:table-cell office:value-type="float" office:value="75.8343" calcext:value-type="float">
            <text:p>75.8343</text:p>
          </table:table-cell>
          <table:table-cell office:value-type="float" office:value="270.938" calcext:value-type="float">
            <text:p>270.938</text:p>
          </table:table-cell>
          <table:table-cell office:value-type="float" office:value="46.3645" calcext:value-type="float">
            <text:p>46.3645</text:p>
          </table:table-cell>
          <table:table-cell/>
          <table:table-cell table:formula="of:=([.D385]-[.A385])/0.0166667" office:value-type="float" office:value="9.89998020003912" calcext:value-type="float">
            <text:p>9.89998020003912</text:p>
          </table:table-cell>
          <table:table-cell table:formula="of:=ABS([.E385]-[.B385])/0.0166667" office:value-type="float" office:value="623.578752842496" calcext:value-type="float">
            <text:p>623.578752842496</text:p>
          </table:table-cell>
          <table:table-cell table:formula="of:=([.F385]-[.C385])/0.0166667" office:value-type="float" office:value="81.2938374123252" calcext:value-type="float">
            <text:p>81.2938374123252</text:p>
          </table:table-cell>
          <table:table-cell table:formula="of:=DEGREES(ATAN(ABS([.F385]-[.C385])/ABS([.E385]-[.B385])))" office:value-type="float" office:value="7.42756631345744" calcext:value-type="float">
            <text:p>7.42756631345744</text:p>
          </table:table-cell>
          <table:table-cell table:formula="of:=SQRT(POWER([.H385];2)+POWER([.I385];2)+POWER([.J385];2))" office:value-type="float" office:value="628.933349891533" calcext:value-type="float">
            <text:p>628.933349891533</text:p>
          </table:table-cell>
        </table:table-row>
        <table:table-row table:style-name="ro1">
          <table:table-cell office:value-type="float" office:value="74.7025" calcext:value-type="float">
            <text:p>74.7025</text:p>
          </table:table-cell>
          <table:table-cell office:value-type="float" office:value="289.344" calcext:value-type="float">
            <text:p>289.344</text:p>
          </table:table-cell>
          <table:table-cell office:value-type="float" office:value="44.0389" calcext:value-type="float">
            <text:p>44.0389</text:p>
          </table:table-cell>
          <table:table-cell office:value-type="float" office:value="74.6342" calcext:value-type="float">
            <text:p>74.6342</text:p>
          </table:table-cell>
          <table:table-cell office:value-type="float" office:value="277.199" calcext:value-type="float">
            <text:p>277.199</text:p>
          </table:table-cell>
          <table:table-cell office:value-type="float" office:value="45.9041" calcext:value-type="float">
            <text:p>45.9041</text:p>
          </table:table-cell>
          <table:table-cell/>
          <table:table-cell table:formula="of:=([.D386]-[.A386])/0.0166667" office:value-type="float" office:value="-4.09799180401601" calcext:value-type="float">
            <text:p>-4.09799180401601</text:p>
          </table:table-cell>
          <table:table-cell table:formula="of:=ABS([.E386]-[.B386])/0.0166667" office:value-type="float" office:value="728.698542602914" calcext:value-type="float">
            <text:p>728.698542602914</text:p>
          </table:table-cell>
          <table:table-cell table:formula="of:=([.F386]-[.C386])/0.0166667" office:value-type="float" office:value="111.911776176448" calcext:value-type="float">
            <text:p>111.911776176448</text:p>
          </table:table-cell>
          <table:table-cell table:formula="of:=DEGREES(ATAN(ABS([.F386]-[.C386])/ABS([.E386]-[.B386])))" office:value-type="float" office:value="8.73113064430834" calcext:value-type="float">
            <text:p>8.73113064430834</text:p>
          </table:table-cell>
          <table:table-cell table:formula="of:=SQRT(POWER([.H386];2)+POWER([.I386];2)+POWER([.J386];2))" office:value-type="float" office:value="737.253419914349" calcext:value-type="float">
            <text:p>737.253419914349</text:p>
          </table:table-cell>
        </table:table-row>
        <table:table-row table:style-name="ro1">
          <table:table-cell office:value-type="float" office:value="74.9341" calcext:value-type="float">
            <text:p>74.9341</text:p>
          </table:table-cell>
          <table:table-cell office:value-type="float" office:value="285.303" calcext:value-type="float">
            <text:p>285.303</text:p>
          </table:table-cell>
          <table:table-cell office:value-type="float" office:value="44.4044" calcext:value-type="float">
            <text:p>44.4044</text:p>
          </table:table-cell>
          <table:table-cell office:value-type="float" office:value="74.8596" calcext:value-type="float">
            <text:p>74.8596</text:p>
          </table:table-cell>
          <table:table-cell office:value-type="float" office:value="273.408" calcext:value-type="float">
            <text:p>273.408</text:p>
          </table:table-cell>
          <table:table-cell office:value-type="float" office:value="45.9916" calcext:value-type="float">
            <text:p>45.9916</text:p>
          </table:table-cell>
          <table:table-cell/>
          <table:table-cell table:formula="of:=([.D387]-[.A387])/0.0166667" office:value-type="float" office:value="-4.46999106001791" calcext:value-type="float">
            <text:p>-4.46999106001791</text:p>
          </table:table-cell>
          <table:table-cell table:formula="of:=ABS([.E387]-[.B387])/0.0166667" office:value-type="float" office:value="713.698572602854" calcext:value-type="float">
            <text:p>713.698572602854</text:p>
          </table:table-cell>
          <table:table-cell table:formula="of:=([.F387]-[.C387])/0.0166667" office:value-type="float" office:value="95.2318095363807" calcext:value-type="float">
            <text:p>95.2318095363807</text:p>
          </table:table-cell>
          <table:table-cell table:formula="of:=DEGREES(ATAN(ABS([.F387]-[.C387])/ABS([.E387]-[.B387])))" office:value-type="float" office:value="7.60032248442474" calcext:value-type="float">
            <text:p>7.60032248442474</text:p>
          </table:table-cell>
          <table:table-cell table:formula="of:=SQRT(POWER([.H387];2)+POWER([.I387];2)+POWER([.J387];2))" office:value-type="float" office:value="720.038006568404" calcext:value-type="float">
            <text:p>720.038006568404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32" calcext:value-type="float">
            <text:p>74.8832</text:p>
          </table:table-cell>
          <table:table-cell office:value-type="float" office:value="277.382" calcext:value-type="float">
            <text:p>277.382</text:p>
          </table:table-cell>
          <table:table-cell office:value-type="float" office:value="45.1284" calcext:value-type="float">
            <text:p>45.1284</text:p>
          </table:table-cell>
          <table:table-cell/>
          <table:table-cell table:formula="of:=([.D388]-[.A388])/0.0166667" office:value-type="float" office:value="-4.07399185201597" calcext:value-type="float">
            <text:p>-4.07399185201597</text:p>
          </table:table-cell>
          <table:table-cell table:formula="of:=ABS([.E388]-[.B388])/0.0166667" office:value-type="float" office:value="639.77872044256" calcext:value-type="float">
            <text:p>639.77872044256</text:p>
          </table:table-cell>
          <table:table-cell table:formula="of:=([.F388]-[.C388])/0.0166667" office:value-type="float" office:value="68.7898624202749" calcext:value-type="float">
            <text:p>68.7898624202749</text:p>
          </table:table-cell>
          <table:table-cell table:formula="of:=DEGREES(ATAN(ABS([.F388]-[.C388])/ABS([.E388]-[.B388])))" office:value-type="float" office:value="6.13694180386486" calcext:value-type="float">
            <text:p>6.13694180386486</text:p>
          </table:table-cell>
          <table:table-cell table:formula="of:=SQRT(POWER([.H388];2)+POWER([.I388];2)+POWER([.J388];2))" office:value-type="float" office:value="643.479178926972" calcext:value-type="float">
            <text:p>643.479178926972</text:p>
          </table:table-cell>
        </table:table-row>
        <table:table-row table:style-name="ro1">
          <table:table-cell office:value-type="float" office:value="74.8846" calcext:value-type="float">
            <text:p>74.8846</text:p>
          </table:table-cell>
          <table:table-cell office:value-type="float" office:value="277.282" calcext:value-type="float">
            <text:p>277.282</text:p>
          </table:table-cell>
          <table:table-cell office:value-type="float" office:value="45.6408" calcext:value-type="float">
            <text:p>45.6408</text:p>
          </table:table-cell>
          <table:table-cell office:value-type="float" office:value="74.8118" calcext:value-type="float">
            <text:p>74.8118</text:p>
          </table:table-cell>
          <table:table-cell office:value-type="float" office:value="265.819" calcext:value-type="float">
            <text:p>265.819</text:p>
          </table:table-cell>
          <table:table-cell office:value-type="float" office:value="46.9233" calcext:value-type="float">
            <text:p>46.9233</text:p>
          </table:table-cell>
          <table:table-cell/>
          <table:table-cell table:formula="of:=([.D389]-[.A389])/0.0166667" office:value-type="float" office:value="-4.36799126401752" calcext:value-type="float">
            <text:p>-4.36799126401752</text:p>
          </table:table-cell>
          <table:table-cell table:formula="of:=ABS([.E389]-[.B389])/0.0166667" office:value-type="float" office:value="687.778624442749" calcext:value-type="float">
            <text:p>687.778624442749</text:p>
          </table:table-cell>
          <table:table-cell table:formula="of:=([.F389]-[.C389])/0.0166667" office:value-type="float" office:value="76.9498461003077" calcext:value-type="float">
            <text:p>76.9498461003077</text:p>
          </table:table-cell>
          <table:table-cell table:formula="of:=DEGREES(ATAN(ABS([.F389]-[.C389])/ABS([.E389]-[.B389])))" office:value-type="float" office:value="6.38380146727461" calcext:value-type="float">
            <text:p>6.38380146727461</text:p>
          </table:table-cell>
          <table:table-cell table:formula="of:=SQRT(POWER([.H389];2)+POWER([.I389];2)+POWER([.J389];2))" office:value-type="float" office:value="692.083661418837" calcext:value-type="float">
            <text:p>692.08366141883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86.576" calcext:value-type="float">
            <text:p>286.576</text:p>
          </table:table-cell>
          <table:table-cell office:value-type="float" office:value="44.7126" calcext:value-type="float">
            <text:p>44.7126</text:p>
          </table:table-cell>
          <table:table-cell office:value-type="float" office:value="75.1285" calcext:value-type="float">
            <text:p>75.1285</text:p>
          </table:table-cell>
          <table:table-cell office:value-type="float" office:value="275.833" calcext:value-type="float">
            <text:p>275.833</text:p>
          </table:table-cell>
          <table:table-cell office:value-type="float" office:value="46.6039" calcext:value-type="float">
            <text:p>46.6039</text:p>
          </table:table-cell>
          <table:table-cell/>
          <table:table-cell table:formula="of:=([.D390]-[.A390])/0.0166667" office:value-type="float" office:value="-4.28999142001718" calcext:value-type="float">
            <text:p>-4.28999142001718</text:p>
          </table:table-cell>
          <table:table-cell table:formula="of:=ABS([.E390]-[.B390])/0.0166667" office:value-type="float" office:value="644.578710842578" calcext:value-type="float">
            <text:p>644.578710842578</text:p>
          </table:table-cell>
          <table:table-cell table:formula="of:=([.F390]-[.C390])/0.0166667" office:value-type="float" office:value="113.477773044454" calcext:value-type="float">
            <text:p>113.477773044454</text:p>
          </table:table-cell>
          <table:table-cell table:formula="of:=DEGREES(ATAN(ABS([.F390]-[.C390])/ABS([.E390]-[.B390])))" office:value-type="float" office:value="9.98458133863121" calcext:value-type="float">
            <text:p>9.98458133863121</text:p>
          </table:table-cell>
          <table:table-cell table:formula="of:=SQRT(POWER([.H390];2)+POWER([.I390];2)+POWER([.J390];2))" office:value-type="float" office:value="654.505403700376" calcext:value-type="float">
            <text:p>654.505403700376</text:p>
          </table:table-cell>
        </table:table-row>
        <table:table-row table:style-name="ro1">
          <table:table-cell office:value-type="float" office:value="74.8989" calcext:value-type="float">
            <text:p>74.89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4.4588" calcext:value-type="float">
            <text:p>44.4588</text:p>
          </table:table-cell>
          <table:table-cell office:value-type="float" office:value="74.8261" calcext:value-type="float">
            <text:p>74.8261</text:p>
          </table:table-cell>
          <table:table-cell office:value-type="float" office:value="268.447" calcext:value-type="float">
            <text:p>268.447</text:p>
          </table:table-cell>
          <table:table-cell office:value-type="float" office:value="46.0279" calcext:value-type="float">
            <text:p>46.0279</text:p>
          </table:table-cell>
          <table:table-cell/>
          <table:table-cell table:formula="of:=([.D391]-[.A391])/0.0166667" office:value-type="float" office:value="-4.36799126401752" calcext:value-type="float">
            <text:p>-4.36799126401752</text:p>
          </table:table-cell>
          <table:table-cell table:formula="of:=ABS([.E391]-[.B391])/0.0166667" office:value-type="float" office:value="698.218603562793" calcext:value-type="float">
            <text:p>698.218603562793</text:p>
          </table:table-cell>
          <table:table-cell table:formula="of:=([.F391]-[.C391])/0.0166667" office:value-type="float" office:value="94.1458117083769" calcext:value-type="float">
            <text:p>94.1458117083769</text:p>
          </table:table-cell>
          <table:table-cell table:formula="of:=DEGREES(ATAN(ABS([.F391]-[.C391])/ABS([.E391]-[.B391])))" office:value-type="float" office:value="7.67928437444557" calcext:value-type="float">
            <text:p>7.67928437444557</text:p>
          </table:table-cell>
          <table:table-cell table:formula="of:=SQRT(POWER([.H391];2)+POWER([.I391];2)+POWER([.J391];2))" office:value-type="float" office:value="704.550730303424" calcext:value-type="float">
            <text:p>704.550730303424</text:p>
          </table:table-cell>
        </table:table-row>
        <table:table-row table:style-name="ro1">
          <table:table-cell office:value-type="float" office:value="74.959" calcext:value-type="float">
            <text:p>74.959</text:p>
          </table:table-cell>
          <table:table-cell office:value-type="float" office:value="289.483" calcext:value-type="float">
            <text:p>289.483</text:p>
          </table:table-cell>
          <table:table-cell office:value-type="float" office:value="43.5051" calcext:value-type="float">
            <text:p>43.5051</text:p>
          </table:table-cell>
          <table:table-cell office:value-type="float" office:value="75.1434" calcext:value-type="float">
            <text:p>75.1434</text:p>
          </table:table-cell>
          <table:table-cell office:value-type="float" office:value="278.731" calcext:value-type="float">
            <text:p>278.731</text:p>
          </table:table-cell>
          <table:table-cell office:value-type="float" office:value="44.9165" calcext:value-type="float">
            <text:p>44.9165</text:p>
          </table:table-cell>
          <table:table-cell/>
          <table:table-cell table:formula="of:=([.D392]-[.A392])/0.0166667" office:value-type="float" office:value="11.0639778720441" calcext:value-type="float">
            <text:p>11.0639778720441</text:p>
          </table:table-cell>
          <table:table-cell table:formula="of:=ABS([.E392]-[.B392])/0.0166667" office:value-type="float" office:value="645.118709762581" calcext:value-type="float">
            <text:p>645.118709762581</text:p>
          </table:table-cell>
          <table:table-cell table:formula="of:=([.F392]-[.C392])/0.0166667" office:value-type="float" office:value="84.6838306323388" calcext:value-type="float">
            <text:p>84.6838306323388</text:p>
          </table:table-cell>
          <table:table-cell table:formula="of:=DEGREES(ATAN(ABS([.F392]-[.C392])/ABS([.E392]-[.B392])))" office:value-type="float" office:value="7.47837802522171" calcext:value-type="float">
            <text:p>7.47837802522171</text:p>
          </table:table-cell>
          <table:table-cell table:formula="of:=SQRT(POWER([.H392];2)+POWER([.I392];2)+POWER([.J392];2))" office:value-type="float" office:value="650.747195508868" calcext:value-type="float">
            <text:p>650.747195508868</text:p>
          </table:table-cell>
        </table:table-row>
        <table:table-row table:style-name="ro1">
          <table:table-cell office:value-type="float" office:value="75.1422" calcext:value-type="float">
            <text:p>75.1422</text:p>
          </table:table-cell>
          <table:table-cell office:value-type="float" office:value="278.833" calcext:value-type="float">
            <text:p>278.833</text:p>
          </table:table-cell>
          <table:table-cell office:value-type="float" office:value="44.4018" calcext:value-type="float">
            <text:p>44.4018</text:p>
          </table:table-cell>
          <table:table-cell office:value-type="float" office:value="75.0719" calcext:value-type="float">
            <text:p>75.0719</text:p>
          </table:table-cell>
          <table:table-cell office:value-type="float" office:value="268.522" calcext:value-type="float">
            <text:p>268.522</text:p>
          </table:table-cell>
          <table:table-cell office:value-type="float" office:value="45.77" calcext:value-type="float">
            <text:p>45.77</text:p>
          </table:table-cell>
          <table:table-cell/>
          <table:table-cell table:formula="of:=([.D393]-[.A393])/0.0166667" office:value-type="float" office:value="-4.21799156401706" calcext:value-type="float">
            <text:p>-4.21799156401706</text:p>
          </table:table-cell>
          <table:table-cell table:formula="of:=ABS([.E393]-[.B393])/0.0166667" office:value-type="float" office:value="618.658762682477" calcext:value-type="float">
            <text:p>618.658762682477</text:p>
          </table:table-cell>
          <table:table-cell table:formula="of:=([.F393]-[.C393])/0.0166667" office:value-type="float" office:value="82.0918358163285" calcext:value-type="float">
            <text:p>82.0918358163285</text:p>
          </table:table-cell>
          <table:table-cell table:formula="of:=DEGREES(ATAN(ABS([.F393]-[.C393])/ABS([.E393]-[.B393])))" office:value-type="float" office:value="7.5586063230263" calcext:value-type="float">
            <text:p>7.5586063230263</text:p>
          </table:table-cell>
          <table:table-cell table:formula="of:=SQRT(POWER([.H393];2)+POWER([.I393];2)+POWER([.J393];2))" office:value-type="float" office:value="624.095766372712" calcext:value-type="float">
            <text:p>624.095766372712</text:p>
          </table:table-cell>
        </table:table-row>
        <table:table-row table:style-name="ro1">
          <table:table-cell office:value-type="float" office:value="75.1795" calcext:value-type="float">
            <text:p>75.1795</text:p>
          </table:table-cell>
          <table:table-cell office:value-type="float" office:value="284.087" calcext:value-type="float">
            <text:p>284.087</text:p>
          </table:table-cell>
          <table:table-cell office:value-type="float" office:value="44.0852" calcext:value-type="float">
            <text:p>44.0852</text:p>
          </table:table-cell>
          <table:table-cell office:value-type="float" office:value="75.107" calcext:value-type="float">
            <text:p>75.107</text:p>
          </table:table-cell>
          <table:table-cell office:value-type="float" office:value="273.591" calcext:value-type="float">
            <text:p>273.591</text:p>
          </table:table-cell>
          <table:table-cell office:value-type="float" office:value="45.2214" calcext:value-type="float">
            <text:p>45.2214</text:p>
          </table:table-cell>
          <table:table-cell/>
          <table:table-cell table:formula="of:=([.D394]-[.A394])/0.0166667" office:value-type="float" office:value="-4.34999130001771" calcext:value-type="float">
            <text:p>-4.34999130001771</text:p>
          </table:table-cell>
          <table:table-cell table:formula="of:=ABS([.E394]-[.B394])/0.0166667" office:value-type="float" office:value="629.758740482518" calcext:value-type="float">
            <text:p>629.758740482518</text:p>
          </table:table-cell>
          <table:table-cell table:formula="of:=([.F394]-[.C394])/0.0166667" office:value-type="float" office:value="68.1718636562728" calcext:value-type="float">
            <text:p>68.1718636562728</text:p>
          </table:table-cell>
          <table:table-cell table:formula="of:=DEGREES(ATAN(ABS([.F394]-[.C394])/ABS([.E394]-[.B394])))" office:value-type="float" office:value="6.17825402609751" calcext:value-type="float">
            <text:p>6.17825402609751</text:p>
          </table:table-cell>
          <table:table-cell table:formula="of:=SQRT(POWER([.H394];2)+POWER([.I394];2)+POWER([.J394];2))" office:value-type="float" office:value="633.45275801184" calcext:value-type="float">
            <text:p>633.45275801184</text:p>
          </table:table-cell>
        </table:table-row>
        <table:table-row table:style-name="ro1">
          <table:table-cell office:value-type="float" office:value="74.9498" calcext:value-type="float">
            <text:p>74.9498</text:p>
          </table:table-cell>
          <table:table-cell office:value-type="float" office:value="288.16" calcext:value-type="float">
            <text:p>288.16</text:p>
          </table:table-cell>
          <table:table-cell office:value-type="float" office:value="43.4552" calcext:value-type="float">
            <text:p>43.4552</text:p>
          </table:table-cell>
          <table:table-cell office:value-type="float" office:value="74.8738" calcext:value-type="float">
            <text:p>74.8738</text:p>
          </table:table-cell>
          <table:table-cell office:value-type="float" office:value="276.173" calcext:value-type="float">
            <text:p>276.173</text:p>
          </table:table-cell>
          <table:table-cell office:value-type="float" office:value="44.82" calcext:value-type="float">
            <text:p>44.82</text:p>
          </table:table-cell>
          <table:table-cell/>
          <table:table-cell table:formula="of:=([.D395]-[.A395])/0.0166667" office:value-type="float" office:value="-4.55999088001784" calcext:value-type="float">
            <text:p>-4.55999088001784</text:p>
          </table:table-cell>
          <table:table-cell table:formula="of:=ABS([.E395]-[.B395])/0.0166667" office:value-type="float" office:value="719.218561562878" calcext:value-type="float">
            <text:p>719.218561562878</text:p>
          </table:table-cell>
          <table:table-cell table:formula="of:=([.F395]-[.C395])/0.0166667" office:value-type="float" office:value="81.8878362243277" calcext:value-type="float">
            <text:p>81.8878362243277</text:p>
          </table:table-cell>
          <table:table-cell table:formula="of:=DEGREES(ATAN(ABS([.F395]-[.C395])/ABS([.E395]-[.B395])))" office:value-type="float" office:value="6.49553554512135" calcext:value-type="float">
            <text:p>6.49553554512135</text:p>
          </table:table-cell>
          <table:table-cell table:formula="of:=SQRT(POWER([.H395];2)+POWER([.I395];2)+POWER([.J395];2))" office:value-type="float" office:value="723.879651969099" calcext:value-type="float">
            <text:p>723.879651969099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8" calcext:value-type="float">
            <text:p>285.478</text:p>
          </table:table-cell>
          <table:table-cell office:value-type="float" office:value="43.6185" calcext:value-type="float">
            <text:p>43.6185</text:p>
          </table:table-cell>
          <table:table-cell office:value-type="float" office:value="74.6223" calcext:value-type="float">
            <text:p>74.6223</text:p>
          </table:table-cell>
          <table:table-cell office:value-type="float" office:value="276.2" calcext:value-type="float">
            <text:p>276.2</text:p>
          </table:table-cell>
          <table:table-cell office:value-type="float" office:value="44.57" calcext:value-type="float">
            <text:p>44.57</text:p>
          </table:table-cell>
          <table:table-cell/>
          <table:table-cell table:formula="of:=([.D396]-[.A396])/0.0166667" office:value-type="float" office:value="-18.5939628120743" calcext:value-type="float">
            <text:p>-18.5939628120743</text:p>
          </table:table-cell>
          <table:table-cell table:formula="of:=ABS([.E396]-[.B396])/0.0166667" office:value-type="float" office:value="556.678886642228" calcext:value-type="float">
            <text:p>556.678886642228</text:p>
          </table:table-cell>
          <table:table-cell table:formula="of:=([.F396]-[.C396])/0.0166667" office:value-type="float" office:value="57.0898858202285" calcext:value-type="float">
            <text:p>57.0898858202285</text:p>
          </table:table-cell>
          <table:table-cell table:formula="of:=DEGREES(ATAN(ABS([.F396]-[.C396])/ABS([.E396]-[.B396])))" office:value-type="float" office:value="5.85546514750974" calcext:value-type="float">
            <text:p>5.85546514750974</text:p>
          </table:table-cell>
          <table:table-cell table:formula="of:=SQRT(POWER([.H396];2)+POWER([.I396];2)+POWER([.J396];2))" office:value-type="float" office:value="559.907468559988" calcext:value-type="float">
            <text:p>559.907468559988</text:p>
          </table:table-cell>
        </table:table-row>
        <table:table-row table:style-name="ro1">
          <table:table-cell office:value-type="float" office:value="74.9238" calcext:value-type="float">
            <text:p>74.9238</text:p>
          </table:table-cell>
          <table:table-cell office:value-type="float" office:value="284.114" calcext:value-type="float">
            <text:p>284.114</text:p>
          </table:table-cell>
          <table:table-cell office:value-type="float" office:value="43.831" calcext:value-type="float">
            <text:p>43.831</text:p>
          </table:table-cell>
          <table:table-cell office:value-type="float" office:value="74.8483" calcext:value-type="float">
            <text:p>74.8483</text:p>
          </table:table-cell>
          <table:table-cell office:value-type="float" office:value="272.368" calcext:value-type="float">
            <text:p>272.368</text:p>
          </table:table-cell>
          <table:table-cell office:value-type="float" office:value="44.9226" calcext:value-type="float">
            <text:p>44.9226</text:p>
          </table:table-cell>
          <table:table-cell/>
          <table:table-cell table:formula="of:=([.D397]-[.A397])/0.0166667" office:value-type="float" office:value="-4.52999094001843" calcext:value-type="float">
            <text:p>-4.52999094001843</text:p>
          </table:table-cell>
          <table:table-cell table:formula="of:=ABS([.E397]-[.B397])/0.0166667" office:value-type="float" office:value="704.758590482818" calcext:value-type="float">
            <text:p>704.758590482818</text:p>
          </table:table-cell>
          <table:table-cell table:formula="of:=([.F397]-[.C397])/0.0166667" office:value-type="float" office:value="65.495869008262" calcext:value-type="float">
            <text:p>65.495869008262</text:p>
          </table:table-cell>
          <table:table-cell table:formula="of:=DEGREES(ATAN(ABS([.F397]-[.C397])/ABS([.E397]-[.B397])))" office:value-type="float" office:value="5.30946215302477" calcext:value-type="float">
            <text:p>5.30946215302477</text:p>
          </table:table-cell>
          <table:table-cell table:formula="of:=SQRT(POWER([.H397];2)+POWER([.I397];2)+POWER([.J397];2))" office:value-type="float" office:value="707.809932492044" calcext:value-type="float">
            <text:p>707.809932492044</text:p>
          </table:table-cell>
        </table:table-row>
        <table:table-row table:style-name="ro1">
          <table:table-cell office:value-type="float" office:value="74.4043" calcext:value-type="float">
            <text:p>74.4043</text:p>
          </table:table-cell>
          <table:table-cell office:value-type="float" office:value="282.875" calcext:value-type="float">
            <text:p>282.875</text:p>
          </table:table-cell>
          <table:table-cell office:value-type="float" office:value="43.2731" calcext:value-type="float">
            <text:p>43.2731</text:p>
          </table:table-cell>
          <table:table-cell office:value-type="float" office:value="74.0996" calcext:value-type="float">
            <text:p>74.0996</text:p>
          </table:table-cell>
          <table:table-cell office:value-type="float" office:value="272.446" calcext:value-type="float">
            <text:p>272.446</text:p>
          </table:table-cell>
          <table:table-cell office:value-type="float" office:value="44.178" calcext:value-type="float">
            <text:p>44.178</text:p>
          </table:table-cell>
          <table:table-cell/>
          <table:table-cell table:formula="of:=([.D398]-[.A398])/0.0166667" office:value-type="float" office:value="-18.2819634360738" calcext:value-type="float">
            <text:p>-18.2819634360738</text:p>
          </table:table-cell>
          <table:table-cell table:formula="of:=ABS([.E398]-[.B398])/0.0166667" office:value-type="float" office:value="625.738748522501" calcext:value-type="float">
            <text:p>625.738748522501</text:p>
          </table:table-cell>
          <table:table-cell table:formula="of:=([.F398]-[.C398])/0.0166667" office:value-type="float" office:value="54.293891412217" calcext:value-type="float">
            <text:p>54.293891412217</text:p>
          </table:table-cell>
          <table:table-cell table:formula="of:=DEGREES(ATAN(ABS([.F398]-[.C398])/ABS([.E398]-[.B398])))" office:value-type="float" office:value="4.9590011834724" calcext:value-type="float">
            <text:p>4.9590011834724</text:p>
          </table:table-cell>
          <table:table-cell table:formula="of:=SQRT(POWER([.H398];2)+POWER([.I398];2)+POWER([.J398];2))" office:value-type="float" office:value="628.355821357824" calcext:value-type="float">
            <text:p>628.355821357824</text:p>
          </table:table-cell>
        </table:table-row>
        <table:table-row table:style-name="ro1">
          <table:table-cell office:value-type="float" office:value="74.8819" calcext:value-type="float">
            <text:p>74.8819</text:p>
          </table:table-cell>
          <table:table-cell office:value-type="float" office:value="277.492" calcext:value-type="float">
            <text:p>277.492</text:p>
          </table:table-cell>
          <table:table-cell office:value-type="float" office:value="44.6137" calcext:value-type="float">
            <text:p>44.6137</text:p>
          </table:table-cell>
          <table:table-cell office:value-type="float" office:value="74.8077" calcext:value-type="float">
            <text:p>74.8077</text:p>
          </table:table-cell>
          <table:table-cell office:value-type="float" office:value="266.099" calcext:value-type="float">
            <text:p>266.099</text:p>
          </table:table-cell>
          <table:table-cell office:value-type="float" office:value="45.424" calcext:value-type="float">
            <text:p>45.424</text:p>
          </table:table-cell>
          <table:table-cell/>
          <table:table-cell table:formula="of:=([.D399]-[.A399])/0.0166667" office:value-type="float" office:value="-4.45199109601809" calcext:value-type="float">
            <text:p>-4.45199109601809</text:p>
          </table:table-cell>
          <table:table-cell table:formula="of:=ABS([.E399]-[.B399])/0.0166667" office:value-type="float" office:value="683.578632842736" calcext:value-type="float">
            <text:p>683.578632842736</text:p>
          </table:table-cell>
          <table:table-cell table:formula="of:=([.F399]-[.C399])/0.0166667" office:value-type="float" office:value="48.6179027641944" calcext:value-type="float">
            <text:p>48.6179027641944</text:p>
          </table:table-cell>
          <table:table-cell table:formula="of:=DEGREES(ATAN(ABS([.F399]-[.C399])/ABS([.E399]-[.B399])))" office:value-type="float" office:value="4.06817561074532" calcext:value-type="float">
            <text:p>4.06817561074532</text:p>
          </table:table-cell>
          <table:table-cell table:formula="of:=SQRT(POWER([.H399];2)+POWER([.I399];2)+POWER([.J399];2))" office:value-type="float" office:value="685.319828965317" calcext:value-type="float">
            <text:p>685.319828965317</text:p>
          </table:table-cell>
        </table:table-row>
        <table:table-row table:style-name="ro1">
          <table:table-cell office:value-type="float" office:value="74.9245" calcext:value-type="float">
            <text:p>74.9245</text:p>
          </table:table-cell>
          <table:table-cell office:value-type="float" office:value="284.063" calcext:value-type="float">
            <text:p>284.063</text:p>
          </table:table-cell>
          <table:table-cell office:value-type="float" office:value="44.0912" calcext:value-type="float">
            <text:p>44.0912</text:p>
          </table:table-cell>
          <table:table-cell office:value-type="float" office:value="74.8497" calcext:value-type="float">
            <text:p>74.8497</text:p>
          </table:table-cell>
          <table:table-cell office:value-type="float" office:value="272.268" calcext:value-type="float">
            <text:p>272.268</text:p>
          </table:table-cell>
          <table:table-cell office:value-type="float" office:value="45.4305" calcext:value-type="float">
            <text:p>45.4305</text:p>
          </table:table-cell>
          <table:table-cell/>
          <table:table-cell table:formula="of:=([.D400]-[.A400])/0.0166667" office:value-type="float" office:value="-4.48799102401772" calcext:value-type="float">
            <text:p>-4.48799102401772</text:p>
          </table:table-cell>
          <table:table-cell table:formula="of:=ABS([.E400]-[.B400])/0.0166667" office:value-type="float" office:value="707.698584602832" calcext:value-type="float">
            <text:p>707.698584602832</text:p>
          </table:table-cell>
          <table:table-cell table:formula="of:=([.F400]-[.C400])/0.0166667" office:value-type="float" office:value="80.3578392843215" calcext:value-type="float">
            <text:p>80.3578392843215</text:p>
          </table:table-cell>
          <table:table-cell table:formula="of:=DEGREES(ATAN(ABS([.F400]-[.C400])/ABS([.E400]-[.B400])))" office:value-type="float" office:value="6.47808175071405" calcext:value-type="float">
            <text:p>6.47808175071405</text:p>
          </table:table-cell>
          <table:table-cell table:formula="of:=SQRT(POWER([.H400];2)+POWER([.I400];2)+POWER([.J400];2))" office:value-type="float" office:value="712.260353414907" calcext:value-type="float">
            <text:p>712.260353414907</text:p>
          </table:table-cell>
        </table:table-row>
        <table:table-row table:style-name="ro1">
          <table:table-cell office:value-type="float" office:value="75.4149" calcext:value-type="float">
            <text:p>75.4149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44.4981" calcext:value-type="float">
            <text:p>44.4981</text:p>
          </table:table-cell>
          <table:table-cell office:value-type="float" office:value="75.3375" calcext:value-type="float">
            <text:p>75.3375</text:p>
          </table:table-cell>
          <table:table-cell office:value-type="float" office:value="271.038" calcext:value-type="float">
            <text:p>271.038</text:p>
          </table:table-cell>
          <table:table-cell office:value-type="float" office:value="45.6182" calcext:value-type="float">
            <text:p>45.6182</text:p>
          </table:table-cell>
          <table:table-cell/>
          <table:table-cell table:formula="of:=([.D401]-[.A401])/0.0166667" office:value-type="float" office:value="-4.64399071201841" calcext:value-type="float">
            <text:p>-4.64399071201841</text:p>
          </table:table-cell>
          <table:table-cell table:formula="of:=ABS([.E401]-[.B401])/0.0166667" office:value-type="float" office:value="622.438755122488" calcext:value-type="float">
            <text:p>622.438755122488</text:p>
          </table:table-cell>
          <table:table-cell table:formula="of:=([.F401]-[.C401])/0.0166667" office:value-type="float" office:value="67.2058655882689" calcext:value-type="float">
            <text:p>67.2058655882689</text:p>
          </table:table-cell>
          <table:table-cell table:formula="of:=DEGREES(ATAN(ABS([.F401]-[.C401])/ABS([.E401]-[.B401])))" office:value-type="float" office:value="6.16245831094107" calcext:value-type="float">
            <text:p>6.16245831094107</text:p>
          </table:table-cell>
          <table:table-cell table:formula="of:=SQRT(POWER([.H401];2)+POWER([.I401];2)+POWER([.J401];2))" office:value-type="float" office:value="626.073636961048" calcext:value-type="float">
            <text:p>626.073636961048</text:p>
          </table:table-cell>
        </table:table-row>
        <table:table-row table:style-name="ro1">
          <table:table-cell office:value-type="float" office:value="74.6987" calcext:value-type="float">
            <text:p>74.6987</text:p>
          </table:table-cell>
          <table:table-cell office:value-type="float" office:value="289.625" calcext:value-type="float">
            <text:p>289.625</text:p>
          </table:table-cell>
          <table:table-cell office:value-type="float" office:value="42.7194" calcext:value-type="float">
            <text:p>42.7194</text:p>
          </table:table-cell>
          <table:table-cell office:value-type="float" office:value="74.384" calcext:value-type="float">
            <text:p>74.384</text:p>
          </table:table-cell>
          <table:table-cell office:value-type="float" office:value="278.86" calcext:value-type="float">
            <text:p>278.86</text:p>
          </table:table-cell>
          <table:table-cell office:value-type="float" office:value="43.9051" calcext:value-type="float">
            <text:p>43.9051</text:p>
          </table:table-cell>
          <table:table-cell/>
          <table:table-cell table:formula="of:=([.D402]-[.A402])/0.0166667" office:value-type="float" office:value="-18.8819622360756" calcext:value-type="float">
            <text:p>-18.8819622360756</text:p>
          </table:table-cell>
          <table:table-cell table:formula="of:=ABS([.E402]-[.B402])/0.0166667" office:value-type="float" office:value="645.898708202583" calcext:value-type="float">
            <text:p>645.898708202583</text:p>
          </table:table-cell>
          <table:table-cell table:formula="of:=([.F402]-[.C402])/0.0166667" office:value-type="float" office:value="71.1418577162844" calcext:value-type="float">
            <text:p>71.1418577162844</text:p>
          </table:table-cell>
          <table:table-cell table:formula="of:=DEGREES(ATAN(ABS([.F402]-[.C402])/ABS([.E402]-[.B402])))" office:value-type="float" office:value="6.28544947419376" calcext:value-type="float">
            <text:p>6.28544947419376</text:p>
          </table:table-cell>
          <table:table-cell table:formula="of:=SQRT(POWER([.H402];2)+POWER([.I402];2)+POWER([.J402];2))" office:value-type="float" office:value="650.079098014214" calcext:value-type="float">
            <text:p>650.079098014214</text:p>
          </table:table-cell>
        </table:table-row>
        <table:table-row table:style-name="ro1">
          <table:table-cell office:value-type="float" office:value="74.9045" calcext:value-type="float">
            <text:p>74.9045</text:p>
          </table:table-cell>
          <table:table-cell office:value-type="float" office:value="281.633" calcext:value-type="float">
            <text:p>281.633</text:p>
          </table:table-cell>
          <table:table-cell office:value-type="float" office:value="43.2126" calcext:value-type="float">
            <text:p>43.2126</text:p>
          </table:table-cell>
          <table:table-cell office:value-type="float" office:value="74.5894" calcext:value-type="float">
            <text:p>74.5894</text:p>
          </table:table-cell>
          <table:table-cell office:value-type="float" office:value="271.26" calcext:value-type="float">
            <text:p>271.26</text:p>
          </table:table-cell>
          <table:table-cell office:value-type="float" office:value="44.1162" calcext:value-type="float">
            <text:p>44.1162</text:p>
          </table:table-cell>
          <table:table-cell/>
          <table:table-cell table:formula="of:=([.D403]-[.A403])/0.0166667" office:value-type="float" office:value="-18.9059621880757" calcext:value-type="float">
            <text:p>-18.9059621880757</text:p>
          </table:table-cell>
          <table:table-cell table:formula="of:=ABS([.E403]-[.B403])/0.0166667" office:value-type="float" office:value="622.378755242489" calcext:value-type="float">
            <text:p>622.378755242489</text:p>
          </table:table-cell>
          <table:table-cell table:formula="of:=([.F403]-[.C403])/0.0166667" office:value-type="float" office:value="54.2158915682167" calcext:value-type="float">
            <text:p>54.2158915682167</text:p>
          </table:table-cell>
          <table:table-cell table:formula="of:=DEGREES(ATAN(ABS([.F403]-[.C403])/ABS([.E403]-[.B403])))" office:value-type="float" office:value="4.97851196651587" calcext:value-type="float">
            <text:p>4.97851196651587</text:p>
          </table:table-cell>
          <table:table-cell table:formula="of:=SQRT(POWER([.H403];2)+POWER([.I403];2)+POWER([.J403];2))" office:value-type="float" office:value="625.021690249213" calcext:value-type="float">
            <text:p>625.021690249213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float" office:value="280.27" calcext:value-type="float">
            <text:p>280.27</text:p>
          </table:table-cell>
          <table:table-cell office:value-type="float" office:value="43.6762" calcext:value-type="float">
            <text:p>43.6762</text:p>
          </table:table-cell>
          <table:table-cell office:value-type="float" office:value="75.0867" calcext:value-type="float">
            <text:p>75.0867</text:p>
          </table:table-cell>
          <table:table-cell office:value-type="float" office:value="271.262" calcext:value-type="float">
            <text:p>271.262</text:p>
          </table:table-cell>
          <table:table-cell office:value-type="float" office:value="44.3572" calcext:value-type="float">
            <text:p>44.3572</text:p>
          </table:table-cell>
          <table:table-cell/>
          <table:table-cell table:formula="of:=([.D404]-[.A404])/0.0166667" office:value-type="float" office:value="-3.79799240401593" calcext:value-type="float">
            <text:p>-3.79799240401593</text:p>
          </table:table-cell>
          <table:table-cell table:formula="of:=ABS([.E404]-[.B404])/0.0166667" office:value-type="float" office:value="540.478919042161" calcext:value-type="float">
            <text:p>540.478919042161</text:p>
          </table:table-cell>
          <table:table-cell table:formula="of:=([.F404]-[.C404])/0.0166667" office:value-type="float" office:value="40.8599182801633" calcext:value-type="float">
            <text:p>40.8599182801633</text:p>
          </table:table-cell>
          <table:table-cell table:formula="of:=DEGREES(ATAN(ABS([.F404]-[.C404])/ABS([.E404]-[.B404])))" office:value-type="float" office:value="4.32330661408551" calcext:value-type="float">
            <text:p>4.32330661408551</text:p>
          </table:table-cell>
          <table:table-cell table:formula="of:=SQRT(POWER([.H404];2)+POWER([.I404];2)+POWER([.J404];2))" office:value-type="float" office:value="542.03451882435" calcext:value-type="float">
            <text:p>542.03451882435</text:p>
          </table:table-cell>
        </table:table-row>
        <table:table-row table:style-name="ro1">
          <table:table-cell office:value-type="float" office:value="75.648" calcext:value-type="float">
            <text:p>75.648</text:p>
          </table:table-cell>
          <table:table-cell office:value-type="float" office:value="278.725" calcext:value-type="float">
            <text:p>278.725</text:p>
          </table:table-cell>
          <table:table-cell office:value-type="float" office:value="45.1621" calcext:value-type="float">
            <text:p>45.1621</text:p>
          </table:table-cell>
          <table:table-cell office:value-type="float" office:value="75.5753" calcext:value-type="float">
            <text:p>75.5753</text:p>
          </table:table-cell>
          <table:table-cell office:value-type="float" office:value="269.78" calcext:value-type="float">
            <text:p>269.78</text:p>
          </table:table-cell>
          <table:table-cell office:value-type="float" office:value="45.8126" calcext:value-type="float">
            <text:p>45.8126</text:p>
          </table:table-cell>
          <table:table-cell/>
          <table:table-cell table:formula="of:=([.D405]-[.A405])/0.0166667" office:value-type="float" office:value="-4.3619912760173" calcext:value-type="float">
            <text:p>-4.3619912760173</text:p>
          </table:table-cell>
          <table:table-cell table:formula="of:=ABS([.E405]-[.B405])/0.0166667" office:value-type="float" office:value="536.69892660215" calcext:value-type="float">
            <text:p>536.69892660215</text:p>
          </table:table-cell>
          <table:table-cell table:formula="of:=([.F405]-[.C405])/0.0166667" office:value-type="float" office:value="39.0299219401562" calcext:value-type="float">
            <text:p>39.0299219401562</text:p>
          </table:table-cell>
          <table:table-cell table:formula="of:=DEGREES(ATAN(ABS([.F405]-[.C405])/ABS([.E405]-[.B405])))" office:value-type="float" office:value="4.15935267359527" calcext:value-type="float">
            <text:p>4.15935267359527</text:p>
          </table:table-cell>
          <table:table-cell table:formula="of:=SQRT(POWER([.H405];2)+POWER([.I405];2)+POWER([.J405];2))" office:value-type="float" office:value="538.133904888408" calcext:value-type="float">
            <text:p>538.133904888408</text:p>
          </table:table-cell>
        </table:table-row>
        <table:table-row table:style-name="ro1">
          <table:table-cell office:value-type="float" office:value="74.694" calcext:value-type="float">
            <text:p>74.694</text:p>
          </table:table-cell>
          <table:table-cell office:value-type="float" office:value="288.022" calcext:value-type="float">
            <text:p>288.022</text:p>
          </table:table-cell>
          <table:table-cell office:value-type="float" office:value="43.9877" calcext:value-type="float">
            <text:p>43.9877</text:p>
          </table:table-cell>
          <table:table-cell office:value-type="float" office:value="74.6245" calcext:value-type="float">
            <text:p>74.6245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45.3393" calcext:value-type="float">
            <text:p>45.3393</text:p>
          </table:table-cell>
          <table:table-cell/>
          <table:table-cell table:formula="of:=([.D406]-[.A406])/0.0166667" office:value-type="float" office:value="-4.16999166001698" calcext:value-type="float">
            <text:p>-4.16999166001698</text:p>
          </table:table-cell>
          <table:table-cell table:formula="of:=ABS([.E406]-[.B406])/0.0166667" office:value-type="float" office:value="719.038561922875" calcext:value-type="float">
            <text:p>719.038561922875</text:p>
          </table:table-cell>
          <table:table-cell table:formula="of:=([.F406]-[.C406])/0.0166667" office:value-type="float" office:value="81.0958378083247" calcext:value-type="float">
            <text:p>81.0958378083247</text:p>
          </table:table-cell>
          <table:table-cell table:formula="of:=DEGREES(ATAN(ABS([.F406]-[.C406])/ABS([.E406]-[.B406])))" office:value-type="float" office:value="6.43483853992886" calcext:value-type="float">
            <text:p>6.43483853992886</text:p>
          </table:table-cell>
          <table:table-cell table:formula="of:=SQRT(POWER([.H406];2)+POWER([.I406];2)+POWER([.J406];2))" office:value-type="float" office:value="723.609271134909" calcext:value-type="float">
            <text:p>723.609271134909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46" calcext:value-type="float">
            <text:p>74.8846</text:p>
          </table:table-cell>
          <table:table-cell office:value-type="float" office:value="277.282" calcext:value-type="float">
            <text:p>277.282</text:p>
          </table:table-cell>
          <table:table-cell office:value-type="float" office:value="45.6408" calcext:value-type="float">
            <text:p>45.6408</text:p>
          </table:table-cell>
          <table:table-cell/>
          <table:table-cell table:formula="of:=([.D407]-[.A407])/0.0166667" office:value-type="float" office:value="-3.9899920200154" calcext:value-type="float">
            <text:p>-3.9899920200154</text:p>
          </table:table-cell>
          <table:table-cell table:formula="of:=ABS([.E407]-[.B407])/0.0166667" office:value-type="float" office:value="645.778708442585" calcext:value-type="float">
            <text:p>645.778708442585</text:p>
          </table:table-cell>
          <table:table-cell table:formula="of:=([.F407]-[.C407])/0.0166667" office:value-type="float" office:value="99.5338009323979" calcext:value-type="float">
            <text:p>99.5338009323979</text:p>
          </table:table-cell>
          <table:table-cell table:formula="of:=DEGREES(ATAN(ABS([.F407]-[.C407])/ABS([.E407]-[.B407])))" office:value-type="float" office:value="8.76204255580678" calcext:value-type="float">
            <text:p>8.76204255580678</text:p>
          </table:table-cell>
          <table:table-cell table:formula="of:=SQRT(POWER([.H407];2)+POWER([.I407];2)+POWER([.J407];2))" office:value-type="float" office:value="653.416435240302" calcext:value-type="float">
            <text:p>653.416435240302</text:p>
          </table:table-cell>
        </table:table-row>
        <table:table-row table:style-name="ro1">
          <table:table-cell office:value-type="float" office:value="75.2076" calcext:value-type="float">
            <text:p>75.2076</text:p>
          </table:table-cell>
          <table:table-cell office:value-type="float" office:value="288.125" calcext:value-type="float">
            <text:p>288.125</text:p>
          </table:table-cell>
          <table:table-cell office:value-type="float" office:value="43.7128" calcext:value-type="float">
            <text:p>43.7128</text:p>
          </table:table-cell>
          <table:table-cell office:value-type="float" office:value="75.3757" calcext:value-type="float">
            <text:p>75.3757</text:p>
          </table:table-cell>
          <table:table-cell office:value-type="float" office:value="276.164" calcext:value-type="float">
            <text:p>276.164</text:p>
          </table:table-cell>
          <table:table-cell office:value-type="float" office:value="45.0648" calcext:value-type="float">
            <text:p>45.0648</text:p>
          </table:table-cell>
          <table:table-cell/>
          <table:table-cell table:formula="of:=([.D408]-[.A408])/0.0166667" office:value-type="float" office:value="10.0859798280401" calcext:value-type="float">
            <text:p>10.0859798280401</text:p>
          </table:table-cell>
          <table:table-cell table:formula="of:=ABS([.E408]-[.B408])/0.0166667" office:value-type="float" office:value="717.658564682871" calcext:value-type="float">
            <text:p>717.658564682871</text:p>
          </table:table-cell>
          <table:table-cell table:formula="of:=([.F408]-[.C408])/0.0166667" office:value-type="float" office:value="81.1198377603243" calcext:value-type="float">
            <text:p>81.1198377603243</text:p>
          </table:table-cell>
          <table:table-cell table:formula="of:=DEGREES(ATAN(ABS([.F408]-[.C408])/ABS([.E408]-[.B408])))" office:value-type="float" office:value="6.44900003300335" calcext:value-type="float">
            <text:p>6.44900003300335</text:p>
          </table:table-cell>
          <table:table-cell table:formula="of:=SQRT(POWER([.H408];2)+POWER([.I408];2)+POWER([.J408];2))" office:value-type="float" office:value="722.299086618578" calcext:value-type="float">
            <text:p>722.299086618578</text:p>
          </table:table-cell>
        </table:table-row>
        <table:table-row table:style-name="ro1">
          <table:table-cell office:value-type="float" office:value="74.7317" calcext:value-type="float">
            <text:p>74.7317</text:p>
          </table:table-cell>
          <table:table-cell office:value-type="float" office:value="295.118" calcext:value-type="float">
            <text:p>295.118</text:p>
          </table:table-cell>
          <table:table-cell office:value-type="float" office:value="42.3775" calcext:value-type="float">
            <text:p>42.3775</text:p>
          </table:table-cell>
          <table:table-cell office:value-type="float" office:value="74.9161" calcext:value-type="float">
            <text:p>74.9161</text:p>
          </table:table-cell>
          <table:table-cell office:value-type="float" office:value="282.713" calcext:value-type="float">
            <text:p>282.713</text:p>
          </table:table-cell>
          <table:table-cell office:value-type="float" office:value="44.3008" calcext:value-type="float">
            <text:p>44.3008</text:p>
          </table:table-cell>
          <table:table-cell/>
          <table:table-cell table:formula="of:=([.D409]-[.A409])/0.0166667" office:value-type="float" office:value="11.0639778720441" calcext:value-type="float">
            <text:p>11.0639778720441</text:p>
          </table:table-cell>
          <table:table-cell table:formula="of:=ABS([.E409]-[.B409])/0.0166667" office:value-type="float" office:value="744.298511402976" calcext:value-type="float">
            <text:p>744.298511402976</text:p>
          </table:table-cell>
          <table:table-cell table:formula="of:=([.F409]-[.C409])/0.0166667" office:value-type="float" office:value="115.397769204462" calcext:value-type="float">
            <text:p>115.397769204462</text:p>
          </table:table-cell>
          <table:table-cell table:formula="of:=DEGREES(ATAN(ABS([.F409]-[.C409])/ABS([.E409]-[.B409])))" office:value-type="float" office:value="8.81310093215524" calcext:value-type="float">
            <text:p>8.81310093215524</text:p>
          </table:table-cell>
          <table:table-cell table:formula="of:=SQRT(POWER([.H409];2)+POWER([.I409];2)+POWER([.J409];2))" office:value-type="float" office:value="753.272414748081" calcext:value-type="float">
            <text:p>753.272414748081</text:p>
          </table:table-cell>
        </table:table-row>
        <table:table-row table:style-name="ro1">
          <table:table-cell office:value-type="float" office:value="74.6995" calcext:value-type="float">
            <text:p>74.6995</text:p>
          </table:table-cell>
          <table:table-cell office:value-type="float" office:value="289.577" calcext:value-type="float">
            <text:p>289.577</text:p>
          </table:table-cell>
          <table:table-cell office:value-type="float" office:value="42.9822" calcext:value-type="float">
            <text:p>42.9822</text:p>
          </table:table-cell>
          <table:table-cell office:value-type="float" office:value="74.6372" calcext:value-type="float">
            <text:p>74.6372</text:p>
          </table:table-cell>
          <table:table-cell office:value-type="float" office:value="278.843" calcext:value-type="float">
            <text:p>278.843</text:p>
          </table:table-cell>
          <table:table-cell office:value-type="float" office:value="44.1553" calcext:value-type="float">
            <text:p>44.1553</text:p>
          </table:table-cell>
          <table:table-cell/>
          <table:table-cell table:formula="of:=([.D410]-[.A410])/0.0166667" office:value-type="float" office:value="-3.73799252401455" calcext:value-type="float">
            <text:p>-3.73799252401455</text:p>
          </table:table-cell>
          <table:table-cell table:formula="of:=ABS([.E410]-[.B410])/0.0166667" office:value-type="float" office:value="644.038711922575" calcext:value-type="float">
            <text:p>644.038711922575</text:p>
          </table:table-cell>
          <table:table-cell table:formula="of:=([.F410]-[.C410])/0.0166667" office:value-type="float" office:value="70.3858592282814" calcext:value-type="float">
            <text:p>70.3858592282814</text:p>
          </table:table-cell>
          <table:table-cell table:formula="of:=DEGREES(ATAN(ABS([.F410]-[.C410])/ABS([.E410]-[.B410])))" office:value-type="float" office:value="6.23700225180315" calcext:value-type="float">
            <text:p>6.23700225180315</text:p>
          </table:table-cell>
          <table:table-cell table:formula="of:=SQRT(POWER([.H410];2)+POWER([.I410];2)+POWER([.J410];2))" office:value-type="float" office:value="647.884252179587" calcext:value-type="float">
            <text:p>647.884252179587</text:p>
          </table:table-cell>
        </table:table-row>
        <table:table-row table:style-name="ro1">
          <table:table-cell office:value-type="float" office:value="75.4046" calcext:value-type="float">
            <text:p>75.4046</text:p>
          </table:table-cell>
          <table:table-cell office:value-type="float" office:value="280.131" calcext:value-type="float">
            <text:p>280.131</text:p>
          </table:table-cell>
          <table:table-cell office:value-type="float" office:value="44.4468" calcext:value-type="float">
            <text:p>44.4468</text:p>
          </table:table-cell>
          <table:table-cell office:value-type="float" office:value="75.0897" calcext:value-type="float">
            <text:p>75.0897</text:p>
          </table:table-cell>
          <table:table-cell office:value-type="float" office:value="271.018" calcext:value-type="float">
            <text:p>271.018</text:p>
          </table:table-cell>
          <table:table-cell office:value-type="float" office:value="45.6236" calcext:value-type="float">
            <text:p>45.6236</text:p>
          </table:table-cell>
          <table:table-cell/>
          <table:table-cell table:formula="of:=([.D411]-[.A411])/0.0166667" office:value-type="float" office:value="-18.8939622120761" calcext:value-type="float">
            <text:p>-18.8939622120761</text:p>
          </table:table-cell>
          <table:table-cell table:formula="of:=ABS([.E411]-[.B411])/0.0166667" office:value-type="float" office:value="546.778906442187" calcext:value-type="float">
            <text:p>546.778906442187</text:p>
          </table:table-cell>
          <table:table-cell table:formula="of:=([.F411]-[.C411])/0.0166667" office:value-type="float" office:value="70.6078587842824" calcext:value-type="float">
            <text:p>70.6078587842824</text:p>
          </table:table-cell>
          <table:table-cell table:formula="of:=DEGREES(ATAN(ABS([.F411]-[.C411])/ABS([.E411]-[.B411])))" office:value-type="float" office:value="7.35812469360421" calcext:value-type="float">
            <text:p>7.35812469360421</text:p>
          </table:table-cell>
          <table:table-cell table:formula="of:=SQRT(POWER([.H411];2)+POWER([.I411];2)+POWER([.J411];2))" office:value-type="float" office:value="551.642659753836" calcext:value-type="float">
            <text:p>551.642659753836</text:p>
          </table:table-cell>
        </table:table-row>
        <table:table-row table:style-name="ro1">
          <table:table-cell office:value-type="float" office:value="74.6918" calcext:value-type="float">
            <text:p>74.6918</text:p>
          </table:table-cell>
          <table:table-cell office:value-type="float" office:value="288.195" calcext:value-type="float">
            <text:p>288.195</text:p>
          </table:table-cell>
          <table:table-cell office:value-type="float" office:value="43.1975" calcext:value-type="float">
            <text:p>43.1975</text:p>
          </table:table-cell>
          <table:table-cell office:value-type="float" office:value="74.8577" calcext:value-type="float">
            <text:p>74.8577</text:p>
          </table:table-cell>
          <table:table-cell office:value-type="float" office:value="273.571" calcext:value-type="float">
            <text:p>273.571</text:p>
          </table:table-cell>
          <table:table-cell office:value-type="float" office:value="45.2268" calcext:value-type="float">
            <text:p>45.2268</text:p>
          </table:table-cell>
          <table:table-cell/>
          <table:table-cell table:formula="of:=([.D412]-[.A412])/0.0166667" office:value-type="float" office:value="9.95398009203943" calcext:value-type="float">
            <text:p>9.95398009203943</text:p>
          </table:table-cell>
          <table:table-cell table:formula="of:=ABS([.E412]-[.B412])/0.0166667" office:value-type="float" office:value="877.438245123508" calcext:value-type="float">
            <text:p>877.438245123508</text:p>
          </table:table-cell>
          <table:table-cell table:formula="of:=([.F412]-[.C412])/0.0166667" office:value-type="float" office:value="121.757756484487" calcext:value-type="float">
            <text:p>121.757756484487</text:p>
          </table:table-cell>
          <table:table-cell table:formula="of:=DEGREES(ATAN(ABS([.F412]-[.C412])/ABS([.E412]-[.B412])))" office:value-type="float" office:value="7.90020107100034" calcext:value-type="float">
            <text:p>7.90020107100034</text:p>
          </table:table-cell>
          <table:table-cell table:formula="of:=SQRT(POWER([.H412];2)+POWER([.I412];2)+POWER([.J412];2))" office:value-type="float" office:value="885.901747932145" calcext:value-type="float">
            <text:p>885.901747932145</text:p>
          </table:table-cell>
        </table:table-row>
        <table:table-row table:style-name="ro1">
          <table:table-cell office:value-type="float" office:value="74.9504" calcext:value-type="float">
            <text:p>74.9504</text:p>
          </table:table-cell>
          <table:table-cell office:value-type="float" office:value="288.102" calcext:value-type="float">
            <text:p>288.102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5.3668" calcext:value-type="float">
            <text:p>75.3668</text:p>
          </table:table-cell>
          <table:table-cell office:value-type="float" office:value="274.817" calcext:value-type="float">
            <text:p>274.817</text:p>
          </table:table-cell>
          <table:table-cell office:value-type="float" office:value="45.5219" calcext:value-type="float">
            <text:p>45.5219</text:p>
          </table:table-cell>
          <table:table-cell/>
          <table:table-cell table:formula="of:=([.D413]-[.A413])/0.0166667" office:value-type="float" office:value="24.9839500320997" calcext:value-type="float">
            <text:p>24.9839500320997</text:p>
          </table:table-cell>
          <table:table-cell table:formula="of:=ABS([.E413]-[.B413])/0.0166667" office:value-type="float" office:value="797.098405803187" calcext:value-type="float">
            <text:p>797.098405803187</text:p>
          </table:table-cell>
          <table:table-cell table:formula="of:=([.F413]-[.C413])/0.0166667" office:value-type="float" office:value="108.197783604433" calcext:value-type="float">
            <text:p>108.197783604433</text:p>
          </table:table-cell>
          <table:table-cell table:formula="of:=DEGREES(ATAN(ABS([.F413]-[.C413])/ABS([.E413]-[.B413])))" office:value-type="float" office:value="7.73005868039118" calcext:value-type="float">
            <text:p>7.73005868039118</text:p>
          </table:table-cell>
          <table:table-cell table:formula="of:=SQRT(POWER([.H413];2)+POWER([.I413];2)+POWER([.J413];2))" office:value-type="float" office:value="804.796139820576" calcext:value-type="float">
            <text:p>804.796139820576</text:p>
          </table:table-cell>
        </table:table-row>
        <table:table-row table:style-name="ro1">
          <table:table-cell office:value-type="float" office:value="74.9491" calcext:value-type="float">
            <text:p>74.9491</text:p>
          </table:table-cell>
          <table:table-cell office:value-type="float" office:value="288.218" calcext:value-type="float">
            <text:p>288.218</text:p>
          </table:table-cell>
          <table:table-cell office:value-type="float" office:value="43.1916" calcext:value-type="float">
            <text:p>43.1916</text:p>
          </table:table-cell>
          <table:table-cell office:value-type="float" office:value="74.8657" calcext:value-type="float">
            <text:p>74.8657</text:p>
          </table:table-cell>
          <table:table-cell office:value-type="float" office:value="274.866" calcext:value-type="float">
            <text:p>274.866</text:p>
          </table:table-cell>
          <table:table-cell office:value-type="float" office:value="45.0244" calcext:value-type="float">
            <text:p>45.0244</text:p>
          </table:table-cell>
          <table:table-cell/>
          <table:table-cell table:formula="of:=([.D414]-[.A414])/0.0166667" office:value-type="float" office:value="-5.00398999201986" calcext:value-type="float">
            <text:p>-5.00398999201986</text:p>
          </table:table-cell>
          <table:table-cell table:formula="of:=ABS([.E414]-[.B414])/0.0166667" office:value-type="float" office:value="801.118397763207" calcext:value-type="float">
            <text:p>801.118397763207</text:p>
          </table:table-cell>
          <table:table-cell table:formula="of:=([.F414]-[.C414])/0.0166667" office:value-type="float" office:value="109.96778006444" calcext:value-type="float">
            <text:p>109.96778006444</text:p>
          </table:table-cell>
          <table:table-cell table:formula="of:=DEGREES(ATAN(ABS([.F414]-[.C414])/ABS([.E414]-[.B414])))" office:value-type="float" office:value="7.81602029256076" calcext:value-type="float">
            <text:p>7.81602029256076</text:p>
          </table:table-cell>
          <table:table-cell table:formula="of:=SQRT(POWER([.H414];2)+POWER([.I414];2)+POWER([.J414];2))" office:value-type="float" office:value="808.64617713981" calcext:value-type="float">
            <text:p>808.64617713981</text:p>
          </table:table-cell>
        </table:table-row>
        <table:table-row table:style-name="ro1">
          <table:table-cell office:value-type="float" office:value="74.3984" calcext:value-type="float">
            <text:p>74.3984</text:p>
          </table:table-cell>
          <table:table-cell office:value-type="float" office:value="281.485" calcext:value-type="float">
            <text:p>281.485</text:p>
          </table:table-cell>
          <table:table-cell office:value-type="float" office:value="43.743" calcext:value-type="float">
            <text:p>43.743</text:p>
          </table:table-cell>
          <table:table-cell office:value-type="float" office:value="74.0938" calcext:value-type="float">
            <text:p>74.0938</text:p>
          </table:table-cell>
          <table:table-cell office:value-type="float" office:value="271.152" calcext:value-type="float">
            <text:p>271.152</text:p>
          </table:table-cell>
          <table:table-cell office:value-type="float" office:value="44.384" calcext:value-type="float">
            <text:p>44.384</text:p>
          </table:table-cell>
          <table:table-cell/>
          <table:table-cell table:formula="of:=([.D415]-[.A415])/0.0166667" office:value-type="float" office:value="-18.2759634480727" calcext:value-type="float">
            <text:p>-18.2759634480727</text:p>
          </table:table-cell>
          <table:table-cell table:formula="of:=ABS([.E415]-[.B415])/0.0166667" office:value-type="float" office:value="619.978760042482" calcext:value-type="float">
            <text:p>619.978760042482</text:p>
          </table:table-cell>
          <table:table-cell table:formula="of:=([.F415]-[.C415])/0.0166667" office:value-type="float" office:value="38.4599230801537" calcext:value-type="float">
            <text:p>38.4599230801537</text:p>
          </table:table-cell>
          <table:table-cell table:formula="of:=DEGREES(ATAN(ABS([.F415]-[.C415])/ABS([.E415]-[.B415])))" office:value-type="float" office:value="3.54975245484373" calcext:value-type="float">
            <text:p>3.54975245484373</text:p>
          </table:table-cell>
          <table:table-cell table:formula="of:=SQRT(POWER([.H415];2)+POWER([.I415];2)+POWER([.J415];2))" office:value-type="float" office:value="621.439328838383" calcext:value-type="float">
            <text:p>621.439328838383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2" calcext:value-type="float">
            <text:p>285.472</text:p>
          </table:table-cell>
          <table:table-cell office:value-type="float" office:value="43.6194" calcext:value-type="float">
            <text:p>43.6194</text:p>
          </table:table-cell>
          <table:table-cell office:value-type="float" office:value="74.615" calcext:value-type="float">
            <text:p>74.615</text:p>
          </table:table-cell>
          <table:table-cell office:value-type="float" office:value="274.892" calcext:value-type="float">
            <text:p>274.892</text:p>
          </table:table-cell>
          <table:table-cell office:value-type="float" office:value="44.7752" calcext:value-type="float">
            <text:p>44.7752</text:p>
          </table:table-cell>
          <table:table-cell/>
          <table:table-cell table:formula="of:=([.D416]-[.A416])/0.0166667" office:value-type="float" office:value="-19.0319619360761" calcext:value-type="float">
            <text:p>-19.0319619360761</text:p>
          </table:table-cell>
          <table:table-cell table:formula="of:=ABS([.E416]-[.B416])/0.0166667" office:value-type="float" office:value="634.798730402538" calcext:value-type="float">
            <text:p>634.798730402538</text:p>
          </table:table-cell>
          <table:table-cell table:formula="of:=([.F416]-[.C416])/0.0166667" office:value-type="float" office:value="69.3478613042773" calcext:value-type="float">
            <text:p>69.3478613042773</text:p>
          </table:table-cell>
          <table:table-cell table:formula="of:=DEGREES(ATAN(ABS([.F416]-[.C416])/ABS([.E416]-[.B416])))" office:value-type="float" office:value="6.23448908984858" calcext:value-type="float">
            <text:p>6.23448908984858</text:p>
          </table:table-cell>
          <table:table-cell table:formula="of:=SQRT(POWER([.H416];2)+POWER([.I416];2)+POWER([.J416];2))" office:value-type="float" office:value="638.858959053787" calcext:value-type="float">
            <text:p>638.858959053787</text:p>
          </table:table-cell>
        </table:table-row>
        <table:table-row table:style-name="ro1">
          <table:table-cell office:value-type="float" office:value="74.6932" calcext:value-type="float">
            <text:p>74.6932</text:p>
          </table:table-cell>
          <table:table-cell office:value-type="float" office:value="288.08" calcext:value-type="float">
            <text:p>288.08</text:p>
          </table:table-cell>
          <table:table-cell office:value-type="float" office:value="43.7245" calcext:value-type="float">
            <text:p>43.7245</text:p>
          </table:table-cell>
          <table:table-cell office:value-type="float" office:value="74.6165" calcext:value-type="float">
            <text:p>74.6165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45.2868" calcext:value-type="float">
            <text:p>45.2868</text:p>
          </table:table-cell>
          <table:table-cell/>
          <table:table-cell table:formula="of:=([.D417]-[.A417])/0.0166667" office:value-type="float" office:value="-4.60199079601855" calcext:value-type="float">
            <text:p>-4.60199079601855</text:p>
          </table:table-cell>
          <table:table-cell table:formula="of:=ABS([.E417]-[.B417])/0.0166667" office:value-type="float" office:value="797.818404363189" calcext:value-type="float">
            <text:p>797.818404363189</text:p>
          </table:table-cell>
          <table:table-cell table:formula="of:=([.F417]-[.C417])/0.0166667" office:value-type="float" office:value="93.737812524375" calcext:value-type="float">
            <text:p>93.737812524375</text:p>
          </table:table-cell>
          <table:table-cell table:formula="of:=DEGREES(ATAN(ABS([.F417]-[.C417])/ABS([.E417]-[.B417])))" office:value-type="float" office:value="6.70111144545715" calcext:value-type="float">
            <text:p>6.70111144545715</text:p>
          </table:table-cell>
          <table:table-cell table:formula="of:=SQRT(POWER([.H417];2)+POWER([.I417];2)+POWER([.J417];2))" office:value-type="float" office:value="803.319464569836" calcext:value-type="float">
            <text:p>803.319464569836</text:p>
          </table:table-cell>
        </table:table-row>
        <table:table-row table:style-name="ro1">
          <table:table-cell office:value-type="float" office:value="74.6825" calcext:value-type="float">
            <text:p>74.6825</text:p>
          </table:table-cell>
          <table:table-cell office:value-type="float" office:value="286.93" calcext:value-type="float">
            <text:p>286.93</text:p>
          </table:table-cell>
          <table:table-cell office:value-type="float" office:value="42.8866" calcext:value-type="float">
            <text:p>42.8866</text:p>
          </table:table-cell>
          <table:table-cell office:value-type="float" office:value="74.6054" calcext:value-type="float">
            <text:p>74.6054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44.2142" calcext:value-type="float">
            <text:p>44.2142</text:p>
          </table:table-cell>
          <table:table-cell/>
          <table:table-cell table:formula="of:=([.D418]-[.A418])/0.0166667" office:value-type="float" office:value="-4.62599074801859" calcext:value-type="float">
            <text:p>-4.62599074801859</text:p>
          </table:table-cell>
          <table:table-cell table:formula="of:=ABS([.E418]-[.B418])/0.0166667" office:value-type="float" office:value="791.158417683163" calcext:value-type="float">
            <text:p>791.158417683163</text:p>
          </table:table-cell>
          <table:table-cell table:formula="of:=([.F418]-[.C418])/0.0166667" office:value-type="float" office:value="79.6558406883184" calcext:value-type="float">
            <text:p>79.6558406883184</text:p>
          </table:table-cell>
          <table:table-cell table:formula="of:=DEGREES(ATAN(ABS([.F418]-[.C418])/ABS([.E418]-[.B418])))" office:value-type="float" office:value="5.74931010042487" calcext:value-type="float">
            <text:p>5.74931010042487</text:p>
          </table:table-cell>
          <table:table-cell table:formula="of:=SQRT(POWER([.H418];2)+POWER([.I418];2)+POWER([.J418];2))" office:value-type="float" office:value="795.171739070932" calcext:value-type="float">
            <text:p>795.171739070932</text:p>
          </table:table-cell>
        </table:table-row>
        <table:table-row table:style-name="ro1">
          <table:table-cell office:value-type="float" office:value="74.6665" calcext:value-type="float">
            <text:p>74.6665</text:p>
          </table:table-cell>
          <table:table-cell office:value-type="float" office:value="284.258" calcext:value-type="float">
            <text:p>284.258</text:p>
          </table:table-cell>
          <table:table-cell office:value-type="float" office:value="43.053" calcext:value-type="float">
            <text:p>43.053</text:p>
          </table:table-cell>
          <table:table-cell office:value-type="float" office:value="74.5974" calcext:value-type="float">
            <text:p>74.5974</text:p>
          </table:table-cell>
          <table:table-cell office:value-type="float" office:value="272.499" calcext:value-type="float">
            <text:p>272.499</text:p>
          </table:table-cell>
          <table:table-cell office:value-type="float" office:value="44.165" calcext:value-type="float">
            <text:p>44.165</text:p>
          </table:table-cell>
          <table:table-cell/>
          <table:table-cell table:formula="of:=([.D419]-[.A419])/0.0166667" office:value-type="float" office:value="-4.14599170801694" calcext:value-type="float">
            <text:p>-4.14599170801694</text:p>
          </table:table-cell>
          <table:table-cell table:formula="of:=ABS([.E419]-[.B419])/0.0166667" office:value-type="float" office:value="705.53858892282" calcext:value-type="float">
            <text:p>705.53858892282</text:p>
          </table:table-cell>
          <table:table-cell table:formula="of:=([.F419]-[.C419])/0.0166667" office:value-type="float" office:value="66.719866560267" calcext:value-type="float">
            <text:p>66.719866560267</text:p>
          </table:table-cell>
          <table:table-cell table:formula="of:=DEGREES(ATAN(ABS([.F419]-[.C419])/ABS([.E419]-[.B419])))" office:value-type="float" office:value="5.4021598385373" calcext:value-type="float">
            <text:p>5.4021598385373</text:p>
          </table:table-cell>
          <table:table-cell table:formula="of:=SQRT(POWER([.H419];2)+POWER([.I419];2)+POWER([.J419];2))" office:value-type="float" office:value="708.698405741304" calcext:value-type="float">
            <text:p>708.698405741304</text:p>
          </table:table-cell>
        </table:table-row>
        <table:table-row table:style-name="ro1">
          <table:table-cell office:value-type="float" office:value="74.9065" calcext:value-type="float">
            <text:p>74.9065</text:p>
          </table:table-cell>
          <table:table-cell office:value-type="float" office:value="281.474" calcext:value-type="float">
            <text:p>281.474</text:p>
          </table:table-cell>
          <table:table-cell office:value-type="float" office:value="43.9912" calcext:value-type="float">
            <text:p>43.9912</text:p>
          </table:table-cell>
          <table:table-cell office:value-type="float" office:value="74.8325" calcext:value-type="float">
            <text:p>74.8325</text:p>
          </table:table-cell>
          <table:table-cell office:value-type="float" office:value="269.807" calcext:value-type="float">
            <text:p>269.807</text:p>
          </table:table-cell>
          <table:table-cell office:value-type="float" office:value="45.3259" calcext:value-type="float">
            <text:p>45.3259</text:p>
          </table:table-cell>
          <table:table-cell/>
          <table:table-cell table:formula="of:=([.D420]-[.A420])/0.0166667" office:value-type="float" office:value="-4.43999112001764" calcext:value-type="float">
            <text:p>-4.43999112001764</text:p>
          </table:table-cell>
          <table:table-cell table:formula="of:=ABS([.E420]-[.B420])/0.0166667" office:value-type="float" office:value="700.018599962799" calcext:value-type="float">
            <text:p>700.018599962799</text:p>
          </table:table-cell>
          <table:table-cell table:formula="of:=([.F420]-[.C420])/0.0166667" office:value-type="float" office:value="80.0818398363202" calcext:value-type="float">
            <text:p>80.0818398363202</text:p>
          </table:table-cell>
          <table:table-cell table:formula="of:=DEGREES(ATAN(ABS([.F420]-[.C420])/ABS([.E420]-[.B420])))" office:value-type="float" office:value="6.52624206606171" calcext:value-type="float">
            <text:p>6.52624206606171</text:p>
          </table:table-cell>
          <table:table-cell table:formula="of:=SQRT(POWER([.H420];2)+POWER([.I420];2)+POWER([.J420];2))" office:value-type="float" office:value="704.598364237806" calcext:value-type="float">
            <text:p>704.598364237806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4.8792" calcext:value-type="float">
            <text:p>74.8792</text:p>
          </table:table-cell>
          <table:table-cell office:value-type="float" office:value="277.698" calcext:value-type="float">
            <text:p>277.698</text:p>
          </table:table-cell>
          <table:table-cell office:value-type="float" office:value="43.5849" calcext:value-type="float">
            <text:p>43.5849</text:p>
          </table:table-cell>
          <table:table-cell/>
          <table:table-cell table:formula="of:=([.D421]-[.A421])/0.0166667" office:value-type="float" office:value="-4.62599074801859" calcext:value-type="float">
            <text:p>-4.62599074801859</text:p>
          </table:table-cell>
          <table:table-cell table:formula="of:=ABS([.E421]-[.B421])/0.0166667" office:value-type="float" office:value="721.138557722885" calcext:value-type="float">
            <text:p>721.138557722885</text:p>
          </table:table-cell>
          <table:table-cell table:formula="of:=([.F421]-[.C421])/0.0166667" office:value-type="float" office:value="68.279863440273" calcext:value-type="float">
            <text:p>68.279863440273</text:p>
          </table:table-cell>
          <table:table-cell table:formula="of:=DEGREES(ATAN(ABS([.F421]-[.C421])/ABS([.E421]-[.B421])))" office:value-type="float" office:value="5.40883538499066" calcext:value-type="float">
            <text:p>5.40883538499066</text:p>
          </table:table-cell>
          <table:table-cell table:formula="of:=SQRT(POWER([.H421];2)+POWER([.I421];2)+POWER([.J421];2))" office:value-type="float" office:value="724.378601959269" calcext:value-type="float">
            <text:p>724.378601959269</text:p>
          </table:table-cell>
        </table:table-row>
        <table:table-row table:style-name="ro1">
          <table:table-cell office:value-type="float" office:value="75.474" calcext:value-type="float">
            <text:p>75.474</text:p>
          </table:table-cell>
          <table:table-cell office:value-type="float" office:value="289.643" calcext:value-type="float">
            <text:p>289.643</text:p>
          </table:table-cell>
          <table:table-cell office:value-type="float" office:value="42.9648" calcext:value-type="float">
            <text:p>42.9648</text:p>
          </table:table-cell>
          <table:table-cell office:value-type="float" office:value="75.3945" calcext:value-type="float">
            <text:p>75.3945</text:p>
          </table:table-cell>
          <table:table-cell office:value-type="float" office:value="278.857" calcext:value-type="float">
            <text:p>278.857</text:p>
          </table:table-cell>
          <table:table-cell office:value-type="float" office:value="44.3958" calcext:value-type="float">
            <text:p>44.3958</text:p>
          </table:table-cell>
          <table:table-cell/>
          <table:table-cell table:formula="of:=([.D422]-[.A422])/0.0166667" office:value-type="float" office:value="-4.76999046001969" calcext:value-type="float">
            <text:p>-4.76999046001969</text:p>
          </table:table-cell>
          <table:table-cell table:formula="of:=ABS([.E422]-[.B422])/0.0166667" office:value-type="float" office:value="647.158705682585" calcext:value-type="float">
            <text:p>647.158705682585</text:p>
          </table:table-cell>
          <table:table-cell table:formula="of:=([.F422]-[.C422])/0.0166667" office:value-type="float" office:value="85.8598282803437" calcext:value-type="float">
            <text:p>85.8598282803437</text:p>
          </table:table-cell>
          <table:table-cell table:formula="of:=DEGREES(ATAN(ABS([.F422]-[.C422])/ABS([.E422]-[.B422])))" office:value-type="float" office:value="7.55740939909898" calcext:value-type="float">
            <text:p>7.55740939909898</text:p>
          </table:table-cell>
          <table:table-cell table:formula="of:=SQRT(POWER([.H422];2)+POWER([.I422];2)+POWER([.J422];2))" office:value-type="float" office:value="652.846883474278" calcext:value-type="float">
            <text:p>652.846883474278</text:p>
          </table:table-cell>
        </table:table-row>
        <table:table-row table:style-name="ro1">
          <table:table-cell office:value-type="float" office:value="75.4539" calcext:value-type="float">
            <text:p>75.4539</text:p>
          </table:table-cell>
          <table:table-cell office:value-type="float" office:value="286.889" calcext:value-type="float">
            <text:p>286.889</text:p>
          </table:table-cell>
          <table:table-cell office:value-type="float" office:value="43.394" calcext:value-type="float">
            <text:p>43.394</text:p>
          </table:table-cell>
          <table:table-cell office:value-type="float" office:value="75.1245" calcext:value-type="float">
            <text:p>75.1245</text:p>
          </table:table-cell>
          <table:table-cell office:value-type="float" office:value="276.203" calcext:value-type="float">
            <text:p>276.203</text:p>
          </table:table-cell>
          <table:table-cell office:value-type="float" office:value="44.8131" calcext:value-type="float">
            <text:p>44.8131</text:p>
          </table:table-cell>
          <table:table-cell/>
          <table:table-cell table:formula="of:=([.D423]-[.A423])/0.0166667" office:value-type="float" office:value="-19.7639604720795" calcext:value-type="float">
            <text:p>-19.7639604720795</text:p>
          </table:table-cell>
          <table:table-cell table:formula="of:=ABS([.E423]-[.B423])/0.0166667" office:value-type="float" office:value="641.158717682567" calcext:value-type="float">
            <text:p>641.158717682567</text:p>
          </table:table-cell>
          <table:table-cell table:formula="of:=([.F423]-[.C423])/0.0166667" office:value-type="float" office:value="85.1458297083406" calcext:value-type="float">
            <text:p>85.1458297083406</text:p>
          </table:table-cell>
          <table:table-cell table:formula="of:=DEGREES(ATAN(ABS([.F423]-[.C423])/ABS([.E423]-[.B423])))" office:value-type="float" office:value="7.56461306911048" calcext:value-type="float">
            <text:p>7.56461306911048</text:p>
          </table:table-cell>
          <table:table-cell table:formula="of:=SQRT(POWER([.H423];2)+POWER([.I423];2)+POWER([.J423];2))" office:value-type="float" office:value="647.08958244637" calcext:value-type="float">
            <text:p>647.08958244637</text:p>
          </table:table-cell>
        </table:table-row>
        <table:table-row table:style-name="ro1">
          <table:table-cell office:value-type="float" office:value="74.7166" calcext:value-type="float">
            <text:p>74.7166</text:p>
          </table:table-cell>
          <table:table-cell office:value-type="float" office:value="292.246" calcext:value-type="float">
            <text:p>292.246</text:p>
          </table:table-cell>
          <table:table-cell office:value-type="float" office:value="43.0801" calcext:value-type="float">
            <text:p>43.0801</text:p>
          </table:table-cell>
          <table:table-cell office:value-type="float" office:value="74.8907" calcext:value-type="float">
            <text:p>74.8907</text:p>
          </table:table-cell>
          <table:table-cell office:value-type="float" office:value="278.75" calcext:value-type="float">
            <text:p>278.75</text:p>
          </table:table-cell>
          <table:table-cell office:value-type="float" office:value="44.6666" calcext:value-type="float">
            <text:p>44.6666</text:p>
          </table:table-cell>
          <table:table-cell/>
          <table:table-cell table:formula="of:=([.D424]-[.A424])/0.0166667" office:value-type="float" office:value="10.4459791080415" calcext:value-type="float">
            <text:p>10.4459791080415</text:p>
          </table:table-cell>
          <table:table-cell table:formula="of:=ABS([.E424]-[.B424])/0.0166667" office:value-type="float" office:value="809.758380483238" calcext:value-type="float">
            <text:p>809.758380483238</text:p>
          </table:table-cell>
          <table:table-cell table:formula="of:=([.F424]-[.C424])/0.0166667" office:value-type="float" office:value="95.1898096203808" calcext:value-type="float">
            <text:p>95.1898096203808</text:p>
          </table:table-cell>
          <table:table-cell table:formula="of:=DEGREES(ATAN(ABS([.F424]-[.C424])/ABS([.E424]-[.B424])))" office:value-type="float" office:value="6.70454088008547" calcext:value-type="float">
            <text:p>6.70454088008547</text:p>
          </table:table-cell>
          <table:table-cell table:formula="of:=SQRT(POWER([.H424];2)+POWER([.I424];2)+POWER([.J424];2))" office:value-type="float" office:value="815.401038200177" calcext:value-type="float">
            <text:p>815.401038200177</text:p>
          </table:table-cell>
        </table:table-row>
        <table:table-row table:style-name="ro1">
          <table:table-cell office:value-type="float" office:value="74.8963" calcext:value-type="float">
            <text:p>74.8963</text:p>
          </table:table-cell>
          <table:table-cell office:value-type="float" office:value="280.3" calcext:value-type="float">
            <text:p>280.3</text:p>
          </table:table-cell>
          <table:table-cell office:value-type="float" office:value="43.4232" calcext:value-type="float">
            <text:p>43.4232</text:p>
          </table:table-cell>
          <table:table-cell office:value-type="float" office:value="74.8213" calcext:value-type="float">
            <text:p>74.8213</text:p>
          </table:table-cell>
          <table:table-cell office:value-type="float" office:value="268.778" calcext:value-type="float">
            <text:p>268.778</text:p>
          </table:table-cell>
          <table:table-cell office:value-type="float" office:value="44.2655" calcext:value-type="float">
            <text:p>44.2655</text:p>
          </table:table-cell>
          <table:table-cell/>
          <table:table-cell table:formula="of:=([.D425]-[.A425])/0.0166667" office:value-type="float" office:value="-4.49999100001817" calcext:value-type="float">
            <text:p>-4.49999100001817</text:p>
          </table:table-cell>
          <table:table-cell table:formula="of:=ABS([.E425]-[.B425])/0.0166667" office:value-type="float" office:value="691.318617362765" calcext:value-type="float">
            <text:p>691.318617362765</text:p>
          </table:table-cell>
          <table:table-cell table:formula="of:=([.F425]-[.C425])/0.0166667" office:value-type="float" office:value="50.5378989242023" calcext:value-type="float">
            <text:p>50.5378989242023</text:p>
          </table:table-cell>
          <table:table-cell table:formula="of:=DEGREES(ATAN(ABS([.F425]-[.C425])/ABS([.E425]-[.B425])))" office:value-type="float" office:value="4.18109181329435" calcext:value-type="float">
            <text:p>4.18109181329435</text:p>
          </table:table-cell>
          <table:table-cell table:formula="of:=SQRT(POWER([.H425];2)+POWER([.I425];2)+POWER([.J425];2))" office:value-type="float" office:value="693.178014552566" calcext:value-type="float">
            <text:p>693.178014552566</text:p>
          </table:table-cell>
        </table:table-row>
        <table:table-row table:style-name="ro1">
          <table:table-cell office:value-type="float" office:value="74.3933" calcext:value-type="float">
            <text:p>74.3933</text:p>
          </table:table-cell>
          <table:table-cell office:value-type="float" office:value="280.035" calcext:value-type="float">
            <text:p>280.035</text:p>
          </table:table-cell>
          <table:table-cell office:value-type="float" office:value="44.4711" calcext:value-type="float">
            <text:p>44.4711</text:p>
          </table:table-cell>
          <table:table-cell office:value-type="float" office:value="73.8447" calcext:value-type="float">
            <text:p>73.8447</text:p>
          </table:table-cell>
          <table:table-cell office:value-type="float" office:value="269.65" calcext:value-type="float">
            <text:p>269.65</text:p>
          </table:table-cell>
          <table:table-cell office:value-type="float" office:value="45.6043" calcext:value-type="float">
            <text:p>45.6043</text:p>
          </table:table-cell>
          <table:table-cell/>
          <table:table-cell table:formula="of:=([.D426]-[.A426])/0.0166667" office:value-type="float" office:value="-32.9159341681313" calcext:value-type="float">
            <text:p>-32.9159341681313</text:p>
          </table:table-cell>
          <table:table-cell table:formula="of:=ABS([.E426]-[.B426])/0.0166667" office:value-type="float" office:value="623.098753802495" calcext:value-type="float">
            <text:p>623.098753802495</text:p>
          </table:table-cell>
          <table:table-cell table:formula="of:=([.F426]-[.C426])/0.0166667" office:value-type="float" office:value="67.9918640162721" calcext:value-type="float">
            <text:p>67.9918640162721</text:p>
          </table:table-cell>
          <table:table-cell table:formula="of:=DEGREES(ATAN(ABS([.F426]-[.C426])/ABS([.E426]-[.B426])))" office:value-type="float" office:value="6.22741517756363" calcext:value-type="float">
            <text:p>6.22741517756363</text:p>
          </table:table-cell>
          <table:table-cell table:formula="of:=SQRT(POWER([.H426];2)+POWER([.I426];2)+POWER([.J426];2))" office:value-type="float" office:value="627.661062425248" calcext:value-type="float">
            <text:p>627.661062425248</text:p>
          </table:table-cell>
        </table:table-row>
        <table:table-row table:style-name="ro1">
          <table:table-cell office:value-type="float" office:value="74.7073" calcext:value-type="float">
            <text:p>74.7073</text:p>
          </table:table-cell>
          <table:table-cell office:value-type="float" office:value="290.962" calcext:value-type="float">
            <text:p>290.962</text:p>
          </table:table-cell>
          <table:table-cell office:value-type="float" office:value="42.7666" calcext:value-type="float">
            <text:p>42.7666</text:p>
          </table:table-cell>
          <table:table-cell office:value-type="float" office:value="74.6378" calcext:value-type="float">
            <text:p>74.6378</text:p>
          </table:table-cell>
          <table:table-cell office:value-type="float" office:value="278.779" calcext:value-type="float">
            <text:p>278.779</text:p>
          </table:table-cell>
          <table:table-cell office:value-type="float" office:value="44.4149" calcext:value-type="float">
            <text:p>44.4149</text:p>
          </table:table-cell>
          <table:table-cell/>
          <table:table-cell table:formula="of:=([.D427]-[.A427])/0.0166667" office:value-type="float" office:value="-4.16999166001698" calcext:value-type="float">
            <text:p>-4.16999166001698</text:p>
          </table:table-cell>
          <table:table-cell table:formula="of:=ABS([.E427]-[.B427])/0.0166667" office:value-type="float" office:value="730.978538042923" calcext:value-type="float">
            <text:p>730.978538042923</text:p>
          </table:table-cell>
          <table:table-cell table:formula="of:=([.F427]-[.C427])/0.0166667" office:value-type="float" office:value="98.897802204396" calcext:value-type="float">
            <text:p>98.897802204396</text:p>
          </table:table-cell>
          <table:table-cell table:formula="of:=DEGREES(ATAN(ABS([.F427]-[.C427])/ABS([.E427]-[.B427])))" office:value-type="float" office:value="7.70505153284728" calcext:value-type="float">
            <text:p>7.70505153284728</text:p>
          </table:table-cell>
          <table:table-cell table:formula="of:=SQRT(POWER([.H427];2)+POWER([.I427];2)+POWER([.J427];2))" office:value-type="float" office:value="737.650179414792" calcext:value-type="float">
            <text:p>737.650179414792</text:p>
          </table:table-cell>
        </table:table-row>
        <table:table-row table:style-name="ro1">
          <table:table-cell office:value-type="float" office:value="74.4205" calcext:value-type="float">
            <text:p>74.4205</text:p>
          </table:table-cell>
          <table:table-cell office:value-type="float" office:value="285.425" calcext:value-type="float">
            <text:p>285.425</text:p>
          </table:table-cell>
          <table:table-cell office:value-type="float" office:value="43.6314" calcext:value-type="float">
            <text:p>43.6314</text:p>
          </table:table-cell>
          <table:table-cell office:value-type="float" office:value="74.1091" calcext:value-type="float">
            <text:p>74.1091</text:p>
          </table:table-cell>
          <table:table-cell office:value-type="float" office:value="273.539" calcext:value-type="float">
            <text:p>273.539</text:p>
          </table:table-cell>
          <table:table-cell office:value-type="float" office:value="44.992" calcext:value-type="float">
            <text:p>44.992</text:p>
          </table:table-cell>
          <table:table-cell/>
          <table:table-cell table:formula="of:=([.D428]-[.A428])/0.0166667" office:value-type="float" office:value="-18.6839626320751" calcext:value-type="float">
            <text:p>-18.6839626320751</text:p>
          </table:table-cell>
          <table:table-cell table:formula="of:=ABS([.E428]-[.B428])/0.0166667" office:value-type="float" office:value="713.158573682854" calcext:value-type="float">
            <text:p>713.158573682854</text:p>
          </table:table-cell>
          <table:table-cell table:formula="of:=([.F428]-[.C428])/0.0166667" office:value-type="float" office:value="81.6358367283264" calcext:value-type="float">
            <text:p>81.6358367283264</text:p>
          </table:table-cell>
          <table:table-cell table:formula="of:=DEGREES(ATAN(ABS([.F428]-[.C428])/ABS([.E428]-[.B428])))" office:value-type="float" office:value="6.53026977835089" calcext:value-type="float">
            <text:p>6.53026977835089</text:p>
          </table:table-cell>
          <table:table-cell table:formula="of:=SQRT(POWER([.H428];2)+POWER([.I428];2)+POWER([.J428];2))" office:value-type="float" office:value="718.058947103463" calcext:value-type="float">
            <text:p>718.058947103463</text:p>
          </table:table-cell>
        </table:table-row>
        <table:table-row table:style-name="ro1">
          <table:table-cell office:value-type="float" office:value="74.9309" calcext:value-type="float">
            <text:p>74.9309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3.0951" calcext:value-type="float">
            <text:p>43.0951</text:p>
          </table:table-cell>
          <table:table-cell office:value-type="float" office:value="74.8477" calcext:value-type="float">
            <text:p>74.8477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4.6675" calcext:value-type="float">
            <text:p>44.6675</text:p>
          </table:table-cell>
          <table:table-cell/>
          <table:table-cell table:formula="of:=([.D429]-[.A429])/0.0166667" office:value-type="float" office:value="-4.99199001601942" calcext:value-type="float">
            <text:p>-4.99199001601942</text:p>
          </table:table-cell>
          <table:table-cell table:formula="of:=ABS([.E429]-[.B429])/0.0166667" office:value-type="float" office:value="789.658420683159" calcext:value-type="float">
            <text:p>789.658420683159</text:p>
          </table:table-cell>
          <table:table-cell table:formula="of:=([.F429]-[.C429])/0.0166667" office:value-type="float" office:value="94.3438113123771" calcext:value-type="float">
            <text:p>94.3438113123771</text:p>
          </table:table-cell>
          <table:table-cell table:formula="of:=DEGREES(ATAN(ABS([.F429]-[.C429])/ABS([.E429]-[.B429])))" office:value-type="float" office:value="6.81307333584123" calcext:value-type="float">
            <text:p>6.81307333584123</text:p>
          </table:table-cell>
          <table:table-cell table:formula="of:=SQRT(POWER([.H429];2)+POWER([.I429];2)+POWER([.J429];2))" office:value-type="float" office:value="795.289944644773" calcext:value-type="float">
            <text:p>795.289944644773</text:p>
          </table:table-cell>
        </table:table-row>
        <table:table-row table:style-name="ro1">
          <table:table-cell office:value-type="float" office:value="74.4626" calcext:value-type="float">
            <text:p>74.4626</text:p>
          </table:table-cell>
          <table:table-cell office:value-type="float" office:value="293.749" calcext:value-type="float">
            <text:p>293.749</text:p>
          </table:table-cell>
          <table:table-cell office:value-type="float" office:value="42.3348" calcext:value-type="float">
            <text:p>42.3348</text:p>
          </table:table-cell>
          <table:table-cell office:value-type="float" office:value="74.1456" calcext:value-type="float">
            <text:p>74.1456</text:p>
          </table:table-cell>
          <table:table-cell office:value-type="float" office:value="281.401" calcext:value-type="float">
            <text:p>281.401</text:p>
          </table:table-cell>
          <table:table-cell office:value-type="float" office:value="44.0097" calcext:value-type="float">
            <text:p>44.0097</text:p>
          </table:table-cell>
          <table:table-cell/>
          <table:table-cell table:formula="of:=([.D430]-[.A430])/0.0166667" office:value-type="float" office:value="-19.0199619600757" calcext:value-type="float">
            <text:p>-19.0199619600757</text:p>
          </table:table-cell>
          <table:table-cell table:formula="of:=ABS([.E430]-[.B430])/0.0166667" office:value-type="float" office:value="740.878518242964" calcext:value-type="float">
            <text:p>740.878518242964</text:p>
          </table:table-cell>
          <table:table-cell table:formula="of:=([.F430]-[.C430])/0.0166667" office:value-type="float" office:value="100.493799012402" calcext:value-type="float">
            <text:p>100.493799012402</text:p>
          </table:table-cell>
          <table:table-cell table:formula="of:=DEGREES(ATAN(ABS([.F430]-[.C430])/ABS([.E430]-[.B430])))" office:value-type="float" office:value="7.72453640437488" calcext:value-type="float">
            <text:p>7.72453640437488</text:p>
          </table:table-cell>
          <table:table-cell table:formula="of:=SQRT(POWER([.H430];2)+POWER([.I430];2)+POWER([.J430];2))" office:value-type="float" office:value="747.90490129882" calcext:value-type="float">
            <text:p>747.90490129882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6.958" calcext:value-type="float">
            <text:p>286.958</text:p>
          </table:table-cell>
          <table:table-cell office:value-type="float" office:value="42.8797" calcext:value-type="float">
            <text:p>42.8797</text:p>
          </table:table-cell>
          <table:table-cell office:value-type="float" office:value="74.6135" calcext:value-type="float">
            <text:p>74.6135</text:p>
          </table:table-cell>
          <table:table-cell office:value-type="float" office:value="275.005" calcext:value-type="float">
            <text:p>275.005</text:p>
          </table:table-cell>
          <table:table-cell office:value-type="float" office:value="44.262" calcext:value-type="float">
            <text:p>44.262</text:p>
          </table:table-cell>
          <table:table-cell/>
          <table:table-cell table:formula="of:=([.D431]-[.A431])/0.0166667" office:value-type="float" office:value="-19.5479609040783" calcext:value-type="float">
            <text:p>-19.5479609040783</text:p>
          </table:table-cell>
          <table:table-cell table:formula="of:=ABS([.E431]-[.B431])/0.0166667" office:value-type="float" office:value="717.178565642871" calcext:value-type="float">
            <text:p>717.178565642871</text:p>
          </table:table-cell>
          <table:table-cell table:formula="of:=([.F431]-[.C431])/0.0166667" office:value-type="float" office:value="82.9378341243318" calcext:value-type="float">
            <text:p>82.9378341243318</text:p>
          </table:table-cell>
          <table:table-cell table:formula="of:=DEGREES(ATAN(ABS([.F431]-[.C431])/ABS([.E431]-[.B431])))" office:value-type="float" office:value="6.59664498177356" calcext:value-type="float">
            <text:p>6.59664498177356</text:p>
          </table:table-cell>
          <table:table-cell table:formula="of:=SQRT(POWER([.H431];2)+POWER([.I431];2)+POWER([.J431];2))" office:value-type="float" office:value="722.22288950317" calcext:value-type="float">
            <text:p>722.22288950317</text:p>
          </table:table-cell>
        </table:table-row>
        <table:table-row table:style-name="ro1">
          <table:table-cell office:value-type="float" office:value="74.9142" calcext:value-type="float">
            <text:p>74.9142</text:p>
          </table:table-cell>
          <table:table-cell office:value-type="float" office:value="282.879" calcext:value-type="float">
            <text:p>282.879</text:p>
          </table:table-cell>
          <table:table-cell office:value-type="float" office:value="43.5198" calcext:value-type="float">
            <text:p>43.5198</text:p>
          </table:table-cell>
          <table:table-cell office:value-type="float" office:value="75.0879" calcext:value-type="float">
            <text:p>75.0879</text:p>
          </table:table-cell>
          <table:table-cell office:value-type="float" office:value="271.178" calcext:value-type="float">
            <text:p>271.178</text:p>
          </table:table-cell>
          <table:table-cell office:value-type="float" office:value="44.8622" calcext:value-type="float">
            <text:p>44.8622</text:p>
          </table:table-cell>
          <table:table-cell/>
          <table:table-cell table:formula="of:=([.D432]-[.A432])/0.0166667" office:value-type="float" office:value="10.4219791560423" calcext:value-type="float">
            <text:p>10.4219791560423</text:p>
          </table:table-cell>
          <table:table-cell table:formula="of:=ABS([.E432]-[.B432])/0.0166667" office:value-type="float" office:value="702.05859588281" calcext:value-type="float">
            <text:p>702.05859588281</text:p>
          </table:table-cell>
          <table:table-cell table:formula="of:=([.F432]-[.C432])/0.0166667" office:value-type="float" office:value="80.543838912322" calcext:value-type="float">
            <text:p>80.543838912322</text:p>
          </table:table-cell>
          <table:table-cell table:formula="of:=DEGREES(ATAN(ABS([.F432]-[.C432])/ABS([.E432]-[.B432])))" office:value-type="float" office:value="6.54465864566423" calcext:value-type="float">
            <text:p>6.54465864566423</text:p>
          </table:table-cell>
          <table:table-cell table:formula="of:=SQRT(POWER([.H432];2)+POWER([.I432];2)+POWER([.J432];2))" office:value-type="float" office:value="706.740546232636" calcext:value-type="float">
            <text:p>706.740546232636</text:p>
          </table:table-cell>
        </table:table-row>
        <table:table-row table:style-name="ro1">
          <table:table-cell office:value-type="float" office:value="74.8989" calcext:value-type="float">
            <text:p>74.89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4.4588" calcext:value-type="float">
            <text:p>44.4588</text:p>
          </table:table-cell>
          <table:table-cell office:value-type="float" office:value="74.8254" calcext:value-type="float">
            <text:p>74.8254</text:p>
          </table:table-cell>
          <table:table-cell office:value-type="float" office:value="268.485" calcext:value-type="float">
            <text:p>268.485</text:p>
          </table:table-cell>
          <table:table-cell office:value-type="float" office:value="45.778" calcext:value-type="float">
            <text:p>45.778</text:p>
          </table:table-cell>
          <table:table-cell/>
          <table:table-cell table:formula="of:=([.D433]-[.A433])/0.0166667" office:value-type="float" office:value="-4.40999118001738" calcext:value-type="float">
            <text:p>-4.40999118001738</text:p>
          </table:table-cell>
          <table:table-cell table:formula="of:=ABS([.E433]-[.B433])/0.0166667" office:value-type="float" office:value="695.938608122783" calcext:value-type="float">
            <text:p>695.938608122783</text:p>
          </table:table-cell>
          <table:table-cell table:formula="of:=([.F433]-[.C433])/0.0166667" office:value-type="float" office:value="79.1518416963167" calcext:value-type="float">
            <text:p>79.1518416963167</text:p>
          </table:table-cell>
          <table:table-cell table:formula="of:=DEGREES(ATAN(ABS([.F433]-[.C433])/ABS([.E433]-[.B433])))" office:value-type="float" office:value="6.48859321852231" calcext:value-type="float">
            <text:p>6.48859321852231</text:p>
          </table:table-cell>
          <table:table-cell table:formula="of:=SQRT(POWER([.H433];2)+POWER([.I433];2)+POWER([.J433];2))" office:value-type="float" office:value="700.439153918457" calcext:value-type="float">
            <text:p>700.439153918457</text:p>
          </table:table-cell>
        </table:table-row>
        <table:table-row table:style-name="ro1">
          <table:table-cell office:value-type="float" office:value="75.4544" calcext:value-type="float">
            <text:p>75.4544</text:p>
          </table:table-cell>
          <table:table-cell office:value-type="float" office:value="286.837" calcext:value-type="float">
            <text:p>286.837</text:p>
          </table:table-cell>
          <table:table-cell office:value-type="float" office:value="43.6559" calcext:value-type="float">
            <text:p>43.6559</text:p>
          </table:table-cell>
          <table:table-cell office:value-type="float" office:value="75.6261" calcext:value-type="float">
            <text:p>75.6261</text:p>
          </table:table-cell>
          <table:table-cell office:value-type="float" office:value="276.256" calcext:value-type="float">
            <text:p>276.256</text:p>
          </table:table-cell>
          <table:table-cell office:value-type="float" office:value="44.8001" calcext:value-type="float">
            <text:p>44.8001</text:p>
          </table:table-cell>
          <table:table-cell/>
          <table:table-cell table:formula="of:=([.D434]-[.A434])/0.0166667" office:value-type="float" office:value="10.3019793960404" calcext:value-type="float">
            <text:p>10.3019793960404</text:p>
          </table:table-cell>
          <table:table-cell table:formula="of:=ABS([.E434]-[.B434])/0.0166667" office:value-type="float" office:value="634.858730282541" calcext:value-type="float">
            <text:p>634.858730282541</text:p>
          </table:table-cell>
          <table:table-cell table:formula="of:=([.F434]-[.C434])/0.0166667" office:value-type="float" office:value="68.6518626962745" calcext:value-type="float">
            <text:p>68.6518626962745</text:p>
          </table:table-cell>
          <table:table-cell table:formula="of:=DEGREES(ATAN(ABS([.F434]-[.C434])/ABS([.E434]-[.B434])))" office:value-type="float" office:value="6.17182421164944" calcext:value-type="float">
            <text:p>6.17182421164944</text:p>
          </table:table-cell>
          <table:table-cell table:formula="of:=SQRT(POWER([.H434];2)+POWER([.I434];2)+POWER([.J434];2))" office:value-type="float" office:value="638.642949109363" calcext:value-type="float">
            <text:p>638.642949109363</text:p>
          </table:table-cell>
        </table:table-row>
        <table:table-row table:style-name="ro1">
          <table:table-cell office:value-type="float" office:value="75.6892" calcext:value-type="float">
            <text:p>75.6892</text:p>
          </table:table-cell>
          <table:table-cell office:value-type="float" office:value="284.188" calcext:value-type="float">
            <text:p>284.188</text:p>
          </table:table-cell>
          <table:table-cell office:value-type="float" office:value="43.8125" calcext:value-type="float">
            <text:p>43.8125</text:p>
          </table:table-cell>
          <table:table-cell office:value-type="float" office:value="75.8112" calcext:value-type="float">
            <text:p>75.8112</text:p>
          </table:table-cell>
          <table:table-cell office:value-type="float" office:value="268.642" calcext:value-type="float">
            <text:p>268.642</text:p>
          </table:table-cell>
          <table:table-cell office:value-type="float" office:value="45.5002" calcext:value-type="float">
            <text:p>45.5002</text:p>
          </table:table-cell>
          <table:table-cell/>
          <table:table-cell table:formula="of:=([.D435]-[.A435])/0.0166667" office:value-type="float" office:value="7.31998536002927" calcext:value-type="float">
            <text:p>7.31998536002927</text:p>
          </table:table-cell>
          <table:table-cell table:formula="of:=ABS([.E435]-[.B435])/0.0166667" office:value-type="float" office:value="932.758134483731" calcext:value-type="float">
            <text:p>932.758134483731</text:p>
          </table:table-cell>
          <table:table-cell table:formula="of:=([.F435]-[.C435])/0.0166667" office:value-type="float" office:value="101.261797476405" calcext:value-type="float">
            <text:p>101.261797476405</text:p>
          </table:table-cell>
          <table:table-cell table:formula="of:=DEGREES(ATAN(ABS([.F435]-[.C435])/ABS([.E435]-[.B435])))" office:value-type="float" office:value="6.19586183091862" calcext:value-type="float">
            <text:p>6.19586183091862</text:p>
          </table:table-cell>
          <table:table-cell table:formula="of:=SQRT(POWER([.H435];2)+POWER([.I435];2)+POWER([.J435];2))" office:value-type="float" office:value="938.267164116593" calcext:value-type="float">
            <text:p>938.267164116593</text:p>
          </table:table-cell>
        </table:table-row>
        <table:table-row table:style-name="ro1">
          <table:table-cell office:value-type="float" office:value="75.9217" calcext:value-type="float">
            <text:p>75.9217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44.2261" calcext:value-type="float">
            <text:p>44.2261</text:p>
          </table:table-cell>
          <table:table-cell office:value-type="float" office:value="76.0578" calcext:value-type="float">
            <text:p>76.0578</text:p>
          </table:table-cell>
          <table:table-cell office:value-type="float" office:value="268.662" calcext:value-type="float">
            <text:p>268.662</text:p>
          </table:table-cell>
          <table:table-cell office:value-type="float" office:value="45.4949" calcext:value-type="float">
            <text:p>45.4949</text:p>
          </table:table-cell>
          <table:table-cell/>
          <table:table-cell table:formula="of:=([.D436]-[.A436])/0.0166667" office:value-type="float" office:value="8.1659836680326" calcext:value-type="float">
            <text:p>8.1659836680326</text:p>
          </table:table-cell>
          <table:table-cell table:formula="of:=ABS([.E436]-[.B436])/0.0166667" office:value-type="float" office:value="771.298457403086" calcext:value-type="float">
            <text:p>771.298457403086</text:p>
          </table:table-cell>
          <table:table-cell table:formula="of:=([.F436]-[.C436])/0.0166667" office:value-type="float" office:value="76.1278477443044" calcext:value-type="float">
            <text:p>76.1278477443044</text:p>
          </table:table-cell>
          <table:table-cell table:formula="of:=DEGREES(ATAN(ABS([.F436]-[.C436])/ABS([.E436]-[.B436])))" office:value-type="float" office:value="5.63688740381072" calcext:value-type="float">
            <text:p>5.63688740381072</text:p>
          </table:table-cell>
          <table:table-cell table:formula="of:=SQRT(POWER([.H436];2)+POWER([.I436];2)+POWER([.J436];2))" office:value-type="float" office:value="775.089312843254" calcext:value-type="float">
            <text:p>775.089312843254</text:p>
          </table:table-cell>
        </table:table-row>
        <table:table-row table:style-name="ro1">
          <table:table-cell office:value-type="float" office:value="75.6668" calcext:value-type="float">
            <text:p>75.6668</text:p>
          </table:table-cell>
          <table:table-cell office:value-type="float" office:value="281.654" calcext:value-type="float">
            <text:p>281.654</text:p>
          </table:table-cell>
          <table:table-cell office:value-type="float" office:value="43.4536" calcext:value-type="float">
            <text:p>43.4536</text:p>
          </table:table-cell>
          <table:table-cell office:value-type="float" office:value="75.8208" calcext:value-type="float">
            <text:p>75.8208</text:p>
          </table:table-cell>
          <table:table-cell office:value-type="float" office:value="270.062" calcext:value-type="float">
            <text:p>270.062</text:p>
          </table:table-cell>
          <table:table-cell office:value-type="float" office:value="44.5413" calcext:value-type="float">
            <text:p>44.5413</text:p>
          </table:table-cell>
          <table:table-cell/>
          <table:table-cell table:formula="of:=([.D437]-[.A437])/0.0166667" office:value-type="float" office:value="9.23998152003759" calcext:value-type="float">
            <text:p>9.23998152003759</text:p>
          </table:table-cell>
          <table:table-cell table:formula="of:=ABS([.E437]-[.B437])/0.0166667" office:value-type="float" office:value="695.518608962781" calcext:value-type="float">
            <text:p>695.518608962781</text:p>
          </table:table-cell>
          <table:table-cell table:formula="of:=([.F437]-[.C437])/0.0166667" office:value-type="float" office:value="65.2618694762609" calcext:value-type="float">
            <text:p>65.2618694762609</text:p>
          </table:table-cell>
          <table:table-cell table:formula="of:=DEGREES(ATAN(ABS([.F437]-[.C437])/ABS([.E437]-[.B437])))" office:value-type="float" office:value="5.3604796624318" calcext:value-type="float">
            <text:p>5.3604796624318</text:p>
          </table:table-cell>
          <table:table-cell table:formula="of:=SQRT(POWER([.H437];2)+POWER([.I437];2)+POWER([.J437];2))" office:value-type="float" office:value="698.63482899119" calcext:value-type="float">
            <text:p>698.63482899119</text:p>
          </table:table-cell>
        </table:table-row>
        <table:table-row table:style-name="ro1">
          <table:table-cell office:value-type="float" office:value="75.6777" calcext:value-type="float">
            <text:p>75.6777</text:p>
          </table:table-cell>
          <table:table-cell office:value-type="float" office:value="282.943" calcext:value-type="float">
            <text:p>282.943</text:p>
          </table:table-cell>
          <table:table-cell office:value-type="float" office:value="43.5027" calcext:value-type="float">
            <text:p>43.5027</text:p>
          </table:table-cell>
          <table:table-cell office:value-type="float" office:value="75.8322" calcext:value-type="float">
            <text:p>75.8322</text:p>
          </table:table-cell>
          <table:table-cell office:value-type="float" office:value="271.238" calcext:value-type="float">
            <text:p>271.238</text:p>
          </table:table-cell>
          <table:table-cell office:value-type="float" office:value="44.8458" calcext:value-type="float">
            <text:p>44.8458</text:p>
          </table:table-cell>
          <table:table-cell/>
          <table:table-cell table:formula="of:=([.D438]-[.A438])/0.0166667" office:value-type="float" office:value="9.26998146003701" calcext:value-type="float">
            <text:p>9.26998146003701</text:p>
          </table:table-cell>
          <table:table-cell table:formula="of:=ABS([.E438]-[.B438])/0.0166667" office:value-type="float" office:value="702.298595402808" calcext:value-type="float">
            <text:p>702.298595402808</text:p>
          </table:table-cell>
          <table:table-cell table:formula="of:=([.F438]-[.C438])/0.0166667" office:value-type="float" office:value="80.5858388283223" calcext:value-type="float">
            <text:p>80.5858388283223</text:p>
          </table:table-cell>
          <table:table-cell table:formula="of:=DEGREES(ATAN(ABS([.F438]-[.C438])/ABS([.E438]-[.B438])))" office:value-type="float" office:value="6.54582348723621" calcext:value-type="float">
            <text:p>6.54582348723621</text:p>
          </table:table-cell>
          <table:table-cell table:formula="of:=SQRT(POWER([.H438];2)+POWER([.I438];2)+POWER([.J438];2))" office:value-type="float" office:value="706.967698753409" calcext:value-type="float">
            <text:p>706.967698753409</text:p>
          </table:table-cell>
        </table:table-row>
        <table:table-row table:style-name="ro1">
          <table:table-cell office:value-type="float" office:value="75.1801" calcext:value-type="float">
            <text:p>75.1801</text:p>
          </table:table-cell>
          <table:table-cell office:value-type="float" office:value="284.031" calcext:value-type="float">
            <text:p>284.031</text:p>
          </table:table-cell>
          <table:table-cell office:value-type="float" office:value="44.3461" calcext:value-type="float">
            <text:p>44.3461</text:p>
          </table:table-cell>
          <table:table-cell office:value-type="float" office:value="75.3286" calcext:value-type="float">
            <text:p>75.3286</text:p>
          </table:table-cell>
          <table:table-cell office:value-type="float" office:value="269.706" calcext:value-type="float">
            <text:p>269.706</text:p>
          </table:table-cell>
          <table:table-cell office:value-type="float" office:value="46.071" calcext:value-type="float">
            <text:p>46.071</text:p>
          </table:table-cell>
          <table:table-cell/>
          <table:table-cell table:formula="of:=([.D439]-[.A439])/0.0166667" office:value-type="float" office:value="8.90998218003555" calcext:value-type="float">
            <text:p>8.90998218003555</text:p>
          </table:table-cell>
          <table:table-cell table:formula="of:=ABS([.E439]-[.B439])/0.0166667" office:value-type="float" office:value="859.498281003437" calcext:value-type="float">
            <text:p>859.498281003437</text:p>
          </table:table-cell>
          <table:table-cell table:formula="of:=([.F439]-[.C439])/0.0166667" office:value-type="float" office:value="103.493793012414" calcext:value-type="float">
            <text:p>103.493793012414</text:p>
          </table:table-cell>
          <table:table-cell table:formula="of:=DEGREES(ATAN(ABS([.F439]-[.C439])/ABS([.E439]-[.B439])))" office:value-type="float" office:value="6.86603554858599" calcext:value-type="float">
            <text:p>6.86603554858599</text:p>
          </table:table-cell>
          <table:table-cell table:formula="of:=SQRT(POWER([.H439];2)+POWER([.I439];2)+POWER([.J439];2))" office:value-type="float" office:value="865.752648290728" calcext:value-type="float">
            <text:p>865.752648290728</text:p>
          </table:table-cell>
        </table:table-row>
        <table:table-row table:style-name="ro1">
          <table:table-cell office:value-type="float" office:value="75.443" calcext:value-type="float">
            <text:p>75.443</text:p>
          </table:table-cell>
          <table:table-cell office:value-type="float" office:value="285.636" calcext:value-type="float">
            <text:p>285.636</text:p>
          </table:table-cell>
          <table:table-cell office:value-type="float" office:value="43.0824" calcext:value-type="float">
            <text:p>43.0824</text:p>
          </table:table-cell>
          <table:table-cell office:value-type="float" office:value="75.3637" calcext:value-type="float">
            <text:p>75.3637</text:p>
          </table:table-cell>
          <table:table-cell office:value-type="float" office:value="275.117" calcext:value-type="float">
            <text:p>275.117</text:p>
          </table:table-cell>
          <table:table-cell office:value-type="float" office:value="43.9896" calcext:value-type="float">
            <text:p>43.9896</text:p>
          </table:table-cell>
          <table:table-cell/>
          <table:table-cell table:formula="of:=([.D440]-[.A440])/0.0166667" office:value-type="float" office:value="-4.75799048401924" calcext:value-type="float">
            <text:p>-4.75799048401924</text:p>
          </table:table-cell>
          <table:table-cell table:formula="of:=ABS([.E440]-[.B440])/0.0166667" office:value-type="float" office:value="631.138737722525" calcext:value-type="float">
            <text:p>631.138737722525</text:p>
          </table:table-cell>
          <table:table-cell table:formula="of:=([.F440]-[.C440])/0.0166667" office:value-type="float" office:value="54.4318911362179" calcext:value-type="float">
            <text:p>54.4318911362179</text:p>
          </table:table-cell>
          <table:table-cell table:formula="of:=DEGREES(ATAN(ABS([.F440]-[.C440])/ABS([.E440]-[.B440])))" office:value-type="float" office:value="4.92921669115726" calcext:value-type="float">
            <text:p>4.92921669115726</text:p>
          </table:table-cell>
          <table:table-cell table:formula="of:=SQRT(POWER([.H440];2)+POWER([.I440];2)+POWER([.J440];2))" office:value-type="float" office:value="633.499467639945" calcext:value-type="float">
            <text:p>633.499467639945</text:p>
          </table:table-cell>
        </table:table-row>
        <table:table-row table:style-name="ro1">
          <table:table-cell office:value-type="float" office:value="74.9148" calcext:value-type="float">
            <text:p>74.9148</text:p>
          </table:table-cell>
          <table:table-cell office:value-type="float" office:value="282.818" calcext:value-type="float">
            <text:p>282.818</text:p>
          </table:table-cell>
          <table:table-cell office:value-type="float" office:value="43.7811" calcext:value-type="float">
            <text:p>43.7811</text:p>
          </table:table-cell>
          <table:table-cell office:value-type="float" office:value="74.8332" calcext:value-type="float">
            <text:p>74.8332</text:p>
          </table:table-cell>
          <table:table-cell office:value-type="float" office:value="269.758" calcext:value-type="float">
            <text:p>269.758</text:p>
          </table:table-cell>
          <table:table-cell office:value-type="float" office:value="45.5783" calcext:value-type="float">
            <text:p>45.5783</text:p>
          </table:table-cell>
          <table:table-cell/>
          <table:table-cell table:formula="of:=([.D441]-[.A441])/0.0166667" office:value-type="float" office:value="-4.89599020801926" calcext:value-type="float">
            <text:p>-4.89599020801926</text:p>
          </table:table-cell>
          <table:table-cell table:formula="of:=ABS([.E441]-[.B441])/0.0166667" office:value-type="float" office:value="783.598432803135" calcext:value-type="float">
            <text:p>783.598432803135</text:p>
          </table:table-cell>
          <table:table-cell table:formula="of:=([.F441]-[.C441])/0.0166667" office:value-type="float" office:value="107.831784336431" calcext:value-type="float">
            <text:p>107.831784336431</text:p>
          </table:table-cell>
          <table:table-cell table:formula="of:=DEGREES(ATAN(ABS([.F441]-[.C441])/ABS([.E441]-[.B441])))" office:value-type="float" office:value="7.83531970251454" calcext:value-type="float">
            <text:p>7.83531970251454</text:p>
          </table:table-cell>
          <table:table-cell table:formula="of:=SQRT(POWER([.H441];2)+POWER([.I441];2)+POWER([.J441];2))" office:value-type="float" office:value="790.998210064235" calcext:value-type="float">
            <text:p>790.998210064235</text:p>
          </table:table-cell>
        </table:table-row>
        <table:table-row table:style-name="ro1">
          <table:table-cell office:value-type="float" office:value="75.9554" calcext:value-type="float">
            <text:p>75.9554</text:p>
          </table:table-cell>
          <table:table-cell office:value-type="float" office:value="285.618" calcext:value-type="float">
            <text:p>285.618</text:p>
          </table:table-cell>
          <table:table-cell office:value-type="float" office:value="43.3339" calcext:value-type="float">
            <text:p>43.3339</text:p>
          </table:table-cell>
          <table:table-cell office:value-type="float" office:value="75.8761" calcext:value-type="float">
            <text:p>75.8761</text:p>
          </table:table-cell>
          <table:table-cell office:value-type="float" office:value="276.374" calcext:value-type="float">
            <text:p>276.374</text:p>
          </table:table-cell>
          <table:table-cell office:value-type="float" office:value="44.2827" calcext:value-type="float">
            <text:p>44.2827</text:p>
          </table:table-cell>
          <table:table-cell/>
          <table:table-cell table:formula="of:=([.D442]-[.A442])/0.0166667" office:value-type="float" office:value="-4.75799048401924" calcext:value-type="float">
            <text:p>-4.75799048401924</text:p>
          </table:table-cell>
          <table:table-cell table:formula="of:=ABS([.E442]-[.B442])/0.0166667" office:value-type="float" office:value="554.638890722217" calcext:value-type="float">
            <text:p>554.638890722217</text:p>
          </table:table-cell>
          <table:table-cell table:formula="of:=([.F442]-[.C442])/0.0166667" office:value-type="float" office:value="56.9278861442276" calcext:value-type="float">
            <text:p>56.9278861442276</text:p>
          </table:table-cell>
          <table:table-cell table:formula="of:=DEGREES(ATAN(ABS([.F442]-[.C442])/ABS([.E442]-[.B442])))" office:value-type="float" office:value="5.86029137101409" calcext:value-type="float">
            <text:p>5.86029137101409</text:p>
          </table:table-cell>
          <table:table-cell table:formula="of:=SQRT(POWER([.H442];2)+POWER([.I442];2)+POWER([.J442];2))" office:value-type="float" office:value="557.57306408745" calcext:value-type="float">
            <text:p>557.57306408745</text:p>
          </table:table-cell>
        </table:table-row>
        <table:table-row table:style-name="ro1">
          <table:table-cell office:value-type="float" office:value="75.1789" calcext:value-type="float">
            <text:p>75.1789</text:p>
          </table:table-cell>
          <table:table-cell office:value-type="float" office:value="284.137" calcext:value-type="float">
            <text:p>284.137</text:p>
          </table:table-cell>
          <table:table-cell office:value-type="float" office:value="43.825" calcext:value-type="float">
            <text:p>43.825</text:p>
          </table:table-cell>
          <table:table-cell office:value-type="float" office:value="75.107" calcext:value-type="float">
            <text:p>75.107</text:p>
          </table:table-cell>
          <table:table-cell office:value-type="float" office:value="273.596" calcext:value-type="float">
            <text:p>273.596</text:p>
          </table:table-cell>
          <table:table-cell office:value-type="float" office:value="45.2206" calcext:value-type="float">
            <text:p>45.2206</text:p>
          </table:table-cell>
          <table:table-cell/>
          <table:table-cell table:formula="of:=([.D443]-[.A443])/0.0166667" office:value-type="float" office:value="-4.31399137201722" calcext:value-type="float">
            <text:p>-4.31399137201722</text:p>
          </table:table-cell>
          <table:table-cell table:formula="of:=ABS([.E443]-[.B443])/0.0166667" office:value-type="float" office:value="632.45873508253" calcext:value-type="float">
            <text:p>632.45873508253</text:p>
          </table:table-cell>
          <table:table-cell table:formula="of:=([.F443]-[.C443])/0.0166667" office:value-type="float" office:value="83.7358325283346" calcext:value-type="float">
            <text:p>83.7358325283346</text:p>
          </table:table-cell>
          <table:table-cell table:formula="of:=DEGREES(ATAN(ABS([.F443]-[.C443])/ABS([.E443]-[.B443])))" office:value-type="float" office:value="7.54194326768419" calcext:value-type="float">
            <text:p>7.54194326768419</text:p>
          </table:table-cell>
          <table:table-cell table:formula="of:=SQRT(POWER([.H443];2)+POWER([.I443];2)+POWER([.J443];2))" office:value-type="float" office:value="637.992438633065" calcext:value-type="float">
            <text:p>637.992438633065</text:p>
          </table:table-cell>
        </table:table-row>
        <table:table-row table:style-name="ro1">
          <table:table-cell office:value-type="float" office:value="75.7106" calcext:value-type="float">
            <text:p>75.7106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43.3882" calcext:value-type="float">
            <text:p>43.3882</text:p>
          </table:table-cell>
          <table:table-cell office:value-type="float" office:value="75.8655" calcext:value-type="float">
            <text:p>75.8655</text:p>
          </table:table-cell>
          <table:table-cell office:value-type="float" office:value="275.015" calcext:value-type="float">
            <text:p>275.015</text:p>
          </table:table-cell>
          <table:table-cell office:value-type="float" office:value="44.7443" calcext:value-type="float">
            <text:p>44.7443</text:p>
          </table:table-cell>
          <table:table-cell/>
          <table:table-cell table:formula="of:=([.D444]-[.A444])/0.0166667" office:value-type="float" office:value="9.29398141203705" calcext:value-type="float">
            <text:p>9.29398141203705</text:p>
          </table:table-cell>
          <table:table-cell table:formula="of:=ABS([.E444]-[.B444])/0.0166667" office:value-type="float" office:value="713.758572482856" calcext:value-type="float">
            <text:p>713.758572482856</text:p>
          </table:table-cell>
          <table:table-cell table:formula="of:=([.F444]-[.C444])/0.0166667" office:value-type="float" office:value="81.3658372683258" calcext:value-type="float">
            <text:p>81.3658372683258</text:p>
          </table:table-cell>
          <table:table-cell table:formula="of:=DEGREES(ATAN(ABS([.F444]-[.C444])/ABS([.E444]-[.B444])))" office:value-type="float" office:value="6.50343286451113" calcext:value-type="float">
            <text:p>6.50343286451113</text:p>
          </table:table-cell>
          <table:table-cell table:formula="of:=SQRT(POWER([.H444];2)+POWER([.I444];2)+POWER([.J444];2))" office:value-type="float" office:value="718.441422356498" calcext:value-type="float">
            <text:p>718.441422356498</text:p>
          </table:table-cell>
        </table:table-row>
        <table:table-row table:style-name="ro1">
          <table:table-cell office:value-type="float" office:value="75.9098" calcext:value-type="float">
            <text:p>75.9098</text:p>
          </table:table-cell>
          <table:table-cell office:value-type="float" office:value="280.286" calcext:value-type="float">
            <text:p>280.286</text:p>
          </table:table-cell>
          <table:table-cell office:value-type="float" office:value="43.9173" calcext:value-type="float">
            <text:p>43.9173</text:p>
          </table:table-cell>
          <table:table-cell office:value-type="float" office:value="76.0573" calcext:value-type="float">
            <text:p>76.0573</text:p>
          </table:table-cell>
          <table:table-cell office:value-type="float" office:value="268.759" calcext:value-type="float">
            <text:p>268.759</text:p>
          </table:table-cell>
          <table:table-cell office:value-type="float" office:value="44.9908" calcext:value-type="float">
            <text:p>44.9908</text:p>
          </table:table-cell>
          <table:table-cell/>
          <table:table-cell table:formula="of:=([.D445]-[.A445])/0.0166667" office:value-type="float" office:value="8.84998230003503" calcext:value-type="float">
            <text:p>8.84998230003503</text:p>
          </table:table-cell>
          <table:table-cell table:formula="of:=ABS([.E445]-[.B445])/0.0166667" office:value-type="float" office:value="691.618616762766" calcext:value-type="float">
            <text:p>691.618616762766</text:p>
          </table:table-cell>
          <table:table-cell table:formula="of:=([.F445]-[.C445])/0.0166667" office:value-type="float" office:value="64.4098711802578" calcext:value-type="float">
            <text:p>64.4098711802578</text:p>
          </table:table-cell>
          <table:table-cell table:formula="of:=DEGREES(ATAN(ABS([.F445]-[.C445])/ABS([.E445]-[.B445])))" office:value-type="float" office:value="5.32056226826538" calcext:value-type="float">
            <text:p>5.32056226826538</text:p>
          </table:table-cell>
          <table:table-cell table:formula="of:=SQRT(POWER([.H445];2)+POWER([.I445];2)+POWER([.J445];2))" office:value-type="float" office:value="694.667736939761" calcext:value-type="float">
            <text:p>694.667736939761</text:p>
          </table:table-cell>
        </table:table-row>
        <table:table-row table:style-name="ro1">
          <table:table-cell office:value-type="float" office:value="75.2274" calcext:value-type="float">
            <text:p>75.2274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3.8144" calcext:value-type="float">
            <text:p>43.8144</text:p>
          </table:table-cell>
          <table:table-cell office:value-type="float" office:value="74.9187" calcext:value-type="float">
            <text:p>74.9187</text:p>
          </table:table-cell>
          <table:table-cell office:value-type="float" office:value="282.487" calcext:value-type="float">
            <text:p>282.487</text:p>
          </table:table-cell>
          <table:table-cell office:value-type="float" office:value="45.3406" calcext:value-type="float">
            <text:p>45.3406</text:p>
          </table:table-cell>
          <table:table-cell/>
          <table:table-cell table:formula="of:=([.D446]-[.A446])/0.0166667" office:value-type="float" office:value="-18.5219629560742" calcext:value-type="float">
            <text:p>-18.5219629560742</text:p>
          </table:table-cell>
          <table:table-cell table:formula="of:=ABS([.E446]-[.B446])/0.0166667" office:value-type="float" office:value="497.279005441986" calcext:value-type="float">
            <text:p>497.279005441986</text:p>
          </table:table-cell>
          <table:table-cell table:formula="of:=([.F446]-[.C446])/0.0166667" office:value-type="float" office:value="91.5718168563665" calcext:value-type="float">
            <text:p>91.5718168563665</text:p>
          </table:table-cell>
          <table:table-cell table:formula="of:=DEGREES(ATAN(ABS([.F446]-[.C446])/ABS([.E446]-[.B446])))" office:value-type="float" office:value="10.4338858684748" calcext:value-type="float">
            <text:p>10.4338858684748</text:p>
          </table:table-cell>
          <table:table-cell table:formula="of:=SQRT(POWER([.H446];2)+POWER([.I446];2)+POWER([.J446];2))" office:value-type="float" office:value="505.979120129965" calcext:value-type="float">
            <text:p>505.979120129965</text:p>
          </table:table-cell>
        </table:table-row>
        <table:table-row table:style-name="ro1">
          <table:table-cell office:value-type="float" office:value="75.9794" calcext:value-type="float">
            <text:p>75.9794</text:p>
          </table:table-cell>
          <table:table-cell office:value-type="float" office:value="288.189" calcext:value-type="float">
            <text:p>288.189</text:p>
          </table:table-cell>
          <table:table-cell office:value-type="float" office:value="43.6957" calcext:value-type="float">
            <text:p>43.6957</text:p>
          </table:table-cell>
          <table:table-cell office:value-type="float" office:value="76.1399" calcext:value-type="float">
            <text:p>76.1399</text:p>
          </table:table-cell>
          <table:table-cell office:value-type="float" office:value="277.5" calcext:value-type="float">
            <text:p>277.5</text:p>
          </table:table-cell>
          <table:table-cell office:value-type="float" office:value="45.0985" calcext:value-type="float">
            <text:p>45.0985</text:p>
          </table:table-cell>
          <table:table-cell/>
          <table:table-cell table:formula="of:=([.D447]-[.A447])/0.0166667" office:value-type="float" office:value="9.62998074003846" calcext:value-type="float">
            <text:p>9.62998074003846</text:p>
          </table:table-cell>
          <table:table-cell table:formula="of:=ABS([.E447]-[.B447])/0.0166667" office:value-type="float" office:value="641.338717322567" calcext:value-type="float">
            <text:p>641.338717322567</text:p>
          </table:table-cell>
          <table:table-cell table:formula="of:=([.F447]-[.C447])/0.0166667" office:value-type="float" office:value="84.1678316643366" calcext:value-type="float">
            <text:p>84.1678316643366</text:p>
          </table:table-cell>
          <table:table-cell table:formula="of:=DEGREES(ATAN(ABS([.F447]-[.C447])/ABS([.E447]-[.B447])))" office:value-type="float" office:value="7.47663868615169" calcext:value-type="float">
            <text:p>7.47663868615169</text:p>
          </table:table-cell>
          <table:table-cell table:formula="of:=SQRT(POWER([.H447];2)+POWER([.I447];2)+POWER([.J447];2))" office:value-type="float" office:value="646.909816553347" calcext:value-type="float">
            <text:p>646.909816553347</text:p>
          </table:table-cell>
        </table:table-row>
        <table:table-row table:style-name="ro1">
          <table:table-cell office:value-type="float" office:value="75.2552" calcext:value-type="float">
            <text:p>75.2552</text:p>
          </table:table-cell>
          <table:table-cell office:value-type="float" office:value="295.049" calcext:value-type="float">
            <text:p>295.049</text:p>
          </table:table-cell>
          <table:table-cell office:value-type="float" office:value="42.8998" calcext:value-type="float">
            <text:p>42.8998</text:p>
          </table:table-cell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/>
          <table:table-cell table:formula="of:=([.D448]-[.A448])/0.0166667" office:value-type="float" office:value="-4.43999112001764" calcext:value-type="float">
            <text:p>-4.43999112001764</text:p>
          </table:table-cell>
          <table:table-cell table:formula="of:=ABS([.E448]-[.B448])/0.0166667" office:value-type="float" office:value="667.798664402671" calcext:value-type="float">
            <text:p>667.798664402671</text:p>
          </table:table-cell>
          <table:table-cell table:formula="of:=([.F448]-[.C448])/0.0166667" office:value-type="float" office:value="118.049763900472" calcext:value-type="float">
            <text:p>118.049763900472</text:p>
          </table:table-cell>
          <table:table-cell table:formula="of:=DEGREES(ATAN(ABS([.F448]-[.C448])/ABS([.E448]-[.B448])))" office:value-type="float" office:value="10.0248649688531" calcext:value-type="float">
            <text:p>10.0248649688531</text:p>
          </table:table-cell>
          <table:table-cell table:formula="of:=SQRT(POWER([.H448];2)+POWER([.I448];2)+POWER([.J448];2))" office:value-type="float" office:value="678.167026960242" calcext:value-type="float">
            <text:p>678.167026960242</text:p>
          </table:table-cell>
        </table:table-row>
        <table:table-row table:style-name="ro1">
          <table:table-cell office:value-type="float" office:value="75.9108" calcext:value-type="float">
            <text:p>75.9108</text:p>
          </table:table-cell>
          <table:table-cell office:value-type="float" office:value="280.123" calcext:value-type="float">
            <text:p>280.123</text:p>
          </table:table-cell>
          <table:table-cell office:value-type="float" office:value="44.6935" calcext:value-type="float">
            <text:p>44.6935</text:p>
          </table:table-cell>
          <table:table-cell office:value-type="float" office:value="76.0584" calcext:value-type="float">
            <text:p>76.0584</text:p>
          </table:table-cell>
          <table:table-cell office:value-type="float" office:value="268.564" calcext:value-type="float">
            <text:p>268.564</text:p>
          </table:table-cell>
          <table:table-cell office:value-type="float" office:value="45.9983" calcext:value-type="float">
            <text:p>45.9983</text:p>
          </table:table-cell>
          <table:table-cell/>
          <table:table-cell table:formula="of:=([.D449]-[.A449])/0.0166667" office:value-type="float" office:value="8.8559822880361" calcext:value-type="float">
            <text:p>8.8559822880361</text:p>
          </table:table-cell>
          <table:table-cell table:formula="of:=ABS([.E449]-[.B449])/0.0166667" office:value-type="float" office:value="693.538612922772" calcext:value-type="float">
            <text:p>693.538612922772</text:p>
          </table:table-cell>
          <table:table-cell table:formula="of:=([.F449]-[.C449])/0.0166667" office:value-type="float" office:value="78.2878434243132" calcext:value-type="float">
            <text:p>78.2878434243132</text:p>
          </table:table-cell>
          <table:table-cell table:formula="of:=DEGREES(ATAN(ABS([.F449]-[.C449])/ABS([.E449]-[.B449])))" office:value-type="float" office:value="6.44038438534171" calcext:value-type="float">
            <text:p>6.44038438534171</text:p>
          </table:table-cell>
          <table:table-cell table:formula="of:=SQRT(POWER([.H449];2)+POWER([.I449];2)+POWER([.J449];2))" office:value-type="float" office:value="697.999443026396" calcext:value-type="float">
            <text:p>697.999443026396</text:p>
          </table:table-cell>
        </table:table-row>
        <table:table-row table:style-name="ro1">
          <table:table-cell office:value-type="float" office:value="75.7438" calcext:value-type="float">
            <text:p>75.7438</text:p>
          </table:table-cell>
          <table:table-cell office:value-type="float" office:value="290.935" calcext:value-type="float">
            <text:p>290.935</text:p>
          </table:table-cell>
          <table:table-cell office:value-type="float" office:value="43.2733" calcext:value-type="float">
            <text:p>43.2733</text:p>
          </table:table-cell>
          <table:table-cell office:value-type="float" office:value="75.9223" calcext:value-type="float">
            <text:p>75.9223</text:p>
          </table:table-cell>
          <table:table-cell office:value-type="float" office:value="281.403" calcext:value-type="float">
            <text:p>281.403</text:p>
          </table:table-cell>
          <table:table-cell office:value-type="float" office:value="44.7456" calcext:value-type="float">
            <text:p>44.7456</text:p>
          </table:table-cell>
          <table:table-cell/>
          <table:table-cell table:formula="of:=([.D450]-[.A450])/0.0166667" office:value-type="float" office:value="10.7099785800437" calcext:value-type="float">
            <text:p>10.7099785800437</text:p>
          </table:table-cell>
          <table:table-cell table:formula="of:=ABS([.E450]-[.B450])/0.0166667" office:value-type="float" office:value="571.918856162287" calcext:value-type="float">
            <text:p>571.918856162287</text:p>
          </table:table-cell>
          <table:table-cell table:formula="of:=([.F450]-[.C450])/0.0166667" office:value-type="float" office:value="88.3378233243536" calcext:value-type="float">
            <text:p>88.3378233243536</text:p>
          </table:table-cell>
          <table:table-cell table:formula="of:=DEGREES(ATAN(ABS([.F450]-[.C450])/ABS([.E450]-[.B450])))" office:value-type="float" office:value="8.78044200856115" calcext:value-type="float">
            <text:p>8.78044200856115</text:p>
          </table:table-cell>
          <table:table-cell table:formula="of:=SQRT(POWER([.H450];2)+POWER([.I450];2)+POWER([.J450];2))" office:value-type="float" office:value="578.800010975162" calcext:value-type="float">
            <text:p>578.800010975162</text:p>
          </table:table-cell>
        </table:table-row>
        <table:table-row table:style-name="ro1">
          <table:table-cell office:value-type="float" office:value="75.4856" calcext:value-type="float">
            <text:p>75.4856</text:p>
          </table:table-cell>
          <table:table-cell office:value-type="float" office:value="290.861" calcext:value-type="float">
            <text:p>290.861</text:p>
          </table:table-cell>
          <table:table-cell office:value-type="float" office:value="43.5431" calcext:value-type="float">
            <text:p>43.5431</text:p>
          </table:table-cell>
          <table:table-cell office:value-type="float" office:value="75.6479" calcext:value-type="float">
            <text:p>75.6479</text:p>
          </table:table-cell>
          <table:table-cell office:value-type="float" office:value="278.72" calcext:value-type="float">
            <text:p>278.72</text:p>
          </table:table-cell>
          <table:table-cell office:value-type="float" office:value="45.163" calcext:value-type="float">
            <text:p>45.163</text:p>
          </table:table-cell>
          <table:table-cell/>
          <table:table-cell table:formula="of:=([.D451]-[.A451])/0.0166667" office:value-type="float" office:value="9.73798052403907" calcext:value-type="float">
            <text:p>9.73798052403907</text:p>
          </table:table-cell>
          <table:table-cell table:formula="of:=ABS([.E451]-[.B451])/0.0166667" office:value-type="float" office:value="728.458543082912" calcext:value-type="float">
            <text:p>728.458543082912</text:p>
          </table:table-cell>
          <table:table-cell table:formula="of:=([.F451]-[.C451])/0.0166667" office:value-type="float" office:value="97.1938056123884" calcext:value-type="float">
            <text:p>97.1938056123884</text:p>
          </table:table-cell>
          <table:table-cell table:formula="of:=DEGREES(ATAN(ABS([.F451]-[.C451])/ABS([.E451]-[.B451])))" office:value-type="float" office:value="7.59974375099033" calcext:value-type="float">
            <text:p>7.59974375099033</text:p>
          </table:table-cell>
          <table:table-cell table:formula="of:=SQRT(POWER([.H451];2)+POWER([.I451];2)+POWER([.J451];2))" office:value-type="float" office:value="734.978443972735" calcext:value-type="float">
            <text:p>734.978443972735</text:p>
          </table:table-cell>
        </table:table-row>
        <table:table-row table:style-name="ro1">
          <table:table-cell office:value-type="float" office:value="75.1698" calcext:value-type="float">
            <text:p>75.1698</text:p>
          </table:table-cell>
          <table:table-cell office:value-type="float" office:value="282.792" calcext:value-type="float">
            <text:p>282.792</text:p>
          </table:table-cell>
          <table:table-cell office:value-type="float" office:value="44.0346" calcext:value-type="float">
            <text:p>44.0346</text:p>
          </table:table-cell>
          <table:table-cell office:value-type="float" office:value="75.3464" calcext:value-type="float">
            <text:p>75.3464</text:p>
          </table:table-cell>
          <table:table-cell office:value-type="float" office:value="272.379" calcext:value-type="float">
            <text:p>272.379</text:p>
          </table:table-cell>
          <table:table-cell office:value-type="float" office:value="45.1625" calcext:value-type="float">
            <text:p>45.1625</text:p>
          </table:table-cell>
          <table:table-cell/>
          <table:table-cell table:formula="of:=([.D452]-[.A452])/0.0166667" office:value-type="float" office:value="10.5959788080428" calcext:value-type="float">
            <text:p>10.5959788080428</text:p>
          </table:table-cell>
          <table:table-cell table:formula="of:=ABS([.E452]-[.B452])/0.0166667" office:value-type="float" office:value="624.778750442496" calcext:value-type="float">
            <text:p>624.778750442496</text:p>
          </table:table-cell>
          <table:table-cell table:formula="of:=([.F452]-[.C452])/0.0166667" office:value-type="float" office:value="67.6738646522709" calcext:value-type="float">
            <text:p>67.6738646522709</text:p>
          </table:table-cell>
          <table:table-cell table:formula="of:=DEGREES(ATAN(ABS([.F452]-[.C452])/ABS([.E452]-[.B452])))" office:value-type="float" office:value="6.18197842590309" calcext:value-type="float">
            <text:p>6.18197842590309</text:p>
          </table:table-cell>
          <table:table-cell table:formula="of:=SQRT(POWER([.H452];2)+POWER([.I452];2)+POWER([.J452];2))" office:value-type="float" office:value="628.522484664122" calcext:value-type="float">
            <text:p>628.522484664122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46" calcext:value-type="float">
            <text:p>74.8846</text:p>
          </table:table-cell>
          <table:table-cell office:value-type="float" office:value="277.282" calcext:value-type="float">
            <text:p>277.282</text:p>
          </table:table-cell>
          <table:table-cell office:value-type="float" office:value="45.6408" calcext:value-type="float">
            <text:p>45.6408</text:p>
          </table:table-cell>
          <table:table-cell/>
          <table:table-cell table:formula="of:=([.D453]-[.A453])/0.0166667" office:value-type="float" office:value="-3.9899920200154" calcext:value-type="float">
            <text:p>-3.9899920200154</text:p>
          </table:table-cell>
          <table:table-cell table:formula="of:=ABS([.E453]-[.B453])/0.0166667" office:value-type="float" office:value="645.778708442585" calcext:value-type="float">
            <text:p>645.778708442585</text:p>
          </table:table-cell>
          <table:table-cell table:formula="of:=([.F453]-[.C453])/0.0166667" office:value-type="float" office:value="99.5338009323979" calcext:value-type="float">
            <text:p>99.5338009323979</text:p>
          </table:table-cell>
          <table:table-cell table:formula="of:=DEGREES(ATAN(ABS([.F453]-[.C453])/ABS([.E453]-[.B453])))" office:value-type="float" office:value="8.76204255580678" calcext:value-type="float">
            <text:p>8.76204255580678</text:p>
          </table:table-cell>
          <table:table-cell table:formula="of:=SQRT(POWER([.H453];2)+POWER([.I453];2)+POWER([.J453];2))" office:value-type="float" office:value="653.416435240302" calcext:value-type="float">
            <text:p>653.416435240302</text:p>
          </table:table-cell>
        </table:table-row>
        <table:table-row table:style-name="ro1">
          <table:table-cell office:value-type="float" office:value="75.4649" calcext:value-type="float">
            <text:p>75.4649</text:p>
          </table:table-cell>
          <table:table-cell office:value-type="float" office:value="288.147" calcext:value-type="float">
            <text:p>288.147</text:p>
          </table:table-cell>
          <table:table-cell office:value-type="float" office:value="43.707" calcext:value-type="float">
            <text:p>43.707</text:p>
          </table:table-cell>
          <table:table-cell office:value-type="float" office:value="75.3955" calcext:value-type="float">
            <text:p>75.3955</text:p>
          </table:table-cell>
          <table:table-cell office:value-type="float" office:value="278.755" calcext:value-type="float">
            <text:p>278.755</text:p>
          </table:table-cell>
          <table:table-cell office:value-type="float" office:value="44.9105" calcext:value-type="float">
            <text:p>44.9105</text:p>
          </table:table-cell>
          <table:table-cell/>
          <table:table-cell table:formula="of:=([.D454]-[.A454])/0.0166667" office:value-type="float" office:value="-4.16399167201676" calcext:value-type="float">
            <text:p>-4.16399167201676</text:p>
          </table:table-cell>
          <table:table-cell table:formula="of:=ABS([.E454]-[.B454])/0.0166667" office:value-type="float" office:value="563.518872962254" calcext:value-type="float">
            <text:p>563.518872962254</text:p>
          </table:table-cell>
          <table:table-cell table:formula="of:=([.F454]-[.C454])/0.0166667" office:value-type="float" office:value="72.2098555802887" calcext:value-type="float">
            <text:p>72.2098555802887</text:p>
          </table:table-cell>
          <table:table-cell table:formula="of:=DEGREES(ATAN(ABS([.F454]-[.C454])/ABS([.E454]-[.B454])))" office:value-type="float" office:value="7.3021430118875" calcext:value-type="float">
            <text:p>7.3021430118875</text:p>
          </table:table-cell>
          <table:table-cell table:formula="of:=SQRT(POWER([.H454];2)+POWER([.I454];2)+POWER([.J454];2))" office:value-type="float" office:value="568.141815266417" calcext:value-type="float">
            <text:p>568.141815266417</text:p>
          </table:table-cell>
        </table:table-row>
        <table:table-row table:style-name="ro1">
          <table:table-cell office:value-type="float" office:value="75.4154" calcext:value-type="float">
            <text:p>75.4154</text:p>
          </table:table-cell>
          <table:table-cell office:value-type="float" office:value="281.363" calcext:value-type="float">
            <text:p>281.363</text:p>
          </table:table-cell>
          <table:table-cell office:value-type="float" office:value="44.7565" calcext:value-type="float">
            <text:p>44.7565</text:p>
          </table:table-cell>
          <table:table-cell office:value-type="float" office:value="75.3479" calcext:value-type="float">
            <text:p>75.3479</text:p>
          </table:table-cell>
          <table:table-cell office:value-type="float" office:value="272.233" calcext:value-type="float">
            <text:p>272.233</text:p>
          </table:table-cell>
          <table:table-cell office:value-type="float" office:value="45.9231" calcext:value-type="float">
            <text:p>45.9231</text:p>
          </table:table-cell>
          <table:table-cell/>
          <table:table-cell table:formula="of:=([.D455]-[.A455])/0.0166667" office:value-type="float" office:value="-4.04999190001678" calcext:value-type="float">
            <text:p>-4.04999190001678</text:p>
          </table:table-cell>
          <table:table-cell table:formula="of:=ABS([.E455]-[.B455])/0.0166667" office:value-type="float" office:value="547.798904402191" calcext:value-type="float">
            <text:p>547.798904402191</text:p>
          </table:table-cell>
          <table:table-cell table:formula="of:=([.F455]-[.C455])/0.0166667" office:value-type="float" office:value="69.9958600082797" calcext:value-type="float">
            <text:p>69.9958600082797</text:p>
          </table:table-cell>
          <table:table-cell table:formula="of:=DEGREES(ATAN(ABS([.F455]-[.C455])/ABS([.E455]-[.B455])))" office:value-type="float" office:value="7.28160019935801" calcext:value-type="float">
            <text:p>7.28160019935801</text:p>
          </table:table-cell>
          <table:table-cell table:formula="of:=SQRT(POWER([.H455];2)+POWER([.I455];2)+POWER([.J455];2))" office:value-type="float" office:value="552.267564244841" calcext:value-type="float">
            <text:p>552.267564244841</text:p>
          </table:table-cell>
        </table:table-row>
        <table:table-row table:style-name="ro1">
          <table:table-cell office:value-type="float" office:value="75.4558" calcext:value-type="float">
            <text:p>75.4558</text:p>
          </table:table-cell>
          <table:table-cell office:value-type="float" office:value="286.66" calcext:value-type="float">
            <text:p>286.66</text:p>
          </table:table-cell>
          <table:table-cell office:value-type="float" office:value="44.444" calcext:value-type="float">
            <text:p>44.444</text:p>
          </table:table-cell>
          <table:table-cell office:value-type="float" office:value="75.3499" calcext:value-type="float">
            <text:p>75.3499</text:p>
          </table:table-cell>
          <table:table-cell office:value-type="float" office:value="272.026" calcext:value-type="float">
            <text:p>272.026</text:p>
          </table:table-cell>
          <table:table-cell office:value-type="float" office:value="46.9368" calcext:value-type="float">
            <text:p>46.9368</text:p>
          </table:table-cell>
          <table:table-cell/>
          <table:table-cell table:formula="of:=([.D456]-[.A456])/0.0166667" office:value-type="float" office:value="-6.35398729202489" calcext:value-type="float">
            <text:p>-6.35398729202489</text:p>
          </table:table-cell>
          <table:table-cell table:formula="of:=ABS([.E456]-[.B456])/0.0166667" office:value-type="float" office:value="878.038243923513" calcext:value-type="float">
            <text:p>878.038243923513</text:p>
          </table:table-cell>
          <table:table-cell table:formula="of:=([.F456]-[.C456])/0.0166667" office:value-type="float" office:value="149.567700864598" calcext:value-type="float">
            <text:p>149.567700864598</text:p>
          </table:table-cell>
          <table:table-cell table:formula="of:=DEGREES(ATAN(ABS([.F456]-[.C456])/ABS([.E456]-[.B456])))" office:value-type="float" office:value="9.66714672938119" calcext:value-type="float">
            <text:p>9.66714672938119</text:p>
          </table:table-cell>
          <table:table-cell table:formula="of:=SQRT(POWER([.H456];2)+POWER([.I456];2)+POWER([.J456];2))" office:value-type="float" office:value="890.708722360299" calcext:value-type="float">
            <text:p>890.708722360299</text:p>
          </table:table-cell>
        </table:table-row>
        <table:table-row table:style-name="ro1">
          <table:table-cell office:value-type="float" office:value="75.485" calcext:value-type="float">
            <text:p>75.485</text:p>
          </table:table-cell>
          <table:table-cell office:value-type="float" office:value="290.914" calcext:value-type="float">
            <text:p>290.914</text:p>
          </table:table-cell>
          <table:table-cell office:value-type="float" office:value="43.2789" calcext:value-type="float">
            <text:p>43.2789</text:p>
          </table:table-cell>
          <table:table-cell office:value-type="float" office:value="75.4149" calcext:value-type="float">
            <text:p>75.4149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44.4981" calcext:value-type="float">
            <text:p>44.4981</text:p>
          </table:table-cell>
          <table:table-cell/>
          <table:table-cell table:formula="of:=([.D457]-[.A457])/0.0166667" office:value-type="float" office:value="-4.20599158801661" calcext:value-type="float">
            <text:p>-4.20599158801661</text:p>
          </table:table-cell>
          <table:table-cell table:formula="of:=ABS([.E457]-[.B457])/0.0166667" office:value-type="float" office:value="570.118859762281" calcext:value-type="float">
            <text:p>570.118859762281</text:p>
          </table:table-cell>
          <table:table-cell table:formula="of:=([.F457]-[.C457])/0.0166667" office:value-type="float" office:value="73.1518536962926" calcext:value-type="float">
            <text:p>73.1518536962926</text:p>
          </table:table-cell>
          <table:table-cell table:formula="of:=DEGREES(ATAN(ABS([.F457]-[.C457])/ABS([.E457]-[.B457])))" office:value-type="float" office:value="7.31166139071867" calcext:value-type="float">
            <text:p>7.31166139071867</text:p>
          </table:table-cell>
          <table:table-cell table:formula="of:=SQRT(POWER([.H457];2)+POWER([.I457];2)+POWER([.J457];2))" office:value-type="float" office:value="574.808140444345" calcext:value-type="float">
            <text:p>574.808140444345</text:p>
          </table:table-cell>
        </table:table-row>
        <table:table-row table:style-name="ro1">
          <table:table-cell office:value-type="float" office:value="74.9426" calcext:value-type="float">
            <text:p>74.9426</text:p>
          </table:table-cell>
          <table:table-cell office:value-type="float" office:value="286.673" calcext:value-type="float">
            <text:p>286.673</text:p>
          </table:table-cell>
          <table:table-cell office:value-type="float" office:value="44.1933" calcext:value-type="float">
            <text:p>44.1933</text:p>
          </table:table-cell>
          <table:table-cell office:value-type="float" office:value="74.867" calcext:value-type="float">
            <text:p>74.867</text:p>
          </table:table-cell>
          <table:table-cell office:value-type="float" office:value="274.762" calcext:value-type="float">
            <text:p>274.762</text:p>
          </table:table-cell>
          <table:table-cell office:value-type="float" office:value="45.535" calcext:value-type="float">
            <text:p>45.535</text:p>
          </table:table-cell>
          <table:table-cell/>
          <table:table-cell table:formula="of:=([.D458]-[.A458])/0.0166667" office:value-type="float" office:value="-4.53599092801781" calcext:value-type="float">
            <text:p>-4.53599092801781</text:p>
          </table:table-cell>
          <table:table-cell table:formula="of:=ABS([.E458]-[.B458])/0.0166667" office:value-type="float" office:value="714.658570682859" calcext:value-type="float">
            <text:p>714.658570682859</text:p>
          </table:table-cell>
          <table:table-cell table:formula="of:=([.F458]-[.C458])/0.0166667" office:value-type="float" office:value="80.5018389963218" calcext:value-type="float">
            <text:p>80.5018389963218</text:p>
          </table:table-cell>
          <table:table-cell table:formula="of:=DEGREES(ATAN(ABS([.F458]-[.C458])/ABS([.E458]-[.B458])))" office:value-type="float" office:value="6.42692132646364" calcext:value-type="float">
            <text:p>6.42692132646364</text:p>
          </table:table-cell>
          <table:table-cell table:formula="of:=SQRT(POWER([.H458];2)+POWER([.I458];2)+POWER([.J458];2))" office:value-type="float" office:value="719.192598645144" calcext:value-type="float">
            <text:p>719.192598645144</text:p>
          </table:table-cell>
        </table:table-row>
        <table:table-row table:style-name="ro1">
          <table:table-cell office:value-type="float" office:value="75.1698" calcext:value-type="float">
            <text:p>75.1698</text:p>
          </table:table-cell>
          <table:table-cell office:value-type="float" office:value="282.792" calcext:value-type="float">
            <text:p>282.792</text:p>
          </table:table-cell>
          <table:table-cell office:value-type="float" office:value="44.0346" calcext:value-type="float">
            <text:p>44.0346</text:p>
          </table:table-cell>
          <table:table-cell office:value-type="float" office:value="75.0884" calcext:value-type="float">
            <text:p>75.0884</text:p>
          </table:table-cell>
          <table:table-cell office:value-type="float" office:value="271.107" calcext:value-type="float">
            <text:p>271.107</text:p>
          </table:table-cell>
          <table:table-cell office:value-type="float" office:value="45.1188" calcext:value-type="float">
            <text:p>45.1188</text:p>
          </table:table-cell>
          <table:table-cell/>
          <table:table-cell table:formula="of:=([.D459]-[.A459])/0.0166667" office:value-type="float" office:value="-4.88399023201966" calcext:value-type="float">
            <text:p>-4.88399023201966</text:p>
          </table:table-cell>
          <table:table-cell table:formula="of:=ABS([.E459]-[.B459])/0.0166667" office:value-type="float" office:value="701.098597802801" calcext:value-type="float">
            <text:p>701.098597802801</text:p>
          </table:table-cell>
          <table:table-cell table:formula="of:=([.F459]-[.C459])/0.0166667" office:value-type="float" office:value="65.0518698962604" calcext:value-type="float">
            <text:p>65.0518698962604</text:p>
          </table:table-cell>
          <table:table-cell table:formula="of:=DEGREES(ATAN(ABS([.F459]-[.C459])/ABS([.E459]-[.B459])))" office:value-type="float" office:value="5.30104680128258" calcext:value-type="float">
            <text:p>5.30104680128258</text:p>
          </table:table-cell>
          <table:table-cell table:formula="of:=SQRT(POWER([.H459];2)+POWER([.I459];2)+POWER([.J459];2))" office:value-type="float" office:value="704.127007704321" calcext:value-type="float">
            <text:p>704.127007704321</text:p>
          </table:table-cell>
        </table:table-row>
        <table:table-row table:style-name="ro1">
          <table:table-cell office:value-type="float" office:value="75.9101" calcext:value-type="float">
            <text:p>75.9101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44.1762" calcext:value-type="float">
            <text:p>44.1762</text:p>
          </table:table-cell>
          <table:table-cell office:value-type="float" office:value="76.2925" calcext:value-type="float">
            <text:p>76.2925</text:p>
          </table:table-cell>
          <table:table-cell office:value-type="float" office:value="267.421" calcext:value-type="float">
            <text:p>267.421</text:p>
          </table:table-cell>
          <table:table-cell office:value-type="float" office:value="45.6879" calcext:value-type="float">
            <text:p>45.6879</text:p>
          </table:table-cell>
          <table:table-cell/>
          <table:table-cell table:formula="of:=([.D460]-[.A460])/0.0166667" office:value-type="float" office:value="22.943954112092" calcext:value-type="float">
            <text:p>22.943954112092</text:p>
          </table:table-cell>
          <table:table-cell table:formula="of:=ABS([.E460]-[.B460])/0.0166667" office:value-type="float" office:value="768.598462803075" calcext:value-type="float">
            <text:p>768.598462803075</text:p>
          </table:table-cell>
          <table:table-cell table:formula="of:=([.F460]-[.C460])/0.0166667" office:value-type="float" office:value="90.7018185963627" calcext:value-type="float">
            <text:p>90.7018185963627</text:p>
          </table:table-cell>
          <table:table-cell table:formula="of:=DEGREES(ATAN(ABS([.F460]-[.C460])/ABS([.E460]-[.B460])))" office:value-type="float" office:value="6.73031131836801" calcext:value-type="float">
            <text:p>6.73031131836801</text:p>
          </table:table-cell>
          <table:table-cell table:formula="of:=SQRT(POWER([.H460];2)+POWER([.I460];2)+POWER([.J460];2))" office:value-type="float" office:value="774.271813997019" calcext:value-type="float">
            <text:p>774.271813997019</text:p>
          </table:table-cell>
        </table:table-row>
        <table:table-row table:style-name="ro1">
          <table:table-cell office:value-type="float" office:value="75.4257" calcext:value-type="float">
            <text:p>75.4257</text:p>
          </table:table-cell>
          <table:table-cell office:value-type="float" office:value="282.649" calcext:value-type="float">
            <text:p>282.649</text:p>
          </table:table-cell>
          <table:table-cell office:value-type="float" office:value="44.8088" calcext:value-type="float">
            <text:p>44.8088</text:p>
          </table:table-cell>
          <table:table-cell office:value-type="float" office:value="75.3385" calcext:value-type="float">
            <text:p>75.3385</text:p>
          </table:table-cell>
          <table:table-cell office:value-type="float" office:value="270.933" calcext:value-type="float">
            <text:p>270.933</text:p>
          </table:table-cell>
          <table:table-cell office:value-type="float" office:value="46.1248" calcext:value-type="float">
            <text:p>46.1248</text:p>
          </table:table-cell>
          <table:table-cell/>
          <table:table-cell table:formula="of:=([.D461]-[.A461])/0.0166667" office:value-type="float" office:value="-5.23198953602152" calcext:value-type="float">
            <text:p>-5.23198953602152</text:p>
          </table:table-cell>
          <table:table-cell table:formula="of:=ABS([.E461]-[.B461])/0.0166667" office:value-type="float" office:value="702.958594082812" calcext:value-type="float">
            <text:p>702.958594082812</text:p>
          </table:table-cell>
          <table:table-cell table:formula="of:=([.F461]-[.C461])/0.0166667" office:value-type="float" office:value="78.959842080316" calcext:value-type="float">
            <text:p>78.959842080316</text:p>
          </table:table-cell>
          <table:table-cell table:formula="of:=DEGREES(ATAN(ABS([.F461]-[.C461])/ABS([.E461]-[.B461])))" office:value-type="float" office:value="6.40888654043574" calcext:value-type="float">
            <text:p>6.40888654043574</text:p>
          </table:table-cell>
          <table:table-cell table:formula="of:=SQRT(POWER([.H461];2)+POWER([.I461];2)+POWER([.J461];2))" office:value-type="float" office:value="707.398625508092" calcext:value-type="float">
            <text:p>707.398625508092</text:p>
          </table:table-cell>
        </table:table-row>
        <table:table-row table:style-name="ro1">
          <table:table-cell office:value-type="float" office:value="75.9333" calcext:value-type="float">
            <text:p>75.9333</text:p>
          </table:table-cell>
          <table:table-cell office:value-type="float" office:value="282.799" calcext:value-type="float">
            <text:p>282.799</text:p>
          </table:table-cell>
          <table:table-cell office:value-type="float" office:value="44.2781" calcext:value-type="float">
            <text:p>44.2781</text:p>
          </table:table-cell>
          <table:table-cell office:value-type="float" office:value="75.8445" calcext:value-type="float">
            <text:p>75.8445</text:p>
          </table:table-cell>
          <table:table-cell office:value-type="float" office:value="272.327" calcext:value-type="float">
            <text:p>272.327</text:p>
          </table:table-cell>
          <table:table-cell office:value-type="float" office:value="45.658" calcext:value-type="float">
            <text:p>45.658</text:p>
          </table:table-cell>
          <table:table-cell/>
          <table:table-cell table:formula="of:=([.D462]-[.A462])/0.0166667" office:value-type="float" office:value="-5.32798934402168" calcext:value-type="float">
            <text:p>-5.32798934402168</text:p>
          </table:table-cell>
          <table:table-cell table:formula="of:=ABS([.E462]-[.B462])/0.0166667" office:value-type="float" office:value="628.318743362512" calcext:value-type="float">
            <text:p>628.318743362512</text:p>
          </table:table-cell>
          <table:table-cell table:formula="of:=([.F462]-[.C462])/0.0166667" office:value-type="float" office:value="82.7938344123311" calcext:value-type="float">
            <text:p>82.7938344123311</text:p>
          </table:table-cell>
          <table:table-cell table:formula="of:=DEGREES(ATAN(ABS([.F462]-[.C462])/ABS([.E462]-[.B462])))" office:value-type="float" office:value="7.50664211477551" calcext:value-type="float">
            <text:p>7.50664211477551</text:p>
          </table:table-cell>
          <table:table-cell table:formula="of:=SQRT(POWER([.H462];2)+POWER([.I462];2)+POWER([.J462];2))" office:value-type="float" office:value="633.772553640336" calcext:value-type="float">
            <text:p>633.772553640336</text:p>
          </table:table-cell>
        </table:table-row>
        <table:table-row table:style-name="ro1"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75.3489" calcext:value-type="float">
            <text:p>75.3489</text:p>
          </table:table-cell>
          <table:table-cell office:value-type="float" office:value="272.127" calcext:value-type="float">
            <text:p>272.127</text:p>
          </table:table-cell>
          <table:table-cell office:value-type="float" office:value="46.4307" calcext:value-type="float">
            <text:p>46.4307</text:p>
          </table:table-cell>
          <table:table-cell/>
          <table:table-cell table:formula="of:=([.D463]-[.A463])/0.0166667" office:value-type="float" office:value="10.06197987604" calcext:value-type="float">
            <text:p>10.06197987604</text:p>
          </table:table-cell>
          <table:table-cell table:formula="of:=ABS([.E463]-[.B463])/0.0166667" office:value-type="float" office:value="707.518584962829" calcext:value-type="float">
            <text:p>707.518584962829</text:p>
          </table:table-cell>
          <table:table-cell table:formula="of:=([.F463]-[.C463])/0.0166667" office:value-type="float" office:value="93.8038123923753" calcext:value-type="float">
            <text:p>93.8038123923753</text:p>
          </table:table-cell>
          <table:table-cell table:formula="of:=DEGREES(ATAN(ABS([.F463]-[.C463])/ABS([.E463]-[.B463])))" office:value-type="float" office:value="7.55230976070247" calcext:value-type="float">
            <text:p>7.55230976070247</text:p>
          </table:table-cell>
          <table:table-cell table:formula="of:=SQRT(POWER([.H463];2)+POWER([.I463];2)+POWER([.J463];2))" office:value-type="float" office:value="713.780741352814" calcext:value-type="float">
            <text:p>713.780741352814</text:p>
          </table:table-cell>
        </table:table-row>
        <table:table-row table:style-name="ro1">
          <table:table-cell office:value-type="float" office:value="75.4355" calcext:value-type="float">
            <text:p>75.4355</text:p>
          </table:table-cell>
          <table:table-cell office:value-type="float" office:value="283.998" calcext:value-type="float">
            <text:p>283.998</text:p>
          </table:table-cell>
          <table:table-cell office:value-type="float" office:value="44.6009" calcext:value-type="float">
            <text:p>44.6009</text:p>
          </table:table-cell>
          <table:table-cell office:value-type="float" office:value="75.3484" calcext:value-type="float">
            <text:p>75.3484</text:p>
          </table:table-cell>
          <table:table-cell office:value-type="float" office:value="272.172" calcext:value-type="float">
            <text:p>272.172</text:p>
          </table:table-cell>
          <table:table-cell office:value-type="float" office:value="46.1782" calcext:value-type="float">
            <text:p>46.1782</text:p>
          </table:table-cell>
          <table:table-cell/>
          <table:table-cell table:formula="of:=([.D464]-[.A464])/0.0166667" office:value-type="float" office:value="-5.2259895480213" calcext:value-type="float">
            <text:p>-5.2259895480213</text:p>
          </table:table-cell>
          <table:table-cell table:formula="of:=ABS([.E464]-[.B464])/0.0166667" office:value-type="float" office:value="709.558580882836" calcext:value-type="float">
            <text:p>709.558580882836</text:p>
          </table:table-cell>
          <table:table-cell table:formula="of:=([.F464]-[.C464])/0.0166667" office:value-type="float" office:value="94.6378107243782" calcext:value-type="float">
            <text:p>94.6378107243782</text:p>
          </table:table-cell>
          <table:table-cell table:formula="of:=DEGREES(ATAN(ABS([.F464]-[.C464])/ABS([.E464]-[.B464])))" office:value-type="float" office:value="7.59702349154223" calcext:value-type="float">
            <text:p>7.59702349154223</text:p>
          </table:table-cell>
          <table:table-cell table:formula="of:=SQRT(POWER([.H464];2)+POWER([.I464];2)+POWER([.J464];2))" office:value-type="float" office:value="715.861024144997" calcext:value-type="float">
            <text:p>715.861024144997</text:p>
          </table:table-cell>
        </table:table-row>
        <table:table-row table:style-name="ro1">
          <table:table-cell office:value-type="float" office:value="75.4449" calcext:value-type="float">
            <text:p>75.4449</text:p>
          </table:table-cell>
          <table:table-cell office:value-type="float" office:value="285.41" calcext:value-type="float">
            <text:p>285.41</text:p>
          </table:table-cell>
          <table:table-cell office:value-type="float" office:value="44.1304" calcext:value-type="float">
            <text:p>44.1304</text:p>
          </table:table-cell>
          <table:table-cell office:value-type="float" office:value="75.8557" calcext:value-type="float">
            <text:p>75.8557</text:p>
          </table:table-cell>
          <table:table-cell office:value-type="float" office:value="273.567" calcext:value-type="float">
            <text:p>273.567</text:p>
          </table:table-cell>
          <table:table-cell office:value-type="float" office:value="45.7113" calcext:value-type="float">
            <text:p>45.7113</text:p>
          </table:table-cell>
          <table:table-cell/>
          <table:table-cell table:formula="of:=([.D465]-[.A465])/0.0166667" office:value-type="float" office:value="24.6479507040983" calcext:value-type="float">
            <text:p>24.6479507040983</text:p>
          </table:table-cell>
          <table:table-cell table:formula="of:=ABS([.E465]-[.B465])/0.0166667" office:value-type="float" office:value="710.578578842843" calcext:value-type="float">
            <text:p>710.578578842843</text:p>
          </table:table-cell>
          <table:table-cell table:formula="of:=([.F465]-[.C465])/0.0166667" office:value-type="float" office:value="94.8538102923794" calcext:value-type="float">
            <text:p>94.8538102923794</text:p>
          </table:table-cell>
          <table:table-cell table:formula="of:=DEGREES(ATAN(ABS([.F465]-[.C465])/ABS([.E465]-[.B465])))" office:value-type="float" office:value="7.60335783024033" calcext:value-type="float">
            <text:p>7.60335783024033</text:p>
          </table:table-cell>
          <table:table-cell table:formula="of:=SQRT(POWER([.H465];2)+POWER([.I465];2)+POWER([.J465];2))" office:value-type="float" office:value="717.305153690679" calcext:value-type="float">
            <text:p>717.305153690679</text:p>
          </table:table-cell>
        </table:table-row>
        <table:table-row table:style-name="ro1">
          <table:table-cell office:value-type="float" office:value="75.1625" calcext:value-type="float">
            <text:p>75.1625</text:p>
          </table:table-cell>
          <table:table-cell office:value-type="float" office:value="281.28" calcext:value-type="float">
            <text:p>281.28</text:p>
          </table:table-cell>
          <table:table-cell office:value-type="float" office:value="45.0222" calcext:value-type="float">
            <text:p>45.0222</text:p>
          </table:table-cell>
          <table:table-cell office:value-type="float" office:value="75.0914" calcext:value-type="float">
            <text:p>75.0914</text:p>
          </table:table-cell>
          <table:table-cell office:value-type="float" office:value="270.863" calcext:value-type="float">
            <text:p>270.863</text:p>
          </table:table-cell>
          <table:table-cell office:value-type="float" office:value="46.3829" calcext:value-type="float">
            <text:p>46.3829</text:p>
          </table:table-cell>
          <table:table-cell/>
          <table:table-cell table:formula="of:=([.D466]-[.A466])/0.0166667" office:value-type="float" office:value="-4.26599146801714" calcext:value-type="float">
            <text:p>-4.26599146801714</text:p>
          </table:table-cell>
          <table:table-cell table:formula="of:=ABS([.E466]-[.B466])/0.0166667" office:value-type="float" office:value="625.018749962499" calcext:value-type="float">
            <text:p>625.018749962499</text:p>
          </table:table-cell>
          <table:table-cell table:formula="of:=([.F466]-[.C466])/0.0166667" office:value-type="float" office:value="81.6418367163267" calcext:value-type="float">
            <text:p>81.6418367163267</text:p>
          </table:table-cell>
          <table:table-cell table:formula="of:=DEGREES(ATAN(ABS([.F466]-[.C466])/ABS([.E466]-[.B466])))" office:value-type="float" office:value="7.44201250497841" calcext:value-type="float">
            <text:p>7.44201250497841</text:p>
          </table:table-cell>
          <table:table-cell table:formula="of:=SQRT(POWER([.H466];2)+POWER([.I466];2)+POWER([.J466];2))" office:value-type="float" office:value="630.342784515144" calcext:value-type="float">
            <text:p>630.342784515144</text:p>
          </table:table-cell>
        </table:table-row>
        <table:table-row table:style-name="ro1">
          <table:table-cell office:value-type="float" office:value="75.6492" calcext:value-type="float">
            <text:p>75.6492</text:p>
          </table:table-cell>
          <table:table-cell office:value-type="float" office:value="278.565" calcext:value-type="float">
            <text:p>278.565</text:p>
          </table:table-cell>
          <table:table-cell office:value-type="float" office:value="45.9338" calcext:value-type="float">
            <text:p>45.9338</text:p>
          </table:table-cell>
          <table:table-cell office:value-type="float" office:value="75.803" calcext:value-type="float">
            <text:p>75.803</text:p>
          </table:table-cell>
          <table:table-cell office:value-type="float" office:value="267.034" calcext:value-type="float">
            <text:p>267.034</text:p>
          </table:table-cell>
          <table:table-cell office:value-type="float" office:value="47.4537" calcext:value-type="float">
            <text:p>47.4537</text:p>
          </table:table-cell>
          <table:table-cell/>
          <table:table-cell table:formula="of:=([.D467]-[.A467])/0.0166667" office:value-type="float" office:value="9.22798154403715" calcext:value-type="float">
            <text:p>9.22798154403715</text:p>
          </table:table-cell>
          <table:table-cell table:formula="of:=ABS([.E467]-[.B467])/0.0166667" office:value-type="float" office:value="691.858616282768" calcext:value-type="float">
            <text:p>691.858616282768</text:p>
          </table:table-cell>
          <table:table-cell table:formula="of:=([.F467]-[.C467])/0.0166667" office:value-type="float" office:value="91.1938176123648" calcext:value-type="float">
            <text:p>91.1938176123648</text:p>
          </table:table-cell>
          <table:table-cell table:formula="of:=DEGREES(ATAN(ABS([.F467]-[.C467])/ABS([.E467]-[.B467])))" office:value-type="float" office:value="7.5088648749248" calcext:value-type="float">
            <text:p>7.5088648749248</text:p>
          </table:table-cell>
          <table:table-cell table:formula="of:=SQRT(POWER([.H467];2)+POWER([.I467];2)+POWER([.J467];2))" office:value-type="float" office:value="697.903870843829" calcext:value-type="float">
            <text:p>697.903870843829</text:p>
          </table:table-cell>
        </table:table-row>
        <table:table-row table:style-name="ro1">
          <table:table-cell office:value-type="float" office:value="75.1892" calcext:value-type="float">
            <text:p>75.1892</text:p>
          </table:table-cell>
          <table:table-cell office:value-type="float" office:value="285.388" calcext:value-type="float">
            <text:p>285.388</text:p>
          </table:table-cell>
          <table:table-cell office:value-type="float" office:value="44.1362" calcext:value-type="float">
            <text:p>44.1362</text:p>
          </table:table-cell>
          <table:table-cell office:value-type="float" office:value="74.8744" calcext:value-type="float">
            <text:p>74.8744</text:p>
          </table:table-cell>
          <table:table-cell office:value-type="float" office:value="276.12" calcext:value-type="float">
            <text:p>276.12</text:p>
          </table:table-cell>
          <table:table-cell office:value-type="float" office:value="45.0762" calcext:value-type="float">
            <text:p>45.0762</text:p>
          </table:table-cell>
          <table:table-cell/>
          <table:table-cell table:formula="of:=([.D468]-[.A468])/0.0166667" office:value-type="float" office:value="-18.8879622240759" calcext:value-type="float">
            <text:p>-18.8879622240759</text:p>
          </table:table-cell>
          <table:table-cell table:formula="of:=ABS([.E468]-[.B468])/0.0166667" office:value-type="float" office:value="556.078887842223" calcext:value-type="float">
            <text:p>556.078887842223</text:p>
          </table:table-cell>
          <table:table-cell table:formula="of:=([.F468]-[.C468])/0.0166667" office:value-type="float" office:value="56.3998872002255" calcext:value-type="float">
            <text:p>56.3998872002255</text:p>
          </table:table-cell>
          <table:table-cell table:formula="of:=DEGREES(ATAN(ABS([.F468]-[.C468])/ABS([.E468]-[.B468])))" office:value-type="float" office:value="5.79137756266546" calcext:value-type="float">
            <text:p>5.79137756266546</text:p>
          </table:table-cell>
          <table:table-cell table:formula="of:=SQRT(POWER([.H468];2)+POWER([.I468];2)+POWER([.J468];2))" office:value-type="float" office:value="559.25077728781" calcext:value-type="float">
            <text:p>559.25077728781</text:p>
          </table:table-cell>
        </table:table-row>
        <table:table-row table:style-name="ro1">
          <table:table-cell office:value-type="float" office:value="74.9485" calcext:value-type="float">
            <text:p>74.9485</text:p>
          </table:table-cell>
          <table:table-cell office:value-type="float" office:value="288.276" calcext:value-type="float">
            <text:p>288.276</text:p>
          </table:table-cell>
          <table:table-cell office:value-type="float" office:value="42.9279" calcext:value-type="float">
            <text:p>42.9279</text:p>
          </table:table-cell>
          <table:table-cell office:value-type="float" office:value="74.8806" calcext:value-type="float">
            <text:p>74.8806</text:p>
          </table:table-cell>
          <table:table-cell office:value-type="float" office:value="277.593" calcext:value-type="float">
            <text:p>277.593</text:p>
          </table:table-cell>
          <table:table-cell office:value-type="float" office:value="44.1001" calcext:value-type="float">
            <text:p>44.1001</text:p>
          </table:table-cell>
          <table:table-cell/>
          <table:table-cell table:formula="of:=([.D469]-[.A469])/0.0166667" office:value-type="float" office:value="-4.07399185201597" calcext:value-type="float">
            <text:p>-4.07399185201597</text:p>
          </table:table-cell>
          <table:table-cell table:formula="of:=ABS([.E469]-[.B469])/0.0166667" office:value-type="float" office:value="640.978718042564" calcext:value-type="float">
            <text:p>640.978718042564</text:p>
          </table:table-cell>
          <table:table-cell table:formula="of:=([.F469]-[.C469])/0.0166667" office:value-type="float" office:value="70.3318593362811" calcext:value-type="float">
            <text:p>70.3318593362811</text:p>
          </table:table-cell>
          <table:table-cell table:formula="of:=DEGREES(ATAN(ABS([.F469]-[.C469])/ABS([.E469]-[.B469])))" office:value-type="float" office:value="6.26177152599898" calcext:value-type="float">
            <text:p>6.26177152599898</text:p>
          </table:table-cell>
          <table:table-cell table:formula="of:=SQRT(POWER([.H469];2)+POWER([.I469];2)+POWER([.J469];2))" office:value-type="float" office:value="644.83865023027" calcext:value-type="float">
            <text:p>644.83865023027</text:p>
          </table:table-cell>
        </table:table-row>
        <table:table-row table:style-name="ro1">
          <table:table-cell office:value-type="float" office:value="75.4123" calcext:value-type="float">
            <text:p>75.4123</text:p>
          </table:table-cell>
          <table:table-cell office:value-type="float" office:value="281.68" calcext:value-type="float">
            <text:p>281.68</text:p>
          </table:table-cell>
          <table:table-cell office:value-type="float" office:value="43.2004" calcext:value-type="float">
            <text:p>43.2004</text:p>
          </table:table-cell>
          <table:table-cell office:value-type="float" office:value="75.3344" calcext:value-type="float">
            <text:p>75.3344</text:p>
          </table:table-cell>
          <table:table-cell office:value-type="float" office:value="271.333" calcext:value-type="float">
            <text:p>271.333</text:p>
          </table:table-cell>
          <table:table-cell office:value-type="float" office:value="44.0977" calcext:value-type="float">
            <text:p>44.0977</text:p>
          </table:table-cell>
          <table:table-cell/>
          <table:table-cell table:formula="of:=([.D470]-[.A470])/0.0166667" office:value-type="float" office:value="-4.67399065201867" calcext:value-type="float">
            <text:p>-4.67399065201867</text:p>
          </table:table-cell>
          <table:table-cell table:formula="of:=ABS([.E470]-[.B470])/0.0166667" office:value-type="float" office:value="620.818758362482" calcext:value-type="float">
            <text:p>620.818758362482</text:p>
          </table:table-cell>
          <table:table-cell table:formula="of:=([.F470]-[.C470])/0.0166667" office:value-type="float" office:value="53.8378923242154" calcext:value-type="float">
            <text:p>53.8378923242154</text:p>
          </table:table-cell>
          <table:table-cell table:formula="of:=DEGREES(ATAN(ABS([.F470]-[.C470])/ABS([.E470]-[.B470])))" office:value-type="float" office:value="4.95633530582368" calcext:value-type="float">
            <text:p>4.95633530582368</text:p>
          </table:table-cell>
          <table:table-cell table:formula="of:=SQRT(POWER([.H470];2)+POWER([.I470];2)+POWER([.J470];2))" office:value-type="float" office:value="623.166346630868" calcext:value-type="float">
            <text:p>623.166346630868</text:p>
          </table:table-cell>
        </table:table-row>
        <table:table-row table:style-name="ro1">
          <table:table-cell office:value-type="float" office:value="74.6826" calcext:value-type="float">
            <text:p>74.6826</text:p>
          </table:table-cell>
          <table:table-cell office:value-type="float" office:value="286.935" calcext:value-type="float">
            <text:p>286.935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74.6201" calcext:value-type="float">
            <text:p>74.6201</text:p>
          </table:table-cell>
          <table:table-cell office:value-type="float" office:value="276.356" calcext:value-type="float">
            <text:p>276.356</text:p>
          </table:table-cell>
          <table:table-cell office:value-type="float" office:value="43.8" calcext:value-type="float">
            <text:p>43.8</text:p>
          </table:table-cell>
          <table:table-cell/>
          <table:table-cell table:formula="of:=([.D471]-[.A471])/0.0166667" office:value-type="float" office:value="-3.749992500015" calcext:value-type="float">
            <text:p>-3.749992500015</text:p>
          </table:table-cell>
          <table:table-cell table:formula="of:=ABS([.E471]-[.B471])/0.0166667" office:value-type="float" office:value="634.738730522539" calcext:value-type="float">
            <text:p>634.738730522539</text:p>
          </table:table-cell>
          <table:table-cell table:formula="of:=([.F471]-[.C471])/0.0166667" office:value-type="float" office:value="54.8578902842193" calcext:value-type="float">
            <text:p>54.8578902842193</text:p>
          </table:table-cell>
          <table:table-cell table:formula="of:=DEGREES(ATAN(ABS([.F471]-[.C471])/ABS([.E471]-[.B471])))" office:value-type="float" office:value="4.93956729464326" calcext:value-type="float">
            <text:p>4.93956729464326</text:p>
          </table:table-cell>
          <table:table-cell table:formula="of:=SQRT(POWER([.H471];2)+POWER([.I471];2)+POWER([.J471];2))" office:value-type="float" office:value="637.115928693947" calcext:value-type="float">
            <text:p>637.115928693947</text:p>
          </table:table-cell>
        </table:table-row>
        <table:table-row table:style-name="ro1">
          <table:table-cell office:value-type="float" office:value="74.9225" calcext:value-type="float">
            <text:p>74.9225</text:p>
          </table:table-cell>
          <table:table-cell office:value-type="float" office:value="284.226" calcext:value-type="float">
            <text:p>284.226</text:p>
          </table:table-cell>
          <table:table-cell office:value-type="float" office:value="43.3085" calcext:value-type="float">
            <text:p>43.3085</text:p>
          </table:table-cell>
          <table:table-cell office:value-type="float" office:value="75.0872" calcext:value-type="float">
            <text:p>75.0872</text:p>
          </table:table-cell>
          <table:table-cell office:value-type="float" office:value="271.207" calcext:value-type="float">
            <text:p>271.207</text:p>
          </table:table-cell>
          <table:table-cell office:value-type="float" office:value="44.6118" calcext:value-type="float">
            <text:p>44.6118</text:p>
          </table:table-cell>
          <table:table-cell/>
          <table:table-cell table:formula="of:=([.D472]-[.A472])/0.0166667" office:value-type="float" office:value="9.88198023603931" calcext:value-type="float">
            <text:p>9.88198023603931</text:p>
          </table:table-cell>
          <table:table-cell table:formula="of:=ABS([.E472]-[.B472])/0.0166667" office:value-type="float" office:value="781.138437723125" calcext:value-type="float">
            <text:p>781.138437723125</text:p>
          </table:table-cell>
          <table:table-cell table:formula="of:=([.F472]-[.C472])/0.0166667" office:value-type="float" office:value="78.1978436043128" calcext:value-type="float">
            <text:p>78.1978436043128</text:p>
          </table:table-cell>
          <table:table-cell table:formula="of:=DEGREES(ATAN(ABS([.F472]-[.C472])/ABS([.E472]-[.B472])))" office:value-type="float" office:value="5.71669337918612" calcext:value-type="float">
            <text:p>5.71669337918612</text:p>
          </table:table-cell>
          <table:table-cell table:formula="of:=SQRT(POWER([.H472];2)+POWER([.I472];2)+POWER([.J472];2))" office:value-type="float" office:value="785.104970794527" calcext:value-type="float">
            <text:p>785.104970794527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75.3637" calcext:value-type="float">
            <text:p>75.3637</text:p>
          </table:table-cell>
          <table:table-cell office:value-type="float" office:value="275.127" calcext:value-type="float">
            <text:p>275.127</text:p>
          </table:table-cell>
          <table:table-cell office:value-type="float" office:value="43.988" calcext:value-type="float">
            <text:p>43.988</text:p>
          </table:table-cell>
          <table:table-cell/>
          <table:table-cell table:formula="of:=([.D473]-[.A473])/0.0166667" office:value-type="float" office:value="10.0559798880398" calcext:value-type="float">
            <text:p>10.0559798880398</text:p>
          </table:table-cell>
          <table:table-cell table:formula="of:=ABS([.E473]-[.B473])/0.0166667" office:value-type="float" office:value="711.238577522844" calcext:value-type="float">
            <text:p>711.238577522844</text:p>
          </table:table-cell>
          <table:table-cell table:formula="of:=([.F473]-[.C473])/0.0166667" office:value-type="float" office:value="66.8518662962672" calcext:value-type="float">
            <text:p>66.8518662962672</text:p>
          </table:table-cell>
          <table:table-cell table:formula="of:=DEGREES(ATAN(ABS([.F473]-[.C473])/ABS([.E473]-[.B473])))" office:value-type="float" office:value="5.36965973494838" calcext:value-type="float">
            <text:p>5.36965973494838</text:p>
          </table:table-cell>
          <table:table-cell table:formula="of:=SQRT(POWER([.H473];2)+POWER([.I473];2)+POWER([.J473];2))" office:value-type="float" office:value="714.444265786717" calcext:value-type="float">
            <text:p>714.444265786717</text:p>
          </table:table-cell>
        </table:table-row>
        <table:table-row table:style-name="ro1">
          <table:table-cell office:value-type="float" office:value="75.4232" calcext:value-type="float">
            <text:p>75.4232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43.5078" calcext:value-type="float">
            <text:p>43.5078</text:p>
          </table:table-cell>
          <table:table-cell office:value-type="float" office:value="75.3448" calcext:value-type="float">
            <text:p>75.3448</text:p>
          </table:table-cell>
          <table:table-cell office:value-type="float" office:value="272.531" calcext:value-type="float">
            <text:p>272.531</text:p>
          </table:table-cell>
          <table:table-cell office:value-type="float" office:value="44.3997" calcext:value-type="float">
            <text:p>44.3997</text:p>
          </table:table-cell>
          <table:table-cell/>
          <table:table-cell table:formula="of:=([.D474]-[.A474])/0.0166667" office:value-type="float" office:value="-4.70399059201808" calcext:value-type="float">
            <text:p>-4.70399059201808</text:p>
          </table:table-cell>
          <table:table-cell table:formula="of:=ABS([.E474]-[.B474])/0.0166667" office:value-type="float" office:value="623.638752722495" calcext:value-type="float">
            <text:p>623.638752722495</text:p>
          </table:table-cell>
          <table:table-cell table:formula="of:=([.F474]-[.C474])/0.0166667" office:value-type="float" office:value="53.513892972214" calcext:value-type="float">
            <text:p>53.513892972214</text:p>
          </table:table-cell>
          <table:table-cell table:formula="of:=DEGREES(ATAN(ABS([.F474]-[.C474])/ABS([.E474]-[.B474])))" office:value-type="float" office:value="4.90448642213831" calcext:value-type="float">
            <text:p>4.90448642213831</text:p>
          </table:table-cell>
          <table:table-cell table:formula="of:=SQRT(POWER([.H474];2)+POWER([.I474];2)+POWER([.J474];2))" office:value-type="float" office:value="625.948207255042" calcext:value-type="float">
            <text:p>625.948207255042</text:p>
          </table:table-cell>
        </table:table-row>
        <table:table-row table:style-name="ro1">
          <table:table-cell office:value-type="float" office:value="75.1399" calcext:value-type="float">
            <text:p>75.1399</text:p>
          </table:table-cell>
          <table:table-cell office:value-type="float" office:value="279.047" calcext:value-type="float">
            <text:p>279.047</text:p>
          </table:table-cell>
          <table:table-cell office:value-type="float" office:value="43.3688" calcext:value-type="float">
            <text:p>43.3688</text:p>
          </table:table-cell>
          <table:table-cell office:value-type="float" office:value="75.3055" calcext:value-type="float">
            <text:p>75.3055</text:p>
          </table:table-cell>
          <table:table-cell office:value-type="float" office:value="267.605" calcext:value-type="float">
            <text:p>267.605</text:p>
          </table:table-cell>
          <table:table-cell office:value-type="float" office:value="44.2047" calcext:value-type="float">
            <text:p>44.2047</text:p>
          </table:table-cell>
          <table:table-cell/>
          <table:table-cell table:formula="of:=([.D475]-[.A475])/0.0166667" office:value-type="float" office:value="9.93598012803961" calcext:value-type="float">
            <text:p>9.93598012803961</text:p>
          </table:table-cell>
          <table:table-cell table:formula="of:=ABS([.E475]-[.B475])/0.0166667" office:value-type="float" office:value="686.518626962747" calcext:value-type="float">
            <text:p>686.518626962747</text:p>
          </table:table-cell>
          <table:table-cell table:formula="of:=([.F475]-[.C475])/0.0166667" office:value-type="float" office:value="50.1538996922008" calcext:value-type="float">
            <text:p>50.1538996922008</text:p>
          </table:table-cell>
          <table:table-cell table:formula="of:=DEGREES(ATAN(ABS([.F475]-[.C475])/ABS([.E475]-[.B475])))" office:value-type="float" office:value="4.17834380438022" calcext:value-type="float">
            <text:p>4.17834380438022</text:p>
          </table:table-cell>
          <table:table-cell table:formula="of:=SQRT(POWER([.H475];2)+POWER([.I475];2)+POWER([.J475];2))" office:value-type="float" office:value="688.419902764479" calcext:value-type="float">
            <text:p>688.419902764479</text:p>
          </table:table-cell>
        </table:table-row>
        <table:table-row table:style-name="ro1">
          <table:table-cell office:value-type="float" office:value="75.1591" calcext:value-type="float">
            <text:p>75.1591</text:p>
          </table:table-cell>
          <table:table-cell office:value-type="float" office:value="281.613" calcext:value-type="float">
            <text:p>281.613</text:p>
          </table:table-cell>
          <table:table-cell office:value-type="float" office:value="43.4648" calcext:value-type="float">
            <text:p>43.4648</text:p>
          </table:table-cell>
          <table:table-cell office:value-type="float" office:value="74.8457" calcext:value-type="float">
            <text:p>74.8457</text:p>
          </table:table-cell>
          <table:table-cell office:value-type="float" office:value="272.576" calcext:value-type="float">
            <text:p>272.576</text:p>
          </table:table-cell>
          <table:table-cell office:value-type="float" office:value="43.9039" calcext:value-type="float">
            <text:p>43.9039</text:p>
          </table:table-cell>
          <table:table-cell/>
          <table:table-cell table:formula="of:=([.D476]-[.A476])/0.0166667" office:value-type="float" office:value="-18.8039623920753" calcext:value-type="float">
            <text:p>-18.8039623920753</text:p>
          </table:table-cell>
          <table:table-cell table:formula="of:=ABS([.E476]-[.B476])/0.0166667" office:value-type="float" office:value="542.218915562168" calcext:value-type="float">
            <text:p>542.218915562168</text:p>
          </table:table-cell>
          <table:table-cell table:formula="of:=([.F476]-[.C476])/0.0166667" office:value-type="float" office:value="26.3459473081056" calcext:value-type="float">
            <text:p>26.3459473081056</text:p>
          </table:table-cell>
          <table:table-cell table:formula="of:=DEGREES(ATAN(ABS([.F476]-[.C476])/ABS([.E476]-[.B476])))" office:value-type="float" office:value="2.78176450028551" calcext:value-type="float">
            <text:p>2.78176450028551</text:p>
          </table:table-cell>
          <table:table-cell table:formula="of:=SQRT(POWER([.H476];2)+POWER([.I476];2)+POWER([.J476];2))" office:value-type="float" office:value="543.184177176229" calcext:value-type="float">
            <text:p>543.184177176229</text:p>
          </table:table-cell>
        </table:table-row>
        <table:table-row table:style-name="ro1">
          <table:table-cell office:value-type="float" office:value="75.4435" calcext:value-type="float">
            <text:p>75.4435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3.3438" calcext:value-type="float">
            <text:p>43.3438</text:p>
          </table:table-cell>
          <table:table-cell office:value-type="float" office:value="75.6043" calcext:value-type="float">
            <text:p>75.6043</text:p>
          </table:table-cell>
          <table:table-cell office:value-type="float" office:value="273.794" calcext:value-type="float">
            <text:p>273.794</text:p>
          </table:table-cell>
          <table:table-cell office:value-type="float" office:value="44.4443" calcext:value-type="float">
            <text:p>44.4443</text:p>
          </table:table-cell>
          <table:table-cell/>
          <table:table-cell table:formula="of:=([.D477]-[.A477])/0.0166667" office:value-type="float" office:value="9.64798070403828" calcext:value-type="float">
            <text:p>9.64798070403828</text:p>
          </table:table-cell>
          <table:table-cell table:formula="of:=ABS([.E477]-[.B477])/0.0166667" office:value-type="float" office:value="707.45858508283" calcext:value-type="float">
            <text:p>707.45858508283</text:p>
          </table:table-cell>
          <table:table-cell table:formula="of:=([.F477]-[.C477])/0.0166667" office:value-type="float" office:value="66.0298679402639" calcext:value-type="float">
            <text:p>66.0298679402639</text:p>
          </table:table-cell>
          <table:table-cell table:formula="of:=DEGREES(ATAN(ABS([.F477]-[.C477])/ABS([.E477]-[.B477])))" office:value-type="float" office:value="5.33219099710177" calcext:value-type="float">
            <text:p>5.33219099710177</text:p>
          </table:table-cell>
          <table:table-cell table:formula="of:=SQRT(POWER([.H477];2)+POWER([.I477];2)+POWER([.J477];2))" office:value-type="float" office:value="710.598815506523" calcext:value-type="float">
            <text:p>710.598815506523</text:p>
          </table:table-cell>
        </table:table-row>
        <table:table-row table:style-name="ro1">
          <table:table-cell office:value-type="float" office:value="75.4529" calcext:value-type="float">
            <text:p>75.4529</text:p>
          </table:table-cell>
          <table:table-cell office:value-type="float" office:value="287.003" calcext:value-type="float">
            <text:p>287.003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75.3834" calcext:value-type="float">
            <text:p>75.3834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3.8294" calcext:value-type="float">
            <text:p>43.8294</text:p>
          </table:table-cell>
          <table:table-cell/>
          <table:table-cell table:formula="of:=([.D478]-[.A478])/0.0166667" office:value-type="float" office:value="-4.16999166001698" calcext:value-type="float">
            <text:p>-4.16999166001698</text:p>
          </table:table-cell>
          <table:table-cell table:formula="of:=ABS([.E478]-[.B478])/0.0166667" office:value-type="float" office:value="558.238883522231" calcext:value-type="float">
            <text:p>558.238883522231</text:p>
          </table:table-cell>
          <table:table-cell table:formula="of:=([.F478]-[.C478])/0.0166667" office:value-type="float" office:value="57.6898846202308" calcext:value-type="float">
            <text:p>57.6898846202308</text:p>
          </table:table-cell>
          <table:table-cell table:formula="of:=DEGREES(ATAN(ABS([.F478]-[.C478])/ABS([.E478]-[.B478])))" office:value-type="float" office:value="5.90015311701152" calcext:value-type="float">
            <text:p>5.90015311701152</text:p>
          </table:table-cell>
          <table:table-cell table:formula="of:=SQRT(POWER([.H478];2)+POWER([.I478];2)+POWER([.J478];2))" office:value-type="float" office:value="561.227371654384" calcext:value-type="float">
            <text:p>561.227371654384</text:p>
          </table:table-cell>
        </table:table-row>
        <table:table-row table:style-name="ro1">
          <table:table-cell office:value-type="float" office:value="75.393" calcext:value-type="float">
            <text:p>75.393</text:p>
          </table:table-cell>
          <table:table-cell office:value-type="float" office:value="279.022" calcext:value-type="float">
            <text:p>279.022</text:p>
          </table:table-cell>
          <table:table-cell office:value-type="float" office:value="43.6203" calcext:value-type="float">
            <text:p>43.6203</text:p>
          </table:table-cell>
          <table:table-cell office:value-type="float" office:value="75.5628" calcext:value-type="float">
            <text:p>75.5628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44.4979" calcext:value-type="float">
            <text:p>44.4979</text:p>
          </table:table-cell>
          <table:table-cell/>
          <table:table-cell table:formula="of:=([.D479]-[.A479])/0.0166667" office:value-type="float" office:value="10.1879796240405" calcext:value-type="float">
            <text:p>10.1879796240405</text:p>
          </table:table-cell>
          <table:table-cell table:formula="of:=ABS([.E479]-[.B479])/0.0166667" office:value-type="float" office:value="612.598774802449" calcext:value-type="float">
            <text:p>612.598774802449</text:p>
          </table:table-cell>
          <table:table-cell table:formula="of:=([.F479]-[.C479])/0.0166667" office:value-type="float" office:value="52.6558946882107" calcext:value-type="float">
            <text:p>52.6558946882107</text:p>
          </table:table-cell>
          <table:table-cell table:formula="of:=DEGREES(ATAN(ABS([.F479]-[.C479])/ABS([.E479]-[.B479])))" office:value-type="float" office:value="4.9127804326145" calcext:value-type="float">
            <text:p>4.9127804326145</text:p>
          </table:table-cell>
          <table:table-cell table:formula="of:=SQRT(POWER([.H479];2)+POWER([.I479];2)+POWER([.J479];2))" office:value-type="float" office:value="614.942027400712" calcext:value-type="float">
            <text:p>614.942027400712</text:p>
          </table:table-cell>
        </table:table-row>
        <table:table-row table:style-name="ro1">
          <table:table-cell office:value-type="float" office:value="74.9394" calcext:value-type="float">
            <text:p>74.9394</text:p>
          </table:table-cell>
          <table:table-cell office:value-type="float" office:value="286.964" calcext:value-type="float">
            <text:p>286.964</text:p>
          </table:table-cell>
          <table:table-cell office:value-type="float" office:value="42.8789" calcext:value-type="float">
            <text:p>42.8789</text:p>
          </table:table-cell>
          <table:table-cell office:value-type="float" office:value="75.1053" calcext:value-type="float">
            <text:p>75.1053</text:p>
          </table:table-cell>
          <table:table-cell office:value-type="float" office:value="273.754" calcext:value-type="float">
            <text:p>273.754</text:p>
          </table:table-cell>
          <table:table-cell office:value-type="float" office:value="44.4551" calcext:value-type="float">
            <text:p>44.4551</text:p>
          </table:table-cell>
          <table:table-cell/>
          <table:table-cell table:formula="of:=([.D480]-[.A480])/0.0166667" office:value-type="float" office:value="9.95398009203943" calcext:value-type="float">
            <text:p>9.95398009203943</text:p>
          </table:table-cell>
          <table:table-cell table:formula="of:=ABS([.E480]-[.B480])/0.0166667" office:value-type="float" office:value="792.598414803169" calcext:value-type="float">
            <text:p>792.598414803169</text:p>
          </table:table-cell>
          <table:table-cell table:formula="of:=([.F480]-[.C480])/0.0166667" office:value-type="float" office:value="94.5718108563783" calcext:value-type="float">
            <text:p>94.5718108563783</text:p>
          </table:table-cell>
          <table:table-cell table:formula="of:=DEGREES(ATAN(ABS([.F480]-[.C480])/ABS([.E480]-[.B480])))" office:value-type="float" office:value="6.80428872002156" calcext:value-type="float">
            <text:p>6.80428872002156</text:p>
          </table:table-cell>
          <table:table-cell table:formula="of:=SQRT(POWER([.H480];2)+POWER([.I480];2)+POWER([.J480];2))" office:value-type="float" office:value="798.282629321736" calcext:value-type="float">
            <text:p>798.282629321736</text:p>
          </table:table-cell>
        </table:table-row>
        <table:table-row table:style-name="ro1">
          <table:table-cell office:value-type="float" office:value="75.1591" calcext:value-type="float">
            <text:p>75.1591</text:p>
          </table:table-cell>
          <table:table-cell office:value-type="float" office:value="281.618" calcext:value-type="float">
            <text:p>281.618</text:p>
          </table:table-cell>
          <table:table-cell office:value-type="float" office:value="43.464" calcext:value-type="float">
            <text:p>43.464</text:p>
          </table:table-cell>
          <table:table-cell office:value-type="float" office:value="75.3257" calcext:value-type="float">
            <text:p>75.3257</text:p>
          </table:table-cell>
          <table:table-cell office:value-type="float" office:value="270.017" calcext:value-type="float">
            <text:p>270.017</text:p>
          </table:table-cell>
          <table:table-cell office:value-type="float" office:value="44.5531" calcext:value-type="float">
            <text:p>44.5531</text:p>
          </table:table-cell>
          <table:table-cell/>
          <table:table-cell table:formula="of:=([.D481]-[.A481])/0.0166667" office:value-type="float" office:value="9.99598000804014" calcext:value-type="float">
            <text:p>9.99598000804014</text:p>
          </table:table-cell>
          <table:table-cell table:formula="of:=ABS([.E481]-[.B481])/0.0166667" office:value-type="float" office:value="696.058607882784" calcext:value-type="float">
            <text:p>696.058607882784</text:p>
          </table:table-cell>
          <table:table-cell table:formula="of:=([.F481]-[.C481])/0.0166667" office:value-type="float" office:value="65.3458693082615" calcext:value-type="float">
            <text:p>65.3458693082615</text:p>
          </table:table-cell>
          <table:table-cell table:formula="of:=DEGREES(ATAN(ABS([.F481]-[.C481])/ABS([.E481]-[.B481])))" office:value-type="float" office:value="5.36319930645805" calcext:value-type="float">
            <text:p>5.36319930645805</text:p>
          </table:table-cell>
          <table:table-cell table:formula="of:=SQRT(POWER([.H481];2)+POWER([.I481];2)+POWER([.J481];2))" office:value-type="float" office:value="699.19066631334" calcext:value-type="float">
            <text:p>699.19066631334</text:p>
          </table:table-cell>
        </table:table-row>
        <table:table-row table:style-name="ro1">
          <table:table-cell office:value-type="float" office:value="75.1411" calcext:value-type="float">
            <text:p>75.1411</text:p>
          </table:table-cell>
          <table:table-cell office:value-type="float" office:value="278.95" calcext:value-type="float">
            <text:p>278.95</text:p>
          </table:table-cell>
          <table:table-cell office:value-type="float" office:value="43.884" calcext:value-type="float">
            <text:p>43.884</text:p>
          </table:table-cell>
          <table:table-cell office:value-type="float" office:value="75.3066" calcext:value-type="float">
            <text:p>75.3066</text:p>
          </table:table-cell>
          <table:table-cell office:value-type="float" office:value="267.519" calcext:value-type="float">
            <text:p>267.519</text:p>
          </table:table-cell>
          <table:table-cell office:value-type="float" office:value="44.7067" calcext:value-type="float">
            <text:p>44.7067</text:p>
          </table:table-cell>
          <table:table-cell/>
          <table:table-cell table:formula="of:=([.D482]-[.A482])/0.0166667" office:value-type="float" office:value="9.92998014004024" calcext:value-type="float">
            <text:p>9.92998014004024</text:p>
          </table:table-cell>
          <table:table-cell table:formula="of:=ABS([.E482]-[.B482])/0.0166667" office:value-type="float" office:value="685.858628282742" calcext:value-type="float">
            <text:p>685.858628282742</text:p>
          </table:table-cell>
          <table:table-cell table:formula="of:=([.F482]-[.C482])/0.0166667" office:value-type="float" office:value="49.3619012761973" calcext:value-type="float">
            <text:p>49.3619012761973</text:p>
          </table:table-cell>
          <table:table-cell table:formula="of:=DEGREES(ATAN(ABS([.F482]-[.C482])/ABS([.E482]-[.B482])))" office:value-type="float" office:value="4.11653419391554" calcext:value-type="float">
            <text:p>4.11653419391554</text:p>
          </table:table-cell>
          <table:table-cell table:formula="of:=SQRT(POWER([.H482];2)+POWER([.I482];2)+POWER([.J482];2))" office:value-type="float" office:value="687.704340391325" calcext:value-type="float">
            <text:p>687.704340391325</text:p>
          </table:table-cell>
        </table:table-row>
        <table:table-row table:style-name="ro1">
          <table:table-cell office:value-type="float" office:value="74.9556" calcext:value-type="float">
            <text:p>74.9556</text:p>
          </table:table-cell>
          <table:table-cell office:value-type="float" office:value="289.77" calcext:value-type="float">
            <text:p>289.77</text:p>
          </table:table-cell>
          <table:table-cell office:value-type="float" office:value="42.1828" calcext:value-type="float">
            <text:p>42.1828</text:p>
          </table:table-cell>
          <table:table-cell office:value-type="float" office:value="75.1222" calcext:value-type="float">
            <text:p>75.1222</text:p>
          </table:table-cell>
          <table:table-cell office:value-type="float" office:value="276.412" calcext:value-type="float">
            <text:p>276.412</text:p>
          </table:table-cell>
          <table:table-cell office:value-type="float" office:value="43.7866" calcext:value-type="float">
            <text:p>43.7866</text:p>
          </table:table-cell>
          <table:table-cell/>
          <table:table-cell table:formula="of:=([.D483]-[.A483])/0.0166667" office:value-type="float" office:value="9.99598000804014" calcext:value-type="float">
            <text:p>9.99598000804014</text:p>
          </table:table-cell>
          <table:table-cell table:formula="of:=ABS([.E483]-[.B483])/0.0166667" office:value-type="float" office:value="801.478397043206" calcext:value-type="float">
            <text:p>801.478397043206</text:p>
          </table:table-cell>
          <table:table-cell table:formula="of:=([.F483]-[.C483])/0.0166667" office:value-type="float" office:value="96.2278075443849" calcext:value-type="float">
            <text:p>96.2278075443849</text:p>
          </table:table-cell>
          <table:table-cell table:formula="of:=DEGREES(ATAN(ABS([.F483]-[.C483])/ABS([.E483]-[.B483])))" office:value-type="float" office:value="6.84632520858004" calcext:value-type="float">
            <text:p>6.84632520858004</text:p>
          </table:table-cell>
          <table:table-cell table:formula="of:=SQRT(POWER([.H483];2)+POWER([.I483];2)+POWER([.J483];2))" office:value-type="float" office:value="807.296309596463" calcext:value-type="float">
            <text:p>807.296309596463</text:p>
          </table:table-cell>
        </table:table-row>
        <table:table-row table:style-name="ro1">
          <table:table-cell office:value-type="float" office:value="74.6826" calcext:value-type="float">
            <text:p>74.6826</text:p>
          </table:table-cell>
          <table:table-cell office:value-type="float" office:value="286.935" calcext:value-type="float">
            <text:p>286.935</text:p>
          </table:table-cell>
          <table:table-cell office:value-type="float" office:value="42.8857" calcext:value-type="float">
            <text:p>42.8857</text:p>
          </table:table-cell>
          <table:table-cell office:value-type="float" office:value="74.6128" calcext:value-type="float">
            <text:p>74.6128</text:p>
          </table:table-cell>
          <table:table-cell office:value-type="float" office:value="275.052" calcext:value-type="float">
            <text:p>275.052</text:p>
          </table:table-cell>
          <table:table-cell office:value-type="float" office:value="44.0068" calcext:value-type="float">
            <text:p>44.0068</text:p>
          </table:table-cell>
          <table:table-cell/>
          <table:table-cell table:formula="of:=([.D484]-[.A484])/0.0166667" office:value-type="float" office:value="-4.1879916240168" calcext:value-type="float">
            <text:p>-4.1879916240168</text:p>
          </table:table-cell>
          <table:table-cell table:formula="of:=ABS([.E484]-[.B484])/0.0166667" office:value-type="float" office:value="712.978574042851" calcext:value-type="float">
            <text:p>712.978574042851</text:p>
          </table:table-cell>
          <table:table-cell table:formula="of:=([.F484]-[.C484])/0.0166667" office:value-type="float" office:value="67.265865468269" calcext:value-type="float">
            <text:p>67.265865468269</text:p>
          </table:table-cell>
          <table:table-cell table:formula="of:=DEGREES(ATAN(ABS([.F484]-[.C484])/ABS([.E484]-[.B484])))" office:value-type="float" office:value="5.38960932801454" calcext:value-type="float">
            <text:p>5.38960932801454</text:p>
          </table:table-cell>
          <table:table-cell table:formula="of:=SQRT(POWER([.H484];2)+POWER([.I484];2)+POWER([.J484];2))" office:value-type="float" office:value="716.15688433137" calcext:value-type="float">
            <text:p>716.15688433137</text:p>
          </table:table-cell>
        </table:table-row>
        <table:table-row table:style-name="ro1">
          <table:table-cell office:value-type="float" office:value="75.1851" calcext:value-type="float">
            <text:p>75.1851</text:p>
          </table:table-cell>
          <table:table-cell office:value-type="float" office:value="285.778" calcext:value-type="float">
            <text:p>285.778</text:p>
          </table:table-cell>
          <table:table-cell office:value-type="float" office:value="42.3014" calcext:value-type="float">
            <text:p>42.3014</text:p>
          </table:table-cell>
          <table:table-cell office:value-type="float" office:value="75.111" calcext:value-type="float">
            <text:p>75.111</text:p>
          </table:table-cell>
          <table:table-cell office:value-type="float" office:value="275.304" calcext:value-type="float">
            <text:p>275.304</text:p>
          </table:table-cell>
          <table:table-cell office:value-type="float" office:value="42.9692" calcext:value-type="float">
            <text:p>42.9692</text:p>
          </table:table-cell>
          <table:table-cell/>
          <table:table-cell table:formula="of:=([.D485]-[.A485])/0.0166667" office:value-type="float" office:value="-4.44599110801787" calcext:value-type="float">
            <text:p>-4.44599110801787</text:p>
          </table:table-cell>
          <table:table-cell table:formula="of:=ABS([.E485]-[.B485])/0.0166667" office:value-type="float" office:value="628.438743122517" calcext:value-type="float">
            <text:p>628.438743122517</text:p>
          </table:table-cell>
          <table:table-cell table:formula="of:=([.F485]-[.C485])/0.0166667" office:value-type="float" office:value="40.0679198641603" calcext:value-type="float">
            <text:p>40.0679198641603</text:p>
          </table:table-cell>
          <table:table-cell table:formula="of:=DEGREES(ATAN(ABS([.F485]-[.C485])/ABS([.E485]-[.B485])))" office:value-type="float" office:value="3.64811930687743" calcext:value-type="float">
            <text:p>3.64811930687743</text:p>
          </table:table-cell>
          <table:table-cell table:formula="of:=SQRT(POWER([.H485];2)+POWER([.I485];2)+POWER([.J485];2))" office:value-type="float" office:value="629.730465275884" calcext:value-type="float">
            <text:p>629.730465275884</text:p>
          </table:table-cell>
        </table:table-row>
        <table:table-row table:style-name="ro1">
          <table:table-cell office:value-type="float" office:value="75.8865" calcext:value-type="float">
            <text:p>75.8865</text:p>
          </table:table-cell>
          <table:table-cell office:value-type="float" office:value="277.8" calcext:value-type="float">
            <text:p>277.8</text:p>
          </table:table-cell>
          <table:table-cell office:value-type="float" office:value="43.5595" calcext:value-type="float">
            <text:p>43.5595</text:p>
          </table:table-cell>
          <table:table-cell office:value-type="float" office:value="75.809" calcext:value-type="float">
            <text:p>75.809</text:p>
          </table:table-cell>
          <table:table-cell office:value-type="float" office:value="268.935" calcext:value-type="float">
            <text:p>268.935</text:p>
          </table:table-cell>
          <table:table-cell office:value-type="float" office:value="43.9863" calcext:value-type="float">
            <text:p>43.9863</text:p>
          </table:table-cell>
          <table:table-cell/>
          <table:table-cell table:formula="of:=([.D486]-[.A486])/0.0166667" office:value-type="float" office:value="-4.64999070001863" calcext:value-type="float">
            <text:p>-4.64999070001863</text:p>
          </table:table-cell>
          <table:table-cell table:formula="of:=ABS([.E486]-[.B486])/0.0166667" office:value-type="float" office:value="531.898936202128" calcext:value-type="float">
            <text:p>531.898936202128</text:p>
          </table:table-cell>
          <table:table-cell table:formula="of:=([.F486]-[.C486])/0.0166667" office:value-type="float" office:value="25.6079487841024" calcext:value-type="float">
            <text:p>25.6079487841024</text:p>
          </table:table-cell>
          <table:table-cell table:formula="of:=DEGREES(ATAN(ABS([.F486]-[.C486])/ABS([.E486]-[.B486])))" office:value-type="float" office:value="2.75634193161758" calcext:value-type="float">
            <text:p>2.75634193161758</text:p>
          </table:table-cell>
          <table:table-cell table:formula="of:=SQRT(POWER([.H486];2)+POWER([.I486];2)+POWER([.J486];2))" office:value-type="float" office:value="532.535320694689" calcext:value-type="float">
            <text:p>532.535320694689</text:p>
          </table:table-cell>
        </table:table-row>
        <table:table-row table:style-name="ro1">
          <table:table-cell office:value-type="float" office:value="74.8949" calcext:value-type="float">
            <text:p>74.8949</text:p>
          </table:table-cell>
          <table:table-cell office:value-type="float" office:value="280.408" calcext:value-type="float">
            <text:p>280.408</text:p>
          </table:table-cell>
          <table:table-cell office:value-type="float" office:value="42.9043" calcext:value-type="float">
            <text:p>42.9043</text:p>
          </table:table-cell>
          <table:table-cell office:value-type="float" office:value="74.5872" calcext:value-type="float">
            <text:p>74.5872</text:p>
          </table:table-cell>
          <table:table-cell office:value-type="float" office:value="271.41" calcext:value-type="float">
            <text:p>271.41</text:p>
          </table:table-cell>
          <table:table-cell office:value-type="float" office:value="43.3535" calcext:value-type="float">
            <text:p>43.3535</text:p>
          </table:table-cell>
          <table:table-cell/>
          <table:table-cell table:formula="of:=([.D487]-[.A487])/0.0166667" office:value-type="float" office:value="-18.4619630760745" calcext:value-type="float">
            <text:p>-18.4619630760745</text:p>
          </table:table-cell>
          <table:table-cell table:formula="of:=ABS([.E487]-[.B487])/0.0166667" office:value-type="float" office:value="539.878920242159" calcext:value-type="float">
            <text:p>539.878920242159</text:p>
          </table:table-cell>
          <table:table-cell table:formula="of:=([.F487]-[.C487])/0.0166667" office:value-type="float" office:value="26.9519460961077" calcext:value-type="float">
            <text:p>26.9519460961077</text:p>
          </table:table-cell>
          <table:table-cell table:formula="of:=DEGREES(ATAN(ABS([.F487]-[.C487])/ABS([.E487]-[.B487])))" office:value-type="float" office:value="2.85795899547841" calcext:value-type="float">
            <text:p>2.85795899547841</text:p>
          </table:table-cell>
          <table:table-cell table:formula="of:=SQRT(POWER([.H487];2)+POWER([.I487];2)+POWER([.J487];2))" office:value-type="float" office:value="540.866434529662" calcext:value-type="float">
            <text:p>540.866434529662</text:p>
          </table:table-cell>
        </table:table-row>
        <table:table-row table:style-name="ro1">
          <table:table-cell office:value-type="float" office:value="74.9309" calcext:value-type="float">
            <text:p>74.9309</text:p>
          </table:table-cell>
          <table:table-cell office:value-type="float" office:value="285.591" calcext:value-type="float">
            <text:p>285.591</text:p>
          </table:table-cell>
          <table:table-cell office:value-type="float" office:value="43.0943" calcext:value-type="float">
            <text:p>43.0943</text:p>
          </table:table-cell>
          <table:table-cell office:value-type="float" office:value="74.847" calcext:value-type="float">
            <text:p>74.847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4.4139" calcext:value-type="float">
            <text:p>44.4139</text:p>
          </table:table-cell>
          <table:table-cell/>
          <table:table-cell table:formula="of:=([.D488]-[.A488])/0.0166667" office:value-type="float" office:value="-5.03398993202013" calcext:value-type="float">
            <text:p>-5.03398993202013</text:p>
          </table:table-cell>
          <table:table-cell table:formula="of:=ABS([.E488]-[.B488])/0.0166667" office:value-type="float" office:value="787.31842536315" calcext:value-type="float">
            <text:p>787.31842536315</text:p>
          </table:table-cell>
          <table:table-cell table:formula="of:=([.F488]-[.C488])/0.0166667" office:value-type="float" office:value="79.1758416483168" calcext:value-type="float">
            <text:p>79.1758416483168</text:p>
          </table:table-cell>
          <table:table-cell table:formula="of:=DEGREES(ATAN(ABS([.F488]-[.C488])/ABS([.E488]-[.B488])))" office:value-type="float" office:value="5.74258272584462" calcext:value-type="float">
            <text:p>5.74258272584462</text:p>
          </table:table-cell>
          <table:table-cell table:formula="of:=SQRT(POWER([.H488];2)+POWER([.I488];2)+POWER([.J488];2))" office:value-type="float" office:value="791.305540149736" calcext:value-type="float">
            <text:p>791.305540149736</text:p>
          </table:table-cell>
        </table:table-row>
        <table:table-row table:style-name="ro1">
          <table:table-cell office:value-type="float" office:value="75.1405" calcext:value-type="float">
            <text:p>75.1405</text:p>
          </table:table-cell>
          <table:table-cell office:value-type="float" office:value="278.993" calcext:value-type="float">
            <text:p>278.993</text:p>
          </table:table-cell>
          <table:table-cell office:value-type="float" office:value="43.6273" calcext:value-type="float">
            <text:p>43.6273</text:p>
          </table:table-cell>
          <table:table-cell office:value-type="float" office:value="75.0683" calcext:value-type="float">
            <text:p>75.0683</text:p>
          </table:table-cell>
          <table:table-cell office:value-type="float" office:value="268.804" calcext:value-type="float">
            <text:p>268.804</text:p>
          </table:table-cell>
          <table:table-cell office:value-type="float" office:value="44.259" calcext:value-type="float">
            <text:p>44.259</text:p>
          </table:table-cell>
          <table:table-cell/>
          <table:table-cell table:formula="of:=([.D489]-[.A489])/0.0166667" office:value-type="float" office:value="-4.33199133601789" calcext:value-type="float">
            <text:p>-4.33199133601789</text:p>
          </table:table-cell>
          <table:table-cell table:formula="of:=ABS([.E489]-[.B489])/0.0166667" office:value-type="float" office:value="611.338777322447" calcext:value-type="float">
            <text:p>611.338777322447</text:p>
          </table:table-cell>
          <table:table-cell table:formula="of:=([.F489]-[.C489])/0.0166667" office:value-type="float" office:value="37.9019241961517" calcext:value-type="float">
            <text:p>37.9019241961517</text:p>
          </table:table-cell>
          <table:table-cell table:formula="of:=DEGREES(ATAN(ABS([.F489]-[.C489])/ABS([.E489]-[.B489])))" office:value-type="float" office:value="3.54769623789691" calcext:value-type="float">
            <text:p>3.54769623789691</text:p>
          </table:table-cell>
          <table:table-cell table:formula="of:=SQRT(POWER([.H489];2)+POWER([.I489];2)+POWER([.J489];2))" office:value-type="float" office:value="612.527895417678" calcext:value-type="float">
            <text:p>612.527895417678</text:p>
          </table:table-cell>
        </table:table-row>
        <table:table-row table:style-name="ro1">
          <table:table-cell office:value-type="float" office:value="74.9649" calcext:value-type="float">
            <text:p>74.9649</text:p>
          </table:table-cell>
          <table:table-cell office:value-type="float" office:value="291.108" calcext:value-type="float">
            <text:p>291.108</text:p>
          </table:table-cell>
          <table:table-cell office:value-type="float" office:value="42.2287" calcext:value-type="float">
            <text:p>42.2287</text:p>
          </table:table-cell>
          <table:table-cell office:value-type="float" office:value="74.8956" calcext:value-type="float">
            <text:p>74.8956</text:p>
          </table:table-cell>
          <table:table-cell office:value-type="float" office:value="280.354" calcext:value-type="float">
            <text:p>280.354</text:p>
          </table:table-cell>
          <table:table-cell office:value-type="float" office:value="43.1638" calcext:value-type="float">
            <text:p>43.1638</text:p>
          </table:table-cell>
          <table:table-cell/>
          <table:table-cell table:formula="of:=([.D490]-[.A490])/0.0166667" office:value-type="float" office:value="-4.15799168401653" calcext:value-type="float">
            <text:p>-4.15799168401653</text:p>
          </table:table-cell>
          <table:table-cell table:formula="of:=ABS([.E490]-[.B490])/0.0166667" office:value-type="float" office:value="645.238709522582" calcext:value-type="float">
            <text:p>645.238709522582</text:p>
          </table:table-cell>
          <table:table-cell table:formula="of:=([.F490]-[.C490])/0.0166667" office:value-type="float" office:value="56.1058877882243" calcext:value-type="float">
            <text:p>56.1058877882243</text:p>
          </table:table-cell>
          <table:table-cell table:formula="of:=DEGREES(ATAN(ABS([.F490]-[.C490])/ABS([.E490]-[.B490])))" office:value-type="float" office:value="4.96957979278826" calcext:value-type="float">
            <text:p>4.96957979278826</text:p>
          </table:table-cell>
          <table:table-cell table:formula="of:=SQRT(POWER([.H490];2)+POWER([.I490];2)+POWER([.J490];2))" office:value-type="float" office:value="647.686769824517" calcext:value-type="float">
            <text:p>647.686769824517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72" calcext:value-type="float">
            <text:p>288.472</text:p>
          </table:table-cell>
          <table:table-cell office:value-type="float" office:value="42.1296" calcext:value-type="float">
            <text:p>42.1296</text:p>
          </table:table-cell>
          <table:table-cell office:value-type="float" office:value="75.3818" calcext:value-type="float">
            <text:p>75.3818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3.0558" calcext:value-type="float">
            <text:p>43.0558</text:p>
          </table:table-cell>
          <table:table-cell/>
          <table:table-cell table:formula="of:=([.D491]-[.A491])/0.0166667" office:value-type="float" office:value="10.6559786880425" calcext:value-type="float">
            <text:p>10.6559786880425</text:p>
          </table:table-cell>
          <table:table-cell table:formula="of:=ABS([.E491]-[.B491])/0.0166667" office:value-type="float" office:value="636.838726322546" calcext:value-type="float">
            <text:p>636.838726322546</text:p>
          </table:table-cell>
          <table:table-cell table:formula="of:=([.F491]-[.C491])/0.0166667" office:value-type="float" office:value="55.571888856222" calcext:value-type="float">
            <text:p>55.571888856222</text:p>
          </table:table-cell>
          <table:table-cell table:formula="of:=DEGREES(ATAN(ABS([.F491]-[.C491])/ABS([.E491]-[.B491])))" office:value-type="float" office:value="4.98711759749436" calcext:value-type="float">
            <text:p>4.98711759749436</text:p>
          </table:table-cell>
          <table:table-cell table:formula="of:=SQRT(POWER([.H491];2)+POWER([.I491];2)+POWER([.J491];2))" office:value-type="float" office:value="639.347595644944" calcext:value-type="float">
            <text:p>639.347595644944</text:p>
          </table:table-cell>
        </table:table-row>
        <table:table-row table:style-name="ro1">
          <table:table-cell office:value-type="float" office:value="75.3813" calcext:value-type="float">
            <text:p>75.3813</text:p>
          </table:table-cell>
          <table:table-cell office:value-type="float" office:value="277.906" calcext:value-type="float">
            <text:p>277.906</text:p>
          </table:table-cell>
          <table:table-cell office:value-type="float" office:value="42.7984" calcext:value-type="float">
            <text:p>42.7984</text:p>
          </table:table-cell>
          <table:table-cell office:value-type="float" office:value="75.5304" calcext:value-type="float">
            <text:p>75.5304</text:p>
          </table:table-cell>
          <table:table-cell office:value-type="float" office:value="265.309" calcext:value-type="float">
            <text:p>265.309</text:p>
          </table:table-cell>
          <table:table-cell office:value-type="float" office:value="43.5993" calcext:value-type="float">
            <text:p>43.5993</text:p>
          </table:table-cell>
          <table:table-cell/>
          <table:table-cell table:formula="of:=([.D492]-[.A492])/0.0166667" office:value-type="float" office:value="8.94598210803604" calcext:value-type="float">
            <text:p>8.94598210803604</text:p>
          </table:table-cell>
          <table:table-cell table:formula="of:=ABS([.E492]-[.B492])/0.0166667" office:value-type="float" office:value="755.818488363022" calcext:value-type="float">
            <text:p>755.818488363022</text:p>
          </table:table-cell>
          <table:table-cell table:formula="of:=([.F492]-[.C492])/0.0166667" office:value-type="float" office:value="48.0539038921921" calcext:value-type="float">
            <text:p>48.0539038921921</text:p>
          </table:table-cell>
          <table:table-cell table:formula="of:=DEGREES(ATAN(ABS([.F492]-[.C492])/ABS([.E492]-[.B492])))" office:value-type="float" office:value="3.63789068416642" calcext:value-type="float">
            <text:p>3.63789068416642</text:p>
          </table:table-cell>
          <table:table-cell table:formula="of:=SQRT(POWER([.H492];2)+POWER([.I492];2)+POWER([.J492];2))" office:value-type="float" office:value="757.397382901817" calcext:value-type="float">
            <text:p>757.397382901817</text:p>
          </table:table-cell>
        </table:table-row>
        <table:table-row table:style-name="ro1">
          <table:table-cell office:value-type="float" office:value="75.6551" calcext:value-type="float">
            <text:p>75.6551</text:p>
          </table:table-cell>
          <table:table-cell office:value-type="float" office:value="280.485" calcext:value-type="float">
            <text:p>280.485</text:p>
          </table:table-cell>
          <table:table-cell office:value-type="float" office:value="42.8852" calcext:value-type="float">
            <text:p>42.8852</text:p>
          </table:table-cell>
          <table:table-cell office:value-type="float" office:value="75.7976" calcext:value-type="float">
            <text:p>75.7976</text:p>
          </table:table-cell>
          <table:table-cell office:value-type="float" office:value="267.759" calcext:value-type="float">
            <text:p>267.759</text:p>
          </table:table-cell>
          <table:table-cell office:value-type="float" office:value="43.6868" calcext:value-type="float">
            <text:p>43.6868</text:p>
          </table:table-cell>
          <table:table-cell/>
          <table:table-cell table:formula="of:=([.D493]-[.A493])/0.0166667" office:value-type="float" office:value="8.5499829000341" calcext:value-type="float">
            <text:p>8.5499829000341</text:p>
          </table:table-cell>
          <table:table-cell table:formula="of:=ABS([.E493]-[.B493])/0.0166667" office:value-type="float" office:value="763.558472883054" calcext:value-type="float">
            <text:p>763.558472883054</text:p>
          </table:table-cell>
          <table:table-cell table:formula="of:=([.F493]-[.C493])/0.0166667" office:value-type="float" office:value="48.0959038081924" calcext:value-type="float">
            <text:p>48.0959038081924</text:p>
          </table:table-cell>
          <table:table-cell table:formula="of:=DEGREES(ATAN(ABS([.F493]-[.C493])/ABS([.E493]-[.B493])))" office:value-type="float" office:value="3.60425104747523" calcext:value-type="float">
            <text:p>3.60425104747523</text:p>
          </table:table-cell>
          <table:table-cell table:formula="of:=SQRT(POWER([.H493];2)+POWER([.I493];2)+POWER([.J493];2))" office:value-type="float" office:value="765.119506797611" calcext:value-type="float">
            <text:p>765.119506797611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6" calcext:value-type="float">
            <text:p>284.366</text:p>
          </table:table-cell>
          <table:table-cell office:value-type="float" office:value="42.7783" calcext:value-type="float">
            <text:p>42.7783</text:p>
          </table:table-cell>
          <table:table-cell office:value-type="float" office:value="75.3339" calcext:value-type="float">
            <text:p>75.3339</text:p>
          </table:table-cell>
          <table:table-cell office:value-type="float" office:value="271.388" calcext:value-type="float">
            <text:p>271.388</text:p>
          </table:table-cell>
          <table:table-cell office:value-type="float" office:value="43.8428" calcext:value-type="float">
            <text:p>43.8428</text:p>
          </table:table-cell>
          <table:table-cell/>
          <table:table-cell table:formula="of:=([.D494]-[.A494])/0.0166667" office:value-type="float" office:value="9.43798112403814" calcext:value-type="float">
            <text:p>9.43798112403814</text:p>
          </table:table-cell>
          <table:table-cell table:formula="of:=ABS([.E494]-[.B494])/0.0166667" office:value-type="float" office:value="778.678442643115" calcext:value-type="float">
            <text:p>778.678442643115</text:p>
          </table:table-cell>
          <table:table-cell table:formula="of:=([.F494]-[.C494])/0.0166667" office:value-type="float" office:value="63.8698722602552" calcext:value-type="float">
            <text:p>63.8698722602552</text:p>
          </table:table-cell>
          <table:table-cell table:formula="of:=DEGREES(ATAN(ABS([.F494]-[.C494])/ABS([.E494]-[.B494])))" office:value-type="float" office:value="4.68909899203613" calcext:value-type="float">
            <text:p>4.68909899203613</text:p>
          </table:table-cell>
          <table:table-cell table:formula="of:=SQRT(POWER([.H494];2)+POWER([.I494];2)+POWER([.J494];2))" office:value-type="float" office:value="781.350467528718" calcext:value-type="float">
            <text:p>781.350467528718</text:p>
          </table:table-cell>
        </table:table-row>
        <table:table-row table:style-name="ro1">
          <table:table-cell office:value-type="float" office:value="74.9122" calcext:value-type="float">
            <text:p>74.9122</text:p>
          </table:table-cell>
          <table:table-cell office:value-type="float" office:value="283.045" calcext:value-type="float">
            <text:p>283.045</text:p>
          </table:table-cell>
          <table:table-cell office:value-type="float" office:value="42.7372" calcext:value-type="float">
            <text:p>42.7372</text:p>
          </table:table-cell>
          <table:table-cell office:value-type="float" office:value="74.845" calcext:value-type="float">
            <text:p>74.845</text:p>
          </table:table-cell>
          <table:table-cell office:value-type="float" office:value="272.626" calcext:value-type="float">
            <text:p>272.626</text:p>
          </table:table-cell>
          <table:table-cell office:value-type="float" office:value="43.649" calcext:value-type="float">
            <text:p>43.649</text:p>
          </table:table-cell>
          <table:table-cell/>
          <table:table-cell table:formula="of:=([.D495]-[.A495])/0.0166667" office:value-type="float" office:value="-4.03199193601611" calcext:value-type="float">
            <text:p>-4.03199193601611</text:p>
          </table:table-cell>
          <table:table-cell table:formula="of:=ABS([.E495]-[.B495])/0.0166667" office:value-type="float" office:value="625.138749722503" calcext:value-type="float">
            <text:p>625.138749722503</text:p>
          </table:table-cell>
          <table:table-cell table:formula="of:=([.F495]-[.C495])/0.0166667" office:value-type="float" office:value="54.7078905842188" calcext:value-type="float">
            <text:p>54.7078905842188</text:p>
          </table:table-cell>
          <table:table-cell table:formula="of:=DEGREES(ATAN(ABS([.F495]-[.C495])/ABS([.E495]-[.B495])))" office:value-type="float" office:value="5.00139498644232" calcext:value-type="float">
            <text:p>5.00139498644232</text:p>
          </table:table-cell>
          <table:table-cell table:formula="of:=SQRT(POWER([.H495];2)+POWER([.I495];2)+POWER([.J495];2))" office:value-type="float" office:value="627.540968109462" calcext:value-type="float">
            <text:p>627.540968109462</text:p>
          </table:table-cell>
        </table:table-row>
        <table:table-row table:style-name="ro1">
          <table:table-cell office:value-type="float" office:value="75.4021" calcext:value-type="float">
            <text:p>75.4021</text:p>
          </table:table-cell>
          <table:table-cell office:value-type="float" office:value="280.402" calcext:value-type="float">
            <text:p>280.402</text:p>
          </table:table-cell>
          <table:table-cell office:value-type="float" office:value="43.1516" calcext:value-type="float">
            <text:p>43.1516</text:p>
          </table:table-cell>
          <table:table-cell office:value-type="float" office:value="75.324" calcext:value-type="float">
            <text:p>75.324</text:p>
          </table:table-cell>
          <table:table-cell office:value-type="float" office:value="270.15" calcext:value-type="float">
            <text:p>270.15</text:p>
          </table:table-cell>
          <table:table-cell office:value-type="float" office:value="43.7956" calcext:value-type="float">
            <text:p>43.7956</text:p>
          </table:table-cell>
          <table:table-cell/>
          <table:table-cell table:formula="of:=([.D496]-[.A496])/0.0166667" office:value-type="float" office:value="-4.68599062801912" calcext:value-type="float">
            <text:p>-4.68599062801912</text:p>
          </table:table-cell>
          <table:table-cell table:formula="of:=ABS([.E496]-[.B496])/0.0166667" office:value-type="float" office:value="615.118769762461" calcext:value-type="float">
            <text:p>615.118769762461</text:p>
          </table:table-cell>
          <table:table-cell table:formula="of:=([.F496]-[.C496])/0.0166667" office:value-type="float" office:value="38.6399227201545" calcext:value-type="float">
            <text:p>38.6399227201545</text:p>
          </table:table-cell>
          <table:table-cell table:formula="of:=DEGREES(ATAN(ABS([.F496]-[.C496])/ABS([.E496]-[.B496])))" office:value-type="float" office:value="3.59442675297381" calcext:value-type="float">
            <text:p>3.59442675297381</text:p>
          </table:table-cell>
          <table:table-cell table:formula="of:=SQRT(POWER([.H496];2)+POWER([.I496];2)+POWER([.J496];2))" office:value-type="float" office:value="616.349010748025" calcext:value-type="float">
            <text:p>616.349010748025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72" calcext:value-type="float">
            <text:p>288.472</text:p>
          </table:table-cell>
          <table:table-cell office:value-type="float" office:value="42.1296" calcext:value-type="float">
            <text:p>42.1296</text:p>
          </table:table-cell>
          <table:table-cell office:value-type="float" office:value="75.3717" calcext:value-type="float">
            <text:p>75.3717</text:p>
          </table:table-cell>
          <table:table-cell office:value-type="float" office:value="276.588" calcext:value-type="float">
            <text:p>276.588</text:p>
          </table:table-cell>
          <table:table-cell office:value-type="float" office:value="43.0096" calcext:value-type="float">
            <text:p>43.0096</text:p>
          </table:table-cell>
          <table:table-cell/>
          <table:table-cell table:formula="of:=([.D497]-[.A497])/0.0166667" office:value-type="float" office:value="10.0499799000404" calcext:value-type="float">
            <text:p>10.0499799000404</text:p>
          </table:table-cell>
          <table:table-cell table:formula="of:=ABS([.E497]-[.B497])/0.0166667" office:value-type="float" office:value="713.03857392285" calcext:value-type="float">
            <text:p>713.03857392285</text:p>
          </table:table-cell>
          <table:table-cell table:formula="of:=([.F497]-[.C497])/0.0166667" office:value-type="float" office:value="52.7998944002109" calcext:value-type="float">
            <text:p>52.7998944002109</text:p>
          </table:table-cell>
          <table:table-cell table:formula="of:=DEGREES(ATAN(ABS([.F497]-[.C497])/ABS([.E497]-[.B497])))" office:value-type="float" office:value="4.23497407228989" calcext:value-type="float">
            <text:p>4.23497407228989</text:p>
          </table:table-cell>
          <table:table-cell table:formula="of:=SQRT(POWER([.H497];2)+POWER([.I497];2)+POWER([.J497];2))" office:value-type="float" office:value="715.061423128528" calcext:value-type="float">
            <text:p>715.061423128528</text:p>
          </table:table-cell>
        </table:table-row>
        <table:table-row table:style-name="ro1">
          <table:table-cell office:value-type="float" office:value="75.1944" calcext:value-type="float">
            <text:p>75.1944</text:p>
          </table:table-cell>
          <table:table-cell office:value-type="float" office:value="287.153" calcext:value-type="float">
            <text:p>287.153</text:p>
          </table:table-cell>
          <table:table-cell office:value-type="float" office:value="42.0835" calcext:value-type="float">
            <text:p>42.0835</text:p>
          </table:table-cell>
          <table:table-cell office:value-type="float" office:value="75.3611" calcext:value-type="float">
            <text:p>75.3611</text:p>
          </table:table-cell>
          <table:table-cell office:value-type="float" office:value="275.381" calcext:value-type="float">
            <text:p>275.381</text:p>
          </table:table-cell>
          <table:table-cell office:value-type="float" office:value="42.706" calcext:value-type="float">
            <text:p>42.706</text:p>
          </table:table-cell>
          <table:table-cell/>
          <table:table-cell table:formula="of:=([.D498]-[.A498])/0.0166667" office:value-type="float" office:value="10.0019799960395" calcext:value-type="float">
            <text:p>10.0019799960395</text:p>
          </table:table-cell>
          <table:table-cell table:formula="of:=ABS([.E498]-[.B498])/0.0166667" office:value-type="float" office:value="706.318587362828" calcext:value-type="float">
            <text:p>706.318587362828</text:p>
          </table:table-cell>
          <table:table-cell table:formula="of:=([.F498]-[.C498])/0.0166667" office:value-type="float" office:value="37.3499253001495" calcext:value-type="float">
            <text:p>37.3499253001495</text:p>
          </table:table-cell>
          <table:table-cell table:formula="of:=DEGREES(ATAN(ABS([.F498]-[.C498])/ABS([.E498]-[.B498])))" office:value-type="float" office:value="3.02696516974686" calcext:value-type="float">
            <text:p>3.02696516974686</text:p>
          </table:table-cell>
          <table:table-cell table:formula="of:=SQRT(POWER([.H498];2)+POWER([.I498];2)+POWER([.J498];2))" office:value-type="float" office:value="707.37613995525" calcext:value-type="float">
            <text:p>707.37613995525</text:p>
          </table:table-cell>
        </table:table-row>
        <table:table-row table:style-name="ro1">
          <table:table-cell office:value-type="float" office:value="74.6401" calcext:value-type="float">
            <text:p>74.6401</text:p>
          </table:table-cell>
          <table:table-cell office:value-type="float" office:value="280.492" calcext:value-type="float">
            <text:p>280.492</text:p>
          </table:table-cell>
          <table:table-cell office:value-type="float" office:value="42.3911" calcext:value-type="float">
            <text:p>42.3911</text:p>
          </table:table-cell>
          <table:table-cell office:value-type="float" office:value="74.5705" calcext:value-type="float">
            <text:p>74.5705</text:p>
          </table:table-cell>
          <table:table-cell office:value-type="float" office:value="269.001" calcext:value-type="float">
            <text:p>269.001</text:p>
          </table:table-cell>
          <table:table-cell office:value-type="float" office:value="43.0067" calcext:value-type="float">
            <text:p>43.0067</text:p>
          </table:table-cell>
          <table:table-cell/>
          <table:table-cell table:formula="of:=([.D499]-[.A499])/0.0166667" office:value-type="float" office:value="-4.1759916480172" calcext:value-type="float">
            <text:p>-4.1759916480172</text:p>
          </table:table-cell>
          <table:table-cell table:formula="of:=ABS([.E499]-[.B499])/0.0166667" office:value-type="float" office:value="689.45862108276" calcext:value-type="float">
            <text:p>689.45862108276</text:p>
          </table:table-cell>
          <table:table-cell table:formula="of:=([.F499]-[.C499])/0.0166667" office:value-type="float" office:value="36.9359261281478" calcext:value-type="float">
            <text:p>36.9359261281478</text:p>
          </table:table-cell>
          <table:table-cell table:formula="of:=DEGREES(ATAN(ABS([.F499]-[.C499])/ABS([.E499]-[.B499])))" office:value-type="float" office:value="3.06653877121383" calcext:value-type="float">
            <text:p>3.06653877121383</text:p>
          </table:table-cell>
          <table:table-cell table:formula="of:=SQRT(POWER([.H499];2)+POWER([.I499];2)+POWER([.J499];2))" office:value-type="float" office:value="690.459913195929" calcext:value-type="float">
            <text:p>690.459913195929</text:p>
          </table:table-cell>
        </table:table-row>
        <table:table-row table:style-name="ro1">
          <table:table-cell office:value-type="float" office:value="74.9039" calcext:value-type="float">
            <text:p>74.9039</text:p>
          </table:table-cell>
          <table:table-cell office:value-type="float" office:value="281.698" calcext:value-type="float">
            <text:p>281.698</text:p>
          </table:table-cell>
          <table:table-cell office:value-type="float" office:value="42.9507" calcext:value-type="float">
            <text:p>42.9507</text:p>
          </table:table-cell>
          <table:table-cell office:value-type="float" office:value="74.8285" calcext:value-type="float">
            <text:p>74.8285</text:p>
          </table:table-cell>
          <table:table-cell office:value-type="float" office:value="270.103" calcext:value-type="float">
            <text:p>270.103</text:p>
          </table:table-cell>
          <table:table-cell office:value-type="float" office:value="43.8077" calcext:value-type="float">
            <text:p>43.8077</text:p>
          </table:table-cell>
          <table:table-cell/>
          <table:table-cell table:formula="of:=([.D500]-[.A500])/0.0166667" office:value-type="float" office:value="-4.52399095201736" calcext:value-type="float">
            <text:p>-4.52399095201736</text:p>
          </table:table-cell>
          <table:table-cell table:formula="of:=ABS([.E500]-[.B500])/0.0166667" office:value-type="float" office:value="695.698608602781" calcext:value-type="float">
            <text:p>695.698608602781</text:p>
          </table:table-cell>
          <table:table-cell table:formula="of:=([.F500]-[.C500])/0.0166667" office:value-type="float" office:value="51.4198971602056" calcext:value-type="float">
            <text:p>51.4198971602056</text:p>
          </table:table-cell>
          <table:table-cell table:formula="of:=DEGREES(ATAN(ABS([.F500]-[.C500])/ABS([.E500]-[.B500])))" office:value-type="float" office:value="4.22711182678434" calcext:value-type="float">
            <text:p>4.22711182678434</text:p>
          </table:table-cell>
          <table:table-cell table:formula="of:=SQRT(POWER([.H500];2)+POWER([.I500];2)+POWER([.J500];2))" office:value-type="float" office:value="697.610941951132" calcext:value-type="float">
            <text:p>697.610941951132</text:p>
          </table:table-cell>
        </table:table-row>
        <table:table-row table:style-name="ro1">
          <table:table-cell office:value-type="float" office:value="74.8888" calcext:value-type="float">
            <text:p>74.8888</text:p>
          </table:table-cell>
          <table:table-cell office:value-type="float" office:value="278.926" calcext:value-type="float">
            <text:p>278.926</text:p>
          </table:table-cell>
          <table:table-cell office:value-type="float" office:value="43.8901" calcext:value-type="float">
            <text:p>43.8901</text:p>
          </table:table-cell>
          <table:table-cell office:value-type="float" office:value="74.5831" calcext:value-type="float">
            <text:p>74.5831</text:p>
          </table:table-cell>
          <table:table-cell office:value-type="float" office:value="269.939" calcext:value-type="float">
            <text:p>269.939</text:p>
          </table:table-cell>
          <table:table-cell office:value-type="float" office:value="44.5724" calcext:value-type="float">
            <text:p>44.5724</text:p>
          </table:table-cell>
          <table:table-cell/>
          <table:table-cell table:formula="of:=([.D501]-[.A501])/0.0166667" office:value-type="float" office:value="-18.3419633160735" calcext:value-type="float">
            <text:p>-18.3419633160735</text:p>
          </table:table-cell>
          <table:table-cell table:formula="of:=ABS([.E501]-[.B501])/0.0166667" office:value-type="float" office:value="539.218921562155" calcext:value-type="float">
            <text:p>539.218921562155</text:p>
          </table:table-cell>
          <table:table-cell table:formula="of:=([.F501]-[.C501])/0.0166667" office:value-type="float" office:value="40.9379181241641" calcext:value-type="float">
            <text:p>40.9379181241641</text:p>
          </table:table-cell>
          <table:table-cell table:formula="of:=DEGREES(ATAN(ABS([.F501]-[.C501])/ABS([.E501]-[.B501])))" office:value-type="float" office:value="4.34161110642762" calcext:value-type="float">
            <text:p>4.34161110642762</text:p>
          </table:table-cell>
          <table:table-cell table:formula="of:=SQRT(POWER([.H501];2)+POWER([.I501];2)+POWER([.J501];2))" office:value-type="float" office:value="541.081681568765" calcext:value-type="float">
            <text:p>541.081681568765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6.958" calcext:value-type="float">
            <text:p>286.958</text:p>
          </table:table-cell>
          <table:table-cell office:value-type="float" office:value="42.8797" calcext:value-type="float">
            <text:p>42.8797</text:p>
          </table:table-cell>
          <table:table-cell office:value-type="float" office:value="75.1053" calcext:value-type="float">
            <text:p>75.1053</text:p>
          </table:table-cell>
          <table:table-cell office:value-type="float" office:value="273.754" calcext:value-type="float">
            <text:p>273.754</text:p>
          </table:table-cell>
          <table:table-cell office:value-type="float" office:value="44.4551" calcext:value-type="float">
            <text:p>44.4551</text:p>
          </table:table-cell>
          <table:table-cell/>
          <table:table-cell table:formula="of:=([.D502]-[.A502])/0.0166667" office:value-type="float" office:value="9.95998008003965" calcext:value-type="float">
            <text:p>9.95998008003965</text:p>
          </table:table-cell>
          <table:table-cell table:formula="of:=ABS([.E502]-[.B502])/0.0166667" office:value-type="float" office:value="792.238415523169" calcext:value-type="float">
            <text:p>792.238415523169</text:p>
          </table:table-cell>
          <table:table-cell table:formula="of:=([.F502]-[.C502])/0.0166667" office:value-type="float" office:value="94.5238109523782" calcext:value-type="float">
            <text:p>94.5238109523782</text:p>
          </table:table-cell>
          <table:table-cell table:formula="of:=DEGREES(ATAN(ABS([.F502]-[.C502])/ABS([.E502]-[.B502])))" office:value-type="float" office:value="6.80392896151936" calcext:value-type="float">
            <text:p>6.80392896151936</text:p>
          </table:table-cell>
          <table:table-cell table:formula="of:=SQRT(POWER([.H502];2)+POWER([.I502];2)+POWER([.J502];2))" office:value-type="float" office:value="797.919581831915" calcext:value-type="float">
            <text:p>797.919581831915</text:p>
          </table:table-cell>
        </table:table-row>
        <table:table-row table:style-name="ro1">
          <table:table-cell office:value-type="float" office:value="75.4023" calcext:value-type="float">
            <text:p>75.4023</text:p>
          </table:table-cell>
          <table:table-cell office:value-type="float" office:value="280.418" calcext:value-type="float">
            <text:p>280.418</text:p>
          </table:table-cell>
          <table:table-cell office:value-type="float" office:value="43.1491" calcext:value-type="float">
            <text:p>43.1491</text:p>
          </table:table-cell>
          <table:table-cell office:value-type="float" office:value="75.5615" calcext:value-type="float">
            <text:p>75.5615</text:p>
          </table:table-cell>
          <table:table-cell office:value-type="float" office:value="268.964" calcext:value-type="float">
            <text:p>268.964</text:p>
          </table:table-cell>
          <table:table-cell office:value-type="float" office:value="43.739" calcext:value-type="float">
            <text:p>43.739</text:p>
          </table:table-cell>
          <table:table-cell/>
          <table:table-cell table:formula="of:=([.D503]-[.A503])/0.0166667" office:value-type="float" office:value="9.55198089603812" calcext:value-type="float">
            <text:p>9.55198089603812</text:p>
          </table:table-cell>
          <table:table-cell table:formula="of:=ABS([.E503]-[.B503])/0.0166667" office:value-type="float" office:value="687.238625522749" calcext:value-type="float">
            <text:p>687.238625522749</text:p>
          </table:table-cell>
          <table:table-cell table:formula="of:=([.F503]-[.C503])/0.0166667" office:value-type="float" office:value="35.3939292121416" calcext:value-type="float">
            <text:p>35.3939292121416</text:p>
          </table:table-cell>
          <table:table-cell table:formula="of:=DEGREES(ATAN(ABS([.F503]-[.C503])/ABS([.E503]-[.B503])))" office:value-type="float" office:value="2.94822288621219" calcext:value-type="float">
            <text:p>2.94822288621219</text:p>
          </table:table-cell>
          <table:table-cell table:formula="of:=SQRT(POWER([.H503];2)+POWER([.I503];2)+POWER([.J503];2))" office:value-type="float" office:value="688.215735779494" calcext:value-type="float">
            <text:p>688.215735779494</text:p>
          </table:table-cell>
        </table:table-row>
        <table:table-row table:style-name="ro1">
          <table:table-cell office:value-type="float" office:value="74.8929" calcext:value-type="float">
            <text:p>74.8929</text:p>
          </table:table-cell>
          <table:table-cell office:value-type="float" office:value="280.571" calcext:value-type="float">
            <text:p>280.571</text:p>
          </table:table-cell>
          <table:table-cell office:value-type="float" office:value="42.1249" calcext:value-type="float">
            <text:p>42.1249</text:p>
          </table:table-cell>
          <table:table-cell office:value-type="float" office:value="74.8243" calcext:value-type="float">
            <text:p>74.8243</text:p>
          </table:table-cell>
          <table:table-cell office:value-type="float" office:value="270.401" calcext:value-type="float">
            <text:p>270.401</text:p>
          </table:table-cell>
          <table:table-cell office:value-type="float" office:value="42.2838" calcext:value-type="float">
            <text:p>42.2838</text:p>
          </table:table-cell>
          <table:table-cell/>
          <table:table-cell table:formula="of:=([.D504]-[.A504])/0.0166667" office:value-type="float" office:value="-4.11599176801668" calcext:value-type="float">
            <text:p>-4.11599176801668</text:p>
          </table:table-cell>
          <table:table-cell table:formula="of:=ABS([.E504]-[.B504])/0.0166667" office:value-type="float" office:value="610.198779602442" calcext:value-type="float">
            <text:p>610.198779602442</text:p>
          </table:table-cell>
          <table:table-cell table:formula="of:=([.F504]-[.C504])/0.0166667" office:value-type="float" office:value="9.5339809320383" calcext:value-type="float">
            <text:p>9.5339809320383</text:p>
          </table:table-cell>
          <table:table-cell table:formula="of:=DEGREES(ATAN(ABS([.F504]-[.C504])/ABS([.E504]-[.B504])))" office:value-type="float" office:value="0.895138507534558" calcext:value-type="float">
            <text:p>0.895138507534558</text:p>
          </table:table-cell>
          <table:table-cell table:formula="of:=SQRT(POWER([.H504];2)+POWER([.I504];2)+POWER([.J504];2))" office:value-type="float" office:value="610.287136362021" calcext:value-type="float">
            <text:p>610.287136362021</text:p>
          </table:table-cell>
        </table:table-row>
        <table:table-row table:style-name="ro1">
          <table:table-cell office:value-type="float" office:value="75.2135" calcext:value-type="float">
            <text:p>75.2135</text:p>
          </table:table-cell>
          <table:table-cell office:value-type="float" office:value="289.856" calcext:value-type="float">
            <text:p>289.856</text:p>
          </table:table-cell>
          <table:table-cell office:value-type="float" office:value="41.9109" calcext:value-type="float">
            <text:p>41.9109</text:p>
          </table:table-cell>
          <table:table-cell office:value-type="float" office:value="75.3818" calcext:value-type="float">
            <text:p>75.3818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3.0558" calcext:value-type="float">
            <text:p>43.0558</text:p>
          </table:table-cell>
          <table:table-cell/>
          <table:table-cell table:formula="of:=([.D505]-[.A505])/0.0166667" office:value-type="float" office:value="10.0979798040405" calcext:value-type="float">
            <text:p>10.0979798040405</text:p>
          </table:table-cell>
          <table:table-cell table:formula="of:=ABS([.E505]-[.B505])/0.0166667" office:value-type="float" office:value="719.878560242879" calcext:value-type="float">
            <text:p>719.878560242879</text:p>
          </table:table-cell>
          <table:table-cell table:formula="of:=([.F505]-[.C505])/0.0166667" office:value-type="float" office:value="68.6938626122748" calcext:value-type="float">
            <text:p>68.6938626122748</text:p>
          </table:table-cell>
          <table:table-cell table:formula="of:=DEGREES(ATAN(ABS([.F505]-[.C505])/ABS([.E505]-[.B505])))" office:value-type="float" office:value="5.45090113732102" calcext:value-type="float">
            <text:p>5.45090113732102</text:p>
          </table:table-cell>
          <table:table-cell table:formula="of:=SQRT(POWER([.H505];2)+POWER([.I505];2)+POWER([.J505];2))" office:value-type="float" office:value="723.219162808949" calcext:value-type="float">
            <text:p>723.219162808949</text:p>
          </table:table-cell>
        </table:table-row>
        <table:table-row table:style-name="ro1">
          <table:table-cell office:value-type="float" office:value="75.1579" calcext:value-type="float">
            <text:p>75.1579</text:p>
          </table:table-cell>
          <table:table-cell office:value-type="float" office:value="281.722" calcext:value-type="float">
            <text:p>281.722</text:p>
          </table:table-cell>
          <table:table-cell office:value-type="float" office:value="42.9446" calcext:value-type="float">
            <text:p>42.9446</text:p>
          </table:table-cell>
          <table:table-cell office:value-type="float" office:value="75.0671" calcext:value-type="float">
            <text:p>75.0671</text:p>
          </table:table-cell>
          <table:table-cell office:value-type="float" office:value="268.902" calcext:value-type="float">
            <text:p>268.902</text:p>
          </table:table-cell>
          <table:table-cell office:value-type="float" office:value="43.7536" calcext:value-type="float">
            <text:p>43.7536</text:p>
          </table:table-cell>
          <table:table-cell/>
          <table:table-cell table:formula="of:=([.D506]-[.A506])/0.0166667" office:value-type="float" office:value="-5.44798910402189" calcext:value-type="float">
            <text:p>-5.44798910402189</text:p>
          </table:table-cell>
          <table:table-cell table:formula="of:=ABS([.E506]-[.B506])/0.0166667" office:value-type="float" office:value="769.198461603077" calcext:value-type="float">
            <text:p>769.198461603077</text:p>
          </table:table-cell>
          <table:table-cell table:formula="of:=([.F506]-[.C506])/0.0166667" office:value-type="float" office:value="48.539902920194" calcext:value-type="float">
            <text:p>48.539902920194</text:p>
          </table:table-cell>
          <table:table-cell table:formula="of:=DEGREES(ATAN(ABS([.F506]-[.C506])/ABS([.E506]-[.B506])))" office:value-type="float" office:value="3.61083498346406" calcext:value-type="float">
            <text:p>3.61083498346406</text:p>
          </table:table-cell>
          <table:table-cell table:formula="of:=SQRT(POWER([.H506];2)+POWER([.I506];2)+POWER([.J506];2))" office:value-type="float" office:value="770.747738299191" calcext:value-type="float">
            <text:p>770.747738299191</text:p>
          </table:table-cell>
        </table:table-row>
        <table:table-row table:style-name="ro1">
          <table:table-cell office:value-type="float" office:value="74.9101" calcext:value-type="float">
            <text:p>74.9101</text:p>
          </table:table-cell>
          <table:table-cell office:value-type="float" office:value="283.206" calcext:value-type="float">
            <text:p>283.206</text:p>
          </table:table-cell>
          <table:table-cell office:value-type="float" office:value="41.954" calcext:value-type="float">
            <text:p>41.954</text:p>
          </table:table-cell>
          <table:table-cell office:value-type="float" office:value="74.8257" calcext:value-type="float">
            <text:p>74.8257</text:p>
          </table:table-cell>
          <table:table-cell office:value-type="float" office:value="270.301" calcext:value-type="float">
            <text:p>270.301</text:p>
          </table:table-cell>
          <table:table-cell office:value-type="float" office:value="42.7924" calcext:value-type="float">
            <text:p>42.7924</text:p>
          </table:table-cell>
          <table:table-cell/>
          <table:table-cell table:formula="of:=([.D507]-[.A507])/0.0166667" office:value-type="float" office:value="-5.06398987202039" calcext:value-type="float">
            <text:p>-5.06398987202039</text:p>
          </table:table-cell>
          <table:table-cell table:formula="of:=ABS([.E507]-[.B507])/0.0166667" office:value-type="float" office:value="774.298451403099" calcext:value-type="float">
            <text:p>774.298451403099</text:p>
          </table:table-cell>
          <table:table-cell table:formula="of:=([.F507]-[.C507])/0.0166667" office:value-type="float" office:value="50.3038993922012" calcext:value-type="float">
            <text:p>50.3038993922012</text:p>
          </table:table-cell>
          <table:table-cell table:formula="of:=DEGREES(ATAN(ABS([.F507]-[.C507])/ABS([.E507]-[.B507])))" office:value-type="float" office:value="3.71711498756443" calcext:value-type="float">
            <text:p>3.71711498756443</text:p>
          </table:table-cell>
          <table:table-cell table:formula="of:=SQRT(POWER([.H507];2)+POWER([.I507];2)+POWER([.J507];2))" office:value-type="float" office:value="775.947303708649" calcext:value-type="float">
            <text:p>775.947303708649</text:p>
          </table:table-cell>
        </table:table-row>
        <table:table-row table:style-name="ro1">
          <table:table-cell office:value-type="float" office:value="74.9211" calcext:value-type="float">
            <text:p>74.9211</text:p>
          </table:table-cell>
          <table:table-cell office:value-type="float" office:value="284.337" calcext:value-type="float">
            <text:p>284.337</text:p>
          </table:table-cell>
          <table:table-cell office:value-type="float" office:value="42.7852" calcext:value-type="float">
            <text:p>42.7852</text:p>
          </table:table-cell>
          <table:table-cell office:value-type="float" office:value="74.5894" calcext:value-type="float">
            <text:p>74.5894</text:p>
          </table:table-cell>
          <table:table-cell office:value-type="float" office:value="271.26" calcext:value-type="float">
            <text:p>271.26</text:p>
          </table:table-cell>
          <table:table-cell office:value-type="float" office:value="44.1162" calcext:value-type="float">
            <text:p>44.1162</text:p>
          </table:table-cell>
          <table:table-cell/>
          <table:table-cell table:formula="of:=([.D508]-[.A508])/0.0166667" office:value-type="float" office:value="-19.9019601960795" calcext:value-type="float">
            <text:p>-19.9019601960795</text:p>
          </table:table-cell>
          <table:table-cell table:formula="of:=ABS([.E508]-[.B508])/0.0166667" office:value-type="float" office:value="784.618430763138" calcext:value-type="float">
            <text:p>784.618430763138</text:p>
          </table:table-cell>
          <table:table-cell table:formula="of:=([.F508]-[.C508])/0.0166667" office:value-type="float" office:value="79.8598402803192" calcext:value-type="float">
            <text:p>79.8598402803192</text:p>
          </table:table-cell>
          <table:table-cell table:formula="of:=DEGREES(ATAN(ABS([.F508]-[.C508])/ABS([.E508]-[.B508])))" office:value-type="float" office:value="5.81165143972839" calcext:value-type="float">
            <text:p>5.81165143972839</text:p>
          </table:table-cell>
          <table:table-cell table:formula="of:=SQRT(POWER([.H508];2)+POWER([.I508];2)+POWER([.J508];2))" office:value-type="float" office:value="788.923167363245" calcext:value-type="float">
            <text:p>788.923167363245</text:p>
          </table:table-cell>
        </table:table-row>
        <table:table-row table:style-name="ro1">
          <table:table-cell office:value-type="float" office:value="74.9289" calcext:value-type="float">
            <text:p>74.9289</text:p>
          </table:table-cell>
          <table:table-cell office:value-type="float" office:value="285.761" calcext:value-type="float">
            <text:p>285.761</text:p>
          </table:table-cell>
          <table:table-cell office:value-type="float" office:value="42.3066" calcext:value-type="float">
            <text:p>42.3066</text:p>
          </table:table-cell>
          <table:table-cell office:value-type="float" office:value="74.8436" calcext:value-type="float">
            <text:p>74.8436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43.1387" calcext:value-type="float">
            <text:p>43.1387</text:p>
          </table:table-cell>
          <table:table-cell/>
          <table:table-cell table:formula="of:=([.D509]-[.A509])/0.0166667" office:value-type="float" office:value="-5.11798976402069" calcext:value-type="float">
            <text:p>-5.11798976402069</text:p>
          </table:table-cell>
          <table:table-cell table:formula="of:=ABS([.E509]-[.B509])/0.0166667" office:value-type="float" office:value="782.038435923131" calcext:value-type="float">
            <text:p>782.038435923131</text:p>
          </table:table-cell>
          <table:table-cell table:formula="of:=([.F509]-[.C509])/0.0166667" office:value-type="float" office:value="49.9259001481995" calcext:value-type="float">
            <text:p>49.9259001481995</text:p>
          </table:table-cell>
          <table:table-cell table:formula="of:=DEGREES(ATAN(ABS([.F509]-[.C509])/ABS([.E509]-[.B509])))" office:value-type="float" office:value="3.65284688253376" calcext:value-type="float">
            <text:p>3.65284688253376</text:p>
          </table:table-cell>
          <table:table-cell table:formula="of:=SQRT(POWER([.H509];2)+POWER([.I509];2)+POWER([.J509];2))" office:value-type="float" office:value="783.647181189296" calcext:value-type="float">
            <text:p>783.647181189296</text:p>
          </table:table-cell>
        </table:table-row>
        <table:table-row table:style-name="ro1">
          <table:table-cell office:value-type="float" office:value="74.8963" calcext:value-type="float">
            <text:p>74.8963</text:p>
          </table:table-cell>
          <table:table-cell office:value-type="float" office:value="280.305" calcext:value-type="float">
            <text:p>280.305</text:p>
          </table:table-cell>
          <table:table-cell office:value-type="float" office:value="43.4223" calcext:value-type="float">
            <text:p>43.4223</text:p>
          </table:table-cell>
          <table:table-cell office:value-type="float" office:value="74.8292" calcext:value-type="float">
            <text:p>74.8292</text:p>
          </table:table-cell>
          <table:table-cell office:value-type="float" office:value="270.054" calcext:value-type="float">
            <text:p>270.054</text:p>
          </table:table-cell>
          <table:table-cell office:value-type="float" office:value="44.0611" calcext:value-type="float">
            <text:p>44.0611</text:p>
          </table:table-cell>
          <table:table-cell/>
          <table:table-cell table:formula="of:=([.D510]-[.A510])/0.0166667" office:value-type="float" office:value="-4.02599194801589" calcext:value-type="float">
            <text:p>-4.02599194801589</text:p>
          </table:table-cell>
          <table:table-cell table:formula="of:=ABS([.E510]-[.B510])/0.0166667" office:value-type="float" office:value="615.058769882462" calcext:value-type="float">
            <text:p>615.058769882462</text:p>
          </table:table-cell>
          <table:table-cell table:formula="of:=([.F510]-[.C510])/0.0166667" office:value-type="float" office:value="38.3279233441535" calcext:value-type="float">
            <text:p>38.3279233441535</text:p>
          </table:table-cell>
          <table:table-cell table:formula="of:=DEGREES(ATAN(ABS([.F510]-[.C510])/ABS([.E510]-[.B510])))" office:value-type="float" office:value="3.56582552544125" calcext:value-type="float">
            <text:p>3.56582552544125</text:p>
          </table:table-cell>
          <table:table-cell table:formula="of:=SQRT(POWER([.H510];2)+POWER([.I510];2)+POWER([.J510];2))" office:value-type="float" office:value="616.264982558938" calcext:value-type="float">
            <text:p>616.264982558938</text:p>
          </table:table-cell>
        </table:table-row>
        <table:table-row table:style-name="ro1">
          <table:table-cell office:value-type="float" office:value="75.4006" calcext:value-type="float">
            <text:p>75.4006</text:p>
          </table:table-cell>
          <table:table-cell office:value-type="float" office:value="280.564" calcext:value-type="float">
            <text:p>280.564</text:p>
          </table:table-cell>
          <table:table-cell office:value-type="float" office:value="42.3725" calcext:value-type="float">
            <text:p>42.3725</text:p>
          </table:table-cell>
          <table:table-cell office:value-type="float" office:value="75.56" calcext:value-type="float">
            <text:p>75.56</text:p>
          </table:table-cell>
          <table:table-cell office:value-type="float" office:value="269.096" calcext:value-type="float">
            <text:p>269.096</text:p>
          </table:table-cell>
          <table:table-cell office:value-type="float" office:value="42.9819" calcext:value-type="float">
            <text:p>42.9819</text:p>
          </table:table-cell>
          <table:table-cell/>
          <table:table-cell table:formula="of:=([.D511]-[.A511])/0.0166667" office:value-type="float" office:value="9.56398087203856" calcext:value-type="float">
            <text:p>9.56398087203856</text:p>
          </table:table-cell>
          <table:table-cell table:formula="of:=ABS([.E511]-[.B511])/0.0166667" office:value-type="float" office:value="688.078623842753" calcext:value-type="float">
            <text:p>688.078623842753</text:p>
          </table:table-cell>
          <table:table-cell table:formula="of:=([.F511]-[.C511])/0.0166667" office:value-type="float" office:value="36.5639268721463" calcext:value-type="float">
            <text:p>36.5639268721463</text:p>
          </table:table-cell>
          <table:table-cell table:formula="of:=DEGREES(ATAN(ABS([.F511]-[.C511])/ABS([.E511]-[.B511])))" office:value-type="float" office:value="3.04178920702344" calcext:value-type="float">
            <text:p>3.04178920702344</text:p>
          </table:table-cell>
          <table:table-cell table:formula="of:=SQRT(POWER([.H511];2)+POWER([.I511];2)+POWER([.J511];2))" office:value-type="float" office:value="689.115798010588" calcext:value-type="float">
            <text:p>689.115798010588</text:p>
          </table:table-cell>
        </table:table-row>
        <table:table-row table:style-name="ro1">
          <table:table-cell office:value-type="float" office:value="75.2129" calcext:value-type="float">
            <text:p>75.2129</text:p>
          </table:table-cell>
          <table:table-cell office:value-type="float" office:value="289.915" calcext:value-type="float">
            <text:p>289.915</text:p>
          </table:table-cell>
          <table:table-cell office:value-type="float" office:value="41.6456" calcext:value-type="float">
            <text:p>41.6456</text:p>
          </table:table-cell>
          <table:table-cell office:value-type="float" office:value="75.3808" calcext:value-type="float">
            <text:p>75.3808</text:p>
          </table:table-cell>
          <table:table-cell office:value-type="float" office:value="277.959" calcext:value-type="float">
            <text:p>277.959</text:p>
          </table:table-cell>
          <table:table-cell office:value-type="float" office:value="42.54" calcext:value-type="float">
            <text:p>42.54</text:p>
          </table:table-cell>
          <table:table-cell/>
          <table:table-cell table:formula="of:=([.D512]-[.A512])/0.0166667" office:value-type="float" office:value="10.0739798520396" calcext:value-type="float">
            <text:p>10.0739798520396</text:p>
          </table:table-cell>
          <table:table-cell table:formula="of:=ABS([.E512]-[.B512])/0.0166667" office:value-type="float" office:value="717.358565282871" calcext:value-type="float">
            <text:p>717.358565282871</text:p>
          </table:table-cell>
          <table:table-cell table:formula="of:=([.F512]-[.C512])/0.0166667" office:value-type="float" office:value="53.6638926722145" calcext:value-type="float">
            <text:p>53.6638926722145</text:p>
          </table:table-cell>
          <table:table-cell table:formula="of:=DEGREES(ATAN(ABS([.F512]-[.C512])/ABS([.E512]-[.B512])))" office:value-type="float" office:value="4.27819271878625" calcext:value-type="float">
            <text:p>4.27819271878625</text:p>
          </table:table-cell>
          <table:table-cell table:formula="of:=SQRT(POWER([.H512];2)+POWER([.I512];2)+POWER([.J512];2))" office:value-type="float" office:value="719.433533852498" calcext:value-type="float">
            <text:p>719.433533852498</text:p>
          </table:table-cell>
        </table:table-row>
        <table:table-row table:style-name="ro1">
          <table:table-cell office:value-type="float" office:value="74.9991" calcext:value-type="float">
            <text:p>74.9991</text:p>
          </table:table-cell>
          <table:table-cell office:value-type="float" office:value="296.814" calcext:value-type="float">
            <text:p>296.814</text:p>
          </table:table-cell>
          <table:table-cell office:value-type="float" office:value="41.0738" calcext:value-type="float">
            <text:p>41.0738</text:p>
          </table:table-cell>
          <table:table-cell office:value-type="float" office:value="74.6803" calcext:value-type="float">
            <text:p>74.6803</text:p>
          </table:table-cell>
          <table:table-cell office:value-type="float" office:value="287.107" calcext:value-type="float">
            <text:p>287.107</text:p>
          </table:table-cell>
          <table:table-cell office:value-type="float" office:value="42.0955" calcext:value-type="float">
            <text:p>42.0955</text:p>
          </table:table-cell>
          <table:table-cell/>
          <table:table-cell table:formula="of:=([.D513]-[.A513])/0.0166667" office:value-type="float" office:value="-19.1279617440763" calcext:value-type="float">
            <text:p>-19.1279617440763</text:p>
          </table:table-cell>
          <table:table-cell table:formula="of:=ABS([.E513]-[.B513])/0.0166667" office:value-type="float" office:value="582.418835162329" calcext:value-type="float">
            <text:p>582.418835162329</text:p>
          </table:table-cell>
          <table:table-cell table:formula="of:=([.F513]-[.C513])/0.0166667" office:value-type="float" office:value="61.3018773962454" calcext:value-type="float">
            <text:p>61.3018773962454</text:p>
          </table:table-cell>
          <table:table-cell table:formula="of:=DEGREES(ATAN(ABS([.F513]-[.C513])/ABS([.E513]-[.B513])))" office:value-type="float" office:value="6.0084836242386" calcext:value-type="float">
            <text:p>6.0084836242386</text:p>
          </table:table-cell>
          <table:table-cell table:formula="of:=SQRT(POWER([.H513];2)+POWER([.I513];2)+POWER([.J513];2))" office:value-type="float" office:value="585.948375409158" calcext:value-type="float">
            <text:p>585.948375409158</text:p>
          </table:table-cell>
        </table:table-row>
        <table:table-row table:style-name="ro1">
          <table:table-cell office:value-type="float" office:value="75.4409" calcext:value-type="float">
            <text:p>75.4409</text:p>
          </table:table-cell>
          <table:table-cell office:value-type="float" office:value="285.852" calcext:value-type="float">
            <text:p>285.852</text:p>
          </table:table-cell>
          <table:table-cell office:value-type="float" office:value="42.0334" calcext:value-type="float">
            <text:p>42.0334</text:p>
          </table:table-cell>
          <table:table-cell office:value-type="float" office:value="75.3712" calcext:value-type="float">
            <text:p>75.3712</text:p>
          </table:table-cell>
          <table:table-cell office:value-type="float" office:value="276.641" calcext:value-type="float">
            <text:p>276.641</text:p>
          </table:table-cell>
          <table:table-cell office:value-type="float" office:value="42.7521" calcext:value-type="float">
            <text:p>42.7521</text:p>
          </table:table-cell>
          <table:table-cell/>
          <table:table-cell table:formula="of:=([.D514]-[.A514])/0.0166667" office:value-type="float" office:value="-4.18199163601657" calcext:value-type="float">
            <text:p>-4.18199163601657</text:p>
          </table:table-cell>
          <table:table-cell table:formula="of:=ABS([.E514]-[.B514])/0.0166667" office:value-type="float" office:value="552.658894682208" calcext:value-type="float">
            <text:p>552.658894682208</text:p>
          </table:table-cell>
          <table:table-cell table:formula="of:=([.F514]-[.C514])/0.0166667" office:value-type="float" office:value="43.1219137561724" calcext:value-type="float">
            <text:p>43.1219137561724</text:p>
          </table:table-cell>
          <table:table-cell table:formula="of:=DEGREES(ATAN(ABS([.F514]-[.C514])/ABS([.E514]-[.B514])))" office:value-type="float" office:value="4.46153669009796" calcext:value-type="float">
            <text:p>4.46153669009796</text:p>
          </table:table-cell>
          <table:table-cell table:formula="of:=SQRT(POWER([.H514];2)+POWER([.I514];2)+POWER([.J514];2))" office:value-type="float" office:value="554.354437495902" calcext:value-type="float">
            <text:p>554.354437495902</text:p>
          </table:table-cell>
        </table:table-row>
        <table:table-row table:style-name="ro1">
          <table:table-cell office:value-type="float" office:value="75.1387" calcext:value-type="float">
            <text:p>75.1387</text:p>
          </table:table-cell>
          <table:table-cell office:value-type="float" office:value="279.154" calcext:value-type="float">
            <text:p>279.154</text:p>
          </table:table-cell>
          <table:table-cell office:value-type="float" office:value="42.8512" calcext:value-type="float">
            <text:p>42.8512</text:p>
          </table:table-cell>
          <table:table-cell office:value-type="float" office:value="75.0573" calcext:value-type="float">
            <text:p>75.0573</text:p>
          </table:table-cell>
          <table:table-cell office:value-type="float" office:value="267.729" calcext:value-type="float">
            <text:p>267.729</text:p>
          </table:table-cell>
          <table:table-cell office:value-type="float" office:value="43.4539" calcext:value-type="float">
            <text:p>43.4539</text:p>
          </table:table-cell>
          <table:table-cell/>
          <table:table-cell table:formula="of:=([.D515]-[.A515])/0.0166667" office:value-type="float" office:value="-4.88399023201966" calcext:value-type="float">
            <text:p>-4.88399023201966</text:p>
          </table:table-cell>
          <table:table-cell table:formula="of:=ABS([.E515]-[.B515])/0.0166667" office:value-type="float" office:value="685.498629002743" calcext:value-type="float">
            <text:p>685.498629002743</text:p>
          </table:table-cell>
          <table:table-cell table:formula="of:=([.F515]-[.C515])/0.0166667" office:value-type="float" office:value="36.1619276761446" calcext:value-type="float">
            <text:p>36.1619276761446</text:p>
          </table:table-cell>
          <table:table-cell table:formula="of:=DEGREES(ATAN(ABS([.F515]-[.C515])/ABS([.E515]-[.B515])))" office:value-type="float" office:value="3.01971002768418" calcext:value-type="float">
            <text:p>3.01971002768418</text:p>
          </table:table-cell>
          <table:table-cell table:formula="of:=SQRT(POWER([.H515];2)+POWER([.I515];2)+POWER([.J515];2))" office:value-type="float" office:value="686.469160806573" calcext:value-type="float">
            <text:p>686.469160806573</text:p>
          </table:table-cell>
        </table:table-row>
        <table:table-row table:style-name="ro1">
          <table:table-cell office:value-type="float" office:value="75.1387" calcext:value-type="float">
            <text:p>75.1387</text:p>
          </table:table-cell>
          <table:table-cell office:value-type="float" office:value="279.154" calcext:value-type="float">
            <text:p>279.154</text:p>
          </table:table-cell>
          <table:table-cell office:value-type="float" office:value="42.8512" calcext:value-type="float">
            <text:p>42.8512</text:p>
          </table:table-cell>
          <table:table-cell office:value-type="float" office:value="75.0664" calcext:value-type="float">
            <text:p>75.0664</text:p>
          </table:table-cell>
          <table:table-cell office:value-type="float" office:value="268.951" calcext:value-type="float">
            <text:p>268.951</text:p>
          </table:table-cell>
          <table:table-cell office:value-type="float" office:value="43.5006" calcext:value-type="float">
            <text:p>43.5006</text:p>
          </table:table-cell>
          <table:table-cell/>
          <table:table-cell table:formula="of:=([.D516]-[.A516])/0.0166667" office:value-type="float" office:value="-4.33799132401726" calcext:value-type="float">
            <text:p>-4.33799132401726</text:p>
          </table:table-cell>
          <table:table-cell table:formula="of:=ABS([.E516]-[.B516])/0.0166667" office:value-type="float" office:value="612.178775642447" calcext:value-type="float">
            <text:p>612.178775642447</text:p>
          </table:table-cell>
          <table:table-cell table:formula="of:=([.F516]-[.C516])/0.0166667" office:value-type="float" office:value="38.9639220721559" calcext:value-type="float">
            <text:p>38.9639220721559</text:p>
          </table:table-cell>
          <table:table-cell table:formula="of:=DEGREES(ATAN(ABS([.F516]-[.C516])/ABS([.E516]-[.B516])))" office:value-type="float" office:value="3.64184624035713" calcext:value-type="float">
            <text:p>3.64184624035713</text:p>
          </table:table-cell>
          <table:table-cell table:formula="of:=SQRT(POWER([.H516];2)+POWER([.I516];2)+POWER([.J516];2))" office:value-type="float" office:value="613.432847782916" calcext:value-type="float">
            <text:p>613.432847782916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72" calcext:value-type="float">
            <text:p>288.472</text:p>
          </table:table-cell>
          <table:table-cell office:value-type="float" office:value="42.1296" calcext:value-type="float">
            <text:p>42.1296</text:p>
          </table:table-cell>
          <table:table-cell office:value-type="float" office:value="75.3722" calcext:value-type="float">
            <text:p>75.3722</text:p>
          </table:table-cell>
          <table:table-cell office:value-type="float" office:value="276.536" calcext:value-type="float">
            <text:p>276.536</text:p>
          </table:table-cell>
          <table:table-cell office:value-type="float" office:value="43.267" calcext:value-type="float">
            <text:p>43.267</text:p>
          </table:table-cell>
          <table:table-cell/>
          <table:table-cell table:formula="of:=([.D517]-[.A517])/0.0166667" office:value-type="float" office:value="10.0799798400407" calcext:value-type="float">
            <text:p>10.0799798400407</text:p>
          </table:table-cell>
          <table:table-cell table:formula="of:=ABS([.E517]-[.B517])/0.0166667" office:value-type="float" office:value="716.158567682863" calcext:value-type="float">
            <text:p>716.158567682863</text:p>
          </table:table-cell>
          <table:table-cell table:formula="of:=([.F517]-[.C517])/0.0166667" office:value-type="float" office:value="68.243863512273" calcext:value-type="float">
            <text:p>68.243863512273</text:p>
          </table:table-cell>
          <table:table-cell table:formula="of:=DEGREES(ATAN(ABS([.F517]-[.C517])/ABS([.E517]-[.B517])))" office:value-type="float" office:value="5.44336749938168" calcext:value-type="float">
            <text:p>5.44336749938168</text:p>
          </table:table-cell>
          <table:table-cell table:formula="of:=SQRT(POWER([.H517];2)+POWER([.I517];2)+POWER([.J517];2))" office:value-type="float" office:value="719.473366405059" calcext:value-type="float">
            <text:p>719.473366405059</text:p>
          </table:table-cell>
        </table:table-row>
        <table:table-row table:style-name="ro1">
          <table:table-cell office:value-type="float" office:value="75.4504" calcext:value-type="float">
            <text:p>75.4504</text:p>
          </table:table-cell>
          <table:table-cell office:value-type="float" office:value="287.285" calcext:value-type="float">
            <text:p>287.285</text:p>
          </table:table-cell>
          <table:table-cell office:value-type="float" office:value="41.5507" calcext:value-type="float">
            <text:p>41.5507</text:p>
          </table:table-cell>
          <table:table-cell office:value-type="float" office:value="75.611" calcext:value-type="float">
            <text:p>75.611</text:p>
          </table:table-cell>
          <table:table-cell office:value-type="float" office:value="275.51" calcext:value-type="float">
            <text:p>275.51</text:p>
          </table:table-cell>
          <table:table-cell office:value-type="float" office:value="42.1855" calcext:value-type="float">
            <text:p>42.1855</text:p>
          </table:table-cell>
          <table:table-cell/>
          <table:table-cell table:formula="of:=([.D518]-[.A518])/0.0166667" office:value-type="float" office:value="9.63598072803868" calcext:value-type="float">
            <text:p>9.63598072803868</text:p>
          </table:table-cell>
          <table:table-cell table:formula="of:=ABS([.E518]-[.B518])/0.0166667" office:value-type="float" office:value="706.498587002828" calcext:value-type="float">
            <text:p>706.498587002828</text:p>
          </table:table-cell>
          <table:table-cell table:formula="of:=([.F518]-[.C518])/0.0166667" office:value-type="float" office:value="38.0879238241523" calcext:value-type="float">
            <text:p>38.0879238241523</text:p>
          </table:table-cell>
          <table:table-cell table:formula="of:=DEGREES(ATAN(ABS([.F518]-[.C518])/ABS([.E518]-[.B518])))" office:value-type="float" office:value="3.08587565634864" calcext:value-type="float">
            <text:p>3.08587565634864</text:p>
          </table:table-cell>
          <table:table-cell table:formula="of:=SQRT(POWER([.H518];2)+POWER([.I518];2)+POWER([.J518];2))" office:value-type="float" office:value="707.590132423296" calcext:value-type="float">
            <text:p>707.590132423296</text:p>
          </table:table-cell>
        </table:table-row>
        <table:table-row table:style-name="ro1">
          <table:table-cell office:value-type="float" office:value="75.4212" calcext:value-type="float">
            <text:p>75.4212</text:p>
          </table:table-cell>
          <table:table-cell office:value-type="float" office:value="283.147" calcext:value-type="float">
            <text:p>283.147</text:p>
          </table:table-cell>
          <table:table-cell office:value-type="float" office:value="42.4639" calcext:value-type="float">
            <text:p>42.4639</text:p>
          </table:table-cell>
          <table:table-cell office:value-type="float" office:value="75.581" calcext:value-type="float">
            <text:p>75.581</text:p>
          </table:table-cell>
          <table:table-cell office:value-type="float" office:value="271.564" calcext:value-type="float">
            <text:p>271.564</text:p>
          </table:table-cell>
          <table:table-cell office:value-type="float" office:value="43.0731" calcext:value-type="float">
            <text:p>43.0731</text:p>
          </table:table-cell>
          <table:table-cell/>
          <table:table-cell table:formula="of:=([.D519]-[.A519])/0.0166667" office:value-type="float" office:value="9.5879808240386" calcext:value-type="float">
            <text:p>9.5879808240386</text:p>
          </table:table-cell>
          <table:table-cell table:formula="of:=ABS([.E519]-[.B519])/0.0166667" office:value-type="float" office:value="694.978610042778" calcext:value-type="float">
            <text:p>694.978610042778</text:p>
          </table:table-cell>
          <table:table-cell table:formula="of:=([.F519]-[.C519])/0.0166667" office:value-type="float" office:value="36.5519268961459" calcext:value-type="float">
            <text:p>36.5519268961459</text:p>
          </table:table-cell>
          <table:table-cell table:formula="of:=DEGREES(ATAN(ABS([.F519]-[.C519])/ABS([.E519]-[.B519])))" office:value-type="float" office:value="3.01065857454571" calcext:value-type="float">
            <text:p>3.01065857454571</text:p>
          </table:table-cell>
          <table:table-cell table:formula="of:=SQRT(POWER([.H519];2)+POWER([.I519];2)+POWER([.J519];2))" office:value-type="float" office:value="696.005201958358" calcext:value-type="float">
            <text:p>696.005201958358</text:p>
          </table:table-cell>
        </table:table-row>
        <table:table-row table:style-name="ro1">
          <table:table-cell office:value-type="float" office:value="75.2037" calcext:value-type="float">
            <text:p>75.2037</text:p>
          </table:table-cell>
          <table:table-cell office:value-type="float" office:value="288.535" calcext:value-type="float">
            <text:p>288.535</text:p>
          </table:table-cell>
          <table:table-cell office:value-type="float" office:value="41.8643" calcext:value-type="float">
            <text:p>41.8643</text:p>
          </table:table-cell>
          <table:table-cell office:value-type="float" office:value="75.3618" calcext:value-type="float">
            <text:p>75.3618</text:p>
          </table:table-cell>
          <table:table-cell office:value-type="float" office:value="275.345" calcext:value-type="float">
            <text:p>275.345</text:p>
          </table:table-cell>
          <table:table-cell office:value-type="float" office:value="42.9604" calcext:value-type="float">
            <text:p>42.9604</text:p>
          </table:table-cell>
          <table:table-cell/>
          <table:table-cell table:formula="of:=([.D520]-[.A520])/0.0166667" office:value-type="float" office:value="9.48598102803822" calcext:value-type="float">
            <text:p>9.48598102803822</text:p>
          </table:table-cell>
          <table:table-cell table:formula="of:=ABS([.E520]-[.B520])/0.0166667" office:value-type="float" office:value="791.398417203165" calcext:value-type="float">
            <text:p>791.398417203165</text:p>
          </table:table-cell>
          <table:table-cell table:formula="of:=([.F520]-[.C520])/0.0166667" office:value-type="float" office:value="65.7658684682631" calcext:value-type="float">
            <text:p>65.7658684682631</text:p>
          </table:table-cell>
          <table:table-cell table:formula="of:=DEGREES(ATAN(ABS([.F520]-[.C520])/ABS([.E520]-[.B520])))" office:value-type="float" office:value="4.75041207443735" calcext:value-type="float">
            <text:p>4.75041207443735</text:p>
          </table:table-cell>
          <table:table-cell table:formula="of:=SQRT(POWER([.H520];2)+POWER([.I520];2)+POWER([.J520];2))" office:value-type="float" office:value="794.182968869973" calcext:value-type="float">
            <text:p>794.182968869973</text:p>
          </table:table-cell>
        </table:table-row>
        <table:table-row table:style-name="ro1">
          <table:table-cell office:value-type="float" office:value="74.6559" calcext:value-type="float">
            <text:p>74.6559</text:p>
          </table:table-cell>
          <table:table-cell office:value-type="float" office:value="283.126" calcext:value-type="float">
            <text:p>283.126</text:p>
          </table:table-cell>
          <table:table-cell office:value-type="float" office:value="42.2217" calcext:value-type="float">
            <text:p>42.2217</text:p>
          </table:table-cell>
          <table:table-cell office:value-type="float" office:value="74.0665" calcext:value-type="float">
            <text:p>74.0665</text:p>
          </table:table-cell>
          <table:table-cell office:value-type="float" office:value="266.322" calcext:value-type="float">
            <text:p>266.322</text:p>
          </table:table-cell>
          <table:table-cell office:value-type="float" office:value="43.9352" calcext:value-type="float">
            <text:p>43.9352</text:p>
          </table:table-cell>
          <table:table-cell/>
          <table:table-cell table:formula="of:=([.D521]-[.A521])/0.0166667" office:value-type="float" office:value="-35.3639292721413" calcext:value-type="float">
            <text:p>-35.3639292721413</text:p>
          </table:table-cell>
          <table:table-cell table:formula="of:=ABS([.E521]-[.B521])/0.0166667" office:value-type="float" office:value="1008.23798352403" calcext:value-type="float">
            <text:p>1008.23798352403</text:p>
          </table:table-cell>
          <table:table-cell table:formula="of:=([.F521]-[.C521])/0.0166667" office:value-type="float" office:value="102.809794380411" calcext:value-type="float">
            <text:p>102.809794380411</text:p>
          </table:table-cell>
          <table:table-cell table:formula="of:=DEGREES(ATAN(ABS([.F521]-[.C521])/ABS([.E521]-[.B521])))" office:value-type="float" office:value="5.82231324332179" calcext:value-type="float">
            <text:p>5.82231324332179</text:p>
          </table:table-cell>
          <table:table-cell table:formula="of:=SQRT(POWER([.H521];2)+POWER([.I521];2)+POWER([.J521];2))" office:value-type="float" office:value="1014.08298118779" calcext:value-type="float">
            <text:p>1014.08298118779</text:p>
          </table:table-cell>
        </table:table-row>
        <table:table-row table:style-name="ro1">
          <table:table-cell office:value-type="float" office:value="75.213" calcext:value-type="float">
            <text:p>75.213</text:p>
          </table:table-cell>
          <table:table-cell office:value-type="float" office:value="289.92" calcext:value-type="float">
            <text:p>289.92</text:p>
          </table:table-cell>
          <table:table-cell office:value-type="float" office:value="41.6447" calcext:value-type="float">
            <text:p>41.6447</text:p>
          </table:table-cell>
          <table:table-cell office:value-type="float" office:value="75.3707" calcext:value-type="float">
            <text:p>75.3707</text:p>
          </table:table-cell>
          <table:table-cell office:value-type="float" office:value="276.693" calcext:value-type="float">
            <text:p>276.693</text:p>
          </table:table-cell>
          <table:table-cell office:value-type="float" office:value="42.4944" calcext:value-type="float">
            <text:p>42.4944</text:p>
          </table:table-cell>
          <table:table-cell/>
          <table:table-cell table:formula="of:=([.D522]-[.A522])/0.0166667" office:value-type="float" office:value="9.46198107603818" calcext:value-type="float">
            <text:p>9.46198107603818</text:p>
          </table:table-cell>
          <table:table-cell table:formula="of:=ABS([.E522]-[.B522])/0.0166667" office:value-type="float" office:value="793.618412763176" calcext:value-type="float">
            <text:p>793.618412763176</text:p>
          </table:table-cell>
          <table:table-cell table:formula="of:=([.F522]-[.C522])/0.0166667" office:value-type="float" office:value="50.9818980362038" calcext:value-type="float">
            <text:p>50.9818980362038</text:p>
          </table:table-cell>
          <table:table-cell table:formula="of:=DEGREES(ATAN(ABS([.F522]-[.C522])/ABS([.E522]-[.B522])))" office:value-type="float" office:value="3.6756195600314" calcext:value-type="float">
            <text:p>3.6756195600314</text:p>
          </table:table-cell>
          <table:table-cell table:formula="of:=SQRT(POWER([.H522];2)+POWER([.I522];2)+POWER([.J522];2))" office:value-type="float" office:value="795.310548207429" calcext:value-type="float">
            <text:p>795.310548207429</text:p>
          </table:table-cell>
        </table:table-row>
        <table:table-row table:style-name="ro1">
          <table:table-cell office:value-type="float" office:value="75.1834" calcext:value-type="float">
            <text:p>75.1834</text:p>
          </table:table-cell>
          <table:table-cell office:value-type="float" office:value="285.954" calcext:value-type="float">
            <text:p>285.954</text:p>
          </table:table-cell>
          <table:table-cell office:value-type="float" office:value="41.5113" calcext:value-type="float">
            <text:p>41.5113</text:p>
          </table:table-cell>
          <table:table-cell office:value-type="float" office:value="75.0992" calcext:value-type="float">
            <text:p>75.0992</text:p>
          </table:table-cell>
          <table:table-cell office:value-type="float" office:value="274.257" calcext:value-type="float">
            <text:p>274.257</text:p>
          </table:table-cell>
          <table:table-cell office:value-type="float" office:value="41.8971" calcext:value-type="float">
            <text:p>41.8971</text:p>
          </table:table-cell>
          <table:table-cell/>
          <table:table-cell table:formula="of:=([.D523]-[.A523])/0.0166667" office:value-type="float" office:value="-5.0519898960208" calcext:value-type="float">
            <text:p>-5.0519898960208</text:p>
          </table:table-cell>
          <table:table-cell table:formula="of:=ABS([.E523]-[.B523])/0.0166667" office:value-type="float" office:value="701.818596362808" calcext:value-type="float">
            <text:p>701.818596362808</text:p>
          </table:table-cell>
          <table:table-cell table:formula="of:=([.F523]-[.C523])/0.0166667" office:value-type="float" office:value="23.1479537040928" calcext:value-type="float">
            <text:p>23.1479537040928</text:p>
          </table:table-cell>
          <table:table-cell table:formula="of:=DEGREES(ATAN(ABS([.F523]-[.C523])/ABS([.E523]-[.B523])))" office:value-type="float" office:value="1.88909133180439" calcext:value-type="float">
            <text:p>1.88909133180439</text:p>
          </table:table-cell>
          <table:table-cell table:formula="of:=SQRT(POWER([.H523];2)+POWER([.I523];2)+POWER([.J523];2))" office:value-type="float" office:value="702.218408020794" calcext:value-type="float">
            <text:p>702.218408020794</text:p>
          </table:table-cell>
        </table:table-row>
        <table:table-row table:style-name="ro1">
          <table:table-cell office:value-type="float" office:value="75.1192" calcext:value-type="float">
            <text:p>75.1192</text:p>
          </table:table-cell>
          <table:table-cell office:value-type="float" office:value="276.674" calcext:value-type="float">
            <text:p>276.674</text:p>
          </table:table-cell>
          <table:table-cell office:value-type="float" office:value="42.4998" calcext:value-type="float">
            <text:p>42.4998</text:p>
          </table:table-cell>
          <table:table-cell office:value-type="float" office:value="75.2743" calcext:value-type="float">
            <text:p>75.2743</text:p>
          </table:table-cell>
          <table:table-cell office:value-type="float" office:value="264.172" calcext:value-type="float">
            <text:p>264.172</text:p>
          </table:table-cell>
          <table:table-cell office:value-type="float" office:value="43.0584" calcext:value-type="float">
            <text:p>43.0584</text:p>
          </table:table-cell>
          <table:table-cell/>
          <table:table-cell table:formula="of:=([.D524]-[.A524])/0.0166667" office:value-type="float" office:value="9.30598138803664" calcext:value-type="float">
            <text:p>9.30598138803664</text:p>
          </table:table-cell>
          <table:table-cell table:formula="of:=ABS([.E524]-[.B524])/0.0166667" office:value-type="float" office:value="750.118499762998" calcext:value-type="float">
            <text:p>750.118499762998</text:p>
          </table:table-cell>
          <table:table-cell table:formula="of:=([.F524]-[.C524])/0.0166667" office:value-type="float" office:value="33.515932968134" calcext:value-type="float">
            <text:p>33.515932968134</text:p>
          </table:table-cell>
          <table:table-cell table:formula="of:=DEGREES(ATAN(ABS([.F524]-[.C524])/ABS([.E524]-[.B524])))" office:value-type="float" office:value="2.55832263633677" calcext:value-type="float">
            <text:p>2.55832263633677</text:p>
          </table:table-cell>
          <table:table-cell table:formula="of:=SQRT(POWER([.H524];2)+POWER([.I524];2)+POWER([.J524];2))" office:value-type="float" office:value="750.924551961786" calcext:value-type="float">
            <text:p>750.924551961786</text:p>
          </table:table-cell>
        </table:table-row>
        <table:table-row table:style-name="ro1">
          <table:table-cell office:value-type="float" office:value="74.9289" calcext:value-type="float">
            <text:p>74.9289</text:p>
          </table:table-cell>
          <table:table-cell office:value-type="float" office:value="285.755" calcext:value-type="float">
            <text:p>285.755</text:p>
          </table:table-cell>
          <table:table-cell office:value-type="float" office:value="42.3075" calcext:value-type="float">
            <text:p>42.3075</text:p>
          </table:table-cell>
          <table:table-cell office:value-type="float" office:value="74.8603" calcext:value-type="float">
            <text:p>74.8603</text:p>
          </table:table-cell>
          <table:table-cell office:value-type="float" office:value="275.274" calcext:value-type="float">
            <text:p>275.274</text:p>
          </table:table-cell>
          <table:table-cell office:value-type="float" office:value="42.9764" calcext:value-type="float">
            <text:p>42.9764</text:p>
          </table:table-cell>
          <table:table-cell/>
          <table:table-cell table:formula="of:=([.D525]-[.A525])/0.0166667" office:value-type="float" office:value="-4.11599176801668" calcext:value-type="float">
            <text:p>-4.11599176801668</text:p>
          </table:table-cell>
          <table:table-cell table:formula="of:=ABS([.E525]-[.B525])/0.0166667" office:value-type="float" office:value="628.858742282515" calcext:value-type="float">
            <text:p>628.858742282515</text:p>
          </table:table-cell>
          <table:table-cell table:formula="of:=([.F525]-[.C525])/0.0166667" office:value-type="float" office:value="40.1339197321606" calcext:value-type="float">
            <text:p>40.1339197321606</text:p>
          </table:table-cell>
          <table:table-cell table:formula="of:=DEGREES(ATAN(ABS([.F525]-[.C525])/ABS([.E525]-[.B525])))" office:value-type="float" office:value="3.6516783348862" calcext:value-type="float">
            <text:p>3.6516783348862</text:p>
          </table:table-cell>
          <table:table-cell table:formula="of:=SQRT(POWER([.H525];2)+POWER([.I525];2)+POWER([.J525];2))" office:value-type="float" office:value="630.151561647235" calcext:value-type="float">
            <text:p>630.151561647235</text:p>
          </table:table-cell>
        </table:table-row>
        <table:table-row table:style-name="ro1">
          <table:table-cell office:value-type="float" office:value="75.1104" calcext:value-type="float">
            <text:p>75.1104</text:p>
          </table:table-cell>
          <table:table-cell office:value-type="float" office:value="275.361" calcext:value-type="float">
            <text:p>275.361</text:p>
          </table:table-cell>
          <table:table-cell office:value-type="float" office:value="42.7115" calcext:value-type="float">
            <text:p>42.7115</text:p>
          </table:table-cell>
          <table:table-cell office:value-type="float" office:value="75.0295" calcext:value-type="float">
            <text:p>75.0295</text:p>
          </table:table-cell>
          <table:table-cell office:value-type="float" office:value="264.145" calcext:value-type="float">
            <text:p>264.145</text:p>
          </table:table-cell>
          <table:table-cell office:value-type="float" office:value="43.0651" calcext:value-type="float">
            <text:p>43.0651</text:p>
          </table:table-cell>
          <table:table-cell/>
          <table:table-cell table:formula="of:=([.D526]-[.A526])/0.0166667" office:value-type="float" office:value="-4.8539902920194" calcext:value-type="float">
            <text:p>-4.8539902920194</text:p>
          </table:table-cell>
          <table:table-cell table:formula="of:=ABS([.E526]-[.B526])/0.0166667" office:value-type="float" office:value="672.958654082692" calcext:value-type="float">
            <text:p>672.958654082692</text:p>
          </table:table-cell>
          <table:table-cell table:formula="of:=([.F526]-[.C526])/0.0166667" office:value-type="float" office:value="21.2159575680849" calcext:value-type="float">
            <text:p>21.2159575680849</text:p>
          </table:table-cell>
          <table:table-cell table:formula="of:=DEGREES(ATAN(ABS([.F526]-[.C526])/ABS([.E526]-[.B526])))" office:value-type="float" office:value="1.80573105190461" calcext:value-type="float">
            <text:p>1.80573105190461</text:p>
          </table:table-cell>
          <table:table-cell table:formula="of:=SQRT(POWER([.H526];2)+POWER([.I526];2)+POWER([.J526];2))" office:value-type="float" office:value="673.310499087958" calcext:value-type="float">
            <text:p>673.310499087958</text:p>
          </table:table-cell>
        </table:table-row>
        <table:table-row table:style-name="ro1">
          <table:table-cell office:value-type="float" office:value="75.1944" calcext:value-type="float">
            <text:p>75.1944</text:p>
          </table:table-cell>
          <table:table-cell office:value-type="float" office:value="287.158" calcext:value-type="float">
            <text:p>287.158</text:p>
          </table:table-cell>
          <table:table-cell office:value-type="float" office:value="42.0826" calcext:value-type="float">
            <text:p>42.0826</text:p>
          </table:table-cell>
          <table:table-cell office:value-type="float" office:value="74.8765" calcext:value-type="float">
            <text:p>74.8765</text:p>
          </table:table-cell>
          <table:table-cell office:value-type="float" office:value="277.915" calcext:value-type="float">
            <text:p>277.915</text:p>
          </table:table-cell>
          <table:table-cell office:value-type="float" office:value="42.5517" calcext:value-type="float">
            <text:p>42.5517</text:p>
          </table:table-cell>
          <table:table-cell/>
          <table:table-cell table:formula="of:=([.D527]-[.A527])/0.0166667" office:value-type="float" office:value="-19.0739618520768" calcext:value-type="float">
            <text:p>-19.0739618520768</text:p>
          </table:table-cell>
          <table:table-cell table:formula="of:=ABS([.E527]-[.B527])/0.0166667" office:value-type="float" office:value="554.578890842218" calcext:value-type="float">
            <text:p>554.578890842218</text:p>
          </table:table-cell>
          <table:table-cell table:formula="of:=([.F527]-[.C527])/0.0166667" office:value-type="float" office:value="28.1459437081124" calcext:value-type="float">
            <text:p>28.1459437081124</text:p>
          </table:table-cell>
          <table:table-cell table:formula="of:=DEGREES(ATAN(ABS([.F527]-[.C527])/ABS([.E527]-[.B527])))" office:value-type="float" office:value="2.9053780342621" calcext:value-type="float">
            <text:p>2.9053780342621</text:p>
          </table:table-cell>
          <table:table-cell table:formula="of:=SQRT(POWER([.H527];2)+POWER([.I527];2)+POWER([.J527];2))" office:value-type="float" office:value="555.620154724196" calcext:value-type="float">
            <text:p>555.620154724196</text:p>
          </table:table-cell>
        </table:table-row>
        <table:table-row table:style-name="ro1">
          <table:table-cell office:value-type="float" office:value="75.6325" calcext:value-type="float">
            <text:p>75.6325</text:p>
          </table:table-cell>
          <table:table-cell office:value-type="float" office:value="278.042" calcext:value-type="float">
            <text:p>278.042</text:p>
          </table:table-cell>
          <table:table-cell office:value-type="float" office:value="42.2745" calcext:value-type="float">
            <text:p>42.2745</text:p>
          </table:table-cell>
          <table:table-cell office:value-type="float" office:value="75.5487" calcext:value-type="float">
            <text:p>75.5487</text:p>
          </table:table-cell>
          <table:table-cell office:value-type="float" office:value="267.981" calcext:value-type="float">
            <text:p>267.981</text:p>
          </table:table-cell>
          <table:table-cell office:value-type="float" office:value="42.429" calcext:value-type="float">
            <text:p>42.429</text:p>
          </table:table-cell>
          <table:table-cell/>
          <table:table-cell table:formula="of:=([.D528]-[.A528])/0.0166667" office:value-type="float" office:value="-5.02798994401991" calcext:value-type="float">
            <text:p>-5.02798994401991</text:p>
          </table:table-cell>
          <table:table-cell table:formula="of:=ABS([.E528]-[.B528])/0.0166667" office:value-type="float" office:value="603.658792682413" calcext:value-type="float">
            <text:p>603.658792682413</text:p>
          </table:table-cell>
          <table:table-cell table:formula="of:=([.F528]-[.C528])/0.0166667" office:value-type="float" office:value="9.26998146003701" calcext:value-type="float">
            <text:p>9.26998146003701</text:p>
          </table:table-cell>
          <table:table-cell table:formula="of:=DEGREES(ATAN(ABS([.F528]-[.C528])/ABS([.E528]-[.B528])))" office:value-type="float" office:value="0.879783540502304" calcext:value-type="float">
            <text:p>0.879783540502304</text:p>
          </table:table-cell>
          <table:table-cell table:formula="of:=SQRT(POWER([.H528];2)+POWER([.I528];2)+POWER([.J528];2))" office:value-type="float" office:value="603.7509016324" calcext:value-type="float">
            <text:p>603.7509016324</text:p>
          </table:table-cell>
        </table:table-row>
        <table:table-row table:style-name="ro1">
          <table:table-cell office:value-type="float" office:value="74.6163" calcext:value-type="float">
            <text:p>74.6163</text:p>
          </table:table-cell>
          <table:table-cell office:value-type="float" office:value="276.618" calcext:value-type="float">
            <text:p>276.618</text:p>
          </table:table-cell>
          <table:table-cell office:value-type="float" office:value="42.5134" calcext:value-type="float">
            <text:p>42.5134</text:p>
          </table:table-cell>
          <table:table-cell office:value-type="float" office:value="74.3024" calcext:value-type="float">
            <text:p>74.3024</text:p>
          </table:table-cell>
          <table:table-cell office:value-type="float" office:value="265.263" calcext:value-type="float">
            <text:p>265.263</text:p>
          </table:table-cell>
          <table:table-cell office:value-type="float" office:value="43.1315" calcext:value-type="float">
            <text:p>43.1315</text:p>
          </table:table-cell>
          <table:table-cell/>
          <table:table-cell table:formula="of:=([.D529]-[.A529])/0.0166667" office:value-type="float" office:value="-18.8339623320747" calcext:value-type="float">
            <text:p>-18.8339623320747</text:p>
          </table:table-cell>
          <table:table-cell table:formula="of:=ABS([.E529]-[.B529])/0.0166667" office:value-type="float" office:value="681.298637402726" calcext:value-type="float">
            <text:p>681.298637402726</text:p>
          </table:table-cell>
          <table:table-cell table:formula="of:=([.F529]-[.C529])/0.0166667" office:value-type="float" office:value="37.0859258281487" calcext:value-type="float">
            <text:p>37.0859258281487</text:p>
          </table:table-cell>
          <table:table-cell table:formula="of:=DEGREES(ATAN(ABS([.F529]-[.C529])/ABS([.E529]-[.B529])))" office:value-type="float" office:value="3.11577320117205" calcext:value-type="float">
            <text:p>3.11577320117205</text:p>
          </table:table-cell>
          <table:table-cell table:formula="of:=SQRT(POWER([.H529];2)+POWER([.I529];2)+POWER([.J529];2))" office:value-type="float" office:value="682.56715227036" calcext:value-type="float">
            <text:p>682.56715227036</text:p>
          </table:table-cell>
        </table:table-row>
        <table:table-row table:style-name="ro1">
          <table:table-cell office:value-type="float" office:value="75.1286" calcext:value-type="float">
            <text:p>75.1286</text:p>
          </table:table-cell>
          <table:table-cell office:value-type="float" office:value="277.935" calcext:value-type="float">
            <text:p>277.935</text:p>
          </table:table-cell>
          <table:table-cell office:value-type="float" office:value="42.5463" calcext:value-type="float">
            <text:p>42.5463</text:p>
          </table:table-cell>
          <table:table-cell office:value-type="float" office:value="75.0476" calcext:value-type="float">
            <text:p>75.0476</text:p>
          </table:table-cell>
          <table:table-cell office:value-type="float" office:value="266.561" calcext:value-type="float">
            <text:p>266.561</text:p>
          </table:table-cell>
          <table:table-cell office:value-type="float" office:value="43.1557" calcext:value-type="float">
            <text:p>43.1557</text:p>
          </table:table-cell>
          <table:table-cell/>
          <table:table-cell table:formula="of:=([.D530]-[.A530])/0.0166667" office:value-type="float" office:value="-4.85999028001962" calcext:value-type="float">
            <text:p>-4.85999028001962</text:p>
          </table:table-cell>
          <table:table-cell table:formula="of:=ABS([.E530]-[.B530])/0.0166667" office:value-type="float" office:value="682.438635122731" calcext:value-type="float">
            <text:p>682.438635122731</text:p>
          </table:table-cell>
          <table:table-cell table:formula="of:=([.F530]-[.C530])/0.0166667" office:value-type="float" office:value="36.5639268721463" calcext:value-type="float">
            <text:p>36.5639268721463</text:p>
          </table:table-cell>
          <table:table-cell table:formula="of:=DEGREES(ATAN(ABS([.F530]-[.C530])/ABS([.E530]-[.B530])))" office:value-type="float" office:value="3.06688016675137" calcext:value-type="float">
            <text:p>3.06688016675137</text:p>
          </table:table-cell>
          <table:table-cell table:formula="of:=SQRT(POWER([.H530];2)+POWER([.I530];2)+POWER([.J530];2))" office:value-type="float" office:value="683.434730579307" calcext:value-type="float">
            <text:p>683.434730579307</text:p>
          </table:table-cell>
        </table:table-row>
        <table:table-row table:style-name="ro1">
          <table:table-cell office:value-type="float" office:value="75.6442" calcext:value-type="float">
            <text:p>75.6442</text:p>
          </table:table-cell>
          <table:table-cell office:value-type="float" office:value="279.207" calcext:value-type="float">
            <text:p>279.207</text:p>
          </table:table-cell>
          <table:table-cell office:value-type="float" office:value="42.8381" calcext:value-type="float">
            <text:p>42.8381</text:p>
          </table:table-cell>
          <table:table-cell office:value-type="float" office:value="75.7972" calcext:value-type="float">
            <text:p>75.7972</text:p>
          </table:table-cell>
          <table:table-cell office:value-type="float" office:value="267.807" calcext:value-type="float">
            <text:p>267.807</text:p>
          </table:table-cell>
          <table:table-cell office:value-type="float" office:value="43.4344" calcext:value-type="float">
            <text:p>43.4344</text:p>
          </table:table-cell>
          <table:table-cell/>
          <table:table-cell table:formula="of:=([.D531]-[.A531])/0.0166667" office:value-type="float" office:value="9.17998164003707" calcext:value-type="float">
            <text:p>9.17998164003707</text:p>
          </table:table-cell>
          <table:table-cell table:formula="of:=ABS([.E531]-[.B531])/0.0166667" office:value-type="float" office:value="683.998632002735" calcext:value-type="float">
            <text:p>683.998632002735</text:p>
          </table:table-cell>
          <table:table-cell table:formula="of:=([.F531]-[.C531])/0.0166667" office:value-type="float" office:value="35.7779284441431" calcext:value-type="float">
            <text:p>35.7779284441431</text:p>
          </table:table-cell>
          <table:table-cell table:formula="of:=DEGREES(ATAN(ABS([.F531]-[.C531])/ABS([.E531]-[.B531])))" office:value-type="float" office:value="2.99424256046601" calcext:value-type="float">
            <text:p>2.99424256046601</text:p>
          </table:table-cell>
          <table:table-cell table:formula="of:=SQRT(POWER([.H531];2)+POWER([.I531];2)+POWER([.J531];2))" office:value-type="float" office:value="684.995226850726" calcext:value-type="float">
            <text:p>684.995226850726</text:p>
          </table:table-cell>
        </table:table-row>
        <table:table-row table:style-name="ro1">
          <table:table-cell office:value-type="float" office:value="74.6635" calcext:value-type="float">
            <text:p>74.6635</text:p>
          </table:table-cell>
          <table:table-cell office:value-type="float" office:value="284.482" calcext:value-type="float">
            <text:p>284.482</text:p>
          </table:table-cell>
          <table:table-cell office:value-type="float" office:value="42.0053" calcext:value-type="float">
            <text:p>42.0053</text:p>
          </table:table-cell>
          <table:table-cell office:value-type="float" office:value="74.5856" calcext:value-type="float">
            <text:p>74.5856</text:p>
          </table:table-cell>
          <table:table-cell office:value-type="float" office:value="271.51" calcext:value-type="float">
            <text:p>271.51</text:p>
          </table:table-cell>
          <table:table-cell office:value-type="float" office:value="42.8443" calcext:value-type="float">
            <text:p>42.8443</text:p>
          </table:table-cell>
          <table:table-cell/>
          <table:table-cell table:formula="of:=([.D532]-[.A532])/0.0166667" office:value-type="float" office:value="-4.67399065201867" calcext:value-type="float">
            <text:p>-4.67399065201867</text:p>
          </table:table-cell>
          <table:table-cell table:formula="of:=ABS([.E532]-[.B532])/0.0166667" office:value-type="float" office:value="778.318443363116" calcext:value-type="float">
            <text:p>778.318443363116</text:p>
          </table:table-cell>
          <table:table-cell table:formula="of:=([.F532]-[.C532])/0.0166667" office:value-type="float" office:value="50.3398993202013" calcext:value-type="float">
            <text:p>50.3398993202013</text:p>
          </table:table-cell>
          <table:table-cell table:formula="of:=DEGREES(ATAN(ABS([.F532]-[.C532])/ABS([.E532]-[.B532])))" office:value-type="float" office:value="3.70060870415559" calcext:value-type="float">
            <text:p>3.70060870415559</text:p>
          </table:table-cell>
          <table:table-cell table:formula="of:=SQRT(POWER([.H532];2)+POWER([.I532];2)+POWER([.J532];2))" office:value-type="float" office:value="779.958685400302" calcext:value-type="float">
            <text:p>779.958685400302</text:p>
          </table:table-cell>
        </table:table-row>
        <table:table-row table:style-name="ro1">
          <table:table-cell office:value-type="float" office:value="74.9218" calcext:value-type="float">
            <text:p>74.9218</text:p>
          </table:table-cell>
          <table:table-cell office:value-type="float" office:value="284.281" calcext:value-type="float">
            <text:p>284.281</text:p>
          </table:table-cell>
          <table:table-cell office:value-type="float" office:value="43.0469" calcext:value-type="float">
            <text:p>43.0469</text:p>
          </table:table-cell>
          <table:table-cell office:value-type="float" office:value="74.847" calcext:value-type="float">
            <text:p>74.847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4.4139" calcext:value-type="float">
            <text:p>44.4139</text:p>
          </table:table-cell>
          <table:table-cell/>
          <table:table-cell table:formula="of:=([.D533]-[.A533])/0.0166667" office:value-type="float" office:value="-4.48799102401858" calcext:value-type="float">
            <text:p>-4.48799102401858</text:p>
          </table:table-cell>
          <table:table-cell table:formula="of:=ABS([.E533]-[.B533])/0.0166667" office:value-type="float" office:value="708.718582562836" calcext:value-type="float">
            <text:p>708.718582562836</text:p>
          </table:table-cell>
          <table:table-cell table:formula="of:=([.F533]-[.C533])/0.0166667" office:value-type="float" office:value="82.0198359603279" calcext:value-type="float">
            <text:p>82.0198359603279</text:p>
          </table:table-cell>
          <table:table-cell table:formula="of:=DEGREES(ATAN(ABS([.F533]-[.C533])/ABS([.E533]-[.B533])))" office:value-type="float" office:value="6.60145975381953" calcext:value-type="float">
            <text:p>6.60145975381953</text:p>
          </table:table-cell>
          <table:table-cell table:formula="of:=SQRT(POWER([.H533];2)+POWER([.I533];2)+POWER([.J533];2))" office:value-type="float" office:value="713.462980696452" calcext:value-type="float">
            <text:p>713.462980696452</text:p>
          </table:table-cell>
        </table:table-row>
        <table:table-row table:style-name="ro1">
          <table:table-cell office:value-type="float" office:value="75.1938" calcext:value-type="float">
            <text:p>75.1938</text:p>
          </table:table-cell>
          <table:table-cell office:value-type="float" office:value="287.21" calcext:value-type="float">
            <text:p>287.21</text:p>
          </table:table-cell>
          <table:table-cell office:value-type="float" office:value="41.8197" calcext:value-type="float">
            <text:p>41.8197</text:p>
          </table:table-cell>
          <table:table-cell office:value-type="float" office:value="75.1104" calcext:value-type="float">
            <text:p>75.1104</text:p>
          </table:table-cell>
          <table:table-cell office:value-type="float" office:value="275.356" calcext:value-type="float">
            <text:p>275.356</text:p>
          </table:table-cell>
          <table:table-cell office:value-type="float" office:value="42.7124" calcext:value-type="float">
            <text:p>42.7124</text:p>
          </table:table-cell>
          <table:table-cell/>
          <table:table-cell table:formula="of:=([.D534]-[.A534])/0.0166667" office:value-type="float" office:value="-5.00398999201986" calcext:value-type="float">
            <text:p>-5.00398999201986</text:p>
          </table:table-cell>
          <table:table-cell table:formula="of:=ABS([.E534]-[.B534])/0.0166667" office:value-type="float" office:value="711.238577522844" calcext:value-type="float">
            <text:p>711.238577522844</text:p>
          </table:table-cell>
          <table:table-cell table:formula="of:=([.F534]-[.C534])/0.0166667" office:value-type="float" office:value="53.5618928762145" calcext:value-type="float">
            <text:p>53.5618928762145</text:p>
          </table:table-cell>
          <table:table-cell table:formula="of:=DEGREES(ATAN(ABS([.F534]-[.C534])/ABS([.E534]-[.B534])))" office:value-type="float" office:value="4.30669635557698" calcext:value-type="float">
            <text:p>4.30669635557698</text:p>
          </table:table-cell>
          <table:table-cell table:formula="of:=SQRT(POWER([.H534];2)+POWER([.I534];2)+POWER([.J534];2))" office:value-type="float" office:value="713.270096415826" calcext:value-type="float">
            <text:p>713.270096415826</text:p>
          </table:table-cell>
        </table:table-row>
        <table:table-row table:style-name="ro1">
          <table:table-cell office:value-type="float" office:value="74.8942" calcext:value-type="float">
            <text:p>74.8942</text:p>
          </table:table-cell>
          <table:table-cell office:value-type="float" office:value="280.462" calcext:value-type="float">
            <text:p>280.462</text:p>
          </table:table-cell>
          <table:table-cell office:value-type="float" office:value="42.6447" calcext:value-type="float">
            <text:p>42.6447</text:p>
          </table:table-cell>
          <table:table-cell office:value-type="float" office:value="74.8192" calcext:value-type="float">
            <text:p>74.8192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43.5072" calcext:value-type="float">
            <text:p>43.5072</text:p>
          </table:table-cell>
          <table:table-cell/>
          <table:table-cell table:formula="of:=([.D535]-[.A535])/0.0166667" office:value-type="float" office:value="-4.49999100001817" calcext:value-type="float">
            <text:p>-4.49999100001817</text:p>
          </table:table-cell>
          <table:table-cell table:formula="of:=ABS([.E535]-[.B535])/0.0166667" office:value-type="float" office:value="692.218615562768" calcext:value-type="float">
            <text:p>692.218615562768</text:p>
          </table:table-cell>
          <table:table-cell table:formula="of:=([.F535]-[.C535])/0.0166667" office:value-type="float" office:value="51.7498965002068" calcext:value-type="float">
            <text:p>51.7498965002068</text:p>
          </table:table-cell>
          <table:table-cell table:formula="of:=DEGREES(ATAN(ABS([.F535]-[.C535])/ABS([.E535]-[.B535])))" office:value-type="float" office:value="4.27544878927538" calcext:value-type="float">
            <text:p>4.27544878927538</text:p>
          </table:table-cell>
          <table:table-cell table:formula="of:=SQRT(POWER([.H535];2)+POWER([.I535];2)+POWER([.J535];2))" office:value-type="float" office:value="694.164903634876" calcext:value-type="float">
            <text:p>694.164903634876</text:p>
          </table:table-cell>
        </table:table-row>
        <table:table-row table:style-name="ro1">
          <table:table-cell office:value-type="float" office:value="75.1393" calcext:value-type="float">
            <text:p>75.1393</text:p>
          </table:table-cell>
          <table:table-cell office:value-type="float" office:value="279.106" calcext:value-type="float">
            <text:p>279.106</text:p>
          </table:table-cell>
          <table:table-cell office:value-type="float" office:value="43.1092" calcext:value-type="float">
            <text:p>43.1092</text:p>
          </table:table-cell>
          <table:table-cell office:value-type="float" office:value="75.0579" calcext:value-type="float">
            <text:p>75.0579</text:p>
          </table:table-cell>
          <table:table-cell office:value-type="float" office:value="267.681" calcext:value-type="float">
            <text:p>267.681</text:p>
          </table:table-cell>
          <table:table-cell office:value-type="float" office:value="43.7062" calcext:value-type="float">
            <text:p>43.7062</text:p>
          </table:table-cell>
          <table:table-cell/>
          <table:table-cell table:formula="of:=([.D536]-[.A536])/0.0166667" office:value-type="float" office:value="-4.88399023201966" calcext:value-type="float">
            <text:p>-4.88399023201966</text:p>
          </table:table-cell>
          <table:table-cell table:formula="of:=ABS([.E536]-[.B536])/0.0166667" office:value-type="float" office:value="685.498629002743" calcext:value-type="float">
            <text:p>685.498629002743</text:p>
          </table:table-cell>
          <table:table-cell table:formula="of:=([.F536]-[.C536])/0.0166667" office:value-type="float" office:value="35.8199283601434" calcext:value-type="float">
            <text:p>35.8199283601434</text:p>
          </table:table-cell>
          <table:table-cell table:formula="of:=DEGREES(ATAN(ABS([.F536]-[.C536])/ABS([.E536]-[.B536])))" office:value-type="float" office:value="2.9912034065602" calcext:value-type="float">
            <text:p>2.9912034065602</text:p>
          </table:table-cell>
          <table:table-cell table:formula="of:=SQRT(POWER([.H536];2)+POWER([.I536];2)+POWER([.J536];2))" office:value-type="float" office:value="686.451229872124" calcext:value-type="float">
            <text:p>686.451229872124</text:p>
          </table:table-cell>
        </table:table-row>
        <table:table-row table:style-name="ro1">
          <table:table-cell office:value-type="float" office:value="74.9373" calcext:value-type="float">
            <text:p>74.9373</text:p>
          </table:table-cell>
          <table:table-cell office:value-type="float" office:value="287.13" calcext:value-type="float">
            <text:p>287.13</text:p>
          </table:table-cell>
          <table:table-cell office:value-type="float" office:value="42.0895" calcext:value-type="float">
            <text:p>42.0895</text:p>
          </table:table-cell>
          <table:table-cell office:value-type="float" office:value="74.8603" calcext:value-type="float">
            <text:p>74.8603</text:p>
          </table:table-cell>
          <table:table-cell office:value-type="float" office:value="275.279" calcext:value-type="float">
            <text:p>275.279</text:p>
          </table:table-cell>
          <table:table-cell office:value-type="float" office:value="42.9756" calcext:value-type="float">
            <text:p>42.9756</text:p>
          </table:table-cell>
          <table:table-cell/>
          <table:table-cell table:formula="of:=([.D537]-[.A537])/0.0166667" office:value-type="float" office:value="-4.61999076001837" calcext:value-type="float">
            <text:p>-4.61999076001837</text:p>
          </table:table-cell>
          <table:table-cell table:formula="of:=ABS([.E537]-[.B537])/0.0166667" office:value-type="float" office:value="711.058577882844" calcext:value-type="float">
            <text:p>711.058577882844</text:p>
          </table:table-cell>
          <table:table-cell table:formula="of:=([.F537]-[.C537])/0.0166667" office:value-type="float" office:value="53.1658936682126" calcext:value-type="float">
            <text:p>53.1658936682126</text:p>
          </table:table-cell>
          <table:table-cell table:formula="of:=DEGREES(ATAN(ABS([.F537]-[.C537])/ABS([.E537]-[.B537])))" office:value-type="float" office:value="4.27605229645098" calcext:value-type="float">
            <text:p>4.27605229645098</text:p>
          </table:table-cell>
          <table:table-cell table:formula="of:=SQRT(POWER([.H537];2)+POWER([.I537];2)+POWER([.J537];2))" office:value-type="float" office:value="713.058383125067" calcext:value-type="float">
            <text:p>713.058383125067</text:p>
          </table:table-cell>
        </table:table-row>
        <table:table-row table:style-name="ro1">
          <table:table-cell office:value-type="float" office:value="75.6655" calcext:value-type="float">
            <text:p>75.6655</text:p>
          </table:table-cell>
          <table:table-cell office:value-type="float" office:value="281.818" calcext:value-type="float">
            <text:p>281.818</text:p>
          </table:table-cell>
          <table:table-cell office:value-type="float" office:value="42.673" calcext:value-type="float">
            <text:p>42.673</text:p>
          </table:table-cell>
          <table:table-cell office:value-type="float" office:value="75.8193" calcext:value-type="float">
            <text:p>75.8193</text:p>
          </table:table-cell>
          <table:table-cell office:value-type="float" office:value="270.255" calcext:value-type="float">
            <text:p>270.255</text:p>
          </table:table-cell>
          <table:table-cell office:value-type="float" office:value="43.5284" calcext:value-type="float">
            <text:p>43.5284</text:p>
          </table:table-cell>
          <table:table-cell/>
          <table:table-cell table:formula="of:=([.D538]-[.A538])/0.0166667" office:value-type="float" office:value="9.22798154403715" calcext:value-type="float">
            <text:p>9.22798154403715</text:p>
          </table:table-cell>
          <table:table-cell table:formula="of:=ABS([.E538]-[.B538])/0.0166667" office:value-type="float" office:value="693.778612442774" calcext:value-type="float">
            <text:p>693.778612442774</text:p>
          </table:table-cell>
          <table:table-cell table:formula="of:=([.F538]-[.C538])/0.0166667" office:value-type="float" office:value="51.3238973522051" calcext:value-type="float">
            <text:p>51.3238973522051</text:p>
          </table:table-cell>
          <table:table-cell table:formula="of:=DEGREES(ATAN(ABS([.F538]-[.C538])/ABS([.E538]-[.B538])))" office:value-type="float" office:value="4.23088263756647" calcext:value-type="float">
            <text:p>4.23088263756647</text:p>
          </table:table-cell>
          <table:table-cell table:formula="of:=SQRT(POWER([.H538];2)+POWER([.I538];2)+POWER([.J538];2))" office:value-type="float" office:value="695.735625913909" calcext:value-type="float">
            <text:p>695.735625913909</text:p>
          </table:table-cell>
        </table:table-row>
        <table:table-row table:style-name="ro1">
          <table:table-cell office:value-type="float" office:value="74.6062" calcext:value-type="float">
            <text:p>74.6062</text:p>
          </table:table-cell>
          <table:table-cell office:value-type="float" office:value="273.703" calcext:value-type="float">
            <text:p>273.703</text:p>
          </table:table-cell>
          <table:table-cell office:value-type="float" office:value="44.4677" calcext:value-type="float">
            <text:p>44.4677</text:p>
          </table:table-cell>
          <table:table-cell office:value-type="float" office:value="74.5393" calcext:value-type="float">
            <text:p>74.5393</text:p>
          </table:table-cell>
          <table:table-cell office:value-type="float" office:value="262.484" calcext:value-type="float">
            <text:p>262.484</text:p>
          </table:table-cell>
          <table:table-cell office:value-type="float" office:value="45.2761" calcext:value-type="float">
            <text:p>45.2761</text:p>
          </table:table-cell>
          <table:table-cell/>
          <table:table-cell table:formula="of:=([.D539]-[.A539])/0.0166667" office:value-type="float" office:value="-4.01399197201629" calcext:value-type="float">
            <text:p>-4.01399197201629</text:p>
          </table:table-cell>
          <table:table-cell table:formula="of:=ABS([.E539]-[.B539])/0.0166667" office:value-type="float" office:value="673.138653722692" calcext:value-type="float">
            <text:p>673.138653722692</text:p>
          </table:table-cell>
          <table:table-cell table:formula="of:=([.F539]-[.C539])/0.0166667" office:value-type="float" office:value="48.503902992194" calcext:value-type="float">
            <text:p>48.503902992194</text:p>
          </table:table-cell>
          <table:table-cell table:formula="of:=DEGREES(ATAN(ABS([.F539]-[.C539])/ABS([.E539]-[.B539])))" office:value-type="float" office:value="4.12140068873691" calcext:value-type="float">
            <text:p>4.12140068873691</text:p>
          </table:table-cell>
          <table:table-cell table:formula="of:=SQRT(POWER([.H539];2)+POWER([.I539];2)+POWER([.J539];2))" office:value-type="float" office:value="674.895834831292" calcext:value-type="float">
            <text:p>674.895834831292</text:p>
          </table:table-cell>
        </table:table-row>
        <table:table-row table:style-name="ro1">
          <table:table-cell office:value-type="float" office:value="74.9459" calcext:value-type="float">
            <text:p>74.9459</text:p>
          </table:table-cell>
          <table:table-cell office:value-type="float" office:value="288.513" calcext:value-type="float">
            <text:p>288.513</text:p>
          </table:table-cell>
          <table:table-cell office:value-type="float" office:value="41.8703" calcext:value-type="float">
            <text:p>41.8703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275.284" calcext:value-type="float">
            <text:p>275.284</text:p>
          </table:table-cell>
          <table:table-cell office:value-type="float" office:value="42.9748" calcext:value-type="float">
            <text:p>42.9748</text:p>
          </table:table-cell>
          <table:table-cell/>
          <table:table-cell table:formula="of:=([.D540]-[.A540])/0.0166667" office:value-type="float" office:value="-5.12998974002029" calcext:value-type="float">
            <text:p>-5.12998974002029</text:p>
          </table:table-cell>
          <table:table-cell table:formula="of:=ABS([.E540]-[.B540])/0.0166667" office:value-type="float" office:value="793.738412523174" calcext:value-type="float">
            <text:p>793.738412523174</text:p>
          </table:table-cell>
          <table:table-cell table:formula="of:=([.F540]-[.C540])/0.0166667" office:value-type="float" office:value="66.2698674602652" calcext:value-type="float">
            <text:p>66.2698674602652</text:p>
          </table:table-cell>
          <table:table-cell table:formula="of:=DEGREES(ATAN(ABS([.F540]-[.C540])/ABS([.E540]-[.B540])))" office:value-type="float" office:value="4.77260241687153" calcext:value-type="float">
            <text:p>4.77260241687153</text:p>
          </table:table-cell>
          <table:table-cell table:formula="of:=SQRT(POWER([.H540];2)+POWER([.I540];2)+POWER([.J540];2))" office:value-type="float" office:value="796.51659094004" calcext:value-type="float">
            <text:p>796.51659094004</text:p>
          </table:table-cell>
        </table:table-row>
        <table:table-row table:style-name="ro1">
          <table:table-cell office:value-type="float" office:value="74.8956" calcext:value-type="float">
            <text:p>74.8956</text:p>
          </table:table-cell>
          <table:table-cell office:value-type="float" office:value="280.354" calcext:value-type="float">
            <text:p>280.354</text:p>
          </table:table-cell>
          <table:table-cell office:value-type="float" office:value="43.1638" calcext:value-type="float">
            <text:p>43.1638</text:p>
          </table:table-cell>
          <table:table-cell office:value-type="float" office:value="75.0683" calcext:value-type="float">
            <text:p>75.0683</text:p>
          </table:table-cell>
          <table:table-cell office:value-type="float" office:value="268.804" calcext:value-type="float">
            <text:p>268.804</text:p>
          </table:table-cell>
          <table:table-cell office:value-type="float" office:value="44.259" calcext:value-type="float">
            <text:p>44.259</text:p>
          </table:table-cell>
          <table:table-cell/>
          <table:table-cell table:formula="of:=([.D541]-[.A541])/0.0166667" office:value-type="float" office:value="10.361979276041" calcext:value-type="float">
            <text:p>10.361979276041</text:p>
          </table:table-cell>
          <table:table-cell table:formula="of:=ABS([.E541]-[.B541])/0.0166667" office:value-type="float" office:value="692.998614002773" calcext:value-type="float">
            <text:p>692.998614002773</text:p>
          </table:table-cell>
          <table:table-cell table:formula="of:=([.F541]-[.C541])/0.0166667" office:value-type="float" office:value="65.7118685762628" calcext:value-type="float">
            <text:p>65.7118685762628</text:p>
          </table:table-cell>
          <table:table-cell table:formula="of:=DEGREES(ATAN(ABS([.F541]-[.C541])/ABS([.E541]-[.B541])))" office:value-type="float" office:value="5.41673390724517" calcext:value-type="float">
            <text:p>5.41673390724517</text:p>
          </table:table-cell>
          <table:table-cell table:formula="of:=SQRT(POWER([.H541];2)+POWER([.I541];2)+POWER([.J541];2))" office:value-type="float" office:value="696.184242349728" calcext:value-type="float">
            <text:p>696.184242349728</text:p>
          </table:table-cell>
        </table:table-row>
        <table:table-row table:style-name="ro1">
          <table:table-cell office:value-type="float" office:value="75.176" calcext:value-type="float">
            <text:p>75.176</text:p>
          </table:table-cell>
          <table:table-cell office:value-type="float" office:value="284.422" calcext:value-type="float">
            <text:p>284.422</text:p>
          </table:table-cell>
          <table:table-cell office:value-type="float" office:value="42.5165" calcext:value-type="float">
            <text:p>42.5165</text:p>
          </table:table-cell>
          <table:table-cell office:value-type="float" office:value="75.1104" calcext:value-type="float">
            <text:p>75.1104</text:p>
          </table:table-cell>
          <table:table-cell office:value-type="float" office:value="275.356" calcext:value-type="float">
            <text:p>275.356</text:p>
          </table:table-cell>
          <table:table-cell office:value-type="float" office:value="42.7124" calcext:value-type="float">
            <text:p>42.7124</text:p>
          </table:table-cell>
          <table:table-cell/>
          <table:table-cell table:formula="of:=([.D542]-[.A542])/0.0166667" office:value-type="float" office:value="-3.93599212801595" calcext:value-type="float">
            <text:p>-3.93599212801595</text:p>
          </table:table-cell>
          <table:table-cell table:formula="of:=ABS([.E542]-[.B542])/0.0166667" office:value-type="float" office:value="543.958912082178" calcext:value-type="float">
            <text:p>543.958912082178</text:p>
          </table:table-cell>
          <table:table-cell table:formula="of:=([.F542]-[.C542])/0.0166667" office:value-type="float" office:value="11.7539764920471" calcext:value-type="float">
            <text:p>11.7539764920471</text:p>
          </table:table-cell>
          <table:table-cell table:formula="of:=DEGREES(ATAN(ABS([.F542]-[.C542])/ABS([.E542]-[.B542])))" office:value-type="float" office:value="1.23786639917109" calcext:value-type="float">
            <text:p>1.23786639917109</text:p>
          </table:table-cell>
          <table:table-cell table:formula="of:=SQRT(POWER([.H542];2)+POWER([.I542];2)+POWER([.J542];2))" office:value-type="float" office:value="544.10012500553" calcext:value-type="float">
            <text:p>544.10012500553</text:p>
          </table:table-cell>
        </table:table-row>
        <table:table-row table:style-name="ro1">
          <table:table-cell office:value-type="float" office:value="75.1304" calcext:value-type="float">
            <text:p>75.1304</text:p>
          </table:table-cell>
          <table:table-cell office:value-type="float" office:value="277.776" calcext:value-type="float">
            <text:p>277.776</text:p>
          </table:table-cell>
          <table:table-cell office:value-type="float" office:value="43.3208" calcext:value-type="float">
            <text:p>43.3208</text:p>
          </table:table-cell>
          <table:table-cell office:value-type="float" office:value="75.0579" calcext:value-type="float">
            <text:p>75.0579</text:p>
          </table:table-cell>
          <table:table-cell office:value-type="float" office:value="267.681" calcext:value-type="float">
            <text:p>267.681</text:p>
          </table:table-cell>
          <table:table-cell office:value-type="float" office:value="43.7062" calcext:value-type="float">
            <text:p>43.7062</text:p>
          </table:table-cell>
          <table:table-cell/>
          <table:table-cell table:formula="of:=([.D543]-[.A543])/0.0166667" office:value-type="float" office:value="-4.34999130001685" calcext:value-type="float">
            <text:p>-4.34999130001685</text:p>
          </table:table-cell>
          <table:table-cell table:formula="of:=ABS([.E543]-[.B543])/0.0166667" office:value-type="float" office:value="605.698788602424" calcext:value-type="float">
            <text:p>605.698788602424</text:p>
          </table:table-cell>
          <table:table-cell table:formula="of:=([.F543]-[.C543])/0.0166667" office:value-type="float" office:value="23.1239537520927" calcext:value-type="float">
            <text:p>23.1239537520927</text:p>
          </table:table-cell>
          <table:table-cell table:formula="of:=DEGREES(ATAN(ABS([.F543]-[.C543])/ABS([.E543]-[.B543])))" office:value-type="float" office:value="2.18633726304768" calcext:value-type="float">
            <text:p>2.18633726304768</text:p>
          </table:table-cell>
          <table:table-cell table:formula="of:=SQRT(POWER([.H543];2)+POWER([.I543];2)+POWER([.J543];2))" office:value-type="float" office:value="606.155641874167" calcext:value-type="float">
            <text:p>606.155641874167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1" calcext:value-type="float">
            <text:p>284.361</text:p>
          </table:table-cell>
          <table:table-cell office:value-type="float" office:value="42.7792" calcext:value-type="float">
            <text:p>42.7792</text:p>
          </table:table-cell>
          <table:table-cell office:value-type="float" office:value="75.3438" calcext:value-type="float">
            <text:p>75.3438</text:p>
          </table:table-cell>
          <table:table-cell office:value-type="float" office:value="272.627" calcext:value-type="float">
            <text:p>272.627</text:p>
          </table:table-cell>
          <table:table-cell office:value-type="float" office:value="43.8911" calcext:value-type="float">
            <text:p>43.8911</text:p>
          </table:table-cell>
          <table:table-cell/>
          <table:table-cell table:formula="of:=([.D544]-[.A544])/0.0166667" office:value-type="float" office:value="10.0319799360406" calcext:value-type="float">
            <text:p>10.0319799360406</text:p>
          </table:table-cell>
          <table:table-cell table:formula="of:=ABS([.E544]-[.B544])/0.0166667" office:value-type="float" office:value="704.038591922815" calcext:value-type="float">
            <text:p>704.038591922815</text:p>
          </table:table-cell>
          <table:table-cell table:formula="of:=([.F544]-[.C544])/0.0166667" office:value-type="float" office:value="66.7138665722668" calcext:value-type="float">
            <text:p>66.7138665722668</text:p>
          </table:table-cell>
          <table:table-cell table:formula="of:=DEGREES(ATAN(ABS([.F544]-[.C544])/ABS([.E544]-[.B544])))" office:value-type="float" office:value="5.41311721872993" calcext:value-type="float">
            <text:p>5.41311721872993</text:p>
          </table:table-cell>
          <table:table-cell table:formula="of:=SQRT(POWER([.H544];2)+POWER([.I544];2)+POWER([.J544];2))" office:value-type="float" office:value="707.26354319385" calcext:value-type="float">
            <text:p>707.26354319385</text:p>
          </table:table-cell>
        </table:table-row>
        <table:table-row table:style-name="ro1">
          <table:table-cell office:value-type="float" office:value="74.6084" calcext:value-type="float">
            <text:p>74.6084</text:p>
          </table:table-cell>
          <table:table-cell office:value-type="float" office:value="273.54" calcext:value-type="float">
            <text:p>273.54</text:p>
          </table:table-cell>
          <table:table-cell office:value-type="float" office:value="45.2339" calcext:value-type="float">
            <text:p>45.2339</text:p>
          </table:table-cell>
          <table:table-cell office:value-type="float" office:value="74.2991" calcext:value-type="float">
            <text:p>74.2991</text:p>
          </table:table-cell>
          <table:table-cell office:value-type="float" office:value="262.257" calcext:value-type="float">
            <text:p>262.257</text:p>
          </table:table-cell>
          <table:table-cell office:value-type="float" office:value="46.2783" calcext:value-type="float">
            <text:p>46.2783</text:p>
          </table:table-cell>
          <table:table-cell/>
          <table:table-cell table:formula="of:=([.D545]-[.A545])/0.0166667" office:value-type="float" office:value="-18.5579628840747" calcext:value-type="float">
            <text:p>-18.5579628840747</text:p>
          </table:table-cell>
          <table:table-cell table:formula="of:=ABS([.E545]-[.B545])/0.0166667" office:value-type="float" office:value="676.978646042709" calcext:value-type="float">
            <text:p>676.978646042709</text:p>
          </table:table-cell>
          <table:table-cell table:formula="of:=([.F545]-[.C545])/0.0166667" office:value-type="float" office:value="62.6638746722508" calcext:value-type="float">
            <text:p>62.6638746722508</text:p>
          </table:table-cell>
          <table:table-cell table:formula="of:=DEGREES(ATAN(ABS([.F545]-[.C545])/ABS([.E545]-[.B545])))" office:value-type="float" office:value="5.28845884560916" calcext:value-type="float">
            <text:p>5.28845884560916</text:p>
          </table:table-cell>
          <table:table-cell table:formula="of:=SQRT(POWER([.H545];2)+POWER([.I545];2)+POWER([.J545];2))" office:value-type="float" office:value="680.125904794962" calcext:value-type="float">
            <text:p>680.125904794962</text:p>
          </table:table-cell>
        </table:table-row>
        <table:table-row table:style-name="ro1">
          <table:table-cell office:value-type="float" office:value="74.618" calcext:value-type="float">
            <text:p>74.618</text:p>
          </table:table-cell>
          <table:table-cell office:value-type="float" office:value="274.686" calcext:value-type="float">
            <text:p>274.686</text:p>
          </table:table-cell>
          <table:table-cell office:value-type="float" office:value="45.7962" calcext:value-type="float">
            <text:p>45.7962</text:p>
          </table:table-cell>
          <table:table-cell office:value-type="float" office:value="74.3405" calcext:value-type="float">
            <text:p>74.3405</text:p>
          </table:table-cell>
          <table:table-cell office:value-type="float" office:value="269.601" calcext:value-type="float">
            <text:p>269.601</text:p>
          </table:table-cell>
          <table:table-cell office:value-type="float" office:value="46.0964" calcext:value-type="float">
            <text:p>46.0964</text:p>
          </table:table-cell>
          <table:table-cell/>
          <table:table-cell table:formula="of:=([.D546]-[.A546])/0.0166667" office:value-type="float" office:value="-16.649966700066" calcext:value-type="float">
            <text:p>-16.649966700066</text:p>
          </table:table-cell>
          <table:table-cell table:formula="of:=ABS([.E546]-[.B546])/0.0166667" office:value-type="float" office:value="305.099389801219" calcext:value-type="float">
            <text:p>305.099389801219</text:p>
          </table:table-cell>
          <table:table-cell table:formula="of:=([.F546]-[.C546])/0.0166667" office:value-type="float" office:value="18.0119639760723" calcext:value-type="float">
            <text:p>18.0119639760723</text:p>
          </table:table-cell>
          <table:table-cell table:formula="of:=DEGREES(ATAN(ABS([.F546]-[.C546])/ABS([.E546]-[.B546])))" office:value-type="float" office:value="3.37861398519555" calcext:value-type="float">
            <text:p>3.37861398519555</text:p>
          </table:table-cell>
          <table:table-cell table:formula="of:=SQRT(POWER([.H546];2)+POWER([.I546];2)+POWER([.J546];2))" office:value-type="float" office:value="306.083795543745" calcext:value-type="float">
            <text:p>306.083795543745</text:p>
          </table:table-cell>
        </table:table-row>
        <table:table-row table:style-name="ro1">
          <table:table-cell office:value-type="float" office:value="74.6394" calcext:value-type="float">
            <text:p>74.6394</text:p>
          </table:table-cell>
          <table:table-cell office:value-type="float" office:value="278.683" calcext:value-type="float">
            <text:p>278.683</text:p>
          </table:table-cell>
          <table:table-cell office:value-type="float" office:value="44.9287" calcext:value-type="float">
            <text:p>44.9287</text:p>
          </table:table-cell>
          <table:table-cell office:value-type="float" office:value="74.3333" calcext:value-type="float">
            <text:p>74.3333</text:p>
          </table:table-cell>
          <table:table-cell office:value-type="float" office:value="268.383" calcext:value-type="float">
            <text:p>268.383</text:p>
          </table:table-cell>
          <table:table-cell office:value-type="float" office:value="46.0424" calcext:value-type="float">
            <text:p>46.0424</text:p>
          </table:table-cell>
          <table:table-cell/>
          <table:table-cell table:formula="of:=([.D547]-[.A547])/0.0166667" office:value-type="float" office:value="-18.3659632680735" calcext:value-type="float">
            <text:p>-18.3659632680735</text:p>
          </table:table-cell>
          <table:table-cell table:formula="of:=ABS([.E547]-[.B547])/0.0166667" office:value-type="float" office:value="617.998764002473" calcext:value-type="float">
            <text:p>617.998764002473</text:p>
          </table:table-cell>
          <table:table-cell table:formula="of:=([.F547]-[.C547])/0.0166667" office:value-type="float" office:value="66.8218663562674" calcext:value-type="float">
            <text:p>66.8218663562674</text:p>
          </table:table-cell>
          <table:table-cell table:formula="of:=DEGREES(ATAN(ABS([.F547]-[.C547])/ABS([.E547]-[.B547])))" office:value-type="float" office:value="6.1712004768394" calcext:value-type="float">
            <text:p>6.1712004768394</text:p>
          </table:table-cell>
          <table:table-cell table:formula="of:=SQRT(POWER([.H547];2)+POWER([.I547];2)+POWER([.J547];2))" office:value-type="float" office:value="621.872127320949" calcext:value-type="float">
            <text:p>621.872127320949</text:p>
          </table:table-cell>
        </table:table-row>
        <table:table-row table:style-name="ro1">
          <table:table-cell office:value-type="float" office:value="75.4749" calcext:value-type="float">
            <text:p>75.4749</text:p>
          </table:table-cell>
          <table:table-cell office:value-type="float" office:value="289.527" calcext:value-type="float">
            <text:p>289.527</text:p>
          </table:table-cell>
          <table:table-cell office:value-type="float" office:value="43.4936" calcext:value-type="float">
            <text:p>43.4936</text:p>
          </table:table-cell>
          <table:table-cell office:value-type="float" office:value="75.6475" calcext:value-type="float">
            <text:p>75.6475</text:p>
          </table:table-cell>
          <table:table-cell office:value-type="float" office:value="278.773" calcext:value-type="float">
            <text:p>278.773</text:p>
          </table:table-cell>
          <table:table-cell office:value-type="float" office:value="44.9054" calcext:value-type="float">
            <text:p>44.9054</text:p>
          </table:table-cell>
          <table:table-cell/>
          <table:table-cell table:formula="of:=([.D548]-[.A548])/0.0166667" office:value-type="float" office:value="10.3559792880407" calcext:value-type="float">
            <text:p>10.3559792880407</text:p>
          </table:table-cell>
          <table:table-cell table:formula="of:=ABS([.E548]-[.B548])/0.0166667" office:value-type="float" office:value="645.238709522579" calcext:value-type="float">
            <text:p>645.238709522579</text:p>
          </table:table-cell>
          <table:table-cell table:formula="of:=([.F548]-[.C548])/0.0166667" office:value-type="float" office:value="84.7078305843388" calcext:value-type="float">
            <text:p>84.7078305843388</text:p>
          </table:table-cell>
          <table:table-cell table:formula="of:=DEGREES(ATAN(ABS([.F548]-[.C548])/ABS([.E548]-[.B548])))" office:value-type="float" office:value="7.47909800000401" calcext:value-type="float">
            <text:p>7.47909800000401</text:p>
          </table:table-cell>
          <table:table-cell table:formula="of:=SQRT(POWER([.H548];2)+POWER([.I548];2)+POWER([.J548];2))" office:value-type="float" office:value="650.857630465897" calcext:value-type="float">
            <text:p>650.857630465897</text:p>
          </table:table-cell>
        </table:table-row>
        <table:table-row table:style-name="ro1">
          <table:table-cell office:value-type="float" office:value="75.4544" calcext:value-type="float">
            <text:p>75.4544</text:p>
          </table:table-cell>
          <table:table-cell office:value-type="float" office:value="286.832" calcext:value-type="float">
            <text:p>286.832</text:p>
          </table:table-cell>
          <table:table-cell office:value-type="float" office:value="43.6567" calcext:value-type="float">
            <text:p>43.6567</text:p>
          </table:table-cell>
          <table:table-cell office:value-type="float" office:value="75.3657" calcext:value-type="float">
            <text:p>75.3657</text:p>
          </table:table-cell>
          <table:table-cell office:value-type="float" office:value="274.91" calcext:value-type="float">
            <text:p>274.91</text:p>
          </table:table-cell>
          <table:table-cell office:value-type="float" office:value="45.0129" calcext:value-type="float">
            <text:p>45.0129</text:p>
          </table:table-cell>
          <table:table-cell/>
          <table:table-cell table:formula="of:=([.D549]-[.A549])/0.0166667" office:value-type="float" office:value="-5.32198935602146" calcext:value-type="float">
            <text:p>-5.32198935602146</text:p>
          </table:table-cell>
          <table:table-cell table:formula="of:=ABS([.E549]-[.B549])/0.0166667" office:value-type="float" office:value="715.318569362859" calcext:value-type="float">
            <text:p>715.318569362859</text:p>
          </table:table-cell>
          <table:table-cell table:formula="of:=([.F549]-[.C549])/0.0166667" office:value-type="float" office:value="81.3718372563256" calcext:value-type="float">
            <text:p>81.3718372563256</text:p>
          </table:table-cell>
          <table:table-cell table:formula="of:=DEGREES(ATAN(ABS([.F549]-[.C549])/ABS([.E549]-[.B549])))" office:value-type="float" office:value="6.48984546613231" calcext:value-type="float">
            <text:p>6.48984546613231</text:p>
          </table:table-cell>
          <table:table-cell table:formula="of:=SQRT(POWER([.H549];2)+POWER([.I549];2)+POWER([.J549];2))" office:value-type="float" office:value="719.951633892516" calcext:value-type="float">
            <text:p>719.951633892516</text:p>
          </table:table-cell>
        </table:table-row>
        <table:table-row table:style-name="ro1">
          <table:table-cell office:value-type="float" office:value="75.1875" calcext:value-type="float">
            <text:p>75.1875</text:p>
          </table:table-cell>
          <table:table-cell office:value-type="float" office:value="285.552" calcext:value-type="float">
            <text:p>285.552</text:p>
          </table:table-cell>
          <table:table-cell office:value-type="float" office:value="43.3514" calcext:value-type="float">
            <text:p>43.3514</text:p>
          </table:table-cell>
          <table:table-cell office:value-type="float" office:value="75.3553" calcext:value-type="float">
            <text:p>75.3553</text:p>
          </table:table-cell>
          <table:table-cell office:value-type="float" office:value="273.718" calcext:value-type="float">
            <text:p>273.718</text:p>
          </table:table-cell>
          <table:table-cell office:value-type="float" office:value="44.7055" calcext:value-type="float">
            <text:p>44.7055</text:p>
          </table:table-cell>
          <table:table-cell/>
          <table:table-cell table:formula="of:=([.D550]-[.A550])/0.0166667" office:value-type="float" office:value="10.0679798640403" calcext:value-type="float">
            <text:p>10.0679798640403</text:p>
          </table:table-cell>
          <table:table-cell table:formula="of:=ABS([.E550]-[.B550])/0.0166667" office:value-type="float" office:value="710.03857992284" calcext:value-type="float">
            <text:p>710.03857992284</text:p>
          </table:table-cell>
          <table:table-cell table:formula="of:=([.F550]-[.C550])/0.0166667" office:value-type="float" office:value="81.2458375083251" calcext:value-type="float">
            <text:p>81.2458375083251</text:p>
          </table:table-cell>
          <table:table-cell table:formula="of:=DEGREES(ATAN(ABS([.F550]-[.C550])/ABS([.E550]-[.B550])))" office:value-type="float" office:value="6.52765317456518" calcext:value-type="float">
            <text:p>6.52765317456518</text:p>
          </table:table-cell>
          <table:table-cell table:formula="of:=SQRT(POWER([.H550];2)+POWER([.I550];2)+POWER([.J550];2))" office:value-type="float" office:value="714.742635715693" calcext:value-type="float">
            <text:p>714.742635715693</text:p>
          </table:table-cell>
        </table:table-row>
        <table:table-row table:style-name="ro1">
          <table:table-cell office:value-type="float" office:value="74.9072" calcext:value-type="float">
            <text:p>74.9072</text:p>
          </table:table-cell>
          <table:table-cell office:value-type="float" office:value="281.425" calcext:value-type="float">
            <text:p>281.425</text:p>
          </table:table-cell>
          <table:table-cell office:value-type="float" office:value="44.2499" calcext:value-type="float">
            <text:p>44.2499</text:p>
          </table:table-cell>
          <table:table-cell office:value-type="float" office:value="74.5932" calcext:value-type="float">
            <text:p>74.5932</text:p>
          </table:table-cell>
          <table:table-cell office:value-type="float" office:value="271.011" calcext:value-type="float">
            <text:p>271.011</text:p>
          </table:table-cell>
          <table:table-cell office:value-type="float" office:value="45.384" calcext:value-type="float">
            <text:p>45.384</text:p>
          </table:table-cell>
          <table:table-cell/>
          <table:table-cell table:formula="of:=([.D551]-[.A551])/0.0166667" office:value-type="float" office:value="-18.8399623200758" calcext:value-type="float">
            <text:p>-18.8399623200758</text:p>
          </table:table-cell>
          <table:table-cell table:formula="of:=ABS([.E551]-[.B551])/0.0166667" office:value-type="float" office:value="624.838750322499" calcext:value-type="float">
            <text:p>624.838750322499</text:p>
          </table:table-cell>
          <table:table-cell table:formula="of:=([.F551]-[.C551])/0.0166667" office:value-type="float" office:value="68.0458639082724" calcext:value-type="float">
            <text:p>68.0458639082724</text:p>
          </table:table-cell>
          <table:table-cell table:formula="of:=DEGREES(ATAN(ABS([.F551]-[.C551])/ABS([.E551]-[.B551])))" office:value-type="float" office:value="6.21510293528807" calcext:value-type="float">
            <text:p>6.21510293528807</text:p>
          </table:table-cell>
          <table:table-cell table:formula="of:=SQRT(POWER([.H551];2)+POWER([.I551];2)+POWER([.J551];2))" office:value-type="float" office:value="628.815273096819" calcext:value-type="float">
            <text:p>628.815273096819</text:p>
          </table:table-cell>
        </table:table-row>
        <table:table-row table:style-name="ro1">
          <table:table-cell office:value-type="float" office:value="75.1973" calcext:value-type="float">
            <text:p>75.1973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43.3998" calcext:value-type="float">
            <text:p>43.3998</text:p>
          </table:table-cell>
          <table:table-cell office:value-type="float" office:value="75.1233" calcext:value-type="float">
            <text:p>75.1233</text:p>
          </table:table-cell>
          <table:table-cell office:value-type="float" office:value="276.302" calcext:value-type="float">
            <text:p>276.302</text:p>
          </table:table-cell>
          <table:table-cell office:value-type="float" office:value="44.301" calcext:value-type="float">
            <text:p>44.301</text:p>
          </table:table-cell>
          <table:table-cell/>
          <table:table-cell table:formula="of:=([.D552]-[.A552])/0.0166667" office:value-type="float" office:value="-4.43999112001764" calcext:value-type="float">
            <text:p>-4.43999112001764</text:p>
          </table:table-cell>
          <table:table-cell table:formula="of:=ABS([.E552]-[.B552])/0.0166667" office:value-type="float" office:value="633.898732202536" calcext:value-type="float">
            <text:p>633.898732202536</text:p>
          </table:table-cell>
          <table:table-cell table:formula="of:=([.F552]-[.C552])/0.0166667" office:value-type="float" office:value="54.0718918562165" calcext:value-type="float">
            <text:p>54.0718918562165</text:p>
          </table:table-cell>
          <table:table-cell table:formula="of:=DEGREES(ATAN(ABS([.F552]-[.C552])/ABS([.E552]-[.B552])))" office:value-type="float" office:value="4.87555753454015" calcext:value-type="float">
            <text:p>4.87555753454015</text:p>
          </table:table-cell>
          <table:table-cell table:formula="of:=SQRT(POWER([.H552];2)+POWER([.I552];2)+POWER([.J552];2))" office:value-type="float" office:value="636.216225585326" calcext:value-type="float">
            <text:p>636.216225585326</text:p>
          </table:table-cell>
        </table:table-row>
        <table:table-row table:style-name="ro1">
          <table:table-cell office:value-type="float" office:value="74.9485" calcext:value-type="float">
            <text:p>74.9485</text:p>
          </table:table-cell>
          <table:table-cell office:value-type="float" office:value="288.281" calcext:value-type="float">
            <text:p>288.281</text:p>
          </table:table-cell>
          <table:table-cell office:value-type="float" office:value="42.927" calcext:value-type="float">
            <text:p>42.927</text:p>
          </table:table-cell>
          <table:table-cell office:value-type="float" office:value="74.62" calcext:value-type="float">
            <text:p>74.62</text:p>
          </table:table-cell>
          <table:table-cell office:value-type="float" office:value="276.351" calcext:value-type="float">
            <text:p>276.351</text:p>
          </table:table-cell>
          <table:table-cell office:value-type="float" office:value="43.8008" calcext:value-type="float">
            <text:p>43.8008</text:p>
          </table:table-cell>
          <table:table-cell/>
          <table:table-cell table:formula="of:=([.D553]-[.A553])/0.0166667" office:value-type="float" office:value="-19.7099605800783" calcext:value-type="float">
            <text:p>-19.7099605800783</text:p>
          </table:table-cell>
          <table:table-cell table:formula="of:=ABS([.E553]-[.B553])/0.0166667" office:value-type="float" office:value="715.798568402864" calcext:value-type="float">
            <text:p>715.798568402864</text:p>
          </table:table-cell>
          <table:table-cell table:formula="of:=([.F553]-[.C553])/0.0166667" office:value-type="float" office:value="52.4278951442099" calcext:value-type="float">
            <text:p>52.4278951442099</text:p>
          </table:table-cell>
          <table:table-cell table:formula="of:=DEGREES(ATAN(ABS([.F553]-[.C553])/ABS([.E553]-[.B553])))" office:value-type="float" office:value="4.18908731589276" calcext:value-type="float">
            <text:p>4.18908731589276</text:p>
          </table:table-cell>
          <table:table-cell table:formula="of:=SQRT(POWER([.H553];2)+POWER([.I553];2)+POWER([.J553];2))" office:value-type="float" office:value="717.986599640209" calcext:value-type="float">
            <text:p>717.986599640209</text:p>
          </table:table-cell>
        </table:table-row>
        <table:table-row table:style-name="ro1">
          <table:table-cell office:value-type="float" office:value="75.1972" calcext:value-type="float">
            <text:p>75.1972</text:p>
          </table:table-cell>
          <table:table-cell office:value-type="float" office:value="286.861" calcext:value-type="float">
            <text:p>286.861</text:p>
          </table:table-cell>
          <table:table-cell office:value-type="float" office:value="43.4006" calcext:value-type="float">
            <text:p>43.4006</text:p>
          </table:table-cell>
          <table:table-cell office:value-type="float" office:value="75.1245" calcext:value-type="float">
            <text:p>75.1245</text:p>
          </table:table-cell>
          <table:table-cell office:value-type="float" office:value="276.203" calcext:value-type="float">
            <text:p>276.203</text:p>
          </table:table-cell>
          <table:table-cell office:value-type="float" office:value="44.8131" calcext:value-type="float">
            <text:p>44.8131</text:p>
          </table:table-cell>
          <table:table-cell/>
          <table:table-cell table:formula="of:=([.D554]-[.A554])/0.0166667" office:value-type="float" office:value="-4.3619912760173" calcext:value-type="float">
            <text:p>-4.3619912760173</text:p>
          </table:table-cell>
          <table:table-cell table:formula="of:=ABS([.E554]-[.B554])/0.0166667" office:value-type="float" office:value="639.478721042559" calcext:value-type="float">
            <text:p>639.478721042559</text:p>
          </table:table-cell>
          <table:table-cell table:formula="of:=([.F554]-[.C554])/0.0166667" office:value-type="float" office:value="84.7498305003391" calcext:value-type="float">
            <text:p>84.7498305003391</text:p>
          </table:table-cell>
          <table:table-cell table:formula="of:=DEGREES(ATAN(ABS([.F554]-[.C554])/ABS([.E554]-[.B554])))" office:value-type="float" office:value="7.54938994263197" calcext:value-type="float">
            <text:p>7.54938994263197</text:p>
          </table:table-cell>
          <table:table-cell table:formula="of:=SQRT(POWER([.H554];2)+POWER([.I554];2)+POWER([.J554];2))" office:value-type="float" office:value="645.084952083022" calcext:value-type="float">
            <text:p>645.084952083022</text:p>
          </table:table-cell>
        </table:table-row>
        <table:table-row table:style-name="ro1">
          <table:table-cell office:value-type="float" office:value="74.9361" calcext:value-type="float">
            <text:p>74.9361</text:p>
          </table:table-cell>
          <table:table-cell office:value-type="float" office:value="285.14" calcext:value-type="float">
            <text:p>285.14</text:p>
          </table:table-cell>
          <table:table-cell office:value-type="float" office:value="45.1871" calcext:value-type="float">
            <text:p>45.1871</text:p>
          </table:table-cell>
          <table:table-cell office:value-type="float" office:value="74.871" calcext:value-type="float">
            <text:p>74.871</text:p>
          </table:table-cell>
          <table:table-cell office:value-type="float" office:value="274.459" calcext:value-type="float">
            <text:p>274.459</text:p>
          </table:table-cell>
          <table:table-cell office:value-type="float" office:value="47.062" calcext:value-type="float">
            <text:p>47.062</text:p>
          </table:table-cell>
          <table:table-cell/>
          <table:table-cell table:formula="of:=([.D555]-[.A555])/0.0166667" office:value-type="float" office:value="-3.90599218801569" calcext:value-type="float">
            <text:p>-3.90599218801569</text:p>
          </table:table-cell>
          <table:table-cell table:formula="of:=ABS([.E555]-[.B555])/0.0166667" office:value-type="float" office:value="640.858718282563" calcext:value-type="float">
            <text:p>640.858718282563</text:p>
          </table:table-cell>
          <table:table-cell table:formula="of:=([.F555]-[.C555])/0.0166667" office:value-type="float" office:value="112.49377501245" calcext:value-type="float">
            <text:p>112.49377501245</text:p>
          </table:table-cell>
          <table:table-cell table:formula="of:=DEGREES(ATAN(ABS([.F555]-[.C555])/ABS([.E555]-[.B555])))" office:value-type="float" office:value="9.95604068379429" calcext:value-type="float">
            <text:p>9.95604068379429</text:p>
          </table:table-cell>
          <table:table-cell table:formula="of:=SQRT(POWER([.H555];2)+POWER([.I555];2)+POWER([.J555];2))" office:value-type="float" office:value="650.668888906096" calcext:value-type="float">
            <text:p>650.668888906096</text:p>
          </table:table-cell>
        </table:table-row>
        <table:table-row table:style-name="ro1">
          <table:table-cell office:value-type="float" office:value="74.9596" calcext:value-type="float">
            <text:p>74.9596</text:p>
          </table:table-cell>
          <table:table-cell office:value-type="float" office:value="289.425" calcext:value-type="float">
            <text:p>289.425</text:p>
          </table:table-cell>
          <table:table-cell office:value-type="float" office:value="43.7692" calcext:value-type="float">
            <text:p>43.7692</text:p>
          </table:table-cell>
          <table:table-cell office:value-type="float" office:value="75.1345" calcext:value-type="float">
            <text:p>75.1345</text:p>
          </table:table-cell>
          <table:table-cell office:value-type="float" office:value="277.401" calcext:value-type="float">
            <text:p>277.401</text:p>
          </table:table-cell>
          <table:table-cell office:value-type="float" office:value="45.1231" calcext:value-type="float">
            <text:p>45.1231</text:p>
          </table:table-cell>
          <table:table-cell/>
          <table:table-cell table:formula="of:=([.D556]-[.A556])/0.0166667" office:value-type="float" office:value="10.4939790120425" calcext:value-type="float">
            <text:p>10.4939790120425</text:p>
          </table:table-cell>
          <table:table-cell table:formula="of:=ABS([.E556]-[.B556])/0.0166667" office:value-type="float" office:value="721.438557122886" calcext:value-type="float">
            <text:p>721.438557122886</text:p>
          </table:table-cell>
          <table:table-cell table:formula="of:=([.F556]-[.C556])/0.0166667" office:value-type="float" office:value="81.2338375323251" calcext:value-type="float">
            <text:p>81.2338375323251</text:p>
          </table:table-cell>
          <table:table-cell table:formula="of:=DEGREES(ATAN(ABS([.F556]-[.C556])/ABS([.E556]-[.B556])))" office:value-type="float" office:value="6.42443334354105" calcext:value-type="float">
            <text:p>6.42443334354105</text:p>
          </table:table-cell>
          <table:table-cell table:formula="of:=SQRT(POWER([.H556];2)+POWER([.I556];2)+POWER([.J556];2))" office:value-type="float" office:value="726.073447840702" calcext:value-type="float">
            <text:p>726.073447840702</text:p>
          </table:table-cell>
        </table:table-row>
        <table:table-row table:style-name="ro1">
          <table:table-cell office:value-type="float" office:value="75.4558" calcext:value-type="float">
            <text:p>75.4558</text:p>
          </table:table-cell>
          <table:table-cell office:value-type="float" office:value="286.66" calcext:value-type="float">
            <text:p>286.66</text:p>
          </table:table-cell>
          <table:table-cell office:value-type="float" office:value="44.444" calcext:value-type="float">
            <text:p>44.444</text:p>
          </table:table-cell>
          <table:table-cell office:value-type="float" office:value="75.6277" calcext:value-type="float">
            <text:p>75.6277</text:p>
          </table:table-cell>
          <table:table-cell office:value-type="float" office:value="276.037" calcext:value-type="float">
            <text:p>276.037</text:p>
          </table:table-cell>
          <table:table-cell office:value-type="float" office:value="45.8257" calcext:value-type="float">
            <text:p>45.8257</text:p>
          </table:table-cell>
          <table:table-cell/>
          <table:table-cell table:formula="of:=([.D557]-[.A557])/0.0166667" office:value-type="float" office:value="10.3139793720417" calcext:value-type="float">
            <text:p>10.3139793720417</text:p>
          </table:table-cell>
          <table:table-cell table:formula="of:=ABS([.E557]-[.B557])/0.0166667" office:value-type="float" office:value="637.378725242552" calcext:value-type="float">
            <text:p>637.378725242552</text:p>
          </table:table-cell>
          <table:table-cell table:formula="of:=([.F557]-[.C557])/0.0166667" office:value-type="float" office:value="82.9018341963313" calcext:value-type="float">
            <text:p>82.9018341963313</text:p>
          </table:table-cell>
          <table:table-cell table:formula="of:=DEGREES(ATAN(ABS([.F557]-[.C557])/ABS([.E557]-[.B557])))" office:value-type="float" office:value="7.41067788158377" calcext:value-type="float">
            <text:p>7.41067788158377</text:p>
          </table:table-cell>
          <table:table-cell table:formula="of:=SQRT(POWER([.H557];2)+POWER([.I557];2)+POWER([.J557];2))" office:value-type="float" office:value="642.830251058103" calcext:value-type="float">
            <text:p>642.830251058103</text:p>
          </table:table-cell>
        </table:table-row>
        <table:table-row table:style-name="ro1">
          <table:table-cell office:value-type="float" office:value="74.687" calcext:value-type="float">
            <text:p>74.687</text:p>
          </table:table-cell>
          <table:table-cell office:value-type="float" office:value="286.593" calcext:value-type="float">
            <text:p>286.593</text:p>
          </table:table-cell>
          <table:table-cell office:value-type="float" office:value="44.4614" calcext:value-type="float">
            <text:p>44.4614</text:p>
          </table:table-cell>
          <table:table-cell office:value-type="float" office:value="74.3691" calcext:value-type="float">
            <text:p>74.3691</text:p>
          </table:table-cell>
          <table:table-cell office:value-type="float" office:value="274.609" calcext:value-type="float">
            <text:p>274.609</text:p>
          </table:table-cell>
          <table:table-cell office:value-type="float" office:value="46.0573" calcext:value-type="float">
            <text:p>46.0573</text:p>
          </table:table-cell>
          <table:table-cell/>
          <table:table-cell table:formula="of:=([.D558]-[.A558])/0.0166667" office:value-type="float" office:value="-19.073961852076" calcext:value-type="float">
            <text:p>-19.073961852076</text:p>
          </table:table-cell>
          <table:table-cell table:formula="of:=ABS([.E558]-[.B558])/0.0166667" office:value-type="float" office:value="719.038561922879" calcext:value-type="float">
            <text:p>719.038561922879</text:p>
          </table:table-cell>
          <table:table-cell table:formula="of:=([.F558]-[.C558])/0.0166667" office:value-type="float" office:value="95.753808492383" calcext:value-type="float">
            <text:p>95.753808492383</text:p>
          </table:table-cell>
          <table:table-cell table:formula="of:=DEGREES(ATAN(ABS([.F558]-[.C558])/ABS([.E558]-[.B558])))" office:value-type="float" office:value="7.58540473043106" calcext:value-type="float">
            <text:p>7.58540473043106</text:p>
          </table:table-cell>
          <table:table-cell table:formula="of:=SQRT(POWER([.H558];2)+POWER([.I558];2)+POWER([.J558];2))" office:value-type="float" office:value="725.637003875665" calcext:value-type="float">
            <text:p>725.637003875665</text:p>
          </table:table-cell>
        </table:table-row>
        <table:table-row table:style-name="ro1">
          <table:table-cell office:value-type="float" office:value="75.4548" calcext:value-type="float">
            <text:p>75.4548</text:p>
          </table:table-cell>
          <table:table-cell office:value-type="float" office:value="286.769" calcext:value-type="float">
            <text:p>286.769</text:p>
          </table:table-cell>
          <table:table-cell office:value-type="float" office:value="43.9201" calcext:value-type="float">
            <text:p>43.9201</text:p>
          </table:table-cell>
          <table:table-cell office:value-type="float" office:value="75.3863" calcext:value-type="float">
            <text:p>75.3863</text:p>
          </table:table-cell>
          <table:table-cell office:value-type="float" office:value="277.377" calcext:value-type="float">
            <text:p>277.377</text:p>
          </table:table-cell>
          <table:table-cell office:value-type="float" office:value="45.373" calcext:value-type="float">
            <text:p>45.373</text:p>
          </table:table-cell>
          <table:table-cell/>
          <table:table-cell table:formula="of:=([.D559]-[.A559])/0.0166667" office:value-type="float" office:value="-4.10999178001645" calcext:value-type="float">
            <text:p>-4.10999178001645</text:p>
          </table:table-cell>
          <table:table-cell table:formula="of:=ABS([.E559]-[.B559])/0.0166667" office:value-type="float" office:value="563.518872962254" calcext:value-type="float">
            <text:p>563.518872962254</text:p>
          </table:table-cell>
          <table:table-cell table:formula="of:=([.F559]-[.C559])/0.0166667" office:value-type="float" office:value="87.1738256523487" calcext:value-type="float">
            <text:p>87.1738256523487</text:p>
          </table:table-cell>
          <table:table-cell table:formula="of:=DEGREES(ATAN(ABS([.F559]-[.C559])/ABS([.E559]-[.B559])))" office:value-type="float" office:value="8.79369414587592" calcext:value-type="float">
            <text:p>8.79369414587592</text:p>
          </table:table-cell>
          <table:table-cell table:formula="of:=SQRT(POWER([.H559];2)+POWER([.I559];2)+POWER([.J559];2))" office:value-type="float" office:value="570.236519433776" calcext:value-type="float">
            <text:p>570.236519433776</text:p>
          </table:table-cell>
        </table:table-row>
        <table:table-row table:style-name="ro1">
          <table:table-cell office:value-type="float" office:value="74.9602" calcext:value-type="float">
            <text:p>74.9602</text:p>
          </table:table-cell>
          <table:table-cell office:value-type="float" office:value="289.366" calcext:value-type="float">
            <text:p>289.366</text:p>
          </table:table-cell>
          <table:table-cell office:value-type="float" office:value="44.0331" calcext:value-type="float">
            <text:p>44.0331</text:p>
          </table:table-cell>
          <table:table-cell office:value-type="float" office:value="74.6416" calcext:value-type="float">
            <text:p>74.6416</text:p>
          </table:table-cell>
          <table:table-cell office:value-type="float" office:value="278.518" calcext:value-type="float">
            <text:p>278.518</text:p>
          </table:table-cell>
          <table:table-cell office:value-type="float" office:value="45.7015" calcext:value-type="float">
            <text:p>45.7015</text:p>
          </table:table-cell>
          <table:table-cell/>
          <table:table-cell table:formula="of:=([.D560]-[.A560])/0.0166667" office:value-type="float" office:value="-19.1159617680767" calcext:value-type="float">
            <text:p>-19.1159617680767</text:p>
          </table:table-cell>
          <table:table-cell table:formula="of:=ABS([.E560]-[.B560])/0.0166667" office:value-type="float" office:value="650.878698242604" calcext:value-type="float">
            <text:p>650.878698242604</text:p>
          </table:table-cell>
          <table:table-cell table:formula="of:=([.F560]-[.C560])/0.0166667" office:value-type="float" office:value="100.103799792401" calcext:value-type="float">
            <text:p>100.103799792401</text:p>
          </table:table-cell>
          <table:table-cell table:formula="of:=DEGREES(ATAN(ABS([.F560]-[.C560])/ABS([.E560]-[.B560])))" office:value-type="float" office:value="8.74346339069804" calcext:value-type="float">
            <text:p>8.74346339069804</text:p>
          </table:table-cell>
          <table:table-cell table:formula="of:=SQRT(POWER([.H560];2)+POWER([.I560];2)+POWER([.J560];2))" office:value-type="float" office:value="658.808978804314" calcext:value-type="float">
            <text:p>658.808978804314</text:p>
          </table:table-cell>
        </table:table-row>
        <table:table-row table:style-name="ro1">
          <table:table-cell office:value-type="float" office:value="75.4444" calcext:value-type="float">
            <text:p>75.4444</text:p>
          </table:table-cell>
          <table:table-cell office:value-type="float" office:value="285.467" calcext:value-type="float">
            <text:p>285.467</text:p>
          </table:table-cell>
          <table:table-cell office:value-type="float" office:value="43.8686" calcext:value-type="float">
            <text:p>43.8686</text:p>
          </table:table-cell>
          <table:table-cell office:value-type="float" office:value="75.3758" calcext:value-type="float">
            <text:p>75.3758</text:p>
          </table:table-cell>
          <table:table-cell office:value-type="float" office:value="276.175" calcext:value-type="float">
            <text:p>276.175</text:p>
          </table:table-cell>
          <table:table-cell office:value-type="float" office:value="45.0632" calcext:value-type="float">
            <text:p>45.0632</text:p>
          </table:table-cell>
          <table:table-cell/>
          <table:table-cell table:formula="of:=([.D561]-[.A561])/0.0166667" office:value-type="float" office:value="-4.11599176801668" calcext:value-type="float">
            <text:p>-4.11599176801668</text:p>
          </table:table-cell>
          <table:table-cell table:formula="of:=ABS([.E561]-[.B561])/0.0166667" office:value-type="float" office:value="557.518884962229" calcext:value-type="float">
            <text:p>557.518884962229</text:p>
          </table:table-cell>
          <table:table-cell table:formula="of:=([.F561]-[.C561])/0.0166667" office:value-type="float" office:value="71.6758566482868" calcext:value-type="float">
            <text:p>71.6758566482868</text:p>
          </table:table-cell>
          <table:table-cell table:formula="of:=DEGREES(ATAN(ABS([.F561]-[.C561])/ABS([.E561]-[.B561])))" office:value-type="float" office:value="7.32588672800308" calcext:value-type="float">
            <text:p>7.32588672800308</text:p>
          </table:table-cell>
          <table:table-cell table:formula="of:=SQRT(POWER([.H561];2)+POWER([.I561];2)+POWER([.J561];2))" office:value-type="float" office:value="562.12247500347" calcext:value-type="float">
            <text:p>562.12247500347</text:p>
          </table:table-cell>
        </table:table-row>
        <table:table-row table:style-name="ro1">
          <table:table-cell office:value-type="float" office:value="74.9258" calcext:value-type="float">
            <text:p>74.9258</text:p>
          </table:table-cell>
          <table:table-cell office:value-type="float" office:value="283.952" calcext:value-type="float">
            <text:p>283.952</text:p>
          </table:table-cell>
          <table:table-cell office:value-type="float" office:value="44.6127" calcext:value-type="float">
            <text:p>44.6127</text:p>
          </table:table-cell>
          <table:table-cell office:value-type="float" office:value="74.851" calcext:value-type="float">
            <text:p>74.851</text:p>
          </table:table-cell>
          <table:table-cell office:value-type="float" office:value="272.172" calcext:value-type="float">
            <text:p>272.172</text:p>
          </table:table-cell>
          <table:table-cell office:value-type="float" office:value="45.9371" calcext:value-type="float">
            <text:p>45.9371</text:p>
          </table:table-cell>
          <table:table-cell/>
          <table:table-cell table:formula="of:=([.D562]-[.A562])/0.0166667" office:value-type="float" office:value="-4.48799102401772" calcext:value-type="float">
            <text:p>-4.48799102401772</text:p>
          </table:table-cell>
          <table:table-cell table:formula="of:=ABS([.E562]-[.B562])/0.0166667" office:value-type="float" office:value="706.798586402826" calcext:value-type="float">
            <text:p>706.798586402826</text:p>
          </table:table-cell>
          <table:table-cell table:formula="of:=([.F562]-[.C562])/0.0166667" office:value-type="float" office:value="79.4638410723181" calcext:value-type="float">
            <text:p>79.4638410723181</text:p>
          </table:table-cell>
          <table:table-cell table:formula="of:=DEGREES(ATAN(ABS([.F562]-[.C562])/ABS([.E562]-[.B562])))" office:value-type="float" office:value="6.41470412206406" calcext:value-type="float">
            <text:p>6.41470412206406</text:p>
          </table:table-cell>
          <table:table-cell table:formula="of:=SQRT(POWER([.H562];2)+POWER([.I562];2)+POWER([.J562];2))" office:value-type="float" office:value="711.265692861979" calcext:value-type="float">
            <text:p>711.265692861979</text:p>
          </table:table-cell>
        </table:table-row>
        <table:table-row table:style-name="ro1">
          <table:table-cell office:value-type="float" office:value="74.6877" calcext:value-type="float">
            <text:p>74.6877</text:p>
          </table:table-cell>
          <table:table-cell office:value-type="float" office:value="286.531" calcext:value-type="float">
            <text:p>286.531</text:p>
          </table:table-cell>
          <table:table-cell office:value-type="float" office:value="44.7243" calcext:value-type="float">
            <text:p>44.7243</text:p>
          </table:table-cell>
          <table:table-cell office:value-type="float" office:value="74.3773" calcext:value-type="float">
            <text:p>74.3773</text:p>
          </table:table-cell>
          <table:table-cell office:value-type="float" office:value="275.81" calcext:value-type="float">
            <text:p>275.81</text:p>
          </table:table-cell>
          <table:table-cell office:value-type="float" office:value="46.367" calcext:value-type="float">
            <text:p>46.367</text:p>
          </table:table-cell>
          <table:table-cell/>
          <table:table-cell table:formula="of:=([.D563]-[.A563])/0.0166667" office:value-type="float" office:value="-18.6239627520746" calcext:value-type="float">
            <text:p>-18.6239627520746</text:p>
          </table:table-cell>
          <table:table-cell table:formula="of:=ABS([.E563]-[.B563])/0.0166667" office:value-type="float" office:value="643.258713482573" calcext:value-type="float">
            <text:p>643.258713482573</text:p>
          </table:table-cell>
          <table:table-cell table:formula="of:=([.F563]-[.C563])/0.0166667" office:value-type="float" office:value="98.5618028763941" calcext:value-type="float">
            <text:p>98.5618028763941</text:p>
          </table:table-cell>
          <table:table-cell table:formula="of:=DEGREES(ATAN(ABS([.F563]-[.C563])/ABS([.E563]-[.B563])))" office:value-type="float" office:value="8.71126068911928" calcext:value-type="float">
            <text:p>8.71126068911928</text:p>
          </table:table-cell>
          <table:table-cell table:formula="of:=SQRT(POWER([.H563];2)+POWER([.I563];2)+POWER([.J563];2))" office:value-type="float" office:value="651.032298312527" calcext:value-type="float">
            <text:p>651.032298312527</text:p>
          </table:table-cell>
        </table:table-row>
        <table:table-row table:style-name="ro1">
          <table:table-cell office:value-type="float" office:value="74.687" calcext:value-type="float">
            <text:p>74.687</text:p>
          </table:table-cell>
          <table:table-cell office:value-type="float" office:value="286.593" calcext:value-type="float">
            <text:p>286.593</text:p>
          </table:table-cell>
          <table:table-cell office:value-type="float" office:value="44.4614" calcext:value-type="float">
            <text:p>44.4614</text:p>
          </table:table-cell>
          <table:table-cell office:value-type="float" office:value="74.626" calcext:value-type="float">
            <text:p>74.626</text:p>
          </table:table-cell>
          <table:table-cell office:value-type="float" office:value="275.939" calcext:value-type="float">
            <text:p>275.939</text:p>
          </table:table-cell>
          <table:table-cell office:value-type="float" office:value="45.85" calcext:value-type="float">
            <text:p>45.85</text:p>
          </table:table-cell>
          <table:table-cell/>
          <table:table-cell table:formula="of:=([.D564]-[.A564])/0.0166667" office:value-type="float" office:value="-3.65999268001421" calcext:value-type="float">
            <text:p>-3.65999268001421</text:p>
          </table:table-cell>
          <table:table-cell table:formula="of:=ABS([.E564]-[.B564])/0.0166667" office:value-type="float" office:value="639.238721522557" calcext:value-type="float">
            <text:p>639.238721522557</text:p>
          </table:table-cell>
          <table:table-cell table:formula="of:=([.F564]-[.C564])/0.0166667" office:value-type="float" office:value="83.3158333683335" calcext:value-type="float">
            <text:p>83.3158333683335</text:p>
          </table:table-cell>
          <table:table-cell table:formula="of:=DEGREES(ATAN(ABS([.F564]-[.C564])/ABS([.E564]-[.B564])))" office:value-type="float" office:value="7.42584410896654" calcext:value-type="float">
            <text:p>7.42584410896654</text:p>
          </table:table-cell>
          <table:table-cell table:formula="of:=SQRT(POWER([.H564];2)+POWER([.I564];2)+POWER([.J564];2))" office:value-type="float" office:value="644.655773828227" calcext:value-type="float">
            <text:p>644.655773828227</text:p>
          </table:table-cell>
        </table:table-row>
        <table:table-row table:style-name="ro1">
          <table:table-cell office:value-type="float" office:value="74.9682" calcext:value-type="float">
            <text:p>74.9682</text:p>
          </table:table-cell>
          <table:table-cell office:value-type="float" office:value="290.818" calcext:value-type="float">
            <text:p>290.818</text:p>
          </table:table-cell>
          <table:table-cell office:value-type="float" office:value="43.5544" calcext:value-type="float">
            <text:p>43.5544</text:p>
          </table:table-cell>
          <table:table-cell office:value-type="float" office:value="74.8996" calcext:value-type="float">
            <text:p>74.8996</text:p>
          </table:table-cell>
          <table:table-cell office:value-type="float" office:value="280.035" calcext:value-type="float">
            <text:p>280.035</text:p>
          </table:table-cell>
          <table:table-cell office:value-type="float" office:value="44.7165" calcext:value-type="float">
            <text:p>44.7165</text:p>
          </table:table-cell>
          <table:table-cell/>
          <table:table-cell table:formula="of:=([.D565]-[.A565])/0.0166667" office:value-type="float" office:value="-4.11599176801582" calcext:value-type="float">
            <text:p>-4.11599176801582</text:p>
          </table:table-cell>
          <table:table-cell table:formula="of:=ABS([.E565]-[.B565])/0.0166667" office:value-type="float" office:value="646.978706042586" calcext:value-type="float">
            <text:p>646.978706042586</text:p>
          </table:table-cell>
          <table:table-cell table:formula="of:=([.F565]-[.C565])/0.0166667" office:value-type="float" office:value="69.725860548279" calcext:value-type="float">
            <text:p>69.725860548279</text:p>
          </table:table-cell>
          <table:table-cell table:formula="of:=DEGREES(ATAN(ABS([.F565]-[.C565])/ABS([.E565]-[.B565])))" office:value-type="float" office:value="6.15111054336382" calcext:value-type="float">
            <text:p>6.15111054336382</text:p>
          </table:table-cell>
          <table:table-cell table:formula="of:=SQRT(POWER([.H565];2)+POWER([.I565];2)+POWER([.J565];2))" office:value-type="float" office:value="650.738106376114" calcext:value-type="float">
            <text:p>650.738106376114</text:p>
          </table:table-cell>
        </table:table-row>
        <table:table-row table:style-name="ro1">
          <table:table-cell office:value-type="float" office:value="74.9174" calcext:value-type="float">
            <text:p>74.9174</text:p>
          </table:table-cell>
          <table:table-cell office:value-type="float" office:value="282.603" calcext:value-type="float">
            <text:p>282.603</text:p>
          </table:table-cell>
          <table:table-cell office:value-type="float" office:value="44.8206" calcext:value-type="float">
            <text:p>44.8206</text:p>
          </table:table-cell>
          <table:table-cell office:value-type="float" office:value="74.8431" calcext:value-type="float">
            <text:p>74.8431</text:p>
          </table:table-cell>
          <table:table-cell office:value-type="float" office:value="270.888" calcext:value-type="float">
            <text:p>270.888</text:p>
          </table:table-cell>
          <table:table-cell office:value-type="float" office:value="46.1365" calcext:value-type="float">
            <text:p>46.1365</text:p>
          </table:table-cell>
          <table:table-cell/>
          <table:table-cell table:formula="of:=([.D566]-[.A566])/0.0166667" office:value-type="float" office:value="-4.45799108401746" calcext:value-type="float">
            <text:p>-4.45799108401746</text:p>
          </table:table-cell>
          <table:table-cell table:formula="of:=ABS([.E566]-[.B566])/0.0166667" office:value-type="float" office:value="702.898594202814" calcext:value-type="float">
            <text:p>702.898594202814</text:p>
          </table:table-cell>
          <table:table-cell table:formula="of:=([.F566]-[.C566])/0.0166667" office:value-type="float" office:value="78.9538420923158" calcext:value-type="float">
            <text:p>78.9538420923158</text:p>
          </table:table-cell>
          <table:table-cell table:formula="of:=DEGREES(ATAN(ABS([.F566]-[.C566])/ABS([.E566]-[.B566])))" office:value-type="float" office:value="6.40894606866207" calcext:value-type="float">
            <text:p>6.40894606866207</text:p>
          </table:table-cell>
          <table:table-cell table:formula="of:=SQRT(POWER([.H566];2)+POWER([.I566];2)+POWER([.J566];2))" office:value-type="float" office:value="707.333030896999" calcext:value-type="float">
            <text:p>707.333030896999</text:p>
          </table:table-cell>
        </table:table-row>
        <table:table-row table:style-name="ro1">
          <table:table-cell office:value-type="float" office:value="75.4653" calcext:value-type="float">
            <text:p>75.4653</text:p>
          </table:table-cell>
          <table:table-cell office:value-type="float" office:value="288.089" calcext:value-type="float">
            <text:p>288.089</text:p>
          </table:table-cell>
          <table:table-cell office:value-type="float" office:value="43.9703" calcext:value-type="float">
            <text:p>43.9703</text:p>
          </table:table-cell>
          <table:table-cell office:value-type="float" office:value="75.6376" calcext:value-type="float">
            <text:p>75.6376</text:p>
          </table:table-cell>
          <table:table-cell office:value-type="float" office:value="277.401" calcext:value-type="float">
            <text:p>277.401</text:p>
          </table:table-cell>
          <table:table-cell office:value-type="float" office:value="45.367" calcext:value-type="float">
            <text:p>45.367</text:p>
          </table:table-cell>
          <table:table-cell/>
          <table:table-cell table:formula="of:=([.D567]-[.A567])/0.0166667" office:value-type="float" office:value="10.3379793240418" calcext:value-type="float">
            <text:p>10.3379793240418</text:p>
          </table:table-cell>
          <table:table-cell table:formula="of:=ABS([.E567]-[.B567])/0.0166667" office:value-type="float" office:value="641.278717442564" calcext:value-type="float">
            <text:p>641.278717442564</text:p>
          </table:table-cell>
          <table:table-cell table:formula="of:=([.F567]-[.C567])/0.0166667" office:value-type="float" office:value="83.8018323963349" calcext:value-type="float">
            <text:p>83.8018323963349</text:p>
          </table:table-cell>
          <table:table-cell table:formula="of:=DEGREES(ATAN(ABS([.F567]-[.C567])/ABS([.E567]-[.B567])))" office:value-type="float" office:value="7.44518109949769" calcext:value-type="float">
            <text:p>7.44518109949769</text:p>
          </table:table-cell>
          <table:table-cell table:formula="of:=SQRT(POWER([.H567];2)+POWER([.I567];2)+POWER([.J567];2))" office:value-type="float" office:value="646.813740093907" calcext:value-type="float">
            <text:p>646.813740093907</text:p>
          </table:table-cell>
        </table:table-row>
        <table:table-row table:style-name="ro1">
          <table:table-cell office:value-type="float" office:value="75.1995" calcext:value-type="float">
            <text:p>75.1995</text:p>
          </table:table-cell>
          <table:table-cell office:value-type="float" office:value="286.638" calcext:value-type="float">
            <text:p>286.638</text:p>
          </table:table-cell>
          <table:table-cell office:value-type="float" office:value="44.4497" calcext:value-type="float">
            <text:p>44.4497</text:p>
          </table:table-cell>
          <table:table-cell office:value-type="float" office:value="75.1274" calcext:value-type="float">
            <text:p>75.1274</text:p>
          </table:table-cell>
          <table:table-cell office:value-type="float" office:value="275.942" calcext:value-type="float">
            <text:p>275.942</text:p>
          </table:table-cell>
          <table:table-cell office:value-type="float" office:value="46.0925" calcext:value-type="float">
            <text:p>46.0925</text:p>
          </table:table-cell>
          <table:table-cell/>
          <table:table-cell table:formula="of:=([.D568]-[.A568])/0.0166667" office:value-type="float" office:value="-4.32599134801767" calcext:value-type="float">
            <text:p>-4.32599134801767</text:p>
          </table:table-cell>
          <table:table-cell table:formula="of:=ABS([.E568]-[.B568])/0.0166667" office:value-type="float" office:value="641.758716482565" calcext:value-type="float">
            <text:p>641.758716482565</text:p>
          </table:table-cell>
          <table:table-cell table:formula="of:=([.F568]-[.C568])/0.0166667" office:value-type="float" office:value="98.5678028643943" calcext:value-type="float">
            <text:p>98.5678028643943</text:p>
          </table:table-cell>
          <table:table-cell table:formula="of:=DEGREES(ATAN(ABS([.F568]-[.C568])/ABS([.E568]-[.B568])))" office:value-type="float" office:value="8.73183163571708" calcext:value-type="float">
            <text:p>8.73183163571708</text:p>
          </table:table-cell>
          <table:table-cell table:formula="of:=SQRT(POWER([.H568];2)+POWER([.I568];2)+POWER([.J568];2))" office:value-type="float" office:value="649.298526214257" calcext:value-type="float">
            <text:p>649.298526214257</text:p>
          </table:table-cell>
        </table:table-row>
        <table:table-row table:style-name="ro1">
          <table:table-cell office:value-type="float" office:value="74.9517" calcext:value-type="float">
            <text:p>74.9517</text:p>
          </table:table-cell>
          <table:table-cell office:value-type="float" office:value="287.987" calcext:value-type="float">
            <text:p>287.987</text:p>
          </table:table-cell>
          <table:table-cell office:value-type="float" office:value="44.2449" calcext:value-type="float">
            <text:p>44.2449</text:p>
          </table:table-cell>
          <table:table-cell office:value-type="float" office:value="74.8845" calcext:value-type="float">
            <text:p>74.8845</text:p>
          </table:table-cell>
          <table:table-cell office:value-type="float" office:value="277.276" calcext:value-type="float">
            <text:p>277.276</text:p>
          </table:table-cell>
          <table:table-cell office:value-type="float" office:value="45.6416" calcext:value-type="float">
            <text:p>45.6416</text:p>
          </table:table-cell>
          <table:table-cell/>
          <table:table-cell table:formula="of:=([.D569]-[.A569])/0.0166667" office:value-type="float" office:value="-4.03199193601611" calcext:value-type="float">
            <text:p>-4.03199193601611</text:p>
          </table:table-cell>
          <table:table-cell table:formula="of:=ABS([.E569]-[.B569])/0.0166667" office:value-type="float" office:value="642.658714682571" calcext:value-type="float">
            <text:p>642.658714682571</text:p>
          </table:table-cell>
          <table:table-cell table:formula="of:=([.F569]-[.C569])/0.0166667" office:value-type="float" office:value="83.8018323963349" calcext:value-type="float">
            <text:p>83.8018323963349</text:p>
          </table:table-cell>
          <table:table-cell table:formula="of:=DEGREES(ATAN(ABS([.F569]-[.C569])/ABS([.E569]-[.B569])))" office:value-type="float" office:value="7.4293726629263" calcext:value-type="float">
            <text:p>7.4293726629263</text:p>
          </table:table-cell>
          <table:table-cell table:formula="of:=SQRT(POWER([.H569];2)+POWER([.I569];2)+POWER([.J569];2))" office:value-type="float" office:value="648.1120486686" calcext:value-type="float">
            <text:p>648.1120486686</text:p>
          </table:table-cell>
        </table:table-row>
        <table:table-row table:style-name="ro1">
          <table:table-cell office:value-type="float" office:value="74.9328" calcext:value-type="float">
            <text:p>74.9328</text:p>
          </table:table-cell>
          <table:table-cell office:value-type="float" office:value="285.416" calcext:value-type="float">
            <text:p>285.416</text:p>
          </table:table-cell>
          <table:table-cell office:value-type="float" office:value="43.8812" calcext:value-type="float">
            <text:p>43.8812</text:p>
          </table:table-cell>
          <table:table-cell office:value-type="float" office:value="74.6239" calcext:value-type="float">
            <text:p>74.6239</text:p>
          </table:table-cell>
          <table:table-cell office:value-type="float" office:value="276.101" calcext:value-type="float">
            <text:p>276.101</text:p>
          </table:table-cell>
          <table:table-cell office:value-type="float" office:value="45.0816" calcext:value-type="float">
            <text:p>45.0816</text:p>
          </table:table-cell>
          <table:table-cell/>
          <table:table-cell table:formula="of:=([.D570]-[.A570])/0.0166667" office:value-type="float" office:value="-18.5339629320738" calcext:value-type="float">
            <text:p>-18.5339629320738</text:p>
          </table:table-cell>
          <table:table-cell table:formula="of:=ABS([.E570]-[.B570])/0.0166667" office:value-type="float" office:value="558.898882202236" calcext:value-type="float">
            <text:p>558.898882202236</text:p>
          </table:table-cell>
          <table:table-cell table:formula="of:=([.F570]-[.C570])/0.0166667" office:value-type="float" office:value="72.0238559522882" calcext:value-type="float">
            <text:p>72.0238559522882</text:p>
          </table:table-cell>
          <table:table-cell table:formula="of:=DEGREES(ATAN(ABS([.F570]-[.C570])/ABS([.E570]-[.B570])))" office:value-type="float" office:value="7.3430892053553" calcext:value-type="float">
            <text:p>7.3430892053553</text:p>
          </table:table-cell>
          <table:table-cell table:formula="of:=SQRT(POWER([.H570];2)+POWER([.I570];2)+POWER([.J570];2))" office:value-type="float" office:value="563.82524254871" calcext:value-type="float">
            <text:p>563.82524254871</text:p>
          </table:table-cell>
        </table:table-row>
        <table:table-row table:style-name="ro1">
          <table:table-cell office:value-type="float" office:value="74.9342" calcext:value-type="float">
            <text:p>74.9342</text:p>
          </table:table-cell>
          <table:table-cell office:value-type="float" office:value="285.314" calcext:value-type="float">
            <text:p>285.314</text:p>
          </table:table-cell>
          <table:table-cell office:value-type="float" office:value="44.4028" calcext:value-type="float">
            <text:p>44.4028</text:p>
          </table:table-cell>
          <table:table-cell office:value-type="float" office:value="74.851" calcext:value-type="float">
            <text:p>74.851</text:p>
          </table:table-cell>
          <table:table-cell office:value-type="float" office:value="272.172" calcext:value-type="float">
            <text:p>272.172</text:p>
          </table:table-cell>
          <table:table-cell office:value-type="float" office:value="45.9371" calcext:value-type="float">
            <text:p>45.9371</text:p>
          </table:table-cell>
          <table:table-cell/>
          <table:table-cell table:formula="of:=([.D571]-[.A571])/0.0166667" office:value-type="float" office:value="-4.99199001602027" calcext:value-type="float">
            <text:p>-4.99199001602027</text:p>
          </table:table-cell>
          <table:table-cell table:formula="of:=ABS([.E571]-[.B571])/0.0166667" office:value-type="float" office:value="788.518422963154" calcext:value-type="float">
            <text:p>788.518422963154</text:p>
          </table:table-cell>
          <table:table-cell table:formula="of:=([.F571]-[.C571])/0.0166667" office:value-type="float" office:value="92.0578158843683" calcext:value-type="float">
            <text:p>92.0578158843683</text:p>
          </table:table-cell>
          <table:table-cell table:formula="of:=DEGREES(ATAN(ABS([.F571]-[.C571])/ABS([.E571]-[.B571])))" office:value-type="float" office:value="6.65901295159704" calcext:value-type="float">
            <text:p>6.65901295159704</text:p>
          </table:table-cell>
          <table:table-cell table:formula="of:=SQRT(POWER([.H571];2)+POWER([.I571];2)+POWER([.J571];2))" office:value-type="float" office:value="793.889705678326" calcext:value-type="float">
            <text:p>793.889705678326</text:p>
          </table:table-cell>
        </table:table-row>
        <table:table-row table:style-name="ro1">
          <table:table-cell office:value-type="float" office:value="75.1636" calcext:value-type="float">
            <text:p>75.1636</text:p>
          </table:table-cell>
          <table:table-cell office:value-type="float" office:value="281.171" calcext:value-type="float">
            <text:p>281.171</text:p>
          </table:table-cell>
          <table:table-cell office:value-type="float" office:value="45.5398" calcext:value-type="float">
            <text:p>45.5398</text:p>
          </table:table-cell>
          <table:table-cell office:value-type="float" office:value="74.8457" calcext:value-type="float">
            <text:p>74.8457</text:p>
          </table:table-cell>
          <table:table-cell office:value-type="float" office:value="270.689" calcext:value-type="float">
            <text:p>270.689</text:p>
          </table:table-cell>
          <table:table-cell office:value-type="float" office:value="47.1461" calcext:value-type="float">
            <text:p>47.1461</text:p>
          </table:table-cell>
          <table:table-cell/>
          <table:table-cell table:formula="of:=([.D572]-[.A572])/0.0166667" office:value-type="float" office:value="-19.0739618520768" calcext:value-type="float">
            <text:p>-19.0739618520768</text:p>
          </table:table-cell>
          <table:table-cell table:formula="of:=ABS([.E572]-[.B572])/0.0166667" office:value-type="float" office:value="628.918742162514" calcext:value-type="float">
            <text:p>628.918742162514</text:p>
          </table:table-cell>
          <table:table-cell table:formula="of:=([.F572]-[.C572])/0.0166667" office:value-type="float" office:value="96.3778072443854" calcext:value-type="float">
            <text:p>96.3778072443854</text:p>
          </table:table-cell>
          <table:table-cell table:formula="of:=DEGREES(ATAN(ABS([.F572]-[.C572])/ABS([.E572]-[.B572])))" office:value-type="float" office:value="8.71243678097773" calcext:value-type="float">
            <text:p>8.71243678097773</text:p>
          </table:table-cell>
          <table:table-cell table:formula="of:=SQRT(POWER([.H572];2)+POWER([.I572];2)+POWER([.J572];2))" office:value-type="float" office:value="636.546370654369" calcext:value-type="float">
            <text:p>636.546370654369</text:p>
          </table:table-cell>
        </table:table-row>
        <table:table-row table:style-name="ro1">
          <table:table-cell office:value-type="float" office:value="74.6717" calcext:value-type="float">
            <text:p>74.6717</text:p>
          </table:table-cell>
          <table:table-cell office:value-type="float" office:value="283.867" calcext:value-type="float">
            <text:p>283.867</text:p>
          </table:table-cell>
          <table:table-cell office:value-type="float" office:value="44.88" calcext:value-type="float">
            <text:p>44.88</text:p>
          </table:table-cell>
          <table:table-cell office:value-type="float" office:value="74.6114" calcext:value-type="float">
            <text:p>74.6114</text:p>
          </table:table-cell>
          <table:table-cell office:value-type="float" office:value="273.337" calcext:value-type="float">
            <text:p>273.337</text:p>
          </table:table-cell>
          <table:table-cell office:value-type="float" office:value="46.2511" calcext:value-type="float">
            <text:p>46.2511</text:p>
          </table:table-cell>
          <table:table-cell/>
          <table:table-cell table:formula="of:=([.D573]-[.A573])/0.0166667" office:value-type="float" office:value="-3.61799276401435" calcext:value-type="float">
            <text:p>-3.61799276401435</text:p>
          </table:table-cell>
          <table:table-cell table:formula="of:=ABS([.E573]-[.B573])/0.0166667" office:value-type="float" office:value="631.798736402529" calcext:value-type="float">
            <text:p>631.798736402529</text:p>
          </table:table-cell>
          <table:table-cell table:formula="of:=([.F573]-[.C573])/0.0166667" office:value-type="float" office:value="82.265835468329" calcext:value-type="float">
            <text:p>82.265835468329</text:p>
          </table:table-cell>
          <table:table-cell table:formula="of:=DEGREES(ATAN(ABS([.F573]-[.C573])/ABS([.E573]-[.B573])))" office:value-type="float" office:value="7.41868350061995" calcext:value-type="float">
            <text:p>7.41868350061995</text:p>
          </table:table-cell>
          <table:table-cell table:formula="of:=SQRT(POWER([.H573];2)+POWER([.I573];2)+POWER([.J573];2))" office:value-type="float" office:value="637.142370963331" calcext:value-type="float">
            <text:p>637.142370963331</text:p>
          </table:table-cell>
        </table:table-row>
        <table:table-row table:style-name="ro1">
          <table:table-cell office:value-type="float" office:value="74.6717" calcext:value-type="float">
            <text:p>74.6717</text:p>
          </table:table-cell>
          <table:table-cell office:value-type="float" office:value="283.867" calcext:value-type="float">
            <text:p>283.867</text:p>
          </table:table-cell>
          <table:table-cell office:value-type="float" office:value="44.88" calcext:value-type="float">
            <text:p>44.88</text:p>
          </table:table-cell>
          <table:table-cell office:value-type="float" office:value="74.6121" calcext:value-type="float">
            <text:p>74.6121</text:p>
          </table:table-cell>
          <table:table-cell office:value-type="float" office:value="273.286" calcext:value-type="float">
            <text:p>273.286</text:p>
          </table:table-cell>
          <table:table-cell office:value-type="float" office:value="46.505" calcext:value-type="float">
            <text:p>46.505</text:p>
          </table:table-cell>
          <table:table-cell/>
          <table:table-cell table:formula="of:=([.D574]-[.A574])/0.0166667" office:value-type="float" office:value="-3.5759928480145" calcext:value-type="float">
            <text:p>-3.5759928480145</text:p>
          </table:table-cell>
          <table:table-cell table:formula="of:=ABS([.E574]-[.B574])/0.0166667" office:value-type="float" office:value="634.858730282541" calcext:value-type="float">
            <text:p>634.858730282541</text:p>
          </table:table-cell>
          <table:table-cell table:formula="of:=([.F574]-[.C574])/0.0166667" office:value-type="float" office:value="97.49980500039" calcext:value-type="float">
            <text:p>97.49980500039</text:p>
          </table:table-cell>
          <table:table-cell table:formula="of:=DEGREES(ATAN(ABS([.F574]-[.C574])/ABS([.E574]-[.B574])))" office:value-type="float" office:value="8.73110616436703" calcext:value-type="float">
            <text:p>8.73110616436703</text:p>
          </table:table-cell>
          <table:table-cell table:formula="of:=SQRT(POWER([.H574];2)+POWER([.I574];2)+POWER([.J574];2))" office:value-type="float" office:value="642.311923535538" calcext:value-type="float">
            <text:p>642.311923535538</text:p>
          </table:table-cell>
        </table:table-row>
        <table:table-row table:style-name="ro1">
          <table:table-cell office:value-type="float" office:value="74.6863" calcext:value-type="float">
            <text:p>74.6863</text:p>
          </table:table-cell>
          <table:table-cell office:value-type="float" office:value="286.65" calcext:value-type="float">
            <text:p>286.65</text:p>
          </table:table-cell>
          <table:table-cell office:value-type="float" office:value="44.1992" calcext:value-type="float">
            <text:p>44.1992</text:p>
          </table:table-cell>
          <table:table-cell office:value-type="float" office:value="74.3815" calcext:value-type="float">
            <text:p>74.3815</text:p>
          </table:table-cell>
          <table:table-cell office:value-type="float" office:value="277.279" calcext:value-type="float">
            <text:p>277.279</text:p>
          </table:table-cell>
          <table:table-cell office:value-type="float" office:value="45.3974" calcext:value-type="float">
            <text:p>45.3974</text:p>
          </table:table-cell>
          <table:table-cell/>
          <table:table-cell table:formula="of:=([.D575]-[.A575])/0.0166667" office:value-type="float" office:value="-18.2879634240732" calcext:value-type="float">
            <text:p>-18.2879634240732</text:p>
          </table:table-cell>
          <table:table-cell table:formula="of:=ABS([.E575]-[.B575])/0.0166667" office:value-type="float" office:value="562.258875482248" calcext:value-type="float">
            <text:p>562.258875482248</text:p>
          </table:table-cell>
          <table:table-cell table:formula="of:=([.F575]-[.C575])/0.0166667" office:value-type="float" office:value="71.8918562162876" calcext:value-type="float">
            <text:p>71.8918562162876</text:p>
          </table:table-cell>
          <table:table-cell table:formula="of:=DEGREES(ATAN(ABS([.F575]-[.C575])/ABS([.E575]-[.B575])))" office:value-type="float" office:value="7.2864480830244" calcext:value-type="float">
            <text:p>7.2864480830244</text:p>
          </table:table-cell>
          <table:table-cell table:formula="of:=SQRT(POWER([.H575];2)+POWER([.I575];2)+POWER([.J575];2))" office:value-type="float" office:value="567.131317822412" calcext:value-type="float">
            <text:p>567.131317822412</text:p>
          </table:table-cell>
        </table:table-row>
        <table:table-row table:style-name="ro1">
          <table:table-cell office:value-type="float" office:value="75.1636" calcext:value-type="float">
            <text:p>75.1636</text:p>
          </table:table-cell>
          <table:table-cell office:value-type="float" office:value="281.171" calcext:value-type="float">
            <text:p>281.171</text:p>
          </table:table-cell>
          <table:table-cell office:value-type="float" office:value="45.5398" calcext:value-type="float">
            <text:p>45.5398</text:p>
          </table:table-cell>
          <table:table-cell office:value-type="float" office:value="75.0931" calcext:value-type="float">
            <text:p>75.0931</text:p>
          </table:table-cell>
          <table:table-cell office:value-type="float" office:value="270.714" calcext:value-type="float">
            <text:p>270.714</text:p>
          </table:table-cell>
          <table:table-cell office:value-type="float" office:value="47.1399" calcext:value-type="float">
            <text:p>47.1399</text:p>
          </table:table-cell>
          <table:table-cell/>
          <table:table-cell table:formula="of:=([.D576]-[.A576])/0.0166667" office:value-type="float" office:value="-4.22999154001665" calcext:value-type="float">
            <text:p>-4.22999154001665</text:p>
          </table:table-cell>
          <table:table-cell table:formula="of:=ABS([.E576]-[.B576])/0.0166667" office:value-type="float" office:value="627.418745162509" calcext:value-type="float">
            <text:p>627.418745162509</text:p>
          </table:table-cell>
          <table:table-cell table:formula="of:=([.F576]-[.C576])/0.0166667" office:value-type="float" office:value="96.0058079883839" calcext:value-type="float">
            <text:p>96.0058079883839</text:p>
          </table:table-cell>
          <table:table-cell table:formula="of:=DEGREES(ATAN(ABS([.F576]-[.C576])/ABS([.E576]-[.B576])))" office:value-type="float" office:value="8.69975449160715" calcext:value-type="float">
            <text:p>8.69975449160715</text:p>
          </table:table-cell>
          <table:table-cell table:formula="of:=SQRT(POWER([.H576];2)+POWER([.I576];2)+POWER([.J576];2))" office:value-type="float" office:value="634.735606199328" calcext:value-type="float">
            <text:p>634.735606199328</text:p>
          </table:table-cell>
        </table:table-row>
        <table:table-row table:style-name="ro1">
          <table:table-cell office:value-type="float" office:value="74.7166" calcext:value-type="float">
            <text:p>74.7166</text:p>
          </table:table-cell>
          <table:table-cell office:value-type="float" office:value="292.246" calcext:value-type="float">
            <text:p>292.246</text:p>
          </table:table-cell>
          <table:table-cell office:value-type="float" office:value="43.0801" calcext:value-type="float">
            <text:p>43.0801</text:p>
          </table:table-cell>
          <table:table-cell office:value-type="float" office:value="74.8996" calcext:value-type="float">
            <text:p>74.8996</text:p>
          </table:table-cell>
          <table:table-cell office:value-type="float" office:value="280.03" calcext:value-type="float">
            <text:p>280.03</text:p>
          </table:table-cell>
          <table:table-cell office:value-type="float" office:value="44.7173" calcext:value-type="float">
            <text:p>44.7173</text:p>
          </table:table-cell>
          <table:table-cell/>
          <table:table-cell table:formula="of:=([.D577]-[.A577])/0.0166667" office:value-type="float" office:value="10.9799780400443" calcext:value-type="float">
            <text:p>10.9799780400443</text:p>
          </table:table-cell>
          <table:table-cell table:formula="of:=ABS([.E577]-[.B577])/0.0166667" office:value-type="float" office:value="732.958534082932" calcext:value-type="float">
            <text:p>732.958534082932</text:p>
          </table:table-cell>
          <table:table-cell table:formula="of:=([.F577]-[.C577])/0.0166667" office:value-type="float" office:value="98.2318035363929" calcext:value-type="float">
            <text:p>98.2318035363929</text:p>
          </table:table-cell>
          <table:table-cell table:formula="of:=DEGREES(ATAN(ABS([.F577]-[.C577])/ABS([.E577]-[.B577])))" office:value-type="float" office:value="7.63334958709484" calcext:value-type="float">
            <text:p>7.63334958709484</text:p>
          </table:table-cell>
          <table:table-cell table:formula="of:=SQRT(POWER([.H577];2)+POWER([.I577];2)+POWER([.J577];2))" office:value-type="float" office:value="739.593307047038" calcext:value-type="float">
            <text:p>739.593307047038</text:p>
          </table:table-cell>
        </table:table-row>
        <table:table-row table:style-name="ro1">
          <table:table-cell office:value-type="float" office:value="74.9174" calcext:value-type="float">
            <text:p>74.9174</text:p>
          </table:table-cell>
          <table:table-cell office:value-type="float" office:value="282.603" calcext:value-type="float">
            <text:p>282.603</text:p>
          </table:table-cell>
          <table:table-cell office:value-type="float" office:value="44.8206" calcext:value-type="float">
            <text:p>44.8206</text:p>
          </table:table-cell>
          <table:table-cell office:value-type="float" office:value="74.851" calcext:value-type="float">
            <text:p>74.851</text:p>
          </table:table-cell>
          <table:table-cell office:value-type="float" office:value="272.172" calcext:value-type="float">
            <text:p>272.172</text:p>
          </table:table-cell>
          <table:table-cell office:value-type="float" office:value="45.9371" calcext:value-type="float">
            <text:p>45.9371</text:p>
          </table:table-cell>
          <table:table-cell/>
          <table:table-cell table:formula="of:=([.D578]-[.A578])/0.0166667" office:value-type="float" office:value="-3.98399203201603" calcext:value-type="float">
            <text:p>-3.98399203201603</text:p>
          </table:table-cell>
          <table:table-cell table:formula="of:=ABS([.E578]-[.B578])/0.0166667" office:value-type="float" office:value="625.858748282503" calcext:value-type="float">
            <text:p>625.858748282503</text:p>
          </table:table-cell>
          <table:table-cell table:formula="of:=([.F578]-[.C578])/0.0166667" office:value-type="float" office:value="66.9898660202681" calcext:value-type="float">
            <text:p>66.9898660202681</text:p>
          </table:table-cell>
          <table:table-cell table:formula="of:=DEGREES(ATAN(ABS([.F578]-[.C578])/ABS([.E578]-[.B578])))" office:value-type="float" office:value="6.1094911629634" calcext:value-type="float">
            <text:p>6.1094911629634</text:p>
          </table:table-cell>
          <table:table-cell table:formula="of:=SQRT(POWER([.H578];2)+POWER([.I578];2)+POWER([.J578];2))" office:value-type="float" office:value="629.44633380747" calcext:value-type="float">
            <text:p>629.44633380747</text:p>
          </table:table-cell>
        </table:table-row>
        <table:table-row table:style-name="ro1">
          <table:table-cell office:value-type="float" office:value="74.7095" calcext:value-type="float">
            <text:p>74.7095</text:p>
          </table:table-cell>
          <table:table-cell office:value-type="float" office:value="290.785" calcext:value-type="float">
            <text:p>290.785</text:p>
          </table:table-cell>
          <table:table-cell office:value-type="float" office:value="43.562" calcext:value-type="float">
            <text:p>43.562</text:p>
          </table:table-cell>
          <table:table-cell office:value-type="float" office:value="74.6401" calcext:value-type="float">
            <text:p>74.6401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45.187" calcext:value-type="float">
            <text:p>45.187</text:p>
          </table:table-cell>
          <table:table-cell/>
          <table:table-cell table:formula="of:=([.D579]-[.A579])/0.0166667" office:value-type="float" office:value="-4.16399167201676" calcext:value-type="float">
            <text:p>-4.16399167201676</text:p>
          </table:table-cell>
          <table:table-cell table:formula="of:=ABS([.E579]-[.B579])/0.0166667" office:value-type="float" office:value="729.658540682919" calcext:value-type="float">
            <text:p>729.658540682919</text:p>
          </table:table-cell>
          <table:table-cell table:formula="of:=([.F579]-[.C579])/0.0166667" office:value-type="float" office:value="97.49980500039" calcext:value-type="float">
            <text:p>97.49980500039</text:p>
          </table:table-cell>
          <table:table-cell table:formula="of:=DEGREES(ATAN(ABS([.F579]-[.C579])/ABS([.E579]-[.B579])))" office:value-type="float" office:value="7.61099904269108" calcext:value-type="float">
            <text:p>7.61099904269108</text:p>
          </table:table-cell>
          <table:table-cell table:formula="of:=SQRT(POWER([.H579];2)+POWER([.I579];2)+POWER([.J579];2))" office:value-type="float" office:value="736.155647124496" calcext:value-type="float">
            <text:p>736.155647124496</text:p>
          </table:table-cell>
        </table:table-row>
        <table:table-row table:style-name="ro1">
          <table:table-cell office:value-type="float" office:value="74.6476" calcext:value-type="float">
            <text:p>74.6476</text:p>
          </table:table-cell>
          <table:table-cell office:value-type="float" office:value="279.952" calcext:value-type="float">
            <text:p>279.952</text:p>
          </table:table-cell>
          <table:table-cell office:value-type="float" office:value="44.9817" calcext:value-type="float">
            <text:p>44.9817</text:p>
          </table:table-cell>
          <table:table-cell office:value-type="float" office:value="74.5804" calcext:value-type="float">
            <text:p>74.5804</text:p>
          </table:table-cell>
          <table:table-cell office:value-type="float" office:value="268.356" calcext:value-type="float">
            <text:p>268.356</text:p>
          </table:table-cell>
          <table:table-cell office:value-type="float" office:value="46.288" calcext:value-type="float">
            <text:p>46.288</text:p>
          </table:table-cell>
          <table:table-cell/>
          <table:table-cell table:formula="of:=([.D580]-[.A580])/0.0166667" office:value-type="float" office:value="-4.03199193601611" calcext:value-type="float">
            <text:p>-4.03199193601611</text:p>
          </table:table-cell>
          <table:table-cell table:formula="of:=ABS([.E580]-[.B580])/0.0166667" office:value-type="float" office:value="695.758608482783" calcext:value-type="float">
            <text:p>695.758608482783</text:p>
          </table:table-cell>
          <table:table-cell table:formula="of:=([.F580]-[.C580])/0.0166667" office:value-type="float" office:value="78.3778432443131" calcext:value-type="float">
            <text:p>78.3778432443131</text:p>
          </table:table-cell>
          <table:table-cell table:formula="of:=DEGREES(ATAN(ABS([.F580]-[.C580])/ABS([.E580]-[.B580])))" office:value-type="float" office:value="6.42732526090553" calcext:value-type="float">
            <text:p>6.42732526090553</text:p>
          </table:table-cell>
          <table:table-cell table:formula="of:=SQRT(POWER([.H580];2)+POWER([.I580];2)+POWER([.J580];2))" office:value-type="float" office:value="700.170968084582" calcext:value-type="float">
            <text:p>700.170968084582</text:p>
          </table:table-cell>
        </table:table-row>
        <table:table-row table:style-name="ro1">
          <table:table-cell office:value-type="float" office:value="74.9775" calcext:value-type="float">
            <text:p>74.9775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43.605" calcext:value-type="float">
            <text:p>43.605</text:p>
          </table:table-cell>
          <table:table-cell office:value-type="float" office:value="74.9009" calcext:value-type="float">
            <text:p>74.9009</text:p>
          </table:table-cell>
          <table:table-cell office:value-type="float" office:value="279.927" calcext:value-type="float">
            <text:p>279.927</text:p>
          </table:table-cell>
          <table:table-cell office:value-type="float" office:value="45.233" calcext:value-type="float">
            <text:p>45.233</text:p>
          </table:table-cell>
          <table:table-cell/>
          <table:table-cell table:formula="of:=([.D581]-[.A581])/0.0166667" office:value-type="float" office:value="-4.59599080801833" calcext:value-type="float">
            <text:p>-4.59599080801833</text:p>
          </table:table-cell>
          <table:table-cell table:formula="of:=ABS([.E581]-[.B581])/0.0166667" office:value-type="float" office:value="733.618532762933" calcext:value-type="float">
            <text:p>733.618532762933</text:p>
          </table:table-cell>
          <table:table-cell table:formula="of:=([.F581]-[.C581])/0.0166667" office:value-type="float" office:value="97.6798046403907" calcext:value-type="float">
            <text:p>97.6798046403907</text:p>
          </table:table-cell>
          <table:table-cell table:formula="of:=DEGREES(ATAN(ABS([.F581]-[.C581])/ABS([.E581]-[.B581])))" office:value-type="float" office:value="7.58420703490686" calcext:value-type="float">
            <text:p>7.58420703490686</text:p>
          </table:table-cell>
          <table:table-cell table:formula="of:=SQRT(POWER([.H581];2)+POWER([.I581];2)+POWER([.J581];2))" office:value-type="float" office:value="740.107167226025" calcext:value-type="float">
            <text:p>740.107167226025</text:p>
          </table:table-cell>
        </table:table-row>
        <table:table-row table:style-name="ro1">
          <table:table-cell office:value-type="float" office:value="75.6696" calcext:value-type="float">
            <text:p>75.6696</text:p>
          </table:table-cell>
          <table:table-cell office:value-type="float" office:value="281.271" calcext:value-type="float">
            <text:p>281.271</text:p>
          </table:table-cell>
          <table:table-cell office:value-type="float" office:value="45.2694" calcext:value-type="float">
            <text:p>45.2694</text:p>
          </table:table-cell>
          <table:table-cell office:value-type="float" office:value="75.8347" calcext:value-type="float">
            <text:p>75.8347</text:p>
          </table:table-cell>
          <table:table-cell office:value-type="float" office:value="270.888" calcext:value-type="float">
            <text:p>270.888</text:p>
          </table:table-cell>
          <table:table-cell office:value-type="float" office:value="46.6171" calcext:value-type="float">
            <text:p>46.6171</text:p>
          </table:table-cell>
          <table:table-cell/>
          <table:table-cell table:formula="of:=([.D582]-[.A582])/0.0166667" office:value-type="float" office:value="9.90598018803935" calcext:value-type="float">
            <text:p>9.90598018803935</text:p>
          </table:table-cell>
          <table:table-cell table:formula="of:=ABS([.E582]-[.B582])/0.0166667" office:value-type="float" office:value="622.978754042494" calcext:value-type="float">
            <text:p>622.978754042494</text:p>
          </table:table-cell>
          <table:table-cell table:formula="of:=([.F582]-[.C582])/0.0166667" office:value-type="float" office:value="80.8618382763236" calcext:value-type="float">
            <text:p>80.8618382763236</text:p>
          </table:table-cell>
          <table:table-cell table:formula="of:=DEGREES(ATAN(ABS([.F582]-[.C582])/ABS([.E582]-[.B582])))" office:value-type="float" office:value="7.39557040677404" calcext:value-type="float">
            <text:p>7.39557040677404</text:p>
          </table:table-cell>
          <table:table-cell table:formula="of:=SQRT(POWER([.H582];2)+POWER([.I582];2)+POWER([.J582];2))" office:value-type="float" office:value="628.282813167168" calcext:value-type="float">
            <text:p>628.282813167168</text:p>
          </table:table-cell>
        </table:table-row>
        <table:table-row table:style-name="ro1">
          <table:table-cell office:value-type="float" office:value="75.4246" calcext:value-type="float">
            <text:p>75.4246</text:p>
          </table:table-cell>
          <table:table-cell office:value-type="float" office:value="282.754" calcext:value-type="float">
            <text:p>282.754</text:p>
          </table:table-cell>
          <table:table-cell office:value-type="float" office:value="44.2897" calcext:value-type="float">
            <text:p>44.2897</text:p>
          </table:table-cell>
          <table:table-cell office:value-type="float" office:value="75.5854" calcext:value-type="float">
            <text:p>75.5854</text:p>
          </table:table-cell>
          <table:table-cell office:value-type="float" office:value="271.063" calcext:value-type="float">
            <text:p>271.063</text:p>
          </table:table-cell>
          <table:table-cell office:value-type="float" office:value="45.612" calcext:value-type="float">
            <text:p>45.612</text:p>
          </table:table-cell>
          <table:table-cell/>
          <table:table-cell table:formula="of:=([.D583]-[.A583])/0.0166667" office:value-type="float" office:value="9.64798070403913" calcext:value-type="float">
            <text:p>9.64798070403913</text:p>
          </table:table-cell>
          <table:table-cell table:formula="of:=ABS([.E583]-[.B583])/0.0166667" office:value-type="float" office:value="701.458597082808" calcext:value-type="float">
            <text:p>701.458597082808</text:p>
          </table:table-cell>
          <table:table-cell table:formula="of:=([.F583]-[.C583])/0.0166667" office:value-type="float" office:value="79.3378413243173" calcext:value-type="float">
            <text:p>79.3378413243173</text:p>
          </table:table-cell>
          <table:table-cell table:formula="of:=DEGREES(ATAN(ABS([.F583]-[.C583])/ABS([.E583]-[.B583])))" office:value-type="float" office:value="6.45296406470655" calcext:value-type="float">
            <text:p>6.45296406470655</text:p>
          </table:table-cell>
          <table:table-cell table:formula="of:=SQRT(POWER([.H583];2)+POWER([.I583];2)+POWER([.J583];2))" office:value-type="float" office:value="705.996983009877" calcext:value-type="float">
            <text:p>705.996983009877</text:p>
          </table:table-cell>
        </table:table-row>
        <table:table-row table:style-name="ro1">
          <table:table-cell office:value-type="float" office:value="75.4061" calcext:value-type="float">
            <text:p>75.4061</text:p>
          </table:table-cell>
          <table:table-cell office:value-type="float" office:value="279.969" calcext:value-type="float">
            <text:p>279.969</text:p>
          </table:table-cell>
          <table:table-cell office:value-type="float" office:value="45.2219" calcext:value-type="float">
            <text:p>45.2219</text:p>
          </table:table-cell>
          <table:table-cell office:value-type="float" office:value="75.3291" calcext:value-type="float">
            <text:p>75.3291</text:p>
          </table:table-cell>
          <table:table-cell office:value-type="float" office:value="269.656" calcext:value-type="float">
            <text:p>269.656</text:p>
          </table:table-cell>
          <table:table-cell office:value-type="float" office:value="46.3231" calcext:value-type="float">
            <text:p>46.3231</text:p>
          </table:table-cell>
          <table:table-cell/>
          <table:table-cell table:formula="of:=([.D584]-[.A584])/0.0166667" office:value-type="float" office:value="-4.61999076001837" calcext:value-type="float">
            <text:p>-4.61999076001837</text:p>
          </table:table-cell>
          <table:table-cell table:formula="of:=ABS([.E584]-[.B584])/0.0166667" office:value-type="float" office:value="618.778762442474" calcext:value-type="float">
            <text:p>618.778762442474</text:p>
          </table:table-cell>
          <table:table-cell table:formula="of:=([.F584]-[.C584])/0.0166667" office:value-type="float" office:value="66.0718678562642" calcext:value-type="float">
            <text:p>66.0718678562642</text:p>
          </table:table-cell>
          <table:table-cell table:formula="of:=DEGREES(ATAN(ABS([.F584]-[.C584])/ABS([.E584]-[.B584])))" office:value-type="float" office:value="6.09482693218246" calcext:value-type="float">
            <text:p>6.09482693218246</text:p>
          </table:table-cell>
          <table:table-cell table:formula="of:=SQRT(POWER([.H584];2)+POWER([.I584];2)+POWER([.J584];2))" office:value-type="float" office:value="622.313420140108" calcext:value-type="float">
            <text:p>622.313420140108</text:p>
          </table:table-cell>
        </table:table-row>
        <table:table-row table:style-name="ro1">
          <table:table-cell office:value-type="float" office:value="74.9774" calcext:value-type="float">
            <text:p>74.9774</text:p>
          </table:table-cell>
          <table:table-cell office:value-type="float" office:value="292.148" calcext:value-type="float">
            <text:p>292.148</text:p>
          </table:table-cell>
          <table:table-cell office:value-type="float" office:value="43.6059" calcext:value-type="float">
            <text:p>43.6059</text:p>
          </table:table-cell>
          <table:table-cell office:value-type="float" office:value="75.1625" calcext:value-type="float">
            <text:p>75.1625</text:p>
          </table:table-cell>
          <table:table-cell office:value-type="float" office:value="281.28" calcext:value-type="float">
            <text:p>281.28</text:p>
          </table:table-cell>
          <table:table-cell office:value-type="float" office:value="45.0222" calcext:value-type="float">
            <text:p>45.0222</text:p>
          </table:table-cell>
          <table:table-cell/>
          <table:table-cell table:formula="of:=([.D585]-[.A585])/0.0166667" office:value-type="float" office:value="11.1059777880439" calcext:value-type="float">
            <text:p>11.1059777880439</text:p>
          </table:table-cell>
          <table:table-cell table:formula="of:=ABS([.E585]-[.B585])/0.0166667" office:value-type="float" office:value="652.078695842611" calcext:value-type="float">
            <text:p>652.078695842611</text:p>
          </table:table-cell>
          <table:table-cell table:formula="of:=([.F585]-[.C585])/0.0166667" office:value-type="float" office:value="84.9778300443399" calcext:value-type="float">
            <text:p>84.9778300443399</text:p>
          </table:table-cell>
          <table:table-cell table:formula="of:=DEGREES(ATAN(ABS([.F585]-[.C585])/ABS([.E585]-[.B585])))" office:value-type="float" office:value="7.42484926712343" calcext:value-type="float">
            <text:p>7.42484926712343</text:p>
          </table:table-cell>
          <table:table-cell table:formula="of:=SQRT(POWER([.H585];2)+POWER([.I585];2)+POWER([.J585];2))" office:value-type="float" office:value="657.686247319704" calcext:value-type="float">
            <text:p>657.686247319704</text:p>
          </table:table-cell>
        </table:table-row>
        <table:table-row table:style-name="ro1">
          <table:table-cell office:value-type="float" office:value="75.2357" calcext:value-type="float">
            <text:p>75.2357</text:p>
          </table:table-cell>
          <table:table-cell office:value-type="float" office:value="292.289" calcext:value-type="float">
            <text:p>292.289</text:p>
          </table:table-cell>
          <table:table-cell office:value-type="float" office:value="43.0687" calcext:value-type="float">
            <text:p>43.0687</text:p>
          </table:table-cell>
          <table:table-cell office:value-type="float" office:value="75.4051" calcext:value-type="float">
            <text:p>75.4051</text:p>
          </table:table-cell>
          <table:table-cell office:value-type="float" office:value="280.077" calcext:value-type="float">
            <text:p>280.077</text:p>
          </table:table-cell>
          <table:table-cell office:value-type="float" office:value="44.7053" calcext:value-type="float">
            <text:p>44.7053</text:p>
          </table:table-cell>
          <table:table-cell/>
          <table:table-cell table:formula="of:=([.D586]-[.A586])/0.0166667" office:value-type="float" office:value="10.1639796720413" calcext:value-type="float">
            <text:p>10.1639796720413</text:p>
          </table:table-cell>
          <table:table-cell table:formula="of:=ABS([.E586]-[.B586])/0.0166667" office:value-type="float" office:value="732.71853456293" calcext:value-type="float">
            <text:p>732.71853456293</text:p>
          </table:table-cell>
          <table:table-cell table:formula="of:=([.F586]-[.C586])/0.0166667" office:value-type="float" office:value="98.1958036083929" calcext:value-type="float">
            <text:p>98.1958036083929</text:p>
          </table:table-cell>
          <table:table-cell table:formula="of:=DEGREES(ATAN(ABS([.F586]-[.C586])/ABS([.E586]-[.B586])))" office:value-type="float" office:value="7.63305499878153" calcext:value-type="float">
            <text:p>7.63305499878153</text:p>
          </table:table-cell>
          <table:table-cell table:formula="of:=SQRT(POWER([.H586];2)+POWER([.I586];2)+POWER([.J586];2))" office:value-type="float" office:value="739.339011023441" calcext:value-type="float">
            <text:p>739.339011023441</text:p>
          </table:table-cell>
        </table:table-row>
        <table:table-row table:style-name="ro1">
          <table:table-cell office:value-type="float" office:value="75.7345" calcext:value-type="float">
            <text:p>75.7345</text:p>
          </table:table-cell>
          <table:table-cell office:value-type="float" office:value="289.314" calcext:value-type="float">
            <text:p>289.314</text:p>
          </table:table-cell>
          <table:table-cell office:value-type="float" office:value="44.5435" calcext:value-type="float">
            <text:p>44.5435</text:p>
          </table:table-cell>
          <table:table-cell office:value-type="float" office:value="75.9127" calcext:value-type="float">
            <text:p>75.9127</text:p>
          </table:table-cell>
          <table:table-cell office:value-type="float" office:value="279.805" calcext:value-type="float">
            <text:p>279.805</text:p>
          </table:table-cell>
          <table:table-cell office:value-type="float" office:value="46.2406" calcext:value-type="float">
            <text:p>46.2406</text:p>
          </table:table-cell>
          <table:table-cell/>
          <table:table-cell table:formula="of:=([.D587]-[.A587])/0.0166667" office:value-type="float" office:value="10.691978616043" calcext:value-type="float">
            <text:p>10.691978616043</text:p>
          </table:table-cell>
          <table:table-cell table:formula="of:=ABS([.E587]-[.B587])/0.0166667" office:value-type="float" office:value="570.538858922283" calcext:value-type="float">
            <text:p>570.538858922283</text:p>
          </table:table-cell>
          <table:table-cell table:formula="of:=([.F587]-[.C587])/0.0166667" office:value-type="float" office:value="101.825796348407" calcext:value-type="float">
            <text:p>101.825796348407</text:p>
          </table:table-cell>
          <table:table-cell table:formula="of:=DEGREES(ATAN(ABS([.F587]-[.C587])/ABS([.E587]-[.B587])))" office:value-type="float" office:value="10.1192077146591" calcext:value-type="float">
            <text:p>10.1192077146591</text:p>
          </table:table-cell>
          <table:table-cell table:formula="of:=SQRT(POWER([.H587];2)+POWER([.I587];2)+POWER([.J587];2))" office:value-type="float" office:value="579.652827776294" calcext:value-type="float">
            <text:p>579.652827776294</text:p>
          </table:table-cell>
        </table:table-row>
        <table:table-row table:style-name="ro1">
          <table:table-cell office:value-type="float" office:value="75.4549" calcext:value-type="float">
            <text:p>75.4549</text:p>
          </table:table-cell>
          <table:table-cell office:value-type="float" office:value="286.775" calcext:value-type="float">
            <text:p>286.775</text:p>
          </table:table-cell>
          <table:table-cell office:value-type="float" office:value="43.9193" calcext:value-type="float">
            <text:p>43.9193</text:p>
          </table:table-cell>
          <table:table-cell office:value-type="float" office:value="75.6264" calcext:value-type="float">
            <text:p>75.6264</text:p>
          </table:table-cell>
          <table:table-cell office:value-type="float" office:value="276.193" calcext:value-type="float">
            <text:p>276.193</text:p>
          </table:table-cell>
          <table:table-cell office:value-type="float" office:value="45.0579" calcext:value-type="float">
            <text:p>45.0579</text:p>
          </table:table-cell>
          <table:table-cell/>
          <table:table-cell table:formula="of:=([.D588]-[.A588])/0.0166667" office:value-type="float" office:value="10.2899794200417" calcext:value-type="float">
            <text:p>10.2899794200417</text:p>
          </table:table-cell>
          <table:table-cell table:formula="of:=ABS([.E588]-[.B588])/0.0166667" office:value-type="float" office:value="634.918730162539" calcext:value-type="float">
            <text:p>634.918730162539</text:p>
          </table:table-cell>
          <table:table-cell table:formula="of:=([.F588]-[.C588])/0.0166667" office:value-type="float" office:value="68.3158633682731" calcext:value-type="float">
            <text:p>68.3158633682731</text:p>
          </table:table-cell>
          <table:table-cell table:formula="of:=DEGREES(ATAN(ABS([.F588]-[.C588])/ABS([.E588]-[.B588])))" office:value-type="float" office:value="6.14127322419533" calcext:value-type="float">
            <text:p>6.14127322419533</text:p>
          </table:table-cell>
          <table:table-cell table:formula="of:=SQRT(POWER([.H588];2)+POWER([.I588];2)+POWER([.J588];2))" office:value-type="float" office:value="638.666372040543" calcext:value-type="float">
            <text:p>638.666372040543</text:p>
          </table:table-cell>
        </table:table-row>
        <table:table-row table:style-name="ro1">
          <table:table-cell office:value-type="float" office:value="75.4856" calcext:value-type="float">
            <text:p>75.4856</text:p>
          </table:table-cell>
          <table:table-cell office:value-type="float" office:value="290.861" calcext:value-type="float">
            <text:p>290.861</text:p>
          </table:table-cell>
          <table:table-cell office:value-type="float" office:value="43.5431" calcext:value-type="float">
            <text:p>43.5431</text:p>
          </table:table-cell>
          <table:table-cell office:value-type="float" office:value="75.648" calcext:value-type="float">
            <text:p>75.648</text:p>
          </table:table-cell>
          <table:table-cell office:value-type="float" office:value="278.725" calcext:value-type="float">
            <text:p>278.725</text:p>
          </table:table-cell>
          <table:table-cell office:value-type="float" office:value="45.1621" calcext:value-type="float">
            <text:p>45.1621</text:p>
          </table:table-cell>
          <table:table-cell/>
          <table:table-cell table:formula="of:=([.D589]-[.A589])/0.0166667" office:value-type="float" office:value="9.74398051203844" calcext:value-type="float">
            <text:p>9.74398051203844</text:p>
          </table:table-cell>
          <table:table-cell table:formula="of:=ABS([.E589]-[.B589])/0.0166667" office:value-type="float" office:value="728.158543682911" calcext:value-type="float">
            <text:p>728.158543682911</text:p>
          </table:table-cell>
          <table:table-cell table:formula="of:=([.F589]-[.C589])/0.0166667" office:value-type="float" office:value="97.1398057203886" calcext:value-type="float">
            <text:p>97.1398057203886</text:p>
          </table:table-cell>
          <table:table-cell table:formula="of:=DEGREES(ATAN(ABS([.F589]-[.C589])/ABS([.E589]-[.B589])))" office:value-type="float" office:value="7.59866351740809" calcext:value-type="float">
            <text:p>7.59866351740809</text:p>
          </table:table-cell>
          <table:table-cell table:formula="of:=SQRT(POWER([.H589];2)+POWER([.I589];2)+POWER([.J589];2))" office:value-type="float" office:value="734.67404455992" calcext:value-type="float">
            <text:p>734.67404455992</text:p>
          </table:table-cell>
        </table:table-row>
        <table:table-row table:style-name="ro1">
          <table:table-cell office:value-type="float" office:value="75.9567" calcext:value-type="float">
            <text:p>75.9567</text:p>
          </table:table-cell>
          <table:table-cell office:value-type="float" office:value="285.397" calcext:value-type="float">
            <text:p>285.397</text:p>
          </table:table-cell>
          <table:table-cell office:value-type="float" office:value="44.3805" calcext:value-type="float">
            <text:p>44.3805</text:p>
          </table:table-cell>
          <table:table-cell office:value-type="float" office:value="76.1284" calcext:value-type="float">
            <text:p>76.1284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5.5581" calcext:value-type="float">
            <text:p>45.5581</text:p>
          </table:table-cell>
          <table:table-cell/>
          <table:table-cell table:formula="of:=([.D590]-[.A590])/0.0166667" office:value-type="float" office:value="10.3019793960413" calcext:value-type="float">
            <text:p>10.3019793960413</text:p>
          </table:table-cell>
          <table:table-cell table:formula="of:=ABS([.E590]-[.B590])/0.0166667" office:value-type="float" office:value="555.658888682221" calcext:value-type="float">
            <text:p>555.658888682221</text:p>
          </table:table-cell>
          <table:table-cell table:formula="of:=([.F590]-[.C590])/0.0166667" office:value-type="float" office:value="70.655858688283" calcext:value-type="float">
            <text:p>70.655858688283</text:p>
          </table:table-cell>
          <table:table-cell table:formula="of:=DEGREES(ATAN(ABS([.F590]-[.C590])/ABS([.E590]-[.B590])))" office:value-type="float" office:value="7.24666357962553" calcext:value-type="float">
            <text:p>7.24666357962553</text:p>
          </table:table-cell>
          <table:table-cell table:formula="of:=SQRT(POWER([.H590];2)+POWER([.I590];2)+POWER([.J590];2))" office:value-type="float" office:value="560.227794489006" calcext:value-type="float">
            <text:p>560.227794489006</text:p>
          </table:table-cell>
        </table:table-row>
        <table:table-row table:style-name="ro1">
          <table:table-cell office:value-type="float" office:value="75.2186" calcext:value-type="float">
            <text:p>75.2186</text:p>
          </table:table-cell>
          <table:table-cell office:value-type="float" office:value="289.33" calcext:value-type="float">
            <text:p>289.33</text:p>
          </table:table-cell>
          <table:table-cell office:value-type="float" office:value="44.2911" calcext:value-type="float">
            <text:p>44.2911</text:p>
          </table:table-cell>
          <table:table-cell office:value-type="float" office:value="75.1457" calcext:value-type="float">
            <text:p>75.1457</text:p>
          </table:table-cell>
          <table:table-cell office:value-type="float" office:value="278.513" calcext:value-type="float">
            <text:p>278.513</text:p>
          </table:table-cell>
          <table:table-cell office:value-type="float" office:value="45.9464" calcext:value-type="float">
            <text:p>45.9464</text:p>
          </table:table-cell>
          <table:table-cell/>
          <table:table-cell table:formula="of:=([.D591]-[.A591])/0.0166667" office:value-type="float" office:value="-4.37399125201689" calcext:value-type="float">
            <text:p>-4.37399125201689</text:p>
          </table:table-cell>
          <table:table-cell table:formula="of:=ABS([.E591]-[.B591])/0.0166667" office:value-type="float" office:value="649.018701962597" calcext:value-type="float">
            <text:p>649.018701962597</text:p>
          </table:table-cell>
          <table:table-cell table:formula="of:=([.F591]-[.C591])/0.0166667" office:value-type="float" office:value="99.3178013643971" calcext:value-type="float">
            <text:p>99.3178013643971</text:p>
          </table:table-cell>
          <table:table-cell table:formula="of:=DEGREES(ATAN(ABS([.F591]-[.C591])/ABS([.E591]-[.B591])))" office:value-type="float" office:value="8.70034367361305" calcext:value-type="float">
            <text:p>8.70034367361305</text:p>
          </table:table-cell>
          <table:table-cell table:formula="of:=SQRT(POWER([.H591];2)+POWER([.I591];2)+POWER([.J591];2))" office:value-type="float" office:value="656.588480682188" calcext:value-type="float">
            <text:p>656.588480682188</text:p>
          </table:table-cell>
        </table:table-row>
        <table:table-row table:style-name="ro1">
          <table:table-cell office:value-type="float" office:value="75.2363" calcext:value-type="float">
            <text:p>75.2363</text:p>
          </table:table-cell>
          <table:table-cell office:value-type="float" office:value="292.235" calcext:value-type="float">
            <text:p>292.235</text:p>
          </table:table-cell>
          <table:table-cell office:value-type="float" office:value="43.3337" calcext:value-type="float">
            <text:p>43.3337</text:p>
          </table:table-cell>
          <table:table-cell office:value-type="float" office:value="75.1619" calcext:value-type="float">
            <text:p>75.1619</text:p>
          </table:table-cell>
          <table:table-cell office:value-type="float" office:value="281.339" calcext:value-type="float">
            <text:p>281.339</text:p>
          </table:table-cell>
          <table:table-cell office:value-type="float" office:value="44.7624" calcext:value-type="float">
            <text:p>44.7624</text:p>
          </table:table-cell>
          <table:table-cell/>
          <table:table-cell table:formula="of:=([.D592]-[.A592])/0.0166667" office:value-type="float" office:value="-4.46399107201768" calcext:value-type="float">
            <text:p>-4.46399107201768</text:p>
          </table:table-cell>
          <table:table-cell table:formula="of:=ABS([.E592]-[.B592])/0.0166667" office:value-type="float" office:value="653.758692482616" calcext:value-type="float">
            <text:p>653.758692482616</text:p>
          </table:table-cell>
          <table:table-cell table:formula="of:=([.F592]-[.C592])/0.0166667" office:value-type="float" office:value="85.7218285563429" calcext:value-type="float">
            <text:p>85.7218285563429</text:p>
          </table:table-cell>
          <table:table-cell table:formula="of:=DEGREES(ATAN(ABS([.F592]-[.C592])/ABS([.E592]-[.B592])))" office:value-type="float" office:value="7.47009306492638" calcext:value-type="float">
            <text:p>7.47009306492638</text:p>
          </table:table-cell>
          <table:table-cell table:formula="of:=SQRT(POWER([.H592];2)+POWER([.I592];2)+POWER([.J592];2))" office:value-type="float" office:value="659.369840911695" calcext:value-type="float">
            <text:p>659.369840911695</text:p>
          </table:table-cell>
        </table:table-row>
        <table:table-row table:style-name="ro1">
          <table:table-cell office:value-type="float" office:value="75.2093" calcext:value-type="float">
            <text:p>75.2093</text:p>
          </table:table-cell>
          <table:table-cell office:value-type="float" office:value="287.946" calcext:value-type="float">
            <text:p>287.946</text:p>
          </table:table-cell>
          <table:table-cell office:value-type="float" office:value="44.5029" calcext:value-type="float">
            <text:p>44.5029</text:p>
          </table:table-cell>
          <table:table-cell office:value-type="float" office:value="74.9028" calcext:value-type="float">
            <text:p>74.9028</text:p>
          </table:table-cell>
          <table:table-cell office:value-type="float" office:value="279.761" calcext:value-type="float">
            <text:p>279.761</text:p>
          </table:table-cell>
          <table:table-cell office:value-type="float" office:value="46.0073" calcext:value-type="float">
            <text:p>46.0073</text:p>
          </table:table-cell>
          <table:table-cell/>
          <table:table-cell table:formula="of:=([.D593]-[.A593])/0.0166667" office:value-type="float" office:value="-18.3899632200735" calcext:value-type="float">
            <text:p>-18.3899632200735</text:p>
          </table:table-cell>
          <table:table-cell table:formula="of:=ABS([.E593]-[.B593])/0.0166667" office:value-type="float" office:value="491.099017801965" calcext:value-type="float">
            <text:p>491.099017801965</text:p>
          </table:table-cell>
          <table:table-cell table:formula="of:=([.F593]-[.C593])/0.0166667" office:value-type="float" office:value="90.2638194723613" calcext:value-type="float">
            <text:p>90.2638194723613</text:p>
          </table:table-cell>
          <table:table-cell table:formula="of:=DEGREES(ATAN(ABS([.F593]-[.C593])/ABS([.E593]-[.B593])))" office:value-type="float" office:value="10.4147039180448" calcext:value-type="float">
            <text:p>10.4147039180448</text:p>
          </table:table-cell>
          <table:table-cell table:formula="of:=SQRT(POWER([.H593];2)+POWER([.I593];2)+POWER([.J593];2))" office:value-type="float" office:value="499.663880162484" calcext:value-type="float">
            <text:p>499.663880162484</text:p>
          </table:table-cell>
        </table:table-row>
        <table:table-row table:style-name="ro1">
          <table:table-cell office:value-type="float" office:value="75.2006" calcext:value-type="float">
            <text:p>75.2006</text:p>
          </table:table-cell>
          <table:table-cell office:value-type="float" office:value="286.524" calcext:value-type="float">
            <text:p>286.524</text:p>
          </table:table-cell>
          <table:table-cell office:value-type="float" office:value="44.9736" calcext:value-type="float">
            <text:p>44.9736</text:p>
          </table:table-cell>
          <table:table-cell office:value-type="float" office:value="75.1285" calcext:value-type="float">
            <text:p>75.1285</text:p>
          </table:table-cell>
          <table:table-cell office:value-type="float" office:value="275.833" calcext:value-type="float">
            <text:p>275.833</text:p>
          </table:table-cell>
          <table:table-cell office:value-type="float" office:value="46.6039" calcext:value-type="float">
            <text:p>46.6039</text:p>
          </table:table-cell>
          <table:table-cell/>
          <table:table-cell table:formula="of:=([.D594]-[.A594])/0.0166667" office:value-type="float" office:value="-4.32599134801681" calcext:value-type="float">
            <text:p>-4.32599134801681</text:p>
          </table:table-cell>
          <table:table-cell table:formula="of:=ABS([.E594]-[.B594])/0.0166667" office:value-type="float" office:value="641.458717082564" calcext:value-type="float">
            <text:p>641.458717082564</text:p>
          </table:table-cell>
          <table:table-cell table:formula="of:=([.F594]-[.C594])/0.0166667" office:value-type="float" office:value="97.8178043643916" calcext:value-type="float">
            <text:p>97.8178043643916</text:p>
          </table:table-cell>
          <table:table-cell table:formula="of:=DEGREES(ATAN(ABS([.F594]-[.C594])/ABS([.E594]-[.B594])))" office:value-type="float" office:value="8.67039555077101" calcext:value-type="float">
            <text:p>8.67039555077101</text:p>
          </table:table-cell>
          <table:table-cell table:formula="of:=SQRT(POWER([.H594];2)+POWER([.I594];2)+POWER([.J594];2))" office:value-type="float" office:value="648.888528772872" calcext:value-type="float">
            <text:p>648.888528772872</text:p>
          </table:table-cell>
        </table:table-row>
        <table:table-row table:style-name="ro1"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75.1093" calcext:value-type="float">
            <text:p>75.1093</text:p>
          </table:table-cell>
          <table:table-cell office:value-type="float" office:value="273.392" calcext:value-type="float">
            <text:p>273.392</text:p>
          </table:table-cell>
          <table:table-cell office:value-type="float" office:value="46.2379" calcext:value-type="float">
            <text:p>46.2379</text:p>
          </table:table-cell>
          <table:table-cell/>
          <table:table-cell table:formula="of:=([.D595]-[.A595])/0.0166667" office:value-type="float" office:value="-4.31399137201722" calcext:value-type="float">
            <text:p>-4.31399137201722</text:p>
          </table:table-cell>
          <table:table-cell table:formula="of:=ABS([.E595]-[.B595])/0.0166667" office:value-type="float" office:value="631.618736762526" calcext:value-type="float">
            <text:p>631.618736762526</text:p>
          </table:table-cell>
          <table:table-cell table:formula="of:=([.F595]-[.C595])/0.0166667" office:value-type="float" office:value="82.2358355283291" calcext:value-type="float">
            <text:p>82.2358355283291</text:p>
          </table:table-cell>
          <table:table-cell table:formula="of:=DEGREES(ATAN(ABS([.F595]-[.C595])/ABS([.E595]-[.B595])))" office:value-type="float" office:value="7.41809813377802" calcext:value-type="float">
            <text:p>7.41809813377802</text:p>
          </table:table-cell>
          <table:table-cell table:formula="of:=SQRT(POWER([.H595];2)+POWER([.I595];2)+POWER([.J595];2))" office:value-type="float" office:value="636.96434107106" calcext:value-type="float">
            <text:p>636.96434107106</text:p>
          </table:table-cell>
        </table:table-row>
        <table:table-row table:style-name="ro1">
          <table:table-cell office:value-type="float" office:value="74.9439" calcext:value-type="float">
            <text:p>74.9439</text:p>
          </table:table-cell>
          <table:table-cell office:value-type="float" office:value="286.553" calcext:value-type="float">
            <text:p>286.553</text:p>
          </table:table-cell>
          <table:table-cell office:value-type="float" office:value="44.7184" calcext:value-type="float">
            <text:p>44.7184</text:p>
          </table:table-cell>
          <table:table-cell office:value-type="float" office:value="74.8697" calcext:value-type="float">
            <text:p>74.8697</text:p>
          </table:table-cell>
          <table:table-cell office:value-type="float" office:value="274.557" calcext:value-type="float">
            <text:p>274.557</text:p>
          </table:table-cell>
          <table:table-cell office:value-type="float" office:value="46.5542" calcext:value-type="float">
            <text:p>46.5542</text:p>
          </table:table-cell>
          <table:table-cell/>
          <table:table-cell table:formula="of:=([.D596]-[.A596])/0.0166667" office:value-type="float" office:value="-4.45199109601809" calcext:value-type="float">
            <text:p>-4.45199109601809</text:p>
          </table:table-cell>
          <table:table-cell table:formula="of:=ABS([.E596]-[.B596])/0.0166667" office:value-type="float" office:value="719.758560482878" calcext:value-type="float">
            <text:p>719.758560482878</text:p>
          </table:table-cell>
          <table:table-cell table:formula="of:=([.F596]-[.C596])/0.0166667" office:value-type="float" office:value="110.147779704441" calcext:value-type="float">
            <text:p>110.147779704441</text:p>
          </table:table-cell>
          <table:table-cell table:formula="of:=DEGREES(ATAN(ABS([.F596]-[.C596])/ABS([.E596]-[.B596])))" office:value-type="float" office:value="8.70071894503435" calcext:value-type="float">
            <text:p>8.70071894503435</text:p>
          </table:table-cell>
          <table:table-cell table:formula="of:=SQRT(POWER([.H596];2)+POWER([.I596];2)+POWER([.J596];2))" office:value-type="float" office:value="728.15159066428" calcext:value-type="float">
            <text:p>728.15159066428</text:p>
          </table:table-cell>
        </table:table-row>
        <table:table-row table:style-name="ro1">
          <table:table-cell office:value-type="float" office:value="75.7221" calcext:value-type="float">
            <text:p>75.7221</text:p>
          </table:table-cell>
          <table:table-cell office:value-type="float" office:value="288.168" calcext:value-type="float">
            <text:p>288.168</text:p>
          </table:table-cell>
          <table:table-cell office:value-type="float" office:value="43.7014" calcext:value-type="float">
            <text:p>43.7014</text:p>
          </table:table-cell>
          <table:table-cell office:value-type="float" office:value="75.8885" calcext:value-type="float">
            <text:p>75.8885</text:p>
          </table:table-cell>
          <table:table-cell office:value-type="float" office:value="277.477" calcext:value-type="float">
            <text:p>277.477</text:p>
          </table:table-cell>
          <table:table-cell office:value-type="float" office:value="45.1043" calcext:value-type="float">
            <text:p>45.1043</text:p>
          </table:table-cell>
          <table:table-cell/>
          <table:table-cell table:formula="of:=([.D597]-[.A597])/0.0166667" office:value-type="float" office:value="9.98398003203969" calcext:value-type="float">
            <text:p>9.98398003203969</text:p>
          </table:table-cell>
          <table:table-cell table:formula="of:=ABS([.E597]-[.B597])/0.0166667" office:value-type="float" office:value="641.458717082568" calcext:value-type="float">
            <text:p>641.458717082568</text:p>
          </table:table-cell>
          <table:table-cell table:formula="of:=([.F597]-[.C597])/0.0166667" office:value-type="float" office:value="84.1738316523368" calcext:value-type="float">
            <text:p>84.1738316523368</text:p>
          </table:table-cell>
          <table:table-cell table:formula="of:=DEGREES(ATAN(ABS([.F597]-[.C597])/ABS([.E597]-[.B597])))" office:value-type="float" office:value="7.47578268063144" calcext:value-type="float">
            <text:p>7.47578268063144</text:p>
          </table:table-cell>
          <table:table-cell table:formula="of:=SQRT(POWER([.H597];2)+POWER([.I597];2)+POWER([.J597];2))" office:value-type="float" office:value="647.034929129432" calcext:value-type="float">
            <text:p>647.034929129432</text:p>
          </table:table-cell>
        </table:table-row>
        <table:table-row table:style-name="ro1">
          <table:table-cell office:value-type="float" office:value="75.4365" calcext:value-type="float">
            <text:p>75.4365</text:p>
          </table:table-cell>
          <table:table-cell office:value-type="float" office:value="283.886" calcext:value-type="float">
            <text:p>283.886</text:p>
          </table:table-cell>
          <table:table-cell office:value-type="float" office:value="45.1219" calcext:value-type="float">
            <text:p>45.1219</text:p>
          </table:table-cell>
          <table:table-cell office:value-type="float" office:value="75.3593" calcext:value-type="float">
            <text:p>75.3593</text:p>
          </table:table-cell>
          <table:table-cell office:value-type="float" office:value="273.31" calcext:value-type="float">
            <text:p>273.31</text:p>
          </table:table-cell>
          <table:table-cell office:value-type="float" office:value="46.7404" calcext:value-type="float">
            <text:p>46.7404</text:p>
          </table:table-cell>
          <table:table-cell/>
          <table:table-cell table:formula="of:=([.D598]-[.A598])/0.0166667" office:value-type="float" office:value="-4.63199073601797" calcext:value-type="float">
            <text:p>-4.63199073601797</text:p>
          </table:table-cell>
          <table:table-cell table:formula="of:=ABS([.E598]-[.B598])/0.0166667" office:value-type="float" office:value="634.55873088254" calcext:value-type="float">
            <text:p>634.55873088254</text:p>
          </table:table-cell>
          <table:table-cell table:formula="of:=([.F598]-[.C598])/0.0166667" office:value-type="float" office:value="97.1098057803887" calcext:value-type="float">
            <text:p>97.1098057803887</text:p>
          </table:table-cell>
          <table:table-cell table:formula="of:=DEGREES(ATAN(ABS([.F598]-[.C598])/ABS([.E598]-[.B598])))" office:value-type="float" office:value="8.70076536734216" calcext:value-type="float">
            <text:p>8.70076536734216</text:p>
          </table:table-cell>
          <table:table-cell table:formula="of:=SQRT(POWER([.H598];2)+POWER([.I598];2)+POWER([.J598];2))" office:value-type="float" office:value="641.963046176447" calcext:value-type="float">
            <text:p>641.963046176447</text:p>
          </table:table-cell>
        </table:table-row>
        <table:table-row table:style-name="ro1">
          <table:table-cell office:value-type="float" office:value="75.2175" calcext:value-type="float">
            <text:p>75.2175</text:p>
          </table:table-cell>
          <table:table-cell office:value-type="float" office:value="289.441" calcext:value-type="float">
            <text:p>289.441</text:p>
          </table:table-cell>
          <table:table-cell office:value-type="float" office:value="43.7643" calcext:value-type="float">
            <text:p>43.7643</text:p>
          </table:table-cell>
          <table:table-cell office:value-type="float" office:value="75.1445" calcext:value-type="float">
            <text:p>75.1445</text:p>
          </table:table-cell>
          <table:table-cell office:value-type="float" office:value="278.62" calcext:value-type="float">
            <text:p>278.62</text:p>
          </table:table-cell>
          <table:table-cell office:value-type="float" office:value="45.4322" calcext:value-type="float">
            <text:p>45.4322</text:p>
          </table:table-cell>
          <table:table-cell/>
          <table:table-cell table:formula="of:=([.D599]-[.A599])/0.0166667" office:value-type="float" office:value="-4.37999124001797" calcext:value-type="float">
            <text:p>-4.37999124001797</text:p>
          </table:table-cell>
          <table:table-cell table:formula="of:=ABS([.E599]-[.B599])/0.0166667" office:value-type="float" office:value="649.258701482595" calcext:value-type="float">
            <text:p>649.258701482595</text:p>
          </table:table-cell>
          <table:table-cell table:formula="of:=([.F599]-[.C599])/0.0166667" office:value-type="float" office:value="100.0737998524" calcext:value-type="float">
            <text:p>100.0737998524</text:p>
          </table:table-cell>
          <table:table-cell table:formula="of:=DEGREES(ATAN(ABS([.F599]-[.C599])/ABS([.E599]-[.B599])))" office:value-type="float" office:value="8.76235528800991" calcext:value-type="float">
            <text:p>8.76235528800991</text:p>
          </table:table-cell>
          <table:table-cell table:formula="of:=SQRT(POWER([.H599];2)+POWER([.I599];2)+POWER([.J599];2))" office:value-type="float" office:value="656.940492884269" calcext:value-type="float">
            <text:p>656.940492884269</text:p>
          </table:table-cell>
        </table:table-row>
        <table:table-row table:style-name="ro1">
          <table:table-cell office:value-type="float" office:value="74.7196" calcext:value-type="float">
            <text:p>74.7196</text:p>
          </table:table-cell>
          <table:table-cell office:value-type="float" office:value="292.007" calcext:value-type="float">
            <text:p>292.007</text:p>
          </table:table-cell>
          <table:table-cell office:value-type="float" office:value="44.1424" calcext:value-type="float">
            <text:p>44.1424</text:p>
          </table:table-cell>
          <table:table-cell office:value-type="float" office:value="74.6512" calcext:value-type="float">
            <text:p>74.6512</text:p>
          </table:table-cell>
          <table:table-cell office:value-type="float" office:value="279.683" calcext:value-type="float">
            <text:p>279.683</text:p>
          </table:table-cell>
          <table:table-cell office:value-type="float" office:value="46.2708" calcext:value-type="float">
            <text:p>46.2708</text:p>
          </table:table-cell>
          <table:table-cell/>
          <table:table-cell table:formula="of:=([.D600]-[.A600])/0.0166667" office:value-type="float" office:value="-4.10399179201623" calcext:value-type="float">
            <text:p>-4.10399179201623</text:p>
          </table:table-cell>
          <table:table-cell table:formula="of:=ABS([.E600]-[.B600])/0.0166667" office:value-type="float" office:value="739.438521122959" calcext:value-type="float">
            <text:p>739.438521122959</text:p>
          </table:table-cell>
          <table:table-cell table:formula="of:=([.F600]-[.C600])/0.0166667" office:value-type="float" office:value="127.703744592511" calcext:value-type="float">
            <text:p>127.703744592511</text:p>
          </table:table-cell>
          <table:table-cell table:formula="of:=DEGREES(ATAN(ABS([.F600]-[.C600])/ABS([.E600]-[.B600])))" office:value-type="float" office:value="9.79853537344801" calcext:value-type="float">
            <text:p>9.79853537344801</text:p>
          </table:table-cell>
          <table:table-cell table:formula="of:=SQRT(POWER([.H600];2)+POWER([.I600];2)+POWER([.J600];2))" office:value-type="float" office:value="750.396172466309" calcext:value-type="float">
            <text:p>750.396172466309</text:p>
          </table:table-cell>
        </table:table-row>
        <table:table-row table:style-name="ro1">
          <table:table-cell office:value-type="float" office:value="75.2082" calcext:value-type="float">
            <text:p>75.2082</text:p>
          </table:table-cell>
          <table:table-cell office:value-type="float" office:value="288.061" calcext:value-type="float">
            <text:p>288.061</text:p>
          </table:table-cell>
          <table:table-cell office:value-type="float" office:value="43.9769" calcext:value-type="float">
            <text:p>43.9769</text:p>
          </table:table-cell>
          <table:table-cell office:value-type="float" office:value="75.1357" calcext:value-type="float">
            <text:p>75.1357</text:p>
          </table:table-cell>
          <table:table-cell office:value-type="float" office:value="277.301" calcext:value-type="float">
            <text:p>277.301</text:p>
          </table:table-cell>
          <table:table-cell office:value-type="float" office:value="45.6355" calcext:value-type="float">
            <text:p>45.6355</text:p>
          </table:table-cell>
          <table:table-cell/>
          <table:table-cell table:formula="of:=([.D601]-[.A601])/0.0166667" office:value-type="float" office:value="-4.34999130001771" calcext:value-type="float">
            <text:p>-4.34999130001771</text:p>
          </table:table-cell>
          <table:table-cell table:formula="of:=ABS([.E601]-[.B601])/0.0166667" office:value-type="float" office:value="645.598708802582" calcext:value-type="float">
            <text:p>645.598708802582</text:p>
          </table:table-cell>
          <table:table-cell table:formula="of:=([.F601]-[.C601])/0.0166667" office:value-type="float" office:value="99.5158009683981" calcext:value-type="float">
            <text:p>99.5158009683981</text:p>
          </table:table-cell>
          <table:table-cell table:formula="of:=DEGREES(ATAN(ABS([.F601]-[.C601])/ABS([.E601]-[.B601])))" office:value-type="float" office:value="8.76288719513506" calcext:value-type="float">
            <text:p>8.76288719513506</text:p>
          </table:table-cell>
          <table:table-cell table:formula="of:=SQRT(POWER([.H601];2)+POWER([.I601];2)+POWER([.J601];2))" office:value-type="float" office:value="653.238095853459" calcext:value-type="float">
            <text:p>653.238095853459</text:p>
          </table:table-cell>
        </table:table-row>
        <table:table-row table:style-name="ro1">
          <table:table-cell office:value-type="float" office:value="74.9628" calcext:value-type="float">
            <text:p>74.9628</text:p>
          </table:table-cell>
          <table:table-cell office:value-type="float" office:value="289.133" calcext:value-type="float">
            <text:p>289.133</text:p>
          </table:table-cell>
          <table:table-cell office:value-type="float" office:value="45.0871" calcext:value-type="float">
            <text:p>45.0871</text:p>
          </table:table-cell>
          <table:table-cell office:value-type="float" office:value="75.1485" calcext:value-type="float">
            <text:p>75.1485</text:p>
          </table:table-cell>
          <table:table-cell office:value-type="float" office:value="278.253" calcext:value-type="float">
            <text:p>278.253</text:p>
          </table:table-cell>
          <table:table-cell office:value-type="float" office:value="47.2283" calcext:value-type="float">
            <text:p>47.2283</text:p>
          </table:table-cell>
          <table:table-cell/>
          <table:table-cell table:formula="of:=([.D602]-[.A602])/0.0166667" office:value-type="float" office:value="11.1419777160444" calcext:value-type="float">
            <text:p>11.1419777160444</text:p>
          </table:table-cell>
          <table:table-cell table:formula="of:=ABS([.E602]-[.B602])/0.0166667" office:value-type="float" office:value="652.798694402611" calcext:value-type="float">
            <text:p>652.798694402611</text:p>
          </table:table-cell>
          <table:table-cell table:formula="of:=([.F602]-[.C602])/0.0166667" office:value-type="float" office:value="128.471743056514" calcext:value-type="float">
            <text:p>128.471743056514</text:p>
          </table:table-cell>
          <table:table-cell table:formula="of:=DEGREES(ATAN(ABS([.F602]-[.C602])/ABS([.E602]-[.B602])))" office:value-type="float" office:value="11.1336108861544" calcext:value-type="float">
            <text:p>11.1336108861544</text:p>
          </table:table-cell>
          <table:table-cell table:formula="of:=SQRT(POWER([.H602];2)+POWER([.I602];2)+POWER([.J602];2))" office:value-type="float" office:value="665.413606597549" calcext:value-type="float">
            <text:p>665.413606597549</text:p>
          </table:table-cell>
        </table:table-row>
        <table:table-row table:style-name="ro1">
          <table:table-cell office:value-type="float" office:value="75.7125" calcext:value-type="float">
            <text:p>75.7125</text:p>
          </table:table-cell>
          <table:table-cell office:value-type="float" office:value="286.625" calcext:value-type="float">
            <text:p>286.625</text:p>
          </table:table-cell>
          <table:table-cell office:value-type="float" office:value="44.7004" calcext:value-type="float">
            <text:p>44.7004</text:p>
          </table:table-cell>
          <table:table-cell office:value-type="float" office:value="75.8896" calcext:value-type="float">
            <text:p>75.8896</text:p>
          </table:table-cell>
          <table:table-cell office:value-type="float" office:value="277.324" calcext:value-type="float">
            <text:p>277.324</text:p>
          </table:table-cell>
          <table:table-cell office:value-type="float" office:value="45.8733" calcext:value-type="float">
            <text:p>45.8733</text:p>
          </table:table-cell>
          <table:table-cell/>
          <table:table-cell table:formula="of:=([.D603]-[.A603])/0.0166667" office:value-type="float" office:value="10.6259787480423" calcext:value-type="float">
            <text:p>10.6259787480423</text:p>
          </table:table-cell>
          <table:table-cell table:formula="of:=ABS([.E603]-[.B603])/0.0166667" office:value-type="float" office:value="558.058883882232" calcext:value-type="float">
            <text:p>558.058883882232</text:p>
          </table:table-cell>
          <table:table-cell table:formula="of:=([.F603]-[.C603])/0.0166667" office:value-type="float" office:value="70.3738592522814" calcext:value-type="float">
            <text:p>70.3738592522814</text:p>
          </table:table-cell>
          <table:table-cell table:formula="of:=DEGREES(ATAN(ABS([.F603]-[.C603])/ABS([.E603]-[.B603])))" office:value-type="float" office:value="7.18732985957789" calcext:value-type="float">
            <text:p>7.18732985957789</text:p>
          </table:table-cell>
          <table:table-cell table:formula="of:=SQRT(POWER([.H603];2)+POWER([.I603];2)+POWER([.J603];2))" office:value-type="float" office:value="562.578980562104" calcext:value-type="float">
            <text:p>562.578980562104</text:p>
          </table:table-cell>
        </table:table-row>
        <table:table-row table:style-name="ro1">
          <table:table-cell office:value-type="float" office:value="75.4271" calcext:value-type="float">
            <text:p>75.4271</text:p>
          </table:table-cell>
          <table:table-cell office:value-type="float" office:value="282.478" calcext:value-type="float">
            <text:p>282.478</text:p>
          </table:table-cell>
          <table:table-cell office:value-type="float" office:value="45.5882" calcext:value-type="float">
            <text:p>45.5882</text:p>
          </table:table-cell>
          <table:table-cell office:value-type="float" office:value="75.3598" calcext:value-type="float">
            <text:p>75.3598</text:p>
          </table:table-cell>
          <table:table-cell office:value-type="float" office:value="273.259" calcext:value-type="float">
            <text:p>273.259</text:p>
          </table:table-cell>
          <table:table-cell office:value-type="float" office:value="46.994" calcext:value-type="float">
            <text:p>46.994</text:p>
          </table:table-cell>
          <table:table-cell/>
          <table:table-cell table:formula="of:=([.D604]-[.A604])/0.0166667" office:value-type="float" office:value="-4.03799192401548" calcext:value-type="float">
            <text:p>-4.03799192401548</text:p>
          </table:table-cell>
          <table:table-cell table:formula="of:=ABS([.E604]-[.B604])/0.0166667" office:value-type="float" office:value="553.138893722212" calcext:value-type="float">
            <text:p>553.138893722212</text:p>
          </table:table-cell>
          <table:table-cell table:formula="of:=([.F604]-[.C604])/0.0166667" office:value-type="float" office:value="84.3478313043373" calcext:value-type="float">
            <text:p>84.3478313043373</text:p>
          </table:table-cell>
          <table:table-cell table:formula="of:=DEGREES(ATAN(ABS([.F604]-[.C604])/ABS([.E604]-[.B604])))" office:value-type="float" office:value="8.67020926544234" calcext:value-type="float">
            <text:p>8.67020926544234</text:p>
          </table:table-cell>
          <table:table-cell table:formula="of:=SQRT(POWER([.H604];2)+POWER([.I604];2)+POWER([.J604];2))" office:value-type="float" office:value="559.547583117608" calcext:value-type="float">
            <text:p>559.547583117608</text:p>
          </table:table-cell>
        </table:table-row>
        <table:table-row table:style-name="ro1">
          <table:table-cell office:value-type="float" office:value="74.7354" calcext:value-type="float">
            <text:p>74.7354</text:p>
          </table:table-cell>
          <table:table-cell office:value-type="float" office:value="294.819" calcext:value-type="float">
            <text:p>294.819</text:p>
          </table:table-cell>
          <table:table-cell office:value-type="float" office:value="43.7137" calcext:value-type="float">
            <text:p>43.7137</text:p>
          </table:table-cell>
          <table:table-cell office:value-type="float" office:value="74.9536" calcext:value-type="float">
            <text:p>74.9536</text:p>
          </table:table-cell>
          <table:table-cell office:value-type="float" office:value="287.814" calcext:value-type="float">
            <text:p>287.814</text:p>
          </table:table-cell>
          <table:table-cell office:value-type="float" office:value="45.0331" calcext:value-type="float">
            <text:p>45.0331</text:p>
          </table:table-cell>
          <table:table-cell/>
          <table:table-cell table:formula="of:=([.D605]-[.A605])/0.0166667" office:value-type="float" office:value="13.0919738160521" calcext:value-type="float">
            <text:p>13.0919738160521</text:p>
          </table:table-cell>
          <table:table-cell table:formula="of:=ABS([.E605]-[.B605])/0.0166667" office:value-type="float" office:value="420.299159401681" calcext:value-type="float">
            <text:p>420.299159401681</text:p>
          </table:table-cell>
          <table:table-cell table:formula="of:=([.F605]-[.C605])/0.0166667" office:value-type="float" office:value="79.1638416723163" calcext:value-type="float">
            <text:p>79.1638416723163</text:p>
          </table:table-cell>
          <table:table-cell table:formula="of:=DEGREES(ATAN(ABS([.F605]-[.C605])/ABS([.E605]-[.B605])))" office:value-type="float" office:value="10.6667605926286" calcext:value-type="float">
            <text:p>10.6667605926286</text:p>
          </table:table-cell>
          <table:table-cell table:formula="of:=SQRT(POWER([.H605];2)+POWER([.I605];2)+POWER([.J605];2))" office:value-type="float" office:value="427.889818762353" calcext:value-type="float">
            <text:p>427.889818762353</text:p>
          </table:table-cell>
        </table:table-row>
        <table:table-row table:style-name="ro1">
          <table:table-cell office:value-type="float" office:value="75.4658" calcext:value-type="float">
            <text:p>75.4658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44.2334" calcext:value-type="float">
            <text:p>44.2334</text:p>
          </table:table-cell>
          <table:table-cell office:value-type="float" office:value="75.3869" calcext:value-type="float">
            <text:p>75.3869</text:p>
          </table:table-cell>
          <table:table-cell office:value-type="float" office:value="277.33" calcext:value-type="float">
            <text:p>277.33</text:p>
          </table:table-cell>
          <table:table-cell office:value-type="float" office:value="45.6287" calcext:value-type="float">
            <text:p>45.6287</text:p>
          </table:table-cell>
          <table:table-cell/>
          <table:table-cell table:formula="of:=([.D606]-[.A606])/0.0166667" office:value-type="float" office:value="-4.7339905320192" calcext:value-type="float">
            <text:p>-4.7339905320192</text:p>
          </table:table-cell>
          <table:table-cell table:formula="of:=ABS([.E606]-[.B606])/0.0166667" office:value-type="float" office:value="642.05871588257" calcext:value-type="float">
            <text:p>642.05871588257</text:p>
          </table:table-cell>
          <table:table-cell table:formula="of:=([.F606]-[.C606])/0.0166667" office:value-type="float" office:value="83.7178325643348" calcext:value-type="float">
            <text:p>83.7178325643348</text:p>
          </table:table-cell>
          <table:table-cell table:formula="of:=DEGREES(ATAN(ABS([.F606]-[.C606])/ABS([.E606]-[.B606])))" office:value-type="float" office:value="7.42886717796786" calcext:value-type="float">
            <text:p>7.42886717796786</text:p>
          </table:table-cell>
          <table:table-cell table:formula="of:=SQRT(POWER([.H606];2)+POWER([.I606];2)+POWER([.J606];2))" office:value-type="float" office:value="647.510988938722" calcext:value-type="float">
            <text:p>647.510988938722</text:p>
          </table:table-cell>
        </table:table-row>
        <table:table-row table:style-name="ro1">
          <table:table-cell office:value-type="float" office:value="74.9788" calcext:value-type="float">
            <text:p>74.9788</text:p>
          </table:table-cell>
          <table:table-cell office:value-type="float" office:value="292.035" calcext:value-type="float">
            <text:p>292.035</text:p>
          </table:table-cell>
          <table:table-cell office:value-type="float" office:value="44.1358" calcext:value-type="float">
            <text:p>44.1358</text:p>
          </table:table-cell>
          <table:table-cell office:value-type="float" office:value="74.9104" calcext:value-type="float">
            <text:p>74.9104</text:p>
          </table:table-cell>
          <table:table-cell office:value-type="float" office:value="281.147" calcext:value-type="float">
            <text:p>281.147</text:p>
          </table:table-cell>
          <table:table-cell office:value-type="float" office:value="45.5457" calcext:value-type="float">
            <text:p>45.5457</text:p>
          </table:table-cell>
          <table:table-cell/>
          <table:table-cell table:formula="of:=([.D607]-[.A607])/0.0166667" office:value-type="float" office:value="-4.10399179201708" calcext:value-type="float">
            <text:p>-4.10399179201708</text:p>
          </table:table-cell>
          <table:table-cell table:formula="of:=ABS([.E607]-[.B607])/0.0166667" office:value-type="float" office:value="653.278693442615" calcext:value-type="float">
            <text:p>653.278693442615</text:p>
          </table:table-cell>
          <table:table-cell table:formula="of:=([.F607]-[.C607])/0.0166667" office:value-type="float" office:value="84.593830812338" calcext:value-type="float">
            <text:p>84.593830812338</text:p>
          </table:table-cell>
          <table:table-cell table:formula="of:=DEGREES(ATAN(ABS([.F607]-[.C607])/ABS([.E607]-[.B607])))" office:value-type="float" office:value="7.37824169550854" calcext:value-type="float">
            <text:p>7.37824169550854</text:p>
          </table:table-cell>
          <table:table-cell table:formula="of:=SQRT(POWER([.H607];2)+POWER([.I607];2)+POWER([.J607];2))" office:value-type="float" office:value="658.745785767337" calcext:value-type="float">
            <text:p>658.745785767337</text:p>
          </table:table-cell>
        </table:table-row>
        <table:table-row table:style-name="ro1">
          <table:table-cell office:value-type="float" office:value="75.4558" calcext:value-type="float">
            <text:p>75.4558</text:p>
          </table:table-cell>
          <table:table-cell office:value-type="float" office:value="286.66" calcext:value-type="float">
            <text:p>286.66</text:p>
          </table:table-cell>
          <table:table-cell office:value-type="float" office:value="44.444" calcext:value-type="float">
            <text:p>44.444</text:p>
          </table:table-cell>
          <table:table-cell office:value-type="float" office:value="75.6588" calcext:value-type="float">
            <text:p>75.6588</text:p>
          </table:table-cell>
          <table:table-cell office:value-type="float" office:value="279.998" calcext:value-type="float">
            <text:p>279.998</text:p>
          </table:table-cell>
          <table:table-cell office:value-type="float" office:value="45.2152" calcext:value-type="float">
            <text:p>45.2152</text:p>
          </table:table-cell>
          <table:table-cell/>
          <table:table-cell table:formula="of:=([.D608]-[.A608])/0.0166667" office:value-type="float" office:value="12.1799756400489" calcext:value-type="float">
            <text:p>12.1799756400489</text:p>
          </table:table-cell>
          <table:table-cell table:formula="of:=ABS([.E608]-[.B608])/0.0166667" office:value-type="float" office:value="399.719200561601" calcext:value-type="float">
            <text:p>399.719200561601</text:p>
          </table:table-cell>
          <table:table-cell table:formula="of:=([.F608]-[.C608])/0.0166667" office:value-type="float" office:value="46.2719074561851" calcext:value-type="float">
            <text:p>46.2719074561851</text:p>
          </table:table-cell>
          <table:table-cell table:formula="of:=DEGREES(ATAN(ABS([.F608]-[.C608])/ABS([.E608]-[.B608])))" office:value-type="float" office:value="6.60322750310693" calcext:value-type="float">
            <text:p>6.60322750310693</text:p>
          </table:table-cell>
          <table:table-cell table:formula="of:=SQRT(POWER([.H608];2)+POWER([.I608];2)+POWER([.J608];2))" office:value-type="float" office:value="402.572826360438" calcext:value-type="float">
            <text:p>402.572826360438</text:p>
          </table:table-cell>
        </table:table-row>
        <table:table-row table:style-name="ro1">
          <table:table-cell office:value-type="float" office:value="75.2186" calcext:value-type="float">
            <text:p>75.2186</text:p>
          </table:table-cell>
          <table:table-cell office:value-type="float" office:value="289.324" calcext:value-type="float">
            <text:p>289.324</text:p>
          </table:table-cell>
          <table:table-cell office:value-type="float" office:value="44.292" calcext:value-type="float">
            <text:p>44.292</text:p>
          </table:table-cell>
          <table:table-cell office:value-type="float" office:value="75.1463" calcext:value-type="float">
            <text:p>75.1463</text:p>
          </table:table-cell>
          <table:table-cell office:value-type="float" office:value="278.46" calcext:value-type="float">
            <text:p>278.46</text:p>
          </table:table-cell>
          <table:table-cell office:value-type="float" office:value="46.2033" calcext:value-type="float">
            <text:p>46.2033</text:p>
          </table:table-cell>
          <table:table-cell/>
          <table:table-cell table:formula="of:=([.D609]-[.A609])/0.0166667" office:value-type="float" office:value="-4.33799132401726" calcext:value-type="float">
            <text:p>-4.33799132401726</text:p>
          </table:table-cell>
          <table:table-cell table:formula="of:=ABS([.E609]-[.B609])/0.0166667" office:value-type="float" office:value="651.838696322609" calcext:value-type="float">
            <text:p>651.838696322609</text:p>
          </table:table-cell>
          <table:table-cell table:formula="of:=([.F609]-[.C609])/0.0166667" office:value-type="float" office:value="114.677770644459" calcext:value-type="float">
            <text:p>114.677770644459</text:p>
          </table:table-cell>
          <table:table-cell table:formula="of:=DEGREES(ATAN(ABS([.F609]-[.C609])/ABS([.E609]-[.B609])))" office:value-type="float" office:value="9.97792103273754" calcext:value-type="float">
            <text:p>9.97792103273754</text:p>
          </table:table-cell>
          <table:table-cell table:formula="of:=SQRT(POWER([.H609];2)+POWER([.I609];2)+POWER([.J609];2))" office:value-type="float" office:value="661.863653082921" calcext:value-type="float">
            <text:p>661.863653082921</text:p>
          </table:table-cell>
        </table:table-row>
        <table:table-row table:style-name="ro1">
          <table:table-cell office:value-type="float" office:value="75.2373" calcext:value-type="float">
            <text:p>75.2373</text:p>
          </table:table-cell>
          <table:table-cell office:value-type="float" office:value="292.11" calcext:value-type="float">
            <text:p>292.11</text:p>
          </table:table-cell>
          <table:table-cell office:value-type="float" office:value="43.8657" calcext:value-type="float">
            <text:p>43.8657</text:p>
          </table:table-cell>
          <table:table-cell office:value-type="float" office:value="75.4168" calcext:value-type="float">
            <text:p>75.4168</text:p>
          </table:table-cell>
          <table:table-cell office:value-type="float" office:value="281.194" calcext:value-type="float">
            <text:p>281.194</text:p>
          </table:table-cell>
          <table:table-cell office:value-type="float" office:value="45.5339" calcext:value-type="float">
            <text:p>45.5339</text:p>
          </table:table-cell>
          <table:table-cell/>
          <table:table-cell table:formula="of:=([.D610]-[.A610])/0.0166667" office:value-type="float" office:value="10.7699784600425" calcext:value-type="float">
            <text:p>10.7699784600425</text:p>
          </table:table-cell>
          <table:table-cell table:formula="of:=ABS([.E610]-[.B610])/0.0166667" office:value-type="float" office:value="654.95869008262" calcext:value-type="float">
            <text:p>654.95869008262</text:p>
          </table:table-cell>
          <table:table-cell table:formula="of:=([.F610]-[.C610])/0.0166667" office:value-type="float" office:value="100.091799816401" calcext:value-type="float">
            <text:p>100.091799816401</text:p>
          </table:table-cell>
          <table:table-cell table:formula="of:=DEGREES(ATAN(ABS([.F610]-[.C610])/ABS([.E610]-[.B610])))" office:value-type="float" office:value="8.68880512136209" calcext:value-type="float">
            <text:p>8.68880512136209</text:p>
          </table:table-cell>
          <table:table-cell table:formula="of:=SQRT(POWER([.H610];2)+POWER([.I610];2)+POWER([.J610];2))" office:value-type="float" office:value="662.650169049445" calcext:value-type="float">
            <text:p>662.650169049445</text:p>
          </table:table-cell>
        </table:table-row>
        <table:table-row table:style-name="ro1">
          <table:table-cell office:value-type="float" office:value="75.7352" calcext:value-type="float">
            <text:p>75.7352</text:p>
          </table:table-cell>
          <table:table-cell office:value-type="float" office:value="289.198" calcext:value-type="float">
            <text:p>289.198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76.1534" calcext:value-type="float">
            <text:p>76.1534</text:p>
          </table:table-cell>
          <table:table-cell office:value-type="float" office:value="278.446" calcext:value-type="float">
            <text:p>278.446</text:p>
          </table:table-cell>
          <table:table-cell office:value-type="float" office:value="46.6934" calcext:value-type="float">
            <text:p>46.6934</text:p>
          </table:table-cell>
          <table:table-cell/>
          <table:table-cell table:formula="of:=([.D611]-[.A611])/0.0166667" office:value-type="float" office:value="25.0919498161003" calcext:value-type="float">
            <text:p>25.0919498161003</text:p>
          </table:table-cell>
          <table:table-cell table:formula="of:=ABS([.E611]-[.B611])/0.0166667" office:value-type="float" office:value="645.118709762578" calcext:value-type="float">
            <text:p>645.118709762578</text:p>
          </table:table-cell>
          <table:table-cell table:formula="of:=([.F611]-[.C611])/0.0166667" office:value-type="float" office:value="97.3858052283892" calcext:value-type="float">
            <text:p>97.3858052283892</text:p>
          </table:table-cell>
          <table:table-cell table:formula="of:=DEGREES(ATAN(ABS([.F611]-[.C611])/ABS([.E611]-[.B611])))" office:value-type="float" office:value="8.58443740612655" calcext:value-type="float">
            <text:p>8.58443740612655</text:p>
          </table:table-cell>
          <table:table-cell table:formula="of:=SQRT(POWER([.H611];2)+POWER([.I611];2)+POWER([.J611];2))" office:value-type="float" office:value="652.910216409031" calcext:value-type="float">
            <text:p>652.910216409031</text:p>
          </table:table-cell>
        </table:table-row>
        <table:table-row table:style-name="ro1">
          <table:table-cell office:value-type="float" office:value="75.2479" calcext:value-type="float">
            <text:p>75.2479</text:p>
          </table:table-cell>
          <table:table-cell office:value-type="float" office:value="293.391" calcext:value-type="float">
            <text:p>293.391</text:p>
          </table:table-cell>
          <table:table-cell office:value-type="float" office:value="44.1834" calcext:value-type="float">
            <text:p>44.1834</text:p>
          </table:table-cell>
          <table:table-cell office:value-type="float" office:value="75.4192" calcext:value-type="float">
            <text:p>75.4192</text:p>
          </table:table-cell>
          <table:table-cell office:value-type="float" office:value="280.927" calcext:value-type="float">
            <text:p>280.927</text:p>
          </table:table-cell>
          <table:table-cell office:value-type="float" office:value="46.8241" calcext:value-type="float">
            <text:p>46.8241</text:p>
          </table:table-cell>
          <table:table-cell/>
          <table:table-cell table:formula="of:=([.D612]-[.A612])/0.0166667" office:value-type="float" office:value="10.2779794440412" calcext:value-type="float">
            <text:p>10.2779794440412</text:p>
          </table:table-cell>
          <table:table-cell table:formula="of:=ABS([.E612]-[.B612])/0.0166667" office:value-type="float" office:value="747.838504322991" calcext:value-type="float">
            <text:p>747.838504322991</text:p>
          </table:table-cell>
          <table:table-cell table:formula="of:=([.F612]-[.C612])/0.0166667" office:value-type="float" office:value="158.441683116634" calcext:value-type="float">
            <text:p>158.441683116634</text:p>
          </table:table-cell>
          <table:table-cell table:formula="of:=DEGREES(ATAN(ABS([.F612]-[.C612])/ABS([.E612]-[.B612])))" office:value-type="float" office:value="11.9621483341468" calcext:value-type="float">
            <text:p>11.9621483341468</text:p>
          </table:table-cell>
          <table:table-cell table:formula="of:=SQRT(POWER([.H612];2)+POWER([.I612];2)+POWER([.J612];2))" office:value-type="float" office:value="764.507575082375" calcext:value-type="float">
            <text:p>764.507575082375</text:p>
          </table:table-cell>
        </table:table-row>
        <table:table-row table:style-name="ro1">
          <table:table-cell office:value-type="float" office:value="75.2473" calcext:value-type="float">
            <text:p>75.2473</text:p>
          </table:table-cell>
          <table:table-cell office:value-type="float" office:value="293.452" calcext:value-type="float">
            <text:p>293.452</text:p>
          </table:table-cell>
          <table:table-cell office:value-type="float" office:value="43.9174" calcext:value-type="float">
            <text:p>43.9174</text:p>
          </table:table-cell>
          <table:table-cell office:value-type="float" office:value="75.4271" calcext:value-type="float">
            <text:p>75.4271</text:p>
          </table:table-cell>
          <table:table-cell office:value-type="float" office:value="282.484" calcext:value-type="float">
            <text:p>282.484</text:p>
          </table:table-cell>
          <table:table-cell office:value-type="float" office:value="45.5874" calcext:value-type="float">
            <text:p>45.5874</text:p>
          </table:table-cell>
          <table:table-cell/>
          <table:table-cell table:formula="of:=([.D613]-[.A613])/0.0166667" office:value-type="float" office:value="10.7879784240432" calcext:value-type="float">
            <text:p>10.7879784240432</text:p>
          </table:table-cell>
          <table:table-cell table:formula="of:=ABS([.E613]-[.B613])/0.0166667" office:value-type="float" office:value="658.078683842633" calcext:value-type="float">
            <text:p>658.078683842633</text:p>
          </table:table-cell>
          <table:table-cell table:formula="of:=([.F613]-[.C613])/0.0166667" office:value-type="float" office:value="100.199799600401" calcext:value-type="float">
            <text:p>100.199799600401</text:p>
          </table:table-cell>
          <table:table-cell table:formula="of:=DEGREES(ATAN(ABS([.F613]-[.C613])/ABS([.E613]-[.B613])))" office:value-type="float" office:value="8.6574254144918" calcext:value-type="float">
            <text:p>8.6574254144918</text:p>
          </table:table-cell>
          <table:table-cell table:formula="of:=SQRT(POWER([.H613];2)+POWER([.I613];2)+POWER([.J613];2))" office:value-type="float" office:value="665.750654859979" calcext:value-type="float">
            <text:p>665.750654859979</text:p>
          </table:table-cell>
        </table:table-row>
        <table:table-row table:style-name="ro1">
          <table:table-cell office:value-type="float" office:value="75.192" calcext:value-type="float">
            <text:p>75.192</text:p>
          </table:table-cell>
          <table:table-cell office:value-type="float" office:value="285.106" calcext:value-type="float">
            <text:p>285.106</text:p>
          </table:table-cell>
          <table:table-cell office:value-type="float" office:value="45.4422" calcext:value-type="float">
            <text:p>45.4422</text:p>
          </table:table-cell>
          <table:table-cell office:value-type="float" office:value="74.879" calcext:value-type="float">
            <text:p>74.879</text:p>
          </table:table-cell>
          <table:table-cell office:value-type="float" office:value="275.756" calcext:value-type="float">
            <text:p>275.756</text:p>
          </table:table-cell>
          <table:table-cell office:value-type="float" office:value="46.865" calcext:value-type="float">
            <text:p>46.865</text:p>
          </table:table-cell>
          <table:table-cell/>
          <table:table-cell table:formula="of:=([.D614]-[.A614])/0.0166667" office:value-type="float" office:value="-18.7799624400744" calcext:value-type="float">
            <text:p>-18.7799624400744</text:p>
          </table:table-cell>
          <table:table-cell table:formula="of:=ABS([.E614]-[.B614])/0.0166667" office:value-type="float" office:value="560.998878002245" calcext:value-type="float">
            <text:p>560.998878002245</text:p>
          </table:table-cell>
          <table:table-cell table:formula="of:=([.F614]-[.C614])/0.0166667" office:value-type="float" office:value="85.3678292643416" calcext:value-type="float">
            <text:p>85.3678292643416</text:p>
          </table:table-cell>
          <table:table-cell table:formula="of:=DEGREES(ATAN(ABS([.F614]-[.C614])/ABS([.E614]-[.B614])))" office:value-type="float" office:value="8.65238555106129" calcext:value-type="float">
            <text:p>8.65238555106129</text:p>
          </table:table-cell>
          <table:table-cell table:formula="of:=SQRT(POWER([.H614];2)+POWER([.I614];2)+POWER([.J614];2))" office:value-type="float" office:value="567.767641189893" calcext:value-type="float">
            <text:p>567.767641189893</text:p>
          </table:table-cell>
        </table:table-row>
        <table:table-row table:style-name="ro1">
          <table:table-cell office:value-type="float" office:value="75.4076" calcext:value-type="float">
            <text:p>75.4076</text:p>
          </table:table-cell>
          <table:table-cell office:value-type="float" office:value="279.813" calcext:value-type="float">
            <text:p>279.813</text:p>
          </table:table-cell>
          <table:table-cell office:value-type="float" office:value="45.9947" calcext:value-type="float">
            <text:p>45.9947</text:p>
          </table:table-cell>
          <table:table-cell office:value-type="float" office:value="75.3312" calcext:value-type="float">
            <text:p>75.3312</text:p>
          </table:table-cell>
          <table:table-cell office:value-type="float" office:value="269.465" calcext:value-type="float">
            <text:p>269.465</text:p>
          </table:table-cell>
          <table:table-cell office:value-type="float" office:value="47.3289" calcext:value-type="float">
            <text:p>47.3289</text:p>
          </table:table-cell>
          <table:table-cell/>
          <table:table-cell table:formula="of:=([.D615]-[.A615])/0.0166667" office:value-type="float" office:value="-4.58399083201874" calcext:value-type="float">
            <text:p>-4.58399083201874</text:p>
          </table:table-cell>
          <table:table-cell table:formula="of:=ABS([.E615]-[.B615])/0.0166667" office:value-type="float" office:value="620.878758242484" calcext:value-type="float">
            <text:p>620.878758242484</text:p>
          </table:table-cell>
          <table:table-cell table:formula="of:=([.F615]-[.C615])/0.0166667" office:value-type="float" office:value="80.05183989632" calcext:value-type="float">
            <text:p>80.05183989632</text:p>
          </table:table-cell>
          <table:table-cell table:formula="of:=DEGREES(ATAN(ABS([.F615]-[.C615])/ABS([.E615]-[.B615])))" office:value-type="float" office:value="7.34679252386286" calcext:value-type="float">
            <text:p>7.34679252386286</text:p>
          </table:table-cell>
          <table:table-cell table:formula="of:=SQRT(POWER([.H615];2)+POWER([.I615];2)+POWER([.J615];2))" office:value-type="float" office:value="626.034937107717" calcext:value-type="float">
            <text:p>626.034937107717</text:p>
          </table:table-cell>
        </table:table-row>
        <table:table-row table:style-name="ro1">
          <table:table-cell office:value-type="float" office:value="74.7054" calcext:value-type="float">
            <text:p>74.7054</text:p>
          </table:table-cell>
          <table:table-cell office:value-type="float" office:value="289.111" calcext:value-type="float">
            <text:p>289.111</text:p>
          </table:table-cell>
          <table:table-cell office:value-type="float" office:value="45.0928" calcext:value-type="float">
            <text:p>45.0928</text:p>
          </table:table-cell>
          <table:table-cell office:value-type="float" office:value="74.8803" calcext:value-type="float">
            <text:p>74.8803</text:p>
          </table:table-cell>
          <table:table-cell office:value-type="float" office:value="275.653" calcext:value-type="float">
            <text:p>275.653</text:p>
          </table:table-cell>
          <table:table-cell office:value-type="float" office:value="47.3746" calcext:value-type="float">
            <text:p>47.3746</text:p>
          </table:table-cell>
          <table:table-cell/>
          <table:table-cell table:formula="of:=([.D616]-[.A616])/0.0166667" office:value-type="float" office:value="10.4939790120425" calcext:value-type="float">
            <text:p>10.4939790120425</text:p>
          </table:table-cell>
          <table:table-cell table:formula="of:=ABS([.E616]-[.B616])/0.0166667" office:value-type="float" office:value="807.478385043228" calcext:value-type="float">
            <text:p>807.478385043228</text:p>
          </table:table-cell>
          <table:table-cell table:formula="of:=([.F616]-[.C616])/0.0166667" office:value-type="float" office:value="136.907726184548" calcext:value-type="float">
            <text:p>136.907726184548</text:p>
          </table:table-cell>
          <table:table-cell table:formula="of:=DEGREES(ATAN(ABS([.F616]-[.C616])/ABS([.E616]-[.B616])))" office:value-type="float" office:value="9.62296841598933" calcext:value-type="float">
            <text:p>9.62296841598933</text:p>
          </table:table-cell>
          <table:table-cell table:formula="of:=SQRT(POWER([.H616];2)+POWER([.I616];2)+POWER([.J616];2))" office:value-type="float" office:value="819.069710950508" calcext:value-type="float">
            <text:p>819.069710950508</text:p>
          </table:table-cell>
        </table:table-row>
        <table:table-row table:style-name="ro1">
          <table:table-cell office:value-type="float" office:value="75.4976" calcext:value-type="float">
            <text:p>75.4976</text:p>
          </table:table-cell>
          <table:table-cell office:value-type="float" office:value="292.012" calcext:value-type="float">
            <text:p>292.012</text:p>
          </table:table-cell>
          <table:table-cell office:value-type="float" office:value="44.3907" calcext:value-type="float">
            <text:p>44.3907</text:p>
          </table:table-cell>
          <table:table-cell office:value-type="float" office:value="75.6716" calcext:value-type="float">
            <text:p>75.6716</text:p>
          </table:table-cell>
          <table:table-cell office:value-type="float" office:value="281.004" calcext:value-type="float">
            <text:p>281.004</text:p>
          </table:table-cell>
          <table:table-cell office:value-type="float" office:value="46.5605" calcext:value-type="float">
            <text:p>46.5605</text:p>
          </table:table-cell>
          <table:table-cell/>
          <table:table-cell table:formula="of:=([.D617]-[.A617])/0.0166667" office:value-type="float" office:value="10.4399791200413" calcext:value-type="float">
            <text:p>10.4399791200413</text:p>
          </table:table-cell>
          <table:table-cell table:formula="of:=ABS([.E617]-[.B617])/0.0166667" office:value-type="float" office:value="660.478679042641" calcext:value-type="float">
            <text:p>660.478679042641</text:p>
          </table:table-cell>
          <table:table-cell table:formula="of:=([.F617]-[.C617])/0.0166667" office:value-type="float" office:value="130.18773962452" calcext:value-type="float">
            <text:p>130.18773962452</text:p>
          </table:table-cell>
          <table:table-cell table:formula="of:=DEGREES(ATAN(ABS([.F617]-[.C617])/ABS([.E617]-[.B617])))" office:value-type="float" office:value="11.1506939259603" calcext:value-type="float">
            <text:p>11.1506939259603</text:p>
          </table:table-cell>
          <table:table-cell table:formula="of:=SQRT(POWER([.H617];2)+POWER([.I617];2)+POWER([.J617];2))" office:value-type="float" office:value="673.268093839654" calcext:value-type="float">
            <text:p>673.268093839654</text:p>
          </table:table-cell>
        </table:table-row>
        <table:table-row table:style-name="ro1">
          <table:table-cell office:value-type="float" office:value="75.2099" calcext:value-type="float">
            <text:p>75.2099</text:p>
          </table:table-cell>
          <table:table-cell office:value-type="float" office:value="287.894" calcext:value-type="float">
            <text:p>287.894</text:p>
          </table:table-cell>
          <table:table-cell office:value-type="float" office:value="44.7648" calcext:value-type="float">
            <text:p>44.7648</text:p>
          </table:table-cell>
          <table:table-cell office:value-type="float" office:value="75.1463" calcext:value-type="float">
            <text:p>75.1463</text:p>
          </table:table-cell>
          <table:table-cell office:value-type="float" office:value="278.46" calcext:value-type="float">
            <text:p>278.46</text:p>
          </table:table-cell>
          <table:table-cell office:value-type="float" office:value="46.2033" calcext:value-type="float">
            <text:p>46.2033</text:p>
          </table:table-cell>
          <table:table-cell/>
          <table:table-cell table:formula="of:=([.D618]-[.A618])/0.0166667" office:value-type="float" office:value="-3.81599236801575" calcext:value-type="float">
            <text:p>-3.81599236801575</text:p>
          </table:table-cell>
          <table:table-cell table:formula="of:=ABS([.E618]-[.B618])/0.0166667" office:value-type="float" office:value="566.038867922266" calcext:value-type="float">
            <text:p>566.038867922266</text:p>
          </table:table-cell>
          <table:table-cell table:formula="of:=([.F618]-[.C618])/0.0166667" office:value-type="float" office:value="86.3098273803451" calcext:value-type="float">
            <text:p>86.3098273803451</text:p>
          </table:table-cell>
          <table:table-cell table:formula="of:=DEGREES(ATAN(ABS([.F618]-[.C618])/ABS([.E618]-[.B618])))" office:value-type="float" office:value="8.66970342069298" calcext:value-type="float">
            <text:p>8.66970342069298</text:p>
          </table:table-cell>
          <table:table-cell table:formula="of:=SQRT(POWER([.H618];2)+POWER([.I618];2)+POWER([.J618];2))" office:value-type="float" office:value="572.59405174949" calcext:value-type="float">
            <text:p>572.59405174949</text:p>
          </table:table-cell>
        </table:table-row>
        <table:table-row table:style-name="ro1">
          <table:table-cell office:value-type="float" office:value="75.6919" calcext:value-type="float">
            <text:p>75.6919</text:p>
          </table:table-cell>
          <table:table-cell office:value-type="float" office:value="283.791" calcext:value-type="float">
            <text:p>283.791</text:p>
          </table:table-cell>
          <table:table-cell office:value-type="float" office:value="45.6372" calcext:value-type="float">
            <text:p>45.6372</text:p>
          </table:table-cell>
          <table:table-cell office:value-type="float" office:value="75.8471" calcext:value-type="float">
            <text:p>75.8471</text:p>
          </table:table-cell>
          <table:table-cell office:value-type="float" office:value="271.919" calcext:value-type="float">
            <text:p>271.919</text:p>
          </table:table-cell>
          <table:table-cell office:value-type="float" office:value="47.6837" calcext:value-type="float">
            <text:p>47.6837</text:p>
          </table:table-cell>
          <table:table-cell/>
          <table:table-cell table:formula="of:=([.D619]-[.A619])/0.0166667" office:value-type="float" office:value="9.31198137603686" calcext:value-type="float">
            <text:p>9.31198137603686</text:p>
          </table:table-cell>
          <table:table-cell table:formula="of:=ABS([.E619]-[.B619])/0.0166667" office:value-type="float" office:value="712.31857536285" calcext:value-type="float">
            <text:p>712.31857536285</text:p>
          </table:table-cell>
          <table:table-cell table:formula="of:=([.F619]-[.C619])/0.0166667" office:value-type="float" office:value="122.789754420491" calcext:value-type="float">
            <text:p>122.789754420491</text:p>
          </table:table-cell>
          <table:table-cell table:formula="of:=DEGREES(ATAN(ABS([.F619]-[.C619])/ABS([.E619]-[.B619])))" office:value-type="float" office:value="9.78054846096535" calcext:value-type="float">
            <text:p>9.78054846096535</text:p>
          </table:table-cell>
          <table:table-cell table:formula="of:=SQRT(POWER([.H619];2)+POWER([.I619];2)+POWER([.J619];2))" office:value-type="float" office:value="722.884354232925" calcext:value-type="float">
            <text:p>722.884354232925</text:p>
          </table:table-cell>
        </table:table-row>
        <table:table-row table:style-name="ro1">
          <table:table-cell office:value-type="float" office:value="74.9297" calcext:value-type="float">
            <text:p>74.9297</text:p>
          </table:table-cell>
          <table:table-cell office:value-type="float" office:value="283.624" calcext:value-type="float">
            <text:p>283.624</text:p>
          </table:table-cell>
          <table:table-cell office:value-type="float" office:value="46.1724" calcext:value-type="float">
            <text:p>46.1724</text:p>
          </table:table-cell>
          <table:table-cell office:value-type="float" office:value="74.8642" calcext:value-type="float">
            <text:p>74.8642</text:p>
          </table:table-cell>
          <table:table-cell office:value-type="float" office:value="273.058" calcext:value-type="float">
            <text:p>273.058</text:p>
          </table:table-cell>
          <table:table-cell office:value-type="float" office:value="47.766" calcext:value-type="float">
            <text:p>47.766</text:p>
          </table:table-cell>
          <table:table-cell/>
          <table:table-cell table:formula="of:=([.D620]-[.A620])/0.0166667" office:value-type="float" office:value="-3.92999214001573" calcext:value-type="float">
            <text:p>-3.92999214001573</text:p>
          </table:table-cell>
          <table:table-cell table:formula="of:=ABS([.E620]-[.B620])/0.0166667" office:value-type="float" office:value="633.958732082538" calcext:value-type="float">
            <text:p>633.958732082538</text:p>
          </table:table-cell>
          <table:table-cell table:formula="of:=([.F620]-[.C620])/0.0166667" office:value-type="float" office:value="95.6158087683822" calcext:value-type="float">
            <text:p>95.6158087683822</text:p>
          </table:table-cell>
          <table:table-cell table:formula="of:=DEGREES(ATAN(ABS([.F620]-[.C620])/ABS([.E620]-[.B620])))" office:value-type="float" office:value="8.57689900455295" calcext:value-type="float">
            <text:p>8.57689900455295</text:p>
          </table:table-cell>
          <table:table-cell table:formula="of:=SQRT(POWER([.H620];2)+POWER([.I620];2)+POWER([.J620];2))" office:value-type="float" office:value="641.140781504617" calcext:value-type="float">
            <text:p>641.140781504617</text:p>
          </table:table-cell>
        </table:table-row>
        <table:table-row table:style-name="ro1">
          <table:table-cell office:value-type="float" office:value="75.2023" calcext:value-type="float">
            <text:p>75.2023</text:p>
          </table:table-cell>
          <table:table-cell office:value-type="float" office:value="286.354" calcext:value-type="float">
            <text:p>286.354</text:p>
          </table:table-cell>
          <table:table-cell office:value-type="float" office:value="45.7583" calcext:value-type="float">
            <text:p>45.7583</text:p>
          </table:table-cell>
          <table:table-cell office:value-type="float" office:value="75.1308" calcext:value-type="float">
            <text:p>75.1308</text:p>
          </table:table-cell>
          <table:table-cell office:value-type="float" office:value="275.625" calcext:value-type="float">
            <text:p>275.625</text:p>
          </table:table-cell>
          <table:table-cell office:value-type="float" office:value="47.6232" calcext:value-type="float">
            <text:p>47.6232</text:p>
          </table:table-cell>
          <table:table-cell/>
          <table:table-cell table:formula="of:=([.D621]-[.A621])/0.0166667" office:value-type="float" office:value="-4.28999142001718" calcext:value-type="float">
            <text:p>-4.28999142001718</text:p>
          </table:table-cell>
          <table:table-cell table:formula="of:=ABS([.E621]-[.B621])/0.0166667" office:value-type="float" office:value="643.738712522574" calcext:value-type="float">
            <text:p>643.738712522574</text:p>
          </table:table-cell>
          <table:table-cell table:formula="of:=([.F621]-[.C621])/0.0166667" office:value-type="float" office:value="111.893776212448" calcext:value-type="float">
            <text:p>111.893776212448</text:p>
          </table:table-cell>
          <table:table-cell table:formula="of:=DEGREES(ATAN(ABS([.F621]-[.C621])/ABS([.E621]-[.B621])))" office:value-type="float" office:value="9.86055575513269" calcext:value-type="float">
            <text:p>9.86055575513269</text:p>
          </table:table-cell>
          <table:table-cell table:formula="of:=SQRT(POWER([.H621];2)+POWER([.I621];2)+POWER([.J621];2))" office:value-type="float" office:value="653.405043737563" calcext:value-type="float">
            <text:p>653.405043737563</text:p>
          </table:table-cell>
        </table:table-row>
        <table:table-row table:style-name="ro1">
          <table:table-cell office:value-type="float" office:value="74.9961" calcext:value-type="float">
            <text:p>74.9961</text:p>
          </table:table-cell>
          <table:table-cell office:value-type="float" office:value="294.846" calcext:value-type="float">
            <text:p>294.846</text:p>
          </table:table-cell>
          <table:table-cell office:value-type="float" office:value="43.7072" calcext:value-type="float">
            <text:p>43.7072</text:p>
          </table:table-cell>
          <table:table-cell office:value-type="float" office:value="74.9284" calcext:value-type="float">
            <text:p>74.9284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45.6529" calcext:value-type="float">
            <text:p>45.6529</text:p>
          </table:table-cell>
          <table:table-cell/>
          <table:table-cell table:formula="of:=([.D622]-[.A622])/0.0166667" office:value-type="float" office:value="-4.06199187601637" calcext:value-type="float">
            <text:p>-4.06199187601637</text:p>
          </table:table-cell>
          <table:table-cell table:formula="of:=ABS([.E622]-[.B622])/0.0166667" office:value-type="float" office:value="666.658666682666" calcext:value-type="float">
            <text:p>666.658666682666</text:p>
          </table:table-cell>
          <table:table-cell table:formula="of:=([.F622]-[.C622])/0.0166667" office:value-type="float" office:value="116.741766516467" calcext:value-type="float">
            <text:p>116.741766516467</text:p>
          </table:table-cell>
          <table:table-cell table:formula="of:=DEGREES(ATAN(ABS([.F622]-[.C622])/ABS([.E622]-[.B622])))" office:value-type="float" office:value="9.93262477002556" calcext:value-type="float">
            <text:p>9.93262477002556</text:p>
          </table:table-cell>
          <table:table-cell table:formula="of:=SQRT(POWER([.H622];2)+POWER([.I622];2)+POWER([.J622];2))" office:value-type="float" office:value="676.81527589919" calcext:value-type="float">
            <text:p>676.81527589919</text:p>
          </table:table-cell>
        </table:table-row>
        <table:table-row table:style-name="ro1">
          <table:table-cell office:value-type="float" office:value="75.2285" calcext:value-type="float">
            <text:p>75.2285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44.3435" calcext:value-type="float">
            <text:p>44.3435</text:p>
          </table:table-cell>
          <table:table-cell office:value-type="float" office:value="75.4081" calcext:value-type="float">
            <text:p>75.4081</text:p>
          </table:table-cell>
          <table:table-cell office:value-type="float" office:value="279.759" calcext:value-type="float">
            <text:p>279.759</text:p>
          </table:table-cell>
          <table:table-cell office:value-type="float" office:value="46.2522" calcext:value-type="float">
            <text:p>46.2522</text:p>
          </table:table-cell>
          <table:table-cell/>
          <table:table-cell table:formula="of:=([.D623]-[.A623])/0.0166667" office:value-type="float" office:value="10.7759784480436" calcext:value-type="float">
            <text:p>10.7759784480436</text:p>
          </table:table-cell>
          <table:table-cell table:formula="of:=ABS([.E623]-[.B623])/0.0166667" office:value-type="float" office:value="653.878692242614" calcext:value-type="float">
            <text:p>653.878692242614</text:p>
          </table:table-cell>
          <table:table-cell table:formula="of:=([.F623]-[.C623])/0.0166667" office:value-type="float" office:value="114.521770956458" calcext:value-type="float">
            <text:p>114.521770956458</text:p>
          </table:table-cell>
          <table:table-cell table:formula="of:=DEGREES(ATAN(ABS([.F623]-[.C623])/ABS([.E623]-[.B623])))" office:value-type="float" office:value="9.93415222671766" calcext:value-type="float">
            <text:p>9.93415222671766</text:p>
          </table:table-cell>
          <table:table-cell table:formula="of:=SQRT(POWER([.H623];2)+POWER([.I623];2)+POWER([.J623];2))" office:value-type="float" office:value="663.919198324184" calcext:value-type="float">
            <text:p>663.919198324184</text:p>
          </table:table-cell>
        </table:table-row>
        <table:table-row table:style-name="ro1">
          <table:table-cell office:value-type="float" office:value="74.9387" calcext:value-type="float">
            <text:p>74.9387</text:p>
          </table:table-cell>
          <table:table-cell office:value-type="float" office:value="284.915" calcext:value-type="float">
            <text:p>284.915</text:p>
          </table:table-cell>
          <table:table-cell office:value-type="float" office:value="46.2295" calcext:value-type="float">
            <text:p>46.2295</text:p>
          </table:table-cell>
          <table:table-cell office:value-type="float" office:value="75.3528" calcext:value-type="float">
            <text:p>75.3528</text:p>
          </table:table-cell>
          <table:table-cell office:value-type="float" office:value="271.72" calcext:value-type="float">
            <text:p>271.72</text:p>
          </table:table-cell>
          <table:table-cell office:value-type="float" office:value="48.4522" calcext:value-type="float">
            <text:p>48.4522</text:p>
          </table:table-cell>
          <table:table-cell/>
          <table:table-cell table:formula="of:=([.D624]-[.A624])/0.0166667" office:value-type="float" office:value="24.8459503080997" calcext:value-type="float">
            <text:p>24.8459503080997</text:p>
          </table:table-cell>
          <table:table-cell table:formula="of:=ABS([.E624]-[.B624])/0.0166667" office:value-type="float" office:value="791.698416603166" calcext:value-type="float">
            <text:p>791.698416603166</text:p>
          </table:table-cell>
          <table:table-cell table:formula="of:=([.F624]-[.C624])/0.0166667" office:value-type="float" office:value="133.361733276533" calcext:value-type="float">
            <text:p>133.361733276533</text:p>
          </table:table-cell>
          <table:table-cell table:formula="of:=DEGREES(ATAN(ABS([.F624]-[.C624])/ABS([.E624]-[.B624])))" office:value-type="float" office:value="9.56171878722008" calcext:value-type="float">
            <text:p>9.56171878722008</text:p>
          </table:table-cell>
          <table:table-cell table:formula="of:=SQRT(POWER([.H624];2)+POWER([.I624];2)+POWER([.J624];2))" office:value-type="float" office:value="803.236612712092" calcext:value-type="float">
            <text:p>803.236612712092</text:p>
          </table:table-cell>
        </table:table-row>
        <table:table-row table:style-name="ro1">
          <table:table-cell office:value-type="float" office:value="74.9361" calcext:value-type="float">
            <text:p>74.9361</text:p>
          </table:table-cell>
          <table:table-cell office:value-type="float" office:value="285.14" calcext:value-type="float">
            <text:p>285.14</text:p>
          </table:table-cell>
          <table:table-cell office:value-type="float" office:value="45.1871" calcext:value-type="float">
            <text:p>45.1871</text:p>
          </table:table-cell>
          <table:table-cell office:value-type="float" office:value="74.8697" calcext:value-type="float">
            <text:p>74.8697</text:p>
          </table:table-cell>
          <table:table-cell office:value-type="float" office:value="274.557" calcext:value-type="float">
            <text:p>274.557</text:p>
          </table:table-cell>
          <table:table-cell office:value-type="float" office:value="46.5542" calcext:value-type="float">
            <text:p>46.5542</text:p>
          </table:table-cell>
          <table:table-cell/>
          <table:table-cell table:formula="of:=([.D625]-[.A625])/0.0166667" office:value-type="float" office:value="-3.98399203201603" calcext:value-type="float">
            <text:p>-3.98399203201603</text:p>
          </table:table-cell>
          <table:table-cell table:formula="of:=ABS([.E625]-[.B625])/0.0166667" office:value-type="float" office:value="634.978730042538" calcext:value-type="float">
            <text:p>634.978730042538</text:p>
          </table:table-cell>
          <table:table-cell table:formula="of:=([.F625]-[.C625])/0.0166667" office:value-type="float" office:value="82.0258359483282" calcext:value-type="float">
            <text:p>82.0258359483282</text:p>
          </table:table-cell>
          <table:table-cell table:formula="of:=DEGREES(ATAN(ABS([.F625]-[.C625])/ABS([.E625]-[.B625])))" office:value-type="float" office:value="7.36064198328928" calcext:value-type="float">
            <text:p>7.36064198328928</text:p>
          </table:table-cell>
          <table:table-cell table:formula="of:=SQRT(POWER([.H625];2)+POWER([.I625];2)+POWER([.J625];2))" office:value-type="float" office:value="640.267207938973" calcext:value-type="float">
            <text:p>640.267207938973</text:p>
          </table:table-cell>
        </table:table-row>
        <table:table-row table:style-name="ro1">
          <table:table-cell office:value-type="float" office:value="74.9549" calcext:value-type="float">
            <text:p>74.9549</text:p>
          </table:table-cell>
          <table:table-cell office:value-type="float" office:value="287.7" calcext:value-type="float">
            <text:p>287.7</text:p>
          </table:table-cell>
          <table:table-cell office:value-type="float" office:value="45.5577" calcext:value-type="float">
            <text:p>45.5577</text:p>
          </table:table-cell>
          <table:table-cell office:value-type="float" office:value="74.8897" calcext:value-type="float">
            <text:p>74.8897</text:p>
          </table:table-cell>
          <table:table-cell office:value-type="float" office:value="276.862" calcext:value-type="float">
            <text:p>276.862</text:p>
          </table:table-cell>
          <table:table-cell office:value-type="float" office:value="47.687" calcext:value-type="float">
            <text:p>47.687</text:p>
          </table:table-cell>
          <table:table-cell/>
          <table:table-cell table:formula="of:=([.D626]-[.A626])/0.0166667" office:value-type="float" office:value="-3.91199217601506" calcext:value-type="float">
            <text:p>-3.91199217601506</text:p>
          </table:table-cell>
          <table:table-cell table:formula="of:=ABS([.E626]-[.B626])/0.0166667" office:value-type="float" office:value="650.278699442599" calcext:value-type="float">
            <text:p>650.278699442599</text:p>
          </table:table-cell>
          <table:table-cell table:formula="of:=([.F626]-[.C626])/0.0166667" office:value-type="float" office:value="127.757744484511" calcext:value-type="float">
            <text:p>127.757744484511</text:p>
          </table:table-cell>
          <table:table-cell table:formula="of:=DEGREES(ATAN(ABS([.F626]-[.C626])/ABS([.E626]-[.B626])))" office:value-type="float" office:value="11.1151129451664" calcext:value-type="float">
            <text:p>11.1151129451664</text:p>
          </table:table-cell>
          <table:table-cell table:formula="of:=SQRT(POWER([.H626];2)+POWER([.I626];2)+POWER([.J626];2))" office:value-type="float" office:value="662.721458764776" calcext:value-type="float">
            <text:p>662.721458764776</text:p>
          </table:table-cell>
        </table:table-row>
        <table:table-row table:style-name="ro1">
          <table:table-cell office:value-type="float" office:value="75.4994" calcext:value-type="float">
            <text:p>75.4994</text:p>
          </table:table-cell>
          <table:table-cell office:value-type="float" office:value="291.779" calcext:value-type="float">
            <text:p>291.779</text:p>
          </table:table-cell>
          <table:table-cell office:value-type="float" office:value="45.4488" calcext:value-type="float">
            <text:p>45.4488</text:p>
          </table:table-cell>
          <table:table-cell office:value-type="float" office:value="75.9142" calcext:value-type="float">
            <text:p>75.9142</text:p>
          </table:table-cell>
          <table:table-cell office:value-type="float" office:value="279.531" calcext:value-type="float">
            <text:p>279.531</text:p>
          </table:table-cell>
          <table:table-cell office:value-type="float" office:value="47.5268" calcext:value-type="float">
            <text:p>47.5268</text:p>
          </table:table-cell>
          <table:table-cell/>
          <table:table-cell table:formula="of:=([.D627]-[.A627])/0.0166667" office:value-type="float" office:value="24.8879502240995" calcext:value-type="float">
            <text:p>24.8879502240995</text:p>
          </table:table-cell>
          <table:table-cell table:formula="of:=ABS([.E627]-[.B627])/0.0166667" office:value-type="float" office:value="734.878530242939" calcext:value-type="float">
            <text:p>734.878530242939</text:p>
          </table:table-cell>
          <table:table-cell table:formula="of:=([.F627]-[.C627])/0.0166667" office:value-type="float" office:value="124.679750640499" calcext:value-type="float">
            <text:p>124.679750640499</text:p>
          </table:table-cell>
          <table:table-cell table:formula="of:=DEGREES(ATAN(ABS([.F627]-[.C627])/ABS([.E627]-[.B627])))" office:value-type="float" office:value="9.62913050645885" calcext:value-type="float">
            <text:p>9.62913050645885</text:p>
          </table:table-cell>
          <table:table-cell table:formula="of:=SQRT(POWER([.H627];2)+POWER([.I627];2)+POWER([.J627];2))" office:value-type="float" office:value="745.795484364284" calcext:value-type="float">
            <text:p>745.795484364284</text:p>
          </table:table-cell>
        </table:table-row>
        <table:table-row table:style-name="ro1">
          <table:table-cell office:value-type="float" office:value="75.2511" calcext:value-type="float">
            <text:p>75.2511</text:p>
          </table:table-cell>
          <table:table-cell office:value-type="float" office:value="293.031" calcext:value-type="float">
            <text:p>293.031</text:p>
          </table:table-cell>
          <table:table-cell office:value-type="float" office:value="45.7759" calcext:value-type="float">
            <text:p>45.7759</text:p>
          </table:table-cell>
          <table:table-cell office:value-type="float" office:value="75.1787" calcext:value-type="float">
            <text:p>75.1787</text:p>
          </table:table-cell>
          <table:table-cell office:value-type="float" office:value="281.907" calcext:value-type="float">
            <text:p>281.907</text:p>
          </table:table-cell>
          <table:table-cell office:value-type="float" office:value="48.1783" calcext:value-type="float">
            <text:p>48.1783</text:p>
          </table:table-cell>
          <table:table-cell/>
          <table:table-cell table:formula="of:=([.D628]-[.A628])/0.0166667" office:value-type="float" office:value="-4.34399131201663" calcext:value-type="float">
            <text:p>-4.34399131201663</text:p>
          </table:table-cell>
          <table:table-cell table:formula="of:=ABS([.E628]-[.B628])/0.0166667" office:value-type="float" office:value="667.438665122671" calcext:value-type="float">
            <text:p>667.438665122671</text:p>
          </table:table-cell>
          <table:table-cell table:formula="of:=([.F628]-[.C628])/0.0166667" office:value-type="float" office:value="144.143711712577" calcext:value-type="float">
            <text:p>144.143711712577</text:p>
          </table:table-cell>
          <table:table-cell table:formula="of:=DEGREES(ATAN(ABS([.F628]-[.C628])/ABS([.E628]-[.B628])))" office:value-type="float" office:value="12.1867435056745" calcext:value-type="float">
            <text:p>12.1867435056745</text:p>
          </table:table-cell>
          <table:table-cell table:formula="of:=SQRT(POWER([.H628];2)+POWER([.I628];2)+POWER([.J628];2))" office:value-type="float" office:value="682.840136186744" calcext:value-type="float">
            <text:p>682.840136186744</text:p>
          </table:table-cell>
        </table:table-row>
        <table:table-row table:style-name="ro1">
          <table:table-cell office:value-type="float" office:value="74.9398" calcext:value-type="float">
            <text:p>74.9398</text:p>
          </table:table-cell>
          <table:table-cell office:value-type="float" office:value="284.792" calcext:value-type="float">
            <text:p>284.792</text:p>
          </table:table-cell>
          <table:table-cell office:value-type="float" office:value="46.7513" calcext:value-type="float">
            <text:p>46.7513</text:p>
          </table:table-cell>
          <table:table-cell office:value-type="float" office:value="74.9086" calcext:value-type="float">
            <text:p>74.9086</text:p>
          </table:table-cell>
          <table:table-cell office:value-type="float" office:value="279.278" calcext:value-type="float">
            <text:p>279.278</text:p>
          </table:table-cell>
          <table:table-cell office:value-type="float" office:value="48.3189" calcext:value-type="float">
            <text:p>48.3189</text:p>
          </table:table-cell>
          <table:table-cell/>
          <table:table-cell table:formula="of:=([.D629]-[.A629])/0.0166667" office:value-type="float" office:value="-1.87199625600739" calcext:value-type="float">
            <text:p>-1.87199625600739</text:p>
          </table:table-cell>
          <table:table-cell table:formula="of:=ABS([.E629]-[.B629])/0.0166667" office:value-type="float" office:value="330.839338321321" calcext:value-type="float">
            <text:p>330.839338321321</text:p>
          </table:table-cell>
          <table:table-cell table:formula="of:=([.F629]-[.C629])/0.0166667" office:value-type="float" office:value="94.0558118883762" calcext:value-type="float">
            <text:p>94.0558118883762</text:p>
          </table:table-cell>
          <table:table-cell table:formula="of:=DEGREES(ATAN(ABS([.F629]-[.C629])/ABS([.E629]-[.B629])))" office:value-type="float" office:value="15.8701606706333" calcext:value-type="float">
            <text:p>15.8701606706333</text:p>
          </table:table-cell>
          <table:table-cell table:formula="of:=SQRT(POWER([.H629];2)+POWER([.I629];2)+POWER([.J629];2))" office:value-type="float" office:value="343.954456143329" calcext:value-type="float">
            <text:p>343.954456143329</text:p>
          </table:table-cell>
        </table:table-row>
        <table:table-row table:style-name="ro1">
          <table:table-cell office:value-type="float" office:value="75.7684" calcext:value-type="float">
            <text:p>75.7684</text:p>
          </table:table-cell>
          <table:table-cell office:value-type="float" office:value="293.312" calcext:value-type="float">
            <text:p>293.312</text:p>
          </table:table-cell>
          <table:table-cell office:value-type="float" office:value="44.7041" calcext:value-type="float">
            <text:p>44.7041</text:p>
          </table:table-cell>
          <table:table-cell office:value-type="float" office:value="75.6938" calcext:value-type="float">
            <text:p>75.6938</text:p>
          </table:table-cell>
          <table:table-cell office:value-type="float" office:value="283.513" calcext:value-type="float">
            <text:p>283.513</text:p>
          </table:table-cell>
          <table:table-cell office:value-type="float" office:value="46.935" calcext:value-type="float">
            <text:p>46.935</text:p>
          </table:table-cell>
          <table:table-cell/>
          <table:table-cell table:formula="of:=([.D630]-[.A630])/0.0166667" office:value-type="float" office:value="-4.47599104801813" calcext:value-type="float">
            <text:p>-4.47599104801813</text:p>
          </table:table-cell>
          <table:table-cell table:formula="of:=ABS([.E630]-[.B630])/0.0166667" office:value-type="float" office:value="587.938824122354" calcext:value-type="float">
            <text:p>587.938824122354</text:p>
          </table:table-cell>
          <table:table-cell table:formula="of:=([.F630]-[.C630])/0.0166667" office:value-type="float" office:value="133.853732292536" calcext:value-type="float">
            <text:p>133.853732292536</text:p>
          </table:table-cell>
          <table:table-cell table:formula="of:=DEGREES(ATAN(ABS([.F630]-[.C630])/ABS([.E630]-[.B630])))" office:value-type="float" office:value="12.8256952026012" calcext:value-type="float">
            <text:p>12.8256952026012</text:p>
          </table:table-cell>
          <table:table-cell table:formula="of:=SQRT(POWER([.H630];2)+POWER([.I630];2)+POWER([.J630];2))" office:value-type="float" office:value="602.999931222948" calcext:value-type="float">
            <text:p>602.999931222948</text:p>
          </table:table-cell>
        </table:table-row>
        <table:table-row table:style-name="ro1">
          <table:table-cell office:value-type="float" office:value="75.48" calcext:value-type="float">
            <text:p>75.48</text:p>
          </table:table-cell>
          <table:table-cell office:value-type="float" office:value="288.881" calcext:value-type="float">
            <text:p>288.881</text:p>
          </table:table-cell>
          <table:table-cell office:value-type="float" office:value="46.3904" calcext:value-type="float">
            <text:p>46.3904</text:p>
          </table:table-cell>
          <table:table-cell office:value-type="float" office:value="75.6539" calcext:value-type="float">
            <text:p>75.6539</text:p>
          </table:table-cell>
          <table:table-cell office:value-type="float" office:value="277.934" calcext:value-type="float">
            <text:p>277.934</text:p>
          </table:table-cell>
          <table:table-cell office:value-type="float" office:value="49.005" calcext:value-type="float">
            <text:p>49.005</text:p>
          </table:table-cell>
          <table:table-cell/>
          <table:table-cell table:formula="of:=([.D631]-[.A631])/0.0166667" office:value-type="float" office:value="10.4339791320411" calcext:value-type="float">
            <text:p>10.4339791320411</text:p>
          </table:table-cell>
          <table:table-cell table:formula="of:=ABS([.E631]-[.B631])/0.0166667" office:value-type="float" office:value="656.818686362624" calcext:value-type="float">
            <text:p>656.818686362624</text:p>
          </table:table-cell>
          <table:table-cell table:formula="of:=([.F631]-[.C631])/0.0166667" office:value-type="float" office:value="156.875686248628" calcext:value-type="float">
            <text:p>156.875686248628</text:p>
          </table:table-cell>
          <table:table-cell table:formula="of:=DEGREES(ATAN(ABS([.F631]-[.C631])/ABS([.E631]-[.B631])))" office:value-type="float" office:value="13.4329651316306" calcext:value-type="float">
            <text:p>13.4329651316306</text:p>
          </table:table-cell>
          <table:table-cell table:formula="of:=SQRT(POWER([.H631];2)+POWER([.I631];2)+POWER([.J631];2))" office:value-type="float" office:value="675.373700710672" calcext:value-type="float">
            <text:p>675.373700710672</text:p>
          </table:table-cell>
        </table:table-row>
        <table:table-row table:style-name="ro1">
          <table:table-cell office:value-type="float" office:value="75.2686" calcext:value-type="float">
            <text:p>75.2686</text:p>
          </table:table-cell>
          <table:table-cell office:value-type="float" office:value="296.032" calcext:value-type="float">
            <text:p>296.032</text:p>
          </table:table-cell>
          <table:table-cell office:value-type="float" office:value="44.5565" calcext:value-type="float">
            <text:p>44.5565</text:p>
          </table:table-cell>
          <table:table-cell office:value-type="float" office:value="75.6938" calcext:value-type="float">
            <text:p>75.6938</text:p>
          </table:table-cell>
          <table:table-cell office:value-type="float" office:value="283.513" calcext:value-type="float">
            <text:p>283.513</text:p>
          </table:table-cell>
          <table:table-cell office:value-type="float" office:value="46.935" calcext:value-type="float">
            <text:p>46.935</text:p>
          </table:table-cell>
          <table:table-cell/>
          <table:table-cell table:formula="of:=([.D632]-[.A632])/0.0166667" office:value-type="float" office:value="25.5119489761014" calcext:value-type="float">
            <text:p>25.5119489761014</text:p>
          </table:table-cell>
          <table:table-cell table:formula="of:=ABS([.E632]-[.B632])/0.0166667" office:value-type="float" office:value="751.138497723005" calcext:value-type="float">
            <text:p>751.138497723005</text:p>
          </table:table-cell>
          <table:table-cell table:formula="of:=([.F632]-[.C632])/0.0166667" office:value-type="float" office:value="142.709714580571" calcext:value-type="float">
            <text:p>142.709714580571</text:p>
          </table:table-cell>
          <table:table-cell table:formula="of:=DEGREES(ATAN(ABS([.F632]-[.C632])/ABS([.E632]-[.B632])))" office:value-type="float" office:value="10.7574811908457" calcext:value-type="float">
            <text:p>10.7574811908457</text:p>
          </table:table-cell>
          <table:table-cell table:formula="of:=SQRT(POWER([.H632];2)+POWER([.I632];2)+POWER([.J632];2))" office:value-type="float" office:value="765.000630678041" calcext:value-type="float">
            <text:p>765.000630678041</text:p>
          </table:table-cell>
        </table:table-row>
        <table:table-row table:style-name="ro1">
          <table:table-cell office:value-type="float" office:value="75.5003" calcext:value-type="float">
            <text:p>75.5003</text:p>
          </table:table-cell>
          <table:table-cell office:value-type="float" office:value="291.661" calcext:value-type="float">
            <text:p>291.661</text:p>
          </table:table-cell>
          <table:table-cell office:value-type="float" office:value="45.9772" calcext:value-type="float">
            <text:p>45.9772</text:p>
          </table:table-cell>
          <table:table-cell office:value-type="float" office:value="75.6743" calcext:value-type="float">
            <text:p>75.6743</text:p>
          </table:table-cell>
          <table:table-cell office:value-type="float" office:value="280.625" calcext:value-type="float">
            <text:p>280.625</text:p>
          </table:table-cell>
          <table:table-cell office:value-type="float" office:value="48.3622" calcext:value-type="float">
            <text:p>48.3622</text:p>
          </table:table-cell>
          <table:table-cell/>
          <table:table-cell table:formula="of:=([.D633]-[.A633])/0.0166667" office:value-type="float" office:value="10.4399791200422" calcext:value-type="float">
            <text:p>10.4399791200422</text:p>
          </table:table-cell>
          <table:table-cell table:formula="of:=ABS([.E633]-[.B633])/0.0166667" office:value-type="float" office:value="662.158675682649" calcext:value-type="float">
            <text:p>662.158675682649</text:p>
          </table:table-cell>
          <table:table-cell table:formula="of:=([.F633]-[.C633])/0.0166667" office:value-type="float" office:value="143.099713800572" calcext:value-type="float">
            <text:p>143.099713800572</text:p>
          </table:table-cell>
          <table:table-cell table:formula="of:=DEGREES(ATAN(ABS([.F633]-[.C633])/ABS([.E633]-[.B633])))" office:value-type="float" office:value="12.1947044565818" calcext:value-type="float">
            <text:p>12.1947044565818</text:p>
          </table:table-cell>
          <table:table-cell table:formula="of:=SQRT(POWER([.H633];2)+POWER([.I633];2)+POWER([.J633];2))" office:value-type="float" office:value="677.52537445887" calcext:value-type="float">
            <text:p>677.52537445887</text:p>
          </table:table-cell>
        </table:table-row>
        <table:table-row table:style-name="ro1">
          <table:table-cell office:value-type="float" office:value="75.0245" calcext:value-type="float">
            <text:p>75.0245</text:p>
          </table:table-cell>
          <table:table-cell office:value-type="float" office:value="298.929" calcext:value-type="float">
            <text:p>298.929</text:p>
          </table:table-cell>
          <table:table-cell office:value-type="float" office:value="43.864" calcext:value-type="float">
            <text:p>43.864</text:p>
          </table:table-cell>
          <table:table-cell office:value-type="float" office:value="74.9574" calcext:value-type="float">
            <text:p>74.9574</text:p>
          </table:table-cell>
          <table:table-cell office:value-type="float" office:value="287.47" calcext:value-type="float">
            <text:p>287.47</text:p>
          </table:table-cell>
          <table:table-cell office:value-type="float" office:value="46.6048" calcext:value-type="float">
            <text:p>46.6048</text:p>
          </table:table-cell>
          <table:table-cell/>
          <table:table-cell table:formula="of:=([.D634]-[.A634])/0.0166667" office:value-type="float" office:value="-4.02599194801589" calcext:value-type="float">
            <text:p>-4.02599194801589</text:p>
          </table:table-cell>
          <table:table-cell table:formula="of:=ABS([.E634]-[.B634])/0.0166667" office:value-type="float" office:value="687.538624922747" calcext:value-type="float">
            <text:p>687.538624922747</text:p>
          </table:table-cell>
          <table:table-cell table:formula="of:=([.F634]-[.C634])/0.0166667" office:value-type="float" office:value="164.447671104658" calcext:value-type="float">
            <text:p>164.447671104658</text:p>
          </table:table-cell>
          <table:table-cell table:formula="of:=DEGREES(ATAN(ABS([.F634]-[.C634])/ABS([.E634]-[.B634])))" office:value-type="float" office:value="13.4514733488296" calcext:value-type="float">
            <text:p>13.4514733488296</text:p>
          </table:table-cell>
          <table:table-cell table:formula="of:=SQRT(POWER([.H634];2)+POWER([.I634];2)+POWER([.J634];2))" office:value-type="float" office:value="706.943141917066" calcext:value-type="float">
            <text:p>706.943141917066</text:p>
          </table:table-cell>
        </table:table-row>
        <table:table-row table:style-name="ro1">
          <table:table-cell office:value-type="float" office:value="74.7245" calcext:value-type="float">
            <text:p>74.7245</text:p>
          </table:table-cell>
          <table:table-cell office:value-type="float" office:value="291.586" calcext:value-type="float">
            <text:p>291.586</text:p>
          </table:table-cell>
          <table:table-cell office:value-type="float" office:value="45.9954" calcext:value-type="float">
            <text:p>45.9954</text:p>
          </table:table-cell>
          <table:table-cell office:value-type="float" office:value="74.6577" calcext:value-type="float">
            <text:p>74.6577</text:p>
          </table:table-cell>
          <table:table-cell office:value-type="float" office:value="279.201" calcext:value-type="float">
            <text:p>279.201</text:p>
          </table:table-cell>
          <table:table-cell office:value-type="float" office:value="48.5807" calcext:value-type="float">
            <text:p>48.5807</text:p>
          </table:table-cell>
          <table:table-cell/>
          <table:table-cell table:formula="of:=([.D635]-[.A635])/0.0166667" office:value-type="float" office:value="-4.00799198401607" calcext:value-type="float">
            <text:p>-4.00799198401607</text:p>
          </table:table-cell>
          <table:table-cell table:formula="of:=ABS([.E635]-[.B635])/0.0166667" office:value-type="float" office:value="743.098513802972" calcext:value-type="float">
            <text:p>743.098513802972</text:p>
          </table:table-cell>
          <table:table-cell table:formula="of:=([.F635]-[.C635])/0.0166667" office:value-type="float" office:value="155.11768976462" calcext:value-type="float">
            <text:p>155.11768976462</text:p>
          </table:table-cell>
          <table:table-cell table:formula="of:=DEGREES(ATAN(ABS([.F635]-[.C635])/ABS([.E635]-[.B635])))" office:value-type="float" office:value="11.7908624333312" calcext:value-type="float">
            <text:p>11.7908624333312</text:p>
          </table:table-cell>
          <table:table-cell table:formula="of:=SQRT(POWER([.H635];2)+POWER([.I635];2)+POWER([.J635];2))" office:value-type="float" office:value="759.126447236455" calcext:value-type="float">
            <text:p>759.126447236455</text:p>
          </table:table-cell>
        </table:table-row>
        <table:table-row table:style-name="ro1">
          <table:table-cell office:value-type="float" office:value="75.4696" calcext:value-type="float">
            <text:p>75.4696</text:p>
          </table:table-cell>
          <table:table-cell office:value-type="float" office:value="287.576" calcext:value-type="float">
            <text:p>287.576</text:p>
          </table:table-cell>
          <table:table-cell office:value-type="float" office:value="46.3312" calcext:value-type="float">
            <text:p>46.3312</text:p>
          </table:table-cell>
          <table:table-cell office:value-type="float" office:value="75.3921" calcext:value-type="float">
            <text:p>75.3921</text:p>
          </table:table-cell>
          <table:table-cell office:value-type="float" office:value="276.752" calcext:value-type="float">
            <text:p>276.752</text:p>
          </table:table-cell>
          <table:table-cell office:value-type="float" office:value="48.44" calcext:value-type="float">
            <text:p>48.44</text:p>
          </table:table-cell>
          <table:table-cell/>
          <table:table-cell table:formula="of:=([.D636]-[.A636])/0.0166667" office:value-type="float" office:value="-4.64999070001863" calcext:value-type="float">
            <text:p>-4.64999070001863</text:p>
          </table:table-cell>
          <table:table-cell table:formula="of:=ABS([.E636]-[.B636])/0.0166667" office:value-type="float" office:value="649.438701122599" calcext:value-type="float">
            <text:p>649.438701122599</text:p>
          </table:table-cell>
          <table:table-cell table:formula="of:=([.F636]-[.C636])/0.0166667" office:value-type="float" office:value="126.527746944506" calcext:value-type="float">
            <text:p>126.527746944506</text:p>
          </table:table-cell>
          <table:table-cell table:formula="of:=DEGREES(ATAN(ABS([.F636]-[.C636])/ABS([.E636]-[.B636])))" office:value-type="float" office:value="11.0246216428933" calcext:value-type="float">
            <text:p>11.0246216428933</text:p>
          </table:table-cell>
          <table:table-cell table:formula="of:=SQRT(POWER([.H636];2)+POWER([.I636];2)+POWER([.J636];2))" office:value-type="float" office:value="661.66571595948" calcext:value-type="float">
            <text:p>661.66571595948</text:p>
          </table:table-cell>
        </table:table-row>
        <table:table-row table:style-name="ro1">
          <table:table-cell office:value-type="float" office:value="75.5603" calcext:value-type="float">
            <text:p>75.5603</text:p>
          </table:table-cell>
          <table:table-cell office:value-type="float" office:value="300.477" calcext:value-type="float">
            <text:p>300.477</text:p>
          </table:table-cell>
          <table:table-cell office:value-type="float" office:value="43.3651" calcext:value-type="float">
            <text:p>43.3651</text:p>
          </table:table-cell>
          <table:table-cell office:value-type="float" office:value="75.4897" calcext:value-type="float">
            <text:p>75.4897</text:p>
          </table:table-cell>
          <table:table-cell office:value-type="float" office:value="290.325" calcext:value-type="float">
            <text:p>290.325</text:p>
          </table:table-cell>
          <table:table-cell office:value-type="float" office:value="45.9211" calcext:value-type="float">
            <text:p>45.9211</text:p>
          </table:table-cell>
          <table:table-cell/>
          <table:table-cell table:formula="of:=([.D637]-[.A637])/0.0166667" office:value-type="float" office:value="-4.23599152801688" calcext:value-type="float">
            <text:p>-4.23599152801688</text:p>
          </table:table-cell>
          <table:table-cell table:formula="of:=ABS([.E637]-[.B637])/0.0166667" office:value-type="float" office:value="609.118781762436" calcext:value-type="float">
            <text:p>609.118781762436</text:p>
          </table:table-cell>
          <table:table-cell table:formula="of:=([.F637]-[.C637])/0.0166667" office:value-type="float" office:value="153.359693280614" calcext:value-type="float">
            <text:p>153.359693280614</text:p>
          </table:table-cell>
          <table:table-cell table:formula="of:=DEGREES(ATAN(ABS([.F637]-[.C637])/ABS([.E637]-[.B637])))" office:value-type="float" office:value="14.1318159889824" calcext:value-type="float">
            <text:p>14.1318159889824</text:p>
          </table:table-cell>
          <table:table-cell table:formula="of:=SQRT(POWER([.H637];2)+POWER([.I637];2)+POWER([.J637];2))" office:value-type="float" office:value="628.142363993309" calcext:value-type="float">
            <text:p>628.142363993309</text:p>
          </table:table-cell>
        </table:table-row>
        <table:table-row table:style-name="ro1">
          <table:table-cell office:value-type="float" office:value="75.5402" calcext:value-type="float">
            <text:p>75.5402</text:p>
          </table:table-cell>
          <table:table-cell office:value-type="float" office:value="297.48" calcext:value-type="float">
            <text:p>297.48</text:p>
          </table:table-cell>
          <table:table-cell office:value-type="float" office:value="44.3365" calcext:value-type="float">
            <text:p>44.3365</text:p>
          </table:table-cell>
          <table:table-cell office:value-type="float" office:value="75.7151" calcext:value-type="float">
            <text:p>75.7151</text:p>
          </table:table-cell>
          <table:table-cell office:value-type="float" office:value="286.221" calcext:value-type="float">
            <text:p>286.221</text:p>
          </table:table-cell>
          <table:table-cell office:value-type="float" office:value="46.531" calcext:value-type="float">
            <text:p>46.531</text:p>
          </table:table-cell>
          <table:table-cell/>
          <table:table-cell table:formula="of:=([.D638]-[.A638])/0.0166667" office:value-type="float" office:value="10.4939790120425" calcext:value-type="float">
            <text:p>10.4939790120425</text:p>
          </table:table-cell>
          <table:table-cell table:formula="of:=ABS([.E638]-[.B638])/0.0166667" office:value-type="float" office:value="675.538648922703" calcext:value-type="float">
            <text:p>675.538648922703</text:p>
          </table:table-cell>
          <table:table-cell table:formula="of:=([.F638]-[.C638])/0.0166667" office:value-type="float" office:value="131.669736660527" calcext:value-type="float">
            <text:p>131.669736660527</text:p>
          </table:table-cell>
          <table:table-cell table:formula="of:=DEGREES(ATAN(ABS([.F638]-[.C638])/ABS([.E638]-[.B638])))" office:value-type="float" office:value="11.0292819376662" calcext:value-type="float">
            <text:p>11.0292819376662</text:p>
          </table:table-cell>
          <table:table-cell table:formula="of:=SQRT(POWER([.H638];2)+POWER([.I638];2)+POWER([.J638];2))" office:value-type="float" office:value="688.330959158506" calcext:value-type="float">
            <text:p>688.330959158506</text:p>
          </table:table-cell>
        </table:table-row>
        <table:table-row table:style-name="ro1">
          <table:table-cell office:value-type="float" office:value="75.5194" calcext:value-type="float">
            <text:p>75.5194</text:p>
          </table:table-cell>
          <table:table-cell office:value-type="float" office:value="294.638" calcext:value-type="float">
            <text:p>294.638</text:p>
          </table:table-cell>
          <table:table-cell office:value-type="float" office:value="44.7637" calcext:value-type="float">
            <text:p>44.7637</text:p>
          </table:table-cell>
          <table:table-cell office:value-type="float" office:value="75.6939" calcext:value-type="float">
            <text:p>75.6939</text:p>
          </table:table-cell>
          <table:table-cell office:value-type="float" office:value="283.519" calcext:value-type="float">
            <text:p>283.519</text:p>
          </table:table-cell>
          <table:table-cell office:value-type="float" office:value="46.9342" calcext:value-type="float">
            <text:p>46.9342</text:p>
          </table:table-cell>
          <table:table-cell/>
          <table:table-cell table:formula="of:=([.D639]-[.A639])/0.0166667" office:value-type="float" office:value="10.4699790600416" calcext:value-type="float">
            <text:p>10.4699790600416</text:p>
          </table:table-cell>
          <table:table-cell table:formula="of:=ABS([.E639]-[.B639])/0.0166667" office:value-type="float" office:value="667.138665722667" calcext:value-type="float">
            <text:p>667.138665722667</text:p>
          </table:table-cell>
          <table:table-cell table:formula="of:=([.F639]-[.C639])/0.0166667" office:value-type="float" office:value="130.229739540521" calcext:value-type="float">
            <text:p>130.229739540521</text:p>
          </table:table-cell>
          <table:table-cell table:formula="of:=DEGREES(ATAN(ABS([.F639]-[.C639])/ABS([.E639]-[.B639])))" office:value-type="float" office:value="11.0456013956114" calcext:value-type="float">
            <text:p>11.0456013956114</text:p>
          </table:table-cell>
          <table:table-cell table:formula="of:=SQRT(POWER([.H639];2)+POWER([.I639];2)+POWER([.J639];2))" office:value-type="float" office:value="679.811300894983" calcext:value-type="float">
            <text:p>679.811300894983</text:p>
          </table:table-cell>
        </table:table-row>
        <table:table-row table:style-name="ro1">
          <table:table-cell office:value-type="float" office:value="75.2879" calcext:value-type="float">
            <text:p>75.2879</text:p>
          </table:table-cell>
          <table:table-cell office:value-type="float" office:value="298.892" calcext:value-type="float">
            <text:p>298.892</text:p>
          </table:table-cell>
          <table:table-cell office:value-type="float" office:value="44.1268" calcext:value-type="float">
            <text:p>44.1268</text:p>
          </table:table-cell>
          <table:table-cell office:value-type="float" office:value="75.2143" calcext:value-type="float">
            <text:p>75.2143</text:p>
          </table:table-cell>
          <table:table-cell office:value-type="float" office:value="287.44" calcext:value-type="float">
            <text:p>287.44</text:p>
          </table:table-cell>
          <table:table-cell office:value-type="float" office:value="46.8597" calcext:value-type="float">
            <text:p>46.8597</text:p>
          </table:table-cell>
          <table:table-cell/>
          <table:table-cell table:formula="of:=([.D640]-[.A640])/0.0166667" office:value-type="float" office:value="-4.4159911680176" calcext:value-type="float">
            <text:p>-4.4159911680176</text:p>
          </table:table-cell>
          <table:table-cell table:formula="of:=ABS([.E640]-[.B640])/0.0166667" office:value-type="float" office:value="687.118625762748" calcext:value-type="float">
            <text:p>687.118625762748</text:p>
          </table:table-cell>
          <table:table-cell table:formula="of:=([.F640]-[.C640])/0.0166667" office:value-type="float" office:value="163.973672052656" calcext:value-type="float">
            <text:p>163.973672052656</text:p>
          </table:table-cell>
          <table:table-cell table:formula="of:=DEGREES(ATAN(ABS([.F640]-[.C640])/ABS([.E640]-[.B640])))" office:value-type="float" office:value="13.422007197244" calcext:value-type="float">
            <text:p>13.422007197244</text:p>
          </table:table-cell>
          <table:table-cell table:formula="of:=SQRT(POWER([.H640];2)+POWER([.I640];2)+POWER([.J640];2))" office:value-type="float" office:value="706.426834126872" calcext:value-type="float">
            <text:p>706.426834126872</text:p>
          </table:table-cell>
        </table:table-row>
        <table:table-row table:style-name="ro1">
          <table:table-cell office:value-type="float" office:value="75.2318" calcext:value-type="float">
            <text:p>75.2318</text:p>
          </table:table-cell>
          <table:table-cell office:value-type="float" office:value="290.304" calcext:value-type="float">
            <text:p>290.304</text:p>
          </table:table-cell>
          <table:table-cell office:value-type="float" office:value="45.9266" calcext:value-type="float">
            <text:p>45.9266</text:p>
          </table:table-cell>
          <table:table-cell office:value-type="float" office:value="75.1597" calcext:value-type="float">
            <text:p>75.1597</text:p>
          </table:table-cell>
          <table:table-cell office:value-type="float" office:value="279.361" calcext:value-type="float">
            <text:p>279.361</text:p>
          </table:table-cell>
          <table:table-cell office:value-type="float" office:value="48.0561" calcext:value-type="float">
            <text:p>48.0561</text:p>
          </table:table-cell>
          <table:table-cell/>
          <table:table-cell table:formula="of:=([.D641]-[.A641])/0.0166667" office:value-type="float" office:value="-4.32599134801767" calcext:value-type="float">
            <text:p>-4.32599134801767</text:p>
          </table:table-cell>
          <table:table-cell table:formula="of:=ABS([.E641]-[.B641])/0.0166667" office:value-type="float" office:value="656.578686842625" calcext:value-type="float">
            <text:p>656.578686842625</text:p>
          </table:table-cell>
          <table:table-cell table:formula="of:=([.F641]-[.C641])/0.0166667" office:value-type="float" office:value="127.769744460511" calcext:value-type="float">
            <text:p>127.769744460511</text:p>
          </table:table-cell>
          <table:table-cell table:formula="of:=DEGREES(ATAN(ABS([.F641]-[.C641])/ABS([.E641]-[.B641])))" office:value-type="float" office:value="11.0120892290436" calcext:value-type="float">
            <text:p>11.0120892290436</text:p>
          </table:table-cell>
          <table:table-cell table:formula="of:=SQRT(POWER([.H641];2)+POWER([.I641];2)+POWER([.J641];2))" office:value-type="float" office:value="668.909107290844" calcext:value-type="float">
            <text:p>668.909107290844</text:p>
          </table:table-cell>
        </table:table-row>
        <table:table-row table:style-name="ro1">
          <table:table-cell office:value-type="float" office:value="74.7238" calcext:value-type="float">
            <text:p>74.7238</text:p>
          </table:table-cell>
          <table:table-cell office:value-type="float" office:value="291.645" calcext:value-type="float">
            <text:p>291.645</text:p>
          </table:table-cell>
          <table:table-cell office:value-type="float" office:value="45.7313" calcext:value-type="float">
            <text:p>45.7313</text:p>
          </table:table-cell>
          <table:table-cell office:value-type="float" office:value="74.4189" calcext:value-type="float">
            <text:p>74.4189</text:p>
          </table:table-cell>
          <table:table-cell office:value-type="float" office:value="281.892" calcext:value-type="float">
            <text:p>281.892</text:p>
          </table:table-cell>
          <table:table-cell office:value-type="float" office:value="47.9379" calcext:value-type="float">
            <text:p>47.9379</text:p>
          </table:table-cell>
          <table:table-cell/>
          <table:table-cell table:formula="of:=([.D642]-[.A642])/0.0166667" office:value-type="float" office:value="-18.2939634120734" calcext:value-type="float">
            <text:p>-18.2939634120734</text:p>
          </table:table-cell>
          <table:table-cell table:formula="of:=ABS([.E642]-[.B642])/0.0166667" office:value-type="float" office:value="585.17882964234" calcext:value-type="float">
            <text:p>585.17882964234</text:p>
          </table:table-cell>
          <table:table-cell table:formula="of:=([.F642]-[.C642])/0.0166667" office:value-type="float" office:value="132.39573520853" calcext:value-type="float">
            <text:p>132.39573520853</text:p>
          </table:table-cell>
          <table:table-cell table:formula="of:=DEGREES(ATAN(ABS([.F642]-[.C642])/ABS([.E642]-[.B642])))" office:value-type="float" office:value="12.7484430857871" calcext:value-type="float">
            <text:p>12.7484430857871</text:p>
          </table:table-cell>
          <table:table-cell table:formula="of:=SQRT(POWER([.H642];2)+POWER([.I642];2)+POWER([.J642];2))" office:value-type="float" office:value="600.247917497685" calcext:value-type="float">
            <text:p>600.247917497685</text:p>
          </table:table-cell>
        </table:table-row>
        <table:table-row table:style-name="ro1">
          <table:table-cell office:value-type="float" office:value="75.2045" calcext:value-type="float">
            <text:p>75.2045</text:p>
          </table:table-cell>
          <table:table-cell office:value-type="float" office:value="286.127" calcext:value-type="float">
            <text:p>286.127</text:p>
          </table:table-cell>
          <table:table-cell office:value-type="float" office:value="46.802" calcext:value-type="float">
            <text:p>46.802</text:p>
          </table:table-cell>
          <table:table-cell office:value-type="float" office:value="75.1336" calcext:value-type="float">
            <text:p>75.1336</text:p>
          </table:table-cell>
          <table:table-cell office:value-type="float" office:value="275.372" calcext:value-type="float">
            <text:p>275.372</text:p>
          </table:table-cell>
          <table:table-cell office:value-type="float" office:value="48.8928" calcext:value-type="float">
            <text:p>48.8928</text:p>
          </table:table-cell>
          <table:table-cell/>
          <table:table-cell table:formula="of:=([.D643]-[.A643])/0.0166667" office:value-type="float" office:value="-4.25399149201669" calcext:value-type="float">
            <text:p>-4.25399149201669</text:p>
          </table:table-cell>
          <table:table-cell table:formula="of:=ABS([.E643]-[.B643])/0.0166667" office:value-type="float" office:value="645.298709402581" calcext:value-type="float">
            <text:p>645.298709402581</text:p>
          </table:table-cell>
          <table:table-cell table:formula="of:=([.F643]-[.C643])/0.0166667" office:value-type="float" office:value="125.447749104502" calcext:value-type="float">
            <text:p>125.447749104502</text:p>
          </table:table-cell>
          <table:table-cell table:formula="of:=DEGREES(ATAN(ABS([.F643]-[.C643])/ABS([.E643]-[.B643])))" office:value-type="float" office:value="11.0012308577433" calcext:value-type="float">
            <text:p>11.0012308577433</text:p>
          </table:table-cell>
          <table:table-cell table:formula="of:=SQRT(POWER([.H643];2)+POWER([.I643];2)+POWER([.J643];2))" office:value-type="float" office:value="657.393077660266" calcext:value-type="float">
            <text:p>657.393077660266</text:p>
          </table:table-cell>
        </table:table-row>
        <table:table-row table:style-name="ro1">
          <table:table-cell office:value-type="float" office:value="75.2691" calcext:value-type="float">
            <text:p>75.2691</text:p>
          </table:table-cell>
          <table:table-cell office:value-type="float" office:value="295.971" calcext:value-type="float">
            <text:p>295.971</text:p>
          </table:table-cell>
          <table:table-cell office:value-type="float" office:value="44.8236" calcext:value-type="float">
            <text:p>44.8236</text:p>
          </table:table-cell>
          <table:table-cell office:value-type="float" office:value="75.2061" calcext:value-type="float">
            <text:p>75.2061</text:p>
          </table:table-cell>
          <table:table-cell office:value-type="float" office:value="285.951" calcext:value-type="float">
            <text:p>285.951</text:p>
          </table:table-cell>
          <table:table-cell office:value-type="float" office:value="47.5839" calcext:value-type="float">
            <text:p>47.5839</text:p>
          </table:table-cell>
          <table:table-cell/>
          <table:table-cell table:formula="of:=([.D644]-[.A644])/0.0166667" office:value-type="float" office:value="-3.77999244001441" calcext:value-type="float">
            <text:p>-3.77999244001441</text:p>
          </table:table-cell>
          <table:table-cell table:formula="of:=ABS([.E644]-[.B644])/0.0166667" office:value-type="float" office:value="601.198797602404" calcext:value-type="float">
            <text:p>601.198797602404</text:p>
          </table:table-cell>
          <table:table-cell table:formula="of:=([.F644]-[.C644])/0.0166667" office:value-type="float" office:value="165.617668764663" calcext:value-type="float">
            <text:p>165.617668764663</text:p>
          </table:table-cell>
          <table:table-cell table:formula="of:=DEGREES(ATAN(ABS([.F644]-[.C644])/ABS([.E644]-[.B644])))" office:value-type="float" office:value="15.4017654540922" calcext:value-type="float">
            <text:p>15.4017654540922</text:p>
          </table:table-cell>
          <table:table-cell table:formula="of:=SQRT(POWER([.H644];2)+POWER([.I644];2)+POWER([.J644];2))" office:value-type="float" office:value="623.605239545391" calcext:value-type="float">
            <text:p>623.605239545391</text:p>
          </table:table-cell>
        </table:table-row>
        <table:table-row table:style-name="ro1">
          <table:table-cell office:value-type="float" office:value="74.9489" calcext:value-type="float">
            <text:p>74.9489</text:p>
          </table:table-cell>
          <table:table-cell office:value-type="float" office:value="286.099" calcext:value-type="float">
            <text:p>286.099</text:p>
          </table:table-cell>
          <table:table-cell office:value-type="float" office:value="46.8085" calcext:value-type="float">
            <text:p>46.8085</text:p>
          </table:table-cell>
          <table:table-cell office:value-type="float" office:value="74.6503" calcext:value-type="float">
            <text:p>74.6503</text:p>
          </table:table-cell>
          <table:table-cell office:value-type="float" office:value="277.893" calcext:value-type="float">
            <text:p>277.893</text:p>
          </table:table-cell>
          <table:table-cell office:value-type="float" office:value="48.7729" calcext:value-type="float">
            <text:p>48.7729</text:p>
          </table:table-cell>
          <table:table-cell/>
          <table:table-cell table:formula="of:=([.D645]-[.A645])/0.0166667" office:value-type="float" office:value="-17.9159641680713" calcext:value-type="float">
            <text:p>-17.9159641680713</text:p>
          </table:table-cell>
          <table:table-cell table:formula="of:=ABS([.E645]-[.B645])/0.0166667" office:value-type="float" office:value="492.35901528197" calcext:value-type="float">
            <text:p>492.35901528197</text:p>
          </table:table-cell>
          <table:table-cell table:formula="of:=([.F645]-[.C645])/0.0166667" office:value-type="float" office:value="117.863764272471" calcext:value-type="float">
            <text:p>117.863764272471</text:p>
          </table:table-cell>
          <table:table-cell table:formula="of:=DEGREES(ATAN(ABS([.F645]-[.C645])/ABS([.E645]-[.B645])))" office:value-type="float" office:value="13.4624550139542" calcext:value-type="float">
            <text:p>13.4624550139542</text:p>
          </table:table-cell>
          <table:table-cell table:formula="of:=SQRT(POWER([.H645];2)+POWER([.I645];2)+POWER([.J645];2))" office:value-type="float" office:value="506.586861880547" calcext:value-type="float">
            <text:p>506.586861880547</text:p>
          </table:table-cell>
        </table:table-row>
        <table:table-row table:style-name="ro1">
          <table:table-cell office:value-type="float" office:value="74.9733" calcext:value-type="float">
            <text:p>74.9733</text:p>
          </table:table-cell>
          <table:table-cell office:value-type="float" office:value="290.342" calcext:value-type="float">
            <text:p>290.342</text:p>
          </table:table-cell>
          <table:table-cell office:value-type="float" office:value="45.6688" calcext:value-type="float">
            <text:p>45.6688</text:p>
          </table:table-cell>
          <table:table-cell office:value-type="float" office:value="74.6645" calcext:value-type="float">
            <text:p>74.6645</text:p>
          </table:table-cell>
          <table:table-cell office:value-type="float" office:value="280.587" calcext:value-type="float">
            <text:p>280.587</text:p>
          </table:table-cell>
          <table:table-cell office:value-type="float" office:value="48.1281" calcext:value-type="float">
            <text:p>48.1281</text:p>
          </table:table-cell>
          <table:table-cell/>
          <table:table-cell table:formula="of:=([.D646]-[.A646])/0.0166667" office:value-type="float" office:value="-18.5279629440736" calcext:value-type="float">
            <text:p>-18.5279629440736</text:p>
          </table:table-cell>
          <table:table-cell table:formula="of:=ABS([.E646]-[.B646])/0.0166667" office:value-type="float" office:value="585.298829402341" calcext:value-type="float">
            <text:p>585.298829402341</text:p>
          </table:table-cell>
          <table:table-cell table:formula="of:=([.F646]-[.C646])/0.0166667" office:value-type="float" office:value="147.557704884591" calcext:value-type="float">
            <text:p>147.557704884591</text:p>
          </table:table-cell>
          <table:table-cell table:formula="of:=DEGREES(ATAN(ABS([.F646]-[.C646])/ABS([.E646]-[.B646])))" office:value-type="float" office:value="14.149787016412" calcext:value-type="float">
            <text:p>14.149787016412</text:p>
          </table:table-cell>
          <table:table-cell table:formula="of:=SQRT(POWER([.H646];2)+POWER([.I646];2)+POWER([.J646];2))" office:value-type="float" office:value="603.89674728501" calcext:value-type="float">
            <text:p>603.89674728501</text:p>
          </table:table-cell>
        </table:table-row>
        <table:table-row table:style-name="ro1">
          <table:table-cell office:value-type="float" office:value="74.9819" calcext:value-type="float">
            <text:p>74.9819</text:p>
          </table:table-cell>
          <table:table-cell office:value-type="float" office:value="291.732" calcext:value-type="float">
            <text:p>291.732</text:p>
          </table:table-cell>
          <table:table-cell office:value-type="float" office:value="45.4606" calcext:value-type="float">
            <text:p>45.4606</text:p>
          </table:table-cell>
          <table:table-cell office:value-type="float" office:value="74.9232" calcext:value-type="float">
            <text:p>74.9232</text:p>
          </table:table-cell>
          <table:table-cell office:value-type="float" office:value="282.103" calcext:value-type="float">
            <text:p>282.103</text:p>
          </table:table-cell>
          <table:table-cell office:value-type="float" office:value="47.1524" calcext:value-type="float">
            <text:p>47.1524</text:p>
          </table:table-cell>
          <table:table-cell/>
          <table:table-cell table:formula="of:=([.D647]-[.A647])/0.0166667" office:value-type="float" office:value="-3.52199295601419" calcext:value-type="float">
            <text:p>-3.52199295601419</text:p>
          </table:table-cell>
          <table:table-cell table:formula="of:=ABS([.E647]-[.B647])/0.0166667" office:value-type="float" office:value="577.738844522312" calcext:value-type="float">
            <text:p>577.738844522312</text:p>
          </table:table-cell>
          <table:table-cell table:formula="of:=([.F647]-[.C647])/0.0166667" office:value-type="float" office:value="101.507796984406" calcext:value-type="float">
            <text:p>101.507796984406</text:p>
          </table:table-cell>
          <table:table-cell table:formula="of:=DEGREES(ATAN(ABS([.F647]-[.C647])/ABS([.E647]-[.B647])))" office:value-type="float" office:value="9.96506782753907" calcext:value-type="float">
            <text:p>9.96506782753907</text:p>
          </table:table-cell>
          <table:table-cell table:formula="of:=SQRT(POWER([.H647];2)+POWER([.I647];2)+POWER([.J647];2))" office:value-type="float" office:value="586.599019563608" calcext:value-type="float">
            <text:p>586.599019563608</text:p>
          </table:table-cell>
        </table:table-row>
        <table:table-row table:style-name="ro1">
          <table:table-cell office:value-type="float" office:value="75.2213" calcext:value-type="float">
            <text:p>75.2213</text:p>
          </table:table-cell>
          <table:table-cell office:value-type="float" office:value="289.028" calcext:value-type="float">
            <text:p>289.028</text:p>
          </table:table-cell>
          <table:table-cell office:value-type="float" office:value="45.6091" calcext:value-type="float">
            <text:p>45.6091</text:p>
          </table:table-cell>
          <table:table-cell office:value-type="float" office:value="75.4012" calcext:value-type="float">
            <text:p>75.4012</text:p>
          </table:table-cell>
          <table:table-cell office:value-type="float" office:value="278.107" calcext:value-type="float">
            <text:p>278.107</text:p>
          </table:table-cell>
          <table:table-cell office:value-type="float" office:value="47.9918" calcext:value-type="float">
            <text:p>47.9918</text:p>
          </table:table-cell>
          <table:table-cell/>
          <table:table-cell table:formula="of:=([.D648]-[.A648])/0.0166667" office:value-type="float" office:value="10.7939784120434" calcext:value-type="float">
            <text:p>10.7939784120434</text:p>
          </table:table-cell>
          <table:table-cell table:formula="of:=ABS([.E648]-[.B648])/0.0166667" office:value-type="float" office:value="655.258689482621" calcext:value-type="float">
            <text:p>655.258689482621</text:p>
          </table:table-cell>
          <table:table-cell table:formula="of:=([.F648]-[.C648])/0.0166667" office:value-type="float" office:value="142.961714076572" calcext:value-type="float">
            <text:p>142.961714076572</text:p>
          </table:table-cell>
          <table:table-cell table:formula="of:=DEGREES(ATAN(ABS([.F648]-[.C648])/ABS([.E648]-[.B648])))" office:value-type="float" office:value="12.307697126833" calcext:value-type="float">
            <text:p>12.307697126833</text:p>
          </table:table-cell>
          <table:table-cell table:formula="of:=SQRT(POWER([.H648];2)+POWER([.I648];2)+POWER([.J648];2))" office:value-type="float" office:value="670.759652784925" calcext:value-type="float">
            <text:p>670.759652784925</text:p>
          </table:table-cell>
        </table:table-row>
        <table:table-row table:style-name="ro1">
          <table:table-cell office:value-type="float" office:value="74.7161" calcext:value-type="float">
            <text:p>74.7161</text:p>
          </table:table-cell>
          <table:table-cell office:value-type="float" office:value="290.273" calcext:value-type="float">
            <text:p>290.273</text:p>
          </table:table-cell>
          <table:table-cell office:value-type="float" office:value="45.9361" calcext:value-type="float">
            <text:p>45.9361</text:p>
          </table:table-cell>
          <table:table-cell office:value-type="float" office:value="74.6555" calcext:value-type="float">
            <text:p>74.6555</text:p>
          </table:table-cell>
          <table:table-cell office:value-type="float" office:value="279.361" calcext:value-type="float">
            <text:p>279.361</text:p>
          </table:table-cell>
          <table:table-cell office:value-type="float" office:value="47.8122" calcext:value-type="float">
            <text:p>47.8122</text:p>
          </table:table-cell>
          <table:table-cell/>
          <table:table-cell table:formula="of:=([.D649]-[.A649])/0.0166667" office:value-type="float" office:value="-3.63599272801417" calcext:value-type="float">
            <text:p>-3.63599272801417</text:p>
          </table:table-cell>
          <table:table-cell table:formula="of:=ABS([.E649]-[.B649])/0.0166667" office:value-type="float" office:value="654.718690562621" calcext:value-type="float">
            <text:p>654.718690562621</text:p>
          </table:table-cell>
          <table:table-cell table:formula="of:=([.F649]-[.C649])/0.0166667" office:value-type="float" office:value="112.56577486845" calcext:value-type="float">
            <text:p>112.56577486845</text:p>
          </table:table-cell>
          <table:table-cell table:formula="of:=DEGREES(ATAN(ABS([.F649]-[.C649])/ABS([.E649]-[.B649])))" office:value-type="float" office:value="9.75548494488765" calcext:value-type="float">
            <text:p>9.75548494488765</text:p>
          </table:table-cell>
          <table:table-cell table:formula="of:=SQRT(POWER([.H649];2)+POWER([.I649];2)+POWER([.J649];2))" office:value-type="float" office:value="664.334883840135" calcext:value-type="float">
            <text:p>664.334883840135</text:p>
          </table:table-cell>
        </table:table-row>
        <table:table-row table:style-name="ro1">
          <table:table-cell office:value-type="float" office:value="75.2675" calcext:value-type="float">
            <text:p>75.2675</text:p>
          </table:table-cell>
          <table:table-cell office:value-type="float" office:value="296.155" calcext:value-type="float">
            <text:p>296.155</text:p>
          </table:table-cell>
          <table:table-cell office:value-type="float" office:value="44.0218" calcext:value-type="float">
            <text:p>44.0218</text:p>
          </table:table-cell>
          <table:table-cell office:value-type="float" office:value="75.4492" calcext:value-type="float">
            <text:p>75.4492</text:p>
          </table:table-cell>
          <table:table-cell office:value-type="float" office:value="284.909" calcext:value-type="float">
            <text:p>284.909</text:p>
          </table:table-cell>
          <table:table-cell office:value-type="float" office:value="46.4775" calcext:value-type="float">
            <text:p>46.4775</text:p>
          </table:table-cell>
          <table:table-cell/>
          <table:table-cell table:formula="of:=([.D650]-[.A650])/0.0166667" office:value-type="float" office:value="10.901978196044" calcext:value-type="float">
            <text:p>10.901978196044</text:p>
          </table:table-cell>
          <table:table-cell table:formula="of:=ABS([.E650]-[.B650])/0.0166667" office:value-type="float" office:value="674.758650482698" calcext:value-type="float">
            <text:p>674.758650482698</text:p>
          </table:table-cell>
          <table:table-cell table:formula="of:=([.F650]-[.C650])/0.0166667" office:value-type="float" office:value="147.341705316589" calcext:value-type="float">
            <text:p>147.341705316589</text:p>
          </table:table-cell>
          <table:table-cell table:formula="of:=DEGREES(ATAN(ABS([.F650]-[.C650])/ABS([.E650]-[.B650])))" office:value-type="float" office:value="12.3178746062038" calcext:value-type="float">
            <text:p>12.3178746062038</text:p>
          </table:table-cell>
          <table:table-cell table:formula="of:=SQRT(POWER([.H650];2)+POWER([.I650];2)+POWER([.J650];2))" office:value-type="float" office:value="690.74428528611" calcext:value-type="float">
            <text:p>690.74428528611</text:p>
          </table:table-cell>
        </table:table-row>
        <table:table-row table:style-name="ro1">
          <table:table-cell office:value-type="float" office:value="75.2787" calcext:value-type="float">
            <text:p>75.2787</text:p>
          </table:table-cell>
          <table:table-cell office:value-type="float" office:value="297.399" calcext:value-type="float">
            <text:p>297.399</text:p>
          </table:table-cell>
          <table:table-cell office:value-type="float" office:value="44.6098" calcext:value-type="float">
            <text:p>44.6098</text:p>
          </table:table-cell>
          <table:table-cell office:value-type="float" office:value="75.6844" calcext:value-type="float">
            <text:p>75.6844</text:p>
          </table:table-cell>
          <table:table-cell office:value-type="float" office:value="282.012" calcext:value-type="float">
            <text:p>282.012</text:p>
          </table:table-cell>
          <table:table-cell office:value-type="float" office:value="47.9086" calcext:value-type="float">
            <text:p>47.9086</text:p>
          </table:table-cell>
          <table:table-cell/>
          <table:table-cell table:formula="of:=([.D651]-[.A651])/0.0166667" office:value-type="float" office:value="24.3419513160971" calcext:value-type="float">
            <text:p>24.3419513160971</text:p>
          </table:table-cell>
          <table:table-cell table:formula="of:=ABS([.E651]-[.B651])/0.0166667" office:value-type="float" office:value="923.218153563693" calcext:value-type="float">
            <text:p>923.218153563693</text:p>
          </table:table-cell>
          <table:table-cell table:formula="of:=([.F651]-[.C651])/0.0166667" office:value-type="float" office:value="197.927604144792" calcext:value-type="float">
            <text:p>197.927604144792</text:p>
          </table:table-cell>
          <table:table-cell table:formula="of:=DEGREES(ATAN(ABS([.F651]-[.C651])/ABS([.E651]-[.B651])))" office:value-type="float" office:value="12.1004023722133" calcext:value-type="float">
            <text:p>12.1004023722133</text:p>
          </table:table-cell>
          <table:table-cell table:formula="of:=SQRT(POWER([.H651];2)+POWER([.I651];2)+POWER([.J651];2))" office:value-type="float" office:value="944.510257300537" calcext:value-type="float">
            <text:p>944.510257300537</text:p>
          </table:table-cell>
        </table:table-row>
        <table:table-row table:style-name="ro1">
          <table:table-cell office:value-type="float" office:value="75.2406" calcext:value-type="float">
            <text:p>75.2406</text:p>
          </table:table-cell>
          <table:table-cell office:value-type="float" office:value="291.753" calcext:value-type="float">
            <text:p>291.753</text:p>
          </table:table-cell>
          <table:table-cell office:value-type="float" office:value="45.4551" calcext:value-type="float">
            <text:p>45.4551</text:p>
          </table:table-cell>
          <table:table-cell office:value-type="float" office:value="75.1771" calcext:value-type="float">
            <text:p>75.1771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47.404" calcext:value-type="float">
            <text:p>47.404</text:p>
          </table:table-cell>
          <table:table-cell/>
          <table:table-cell table:formula="of:=([.D652]-[.A652])/0.0166667" office:value-type="float" office:value="-3.80999238001553" calcext:value-type="float">
            <text:p>-3.80999238001553</text:p>
          </table:table-cell>
          <table:table-cell table:formula="of:=ABS([.E652]-[.B652])/0.0166667" office:value-type="float" office:value="580.558838882322" calcext:value-type="float">
            <text:p>580.558838882322</text:p>
          </table:table-cell>
          <table:table-cell table:formula="of:=([.F652]-[.C652])/0.0166667" office:value-type="float" office:value="116.933766132468" calcext:value-type="float">
            <text:p>116.933766132468</text:p>
          </table:table-cell>
          <table:table-cell table:formula="of:=DEGREES(ATAN(ABS([.F652]-[.C652])/ABS([.E652]-[.B652])))" office:value-type="float" office:value="11.3879146765555" calcext:value-type="float">
            <text:p>11.3879146765555</text:p>
          </table:table-cell>
          <table:table-cell table:formula="of:=SQRT(POWER([.H652];2)+POWER([.I652];2)+POWER([.J652];2))" office:value-type="float" office:value="592.230180848838" calcext:value-type="float">
            <text:p>592.230180848838</text:p>
          </table:table-cell>
        </table:table-row>
        <table:table-row table:style-name="ro1">
          <table:table-cell office:value-type="float" office:value="75.7371" calcext:value-type="float">
            <text:p>75.7371</text:p>
          </table:table-cell>
          <table:table-cell office:value-type="float" office:value="288.907" calcext:value-type="float">
            <text:p>288.907</text:p>
          </table:table-cell>
          <table:table-cell office:value-type="float" office:value="46.3841" calcext:value-type="float">
            <text:p>46.3841</text:p>
          </table:table-cell>
          <table:table-cell office:value-type="float" office:value="75.9155" calcext:value-type="float">
            <text:p>75.9155</text:p>
          </table:table-cell>
          <table:table-cell office:value-type="float" office:value="279.322" calcext:value-type="float">
            <text:p>279.322</text:p>
          </table:table-cell>
          <table:table-cell office:value-type="float" office:value="48.5514" calcext:value-type="float">
            <text:p>48.5514</text:p>
          </table:table-cell>
          <table:table-cell/>
          <table:table-cell table:formula="of:=([.D653]-[.A653])/0.0166667" office:value-type="float" office:value="10.7039785920426" calcext:value-type="float">
            <text:p>10.7039785920426</text:p>
          </table:table-cell>
          <table:table-cell table:formula="of:=ABS([.E653]-[.B653])/0.0166667" office:value-type="float" office:value="575.098849802299" calcext:value-type="float">
            <text:p>575.098849802299</text:p>
          </table:table-cell>
          <table:table-cell table:formula="of:=([.F653]-[.C653])/0.0166667" office:value-type="float" office:value="130.03773992452" calcext:value-type="float">
            <text:p>130.03773992452</text:p>
          </table:table-cell>
          <table:table-cell table:formula="of:=DEGREES(ATAN(ABS([.F653]-[.C653])/ABS([.E653]-[.B653])))" office:value-type="float" office:value="12.7411056128831" calcext:value-type="float">
            <text:p>12.7411056128831</text:p>
          </table:table-cell>
          <table:table-cell table:formula="of:=SQRT(POWER([.H653];2)+POWER([.I653];2)+POWER([.J653];2))" office:value-type="float" office:value="589.714402067902" calcext:value-type="float">
            <text:p>589.714402067902</text:p>
          </table:table-cell>
        </table:table-row>
        <table:table-row table:style-name="ro1">
          <table:table-cell office:value-type="float" office:value="75.2301" calcext:value-type="float">
            <text:p>75.2301</text:p>
          </table:table-cell>
          <table:table-cell office:value-type="float" office:value="290.481" calcext:value-type="float">
            <text:p>290.481</text:p>
          </table:table-cell>
          <table:table-cell office:value-type="float" office:value="45.1358" calcext:value-type="float">
            <text:p>45.1358</text:p>
          </table:table-cell>
          <table:table-cell office:value-type="float" office:value="75.4095" calcext:value-type="float">
            <text:p>75.4095</text:p>
          </table:table-cell>
          <table:table-cell office:value-type="float" office:value="279.598" calcext:value-type="float">
            <text:p>279.598</text:p>
          </table:table-cell>
          <table:table-cell office:value-type="float" office:value="47.0238" calcext:value-type="float">
            <text:p>47.0238</text:p>
          </table:table-cell>
          <table:table-cell/>
          <table:table-cell table:formula="of:=([.D654]-[.A654])/0.0166667" office:value-type="float" office:value="10.7639784720431" calcext:value-type="float">
            <text:p>10.7639784720431</text:p>
          </table:table-cell>
          <table:table-cell table:formula="of:=ABS([.E654]-[.B654])/0.0166667" office:value-type="float" office:value="652.978694042611" calcext:value-type="float">
            <text:p>652.978694042611</text:p>
          </table:table-cell>
          <table:table-cell table:formula="of:=([.F654]-[.C654])/0.0166667" office:value-type="float" office:value="113.279773440453" calcext:value-type="float">
            <text:p>113.279773440453</text:p>
          </table:table-cell>
          <table:table-cell table:formula="of:=DEGREES(ATAN(ABS([.F654]-[.C654])/ABS([.E654]-[.B654])))" office:value-type="float" office:value="9.84180973596276" calcext:value-type="float">
            <text:p>9.84180973596276</text:p>
          </table:table-cell>
          <table:table-cell table:formula="of:=SQRT(POWER([.H654];2)+POWER([.I654];2)+POWER([.J654];2))" office:value-type="float" office:value="662.819240198156" calcext:value-type="float">
            <text:p>662.819240198156</text:p>
          </table:table-cell>
        </table:table-row>
        <table:table-row table:style-name="ro1">
          <table:table-cell office:value-type="float" office:value="74.7303" calcext:value-type="float">
            <text:p>74.7303</text:p>
          </table:table-cell>
          <table:table-cell office:value-type="float" office:value="293.169" calcext:value-type="float">
            <text:p>293.169</text:p>
          </table:table-cell>
          <table:table-cell office:value-type="float" office:value="44.9916" calcext:value-type="float">
            <text:p>44.9916</text:p>
          </table:table-cell>
          <table:table-cell office:value-type="float" office:value="74.9232" calcext:value-type="float">
            <text:p>74.9232</text:p>
          </table:table-cell>
          <table:table-cell office:value-type="float" office:value="282.109" calcext:value-type="float">
            <text:p>282.109</text:p>
          </table:table-cell>
          <table:table-cell office:value-type="float" office:value="47.1516" calcext:value-type="float">
            <text:p>47.1516</text:p>
          </table:table-cell>
          <table:table-cell/>
          <table:table-cell table:formula="of:=([.D655]-[.A655])/0.0166667" office:value-type="float" office:value="11.573976852046" calcext:value-type="float">
            <text:p>11.573976852046</text:p>
          </table:table-cell>
          <table:table-cell table:formula="of:=ABS([.E655]-[.B655])/0.0166667" office:value-type="float" office:value="663.598672802655" calcext:value-type="float">
            <text:p>663.598672802655</text:p>
          </table:table-cell>
          <table:table-cell table:formula="of:=([.F655]-[.C655])/0.0166667" office:value-type="float" office:value="129.599740800519" calcext:value-type="float">
            <text:p>129.599740800519</text:p>
          </table:table-cell>
          <table:table-cell table:formula="of:=DEGREES(ATAN(ABS([.F655]-[.C655])/ABS([.E655]-[.B655])))" office:value-type="float" office:value="11.0506773225188" calcext:value-type="float">
            <text:p>11.0506773225188</text:p>
          </table:table-cell>
          <table:table-cell table:formula="of:=SQRT(POWER([.H655];2)+POWER([.I655];2)+POWER([.J655];2))" office:value-type="float" office:value="676.234610398771" calcext:value-type="float">
            <text:p>676.234610398771</text:p>
          </table:table-cell>
        </table:table-row>
        <table:table-row table:style-name="ro1">
          <table:table-cell office:value-type="float" office:value="75.4888" calcext:value-type="float">
            <text:p>75.4888</text:p>
          </table:table-cell>
          <table:table-cell office:value-type="float" office:value="290.448" calcext:value-type="float">
            <text:p>290.448</text:p>
          </table:table-cell>
          <table:table-cell office:value-type="float" office:value="45.3932" calcext:value-type="float">
            <text:p>45.3932</text:p>
          </table:table-cell>
          <table:table-cell office:value-type="float" office:value="75.6516" calcext:value-type="float">
            <text:p>75.6516</text:p>
          </table:table-cell>
          <table:table-cell office:value-type="float" office:value="278.246" calcext:value-type="float">
            <text:p>278.246</text:p>
          </table:table-cell>
          <table:table-cell office:value-type="float" office:value="47.4728" calcext:value-type="float">
            <text:p>47.4728</text:p>
          </table:table-cell>
          <table:table-cell/>
          <table:table-cell table:formula="of:=([.D656]-[.A656])/0.0166667" office:value-type="float" office:value="9.76798046403933" calcext:value-type="float">
            <text:p>9.76798046403933</text:p>
          </table:table-cell>
          <table:table-cell table:formula="of:=ABS([.E656]-[.B656])/0.0166667" office:value-type="float" office:value="732.118535762928" calcext:value-type="float">
            <text:p>732.118535762928</text:p>
          </table:table-cell>
          <table:table-cell table:formula="of:=([.F656]-[.C656])/0.0166667" office:value-type="float" office:value="124.775750448499" calcext:value-type="float">
            <text:p>124.775750448499</text:p>
          </table:table-cell>
          <table:table-cell table:formula="of:=DEGREES(ATAN(ABS([.F656]-[.C656])/ABS([.E656]-[.B656])))" office:value-type="float" office:value="9.67204874204676" calcext:value-type="float">
            <text:p>9.67204874204676</text:p>
          </table:table-cell>
          <table:table-cell table:formula="of:=SQRT(POWER([.H656];2)+POWER([.I656];2)+POWER([.J656];2))" office:value-type="float" office:value="742.739491174386" calcext:value-type="float">
            <text:p>742.739491174386</text:p>
          </table:table-cell>
        </table:table-row>
        <table:table-row table:style-name="ro1">
          <table:table-cell office:value-type="float" office:value="75.1937" calcext:value-type="float">
            <text:p>75.1937</text:p>
          </table:table-cell>
          <table:table-cell office:value-type="float" office:value="284.937" calcext:value-type="float">
            <text:p>284.937</text:p>
          </table:table-cell>
          <table:table-cell office:value-type="float" office:value="46.2238" calcext:value-type="float">
            <text:p>46.2238</text:p>
          </table:table-cell>
          <table:table-cell office:value-type="float" office:value="75.1314" calcext:value-type="float">
            <text:p>75.1314</text:p>
          </table:table-cell>
          <table:table-cell office:value-type="float" office:value="275.579" calcext:value-type="float">
            <text:p>275.579</text:p>
          </table:table-cell>
          <table:table-cell office:value-type="float" office:value="47.8768" calcext:value-type="float">
            <text:p>47.8768</text:p>
          </table:table-cell>
          <table:table-cell/>
          <table:table-cell table:formula="of:=([.D657]-[.A657])/0.0166667" office:value-type="float" office:value="-3.73799252401541" calcext:value-type="float">
            <text:p>-3.73799252401541</text:p>
          </table:table-cell>
          <table:table-cell table:formula="of:=ABS([.E657]-[.B657])/0.0166667" office:value-type="float" office:value="561.478877042246" calcext:value-type="float">
            <text:p>561.478877042246</text:p>
          </table:table-cell>
          <table:table-cell table:formula="of:=([.F657]-[.C657])/0.0166667" office:value-type="float" office:value="99.1798016403971" calcext:value-type="float">
            <text:p>99.1798016403971</text:p>
          </table:table-cell>
          <table:table-cell table:formula="of:=DEGREES(ATAN(ABS([.F657]-[.C657])/ABS([.E657]-[.B657])))" office:value-type="float" office:value="10.0174100555356" calcext:value-type="float">
            <text:p>10.0174100555356</text:p>
          </table:table-cell>
          <table:table-cell table:formula="of:=SQRT(POWER([.H657];2)+POWER([.I657];2)+POWER([.J657];2))" office:value-type="float" office:value="570.183422247754" calcext:value-type="float">
            <text:p>570.183422247754</text:p>
          </table:table-cell>
        </table:table-row>
        <table:table-row table:style-name="ro1">
          <table:table-cell office:value-type="float" office:value="75.2479" calcext:value-type="float">
            <text:p>75.2479</text:p>
          </table:table-cell>
          <table:table-cell office:value-type="float" office:value="293.391" calcext:value-type="float">
            <text:p>293.391</text:p>
          </table:table-cell>
          <table:table-cell office:value-type="float" office:value="44.1834" calcext:value-type="float">
            <text:p>44.1834</text:p>
          </table:table-cell>
          <table:table-cell office:value-type="float" office:value="75.4281" calcext:value-type="float">
            <text:p>75.4281</text:p>
          </table:table-cell>
          <table:table-cell office:value-type="float" office:value="282.379" calcext:value-type="float">
            <text:p>282.379</text:p>
          </table:table-cell>
          <table:table-cell office:value-type="float" office:value="46.1048" calcext:value-type="float">
            <text:p>46.1048</text:p>
          </table:table-cell>
          <table:table-cell/>
          <table:table-cell table:formula="of:=([.D658]-[.A658])/0.0166667" office:value-type="float" office:value="10.8119783760432" calcext:value-type="float">
            <text:p>10.8119783760432</text:p>
          </table:table-cell>
          <table:table-cell table:formula="of:=ABS([.E658]-[.B658])/0.0166667" office:value-type="float" office:value="660.718678562643" calcext:value-type="float">
            <text:p>660.718678562643</text:p>
          </table:table-cell>
          <table:table-cell table:formula="of:=([.F658]-[.C658])/0.0166667" office:value-type="float" office:value="115.283769432461" calcext:value-type="float">
            <text:p>115.283769432461</text:p>
          </table:table-cell>
          <table:table-cell table:formula="of:=DEGREES(ATAN(ABS([.F658]-[.C658])/ABS([.E658]-[.B658])))" office:value-type="float" office:value="9.8974669672599" calcext:value-type="float">
            <text:p>9.8974669672599</text:p>
          </table:table-cell>
          <table:table-cell table:formula="of:=SQRT(POWER([.H658];2)+POWER([.I658];2)+POWER([.J658];2))" office:value-type="float" office:value="670.787908785278" calcext:value-type="float">
            <text:p>670.787908785278</text:p>
          </table:table-cell>
        </table:table-row>
        <table:table-row table:style-name="ro1">
          <table:table-cell office:value-type="float" office:value="75.2863" calcext:value-type="float">
            <text:p>75.2863</text:p>
          </table:table-cell>
          <table:table-cell office:value-type="float" office:value="299.08" calcext:value-type="float">
            <text:p>299.08</text:p>
          </table:table-cell>
          <table:table-cell office:value-type="float" office:value="43.3191" calcext:value-type="float">
            <text:p>43.3191</text:p>
          </table:table-cell>
          <table:table-cell office:value-type="float" office:value="75.2132" calcext:value-type="float">
            <text:p>75.2132</text:p>
          </table:table-cell>
          <table:table-cell office:value-type="float" office:value="287.555" calcext:value-type="float">
            <text:p>287.555</text:p>
          </table:table-cell>
          <table:table-cell office:value-type="float" office:value="46.3368" calcext:value-type="float">
            <text:p>46.3368</text:p>
          </table:table-cell>
          <table:table-cell/>
          <table:table-cell table:formula="of:=([.D659]-[.A659])/0.0166667" office:value-type="float" office:value="-4.38599122801734" calcext:value-type="float">
            <text:p>-4.38599122801734</text:p>
          </table:table-cell>
          <table:table-cell table:formula="of:=ABS([.E659]-[.B659])/0.0166667" office:value-type="float" office:value="691.498617002765" calcext:value-type="float">
            <text:p>691.498617002765</text:p>
          </table:table-cell>
          <table:table-cell table:formula="of:=([.F659]-[.C659])/0.0166667" office:value-type="float" office:value="181.061637876724" calcext:value-type="float">
            <text:p>181.061637876724</text:p>
          </table:table-cell>
          <table:table-cell table:formula="of:=DEGREES(ATAN(ABS([.F659]-[.C659])/ABS([.E659]-[.B659])))" office:value-type="float" office:value="14.6728927697704" calcext:value-type="float">
            <text:p>14.6728927697704</text:p>
          </table:table-cell>
          <table:table-cell table:formula="of:=SQRT(POWER([.H659];2)+POWER([.I659];2)+POWER([.J659];2))" office:value-type="float" office:value="714.823678221693" calcext:value-type="float">
            <text:p>714.823678221693</text:p>
          </table:table-cell>
        </table:table-row>
        <table:table-row table:style-name="ro1">
          <table:table-cell office:value-type="float" office:value="74.7217" calcext:value-type="float">
            <text:p>74.7217</text:p>
          </table:table-cell>
          <table:table-cell office:value-type="float" office:value="291.829" calcext:value-type="float">
            <text:p>291.829</text:p>
          </table:table-cell>
          <table:table-cell office:value-type="float" office:value="44.9372" calcext:value-type="float">
            <text:p>44.9372</text:p>
          </table:table-cell>
          <table:table-cell office:value-type="float" office:value="74.4166" calcext:value-type="float">
            <text:p>74.4166</text:p>
          </table:table-cell>
          <table:table-cell office:value-type="float" office:value="282.067" calcext:value-type="float">
            <text:p>282.067</text:p>
          </table:table-cell>
          <table:table-cell office:value-type="float" office:value="47.1625" calcext:value-type="float">
            <text:p>47.1625</text:p>
          </table:table-cell>
          <table:table-cell/>
          <table:table-cell table:formula="of:=([.D660]-[.A660])/0.0166667" office:value-type="float" office:value="-18.305963388073" calcext:value-type="float">
            <text:p>-18.305963388073</text:p>
          </table:table-cell>
          <table:table-cell table:formula="of:=ABS([.E660]-[.B660])/0.0166667" office:value-type="float" office:value="585.718828562343" calcext:value-type="float">
            <text:p>585.718828562343</text:p>
          </table:table-cell>
          <table:table-cell table:formula="of:=([.F660]-[.C660])/0.0166667" office:value-type="float" office:value="133.517732964534" calcext:value-type="float">
            <text:p>133.517732964534</text:p>
          </table:table-cell>
          <table:table-cell table:formula="of:=DEGREES(ATAN(ABS([.F660]-[.C660])/ABS([.E660]-[.B660])))" office:value-type="float" office:value="12.8414502766519" calcext:value-type="float">
            <text:p>12.8414502766519</text:p>
          </table:table-cell>
          <table:table-cell table:formula="of:=SQRT(POWER([.H660];2)+POWER([.I660];2)+POWER([.J660];2))" office:value-type="float" office:value="601.022994105881" calcext:value-type="float">
            <text:p>601.022994105881</text:p>
          </table:table-cell>
        </table:table-row>
        <table:table-row table:style-name="ro1">
          <table:table-cell office:value-type="float" office:value="75.4888" calcext:value-type="float">
            <text:p>75.4888</text:p>
          </table:table-cell>
          <table:table-cell office:value-type="float" office:value="290.443" calcext:value-type="float">
            <text:p>290.443</text:p>
          </table:table-cell>
          <table:table-cell office:value-type="float" office:value="45.3941" calcext:value-type="float">
            <text:p>45.3941</text:p>
          </table:table-cell>
          <table:table-cell office:value-type="float" office:value="75.9143" calcext:value-type="float">
            <text:p>75.9143</text:p>
          </table:table-cell>
          <table:table-cell office:value-type="float" office:value="279.542" calcext:value-type="float">
            <text:p>279.542</text:p>
          </table:table-cell>
          <table:table-cell office:value-type="float" office:value="47.5252" calcext:value-type="float">
            <text:p>47.5252</text:p>
          </table:table-cell>
          <table:table-cell/>
          <table:table-cell table:formula="of:=([.D661]-[.A661])/0.0166667" office:value-type="float" office:value="25.5299489401021" calcext:value-type="float">
            <text:p>25.5299489401021</text:p>
          </table:table-cell>
          <table:table-cell table:formula="of:=ABS([.E661]-[.B661])/0.0166667" office:value-type="float" office:value="654.058691882617" calcext:value-type="float">
            <text:p>654.058691882617</text:p>
          </table:table-cell>
          <table:table-cell table:formula="of:=([.F661]-[.C661])/0.0166667" office:value-type="float" office:value="127.865744268511" calcext:value-type="float">
            <text:p>127.865744268511</text:p>
          </table:table-cell>
          <table:table-cell table:formula="of:=DEGREES(ATAN(ABS([.F661]-[.C661])/ABS([.E661]-[.B661])))" office:value-type="float" office:value="11.0615745225931" calcext:value-type="float">
            <text:p>11.0615745225931</text:p>
          </table:table-cell>
          <table:table-cell table:formula="of:=SQRT(POWER([.H661];2)+POWER([.I661];2)+POWER([.J661];2))" office:value-type="float" office:value="666.928931204386" calcext:value-type="float">
            <text:p>666.928931204386</text:p>
          </table:table-cell>
        </table:table-row>
        <table:table-row table:style-name="ro1">
          <table:table-cell office:value-type="float" office:value="74.9543" calcext:value-type="float">
            <text:p>74.9543</text:p>
          </table:table-cell>
          <table:table-cell office:value-type="float" office:value="287.757" calcext:value-type="float">
            <text:p>287.757</text:p>
          </table:table-cell>
          <table:table-cell office:value-type="float" office:value="45.2954" calcext:value-type="float">
            <text:p>45.2954</text:p>
          </table:table-cell>
          <table:table-cell office:value-type="float" office:value="74.8891" calcext:value-type="float">
            <text:p>74.8891</text:p>
          </table:table-cell>
          <table:table-cell office:value-type="float" office:value="276.914" calcext:value-type="float">
            <text:p>276.914</text:p>
          </table:table-cell>
          <table:table-cell office:value-type="float" office:value="47.4318" calcext:value-type="float">
            <text:p>47.4318</text:p>
          </table:table-cell>
          <table:table-cell/>
          <table:table-cell table:formula="of:=([.D662]-[.A662])/0.0166667" office:value-type="float" office:value="-3.91199217601591" calcext:value-type="float">
            <text:p>-3.91199217601591</text:p>
          </table:table-cell>
          <table:table-cell table:formula="of:=ABS([.E662]-[.B662])/0.0166667" office:value-type="float" office:value="650.578698842604" calcext:value-type="float">
            <text:p>650.578698842604</text:p>
          </table:table-cell>
          <table:table-cell table:formula="of:=([.F662]-[.C662])/0.0166667" office:value-type="float" office:value="128.183743632513" calcext:value-type="float">
            <text:p>128.183743632513</text:p>
          </table:table-cell>
          <table:table-cell table:formula="of:=DEGREES(ATAN(ABS([.F662]-[.C662])/ABS([.E662]-[.B662])))" office:value-type="float" office:value="11.1462347592879" calcext:value-type="float">
            <text:p>11.1462347592879</text:p>
          </table:table-cell>
          <table:table-cell table:formula="of:=SQRT(POWER([.H662];2)+POWER([.I662];2)+POWER([.J662];2))" office:value-type="float" office:value="663.098046447255" calcext:value-type="float">
            <text:p>663.098046447255</text:p>
          </table:table-cell>
        </table:table-row>
        <table:table-row table:style-name="ro1">
          <table:table-cell office:value-type="float" office:value="74.9974" calcext:value-type="float">
            <text:p>74.9974</text:p>
          </table:table-cell>
          <table:table-cell office:value-type="float" office:value="294.724" calcext:value-type="float">
            <text:p>294.724</text:p>
          </table:table-cell>
          <table:table-cell office:value-type="float" office:value="44.2408" calcext:value-type="float">
            <text:p>44.2408</text:p>
          </table:table-cell>
          <table:table-cell office:value-type="float" office:value="75.1749" calcext:value-type="float">
            <text:p>75.1749</text:p>
          </table:table-cell>
          <table:table-cell office:value-type="float" office:value="282.296" calcext:value-type="float">
            <text:p>282.296</text:p>
          </table:table-cell>
          <table:table-cell office:value-type="float" office:value="46.3703" calcext:value-type="float">
            <text:p>46.3703</text:p>
          </table:table-cell>
          <table:table-cell/>
          <table:table-cell table:formula="of:=([.D663]-[.A663])/0.0166667" office:value-type="float" office:value="10.6499787000423" calcext:value-type="float">
            <text:p>10.6499787000423</text:p>
          </table:table-cell>
          <table:table-cell table:formula="of:=ABS([.E663]-[.B663])/0.0166667" office:value-type="float" office:value="745.678508642983" calcext:value-type="float">
            <text:p>745.678508642983</text:p>
          </table:table-cell>
          <table:table-cell table:formula="of:=([.F663]-[.C663])/0.0166667" office:value-type="float" office:value="127.769744460511" calcext:value-type="float">
            <text:p>127.769744460511</text:p>
          </table:table-cell>
          <table:table-cell table:formula="of:=DEGREES(ATAN(ABS([.F663]-[.C663])/ABS([.E663]-[.B663])))" office:value-type="float" office:value="9.72303590847598" calcext:value-type="float">
            <text:p>9.72303590847598</text:p>
          </table:table-cell>
          <table:table-cell table:formula="of:=SQRT(POWER([.H663];2)+POWER([.I663];2)+POWER([.J663];2))" office:value-type="float" office:value="756.620755661539" calcext:value-type="float">
            <text:p>756.620755661539</text:p>
          </table:table-cell>
        </table:table-row>
        <table:table-row table:style-name="ro1">
          <table:table-cell office:value-type="float" office:value="75.4478" calcext:value-type="float">
            <text:p>75.4478</text:p>
          </table:table-cell>
          <table:table-cell office:value-type="float" office:value="285.072" calcext:value-type="float">
            <text:p>285.072</text:p>
          </table:table-cell>
          <table:table-cell office:value-type="float" office:value="45.6972" calcext:value-type="float">
            <text:p>45.6972</text:p>
          </table:table-cell>
          <table:table-cell office:value-type="float" office:value="75.3898" calcext:value-type="float">
            <text:p>75.3898</text:p>
          </table:table-cell>
          <table:table-cell office:value-type="float" office:value="277.02" calcext:value-type="float">
            <text:p>277.02</text:p>
          </table:table-cell>
          <table:table-cell office:value-type="float" office:value="47.1638" calcext:value-type="float">
            <text:p>47.1638</text:p>
          </table:table-cell>
          <table:table-cell/>
          <table:table-cell table:formula="of:=([.D664]-[.A664])/0.0166667" office:value-type="float" office:value="-3.47999304001434" calcext:value-type="float">
            <text:p>-3.47999304001434</text:p>
          </table:table-cell>
          <table:table-cell table:formula="of:=ABS([.E664]-[.B664])/0.0166667" office:value-type="float" office:value="483.119033761934" calcext:value-type="float">
            <text:p>483.119033761934</text:p>
          </table:table-cell>
          <table:table-cell table:formula="of:=([.F664]-[.C664])/0.0166667" office:value-type="float" office:value="87.995824008352" calcext:value-type="float">
            <text:p>87.995824008352</text:p>
          </table:table-cell>
          <table:table-cell table:formula="of:=DEGREES(ATAN(ABS([.F664]-[.C664])/ABS([.E664]-[.B664])))" office:value-type="float" office:value="10.3227542952143" calcext:value-type="float">
            <text:p>10.3227542952143</text:p>
          </table:table-cell>
          <table:table-cell table:formula="of:=SQRT(POWER([.H664];2)+POWER([.I664];2)+POWER([.J664];2))" office:value-type="float" office:value="491.079806322284" calcext:value-type="float">
            <text:p>491.079806322284</text:p>
          </table:table-cell>
        </table:table-row>
        <table:table-row table:style-name="ro1">
          <table:table-cell office:value-type="float" office:value="74.9543" calcext:value-type="float">
            <text:p>74.9543</text:p>
          </table:table-cell>
          <table:table-cell office:value-type="float" office:value="287.763" calcext:value-type="float">
            <text:p>287.763</text:p>
          </table:table-cell>
          <table:table-cell office:value-type="float" office:value="45.2946" calcext:value-type="float">
            <text:p>45.2946</text:p>
          </table:table-cell>
          <table:table-cell office:value-type="float" office:value="74.8884" calcext:value-type="float">
            <text:p>74.8884</text:p>
          </table:table-cell>
          <table:table-cell office:value-type="float" office:value="276.966" calcext:value-type="float">
            <text:p>276.966</text:p>
          </table:table-cell>
          <table:table-cell office:value-type="float" office:value="47.1764" calcext:value-type="float">
            <text:p>47.1764</text:p>
          </table:table-cell>
          <table:table-cell/>
          <table:table-cell table:formula="of:=([.D665]-[.A665])/0.0166667" office:value-type="float" office:value="-3.95399209201577" calcext:value-type="float">
            <text:p>-3.95399209201577</text:p>
          </table:table-cell>
          <table:table-cell table:formula="of:=ABS([.E665]-[.B665])/0.0166667" office:value-type="float" office:value="647.818704362589" calcext:value-type="float">
            <text:p>647.818704362589</text:p>
          </table:table-cell>
          <table:table-cell table:formula="of:=([.F665]-[.C665])/0.0166667" office:value-type="float" office:value="112.907774184452" calcext:value-type="float">
            <text:p>112.907774184452</text:p>
          </table:table-cell>
          <table:table-cell table:formula="of:=DEGREES(ATAN(ABS([.F665]-[.C665])/ABS([.E665]-[.B665])))" office:value-type="float" office:value="9.88672253448937" calcext:value-type="float">
            <text:p>9.88672253448937</text:p>
          </table:table-cell>
          <table:table-cell table:formula="of:=SQRT(POWER([.H665];2)+POWER([.I665];2)+POWER([.J665];2))" office:value-type="float" office:value="657.596284392464" calcext:value-type="float">
            <text:p>657.596284392464</text:p>
          </table:table-cell>
        </table:table-row>
        <table:table-row table:style-name="ro1">
          <table:table-cell office:value-type="float" office:value="74.9708" calcext:value-type="float">
            <text:p>74.9708</text:p>
          </table:table-cell>
          <table:table-cell office:value-type="float" office:value="290.582" calcext:value-type="float">
            <text:p>290.582</text:p>
          </table:table-cell>
          <table:table-cell office:value-type="float" office:value="44.6126" calcext:value-type="float">
            <text:p>44.6126</text:p>
          </table:table-cell>
          <table:table-cell office:value-type="float" office:value="74.9049" calcext:value-type="float">
            <text:p>74.9049</text:p>
          </table:table-cell>
          <table:table-cell office:value-type="float" office:value="279.616" calcext:value-type="float">
            <text:p>279.616</text:p>
          </table:table-cell>
          <table:table-cell office:value-type="float" office:value="46.7769" calcext:value-type="float">
            <text:p>46.7769</text:p>
          </table:table-cell>
          <table:table-cell/>
          <table:table-cell table:formula="of:=([.D666]-[.A666])/0.0166667" office:value-type="float" office:value="-3.95399209201577" calcext:value-type="float">
            <text:p>-3.95399209201577</text:p>
          </table:table-cell>
          <table:table-cell table:formula="of:=ABS([.E666]-[.B666])/0.0166667" office:value-type="float" office:value="657.958684082632" calcext:value-type="float">
            <text:p>657.958684082632</text:p>
          </table:table-cell>
          <table:table-cell table:formula="of:=([.F666]-[.C666])/0.0166667" office:value-type="float" office:value="129.857740284519" calcext:value-type="float">
            <text:p>129.857740284519</text:p>
          </table:table-cell>
          <table:table-cell table:formula="of:=DEGREES(ATAN(ABS([.F666]-[.C666])/ABS([.E666]-[.B666])))" office:value-type="float" office:value="11.1646684318233" calcext:value-type="float">
            <text:p>11.1646684318233</text:p>
          </table:table-cell>
          <table:table-cell table:formula="of:=SQRT(POWER([.H666];2)+POWER([.I666];2)+POWER([.J666];2))" office:value-type="float" office:value="670.662580382277" calcext:value-type="float">
            <text:p>670.662580382277</text:p>
          </table:table-cell>
        </table:table-row>
        <table:table-row table:style-name="ro1">
          <table:table-cell office:value-type="float" office:value="75.4572" calcext:value-type="float">
            <text:p>75.4572</text:p>
          </table:table-cell>
          <table:table-cell office:value-type="float" office:value="286.489" calcext:value-type="float">
            <text:p>286.489</text:p>
          </table:table-cell>
          <table:table-cell office:value-type="float" office:value="45.2297" calcext:value-type="float">
            <text:p>45.2297</text:p>
          </table:table-cell>
          <table:table-cell office:value-type="float" office:value="75.6294" calcext:value-type="float">
            <text:p>75.6294</text:p>
          </table:table-cell>
          <table:table-cell office:value-type="float" office:value="275.834" calcext:value-type="float">
            <text:p>275.834</text:p>
          </table:table-cell>
          <table:table-cell office:value-type="float" office:value="46.8463" calcext:value-type="float">
            <text:p>46.8463</text:p>
          </table:table-cell>
          <table:table-cell/>
          <table:table-cell table:formula="of:=([.D667]-[.A667])/0.0166667" office:value-type="float" office:value="10.3319793360415" calcext:value-type="float">
            <text:p>10.3319793360415</text:p>
          </table:table-cell>
          <table:table-cell table:formula="of:=ABS([.E667]-[.B667])/0.0166667" office:value-type="float" office:value="639.298721402556" calcext:value-type="float">
            <text:p>639.298721402556</text:p>
          </table:table-cell>
          <table:table-cell table:formula="of:=([.F667]-[.C667])/0.0166667" office:value-type="float" office:value="96.9958060083879" calcext:value-type="float">
            <text:p>96.9958060083879</text:p>
          </table:table-cell>
          <table:table-cell table:formula="of:=DEGREES(ATAN(ABS([.F667]-[.C667])/ABS([.E667]-[.B667])))" office:value-type="float" office:value="8.62724439179275" calcext:value-type="float">
            <text:p>8.62724439179275</text:p>
          </table:table-cell>
          <table:table-cell table:formula="of:=SQRT(POWER([.H667];2)+POWER([.I667];2)+POWER([.J667];2))" office:value-type="float" office:value="646.697604268919" calcext:value-type="float">
            <text:p>646.697604268919</text:p>
          </table:table-cell>
        </table:table-row>
        <table:table-row table:style-name="ro1">
          <table:table-cell office:value-type="float" office:value="74.9794" calcext:value-type="float">
            <text:p>74.9794</text:p>
          </table:table-cell>
          <table:table-cell office:value-type="float" office:value="291.97" calcext:value-type="float">
            <text:p>291.97</text:p>
          </table:table-cell>
          <table:table-cell office:value-type="float" office:value="44.4018" calcext:value-type="float">
            <text:p>44.4018</text:p>
          </table:table-cell>
          <table:table-cell office:value-type="float" office:value="74.6677" calcext:value-type="float">
            <text:p>74.6677</text:p>
          </table:table-cell>
          <table:table-cell office:value-type="float" office:value="282.25" calcext:value-type="float">
            <text:p>282.25</text:p>
          </table:table-cell>
          <table:table-cell office:value-type="float" office:value="46.382" calcext:value-type="float">
            <text:p>46.382</text:p>
          </table:table-cell>
          <table:table-cell/>
          <table:table-cell table:formula="of:=([.D668]-[.A668])/0.0166667" office:value-type="float" office:value="-18.7019625960749" calcext:value-type="float">
            <text:p>-18.7019625960749</text:p>
          </table:table-cell>
          <table:table-cell table:formula="of:=ABS([.E668]-[.B668])/0.0166667" office:value-type="float" office:value="583.198833602335" calcext:value-type="float">
            <text:p>583.198833602335</text:p>
          </table:table-cell>
          <table:table-cell table:formula="of:=([.F668]-[.C668])/0.0166667" office:value-type="float" office:value="118.811762376475" calcext:value-type="float">
            <text:p>118.811762376475</text:p>
          </table:table-cell>
          <table:table-cell table:formula="of:=DEGREES(ATAN(ABS([.F668]-[.C668])/ABS([.E668]-[.B668])))" office:value-type="float" office:value="11.5149631347456" calcext:value-type="float">
            <text:p>11.5149631347456</text:p>
          </table:table-cell>
          <table:table-cell table:formula="of:=SQRT(POWER([.H668];2)+POWER([.I668];2)+POWER([.J668];2))" office:value-type="float" office:value="595.471979020904" calcext:value-type="float">
            <text:p>595.471979020904</text:p>
          </table:table-cell>
        </table:table-row>
        <table:table-row table:style-name="ro1">
          <table:table-cell office:value-type="float" office:value="75.249" calcext:value-type="float">
            <text:p>75.249</text:p>
          </table:table-cell>
          <table:table-cell office:value-type="float" office:value="293.271" calcext:value-type="float">
            <text:p>293.271</text:p>
          </table:table-cell>
          <table:table-cell office:value-type="float" office:value="44.715" calcext:value-type="float">
            <text:p>44.715</text:p>
          </table:table-cell>
          <table:table-cell office:value-type="float" office:value="75.1856" calcext:value-type="float">
            <text:p>75.1856</text:p>
          </table:table-cell>
          <table:table-cell office:value-type="float" office:value="283.469" calcext:value-type="float">
            <text:p>283.469</text:p>
          </table:table-cell>
          <table:table-cell office:value-type="float" office:value="46.9463" calcext:value-type="float">
            <text:p>46.9463</text:p>
          </table:table-cell>
          <table:table-cell/>
          <table:table-cell table:formula="of:=([.D669]-[.A669])/0.0166667" office:value-type="float" office:value="-3.8039923920153" calcext:value-type="float">
            <text:p>-3.8039923920153</text:p>
          </table:table-cell>
          <table:table-cell table:formula="of:=ABS([.E669]-[.B669])/0.0166667" office:value-type="float" office:value="588.118823762354" calcext:value-type="float">
            <text:p>588.118823762354</text:p>
          </table:table-cell>
          <table:table-cell table:formula="of:=([.F669]-[.C669])/0.0166667" office:value-type="float" office:value="133.877732244535" calcext:value-type="float">
            <text:p>133.877732244535</text:p>
          </table:table-cell>
          <table:table-cell table:formula="of:=DEGREES(ATAN(ABS([.F669]-[.C669])/ABS([.E669]-[.B669])))" office:value-type="float" office:value="12.824122494569" calcext:value-type="float">
            <text:p>12.824122494569</text:p>
          </table:table-cell>
          <table:table-cell table:formula="of:=SQRT(POWER([.H669];2)+POWER([.I669];2)+POWER([.J669];2))" office:value-type="float" office:value="603.176150401085" calcext:value-type="float">
            <text:p>603.176150401085</text:p>
          </table:table-cell>
        </table:table-row>
        <table:table-row table:style-name="ro1">
          <table:table-cell office:value-type="float" office:value="74.953" calcext:value-type="float">
            <text:p>74.953</text:p>
          </table:table-cell>
          <table:table-cell office:value-type="float" office:value="287.866" calcext:value-type="float">
            <text:p>287.866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74.3998" calcext:value-type="float">
            <text:p>74.3998</text:p>
          </table:table-cell>
          <table:table-cell office:value-type="float" office:value="279.61" calcext:value-type="float">
            <text:p>279.61</text:p>
          </table:table-cell>
          <table:table-cell office:value-type="float" office:value="46.5333" calcext:value-type="float">
            <text:p>46.5333</text:p>
          </table:table-cell>
          <table:table-cell/>
          <table:table-cell table:formula="of:=([.D670]-[.A670])/0.0166667" office:value-type="float" office:value="-33.191933616133" calcext:value-type="float">
            <text:p>-33.191933616133</text:p>
          </table:table-cell>
          <table:table-cell table:formula="of:=ABS([.E670]-[.B670])/0.0166667" office:value-type="float" office:value="495.35900928198" calcext:value-type="float">
            <text:p>495.35900928198</text:p>
          </table:table-cell>
          <table:table-cell table:formula="of:=([.F670]-[.C670])/0.0166667" office:value-type="float" office:value="105.713788572423" calcext:value-type="float">
            <text:p>105.713788572423</text:p>
          </table:table-cell>
          <table:table-cell table:formula="of:=DEGREES(ATAN(ABS([.F670]-[.C670])/ABS([.E670]-[.B670])))" office:value-type="float" office:value="12.0466905170746" calcext:value-type="float">
            <text:p>12.0466905170746</text:p>
          </table:table-cell>
          <table:table-cell table:formula="of:=SQRT(POWER([.H670];2)+POWER([.I670];2)+POWER([.J670];2))" office:value-type="float" office:value="507.599899161079" calcext:value-type="float">
            <text:p>507.599899161079</text:p>
          </table:table-cell>
        </table:table-row>
        <table:table-row table:style-name="ro1">
          <table:table-cell office:value-type="float" office:value="75.192" calcext:value-type="float">
            <text:p>75.192</text:p>
          </table:table-cell>
          <table:table-cell office:value-type="float" office:value="285.101" calcext:value-type="float">
            <text:p>285.101</text:p>
          </table:table-cell>
          <table:table-cell office:value-type="float" office:value="45.443" calcext:value-type="float">
            <text:p>45.443</text:p>
          </table:table-cell>
          <table:table-cell office:value-type="float" office:value="75.1744" calcext:value-type="float">
            <text:p>75.1744</text:p>
          </table:table-cell>
          <table:table-cell office:value-type="float" office:value="282.356" calcext:value-type="float">
            <text:p>282.356</text:p>
          </table:table-cell>
          <table:table-cell office:value-type="float" office:value="46.1106" calcext:value-type="float">
            <text:p>46.1106</text:p>
          </table:table-cell>
          <table:table-cell/>
          <table:table-cell table:formula="of:=([.D671]-[.A671])/0.0166667" office:value-type="float" office:value="-1.05599788800347" calcext:value-type="float">
            <text:p>-1.05599788800347</text:p>
          </table:table-cell>
          <table:table-cell table:formula="of:=ABS([.E671]-[.B671])/0.0166667" office:value-type="float" office:value="164.699670600659" calcext:value-type="float">
            <text:p>164.699670600659</text:p>
          </table:table-cell>
          <table:table-cell table:formula="of:=([.F671]-[.C671])/0.0166667" office:value-type="float" office:value="40.0559198881602" calcext:value-type="float">
            <text:p>40.0559198881602</text:p>
          </table:table-cell>
          <table:table-cell table:formula="of:=DEGREES(ATAN(ABS([.F671]-[.C671])/ABS([.E671]-[.B671])))" office:value-type="float" office:value="13.669283174953" calcext:value-type="float">
            <text:p>13.669283174953</text:p>
          </table:table-cell>
          <table:table-cell table:formula="of:=SQRT(POWER([.H671];2)+POWER([.I671];2)+POWER([.J671];2))" office:value-type="float" office:value="169.503903629361" calcext:value-type="float">
            <text:p>169.503903629361</text:p>
          </table:table-cell>
        </table:table-row>
        <table:table-row table:style-name="ro1">
          <table:table-cell office:value-type="float" office:value="75.4464" calcext:value-type="float">
            <text:p>75.4464</text:p>
          </table:table-cell>
          <table:table-cell office:value-type="float" office:value="285.246" calcext:value-type="float">
            <text:p>285.246</text:p>
          </table:table-cell>
          <table:table-cell office:value-type="float" office:value="44.9137" calcext:value-type="float">
            <text:p>44.9137</text:p>
          </table:table-cell>
          <table:table-cell office:value-type="float" office:value="75.3688" calcext:value-type="float">
            <text:p>75.3688</text:p>
          </table:table-cell>
          <table:table-cell office:value-type="float" office:value="274.611" calcext:value-type="float">
            <text:p>274.611</text:p>
          </table:table-cell>
          <table:table-cell office:value-type="float" office:value="46.5413" calcext:value-type="float">
            <text:p>46.5413</text:p>
          </table:table-cell>
          <table:table-cell/>
          <table:table-cell table:formula="of:=([.D672]-[.A672])/0.0166667" office:value-type="float" office:value="-4.65599068801886" calcext:value-type="float">
            <text:p>-4.65599068801886</text:p>
          </table:table-cell>
          <table:table-cell table:formula="of:=ABS([.E672]-[.B672])/0.0166667" office:value-type="float" office:value="638.098723802552" calcext:value-type="float">
            <text:p>638.098723802552</text:p>
          </table:table-cell>
          <table:table-cell table:formula="of:=([.F672]-[.C672])/0.0166667" office:value-type="float" office:value="97.6558046883907" calcext:value-type="float">
            <text:p>97.6558046883907</text:p>
          </table:table-cell>
          <table:table-cell table:formula="of:=DEGREES(ATAN(ABS([.F672]-[.C672])/ABS([.E672]-[.B672])))" office:value-type="float" office:value="8.70113872806485" calcext:value-type="float">
            <text:p>8.70113872806485</text:p>
          </table:table-cell>
          <table:table-cell table:formula="of:=SQRT(POWER([.H672];2)+POWER([.I672];2)+POWER([.J672];2))" office:value-type="float" office:value="645.544975781757" calcext:value-type="float">
            <text:p>645.544975781757</text:p>
          </table:table-cell>
        </table:table-row>
        <table:table-row table:style-name="ro1">
          <table:table-cell office:value-type="float" office:value="74.7132" calcext:value-type="float">
            <text:p>74.7132</text:p>
          </table:table-cell>
          <table:table-cell office:value-type="float" office:value="290.496" calcext:value-type="float">
            <text:p>290.496</text:p>
          </table:table-cell>
          <table:table-cell office:value-type="float" office:value="44.8832" calcext:value-type="float">
            <text:p>44.8832</text:p>
          </table:table-cell>
          <table:table-cell office:value-type="float" office:value="74.9048" calcext:value-type="float">
            <text:p>74.9048</text:p>
          </table:table-cell>
          <table:table-cell office:value-type="float" office:value="279.605" calcext:value-type="float">
            <text:p>279.605</text:p>
          </table:table-cell>
          <table:table-cell office:value-type="float" office:value="46.7785" calcext:value-type="float">
            <text:p>46.7785</text:p>
          </table:table-cell>
          <table:table-cell/>
          <table:table-cell table:formula="of:=([.D673]-[.A673])/0.0166667" office:value-type="float" office:value="11.4959770080456" calcext:value-type="float">
            <text:p>11.4959770080456</text:p>
          </table:table-cell>
          <table:table-cell table:formula="of:=ABS([.E673]-[.B673])/0.0166667" office:value-type="float" office:value="653.458693082612" calcext:value-type="float">
            <text:p>653.458693082612</text:p>
          </table:table-cell>
          <table:table-cell table:formula="of:=([.F673]-[.C673])/0.0166667" office:value-type="float" office:value="113.717772564455" calcext:value-type="float">
            <text:p>113.717772564455</text:p>
          </table:table-cell>
          <table:table-cell table:formula="of:=DEGREES(ATAN(ABS([.F673]-[.C673])/ABS([.E673]-[.B673])))" office:value-type="float" office:value="9.87200110058711" calcext:value-type="float">
            <text:p>9.87200110058711</text:p>
          </table:table-cell>
          <table:table-cell table:formula="of:=SQRT(POWER([.H673];2)+POWER([.I673];2)+POWER([.J673];2))" office:value-type="float" office:value="663.37934309837" calcext:value-type="float">
            <text:p>663.37934309837</text:p>
          </table:table-cell>
        </table:table-row>
        <table:table-row table:style-name="ro1">
          <table:table-cell office:value-type="float" office:value="75.2273" calcext:value-type="float">
            <text:p>75.2273</text:p>
          </table:table-cell>
          <table:table-cell office:value-type="float" office:value="290.764" calcext:value-type="float">
            <text:p>290.764</text:p>
          </table:table-cell>
          <table:table-cell office:value-type="float" office:value="43.8161" calcext:value-type="float">
            <text:p>43.8161</text:p>
          </table:table-cell>
          <table:table-cell office:value-type="float" office:value="74.9194" calcext:value-type="float">
            <text:p>74.9194</text:p>
          </table:table-cell>
          <table:table-cell office:value-type="float" office:value="282.432" calcext:value-type="float">
            <text:p>282.432</text:p>
          </table:table-cell>
          <table:table-cell office:value-type="float" office:value="45.5999" calcext:value-type="float">
            <text:p>45.5999</text:p>
          </table:table-cell>
          <table:table-cell/>
          <table:table-cell table:formula="of:=([.D674]-[.A674])/0.0166667" office:value-type="float" office:value="-18.4739630520741" calcext:value-type="float">
            <text:p>-18.4739630520741</text:p>
          </table:table-cell>
          <table:table-cell table:formula="of:=ABS([.E674]-[.B674])/0.0166667" office:value-type="float" office:value="499.919000161999" calcext:value-type="float">
            <text:p>499.919000161999</text:p>
          </table:table-cell>
          <table:table-cell table:formula="of:=([.F674]-[.C674])/0.0166667" office:value-type="float" office:value="107.027785944428" calcext:value-type="float">
            <text:p>107.027785944428</text:p>
          </table:table-cell>
          <table:table-cell table:formula="of:=DEGREES(ATAN(ABS([.F674]-[.C674])/ABS([.E674]-[.B674])))" office:value-type="float" office:value="12.0840492886321" calcext:value-type="float">
            <text:p>12.0840492886321</text:p>
          </table:table-cell>
          <table:table-cell table:formula="of:=SQRT(POWER([.H674];2)+POWER([.I674];2)+POWER([.J674];2))" office:value-type="float" office:value="511.581118687925" calcext:value-type="float">
            <text:p>511.581118687925</text:p>
          </table:table-cell>
        </table:table-row>
        <table:table-row table:style-name="ro1">
          <table:table-cell office:value-type="float" office:value="74.9524" calcext:value-type="float">
            <text:p>74.9524</text:p>
          </table:table-cell>
          <table:table-cell office:value-type="float" office:value="287.93" calcext:value-type="float">
            <text:p>287.93</text:p>
          </table:table-cell>
          <table:table-cell office:value-type="float" office:value="44.5078" calcext:value-type="float">
            <text:p>44.5078</text:p>
          </table:table-cell>
          <table:table-cell office:value-type="float" office:value="74.894" calcext:value-type="float">
            <text:p>74.894</text:p>
          </table:table-cell>
          <table:table-cell office:value-type="float" office:value="278.5" calcext:value-type="float">
            <text:p>278.5</text:p>
          </table:table-cell>
          <table:table-cell office:value-type="float" office:value="45.9508" calcext:value-type="float">
            <text:p>45.9508</text:p>
          </table:table-cell>
          <table:table-cell/>
          <table:table-cell table:formula="of:=([.D675]-[.A675])/0.0166667" office:value-type="float" office:value="-3.50399299201352" calcext:value-type="float">
            <text:p>-3.50399299201352</text:p>
          </table:table-cell>
          <table:table-cell table:formula="of:=ABS([.E675]-[.B675])/0.0166667" office:value-type="float" office:value="565.798868402264" calcext:value-type="float">
            <text:p>565.798868402264</text:p>
          </table:table-cell>
          <table:table-cell table:formula="of:=([.F675]-[.C675])/0.0166667" office:value-type="float" office:value="86.5798268403462" calcext:value-type="float">
            <text:p>86.5798268403462</text:p>
          </table:table-cell>
          <table:table-cell table:formula="of:=DEGREES(ATAN(ABS([.F675]-[.C675])/ABS([.E675]-[.B675])))" office:value-type="float" office:value="8.70004290521984" calcext:value-type="float">
            <text:p>8.70004290521984</text:p>
          </table:table-cell>
          <table:table-cell table:formula="of:=SQRT(POWER([.H675];2)+POWER([.I675];2)+POWER([.J675];2))" office:value-type="float" office:value="572.395583375583" calcext:value-type="float">
            <text:p>572.395583375583</text:p>
          </table:table-cell>
        </table:table-row>
        <table:table-row table:style-name="ro1">
          <table:table-cell office:value-type="float" office:value="74.7054" calcext:value-type="float">
            <text:p>74.7054</text:p>
          </table:table-cell>
          <table:table-cell office:value-type="float" office:value="289.111" calcext:value-type="float">
            <text:p>289.111</text:p>
          </table:table-cell>
          <table:table-cell office:value-type="float" office:value="45.0928" calcext:value-type="float">
            <text:p>45.0928</text:p>
          </table:table-cell>
          <table:table-cell office:value-type="float" office:value="74.896" calcext:value-type="float">
            <text:p>74.896</text:p>
          </table:table-cell>
          <table:table-cell office:value-type="float" office:value="278.335" calcext:value-type="float">
            <text:p>278.335</text:p>
          </table:table-cell>
          <table:table-cell office:value-type="float" office:value="46.7217" calcext:value-type="float">
            <text:p>46.7217</text:p>
          </table:table-cell>
          <table:table-cell/>
          <table:table-cell table:formula="of:=([.D676]-[.A676])/0.0166667" office:value-type="float" office:value="11.435977128046" calcext:value-type="float">
            <text:p>11.435977128046</text:p>
          </table:table-cell>
          <table:table-cell table:formula="of:=ABS([.E676]-[.B676])/0.0166667" office:value-type="float" office:value="646.558706882587" calcext:value-type="float">
            <text:p>646.558706882587</text:p>
          </table:table-cell>
          <table:table-cell table:formula="of:=([.F676]-[.C676])/0.0166667" office:value-type="float" office:value="97.733804532391" calcext:value-type="float">
            <text:p>97.733804532391</text:p>
          </table:table-cell>
          <table:table-cell table:formula="of:=DEGREES(ATAN(ABS([.F676]-[.C676])/ABS([.E676]-[.B676])))" office:value-type="float" office:value="8.59575428195946" calcext:value-type="float">
            <text:p>8.59575428195946</text:p>
          </table:table-cell>
          <table:table-cell table:formula="of:=SQRT(POWER([.H676];2)+POWER([.I676];2)+POWER([.J676];2))" office:value-type="float" office:value="654.003699964252" calcext:value-type="float">
            <text:p>654.003699964252</text:p>
          </table:table-cell>
        </table:table-row>
        <table:table-row table:style-name="ro1">
          <table:table-cell office:value-type="float" office:value="74.9787" calcext:value-type="float">
            <text:p>74.9787</text:p>
          </table:table-cell>
          <table:table-cell office:value-type="float" office:value="292.029" calcext:value-type="float">
            <text:p>292.029</text:p>
          </table:table-cell>
          <table:table-cell office:value-type="float" office:value="44.1367" calcext:value-type="float">
            <text:p>44.1367</text:p>
          </table:table-cell>
          <table:table-cell office:value-type="float" office:value="74.9194" calcext:value-type="float">
            <text:p>74.9194</text:p>
          </table:table-cell>
          <table:table-cell office:value-type="float" office:value="282.438" calcext:value-type="float">
            <text:p>282.438</text:p>
          </table:table-cell>
          <table:table-cell office:value-type="float" office:value="45.5991" calcext:value-type="float">
            <text:p>45.5991</text:p>
          </table:table-cell>
          <table:table-cell/>
          <table:table-cell table:formula="of:=([.D677]-[.A677])/0.0166667" office:value-type="float" office:value="-3.55799288401468" calcext:value-type="float">
            <text:p>-3.55799288401468</text:p>
          </table:table-cell>
          <table:table-cell table:formula="of:=ABS([.E677]-[.B677])/0.0166667" office:value-type="float" office:value="575.458849082302" calcext:value-type="float">
            <text:p>575.458849082302</text:p>
          </table:table-cell>
          <table:table-cell table:formula="of:=([.F677]-[.C677])/0.0166667" office:value-type="float" office:value="87.7438245123511" calcext:value-type="float">
            <text:p>87.7438245123511</text:p>
          </table:table-cell>
          <table:table-cell table:formula="of:=DEGREES(ATAN(ABS([.F677]-[.C677])/ABS([.E677]-[.B677])))" office:value-type="float" office:value="8.66947327256529" calcext:value-type="float">
            <text:p>8.66947327256529</text:p>
          </table:table-cell>
          <table:table-cell table:formula="of:=SQRT(POWER([.H677];2)+POWER([.I677];2)+POWER([.J677];2))" office:value-type="float" office:value="582.120713461173" calcext:value-type="float">
            <text:p>582.120713461173</text:p>
          </table:table-cell>
        </table:table-row>
        <table:table-row table:style-name="ro1">
          <table:table-cell office:value-type="float" office:value="75.4763" calcext:value-type="float">
            <text:p>75.4763</text:p>
          </table:table-cell>
          <table:table-cell office:value-type="float" office:value="289.351" calcext:value-type="float">
            <text:p>289.351</text:p>
          </table:table-cell>
          <table:table-cell office:value-type="float" office:value="44.2855" calcext:value-type="float">
            <text:p>44.2855</text:p>
          </table:table-cell>
          <table:table-cell office:value-type="float" office:value="75.6496" calcext:value-type="float">
            <text:p>75.6496</text:p>
          </table:table-cell>
          <table:table-cell office:value-type="float" office:value="278.517" calcext:value-type="float">
            <text:p>278.517</text:p>
          </table:table-cell>
          <table:table-cell office:value-type="float" office:value="46.1899" calcext:value-type="float">
            <text:p>46.1899</text:p>
          </table:table-cell>
          <table:table-cell/>
          <table:table-cell table:formula="of:=([.D678]-[.A678])/0.0166667" office:value-type="float" office:value="10.3979792040423" calcext:value-type="float">
            <text:p>10.3979792040423</text:p>
          </table:table-cell>
          <table:table-cell table:formula="of:=ABS([.E678]-[.B678])/0.0166667" office:value-type="float" office:value="650.0386999226" calcext:value-type="float">
            <text:p>650.0386999226</text:p>
          </table:table-cell>
          <table:table-cell table:formula="of:=([.F678]-[.C678])/0.0166667" office:value-type="float" office:value="114.263771472457" calcext:value-type="float">
            <text:p>114.263771472457</text:p>
          </table:table-cell>
          <table:table-cell table:formula="of:=DEGREES(ATAN(ABS([.F678]-[.C678])/ABS([.E678]-[.B678])))" office:value-type="float" office:value="9.96959981298481" calcext:value-type="float">
            <text:p>9.96959981298481</text:p>
          </table:table-cell>
          <table:table-cell table:formula="of:=SQRT(POWER([.H678];2)+POWER([.I678];2)+POWER([.J678];2))" office:value-type="float" office:value="660.086841892566" calcext:value-type="float">
            <text:p>660.086841892566</text:p>
          </table:table-cell>
        </table:table-row>
        <table:table-row table:style-name="ro1">
          <table:table-cell office:value-type="float" office:value="74.6962" calcext:value-type="float">
            <text:p>74.6962</text:p>
          </table:table-cell>
          <table:table-cell office:value-type="float" office:value="287.849" calcext:value-type="float">
            <text:p>287.849</text:p>
          </table:table-cell>
          <table:table-cell office:value-type="float" office:value="44.7763" calcext:value-type="float">
            <text:p>44.7763</text:p>
          </table:table-cell>
          <table:table-cell office:value-type="float" office:value="74.3923" calcext:value-type="float">
            <text:p>74.3923</text:p>
          </table:table-cell>
          <table:table-cell office:value-type="float" office:value="278.344" calcext:value-type="float">
            <text:p>278.344</text:p>
          </table:table-cell>
          <table:table-cell office:value-type="float" office:value="46.4764" calcext:value-type="float">
            <text:p>46.4764</text:p>
          </table:table-cell>
          <table:table-cell/>
          <table:table-cell table:formula="of:=([.D679]-[.A679])/0.0166667" office:value-type="float" office:value="-18.2339635320729" calcext:value-type="float">
            <text:p>-18.2339635320729</text:p>
          </table:table-cell>
          <table:table-cell table:formula="of:=ABS([.E679]-[.B679])/0.0166667" office:value-type="float" office:value="570.298859402281" calcext:value-type="float">
            <text:p>570.298859402281</text:p>
          </table:table-cell>
          <table:table-cell table:formula="of:=([.F679]-[.C679])/0.0166667" office:value-type="float" office:value="102.005795988408" calcext:value-type="float">
            <text:p>102.005795988408</text:p>
          </table:table-cell>
          <table:table-cell table:formula="of:=DEGREES(ATAN(ABS([.F679]-[.C679])/ABS([.E679]-[.B679])))" office:value-type="float" office:value="10.1409023698295" calcext:value-type="float">
            <text:p>10.1409023698295</text:p>
          </table:table-cell>
          <table:table-cell table:formula="of:=SQRT(POWER([.H679];2)+POWER([.I679];2)+POWER([.J679];2))" office:value-type="float" office:value="579.636479939678" calcext:value-type="float">
            <text:p>579.636479939678</text:p>
          </table:table-cell>
        </table:table-row>
        <table:table-row table:style-name="ro1">
          <table:table-cell office:value-type="float" office:value="75.4459" calcext:value-type="float">
            <text:p>75.4459</text:p>
          </table:table-cell>
          <table:table-cell office:value-type="float" office:value="285.297" calcext:value-type="float">
            <text:p>285.297</text:p>
          </table:table-cell>
          <table:table-cell office:value-type="float" office:value="44.6533" calcext:value-type="float">
            <text:p>44.6533</text:p>
          </table:table-cell>
          <table:table-cell office:value-type="float" office:value="75.6277" calcext:value-type="float">
            <text:p>75.6277</text:p>
          </table:table-cell>
          <table:table-cell office:value-type="float" office:value="276.037" calcext:value-type="float">
            <text:p>276.037</text:p>
          </table:table-cell>
          <table:table-cell office:value-type="float" office:value="45.8257" calcext:value-type="float">
            <text:p>45.8257</text:p>
          </table:table-cell>
          <table:table-cell/>
          <table:table-cell table:formula="of:=([.D680]-[.A680])/0.0166667" office:value-type="float" office:value="10.9079781840442" calcext:value-type="float">
            <text:p>10.9079781840442</text:p>
          </table:table-cell>
          <table:table-cell table:formula="of:=ABS([.E680]-[.B680])/0.0166667" office:value-type="float" office:value="555.598888802225" calcext:value-type="float">
            <text:p>555.598888802225</text:p>
          </table:table-cell>
          <table:table-cell table:formula="of:=([.F680]-[.C680])/0.0166667" office:value-type="float" office:value="70.3438593122811" calcext:value-type="float">
            <text:p>70.3438593122811</text:p>
          </table:table-cell>
          <table:table-cell table:formula="of:=DEGREES(ATAN(ABS([.F680]-[.C680])/ABS([.E680]-[.B680])))" office:value-type="float" office:value="7.21577293880388" calcext:value-type="float">
            <text:p>7.21577293880388</text:p>
          </table:table-cell>
          <table:table-cell table:formula="of:=SQRT(POWER([.H680];2)+POWER([.I680];2)+POWER([.J680];2))" office:value-type="float" office:value="560.140489314312" calcext:value-type="float">
            <text:p>560.140489314312</text:p>
          </table:table-cell>
        </table:table-row>
        <table:table-row table:style-name="ro1">
          <table:table-cell office:value-type="float" office:value="75.2546" calcext:value-type="float">
            <text:p>75.2546</text:p>
          </table:table-cell>
          <table:table-cell office:value-type="float" office:value="295.105" calcext:value-type="float">
            <text:p>295.105</text:p>
          </table:table-cell>
          <table:table-cell office:value-type="float" office:value="42.6331" calcext:value-type="float">
            <text:p>42.6331</text:p>
          </table:table-cell>
          <table:table-cell office:value-type="float" office:value="75.4251" calcext:value-type="float">
            <text:p>75.4251</text:p>
          </table:table-cell>
          <table:table-cell office:value-type="float" office:value="282.699" calcext:value-type="float">
            <text:p>282.699</text:p>
          </table:table-cell>
          <table:table-cell office:value-type="float" office:value="44.5498" calcext:value-type="float">
            <text:p>44.5498</text:p>
          </table:table-cell>
          <table:table-cell/>
          <table:table-cell table:formula="of:=([.D681]-[.A681])/0.0166667" office:value-type="float" office:value="10.2299795400412" calcext:value-type="float">
            <text:p>10.2299795400412</text:p>
          </table:table-cell>
          <table:table-cell table:formula="of:=ABS([.E681]-[.B681])/0.0166667" office:value-type="float" office:value="744.358511282978" calcext:value-type="float">
            <text:p>744.358511282978</text:p>
          </table:table-cell>
          <table:table-cell table:formula="of:=([.F681]-[.C681])/0.0166667" office:value-type="float" office:value="115.00176999646" calcext:value-type="float">
            <text:p>115.00176999646</text:p>
          </table:table-cell>
          <table:table-cell table:formula="of:=DEGREES(ATAN(ABS([.F681]-[.C681])/ABS([.E681]-[.B681])))" office:value-type="float" office:value="8.78263330945757" calcext:value-type="float">
            <text:p>8.78263330945757</text:p>
          </table:table-cell>
          <table:table-cell table:formula="of:=SQRT(POWER([.H681];2)+POWER([.I681];2)+POWER([.J681];2))" office:value-type="float" office:value="753.259353014033" calcext:value-type="float">
            <text:p>753.259353014033</text:p>
          </table:table-cell>
        </table:table-row>
        <table:table-row table:style-name="ro1">
          <table:table-cell office:value-type="float" office:value="75.7564" calcext:value-type="float">
            <text:p>75.7564</text:p>
          </table:table-cell>
          <table:table-cell office:value-type="float" office:value="292.097" calcext:value-type="float">
            <text:p>292.097</text:p>
          </table:table-cell>
          <table:table-cell office:value-type="float" office:value="44.1191" calcext:value-type="float">
            <text:p>44.1191</text:p>
          </table:table-cell>
          <table:table-cell office:value-type="float" office:value="75.9124" calcext:value-type="float">
            <text:p>75.9124</text:p>
          </table:table-cell>
          <table:table-cell office:value-type="float" office:value="279.859" calcext:value-type="float">
            <text:p>279.859</text:p>
          </table:table-cell>
          <table:table-cell office:value-type="float" office:value="45.9831" calcext:value-type="float">
            <text:p>45.9831</text:p>
          </table:table-cell>
          <table:table-cell/>
          <table:table-cell table:formula="of:=([.D682]-[.A682])/0.0166667" office:value-type="float" office:value="9.3599812800378" calcext:value-type="float">
            <text:p>9.3599812800378</text:p>
          </table:table-cell>
          <table:table-cell table:formula="of:=ABS([.E682]-[.B682])/0.0166667" office:value-type="float" office:value="734.278531442937" calcext:value-type="float">
            <text:p>734.278531442937</text:p>
          </table:table-cell>
          <table:table-cell table:formula="of:=([.F682]-[.C682])/0.0166667" office:value-type="float" office:value="111.839776320447" calcext:value-type="float">
            <text:p>111.839776320447</text:p>
          </table:table-cell>
          <table:table-cell table:formula="of:=DEGREES(ATAN(ABS([.F682]-[.C682])/ABS([.E682]-[.B682])))" office:value-type="float" office:value="8.66030064842397" calcext:value-type="float">
            <text:p>8.66030064842397</text:p>
          </table:table-cell>
          <table:table-cell table:formula="of:=SQRT(POWER([.H682];2)+POWER([.I682];2)+POWER([.J682];2))" office:value-type="float" office:value="742.80596830866" calcext:value-type="float">
            <text:p>742.80596830866</text:p>
          </table:table-cell>
        </table:table-row>
        <table:table-row table:style-name="ro1">
          <table:table-cell office:value-type="float" office:value="75.486" calcext:value-type="float">
            <text:p>75.486</text:p>
          </table:table-cell>
          <table:table-cell office:value-type="float" office:value="290.802" calcext:value-type="float">
            <text:p>290.802</text:p>
          </table:table-cell>
          <table:table-cell office:value-type="float" office:value="43.8079" calcext:value-type="float">
            <text:p>43.8079</text:p>
          </table:table-cell>
          <table:table-cell office:value-type="float" office:value="75.6488" calcext:value-type="float">
            <text:p>75.6488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45.6768" calcext:value-type="float">
            <text:p>45.6768</text:p>
          </table:table-cell>
          <table:table-cell/>
          <table:table-cell table:formula="of:=([.D683]-[.A683])/0.0166667" office:value-type="float" office:value="9.76798046403848" calcext:value-type="float">
            <text:p>9.76798046403848</text:p>
          </table:table-cell>
          <table:table-cell table:formula="of:=ABS([.E683]-[.B683])/0.0166667" office:value-type="float" office:value="730.978538042923" calcext:value-type="float">
            <text:p>730.978538042923</text:p>
          </table:table-cell>
          <table:table-cell table:formula="of:=([.F683]-[.C683])/0.0166667" office:value-type="float" office:value="112.133775732448" calcext:value-type="float">
            <text:p>112.133775732448</text:p>
          </table:table-cell>
          <table:table-cell table:formula="of:=DEGREES(ATAN(ABS([.F683]-[.C683])/ABS([.E683]-[.B683])))" office:value-type="float" office:value="8.72131663861432" calcext:value-type="float">
            <text:p>8.72131663861432</text:p>
          </table:table-cell>
          <table:table-cell table:formula="of:=SQRT(POWER([.H683];2)+POWER([.I683];2)+POWER([.J683];2))" office:value-type="float" office:value="739.593821081363" calcext:value-type="float">
            <text:p>739.593821081363</text:p>
          </table:table-cell>
        </table:table-row>
        <table:table-row table:style-name="ro1">
          <table:table-cell office:value-type="float" office:value="74.9768" calcext:value-type="float">
            <text:p>74.9768</text:p>
          </table:table-cell>
          <table:table-cell office:value-type="float" office:value="292.208" calcext:value-type="float">
            <text:p>292.208</text:p>
          </table:table-cell>
          <table:table-cell office:value-type="float" office:value="43.3402" calcext:value-type="float">
            <text:p>43.3402</text:p>
          </table:table-cell>
          <table:table-cell office:value-type="float" office:value="74.6793" calcext:value-type="float">
            <text:p>74.6793</text:p>
          </table:table-cell>
          <table:table-cell office:value-type="float" office:value="285.229" calcext:value-type="float">
            <text:p>285.229</text:p>
          </table:table-cell>
          <table:table-cell office:value-type="float" office:value="44.6709" calcext:value-type="float">
            <text:p>44.6709</text:p>
          </table:table-cell>
          <table:table-cell/>
          <table:table-cell table:formula="of:=([.D684]-[.A684])/0.0166667" office:value-type="float" office:value="-17.8499643000714" calcext:value-type="float">
            <text:p>-17.8499643000714</text:p>
          </table:table-cell>
          <table:table-cell table:formula="of:=ABS([.E684]-[.B684])/0.0166667" office:value-type="float" office:value="418.739162521678" calcext:value-type="float">
            <text:p>418.739162521678</text:p>
          </table:table-cell>
          <table:table-cell table:formula="of:=([.F684]-[.C684])/0.0166667" office:value-type="float" office:value="79.8418403163194" calcext:value-type="float">
            <text:p>79.8418403163194</text:p>
          </table:table-cell>
          <table:table-cell table:formula="of:=DEGREES(ATAN(ABS([.F684]-[.C684])/ABS([.E684]-[.B684])))" office:value-type="float" office:value="10.7951246345119" calcext:value-type="float">
            <text:p>10.7951246345119</text:p>
          </table:table-cell>
          <table:table-cell table:formula="of:=SQRT(POWER([.H684];2)+POWER([.I684];2)+POWER([.J684];2))" office:value-type="float" office:value="426.656567885655" calcext:value-type="float">
            <text:p>426.656567885655</text:p>
          </table:table-cell>
        </table:table-row>
        <table:table-row table:style-name="ro1">
          <table:table-cell office:value-type="float" office:value="75.4952" calcext:value-type="float">
            <text:p>75.4952</text:p>
          </table:table-cell>
          <table:table-cell office:value-type="float" office:value="292.31" calcext:value-type="float">
            <text:p>292.31</text:p>
          </table:table-cell>
          <table:table-cell office:value-type="float" office:value="43.063" calcext:value-type="float">
            <text:p>43.063</text:p>
          </table:table-cell>
          <table:table-cell office:value-type="float" office:value="75.6684" calcext:value-type="float">
            <text:p>75.6684</text:p>
          </table:table-cell>
          <table:table-cell office:value-type="float" office:value="281.435" calcext:value-type="float">
            <text:p>281.435</text:p>
          </table:table-cell>
          <table:table-cell office:value-type="float" office:value="44.4922" calcext:value-type="float">
            <text:p>44.4922</text:p>
          </table:table-cell>
          <table:table-cell/>
          <table:table-cell table:formula="of:=([.D685]-[.A685])/0.0166667" office:value-type="float" office:value="10.3919792160421" calcext:value-type="float">
            <text:p>10.3919792160421</text:p>
          </table:table-cell>
          <table:table-cell table:formula="of:=ABS([.E685]-[.B685])/0.0166667" office:value-type="float" office:value="652.49869500261" calcext:value-type="float">
            <text:p>652.49869500261</text:p>
          </table:table-cell>
          <table:table-cell table:formula="of:=([.F685]-[.C685])/0.0166667" office:value-type="float" office:value="85.7518284963427" calcext:value-type="float">
            <text:p>85.7518284963427</text:p>
          </table:table-cell>
          <table:table-cell table:formula="of:=DEGREES(ATAN(ABS([.F685]-[.C685])/ABS([.E685]-[.B685])))" office:value-type="float" office:value="7.48694427245248" calcext:value-type="float">
            <text:p>7.48694427245248</text:p>
          </table:table-cell>
          <table:table-cell table:formula="of:=SQRT(POWER([.H685];2)+POWER([.I685];2)+POWER([.J685];2))" office:value-type="float" office:value="658.191397925103" calcext:value-type="float">
            <text:p>658.191397925103</text:p>
          </table:table-cell>
        </table:table-row>
        <table:table-row table:style-name="ro1">
          <table:table-cell office:value-type="float" office:value="75.2368" calcext:value-type="float">
            <text:p>75.2368</text:p>
          </table:table-cell>
          <table:table-cell office:value-type="float" office:value="292.17" calcext:value-type="float">
            <text:p>292.17</text:p>
          </table:table-cell>
          <table:table-cell office:value-type="float" office:value="43.6002" calcext:value-type="float">
            <text:p>43.6002</text:p>
          </table:table-cell>
          <table:table-cell office:value-type="float" office:value="75.4061" calcext:value-type="float">
            <text:p>75.4061</text:p>
          </table:table-cell>
          <table:table-cell office:value-type="float" office:value="279.969" calcext:value-type="float">
            <text:p>279.969</text:p>
          </table:table-cell>
          <table:table-cell office:value-type="float" office:value="45.2219" calcext:value-type="float">
            <text:p>45.2219</text:p>
          </table:table-cell>
          <table:table-cell/>
          <table:table-cell table:formula="of:=([.D686]-[.A686])/0.0166667" office:value-type="float" office:value="10.1579796840402" calcext:value-type="float">
            <text:p>10.1579796840402</text:p>
          </table:table-cell>
          <table:table-cell table:formula="of:=ABS([.E686]-[.B686])/0.0166667" office:value-type="float" office:value="732.05853588293" calcext:value-type="float">
            <text:p>732.05853588293</text:p>
          </table:table-cell>
          <table:table-cell table:formula="of:=([.F686]-[.C686])/0.0166667" office:value-type="float" office:value="97.301805396389" calcext:value-type="float">
            <text:p>97.301805396389</text:p>
          </table:table-cell>
          <table:table-cell table:formula="of:=DEGREES(ATAN(ABS([.F686]-[.C686])/ABS([.E686]-[.B686])))" office:value-type="float" office:value="7.57111086274853" calcext:value-type="float">
            <text:p>7.57111086274853</text:p>
          </table:table-cell>
          <table:table-cell table:formula="of:=SQRT(POWER([.H686];2)+POWER([.I686];2)+POWER([.J686];2))" office:value-type="float" office:value="738.566534473176" calcext:value-type="float">
            <text:p>738.566534473176</text:p>
          </table:table-cell>
        </table:table-row>
        <table:table-row table:style-name="ro1">
          <table:table-cell office:value-type="float" office:value="74.6892" calcext:value-type="float">
            <text:p>74.6892</text:p>
          </table:table-cell>
          <table:table-cell office:value-type="float" office:value="286.422" calcext:value-type="float">
            <text:p>286.422</text:p>
          </table:table-cell>
          <table:table-cell office:value-type="float" office:value="45.2469" calcext:value-type="float">
            <text:p>45.2469</text:p>
          </table:table-cell>
          <table:table-cell office:value-type="float" office:value="74.3798" calcext:value-type="float">
            <text:p>74.3798</text:p>
          </table:table-cell>
          <table:table-cell office:value-type="float" office:value="275.655" calcext:value-type="float">
            <text:p>275.655</text:p>
          </table:table-cell>
          <table:table-cell office:value-type="float" office:value="47.132" calcext:value-type="float">
            <text:p>47.132</text:p>
          </table:table-cell>
          <table:table-cell/>
          <table:table-cell table:formula="of:=([.D687]-[.A687])/0.0166667" office:value-type="float" office:value="-18.5639628720741" calcext:value-type="float">
            <text:p>-18.5639628720741</text:p>
          </table:table-cell>
          <table:table-cell table:formula="of:=ABS([.E687]-[.B687])/0.0166667" office:value-type="float" office:value="646.018707962587" calcext:value-type="float">
            <text:p>646.018707962587</text:p>
          </table:table-cell>
          <table:table-cell table:formula="of:=([.F687]-[.C687])/0.0166667" office:value-type="float" office:value="113.105773788453" calcext:value-type="float">
            <text:p>113.105773788453</text:p>
          </table:table-cell>
          <table:table-cell table:formula="of:=DEGREES(ATAN(ABS([.F687]-[.C687])/ABS([.E687]-[.B687])))" office:value-type="float" office:value="9.93076333062536" calcext:value-type="float">
            <text:p>9.93076333062536</text:p>
          </table:table-cell>
          <table:table-cell table:formula="of:=SQRT(POWER([.H687];2)+POWER([.I687];2)+POWER([.J687];2))" office:value-type="float" office:value="656.108000118464" calcext:value-type="float">
            <text:p>656.108000118464</text:p>
          </table:table-cell>
        </table:table-row>
        <table:table-row table:style-name="ro1">
          <table:table-cell office:value-type="float" office:value="75.1457" calcext:value-type="float">
            <text:p>75.1457</text:p>
          </table:table-cell>
          <table:table-cell office:value-type="float" office:value="278.513" calcext:value-type="float">
            <text:p>278.513</text:p>
          </table:table-cell>
          <table:table-cell office:value-type="float" office:value="45.9464" calcext:value-type="float">
            <text:p>45.9464</text:p>
          </table:table-cell>
          <table:table-cell office:value-type="float" office:value="75.0748" calcext:value-type="float">
            <text:p>75.0748</text:p>
          </table:table-cell>
          <table:table-cell office:value-type="float" office:value="268.268" calcext:value-type="float">
            <text:p>268.268</text:p>
          </table:table-cell>
          <table:table-cell office:value-type="float" office:value="47.0277" calcext:value-type="float">
            <text:p>47.0277</text:p>
          </table:table-cell>
          <table:table-cell/>
          <table:table-cell table:formula="of:=([.D688]-[.A688])/0.0166667" office:value-type="float" office:value="-4.25399149201755" calcext:value-type="float">
            <text:p>-4.25399149201755</text:p>
          </table:table-cell>
          <table:table-cell table:formula="of:=ABS([.E688]-[.B688])/0.0166667" office:value-type="float" office:value="614.698770602459" calcext:value-type="float">
            <text:p>614.698770602459</text:p>
          </table:table-cell>
          <table:table-cell table:formula="of:=([.F688]-[.C688])/0.0166667" office:value-type="float" office:value="64.8778702442599" calcext:value-type="float">
            <text:p>64.8778702442599</text:p>
          </table:table-cell>
          <table:table-cell table:formula="of:=DEGREES(ATAN(ABS([.F688]-[.C688])/ABS([.E688]-[.B688])))" office:value-type="float" office:value="6.02492973188604" calcext:value-type="float">
            <text:p>6.02492973188604</text:p>
          </table:table-cell>
          <table:table-cell table:formula="of:=SQRT(POWER([.H688];2)+POWER([.I688];2)+POWER([.J688];2))" office:value-type="float" office:value="618.127667291491" calcext:value-type="float">
            <text:p>618.127667291491</text:p>
          </table:table-cell>
        </table:table-row>
        <table:table-row table:style-name="ro1">
          <table:table-cell office:value-type="float" office:value="74.9355" calcext:value-type="float">
            <text:p>74.9355</text:p>
          </table:table-cell>
          <table:table-cell office:value-type="float" office:value="285.196" calcext:value-type="float">
            <text:p>285.196</text:p>
          </table:table-cell>
          <table:table-cell office:value-type="float" office:value="44.9261" calcext:value-type="float">
            <text:p>44.9261</text:p>
          </table:table-cell>
          <table:table-cell office:value-type="float" office:value="74.8683" calcext:value-type="float">
            <text:p>74.8683</text:p>
          </table:table-cell>
          <table:table-cell office:value-type="float" office:value="274.654" calcext:value-type="float">
            <text:p>274.654</text:p>
          </table:table-cell>
          <table:table-cell office:value-type="float" office:value="46.0457" calcext:value-type="float">
            <text:p>46.0457</text:p>
          </table:table-cell>
          <table:table-cell/>
          <table:table-cell table:formula="of:=([.D689]-[.A689])/0.0166667" office:value-type="float" office:value="-4.03199193601611" calcext:value-type="float">
            <text:p>-4.03199193601611</text:p>
          </table:table-cell>
          <table:table-cell table:formula="of:=ABS([.E689]-[.B689])/0.0166667" office:value-type="float" office:value="632.518734962532" calcext:value-type="float">
            <text:p>632.518734962532</text:p>
          </table:table-cell>
          <table:table-cell table:formula="of:=([.F689]-[.C689])/0.0166667" office:value-type="float" office:value="67.1758656482686" calcext:value-type="float">
            <text:p>67.1758656482686</text:p>
          </table:table-cell>
          <table:table-cell table:formula="of:=DEGREES(ATAN(ABS([.F689]-[.C689])/ABS([.E689]-[.B689])))" office:value-type="float" office:value="6.06230244696344" calcext:value-type="float">
            <text:p>6.06230244696344</text:p>
          </table:table-cell>
          <table:table-cell table:formula="of:=SQRT(POWER([.H689];2)+POWER([.I689];2)+POWER([.J689];2))" office:value-type="float" office:value="636.088676179012" calcext:value-type="float">
            <text:p>636.088676179012</text:p>
          </table:table-cell>
        </table:table-row>
        <table:table-row table:style-name="ro1">
          <table:table-cell office:value-type="float" office:value="75.4653" calcext:value-type="float">
            <text:p>75.4653</text:p>
          </table:table-cell>
          <table:table-cell office:value-type="float" office:value="288.083" calcext:value-type="float">
            <text:p>288.083</text:p>
          </table:table-cell>
          <table:table-cell office:value-type="float" office:value="43.9712" calcext:value-type="float">
            <text:p>43.9712</text:p>
          </table:table-cell>
          <table:table-cell office:value-type="float" office:value="75.6273" calcext:value-type="float">
            <text:p>75.6273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45.5699" calcext:value-type="float">
            <text:p>45.5699</text:p>
          </table:table-cell>
          <table:table-cell/>
          <table:table-cell table:formula="of:=([.D690]-[.A690])/0.0166667" office:value-type="float" office:value="9.71998056003925" calcext:value-type="float">
            <text:p>9.71998056003925</text:p>
          </table:table-cell>
          <table:table-cell table:formula="of:=ABS([.E690]-[.B690])/0.0166667" office:value-type="float" office:value="719.63856072288" calcext:value-type="float">
            <text:p>719.63856072288</text:p>
          </table:table-cell>
          <table:table-cell table:formula="of:=([.F690]-[.C690])/0.0166667" office:value-type="float" office:value="95.9218081563833" calcext:value-type="float">
            <text:p>95.9218081563833</text:p>
          </table:table-cell>
          <table:table-cell table:formula="of:=DEGREES(ATAN(ABS([.F690]-[.C690])/ABS([.E690]-[.B690])))" office:value-type="float" office:value="7.59229655821613" calcext:value-type="float">
            <text:p>7.59229655821613</text:p>
          </table:table-cell>
          <table:table-cell table:formula="of:=SQRT(POWER([.H690];2)+POWER([.I690];2)+POWER([.J690];2))" office:value-type="float" office:value="726.068267714115" calcext:value-type="float">
            <text:p>726.068267714115</text:p>
          </table:table-cell>
        </table:table-row>
        <table:table-row table:style-name="ro1">
          <table:table-cell office:value-type="float" office:value="75.1727" calcext:value-type="float">
            <text:p>75.1727</text:p>
          </table:table-cell>
          <table:table-cell office:value-type="float" office:value="282.516" calcext:value-type="float">
            <text:p>282.516</text:p>
          </table:table-cell>
          <table:table-cell office:value-type="float" office:value="45.3339" calcext:value-type="float">
            <text:p>45.3339</text:p>
          </table:table-cell>
          <table:table-cell office:value-type="float" office:value="74.861" calcext:value-type="float">
            <text:p>74.861</text:p>
          </table:table-cell>
          <table:table-cell office:value-type="float" office:value="273.306" calcext:value-type="float">
            <text:p>273.306</text:p>
          </table:table-cell>
          <table:table-cell office:value-type="float" office:value="46.4996" calcext:value-type="float">
            <text:p>46.4996</text:p>
          </table:table-cell>
          <table:table-cell/>
          <table:table-cell table:formula="of:=([.D691]-[.A691])/0.0166667" office:value-type="float" office:value="-18.7019625960749" calcext:value-type="float">
            <text:p>-18.7019625960749</text:p>
          </table:table-cell>
          <table:table-cell table:formula="of:=ABS([.E691]-[.B691])/0.0166667" office:value-type="float" office:value="552.598894802213" calcext:value-type="float">
            <text:p>552.598894802213</text:p>
          </table:table-cell>
          <table:table-cell table:formula="of:=([.F691]-[.C691])/0.0166667" office:value-type="float" office:value="69.9418601162798" calcext:value-type="float">
            <text:p>69.9418601162798</text:p>
          </table:table-cell>
          <table:table-cell table:formula="of:=DEGREES(ATAN(ABS([.F691]-[.C691])/ABS([.E691]-[.B691])))" office:value-type="float" office:value="7.21351023492313" calcext:value-type="float">
            <text:p>7.21351023492313</text:p>
          </table:table-cell>
          <table:table-cell table:formula="of:=SQRT(POWER([.H691];2)+POWER([.I691];2)+POWER([.J691];2))" office:value-type="float" office:value="557.321420490992" calcext:value-type="float">
            <text:p>557.321420490992</text:p>
          </table:table-cell>
        </table:table-row>
        <table:table-row table:style-name="ro1">
          <table:table-cell office:value-type="float" office:value="74.6717" calcext:value-type="float">
            <text:p>74.6717</text:p>
          </table:table-cell>
          <table:table-cell office:value-type="float" office:value="283.873" calcext:value-type="float">
            <text:p>283.873</text:p>
          </table:table-cell>
          <table:table-cell office:value-type="float" office:value="44.8791" calcext:value-type="float">
            <text:p>44.8791</text:p>
          </table:table-cell>
          <table:table-cell office:value-type="float" office:value="74.6107" calcext:value-type="float">
            <text:p>74.6107</text:p>
          </table:table-cell>
          <table:table-cell office:value-type="float" office:value="273.387" calcext:value-type="float">
            <text:p>273.387</text:p>
          </table:table-cell>
          <table:table-cell office:value-type="float" office:value="45.9971" calcext:value-type="float">
            <text:p>45.9971</text:p>
          </table:table-cell>
          <table:table-cell/>
          <table:table-cell table:formula="of:=([.D692]-[.A692])/0.0166667" office:value-type="float" office:value="-3.65999268001506" calcext:value-type="float">
            <text:p>-3.65999268001506</text:p>
          </table:table-cell>
          <table:table-cell table:formula="of:=ABS([.E692]-[.B692])/0.0166667" office:value-type="float" office:value="629.158741682516" calcext:value-type="float">
            <text:p>629.158741682516</text:p>
          </table:table-cell>
          <table:table-cell table:formula="of:=([.F692]-[.C692])/0.0166667" office:value-type="float" office:value="67.0798658402685" calcext:value-type="float">
            <text:p>67.0798658402685</text:p>
          </table:table-cell>
          <table:table-cell table:formula="of:=DEGREES(ATAN(ABS([.F692]-[.C692])/ABS([.E692]-[.B692])))" office:value-type="float" office:value="6.08579084461046" calcext:value-type="float">
            <text:p>6.08579084461046</text:p>
          </table:table-cell>
          <table:table-cell table:formula="of:=SQRT(POWER([.H692];2)+POWER([.I692];2)+POWER([.J692];2))" office:value-type="float" office:value="632.735194361032" calcext:value-type="float">
            <text:p>632.735194361032</text:p>
          </table:table-cell>
        </table:table-row>
        <table:table-row table:style-name="ro1">
          <table:table-cell office:value-type="float" office:value="74.9536" calcext:value-type="float">
            <text:p>74.9536</text:p>
          </table:table-cell>
          <table:table-cell office:value-type="float" office:value="287.814" calcext:value-type="float">
            <text:p>287.814</text:p>
          </table:table-cell>
          <table:table-cell office:value-type="float" office:value="45.0331" calcext:value-type="float">
            <text:p>45.0331</text:p>
          </table:table-cell>
          <table:table-cell office:value-type="float" office:value="74.8865" calcext:value-type="float">
            <text:p>74.8865</text:p>
          </table:table-cell>
          <table:table-cell office:value-type="float" office:value="277.119" calcext:value-type="float">
            <text:p>277.119</text:p>
          </table:table-cell>
          <table:table-cell office:value-type="float" office:value="46.4102" calcext:value-type="float">
            <text:p>46.4102</text:p>
          </table:table-cell>
          <table:table-cell/>
          <table:table-cell table:formula="of:=([.D693]-[.A693])/0.0166667" office:value-type="float" office:value="-4.02599194801589" calcext:value-type="float">
            <text:p>-4.02599194801589</text:p>
          </table:table-cell>
          <table:table-cell table:formula="of:=ABS([.E693]-[.B693])/0.0166667" office:value-type="float" office:value="641.698716602566" calcext:value-type="float">
            <text:p>641.698716602566</text:p>
          </table:table-cell>
          <table:table-cell table:formula="of:=([.F693]-[.C693])/0.0166667" office:value-type="float" office:value="82.6258347483308" calcext:value-type="float">
            <text:p>82.6258347483308</text:p>
          </table:table-cell>
          <table:table-cell table:formula="of:=DEGREES(ATAN(ABS([.F693]-[.C693])/ABS([.E693]-[.B693])))" office:value-type="float" office:value="7.33709724003815" calcext:value-type="float">
            <text:p>7.33709724003815</text:p>
          </table:table-cell>
          <table:table-cell table:formula="of:=SQRT(POWER([.H693];2)+POWER([.I693];2)+POWER([.J693];2))" office:value-type="float" office:value="647.008871707649" calcext:value-type="float">
            <text:p>647.008871707649</text:p>
          </table:table-cell>
        </table:table-row>
        <table:table-row table:style-name="ro1">
          <table:table-cell office:value-type="float" office:value="75.4856" calcext:value-type="float">
            <text:p>75.4856</text:p>
          </table:table-cell>
          <table:table-cell office:value-type="float" office:value="290.861" calcext:value-type="float">
            <text:p>290.861</text:p>
          </table:table-cell>
          <table:table-cell office:value-type="float" office:value="43.5431" calcext:value-type="float">
            <text:p>43.5431</text:p>
          </table:table-cell>
          <table:table-cell office:value-type="float" office:value="75.6484" calcext:value-type="float">
            <text:p>75.6484</text:p>
          </table:table-cell>
          <table:table-cell office:value-type="float" office:value="278.672" calcext:value-type="float">
            <text:p>278.672</text:p>
          </table:table-cell>
          <table:table-cell office:value-type="float" office:value="45.4195" calcext:value-type="float">
            <text:p>45.4195</text:p>
          </table:table-cell>
          <table:table-cell/>
          <table:table-cell table:formula="of:=([.D694]-[.A694])/0.0166667" office:value-type="float" office:value="9.76798046403848" calcext:value-type="float">
            <text:p>9.76798046403848</text:p>
          </table:table-cell>
          <table:table-cell table:formula="of:=ABS([.E694]-[.B694])/0.0166667" office:value-type="float" office:value="731.338537322923" calcext:value-type="float">
            <text:p>731.338537322923</text:p>
          </table:table-cell>
          <table:table-cell table:formula="of:=([.F694]-[.C694])/0.0166667" office:value-type="float" office:value="112.58377483245" calcext:value-type="float">
            <text:p>112.58377483245</text:p>
          </table:table-cell>
          <table:table-cell table:formula="of:=DEGREES(ATAN(ABS([.F694]-[.C694])/ABS([.E694]-[.B694])))" office:value-type="float" office:value="8.75153120972148" calcext:value-type="float">
            <text:p>8.75153120972148</text:p>
          </table:table-cell>
          <table:table-cell table:formula="of:=SQRT(POWER([.H694];2)+POWER([.I694];2)+POWER([.J694];2))" office:value-type="float" office:value="740.017956519639" calcext:value-type="float">
            <text:p>740.017956519639</text:p>
          </table:table-cell>
        </table:table-row>
        <table:table-row table:style-name="ro1">
          <table:table-cell office:value-type="float" office:value="75.0476" calcext:value-type="float">
            <text:p>75.0476</text:p>
          </table:table-cell>
          <table:table-cell office:value-type="float" office:value="303.672" calcext:value-type="float">
            <text:p>303.672</text:p>
          </table:table-cell>
          <table:table-cell office:value-type="float" office:value="41.5732" calcext:value-type="float">
            <text:p>41.5732</text:p>
          </table:table-cell>
          <table:table-cell office:value-type="float" office:value="74.9775" calcext:value-type="float">
            <text:p>74.9775</text:p>
          </table:table-cell>
          <table:table-cell office:value-type="float" office:value="292.154" calcext:value-type="float">
            <text:p>292.154</text:p>
          </table:table-cell>
          <table:table-cell office:value-type="float" office:value="43.605" calcext:value-type="float">
            <text:p>43.605</text:p>
          </table:table-cell>
          <table:table-cell/>
          <table:table-cell table:formula="of:=([.D695]-[.A695])/0.0166667" office:value-type="float" office:value="-4.20599158801661" calcext:value-type="float">
            <text:p>-4.20599158801661</text:p>
          </table:table-cell>
          <table:table-cell table:formula="of:=ABS([.E695]-[.B695])/0.0166667" office:value-type="float" office:value="691.078617842766" calcext:value-type="float">
            <text:p>691.078617842766</text:p>
          </table:table-cell>
          <table:table-cell table:formula="of:=([.F695]-[.C695])/0.0166667" office:value-type="float" office:value="121.907756184487" calcext:value-type="float">
            <text:p>121.907756184487</text:p>
          </table:table-cell>
          <table:table-cell table:formula="of:=DEGREES(ATAN(ABS([.F695]-[.C695])/ABS([.E695]-[.B695])))" office:value-type="float" office:value="10.0041771361584" calcext:value-type="float">
            <text:p>10.0041771361584</text:p>
          </table:table-cell>
          <table:table-cell table:formula="of:=SQRT(POWER([.H695];2)+POWER([.I695];2)+POWER([.J695];2))" office:value-type="float" office:value="701.761246737552" calcext:value-type="float">
            <text:p>701.761246737552</text:p>
          </table:table-cell>
        </table:table-row>
        <table:table-row table:style-name="ro1">
          <table:table-cell office:value-type="float" office:value="75.1721" calcext:value-type="float">
            <text:p>75.1721</text:p>
          </table:table-cell>
          <table:table-cell office:value-type="float" office:value="282.571" calcext:value-type="float">
            <text:p>282.571</text:p>
          </table:table-cell>
          <table:table-cell office:value-type="float" office:value="45.0744" calcext:value-type="float">
            <text:p>45.0744</text:p>
          </table:table-cell>
          <table:table-cell office:value-type="float" office:value="75.1006" calcext:value-type="float">
            <text:p>75.1006</text:p>
          </table:table-cell>
          <table:table-cell office:value-type="float" office:value="272.097" calcext:value-type="float">
            <text:p>272.097</text:p>
          </table:table-cell>
          <table:table-cell office:value-type="float" office:value="46.4376" calcext:value-type="float">
            <text:p>46.4376</text:p>
          </table:table-cell>
          <table:table-cell/>
          <table:table-cell table:formula="of:=([.D696]-[.A696])/0.0166667" office:value-type="float" office:value="-4.28999142001718" calcext:value-type="float">
            <text:p>-4.28999142001718</text:p>
          </table:table-cell>
          <table:table-cell table:formula="of:=ABS([.E696]-[.B696])/0.0166667" office:value-type="float" office:value="628.438743122517" calcext:value-type="float">
            <text:p>628.438743122517</text:p>
          </table:table-cell>
          <table:table-cell table:formula="of:=([.F696]-[.C696])/0.0166667" office:value-type="float" office:value="81.7918364163275" calcext:value-type="float">
            <text:p>81.7918364163275</text:p>
          </table:table-cell>
          <table:table-cell table:formula="of:=DEGREES(ATAN(ABS([.F696]-[.C696])/ABS([.E696]-[.B696])))" office:value-type="float" office:value="7.41541137693472" calcext:value-type="float">
            <text:p>7.41541137693472</text:p>
          </table:table-cell>
          <table:table-cell table:formula="of:=SQRT(POWER([.H696];2)+POWER([.I696];2)+POWER([.J696];2))" office:value-type="float" office:value="633.753550197668" calcext:value-type="float">
            <text:p>633.753550197668</text:p>
          </table:table-cell>
        </table:table-row>
        <table:table-row table:style-name="ro1">
          <table:table-cell office:value-type="float" office:value="75.2268" calcext:value-type="float">
            <text:p>75.2268</text:p>
          </table:table-cell>
          <table:table-cell office:value-type="float" office:value="290.834" calcext:value-type="float">
            <text:p>290.834</text:p>
          </table:table-cell>
          <table:table-cell office:value-type="float" office:value="43.5496" calcext:value-type="float">
            <text:p>43.5496</text:p>
          </table:table-cell>
          <table:table-cell office:value-type="float" office:value="75.3959" calcext:value-type="float">
            <text:p>75.3959</text:p>
          </table:table-cell>
          <table:table-cell office:value-type="float" office:value="278.697" calcext:value-type="float">
            <text:p>278.697</text:p>
          </table:table-cell>
          <table:table-cell office:value-type="float" office:value="45.1689" calcext:value-type="float">
            <text:p>45.1689</text:p>
          </table:table-cell>
          <table:table-cell/>
          <table:table-cell table:formula="of:=([.D697]-[.A697])/0.0166667" office:value-type="float" office:value="10.1459797080406" calcext:value-type="float">
            <text:p>10.1459797080406</text:p>
          </table:table-cell>
          <table:table-cell table:formula="of:=ABS([.E697]-[.B697])/0.0166667" office:value-type="float" office:value="728.218543562913" calcext:value-type="float">
            <text:p>728.218543562913</text:p>
          </table:table-cell>
          <table:table-cell table:formula="of:=([.F697]-[.C697])/0.0166667" office:value-type="float" office:value="97.1578056843888" calcext:value-type="float">
            <text:p>97.1578056843888</text:p>
          </table:table-cell>
          <table:table-cell table:formula="of:=DEGREES(ATAN(ABS([.F697]-[.C697])/ABS([.E697]-[.B697])))" office:value-type="float" office:value="7.59943621939894" calcext:value-type="float">
            <text:p>7.59943621939894</text:p>
          </table:table-cell>
          <table:table-cell table:formula="of:=SQRT(POWER([.H697];2)+POWER([.I697];2)+POWER([.J697];2))" office:value-type="float" office:value="734.741333598792" calcext:value-type="float">
            <text:p>734.741333598792</text:p>
          </table:table-cell>
        </table:table-row>
        <table:table-row table:style-name="ro1">
          <table:table-cell office:value-type="float" office:value="75.2458" calcext:value-type="float">
            <text:p>75.2458</text:p>
          </table:table-cell>
          <table:table-cell office:value-type="float" office:value="293.644" calcext:value-type="float">
            <text:p>293.644</text:p>
          </table:table-cell>
          <table:table-cell office:value-type="float" office:value="43.1165" calcext:value-type="float">
            <text:p>43.1165</text:p>
          </table:table-cell>
          <table:table-cell office:value-type="float" office:value="75.4158" calcext:value-type="float">
            <text:p>75.4158</text:p>
          </table:table-cell>
          <table:table-cell office:value-type="float" office:value="281.303" calcext:value-type="float">
            <text:p>281.303</text:p>
          </table:table-cell>
          <table:table-cell office:value-type="float" office:value="45.0163" calcext:value-type="float">
            <text:p>45.0163</text:p>
          </table:table-cell>
          <table:table-cell/>
          <table:table-cell table:formula="of:=([.D698]-[.A698])/0.0166667" office:value-type="float" office:value="10.1999796000409" calcext:value-type="float">
            <text:p>10.1999796000409</text:p>
          </table:table-cell>
          <table:table-cell table:formula="of:=ABS([.E698]-[.B698])/0.0166667" office:value-type="float" office:value="740.458519082962" calcext:value-type="float">
            <text:p>740.458519082962</text:p>
          </table:table-cell>
          <table:table-cell table:formula="of:=([.F698]-[.C698])/0.0166667" office:value-type="float" office:value="113.987772024456" calcext:value-type="float">
            <text:p>113.987772024456</text:p>
          </table:table-cell>
          <table:table-cell table:formula="of:=DEGREES(ATAN(ABS([.F698]-[.C698])/ABS([.E698]-[.B698])))" office:value-type="float" office:value="8.75153485607144" calcext:value-type="float">
            <text:p>8.75153485607144</text:p>
          </table:table-cell>
          <table:table-cell table:formula="of:=SQRT(POWER([.H698];2)+POWER([.I698];2)+POWER([.J698];2))" office:value-type="float" office:value="749.250338830403" calcext:value-type="float">
            <text:p>749.250338830403</text:p>
          </table:table-cell>
        </table:table-row>
        <table:table-row table:style-name="ro1">
          <table:table-cell office:value-type="float" office:value="75.486" calcext:value-type="float">
            <text:p>75.486</text:p>
          </table:table-cell>
          <table:table-cell office:value-type="float" office:value="290.802" calcext:value-type="float">
            <text:p>290.802</text:p>
          </table:table-cell>
          <table:table-cell office:value-type="float" office:value="43.8079" calcext:value-type="float">
            <text:p>43.8079</text:p>
          </table:table-cell>
          <table:table-cell office:value-type="float" office:value="75.6588" calcext:value-type="float">
            <text:p>75.6588</text:p>
          </table:table-cell>
          <table:table-cell office:value-type="float" office:value="279.998" calcext:value-type="float">
            <text:p>279.998</text:p>
          </table:table-cell>
          <table:table-cell office:value-type="float" office:value="45.2152" calcext:value-type="float">
            <text:p>45.2152</text:p>
          </table:table-cell>
          <table:table-cell/>
          <table:table-cell table:formula="of:=([.D699]-[.A699])/0.0166667" office:value-type="float" office:value="10.3679792640412" calcext:value-type="float">
            <text:p>10.3679792640412</text:p>
          </table:table-cell>
          <table:table-cell table:formula="of:=ABS([.E699]-[.B699])/0.0166667" office:value-type="float" office:value="648.238703522595" calcext:value-type="float">
            <text:p>648.238703522595</text:p>
          </table:table-cell>
          <table:table-cell table:formula="of:=([.F699]-[.C699])/0.0166667" office:value-type="float" office:value="84.4378311243377" calcext:value-type="float">
            <text:p>84.4378311243377</text:p>
          </table:table-cell>
          <table:table-cell table:formula="of:=DEGREES(ATAN(ABS([.F699]-[.C699])/ABS([.E699]-[.B699])))" office:value-type="float" office:value="7.42140953479491" calcext:value-type="float">
            <text:p>7.42140953479491</text:p>
          </table:table-cell>
          <table:table-cell table:formula="of:=SQRT(POWER([.H699];2)+POWER([.I699];2)+POWER([.J699];2))" office:value-type="float" office:value="653.797108485237" calcext:value-type="float">
            <text:p>653.797108485237</text:p>
          </table:table-cell>
        </table:table-row>
        <table:table-row table:style-name="ro1">
          <table:table-cell office:value-type="float" office:value="74.9432" calcext:value-type="float">
            <text:p>74.9432</text:p>
          </table:table-cell>
          <table:table-cell office:value-type="float" office:value="286.616" calcext:value-type="float">
            <text:p>286.616</text:p>
          </table:table-cell>
          <table:table-cell office:value-type="float" office:value="44.4555" calcext:value-type="float">
            <text:p>44.4555</text:p>
          </table:table-cell>
          <table:table-cell office:value-type="float" office:value="74.6253" calcext:value-type="float">
            <text:p>74.6253</text:p>
          </table:table-cell>
          <table:table-cell office:value-type="float" office:value="275.997" calcext:value-type="float">
            <text:p>275.997</text:p>
          </table:table-cell>
          <table:table-cell office:value-type="float" office:value="45.5935" calcext:value-type="float">
            <text:p>45.5935</text:p>
          </table:table-cell>
          <table:table-cell/>
          <table:table-cell table:formula="of:=([.D700]-[.A700])/0.0166667" office:value-type="float" office:value="-19.0739618520768" calcext:value-type="float">
            <text:p>-19.0739618520768</text:p>
          </table:table-cell>
          <table:table-cell table:formula="of:=ABS([.E700]-[.B700])/0.0166667" office:value-type="float" office:value="637.138725722547" calcext:value-type="float">
            <text:p>637.138725722547</text:p>
          </table:table-cell>
          <table:table-cell table:formula="of:=([.F700]-[.C700])/0.0166667" office:value-type="float" office:value="68.279863440273" calcext:value-type="float">
            <text:p>68.279863440273</text:p>
          </table:table-cell>
          <table:table-cell table:formula="of:=DEGREES(ATAN(ABS([.F700]-[.C700])/ABS([.E700]-[.B700])))" office:value-type="float" office:value="6.11683715162493" calcext:value-type="float">
            <text:p>6.11683715162493</text:p>
          </table:table-cell>
          <table:table-cell table:formula="of:=SQRT(POWER([.H700];2)+POWER([.I700];2)+POWER([.J700];2))" office:value-type="float" office:value="641.070753963638" calcext:value-type="float">
            <text:p>641.070753963638</text:p>
          </table:table-cell>
        </table:table-row>
        <table:table-row table:style-name="ro1">
          <table:table-cell office:value-type="float" office:value="74.9688" calcext:value-type="float">
            <text:p>74.9688</text:p>
          </table:table-cell>
          <table:table-cell office:value-type="float" office:value="290.753" calcext:value-type="float">
            <text:p>290.753</text:p>
          </table:table-cell>
          <table:table-cell office:value-type="float" office:value="43.8201" calcext:value-type="float">
            <text:p>43.8201</text:p>
          </table:table-cell>
          <table:table-cell office:value-type="float" office:value="74.9016" calcext:value-type="float">
            <text:p>74.9016</text:p>
          </table:table-cell>
          <table:table-cell office:value-type="float" office:value="279.874" calcext:value-type="float">
            <text:p>279.874</text:p>
          </table:table-cell>
          <table:table-cell office:value-type="float" office:value="45.491" calcext:value-type="float">
            <text:p>45.491</text:p>
          </table:table-cell>
          <table:table-cell/>
          <table:table-cell table:formula="of:=([.D701]-[.A701])/0.0166667" office:value-type="float" office:value="-4.03199193601611" calcext:value-type="float">
            <text:p>-4.03199193601611</text:p>
          </table:table-cell>
          <table:table-cell table:formula="of:=ABS([.E701]-[.B701])/0.0166667" office:value-type="float" office:value="652.738694522609" calcext:value-type="float">
            <text:p>652.738694522609</text:p>
          </table:table-cell>
          <table:table-cell table:formula="of:=([.F701]-[.C701])/0.0166667" office:value-type="float" office:value="100.253799492401" calcext:value-type="float">
            <text:p>100.253799492401</text:p>
          </table:table-cell>
          <table:table-cell table:formula="of:=DEGREES(ATAN(ABS([.F701]-[.C701])/ABS([.E701]-[.B701])))" office:value-type="float" office:value="8.73179565350181" calcext:value-type="float">
            <text:p>8.73179565350181</text:p>
          </table:table-cell>
          <table:table-cell table:formula="of:=SQRT(POWER([.H701];2)+POWER([.I701];2)+POWER([.J701];2))" office:value-type="float" office:value="660.405091287699" calcext:value-type="float">
            <text:p>660.405091287699</text:p>
          </table:table-cell>
        </table:table-row>
        <table:table-row table:style-name="ro1">
          <table:table-cell office:value-type="float" office:value="74.9367" calcext:value-type="float">
            <text:p>74.9367</text:p>
          </table:table-cell>
          <table:table-cell office:value-type="float" office:value="285.083" calcext:value-type="float">
            <text:p>285.083</text:p>
          </table:table-cell>
          <table:table-cell office:value-type="float" office:value="45.448" calcext:value-type="float">
            <text:p>45.448</text:p>
          </table:table-cell>
          <table:table-cell office:value-type="float" office:value="74.863" calcext:value-type="float">
            <text:p>74.863</text:p>
          </table:table-cell>
          <table:table-cell office:value-type="float" office:value="273.159" calcext:value-type="float">
            <text:p>273.159</text:p>
          </table:table-cell>
          <table:table-cell office:value-type="float" office:value="47.2596" calcext:value-type="float">
            <text:p>47.2596</text:p>
          </table:table-cell>
          <table:table-cell/>
          <table:table-cell table:formula="of:=([.D702]-[.A702])/0.0166667" office:value-type="float" office:value="-4.42199115601783" calcext:value-type="float">
            <text:p>-4.42199115601783</text:p>
          </table:table-cell>
          <table:table-cell table:formula="of:=ABS([.E702]-[.B702])/0.0166667" office:value-type="float" office:value="715.438569122864" calcext:value-type="float">
            <text:p>715.438569122864</text:p>
          </table:table-cell>
          <table:table-cell table:formula="of:=([.F702]-[.C702])/0.0166667" office:value-type="float" office:value="108.695782608435" calcext:value-type="float">
            <text:p>108.695782608435</text:p>
          </table:table-cell>
          <table:table-cell table:formula="of:=DEGREES(ATAN(ABS([.F702]-[.C702])/ABS([.E702]-[.B702])))" office:value-type="float" office:value="8.63881984581155" calcext:value-type="float">
            <text:p>8.63881984581155</text:p>
          </table:table-cell>
          <table:table-cell table:formula="of:=SQRT(POWER([.H702];2)+POWER([.I702];2)+POWER([.J702];2))" office:value-type="float" office:value="723.661988328263" calcext:value-type="float">
            <text:p>723.661988328263</text:p>
          </table:table-cell>
        </table:table-row>
        <table:table-row table:style-name="ro1">
          <table:table-cell office:value-type="float" office:value="74.9774" calcext:value-type="float">
            <text:p>74.9774</text:p>
          </table:table-cell>
          <table:table-cell office:value-type="float" office:value="292.148" calcext:value-type="float">
            <text:p>292.148</text:p>
          </table:table-cell>
          <table:table-cell office:value-type="float" office:value="43.6059" calcext:value-type="float">
            <text:p>43.6059</text:p>
          </table:table-cell>
          <table:table-cell office:value-type="float" office:value="74.9174" calcext:value-type="float">
            <text:p>74.9174</text:p>
          </table:table-cell>
          <table:table-cell office:value-type="float" office:value="282.597" calcext:value-type="float">
            <text:p>282.597</text:p>
          </table:table-cell>
          <table:table-cell office:value-type="float" office:value="44.8214" calcext:value-type="float">
            <text:p>44.8214</text:p>
          </table:table-cell>
          <table:table-cell/>
          <table:table-cell table:formula="of:=([.D703]-[.A703])/0.0166667" office:value-type="float" office:value="-3.59999280001454" calcext:value-type="float">
            <text:p>-3.59999280001454</text:p>
          </table:table-cell>
          <table:table-cell table:formula="of:=ABS([.E703]-[.B703])/0.0166667" office:value-type="float" office:value="573.058853882295" calcext:value-type="float">
            <text:p>573.058853882295</text:p>
          </table:table-cell>
          <table:table-cell table:formula="of:=([.F703]-[.C703])/0.0166667" office:value-type="float" office:value="72.9298541402916" calcext:value-type="float">
            <text:p>72.9298541402916</text:p>
          </table:table-cell>
          <table:table-cell table:formula="of:=DEGREES(ATAN(ABS([.F703]-[.C703])/ABS([.E703]-[.B703])))" office:value-type="float" office:value="7.25271161443506" calcext:value-type="float">
            <text:p>7.25271161443506</text:p>
          </table:table-cell>
          <table:table-cell table:formula="of:=SQRT(POWER([.H703];2)+POWER([.I703];2)+POWER([.J703];2))" office:value-type="float" office:value="577.692109679519" calcext:value-type="float">
            <text:p>577.692109679519</text:p>
          </table:table-cell>
        </table:table-row>
        <table:table-row table:style-name="ro1">
          <table:table-cell office:value-type="float" office:value="74.9682" calcext:value-type="float">
            <text:p>74.9682</text:p>
          </table:table-cell>
          <table:table-cell office:value-type="float" office:value="290.812" calcext:value-type="float">
            <text:p>290.812</text:p>
          </table:table-cell>
          <table:table-cell office:value-type="float" office:value="43.5553" calcext:value-type="float">
            <text:p>43.5553</text:p>
          </table:table-cell>
          <table:table-cell office:value-type="float" office:value="74.8927" calcext:value-type="float">
            <text:p>74.8927</text:p>
          </table:table-cell>
          <table:table-cell office:value-type="float" office:value="278.601" calcext:value-type="float">
            <text:p>278.601</text:p>
          </table:table-cell>
          <table:table-cell office:value-type="float" office:value="45.4375" calcext:value-type="float">
            <text:p>45.4375</text:p>
          </table:table-cell>
          <table:table-cell/>
          <table:table-cell table:formula="of:=([.D704]-[.A704])/0.0166667" office:value-type="float" office:value="-4.52999094001758" calcext:value-type="float">
            <text:p>-4.52999094001758</text:p>
          </table:table-cell>
          <table:table-cell table:formula="of:=ABS([.E704]-[.B704])/0.0166667" office:value-type="float" office:value="732.658534682931" calcext:value-type="float">
            <text:p>732.658534682931</text:p>
          </table:table-cell>
          <table:table-cell table:formula="of:=([.F704]-[.C704])/0.0166667" office:value-type="float" office:value="112.931774136452" calcext:value-type="float">
            <text:p>112.931774136452</text:p>
          </table:table-cell>
          <table:table-cell table:formula="of:=DEGREES(ATAN(ABS([.F704]-[.C704])/ABS([.E704]-[.B704])))" office:value-type="float" office:value="8.76259218052893" calcext:value-type="float">
            <text:p>8.76259218052893</text:p>
          </table:table-cell>
          <table:table-cell table:formula="of:=SQRT(POWER([.H704];2)+POWER([.I704];2)+POWER([.J704];2))" office:value-type="float" office:value="741.324918555463" calcext:value-type="float">
            <text:p>741.324918555463</text:p>
          </table:table-cell>
        </table:table-row>
        <table:table-row table:style-name="ro1">
          <table:table-cell office:value-type="float" office:value="75.4453" calcext:value-type="float">
            <text:p>75.4453</text:p>
          </table:table-cell>
          <table:table-cell office:value-type="float" office:value="285.348" calcext:value-type="float">
            <text:p>285.348</text:p>
          </table:table-cell>
          <table:table-cell office:value-type="float" office:value="44.3928" calcext:value-type="float">
            <text:p>44.3928</text:p>
          </table:table-cell>
          <table:table-cell office:value-type="float" office:value="75.6175" calcext:value-type="float">
            <text:p>75.6175</text:p>
          </table:table-cell>
          <table:table-cell office:value-type="float" office:value="274.743" calcext:value-type="float">
            <text:p>274.743</text:p>
          </table:table-cell>
          <table:table-cell office:value-type="float" office:value="46.0251" calcext:value-type="float">
            <text:p>46.0251</text:p>
          </table:table-cell>
          <table:table-cell/>
          <table:table-cell table:formula="of:=([.D705]-[.A705])/0.0166667" office:value-type="float" office:value="10.3319793360415" calcext:value-type="float">
            <text:p>10.3319793360415</text:p>
          </table:table-cell>
          <table:table-cell table:formula="of:=ABS([.E705]-[.B705])/0.0166667" office:value-type="float" office:value="636.298727402546" calcext:value-type="float">
            <text:p>636.298727402546</text:p>
          </table:table-cell>
          <table:table-cell table:formula="of:=([.F705]-[.C705])/0.0166667" office:value-type="float" office:value="97.9378041243918" calcext:value-type="float">
            <text:p>97.9378041243918</text:p>
          </table:table-cell>
          <table:table-cell table:formula="of:=DEGREES(ATAN(ABS([.F705]-[.C705])/ABS([.E705]-[.B705])))" office:value-type="float" office:value="8.75018146346166" calcext:value-type="float">
            <text:p>8.75018146346166</text:p>
          </table:table-cell>
          <table:table-cell table:formula="of:=SQRT(POWER([.H705];2)+POWER([.I705];2)+POWER([.J705];2))" office:value-type="float" office:value="643.8747034694" calcext:value-type="float">
            <text:p>643.8747034694</text:p>
          </table:table-cell>
        </table:table-row>
        <table:table-row table:style-name="ro1">
          <table:table-cell office:value-type="float" office:value="74.6848" calcext:value-type="float">
            <text:p>74.6848</text:p>
          </table:table-cell>
          <table:table-cell office:value-type="float" office:value="286.758" calcext:value-type="float">
            <text:p>286.758</text:p>
          </table:table-cell>
          <table:table-cell office:value-type="float" office:value="43.6752" calcext:value-type="float">
            <text:p>43.6752</text:p>
          </table:table-cell>
          <table:table-cell office:value-type="float" office:value="74.379" calcext:value-type="float">
            <text:p>74.379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44.627" calcext:value-type="float">
            <text:p>44.627</text:p>
          </table:table-cell>
          <table:table-cell/>
          <table:table-cell table:formula="of:=([.D706]-[.A706])/0.0166667" office:value-type="float" office:value="-18.3479633040728" calcext:value-type="float">
            <text:p>-18.3479633040728</text:p>
          </table:table-cell>
          <table:table-cell table:formula="of:=ABS([.E706]-[.B706])/0.0166667" office:value-type="float" office:value="559.258881482235" calcext:value-type="float">
            <text:p>559.258881482235</text:p>
          </table:table-cell>
          <table:table-cell table:formula="of:=([.F706]-[.C706])/0.0166667" office:value-type="float" office:value="57.1078857842288" calcext:value-type="float">
            <text:p>57.1078857842288</text:p>
          </table:table-cell>
          <table:table-cell table:formula="of:=DEGREES(ATAN(ABS([.F706]-[.C706])/ABS([.E706]-[.B706])))" office:value-type="float" office:value="5.83046395661905" calcext:value-type="float">
            <text:p>5.83046395661905</text:p>
          </table:table-cell>
          <table:table-cell table:formula="of:=SQRT(POWER([.H706];2)+POWER([.I706];2)+POWER([.J706];2))" office:value-type="float" office:value="562.466403345936" calcext:value-type="float">
            <text:p>562.466403345936</text:p>
          </table:table-cell>
        </table:table-row>
        <table:table-row table:style-name="ro1">
          <table:table-cell office:value-type="float" office:value="75.7544" calcext:value-type="float">
            <text:p>75.7544</text:p>
          </table:table-cell>
          <table:table-cell office:value-type="float" office:value="292.39" calcext:value-type="float">
            <text:p>292.39</text:p>
          </table:table-cell>
          <table:table-cell office:value-type="float" office:value="42.7914" calcext:value-type="float">
            <text:p>42.7914</text:p>
          </table:table-cell>
          <table:table-cell office:value-type="float" office:value="75.6681" calcext:value-type="float">
            <text:p>75.6681</text:p>
          </table:table-cell>
          <table:table-cell office:value-type="float" office:value="281.495" calcext:value-type="float">
            <text:p>281.495</text:p>
          </table:table-cell>
          <table:table-cell office:value-type="float" office:value="44.232" calcext:value-type="float">
            <text:p>44.232</text:p>
          </table:table-cell>
          <table:table-cell/>
          <table:table-cell table:formula="of:=([.D707]-[.A707])/0.0166667" office:value-type="float" office:value="-5.17798964402122" calcext:value-type="float">
            <text:p>-5.17798964402122</text:p>
          </table:table-cell>
          <table:table-cell table:formula="of:=ABS([.E707]-[.B707])/0.0166667" office:value-type="float" office:value="653.698692602614" calcext:value-type="float">
            <text:p>653.698692602614</text:p>
          </table:table-cell>
          <table:table-cell table:formula="of:=([.F707]-[.C707])/0.0166667" office:value-type="float" office:value="86.4358271283455" calcext:value-type="float">
            <text:p>86.4358271283455</text:p>
          </table:table-cell>
          <table:table-cell table:formula="of:=DEGREES(ATAN(ABS([.F707]-[.C707])/ABS([.E707]-[.B707])))" office:value-type="float" office:value="7.53228530859615" calcext:value-type="float">
            <text:p>7.53228530859615</text:p>
          </table:table-cell>
          <table:table-cell table:formula="of:=SQRT(POWER([.H707];2)+POWER([.I707];2)+POWER([.J707];2))" office:value-type="float" office:value="659.40878406227" calcext:value-type="float">
            <text:p>659.40878406227</text:p>
          </table:table-cell>
        </table:table-row>
        <table:table-row table:style-name="ro1">
          <table:table-cell office:value-type="float" office:value="75.4759" calcext:value-type="float">
            <text:p>75.4759</text:p>
          </table:table-cell>
          <table:table-cell office:value-type="float" office:value="289.41" calcext:value-type="float">
            <text:p>289.41</text:p>
          </table:table-cell>
          <table:table-cell office:value-type="float" office:value="44.0217" calcext:value-type="float">
            <text:p>44.0217</text:p>
          </table:table-cell>
          <table:table-cell office:value-type="float" office:value="75.4066" calcext:value-type="float">
            <text:p>75.4066</text:p>
          </table:table-cell>
          <table:table-cell office:value-type="float" office:value="279.921" calcext:value-type="float">
            <text:p>279.921</text:p>
          </table:table-cell>
          <table:table-cell office:value-type="float" office:value="45.4791" calcext:value-type="float">
            <text:p>45.4791</text:p>
          </table:table-cell>
          <table:table-cell/>
          <table:table-cell table:formula="of:=([.D708]-[.A708])/0.0166667" office:value-type="float" office:value="-4.15799168401653" calcext:value-type="float">
            <text:p>-4.15799168401653</text:p>
          </table:table-cell>
          <table:table-cell table:formula="of:=ABS([.E708]-[.B708])/0.0166667" office:value-type="float" office:value="569.338861322279" calcext:value-type="float">
            <text:p>569.338861322279</text:p>
          </table:table-cell>
          <table:table-cell table:formula="of:=([.F708]-[.C708])/0.0166667" office:value-type="float" office:value="87.4438251123498" calcext:value-type="float">
            <text:p>87.4438251123498</text:p>
          </table:table-cell>
          <table:table-cell table:formula="of:=DEGREES(ATAN(ABS([.F708]-[.C708])/ABS([.E708]-[.B708])))" office:value-type="float" office:value="8.73173302538586" calcext:value-type="float">
            <text:p>8.73173302538586</text:p>
          </table:table-cell>
          <table:table-cell table:formula="of:=SQRT(POWER([.H708];2)+POWER([.I708];2)+POWER([.J708];2))" office:value-type="float" office:value="576.029904134215" calcext:value-type="float">
            <text:p>576.029904134215</text:p>
          </table:table-cell>
        </table:table-row>
        <table:table-row table:style-name="ro1">
          <table:table-cell office:value-type="float" office:value="75.218" calcext:value-type="float">
            <text:p>75.218</text:p>
          </table:table-cell>
          <table:table-cell office:value-type="float" office:value="289.388" calcext:value-type="float">
            <text:p>289.388</text:p>
          </table:table-cell>
          <table:table-cell office:value-type="float" office:value="44.0274" calcext:value-type="float">
            <text:p>44.0274</text:p>
          </table:table-cell>
          <table:table-cell office:value-type="float" office:value="75.1547" calcext:value-type="float">
            <text:p>75.1547</text:p>
          </table:table-cell>
          <table:table-cell office:value-type="float" office:value="279.849" calcext:value-type="float">
            <text:p>279.849</text:p>
          </table:table-cell>
          <table:table-cell office:value-type="float" office:value="45.742" calcext:value-type="float">
            <text:p>45.742</text:p>
          </table:table-cell>
          <table:table-cell/>
          <table:table-cell table:formula="of:=([.D709]-[.A709])/0.0166667" office:value-type="float" office:value="-3.79799240401508" calcext:value-type="float">
            <text:p>-3.79799240401508</text:p>
          </table:table-cell>
          <table:table-cell table:formula="of:=ABS([.E709]-[.B709])/0.0166667" office:value-type="float" office:value="572.338855322289" calcext:value-type="float">
            <text:p>572.338855322289</text:p>
          </table:table-cell>
          <table:table-cell table:formula="of:=([.F709]-[.C709])/0.0166667" office:value-type="float" office:value="102.875794248411" calcext:value-type="float">
            <text:p>102.875794248411</text:p>
          </table:table-cell>
          <table:table-cell table:formula="of:=DEGREES(ATAN(ABS([.F709]-[.C709])/ABS([.E709]-[.B709])))" office:value-type="float" office:value="10.1898936017647" calcext:value-type="float">
            <text:p>10.1898936017647</text:p>
          </table:table-cell>
          <table:table-cell table:formula="of:=SQRT(POWER([.H709];2)+POWER([.I709];2)+POWER([.J709];2))" office:value-type="float" office:value="581.523532714" calcext:value-type="float">
            <text:p>581.523532714</text:p>
          </table:table-cell>
        </table:table-row>
        <table:table-row table:style-name="ro1">
          <table:table-cell office:value-type="float" office:value="74.701" calcext:value-type="float">
            <text:p>74.701</text:p>
          </table:table-cell>
          <table:table-cell office:value-type="float" office:value="289.461" calcext:value-type="float">
            <text:p>289.461</text:p>
          </table:table-cell>
          <table:table-cell office:value-type="float" office:value="43.5109" calcext:value-type="float">
            <text:p>43.5109</text:p>
          </table:table-cell>
          <table:table-cell office:value-type="float" office:value="74.3941" calcext:value-type="float">
            <text:p>74.3941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44.7296" calcext:value-type="float">
            <text:p>44.7296</text:p>
          </table:table-cell>
          <table:table-cell/>
          <table:table-cell table:formula="of:=([.D710]-[.A710])/0.0166667" office:value-type="float" office:value="-18.4139631720736" calcext:value-type="float">
            <text:p>-18.4139631720736</text:p>
          </table:table-cell>
          <table:table-cell table:formula="of:=ABS([.E710]-[.B710])/0.0166667" office:value-type="float" office:value="568.798862402276" calcext:value-type="float">
            <text:p>568.798862402276</text:p>
          </table:table-cell>
          <table:table-cell table:formula="of:=([.F710]-[.C710])/0.0166667" office:value-type="float" office:value="73.1218537562924" calcext:value-type="float">
            <text:p>73.1218537562924</text:p>
          </table:table-cell>
          <table:table-cell table:formula="of:=DEGREES(ATAN(ABS([.F710]-[.C710])/ABS([.E710]-[.B710])))" office:value-type="float" office:value="7.32547235362919" calcext:value-type="float">
            <text:p>7.32547235362919</text:p>
          </table:table-cell>
          <table:table-cell table:formula="of:=SQRT(POWER([.H710];2)+POWER([.I710];2)+POWER([.J710];2))" office:value-type="float" office:value="573.775239450591" calcext:value-type="float">
            <text:p>573.775239450591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83" calcext:value-type="float">
            <text:p>285.483</text:p>
          </table:table-cell>
          <table:table-cell office:value-type="float" office:value="43.6177" calcext:value-type="float">
            <text:p>43.6177</text:p>
          </table:table-cell>
          <table:table-cell office:value-type="float" office:value="74.8644" calcext:value-type="float">
            <text:p>74.8644</text:p>
          </table:table-cell>
          <table:table-cell office:value-type="float" office:value="274.974" calcext:value-type="float">
            <text:p>274.974</text:p>
          </table:table-cell>
          <table:table-cell office:value-type="float" office:value="44.5124" calcext:value-type="float">
            <text:p>44.5124</text:p>
          </table:table-cell>
          <table:table-cell/>
          <table:table-cell table:formula="of:=([.D711]-[.A711])/0.0166667" office:value-type="float" office:value="-4.06799186401574" calcext:value-type="float">
            <text:p>-4.06799186401574</text:p>
          </table:table-cell>
          <table:table-cell table:formula="of:=ABS([.E711]-[.B711])/0.0166667" office:value-type="float" office:value="630.538738922523" calcext:value-type="float">
            <text:p>630.538738922523</text:p>
          </table:table-cell>
          <table:table-cell table:formula="of:=([.F711]-[.C711])/0.0166667" office:value-type="float" office:value="53.6818926362148" calcext:value-type="float">
            <text:p>53.6818926362148</text:p>
          </table:table-cell>
          <table:table-cell table:formula="of:=DEGREES(ATAN(ABS([.F711]-[.C711])/ABS([.E711]-[.B711])))" office:value-type="float" office:value="4.8662304257519" calcext:value-type="float">
            <text:p>4.8662304257519</text:p>
          </table:table-cell>
          <table:table-cell table:formula="of:=SQRT(POWER([.H711];2)+POWER([.I711];2)+POWER([.J711];2))" office:value-type="float" office:value="632.832833722159" calcext:value-type="float">
            <text:p>632.832833722159</text:p>
          </table:table-cell>
        </table:table-row>
        <table:table-row table:style-name="ro1">
          <table:table-cell office:value-type="float" office:value="75.4948" calcext:value-type="float">
            <text:p>75.4948</text:p>
          </table:table-cell>
          <table:table-cell office:value-type="float" office:value="292.375" calcext:value-type="float">
            <text:p>292.375</text:p>
          </table:table-cell>
          <table:table-cell office:value-type="float" office:value="42.7961" calcext:value-type="float">
            <text:p>42.7961</text:p>
          </table:table-cell>
          <table:table-cell office:value-type="float" office:value="75.9102" calcext:value-type="float">
            <text:p>75.9102</text:p>
          </table:table-cell>
          <table:table-cell office:value-type="float" office:value="280.237" calcext:value-type="float">
            <text:p>280.237</text:p>
          </table:table-cell>
          <table:table-cell office:value-type="float" office:value="44.1754" calcext:value-type="float">
            <text:p>44.1754</text:p>
          </table:table-cell>
          <table:table-cell/>
          <table:table-cell table:formula="of:=([.D712]-[.A712])/0.0166667" office:value-type="float" office:value="24.9239501521" calcext:value-type="float">
            <text:p>24.9239501521</text:p>
          </table:table-cell>
          <table:table-cell table:formula="of:=ABS([.E712]-[.B712])/0.0166667" office:value-type="float" office:value="728.278543442912" calcext:value-type="float">
            <text:p>728.278543442912</text:p>
          </table:table-cell>
          <table:table-cell table:formula="of:=([.F712]-[.C712])/0.0166667" office:value-type="float" office:value="82.7578344843311" calcext:value-type="float">
            <text:p>82.7578344843311</text:p>
          </table:table-cell>
          <table:table-cell table:formula="of:=DEGREES(ATAN(ABS([.F712]-[.C712])/ABS([.E712]-[.B712])))" office:value-type="float" office:value="6.48298896222696" calcext:value-type="float">
            <text:p>6.48298896222696</text:p>
          </table:table-cell>
          <table:table-cell table:formula="of:=SQRT(POWER([.H712];2)+POWER([.I712];2)+POWER([.J712];2))" office:value-type="float" office:value="733.389186789013" calcext:value-type="float">
            <text:p>733.389186789013</text:p>
          </table:table-cell>
        </table:table-row>
        <table:table-row table:style-name="ro1">
          <table:table-cell office:value-type="float" office:value="75.2065" calcext:value-type="float">
            <text:p>75.2065</text:p>
          </table:table-cell>
          <table:table-cell office:value-type="float" office:value="288.24" calcext:value-type="float">
            <text:p>288.24</text:p>
          </table:table-cell>
          <table:table-cell office:value-type="float" office:value="43.1858" calcext:value-type="float">
            <text:p>43.1858</text:p>
          </table:table-cell>
          <table:table-cell office:value-type="float" office:value="75.394" calcext:value-type="float">
            <text:p>75.394</text:p>
          </table:table-cell>
          <table:table-cell office:value-type="float" office:value="278.915" calcext:value-type="float">
            <text:p>278.915</text:p>
          </table:table-cell>
          <table:table-cell office:value-type="float" office:value="44.1369" calcext:value-type="float">
            <text:p>44.1369</text:p>
          </table:table-cell>
          <table:table-cell/>
          <table:table-cell table:formula="of:=([.D713]-[.A713])/0.0166667" office:value-type="float" office:value="11.249977500045" calcext:value-type="float">
            <text:p>11.249977500045</text:p>
          </table:table-cell>
          <table:table-cell table:formula="of:=ABS([.E713]-[.B713])/0.0166667" office:value-type="float" office:value="559.498881002237" calcext:value-type="float">
            <text:p>559.498881002237</text:p>
          </table:table-cell>
          <table:table-cell table:formula="of:=([.F713]-[.C713])/0.0166667" office:value-type="float" office:value="57.0658858682281" calcext:value-type="float">
            <text:p>57.0658858682281</text:p>
          </table:table-cell>
          <table:table-cell table:formula="of:=DEGREES(ATAN(ABS([.F713]-[.C713])/ABS([.E713]-[.B713])))" office:value-type="float" office:value="5.82372346336792" calcext:value-type="float">
            <text:p>5.82372346336792</text:p>
          </table:table-cell>
          <table:table-cell table:formula="of:=SQRT(POWER([.H713];2)+POWER([.I713];2)+POWER([.J713];2))" office:value-type="float" office:value="562.514066638722" calcext:value-type="float">
            <text:p>562.514066638722</text:p>
          </table:table-cell>
        </table:table-row>
        <table:table-row table:style-name="ro1">
          <table:table-cell office:value-type="float" office:value="75.7003" calcext:value-type="float">
            <text:p>75.7003</text:p>
          </table:table-cell>
          <table:table-cell office:value-type="float" office:value="285.494" calcext:value-type="float">
            <text:p>285.494</text:p>
          </table:table-cell>
          <table:table-cell office:value-type="float" office:value="43.862" calcext:value-type="float">
            <text:p>43.862</text:p>
          </table:table-cell>
          <table:table-cell office:value-type="float" office:value="75.8659" calcext:value-type="float">
            <text:p>75.8659</text:p>
          </table:table-cell>
          <table:table-cell office:value-type="float" office:value="274.963" calcext:value-type="float">
            <text:p>274.963</text:p>
          </table:table-cell>
          <table:table-cell office:value-type="float" office:value="44.9999" calcext:value-type="float">
            <text:p>44.9999</text:p>
          </table:table-cell>
          <table:table-cell/>
          <table:table-cell table:formula="of:=([.D714]-[.A714])/0.0166667" office:value-type="float" office:value="9.93598012803961" calcext:value-type="float">
            <text:p>9.93598012803961</text:p>
          </table:table-cell>
          <table:table-cell table:formula="of:=ABS([.E714]-[.B714])/0.0166667" office:value-type="float" office:value="631.858736282528" calcext:value-type="float">
            <text:p>631.858736282528</text:p>
          </table:table-cell>
          <table:table-cell table:formula="of:=([.F714]-[.C714])/0.0166667" office:value-type="float" office:value="68.2738634522728" calcext:value-type="float">
            <text:p>68.2738634522728</text:p>
          </table:table-cell>
          <table:table-cell table:formula="of:=DEGREES(ATAN(ABS([.F714]-[.C714])/ABS([.E714]-[.B714])))" office:value-type="float" office:value="6.16702105436536" calcext:value-type="float">
            <text:p>6.16702105436536</text:p>
          </table:table-cell>
          <table:table-cell table:formula="of:=SQRT(POWER([.H714];2)+POWER([.I714];2)+POWER([.J714];2))" office:value-type="float" office:value="635.614275129467" calcext:value-type="float">
            <text:p>635.614275129467</text:p>
          </table:table-cell>
        </table:table-row>
        <table:table-row table:style-name="ro1">
          <table:table-cell office:value-type="float" office:value="74.9491" calcext:value-type="float">
            <text:p>74.9491</text:p>
          </table:table-cell>
          <table:table-cell office:value-type="float" office:value="288.218" calcext:value-type="float">
            <text:p>288.218</text:p>
          </table:table-cell>
          <table:table-cell office:value-type="float" office:value="43.1916" calcext:value-type="float">
            <text:p>43.1916</text:p>
          </table:table-cell>
          <table:table-cell office:value-type="float" office:value="75.124" calcext:value-type="float">
            <text:p>75.124</text:p>
          </table:table-cell>
          <table:table-cell office:value-type="float" office:value="276.255" calcext:value-type="float">
            <text:p>276.255</text:p>
          </table:table-cell>
          <table:table-cell office:value-type="float" office:value="44.5567" calcext:value-type="float">
            <text:p>44.5567</text:p>
          </table:table-cell>
          <table:table-cell/>
          <table:table-cell table:formula="of:=([.D715]-[.A715])/0.0166667" office:value-type="float" office:value="10.4939790120416" calcext:value-type="float">
            <text:p>10.4939790120416</text:p>
          </table:table-cell>
          <table:table-cell table:formula="of:=ABS([.E715]-[.B715])/0.0166667" office:value-type="float" office:value="717.778564442873" calcext:value-type="float">
            <text:p>717.778564442873</text:p>
          </table:table-cell>
          <table:table-cell table:formula="of:=([.F715]-[.C715])/0.0166667" office:value-type="float" office:value="81.9058361883275" calcext:value-type="float">
            <text:p>81.9058361883275</text:p>
          </table:table-cell>
          <table:table-cell table:formula="of:=DEGREES(ATAN(ABS([.F715]-[.C715])/ABS([.E715]-[.B715])))" office:value-type="float" office:value="6.50987345540257" calcext:value-type="float">
            <text:p>6.50987345540257</text:p>
          </table:table-cell>
          <table:table-cell table:formula="of:=SQRT(POWER([.H715];2)+POWER([.I715];2)+POWER([.J715];2))" office:value-type="float" office:value="722.512807617197" calcext:value-type="float">
            <text:p>722.512807617197</text:p>
          </table:table-cell>
        </table:table-row>
        <table:table-row table:style-name="ro1">
          <table:table-cell office:value-type="float" office:value="74.9168" calcext:value-type="float">
            <text:p>74.9168</text:p>
          </table:table-cell>
          <table:table-cell office:value-type="float" office:value="282.663" calcext:value-type="float">
            <text:p>282.663</text:p>
          </table:table-cell>
          <table:table-cell office:value-type="float" office:value="44.5599" calcext:value-type="float">
            <text:p>44.5599</text:p>
          </table:table-cell>
          <table:table-cell office:value-type="float" office:value="74.8504" calcext:value-type="float">
            <text:p>74.8504</text:p>
          </table:table-cell>
          <table:table-cell office:value-type="float" office:value="272.228" calcext:value-type="float">
            <text:p>272.228</text:p>
          </table:table-cell>
          <table:table-cell office:value-type="float" office:value="45.6827" calcext:value-type="float">
            <text:p>45.6827</text:p>
          </table:table-cell>
          <table:table-cell/>
          <table:table-cell table:formula="of:=([.D716]-[.A716])/0.0166667" office:value-type="float" office:value="-3.98399203201603" calcext:value-type="float">
            <text:p>-3.98399203201603</text:p>
          </table:table-cell>
          <table:table-cell table:formula="of:=ABS([.E716]-[.B716])/0.0166667" office:value-type="float" office:value="626.098747802505" calcext:value-type="float">
            <text:p>626.098747802505</text:p>
          </table:table-cell>
          <table:table-cell table:formula="of:=([.F716]-[.C716])/0.0166667" office:value-type="float" office:value="67.3678652642694" calcext:value-type="float">
            <text:p>67.3678652642694</text:p>
          </table:table-cell>
          <table:table-cell table:formula="of:=DEGREES(ATAN(ABS([.F716]-[.C716])/ABS([.E716]-[.B716])))" office:value-type="float" office:value="6.14136483458525" calcext:value-type="float">
            <text:p>6.14136483458525</text:p>
          </table:table-cell>
          <table:table-cell table:formula="of:=SQRT(POWER([.H716];2)+POWER([.I716];2)+POWER([.J716];2))" office:value-type="float" office:value="629.725292062055" calcext:value-type="float">
            <text:p>629.725292062055</text:p>
          </table:table-cell>
        </table:table-row>
        <table:table-row table:style-name="ro1">
          <table:table-cell office:value-type="float" office:value="75.4544" calcext:value-type="float">
            <text:p>75.4544</text:p>
          </table:table-cell>
          <table:table-cell office:value-type="float" office:value="286.832" calcext:value-type="float">
            <text:p>286.832</text:p>
          </table:table-cell>
          <table:table-cell office:value-type="float" office:value="43.6567" calcext:value-type="float">
            <text:p>43.6567</text:p>
          </table:table-cell>
          <table:table-cell office:value-type="float" office:value="75.6368" calcext:value-type="float">
            <text:p>75.6368</text:p>
          </table:table-cell>
          <table:table-cell office:value-type="float" office:value="277.517" calcext:value-type="float">
            <text:p>277.517</text:p>
          </table:table-cell>
          <table:table-cell office:value-type="float" office:value="44.8517" calcext:value-type="float">
            <text:p>44.8517</text:p>
          </table:table-cell>
          <table:table-cell/>
          <table:table-cell table:formula="of:=([.D717]-[.A717])/0.0166667" office:value-type="float" office:value="10.943978112043" calcext:value-type="float">
            <text:p>10.943978112043</text:p>
          </table:table-cell>
          <table:table-cell table:formula="of:=ABS([.E717]-[.B717])/0.0166667" office:value-type="float" office:value="558.898882202236" calcext:value-type="float">
            <text:p>558.898882202236</text:p>
          </table:table-cell>
          <table:table-cell table:formula="of:=([.F717]-[.C717])/0.0166667" office:value-type="float" office:value="71.6998566002868" calcext:value-type="float">
            <text:p>71.6998566002868</text:p>
          </table:table-cell>
          <table:table-cell table:formula="of:=DEGREES(ATAN(ABS([.F717]-[.C717])/ABS([.E717]-[.B717])))" office:value-type="float" office:value="7.31041444687204" calcext:value-type="float">
            <text:p>7.31041444687204</text:p>
          </table:table-cell>
          <table:table-cell table:formula="of:=SQRT(POWER([.H717];2)+POWER([.I717];2)+POWER([.J717];2))" office:value-type="float" office:value="563.585486523852" calcext:value-type="float">
            <text:p>563.585486523852</text:p>
          </table:table-cell>
        </table:table-row>
        <table:table-row table:style-name="ro1">
          <table:table-cell office:value-type="float" office:value="74.9504" calcext:value-type="float">
            <text:p>74.9504</text:p>
          </table:table-cell>
          <table:table-cell office:value-type="float" office:value="288.102" calcext:value-type="float">
            <text:p>288.102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4.8826" calcext:value-type="float">
            <text:p>74.8826</text:p>
          </table:table-cell>
          <table:table-cell office:value-type="float" office:value="277.44" calcext:value-type="float">
            <text:p>277.44</text:p>
          </table:table-cell>
          <table:table-cell office:value-type="float" office:value="44.8708" calcext:value-type="float">
            <text:p>44.8708</text:p>
          </table:table-cell>
          <table:table-cell/>
          <table:table-cell table:formula="of:=([.D718]-[.A718])/0.0166667" office:value-type="float" office:value="-4.0679918640166" calcext:value-type="float">
            <text:p>-4.0679918640166</text:p>
          </table:table-cell>
          <table:table-cell table:formula="of:=ABS([.E718]-[.B718])/0.0166667" office:value-type="float" office:value="639.718720562558" calcext:value-type="float">
            <text:p>639.718720562558</text:p>
          </table:table-cell>
          <table:table-cell table:formula="of:=([.F718]-[.C718])/0.0166667" office:value-type="float" office:value="69.1318617362766" calcext:value-type="float">
            <text:p>69.1318617362766</text:p>
          </table:table-cell>
          <table:table-cell table:formula="of:=DEGREES(ATAN(ABS([.F718]-[.C718])/ABS([.E718]-[.B718])))" office:value-type="float" office:value="6.16779197484262" calcext:value-type="float">
            <text:p>6.16779197484262</text:p>
          </table:table-cell>
          <table:table-cell table:formula="of:=SQRT(POWER([.H718];2)+POWER([.I718];2)+POWER([.J718];2))" office:value-type="float" office:value="643.456140154964" calcext:value-type="float">
            <text:p>643.456140154964</text:p>
          </table:table-cell>
        </table:table-row>
        <table:table-row table:style-name="ro1">
          <table:table-cell office:value-type="float" office:value="75.7121" calcext:value-type="float">
            <text:p>75.7121</text:p>
          </table:table-cell>
          <table:table-cell office:value-type="float" office:value="286.682" calcext:value-type="float">
            <text:p>286.682</text:p>
          </table:table-cell>
          <table:table-cell office:value-type="float" office:value="44.4383" calcext:value-type="float">
            <text:p>44.4383</text:p>
          </table:table-cell>
          <table:table-cell office:value-type="float" office:value="76.1287" calcext:value-type="float">
            <text:p>76.1287</text:p>
          </table:table-cell>
          <table:table-cell office:value-type="float" office:value="276.089" calcext:value-type="float">
            <text:p>276.089</text:p>
          </table:table-cell>
          <table:table-cell office:value-type="float" office:value="45.8131" calcext:value-type="float">
            <text:p>45.8131</text:p>
          </table:table-cell>
          <table:table-cell/>
          <table:table-cell table:formula="of:=([.D719]-[.A719])/0.0166667" office:value-type="float" office:value="24.9959500080993" calcext:value-type="float">
            <text:p>24.9959500080993</text:p>
          </table:table-cell>
          <table:table-cell table:formula="of:=ABS([.E719]-[.B719])/0.0166667" office:value-type="float" office:value="635.578728842543" calcext:value-type="float">
            <text:p>635.578728842543</text:p>
          </table:table-cell>
          <table:table-cell table:formula="of:=([.F719]-[.C719])/0.0166667" office:value-type="float" office:value="82.48783502433" calcext:value-type="float">
            <text:p>82.48783502433</text:p>
          </table:table-cell>
          <table:table-cell table:formula="of:=DEGREES(ATAN(ABS([.F719]-[.C719])/ABS([.E719]-[.B719])))" office:value-type="float" office:value="7.39473141043112" calcext:value-type="float">
            <text:p>7.39473141043112</text:p>
          </table:table-cell>
          <table:table-cell table:formula="of:=SQRT(POWER([.H719];2)+POWER([.I719];2)+POWER([.J719];2))" office:value-type="float" office:value="641.396414864405" calcext:value-type="float">
            <text:p>641.396414864405</text:p>
          </table:table-cell>
        </table:table-row>
        <table:table-row table:style-name="ro1">
          <table:table-cell office:value-type="float" office:value="75.1625" calcext:value-type="float">
            <text:p>75.1625</text:p>
          </table:table-cell>
          <table:table-cell office:value-type="float" office:value="281.285" calcext:value-type="float">
            <text:p>281.285</text:p>
          </table:table-cell>
          <table:table-cell office:value-type="float" office:value="45.0214" calcext:value-type="float">
            <text:p>45.0214</text:p>
          </table:table-cell>
          <table:table-cell office:value-type="float" office:value="75.0822" calcext:value-type="float">
            <text:p>75.0822</text:p>
          </table:table-cell>
          <table:table-cell office:value-type="float" office:value="269.631" calcext:value-type="float">
            <text:p>269.631</text:p>
          </table:table-cell>
          <table:table-cell office:value-type="float" office:value="46.3293" calcext:value-type="float">
            <text:p>46.3293</text:p>
          </table:table-cell>
          <table:table-cell/>
          <table:table-cell table:formula="of:=([.D720]-[.A720])/0.0166667" office:value-type="float" office:value="-4.81799036401891" calcext:value-type="float">
            <text:p>-4.81799036401891</text:p>
          </table:table-cell>
          <table:table-cell table:formula="of:=ABS([.E720]-[.B720])/0.0166667" office:value-type="float" office:value="699.2386015228" calcext:value-type="float">
            <text:p>699.2386015228</text:p>
          </table:table-cell>
          <table:table-cell table:formula="of:=([.F720]-[.C720])/0.0166667" office:value-type="float" office:value="78.4738430523141" calcext:value-type="float">
            <text:p>78.4738430523141</text:p>
          </table:table-cell>
          <table:table-cell table:formula="of:=DEGREES(ATAN(ABS([.F720]-[.C720])/ABS([.E720]-[.B720])))" office:value-type="float" office:value="6.40337176907116" calcext:value-type="float">
            <text:p>6.40337176907116</text:p>
          </table:table-cell>
          <table:table-cell table:formula="of:=SQRT(POWER([.H720];2)+POWER([.I720];2)+POWER([.J720];2))" office:value-type="float" office:value="703.644781785603" calcext:value-type="float">
            <text:p>703.644781785603</text:p>
          </table:table-cell>
        </table:table-row>
        <table:table-row table:style-name="ro1">
          <table:table-cell office:value-type="float" office:value="75.4953" calcext:value-type="float">
            <text:p>75.4953</text:p>
          </table:table-cell>
          <table:table-cell office:value-type="float" office:value="292.321" calcext:value-type="float">
            <text:p>292.321</text:p>
          </table:table-cell>
          <table:table-cell office:value-type="float" office:value="43.0613" calcext:value-type="float">
            <text:p>43.0613</text:p>
          </table:table-cell>
          <table:table-cell office:value-type="float" office:value="75.6476" calcext:value-type="float">
            <text:p>75.6476</text:p>
          </table:table-cell>
          <table:table-cell office:value-type="float" office:value="278.779" calcext:value-type="float">
            <text:p>278.779</text:p>
          </table:table-cell>
          <table:table-cell office:value-type="float" office:value="44.9046" calcext:value-type="float">
            <text:p>44.9046</text:p>
          </table:table-cell>
          <table:table-cell/>
          <table:table-cell table:formula="of:=([.D721]-[.A721])/0.0166667" office:value-type="float" office:value="9.13798172403636" calcext:value-type="float">
            <text:p>9.13798172403636</text:p>
          </table:table-cell>
          <table:table-cell table:formula="of:=ABS([.E721]-[.B721])/0.0166667" office:value-type="float" office:value="812.518374963252" calcext:value-type="float">
            <text:p>812.518374963252</text:p>
          </table:table-cell>
          <table:table-cell table:formula="of:=([.F721]-[.C721])/0.0166667" office:value-type="float" office:value="110.597778804442" calcext:value-type="float">
            <text:p>110.597778804442</text:p>
          </table:table-cell>
          <table:table-cell table:formula="of:=DEGREES(ATAN(ABS([.F721]-[.C721])/ABS([.E721]-[.B721])))" office:value-type="float" office:value="7.75130720779792" calcext:value-type="float">
            <text:p>7.75130720779792</text:p>
          </table:table-cell>
          <table:table-cell table:formula="of:=SQRT(POWER([.H721];2)+POWER([.I721];2)+POWER([.J721];2))" office:value-type="float" office:value="820.061876347992" calcext:value-type="float">
            <text:p>820.061876347992</text:p>
          </table:table-cell>
        </table:table-row>
        <table:table-row table:style-name="ro1">
          <table:table-cell office:value-type="float" office:value="75.2274" calcext:value-type="float">
            <text:p>75.2274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3.8144" calcext:value-type="float">
            <text:p>43.8144</text:p>
          </table:table-cell>
          <table:table-cell office:value-type="float" office:value="75.3974" calcext:value-type="float">
            <text:p>75.3974</text:p>
          </table:table-cell>
          <table:table-cell office:value-type="float" office:value="278.542" calcext:value-type="float">
            <text:p>278.542</text:p>
          </table:table-cell>
          <table:table-cell office:value-type="float" office:value="45.9397" calcext:value-type="float">
            <text:p>45.9397</text:p>
          </table:table-cell>
          <table:table-cell/>
          <table:table-cell table:formula="of:=([.D722]-[.A722])/0.0166667" office:value-type="float" office:value="10.1999796000409" calcext:value-type="float">
            <text:p>10.1999796000409</text:p>
          </table:table-cell>
          <table:table-cell table:formula="of:=ABS([.E722]-[.B722])/0.0166667" office:value-type="float" office:value="733.978532042936" calcext:value-type="float">
            <text:p>733.978532042936</text:p>
          </table:table-cell>
          <table:table-cell table:formula="of:=([.F722]-[.C722])/0.0166667" office:value-type="float" office:value="127.51774496451" calcext:value-type="float">
            <text:p>127.51774496451</text:p>
          </table:table-cell>
          <table:table-cell table:formula="of:=DEGREES(ATAN(ABS([.F722]-[.C722])/ABS([.E722]-[.B722])))" office:value-type="float" office:value="9.85590382935914" calcext:value-type="float">
            <text:p>9.85590382935914</text:p>
          </table:table-cell>
          <table:table-cell table:formula="of:=SQRT(POWER([.H722];2)+POWER([.I722];2)+POWER([.J722];2))" office:value-type="float" office:value="745.043153357293" calcext:value-type="float">
            <text:p>745.043153357293</text:p>
          </table:table-cell>
        </table:table-row>
        <table:table-row table:style-name="ro1">
          <table:table-cell office:value-type="float" office:value="75.4544" calcext:value-type="float">
            <text:p>75.4544</text:p>
          </table:table-cell>
          <table:table-cell office:value-type="float" office:value="286.832" calcext:value-type="float">
            <text:p>286.832</text:p>
          </table:table-cell>
          <table:table-cell office:value-type="float" office:value="43.6567" calcext:value-type="float">
            <text:p>43.6567</text:p>
          </table:table-cell>
          <table:table-cell office:value-type="float" office:value="75.6158" calcext:value-type="float">
            <text:p>75.6158</text:p>
          </table:table-cell>
          <table:table-cell office:value-type="float" office:value="274.939" calcext:value-type="float">
            <text:p>274.939</text:p>
          </table:table-cell>
          <table:table-cell office:value-type="float" office:value="45.006" calcext:value-type="float">
            <text:p>45.006</text:p>
          </table:table-cell>
          <table:table-cell/>
          <table:table-cell table:formula="of:=([.D723]-[.A723])/0.0166667" office:value-type="float" office:value="9.68398063203791" calcext:value-type="float">
            <text:p>9.68398063203791</text:p>
          </table:table-cell>
          <table:table-cell table:formula="of:=ABS([.E723]-[.B723])/0.0166667" office:value-type="float" office:value="713.578572842853" calcext:value-type="float">
            <text:p>713.578572842853</text:p>
          </table:table-cell>
          <table:table-cell table:formula="of:=([.F723]-[.C723])/0.0166667" office:value-type="float" office:value="80.9578380843238" calcext:value-type="float">
            <text:p>80.9578380843238</text:p>
          </table:table-cell>
          <table:table-cell table:formula="of:=DEGREES(ATAN(ABS([.F723]-[.C723])/ABS([.E723]-[.B723])))" office:value-type="float" office:value="6.47271796285579" calcext:value-type="float">
            <text:p>6.47271796285579</text:p>
          </table:table-cell>
          <table:table-cell table:formula="of:=SQRT(POWER([.H723];2)+POWER([.I723];2)+POWER([.J723];2))" office:value-type="float" office:value="718.221644514151" calcext:value-type="float">
            <text:p>718.221644514151</text:p>
          </table:table-cell>
        </table:table-row>
        <table:table-row table:style-name="ro1">
          <table:table-cell office:value-type="float" office:value="75.4851" calcext:value-type="float">
            <text:p>75.4851</text:p>
          </table:table-cell>
          <table:table-cell office:value-type="float" office:value="290.92" calcext:value-type="float">
            <text:p>290.92</text:p>
          </table:table-cell>
          <table:table-cell office:value-type="float" office:value="43.2781" calcext:value-type="float">
            <text:p>43.2781</text:p>
          </table:table-cell>
          <table:table-cell office:value-type="float" office:value="75.8996" calcext:value-type="float">
            <text:p>75.8996</text:p>
          </table:table-cell>
          <table:table-cell office:value-type="float" office:value="278.796" calcext:value-type="float">
            <text:p>278.796</text:p>
          </table:table-cell>
          <table:table-cell office:value-type="float" office:value="44.8995" calcext:value-type="float">
            <text:p>44.8995</text:p>
          </table:table-cell>
          <table:table-cell/>
          <table:table-cell table:formula="of:=([.D724]-[.A724])/0.0166667" office:value-type="float" office:value="24.8699502600997" calcext:value-type="float">
            <text:p>24.8699502600997</text:p>
          </table:table-cell>
          <table:table-cell table:formula="of:=ABS([.E724]-[.B724])/0.0166667" office:value-type="float" office:value="727.438545122911" calcext:value-type="float">
            <text:p>727.438545122911</text:p>
          </table:table-cell>
          <table:table-cell table:formula="of:=([.F724]-[.C724])/0.0166667" office:value-type="float" office:value="97.2838054323892" calcext:value-type="float">
            <text:p>97.2838054323892</text:p>
          </table:table-cell>
          <table:table-cell table:formula="of:=DEGREES(ATAN(ABS([.F724]-[.C724])/ABS([.E724]-[.B724])))" office:value-type="float" office:value="7.61723941623422" calcext:value-type="float">
            <text:p>7.61723941623422</text:p>
          </table:table-cell>
          <table:table-cell table:formula="of:=SQRT(POWER([.H724];2)+POWER([.I724];2)+POWER([.J724];2))" office:value-type="float" office:value="734.336088011399" calcext:value-type="float">
            <text:p>734.336088011399</text:p>
          </table:table-cell>
        </table:table-row>
        <table:table-row table:style-name="ro1">
          <table:table-cell office:value-type="float" office:value="75.4449" calcext:value-type="float">
            <text:p>75.4449</text:p>
          </table:table-cell>
          <table:table-cell office:value-type="float" office:value="285.41" calcext:value-type="float">
            <text:p>285.41</text:p>
          </table:table-cell>
          <table:table-cell office:value-type="float" office:value="44.1304" calcext:value-type="float">
            <text:p>44.1304</text:p>
          </table:table-cell>
          <table:table-cell office:value-type="float" office:value="75.6162" calcext:value-type="float">
            <text:p>75.6162</text:p>
          </table:table-cell>
          <table:table-cell office:value-type="float" office:value="274.888" calcext:value-type="float">
            <text:p>274.888</text:p>
          </table:table-cell>
          <table:table-cell office:value-type="float" office:value="45.2614" calcext:value-type="float">
            <text:p>45.2614</text:p>
          </table:table-cell>
          <table:table-cell/>
          <table:table-cell table:formula="of:=([.D725]-[.A725])/0.0166667" office:value-type="float" office:value="10.2779794440412" calcext:value-type="float">
            <text:p>10.2779794440412</text:p>
          </table:table-cell>
          <table:table-cell table:formula="of:=ABS([.E725]-[.B725])/0.0166667" office:value-type="float" office:value="631.318737362528" calcext:value-type="float">
            <text:p>631.318737362528</text:p>
          </table:table-cell>
          <table:table-cell table:formula="of:=([.F725]-[.C725])/0.0166667" office:value-type="float" office:value="67.8598642802715" calcext:value-type="float">
            <text:p>67.8598642802715</text:p>
          </table:table-cell>
          <table:table-cell table:formula="of:=DEGREES(ATAN(ABS([.F725]-[.C725])/ABS([.E725]-[.B725])))" office:value-type="float" office:value="6.13511428033133" calcext:value-type="float">
            <text:p>6.13511428033133</text:p>
          </table:table-cell>
          <table:table-cell table:formula="of:=SQRT(POWER([.H725];2)+POWER([.I725];2)+POWER([.J725];2))" office:value-type="float" office:value="635.038539134914" calcext:value-type="float">
            <text:p>635.038539134914</text:p>
          </table:table-cell>
        </table:table-row>
        <table:table-row table:style-name="ro1">
          <table:table-cell office:value-type="float" office:value="75.4559" calcext:value-type="float">
            <text:p>75.4559</text:p>
          </table:table-cell>
          <table:table-cell office:value-type="float" office:value="286.666" calcext:value-type="float">
            <text:p>286.666</text:p>
          </table:table-cell>
          <table:table-cell office:value-type="float" office:value="44.4431" calcext:value-type="float">
            <text:p>44.4431</text:p>
          </table:table-cell>
          <table:table-cell office:value-type="float" office:value="75.3773" calcext:value-type="float">
            <text:p>75.3773</text:p>
          </table:table-cell>
          <table:table-cell office:value-type="float" office:value="276.018" calcext:value-type="float">
            <text:p>276.018</text:p>
          </table:table-cell>
          <table:table-cell office:value-type="float" office:value="45.8309" calcext:value-type="float">
            <text:p>45.8309</text:p>
          </table:table-cell>
          <table:table-cell/>
          <table:table-cell table:formula="of:=([.D726]-[.A726])/0.0166667" office:value-type="float" office:value="-4.71599056801853" calcext:value-type="float">
            <text:p>-4.71599056801853</text:p>
          </table:table-cell>
          <table:table-cell table:formula="of:=ABS([.E726]-[.B726])/0.0166667" office:value-type="float" office:value="638.878722242557" calcext:value-type="float">
            <text:p>638.878722242557</text:p>
          </table:table-cell>
          <table:table-cell table:formula="of:=([.F726]-[.C726])/0.0166667" office:value-type="float" office:value="83.267833464333" calcext:value-type="float">
            <text:p>83.267833464333</text:p>
          </table:table-cell>
          <table:table-cell table:formula="of:=DEGREES(ATAN(ABS([.F726]-[.C726])/ABS([.E726]-[.B726])))" office:value-type="float" office:value="7.42574895609689" calcext:value-type="float">
            <text:p>7.42574895609689</text:p>
          </table:table-cell>
          <table:table-cell table:formula="of:=SQRT(POWER([.H726];2)+POWER([.I726];2)+POWER([.J726];2))" office:value-type="float" office:value="644.29946018227" calcext:value-type="float">
            <text:p>644.29946018227</text:p>
          </table:table-cell>
        </table:table-row>
        <table:table-row table:style-name="ro1">
          <table:table-cell office:value-type="float" office:value="75.7439" calcext:value-type="float">
            <text:p>75.7439</text:p>
          </table:table-cell>
          <table:table-cell office:value-type="float" office:value="290.941" calcext:value-type="float">
            <text:p>290.941</text:p>
          </table:table-cell>
          <table:table-cell office:value-type="float" office:value="43.2724" calcext:value-type="float">
            <text:p>43.2724</text:p>
          </table:table-cell>
          <table:table-cell office:value-type="float" office:value="75.922" calcext:value-type="float">
            <text:p>75.922</text:p>
          </table:table-cell>
          <table:table-cell office:value-type="float" office:value="281.457" calcext:value-type="float">
            <text:p>281.457</text:p>
          </table:table-cell>
          <table:table-cell office:value-type="float" office:value="44.4864" calcext:value-type="float">
            <text:p>44.4864</text:p>
          </table:table-cell>
          <table:table-cell/>
          <table:table-cell table:formula="of:=([.D727]-[.A727])/0.0166667" office:value-type="float" office:value="10.6859786280428" calcext:value-type="float">
            <text:p>10.6859786280428</text:p>
          </table:table-cell>
          <table:table-cell table:formula="of:=ABS([.E727]-[.B727])/0.0166667" office:value-type="float" office:value="569.038861922275" calcext:value-type="float">
            <text:p>569.038861922275</text:p>
          </table:table-cell>
          <table:table-cell table:formula="of:=([.F727]-[.C727])/0.0166667" office:value-type="float" office:value="72.8398543202917" calcext:value-type="float">
            <text:p>72.8398543202917</text:p>
          </table:table-cell>
          <table:table-cell table:formula="of:=DEGREES(ATAN(ABS([.F727]-[.C727])/ABS([.E727]-[.B727])))" office:value-type="float" office:value="7.29448161672389" calcext:value-type="float">
            <text:p>7.29448161672389</text:p>
          </table:table-cell>
          <table:table-cell table:formula="of:=SQRT(POWER([.H727];2)+POWER([.I727];2)+POWER([.J727];2))" office:value-type="float" office:value="573.781370292238" calcext:value-type="float">
            <text:p>573.781370292238</text:p>
          </table:table-cell>
        </table:table-row>
        <table:table-row table:style-name="ro1">
          <table:table-cell office:value-type="float" office:value="75.6896" calcext:value-type="float">
            <text:p>75.6896</text:p>
          </table:table-cell>
          <table:table-cell office:value-type="float" office:value="284.132" calcext:value-type="float">
            <text:p>284.132</text:p>
          </table:table-cell>
          <table:table-cell office:value-type="float" office:value="44.0735" calcext:value-type="float">
            <text:p>44.0735</text:p>
          </table:table-cell>
          <table:table-cell office:value-type="float" office:value="75.8441" calcext:value-type="float">
            <text:p>75.8441</text:p>
          </table:table-cell>
          <table:table-cell office:value-type="float" office:value="272.378" calcext:value-type="float">
            <text:p>272.378</text:p>
          </table:table-cell>
          <table:table-cell office:value-type="float" office:value="45.4042" calcext:value-type="float">
            <text:p>45.4042</text:p>
          </table:table-cell>
          <table:table-cell/>
          <table:table-cell table:formula="of:=([.D728]-[.A728])/0.0166667" office:value-type="float" office:value="9.26998146003701" calcext:value-type="float">
            <text:p>9.26998146003701</text:p>
          </table:table-cell>
          <table:table-cell table:formula="of:=ABS([.E728]-[.B728])/0.0166667" office:value-type="float" office:value="705.238589522822" calcext:value-type="float">
            <text:p>705.238589522822</text:p>
          </table:table-cell>
          <table:table-cell table:formula="of:=([.F728]-[.C728])/0.0166667" office:value-type="float" office:value="79.8418403163194" calcext:value-type="float">
            <text:p>79.8418403163194</text:p>
          </table:table-cell>
          <table:table-cell table:formula="of:=DEGREES(ATAN(ABS([.F728]-[.C728])/ABS([.E728]-[.B728])))" office:value-type="float" office:value="6.45909788753269" calcext:value-type="float">
            <text:p>6.45909788753269</text:p>
          </table:table-cell>
          <table:table-cell table:formula="of:=SQRT(POWER([.H728];2)+POWER([.I728];2)+POWER([.J728];2))" office:value-type="float" office:value="709.80428300589" calcext:value-type="float">
            <text:p>709.80428300589</text:p>
          </table:table-cell>
        </table:table-row>
        <table:table-row table:style-name="ro1">
          <table:table-cell office:value-type="float" office:value="75.4644" calcext:value-type="float">
            <text:p>75.4644</text:p>
          </table:table-cell>
          <table:table-cell office:value-type="float" office:value="288.21" calcext:value-type="float">
            <text:p>288.21</text:p>
          </table:table-cell>
          <table:table-cell office:value-type="float" office:value="43.4427" calcext:value-type="float">
            <text:p>43.4427</text:p>
          </table:table-cell>
          <table:table-cell office:value-type="float" office:value="75.3854" calcext:value-type="float">
            <text:p>75.3854</text:p>
          </table:table-cell>
          <table:table-cell office:value-type="float" office:value="277.493" calcext:value-type="float">
            <text:p>277.493</text:p>
          </table:table-cell>
          <table:table-cell office:value-type="float" office:value="44.8577" calcext:value-type="float">
            <text:p>44.8577</text:p>
          </table:table-cell>
          <table:table-cell/>
          <table:table-cell table:formula="of:=([.D729]-[.A729])/0.0166667" office:value-type="float" office:value="-4.73999052001857" calcext:value-type="float">
            <text:p>-4.73999052001857</text:p>
          </table:table-cell>
          <table:table-cell table:formula="of:=ABS([.E729]-[.B729])/0.0166667" office:value-type="float" office:value="643.018713962571" calcext:value-type="float">
            <text:p>643.018713962571</text:p>
          </table:table-cell>
          <table:table-cell table:formula="of:=([.F729]-[.C729])/0.0166667" office:value-type="float" office:value="84.8998302003396" calcext:value-type="float">
            <text:p>84.8998302003396</text:p>
          </table:table-cell>
          <table:table-cell table:formula="of:=DEGREES(ATAN(ABS([.F729]-[.C729])/ABS([.E729]-[.B729])))" office:value-type="float" office:value="7.52144098816135" calcext:value-type="float">
            <text:p>7.52144098816135</text:p>
          </table:table-cell>
          <table:table-cell table:formula="of:=SQRT(POWER([.H729];2)+POWER([.I729];2)+POWER([.J729];2))" office:value-type="float" office:value="648.616616487934" calcext:value-type="float">
            <text:p>648.616616487934</text:p>
          </table:table-cell>
        </table:table-row>
        <table:table-row table:style-name="ro1">
          <table:table-cell office:value-type="float" office:value="75.7114" calcext:value-type="float">
            <text:p>75.7114</text:p>
          </table:table-cell>
          <table:table-cell office:value-type="float" office:value="286.802" calcext:value-type="float">
            <text:p>286.802</text:p>
          </table:table-cell>
          <table:table-cell office:value-type="float" office:value="43.9127" calcext:value-type="float">
            <text:p>43.9127</text:p>
          </table:table-cell>
          <table:table-cell office:value-type="float" office:value="75.6269" calcext:value-type="float">
            <text:p>75.6269</text:p>
          </table:table-cell>
          <table:table-cell office:value-type="float" office:value="276.141" calcext:value-type="float">
            <text:p>276.141</text:p>
          </table:table-cell>
          <table:table-cell office:value-type="float" office:value="45.314" calcext:value-type="float">
            <text:p>45.314</text:p>
          </table:table-cell>
          <table:table-cell/>
          <table:table-cell table:formula="of:=([.D730]-[.A730])/0.0166667" office:value-type="float" office:value="-5.06998986001976" calcext:value-type="float">
            <text:p>-5.06998986001976</text:p>
          </table:table-cell>
          <table:table-cell table:formula="of:=ABS([.E730]-[.B730])/0.0166667" office:value-type="float" office:value="639.658720682559" calcext:value-type="float">
            <text:p>639.658720682559</text:p>
          </table:table-cell>
          <table:table-cell table:formula="of:=([.F730]-[.C730])/0.0166667" office:value-type="float" office:value="84.0778318443363" calcext:value-type="float">
            <text:p>84.0778318443363</text:p>
          </table:table-cell>
          <table:table-cell table:formula="of:=DEGREES(ATAN(ABS([.F730]-[.C730])/ABS([.E730]-[.B730])))" office:value-type="float" office:value="7.48812782672044" calcext:value-type="float">
            <text:p>7.48812782672044</text:p>
          </table:table-cell>
          <table:table-cell table:formula="of:=SQRT(POWER([.H730];2)+POWER([.I730];2)+POWER([.J730];2))" office:value-type="float" office:value="645.180645672259" calcext:value-type="float">
            <text:p>645.180645672259</text:p>
          </table:table-cell>
        </table:table-row>
        <table:table-row table:style-name="ro1">
          <table:table-cell office:value-type="float" office:value="75.4953" calcext:value-type="float">
            <text:p>75.4953</text:p>
          </table:table-cell>
          <table:table-cell office:value-type="float" office:value="292.321" calcext:value-type="float">
            <text:p>292.321</text:p>
          </table:table-cell>
          <table:table-cell office:value-type="float" office:value="43.0613" calcext:value-type="float">
            <text:p>43.0613</text:p>
          </table:table-cell>
          <table:table-cell office:value-type="float" office:value="75.4149" calcext:value-type="float">
            <text:p>75.4149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44.4981" calcext:value-type="float">
            <text:p>44.4981</text:p>
          </table:table-cell>
          <table:table-cell/>
          <table:table-cell table:formula="of:=([.D731]-[.A731])/0.0166667" office:value-type="float" office:value="-4.82399035201914" calcext:value-type="float">
            <text:p>-4.82399035201914</text:p>
          </table:table-cell>
          <table:table-cell table:formula="of:=ABS([.E731]-[.B731])/0.0166667" office:value-type="float" office:value="654.538690922621" calcext:value-type="float">
            <text:p>654.538690922621</text:p>
          </table:table-cell>
          <table:table-cell table:formula="of:=([.F731]-[.C731])/0.0166667" office:value-type="float" office:value="86.2078275843447" calcext:value-type="float">
            <text:p>86.2078275843447</text:p>
          </table:table-cell>
          <table:table-cell table:formula="of:=DEGREES(ATAN(ABS([.F731]-[.C731])/ABS([.E731]-[.B731])))" office:value-type="float" office:value="7.50311257447334" calcext:value-type="float">
            <text:p>7.50311257447334</text:p>
          </table:table-cell>
          <table:table-cell table:formula="of:=SQRT(POWER([.H731];2)+POWER([.I731];2)+POWER([.J731];2))" office:value-type="float" office:value="660.209026244285" calcext:value-type="float">
            <text:p>660.209026244285</text:p>
          </table:table-cell>
        </table:table-row>
        <table:table-row table:style-name="ro1">
          <table:table-cell office:value-type="float" office:value="74.9583" calcext:value-type="float">
            <text:p>74.9583</text:p>
          </table:table-cell>
          <table:table-cell office:value-type="float" office:value="289.541" calcext:value-type="float">
            <text:p>289.541</text:p>
          </table:table-cell>
          <table:table-cell office:value-type="float" office:value="43.2408" calcext:value-type="float">
            <text:p>43.2408</text:p>
          </table:table-cell>
          <table:table-cell office:value-type="float" office:value="74.8832" calcext:value-type="float">
            <text:p>74.8832</text:p>
          </table:table-cell>
          <table:table-cell office:value-type="float" office:value="277.387" calcext:value-type="float">
            <text:p>277.387</text:p>
          </table:table-cell>
          <table:table-cell office:value-type="float" office:value="45.1276" calcext:value-type="float">
            <text:p>45.1276</text:p>
          </table:table-cell>
          <table:table-cell/>
          <table:table-cell table:formula="of:=([.D732]-[.A732])/0.0166667" office:value-type="float" office:value="-4.50599098801754" calcext:value-type="float">
            <text:p>-4.50599098801754</text:p>
          </table:table-cell>
          <table:table-cell table:formula="of:=ABS([.E732]-[.B732])/0.0166667" office:value-type="float" office:value="729.238541522917" calcext:value-type="float">
            <text:p>729.238541522917</text:p>
          </table:table-cell>
          <table:table-cell table:formula="of:=([.F732]-[.C732])/0.0166667" office:value-type="float" office:value="113.207773584453" calcext:value-type="float">
            <text:p>113.207773584453</text:p>
          </table:table-cell>
          <table:table-cell table:formula="of:=DEGREES(ATAN(ABS([.F732]-[.C732])/ABS([.E732]-[.B732])))" office:value-type="float" office:value="8.82422089433795" calcext:value-type="float">
            <text:p>8.82422089433795</text:p>
          </table:table-cell>
          <table:table-cell table:formula="of:=SQRT(POWER([.H732];2)+POWER([.I732];2)+POWER([.J732];2))" office:value-type="float" office:value="737.987231865975" calcext:value-type="float">
            <text:p>737.987231865975</text:p>
          </table:table-cell>
        </table:table-row>
        <table:table-row table:style-name="ro1">
          <table:table-cell office:value-type="float" office:value="74.9504" calcext:value-type="float">
            <text:p>74.9504</text:p>
          </table:table-cell>
          <table:table-cell office:value-type="float" office:value="288.102" calcext:value-type="float">
            <text:p>288.102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4.8826" calcext:value-type="float">
            <text:p>74.8826</text:p>
          </table:table-cell>
          <table:table-cell office:value-type="float" office:value="277.434" calcext:value-type="float">
            <text:p>277.434</text:p>
          </table:table-cell>
          <table:table-cell office:value-type="float" office:value="44.8716" calcext:value-type="float">
            <text:p>44.8716</text:p>
          </table:table-cell>
          <table:table-cell/>
          <table:table-cell table:formula="of:=([.D733]-[.A733])/0.0166667" office:value-type="float" office:value="-4.0679918640166" calcext:value-type="float">
            <text:p>-4.0679918640166</text:p>
          </table:table-cell>
          <table:table-cell table:formula="of:=ABS([.E733]-[.B733])/0.0166667" office:value-type="float" office:value="640.078719842557" calcext:value-type="float">
            <text:p>640.078719842557</text:p>
          </table:table-cell>
          <table:table-cell table:formula="of:=([.F733]-[.C733])/0.0166667" office:value-type="float" office:value="69.1798616402766" calcext:value-type="float">
            <text:p>69.1798616402766</text:p>
          </table:table-cell>
          <table:table-cell table:formula="of:=DEGREES(ATAN(ABS([.F733]-[.C733])/ABS([.E733]-[.B733])))" office:value-type="float" office:value="6.16859680957385" calcext:value-type="float">
            <text:p>6.16859680957385</text:p>
          </table:table-cell>
          <table:table-cell table:formula="of:=SQRT(POWER([.H733];2)+POWER([.I733];2)+POWER([.J733];2))" office:value-type="float" office:value="643.819205530295" calcext:value-type="float">
            <text:p>643.819205530295</text:p>
          </table:table-cell>
        </table:table-row>
        <table:table-row table:style-name="ro1">
          <table:table-cell office:value-type="float" office:value="75.4444" calcext:value-type="float">
            <text:p>75.4444</text:p>
          </table:table-cell>
          <table:table-cell office:value-type="float" office:value="285.467" calcext:value-type="float">
            <text:p>285.467</text:p>
          </table:table-cell>
          <table:table-cell office:value-type="float" office:value="43.8686" calcext:value-type="float">
            <text:p>43.8686</text:p>
          </table:table-cell>
          <table:table-cell office:value-type="float" office:value="75.3652" calcext:value-type="float">
            <text:p>75.3652</text:p>
          </table:table-cell>
          <table:table-cell office:value-type="float" office:value="274.962" calcext:value-type="float">
            <text:p>274.962</text:p>
          </table:table-cell>
          <table:table-cell office:value-type="float" office:value="44.7573" calcext:value-type="float">
            <text:p>44.7573</text:p>
          </table:table-cell>
          <table:table-cell/>
          <table:table-cell table:formula="of:=([.D734]-[.A734])/0.0166667" office:value-type="float" office:value="-4.75199049601902" calcext:value-type="float">
            <text:p>-4.75199049601902</text:p>
          </table:table-cell>
          <table:table-cell table:formula="of:=ABS([.E734]-[.B734])/0.0166667" office:value-type="float" office:value="630.298739402521" calcext:value-type="float">
            <text:p>630.298739402521</text:p>
          </table:table-cell>
          <table:table-cell table:formula="of:=([.F734]-[.C734])/0.0166667" office:value-type="float" office:value="53.3218933562133" calcext:value-type="float">
            <text:p>53.3218933562133</text:p>
          </table:table-cell>
          <table:table-cell table:formula="of:=DEGREES(ATAN(ABS([.F734]-[.C734])/ABS([.E734]-[.B734])))" office:value-type="float" office:value="4.83558368347394" calcext:value-type="float">
            <text:p>4.83558368347394</text:p>
          </table:table-cell>
          <table:table-cell table:formula="of:=SQRT(POWER([.H734];2)+POWER([.I734];2)+POWER([.J734];2))" office:value-type="float" office:value="632.568025288326" calcext:value-type="float">
            <text:p>632.568025288326</text:p>
          </table:table-cell>
        </table:table-row>
        <table:table-row table:style-name="ro1">
          <table:table-cell office:value-type="float" office:value="75.6685" calcext:value-type="float">
            <text:p>75.6685</text:p>
          </table:table-cell>
          <table:table-cell office:value-type="float" office:value="281.44" calcext:value-type="float">
            <text:p>281.44</text:p>
          </table:table-cell>
          <table:table-cell office:value-type="float" office:value="44.4914" calcext:value-type="float">
            <text:p>44.4914</text:p>
          </table:table-cell>
          <table:table-cell office:value-type="float" office:value="75.8333" calcext:value-type="float">
            <text:p>75.8333</text:p>
          </table:table-cell>
          <table:table-cell office:value-type="float" office:value="271.088" calcext:value-type="float">
            <text:p>271.088</text:p>
          </table:table-cell>
          <table:table-cell office:value-type="float" office:value="45.6059" calcext:value-type="float">
            <text:p>45.6059</text:p>
          </table:table-cell>
          <table:table-cell/>
          <table:table-cell table:formula="of:=([.D735]-[.A735])/0.0166667" office:value-type="float" office:value="9.88798022403953" calcext:value-type="float">
            <text:p>9.88798022403953</text:p>
          </table:table-cell>
          <table:table-cell table:formula="of:=ABS([.E735]-[.B735])/0.0166667" office:value-type="float" office:value="621.118757762483" calcext:value-type="float">
            <text:p>621.118757762483</text:p>
          </table:table-cell>
          <table:table-cell table:formula="of:=([.F735]-[.C735])/0.0166667" office:value-type="float" office:value="66.8698662602675" calcext:value-type="float">
            <text:p>66.8698662602675</text:p>
          </table:table-cell>
          <table:table-cell table:formula="of:=DEGREES(ATAN(ABS([.F735]-[.C735])/ABS([.E735]-[.B735])))" office:value-type="float" office:value="6.14481591564876" calcext:value-type="float">
            <text:p>6.14481591564876</text:p>
          </table:table-cell>
          <table:table-cell table:formula="of:=SQRT(POWER([.H735];2)+POWER([.I735];2)+POWER([.J735];2))" office:value-type="float" office:value="624.786253378695" calcext:value-type="float">
            <text:p>624.786253378695</text:p>
          </table:table-cell>
        </table:table-row>
        <table:table-row table:style-name="ro1">
          <table:table-cell office:value-type="float" office:value="75.7221" calcext:value-type="float">
            <text:p>75.7221</text:p>
          </table:table-cell>
          <table:table-cell office:value-type="float" office:value="288.168" calcext:value-type="float">
            <text:p>288.168</text:p>
          </table:table-cell>
          <table:table-cell office:value-type="float" office:value="43.7014" calcext:value-type="float">
            <text:p>43.7014</text:p>
          </table:table-cell>
          <table:table-cell office:value-type="float" office:value="75.8885" calcext:value-type="float">
            <text:p>75.8885</text:p>
          </table:table-cell>
          <table:table-cell office:value-type="float" office:value="277.477" calcext:value-type="float">
            <text:p>277.477</text:p>
          </table:table-cell>
          <table:table-cell office:value-type="float" office:value="45.1043" calcext:value-type="float">
            <text:p>45.1043</text:p>
          </table:table-cell>
          <table:table-cell/>
          <table:table-cell table:formula="of:=([.D736]-[.A736])/0.0166667" office:value-type="float" office:value="9.98398003203969" calcext:value-type="float">
            <text:p>9.98398003203969</text:p>
          </table:table-cell>
          <table:table-cell table:formula="of:=ABS([.E736]-[.B736])/0.0166667" office:value-type="float" office:value="641.458717082568" calcext:value-type="float">
            <text:p>641.458717082568</text:p>
          </table:table-cell>
          <table:table-cell table:formula="of:=([.F736]-[.C736])/0.0166667" office:value-type="float" office:value="84.1738316523368" calcext:value-type="float">
            <text:p>84.1738316523368</text:p>
          </table:table-cell>
          <table:table-cell table:formula="of:=DEGREES(ATAN(ABS([.F736]-[.C736])/ABS([.E736]-[.B736])))" office:value-type="float" office:value="7.47578268063144" calcext:value-type="float">
            <text:p>7.47578268063144</text:p>
          </table:table-cell>
          <table:table-cell table:formula="of:=SQRT(POWER([.H736];2)+POWER([.I736];2)+POWER([.J736];2))" office:value-type="float" office:value="647.034929129432" calcext:value-type="float">
            <text:p>647.034929129432</text:p>
          </table:table-cell>
        </table:table-row>
        <table:table-row table:style-name="ro1">
          <table:table-cell office:value-type="float" office:value="75.4841" calcext:value-type="float">
            <text:p>75.4841</text:p>
          </table:table-cell>
          <table:table-cell office:value-type="float" office:value="291.033" calcext:value-type="float">
            <text:p>291.033</text:p>
          </table:table-cell>
          <table:table-cell office:value-type="float" office:value="42.7484" calcext:value-type="float">
            <text:p>42.7484</text:p>
          </table:table-cell>
          <table:table-cell office:value-type="float" office:value="75.6562" calcext:value-type="float">
            <text:p>75.6562</text:p>
          </table:table-cell>
          <table:table-cell office:value-type="float" office:value="280.311" calcext:value-type="float">
            <text:p>280.311</text:p>
          </table:table-cell>
          <table:table-cell office:value-type="float" office:value="43.665" calcext:value-type="float">
            <text:p>43.665</text:p>
          </table:table-cell>
          <table:table-cell/>
          <table:table-cell table:formula="of:=([.D737]-[.A737])/0.0166667" office:value-type="float" office:value="10.3259793480413" calcext:value-type="float">
            <text:p>10.3259793480413</text:p>
          </table:table-cell>
          <table:table-cell table:formula="of:=ABS([.E737]-[.B737])/0.0166667" office:value-type="float" office:value="643.318713362576" calcext:value-type="float">
            <text:p>643.318713362576</text:p>
          </table:table-cell>
          <table:table-cell table:formula="of:=([.F737]-[.C737])/0.0166667" office:value-type="float" office:value="54.9958900082201" calcext:value-type="float">
            <text:p>54.9958900082201</text:p>
          </table:table-cell>
          <table:table-cell table:formula="of:=DEGREES(ATAN(ABS([.F737]-[.C737])/ABS([.E737]-[.B737])))" office:value-type="float" office:value="4.88620915726061" calcext:value-type="float">
            <text:p>4.88620915726061</text:p>
          </table:table-cell>
          <table:table-cell table:formula="of:=SQRT(POWER([.H737];2)+POWER([.I737];2)+POWER([.J737];2))" office:value-type="float" office:value="645.747737688466" calcext:value-type="float">
            <text:p>645.747737688466</text:p>
          </table:table-cell>
        </table:table-row>
        <table:table-row table:style-name="ro1">
          <table:table-cell office:value-type="float" office:value="75.4134" calcext:value-type="float">
            <text:p>75.4134</text:p>
          </table:table-cell>
          <table:table-cell office:value-type="float" office:value="281.581" calcext:value-type="float">
            <text:p>281.581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5.335" calcext:value-type="float">
            <text:p>75.335</text:p>
          </table:table-cell>
          <table:table-cell office:value-type="float" office:value="271.298" calcext:value-type="float">
            <text:p>271.298</text:p>
          </table:table-cell>
          <table:table-cell office:value-type="float" office:value="44.3492" calcext:value-type="float">
            <text:p>44.3492</text:p>
          </table:table-cell>
          <table:table-cell/>
          <table:table-cell table:formula="of:=([.D738]-[.A738])/0.0166667" office:value-type="float" office:value="-4.70399059201894" calcext:value-type="float">
            <text:p>-4.70399059201894</text:p>
          </table:table-cell>
          <table:table-cell table:formula="of:=ABS([.E738]-[.B738])/0.0166667" office:value-type="float" office:value="616.978766042469" calcext:value-type="float">
            <text:p>616.978766042469</text:p>
          </table:table-cell>
          <table:table-cell table:formula="of:=([.F738]-[.C738])/0.0166667" office:value-type="float" office:value="37.8359243281514" calcext:value-type="float">
            <text:p>37.8359243281514</text:p>
          </table:table-cell>
          <table:table-cell table:formula="of:=DEGREES(ATAN(ABS([.F738]-[.C738])/ABS([.E738]-[.B738])))" office:value-type="float" office:value="3.50924129784022" calcext:value-type="float">
            <text:p>3.50924129784022</text:p>
          </table:table-cell>
          <table:table-cell table:formula="of:=SQRT(POWER([.H738];2)+POWER([.I738];2)+POWER([.J738];2))" office:value-type="float" office:value="618.155710516811" calcext:value-type="float">
            <text:p>618.155710516811</text:p>
          </table:table-cell>
        </table:table-row>
        <table:table-row table:style-name="ro1">
          <table:table-cell office:value-type="float" office:value="75.4653" calcext:value-type="float">
            <text:p>75.4653</text:p>
          </table:table-cell>
          <table:table-cell office:value-type="float" office:value="288.089" calcext:value-type="float">
            <text:p>288.089</text:p>
          </table:table-cell>
          <table:table-cell office:value-type="float" office:value="43.9703" calcext:value-type="float">
            <text:p>43.9703</text:p>
          </table:table-cell>
          <table:table-cell office:value-type="float" office:value="75.6376" calcext:value-type="float">
            <text:p>75.6376</text:p>
          </table:table-cell>
          <table:table-cell office:value-type="float" office:value="277.401" calcext:value-type="float">
            <text:p>277.401</text:p>
          </table:table-cell>
          <table:table-cell office:value-type="float" office:value="45.367" calcext:value-type="float">
            <text:p>45.367</text:p>
          </table:table-cell>
          <table:table-cell/>
          <table:table-cell table:formula="of:=([.D739]-[.A739])/0.0166667" office:value-type="float" office:value="10.3379793240418" calcext:value-type="float">
            <text:p>10.3379793240418</text:p>
          </table:table-cell>
          <table:table-cell table:formula="of:=ABS([.E739]-[.B739])/0.0166667" office:value-type="float" office:value="641.278717442564" calcext:value-type="float">
            <text:p>641.278717442564</text:p>
          </table:table-cell>
          <table:table-cell table:formula="of:=([.F739]-[.C739])/0.0166667" office:value-type="float" office:value="83.8018323963349" calcext:value-type="float">
            <text:p>83.8018323963349</text:p>
          </table:table-cell>
          <table:table-cell table:formula="of:=DEGREES(ATAN(ABS([.F739]-[.C739])/ABS([.E739]-[.B739])))" office:value-type="float" office:value="7.44518109949769" calcext:value-type="float">
            <text:p>7.44518109949769</text:p>
          </table:table-cell>
          <table:table-cell table:formula="of:=SQRT(POWER([.H739];2)+POWER([.I739];2)+POWER([.J739];2))" office:value-type="float" office:value="646.813740093907" calcext:value-type="float">
            <text:p>646.813740093907</text:p>
          </table:table-cell>
        </table:table-row>
        <table:table-row table:style-name="ro1">
          <table:table-cell office:value-type="float" office:value="75.4261" calcext:value-type="float">
            <text:p>75.4261</text:p>
          </table:table-cell>
          <table:table-cell office:value-type="float" office:value="282.594" calcext:value-type="float">
            <text:p>282.594</text:p>
          </table:table-cell>
          <table:table-cell office:value-type="float" office:value="45.0685" calcext:value-type="float">
            <text:p>45.0685</text:p>
          </table:table-cell>
          <table:table-cell office:value-type="float" office:value="75.3583" calcext:value-type="float">
            <text:p>75.3583</text:p>
          </table:table-cell>
          <table:table-cell office:value-type="float" office:value="273.417" calcext:value-type="float">
            <text:p>273.417</text:p>
          </table:table-cell>
          <table:table-cell office:value-type="float" office:value="46.2318" calcext:value-type="float">
            <text:p>46.2318</text:p>
          </table:table-cell>
          <table:table-cell/>
          <table:table-cell table:formula="of:=([.D740]-[.A740])/0.0166667" office:value-type="float" office:value="-4.0679918640166" calcext:value-type="float">
            <text:p>-4.0679918640166</text:p>
          </table:table-cell>
          <table:table-cell table:formula="of:=ABS([.E740]-[.B740])/0.0166667" office:value-type="float" office:value="550.618898762204" calcext:value-type="float">
            <text:p>550.618898762204</text:p>
          </table:table-cell>
          <table:table-cell table:formula="of:=([.F740]-[.C740])/0.0166667" office:value-type="float" office:value="69.7978604042792" calcext:value-type="float">
            <text:p>69.7978604042792</text:p>
          </table:table-cell>
          <table:table-cell table:formula="of:=DEGREES(ATAN(ABS([.F740]-[.C740])/ABS([.E740]-[.B740])))" office:value-type="float" office:value="7.22442820217873" calcext:value-type="float">
            <text:p>7.22442820217873</text:p>
          </table:table-cell>
          <table:table-cell table:formula="of:=SQRT(POWER([.H740];2)+POWER([.I740];2)+POWER([.J740];2))" office:value-type="float" office:value="555.040054004144" calcext:value-type="float">
            <text:p>555.040054004144</text:p>
          </table:table-cell>
        </table:table-row>
        <table:table-row table:style-name="ro1">
          <table:table-cell office:value-type="float" office:value="75.2152" calcext:value-type="float">
            <text:p>75.2152</text:p>
          </table:table-cell>
          <table:table-cell office:value-type="float" office:value="289.68" calcext:value-type="float">
            <text:p>289.68</text:p>
          </table:table-cell>
          <table:table-cell office:value-type="float" office:value="42.7059" calcext:value-type="float">
            <text:p>42.7059</text:p>
          </table:table-cell>
          <table:table-cell office:value-type="float" office:value="75.3935" calcext:value-type="float">
            <text:p>75.3935</text:p>
          </table:table-cell>
          <table:table-cell office:value-type="float" office:value="278.969" calcext:value-type="float">
            <text:p>278.969</text:p>
          </table:table-cell>
          <table:table-cell office:value-type="float" office:value="43.8787" calcext:value-type="float">
            <text:p>43.8787</text:p>
          </table:table-cell>
          <table:table-cell/>
          <table:table-cell table:formula="of:=([.D741]-[.A741])/0.0166667" office:value-type="float" office:value="10.6979786040432" calcext:value-type="float">
            <text:p>10.6979786040432</text:p>
          </table:table-cell>
          <table:table-cell table:formula="of:=ABS([.E741]-[.B741])/0.0166667" office:value-type="float" office:value="642.658714682571" calcext:value-type="float">
            <text:p>642.658714682571</text:p>
          </table:table-cell>
          <table:table-cell table:formula="of:=([.F741]-[.C741])/0.0166667" office:value-type="float" office:value="70.3678592642816" calcext:value-type="float">
            <text:p>70.3678592642816</text:p>
          </table:table-cell>
          <table:table-cell table:formula="of:=DEGREES(ATAN(ABS([.F741]-[.C741])/ABS([.E741]-[.B741])))" office:value-type="float" office:value="6.24870347920364" calcext:value-type="float">
            <text:p>6.24870347920364</text:p>
          </table:table-cell>
          <table:table-cell table:formula="of:=SQRT(POWER([.H741];2)+POWER([.I741];2)+POWER([.J741];2))" office:value-type="float" office:value="646.588204285467" calcext:value-type="float">
            <text:p>646.588204285467</text:p>
          </table:table-cell>
        </table:table-row>
        <table:table-row table:style-name="ro1">
          <table:table-cell office:value-type="float" office:value="75.4046" calcext:value-type="float">
            <text:p>75.4046</text:p>
          </table:table-cell>
          <table:table-cell office:value-type="float" office:value="280.131" calcext:value-type="float">
            <text:p>280.131</text:p>
          </table:table-cell>
          <table:table-cell office:value-type="float" office:value="44.4468" calcext:value-type="float">
            <text:p>44.4468</text:p>
          </table:table-cell>
          <table:table-cell office:value-type="float" office:value="75.3277" calcext:value-type="float">
            <text:p>75.3277</text:p>
          </table:table-cell>
          <table:table-cell office:value-type="float" office:value="269.809" calcext:value-type="float">
            <text:p>269.809</text:p>
          </table:table-cell>
          <table:table-cell office:value-type="float" office:value="45.5657" calcext:value-type="float">
            <text:p>45.5657</text:p>
          </table:table-cell>
          <table:table-cell/>
          <table:table-cell table:formula="of:=([.D742]-[.A742])/0.0166667" office:value-type="float" office:value="-4.613990772019" calcext:value-type="float">
            <text:p>-4.613990772019</text:p>
          </table:table-cell>
          <table:table-cell table:formula="of:=ABS([.E742]-[.B742])/0.0166667" office:value-type="float" office:value="619.318761362474" calcext:value-type="float">
            <text:p>619.318761362474</text:p>
          </table:table-cell>
          <table:table-cell table:formula="of:=([.F742]-[.C742])/0.0166667" office:value-type="float" office:value="67.1338657322683" calcext:value-type="float">
            <text:p>67.1338657322683</text:p>
          </table:table-cell>
          <table:table-cell table:formula="of:=DEGREES(ATAN(ABS([.F742]-[.C742])/ABS([.E742]-[.B742])))" office:value-type="float" office:value="6.18667921440404" calcext:value-type="float">
            <text:p>6.18667921440404</text:p>
          </table:table-cell>
          <table:table-cell table:formula="of:=SQRT(POWER([.H742];2)+POWER([.I742];2)+POWER([.J742];2))" office:value-type="float" office:value="622.963861724379" calcext:value-type="float">
            <text:p>622.963861724379</text:p>
          </table:table-cell>
        </table:table-row>
        <table:table-row table:style-name="ro1">
          <table:table-cell office:value-type="float" office:value="75.4449" calcext:value-type="float">
            <text:p>75.4449</text:p>
          </table:table-cell>
          <table:table-cell office:value-type="float" office:value="285.405" calcext:value-type="float">
            <text:p>285.405</text:p>
          </table:table-cell>
          <table:table-cell office:value-type="float" office:value="44.1312" calcext:value-type="float">
            <text:p>44.1312</text:p>
          </table:table-cell>
          <table:table-cell office:value-type="float" office:value="75.6166" calcext:value-type="float">
            <text:p>75.6166</text:p>
          </table:table-cell>
          <table:table-cell office:value-type="float" office:value="274.836" calcext:value-type="float">
            <text:p>274.836</text:p>
          </table:table-cell>
          <table:table-cell office:value-type="float" office:value="45.5166" calcext:value-type="float">
            <text:p>45.5166</text:p>
          </table:table-cell>
          <table:table-cell/>
          <table:table-cell table:formula="of:=([.D743]-[.A743])/0.0166667" office:value-type="float" office:value="10.3019793960413" calcext:value-type="float">
            <text:p>10.3019793960413</text:p>
          </table:table-cell>
          <table:table-cell table:formula="of:=ABS([.E743]-[.B743])/0.0166667" office:value-type="float" office:value="634.138731722534" calcext:value-type="float">
            <text:p>634.138731722534</text:p>
          </table:table-cell>
          <table:table-cell table:formula="of:=([.F743]-[.C743])/0.0166667" office:value-type="float" office:value="83.1238337523323" calcext:value-type="float">
            <text:p>83.1238337523323</text:p>
          </table:table-cell>
          <table:table-cell table:formula="of:=DEGREES(ATAN(ABS([.F743]-[.C743])/ABS([.E743]-[.B743])))" office:value-type="float" office:value="7.46783726559097" calcext:value-type="float">
            <text:p>7.46783726559097</text:p>
          </table:table-cell>
          <table:table-cell table:formula="of:=SQRT(POWER([.H743];2)+POWER([.I743];2)+POWER([.J743];2))" office:value-type="float" office:value="639.64649110882" calcext:value-type="float">
            <text:p>639.64649110882</text:p>
          </table:table-cell>
        </table:table-row>
        <table:table-row table:style-name="ro1">
          <table:table-cell office:value-type="float" office:value="74.8982" calcext:value-type="float">
            <text:p>74.8982</text:p>
          </table:table-cell>
          <table:table-cell office:value-type="float" office:value="280.138" calcext:value-type="float">
            <text:p>280.138</text:p>
          </table:table-cell>
          <table:table-cell office:value-type="float" office:value="44.2002" calcext:value-type="float">
            <text:p>44.2002</text:p>
          </table:table-cell>
          <table:table-cell office:value-type="float" office:value="74.8319" calcext:value-type="float">
            <text:p>74.8319</text:p>
          </table:table-cell>
          <table:table-cell office:value-type="float" office:value="269.856" calcext:value-type="float">
            <text:p>269.856</text:p>
          </table:table-cell>
          <table:table-cell office:value-type="float" office:value="45.0732" calcext:value-type="float">
            <text:p>45.0732</text:p>
          </table:table-cell>
          <table:table-cell/>
          <table:table-cell table:formula="of:=([.D744]-[.A744])/0.0166667" office:value-type="float" office:value="-3.97799204401581" calcext:value-type="float">
            <text:p>-3.97799204401581</text:p>
          </table:table-cell>
          <table:table-cell table:formula="of:=ABS([.E744]-[.B744])/0.0166667" office:value-type="float" office:value="616.918766162467" calcext:value-type="float">
            <text:p>616.918766162467</text:p>
          </table:table-cell>
          <table:table-cell table:formula="of:=([.F744]-[.C744])/0.0166667" office:value-type="float" office:value="52.3798952402094" calcext:value-type="float">
            <text:p>52.3798952402094</text:p>
          </table:table-cell>
          <table:table-cell table:formula="of:=DEGREES(ATAN(ABS([.F744]-[.C744])/ABS([.E744]-[.B744])))" office:value-type="float" office:value="4.85309638699236" calcext:value-type="float">
            <text:p>4.85309638699236</text:p>
          </table:table-cell>
          <table:table-cell table:formula="of:=SQRT(POWER([.H744];2)+POWER([.I744];2)+POWER([.J744];2))" office:value-type="float" office:value="619.151226995068" calcext:value-type="float">
            <text:p>619.151226995068</text:p>
          </table:table-cell>
        </table:table-row>
        <table:table-row table:style-name="ro1">
          <table:table-cell office:value-type="float" office:value="74.3782" calcext:value-type="float">
            <text:p>74.3782</text:p>
          </table:table-cell>
          <table:table-cell office:value-type="float" office:value="277.49" calcext:value-type="float">
            <text:p>277.49</text:p>
          </table:table-cell>
          <table:table-cell office:value-type="float" office:value="44.3699" calcext:value-type="float">
            <text:p>44.3699</text:p>
          </table:table-cell>
          <table:table-cell office:value-type="float" office:value="74.3172" calcext:value-type="float">
            <text:p>74.3172</text:p>
          </table:table-cell>
          <table:table-cell office:value-type="float" office:value="266.045" calcext:value-type="float">
            <text:p>266.045</text:p>
          </table:table-cell>
          <table:table-cell office:value-type="float" office:value="45.4371" calcext:value-type="float">
            <text:p>45.4371</text:p>
          </table:table-cell>
          <table:table-cell/>
          <table:table-cell table:formula="of:=([.D745]-[.A745])/0.0166667" office:value-type="float" office:value="-3.65999268001506" calcext:value-type="float">
            <text:p>-3.65999268001506</text:p>
          </table:table-cell>
          <table:table-cell table:formula="of:=ABS([.E745]-[.B745])/0.0166667" office:value-type="float" office:value="686.698626602747" calcext:value-type="float">
            <text:p>686.698626602747</text:p>
          </table:table-cell>
          <table:table-cell table:formula="of:=([.F745]-[.C745])/0.0166667" office:value-type="float" office:value="64.0318719362561" calcext:value-type="float">
            <text:p>64.0318719362561</text:p>
          </table:table-cell>
          <table:table-cell table:formula="of:=DEGREES(ATAN(ABS([.F745]-[.C745])/ABS([.E745]-[.B745])))" office:value-type="float" office:value="5.32719589005305" calcext:value-type="float">
            <text:p>5.32719589005305</text:p>
          </table:table-cell>
          <table:table-cell table:formula="of:=SQRT(POWER([.H745];2)+POWER([.I745];2)+POWER([.J745];2))" office:value-type="float" office:value="689.687233424091" calcext:value-type="float">
            <text:p>689.687233424091</text:p>
          </table:table-cell>
        </table:table-row>
        <table:table-row table:style-name="ro1">
          <table:table-cell office:value-type="float" office:value="74.6543" calcext:value-type="float">
            <text:p>74.6543</text:p>
          </table:table-cell>
          <table:table-cell office:value-type="float" office:value="281.341" calcext:value-type="float">
            <text:p>281.341</text:p>
          </table:table-cell>
          <table:table-cell office:value-type="float" office:value="44.5161" calcext:value-type="float">
            <text:p>44.5161</text:p>
          </table:table-cell>
          <table:table-cell office:value-type="float" office:value="74.826" calcext:value-type="float">
            <text:p>74.826</text:p>
          </table:table-cell>
          <table:table-cell office:value-type="float" office:value="268.437" calcext:value-type="float">
            <text:p>268.437</text:p>
          </table:table-cell>
          <table:table-cell office:value-type="float" office:value="46.0295" calcext:value-type="float">
            <text:p>46.0295</text:p>
          </table:table-cell>
          <table:table-cell/>
          <table:table-cell table:formula="of:=([.D746]-[.A746])/0.0166667" office:value-type="float" office:value="10.3019793960404" calcext:value-type="float">
            <text:p>10.3019793960404</text:p>
          </table:table-cell>
          <table:table-cell table:formula="of:=ABS([.E746]-[.B746])/0.0166667" office:value-type="float" office:value="774.238451523097" calcext:value-type="float">
            <text:p>774.238451523097</text:p>
          </table:table-cell>
          <table:table-cell table:formula="of:=([.F746]-[.C746])/0.0166667" office:value-type="float" office:value="90.8038183923631" calcext:value-type="float">
            <text:p>90.8038183923631</text:p>
          </table:table-cell>
          <table:table-cell table:formula="of:=DEGREES(ATAN(ABS([.F746]-[.C746])/ABS([.E746]-[.B746])))" office:value-type="float" office:value="6.68917480793608" calcext:value-type="float">
            <text:p>6.68917480793608</text:p>
          </table:table-cell>
          <table:table-cell table:formula="of:=SQRT(POWER([.H746];2)+POWER([.I746];2)+POWER([.J746];2))" office:value-type="float" office:value="779.613137415598" calcext:value-type="float">
            <text:p>779.613137415598</text:p>
          </table:table-cell>
        </table:table-row>
        <table:table-row table:style-name="ro1">
          <table:table-cell office:value-type="float" office:value="74.8976" calcext:value-type="float">
            <text:p>74.8976</text:p>
          </table:table-cell>
          <table:table-cell office:value-type="float" office:value="280.192" calcext:value-type="float">
            <text:p>280.192</text:p>
          </table:table-cell>
          <table:table-cell office:value-type="float" office:value="43.9413" calcext:value-type="float">
            <text:p>43.9413</text:p>
          </table:table-cell>
          <table:table-cell office:value-type="float" office:value="74.8233" calcext:value-type="float">
            <text:p>74.8233</text:p>
          </table:table-cell>
          <table:table-cell office:value-type="float" office:value="268.631" calcext:value-type="float">
            <text:p>268.631</text:p>
          </table:table-cell>
          <table:table-cell office:value-type="float" office:value="45.0225" calcext:value-type="float">
            <text:p>45.0225</text:p>
          </table:table-cell>
          <table:table-cell/>
          <table:table-cell table:formula="of:=([.D747]-[.A747])/0.0166667" office:value-type="float" office:value="-4.45799108401746" calcext:value-type="float">
            <text:p>-4.45799108401746</text:p>
          </table:table-cell>
          <table:table-cell table:formula="of:=ABS([.E747]-[.B747])/0.0166667" office:value-type="float" office:value="693.658612682777" calcext:value-type="float">
            <text:p>693.658612682777</text:p>
          </table:table-cell>
          <table:table-cell table:formula="of:=([.F747]-[.C747])/0.0166667" office:value-type="float" office:value="64.8718702562596" calcext:value-type="float">
            <text:p>64.8718702562596</text:p>
          </table:table-cell>
          <table:table-cell table:formula="of:=DEGREES(ATAN(ABS([.F747]-[.C747])/ABS([.E747]-[.B747])))" office:value-type="float" office:value="5.34283661838347" calcext:value-type="float">
            <text:p>5.34283661838347</text:p>
          </table:table-cell>
          <table:table-cell table:formula="of:=SQRT(POWER([.H747];2)+POWER([.I747];2)+POWER([.J747];2))" office:value-type="float" office:value="696.69972311179" calcext:value-type="float">
            <text:p>696.69972311179</text:p>
          </table:table-cell>
        </table:table-row>
        <table:table-row table:style-name="ro1">
          <table:table-cell office:value-type="float" office:value="74.849" calcext:value-type="float">
            <text:p>74.849</text:p>
          </table:table-cell>
          <table:table-cell office:value-type="float" office:value="272.323" calcext:value-type="float">
            <text:p>272.323</text:p>
          </table:table-cell>
          <table:table-cell office:value-type="float" office:value="45.1758" calcext:value-type="float">
            <text:p>45.1758</text:p>
          </table:table-cell>
          <table:table-cell office:value-type="float" office:value="74.5346" calcext:value-type="float">
            <text:p>74.5346</text:p>
          </table:table-cell>
          <table:table-cell office:value-type="float" office:value="261.108" calcext:value-type="float">
            <text:p>261.108</text:p>
          </table:table-cell>
          <table:table-cell office:value-type="float" office:value="46.2176" calcext:value-type="float">
            <text:p>46.2176</text:p>
          </table:table-cell>
          <table:table-cell/>
          <table:table-cell table:formula="of:=([.D748]-[.A748])/0.0166667" office:value-type="float" office:value="-18.8639622720758" calcext:value-type="float">
            <text:p>-18.8639622720758</text:p>
          </table:table-cell>
          <table:table-cell table:formula="of:=ABS([.E748]-[.B748])/0.0166667" office:value-type="float" office:value="672.89865420269" calcext:value-type="float">
            <text:p>672.89865420269</text:p>
          </table:table-cell>
          <table:table-cell table:formula="of:=([.F748]-[.C748])/0.0166667" office:value-type="float" office:value="62.5078749842497" calcext:value-type="float">
            <text:p>62.5078749842497</text:p>
          </table:table-cell>
          <table:table-cell table:formula="of:=DEGREES(ATAN(ABS([.F748]-[.C748])/ABS([.E748]-[.B748])))" office:value-type="float" office:value="5.30717185041941" calcext:value-type="float">
            <text:p>5.30717185041941</text:p>
          </table:table-cell>
          <table:table-cell table:formula="of:=SQRT(POWER([.H748];2)+POWER([.I748];2)+POWER([.J748];2))" office:value-type="float" office:value="676.058934069686" calcext:value-type="float">
            <text:p>676.058934069686</text:p>
          </table:table-cell>
        </table:table-row>
        <table:table-row table:style-name="ro1">
          <table:table-cell office:value-type="float" office:value="74.6612" calcext:value-type="float">
            <text:p>74.6612</text:p>
          </table:table-cell>
          <table:table-cell office:value-type="float" office:value="282.744" calcext:value-type="float">
            <text:p>282.744</text:p>
          </table:table-cell>
          <table:table-cell office:value-type="float" office:value="44.0467" calcext:value-type="float">
            <text:p>44.0467</text:p>
          </table:table-cell>
          <table:table-cell office:value-type="float" office:value="74.5932" calcext:value-type="float">
            <text:p>74.5932</text:p>
          </table:table-cell>
          <table:table-cell office:value-type="float" office:value="271.016" calcext:value-type="float">
            <text:p>271.016</text:p>
          </table:table-cell>
          <table:table-cell office:value-type="float" office:value="45.3832" calcext:value-type="float">
            <text:p>45.3832</text:p>
          </table:table-cell>
          <table:table-cell/>
          <table:table-cell table:formula="of:=([.D749]-[.A749])/0.0166667" office:value-type="float" office:value="-4.07999184001619" calcext:value-type="float">
            <text:p>-4.07999184001619</text:p>
          </table:table-cell>
          <table:table-cell table:formula="of:=ABS([.E749]-[.B749])/0.0166667" office:value-type="float" office:value="703.678592642815" calcext:value-type="float">
            <text:p>703.678592642815</text:p>
          </table:table-cell>
          <table:table-cell table:formula="of:=([.F749]-[.C749])/0.0166667" office:value-type="float" office:value="80.1898396203208" calcext:value-type="float">
            <text:p>80.1898396203208</text:p>
          </table:table-cell>
          <table:table-cell table:formula="of:=DEGREES(ATAN(ABS([.F749]-[.C749])/ABS([.E749]-[.B749])))" office:value-type="float" office:value="6.50126928356754" calcext:value-type="float">
            <text:p>6.50126928356754</text:p>
          </table:table-cell>
          <table:table-cell table:formula="of:=SQRT(POWER([.H749];2)+POWER([.I749];2)+POWER([.J749];2))" office:value-type="float" office:value="708.244744742607" calcext:value-type="float">
            <text:p>708.244744742607</text:p>
          </table:table-cell>
        </table:table-row>
        <table:table-row table:style-name="ro1">
          <table:table-cell office:value-type="float" office:value="74.6224" calcext:value-type="float">
            <text:p>74.6224</text:p>
          </table:table-cell>
          <table:table-cell office:value-type="float" office:value="276.205" calcext:value-type="float">
            <text:p>276.205</text:p>
          </table:table-cell>
          <table:table-cell office:value-type="float" office:value="44.5691" calcext:value-type="float">
            <text:p>44.5691</text:p>
          </table:table-cell>
          <table:table-cell office:value-type="float" office:value="74.3227" calcext:value-type="float">
            <text:p>74.3227</text:p>
          </table:table-cell>
          <table:table-cell office:value-type="float" office:value="267.358" calcext:value-type="float">
            <text:p>267.358</text:p>
          </table:table-cell>
          <table:table-cell office:value-type="float" office:value="44.9852" calcext:value-type="float">
            <text:p>44.9852</text:p>
          </table:table-cell>
          <table:table-cell/>
          <table:table-cell table:formula="of:=([.D750]-[.A750])/0.0166667" office:value-type="float" office:value="-17.981964036072" calcext:value-type="float">
            <text:p>-17.981964036072</text:p>
          </table:table-cell>
          <table:table-cell table:formula="of:=ABS([.E750]-[.B750])/0.0166667" office:value-type="float" office:value="530.818938362122" calcext:value-type="float">
            <text:p>530.818938362122</text:p>
          </table:table-cell>
          <table:table-cell table:formula="of:=([.F750]-[.C750])/0.0166667" office:value-type="float" office:value="24.9659500680999" calcext:value-type="float">
            <text:p>24.9659500680999</text:p>
          </table:table-cell>
          <table:table-cell table:formula="of:=DEGREES(ATAN(ABS([.F750]-[.C750])/ABS([.E750]-[.B750])))" office:value-type="float" office:value="2.6928018327936" calcext:value-type="float">
            <text:p>2.6928018327936</text:p>
          </table:table-cell>
          <table:table-cell table:formula="of:=SQRT(POWER([.H750];2)+POWER([.I750];2)+POWER([.J750];2))" office:value-type="float" office:value="531.709878615479" calcext:value-type="float">
            <text:p>531.709878615479</text:p>
          </table:table-cell>
        </table:table-row>
        <table:table-row table:style-name="ro1">
          <table:table-cell office:value-type="float" office:value="74.8996" calcext:value-type="float">
            <text:p>74.8996</text:p>
          </table:table-cell>
          <table:table-cell office:value-type="float" office:value="280.04" calcext:value-type="float">
            <text:p>280.04</text:p>
          </table:table-cell>
          <table:table-cell office:value-type="float" office:value="44.7157" calcext:value-type="float">
            <text:p>44.7157</text:p>
          </table:table-cell>
          <table:table-cell office:value-type="float" office:value="74.8261" calcext:value-type="float">
            <text:p>74.8261</text:p>
          </table:table-cell>
          <table:table-cell office:value-type="float" office:value="268.442" calcext:value-type="float">
            <text:p>268.442</text:p>
          </table:table-cell>
          <table:table-cell office:value-type="float" office:value="46.0287" calcext:value-type="float">
            <text:p>46.0287</text:p>
          </table:table-cell>
          <table:table-cell/>
          <table:table-cell table:formula="of:=([.D751]-[.A751])/0.0166667" office:value-type="float" office:value="-4.40999118001823" calcext:value-type="float">
            <text:p>-4.40999118001823</text:p>
          </table:table-cell>
          <table:table-cell table:formula="of:=ABS([.E751]-[.B751])/0.0166667" office:value-type="float" office:value="695.878608242784" calcext:value-type="float">
            <text:p>695.878608242784</text:p>
          </table:table-cell>
          <table:table-cell table:formula="of:=([.F751]-[.C751])/0.0166667" office:value-type="float" office:value="78.7798424403153" calcext:value-type="float">
            <text:p>78.7798424403153</text:p>
          </table:table-cell>
          <table:table-cell table:formula="of:=DEGREES(ATAN(ABS([.F751]-[.C751])/ABS([.E751]-[.B751])))" office:value-type="float" office:value="6.45890840948701" calcext:value-type="float">
            <text:p>6.45890840948701</text:p>
          </table:table-cell>
          <table:table-cell table:formula="of:=SQRT(POWER([.H751];2)+POWER([.I751];2)+POWER([.J751];2))" office:value-type="float" office:value="700.337596454055" calcext:value-type="float">
            <text:p>700.337596454055</text:p>
          </table:table-cell>
        </table:table-row>
        <table:table-row table:style-name="ro1">
          <table:table-cell office:value-type="float" office:value="75.1868" calcext:value-type="float">
            <text:p>75.1868</text:p>
          </table:table-cell>
          <table:table-cell office:value-type="float" office:value="285.603" calcext:value-type="float">
            <text:p>285.603</text:p>
          </table:table-cell>
          <table:table-cell office:value-type="float" office:value="43.09" calcext:value-type="float">
            <text:p>43.09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44.4575" calcext:value-type="float">
            <text:p>44.4575</text:p>
          </table:table-cell>
          <table:table-cell/>
          <table:table-cell table:formula="of:=([.D752]-[.A752])/0.0166667" office:value-type="float" office:value="-4.89599020802011" calcext:value-type="float">
            <text:p>-4.89599020802011</text:p>
          </table:table-cell>
          <table:table-cell table:formula="of:=ABS([.E752]-[.B752])/0.0166667" office:value-type="float" office:value="711.838576322849" calcext:value-type="float">
            <text:p>711.838576322849</text:p>
          </table:table-cell>
          <table:table-cell table:formula="of:=([.F752]-[.C752])/0.0166667" office:value-type="float" office:value="82.0498359003282" calcext:value-type="float">
            <text:p>82.0498359003282</text:p>
          </table:table-cell>
          <table:table-cell table:formula="of:=DEGREES(ATAN(ABS([.F752]-[.C752])/ABS([.E752]-[.B752])))" office:value-type="float" office:value="6.57516227820515" calcext:value-type="float">
            <text:p>6.57516227820515</text:p>
          </table:table-cell>
          <table:table-cell table:formula="of:=SQRT(POWER([.H752];2)+POWER([.I752];2)+POWER([.J752];2))" office:value-type="float" office:value="716.568423133987" calcext:value-type="float">
            <text:p>716.568423133987</text:p>
          </table:table-cell>
        </table:table-row>
        <table:table-row table:style-name="ro1">
          <table:table-cell office:value-type="float" office:value="74.8989" calcext:value-type="float">
            <text:p>74.89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4.4588" calcext:value-type="float">
            <text:p>44.4588</text:p>
          </table:table-cell>
          <table:table-cell office:value-type="float" office:value="74.8254" calcext:value-type="float">
            <text:p>74.8254</text:p>
          </table:table-cell>
          <table:table-cell office:value-type="float" office:value="268.485" calcext:value-type="float">
            <text:p>268.485</text:p>
          </table:table-cell>
          <table:table-cell office:value-type="float" office:value="45.778" calcext:value-type="float">
            <text:p>45.778</text:p>
          </table:table-cell>
          <table:table-cell/>
          <table:table-cell table:formula="of:=([.D753]-[.A753])/0.0166667" office:value-type="float" office:value="-4.40999118001738" calcext:value-type="float">
            <text:p>-4.40999118001738</text:p>
          </table:table-cell>
          <table:table-cell table:formula="of:=ABS([.E753]-[.B753])/0.0166667" office:value-type="float" office:value="695.938608122783" calcext:value-type="float">
            <text:p>695.938608122783</text:p>
          </table:table-cell>
          <table:table-cell table:formula="of:=([.F753]-[.C753])/0.0166667" office:value-type="float" office:value="79.1518416963167" calcext:value-type="float">
            <text:p>79.1518416963167</text:p>
          </table:table-cell>
          <table:table-cell table:formula="of:=DEGREES(ATAN(ABS([.F753]-[.C753])/ABS([.E753]-[.B753])))" office:value-type="float" office:value="6.48859321852231" calcext:value-type="float">
            <text:p>6.48859321852231</text:p>
          </table:table-cell>
          <table:table-cell table:formula="of:=SQRT(POWER([.H753];2)+POWER([.I753];2)+POWER([.J753];2))" office:value-type="float" office:value="700.439153918457" calcext:value-type="float">
            <text:p>700.439153918457</text:p>
          </table:table-cell>
        </table:table-row>
        <table:table-row table:style-name="ro1">
          <table:table-cell office:value-type="float" office:value="74.684" calcext:value-type="float">
            <text:p>74.684</text:p>
          </table:table-cell>
          <table:table-cell office:value-type="float" office:value="286.815" calcext:value-type="float">
            <text:p>286.815</text:p>
          </table:table-cell>
          <table:table-cell office:value-type="float" office:value="43.4125" calcext:value-type="float">
            <text:p>43.4125</text:p>
          </table:table-cell>
          <table:table-cell office:value-type="float" office:value="74.3658" calcext:value-type="float">
            <text:p>74.3658</text:p>
          </table:table-cell>
          <table:table-cell office:value-type="float" office:value="274.814" calcext:value-type="float">
            <text:p>274.814</text:p>
          </table:table-cell>
          <table:table-cell office:value-type="float" office:value="45.037" calcext:value-type="float">
            <text:p>45.037</text:p>
          </table:table-cell>
          <table:table-cell/>
          <table:table-cell table:formula="of:=([.D754]-[.A754])/0.0166667" office:value-type="float" office:value="-19.0919618160766" calcext:value-type="float">
            <text:p>-19.0919618160766</text:p>
          </table:table-cell>
          <table:table-cell table:formula="of:=ABS([.E754]-[.B754])/0.0166667" office:value-type="float" office:value="720.058559882879" calcext:value-type="float">
            <text:p>720.058559882879</text:p>
          </table:table-cell>
          <table:table-cell table:formula="of:=([.F754]-[.C754])/0.0166667" office:value-type="float" office:value="97.4698050603897" calcext:value-type="float">
            <text:p>97.4698050603897</text:p>
          </table:table-cell>
          <table:table-cell table:formula="of:=DEGREES(ATAN(ABS([.F754]-[.C754])/ABS([.E754]-[.B754])))" office:value-type="float" office:value="7.70891338150376" calcext:value-type="float">
            <text:p>7.70891338150376</text:p>
          </table:table-cell>
          <table:table-cell table:formula="of:=SQRT(POWER([.H754];2)+POWER([.I754];2)+POWER([.J754];2))" office:value-type="float" office:value="726.876327558617" calcext:value-type="float">
            <text:p>726.876327558617</text:p>
          </table:table-cell>
        </table:table-row>
        <table:table-row table:style-name="ro1">
          <table:table-cell office:value-type="float" office:value="74.9244" calcext:value-type="float">
            <text:p>74.9244</text:p>
          </table:table-cell>
          <table:table-cell office:value-type="float" office:value="284.058" calcext:value-type="float">
            <text:p>284.058</text:p>
          </table:table-cell>
          <table:table-cell office:value-type="float" office:value="44.092" calcext:value-type="float">
            <text:p>44.092</text:p>
          </table:table-cell>
          <table:table-cell office:value-type="float" office:value="74.6019" calcext:value-type="float">
            <text:p>74.6019</text:p>
          </table:table-cell>
          <table:table-cell office:value-type="float" office:value="272.197" calcext:value-type="float">
            <text:p>272.197</text:p>
          </table:table-cell>
          <table:table-cell office:value-type="float" office:value="45.6898" calcext:value-type="float">
            <text:p>45.6898</text:p>
          </table:table-cell>
          <table:table-cell/>
          <table:table-cell table:formula="of:=([.D755]-[.A755])/0.0166667" office:value-type="float" office:value="-19.3499613000777" calcext:value-type="float">
            <text:p>-19.3499613000777</text:p>
          </table:table-cell>
          <table:table-cell table:formula="of:=ABS([.E755]-[.B755])/0.0166667" office:value-type="float" office:value="711.658576682846" calcext:value-type="float">
            <text:p>711.658576682846</text:p>
          </table:table-cell>
          <table:table-cell table:formula="of:=([.F755]-[.C755])/0.0166667" office:value-type="float" office:value="95.8678082643834" calcext:value-type="float">
            <text:p>95.8678082643834</text:p>
          </table:table-cell>
          <table:table-cell table:formula="of:=DEGREES(ATAN(ABS([.F755]-[.C755])/ABS([.E755]-[.B755])))" office:value-type="float" office:value="7.67215102092097" calcext:value-type="float">
            <text:p>7.67215102092097</text:p>
          </table:table-cell>
          <table:table-cell table:formula="of:=SQRT(POWER([.H755];2)+POWER([.I755];2)+POWER([.J755];2))" office:value-type="float" office:value="718.347400238899" calcext:value-type="float">
            <text:p>718.347400238899</text:p>
          </table:table-cell>
        </table:table-row>
        <table:table-row table:style-name="ro1">
          <table:table-cell office:value-type="float" office:value="74.6612" calcext:value-type="float">
            <text:p>74.6612</text:p>
          </table:table-cell>
          <table:table-cell office:value-type="float" office:value="282.744" calcext:value-type="float">
            <text:p>282.744</text:p>
          </table:table-cell>
          <table:table-cell office:value-type="float" office:value="44.0467" calcext:value-type="float">
            <text:p>44.0467</text:p>
          </table:table-cell>
          <table:table-cell office:value-type="float" office:value="74.594" calcext:value-type="float">
            <text:p>74.594</text:p>
          </table:table-cell>
          <table:table-cell office:value-type="float" office:value="270.961" calcext:value-type="float">
            <text:p>270.961</text:p>
          </table:table-cell>
          <table:table-cell office:value-type="float" office:value="45.6371" calcext:value-type="float">
            <text:p>45.6371</text:p>
          </table:table-cell>
          <table:table-cell/>
          <table:table-cell table:formula="of:=([.D756]-[.A756])/0.0166667" office:value-type="float" office:value="-4.03199193601611" calcext:value-type="float">
            <text:p>-4.03199193601611</text:p>
          </table:table-cell>
          <table:table-cell table:formula="of:=ABS([.E756]-[.B756])/0.0166667" office:value-type="float" office:value="706.978586042829" calcext:value-type="float">
            <text:p>706.978586042829</text:p>
          </table:table-cell>
          <table:table-cell table:formula="of:=([.F756]-[.C756])/0.0166667" office:value-type="float" office:value="95.4238091523814" calcext:value-type="float">
            <text:p>95.4238091523814</text:p>
          </table:table-cell>
          <table:table-cell table:formula="of:=DEGREES(ATAN(ABS([.F756]-[.C756])/ABS([.E756]-[.B756])))" office:value-type="float" office:value="7.68699122348798" calcext:value-type="float">
            <text:p>7.68699122348798</text:p>
          </table:table-cell>
          <table:table-cell table:formula="of:=SQRT(POWER([.H756];2)+POWER([.I756];2)+POWER([.J756];2))" office:value-type="float" office:value="713.400785978849" calcext:value-type="float">
            <text:p>713.400785978849</text:p>
          </table:table-cell>
        </table:table-row>
        <table:table-row table:style-name="ro1">
          <table:table-cell office:value-type="float" office:value="74.6995" calcext:value-type="float">
            <text:p>74.6995</text:p>
          </table:table-cell>
          <table:table-cell office:value-type="float" office:value="289.572" calcext:value-type="float">
            <text:p>289.572</text:p>
          </table:table-cell>
          <table:table-cell office:value-type="float" office:value="42.9831" calcext:value-type="float">
            <text:p>42.9831</text:p>
          </table:table-cell>
          <table:table-cell office:value-type="float" office:value="74.6305" calcext:value-type="float">
            <text:p>74.6305</text:p>
          </table:table-cell>
          <table:table-cell office:value-type="float" office:value="277.462" calcext:value-type="float">
            <text:p>277.462</text:p>
          </table:table-cell>
          <table:table-cell office:value-type="float" office:value="44.6208" calcext:value-type="float">
            <text:p>44.6208</text:p>
          </table:table-cell>
          <table:table-cell/>
          <table:table-cell table:formula="of:=([.D757]-[.A757])/0.0166667" office:value-type="float" office:value="-4.13999172001672" calcext:value-type="float">
            <text:p>-4.13999172001672</text:p>
          </table:table-cell>
          <table:table-cell table:formula="of:=ABS([.E757]-[.B757])/0.0166667" office:value-type="float" office:value="726.598546802907" calcext:value-type="float">
            <text:p>726.598546802907</text:p>
          </table:table-cell>
          <table:table-cell table:formula="of:=([.F757]-[.C757])/0.0166667" office:value-type="float" office:value="98.2618034763932" calcext:value-type="float">
            <text:p>98.2618034763932</text:p>
          </table:table-cell>
          <table:table-cell table:formula="of:=DEGREES(ATAN(ABS([.F757]-[.C757])/ABS([.E757]-[.B757])))" office:value-type="float" office:value="7.70169014955673" calcext:value-type="float">
            <text:p>7.70169014955673</text:p>
          </table:table-cell>
          <table:table-cell table:formula="of:=SQRT(POWER([.H757];2)+POWER([.I757];2)+POWER([.J757];2))" office:value-type="float" office:value="733.22436523207" calcext:value-type="float">
            <text:p>733.22436523207</text:p>
          </table:table-cell>
        </table:table-row>
        <table:table-row table:style-name="ro1">
          <table:table-cell office:value-type="float" office:value="74.9669" calcext:value-type="float">
            <text:p>74.9669</text:p>
          </table:table-cell>
          <table:table-cell office:value-type="float" office:value="290.936" calcext:value-type="float">
            <text:p>290.936</text:p>
          </table:table-cell>
          <table:table-cell office:value-type="float" office:value="43.0243" calcext:value-type="float">
            <text:p>43.0243</text:p>
          </table:table-cell>
          <table:table-cell office:value-type="float" office:value="74.8989" calcext:value-type="float">
            <text:p>74.89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4.4588" calcext:value-type="float">
            <text:p>44.4588</text:p>
          </table:table-cell>
          <table:table-cell/>
          <table:table-cell table:formula="of:=([.D758]-[.A758])/0.0166667" office:value-type="float" office:value="-4.07999184001619" calcext:value-type="float">
            <text:p>-4.07999184001619</text:p>
          </table:table-cell>
          <table:table-cell table:formula="of:=ABS([.E758]-[.B758])/0.0166667" office:value-type="float" office:value="651.118697762603" calcext:value-type="float">
            <text:p>651.118697762603</text:p>
          </table:table-cell>
          <table:table-cell table:formula="of:=([.F758]-[.C758])/0.0166667" office:value-type="float" office:value="86.0698278603443" calcext:value-type="float">
            <text:p>86.0698278603443</text:p>
          </table:table-cell>
          <table:table-cell table:formula="of:=DEGREES(ATAN(ABS([.F758]-[.C758])/ABS([.E758]-[.B758])))" office:value-type="float" office:value="7.53013553356579" calcext:value-type="float">
            <text:p>7.53013553356579</text:p>
          </table:table-cell>
          <table:table-cell table:formula="of:=SQRT(POWER([.H758];2)+POWER([.I758];2)+POWER([.J758];2))" office:value-type="float" office:value="656.795417293233" calcext:value-type="float">
            <text:p>656.795417293233</text:p>
          </table:table-cell>
        </table:table-row>
        <table:table-row table:style-name="ro1">
          <table:table-cell office:value-type="float" office:value="74.9504" calcext:value-type="float">
            <text:p>74.9504</text:p>
          </table:table-cell>
          <table:table-cell office:value-type="float" office:value="288.097" calcext:value-type="float">
            <text:p>288.097</text:p>
          </table:table-cell>
          <table:table-cell office:value-type="float" office:value="43.7195" calcext:value-type="float">
            <text:p>43.7195</text:p>
          </table:table-cell>
          <table:table-cell office:value-type="float" office:value="74.6327" calcext:value-type="float">
            <text:p>74.6327</text:p>
          </table:table-cell>
          <table:table-cell office:value-type="float" office:value="277.309" calcext:value-type="float">
            <text:p>277.309</text:p>
          </table:table-cell>
          <table:table-cell office:value-type="float" office:value="45.3904" calcext:value-type="float">
            <text:p>45.3904</text:p>
          </table:table-cell>
          <table:table-cell/>
          <table:table-cell table:formula="of:=([.D759]-[.A759])/0.0166667" office:value-type="float" office:value="-19.0619618760764" calcext:value-type="float">
            <text:p>-19.0619618760764</text:p>
          </table:table-cell>
          <table:table-cell table:formula="of:=ABS([.E759]-[.B759])/0.0166667" office:value-type="float" office:value="647.278705442586" calcext:value-type="float">
            <text:p>647.278705442586</text:p>
          </table:table-cell>
          <table:table-cell table:formula="of:=([.F759]-[.C759])/0.0166667" office:value-type="float" office:value="100.253799492401" calcext:value-type="float">
            <text:p>100.253799492401</text:p>
          </table:table-cell>
          <table:table-cell table:formula="of:=DEGREES(ATAN(ABS([.F759]-[.C759])/ABS([.E759]-[.B759])))" office:value-type="float" office:value="8.80430166220233" calcext:value-type="float">
            <text:p>8.80430166220233</text:p>
          </table:table-cell>
          <table:table-cell table:formula="of:=SQRT(POWER([.H759];2)+POWER([.I759];2)+POWER([.J759];2))" office:value-type="float" office:value="655.273916177546" calcext:value-type="float">
            <text:p>655.273916177546</text:p>
          </table:table-cell>
        </table:table-row>
        <table:table-row table:style-name="ro1">
          <table:table-cell office:value-type="float" office:value="74.6995" calcext:value-type="float">
            <text:p>74.6995</text:p>
          </table:table-cell>
          <table:table-cell office:value-type="float" office:value="289.572" calcext:value-type="float">
            <text:p>289.572</text:p>
          </table:table-cell>
          <table:table-cell office:value-type="float" office:value="42.9831" calcext:value-type="float">
            <text:p>42.9831</text:p>
          </table:table-cell>
          <table:table-cell office:value-type="float" office:value="74.6231" calcext:value-type="float">
            <text:p>74.6231</text:p>
          </table:table-cell>
          <table:table-cell office:value-type="float" office:value="276.148" calcext:value-type="float">
            <text:p>276.148</text:p>
          </table:table-cell>
          <table:table-cell office:value-type="float" office:value="44.8263" calcext:value-type="float">
            <text:p>44.8263</text:p>
          </table:table-cell>
          <table:table-cell/>
          <table:table-cell table:formula="of:=([.D760]-[.A760])/0.0166667" office:value-type="float" office:value="-4.58399083201874" calcext:value-type="float">
            <text:p>-4.58399083201874</text:p>
          </table:table-cell>
          <table:table-cell table:formula="of:=ABS([.E760]-[.B760])/0.0166667" office:value-type="float" office:value="805.43838912322" calcext:value-type="float">
            <text:p>805.43838912322</text:p>
          </table:table-cell>
          <table:table-cell table:formula="of:=([.F760]-[.C760])/0.0166667" office:value-type="float" office:value="110.591778816443" calcext:value-type="float">
            <text:p>110.591778816443</text:p>
          </table:table-cell>
          <table:table-cell table:formula="of:=DEGREES(ATAN(ABS([.F760]-[.C760])/ABS([.E760]-[.B760])))" office:value-type="float" office:value="7.81818492326125" calcext:value-type="float">
            <text:p>7.81818492326125</text:p>
          </table:table-cell>
          <table:table-cell table:formula="of:=SQRT(POWER([.H760];2)+POWER([.I760];2)+POWER([.J760];2))" office:value-type="float" office:value="813.008335250716" calcext:value-type="float">
            <text:p>813.008335250716</text:p>
          </table:table-cell>
        </table:table-row>
        <table:table-row table:style-name="ro1">
          <table:table-cell office:value-type="float" office:value="74.9071" calcext:value-type="float">
            <text:p>74.9071</text:p>
          </table:table-cell>
          <table:table-cell office:value-type="float" office:value="281.414" calcext:value-type="float">
            <text:p>281.414</text:p>
          </table:table-cell>
          <table:table-cell office:value-type="float" office:value="44.2515" calcext:value-type="float">
            <text:p>44.2515</text:p>
          </table:table-cell>
          <table:table-cell office:value-type="float" office:value="74.8418" calcext:value-type="float">
            <text:p>74.841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45.63" calcext:value-type="float">
            <text:p>45.63</text:p>
          </table:table-cell>
          <table:table-cell/>
          <table:table-cell table:formula="of:=([.D761]-[.A761])/0.0166667" office:value-type="float" office:value="-3.91799216401528" calcext:value-type="float">
            <text:p>-3.91799216401528</text:p>
          </table:table-cell>
          <table:table-cell table:formula="of:=ABS([.E761]-[.B761])/0.0166667" office:value-type="float" office:value="625.318749362499" calcext:value-type="float">
            <text:p>625.318749362499</text:p>
          </table:table-cell>
          <table:table-cell table:formula="of:=([.F761]-[.C761])/0.0166667" office:value-type="float" office:value="82.709834580331" calcext:value-type="float">
            <text:p>82.709834580331</text:p>
          </table:table-cell>
          <table:table-cell table:formula="of:=DEGREES(ATAN(ABS([.F761]-[.C761])/ABS([.E761]-[.B761])))" office:value-type="float" office:value="7.53467779122966" calcext:value-type="float">
            <text:p>7.53467779122966</text:p>
          </table:table-cell>
          <table:table-cell table:formula="of:=SQRT(POWER([.H761];2)+POWER([.I761];2)+POWER([.J761];2))" office:value-type="float" office:value="630.777144246035" calcext:value-type="float">
            <text:p>630.777144246035</text:p>
          </table:table-cell>
        </table:table-row>
        <table:table-row table:style-name="ro1">
          <table:table-cell office:value-type="float" office:value="74.6589" calcext:value-type="float">
            <text:p>74.6589</text:p>
          </table:table-cell>
          <table:table-cell office:value-type="float" office:value="282.899" calcext:value-type="float">
            <text:p>282.899</text:p>
          </table:table-cell>
          <table:table-cell office:value-type="float" office:value="43.2669" calcext:value-type="float">
            <text:p>43.2669</text:p>
          </table:table-cell>
          <table:table-cell office:value-type="float" office:value="74.6055" calcext:value-type="float">
            <text:p>74.6055</text:p>
          </table:table-cell>
          <table:table-cell office:value-type="float" office:value="273.749" calcext:value-type="float">
            <text:p>273.749</text:p>
          </table:table-cell>
          <table:table-cell office:value-type="float" office:value="44.2133" calcext:value-type="float">
            <text:p>44.2133</text:p>
          </table:table-cell>
          <table:table-cell/>
          <table:table-cell table:formula="of:=([.D762]-[.A762])/0.0166667" office:value-type="float" office:value="-3.2039935920126" calcext:value-type="float">
            <text:p>-3.2039935920126</text:p>
          </table:table-cell>
          <table:table-cell table:formula="of:=ABS([.E762]-[.B762])/0.0166667" office:value-type="float" office:value="548.998902002195" calcext:value-type="float">
            <text:p>548.998902002195</text:p>
          </table:table-cell>
          <table:table-cell table:formula="of:=([.F762]-[.C762])/0.0166667" office:value-type="float" office:value="56.783886432227" calcext:value-type="float">
            <text:p>56.783886432227</text:p>
          </table:table-cell>
          <table:table-cell table:formula="of:=DEGREES(ATAN(ABS([.F762]-[.C762])/ABS([.E762]-[.B762])))" office:value-type="float" office:value="5.90520110041487" calcext:value-type="float">
            <text:p>5.90520110041487</text:p>
          </table:table-cell>
          <table:table-cell table:formula="of:=SQRT(POWER([.H762];2)+POWER([.I762];2)+POWER([.J762];2))" office:value-type="float" office:value="551.937016092327" calcext:value-type="float">
            <text:p>551.937016092327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4.8888" calcext:value-type="float">
            <text:p>74.8888</text:p>
          </table:table-cell>
          <table:table-cell office:value-type="float" office:value="278.926" calcext:value-type="float">
            <text:p>278.926</text:p>
          </table:table-cell>
          <table:table-cell office:value-type="float" office:value="43.8901" calcext:value-type="float">
            <text:p>43.8901</text:p>
          </table:table-cell>
          <table:table-cell/>
          <table:table-cell table:formula="of:=([.D763]-[.A763])/0.0166667" office:value-type="float" office:value="-4.04999190001593" calcext:value-type="float">
            <text:p>-4.04999190001593</text:p>
          </table:table-cell>
          <table:table-cell table:formula="of:=ABS([.E763]-[.B763])/0.0166667" office:value-type="float" office:value="647.45870508259" calcext:value-type="float">
            <text:p>647.45870508259</text:p>
          </table:table-cell>
          <table:table-cell table:formula="of:=([.F763]-[.C763])/0.0166667" office:value-type="float" office:value="86.5918268163462" calcext:value-type="float">
            <text:p>86.5918268163462</text:p>
          </table:table-cell>
          <table:table-cell table:formula="of:=DEGREES(ATAN(ABS([.F763]-[.C763])/ABS([.E763]-[.B763])))" office:value-type="float" office:value="7.61759626152936" calcext:value-type="float">
            <text:p>7.61759626152936</text:p>
          </table:table-cell>
          <table:table-cell table:formula="of:=SQRT(POWER([.H763];2)+POWER([.I763];2)+POWER([.J763];2))" office:value-type="float" office:value="653.236038268715" calcext:value-type="float">
            <text:p>653.236038268715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6.953" calcext:value-type="float">
            <text:p>286.953</text:p>
          </table:table-cell>
          <table:table-cell office:value-type="float" office:value="42.8806" calcext:value-type="float">
            <text:p>42.8806</text:p>
          </table:table-cell>
          <table:table-cell office:value-type="float" office:value="74.6216" calcext:value-type="float">
            <text:p>74.6216</text:p>
          </table:table-cell>
          <table:table-cell office:value-type="float" office:value="276.257" calcext:value-type="float">
            <text:p>276.257</text:p>
          </table:table-cell>
          <table:table-cell office:value-type="float" office:value="44.3126" calcext:value-type="float">
            <text:p>44.3126</text:p>
          </table:table-cell>
          <table:table-cell/>
          <table:table-cell table:formula="of:=([.D764]-[.A764])/0.0166667" office:value-type="float" office:value="-19.0619618760764" calcext:value-type="float">
            <text:p>-19.0619618760764</text:p>
          </table:table-cell>
          <table:table-cell table:formula="of:=ABS([.E764]-[.B764])/0.0166667" office:value-type="float" office:value="641.758716482565" calcext:value-type="float">
            <text:p>641.758716482565</text:p>
          </table:table-cell>
          <table:table-cell table:formula="of:=([.F764]-[.C764])/0.0166667" office:value-type="float" office:value="85.9198281603438" calcext:value-type="float">
            <text:p>85.9198281603438</text:p>
          </table:table-cell>
          <table:table-cell table:formula="of:=DEGREES(ATAN(ABS([.F764]-[.C764])/ABS([.E764]-[.B764])))" office:value-type="float" office:value="7.62551847335995" calcext:value-type="float">
            <text:p>7.62551847335995</text:p>
          </table:table-cell>
          <table:table-cell table:formula="of:=SQRT(POWER([.H764];2)+POWER([.I764];2)+POWER([.J764];2))" office:value-type="float" office:value="647.76525489024" calcext:value-type="float">
            <text:p>647.76525489024</text:p>
          </table:table-cell>
        </table:table-row>
        <table:table-row table:style-name="ro1">
          <table:table-cell office:value-type="float" office:value="74.6349" calcext:value-type="float">
            <text:p>74.6349</text:p>
          </table:table-cell>
          <table:table-cell office:value-type="float" office:value="278.998" calcext:value-type="float">
            <text:p>278.998</text:p>
          </table:table-cell>
          <table:table-cell office:value-type="float" office:value="43.3812" calcext:value-type="float">
            <text:p>43.3812</text:p>
          </table:table-cell>
          <table:table-cell office:value-type="float" office:value="74.5737" calcext:value-type="float">
            <text:p>74.5737</text:p>
          </table:table-cell>
          <table:table-cell office:value-type="float" office:value="268.81" calcext:value-type="float">
            <text:p>268.81</text:p>
          </table:table-cell>
          <table:table-cell office:value-type="float" office:value="44.0179" calcext:value-type="float">
            <text:p>44.0179</text:p>
          </table:table-cell>
          <table:table-cell/>
          <table:table-cell table:formula="of:=([.D765]-[.A765])/0.0166667" office:value-type="float" office:value="-3.67199265601466" calcext:value-type="float">
            <text:p>-3.67199265601466</text:p>
          </table:table-cell>
          <table:table-cell table:formula="of:=ABS([.E765]-[.B765])/0.0166667" office:value-type="float" office:value="611.278777442444" calcext:value-type="float">
            <text:p>611.278777442444</text:p>
          </table:table-cell>
          <table:table-cell table:formula="of:=([.F765]-[.C765])/0.0166667" office:value-type="float" office:value="38.2019235961527" calcext:value-type="float">
            <text:p>38.2019235961527</text:p>
          </table:table-cell>
          <table:table-cell table:formula="of:=DEGREES(ATAN(ABS([.F765]-[.C765])/ABS([.E765]-[.B765])))" office:value-type="float" office:value="3.57605427656696" calcext:value-type="float">
            <text:p>3.57605427656696</text:p>
          </table:table-cell>
          <table:table-cell table:formula="of:=SQRT(POWER([.H765];2)+POWER([.I765];2)+POWER([.J765];2))" office:value-type="float" office:value="612.482337907014" calcext:value-type="float">
            <text:p>612.482337907014</text:p>
          </table:table-cell>
        </table:table-row>
        <table:table-row table:style-name="ro1">
          <table:table-cell office:value-type="float" office:value="75.4629" calcext:value-type="float">
            <text:p>75.4629</text:p>
          </table:table-cell>
          <table:table-cell office:value-type="float" office:value="288.378" calcext:value-type="float">
            <text:p>288.378</text:p>
          </table:table-cell>
          <table:table-cell office:value-type="float" office:value="42.6522" calcext:value-type="float">
            <text:p>42.6522</text:p>
          </table:table-cell>
          <table:table-cell office:value-type="float" office:value="75.6141" calcext:value-type="float">
            <text:p>75.6141</text:p>
          </table:table-cell>
          <table:table-cell office:value-type="float" office:value="275.146" calcext:value-type="float">
            <text:p>275.146</text:p>
          </table:table-cell>
          <table:table-cell office:value-type="float" office:value="43.9826" calcext:value-type="float">
            <text:p>43.9826</text:p>
          </table:table-cell>
          <table:table-cell/>
          <table:table-cell table:formula="of:=([.D766]-[.A766])/0.0166667" office:value-type="float" office:value="9.07198185603561" calcext:value-type="float">
            <text:p>9.07198185603561</text:p>
          </table:table-cell>
          <table:table-cell table:formula="of:=ABS([.E766]-[.B766])/0.0166667" office:value-type="float" office:value="793.918412163174" calcext:value-type="float">
            <text:p>793.918412163174</text:p>
          </table:table-cell>
          <table:table-cell table:formula="of:=([.F766]-[.C766])/0.0166667" office:value-type="float" office:value="79.8238403523191" calcext:value-type="float">
            <text:p>79.8238403523191</text:p>
          </table:table-cell>
          <table:table-cell table:formula="of:=DEGREES(ATAN(ABS([.F766]-[.C766])/ABS([.E766]-[.B766])))" office:value-type="float" office:value="5.7414594553398" calcext:value-type="float">
            <text:p>5.7414594553398</text:p>
          </table:table-cell>
          <table:table-cell table:formula="of:=SQRT(POWER([.H766];2)+POWER([.I766];2)+POWER([.J766];2))" office:value-type="float" office:value="797.972801237664" calcext:value-type="float">
            <text:p>797.972801237664</text:p>
          </table:table-cell>
        </table:table-row>
        <table:table-row table:style-name="ro1">
          <table:table-cell office:value-type="float" office:value="75.2246" calcext:value-type="float">
            <text:p>75.2246</text:p>
          </table:table-cell>
          <table:table-cell office:value-type="float" office:value="291.07" calcext:value-type="float">
            <text:p>291.07</text:p>
          </table:table-cell>
          <table:table-cell office:value-type="float" office:value="42.4886" calcext:value-type="float">
            <text:p>42.4886</text:p>
          </table:table-cell>
          <table:table-cell office:value-type="float" office:value="75.1411" calcext:value-type="float">
            <text:p>75.1411</text:p>
          </table:table-cell>
          <table:table-cell office:value-type="float" office:value="278.94" calcext:value-type="float">
            <text:p>278.94</text:p>
          </table:table-cell>
          <table:table-cell office:value-type="float" office:value="43.8856" calcext:value-type="float">
            <text:p>43.8856</text:p>
          </table:table-cell>
          <table:table-cell/>
          <table:table-cell table:formula="of:=([.D767]-[.A767])/0.0166667" office:value-type="float" office:value="-5.00998998002009" calcext:value-type="float">
            <text:p>-5.00998998002009</text:p>
          </table:table-cell>
          <table:table-cell table:formula="of:=ABS([.E767]-[.B767])/0.0166667" office:value-type="float" office:value="727.798544402911" calcext:value-type="float">
            <text:p>727.798544402911</text:p>
          </table:table-cell>
          <table:table-cell table:formula="of:=([.F767]-[.C767])/0.0166667" office:value-type="float" office:value="83.8198323603352" calcext:value-type="float">
            <text:p>83.8198323603352</text:p>
          </table:table-cell>
          <table:table-cell table:formula="of:=DEGREES(ATAN(ABS([.F767]-[.C767])/ABS([.E767]-[.B767])))" office:value-type="float" office:value="6.56975295772083" calcext:value-type="float">
            <text:p>6.56975295772083</text:p>
          </table:table-cell>
          <table:table-cell table:formula="of:=SQRT(POWER([.H767];2)+POWER([.I767];2)+POWER([.J767];2))" office:value-type="float" office:value="732.626497972542" calcext:value-type="float">
            <text:p>732.626497972542</text:p>
          </table:table-cell>
        </table:table-row>
        <table:table-row table:style-name="ro1">
          <table:table-cell office:value-type="float" office:value="75.4041" calcext:value-type="float">
            <text:p>75.4041</text:p>
          </table:table-cell>
          <table:table-cell office:value-type="float" office:value="280.185" calcext:value-type="float">
            <text:p>280.185</text:p>
          </table:table-cell>
          <table:table-cell office:value-type="float" office:value="44.1881" calcext:value-type="float">
            <text:p>44.1881</text:p>
          </table:table-cell>
          <table:table-cell office:value-type="float" office:value="75.3266" calcext:value-type="float">
            <text:p>75.3266</text:p>
          </table:table-cell>
          <table:table-cell office:value-type="float" office:value="269.908" calcext:value-type="float">
            <text:p>269.908</text:p>
          </table:table-cell>
          <table:table-cell office:value-type="float" office:value="45.0605" calcext:value-type="float">
            <text:p>45.0605</text:p>
          </table:table-cell>
          <table:table-cell/>
          <table:table-cell table:formula="of:=([.D768]-[.A768])/0.0166667" office:value-type="float" office:value="-4.64999070001863" calcext:value-type="float">
            <text:p>-4.64999070001863</text:p>
          </table:table-cell>
          <table:table-cell table:formula="of:=ABS([.E768]-[.B768])/0.0166667" office:value-type="float" office:value="616.618766762466" calcext:value-type="float">
            <text:p>616.618766762466</text:p>
          </table:table-cell>
          <table:table-cell table:formula="of:=([.F768]-[.C768])/0.0166667" office:value-type="float" office:value="52.3438953122093" calcext:value-type="float">
            <text:p>52.3438953122093</text:p>
          </table:table-cell>
          <table:table-cell table:formula="of:=DEGREES(ATAN(ABS([.F768]-[.C768])/ABS([.E768]-[.B768])))" office:value-type="float" office:value="4.85212510710772" calcext:value-type="float">
            <text:p>4.85212510710772</text:p>
          </table:table-cell>
          <table:table-cell table:formula="of:=SQRT(POWER([.H768];2)+POWER([.I768];2)+POWER([.J768];2))" office:value-type="float" office:value="618.853948289602" calcext:value-type="float">
            <text:p>618.853948289602</text:p>
          </table:table-cell>
        </table:table-row>
        <table:table-row table:style-name="ro1">
          <table:table-cell office:value-type="float" office:value="75.1602" calcext:value-type="float">
            <text:p>75.1602</text:p>
          </table:table-cell>
          <table:table-cell office:value-type="float" office:value="281.503" calcext:value-type="float">
            <text:p>281.503</text:p>
          </table:table-cell>
          <table:table-cell office:value-type="float" office:value="43.9843" calcext:value-type="float">
            <text:p>43.9843</text:p>
          </table:table-cell>
          <table:table-cell office:value-type="float" office:value="75.3272" calcext:value-type="float">
            <text:p>75.3272</text:p>
          </table:table-cell>
          <table:table-cell office:value-type="float" office:value="269.864" calcext:value-type="float">
            <text:p>269.864</text:p>
          </table:table-cell>
          <table:table-cell office:value-type="float" office:value="45.3124" calcext:value-type="float">
            <text:p>45.3124</text:p>
          </table:table-cell>
          <table:table-cell/>
          <table:table-cell table:formula="of:=([.D769]-[.A769])/0.0166667" office:value-type="float" office:value="10.0199799600402" calcext:value-type="float">
            <text:p>10.0199799600402</text:p>
          </table:table-cell>
          <table:table-cell table:formula="of:=ABS([.E769]-[.B769])/0.0166667" office:value-type="float" office:value="698.338603322794" calcext:value-type="float">
            <text:p>698.338603322794</text:p>
          </table:table-cell>
          <table:table-cell table:formula="of:=([.F769]-[.C769])/0.0166667" office:value-type="float" office:value="79.6858406283187" calcext:value-type="float">
            <text:p>79.6858406283187</text:p>
          </table:table-cell>
          <table:table-cell table:formula="of:=DEGREES(ATAN(ABS([.F769]-[.C769])/ABS([.E769]-[.B769])))" office:value-type="float" office:value="6.50973591337273" calcext:value-type="float">
            <text:p>6.50973591337273</text:p>
          </table:table-cell>
          <table:table-cell table:formula="of:=SQRT(POWER([.H769];2)+POWER([.I769];2)+POWER([.J769];2))" office:value-type="float" office:value="702.941703191575" calcext:value-type="float">
            <text:p>702.941703191575</text:p>
          </table:table-cell>
        </table:table-row>
        <table:table-row table:style-name="ro1">
          <table:table-cell office:value-type="float" office:value="75.4212" calcext:value-type="float">
            <text:p>75.4212</text:p>
          </table:table-cell>
          <table:table-cell office:value-type="float" office:value="283.142" calcext:value-type="float">
            <text:p>283.142</text:p>
          </table:table-cell>
          <table:table-cell office:value-type="float" office:value="42.4647" calcext:value-type="float">
            <text:p>42.4647</text:p>
          </table:table-cell>
          <table:table-cell office:value-type="float" office:value="75.3418" calcext:value-type="float">
            <text:p>75.3418</text:p>
          </table:table-cell>
          <table:table-cell office:value-type="float" office:value="272.84" calcext:value-type="float">
            <text:p>272.84</text:p>
          </table:table-cell>
          <table:table-cell office:value-type="float" office:value="42.8688" calcext:value-type="float">
            <text:p>42.8688</text:p>
          </table:table-cell>
          <table:table-cell/>
          <table:table-cell table:formula="of:=([.D770]-[.A770])/0.0166667" office:value-type="float" office:value="-4.76399047201861" calcext:value-type="float">
            <text:p>-4.76399047201861</text:p>
          </table:table-cell>
          <table:table-cell table:formula="of:=ABS([.E770]-[.B770])/0.0166667" office:value-type="float" office:value="618.118763762474" calcext:value-type="float">
            <text:p>618.118763762474</text:p>
          </table:table-cell>
          <table:table-cell table:formula="of:=([.F770]-[.C770])/0.0166667" office:value-type="float" office:value="24.245951508097" calcext:value-type="float">
            <text:p>24.245951508097</text:p>
          </table:table-cell>
          <table:table-cell table:formula="of:=DEGREES(ATAN(ABS([.F770]-[.C770])/ABS([.E770]-[.B770])))" office:value-type="float" office:value="2.24629787340432" calcext:value-type="float">
            <text:p>2.24629787340432</text:p>
          </table:table-cell>
          <table:table-cell table:formula="of:=SQRT(POWER([.H770];2)+POWER([.I770];2)+POWER([.J770];2))" office:value-type="float" office:value="618.612453709913" calcext:value-type="float">
            <text:p>618.612453709913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2" calcext:value-type="float">
            <text:p>285.472</text:p>
          </table:table-cell>
          <table:table-cell office:value-type="float" office:value="43.6194" calcext:value-type="float">
            <text:p>43.6194</text:p>
          </table:table-cell>
          <table:table-cell office:value-type="float" office:value="75.107" calcext:value-type="float">
            <text:p>75.107</text:p>
          </table:table-cell>
          <table:table-cell office:value-type="float" office:value="273.596" calcext:value-type="float">
            <text:p>273.596</text:p>
          </table:table-cell>
          <table:table-cell office:value-type="float" office:value="45.2206" calcext:value-type="float">
            <text:p>45.2206</text:p>
          </table:table-cell>
          <table:table-cell/>
          <table:table-cell table:formula="of:=([.D771]-[.A771])/0.0166667" office:value-type="float" office:value="10.4879790240422" calcext:value-type="float">
            <text:p>10.4879790240422</text:p>
          </table:table-cell>
          <table:table-cell table:formula="of:=ABS([.E771]-[.B771])/0.0166667" office:value-type="float" office:value="712.558574882849" calcext:value-type="float">
            <text:p>712.558574882849</text:p>
          </table:table-cell>
          <table:table-cell table:formula="of:=([.F771]-[.C771])/0.0166667" office:value-type="float" office:value="96.0718078563842" calcext:value-type="float">
            <text:p>96.0718078563842</text:p>
          </table:table-cell>
          <table:table-cell table:formula="of:=DEGREES(ATAN(ABS([.F771]-[.C771])/ABS([.E771]-[.B771])))" office:value-type="float" office:value="7.6786869591682" calcext:value-type="float">
            <text:p>7.6786869591682</text:p>
          </table:table-cell>
          <table:table-cell table:formula="of:=SQRT(POWER([.H771];2)+POWER([.I771];2)+POWER([.J771];2))" office:value-type="float" office:value="719.082410164426" calcext:value-type="float">
            <text:p>719.082410164426</text:p>
          </table:table-cell>
        </table:table-row>
        <table:table-row table:style-name="ro1">
          <table:table-cell office:value-type="float" office:value="75.1783" calcext:value-type="float">
            <text:p>75.1783</text:p>
          </table:table-cell>
          <table:table-cell office:value-type="float" office:value="284.198" calcext:value-type="float">
            <text:p>284.198</text:p>
          </table:table-cell>
          <table:table-cell office:value-type="float" office:value="43.563" calcext:value-type="float">
            <text:p>43.563</text:p>
          </table:table-cell>
          <table:table-cell office:value-type="float" office:value="75.3453" calcext:value-type="float">
            <text:p>75.3453</text:p>
          </table:table-cell>
          <table:table-cell office:value-type="float" office:value="272.475" calcext:value-type="float">
            <text:p>272.475</text:p>
          </table:table-cell>
          <table:table-cell office:value-type="float" office:value="44.6549" calcext:value-type="float">
            <text:p>44.6549</text:p>
          </table:table-cell>
          <table:table-cell/>
          <table:table-cell table:formula="of:=([.D772]-[.A772])/0.0166667" office:value-type="float" office:value="10.0199799600402" calcext:value-type="float">
            <text:p>10.0199799600402</text:p>
          </table:table-cell>
          <table:table-cell table:formula="of:=ABS([.E772]-[.B772])/0.0166667" office:value-type="float" office:value="703.378593242811" calcext:value-type="float">
            <text:p>703.378593242811</text:p>
          </table:table-cell>
          <table:table-cell table:formula="of:=([.F772]-[.C772])/0.0166667" office:value-type="float" office:value="65.5138689722618" calcext:value-type="float">
            <text:p>65.5138689722618</text:p>
          </table:table-cell>
          <table:table-cell table:formula="of:=DEGREES(ATAN(ABS([.F772]-[.C772])/ABS([.E772]-[.B772])))" office:value-type="float" office:value="5.32127300522019" calcext:value-type="float">
            <text:p>5.32127300522019</text:p>
          </table:table-cell>
          <table:table-cell table:formula="of:=SQRT(POWER([.H772];2)+POWER([.I772];2)+POWER([.J772];2))" office:value-type="float" office:value="706.494099379712" calcext:value-type="float">
            <text:p>706.494099379712</text:p>
          </table:table-cell>
        </table:table-row>
        <table:table-row table:style-name="ro1">
          <table:table-cell office:value-type="float" office:value="75.4135" calcext:value-type="float">
            <text:p>75.4135</text:p>
          </table:table-cell>
          <table:table-cell office:value-type="float" office:value="281.587" calcext:value-type="float">
            <text:p>281.587</text:p>
          </table:table-cell>
          <table:table-cell office:value-type="float" office:value="43.7178" calcext:value-type="float">
            <text:p>43.7178</text:p>
          </table:table-cell>
          <table:table-cell office:value-type="float" office:value="75.3355" calcext:value-type="float">
            <text:p>75.3355</text:p>
          </table:table-cell>
          <table:table-cell office:value-type="float" office:value="271.243" calcext:value-type="float">
            <text:p>271.243</text:p>
          </table:table-cell>
          <table:table-cell office:value-type="float" office:value="44.6038" calcext:value-type="float">
            <text:p>44.6038</text:p>
          </table:table-cell>
          <table:table-cell/>
          <table:table-cell table:formula="of:=([.D773]-[.A773])/0.0166667" office:value-type="float" office:value="-4.6799906400189" calcext:value-type="float">
            <text:p>-4.6799906400189</text:p>
          </table:table-cell>
          <table:table-cell table:formula="of:=ABS([.E773]-[.B773])/0.0166667" office:value-type="float" office:value="620.638758722482" calcext:value-type="float">
            <text:p>620.638758722482</text:p>
          </table:table-cell>
          <table:table-cell table:formula="of:=([.F773]-[.C773])/0.0166667" office:value-type="float" office:value="53.1598936802128" calcext:value-type="float">
            <text:p>53.1598936802128</text:p>
          </table:table-cell>
          <table:table-cell table:formula="of:=DEGREES(ATAN(ABS([.F773]-[.C773])/ABS([.E773]-[.B773])))" office:value-type="float" office:value="4.89563614981091" calcext:value-type="float">
            <text:p>4.89563614981091</text:p>
          </table:table-cell>
          <table:table-cell table:formula="of:=SQRT(POWER([.H773];2)+POWER([.I773];2)+POWER([.J773];2))" office:value-type="float" office:value="622.928844601906" calcext:value-type="float">
            <text:p>622.928844601906</text:p>
          </table:table-cell>
        </table:table-row>
        <table:table-row table:style-name="ro1">
          <table:table-cell office:value-type="float" office:value="75.6883" calcext:value-type="float">
            <text:p>75.6883</text:p>
          </table:table-cell>
          <table:table-cell office:value-type="float" office:value="284.294" calcext:value-type="float">
            <text:p>284.294</text:p>
          </table:table-cell>
          <table:table-cell office:value-type="float" office:value="43.2906" calcext:value-type="float">
            <text:p>43.2906</text:p>
          </table:table-cell>
          <table:table-cell office:value-type="float" office:value="75.5946" calcext:value-type="float">
            <text:p>75.5946</text:p>
          </table:table-cell>
          <table:table-cell office:value-type="float" office:value="272.454" calcext:value-type="float">
            <text:p>272.454</text:p>
          </table:table-cell>
          <table:table-cell office:value-type="float" office:value="44.9022" calcext:value-type="float">
            <text:p>44.9022</text:p>
          </table:table-cell>
          <table:table-cell/>
          <table:table-cell table:formula="of:=([.D774]-[.A774])/0.0166667" office:value-type="float" office:value="-5.62198875602239" calcext:value-type="float">
            <text:p>-5.62198875602239</text:p>
          </table:table-cell>
          <table:table-cell table:formula="of:=ABS([.E774]-[.B774])/0.0166667" office:value-type="float" office:value="710.39857920284" calcext:value-type="float">
            <text:p>710.39857920284</text:p>
          </table:table-cell>
          <table:table-cell table:formula="of:=([.F774]-[.C774])/0.0166667" office:value-type="float" office:value="96.695806608387" calcext:value-type="float">
            <text:p>96.695806608387</text:p>
          </table:table-cell>
          <table:table-cell table:formula="of:=DEGREES(ATAN(ABS([.F774]-[.C774])/ABS([.E774]-[.B774])))" office:value-type="float" office:value="7.75117220263136" calcext:value-type="float">
            <text:p>7.75117220263136</text:p>
          </table:table-cell>
          <table:table-cell table:formula="of:=SQRT(POWER([.H774];2)+POWER([.I774];2)+POWER([.J774];2))" office:value-type="float" office:value="716.971287505039" calcext:value-type="float">
            <text:p>716.971287505039</text:p>
          </table:table-cell>
        </table:table-row>
        <table:table-row table:style-name="ro1">
          <table:table-cell office:value-type="float" office:value="75.9555" calcext:value-type="float">
            <text:p>75.9555</text:p>
          </table:table-cell>
          <table:table-cell office:value-type="float" office:value="285.629" calcext:value-type="float">
            <text:p>285.629</text:p>
          </table:table-cell>
          <table:table-cell office:value-type="float" office:value="43.3322" calcext:value-type="float">
            <text:p>43.3322</text:p>
          </table:table-cell>
          <table:table-cell office:value-type="float" office:value="76.3411" calcext:value-type="float">
            <text:p>76.3411</text:p>
          </table:table-cell>
          <table:table-cell office:value-type="float" office:value="272.526" calcext:value-type="float">
            <text:p>272.526</text:p>
          </table:table-cell>
          <table:table-cell office:value-type="float" office:value="44.884" calcext:value-type="float">
            <text:p>44.884</text:p>
          </table:table-cell>
          <table:table-cell/>
          <table:table-cell table:formula="of:=([.D775]-[.A775])/0.0166667" office:value-type="float" office:value="23.1359537280923" calcext:value-type="float">
            <text:p>23.1359537280923</text:p>
          </table:table-cell>
          <table:table-cell table:formula="of:=ABS([.E775]-[.B775])/0.0166667" office:value-type="float" office:value="786.178427643145" calcext:value-type="float">
            <text:p>786.178427643145</text:p>
          </table:table-cell>
          <table:table-cell table:formula="of:=([.F775]-[.C775])/0.0166667" office:value-type="float" office:value="93.1078137843724" calcext:value-type="float">
            <text:p>93.1078137843724</text:p>
          </table:table-cell>
          <table:table-cell table:formula="of:=DEGREES(ATAN(ABS([.F775]-[.C775])/ABS([.E775]-[.B775])))" office:value-type="float" office:value="6.75413008808032" calcext:value-type="float">
            <text:p>6.75413008808032</text:p>
          </table:table-cell>
          <table:table-cell table:formula="of:=SQRT(POWER([.H775];2)+POWER([.I775];2)+POWER([.J775];2))" office:value-type="float" office:value="792.010642247983" calcext:value-type="float">
            <text:p>792.010642247983</text:p>
          </table:table-cell>
        </table:table-row>
        <table:table-row table:style-name="ro1">
          <table:table-cell office:value-type="float" office:value="75.3738" calcext:value-type="float">
            <text:p>75.3738</text:p>
          </table:table-cell>
          <table:table-cell office:value-type="float" office:value="276.384" calcext:value-type="float">
            <text:p>276.384</text:p>
          </table:table-cell>
          <table:table-cell office:value-type="float" office:value="44.0373" calcext:value-type="float">
            <text:p>44.0373</text:p>
          </table:table-cell>
          <table:table-cell office:value-type="float" office:value="75.2969" calcext:value-type="float">
            <text:p>75.2969</text:p>
          </table:table-cell>
          <table:table-cell office:value-type="float" office:value="266.301" calcext:value-type="float">
            <text:p>266.301</text:p>
          </table:table-cell>
          <table:table-cell office:value-type="float" office:value="44.6579" calcext:value-type="float">
            <text:p>44.6579</text:p>
          </table:table-cell>
          <table:table-cell/>
          <table:table-cell table:formula="of:=([.D776]-[.A776])/0.0166667" office:value-type="float" office:value="-4.613990772019" calcext:value-type="float">
            <text:p>-4.613990772019</text:p>
          </table:table-cell>
          <table:table-cell table:formula="of:=ABS([.E776]-[.B776])/0.0166667" office:value-type="float" office:value="604.978790042422" calcext:value-type="float">
            <text:p>604.978790042422</text:p>
          </table:table-cell>
          <table:table-cell table:formula="of:=([.F776]-[.C776])/0.0166667" office:value-type="float" office:value="37.2359255281487" calcext:value-type="float">
            <text:p>37.2359255281487</text:p>
          </table:table-cell>
          <table:table-cell table:formula="of:=DEGREES(ATAN(ABS([.F776]-[.C776])/ABS([.E776]-[.B776])))" office:value-type="float" office:value="3.52206302008152" calcext:value-type="float">
            <text:p>3.52206302008152</text:p>
          </table:table-cell>
          <table:table-cell table:formula="of:=SQRT(POWER([.H776];2)+POWER([.I776];2)+POWER([.J776];2))" office:value-type="float" office:value="606.141187729373" calcext:value-type="float">
            <text:p>606.141187729373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6.958" calcext:value-type="float">
            <text:p>286.958</text:p>
          </table:table-cell>
          <table:table-cell office:value-type="float" office:value="42.8797" calcext:value-type="float">
            <text:p>42.8797</text:p>
          </table:table-cell>
          <table:table-cell office:value-type="float" office:value="74.8718" calcext:value-type="float">
            <text:p>74.8718</text:p>
          </table:table-cell>
          <table:table-cell office:value-type="float" office:value="276.34" calcext:value-type="float">
            <text:p>276.34</text:p>
          </table:table-cell>
          <table:table-cell office:value-type="float" office:value="44.0489" calcext:value-type="float">
            <text:p>44.0489</text:p>
          </table:table-cell>
          <table:table-cell/>
          <table:table-cell table:formula="of:=([.D777]-[.A777])/0.0166667" office:value-type="float" office:value="-4.04999190001678" calcext:value-type="float">
            <text:p>-4.04999190001678</text:p>
          </table:table-cell>
          <table:table-cell table:formula="of:=ABS([.E777]-[.B777])/0.0166667" office:value-type="float" office:value="637.078725842551" calcext:value-type="float">
            <text:p>637.078725842551</text:p>
          </table:table-cell>
          <table:table-cell table:formula="of:=([.F777]-[.C777])/0.0166667" office:value-type="float" office:value="70.1518596962808" calcext:value-type="float">
            <text:p>70.1518596962808</text:p>
          </table:table-cell>
          <table:table-cell table:formula="of:=DEGREES(ATAN(ABS([.F777]-[.C777])/ABS([.E777]-[.B777])))" office:value-type="float" office:value="6.28380294427644" calcext:value-type="float">
            <text:p>6.28380294427644</text:p>
          </table:table-cell>
          <table:table-cell table:formula="of:=SQRT(POWER([.H777];2)+POWER([.I777];2)+POWER([.J777];2))" office:value-type="float" office:value="640.942266334812" calcext:value-type="float">
            <text:p>640.942266334812</text:p>
          </table:table-cell>
        </table:table-row>
        <table:table-row table:style-name="ro1">
          <table:table-cell office:value-type="float" office:value="75.4134" calcext:value-type="float">
            <text:p>75.4134</text:p>
          </table:table-cell>
          <table:table-cell office:value-type="float" office:value="281.576" calcext:value-type="float">
            <text:p>281.576</text:p>
          </table:table-cell>
          <table:table-cell office:value-type="float" office:value="43.7195" calcext:value-type="float">
            <text:p>43.7195</text:p>
          </table:table-cell>
          <table:table-cell office:value-type="float" office:value="75.336" calcext:value-type="float">
            <text:p>75.336</text:p>
          </table:table-cell>
          <table:table-cell office:value-type="float" office:value="271.193" calcext:value-type="float">
            <text:p>271.193</text:p>
          </table:table-cell>
          <table:table-cell office:value-type="float" office:value="44.8575" calcext:value-type="float">
            <text:p>44.8575</text:p>
          </table:table-cell>
          <table:table-cell/>
          <table:table-cell table:formula="of:=([.D778]-[.A778])/0.0166667" office:value-type="float" office:value="-4.64399071201841" calcext:value-type="float">
            <text:p>-4.64399071201841</text:p>
          </table:table-cell>
          <table:table-cell table:formula="of:=ABS([.E778]-[.B778])/0.0166667" office:value-type="float" office:value="622.978754042494" calcext:value-type="float">
            <text:p>622.978754042494</text:p>
          </table:table-cell>
          <table:table-cell table:formula="of:=([.F778]-[.C778])/0.0166667" office:value-type="float" office:value="68.2798634402734" calcext:value-type="float">
            <text:p>68.2798634402734</text:p>
          </table:table-cell>
          <table:table-cell table:formula="of:=DEGREES(ATAN(ABS([.F778]-[.C778])/ABS([.E778]-[.B778])))" office:value-type="float" office:value="6.25477969403022" calcext:value-type="float">
            <text:p>6.25477969403022</text:p>
          </table:table-cell>
          <table:table-cell table:formula="of:=SQRT(POWER([.H778];2)+POWER([.I778];2)+POWER([.J778];2))" office:value-type="float" office:value="626.726602586402" calcext:value-type="float">
            <text:p>626.726602586402</text:p>
          </table:table-cell>
        </table:table-row>
        <table:table-row table:style-name="ro1">
          <table:table-cell office:value-type="float" office:value="75.8983" calcext:value-type="float">
            <text:p>75.8983</text:p>
          </table:table-cell>
          <table:table-cell office:value-type="float" office:value="279.016" calcext:value-type="float">
            <text:p>279.016</text:p>
          </table:table-cell>
          <table:table-cell office:value-type="float" office:value="43.8667" calcext:value-type="float">
            <text:p>43.8667</text:p>
          </table:table-cell>
          <table:table-cell office:value-type="float" office:value="76.0344" calcext:value-type="float">
            <text:p>76.0344</text:p>
          </table:table-cell>
          <table:table-cell office:value-type="float" office:value="266.287" calcext:value-type="float">
            <text:p>266.287</text:p>
          </table:table-cell>
          <table:table-cell office:value-type="float" office:value="45.1398" calcext:value-type="float">
            <text:p>45.1398</text:p>
          </table:table-cell>
          <table:table-cell/>
          <table:table-cell table:formula="of:=([.D779]-[.A779])/0.0166667" office:value-type="float" office:value="8.1659836680326" calcext:value-type="float">
            <text:p>8.1659836680326</text:p>
          </table:table-cell>
          <table:table-cell table:formula="of:=ABS([.E779]-[.B779])/0.0166667" office:value-type="float" office:value="763.738472523057" calcext:value-type="float">
            <text:p>763.738472523057</text:p>
          </table:table-cell>
          <table:table-cell table:formula="of:=([.F779]-[.C779])/0.0166667" office:value-type="float" office:value="76.3858472283055" calcext:value-type="float">
            <text:p>76.3858472283055</text:p>
          </table:table-cell>
          <table:table-cell table:formula="of:=DEGREES(ATAN(ABS([.F779]-[.C779])/ABS([.E779]-[.B779])))" office:value-type="float" office:value="5.71148446291894" calcext:value-type="float">
            <text:p>5.71148446291894</text:p>
          </table:table-cell>
          <table:table-cell table:formula="of:=SQRT(POWER([.H779];2)+POWER([.I779];2)+POWER([.J779];2))" office:value-type="float" office:value="767.59229761502" calcext:value-type="float">
            <text:p>767.59229761502</text:p>
          </table:table-cell>
        </table:table-row>
        <table:table-row table:style-name="ro1">
          <table:table-cell office:value-type="float" office:value="75.4047" calcext:value-type="float">
            <text:p>75.4047</text:p>
          </table:table-cell>
          <table:table-cell office:value-type="float" office:value="280.137" calcext:value-type="float">
            <text:p>280.137</text:p>
          </table:table-cell>
          <table:table-cell office:value-type="float" office:value="44.4459" calcext:value-type="float">
            <text:p>44.4459</text:p>
          </table:table-cell>
          <table:table-cell office:value-type="float" office:value="75.337" calcext:value-type="float">
            <text:p>75.337</text:p>
          </table:table-cell>
          <table:table-cell office:value-type="float" office:value="271.093" calcext:value-type="float">
            <text:p>271.093</text:p>
          </table:table-cell>
          <table:table-cell office:value-type="float" office:value="45.3643" calcext:value-type="float">
            <text:p>45.3643</text:p>
          </table:table-cell>
          <table:table-cell/>
          <table:table-cell table:formula="of:=([.D780]-[.A780])/0.0166667" office:value-type="float" office:value="-4.06199187601637" calcext:value-type="float">
            <text:p>-4.06199187601637</text:p>
          </table:table-cell>
          <table:table-cell table:formula="of:=ABS([.E780]-[.B780])/0.0166667" office:value-type="float" office:value="542.63891472217" calcext:value-type="float">
            <text:p>542.63891472217</text:p>
          </table:table-cell>
          <table:table-cell table:formula="of:=([.F780]-[.C780])/0.0166667" office:value-type="float" office:value="55.1038897922203" calcext:value-type="float">
            <text:p>55.1038897922203</text:p>
          </table:table-cell>
          <table:table-cell table:formula="of:=DEGREES(ATAN(ABS([.F780]-[.C780])/ABS([.E780]-[.B780])))" office:value-type="float" office:value="5.79839461883983" calcext:value-type="float">
            <text:p>5.79839461883983</text:p>
          </table:table-cell>
          <table:table-cell table:formula="of:=SQRT(POWER([.H780];2)+POWER([.I780];2)+POWER([.J780];2))" office:value-type="float" office:value="545.444708672738" calcext:value-type="float">
            <text:p>545.444708672738</text:p>
          </table:table-cell>
        </table:table-row>
        <table:table-row table:style-name="ro1">
          <table:table-cell office:value-type="float" office:value="75.4429" calcext:value-type="float">
            <text:p>75.4429</text:p>
          </table:table-cell>
          <table:table-cell office:value-type="float" office:value="285.631" calcext:value-type="float">
            <text:p>285.631</text:p>
          </table:table-cell>
          <table:table-cell office:value-type="float" office:value="43.0833" calcext:value-type="float">
            <text:p>43.0833</text:p>
          </table:table-cell>
          <table:table-cell office:value-type="float" office:value="75.3648" calcext:value-type="float">
            <text:p>75.3648</text:p>
          </table:table-cell>
          <table:table-cell office:value-type="float" office:value="275.024" calcext:value-type="float">
            <text:p>275.024</text:p>
          </table:table-cell>
          <table:table-cell office:value-type="float" office:value="44.4999" calcext:value-type="float">
            <text:p>44.4999</text:p>
          </table:table-cell>
          <table:table-cell/>
          <table:table-cell table:formula="of:=([.D781]-[.A781])/0.0166667" office:value-type="float" office:value="-4.68599062801827" calcext:value-type="float">
            <text:p>-4.68599062801827</text:p>
          </table:table-cell>
          <table:table-cell table:formula="of:=ABS([.E781]-[.B781])/0.0166667" office:value-type="float" office:value="636.418727162544" calcext:value-type="float">
            <text:p>636.418727162544</text:p>
          </table:table-cell>
          <table:table-cell table:formula="of:=([.F781]-[.C781])/0.0166667" office:value-type="float" office:value="84.9958300083397" calcext:value-type="float">
            <text:p>84.9958300083397</text:p>
          </table:table-cell>
          <table:table-cell table:formula="of:=DEGREES(ATAN(ABS([.F781]-[.C781])/ABS([.E781]-[.B781])))" office:value-type="float" office:value="7.6070268102484" calcext:value-type="float">
            <text:p>7.6070268102484</text:p>
          </table:table-cell>
          <table:table-cell table:formula="of:=SQRT(POWER([.H781];2)+POWER([.I781];2)+POWER([.J781];2))" office:value-type="float" office:value="642.086478529306" calcext:value-type="float">
            <text:p>642.086478529306</text:p>
          </table:table-cell>
        </table:table-row>
        <table:table-row table:style-name="ro1">
          <table:table-cell office:value-type="float" office:value="74.6521" calcext:value-type="float">
            <text:p>74.6521</text:p>
          </table:table-cell>
          <table:table-cell office:value-type="float" office:value="281.51" calcext:value-type="float">
            <text:p>281.51</text:p>
          </table:table-cell>
          <table:table-cell office:value-type="float" office:value="43.7368" calcext:value-type="float">
            <text:p>43.7368</text:p>
          </table:table-cell>
          <table:table-cell office:value-type="float" office:value="74.5838" calcext:value-type="float">
            <text:p>74.5838</text:p>
          </table:table-cell>
          <table:table-cell office:value-type="float" office:value="269.884" calcext:value-type="float">
            <text:p>269.884</text:p>
          </table:table-cell>
          <table:table-cell office:value-type="float" office:value="44.8261" calcext:value-type="float">
            <text:p>44.8261</text:p>
          </table:table-cell>
          <table:table-cell/>
          <table:table-cell table:formula="of:=([.D782]-[.A782])/0.0166667" office:value-type="float" office:value="-4.09799180401686" calcext:value-type="float">
            <text:p>-4.09799180401686</text:p>
          </table:table-cell>
          <table:table-cell table:formula="of:=ABS([.E782]-[.B782])/0.0166667" office:value-type="float" office:value="697.558604882789" calcext:value-type="float">
            <text:p>697.558604882789</text:p>
          </table:table-cell>
          <table:table-cell table:formula="of:=([.F782]-[.C782])/0.0166667" office:value-type="float" office:value="65.3578692842611" calcext:value-type="float">
            <text:p>65.3578692842611</text:p>
          </table:table-cell>
          <table:table-cell table:formula="of:=DEGREES(ATAN(ABS([.F782]-[.C782])/ABS([.E782]-[.B782])))" office:value-type="float" office:value="5.352710643142" calcext:value-type="float">
            <text:p>5.352710643142</text:p>
          </table:table-cell>
          <table:table-cell table:formula="of:=SQRT(POWER([.H782];2)+POWER([.I782];2)+POWER([.J782];2))" office:value-type="float" office:value="700.625757348548" calcext:value-type="float">
            <text:p>700.625757348548</text:p>
          </table:table-cell>
        </table:table-row>
        <table:table-row table:style-name="ro1">
          <table:table-cell office:value-type="float" office:value="75.8983" calcext:value-type="float">
            <text:p>75.8983</text:p>
          </table:table-cell>
          <table:table-cell office:value-type="float" office:value="279.01" calcext:value-type="float">
            <text:p>279.01</text:p>
          </table:table-cell>
          <table:table-cell office:value-type="float" office:value="43.8675" calcext:value-type="float">
            <text:p>43.8675</text:p>
          </table:table-cell>
          <table:table-cell office:value-type="float" office:value="76.3038" calcext:value-type="float">
            <text:p>76.3038</text:p>
          </table:table-cell>
          <table:table-cell office:value-type="float" office:value="268.887" calcext:value-type="float">
            <text:p>268.887</text:p>
          </table:table-cell>
          <table:table-cell office:value-type="float" office:value="44.4792" calcext:value-type="float">
            <text:p>44.4792</text:p>
          </table:table-cell>
          <table:table-cell/>
          <table:table-cell table:formula="of:=([.D783]-[.A783])/0.0166667" office:value-type="float" office:value="24.3299513400967" calcext:value-type="float">
            <text:p>24.3299513400967</text:p>
          </table:table-cell>
          <table:table-cell table:formula="of:=ABS([.E783]-[.B783])/0.0166667" office:value-type="float" office:value="607.378785242429" calcext:value-type="float">
            <text:p>607.378785242429</text:p>
          </table:table-cell>
          <table:table-cell table:formula="of:=([.F783]-[.C783])/0.0166667" office:value-type="float" office:value="36.7019265961467" calcext:value-type="float">
            <text:p>36.7019265961467</text:p>
          </table:table-cell>
          <table:table-cell table:formula="of:=DEGREES(ATAN(ABS([.F783]-[.C783])/ABS([.E783]-[.B783])))" office:value-type="float" office:value="3.4579930605473" calcext:value-type="float">
            <text:p>3.4579930605473</text:p>
          </table:table-cell>
          <table:table-cell table:formula="of:=SQRT(POWER([.H783];2)+POWER([.I783];2)+POWER([.J783];2))" office:value-type="float" office:value="608.97287846886" calcext:value-type="float">
            <text:p>608.97287846886</text:p>
          </table:table-cell>
        </table:table-row>
        <table:table-row table:style-name="ro1">
          <table:table-cell office:value-type="float" office:value="75.4027" calcext:value-type="float">
            <text:p>75.4027</text:p>
          </table:table-cell>
          <table:table-cell office:value-type="float" office:value="280.353" calcext:value-type="float">
            <text:p>280.353</text:p>
          </table:table-cell>
          <table:table-cell office:value-type="float" office:value="43.4101" calcext:value-type="float">
            <text:p>43.4101</text:p>
          </table:table-cell>
          <table:table-cell office:value-type="float" office:value="75.3241" calcext:value-type="float">
            <text:p>75.3241</text:p>
          </table:table-cell>
          <table:table-cell office:value-type="float" office:value="270.16" calcext:value-type="float">
            <text:p>270.16</text:p>
          </table:table-cell>
          <table:table-cell office:value-type="float" office:value="43.794" calcext:value-type="float">
            <text:p>43.794</text:p>
          </table:table-cell>
          <table:table-cell/>
          <table:table-cell table:formula="of:=([.D784]-[.A784])/0.0166667" office:value-type="float" office:value="-4.71599056801853" calcext:value-type="float">
            <text:p>-4.71599056801853</text:p>
          </table:table-cell>
          <table:table-cell table:formula="of:=ABS([.E784]-[.B784])/0.0166667" office:value-type="float" office:value="611.578776842445" calcext:value-type="float">
            <text:p>611.578776842445</text:p>
          </table:table-cell>
          <table:table-cell table:formula="of:=([.F784]-[.C784])/0.0166667" office:value-type="float" office:value="23.033953932092" calcext:value-type="float">
            <text:p>23.033953932092</text:p>
          </table:table-cell>
          <table:table-cell table:formula="of:=DEGREES(ATAN(ABS([.F784]-[.C784])/ABS([.E784]-[.B784])))" office:value-type="float" office:value="2.15691731179407" calcext:value-type="float">
            <text:p>2.15691731179407</text:p>
          </table:table-cell>
          <table:table-cell table:formula="of:=SQRT(POWER([.H784];2)+POWER([.I784];2)+POWER([.J784];2))" office:value-type="float" office:value="612.030557966581" calcext:value-type="float">
            <text:p>612.030557966581</text:p>
          </table:table-cell>
        </table:table-row>
        <table:table-row table:style-name="ro1">
          <table:table-cell office:value-type="float" office:value="75.6567" calcext:value-type="float">
            <text:p>75.6567</text:p>
          </table:table-cell>
          <table:table-cell office:value-type="float" office:value="280.263" calcext:value-type="float">
            <text:p>280.263</text:p>
          </table:table-cell>
          <table:table-cell office:value-type="float" office:value="43.9232" calcext:value-type="float">
            <text:p>43.9232</text:p>
          </table:table-cell>
          <table:table-cell office:value-type="float" office:value="75.5746" calcext:value-type="float">
            <text:p>75.5746</text:p>
          </table:table-cell>
          <table:table-cell office:value-type="float" office:value="269.894" calcext:value-type="float">
            <text:p>269.894</text:p>
          </table:table-cell>
          <table:table-cell office:value-type="float" office:value="45.3053" calcext:value-type="float">
            <text:p>45.3053</text:p>
          </table:table-cell>
          <table:table-cell/>
          <table:table-cell table:formula="of:=([.D785]-[.A785])/0.0166667" office:value-type="float" office:value="-4.92599014801952" calcext:value-type="float">
            <text:p>-4.92599014801952</text:p>
          </table:table-cell>
          <table:table-cell table:formula="of:=ABS([.E785]-[.B785])/0.0166667" office:value-type="float" office:value="622.138755722487" calcext:value-type="float">
            <text:p>622.138755722487</text:p>
          </table:table-cell>
          <table:table-cell table:formula="of:=([.F785]-[.C785])/0.0166667" office:value-type="float" office:value="82.9258341483318" calcext:value-type="float">
            <text:p>82.9258341483318</text:p>
          </table:table-cell>
          <table:table-cell table:formula="of:=DEGREES(ATAN(ABS([.F785]-[.C785])/ABS([.E785]-[.B785])))" office:value-type="float" office:value="7.59229071888367" calcext:value-type="float">
            <text:p>7.59229071888367</text:p>
          </table:table-cell>
          <table:table-cell table:formula="of:=SQRT(POWER([.H785];2)+POWER([.I785];2)+POWER([.J785];2))" office:value-type="float" office:value="627.660410349465" calcext:value-type="float">
            <text:p>627.660410349465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4.8793" calcext:value-type="float">
            <text:p>74.8793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43.5841" calcext:value-type="float">
            <text:p>43.5841</text:p>
          </table:table-cell>
          <table:table-cell/>
          <table:table-cell table:formula="of:=([.D786]-[.A786])/0.0166667" office:value-type="float" office:value="-4.61999076001837" calcext:value-type="float">
            <text:p>-4.61999076001837</text:p>
          </table:table-cell>
          <table:table-cell table:formula="of:=ABS([.E786]-[.B786])/0.0166667" office:value-type="float" office:value="720.778558442882" calcext:value-type="float">
            <text:p>720.778558442882</text:p>
          </table:table-cell>
          <table:table-cell table:formula="of:=([.F786]-[.C786])/0.0166667" office:value-type="float" office:value="68.2318635362729" calcext:value-type="float">
            <text:p>68.2318635362729</text:p>
          </table:table-cell>
          <table:table-cell table:formula="of:=DEGREES(ATAN(ABS([.F786]-[.C786])/ABS([.E786]-[.B786])))" office:value-type="float" office:value="5.40773917019215" calcext:value-type="float">
            <text:p>5.40773917019215</text:p>
          </table:table-cell>
          <table:table-cell table:formula="of:=SQRT(POWER([.H786];2)+POWER([.I786];2)+POWER([.J786];2))" office:value-type="float" office:value="724.015650264035" calcext:value-type="float">
            <text:p>724.015650264035</text:p>
          </table:table-cell>
        </table:table-row>
        <table:table-row table:style-name="ro1">
          <table:table-cell office:value-type="float" office:value="74.6334" calcext:value-type="float">
            <text:p>74.6334</text:p>
          </table:table-cell>
          <table:table-cell office:value-type="float" office:value="279.105" calcext:value-type="float">
            <text:p>279.105</text:p>
          </table:table-cell>
          <table:table-cell office:value-type="float" office:value="42.8638" calcext:value-type="float">
            <text:p>42.8638</text:p>
          </table:table-cell>
          <table:table-cell office:value-type="float" office:value="74.8037" calcext:value-type="float">
            <text:p>74.8037</text:p>
          </table:table-cell>
          <table:table-cell office:value-type="float" office:value="266.391" calcext:value-type="float">
            <text:p>266.391</text:p>
          </table:table-cell>
          <table:table-cell office:value-type="float" office:value="43.9174" calcext:value-type="float">
            <text:p>43.9174</text:p>
          </table:table-cell>
          <table:table-cell/>
          <table:table-cell table:formula="of:=([.D787]-[.A787])/0.0166667" office:value-type="float" office:value="10.2179795640416" calcext:value-type="float">
            <text:p>10.2179795640416</text:p>
          </table:table-cell>
          <table:table-cell table:formula="of:=ABS([.E787]-[.B787])/0.0166667" office:value-type="float" office:value="762.838474323051" calcext:value-type="float">
            <text:p>762.838474323051</text:p>
          </table:table-cell>
          <table:table-cell table:formula="of:=([.F787]-[.C787])/0.0166667" office:value-type="float" office:value="63.215873568253" calcext:value-type="float">
            <text:p>63.215873568253</text:p>
          </table:table-cell>
          <table:table-cell table:formula="of:=DEGREES(ATAN(ABS([.F787]-[.C787])/ABS([.E787]-[.B787])))" office:value-type="float" office:value="4.73723563257865" calcext:value-type="float">
            <text:p>4.73723563257865</text:p>
          </table:table-cell>
          <table:table-cell table:formula="of:=SQRT(POWER([.H787];2)+POWER([.I787];2)+POWER([.J787];2))" office:value-type="float" office:value="765.52151614758" calcext:value-type="float">
            <text:p>765.52151614758</text:p>
          </table:table-cell>
        </table:table-row>
        <table:table-row table:style-name="ro1">
          <table:table-cell office:value-type="float" office:value="75.3834" calcext:value-type="float">
            <text:p>75.3834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3.8294" calcext:value-type="float">
            <text:p>43.8294</text:p>
          </table:table-cell>
          <table:table-cell office:value-type="float" office:value="75.3049" calcext:value-type="float">
            <text:p>75.3049</text:p>
          </table:table-cell>
          <table:table-cell office:value-type="float" office:value="267.649" calcext:value-type="float">
            <text:p>267.649</text:p>
          </table:table-cell>
          <table:table-cell office:value-type="float" office:value="43.9535" calcext:value-type="float">
            <text:p>43.9535</text:p>
          </table:table-cell>
          <table:table-cell/>
          <table:table-cell table:formula="of:=([.D788]-[.A788])/0.0166667" office:value-type="float" office:value="-4.70999058001831" calcext:value-type="float">
            <text:p>-4.70999058001831</text:p>
          </table:table-cell>
          <table:table-cell table:formula="of:=ABS([.E788]-[.B788])/0.0166667" office:value-type="float" office:value="602.998794002413" calcext:value-type="float">
            <text:p>602.998794002413</text:p>
          </table:table-cell>
          <table:table-cell table:formula="of:=([.F788]-[.C788])/0.0166667" office:value-type="float" office:value="7.4459851080297" calcext:value-type="float">
            <text:p>7.4459851080297</text:p>
          </table:table-cell>
          <table:table-cell table:formula="of:=DEGREES(ATAN(ABS([.F788]-[.C788])/ABS([.E788]-[.B788])))" office:value-type="float" office:value="0.707467151600693" calcext:value-type="float">
            <text:p>0.707467151600693</text:p>
          </table:table-cell>
          <table:table-cell table:formula="of:=SQRT(POWER([.H788];2)+POWER([.I788];2)+POWER([.J788];2))" office:value-type="float" office:value="603.063157781884" calcext:value-type="float">
            <text:p>603.063157781884</text:p>
          </table:table-cell>
        </table:table-row>
        <table:table-row table:style-name="ro1">
          <table:table-cell office:value-type="float" office:value="75.3738" calcext:value-type="float">
            <text:p>75.3738</text:p>
          </table:table-cell>
          <table:table-cell office:value-type="float" office:value="276.384" calcext:value-type="float">
            <text:p>276.384</text:p>
          </table:table-cell>
          <table:table-cell office:value-type="float" office:value="44.0373" calcext:value-type="float">
            <text:p>44.0373</text:p>
          </table:table-cell>
          <table:table-cell office:value-type="float" office:value="75.2975" calcext:value-type="float">
            <text:p>75.2975</text:p>
          </table:table-cell>
          <table:table-cell office:value-type="float" office:value="266.263" calcext:value-type="float">
            <text:p>266.263</text:p>
          </table:table-cell>
          <table:table-cell office:value-type="float" office:value="44.9073" calcext:value-type="float">
            <text:p>44.9073</text:p>
          </table:table-cell>
          <table:table-cell/>
          <table:table-cell table:formula="of:=([.D789]-[.A789])/0.0166667" office:value-type="float" office:value="-4.57799084401851" calcext:value-type="float">
            <text:p>-4.57799084401851</text:p>
          </table:table-cell>
          <table:table-cell table:formula="of:=ABS([.E789]-[.B789])/0.0166667" office:value-type="float" office:value="607.258785482431" calcext:value-type="float">
            <text:p>607.258785482431</text:p>
          </table:table-cell>
          <table:table-cell table:formula="of:=([.F789]-[.C789])/0.0166667" office:value-type="float" office:value="52.1998956002087" calcext:value-type="float">
            <text:p>52.1998956002087</text:p>
          </table:table-cell>
          <table:table-cell table:formula="of:=DEGREES(ATAN(ABS([.F789]-[.C789])/ABS([.E789]-[.B789])))" office:value-type="float" office:value="4.91306135546458" calcext:value-type="float">
            <text:p>4.91306135546458</text:p>
          </table:table-cell>
          <table:table-cell table:formula="of:=SQRT(POWER([.H789];2)+POWER([.I789];2)+POWER([.J789];2))" office:value-type="float" office:value="609.515397382575" calcext:value-type="float">
            <text:p>609.515397382575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75.3543" calcext:value-type="float">
            <text:p>75.3543</text:p>
          </table:table-cell>
          <table:table-cell office:value-type="float" office:value="273.825" calcext:value-type="float">
            <text:p>273.825</text:p>
          </table:table-cell>
          <table:table-cell office:value-type="float" office:value="44.1944" calcext:value-type="float">
            <text:p>44.1944</text:p>
          </table:table-cell>
          <table:table-cell/>
          <table:table-cell table:formula="of:=([.D790]-[.A790])/0.0166667" office:value-type="float" office:value="9.49198101603759" calcext:value-type="float">
            <text:p>9.49198101603759</text:p>
          </table:table-cell>
          <table:table-cell table:formula="of:=ABS([.E790]-[.B790])/0.0166667" office:value-type="float" office:value="789.358421283158" calcext:value-type="float">
            <text:p>789.358421283158</text:p>
          </table:table-cell>
          <table:table-cell table:formula="of:=([.F790]-[.C790])/0.0166667" office:value-type="float" office:value="79.2358415283169" calcext:value-type="float">
            <text:p>79.2358415283169</text:p>
          </table:table-cell>
          <table:table-cell table:formula="of:=DEGREES(ATAN(ABS([.F790]-[.C790])/ABS([.E790]-[.B790])))" office:value-type="float" office:value="5.73215225779598" calcext:value-type="float">
            <text:p>5.73215225779598</text:p>
          </table:table-cell>
          <table:table-cell table:formula="of:=SQRT(POWER([.H790];2)+POWER([.I790];2)+POWER([.J790];2))" office:value-type="float" office:value="793.382085465098" calcext:value-type="float">
            <text:p>793.382085465098</text:p>
          </table:table-cell>
        </table:table-row>
        <table:table-row table:style-name="ro1">
          <table:table-cell office:value-type="float" office:value="75.1858" calcext:value-type="float">
            <text:p>75.1858</text:p>
          </table:table-cell>
          <table:table-cell office:value-type="float" office:value="285.727" calcext:value-type="float">
            <text:p>285.727</text:p>
          </table:table-cell>
          <table:table-cell office:value-type="float" office:value="42.5633" calcext:value-type="float">
            <text:p>42.5633</text:p>
          </table:table-cell>
          <table:table-cell office:value-type="float" office:value="75.1028" calcext:value-type="float">
            <text:p>75.1028</text:p>
          </table:table-cell>
          <table:table-cell office:value-type="float" office:value="273.954" calcext:value-type="float">
            <text:p>273.954</text:p>
          </table:table-cell>
          <table:table-cell office:value-type="float" office:value="43.434" calcext:value-type="float">
            <text:p>43.434</text:p>
          </table:table-cell>
          <table:table-cell/>
          <table:table-cell table:formula="of:=([.D791]-[.A791])/0.0166667" office:value-type="float" office:value="-4.97999004001983" calcext:value-type="float">
            <text:p>-4.97999004001983</text:p>
          </table:table-cell>
          <table:table-cell table:formula="of:=ABS([.E791]-[.B791])/0.0166667" office:value-type="float" office:value="706.378587242824" calcext:value-type="float">
            <text:p>706.378587242824</text:p>
          </table:table-cell>
          <table:table-cell table:formula="of:=([.F791]-[.C791])/0.0166667" office:value-type="float" office:value="52.2418955162089" calcext:value-type="float">
            <text:p>52.2418955162089</text:p>
          </table:table-cell>
          <table:table-cell table:formula="of:=DEGREES(ATAN(ABS([.F791]-[.C791])/ABS([.E791]-[.B791])))" office:value-type="float" office:value="4.22974401388785" calcext:value-type="float">
            <text:p>4.22974401388785</text:p>
          </table:table-cell>
          <table:table-cell table:formula="of:=SQRT(POWER([.H791];2)+POWER([.I791];2)+POWER([.J791];2))" office:value-type="float" office:value="708.325295653835" calcext:value-type="float">
            <text:p>708.325295653835</text:p>
          </table:table-cell>
        </table:table-row>
        <table:table-row table:style-name="ro1">
          <table:table-cell office:value-type="float" office:value="74.8867" calcext:value-type="float">
            <text:p>74.8867</text:p>
          </table:table-cell>
          <table:table-cell office:value-type="float" office:value="279.081" calcext:value-type="float">
            <text:p>279.081</text:p>
          </table:table-cell>
          <table:table-cell office:value-type="float" office:value="43.1155" calcext:value-type="float">
            <text:p>43.1155</text:p>
          </table:table-cell>
          <table:table-cell office:value-type="float" office:value="74.8193" calcext:value-type="float">
            <text:p>74.8193</text:p>
          </table:table-cell>
          <table:table-cell office:value-type="float" office:value="268.93" calcext:value-type="float">
            <text:p>268.93</text:p>
          </table:table-cell>
          <table:table-cell office:value-type="float" office:value="43.5064" calcext:value-type="float">
            <text:p>43.5064</text:p>
          </table:table-cell>
          <table:table-cell/>
          <table:table-cell table:formula="of:=([.D792]-[.A792])/0.0166667" office:value-type="float" office:value="-4.04399191201656" calcext:value-type="float">
            <text:p>-4.04399191201656</text:p>
          </table:table-cell>
          <table:table-cell table:formula="of:=ABS([.E792]-[.B792])/0.0166667" office:value-type="float" office:value="609.058781882437" calcext:value-type="float">
            <text:p>609.058781882437</text:p>
          </table:table-cell>
          <table:table-cell table:formula="of:=([.F792]-[.C792])/0.0166667" office:value-type="float" office:value="23.4539530920939" calcext:value-type="float">
            <text:p>23.4539530920939</text:p>
          </table:table-cell>
          <table:table-cell table:formula="of:=DEGREES(ATAN(ABS([.F792]-[.C792])/ABS([.E792]-[.B792])))" office:value-type="float" office:value="2.20528610062043" calcext:value-type="float">
            <text:p>2.20528610062043</text:p>
          </table:table-cell>
          <table:table-cell table:formula="of:=SQRT(POWER([.H792];2)+POWER([.I792];2)+POWER([.J792];2))" office:value-type="float" office:value="609.523618553333" calcext:value-type="float">
            <text:p>609.523618553333</text:p>
          </table:table-cell>
        </table:table-row>
        <table:table-row table:style-name="ro1">
          <table:table-cell office:value-type="float" office:value="75.8977" calcext:value-type="float">
            <text:p>75.8977</text:p>
          </table:table-cell>
          <table:table-cell office:value-type="float" office:value="279.133" calcext:value-type="float">
            <text:p>279.133</text:p>
          </table:table-cell>
          <table:table-cell office:value-type="float" office:value="43.3481" calcext:value-type="float">
            <text:p>43.3481</text:p>
          </table:table-cell>
          <table:table-cell office:value-type="float" office:value="76.0335" calcext:value-type="float">
            <text:p>76.0335</text:p>
          </table:table-cell>
          <table:table-cell office:value-type="float" office:value="266.431" calcext:value-type="float">
            <text:p>266.431</text:p>
          </table:table-cell>
          <table:table-cell office:value-type="float" office:value="44.3868" calcext:value-type="float">
            <text:p>44.3868</text:p>
          </table:table-cell>
          <table:table-cell/>
          <table:table-cell table:formula="of:=([.D793]-[.A793])/0.0166667" office:value-type="float" office:value="8.14798370403279" calcext:value-type="float">
            <text:p>8.14798370403279</text:p>
          </table:table-cell>
          <table:table-cell table:formula="of:=ABS([.E793]-[.B793])/0.0166667" office:value-type="float" office:value="762.118475763048" calcext:value-type="float">
            <text:p>762.118475763048</text:p>
          </table:table-cell>
          <table:table-cell table:formula="of:=([.F793]-[.C793])/0.0166667" office:value-type="float" office:value="62.3218753562492" calcext:value-type="float">
            <text:p>62.3218753562492</text:p>
          </table:table-cell>
          <table:table-cell table:formula="of:=DEGREES(ATAN(ABS([.F793]-[.C793])/ABS([.E793]-[.B793])))" office:value-type="float" office:value="4.67493305771844" calcext:value-type="float">
            <text:p>4.67493305771844</text:p>
          </table:table-cell>
          <table:table-cell table:formula="of:=SQRT(POWER([.H793];2)+POWER([.I793];2)+POWER([.J793];2))" office:value-type="float" office:value="764.70581067869" calcext:value-type="float">
            <text:p>764.70581067869</text:p>
          </table:table-cell>
        </table:table-row>
        <table:table-row table:style-name="ro1">
          <table:table-cell office:value-type="float" office:value="75.1754" calcext:value-type="float">
            <text:p>75.1754</text:p>
          </table:table-cell>
          <table:table-cell office:value-type="float" office:value="284.473" calcext:value-type="float">
            <text:p>284.473</text:p>
          </table:table-cell>
          <table:table-cell office:value-type="float" office:value="42.2553" calcext:value-type="float">
            <text:p>42.2553</text:p>
          </table:table-cell>
          <table:table-cell office:value-type="float" office:value="75.3334" calcext:value-type="float">
            <text:p>75.3334</text:p>
          </table:table-cell>
          <table:table-cell office:value-type="float" office:value="271.448" calcext:value-type="float">
            <text:p>271.448</text:p>
          </table:table-cell>
          <table:table-cell office:value-type="float" office:value="43.5869" calcext:value-type="float">
            <text:p>43.5869</text:p>
          </table:table-cell>
          <table:table-cell/>
          <table:table-cell table:formula="of:=([.D794]-[.A794])/0.0166667" office:value-type="float" office:value="9.479981040038" calcext:value-type="float">
            <text:p>9.479981040038</text:p>
          </table:table-cell>
          <table:table-cell table:formula="of:=ABS([.E794]-[.B794])/0.0166667" office:value-type="float" office:value="781.498437003128" calcext:value-type="float">
            <text:p>781.498437003128</text:p>
          </table:table-cell>
          <table:table-cell table:formula="of:=([.F794]-[.C794])/0.0166667" office:value-type="float" office:value="79.8958402083197" calcext:value-type="float">
            <text:p>79.8958402083197</text:p>
          </table:table-cell>
          <table:table-cell table:formula="of:=DEGREES(ATAN(ABS([.F794]-[.C794])/ABS([.E794]-[.B794])))" office:value-type="float" office:value="5.83730572235837" calcext:value-type="float">
            <text:p>5.83730572235837</text:p>
          </table:table-cell>
          <table:table-cell table:formula="of:=SQRT(POWER([.H794];2)+POWER([.I794];2)+POWER([.J794];2))" office:value-type="float" office:value="785.629061556053" calcext:value-type="float">
            <text:p>785.629061556053</text:p>
          </table:table-cell>
        </table:table-row>
        <table:table-row table:style-name="ro1">
          <table:table-cell office:value-type="float" office:value="75.4119" calcext:value-type="float">
            <text:p>75.4119</text:p>
          </table:table-cell>
          <table:table-cell office:value-type="float" office:value="281.746" calcext:value-type="float">
            <text:p>281.746</text:p>
          </table:table-cell>
          <table:table-cell office:value-type="float" office:value="42.9385" calcext:value-type="float">
            <text:p>42.9385</text:p>
          </table:table-cell>
          <table:table-cell office:value-type="float" office:value="75.3339" calcext:value-type="float">
            <text:p>75.3339</text:p>
          </table:table-cell>
          <table:table-cell office:value-type="float" office:value="271.393" calcext:value-type="float">
            <text:p>271.393</text:p>
          </table:table-cell>
          <table:table-cell office:value-type="float" office:value="43.842" calcext:value-type="float">
            <text:p>43.842</text:p>
          </table:table-cell>
          <table:table-cell/>
          <table:table-cell table:formula="of:=([.D795]-[.A795])/0.0166667" office:value-type="float" office:value="-4.6799906400189" calcext:value-type="float">
            <text:p>-4.6799906400189</text:p>
          </table:table-cell>
          <table:table-cell table:formula="of:=ABS([.E795]-[.B795])/0.0166667" office:value-type="float" office:value="621.178757642485" calcext:value-type="float">
            <text:p>621.178757642485</text:p>
          </table:table-cell>
          <table:table-cell table:formula="of:=([.F795]-[.C795])/0.0166667" office:value-type="float" office:value="54.2098915802169" calcext:value-type="float">
            <text:p>54.2098915802169</text:p>
          </table:table-cell>
          <table:table-cell table:formula="of:=DEGREES(ATAN(ABS([.F795]-[.C795])/ABS([.E795]-[.B795])))" office:value-type="float" office:value="4.98753177800293" calcext:value-type="float">
            <text:p>4.98753177800293</text:p>
          </table:table-cell>
          <table:table-cell table:formula="of:=SQRT(POWER([.H795];2)+POWER([.I795];2)+POWER([.J795];2))" office:value-type="float" office:value="623.557265697218" calcext:value-type="float">
            <text:p>623.557265697218</text:p>
          </table:table-cell>
        </table:table-row>
        <table:table-row table:style-name="ro1">
          <table:table-cell office:value-type="float" office:value="75.6884" calcext:value-type="float">
            <text:p>75.6884</text:p>
          </table:table-cell>
          <table:table-cell office:value-type="float" office:value="284.305" calcext:value-type="float">
            <text:p>284.305</text:p>
          </table:table-cell>
          <table:table-cell office:value-type="float" office:value="43.289" calcext:value-type="float">
            <text:p>43.289</text:p>
          </table:table-cell>
          <table:table-cell office:value-type="float" office:value="75.8323" calcext:value-type="float">
            <text:p>75.8323</text:p>
          </table:table-cell>
          <table:table-cell office:value-type="float" office:value="271.248" calcext:value-type="float">
            <text:p>271.248</text:p>
          </table:table-cell>
          <table:table-cell office:value-type="float" office:value="44.8442" calcext:value-type="float">
            <text:p>44.8442</text:p>
          </table:table-cell>
          <table:table-cell/>
          <table:table-cell table:formula="of:=([.D796]-[.A796])/0.0166667" office:value-type="float" office:value="8.63398273203466" calcext:value-type="float">
            <text:p>8.63398273203466</text:p>
          </table:table-cell>
          <table:table-cell table:formula="of:=ABS([.E796]-[.B796])/0.0166667" office:value-type="float" office:value="783.418433163135" calcext:value-type="float">
            <text:p>783.418433163135</text:p>
          </table:table-cell>
          <table:table-cell table:formula="of:=([.F796]-[.C796])/0.0166667" office:value-type="float" office:value="93.3118133763732" calcext:value-type="float">
            <text:p>93.3118133763732</text:p>
          </table:table-cell>
          <table:table-cell table:formula="of:=DEGREES(ATAN(ABS([.F796]-[.C796])/ABS([.E796]-[.B796])))" office:value-type="float" office:value="6.79241539115568" calcext:value-type="float">
            <text:p>6.79241539115568</text:p>
          </table:table-cell>
          <table:table-cell table:formula="of:=SQRT(POWER([.H796];2)+POWER([.I796];2)+POWER([.J796];2))" office:value-type="float" office:value="789.003220267944" calcext:value-type="float">
            <text:p>789.003220267944</text:p>
          </table:table-cell>
        </table:table-row>
        <table:table-row table:style-name="ro1">
          <table:table-cell office:value-type="float" office:value="75.688" calcext:value-type="float">
            <text:p>75.688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43.0282" calcext:value-type="float">
            <text:p>43.0282</text:p>
          </table:table-cell>
          <table:table-cell office:value-type="float" office:value="75.8536" calcext:value-type="float">
            <text:p>75.8536</text:p>
          </table:table-cell>
          <table:table-cell office:value-type="float" office:value="273.874" calcext:value-type="float">
            <text:p>273.874</text:p>
          </table:table-cell>
          <table:table-cell office:value-type="float" office:value="44.182" calcext:value-type="float">
            <text:p>44.182</text:p>
          </table:table-cell>
          <table:table-cell/>
          <table:table-cell table:formula="of:=([.D797]-[.A797])/0.0166667" office:value-type="float" office:value="9.93598012803961" calcext:value-type="float">
            <text:p>9.93598012803961</text:p>
          </table:table-cell>
          <table:table-cell table:formula="of:=ABS([.E797]-[.B797])/0.0166667" office:value-type="float" office:value="628.858742282515" calcext:value-type="float">
            <text:p>628.858742282515</text:p>
          </table:table-cell>
          <table:table-cell table:formula="of:=([.F797]-[.C797])/0.0166667" office:value-type="float" office:value="69.2278615442771" calcext:value-type="float">
            <text:p>69.2278615442771</text:p>
          </table:table-cell>
          <table:table-cell table:formula="of:=DEGREES(ATAN(ABS([.F797]-[.C797])/ABS([.E797]-[.B797])))" office:value-type="float" office:value="6.28210558215306" calcext:value-type="float">
            <text:p>6.28210558215306</text:p>
          </table:table-cell>
          <table:table-cell table:formula="of:=SQRT(POWER([.H797];2)+POWER([.I797];2)+POWER([.J797];2))" office:value-type="float" office:value="632.735757058383" calcext:value-type="float">
            <text:p>632.735757058383</text:p>
          </table:table-cell>
        </table:table-row>
        <table:table-row table:style-name="ro1">
          <table:table-cell office:value-type="float" office:value="75.392" calcext:value-type="float">
            <text:p>75.392</text:p>
          </table:table-cell>
          <table:table-cell office:value-type="float" office:value="279.13" calcext:value-type="float">
            <text:p>279.13</text:p>
          </table:table-cell>
          <table:table-cell office:value-type="float" office:value="43.1031" calcext:value-type="float">
            <text:p>43.1031</text:p>
          </table:table-cell>
          <table:table-cell office:value-type="float" office:value="75.5515" calcext:value-type="float">
            <text:p>75.5515</text:p>
          </table:table-cell>
          <table:table-cell office:value-type="float" office:value="267.69" calcext:value-type="float">
            <text:p>267.69</text:p>
          </table:table-cell>
          <table:table-cell office:value-type="float" office:value="43.9446" calcext:value-type="float">
            <text:p>43.9446</text:p>
          </table:table-cell>
          <table:table-cell/>
          <table:table-cell table:formula="of:=([.D798]-[.A798])/0.0166667" office:value-type="float" office:value="9.56998086003878" calcext:value-type="float">
            <text:p>9.56998086003878</text:p>
          </table:table-cell>
          <table:table-cell table:formula="of:=ABS([.E798]-[.B798])/0.0166667" office:value-type="float" office:value="686.398627202746" calcext:value-type="float">
            <text:p>686.398627202746</text:p>
          </table:table-cell>
          <table:table-cell table:formula="of:=([.F798]-[.C798])/0.0166667" office:value-type="float" office:value="50.4898990202022" calcext:value-type="float">
            <text:p>50.4898990202022</text:p>
          </table:table-cell>
          <table:table-cell table:formula="of:=DEGREES(ATAN(ABS([.F798]-[.C798])/ABS([.E798]-[.B798])))" office:value-type="float" office:value="4.20696864066639" calcext:value-type="float">
            <text:p>4.20696864066639</text:p>
          </table:table-cell>
          <table:table-cell table:formula="of:=SQRT(POWER([.H798];2)+POWER([.I798];2)+POWER([.J798];2))" office:value-type="float" office:value="688.319613161317" calcext:value-type="float">
            <text:p>688.319613161317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72" calcext:value-type="float">
            <text:p>288.472</text:p>
          </table:table-cell>
          <table:table-cell office:value-type="float" office:value="42.1296" calcext:value-type="float">
            <text:p>42.1296</text:p>
          </table:table-cell>
          <table:table-cell office:value-type="float" office:value="75.3723" calcext:value-type="float">
            <text:p>75.3723</text:p>
          </table:table-cell>
          <table:table-cell office:value-type="float" office:value="276.546" calcext:value-type="float">
            <text:p>276.546</text:p>
          </table:table-cell>
          <table:table-cell office:value-type="float" office:value="43.2653" calcext:value-type="float">
            <text:p>43.2653</text:p>
          </table:table-cell>
          <table:table-cell/>
          <table:table-cell table:formula="of:=([.D799]-[.A799])/0.0166667" office:value-type="float" office:value="10.0859798280401" calcext:value-type="float">
            <text:p>10.0859798280401</text:p>
          </table:table-cell>
          <table:table-cell table:formula="of:=ABS([.E799]-[.B799])/0.0166667" office:value-type="float" office:value="715.558568882862" calcext:value-type="float">
            <text:p>715.558568882862</text:p>
          </table:table-cell>
          <table:table-cell table:formula="of:=([.F799]-[.C799])/0.0166667" office:value-type="float" office:value="68.1418637162726" calcext:value-type="float">
            <text:p>68.1418637162726</text:p>
          </table:table-cell>
          <table:table-cell table:formula="of:=DEGREES(ATAN(ABS([.F799]-[.C799])/ABS([.E799]-[.B799])))" office:value-type="float" office:value="5.43981057782153" calcext:value-type="float">
            <text:p>5.43981057782153</text:p>
          </table:table-cell>
          <table:table-cell table:formula="of:=SQRT(POWER([.H799];2)+POWER([.I799];2)+POWER([.J799];2))" office:value-type="float" office:value="718.866542608228" calcext:value-type="float">
            <text:p>718.866542608228</text:p>
          </table:table-cell>
        </table:table-row>
        <table:table-row table:style-name="ro1">
          <table:table-cell office:value-type="float" office:value="75.195" calcext:value-type="float">
            <text:p>75.195</text:p>
          </table:table-cell>
          <table:table-cell office:value-type="float" office:value="287.095" calcext:value-type="float">
            <text:p>287.095</text:p>
          </table:table-cell>
          <table:table-cell office:value-type="float" office:value="42.3471" calcext:value-type="float">
            <text:p>42.3471</text:p>
          </table:table-cell>
          <table:table-cell office:value-type="float" office:value="75.1122" calcext:value-type="float">
            <text:p>75.1122</text:p>
          </table:table-cell>
          <table:table-cell office:value-type="float" office:value="275.211" calcext:value-type="float">
            <text:p>275.211</text:p>
          </table:table-cell>
          <table:table-cell office:value-type="float" office:value="43.4808" calcext:value-type="float">
            <text:p>43.4808</text:p>
          </table:table-cell>
          <table:table-cell/>
          <table:table-cell table:formula="of:=([.D800]-[.A800])/0.0166667" office:value-type="float" office:value="-4.96799006401938" calcext:value-type="float">
            <text:p>-4.96799006401938</text:p>
          </table:table-cell>
          <table:table-cell table:formula="of:=ABS([.E800]-[.B800])/0.0166667" office:value-type="float" office:value="713.038573922853" calcext:value-type="float">
            <text:p>713.038573922853</text:p>
          </table:table-cell>
          <table:table-cell table:formula="of:=([.F800]-[.C800])/0.0166667" office:value-type="float" office:value="68.0218639562724" calcext:value-type="float">
            <text:p>68.0218639562724</text:p>
          </table:table-cell>
          <table:table-cell table:formula="of:=DEGREES(ATAN(ABS([.F800]-[.C800])/ABS([.E800]-[.B800])))" office:value-type="float" office:value="5.44936443295312" calcext:value-type="float">
            <text:p>5.44936443295312</text:p>
          </table:table-cell>
          <table:table-cell table:formula="of:=SQRT(POWER([.H800];2)+POWER([.I800];2)+POWER([.J800];2))" office:value-type="float" office:value="716.293000666136" calcext:value-type="float">
            <text:p>716.293000666136</text:p>
          </table:table-cell>
        </table:table-row>
        <table:table-row table:style-name="ro1">
          <table:table-cell office:value-type="float" office:value="75.6867" calcext:value-type="float">
            <text:p>75.6867</text:p>
          </table:table-cell>
          <table:table-cell office:value-type="float" office:value="284.518" calcext:value-type="float">
            <text:p>284.518</text:p>
          </table:table-cell>
          <table:table-cell office:value-type="float" office:value="42.2433" calcext:value-type="float">
            <text:p>42.2433</text:p>
          </table:table-cell>
          <table:table-cell office:value-type="float" office:value="75.8413" calcext:value-type="float">
            <text:p>75.8413</text:p>
          </table:table-cell>
          <table:table-cell office:value-type="float" office:value="272.783" calcext:value-type="float">
            <text:p>272.783</text:p>
          </table:table-cell>
          <table:table-cell office:value-type="float" office:value="43.3677" calcext:value-type="float">
            <text:p>43.3677</text:p>
          </table:table-cell>
          <table:table-cell/>
          <table:table-cell table:formula="of:=([.D801]-[.A801])/0.0166667" office:value-type="float" office:value="9.27598144803723" calcext:value-type="float">
            <text:p>9.27598144803723</text:p>
          </table:table-cell>
          <table:table-cell table:formula="of:=ABS([.E801]-[.B801])/0.0166667" office:value-type="float" office:value="704.098591802814" calcext:value-type="float">
            <text:p>704.098591802814</text:p>
          </table:table-cell>
          <table:table-cell table:formula="of:=([.F801]-[.C801])/0.0166667" office:value-type="float" office:value="67.4638650722699" calcext:value-type="float">
            <text:p>67.4638650722699</text:p>
          </table:table-cell>
          <table:table-cell table:formula="of:=DEGREES(ATAN(ABS([.F801]-[.C801])/ABS([.E801]-[.B801])))" office:value-type="float" office:value="5.47314043312472" calcext:value-type="float">
            <text:p>5.47314043312472</text:p>
          </table:table-cell>
          <table:table-cell table:formula="of:=SQRT(POWER([.H801];2)+POWER([.I801];2)+POWER([.J801];2))" office:value-type="float" office:value="707.384085134108" calcext:value-type="float">
            <text:p>707.384085134108</text:p>
          </table:table-cell>
        </table:table-row>
        <table:table-row table:style-name="ro1">
          <table:table-cell office:value-type="float" office:value="75.2042" calcext:value-type="float">
            <text:p>75.2042</text:p>
          </table:table-cell>
          <table:table-cell office:value-type="float" office:value="288.472" calcext:value-type="float">
            <text:p>288.472</text:p>
          </table:table-cell>
          <table:table-cell office:value-type="float" office:value="42.1296" calcext:value-type="float">
            <text:p>42.1296</text:p>
          </table:table-cell>
          <table:table-cell office:value-type="float" office:value="75.3723" calcext:value-type="float">
            <text:p>75.3723</text:p>
          </table:table-cell>
          <table:table-cell office:value-type="float" office:value="276.551" calcext:value-type="float">
            <text:p>276.551</text:p>
          </table:table-cell>
          <table:table-cell office:value-type="float" office:value="43.2645" calcext:value-type="float">
            <text:p>43.2645</text:p>
          </table:table-cell>
          <table:table-cell/>
          <table:table-cell table:formula="of:=([.D802]-[.A802])/0.0166667" office:value-type="float" office:value="10.0859798280401" calcext:value-type="float">
            <text:p>10.0859798280401</text:p>
          </table:table-cell>
          <table:table-cell table:formula="of:=ABS([.E802]-[.B802])/0.0166667" office:value-type="float" office:value="715.258569482861" calcext:value-type="float">
            <text:p>715.258569482861</text:p>
          </table:table-cell>
          <table:table-cell table:formula="of:=([.F802]-[.C802])/0.0166667" office:value-type="float" office:value="68.0938638122721" calcext:value-type="float">
            <text:p>68.0938638122721</text:p>
          </table:table-cell>
          <table:table-cell table:formula="of:=DEGREES(ATAN(ABS([.F802]-[.C802])/ABS([.E802]-[.B802])))" office:value-type="float" office:value="5.43826801951689" calcext:value-type="float">
            <text:p>5.43826801951689</text:p>
          </table:table-cell>
          <table:table-cell table:formula="of:=SQRT(POWER([.H802];2)+POWER([.I802];2)+POWER([.J802];2))" office:value-type="float" office:value="718.56337402949" calcext:value-type="float">
            <text:p>718.56337402949</text:p>
          </table:table-cell>
        </table:table-row>
        <table:table-row table:style-name="ro1">
          <table:table-cell office:value-type="float" office:value="74.6245" calcext:value-type="float">
            <text:p>74.6245</text:p>
          </table:table-cell>
          <table:table-cell office:value-type="float" office:value="277.895" calcext:value-type="float">
            <text:p>277.895</text:p>
          </table:table-cell>
          <table:table-cell office:value-type="float" office:value="42.5573" calcext:value-type="float">
            <text:p>42.5573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267.826" calcext:value-type="float">
            <text:p>267.826</text:p>
          </table:table-cell>
          <table:table-cell office:value-type="float" office:value="42.7086" calcext:value-type="float">
            <text:p>42.7086</text:p>
          </table:table-cell>
          <table:table-cell/>
          <table:table-cell table:formula="of:=([.D803]-[.A803])/0.0166667" office:value-type="float" office:value="-3.75599248801522" calcext:value-type="float">
            <text:p>-3.75599248801522</text:p>
          </table:table-cell>
          <table:table-cell table:formula="of:=ABS([.E803]-[.B803])/0.0166667" office:value-type="float" office:value="604.138791722414" calcext:value-type="float">
            <text:p>604.138791722414</text:p>
          </table:table-cell>
          <table:table-cell table:formula="of:=([.F803]-[.C803])/0.0166667" office:value-type="float" office:value="9.07798184403626" calcext:value-type="float">
            <text:p>9.07798184403626</text:p>
          </table:table-cell>
          <table:table-cell table:formula="of:=DEGREES(ATAN(ABS([.F803]-[.C803])/ABS([.E803]-[.B803])))" office:value-type="float" office:value="0.860879837257129" calcext:value-type="float">
            <text:p>0.860879837257129</text:p>
          </table:table-cell>
          <table:table-cell table:formula="of:=SQRT(POWER([.H803];2)+POWER([.I803];2)+POWER([.J803];2))" office:value-type="float" office:value="604.218666459213" calcext:value-type="float">
            <text:p>604.218666459213</text:p>
          </table:table-cell>
        </table:table-row>
        <table:table-row table:style-name="ro1">
          <table:table-cell office:value-type="float" office:value="74.895" calcext:value-type="float">
            <text:p>74.895</text:p>
          </table:table-cell>
          <table:table-cell office:value-type="float" office:value="280.419" calcext:value-type="float">
            <text:p>280.419</text:p>
          </table:table-cell>
          <table:table-cell office:value-type="float" office:value="42.9027" calcext:value-type="float">
            <text:p>42.9027</text:p>
          </table:table-cell>
          <table:table-cell office:value-type="float" office:value="75.0665" calcext:value-type="float">
            <text:p>75.0665</text:p>
          </table:table-cell>
          <table:table-cell office:value-type="float" office:value="268.961" calcext:value-type="float">
            <text:p>268.961</text:p>
          </table:table-cell>
          <table:table-cell office:value-type="float" office:value="43.499" calcext:value-type="float">
            <text:p>43.499</text:p>
          </table:table-cell>
          <table:table-cell/>
          <table:table-cell table:formula="of:=([.D804]-[.A804])/0.0166667" office:value-type="float" office:value="10.2899794200417" calcext:value-type="float">
            <text:p>10.2899794200417</text:p>
          </table:table-cell>
          <table:table-cell table:formula="of:=ABS([.E804]-[.B804])/0.0166667" office:value-type="float" office:value="687.478625042748" calcext:value-type="float">
            <text:p>687.478625042748</text:p>
          </table:table-cell>
          <table:table-cell table:formula="of:=([.F804]-[.C804])/0.0166667" office:value-type="float" office:value="35.7779284441431" calcext:value-type="float">
            <text:p>35.7779284441431</text:p>
          </table:table-cell>
          <table:table-cell table:formula="of:=DEGREES(ATAN(ABS([.F804]-[.C804])/ABS([.E804]-[.B804])))" office:value-type="float" office:value="2.97911318026457" calcext:value-type="float">
            <text:p>2.97911318026457</text:p>
          </table:table-cell>
          <table:table-cell table:formula="of:=SQRT(POWER([.H804];2)+POWER([.I804];2)+POWER([.J804];2))" office:value-type="float" office:value="688.485877655371" calcext:value-type="float">
            <text:p>688.485877655371</text:p>
          </table:table-cell>
        </table:table-row>
        <table:table-row table:style-name="ro1">
          <table:table-cell office:value-type="float" office:value="75.4007" calcext:value-type="float">
            <text:p>75.4007</text:p>
          </table:table-cell>
          <table:table-cell office:value-type="float" office:value="280.57" calcext:value-type="float">
            <text:p>280.57</text:p>
          </table:table-cell>
          <table:table-cell office:value-type="float" office:value="42.3716" calcext:value-type="float">
            <text:p>42.3716</text:p>
          </table:table-cell>
          <table:table-cell office:value-type="float" office:value="75.3126" calcext:value-type="float">
            <text:p>75.3126</text:p>
          </table:table-cell>
          <table:table-cell office:value-type="float" office:value="269.08" calcext:value-type="float">
            <text:p>269.08</text:p>
          </table:table-cell>
          <table:table-cell office:value-type="float" office:value="42.9868" calcext:value-type="float">
            <text:p>42.9868</text:p>
          </table:table-cell>
          <table:table-cell/>
          <table:table-cell table:formula="of:=([.D805]-[.A805])/0.0166667" office:value-type="float" office:value="-5.28598942802098" calcext:value-type="float">
            <text:p>-5.28598942802098</text:p>
          </table:table-cell>
          <table:table-cell table:formula="of:=ABS([.E805]-[.B805])/0.0166667" office:value-type="float" office:value="689.398621202758" calcext:value-type="float">
            <text:p>689.398621202758</text:p>
          </table:table-cell>
          <table:table-cell table:formula="of:=([.F805]-[.C805])/0.0166667" office:value-type="float" office:value="36.9119261761477" calcext:value-type="float">
            <text:p>36.9119261761477</text:p>
          </table:table-cell>
          <table:table-cell table:formula="of:=DEGREES(ATAN(ABS([.F805]-[.C805])/ABS([.E805]-[.B805])))" office:value-type="float" office:value="3.06481622374773" calcext:value-type="float">
            <text:p>3.06481622374773</text:p>
          </table:table-cell>
          <table:table-cell table:formula="of:=SQRT(POWER([.H805];2)+POWER([.I805];2)+POWER([.J805];2))" office:value-type="float" office:value="690.406323040665" calcext:value-type="float">
            <text:p>690.406323040665</text:p>
          </table:table-cell>
        </table:table-row>
        <table:table-row table:style-name="ro1">
          <table:table-cell office:value-type="float" office:value="75.2311" calcext:value-type="float">
            <text:p>75.2311</text:p>
          </table:table-cell>
          <table:table-cell office:value-type="float" office:value="292.762" calcext:value-type="float">
            <text:p>292.762</text:p>
          </table:table-cell>
          <table:table-cell office:value-type="float" office:value="40.9363" calcext:value-type="float">
            <text:p>40.9363</text:p>
          </table:table-cell>
          <table:table-cell office:value-type="float" office:value="75.3791" calcext:value-type="float">
            <text:p>75.3791</text:p>
          </table:table-cell>
          <table:table-cell office:value-type="float" office:value="278.103" calcext:value-type="float">
            <text:p>278.103</text:p>
          </table:table-cell>
          <table:table-cell office:value-type="float" office:value="41.7665" calcext:value-type="float">
            <text:p>41.7665</text:p>
          </table:table-cell>
          <table:table-cell/>
          <table:table-cell table:formula="of:=([.D806]-[.A806])/0.0166667" office:value-type="float" office:value="8.87998224003529" calcext:value-type="float">
            <text:p>8.87998224003529</text:p>
          </table:table-cell>
          <table:table-cell table:formula="of:=ABS([.E806]-[.B806])/0.0166667" office:value-type="float" office:value="879.538240923518" calcext:value-type="float">
            <text:p>879.538240923518</text:p>
          </table:table-cell>
          <table:table-cell table:formula="of:=([.F806]-[.C806])/0.0166667" office:value-type="float" office:value="49.8119003761991" calcext:value-type="float">
            <text:p>49.8119003761991</text:p>
          </table:table-cell>
          <table:table-cell table:formula="of:=DEGREES(ATAN(ABS([.F806]-[.C806])/ABS([.E806]-[.B806])))" office:value-type="float" office:value="3.24143515607461" calcext:value-type="float">
            <text:p>3.24143515607461</text:p>
          </table:table-cell>
          <table:table-cell table:formula="of:=SQRT(POWER([.H806];2)+POWER([.I806];2)+POWER([.J806];2))" office:value-type="float" office:value="880.992393128628" calcext:value-type="float">
            <text:p>880.992393128628</text:p>
          </table:table-cell>
        </table:table-row>
        <table:table-row table:style-name="ro1">
          <table:table-cell office:value-type="float" office:value="74.9722" calcext:value-type="float">
            <text:p>74.9722</text:p>
          </table:table-cell>
          <table:table-cell office:value-type="float" office:value="292.621" calcext:value-type="float">
            <text:p>292.621</text:p>
          </table:table-cell>
          <table:table-cell office:value-type="float" office:value="41.4765" calcext:value-type="float">
            <text:p>41.4765</text:p>
          </table:table-cell>
          <table:table-cell office:value-type="float" office:value="74.886" calcext:value-type="float">
            <text:p>74.886</text:p>
          </table:table-cell>
          <table:table-cell office:value-type="float" office:value="279.124" calcext:value-type="float">
            <text:p>279.124</text:p>
          </table:table-cell>
          <table:table-cell office:value-type="float" office:value="42.8583" calcext:value-type="float">
            <text:p>42.8583</text:p>
          </table:table-cell>
          <table:table-cell/>
          <table:table-cell table:formula="of:=([.D807]-[.A807])/0.0166667" office:value-type="float" office:value="-5.171989656021" calcext:value-type="float">
            <text:p>-5.171989656021</text:p>
          </table:table-cell>
          <table:table-cell table:formula="of:=ABS([.E807]-[.B807])/0.0166667" office:value-type="float" office:value="809.818380363237" calcext:value-type="float">
            <text:p>809.818380363237</text:p>
          </table:table-cell>
          <table:table-cell table:formula="of:=([.F807]-[.C807])/0.0166667" office:value-type="float" office:value="82.9078341843315" calcext:value-type="float">
            <text:p>82.9078341843315</text:p>
          </table:table-cell>
          <table:table-cell table:formula="of:=DEGREES(ATAN(ABS([.F807]-[.C807])/ABS([.E807]-[.B807])))" office:value-type="float" office:value="5.84547886138488" calcext:value-type="float">
            <text:p>5.84547886138488</text:p>
          </table:table-cell>
          <table:table-cell table:formula="of:=SQRT(POWER([.H807];2)+POWER([.I807];2)+POWER([.J807];2))" office:value-type="float" office:value="814.067729135773" calcext:value-type="float">
            <text:p>814.067729135773</text:p>
          </table:table-cell>
        </table:table-row>
        <table:table-row table:style-name="ro1">
          <table:table-cell office:value-type="float" office:value="75.1736" calcext:value-type="float">
            <text:p>75.1736</text:p>
          </table:table-cell>
          <table:table-cell office:value-type="float" office:value="284.631" calcext:value-type="float">
            <text:p>284.631</text:p>
          </table:table-cell>
          <table:table-cell office:value-type="float" office:value="41.4698" calcext:value-type="float">
            <text:p>41.4698</text:p>
          </table:table-cell>
          <table:table-cell office:value-type="float" office:value="75.0904" calcext:value-type="float">
            <text:p>75.0904</text:p>
          </table:table-cell>
          <table:table-cell office:value-type="float" office:value="272.951" calcext:value-type="float">
            <text:p>272.951</text:p>
          </table:table-cell>
          <table:table-cell office:value-type="float" office:value="42.1106" calcext:value-type="float">
            <text:p>42.1106</text:p>
          </table:table-cell>
          <table:table-cell/>
          <table:table-cell table:formula="of:=([.D808]-[.A808])/0.0166667" office:value-type="float" office:value="-4.99199001601942" calcext:value-type="float">
            <text:p>-4.99199001601942</text:p>
          </table:table-cell>
          <table:table-cell table:formula="of:=ABS([.E808]-[.B808])/0.0166667" office:value-type="float" office:value="700.7985984028" calcext:value-type="float">
            <text:p>700.7985984028</text:p>
          </table:table-cell>
          <table:table-cell table:formula="of:=([.F808]-[.C808])/0.0166667" office:value-type="float" office:value="38.4479231041537" calcext:value-type="float">
            <text:p>38.4479231041537</text:p>
          </table:table-cell>
          <table:table-cell table:formula="of:=DEGREES(ATAN(ABS([.F808]-[.C808])/ABS([.E808]-[.B808])))" office:value-type="float" office:value="3.14027097473814" calcext:value-type="float">
            <text:p>3.14027097473814</text:p>
          </table:table-cell>
          <table:table-cell table:formula="of:=SQRT(POWER([.H808];2)+POWER([.I808];2)+POWER([.J808];2))" office:value-type="float" office:value="701.870243192196" calcext:value-type="float">
            <text:p>701.870243192196</text:p>
          </table:table-cell>
        </table:table-row>
        <table:table-row table:style-name="ro1">
          <table:table-cell office:value-type="float" office:value="75.176" calcext:value-type="float">
            <text:p>75.176</text:p>
          </table:table-cell>
          <table:table-cell office:value-type="float" office:value="284.422" calcext:value-type="float">
            <text:p>284.422</text:p>
          </table:table-cell>
          <table:table-cell office:value-type="float" office:value="42.5165" calcext:value-type="float">
            <text:p>42.5165</text:p>
          </table:table-cell>
          <table:table-cell office:value-type="float" office:value="75.0843" calcext:value-type="float">
            <text:p>75.0843</text:p>
          </table:table-cell>
          <table:table-cell office:value-type="float" office:value="271.468" calcext:value-type="float">
            <text:p>271.468</text:p>
          </table:table-cell>
          <table:table-cell office:value-type="float" office:value="43.3397" calcext:value-type="float">
            <text:p>43.3397</text:p>
          </table:table-cell>
          <table:table-cell/>
          <table:table-cell table:formula="of:=([.D809]-[.A809])/0.0166667" office:value-type="float" office:value="-5.50198899602219" calcext:value-type="float">
            <text:p>-5.50198899602219</text:p>
          </table:table-cell>
          <table:table-cell table:formula="of:=ABS([.E809]-[.B809])/0.0166667" office:value-type="float" office:value="777.238445523109" calcext:value-type="float">
            <text:p>777.238445523109</text:p>
          </table:table-cell>
          <table:table-cell table:formula="of:=([.F809]-[.C809])/0.0166667" office:value-type="float" office:value="49.3919012161976" calcext:value-type="float">
            <text:p>49.3919012161976</text:p>
          </table:table-cell>
          <table:table-cell table:formula="of:=DEGREES(ATAN(ABS([.F809]-[.C809])/ABS([.E809]-[.B809])))" office:value-type="float" office:value="3.63613929712013" calcext:value-type="float">
            <text:p>3.63613929712013</text:p>
          </table:table-cell>
          <table:table-cell table:formula="of:=SQRT(POWER([.H809];2)+POWER([.I809];2)+POWER([.J809];2))" office:value-type="float" office:value="778.825675609018" calcext:value-type="float">
            <text:p>778.825675609018</text:p>
          </table:table-cell>
        </table:table-row>
        <table:table-row table:style-name="ro1">
          <table:table-cell office:value-type="float" office:value="75.461" calcext:value-type="float">
            <text:p>75.461</text:p>
          </table:table-cell>
          <table:table-cell office:value-type="float" office:value="288.61" calcext:value-type="float">
            <text:p>288.61</text:p>
          </table:table-cell>
          <table:table-cell office:value-type="float" office:value="41.5946" calcext:value-type="float">
            <text:p>41.5946</text:p>
          </table:table-cell>
          <table:table-cell office:value-type="float" office:value="75.3707" calcext:value-type="float">
            <text:p>75.3707</text:p>
          </table:table-cell>
          <table:table-cell office:value-type="float" office:value="276.698" calcext:value-type="float">
            <text:p>276.698</text:p>
          </table:table-cell>
          <table:table-cell office:value-type="float" office:value="42.4935" calcext:value-type="float">
            <text:p>42.4935</text:p>
          </table:table-cell>
          <table:table-cell/>
          <table:table-cell table:formula="of:=([.D810]-[.A810])/0.0166667" office:value-type="float" office:value="-5.41798916402162" calcext:value-type="float">
            <text:p>-5.41798916402162</text:p>
          </table:table-cell>
          <table:table-cell table:formula="of:=ABS([.E810]-[.B810])/0.0166667" office:value-type="float" office:value="714.718570562861" calcext:value-type="float">
            <text:p>714.718570562861</text:p>
          </table:table-cell>
          <table:table-cell table:formula="of:=([.F810]-[.C810])/0.0166667" office:value-type="float" office:value="53.9338921322156" calcext:value-type="float">
            <text:p>53.9338921322156</text:p>
          </table:table-cell>
          <table:table-cell table:formula="of:=DEGREES(ATAN(ABS([.F810]-[.C810])/ABS([.E810]-[.B810])))" office:value-type="float" office:value="4.31545901231153" calcext:value-type="float">
            <text:p>4.31545901231153</text:p>
          </table:table-cell>
          <table:table-cell table:formula="of:=SQRT(POWER([.H810];2)+POWER([.I810];2)+POWER([.J810];2))" office:value-type="float" office:value="716.771131139173" calcext:value-type="float">
            <text:p>716.771131139173</text:p>
          </table:table-cell>
        </table:table-row>
        <table:table-row table:style-name="ro1">
          <table:table-cell office:value-type="float" office:value="74.8867" calcext:value-type="float">
            <text:p>74.8867</text:p>
          </table:table-cell>
          <table:table-cell office:value-type="float" office:value="279.081" calcext:value-type="float">
            <text:p>279.081</text:p>
          </table:table-cell>
          <table:table-cell office:value-type="float" office:value="43.1155" calcext:value-type="float">
            <text:p>43.1155</text:p>
          </table:table-cell>
          <table:table-cell office:value-type="float" office:value="74.82" calcext:value-type="float">
            <text:p>74.82</text:p>
          </table:table-cell>
          <table:table-cell office:value-type="float" office:value="268.886" calcext:value-type="float">
            <text:p>268.886</text:p>
          </table:table-cell>
          <table:table-cell office:value-type="float" office:value="43.7585" calcext:value-type="float">
            <text:p>43.7585</text:p>
          </table:table-cell>
          <table:table-cell/>
          <table:table-cell table:formula="of:=([.D811]-[.A811])/0.0166667" office:value-type="float" office:value="-4.0019919960167" calcext:value-type="float">
            <text:p>-4.0019919960167</text:p>
          </table:table-cell>
          <table:table-cell table:formula="of:=ABS([.E811]-[.B811])/0.0166667" office:value-type="float" office:value="611.698776602446" calcext:value-type="float">
            <text:p>611.698776602446</text:p>
          </table:table-cell>
          <table:table-cell table:formula="of:=([.F811]-[.C811])/0.0166667" office:value-type="float" office:value="38.5799228401544" calcext:value-type="float">
            <text:p>38.5799228401544</text:p>
          </table:table-cell>
          <table:table-cell table:formula="of:=DEGREES(ATAN(ABS([.F811]-[.C811])/ABS([.E811]-[.B811])))" office:value-type="float" office:value="3.60887229212086" calcext:value-type="float">
            <text:p>3.60887229212086</text:p>
          </table:table-cell>
          <table:table-cell table:formula="of:=SQRT(POWER([.H811];2)+POWER([.I811];2)+POWER([.J811];2))" office:value-type="float" office:value="612.927254805346" calcext:value-type="float">
            <text:p>612.927254805346</text:p>
          </table:table-cell>
        </table:table-row>
        <table:table-row table:style-name="ro1">
          <table:table-cell office:value-type="float" office:value="75.3723" calcext:value-type="float">
            <text:p>75.3723</text:p>
          </table:table-cell>
          <table:table-cell office:value-type="float" office:value="276.546" calcext:value-type="float">
            <text:p>276.546</text:p>
          </table:table-cell>
          <table:table-cell office:value-type="float" office:value="43.2653" calcext:value-type="float">
            <text:p>43.2653</text:p>
          </table:table-cell>
          <table:table-cell office:value-type="float" office:value="75.2856" calcext:value-type="float">
            <text:p>75.2856</text:p>
          </table:table-cell>
          <table:table-cell office:value-type="float" office:value="265.24" calcext:value-type="float">
            <text:p>265.24</text:p>
          </table:table-cell>
          <table:table-cell office:value-type="float" office:value="43.856" calcext:value-type="float">
            <text:p>43.856</text:p>
          </table:table-cell>
          <table:table-cell/>
          <table:table-cell table:formula="of:=([.D812]-[.A812])/0.0166667" office:value-type="float" office:value="-5.20198959602041" calcext:value-type="float">
            <text:p>-5.20198959602041</text:p>
          </table:table-cell>
          <table:table-cell table:formula="of:=ABS([.E812]-[.B812])/0.0166667" office:value-type="float" office:value="678.358643282713" calcext:value-type="float">
            <text:p>678.358643282713</text:p>
          </table:table-cell>
          <table:table-cell table:formula="of:=([.F812]-[.C812])/0.0166667" office:value-type="float" office:value="35.4419291161417" calcext:value-type="float">
            <text:p>35.4419291161417</text:p>
          </table:table-cell>
          <table:table-cell table:formula="of:=DEGREES(ATAN(ABS([.F812]-[.C812])/ABS([.E812]-[.B812])))" office:value-type="float" office:value="2.99079002347415" calcext:value-type="float">
            <text:p>2.99079002347415</text:p>
          </table:table-cell>
          <table:table-cell table:formula="of:=SQRT(POWER([.H812];2)+POWER([.I812];2)+POWER([.J812];2))" office:value-type="float" office:value="679.303790620657" calcext:value-type="float">
            <text:p>679.303790620657</text:p>
          </table:table-cell>
        </table:table-row>
        <table:table-row table:style-name="ro1">
          <table:table-cell office:value-type="float" office:value="75.1938" calcext:value-type="float">
            <text:p>75.1938</text:p>
          </table:table-cell>
          <table:table-cell office:value-type="float" office:value="287.216" calcext:value-type="float">
            <text:p>287.216</text:p>
          </table:table-cell>
          <table:table-cell office:value-type="float" office:value="41.8189" calcext:value-type="float">
            <text:p>41.8189</text:p>
          </table:table-cell>
          <table:table-cell office:value-type="float" office:value="75.3512" calcext:value-type="float">
            <text:p>75.3512</text:p>
          </table:table-cell>
          <table:table-cell office:value-type="float" office:value="274.138" calcext:value-type="float">
            <text:p>274.138</text:p>
          </table:table-cell>
          <table:table-cell office:value-type="float" office:value="42.6587" calcext:value-type="float">
            <text:p>42.6587</text:p>
          </table:table-cell>
          <table:table-cell/>
          <table:table-cell table:formula="of:=([.D813]-[.A813])/0.0166667" office:value-type="float" office:value="9.44398111203836" calcext:value-type="float">
            <text:p>9.44398111203836</text:p>
          </table:table-cell>
          <table:table-cell table:formula="of:=ABS([.E813]-[.B813])/0.0166667" office:value-type="float" office:value="784.678430643141" calcext:value-type="float">
            <text:p>784.678430643141</text:p>
          </table:table-cell>
          <table:table-cell table:formula="of:=([.F813]-[.C813])/0.0166667" office:value-type="float" office:value="50.3878992242018" calcext:value-type="float">
            <text:p>50.3878992242018</text:p>
          </table:table-cell>
          <table:table-cell table:formula="of:=DEGREES(ATAN(ABS([.F813]-[.C813])/ABS([.E813]-[.B813])))" office:value-type="float" office:value="3.67418729983115" calcext:value-type="float">
            <text:p>3.67418729983115</text:p>
          </table:table-cell>
          <table:table-cell table:formula="of:=SQRT(POWER([.H813];2)+POWER([.I813];2)+POWER([.J813];2))" office:value-type="float" office:value="786.35130106337" calcext:value-type="float">
            <text:p>786.35130106337</text:p>
          </table:table-cell>
        </table:table-row>
        <table:table-row table:style-name="ro1">
          <table:table-cell office:value-type="float" office:value="75.6757" calcext:value-type="float">
            <text:p>75.6757</text:p>
          </table:table-cell>
          <table:table-cell office:value-type="float" office:value="283.225" calcext:value-type="float">
            <text:p>283.225</text:p>
          </table:table-cell>
          <table:table-cell office:value-type="float" office:value="42.1965" calcext:value-type="float">
            <text:p>42.1965</text:p>
          </table:table-cell>
          <table:table-cell office:value-type="float" office:value="76.0897" calcext:value-type="float">
            <text:p>76.0897</text:p>
          </table:table-cell>
          <table:table-cell office:value-type="float" office:value="272.959" calcext:value-type="float">
            <text:p>272.959</text:p>
          </table:table-cell>
          <table:table-cell office:value-type="float" office:value="42.5951" calcext:value-type="float">
            <text:p>42.5951</text:p>
          </table:table-cell>
          <table:table-cell/>
          <table:table-cell table:formula="of:=([.D814]-[.A814])/0.0166667" office:value-type="float" office:value="24.8399503200986" calcext:value-type="float">
            <text:p>24.8399503200986</text:p>
          </table:table-cell>
          <table:table-cell table:formula="of:=ABS([.E814]-[.B814])/0.0166667" office:value-type="float" office:value="615.958768082465" calcext:value-type="float">
            <text:p>615.958768082465</text:p>
          </table:table-cell>
          <table:table-cell table:formula="of:=([.F814]-[.C814])/0.0166667" office:value-type="float" office:value="23.9159521680958" calcext:value-type="float">
            <text:p>23.9159521680958</text:p>
          </table:table-cell>
          <table:table-cell table:formula="of:=DEGREES(ATAN(ABS([.F814]-[.C814])/ABS([.E814]-[.B814])))" office:value-type="float" office:value="2.22351758716191" calcext:value-type="float">
            <text:p>2.22351758716191</text:p>
          </table:table-cell>
          <table:table-cell table:formula="of:=SQRT(POWER([.H814];2)+POWER([.I814];2)+POWER([.J814];2))" office:value-type="float" office:value="616.923171778853" calcext:value-type="float">
            <text:p>616.923171778853</text:p>
          </table:table-cell>
        </table:table-row>
        <table:table-row table:style-name="ro1">
          <table:table-cell office:value-type="float" office:value="75.195" calcext:value-type="float">
            <text:p>75.195</text:p>
          </table:table-cell>
          <table:table-cell office:value-type="float" office:value="287.095" calcext:value-type="float">
            <text:p>287.095</text:p>
          </table:table-cell>
          <table:table-cell office:value-type="float" office:value="42.3471" calcext:value-type="float">
            <text:p>42.3471</text:p>
          </table:table-cell>
          <table:table-cell office:value-type="float" office:value="75.3622" calcext:value-type="float">
            <text:p>75.3622</text:p>
          </table:table-cell>
          <table:table-cell office:value-type="float" office:value="275.277" calcext:value-type="float">
            <text:p>275.277</text:p>
          </table:table-cell>
          <table:table-cell office:value-type="float" office:value="43.2196" calcext:value-type="float">
            <text:p>43.2196</text:p>
          </table:table-cell>
          <table:table-cell/>
          <table:table-cell table:formula="of:=([.D815]-[.A815])/0.0166667" office:value-type="float" office:value="10.0319799360406" calcext:value-type="float">
            <text:p>10.0319799360406</text:p>
          </table:table-cell>
          <table:table-cell table:formula="of:=ABS([.E815]-[.B815])/0.0166667" office:value-type="float" office:value="709.078581842839" calcext:value-type="float">
            <text:p>709.078581842839</text:p>
          </table:table-cell>
          <table:table-cell table:formula="of:=([.F815]-[.C815])/0.0166667" office:value-type="float" office:value="52.3498953002095" calcext:value-type="float">
            <text:p>52.3498953002095</text:p>
          </table:table-cell>
          <table:table-cell table:formula="of:=DEGREES(ATAN(ABS([.F815]-[.C815])/ABS([.E815]-[.B815])))" office:value-type="float" office:value="4.22237583392759" calcext:value-type="float">
            <text:p>4.22237583392759</text:p>
          </table:table-cell>
          <table:table-cell table:formula="of:=SQRT(POWER([.H815];2)+POWER([.I815];2)+POWER([.J815];2))" office:value-type="float" office:value="711.079170970175" calcext:value-type="float">
            <text:p>711.079170970175</text:p>
          </table:table-cell>
        </table:table-row>
        <table:table-row table:style-name="ro1">
          <table:table-cell office:value-type="float" office:value="75.3728" calcext:value-type="float">
            <text:p>75.3728</text:p>
          </table:table-cell>
          <table:table-cell office:value-type="float" office:value="276.494" calcext:value-type="float">
            <text:p>276.494</text:p>
          </table:table-cell>
          <table:table-cell office:value-type="float" office:value="43.5225" calcext:value-type="float">
            <text:p>43.5225</text:p>
          </table:table-cell>
          <table:table-cell office:value-type="float" office:value="75.2862" calcext:value-type="float">
            <text:p>75.2862</text:p>
          </table:table-cell>
          <table:table-cell office:value-type="float" office:value="265.193" calcext:value-type="float">
            <text:p>265.193</text:p>
          </table:table-cell>
          <table:table-cell office:value-type="float" office:value="44.1068" calcext:value-type="float">
            <text:p>44.1068</text:p>
          </table:table-cell>
          <table:table-cell/>
          <table:table-cell table:formula="of:=([.D816]-[.A816])/0.0166667" office:value-type="float" office:value="-5.19598960802104" calcext:value-type="float">
            <text:p>-5.19598960802104</text:p>
          </table:table-cell>
          <table:table-cell table:formula="of:=ABS([.E816]-[.B816])/0.0166667" office:value-type="float" office:value="678.058643882715" calcext:value-type="float">
            <text:p>678.058643882715</text:p>
          </table:table-cell>
          <table:table-cell table:formula="of:=([.F816]-[.C816])/0.0166667" office:value-type="float" office:value="35.0579298841402" calcext:value-type="float">
            <text:p>35.0579298841402</text:p>
          </table:table-cell>
          <table:table-cell table:formula="of:=DEGREES(ATAN(ABS([.F816]-[.C816])/ABS([.E816]-[.B816])))" office:value-type="float" office:value="2.95975048340647" calcext:value-type="float">
            <text:p>2.95975048340647</text:p>
          </table:table-cell>
          <table:table-cell table:formula="of:=SQRT(POWER([.H816];2)+POWER([.I816];2)+POWER([.J816];2))" office:value-type="float" office:value="678.984227578104" calcext:value-type="float">
            <text:p>678.984227578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32:23.537441316</dc:date>
    <meta:editing-duration>PT39S</meta:editing-duration>
    <meta:editing-cycles>2</meta:editing-cycles>
    <meta:document-statistic meta:table-count="1" meta:cell-count="8976" meta:object-count="0"/>
  </office:meta>
</office:document-meta>
</file>